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4"/>
    <style:style style:name="ce4" style:family="table-cell" style:parent-style-name="Default" style:data-style-name="N115"/>
    <style:style style:name="ce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000000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 table:print-ranges="Лист1.G2:Лист1.G2"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общ.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 частота</text:p>
          </table:table-cell>
          <table:table-cell/>
          <table:table-cell>
            <draw:frame table:end-cell-address="Лист1.R21" table:end-x="0.268cm" table:end-y="0.015cm" draw:z-index="0" draw:style-name="gr1" draw:text-style-name="P1" svg:width="15.999cm" svg:height="11.116cm" svg:x="0.073cm" svg:y="0.047cm">
              <draw:object draw:notify-on-update-of-ranges="Лист1.G2:Лист1.G13 Лист1.I2:Лист1.I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9+2*RAND()" office:value-type="float" office:value="9.78796629863791" calcext:value-type="float">
            <text:p>9,7880</text:p>
          </table:table-cell>
          <table:table-cell table:formula="of:=NORMINV(RAND();30;5)" office:value-type="float" office:value="26.8999354147442" calcext:value-type="float">
            <text:p>26,8999</text:p>
          </table:table-cell>
          <table:table-cell table:formula="of:=40+20*RAND()" office:value-type="float" office:value="49.6091676573269" calcext:value-type="float">
            <text:p>49,6092</text:p>
          </table:table-cell>
          <table:table-cell table:formula="of:=([.C2]*[.D2]+[.B2]*[.D2]+[.B2]*[.C2])/([.B2]*[.C2]*[.D2])" office:value-type="float" office:value="0.159498644229403" calcext:value-type="float">
            <text:p>0,1595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9" calcext:value-type="float">
            <text:p>9</text:p>
          </table:table-cell>
          <table:table-cell table:number-matrix-columns-spanned="1" table:number-matrix-rows-spanned="12" table:formula="of:=FREQUENCY([.B2:.B1501];[.H2:.H1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+2*RAND()" office:value-type="float" office:value="9.05367091321386" calcext:value-type="float">
            <text:p>9,0537</text:p>
          </table:table-cell>
          <table:table-cell table:formula="of:=NORMINV(RAND();30;5)" office:value-type="float" office:value="35.4335302950469" calcext:value-type="float">
            <text:p>35,4335</text:p>
          </table:table-cell>
          <table:table-cell table:formula="of:=40+20*RAND()" office:value-type="float" office:value="44.9734216765501" calcext:value-type="float">
            <text:p>44,9734</text:p>
          </table:table-cell>
          <table:table-cell table:formula="of:=([.C3]*[.D3]+[.B3]*[.D3]+[.B3]*[.C3])/([.B3]*[.C3]*[.D3])" office:value-type="float" office:value="0.160909646586587" calcext:value-type="float">
            <text:p>0,1609</text:p>
          </table:table-cell>
          <table:table-cell/>
          <table:table-cell office:value-type="float" office:value="9.1" calcext:value-type="float">
            <text:p>9,1</text:p>
          </table:table-cell>
          <table:table-cell office:value-type="float" office:value="9.2" calcext:value-type="float">
            <text:p>9,2</text:p>
          </table:table-cell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9+2*RAND()" office:value-type="float" office:value="9.75759952538647" calcext:value-type="float">
            <text:p>9,7576</text:p>
          </table:table-cell>
          <table:table-cell table:formula="of:=NORMINV(RAND();30;5)" office:value-type="float" office:value="20.9005565860373" calcext:value-type="float">
            <text:p>20,9006</text:p>
          </table:table-cell>
          <table:table-cell table:formula="of:=40+20*RAND()" office:value-type="float" office:value="57.9925815551542" calcext:value-type="float">
            <text:p>57,9926</text:p>
          </table:table-cell>
          <table:table-cell table:formula="of:=([.C4]*[.D4]+[.B4]*[.D4]+[.B4]*[.C4])/([.B4]*[.C4]*[.D4])" office:value-type="float" office:value="0.167573423032851" calcext:value-type="float">
            <text:p>0,1676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9.4" calcext:value-type="float">
            <text:p>9,4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+2*RAND()" office:value-type="float" office:value="9.34141725231893" calcext:value-type="float">
            <text:p>9,3414</text:p>
          </table:table-cell>
          <table:table-cell table:formula="of:=NORMINV(RAND();30;5)" office:value-type="float" office:value="26.9014337964766" calcext:value-type="float">
            <text:p>26,9014</text:p>
          </table:table-cell>
          <table:table-cell table:formula="of:=40+20*RAND()" office:value-type="float" office:value="45.8596271299757" calcext:value-type="float">
            <text:p>45,8596</text:p>
          </table:table-cell>
          <table:table-cell table:formula="of:=([.C5]*[.D5]+[.B5]*[.D5]+[.B5]*[.C5])/([.B5]*[.C5]*[.D5])" office:value-type="float" office:value="0.166028549484475" calcext:value-type="float">
            <text:p>0,1660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9.6" calcext:value-type="float">
            <text:p>9,6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9+2*RAND()" office:value-type="float" office:value="10.3132339844015" calcext:value-type="float">
            <text:p>10,3132</text:p>
          </table:table-cell>
          <table:table-cell table:formula="of:=NORMINV(RAND();30;5)" office:value-type="float" office:value="18.0880819870255" calcext:value-type="float">
            <text:p>18,0881</text:p>
          </table:table-cell>
          <table:table-cell table:formula="of:=40+20*RAND()" office:value-type="float" office:value="45.5255559994839" calcext:value-type="float">
            <text:p>45,5256</text:p>
          </table:table-cell>
          <table:table-cell table:formula="of:=([.C6]*[.D6]+[.B6]*[.D6]+[.B6]*[.C6])/([.B6]*[.C6]*[.D6])" office:value-type="float" office:value="0.174213501635437" calcext:value-type="float">
            <text:p>0,1742</text:p>
          </table:table-cell>
          <table:table-cell/>
          <table:table-cell office:value-type="float" office:value="9.7" calcext:value-type="float">
            <text:p>9,7</text:p>
          </table:table-cell>
          <table:table-cell office:value-type="float" office:value="9.8" calcext:value-type="float">
            <text:p>9,8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+2*RAND()" office:value-type="float" office:value="9.95142082008533" calcext:value-type="float">
            <text:p>9,9514</text:p>
          </table:table-cell>
          <table:table-cell table:formula="of:=NORMINV(RAND();30;5)" office:value-type="float" office:value="33.7021145432009" calcext:value-type="float">
            <text:p>33,7021</text:p>
          </table:table-cell>
          <table:table-cell table:formula="of:=40+20*RAND()" office:value-type="float" office:value="51.7281506047584" calcext:value-type="float">
            <text:p>51,7282</text:p>
          </table:table-cell>
          <table:table-cell table:formula="of:=([.C7]*[.D7]+[.B7]*[.D7]+[.B7]*[.C7])/([.B7]*[.C7]*[.D7])" office:value-type="float" office:value="0.149491725577143" calcext:value-type="float">
            <text:p>0,1495</text:p>
          </table:table-cell>
          <table:table-cell/>
          <table:table-cell office:value-type="float" office:value="9.9" calcext:value-type="float">
            <text:p>9,9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9+2*RAND()" office:value-type="float" office:value="9.63072592369281" calcext:value-type="float">
            <text:p>9,6307</text:p>
          </table:table-cell>
          <table:table-cell table:formula="of:=NORMINV(RAND();30;5)" office:value-type="float" office:value="28.6150066716786" calcext:value-type="float">
            <text:p>28,6150</text:p>
          </table:table-cell>
          <table:table-cell table:formula="of:=40+20*RAND()" office:value-type="float" office:value="52.3141564126127" calcext:value-type="float">
            <text:p>52,3142</text:p>
          </table:table-cell>
          <table:table-cell table:formula="of:=([.C8]*[.D8]+[.B8]*[.D8]+[.B8]*[.C8])/([.B8]*[.C8]*[.D8])" office:value-type="float" office:value="0.157896315676863" calcext:value-type="float">
            <text:p>0,1579</text:p>
          </table:table-cell>
          <table:table-cell/>
          <table:table-cell office:value-type="float" office:value="10.1" calcext:value-type="float">
            <text:p>10,1</text:p>
          </table:table-cell>
          <table:table-cell office:value-type="float" office:value="10.2" calcext:value-type="float">
            <text:p>10,2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+2*RAND()" office:value-type="float" office:value="10.0961592865642" calcext:value-type="float">
            <text:p>10,0962</text:p>
          </table:table-cell>
          <table:table-cell table:formula="of:=NORMINV(RAND();30;5)" office:value-type="float" office:value="31.4555985438854" calcext:value-type="float">
            <text:p>31,4556</text:p>
          </table:table-cell>
          <table:table-cell table:formula="of:=40+20*RAND()" office:value-type="float" office:value="53.2435838901438" calcext:value-type="float">
            <text:p>53,2436</text:p>
          </table:table-cell>
          <table:table-cell table:formula="of:=([.C9]*[.D9]+[.B9]*[.D9]+[.B9]*[.C9])/([.B9]*[.C9]*[.D9])" office:value-type="float" office:value="0.149620014565636" calcext:value-type="float">
            <text:p>0,1496</text:p>
          </table:table-cell>
          <table:table-cell/>
          <table:table-cell office:value-type="float" office:value="10.3" calcext:value-type="float">
            <text:p>10,3</text:p>
          </table:table-cell>
          <table:table-cell office:value-type="float" office:value="10.4" calcext:value-type="float">
            <text:p>10,4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9+2*RAND()" office:value-type="float" office:value="9.09571020654403" calcext:value-type="float">
            <text:p>9,0957</text:p>
          </table:table-cell>
          <table:table-cell table:formula="of:=NORMINV(RAND();30;5)" office:value-type="float" office:value="28.8007322724163" calcext:value-type="float">
            <text:p>28,8007</text:p>
          </table:table-cell>
          <table:table-cell table:formula="of:=40+20*RAND()" office:value-type="float" office:value="55.1866101822816" calcext:value-type="float">
            <text:p>55,1866</text:p>
          </table:table-cell>
          <table:table-cell table:formula="of:=([.C10]*[.D10]+[.B10]*[.D10]+[.B10]*[.C10])/([.B10]*[.C10]*[.D10])" office:value-type="float" office:value="0.162783614022258" calcext:value-type="float">
            <text:p>0,1628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10.6" calcext:value-type="float">
            <text:p>10,6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+2*RAND()" office:value-type="float" office:value="10.2174118983094" calcext:value-type="float">
            <text:p>10,2174</text:p>
          </table:table-cell>
          <table:table-cell table:formula="of:=MIN(NORMINV(RAND();30;5))" office:value-type="float" office:value="33.825004908293" calcext:value-type="float">
            <text:p>33,8250</text:p>
          </table:table-cell>
          <table:table-cell table:formula="of:=40+20*RAND()" office:value-type="float" office:value="52.8889940003865" calcext:value-type="float">
            <text:p>52,8890</text:p>
          </table:table-cell>
          <table:table-cell table:formula="of:=([.C11]*[.D11]+[.B11]*[.D11]+[.B11]*[.C11])/([.B11]*[.C11]*[.D11])" office:value-type="float" office:value="0.146343596317807" calcext:value-type="float">
            <text:p>0,1463</text:p>
          </table:table-cell>
          <table:table-cell/>
          <table:table-cell office:value-type="float" office:value="10.7" calcext:value-type="float">
            <text:p>10,7</text:p>
          </table:table-cell>
          <table:table-cell office:value-type="float" office:value="10.8" calcext:value-type="float">
            <text:p>10,8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9+2*RAND()" office:value-type="float" office:value="9.33429573453032" calcext:value-type="float">
            <text:p>9,3343</text:p>
          </table:table-cell>
          <table:table-cell table:formula="of:=NORMINV(RAND();30;5)" office:value-type="float" office:value="33.5892519703052" calcext:value-type="float">
            <text:p>33,5893</text:p>
          </table:table-cell>
          <table:table-cell table:formula="of:=40+20*RAND()" office:value-type="float" office:value="47.0083112712018" calcext:value-type="float">
            <text:p>47,0083</text:p>
          </table:table-cell>
          <table:table-cell table:formula="of:=([.C12]*[.D12]+[.B12]*[.D12]+[.B12]*[.C12])/([.B12]*[.C12]*[.D12])" office:value-type="float" office:value="0.158176072361241" calcext:value-type="float">
            <text:p>0,1582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9+2*RAND()" office:value-type="float" office:value="10.9514374455903" calcext:value-type="float">
            <text:p>10,9514</text:p>
          </table:table-cell>
          <table:table-cell table:formula="of:=NORMINV(RAND();30;5)" office:value-type="float" office:value="27.2283488914979" calcext:value-type="float">
            <text:p>27,2283</text:p>
          </table:table-cell>
          <table:table-cell table:formula="of:=40+20*RAND()" office:value-type="float" office:value="43.031233928632" calcext:value-type="float">
            <text:p>43,0312</text:p>
          </table:table-cell>
          <table:table-cell table:formula="of:=([.C13]*[.D13]+[.B13]*[.D13]+[.B13]*[.C13])/([.B13]*[.C13]*[.D13])" office:value-type="float" office:value="0.151277576091083" calcext:value-type="float">
            <text:p>0,1513</text:p>
          </table:table-cell>
          <table:table-cell/>
          <table:table-cell office:value-type="float" office:value="11.1" calcext:value-type="float">
            <text:p>11,1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9+2*RAND()" office:value-type="float" office:value="10.6540686429944" calcext:value-type="float">
            <text:p>10,6541</text:p>
          </table:table-cell>
          <table:table-cell table:formula="of:=NORMINV(RAND();30;5)" office:value-type="float" office:value="17.6294289215208" calcext:value-type="float">
            <text:p>17,6294</text:p>
          </table:table-cell>
          <table:table-cell table:formula="of:=40+20*RAND()" office:value-type="float" office:value="54.5784931466915" calcext:value-type="float">
            <text:p>54,5785</text:p>
          </table:table-cell>
          <table:table-cell table:formula="of:=([.C14]*[.D14]+[.B14]*[.D14]+[.B14]*[.C14])/([.B14]*[.C14]*[.D14])" office:value-type="float" office:value="0.168906426013686" calcext:value-type="float">
            <text:p>0,168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9+2*RAND()" office:value-type="float" office:value="9.74611968616955" calcext:value-type="float">
            <text:p>9,7461</text:p>
          </table:table-cell>
          <table:table-cell table:formula="of:=NORMINV(RAND();30;5)" office:value-type="float" office:value="32.9464847293565" calcext:value-type="float">
            <text:p>32,9465</text:p>
          </table:table-cell>
          <table:table-cell table:formula="of:=40+20*RAND()" office:value-type="float" office:value="48.9968779333867" calcext:value-type="float">
            <text:p>48,9969</text:p>
          </table:table-cell>
          <table:table-cell table:formula="of:=([.C15]*[.D15]+[.B15]*[.D15]+[.B15]*[.C15])/([.B15]*[.C15]*[.D15])" office:value-type="float" office:value="0.153366652824396" calcext:value-type="float">
            <text:p>0,153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9+2*RAND()" office:value-type="float" office:value="9.65767369582318" calcext:value-type="float">
            <text:p>9,6577</text:p>
          </table:table-cell>
          <table:table-cell table:formula="of:=NORMINV(RAND();30;5)" office:value-type="float" office:value="28.3066687756994" calcext:value-type="float">
            <text:p>28,3067</text:p>
          </table:table-cell>
          <table:table-cell table:formula="of:=40+20*RAND()" office:value-type="float" office:value="45.4950709990226" calcext:value-type="float">
            <text:p>45,4951</text:p>
          </table:table-cell>
          <table:table-cell table:formula="of:=([.C16]*[.D16]+[.B16]*[.D16]+[.B16]*[.C16])/([.B16]*[.C16]*[.D16])" office:value-type="float" office:value="0.160852371575946" calcext:value-type="float">
            <text:p>0,1609</text:p>
          </table:table-cell>
          <table:table-cell/>
          <table:table-cell office:value-type="string" calcext:value-type="string">
            <text:p>мин R1 =</text:p>
          </table:table-cell>
          <table:table-cell table:formula="of:=MIN([.B2:.B1501])" office:value-type="float" office:value="9.00053818454035" calcext:value-type="float">
            <text:p>9,0005381845403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9+2*RAND()" office:value-type="float" office:value="10.9401526942384" calcext:value-type="float">
            <text:p>10,9402</text:p>
          </table:table-cell>
          <table:table-cell table:formula="of:=NORMINV(RAND();30;5)" office:value-type="float" office:value="30.4342280918196" calcext:value-type="float">
            <text:p>30,4342</text:p>
          </table:table-cell>
          <table:table-cell table:formula="of:=40+20*RAND()" office:value-type="float" office:value="51.9616506365128" calcext:value-type="float">
            <text:p>51,9617</text:p>
          </table:table-cell>
          <table:table-cell table:formula="of:=([.C17]*[.D17]+[.B17]*[.D17]+[.B17]*[.C17])/([.B17]*[.C17]*[.D17])" office:value-type="float" office:value="0.143509106121623" calcext:value-type="float">
            <text:p>0,1435</text:p>
          </table:table-cell>
          <table:table-cell/>
          <table:table-cell office:value-type="string" calcext:value-type="string">
            <text:p>макс R1 =</text:p>
          </table:table-cell>
          <table:table-cell table:formula="of:=MAX([.B2:.B1501])" office:value-type="float" office:value="10.9984341862146" calcext:value-type="float">
            <text:p>10,998434186214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9+2*RAND()" office:value-type="float" office:value="10.5522926824633" calcext:value-type="float">
            <text:p>10,5523</text:p>
          </table:table-cell>
          <table:table-cell table:formula="of:=NORMINV(RAND();30;5)" office:value-type="float" office:value="28.8658184328963" calcext:value-type="float">
            <text:p>28,8658</text:p>
          </table:table-cell>
          <table:table-cell table:formula="of:=40+20*RAND()" office:value-type="float" office:value="47.1789119462483" calcext:value-type="float">
            <text:p>47,1789</text:p>
          </table:table-cell>
          <table:table-cell table:formula="of:=([.C18]*[.D18]+[.B18]*[.D18]+[.B18]*[.C18])/([.B18]*[.C18]*[.D18])" office:value-type="float" office:value="0.150605096578866" calcext:value-type="float">
            <text:p>0,150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9+2*RAND()" office:value-type="float" office:value="10.4150816116016" calcext:value-type="float">
            <text:p>10,4151</text:p>
          </table:table-cell>
          <table:table-cell table:formula="of:=NORMINV(RAND();30;5)" office:value-type="float" office:value="31.6310278073766" calcext:value-type="float">
            <text:p>31,6310</text:p>
          </table:table-cell>
          <table:table-cell table:formula="of:=40+20*RAND()" office:value-type="float" office:value="45.4306797566824" calcext:value-type="float">
            <text:p>45,4307</text:p>
          </table:table-cell>
          <table:table-cell table:formula="of:=([.C19]*[.D19]+[.B19]*[.D19]+[.B19]*[.C19])/([.B19]*[.C19]*[.D19])" office:value-type="float" office:value="0.149640694704761" calcext:value-type="float">
            <text:p>0,1496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9+2*RAND()" office:value-type="float" office:value="9.60030276025645" calcext:value-type="float">
            <text:p>9,6003</text:p>
          </table:table-cell>
          <table:table-cell table:formula="of:=NORMINV(RAND();30;5)" office:value-type="float" office:value="27.7447653119246" calcext:value-type="float">
            <text:p>27,7448</text:p>
          </table:table-cell>
          <table:table-cell table:formula="of:=40+20*RAND()" office:value-type="float" office:value="58.2037756335922" calcext:value-type="float">
            <text:p>58,2038</text:p>
          </table:table-cell>
          <table:table-cell table:formula="of:=([.C20]*[.D20]+[.B20]*[.D20]+[.B20]*[.C20])/([.B20]*[.C20]*[.D20])" office:value-type="float" office:value="0.157387232667024" calcext:value-type="float">
            <text:p>0,1574</text:p>
          </table:table-cell>
          <table:table-cell table:number-columns-repeated="2"/>
          <table:table-cell office:value-type="string" calcext:value-type="string">
            <text:p>Итого</text:p>
          </table:table-cell>
          <table:table-cell table:formula="of:=SUM([.I2:.I13])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+2*RAND()" office:value-type="float" office:value="10.4478752405848" calcext:value-type="float">
            <text:p>10,4479</text:p>
          </table:table-cell>
          <table:table-cell table:formula="of:=NORMINV(RAND();30;5)" office:value-type="float" office:value="31.9187351396337" calcext:value-type="float">
            <text:p>31,9187</text:p>
          </table:table-cell>
          <table:table-cell table:formula="of:=40+20*RAND()" office:value-type="float" office:value="58.1491252756678" calcext:value-type="float">
            <text:p>58,1491</text:p>
          </table:table-cell>
          <table:table-cell table:formula="of:=([.C21]*[.D21]+[.B21]*[.D21]+[.B21]*[.C21])/([.B21]*[.C21]*[.D21])" office:value-type="float" office:value="0.144239966431695" calcext:value-type="float">
            <text:p>0,144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9+2*RAND()" office:value-type="float" office:value="9.61754312668927" calcext:value-type="float">
            <text:p>9,6175</text:p>
          </table:table-cell>
          <table:table-cell table:formula="of:=NORMINV(RAND();30;5)" office:value-type="float" office:value="45.8905144863888" calcext:value-type="float">
            <text:p>45,8905</text:p>
          </table:table-cell>
          <table:table-cell table:formula="of:=40+20*RAND()" office:value-type="float" office:value="40.0534913199954" calcext:value-type="float">
            <text:p>40,0535</text:p>
          </table:table-cell>
          <table:table-cell table:formula="of:=([.C22]*[.D22]+[.B22]*[.D22]+[.B22]*[.C22])/([.B22]*[.C22]*[.D22])" office:value-type="float" office:value="0.150734266971169" calcext:value-type="float">
            <text:p>0,1507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9+2*RAND()" office:value-type="float" office:value="9.18665962782688" calcext:value-type="float">
            <text:p>9,1867</text:p>
          </table:table-cell>
          <table:table-cell table:formula="of:=NORMINV(RAND();30;5)" office:value-type="float" office:value="34.028695627987" calcext:value-type="float">
            <text:p>34,0287</text:p>
          </table:table-cell>
          <table:table-cell table:formula="of:=40+20*RAND()" office:value-type="float" office:value="42.6168427965604" calcext:value-type="float">
            <text:p>42,6168</text:p>
          </table:table-cell>
          <table:table-cell table:formula="of:=([.C23]*[.D23]+[.B23]*[.D23]+[.B23]*[.C23])/([.B23]*[.C23]*[.D23])" office:value-type="float" office:value="0.161705357641852" calcext:value-type="float">
            <text:p>0,161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9+2*RAND()" office:value-type="float" office:value="10.4014528116677" calcext:value-type="float">
            <text:p>10,4015</text:p>
          </table:table-cell>
          <table:table-cell table:formula="of:=NORMINV(RAND();30;5)" office:value-type="float" office:value="30.3282789874889" calcext:value-type="float">
            <text:p>30,3283</text:p>
          </table:table-cell>
          <table:table-cell table:formula="of:=40+20*RAND()" office:value-type="float" office:value="55.505571977701" calcext:value-type="float">
            <text:p>55,5056</text:p>
          </table:table-cell>
          <table:table-cell table:formula="of:=([.C24]*[.D24]+[.B24]*[.D24]+[.B24]*[.C24])/([.B24]*[.C24]*[.D24])" office:value-type="float" office:value="0.147129152305436" calcext:value-type="float">
            <text:p>0,1471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 частота</text:p>
          </table:table-cell>
          <table:table-cell/>
          <table:table-cell>
            <draw:frame table:end-cell-address="Лист1.R44" table:end-x="0.214cm" table:end-y="0.041cm" draw:z-index="1" draw:style-name="gr1" draw:text-style-name="P1" svg:width="15.999cm" svg:height="11.116cm" svg:x="0.019cm" svg:y="0.073cm">
              <draw:object draw:notify-on-update-of-ranges="Лист1.G25:Лист1.G36 Лист1.I25:Лист1.I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9+2*RAND()" office:value-type="float" office:value="10.8170514113735" calcext:value-type="float">
            <text:p>10,8171</text:p>
          </table:table-cell>
          <table:table-cell table:formula="of:=NORMINV(RAND();30;5)" office:value-type="float" office:value="27.7346493225486" calcext:value-type="float">
            <text:p>27,7346</text:p>
          </table:table-cell>
          <table:table-cell table:formula="of:=40+20*RAND()" office:value-type="float" office:value="44.603004201781" calcext:value-type="float">
            <text:p>44,6030</text:p>
          </table:table-cell>
          <table:table-cell table:formula="of:=([.C25]*[.D25]+[.B25]*[.D25]+[.B25]*[.C25])/([.B25]*[.C25]*[.D25])" office:value-type="float" office:value="0.150922630541685" calcext:value-type="float">
            <text:p>0,15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matrix-columns-spanned="1" table:number-matrix-rows-spanned="12" table:formula="of:=FREQUENCY([.C2:.C2001];[.H25:.H3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9+2*RAND()" office:value-type="float" office:value="10.6614256303292" calcext:value-type="float">
            <text:p>10,6614</text:p>
          </table:table-cell>
          <table:table-cell table:formula="of:=NORMINV(RAND();30;5)" office:value-type="float" office:value="40.5295435301215" calcext:value-type="float">
            <text:p>40,5295</text:p>
          </table:table-cell>
          <table:table-cell table:formula="of:=40+20*RAND()" office:value-type="float" office:value="54.1683109919541" calcext:value-type="float">
            <text:p>54,1683</text:p>
          </table:table-cell>
          <table:table-cell table:formula="of:=([.C26]*[.D26]+[.B26]*[.D26]+[.B26]*[.C26])/([.B26]*[.C26]*[.D26])" office:value-type="float" office:value="0.136930424038238" calcext:value-type="float">
            <text:p>0,13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9+2*RAND()" office:value-type="float" office:value="9.2266720996704" calcext:value-type="float">
            <text:p>9,2267</text:p>
          </table:table-cell>
          <table:table-cell table:formula="of:=NORMINV(RAND();30;5)" office:value-type="float" office:value="35.6265459968441" calcext:value-type="float">
            <text:p>35,6265</text:p>
          </table:table-cell>
          <table:table-cell table:formula="of:=40+20*RAND()" office:value-type="float" office:value="40.980794460047" calcext:value-type="float">
            <text:p>40,9808</text:p>
          </table:table-cell>
          <table:table-cell table:formula="of:=([.C27]*[.D27]+[.B27]*[.D27]+[.B27]*[.C27])/([.B27]*[.C27]*[.D27])" office:value-type="float" office:value="0.160852070743132" calcext:value-type="float">
            <text:p>0,16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9+2*RAND()" office:value-type="float" office:value="10.268747682916" calcext:value-type="float">
            <text:p>10,2687</text:p>
          </table:table-cell>
          <table:table-cell table:formula="of:=NORMINV(RAND();30;5)" office:value-type="float" office:value="35.4012292283904" calcext:value-type="float">
            <text:p>35,4012</text:p>
          </table:table-cell>
          <table:table-cell table:formula="of:=40+20*RAND()" office:value-type="float" office:value="55.825399348978" calcext:value-type="float">
            <text:p>55,8254</text:p>
          </table:table-cell>
          <table:table-cell table:formula="of:=([.C28]*[.D28]+[.B28]*[.D28]+[.B28]*[.C28])/([.B28]*[.C28]*[.D28])" office:value-type="float" office:value="0.143543458169923" calcext:value-type="float">
            <text:p>0,14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9+2*RAND()" office:value-type="float" office:value="9.52497656573542" calcext:value-type="float">
            <text:p>9,5250</text:p>
          </table:table-cell>
          <table:table-cell table:formula="of:=NORMINV(RAND();30;5)" office:value-type="float" office:value="28.5708593926995" calcext:value-type="float">
            <text:p>28,5709</text:p>
          </table:table-cell>
          <table:table-cell table:formula="of:=40+20*RAND()" office:value-type="float" office:value="46.0359754855745" calcext:value-type="float">
            <text:p>46,0360</text:p>
          </table:table-cell>
          <table:table-cell table:formula="of:=([.C29]*[.D29]+[.B29]*[.D29]+[.B29]*[.C29])/([.B29]*[.C29]*[.D29])" office:value-type="float" office:value="0.161709974270799" calcext:value-type="float">
            <text:p>0,16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9+2*RAND()" office:value-type="float" office:value="10.3725972443353" calcext:value-type="float">
            <text:p>10,3726</text:p>
          </table:table-cell>
          <table:table-cell table:formula="of:=NORMINV(RAND();30;5)" office:value-type="float" office:value="29.7500382421532" calcext:value-type="float">
            <text:p>29,7500</text:p>
          </table:table-cell>
          <table:table-cell table:formula="of:=40+20*RAND()" office:value-type="float" office:value="47.7213693340309" calcext:value-type="float">
            <text:p>47,7214</text:p>
          </table:table-cell>
          <table:table-cell table:formula="of:=([.C30]*[.D30]+[.B30]*[.D30]+[.B30]*[.C30])/([.B30]*[.C30]*[.D30])" office:value-type="float" office:value="0.150976244400404" calcext:value-type="float">
            <text:p>0,15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+2*RAND()" office:value-type="float" office:value="10.7111453835387" calcext:value-type="float">
            <text:p>10,7111</text:p>
          </table:table-cell>
          <table:table-cell table:formula="of:=NORMINV(RAND();30;5)" office:value-type="float" office:value="34.4069292384483" calcext:value-type="float">
            <text:p>34,4069</text:p>
          </table:table-cell>
          <table:table-cell table:formula="of:=40+20*RAND()" office:value-type="float" office:value="57.759979350958" calcext:value-type="float">
            <text:p>57,7600</text:p>
          </table:table-cell>
          <table:table-cell table:formula="of:=([.C31]*[.D31]+[.B31]*[.D31]+[.B31]*[.C31])/([.B31]*[.C31]*[.D31])" office:value-type="float" office:value="0.139737635762207" calcext:value-type="float">
            <text:p>0,139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9+2*RAND()" office:value-type="float" office:value="9.53648229385726" calcext:value-type="float">
            <text:p>9,5365</text:p>
          </table:table-cell>
          <table:table-cell table:formula="of:=NORMINV(RAND();30;5)" office:value-type="float" office:value="27.6036681516374" calcext:value-type="float">
            <text:p>27,6037</text:p>
          </table:table-cell>
          <table:table-cell table:formula="of:=40+20*RAND()" office:value-type="float" office:value="43.9525873004459" calcext:value-type="float">
            <text:p>43,9526</text:p>
          </table:table-cell>
          <table:table-cell table:formula="of:=([.C32]*[.D32]+[.B32]*[.D32]+[.B32]*[.C32])/([.B32]*[.C32]*[.D32])" office:value-type="float" office:value="0.163839326886638" calcext:value-type="float">
            <text:p>0,163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9+2*RAND()" office:value-type="float" office:value="10.5161991526838" calcext:value-type="float">
            <text:p>10,5162</text:p>
          </table:table-cell>
          <table:table-cell table:formula="of:=NORMINV(RAND();30;5)" office:value-type="float" office:value="31.5252607658451" calcext:value-type="float">
            <text:p>31,5253</text:p>
          </table:table-cell>
          <table:table-cell table:formula="of:=40+20*RAND()" office:value-type="float" office:value="47.8934438456781" calcext:value-type="float">
            <text:p>47,8934</text:p>
          </table:table-cell>
          <table:table-cell table:formula="of:=([.C33]*[.D33]+[.B33]*[.D33]+[.B33]*[.C33])/([.B33]*[.C33]*[.D33])" office:value-type="float" office:value="0.14769166912023" calcext:value-type="float">
            <text:p>0,147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9+2*RAND()" office:value-type="float" office:value="9.69474052242003" calcext:value-type="float">
            <text:p>9,6947</text:p>
          </table:table-cell>
          <table:table-cell table:formula="of:=NORMINV(RAND();30;5)" office:value-type="float" office:value="38.2340892330203" calcext:value-type="float">
            <text:p>38,2341</text:p>
          </table:table-cell>
          <table:table-cell table:formula="of:=40+20*RAND()" office:value-type="float" office:value="57.7639592741616" calcext:value-type="float">
            <text:p>57,7640</text:p>
          </table:table-cell>
          <table:table-cell table:formula="of:=([.C34]*[.D34]+[.B34]*[.D34]+[.B34]*[.C34])/([.B34]*[.C34]*[.D34])" office:value-type="float" office:value="0.146615215265892" calcext:value-type="float">
            <text:p>0,14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9+2*RAND()" office:value-type="float" office:value="10.8098485625815" calcext:value-type="float">
            <text:p>10,8098</text:p>
          </table:table-cell>
          <table:table-cell table:formula="of:=NORMINV(RAND();30;5)" office:value-type="float" office:value="29.2775329716447" calcext:value-type="float">
            <text:p>29,2775</text:p>
          </table:table-cell>
          <table:table-cell table:formula="of:=40+20*RAND()" office:value-type="float" office:value="53.5868856799789" calcext:value-type="float">
            <text:p>53,5869</text:p>
          </table:table-cell>
          <table:table-cell table:formula="of:=([.C35]*[.D35]+[.B35]*[.D35]+[.B35]*[.C35])/([.B35]*[.C35]*[.D35])" office:value-type="float" office:value="0.145325399563311" calcext:value-type="float">
            <text:p>0,14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9+2*RAND()" office:value-type="float" office:value="10.3520941936877" calcext:value-type="float">
            <text:p>10,3521</text:p>
          </table:table-cell>
          <table:table-cell table:formula="of:=NORMINV(RAND();30;5)" office:value-type="float" office:value="24.676540377054" calcext:value-type="float">
            <text:p>24,6765</text:p>
          </table:table-cell>
          <table:table-cell table:formula="of:=40+20*RAND()" office:value-type="float" office:value="45.1437233644538" calcext:value-type="float">
            <text:p>45,1437</text:p>
          </table:table-cell>
          <table:table-cell table:formula="of:=([.C36]*[.D36]+[.B36]*[.D36]+[.B36]*[.C36])/([.B36]*[.C36]*[.D36])" office:value-type="float" office:value="0.1592746048431" calcext:value-type="float">
            <text:p>0,159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9+2*RAND()" office:value-type="float" office:value="9.57428756752051" calcext:value-type="float">
            <text:p>9,5743</text:p>
          </table:table-cell>
          <table:table-cell table:formula="of:=NORMINV(RAND();30;5)" office:value-type="float" office:value="38.1039182914892" calcext:value-type="float">
            <text:p>38,1039</text:p>
          </table:table-cell>
          <table:table-cell table:formula="of:=40+20*RAND()" office:value-type="float" office:value="57.4994448269717" calcext:value-type="float">
            <text:p>57,4994</text:p>
          </table:table-cell>
          <table:table-cell table:formula="of:=([.C37]*[.D37]+[.B37]*[.D37]+[.B37]*[.C37])/([.B37]*[.C37]*[.D37])" office:value-type="float" office:value="0.148081906113769" calcext:value-type="float">
            <text:p>0,1481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9+2*RAND()" office:value-type="float" office:value="10.034921618877" calcext:value-type="float">
            <text:p>10,0349</text:p>
          </table:table-cell>
          <table:table-cell table:formula="of:=NORMINV(RAND();30;5)" office:value-type="float" office:value="28.9306452844658" calcext:value-type="float">
            <text:p>28,9306</text:p>
          </table:table-cell>
          <table:table-cell table:formula="of:=40+20*RAND()" office:value-type="float" office:value="41.3302228949033" calcext:value-type="float">
            <text:p>41,3302</text:p>
          </table:table-cell>
          <table:table-cell table:formula="of:=([.C38]*[.D38]+[.B38]*[.D38]+[.B38]*[.C38])/([.B38]*[.C38]*[.D38])" office:value-type="float" office:value="0.158412791516173" calcext:value-type="float">
            <text:p>0,1584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9+2*RAND()" office:value-type="float" office:value="9.70623519946821" calcext:value-type="float">
            <text:p>9,7062</text:p>
          </table:table-cell>
          <table:table-cell table:formula="of:=NORMINV(RAND();30;5)" office:value-type="float" office:value="25.8638671943768" calcext:value-type="float">
            <text:p>25,8639</text:p>
          </table:table-cell>
          <table:table-cell table:formula="of:=40+20*RAND()" office:value-type="float" office:value="48.0379005637951" calcext:value-type="float">
            <text:p>48,0379</text:p>
          </table:table-cell>
          <table:table-cell table:formula="of:=([.C39]*[.D39]+[.B39]*[.D39]+[.B39]*[.C39])/([.B39]*[.C39]*[.D39])" office:value-type="float" office:value="0.162507432330724" calcext:value-type="float">
            <text:p>0,1625</text:p>
          </table:table-cell>
          <table:table-cell/>
          <table:table-cell office:value-type="string" calcext:value-type="string">
            <text:p>мин R2 =</text:p>
          </table:table-cell>
          <table:table-cell table:formula="of:=MIN([.C2:.C1501])" office:value-type="float" office:value="10.2792695446786" calcext:value-type="float">
            <text:p>10,279269544678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9+2*RAND()" office:value-type="float" office:value="9.15777136781253" calcext:value-type="float">
            <text:p>9,1578</text:p>
          </table:table-cell>
          <table:table-cell table:formula="of:=NORMINV(RAND();30;5)" office:value-type="float" office:value="33.3301529046679" calcext:value-type="float">
            <text:p>33,3302</text:p>
          </table:table-cell>
          <table:table-cell table:formula="of:=40+20*RAND()" office:value-type="float" office:value="54.4346289220266" calcext:value-type="float">
            <text:p>54,4346</text:p>
          </table:table-cell>
          <table:table-cell table:formula="of:=([.C40]*[.D40]+[.B40]*[.D40]+[.B40]*[.C40])/([.B40]*[.C40]*[.D40])" office:value-type="float" office:value="0.157570394879944" calcext:value-type="float">
            <text:p>0,1576</text:p>
          </table:table-cell>
          <table:table-cell/>
          <table:table-cell office:value-type="string" calcext:value-type="string">
            <text:p>макс R2 =</text:p>
          </table:table-cell>
          <table:table-cell table:formula="of:=MAX([.C2:.C1501])" office:value-type="float" office:value="46.6847868214695" calcext:value-type="float">
            <text:p>46,684786821469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+2*RAND()" office:value-type="float" office:value="9.36343983397819" calcext:value-type="float">
            <text:p>9,3634</text:p>
          </table:table-cell>
          <table:table-cell table:formula="of:=NORMINV(RAND();30;5)" office:value-type="float" office:value="26.6085253921559" calcext:value-type="float">
            <text:p>26,6085</text:p>
          </table:table-cell>
          <table:table-cell table:formula="of:=40+20*RAND()" office:value-type="float" office:value="56.3646489963867" calcext:value-type="float">
            <text:p>56,3646</text:p>
          </table:table-cell>
          <table:table-cell table:formula="of:=([.C41]*[.D41]+[.B41]*[.D41]+[.B41]*[.C41])/([.B41]*[.C41]*[.D41])" office:value-type="float" office:value="0.162121914610652" calcext:value-type="float">
            <text:p>0,162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9+2*RAND()" office:value-type="float" office:value="10.7510575253982" calcext:value-type="float">
            <text:p>10,7511</text:p>
          </table:table-cell>
          <table:table-cell table:formula="of:=NORMINV(RAND();30;5)" office:value-type="float" office:value="26.6593394463842" calcext:value-type="float">
            <text:p>26,6593</text:p>
          </table:table-cell>
          <table:table-cell table:formula="of:=40+20*RAND()" office:value-type="float" office:value="50.7348292670213" calcext:value-type="float">
            <text:p>50,7348</text:p>
          </table:table-cell>
          <table:table-cell table:formula="of:=([.C42]*[.D42]+[.B42]*[.D42]+[.B42]*[.C42])/([.B42]*[.C42]*[.D42])" office:value-type="float" office:value="0.150234737856383" calcext:value-type="float">
            <text:p>0,1502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9+2*RAND()" office:value-type="float" office:value="10.9414919230621" calcext:value-type="float">
            <text:p>10,9415</text:p>
          </table:table-cell>
          <table:table-cell table:formula="of:=NORMINV(RAND();30;5)" office:value-type="float" office:value="35.185055329667" calcext:value-type="float">
            <text:p>35,1851</text:p>
          </table:table-cell>
          <table:table-cell table:formula="of:=40+20*RAND()" office:value-type="float" office:value="45.8627331559546" calcext:value-type="float">
            <text:p>45,8627</text:p>
          </table:table-cell>
          <table:table-cell table:formula="of:=([.C43]*[.D43]+[.B43]*[.D43]+[.B43]*[.C43])/([.B43]*[.C43]*[.D43])" office:value-type="float" office:value="0.14162056741082" calcext:value-type="float">
            <text:p>0,1416</text:p>
          </table:table-cell>
          <table:table-cell table:number-columns-repeated="2"/>
          <table:table-cell office:value-type="string" calcext:value-type="string">
            <text:p>Итого</text:p>
          </table:table-cell>
          <table:table-cell table:formula="of:=SUM([.I25:.I36])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9+2*RAND()" office:value-type="float" office:value="9.87695407657884" calcext:value-type="float">
            <text:p>9,8770</text:p>
          </table:table-cell>
          <table:table-cell table:formula="of:=NORMINV(RAND();30;5)" office:value-type="float" office:value="32.4101750581926" calcext:value-type="float">
            <text:p>32,4102</text:p>
          </table:table-cell>
          <table:table-cell table:formula="of:=40+20*RAND()" office:value-type="float" office:value="53.5206262511201" calcext:value-type="float">
            <text:p>53,5206</text:p>
          </table:table-cell>
          <table:table-cell table:formula="of:=([.C44]*[.D44]+[.B44]*[.D44]+[.B44]*[.C44])/([.B44]*[.C44]*[.D44])" office:value-type="float" office:value="0.150784681231964" calcext:value-type="float">
            <text:p>0,150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9+2*RAND()" office:value-type="float" office:value="10.3405570562463" calcext:value-type="float">
            <text:p>10,3406</text:p>
          </table:table-cell>
          <table:table-cell table:formula="of:=NORMINV(RAND();30;5)" office:value-type="float" office:value="21.4821695848209" calcext:value-type="float">
            <text:p>21,4822</text:p>
          </table:table-cell>
          <table:table-cell table:formula="of:=40+20*RAND()" office:value-type="float" office:value="49.5164330932312" calcext:value-type="float">
            <text:p>49,5164</text:p>
          </table:table-cell>
          <table:table-cell table:formula="of:=([.C45]*[.D45]+[.B45]*[.D45]+[.B45]*[.C45])/([.B45]*[.C45]*[.D45])" office:value-type="float" office:value="0.163452137626777" calcext:value-type="float">
            <text:p>0,1635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9+2*RAND()" office:value-type="float" office:value="9.15157705103047" calcext:value-type="float">
            <text:p>9,1516</text:p>
          </table:table-cell>
          <table:table-cell table:formula="of:=NORMINV(RAND();30;5)" office:value-type="float" office:value="32.2118490997986" calcext:value-type="float">
            <text:p>32,2118</text:p>
          </table:table-cell>
          <table:table-cell table:formula="of:=40+20*RAND()" office:value-type="float" office:value="49.5504646026529" calcext:value-type="float">
            <text:p>49,5505</text:p>
          </table:table-cell>
          <table:table-cell table:formula="of:=([.C46]*[.D46]+[.B46]*[.D46]+[.B46]*[.C46])/([.B46]*[.C46]*[.D46])" office:value-type="float" office:value="0.160496706305351" calcext:value-type="float">
            <text:p>0,160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9+2*RAND()" office:value-type="float" office:value="10.4114109014627" calcext:value-type="float">
            <text:p>10,4114</text:p>
          </table:table-cell>
          <table:table-cell table:formula="of:=NORMINV(RAND();30;5)" office:value-type="float" office:value="25.4215932610945" calcext:value-type="float">
            <text:p>25,4216</text:p>
          </table:table-cell>
          <table:table-cell table:formula="of:=40+20*RAND()" office:value-type="float" office:value="45.4161334899254" calcext:value-type="float">
            <text:p>45,4161</text:p>
          </table:table-cell>
          <table:table-cell table:formula="of:=([.C47]*[.D47]+[.B47]*[.D47]+[.B47]*[.C47])/([.B47]*[.C47]*[.D47])" office:value-type="float" office:value="0.157403706246473" calcext:value-type="float">
            <text:p>0,1574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 частота</text:p>
          </table:table-cell>
          <table:table-cell/>
          <table:table-cell>
            <draw:frame table:end-cell-address="Лист1.R66" table:end-x="0.248cm" table:end-y="0.451cm" draw:z-index="2" draw:style-name="gr1" draw:text-style-name="P1" svg:width="15.998cm" svg:height="11.016cm" svg:x="0.054cm" svg:y="0.025cm">
              <draw:object draw:notify-on-update-of-ranges="Лист1.G48:Лист1.G59 Лист1.I48:Лист1.I5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9+2*RAND()" office:value-type="float" office:value="9.91279236855917" calcext:value-type="float">
            <text:p>9,9128</text:p>
          </table:table-cell>
          <table:table-cell table:formula="of:=NORMINV(RAND();30;5)" office:value-type="float" office:value="29.1708042480825" calcext:value-type="float">
            <text:p>29,1708</text:p>
          </table:table-cell>
          <table:table-cell table:formula="of:=40+20*RAND()" office:value-type="float" office:value="56.0115760541521" calcext:value-type="float">
            <text:p>56,0116</text:p>
          </table:table-cell>
          <table:table-cell table:formula="of:=([.C48]*[.D48]+[.B48]*[.D48]+[.B48]*[.C48])/([.B48]*[.C48]*[.D48])" office:value-type="float" office:value="0.153014051874419" calcext:value-type="float">
            <text:p>0,153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matrix-columns-spanned="1" table:number-matrix-rows-spanned="12" table:formula="of:=FREQUENCY([.D2:.D1501];[.H48:.H5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9+2*RAND()" office:value-type="float" office:value="10.7483751026448" calcext:value-type="float">
            <text:p>10,7484</text:p>
          </table:table-cell>
          <table:table-cell table:formula="of:=NORMINV(RAND();30;5)" office:value-type="float" office:value="28.4096253623875" calcext:value-type="float">
            <text:p>28,4096</text:p>
          </table:table-cell>
          <table:table-cell table:formula="of:=40+20*RAND()" office:value-type="float" office:value="59.5935850660317" calcext:value-type="float">
            <text:p>59,5936</text:p>
          </table:table-cell>
          <table:table-cell table:formula="of:=([.C49]*[.D49]+[.B49]*[.D49]+[.B49]*[.C49])/([.B49]*[.C49]*[.D49])" office:value-type="float" office:value="0.145016986118948" calcext:value-type="float">
            <text:p>0,145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9+2*RAND()" office:value-type="float" office:value="10.0147876387928" calcext:value-type="float">
            <text:p>10,0148</text:p>
          </table:table-cell>
          <table:table-cell table:formula="of:=NORMINV(RAND();30;5)" office:value-type="float" office:value="34.5619013735844" calcext:value-type="float">
            <text:p>34,5619</text:p>
          </table:table-cell>
          <table:table-cell table:formula="of:=40+20*RAND()" office:value-type="float" office:value="49.7919587953948" calcext:value-type="float">
            <text:p>49,7920</text:p>
          </table:table-cell>
          <table:table-cell table:formula="of:=([.C50]*[.D50]+[.B50]*[.D50]+[.B50]*[.C50])/([.B50]*[.C50]*[.D50])" office:value-type="float" office:value="0.148869499498475" calcext:value-type="float">
            <text:p>0,14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9+2*RAND()" office:value-type="float" office:value="10.9678923648316" calcext:value-type="float">
            <text:p>10,9679</text:p>
          </table:table-cell>
          <table:table-cell table:formula="of:=NORMINV(RAND();30;5)" office:value-type="float" office:value="32.777699785695" calcext:value-type="float">
            <text:p>32,7777</text:p>
          </table:table-cell>
          <table:table-cell table:formula="of:=40+20*RAND()" office:value-type="float" office:value="55.9904331038706" calcext:value-type="float">
            <text:p>55,9904</text:p>
          </table:table-cell>
          <table:table-cell table:formula="of:=([.C51]*[.D51]+[.B51]*[.D51]+[.B51]*[.C51])/([.B51]*[.C51]*[.D51])" office:value-type="float" office:value="0.139543961279548" calcext:value-type="float">
            <text:p>0,139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9+2*RAND()" office:value-type="float" office:value="9.12432851153426" calcext:value-type="float">
            <text:p>9,1243</text:p>
          </table:table-cell>
          <table:table-cell table:formula="of:=NORMINV(RAND();30;5)" office:value-type="float" office:value="21.1677199850999" calcext:value-type="float">
            <text:p>21,1677</text:p>
          </table:table-cell>
          <table:table-cell table:formula="of:=40+20*RAND()" office:value-type="float" office:value="52.6439250470139" calcext:value-type="float">
            <text:p>52,6439</text:p>
          </table:table-cell>
          <table:table-cell table:formula="of:=([.C52]*[.D52]+[.B52]*[.D52]+[.B52]*[.C52])/([.B52]*[.C52]*[.D52])" office:value-type="float" office:value="0.175834393800307" calcext:value-type="float">
            <text:p>0,175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9+2*RAND()" office:value-type="float" office:value="9.67901426390745" calcext:value-type="float">
            <text:p>9,6790</text:p>
          </table:table-cell>
          <table:table-cell table:formula="of:=NORMINV(RAND();30;5)" office:value-type="float" office:value="38.1950104568233" calcext:value-type="float">
            <text:p>38,1950</text:p>
          </table:table-cell>
          <table:table-cell table:formula="of:=40+20*RAND()" office:value-type="float" office:value="54.7372216056101" calcext:value-type="float">
            <text:p>54,7372</text:p>
          </table:table-cell>
          <table:table-cell table:formula="of:=([.C53]*[.D53]+[.B53]*[.D53]+[.B53]*[.C53])/([.B53]*[.C53]*[.D53])" office:value-type="float" office:value="0.147766840354294" calcext:value-type="float">
            <text:p>0,147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9+2*RAND()" office:value-type="float" office:value="10.287583160447" calcext:value-type="float">
            <text:p>10,2876</text:p>
          </table:table-cell>
          <table:table-cell table:formula="of:=NORMINV(RAND();30;5)" office:value-type="float" office:value="30.0799182239382" calcext:value-type="float">
            <text:p>30,0799</text:p>
          </table:table-cell>
          <table:table-cell table:formula="of:=40+20*RAND()" office:value-type="float" office:value="41.4373287721537" calcext:value-type="float">
            <text:p>41,4373</text:p>
          </table:table-cell>
          <table:table-cell table:formula="of:=([.C54]*[.D54]+[.B54]*[.D54]+[.B54]*[.C54])/([.B54]*[.C54]*[.D54])" office:value-type="float" office:value="0.154582161494952" calcext:value-type="float">
            <text:p>0,154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9+2*RAND()" office:value-type="float" office:value="9.90963916829787" calcext:value-type="float">
            <text:p>9,9096</text:p>
          </table:table-cell>
          <table:table-cell table:formula="of:=NORMINV(RAND();30;5)" office:value-type="float" office:value="31.442587542628" calcext:value-type="float">
            <text:p>31,4426</text:p>
          </table:table-cell>
          <table:table-cell table:formula="of:=40+20*RAND()" office:value-type="float" office:value="51.4259745017625" calcext:value-type="float">
            <text:p>51,4260</text:p>
          </table:table-cell>
          <table:table-cell table:formula="of:=([.C55]*[.D55]+[.B55]*[.D55]+[.B55]*[.C55])/([.B55]*[.C55]*[.D55])" office:value-type="float" office:value="0.15216127248286" calcext:value-type="float">
            <text:p>0,15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9+2*RAND()" office:value-type="float" office:value="10.4476149023976" calcext:value-type="float">
            <text:p>10,4476</text:p>
          </table:table-cell>
          <table:table-cell table:formula="of:=NORMINV(RAND();30;5)" office:value-type="float" office:value="32.7407076377723" calcext:value-type="float">
            <text:p>32,7407</text:p>
          </table:table-cell>
          <table:table-cell table:formula="of:=40+20*RAND()" office:value-type="float" office:value="42.7318738750182" calcext:value-type="float">
            <text:p>42,7319</text:p>
          </table:table-cell>
          <table:table-cell table:formula="of:=([.C56]*[.D56]+[.B56]*[.D56]+[.B56]*[.C56])/([.B56]*[.C56]*[.D56])" office:value-type="float" office:value="0.149660378519473" calcext:value-type="float">
            <text:p>0,149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9+2*RAND()" office:value-type="float" office:value="9.15528481989168" calcext:value-type="float">
            <text:p>9,1553</text:p>
          </table:table-cell>
          <table:table-cell table:formula="of:=NORMINV(RAND();30;5)" office:value-type="float" office:value="35.910984151029" calcext:value-type="float">
            <text:p>35,9110</text:p>
          </table:table-cell>
          <table:table-cell table:formula="of:=40+20*RAND()" office:value-type="float" office:value="42.1343912999146" calcext:value-type="float">
            <text:p>42,1344</text:p>
          </table:table-cell>
          <table:table-cell table:formula="of:=([.C57]*[.D57]+[.B57]*[.D57]+[.B57]*[.C57])/([.B57]*[.C57]*[.D57])" office:value-type="float" office:value="0.160806745237782" calcext:value-type="float">
            <text:p>0,160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9+2*RAND()" office:value-type="float" office:value="10.891459580278" calcext:value-type="float">
            <text:p>10,8915</text:p>
          </table:table-cell>
          <table:table-cell table:formula="of:=NORMINV(RAND();30;5)" office:value-type="float" office:value="29.4768135820306" calcext:value-type="float">
            <text:p>29,4768</text:p>
          </table:table-cell>
          <table:table-cell table:formula="of:=40+20*RAND()" office:value-type="float" office:value="50.6845296709798" calcext:value-type="float">
            <text:p>50,6845</text:p>
          </table:table-cell>
          <table:table-cell table:formula="of:=([.C58]*[.D58]+[.B58]*[.D58]+[.B58]*[.C58])/([.B58]*[.C58]*[.D58])" office:value-type="float" office:value="0.145469914228363" calcext:value-type="float">
            <text:p>0,145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9+2*RAND()" office:value-type="float" office:value="9.31375236227177" calcext:value-type="float">
            <text:p>9,3138</text:p>
          </table:table-cell>
          <table:table-cell table:formula="of:=NORMINV(RAND();30;5)" office:value-type="float" office:value="29.456273979634" calcext:value-type="float">
            <text:p>29,4563</text:p>
          </table:table-cell>
          <table:table-cell table:formula="of:=40+20*RAND()" office:value-type="float" office:value="59.1117147705518" calcext:value-type="float">
            <text:p>59,1117</text:p>
          </table:table-cell>
          <table:table-cell table:formula="of:=([.C59]*[.D59]+[.B59]*[.D59]+[.B59]*[.C59])/([.B59]*[.C59]*[.D59])" office:value-type="float" office:value="0.158233856769558" calcext:value-type="float">
            <text:p>0,158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9+2*RAND()" office:value-type="float" office:value="9.92847020900808" calcext:value-type="float">
            <text:p>9,9285</text:p>
          </table:table-cell>
          <table:table-cell table:formula="of:=NORMINV(RAND();30;5)" office:value-type="float" office:value="27.940986753315" calcext:value-type="float">
            <text:p>27,9410</text:p>
          </table:table-cell>
          <table:table-cell table:formula="of:=40+20*RAND()" office:value-type="float" office:value="43.7844015075825" calcext:value-type="float">
            <text:p>43,7844</text:p>
          </table:table-cell>
          <table:table-cell table:formula="of:=([.C60]*[.D60]+[.B60]*[.D60]+[.B60]*[.C60])/([.B60]*[.C60]*[.D60])" office:value-type="float" office:value="0.159349351921092" calcext:value-type="float">
            <text:p>0,1593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9+2*RAND()" office:value-type="float" office:value="10.2891253510024" calcext:value-type="float">
            <text:p>10,2891</text:p>
          </table:table-cell>
          <table:table-cell table:formula="of:=NORMINV(RAND();30;5)" office:value-type="float" office:value="31.6766101881954" calcext:value-type="float">
            <text:p>31,6766</text:p>
          </table:table-cell>
          <table:table-cell table:formula="of:=40+20*RAND()" office:value-type="float" office:value="58.1901766289957" calcext:value-type="float">
            <text:p>58,1902</text:p>
          </table:table-cell>
          <table:table-cell table:formula="of:=([.C61]*[.D61]+[.B61]*[.D61]+[.B61]*[.C61])/([.B61]*[.C61]*[.D61])" office:value-type="float" office:value="0.145944056663013" calcext:value-type="float">
            <text:p>0,1459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9+2*RAND()" office:value-type="float" office:value="9.64689762960188" calcext:value-type="float">
            <text:p>9,6469</text:p>
          </table:table-cell>
          <table:table-cell table:formula="of:=NORMINV(RAND();30;5)" office:value-type="float" office:value="29.0218629978224" calcext:value-type="float">
            <text:p>29,0219</text:p>
          </table:table-cell>
          <table:table-cell table:formula="of:=40+20*RAND()" office:value-type="float" office:value="49.8739254730754" calcext:value-type="float">
            <text:p>49,8739</text:p>
          </table:table-cell>
          <table:table-cell table:formula="of:=([.C62]*[.D62]+[.B62]*[.D62]+[.B62]*[.C62])/([.B62]*[.C62]*[.D62])" office:value-type="float" office:value="0.158167607722735" calcext:value-type="float">
            <text:p>0,1582</text:p>
          </table:table-cell>
          <table:table-cell/>
          <table:table-cell office:value-type="string" calcext:value-type="string">
            <text:p>мин R3 =</text:p>
          </table:table-cell>
          <table:table-cell table:formula="of:=MIN([.D2:.D1501])" office:value-type="float" office:value="40.0534913199954" calcext:value-type="float">
            <text:p>40,0534913199954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9+2*RAND()" office:value-type="float" office:value="10.3980515261646" calcext:value-type="float">
            <text:p>10,3981</text:p>
          </table:table-cell>
          <table:table-cell table:formula="of:=NORMINV(RAND();30;5)" office:value-type="float" office:value="45.9640023439883" calcext:value-type="float">
            <text:p>45,9640</text:p>
          </table:table-cell>
          <table:table-cell table:formula="of:=40+20*RAND()" office:value-type="float" office:value="59.9938584375195" calcext:value-type="float">
            <text:p>59,9939</text:p>
          </table:table-cell>
          <table:table-cell table:formula="of:=([.C63]*[.D63]+[.B63]*[.D63]+[.B63]*[.C63])/([.B63]*[.C63]*[.D63])" office:value-type="float" office:value="0.134596392979336" calcext:value-type="float">
            <text:p>0,1346</text:p>
          </table:table-cell>
          <table:table-cell/>
          <table:table-cell office:value-type="string" calcext:value-type="string">
            <text:p>макс R3 =</text:p>
          </table:table-cell>
          <table:table-cell table:formula="of:=MAX([.D2:.D1501])" office:value-type="float" office:value="59.9938584375195" calcext:value-type="float">
            <text:p>59,993858437519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9+2*RAND()" office:value-type="float" office:value="10.7572923351545" calcext:value-type="float">
            <text:p>10,7573</text:p>
          </table:table-cell>
          <table:table-cell table:formula="of:=NORMINV(RAND();30;5)" office:value-type="float" office:value="32.0423959740692" calcext:value-type="float">
            <text:p>32,0424</text:p>
          </table:table-cell>
          <table:table-cell table:formula="of:=40+20*RAND()" office:value-type="float" office:value="55.2572924108245" calcext:value-type="float">
            <text:p>55,2573</text:p>
          </table:table-cell>
          <table:table-cell table:formula="of:=([.C64]*[.D64]+[.B64]*[.D64]+[.B64]*[.C64])/([.B64]*[.C64]*[.D64])" office:value-type="float" office:value="0.14226600697815" calcext:value-type="float">
            <text:p>0,142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9+2*RAND()" office:value-type="float" office:value="10.0736700978596" calcext:value-type="float">
            <text:p>10,0737</text:p>
          </table:table-cell>
          <table:table-cell table:formula="of:=NORMINV(RAND();30;5)" office:value-type="float" office:value="33.2802002503808" calcext:value-type="float">
            <text:p>33,2802</text:p>
          </table:table-cell>
          <table:table-cell table:formula="of:=40+20*RAND()" office:value-type="float" office:value="59.0200146869756" calcext:value-type="float">
            <text:p>59,0200</text:p>
          </table:table-cell>
          <table:table-cell table:formula="of:=([.C65]*[.D65]+[.B65]*[.D65]+[.B65]*[.C65])/([.B65]*[.C65]*[.D65])" office:value-type="float" office:value="0.146259987532558" calcext:value-type="float">
            <text:p>0,146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9+2*RAND()" office:value-type="float" office:value="9.92275769845583" calcext:value-type="float">
            <text:p>9,9228</text:p>
          </table:table-cell>
          <table:table-cell table:formula="of:=NORMINV(RAND();30;5)" office:value-type="float" office:value="29.0793208908793" calcext:value-type="float">
            <text:p>29,0793</text:p>
          </table:table-cell>
          <table:table-cell table:formula="of:=40+20*RAND()" office:value-type="float" office:value="51.077579066623" calcext:value-type="float">
            <text:p>51,0776</text:p>
          </table:table-cell>
          <table:table-cell table:formula="of:=([.C66]*[.D66]+[.B66]*[.D66]+[.B66]*[.C66])/([.B66]*[.C66]*[.D66])" office:value-type="float" office:value="0.15474519618624" calcext:value-type="float">
            <text:p>0,1547</text:p>
          </table:table-cell>
          <table:table-cell table:number-columns-repeated="2"/>
          <table:table-cell office:value-type="string" calcext:value-type="string">
            <text:p>Итого</text:p>
          </table:table-cell>
          <table:table-cell table:formula="of:=SUM([.I48:.I59])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9+2*RAND()" office:value-type="float" office:value="9.51239446015097" calcext:value-type="float">
            <text:p>9,5124</text:p>
          </table:table-cell>
          <table:table-cell table:formula="of:=NORMINV(RAND();30;5)" office:value-type="float" office:value="33.0492872213812" calcext:value-type="float">
            <text:p>33,0493</text:p>
          </table:table-cell>
          <table:table-cell table:formula="of:=40+20*RAND()" office:value-type="float" office:value="59.3960014428012" calcext:value-type="float">
            <text:p>59,3960</text:p>
          </table:table-cell>
          <table:table-cell table:formula="of:=([.C67]*[.D67]+[.B67]*[.D67]+[.B67]*[.C67])/([.B67]*[.C67]*[.D67])" office:value-type="float" office:value="0.152219990916882" calcext:value-type="float">
            <text:p>0,152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9+2*RAND()" office:value-type="float" office:value="9.99898668681271" calcext:value-type="float">
            <text:p>9,9990</text:p>
          </table:table-cell>
          <table:table-cell table:formula="of:=NORMINV(RAND();30;5)" office:value-type="float" office:value="29.5069165819463" calcext:value-type="float">
            <text:p>29,5069</text:p>
          </table:table-cell>
          <table:table-cell table:formula="of:=40+20*RAND()" office:value-type="float" office:value="59.6688131219707" calcext:value-type="float">
            <text:p>59,6688</text:p>
          </table:table-cell>
          <table:table-cell table:formula="of:=([.C68]*[.D68]+[.B68]*[.D68]+[.B68]*[.C68])/([.B68]*[.C68]*[.D68])" office:value-type="float" office:value="0.150659666936135" calcext:value-type="float">
            <text:p>0,150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9+2*RAND()" office:value-type="float" office:value="9.09630947257392" calcext:value-type="float">
            <text:p>9,0963</text:p>
          </table:table-cell>
          <table:table-cell table:formula="of:=NORMINV(RAND();30;5)" office:value-type="float" office:value="33.6222287579568" calcext:value-type="float">
            <text:p>33,6222</text:p>
          </table:table-cell>
          <table:table-cell table:formula="of:=40+20*RAND()" office:value-type="float" office:value="55.0990686123259" calcext:value-type="float">
            <text:p>55,0991</text:p>
          </table:table-cell>
          <table:table-cell table:formula="of:=([.C69]*[.D69]+[.B69]*[.D69]+[.B69]*[.C69])/([.B69]*[.C69]*[.D69])" office:value-type="float" office:value="0.157826049479022" calcext:value-type="float">
            <text:p>0,1578</text:p>
          </table:table-cell>
          <table:table-cell table:number-columns-repeated="5"/>
          <table:table-cell>
            <draw:frame draw:z-index="3" draw:style-name="gr1" draw:text-style-name="P1" svg:width="15.999cm" svg:height="8.999cm" svg:x="0.07cm" svg:y="0.338cm">
              <draw:object draw:notify-on-update-of-ranges="Лист1.G71:Лист1.G82 Лист1.I71:Лист1.I8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9+2*RAND()" office:value-type="float" office:value="9.60886035044678" calcext:value-type="float">
            <text:p>9,6089</text:p>
          </table:table-cell>
          <table:table-cell table:formula="of:=NORMINV(RAND();30;5)" office:value-type="float" office:value="34.9759053756907" calcext:value-type="float">
            <text:p>34,9759</text:p>
          </table:table-cell>
          <table:table-cell table:formula="of:=40+20*RAND()" office:value-type="float" office:value="53.8349636062048" calcext:value-type="float">
            <text:p>53,8350</text:p>
          </table:table-cell>
          <table:table-cell table:formula="of:=([.C70]*[.D70]+[.B70]*[.D70]+[.B70]*[.C70])/([.B70]*[.C70]*[.D70])" office:value-type="float" office:value="0.151237014430039" calcext:value-type="float">
            <text:p>0,1512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 частота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9+2*RAND()" office:value-type="float" office:value="10.6051624247339" calcext:value-type="float">
            <text:p>10,6052</text:p>
          </table:table-cell>
          <table:table-cell table:formula="of:=NORMINV(RAND();30;5)" office:value-type="float" office:value="28.4964792396714" calcext:value-type="float">
            <text:p>28,4965</text:p>
          </table:table-cell>
          <table:table-cell table:formula="of:=40+20*RAND()" office:value-type="float" office:value="49.7700908151455" calcext:value-type="float">
            <text:p>49,7701</text:p>
          </table:table-cell>
          <table:table-cell table:formula="of:=([.C71]*[.D71]+[.B71]*[.D71]+[.B71]*[.C71])/([.B71]*[.C71]*[.D71])" office:value-type="float" office:value="0.149478142514838" calcext:value-type="float">
            <text:p>0,1495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13" calcext:value-type="float">
            <text:p>0,13</text:p>
          </table:table-cell>
          <table:table-cell table:number-matrix-columns-spanned="1" table:number-matrix-rows-spanned="12" table:formula="of:=FREQUENCY([.E2:.E1501];[.H71:.H8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9+2*RAND()" office:value-type="float" office:value="10.2848930608016" calcext:value-type="float">
            <text:p>10,2849</text:p>
          </table:table-cell>
          <table:table-cell table:formula="of:=NORMINV(RAND();30;5)" office:value-type="float" office:value="29.0767694424234" calcext:value-type="float">
            <text:p>29,0768</text:p>
          </table:table-cell>
          <table:table-cell table:formula="of:=40+20*RAND()" office:value-type="float" office:value="50.4192163539119" calcext:value-type="float">
            <text:p>50,4192</text:p>
          </table:table-cell>
          <table:table-cell table:formula="of:=([.C72]*[.D72]+[.B72]*[.D72]+[.B72]*[.C72])/([.B72]*[.C72]*[.D72])" office:value-type="float" office:value="0.151455409007057" calcext:value-type="float">
            <text:p>0,1515</text:p>
          </table:table-cell>
          <table:table-cell/>
          <table:table-cell office:value-type="float" office:value="0.135" calcext:value-type="float">
            <text:p>0,135</text:p>
          </table:table-cell>
          <table:table-cell office:value-type="float" office:value="0.14" calcext:value-type="float">
            <text:p>0,14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9+2*RAND()" office:value-type="float" office:value="9.27282358030789" calcext:value-type="float">
            <text:p>9,2728</text:p>
          </table:table-cell>
          <table:table-cell table:formula="of:=NORMINV(RAND();30;5)" office:value-type="float" office:value="32.2703371491262" calcext:value-type="float">
            <text:p>32,2703</text:p>
          </table:table-cell>
          <table:table-cell table:formula="of:=40+20*RAND()" office:value-type="float" office:value="45.0239129574038" calcext:value-type="float">
            <text:p>45,0239</text:p>
          </table:table-cell>
          <table:table-cell table:formula="of:=([.C73]*[.D73]+[.B73]*[.D73]+[.B73]*[.C73])/([.B73]*[.C73]*[.D73])" office:value-type="float" office:value="0.161040647306959" calcext:value-type="float">
            <text:p>0,1610</text:p>
          </table:table-cell>
          <table:table-cell/>
          <table:table-cell office:value-type="float" office:value="0.145" calcext:value-type="float">
            <text:p>0,145</text:p>
          </table:table-cell>
          <table:table-cell office:value-type="float" office:value="0.15" calcext:value-type="float">
            <text:p>0,15</text:p>
          </table:table-cell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9+2*RAND()" office:value-type="float" office:value="10.1333479264285" calcext:value-type="float">
            <text:p>10,1333</text:p>
          </table:table-cell>
          <table:table-cell table:formula="of:=NORMINV(RAND();30;5)" office:value-type="float" office:value="31.4693799290695" calcext:value-type="float">
            <text:p>31,4694</text:p>
          </table:table-cell>
          <table:table-cell table:formula="of:=40+20*RAND()" office:value-type="float" office:value="48.391140459571" calcext:value-type="float">
            <text:p>48,3911</text:p>
          </table:table-cell>
          <table:table-cell table:formula="of:=([.C74]*[.D74]+[.B74]*[.D74]+[.B74]*[.C74])/([.B74]*[.C74]*[.D74])" office:value-type="float" office:value="0.151125929121007" calcext:value-type="float">
            <text:p>0,1511</text:p>
          </table:table-cell>
          <table:table-cell/>
          <table:table-cell office:value-type="float" office:value="0.155" calcext:value-type="float">
            <text:p>0,155</text:p>
          </table:table-cell>
          <table:table-cell office:value-type="float" office:value="0.16" calcext:value-type="float">
            <text:p>0,16</text:p>
          </table:table-cell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9+2*RAND()" office:value-type="float" office:value="10.681987762684" calcext:value-type="float">
            <text:p>10,6820</text:p>
          </table:table-cell>
          <table:table-cell table:formula="of:=NORMINV(RAND();30;5)" office:value-type="float" office:value="33.1785667201144" calcext:value-type="float">
            <text:p>33,1786</text:p>
          </table:table-cell>
          <table:table-cell table:formula="of:=40+20*RAND()" office:value-type="float" office:value="48.6953679588623" calcext:value-type="float">
            <text:p>48,6954</text:p>
          </table:table-cell>
          <table:table-cell table:formula="of:=([.C75]*[.D75]+[.B75]*[.D75]+[.B75]*[.C75])/([.B75]*[.C75]*[.D75])" office:value-type="float" office:value="0.144291308904594" calcext:value-type="float">
            <text:p>0,1443</text:p>
          </table:table-cell>
          <table:table-cell/>
          <table:table-cell office:value-type="float" office:value="0.165" calcext:value-type="float">
            <text:p>0,165</text:p>
          </table:table-cell>
          <table:table-cell office:value-type="float" office:value="0.17" calcext:value-type="float">
            <text:p>0,17</text:p>
          </table:table-cell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9+2*RAND()" office:value-type="float" office:value="9.48527555377223" calcext:value-type="float">
            <text:p>9,4853</text:p>
          </table:table-cell>
          <table:table-cell table:formula="of:=NORMINV(RAND();30;5)" office:value-type="float" office:value="29.6384731695395" calcext:value-type="float">
            <text:p>29,6385</text:p>
          </table:table-cell>
          <table:table-cell table:formula="of:=40+20*RAND()" office:value-type="float" office:value="42.1369320643134" calcext:value-type="float">
            <text:p>42,1369</text:p>
          </table:table-cell>
          <table:table-cell table:formula="of:=([.C76]*[.D76]+[.B76]*[.D76]+[.B76]*[.C76])/([.B76]*[.C76]*[.D76])" office:value-type="float" office:value="0.162898642765743" calcext:value-type="float">
            <text:p>0,1629</text:p>
          </table:table-cell>
          <table:table-cell/>
          <table:table-cell office:value-type="float" office:value="0.175" calcext:value-type="float">
            <text:p>0,175</text:p>
          </table:table-cell>
          <table:table-cell office:value-type="float" office:value="0.18" calcext:value-type="float">
            <text:p>0,18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9+2*RAND()" office:value-type="float" office:value="9.98813032195903" calcext:value-type="float">
            <text:p>9,9881</text:p>
          </table:table-cell>
          <table:table-cell table:formula="of:=NORMINV(RAND();30;5)" office:value-type="float" office:value="28.7051399029489" calcext:value-type="float">
            <text:p>28,7051</text:p>
          </table:table-cell>
          <table:table-cell table:formula="of:=40+20*RAND()" office:value-type="float" office:value="40.535584401805" calcext:value-type="float">
            <text:p>40,5356</text:p>
          </table:table-cell>
          <table:table-cell table:formula="of:=([.C77]*[.D77]+[.B77]*[.D77]+[.B77]*[.C77])/([.B77]*[.C77]*[.D77])" office:value-type="float" office:value="0.159625487005891" calcext:value-type="float">
            <text:p>0,1596</text:p>
          </table:table-cell>
          <table:table-cell/>
          <table:table-cell office:value-type="float" office:value="0.185" calcext:value-type="float">
            <text:p>0,185</text:p>
          </table:table-cell>
          <table:table-cell office:value-type="float" office:value="0.19" calcext:value-type="float">
            <text:p>0,1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9+2*RAND()" office:value-type="float" office:value="9.3316861980129" calcext:value-type="float">
            <text:p>9,3317</text:p>
          </table:table-cell>
          <table:table-cell table:formula="of:=NORMINV(RAND();30;5)" office:value-type="float" office:value="32.2545181126882" calcext:value-type="float">
            <text:p>32,2545</text:p>
          </table:table-cell>
          <table:table-cell table:formula="of:=40+20*RAND()" office:value-type="float" office:value="46.1957144294865" calcext:value-type="float">
            <text:p>46,1957</text:p>
          </table:table-cell>
          <table:table-cell table:formula="of:=([.C78]*[.D78]+[.B78]*[.D78]+[.B78]*[.C78])/([.B78]*[.C78]*[.D78])" office:value-type="float" office:value="0.1598122070409" calcext:value-type="float">
            <text:p>0,1598</text:p>
          </table:table-cell>
          <table:table-cell/>
          <table:table-cell office:value-type="float" office:value="0.195" calcext:value-type="float">
            <text:p>0,19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9+2*RAND()" office:value-type="float" office:value="9.97222255007364" calcext:value-type="float">
            <text:p>9,9722</text:p>
          </table:table-cell>
          <table:table-cell table:formula="of:=NORMINV(RAND();30;5)" office:value-type="float" office:value="22.193497713839" calcext:value-type="float">
            <text:p>22,1935</text:p>
          </table:table-cell>
          <table:table-cell table:formula="of:=40+20*RAND()" office:value-type="float" office:value="44.8209723155014" calcext:value-type="float">
            <text:p>44,8210</text:p>
          </table:table-cell>
          <table:table-cell table:formula="of:=([.C79]*[.D79]+[.B79]*[.D79]+[.B79]*[.C79])/([.B79]*[.C79]*[.D79])" office:value-type="float" office:value="0.167647774733897" calcext:value-type="float">
            <text:p>0,1676</text:p>
          </table:table-cell>
          <table:table-cell/>
          <table:table-cell office:value-type="float" office:value="0.205" calcext:value-type="float">
            <text:p>0,205</text:p>
          </table:table-cell>
          <table:table-cell office:value-type="float" office:value="0.21" calcext:value-type="float">
            <text:p>0,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9+2*RAND()" office:value-type="float" office:value="10.1432154292706" calcext:value-type="float">
            <text:p>10,1432</text:p>
          </table:table-cell>
          <table:table-cell table:formula="of:=NORMINV(RAND();30;5)" office:value-type="float" office:value="28.0435760689901" calcext:value-type="float">
            <text:p>28,0436</text:p>
          </table:table-cell>
          <table:table-cell table:formula="of:=40+20*RAND()" office:value-type="float" office:value="56.398485575337" calcext:value-type="float">
            <text:p>56,3985</text:p>
          </table:table-cell>
          <table:table-cell table:formula="of:=([.C80]*[.D80]+[.B80]*[.D80]+[.B80]*[.C80])/([.B80]*[.C80]*[.D80])" office:value-type="float" office:value="0.15197782968719" calcext:value-type="float">
            <text:p>0,1520</text:p>
          </table:table-cell>
          <table:table-cell/>
          <table:table-cell office:value-type="float" office:value="0.215" calcext:value-type="float">
            <text:p>0,215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9+2*RAND()" office:value-type="float" office:value="10.9047517410945" calcext:value-type="float">
            <text:p>10,9048</text:p>
          </table:table-cell>
          <table:table-cell table:formula="of:=NORMINV(RAND();30;5)" office:value-type="float" office:value="29.9826973864118" calcext:value-type="float">
            <text:p>29,9827</text:p>
          </table:table-cell>
          <table:table-cell table:formula="of:=40+20*RAND()" office:value-type="float" office:value="57.9041036800481" calcext:value-type="float">
            <text:p>57,9041</text:p>
          </table:table-cell>
          <table:table-cell table:formula="of:=([.C81]*[.D81]+[.B81]*[.D81]+[.B81]*[.C81])/([.B81]*[.C81]*[.D81])" office:value-type="float" office:value="0.142325644949387" calcext:value-type="float">
            <text:p>0,1423</text:p>
          </table:table-cell>
          <table:table-cell/>
          <table:table-cell office:value-type="float" office:value="0.225" calcext:value-type="float">
            <text:p>0,225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9+2*RAND()" office:value-type="float" office:value="9.82579624070786" calcext:value-type="float">
            <text:p>9,8258</text:p>
          </table:table-cell>
          <table:table-cell table:formula="of:=NORMINV(RAND();30;5)" office:value-type="float" office:value="33.4854650022599" calcext:value-type="float">
            <text:p>33,4855</text:p>
          </table:table-cell>
          <table:table-cell table:formula="of:=40+20*RAND()" office:value-type="float" office:value="51.0857061459683" calcext:value-type="float">
            <text:p>51,0857</text:p>
          </table:table-cell>
          <table:table-cell table:formula="of:=([.C82]*[.D82]+[.B82]*[.D82]+[.B82]*[.C82])/([.B82]*[.C82]*[.D82])" office:value-type="float" office:value="0.151211573309325" calcext:value-type="float">
            <text:p>0,1512</text:p>
          </table:table-cell>
          <table:table-cell/>
          <table:table-cell office:value-type="float" office:value="0.235" calcext:value-type="float">
            <text:p>0,235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9+2*RAND()" office:value-type="float" office:value="9.96768451086246" calcext:value-type="float">
            <text:p>9,9677</text:p>
          </table:table-cell>
          <table:table-cell table:formula="of:=NORMINV(RAND();30;5)" office:value-type="float" office:value="19.4949595738596" calcext:value-type="float">
            <text:p>19,4950</text:p>
          </table:table-cell>
          <table:table-cell table:formula="of:=40+20*RAND()" office:value-type="float" office:value="53.8366815750487" calcext:value-type="float">
            <text:p>53,8367</text:p>
          </table:table-cell>
          <table:table-cell table:formula="of:=([.C83]*[.D83]+[.B83]*[.D83]+[.B83]*[.C83])/([.B83]*[.C83]*[.D83])" office:value-type="float" office:value="0.170194208948871" calcext:value-type="float">
            <text:p>0,170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9+2*RAND()" office:value-type="float" office:value="9.58105261274613" calcext:value-type="float">
            <text:p>9,5811</text:p>
          </table:table-cell>
          <table:table-cell table:formula="of:=NORMINV(RAND();30;5)" office:value-type="float" office:value="33.2599671482285" calcext:value-type="float">
            <text:p>33,2600</text:p>
          </table:table-cell>
          <table:table-cell table:formula="of:=40+20*RAND()" office:value-type="float" office:value="41.1640071473084" calcext:value-type="float">
            <text:p>41,1640</text:p>
          </table:table-cell>
          <table:table-cell table:formula="of:=([.C84]*[.D84]+[.B84]*[.D84]+[.B84]*[.C84])/([.B84]*[.C84]*[.D84])" office:value-type="float" office:value="0.158731908168693" calcext:value-type="float">
            <text:p>0,1587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9+2*RAND()" office:value-type="float" office:value="9.66298141214065" calcext:value-type="float">
            <text:p>9,6630</text:p>
          </table:table-cell>
          <table:table-cell table:formula="of:=NORMINV(RAND();30;5)" office:value-type="float" office:value="20.9087395785948" calcext:value-type="float">
            <text:p>20,9087</text:p>
          </table:table-cell>
          <table:table-cell table:formula="of:=40+20*RAND()" office:value-type="float" office:value="51.8878465914167" calcext:value-type="float">
            <text:p>51,8878</text:p>
          </table:table-cell>
          <table:table-cell table:formula="of:=([.C85]*[.D85]+[.B85]*[.D85]+[.B85]*[.C85])/([.B85]*[.C85]*[.D85])" office:value-type="float" office:value="0.170586955136824" calcext:value-type="float">
            <text:p>0,1706</text:p>
          </table:table-cell>
          <table:table-cell/>
          <table:table-cell office:value-type="string" calcext:value-type="string">
            <text:p>мин Rобщ=</text:p>
          </table:table-cell>
          <table:table-cell table:formula="of:=MIN([.E2:.E1501])" office:value-type="float" office:value="0.134596392979336" calcext:value-type="float">
            <text:p>0,134596392979336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9+2*RAND()" office:value-type="float" office:value="9.30204754066654" calcext:value-type="float">
            <text:p>9,3020</text:p>
          </table:table-cell>
          <table:table-cell table:formula="of:=NORMINV(RAND();30;5)" office:value-type="float" office:value="26.2017237132444" calcext:value-type="float">
            <text:p>26,2017</text:p>
          </table:table-cell>
          <table:table-cell table:formula="of:=40+20*RAND()" office:value-type="float" office:value="50.6497790594585" calcext:value-type="float">
            <text:p>50,6498</text:p>
          </table:table-cell>
          <table:table-cell table:formula="of:=([.C86]*[.D86]+[.B86]*[.D86]+[.B86]*[.C86])/([.B86]*[.C86]*[.D86])" office:value-type="float" office:value="0.165412063956538" calcext:value-type="float">
            <text:p>0,1654</text:p>
          </table:table-cell>
          <table:table-cell/>
          <table:table-cell office:value-type="string" calcext:value-type="string">
            <text:p>макс Rобщ=</text:p>
          </table:table-cell>
          <table:table-cell table:formula="of:=MAX([.E2:.E1501])" office:value-type="float" office:value="0.22514250173103" calcext:value-type="float">
            <text:p>0,2251425017310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9+2*RAND()" office:value-type="float" office:value="9.95489524467848" calcext:value-type="float">
            <text:p>9,9549</text:p>
          </table:table-cell>
          <table:table-cell table:formula="of:=NORMINV(RAND();30;5)" office:value-type="float" office:value="29.672534240569" calcext:value-type="float">
            <text:p>29,6725</text:p>
          </table:table-cell>
          <table:table-cell table:formula="of:=40+20*RAND()" office:value-type="float" office:value="57.5441356585361" calcext:value-type="float">
            <text:p>57,5441</text:p>
          </table:table-cell>
          <table:table-cell table:formula="of:=([.C87]*[.D87]+[.B87]*[.D87]+[.B87]*[.C87])/([.B87]*[.C87]*[.D87])" office:value-type="float" office:value="0.151532256268051" calcext:value-type="float">
            <text:p>0,1515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9+2*RAND()" office:value-type="float" office:value="9.26517174183391" calcext:value-type="float">
            <text:p>9,2652</text:p>
          </table:table-cell>
          <table:table-cell table:formula="of:=NORMINV(RAND();30;5)" office:value-type="float" office:value="35.643161884719" calcext:value-type="float">
            <text:p>35,6432</text:p>
          </table:table-cell>
          <table:table-cell table:formula="of:=40+20*RAND()" office:value-type="float" office:value="41.6262456518598" calcext:value-type="float">
            <text:p>41,6262</text:p>
          </table:table-cell>
          <table:table-cell table:formula="of:=([.C88]*[.D88]+[.B88]*[.D88]+[.B88]*[.C88])/([.B88]*[.C88]*[.D88])" office:value-type="float" office:value="0.160010258274723" calcext:value-type="float">
            <text:p>0,160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9+2*RAND()" office:value-type="float" office:value="9.39724909025244" calcext:value-type="float">
            <text:p>9,3972</text:p>
          </table:table-cell>
          <table:table-cell table:formula="of:=NORMINV(RAND();30;5)" office:value-type="float" office:value="22.1827673869626" calcext:value-type="float">
            <text:p>22,1828</text:p>
          </table:table-cell>
          <table:table-cell table:formula="of:=40+20*RAND()" office:value-type="float" office:value="49.9131706892513" calcext:value-type="float">
            <text:p>49,9132</text:p>
          </table:table-cell>
          <table:table-cell table:formula="of:=([.C89]*[.D89]+[.B89]*[.D89]+[.B89]*[.C89])/([.B89]*[.C89]*[.D89])" office:value-type="float" office:value="0.171528951103395" calcext:value-type="float">
            <text:p>0,1715</text:p>
          </table:table-cell>
          <table:table-cell table:number-columns-repeated="2"/>
          <table:table-cell office:value-type="string" calcext:value-type="string">
            <text:p>Итого</text:p>
          </table:table-cell>
          <table:table-cell table:formula="of:=SUM([.I71:.I82])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9+2*RAND()" office:value-type="float" office:value="10.6648362225387" calcext:value-type="float">
            <text:p>10,6648</text:p>
          </table:table-cell>
          <table:table-cell table:formula="of:=NORMINV(RAND();30;5)" office:value-type="float" office:value="21.5081802989524" calcext:value-type="float">
            <text:p>21,5082</text:p>
          </table:table-cell>
          <table:table-cell table:formula="of:=40+20*RAND()" office:value-type="float" office:value="56.1049339058809" calcext:value-type="float">
            <text:p>56,1049</text:p>
          </table:table-cell>
          <table:table-cell table:formula="of:=([.C90]*[.D90]+[.B90]*[.D90]+[.B90]*[.C90])/([.B90]*[.C90]*[.D90])" office:value-type="float" office:value="0.158083772961006" calcext:value-type="float">
            <text:p>0,1581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9+2*RAND()" office:value-type="float" office:value="10.3676039169077" calcext:value-type="float">
            <text:p>10,3676</text:p>
          </table:table-cell>
          <table:table-cell table:formula="of:=NORMINV(RAND();30;5)" office:value-type="float" office:value="35.1601400838999" calcext:value-type="float">
            <text:p>35,1601</text:p>
          </table:table-cell>
          <table:table-cell table:formula="of:=40+20*RAND()" office:value-type="float" office:value="52.8928846516646" calcext:value-type="float">
            <text:p>52,8929</text:p>
          </table:table-cell>
          <table:table-cell table:formula="of:=([.C91]*[.D91]+[.B91]*[.D91]+[.B91]*[.C91])/([.B91]*[.C91]*[.D91])" office:value-type="float" office:value="0.143801734118218" calcext:value-type="float">
            <text:p>0,1438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9+2*RAND()" office:value-type="float" office:value="9.51194092794322" calcext:value-type="float">
            <text:p>9,5119</text:p>
          </table:table-cell>
          <table:table-cell table:formula="of:=NORMINV(RAND();30;5)" office:value-type="float" office:value="35.7761339465464" calcext:value-type="float">
            <text:p>35,7761</text:p>
          </table:table-cell>
          <table:table-cell table:formula="of:=40+20*RAND()" office:value-type="float" office:value="50.8653280301951" calcext:value-type="float">
            <text:p>50,8653</text:p>
          </table:table-cell>
          <table:table-cell table:formula="of:=([.C92]*[.D92]+[.B92]*[.D92]+[.B92]*[.C92])/([.B92]*[.C92]*[.D92])" office:value-type="float" office:value="0.152742366571909" calcext:value-type="float">
            <text:p>0,1527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9+2*RAND()" office:value-type="float" office:value="9.31065354007296" calcext:value-type="float">
            <text:p>9,3107</text:p>
          </table:table-cell>
          <table:table-cell table:formula="of:=NORMINV(RAND();30;5)" office:value-type="float" office:value="24.7730147462754" calcext:value-type="float">
            <text:p>24,7730</text:p>
          </table:table-cell>
          <table:table-cell table:formula="of:=40+20*RAND()" office:value-type="float" office:value="44.2279065470211" calcext:value-type="float">
            <text:p>44,2279</text:p>
          </table:table-cell>
          <table:table-cell table:formula="of:=([.C93]*[.D93]+[.B93]*[.D93]+[.B93]*[.C93])/([.B93]*[.C93]*[.D93])" office:value-type="float" office:value="0.170380509172967" calcext:value-type="float">
            <text:p>0,1704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9+2*RAND()" office:value-type="float" office:value="9.52079369942658" calcext:value-type="float">
            <text:p>9,5208</text:p>
          </table:table-cell>
          <table:table-cell table:formula="of:=NORMINV(RAND();30;5)" office:value-type="float" office:value="35.2944222013538" calcext:value-type="float">
            <text:p>35,2944</text:p>
          </table:table-cell>
          <table:table-cell table:formula="of:=40+20*RAND()" office:value-type="float" office:value="44.4655322399922" calcext:value-type="float">
            <text:p>44,4655</text:p>
          </table:table-cell>
          <table:table-cell table:formula="of:=([.C94]*[.D94]+[.B94]*[.D94]+[.B94]*[.C94])/([.B94]*[.C94]*[.D94])" office:value-type="float" office:value="0.155855678208464" calcext:value-type="float">
            <text:p>0,1559</text:p>
          </table:table-cell>
          <table:table-cell/>
          <table:table-cell table:style-name="ce5" office:value-type="string" calcext:value-type="string">
            <text:p>Нижняя граница</text:p>
          </table:table-cell>
          <table:table-cell table:style-name="ce10"/>
          <table:table-cell table:style-name="ce5" office:value-type="string" calcext:value-type="string">
            <text:p>Значение</text:p>
          </table:table-cell>
          <table:table-cell table:style-name="ce12"/>
          <table:table-cell table:style-name="ce10" office:value-type="string" calcext:value-type="string">
            <text:p>Кол-во значений ниже границы</text:p>
          </table:table-cell>
          <table:table-cell table:style-name="ce10" table:number-columns-repeated="2"/>
          <table:table-cell table:style-name="ce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9+2*RAND()" office:value-type="float" office:value="10.9026227963623" calcext:value-type="float">
            <text:p>10,9026</text:p>
          </table:table-cell>
          <table:table-cell table:formula="of:=NORMINV(RAND();30;5)" office:value-type="float" office:value="30.6267823970225" calcext:value-type="float">
            <text:p>30,6268</text:p>
          </table:table-cell>
          <table:table-cell table:formula="of:=40+20*RAND()" office:value-type="float" office:value="45.6837052782066" calcext:value-type="float">
            <text:p>45,6837</text:p>
          </table:table-cell>
          <table:table-cell table:formula="of:=([.C95]*[.D95]+[.B95]*[.D95]+[.B95]*[.C95])/([.B95]*[.C95]*[.D95])" office:value-type="float" office:value="0.146261852939757" calcext:value-type="float">
            <text:p>0,1463</text:p>
          </table:table-cell>
          <table:table-cell/>
          <table:table-cell table:style-name="ce6" office:value-type="string" calcext:value-type="string">
            <text:p>R-</text:p>
          </table:table-cell>
          <table:table-cell table:style-name="ce8"/>
          <table:table-cell table:style-name="ce6" table:formula="of:=MIN(AVERAGE([.E2:.E1501]);MEDIAN([.E2:.E1501])-STDEV([.E2:.E1501]))" office:value-type="float" office:value="0.146010088750119" calcext:value-type="float">
            <text:p>0,146010088750119</text:p>
          </table:table-cell>
          <table:table-cell table:style-name="ce13"/>
          <table:table-cell table:style-name="ce8" table:formula="of:=COUNTIF([.E2:.E1501];&quot;&lt;&quot;&amp;[.I95])" office:value-type="float" office:value="229" calcext:value-type="float">
            <text:p>229</text:p>
          </table:table-cell>
          <table:table-cell table:style-name="ce8" table:number-columns-repeated="2"/>
          <table:table-cell table:style-name="ce1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9+2*RAND()" office:value-type="float" office:value="9.41335519892164" calcext:value-type="float">
            <text:p>9,4134</text:p>
          </table:table-cell>
          <table:table-cell table:formula="of:=NORMINV(RAND();30;5)" office:value-type="float" office:value="29.1747636788662" calcext:value-type="float">
            <text:p>29,1748</text:p>
          </table:table-cell>
          <table:table-cell table:formula="of:=40+20*RAND()" office:value-type="float" office:value="49.7855714266188" calcext:value-type="float">
            <text:p>49,7856</text:p>
          </table:table-cell>
          <table:table-cell table:formula="of:=([.C96]*[.D96]+[.B96]*[.D96]+[.B96]*[.C96])/([.B96]*[.C96]*[.D96])" office:value-type="float" office:value="0.160594387515811" calcext:value-type="float">
            <text:p>0,1606</text:p>
          </table:table-cell>
          <table:table-cell/>
          <table:table-cell table:style-name="ce5" office:value-type="string" calcext:value-type="string">
            <text:p>Верхняя граница</text:p>
          </table:table-cell>
          <table:table-cell table:style-name="ce10"/>
          <table:table-cell table:style-name="ce5" office:value-type="string" calcext:value-type="string">
            <text:p>Значение</text:p>
          </table:table-cell>
          <table:table-cell table:style-name="ce12"/>
          <table:table-cell table:style-name="ce10" office:value-type="string" calcext:value-type="string">
            <text:p>Кол-во значений выше границы</text:p>
          </table:table-cell>
          <table:table-cell table:style-name="ce10" table:number-columns-repeated="2"/>
          <table:table-cell table:style-name="ce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9+2*RAND()" office:value-type="float" office:value="9.28320582420565" calcext:value-type="float">
            <text:p>9,2832</text:p>
          </table:table-cell>
          <table:table-cell table:formula="of:=NORMINV(RAND();30;5)" office:value-type="float" office:value="24.932331981989" calcext:value-type="float">
            <text:p>24,9323</text:p>
          </table:table-cell>
          <table:table-cell table:formula="of:=40+20*RAND()" office:value-type="float" office:value="58.5353697394021" calcext:value-type="float">
            <text:p>58,5354</text:p>
          </table:table-cell>
          <table:table-cell table:formula="of:=([.C97]*[.D97]+[.B97]*[.D97]+[.B97]*[.C97])/([.B97]*[.C97]*[.D97])" office:value-type="float" office:value="0.164913658556903" calcext:value-type="float">
            <text:p>0,1649</text:p>
          </table:table-cell>
          <table:table-cell/>
          <table:table-cell table:style-name="ce7" office:value-type="string" calcext:value-type="string">
            <text:p>R+</text:p>
          </table:table-cell>
          <table:table-cell table:style-name="ce11"/>
          <table:table-cell table:style-name="ce7" table:formula="of:=MAX(AVERAGE([.E2:.E1501]);MEDIAN([.E2:.E1501]))+STDEV([.E2:.E1501])" office:value-type="float" office:value="0.163876689329674" calcext:value-type="float">
            <text:p>0,163876689329674</text:p>
          </table:table-cell>
          <table:table-cell table:style-name="ce14"/>
          <table:table-cell table:style-name="ce11" table:formula="of:=COUNTIF([.E2:.E1501];&quot;&gt;&quot;&amp;[.I97])" office:value-type="float" office:value="222" calcext:value-type="float">
            <text:p>222</text:p>
          </table:table-cell>
          <table:table-cell table:style-name="ce11" table:number-columns-repeated="2"/>
          <table:table-cell table:style-name="ce1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9+2*RAND()" office:value-type="float" office:value="9.09863559645601" calcext:value-type="float">
            <text:p>9,0986</text:p>
          </table:table-cell>
          <table:table-cell table:formula="of:=NORMINV(RAND();30;5)" office:value-type="float" office:value="37.0735521247071" calcext:value-type="float">
            <text:p>37,0736</text:p>
          </table:table-cell>
          <table:table-cell table:formula="of:=40+20*RAND()" office:value-type="float" office:value="49.3651906936429" calcext:value-type="float">
            <text:p>49,3652</text:p>
          </table:table-cell>
          <table:table-cell table:formula="of:=([.C98]*[.D98]+[.B98]*[.D98]+[.B98]*[.C98])/([.B98]*[.C98]*[.D98])" office:value-type="float" office:value="0.157137184436722" calcext:value-type="float">
            <text:p>0,1571</text:p>
          </table:table-cell>
          <table:table-cell/>
          <table:table-cell table:style-name="ce8"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9+2*RAND()" office:value-type="float" office:value="10.5367363931146" calcext:value-type="float">
            <text:p>10,5367</text:p>
          </table:table-cell>
          <table:table-cell table:formula="of:=NORMINV(RAND();30;5)" office:value-type="float" office:value="30.2323711176419" calcext:value-type="float">
            <text:p>30,2324</text:p>
          </table:table-cell>
          <table:table-cell table:formula="of:=40+20*RAND()" office:value-type="float" office:value="57.0399165828712" calcext:value-type="float">
            <text:p>57,0399</text:p>
          </table:table-cell>
          <table:table-cell table:formula="of:=([.C99]*[.D99]+[.B99]*[.D99]+[.B99]*[.C99])/([.B99]*[.C99]*[.D99])" office:value-type="float" office:value="0.145514757198169" calcext:value-type="float">
            <text:p>0,1455</text:p>
          </table:table-cell>
          <table:table-cell/>
          <table:table-cell table:style-name="ce8"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9+2*RAND()" office:value-type="float" office:value="9.15991909685545" calcext:value-type="float">
            <text:p>9,1599</text:p>
          </table:table-cell>
          <table:table-cell table:formula="of:=NORMINV(RAND();30;5)" office:value-type="float" office:value="22.9544113447633" calcext:value-type="float">
            <text:p>22,9544</text:p>
          </table:table-cell>
          <table:table-cell table:formula="of:=40+20*RAND()" office:value-type="float" office:value="58.5978090693243" calcext:value-type="float">
            <text:p>58,5978</text:p>
          </table:table-cell>
          <table:table-cell table:formula="of:=([.C100]*[.D100]+[.B100]*[.D100]+[.B100]*[.C100])/([.B100]*[.C100]*[.D100])" office:value-type="float" office:value="0.169801365318376" calcext:value-type="float">
            <text:p>0,1698</text:p>
          </table:table-cell>
          <table:table-cell/>
          <table:table-cell table:style-name="ce8" office:value-type="string" calcext:value-type="string">
            <text:p>Вероятность попадания в интервал от R- до R+</text:p>
          </table:table-cell>
          <table:table-cell table:style-name="ce8"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9+2*RAND()" office:value-type="float" office:value="9.15695474087261" calcext:value-type="float">
            <text:p>9,1570</text:p>
          </table:table-cell>
          <table:table-cell table:formula="of:=NORMINV(RAND();30;5)" office:value-type="float" office:value="32.6713612895092" calcext:value-type="float">
            <text:p>32,6714</text:p>
          </table:table-cell>
          <table:table-cell table:formula="of:=40+20*RAND()" office:value-type="float" office:value="49.96778403176" calcext:value-type="float">
            <text:p>49,9678</text:p>
          </table:table-cell>
          <table:table-cell table:formula="of:=([.C101]*[.D101]+[.B101]*[.D101]+[.B101]*[.C101])/([.B101]*[.C101]*[.D101])" office:value-type="float" office:value="0.159827352468956" calcext:value-type="float">
            <text:p>0,1598</text:p>
          </table:table-cell>
          <table:table-cell/>
          <table:table-cell table:style-name="ce8" office:value-type="string" calcext:value-type="string">
            <text:p>P(R)=(n- R- - R+)/n</text:p>
          </table:table-cell>
          <table:table-cell table:style-name="ce8"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9+2*RAND()" office:value-type="float" office:value="10.0872436517384" calcext:value-type="float">
            <text:p>10,0872</text:p>
          </table:table-cell>
          <table:table-cell table:formula="of:=NORMINV(RAND();30;5)" office:value-type="float" office:value="31.1365714361561" calcext:value-type="float">
            <text:p>31,1366</text:p>
          </table:table-cell>
          <table:table-cell table:formula="of:=40+20*RAND()" office:value-type="float" office:value="56.1467647529207" calcext:value-type="float">
            <text:p>56,1468</text:p>
          </table:table-cell>
          <table:table-cell table:formula="of:=([.C102]*[.D102]+[.B102]*[.D102]+[.B102]*[.C102])/([.B102]*[.C102]*[.D102])" office:value-type="float" office:value="0.1490621482911" calcext:value-type="float">
            <text:p>0,1491</text:p>
          </table:table-cell>
          <table:table-cell/>
          <table:table-cell table:style-name="ce9" office:value-type="string" calcext:value-type="string">
            <text:p>P(S)</text:p>
          </table:table-cell>
          <table:table-cell table:style-name="ce9" table:formula="of:=(1500-[.K95]-[.K97])/1500" office:value-type="float" office:value="0.699333333333333" calcext:value-type="float">
            <text:p>0,699333333333333</text:p>
          </table:table-cell>
          <table:table-cell table:style-name="ce8"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9+2*RAND()" office:value-type="float" office:value="9.80735083320178" calcext:value-type="float">
            <text:p>9,8074</text:p>
          </table:table-cell>
          <table:table-cell table:formula="of:=NORMINV(RAND();30;5)" office:value-type="float" office:value="25.8660118660275" calcext:value-type="float">
            <text:p>25,8660</text:p>
          </table:table-cell>
          <table:table-cell table:formula="of:=40+20*RAND()" office:value-type="float" office:value="40.9740780270658" calcext:value-type="float">
            <text:p>40,9741</text:p>
          </table:table-cell>
          <table:table-cell table:formula="of:=([.C103]*[.D103]+[.B103]*[.D103]+[.B103]*[.C103])/([.B103]*[.C103]*[.D103])" office:value-type="float" office:value="0.165030781122622" calcext:value-type="float">
            <text:p>0,165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9+2*RAND()" office:value-type="float" office:value="10.366424189182" calcext:value-type="float">
            <text:p>10,3664</text:p>
          </table:table-cell>
          <table:table-cell table:formula="of:=NORMINV(RAND();30;5)" office:value-type="float" office:value="36.27547907243" calcext:value-type="float">
            <text:p>36,2755</text:p>
          </table:table-cell>
          <table:table-cell table:formula="of:=40+20*RAND()" office:value-type="float" office:value="50.3896441147663" calcext:value-type="float">
            <text:p>50,3896</text:p>
          </table:table-cell>
          <table:table-cell table:formula="of:=([.C104]*[.D104]+[.B104]*[.D104]+[.B104]*[.C104])/([.B104]*[.C104]*[.D104])" office:value-type="float" office:value="0.14387745735562" calcext:value-type="float">
            <text:p>0,1439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9+2*RAND()" office:value-type="float" office:value="9.23913758690469" calcext:value-type="float">
            <text:p>9,2391</text:p>
          </table:table-cell>
          <table:table-cell table:formula="of:=NORMINV(RAND();30;5)" office:value-type="float" office:value="32.9180643292072" calcext:value-type="float">
            <text:p>32,9181</text:p>
          </table:table-cell>
          <table:table-cell table:formula="of:=40+20*RAND()" office:value-type="float" office:value="54.7894341056235" calcext:value-type="float">
            <text:p>54,7894</text:p>
          </table:table-cell>
          <table:table-cell table:formula="of:=([.C105]*[.D105]+[.B105]*[.D105]+[.B105]*[.C105])/([.B105]*[.C105]*[.D105])" office:value-type="float" office:value="0.156865361538835" calcext:value-type="float">
            <text:p>0,1569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9+2*RAND()" office:value-type="float" office:value="9.46759956539609" calcext:value-type="float">
            <text:p>9,4676</text:p>
          </table:table-cell>
          <table:table-cell table:formula="of:=NORMINV(RAND();30;5)" office:value-type="float" office:value="33.1784673211608" calcext:value-type="float">
            <text:p>33,1785</text:p>
          </table:table-cell>
          <table:table-cell table:formula="of:=40+20*RAND()" office:value-type="float" office:value="41.0739175719209" calcext:value-type="float">
            <text:p>41,0739</text:p>
          </table:table-cell>
          <table:table-cell table:formula="of:=([.C106]*[.D106]+[.B106]*[.D106]+[.B106]*[.C106])/([.B106]*[.C106]*[.D106])" office:value-type="float" office:value="0.160109774734887" calcext:value-type="float">
            <text:p>0,1601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9+2*RAND()" office:value-type="float" office:value="10.6631086987909" calcext:value-type="float">
            <text:p>10,6631</text:p>
          </table:table-cell>
          <table:table-cell table:formula="of:=NORMINV(RAND();30;5)" office:value-type="float" office:value="25.1702467637055" calcext:value-type="float">
            <text:p>25,1702</text:p>
          </table:table-cell>
          <table:table-cell table:formula="of:=40+20*RAND()" office:value-type="float" office:value="56.617002717685" calcext:value-type="float">
            <text:p>56,6170</text:p>
          </table:table-cell>
          <table:table-cell table:formula="of:=([.C107]*[.D107]+[.B107]*[.D107]+[.B107]*[.C107])/([.B107]*[.C107]*[.D107])" office:value-type="float" office:value="0.151173267913287" calcext:value-type="float">
            <text:p>0,1512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9+2*RAND()" office:value-type="float" office:value="10.6801722564269" calcext:value-type="float">
            <text:p>10,6802</text:p>
          </table:table-cell>
          <table:table-cell table:formula="of:=NORMINV(RAND();30;5)" office:value-type="float" office:value="35.5863370392458" calcext:value-type="float">
            <text:p>35,5863</text:p>
          </table:table-cell>
          <table:table-cell table:formula="of:=40+20*RAND()" office:value-type="float" office:value="59.8441218980588" calcext:value-type="float">
            <text:p>59,8441</text:p>
          </table:table-cell>
          <table:table-cell table:formula="of:=([.C108]*[.D108]+[.B108]*[.D108]+[.B108]*[.C108])/([.B108]*[.C108]*[.D108])" office:value-type="float" office:value="0.138442199980829" calcext:value-type="float">
            <text:p>0,1384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9+2*RAND()" office:value-type="float" office:value="9.7706585007254" calcext:value-type="float">
            <text:p>9,7707</text:p>
          </table:table-cell>
          <table:table-cell table:formula="of:=NORMINV(RAND();30;5)" office:value-type="float" office:value="31.9170237758686" calcext:value-type="float">
            <text:p>31,9170</text:p>
          </table:table-cell>
          <table:table-cell table:formula="of:=40+20*RAND()" office:value-type="float" office:value="57.5551018747501" calcext:value-type="float">
            <text:p>57,5551</text:p>
          </table:table-cell>
          <table:table-cell table:formula="of:=([.C109]*[.D109]+[.B109]*[.D109]+[.B109]*[.C109])/([.B109]*[.C109]*[.D109])" office:value-type="float" office:value="0.151053143570142" calcext:value-type="float">
            <text:p>0,1511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9+2*RAND()" office:value-type="float" office:value="10.9018444989342" calcext:value-type="float">
            <text:p>10,9018</text:p>
          </table:table-cell>
          <table:table-cell table:formula="of:=NORMINV(RAND();30;5)" office:value-type="float" office:value="33.3372194212719" calcext:value-type="float">
            <text:p>33,3372</text:p>
          </table:table-cell>
          <table:table-cell table:formula="of:=40+20*RAND()" office:value-type="float" office:value="45.9842160413973" calcext:value-type="float">
            <text:p>45,9842</text:p>
          </table:table-cell>
          <table:table-cell table:formula="of:=([.C110]*[.D110]+[.B110]*[.D110]+[.B110]*[.C110])/([.B110]*[.C110]*[.D110])" office:value-type="float" office:value="0.143470692375657" calcext:value-type="float">
            <text:p>0,1435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9+2*RAND()" office:value-type="float" office:value="10.0917900756467" calcext:value-type="float">
            <text:p>10,0918</text:p>
          </table:table-cell>
          <table:table-cell table:formula="of:=NORMINV(RAND();30;5)" office:value-type="float" office:value="28.7191007421153" calcext:value-type="float">
            <text:p>28,7191</text:p>
          </table:table-cell>
          <table:table-cell table:formula="of:=40+20*RAND()" office:value-type="float" office:value="53.9414183446206" calcext:value-type="float">
            <text:p>53,9414</text:p>
          </table:table-cell>
          <table:table-cell table:formula="of:=([.C111]*[.D111]+[.B111]*[.D111]+[.B111]*[.C111])/([.B111]*[.C111]*[.D111])" office:value-type="float" office:value="0.152449109856756" calcext:value-type="float">
            <text:p>0,152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9+2*RAND()" office:value-type="float" office:value="10.3490294313524" calcext:value-type="float">
            <text:p>10,3490</text:p>
          </table:table-cell>
          <table:table-cell table:formula="of:=NORMINV(RAND();30;5)" office:value-type="float" office:value="31.7973607847624" calcext:value-type="float">
            <text:p>31,7974</text:p>
          </table:table-cell>
          <table:table-cell table:formula="of:=40+20*RAND()" office:value-type="float" office:value="43.7450521881692" calcext:value-type="float">
            <text:p>43,7451</text:p>
          </table:table-cell>
          <table:table-cell table:formula="of:=([.C112]*[.D112]+[.B112]*[.D112]+[.B112]*[.C112])/([.B112]*[.C112]*[.D112])" office:value-type="float" office:value="0.150936297805887" calcext:value-type="float">
            <text:p>0,1509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9+2*RAND()" office:value-type="float" office:value="10.7564750879537" calcext:value-type="float">
            <text:p>10,7565</text:p>
          </table:table-cell>
          <table:table-cell table:formula="of:=NORMINV(RAND();30;5)" office:value-type="float" office:value="25.2544680135718" calcext:value-type="float">
            <text:p>25,2545</text:p>
          </table:table-cell>
          <table:table-cell table:formula="of:=40+20*RAND()" office:value-type="float" office:value="48.6245450307615" calcext:value-type="float">
            <text:p>48,6245</text:p>
          </table:table-cell>
          <table:table-cell table:formula="of:=([.C113]*[.D113]+[.B113]*[.D113]+[.B113]*[.C113])/([.B113]*[.C113]*[.D113])" office:value-type="float" office:value="0.153129957296106" calcext:value-type="float">
            <text:p>0,1531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9+2*RAND()" office:value-type="float" office:value="10.4565184882376" calcext:value-type="float">
            <text:p>10,4565</text:p>
          </table:table-cell>
          <table:table-cell table:formula="of:=NORMINV(RAND();30;5)" office:value-type="float" office:value="24.5587696937995" calcext:value-type="float">
            <text:p>24,5588</text:p>
          </table:table-cell>
          <table:table-cell table:formula="of:=40+20*RAND()" office:value-type="float" office:value="49.7572099906392" calcext:value-type="float">
            <text:p>49,7572</text:p>
          </table:table-cell>
          <table:table-cell table:formula="of:=([.C114]*[.D114]+[.B114]*[.D114]+[.B114]*[.C114])/([.B114]*[.C114]*[.D114])" office:value-type="float" office:value="0.156450367381052" calcext:value-type="float">
            <text:p>0,1565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9+2*RAND()" office:value-type="float" office:value="10.413363881642" calcext:value-type="float">
            <text:p>10,4134</text:p>
          </table:table-cell>
          <table:table-cell table:formula="of:=NORMINV(RAND();30;5)" office:value-type="float" office:value="21.2746604403529" calcext:value-type="float">
            <text:p>21,2747</text:p>
          </table:table-cell>
          <table:table-cell table:formula="of:=40+20*RAND()" office:value-type="float" office:value="47.0953928143717" calcext:value-type="float">
            <text:p>47,0954</text:p>
          </table:table-cell>
          <table:table-cell table:formula="of:=([.C115]*[.D115]+[.B115]*[.D115]+[.B115]*[.C115])/([.B115]*[.C115]*[.D115])" office:value-type="float" office:value="0.164268223101798" calcext:value-type="float">
            <text:p>0,1643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9+2*RAND()" office:value-type="float" office:value="9.9058488861192" calcext:value-type="float">
            <text:p>9,9058</text:p>
          </table:table-cell>
          <table:table-cell table:formula="of:=NORMINV(RAND();30;5)" office:value-type="float" office:value="37.6754485856065" calcext:value-type="float">
            <text:p>37,6754</text:p>
          </table:table-cell>
          <table:table-cell table:formula="of:=40+20*RAND()" office:value-type="float" office:value="54.8153777909465" calcext:value-type="float">
            <text:p>54,8154</text:p>
          </table:table-cell>
          <table:table-cell table:formula="of:=([.C116]*[.D116]+[.B116]*[.D116]+[.B116]*[.C116])/([.B116]*[.C116]*[.D116])" office:value-type="float" office:value="0.145735999933215" calcext:value-type="float">
            <text:p>0,1457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9+2*RAND()" office:value-type="float" office:value="10.4436395096127" calcext:value-type="float">
            <text:p>10,4436</text:p>
          </table:table-cell>
          <table:table-cell table:formula="of:=NORMINV(RAND();30;5)" office:value-type="float" office:value="27.0728559793832" calcext:value-type="float">
            <text:p>27,0729</text:p>
          </table:table-cell>
          <table:table-cell table:formula="of:=40+20*RAND()" office:value-type="float" office:value="45.0492451270111" calcext:value-type="float">
            <text:p>45,0492</text:p>
          </table:table-cell>
          <table:table-cell table:formula="of:=([.C117]*[.D117]+[.B117]*[.D117]+[.B117]*[.C117])/([.B117]*[.C117]*[.D117])" office:value-type="float" office:value="0.154887356887595" calcext:value-type="float">
            <text:p>0,1549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9+2*RAND()" office:value-type="float" office:value="9.89569734199904" calcext:value-type="float">
            <text:p>9,8957</text:p>
          </table:table-cell>
          <table:table-cell table:formula="of:=NORMINV(RAND();30;5)" office:value-type="float" office:value="36.0356775705422" calcext:value-type="float">
            <text:p>36,0357</text:p>
          </table:table-cell>
          <table:table-cell table:formula="of:=40+20*RAND()" office:value-type="float" office:value="46.8019214854576" calcext:value-type="float">
            <text:p>46,8019</text:p>
          </table:table-cell>
          <table:table-cell table:formula="of:=([.C118]*[.D118]+[.B118]*[.D118]+[.B118]*[.C118])/([.B118]*[.C118]*[.D118])" office:value-type="float" office:value="0.150170940444454" calcext:value-type="float">
            <text:p>0,1502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9+2*RAND()" office:value-type="float" office:value="9.71922242944129" calcext:value-type="float">
            <text:p>9,7192</text:p>
          </table:table-cell>
          <table:table-cell table:formula="of:=NORMINV(RAND();30;5)" office:value-type="float" office:value="32.6199578869641" calcext:value-type="float">
            <text:p>32,6200</text:p>
          </table:table-cell>
          <table:table-cell table:formula="of:=40+20*RAND()" office:value-type="float" office:value="41.53129047947" calcext:value-type="float">
            <text:p>41,5313</text:p>
          </table:table-cell>
          <table:table-cell table:formula="of:=([.C119]*[.D119]+[.B119]*[.D119]+[.B119]*[.C119])/([.B119]*[.C119]*[.D119])" office:value-type="float" office:value="0.157623198911128" calcext:value-type="float">
            <text:p>0,1576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9+2*RAND()" office:value-type="float" office:value="10.2197242758702" calcext:value-type="float">
            <text:p>10,2197</text:p>
          </table:table-cell>
          <table:table-cell table:formula="of:=NORMINV(RAND();30;5)" office:value-type="float" office:value="18.5664722433328" calcext:value-type="float">
            <text:p>18,5665</text:p>
          </table:table-cell>
          <table:table-cell table:formula="of:=40+20*RAND()" office:value-type="float" office:value="44.5444872300141" calcext:value-type="float">
            <text:p>44,5445</text:p>
          </table:table-cell>
          <table:table-cell table:formula="of:=([.C120]*[.D120]+[.B120]*[.D120]+[.B120]*[.C120])/([.B120]*[.C120]*[.D120])" office:value-type="float" office:value="0.174159993193045" calcext:value-type="float">
            <text:p>0,1742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9+2*RAND()" office:value-type="float" office:value="10.0665304141585" calcext:value-type="float">
            <text:p>10,0665</text:p>
          </table:table-cell>
          <table:table-cell table:formula="of:=NORMINV(RAND();30;5)" office:value-type="float" office:value="34.1227815417384" calcext:value-type="float">
            <text:p>34,1228</text:p>
          </table:table-cell>
          <table:table-cell table:formula="of:=40+20*RAND()" office:value-type="float" office:value="49.1716917068698" calcext:value-type="float">
            <text:p>49,1717</text:p>
          </table:table-cell>
          <table:table-cell table:formula="of:=([.C121]*[.D121]+[.B121]*[.D121]+[.B121]*[.C121])/([.B121]*[.C121]*[.D121])" office:value-type="float" office:value="0.148981931910324" calcext:value-type="float">
            <text:p>0,149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9+2*RAND()" office:value-type="float" office:value="9.75323192379437" calcext:value-type="float">
            <text:p>9,7532</text:p>
          </table:table-cell>
          <table:table-cell table:formula="of:=NORMINV(RAND();30;5)" office:value-type="float" office:value="37.5073513860293" calcext:value-type="float">
            <text:p>37,5074</text:p>
          </table:table-cell>
          <table:table-cell table:formula="of:=40+20*RAND()" office:value-type="float" office:value="53.6792238033377" calcext:value-type="float">
            <text:p>53,6792</text:p>
          </table:table-cell>
          <table:table-cell table:formula="of:=([.C122]*[.D122]+[.B122]*[.D122]+[.B122]*[.C122])/([.B122]*[.C122]*[.D122])" office:value-type="float" office:value="0.147820737429416" calcext:value-type="float">
            <text:p>0,1478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9+2*RAND()" office:value-type="float" office:value="9.62325286935084" calcext:value-type="float">
            <text:p>9,6233</text:p>
          </table:table-cell>
          <table:table-cell table:formula="of:=NORMINV(RAND();30;5)" office:value-type="float" office:value="21.1356389355156" calcext:value-type="float">
            <text:p>21,1356</text:p>
          </table:table-cell>
          <table:table-cell table:formula="of:=40+20*RAND()" office:value-type="float" office:value="42.3892495664768" calcext:value-type="float">
            <text:p>42,3892</text:p>
          </table:table-cell>
          <table:table-cell table:formula="of:=([.C123]*[.D123]+[.B123]*[.D123]+[.B123]*[.C123])/([.B123]*[.C123]*[.D123])" office:value-type="float" office:value="0.17481930381908" calcext:value-type="float">
            <text:p>0,1748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9+2*RAND()" office:value-type="float" office:value="9.05269103287719" calcext:value-type="float">
            <text:p>9,0527</text:p>
          </table:table-cell>
          <table:table-cell table:formula="of:=NORMINV(RAND();30;5)" office:value-type="float" office:value="39.0344129455496" calcext:value-type="float">
            <text:p>39,0344</text:p>
          </table:table-cell>
          <table:table-cell table:formula="of:=40+20*RAND()" office:value-type="float" office:value="48.6022037756629" calcext:value-type="float">
            <text:p>48,6022</text:p>
          </table:table-cell>
          <table:table-cell table:formula="of:=([.C124]*[.D124]+[.B124]*[.D124]+[.B124]*[.C124])/([.B124]*[.C124]*[.D124])" office:value-type="float" office:value="0.156658009872736" calcext:value-type="float">
            <text:p>0,1567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9+2*RAND()" office:value-type="float" office:value="10.1932316671591" calcext:value-type="float">
            <text:p>10,1932</text:p>
          </table:table-cell>
          <table:table-cell table:formula="of:=NORMINV(RAND();30;5)" office:value-type="float" office:value="34.5207050834469" calcext:value-type="float">
            <text:p>34,5207</text:p>
          </table:table-cell>
          <table:table-cell table:formula="of:=40+20*RAND()" office:value-type="float" office:value="55.6345561495982" calcext:value-type="float">
            <text:p>55,6346</text:p>
          </table:table-cell>
          <table:table-cell table:formula="of:=([.C125]*[.D125]+[.B125]*[.D125]+[.B125]*[.C125])/([.B125]*[.C125]*[.D125])" office:value-type="float" office:value="0.145046876243985" calcext:value-type="float">
            <text:p>0,145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9+2*RAND()" office:value-type="float" office:value="9.06578662828542" calcext:value-type="float">
            <text:p>9,0658</text:p>
          </table:table-cell>
          <table:table-cell table:formula="of:=NORMINV(RAND();30;5)" office:value-type="float" office:value="21.1930839846308" calcext:value-type="float">
            <text:p>21,1931</text:p>
          </table:table-cell>
          <table:table-cell table:formula="of:=40+20*RAND()" office:value-type="float" office:value="57.0911849453114" calcext:value-type="float">
            <text:p>57,0912</text:p>
          </table:table-cell>
          <table:table-cell table:formula="of:=([.C126]*[.D126]+[.B126]*[.D126]+[.B126]*[.C126])/([.B126]*[.C126]*[.D126])" office:value-type="float" office:value="0.175005867518578" calcext:value-type="float">
            <text:p>0,175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9+2*RAND()" office:value-type="float" office:value="9.81048253900372" calcext:value-type="float">
            <text:p>9,8105</text:p>
          </table:table-cell>
          <table:table-cell table:formula="of:=NORMINV(RAND();30;5)" office:value-type="float" office:value="27.6656067128331" calcext:value-type="float">
            <text:p>27,6656</text:p>
          </table:table-cell>
          <table:table-cell table:formula="of:=40+20*RAND()" office:value-type="float" office:value="51.1592451087199" calcext:value-type="float">
            <text:p>51,1592</text:p>
          </table:table-cell>
          <table:table-cell table:formula="of:=([.C127]*[.D127]+[.B127]*[.D127]+[.B127]*[.C127])/([.B127]*[.C127]*[.D127])" office:value-type="float" office:value="0.157624557579351" calcext:value-type="float">
            <text:p>0,1576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9+2*RAND()" office:value-type="float" office:value="10.9247475012671" calcext:value-type="float">
            <text:p>10,9247</text:p>
          </table:table-cell>
          <table:table-cell table:formula="of:=NORMINV(RAND();30;5)" office:value-type="float" office:value="24.5672532983098" calcext:value-type="float">
            <text:p>24,5673</text:p>
          </table:table-cell>
          <table:table-cell table:formula="of:=40+20*RAND()" office:value-type="float" office:value="50.5351003375836" calcext:value-type="float">
            <text:p>50,5351</text:p>
          </table:table-cell>
          <table:table-cell table:formula="of:=([.C128]*[.D128]+[.B128]*[.D128]+[.B128]*[.C128])/([.B128]*[.C128]*[.D128])" office:value-type="float" office:value="0.152028113713498" calcext:value-type="float">
            <text:p>0,152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9+2*RAND()" office:value-type="float" office:value="10.8597786140163" calcext:value-type="float">
            <text:p>10,8598</text:p>
          </table:table-cell>
          <table:table-cell table:formula="of:=NORMINV(RAND();30;5)" office:value-type="float" office:value="35.0334971947562" calcext:value-type="float">
            <text:p>35,0335</text:p>
          </table:table-cell>
          <table:table-cell table:formula="of:=40+20*RAND()" office:value-type="float" office:value="58.5202589514665" calcext:value-type="float">
            <text:p>58,5203</text:p>
          </table:table-cell>
          <table:table-cell table:formula="of:=([.C129]*[.D129]+[.B129]*[.D129]+[.B129]*[.C129])/([.B129]*[.C129]*[.D129])" office:value-type="float" office:value="0.137715117895154" calcext:value-type="float">
            <text:p>0,1377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9+2*RAND()" office:value-type="float" office:value="10.5731690682005" calcext:value-type="float">
            <text:p>10,5732</text:p>
          </table:table-cell>
          <table:table-cell table:formula="of:=NORMINV(RAND();30;5)" office:value-type="float" office:value="30.2304686477572" calcext:value-type="float">
            <text:p>30,2305</text:p>
          </table:table-cell>
          <table:table-cell table:formula="of:=40+20*RAND()" office:value-type="float" office:value="47.1896551945247" calcext:value-type="float">
            <text:p>47,1897</text:p>
          </table:table-cell>
          <table:table-cell table:formula="of:=([.C130]*[.D130]+[.B130]*[.D130]+[.B130]*[.C130])/([.B130]*[.C130]*[.D130])" office:value-type="float" office:value="0.14884931738601" calcext:value-type="float">
            <text:p>0,1488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9+2*RAND()" office:value-type="float" office:value="10.0091610795353" calcext:value-type="float">
            <text:p>10,0092</text:p>
          </table:table-cell>
          <table:table-cell table:formula="of:=NORMINV(RAND();30;5)" office:value-type="float" office:value="28.1531610562366" calcext:value-type="float">
            <text:p>28,1532</text:p>
          </table:table-cell>
          <table:table-cell table:formula="of:=40+20*RAND()" office:value-type="float" office:value="58.0453085829504" calcext:value-type="float">
            <text:p>58,0453</text:p>
          </table:table-cell>
          <table:table-cell table:formula="of:=([.C131]*[.D131]+[.B131]*[.D131]+[.B131]*[.C131])/([.B131]*[.C131]*[.D131])" office:value-type="float" office:value="0.152656384242559" calcext:value-type="float">
            <text:p>0,1527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9+2*RAND()" office:value-type="float" office:value="9.02308236598037" calcext:value-type="float">
            <text:p>9,0231</text:p>
          </table:table-cell>
          <table:table-cell table:formula="of:=NORMINV(RAND();30;5)" office:value-type="float" office:value="27.0594357556685" calcext:value-type="float">
            <text:p>27,0594</text:p>
          </table:table-cell>
          <table:table-cell table:formula="of:=40+20*RAND()" office:value-type="float" office:value="42.8781594778411" calcext:value-type="float">
            <text:p>42,8782</text:p>
          </table:table-cell>
          <table:table-cell table:formula="of:=([.C132]*[.D132]+[.B132]*[.D132]+[.B132]*[.C132])/([.B132]*[.C132]*[.D132])" office:value-type="float" office:value="0.171104454766743" calcext:value-type="float">
            <text:p>0,1711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9+2*RAND()" office:value-type="float" office:value="10.3189671819564" calcext:value-type="float">
            <text:p>10,3190</text:p>
          </table:table-cell>
          <table:table-cell table:formula="of:=NORMINV(RAND();30;5)" office:value-type="float" office:value="25.2473551134337" calcext:value-type="float">
            <text:p>25,2474</text:p>
          </table:table-cell>
          <table:table-cell table:formula="of:=40+20*RAND()" office:value-type="float" office:value="46.9747768272646" calcext:value-type="float">
            <text:p>46,9748</text:p>
          </table:table-cell>
          <table:table-cell table:formula="of:=([.C133]*[.D133]+[.B133]*[.D133]+[.B133]*[.C133])/([.B133]*[.C133]*[.D133])" office:value-type="float" office:value="0.157805052888688" calcext:value-type="float">
            <text:p>0,1578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9+2*RAND()" office:value-type="float" office:value="9.22386376536451" calcext:value-type="float">
            <text:p>9,2239</text:p>
          </table:table-cell>
          <table:table-cell table:formula="of:=NORMINV(RAND();30;5)" office:value-type="float" office:value="25.9842011116065" calcext:value-type="float">
            <text:p>25,9842</text:p>
          </table:table-cell>
          <table:table-cell table:formula="of:=40+20*RAND()" office:value-type="float" office:value="46.5154601889662" calcext:value-type="float">
            <text:p>46,5155</text:p>
          </table:table-cell>
          <table:table-cell table:formula="of:=([.C134]*[.D134]+[.B134]*[.D134]+[.B134]*[.C134])/([.B134]*[.C134]*[.D134])" office:value-type="float" office:value="0.168397589797752" calcext:value-type="float">
            <text:p>0,1684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9+2*RAND()" office:value-type="float" office:value="9.77262864378281" calcext:value-type="float">
            <text:p>9,7726</text:p>
          </table:table-cell>
          <table:table-cell table:formula="of:=NORMINV(RAND();30;5)" office:value-type="float" office:value="33.5660664274592" calcext:value-type="float">
            <text:p>33,5661</text:p>
          </table:table-cell>
          <table:table-cell table:formula="of:=40+20*RAND()" office:value-type="float" office:value="55.4785487125628" calcext:value-type="float">
            <text:p>55,4785</text:p>
          </table:table-cell>
          <table:table-cell table:formula="of:=([.C135]*[.D135]+[.B135]*[.D135]+[.B135]*[.C135])/([.B135]*[.C135]*[.D135])" office:value-type="float" office:value="0.150143591473775" calcext:value-type="float">
            <text:p>0,1501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9+2*RAND()" office:value-type="float" office:value="10.8886256420519" calcext:value-type="float">
            <text:p>10,8886</text:p>
          </table:table-cell>
          <table:table-cell table:formula="of:=NORMINV(RAND();30;5)" office:value-type="float" office:value="25.2702131103616" calcext:value-type="float">
            <text:p>25,2702</text:p>
          </table:table-cell>
          <table:table-cell table:formula="of:=40+20*RAND()" office:value-type="float" office:value="59.5710930111818" calcext:value-type="float">
            <text:p>59,5711</text:p>
          </table:table-cell>
          <table:table-cell table:formula="of:=([.C136]*[.D136]+[.B136]*[.D136]+[.B136]*[.C136])/([.B136]*[.C136]*[.D136])" office:value-type="float" office:value="0.148197902292371" calcext:value-type="float">
            <text:p>0,1482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9+2*RAND()" office:value-type="float" office:value="10.3892962124664" calcext:value-type="float">
            <text:p>10,3893</text:p>
          </table:table-cell>
          <table:table-cell table:formula="of:=NORMINV(RAND();30;5)" office:value-type="float" office:value="30.6207745515233" calcext:value-type="float">
            <text:p>30,6208</text:p>
          </table:table-cell>
          <table:table-cell table:formula="of:=40+20*RAND()" office:value-type="float" office:value="45.9699434391223" calcext:value-type="float">
            <text:p>45,9699</text:p>
          </table:table-cell>
          <table:table-cell table:formula="of:=([.C137]*[.D137]+[.B137]*[.D137]+[.B137]*[.C137])/([.B137]*[.C137]*[.D137])" office:value-type="float" office:value="0.150663821904672" calcext:value-type="float">
            <text:p>0,1507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9+2*RAND()" office:value-type="float" office:value="10.1410715181846" calcext:value-type="float">
            <text:p>10,1411</text:p>
          </table:table-cell>
          <table:table-cell table:formula="of:=NORMINV(RAND();30;5)" office:value-type="float" office:value="26.2668447968415" calcext:value-type="float">
            <text:p>26,2668</text:p>
          </table:table-cell>
          <table:table-cell table:formula="of:=40+20*RAND()" office:value-type="float" office:value="47.1782280341722" calcext:value-type="float">
            <text:p>47,1782</text:p>
          </table:table-cell>
          <table:table-cell table:formula="of:=([.C138]*[.D138]+[.B138]*[.D138]+[.B138]*[.C138])/([.B138]*[.C138]*[.D138])" office:value-type="float" office:value="0.157875934823823" calcext:value-type="float">
            <text:p>0,1579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9+2*RAND()" office:value-type="float" office:value="9.39219326828606" calcext:value-type="float">
            <text:p>9,3922</text:p>
          </table:table-cell>
          <table:table-cell table:formula="of:=NORMINV(RAND();30;5)" office:value-type="float" office:value="28.4325886498488" calcext:value-type="float">
            <text:p>28,4326</text:p>
          </table:table-cell>
          <table:table-cell table:formula="of:=40+20*RAND()" office:value-type="float" office:value="52.2150293667801" calcext:value-type="float">
            <text:p>52,2150</text:p>
          </table:table-cell>
          <table:table-cell table:formula="of:=([.C139]*[.D139]+[.B139]*[.D139]+[.B139]*[.C139])/([.B139]*[.C139]*[.D139])" office:value-type="float" office:value="0.160793887026407" calcext:value-type="float">
            <text:p>0,1608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9+2*RAND()" office:value-type="float" office:value="9.44479792122729" calcext:value-type="float">
            <text:p>9,4448</text:p>
          </table:table-cell>
          <table:table-cell table:formula="of:=NORMINV(RAND();30;5)" office:value-type="float" office:value="25.5125253318303" calcext:value-type="float">
            <text:p>25,5125</text:p>
          </table:table-cell>
          <table:table-cell table:formula="of:=40+20*RAND()" office:value-type="float" office:value="43.3708927198313" calcext:value-type="float">
            <text:p>43,3709</text:p>
          </table:table-cell>
          <table:table-cell table:formula="of:=([.C140]*[.D140]+[.B140]*[.D140]+[.B140]*[.C140])/([.B140]*[.C140]*[.D140])" office:value-type="float" office:value="0.168131761992855" calcext:value-type="float">
            <text:p>0,168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9+2*RAND()" office:value-type="float" office:value="9.26648291037418" calcext:value-type="float">
            <text:p>9,2665</text:p>
          </table:table-cell>
          <table:table-cell table:formula="of:=NORMINV(RAND();30;5)" office:value-type="float" office:value="30.5799393758422" calcext:value-type="float">
            <text:p>30,5799</text:p>
          </table:table-cell>
          <table:table-cell table:formula="of:=40+20*RAND()" office:value-type="float" office:value="52.5197517010383" calcext:value-type="float">
            <text:p>52,5198</text:p>
          </table:table-cell>
          <table:table-cell table:formula="of:=([.C141]*[.D141]+[.B141]*[.D141]+[.B141]*[.C141])/([.B141]*[.C141]*[.D141])" office:value-type="float" office:value="0.159657441275139" calcext:value-type="float">
            <text:p>0,1597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9+2*RAND()" office:value-type="float" office:value="10.4046887431759" calcext:value-type="float">
            <text:p>10,4047</text:p>
          </table:table-cell>
          <table:table-cell table:formula="of:=NORMINV(RAND();30;5)" office:value-type="float" office:value="25.266733742186" calcext:value-type="float">
            <text:p>25,2667</text:p>
          </table:table-cell>
          <table:table-cell table:formula="of:=40+20*RAND()" office:value-type="float" office:value="44.8514449899085" calcext:value-type="float">
            <text:p>44,8514</text:p>
          </table:table-cell>
          <table:table-cell table:formula="of:=([.C142]*[.D142]+[.B142]*[.D142]+[.B142]*[.C142])/([.B142]*[.C142]*[.D142])" office:value-type="float" office:value="0.157984072669612" calcext:value-type="float">
            <text:p>0,158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9+2*RAND()" office:value-type="float" office:value="9.08740752260201" calcext:value-type="float">
            <text:p>9,0874</text:p>
          </table:table-cell>
          <table:table-cell table:formula="of:=NORMINV(RAND();30;5)" office:value-type="float" office:value="31.6569904536705" calcext:value-type="float">
            <text:p>31,6570</text:p>
          </table:table-cell>
          <table:table-cell table:formula="of:=40+20*RAND()" office:value-type="float" office:value="57.048972027842" calcext:value-type="float">
            <text:p>57,0490</text:p>
          </table:table-cell>
          <table:table-cell table:formula="of:=([.C143]*[.D143]+[.B143]*[.D143]+[.B143]*[.C143])/([.B143]*[.C143]*[.D143])" office:value-type="float" office:value="0.159159784663061" calcext:value-type="float">
            <text:p>0,1592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9+2*RAND()" office:value-type="float" office:value="10.9000986611936" calcext:value-type="float">
            <text:p>10,9001</text:p>
          </table:table-cell>
          <table:table-cell table:formula="of:=NORMINV(RAND();30;5)" office:value-type="float" office:value="36.8488889741557" calcext:value-type="float">
            <text:p>36,8489</text:p>
          </table:table-cell>
          <table:table-cell table:formula="of:=40+20*RAND()" office:value-type="float" office:value="49.0031793504022" calcext:value-type="float">
            <text:p>49,0032</text:p>
          </table:table-cell>
          <table:table-cell table:formula="of:=([.C144]*[.D144]+[.B144]*[.D144]+[.B144]*[.C144])/([.B144]*[.C144]*[.D144])" office:value-type="float" office:value="0.139286988303352" calcext:value-type="float">
            <text:p>0,1393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9+2*RAND()" office:value-type="float" office:value="9.01579549885355" calcext:value-type="float">
            <text:p>9,0158</text:p>
          </table:table-cell>
          <table:table-cell table:formula="of:=NORMINV(RAND();30;5)" office:value-type="float" office:value="32.9830275650759" calcext:value-type="float">
            <text:p>32,9830</text:p>
          </table:table-cell>
          <table:table-cell table:formula="of:=40+20*RAND()" office:value-type="float" office:value="50.741906540934" calcext:value-type="float">
            <text:p>50,7419</text:p>
          </table:table-cell>
          <table:table-cell table:formula="of:=([.C145]*[.D145]+[.B145]*[.D145]+[.B145]*[.C145])/([.B145]*[.C145]*[.D145])" office:value-type="float" office:value="0.160942646665283" calcext:value-type="float">
            <text:p>0,1609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9+2*RAND()" office:value-type="float" office:value="10.5140032318886" calcext:value-type="float">
            <text:p>10,5140</text:p>
          </table:table-cell>
          <table:table-cell table:formula="of:=NORMINV(RAND();30;5)" office:value-type="float" office:value="28.453951591549" calcext:value-type="float">
            <text:p>28,4540</text:p>
          </table:table-cell>
          <table:table-cell table:formula="of:=40+20*RAND()" office:value-type="float" office:value="43.9830120210536" calcext:value-type="float">
            <text:p>43,9830</text:p>
          </table:table-cell>
          <table:table-cell table:formula="of:=([.C146]*[.D146]+[.B146]*[.D146]+[.B146]*[.C146])/([.B146]*[.C146]*[.D146])" office:value-type="float" office:value="0.152991805315009" calcext:value-type="float">
            <text:p>0,153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9+2*RAND()" office:value-type="float" office:value="10.3214295685757" calcext:value-type="float">
            <text:p>10,3214</text:p>
          </table:table-cell>
          <table:table-cell table:formula="of:=NORMINV(RAND();30;5)" office:value-type="float" office:value="29.067103033489" calcext:value-type="float">
            <text:p>29,0671</text:p>
          </table:table-cell>
          <table:table-cell table:formula="of:=40+20*RAND()" office:value-type="float" office:value="40.8281394164078" calcext:value-type="float">
            <text:p>40,8281</text:p>
          </table:table-cell>
          <table:table-cell table:formula="of:=([.C147]*[.D147]+[.B147]*[.D147]+[.B147]*[.C147])/([.B147]*[.C147]*[.D147])" office:value-type="float" office:value="0.155781868398875" calcext:value-type="float">
            <text:p>0,1558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9+2*RAND()" office:value-type="float" office:value="10.9745368624572" calcext:value-type="float">
            <text:p>10,9745</text:p>
          </table:table-cell>
          <table:table-cell table:formula="of:=NORMINV(RAND();30;5)" office:value-type="float" office:value="30.6427993479209" calcext:value-type="float">
            <text:p>30,6428</text:p>
          </table:table-cell>
          <table:table-cell table:formula="of:=40+20*RAND()" office:value-type="float" office:value="43.4253757889383" calcext:value-type="float">
            <text:p>43,4254</text:p>
          </table:table-cell>
          <table:table-cell table:formula="of:=([.C148]*[.D148]+[.B148]*[.D148]+[.B148]*[.C148])/([.B148]*[.C148]*[.D148])" office:value-type="float" office:value="0.146782122786339" calcext:value-type="float">
            <text:p>0,1468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9+2*RAND()" office:value-type="float" office:value="10.4698919828516" calcext:value-type="float">
            <text:p>10,4699</text:p>
          </table:table-cell>
          <table:table-cell table:formula="of:=NORMINV(RAND();30;5)" office:value-type="float" office:value="32.314484939469" calcext:value-type="float">
            <text:p>32,3145</text:p>
          </table:table-cell>
          <table:table-cell table:formula="of:=40+20*RAND()" office:value-type="float" office:value="59.5990947424434" calcext:value-type="float">
            <text:p>59,5991</text:p>
          </table:table-cell>
          <table:table-cell table:formula="of:=([.C149]*[.D149]+[.B149]*[.D149]+[.B149]*[.C149])/([.B149]*[.C149]*[.D149])" office:value-type="float" office:value="0.143236622124407" calcext:value-type="float">
            <text:p>0,1432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9+2*RAND()" office:value-type="float" office:value="9.9604547068011" calcext:value-type="float">
            <text:p>9,9605</text:p>
          </table:table-cell>
          <table:table-cell table:formula="of:=NORMINV(RAND();30;5)" office:value-type="float" office:value="32.5126771295484" calcext:value-type="float">
            <text:p>32,5127</text:p>
          </table:table-cell>
          <table:table-cell table:formula="of:=40+20*RAND()" office:value-type="float" office:value="46.785963086877" calcext:value-type="float">
            <text:p>46,7860</text:p>
          </table:table-cell>
          <table:table-cell table:formula="of:=([.C150]*[.D150]+[.B150]*[.D150]+[.B150]*[.C150])/([.B150]*[.C150]*[.D150])" office:value-type="float" office:value="0.152528188541167" calcext:value-type="float">
            <text:p>0,1525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9+2*RAND()" office:value-type="float" office:value="10.188835729612" calcext:value-type="float">
            <text:p>10,1888</text:p>
          </table:table-cell>
          <table:table-cell table:formula="of:=NORMINV(RAND();30;5)" office:value-type="float" office:value="35.6010706132052" calcext:value-type="float">
            <text:p>35,6011</text:p>
          </table:table-cell>
          <table:table-cell table:formula="of:=40+20*RAND()" office:value-type="float" office:value="45.2978211804293" calcext:value-type="float">
            <text:p>45,2978</text:p>
          </table:table-cell>
          <table:table-cell table:formula="of:=([.C151]*[.D151]+[.B151]*[.D151]+[.B151]*[.C151])/([.B151]*[.C151]*[.D151])" office:value-type="float" office:value="0.148311800650874" calcext:value-type="float">
            <text:p>0,148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9+2*RAND()" office:value-type="float" office:value="10.3770951994229" calcext:value-type="float">
            <text:p>10,3771</text:p>
          </table:table-cell>
          <table:table-cell table:formula="of:=NORMINV(RAND();30;5)" office:value-type="float" office:value="33.8497451240927" calcext:value-type="float">
            <text:p>33,8497</text:p>
          </table:table-cell>
          <table:table-cell table:formula="of:=40+20*RAND()" office:value-type="float" office:value="51.5734913456254" calcext:value-type="float">
            <text:p>51,5735</text:p>
          </table:table-cell>
          <table:table-cell table:formula="of:=([.C152]*[.D152]+[.B152]*[.D152]+[.B152]*[.C152])/([.B152]*[.C152]*[.D152])" office:value-type="float" office:value="0.145298207420415" calcext:value-type="float">
            <text:p>0,1453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9+2*RAND()" office:value-type="float" office:value="9.4147915628273" calcext:value-type="float">
            <text:p>9,4148</text:p>
          </table:table-cell>
          <table:table-cell table:formula="of:=NORMINV(RAND();30;5)" office:value-type="float" office:value="23.3325930436725" calcext:value-type="float">
            <text:p>23,3326</text:p>
          </table:table-cell>
          <table:table-cell table:formula="of:=40+20*RAND()" office:value-type="float" office:value="43.4655390982516" calcext:value-type="float">
            <text:p>43,4655</text:p>
          </table:table-cell>
          <table:table-cell table:formula="of:=([.C153]*[.D153]+[.B153]*[.D153]+[.B153]*[.C153])/([.B153]*[.C153]*[.D153])" office:value-type="float" office:value="0.172081075011289" calcext:value-type="float">
            <text:p>0,1721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9+2*RAND()" office:value-type="float" office:value="10.0939172708895" calcext:value-type="float">
            <text:p>10,0939</text:p>
          </table:table-cell>
          <table:table-cell table:formula="of:=NORMINV(RAND();30;5)" office:value-type="float" office:value="27.4426012914432" calcext:value-type="float">
            <text:p>27,4426</text:p>
          </table:table-cell>
          <table:table-cell table:formula="of:=40+20*RAND()" office:value-type="float" office:value="59.5342581463046" calcext:value-type="float">
            <text:p>59,5343</text:p>
          </table:table-cell>
          <table:table-cell table:formula="of:=([.C154]*[.D154]+[.B154]*[.D154]+[.B154]*[.C154])/([.B154]*[.C154]*[.D154])" office:value-type="float" office:value="0.152306311407037" calcext:value-type="float">
            <text:p>0,1523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9+2*RAND()" office:value-type="float" office:value="9.35317986109294" calcext:value-type="float">
            <text:p>9,3532</text:p>
          </table:table-cell>
          <table:table-cell table:formula="of:=NORMINV(RAND();30;5)" office:value-type="float" office:value="32.3338487346822" calcext:value-type="float">
            <text:p>32,3338</text:p>
          </table:table-cell>
          <table:table-cell table:formula="of:=40+20*RAND()" office:value-type="float" office:value="46.1881521786563" calcext:value-type="float">
            <text:p>46,1882</text:p>
          </table:table-cell>
          <table:table-cell table:formula="of:=([.C155]*[.D155]+[.B155]*[.D155]+[.B155]*[.C155])/([.B155]*[.C155]*[.D155])" office:value-type="float" office:value="0.159493426455431" calcext:value-type="float">
            <text:p>0,1595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9+2*RAND()" office:value-type="float" office:value="9.90773905231617" calcext:value-type="float">
            <text:p>9,9077</text:p>
          </table:table-cell>
          <table:table-cell table:formula="of:=NORMINV(RAND();30;5)" office:value-type="float" office:value="28.7196448132346" calcext:value-type="float">
            <text:p>28,7196</text:p>
          </table:table-cell>
          <table:table-cell table:formula="of:=40+20*RAND()" office:value-type="float" office:value="53.242943037767" calcext:value-type="float">
            <text:p>53,2429</text:p>
          </table:table-cell>
          <table:table-cell table:formula="of:=([.C156]*[.D156]+[.B156]*[.D156]+[.B156]*[.C156])/([.B156]*[.C156]*[.D156])" office:value-type="float" office:value="0.154532404734525" calcext:value-type="float">
            <text:p>0,1545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9+2*RAND()" office:value-type="float" office:value="10.2911913518328" calcext:value-type="float">
            <text:p>10,2912</text:p>
          </table:table-cell>
          <table:table-cell table:formula="of:=NORMINV(RAND();30;5)" office:value-type="float" office:value="29.0861683254526" calcext:value-type="float">
            <text:p>29,0862</text:p>
          </table:table-cell>
          <table:table-cell table:formula="of:=40+20*RAND()" office:value-type="float" office:value="54.3189752730541" calcext:value-type="float">
            <text:p>54,3190</text:p>
          </table:table-cell>
          <table:table-cell table:formula="of:=([.C157]*[.D157]+[.B157]*[.D157]+[.B157]*[.C157])/([.B157]*[.C157]*[.D157])" office:value-type="float" office:value="0.149960855380427" calcext:value-type="float">
            <text:p>0,150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9+2*RAND()" office:value-type="float" office:value="9.06528135971166" calcext:value-type="float">
            <text:p>9,0653</text:p>
          </table:table-cell>
          <table:table-cell table:formula="of:=NORMINV(RAND();30;5)" office:value-type="float" office:value="35.0421648826233" calcext:value-type="float">
            <text:p>35,0422</text:p>
          </table:table-cell>
          <table:table-cell table:formula="of:=40+20*RAND()" office:value-type="float" office:value="45.0452236575075" calcext:value-type="float">
            <text:p>45,0452</text:p>
          </table:table-cell>
          <table:table-cell table:formula="of:=([.C158]*[.D158]+[.B158]*[.D158]+[.B158]*[.C158])/([.B158]*[.C158]*[.D158])" office:value-type="float" office:value="0.161047933842484" calcext:value-type="float">
            <text:p>0,161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9+2*RAND()" office:value-type="float" office:value="10.8039310683962" calcext:value-type="float">
            <text:p>10,8039</text:p>
          </table:table-cell>
          <table:table-cell table:formula="of:=NORMINV(RAND();30;5)" office:value-type="float" office:value="26.3674722200728" calcext:value-type="float">
            <text:p>26,3675</text:p>
          </table:table-cell>
          <table:table-cell table:formula="of:=40+20*RAND()" office:value-type="float" office:value="55.2558680507354" calcext:value-type="float">
            <text:p>55,2559</text:p>
          </table:table-cell>
          <table:table-cell table:formula="of:=([.C159]*[.D159]+[.B159]*[.D159]+[.B159]*[.C159])/([.B159]*[.C159]*[.D159])" office:value-type="float" office:value="0.148582044055389" calcext:value-type="float">
            <text:p>0,1486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9+2*RAND()" office:value-type="float" office:value="10.8367169944104" calcext:value-type="float">
            <text:p>10,8367</text:p>
          </table:table-cell>
          <table:table-cell table:formula="of:=NORMINV(RAND();30;5)" office:value-type="float" office:value="28.2250192153203" calcext:value-type="float">
            <text:p>28,2250</text:p>
          </table:table-cell>
          <table:table-cell table:formula="of:=40+20*RAND()" office:value-type="float" office:value="57.7939108223654" calcext:value-type="float">
            <text:p>57,7939</text:p>
          </table:table-cell>
          <table:table-cell table:formula="of:=([.C160]*[.D160]+[.B160]*[.D160]+[.B160]*[.C160])/([.B160]*[.C160]*[.D160])" office:value-type="float" office:value="0.145011290600258" calcext:value-type="float">
            <text:p>0,145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9+2*RAND()" office:value-type="float" office:value="10.5866939390544" calcext:value-type="float">
            <text:p>10,5867</text:p>
          </table:table-cell>
          <table:table-cell table:formula="of:=NORMINV(RAND();30;5)" office:value-type="float" office:value="30.1344473137175" calcext:value-type="float">
            <text:p>30,1344</text:p>
          </table:table-cell>
          <table:table-cell table:formula="of:=40+20*RAND()" office:value-type="float" office:value="47.4650190374814" calcext:value-type="float">
            <text:p>47,4650</text:p>
          </table:table-cell>
          <table:table-cell table:formula="of:=([.C161]*[.D161]+[.B161]*[.D161]+[.B161]*[.C161])/([.B161]*[.C161]*[.D161])" office:value-type="float" office:value="0.148710955912293" calcext:value-type="float">
            <text:p>0,1487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9+2*RAND()" office:value-type="float" office:value="9.79534331825562" calcext:value-type="float">
            <text:p>9,7953</text:p>
          </table:table-cell>
          <table:table-cell table:formula="of:=NORMINV(RAND();30;5)" office:value-type="float" office:value="29.0057691983438" calcext:value-type="float">
            <text:p>29,0058</text:p>
          </table:table-cell>
          <table:table-cell table:formula="of:=40+20*RAND()" office:value-type="float" office:value="46.4908732543699" calcext:value-type="float">
            <text:p>46,4909</text:p>
          </table:table-cell>
          <table:table-cell table:formula="of:=([.C162]*[.D162]+[.B162]*[.D162]+[.B162]*[.C162])/([.B162]*[.C162]*[.D162])" office:value-type="float" office:value="0.158074824455231" calcext:value-type="float">
            <text:p>0,1581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9+2*RAND()" office:value-type="float" office:value="9.7734972408507" calcext:value-type="float">
            <text:p>9,7735</text:p>
          </table:table-cell>
          <table:table-cell table:formula="of:=NORMINV(RAND();30;5)" office:value-type="float" office:value="37.6690841207337" calcext:value-type="float">
            <text:p>37,6691</text:p>
          </table:table-cell>
          <table:table-cell table:formula="of:=40+20*RAND()" office:value-type="float" office:value="43.8981755380519" calcext:value-type="float">
            <text:p>43,8982</text:p>
          </table:table-cell>
          <table:table-cell table:formula="of:=([.C163]*[.D163]+[.B163]*[.D163]+[.B163]*[.C163])/([.B163]*[.C163]*[.D163])" office:value-type="float" office:value="0.151644478842121" calcext:value-type="float">
            <text:p>0,1516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9+2*RAND()" office:value-type="float" office:value="9.81428973865695" calcext:value-type="float">
            <text:p>9,8143</text:p>
          </table:table-cell>
          <table:table-cell table:formula="of:=NORMINV(RAND();30;5)" office:value-type="float" office:value="32.6495419401567" calcext:value-type="float">
            <text:p>32,6495</text:p>
          </table:table-cell>
          <table:table-cell table:formula="of:=40+20*RAND()" office:value-type="float" office:value="58.5129371960647" calcext:value-type="float">
            <text:p>58,5129</text:p>
          </table:table-cell>
          <table:table-cell table:formula="of:=([.C164]*[.D164]+[.B164]*[.D164]+[.B164]*[.C164])/([.B164]*[.C164]*[.D164])" office:value-type="float" office:value="0.149610782187836" calcext:value-type="float">
            <text:p>0,1496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9+2*RAND()" office:value-type="float" office:value="10.8102489898447" calcext:value-type="float">
            <text:p>10,8102</text:p>
          </table:table-cell>
          <table:table-cell table:formula="of:=NORMINV(RAND();30;5)" office:value-type="float" office:value="22.6221689382453" calcext:value-type="float">
            <text:p>22,6222</text:p>
          </table:table-cell>
          <table:table-cell table:formula="of:=40+20*RAND()" office:value-type="float" office:value="47.0549045107327" calcext:value-type="float">
            <text:p>47,0549</text:p>
          </table:table-cell>
          <table:table-cell table:formula="of:=([.C165]*[.D165]+[.B165]*[.D165]+[.B165]*[.C165])/([.B165]*[.C165]*[.D165])" office:value-type="float" office:value="0.15796100347844" calcext:value-type="float">
            <text:p>0,158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9+2*RAND()" office:value-type="float" office:value="9.09763678698801" calcext:value-type="float">
            <text:p>9,0976</text:p>
          </table:table-cell>
          <table:table-cell table:formula="of:=NORMINV(RAND();30;5)" office:value-type="float" office:value="33.9747685974842" calcext:value-type="float">
            <text:p>33,9748</text:p>
          </table:table-cell>
          <table:table-cell table:formula="of:=40+20*RAND()" office:value-type="float" office:value="47.688800834585" calcext:value-type="float">
            <text:p>47,6888</text:p>
          </table:table-cell>
          <table:table-cell table:formula="of:=([.C166]*[.D166]+[.B166]*[.D166]+[.B166]*[.C166])/([.B166]*[.C166]*[.D166])" office:value-type="float" office:value="0.160321546290118" calcext:value-type="float">
            <text:p>0,1603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9+2*RAND()" office:value-type="float" office:value="10.5596655623522" calcext:value-type="float">
            <text:p>10,5597</text:p>
          </table:table-cell>
          <table:table-cell table:formula="of:=NORMINV(RAND();30;5)" office:value-type="float" office:value="27.037719089126" calcext:value-type="float">
            <text:p>27,0377</text:p>
          </table:table-cell>
          <table:table-cell table:formula="of:=40+20*RAND()" office:value-type="float" office:value="45.1035882276483" calcext:value-type="float">
            <text:p>45,1036</text:p>
          </table:table-cell>
          <table:table-cell table:formula="of:=([.C167]*[.D167]+[.B167]*[.D167]+[.B167]*[.C167])/([.B167]*[.C167]*[.D167])" office:value-type="float" office:value="0.153856522249807" calcext:value-type="float">
            <text:p>0,1539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9+2*RAND()" office:value-type="float" office:value="9.59295565378852" calcext:value-type="float">
            <text:p>9,5930</text:p>
          </table:table-cell>
          <table:table-cell table:formula="of:=NORMINV(RAND();30;5)" office:value-type="float" office:value="35.5736163371147" calcext:value-type="float">
            <text:p>35,5736</text:p>
          </table:table-cell>
          <table:table-cell table:formula="of:=40+20*RAND()" office:value-type="float" office:value="41.2758667883463" calcext:value-type="float">
            <text:p>41,2759</text:p>
          </table:table-cell>
          <table:table-cell table:formula="of:=([.C168]*[.D168]+[.B168]*[.D168]+[.B168]*[.C168])/([.B168]*[.C168]*[.D168])" office:value-type="float" office:value="0.156581111720125" calcext:value-type="float">
            <text:p>0,1566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9+2*RAND()" office:value-type="float" office:value="9.98043361562304" calcext:value-type="float">
            <text:p>9,9804</text:p>
          </table:table-cell>
          <table:table-cell table:formula="of:=NORMINV(RAND();30;5)" office:value-type="float" office:value="35.8179370081351" calcext:value-type="float">
            <text:p>35,8179</text:p>
          </table:table-cell>
          <table:table-cell table:formula="of:=40+20*RAND()" office:value-type="float" office:value="54.5218748529442" calcext:value-type="float">
            <text:p>54,5219</text:p>
          </table:table-cell>
          <table:table-cell table:formula="of:=([.C169]*[.D169]+[.B169]*[.D169]+[.B169]*[.C169])/([.B169]*[.C169]*[.D169])" office:value-type="float" office:value="0.146456282141724" calcext:value-type="float">
            <text:p>0,1465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9+2*RAND()" office:value-type="float" office:value="9.70484915119596" calcext:value-type="float">
            <text:p>9,7048</text:p>
          </table:table-cell>
          <table:table-cell table:formula="of:=NORMINV(RAND();30;5)" office:value-type="float" office:value="37.8842390447529" calcext:value-type="float">
            <text:p>37,8842</text:p>
          </table:table-cell>
          <table:table-cell table:formula="of:=40+20*RAND()" office:value-type="float" office:value="46.1529731168412" calcext:value-type="float">
            <text:p>46,1530</text:p>
          </table:table-cell>
          <table:table-cell table:formula="of:=([.C170]*[.D170]+[.B170]*[.D170]+[.B170]*[.C170])/([.B170]*[.C170]*[.D170])" office:value-type="float" office:value="0.151104549704731" calcext:value-type="float">
            <text:p>0,1511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9+2*RAND()" office:value-type="float" office:value="9.79564891965129" calcext:value-type="float">
            <text:p>9,7956</text:p>
          </table:table-cell>
          <table:table-cell table:formula="of:=NORMINV(RAND();30;5)" office:value-type="float" office:value="25.210029712536" calcext:value-type="float">
            <text:p>25,2100</text:p>
          </table:table-cell>
          <table:table-cell table:formula="of:=40+20*RAND()" office:value-type="float" office:value="45.4977904562838" calcext:value-type="float">
            <text:p>45,4978</text:p>
          </table:table-cell>
          <table:table-cell table:formula="of:=([.C171]*[.D171]+[.B171]*[.D171]+[.B171]*[.C171])/([.B171]*[.C171]*[.D171])" office:value-type="float" office:value="0.163731982778304" calcext:value-type="float">
            <text:p>0,1637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9+2*RAND()" office:value-type="float" office:value="10.8673876242246" calcext:value-type="float">
            <text:p>10,8674</text:p>
          </table:table-cell>
          <table:table-cell table:formula="of:=NORMINV(RAND();30;5)" office:value-type="float" office:value="24.5920553748007" calcext:value-type="float">
            <text:p>24,5921</text:p>
          </table:table-cell>
          <table:table-cell table:formula="of:=40+20*RAND()" office:value-type="float" office:value="56.7883086088114" calcext:value-type="float">
            <text:p>56,7883</text:p>
          </table:table-cell>
          <table:table-cell table:formula="of:=([.C172]*[.D172]+[.B172]*[.D172]+[.B172]*[.C172])/([.B172]*[.C172]*[.D172])" office:value-type="float" office:value="0.15029123212007" calcext:value-type="float">
            <text:p>0,1503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9+2*RAND()" office:value-type="float" office:value="10.4916427510325" calcext:value-type="float">
            <text:p>10,4916</text:p>
          </table:table-cell>
          <table:table-cell table:formula="of:=NORMINV(RAND();30;5)" office:value-type="float" office:value="33.9972028462196" calcext:value-type="float">
            <text:p>33,9972</text:p>
          </table:table-cell>
          <table:table-cell table:formula="of:=40+20*RAND()" office:value-type="float" office:value="40.1604317757301" calcext:value-type="float">
            <text:p>40,1604</text:p>
          </table:table-cell>
          <table:table-cell table:formula="of:=([.C173]*[.D173]+[.B173]*[.D173]+[.B173]*[.C173])/([.B173]*[.C173]*[.D173])" office:value-type="float" office:value="0.149628273614996" calcext:value-type="float">
            <text:p>0,1496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9+2*RAND()" office:value-type="float" office:value="9.93584597320296" calcext:value-type="float">
            <text:p>9,9358</text:p>
          </table:table-cell>
          <table:table-cell table:formula="of:=NORMINV(RAND();30;5)" office:value-type="float" office:value="27.2258834414856" calcext:value-type="float">
            <text:p>27,2259</text:p>
          </table:table-cell>
          <table:table-cell table:formula="of:=40+20*RAND()" office:value-type="float" office:value="44.0130171342753" calcext:value-type="float">
            <text:p>44,0130</text:p>
          </table:table-cell>
          <table:table-cell table:formula="of:=([.C174]*[.D174]+[.B174]*[.D174]+[.B174]*[.C174])/([.B174]*[.C174]*[.D174])" office:value-type="float" office:value="0.160095987525724" calcext:value-type="float">
            <text:p>0,1601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9+2*RAND()" office:value-type="float" office:value="10.5497708658222" calcext:value-type="float">
            <text:p>10,5498</text:p>
          </table:table-cell>
          <table:table-cell table:formula="of:=NORMINV(RAND();30;5)" office:value-type="float" office:value="27.6346290530346" calcext:value-type="float">
            <text:p>27,6346</text:p>
          </table:table-cell>
          <table:table-cell table:formula="of:=40+20*RAND()" office:value-type="float" office:value="46.9668771442957" calcext:value-type="float">
            <text:p>46,9669</text:p>
          </table:table-cell>
          <table:table-cell table:formula="of:=([.C175]*[.D175]+[.B175]*[.D175]+[.B175]*[.C175])/([.B175]*[.C175]*[.D175])" office:value-type="float" office:value="0.152266871139603" calcext:value-type="float">
            <text:p>0,1523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9+2*RAND()" office:value-type="float" office:value="10.8103125288617" calcext:value-type="float">
            <text:p>10,8103</text:p>
          </table:table-cell>
          <table:table-cell table:formula="of:=NORMINV(RAND();30;5)" office:value-type="float" office:value="22.2777131591098" calcext:value-type="float">
            <text:p>22,2777</text:p>
          </table:table-cell>
          <table:table-cell table:formula="of:=40+20*RAND()" office:value-type="float" office:value="54.7385003161617" calcext:value-type="float">
            <text:p>54,7385</text:p>
          </table:table-cell>
          <table:table-cell table:formula="of:=([.C176]*[.D176]+[.B176]*[.D176]+[.B176]*[.C176])/([.B176]*[.C176]*[.D176])" office:value-type="float" office:value="0.155660851705012" calcext:value-type="float">
            <text:p>0,1557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9+2*RAND()" office:value-type="float" office:value="9.89759606099688" calcext:value-type="float">
            <text:p>9,8976</text:p>
          </table:table-cell>
          <table:table-cell table:formula="of:=NORMINV(RAND();30;5)" office:value-type="float" office:value="30.4360401010953" calcext:value-type="float">
            <text:p>30,4360</text:p>
          </table:table-cell>
          <table:table-cell table:formula="of:=40+20*RAND()" office:value-type="float" office:value="41.3319579022937" calcext:value-type="float">
            <text:p>41,3320</text:p>
          </table:table-cell>
          <table:table-cell table:formula="of:=([.C177]*[.D177]+[.B177]*[.D177]+[.B177]*[.C177])/([.B177]*[.C177]*[.D177])" office:value-type="float" office:value="0.15808477328098" calcext:value-type="float">
            <text:p>0,158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9+2*RAND()" office:value-type="float" office:value="10.9132708830293" calcext:value-type="float">
            <text:p>10,9133</text:p>
          </table:table-cell>
          <table:table-cell table:formula="of:=NORMINV(RAND();30;5)" office:value-type="float" office:value="25.0978560243751" calcext:value-type="float">
            <text:p>25,0979</text:p>
          </table:table-cell>
          <table:table-cell table:formula="of:=40+20*RAND()" office:value-type="float" office:value="40.375316652935" calcext:value-type="float">
            <text:p>40,3753</text:p>
          </table:table-cell>
          <table:table-cell table:formula="of:=([.C178]*[.D178]+[.B178]*[.D178]+[.B178]*[.C178])/([.B178]*[.C178]*[.D178])" office:value-type="float" office:value="0.156243205160484" calcext:value-type="float">
            <text:p>0,1562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9+2*RAND()" office:value-type="float" office:value="10.1007479939144" calcext:value-type="float">
            <text:p>10,1007</text:p>
          </table:table-cell>
          <table:table-cell table:formula="of:=NORMINV(RAND();30;5)" office:value-type="float" office:value="28.3459741327369" calcext:value-type="float">
            <text:p>28,3460</text:p>
          </table:table-cell>
          <table:table-cell table:formula="of:=40+20*RAND()" office:value-type="float" office:value="44.5971766277216" calcext:value-type="float">
            <text:p>44,5972</text:p>
          </table:table-cell>
          <table:table-cell table:formula="of:=([.C179]*[.D179]+[.B179]*[.D179]+[.B179]*[.C179])/([.B179]*[.C179]*[.D179])" office:value-type="float" office:value="0.156703891455583" calcext:value-type="float">
            <text:p>0,1567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9+2*RAND()" office:value-type="float" office:value="10.9250113710295" calcext:value-type="float">
            <text:p>10,9250</text:p>
          </table:table-cell>
          <table:table-cell table:formula="of:=NORMINV(RAND();30;5)" office:value-type="float" office:value="27.1205522526706" calcext:value-type="float">
            <text:p>27,1206</text:p>
          </table:table-cell>
          <table:table-cell table:formula="of:=40+20*RAND()" office:value-type="float" office:value="41.730473197531" calcext:value-type="float">
            <text:p>41,7305</text:p>
          </table:table-cell>
          <table:table-cell table:formula="of:=([.C180]*[.D180]+[.B180]*[.D180]+[.B180]*[.C180])/([.B180]*[.C180]*[.D180])" office:value-type="float" office:value="0.152368794639784" calcext:value-type="float">
            <text:p>0,152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9+2*RAND()" office:value-type="float" office:value="10.8771029773634" calcext:value-type="float">
            <text:p>10,8771</text:p>
          </table:table-cell>
          <table:table-cell table:formula="of:=NORMINV(RAND();30;5)" office:value-type="float" office:value="30.2996657353304" calcext:value-type="float">
            <text:p>30,2997</text:p>
          </table:table-cell>
          <table:table-cell table:formula="of:=40+20*RAND()" office:value-type="float" office:value="59.0077526704408" calcext:value-type="float">
            <text:p>59,0078</text:p>
          </table:table-cell>
          <table:table-cell table:formula="of:=([.C181]*[.D181]+[.B181]*[.D181]+[.B181]*[.C181])/([.B181]*[.C181]*[.D181])" office:value-type="float" office:value="0.141886834729487" calcext:value-type="float">
            <text:p>0,1419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9+2*RAND()" office:value-type="float" office:value="9.61185691854917" calcext:value-type="float">
            <text:p>9,6119</text:p>
          </table:table-cell>
          <table:table-cell table:formula="of:=NORMINV(RAND();30;5)" office:value-type="float" office:value="37.0566765175206" calcext:value-type="float">
            <text:p>37,0567</text:p>
          </table:table-cell>
          <table:table-cell table:formula="of:=40+20*RAND()" office:value-type="float" office:value="42.6152348774485" calcext:value-type="float">
            <text:p>42,6152</text:p>
          </table:table-cell>
          <table:table-cell table:formula="of:=([.C182]*[.D182]+[.B182]*[.D182]+[.B182]*[.C182])/([.B182]*[.C182]*[.D182])" office:value-type="float" office:value="0.154489646402257" calcext:value-type="float">
            <text:p>0,1545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9+2*RAND()" office:value-type="float" office:value="10.8534971817862" calcext:value-type="float">
            <text:p>10,8535</text:p>
          </table:table-cell>
          <table:table-cell table:formula="of:=NORMINV(RAND();30;5)" office:value-type="float" office:value="28.3583356185851" calcext:value-type="float">
            <text:p>28,3583</text:p>
          </table:table-cell>
          <table:table-cell table:formula="of:=40+20*RAND()" office:value-type="float" office:value="59.828728439752" calcext:value-type="float">
            <text:p>59,8287</text:p>
          </table:table-cell>
          <table:table-cell table:formula="of:=([.C183]*[.D183]+[.B183]*[.D183]+[.B183]*[.C183])/([.B183]*[.C183]*[.D183])" office:value-type="float" office:value="0.144113579878969" calcext:value-type="float">
            <text:p>0,1441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9+2*RAND()" office:value-type="float" office:value="9.08575052698143" calcext:value-type="float">
            <text:p>9,0858</text:p>
          </table:table-cell>
          <table:table-cell table:formula="of:=NORMINV(RAND();30;5)" office:value-type="float" office:value="36.8749481347214" calcext:value-type="float">
            <text:p>36,8749</text:p>
          </table:table-cell>
          <table:table-cell table:formula="of:=40+20*RAND()" office:value-type="float" office:value="40.447163421195" calcext:value-type="float">
            <text:p>40,4472</text:p>
          </table:table-cell>
          <table:table-cell table:formula="of:=([.C184]*[.D184]+[.B184]*[.D184]+[.B184]*[.C184])/([.B184]*[.C184]*[.D184])" office:value-type="float" office:value="0.161904748893157" calcext:value-type="float">
            <text:p>0,1619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9+2*RAND()" office:value-type="float" office:value="9.04702777112834" calcext:value-type="float">
            <text:p>9,0470</text:p>
          </table:table-cell>
          <table:table-cell table:formula="of:=NORMINV(RAND();30;5)" office:value-type="float" office:value="26.5483025074807" calcext:value-type="float">
            <text:p>26,5483</text:p>
          </table:table-cell>
          <table:table-cell table:formula="of:=40+20*RAND()" office:value-type="float" office:value="44.9081769888289" calcext:value-type="float">
            <text:p>44,9082</text:p>
          </table:table-cell>
          <table:table-cell table:formula="of:=([.C185]*[.D185]+[.B185]*[.D185]+[.B185]*[.C185])/([.B185]*[.C185]*[.D185])" office:value-type="float" office:value="0.170468390674433" calcext:value-type="float">
            <text:p>0,1705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9+2*RAND()" office:value-type="float" office:value="10.5789350166451" calcext:value-type="float">
            <text:p>10,5789</text:p>
          </table:table-cell>
          <table:table-cell table:formula="of:=NORMINV(RAND();30;5)" office:value-type="float" office:value="27.9917930583664" calcext:value-type="float">
            <text:p>27,9918</text:p>
          </table:table-cell>
          <table:table-cell table:formula="of:=40+20*RAND()" office:value-type="float" office:value="54.0595613443293" calcext:value-type="float">
            <text:p>54,0596</text:p>
          </table:table-cell>
          <table:table-cell table:formula="of:=([.C186]*[.D186]+[.B186]*[.D186]+[.B186]*[.C186])/([.B186]*[.C186]*[.D186])" office:value-type="float" office:value="0.148750345695685" calcext:value-type="float">
            <text:p>0,1488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9+2*RAND()" office:value-type="float" office:value="9.42944688699208" calcext:value-type="float">
            <text:p>9,4294</text:p>
          </table:table-cell>
          <table:table-cell table:formula="of:=NORMINV(RAND();30;5)" office:value-type="float" office:value="26.3643148557613" calcext:value-type="float">
            <text:p>26,3643</text:p>
          </table:table-cell>
          <table:table-cell table:formula="of:=40+20*RAND()" office:value-type="float" office:value="57.6349634234794" calcext:value-type="float">
            <text:p>57,6350</text:p>
          </table:table-cell>
          <table:table-cell table:formula="of:=([.C187]*[.D187]+[.B187]*[.D187]+[.B187]*[.C187])/([.B187]*[.C187]*[.D187])" office:value-type="float" office:value="0.161331396633024" calcext:value-type="float">
            <text:p>0,1613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9+2*RAND()" office:value-type="float" office:value="10.4770387720782" calcext:value-type="float">
            <text:p>10,4770</text:p>
          </table:table-cell>
          <table:table-cell table:formula="of:=NORMINV(RAND();30;5)" office:value-type="float" office:value="37.7257146756679" calcext:value-type="float">
            <text:p>37,7257</text:p>
          </table:table-cell>
          <table:table-cell table:formula="of:=40+20*RAND()" office:value-type="float" office:value="46.7692480213009" calcext:value-type="float">
            <text:p>46,7692</text:p>
          </table:table-cell>
          <table:table-cell table:formula="of:=([.C188]*[.D188]+[.B188]*[.D188]+[.B188]*[.C188])/([.B188]*[.C188]*[.D188])" office:value-type="float" office:value="0.143335506613842" calcext:value-type="float">
            <text:p>0,1433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9+2*RAND()" office:value-type="float" office:value="9.19284967263229" calcext:value-type="float">
            <text:p>9,1928</text:p>
          </table:table-cell>
          <table:table-cell table:formula="of:=NORMINV(RAND();30;5)" office:value-type="float" office:value="33.2430996445269" calcext:value-type="float">
            <text:p>33,2431</text:p>
          </table:table-cell>
          <table:table-cell table:formula="of:=40+20*RAND()" office:value-type="float" office:value="47.2839066502638" calcext:value-type="float">
            <text:p>47,2839</text:p>
          </table:table-cell>
          <table:table-cell table:formula="of:=([.C189]*[.D189]+[.B189]*[.D189]+[.B189]*[.C189])/([.B189]*[.C189]*[.D189])" office:value-type="float" office:value="0.160010472660578" calcext:value-type="float">
            <text:p>0,160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9+2*RAND()" office:value-type="float" office:value="9.80181427276693" calcext:value-type="float">
            <text:p>9,8018</text:p>
          </table:table-cell>
          <table:table-cell table:formula="of:=NORMINV(RAND();30;5)" office:value-type="float" office:value="45.716054564845" calcext:value-type="float">
            <text:p>45,7161</text:p>
          </table:table-cell>
          <table:table-cell table:formula="of:=40+20*RAND()" office:value-type="float" office:value="42.9447417729534" calcext:value-type="float">
            <text:p>42,9447</text:p>
          </table:table-cell>
          <table:table-cell table:formula="of:=([.C190]*[.D190]+[.B190]*[.D190]+[.B190]*[.C190])/([.B190]*[.C190]*[.D190])" office:value-type="float" office:value="0.147181820503962" calcext:value-type="float">
            <text:p>0,1472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9+2*RAND()" office:value-type="float" office:value="10.7832593766507" calcext:value-type="float">
            <text:p>10,7833</text:p>
          </table:table-cell>
          <table:table-cell table:formula="of:=NORMINV(RAND();30;5)" office:value-type="float" office:value="25.699364095093" calcext:value-type="float">
            <text:p>25,6994</text:p>
          </table:table-cell>
          <table:table-cell table:formula="of:=40+20*RAND()" office:value-type="float" office:value="56.2012561806478" calcext:value-type="float">
            <text:p>56,2013</text:p>
          </table:table-cell>
          <table:table-cell table:formula="of:=([.C191]*[.D191]+[.B191]*[.D191]+[.B191]*[.C191])/([.B191]*[.C191]*[.D191])" office:value-type="float" office:value="0.149441004501942" calcext:value-type="float">
            <text:p>0,1494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9+2*RAND()" office:value-type="float" office:value="10.9040263083298" calcext:value-type="float">
            <text:p>10,9040</text:p>
          </table:table-cell>
          <table:table-cell table:formula="of:=NORMINV(RAND();30;5)" office:value-type="float" office:value="23.6534863273351" calcext:value-type="float">
            <text:p>23,6535</text:p>
          </table:table-cell>
          <table:table-cell table:formula="of:=40+20*RAND()" office:value-type="float" office:value="41.6135206562467" calcext:value-type="float">
            <text:p>41,6135</text:p>
          </table:table-cell>
          <table:table-cell table:formula="of:=([.C192]*[.D192]+[.B192]*[.D192]+[.B192]*[.C192])/([.B192]*[.C192]*[.D192])" office:value-type="float" office:value="0.158016960235945" calcext:value-type="float">
            <text:p>0,158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9+2*RAND()" office:value-type="float" office:value="10.7365513986442" calcext:value-type="float">
            <text:p>10,7366</text:p>
          </table:table-cell>
          <table:table-cell table:formula="of:=NORMINV(RAND();30;5)" office:value-type="float" office:value="32.7173447442934" calcext:value-type="float">
            <text:p>32,7173</text:p>
          </table:table-cell>
          <table:table-cell table:formula="of:=40+20*RAND()" office:value-type="float" office:value="55.4220898752101" calcext:value-type="float">
            <text:p>55,4221</text:p>
          </table:table-cell>
          <table:table-cell table:formula="of:=([.C193]*[.D193]+[.B193]*[.D193]+[.B193]*[.C193])/([.B193]*[.C193]*[.D193])" office:value-type="float" office:value="0.14174795128527" calcext:value-type="float">
            <text:p>0,1417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9+2*RAND()" office:value-type="float" office:value="10.9115604090039" calcext:value-type="float">
            <text:p>10,9116</text:p>
          </table:table-cell>
          <table:table-cell table:formula="of:=NORMINV(RAND();30;5)" office:value-type="float" office:value="34.254453312635" calcext:value-type="float">
            <text:p>34,2545</text:p>
          </table:table-cell>
          <table:table-cell table:formula="of:=40+20*RAND()" office:value-type="float" office:value="45.5205409252085" calcext:value-type="float">
            <text:p>45,5205</text:p>
          </table:table-cell>
          <table:table-cell table:formula="of:=([.C194]*[.D194]+[.B194]*[.D194]+[.B194]*[.C194])/([.B194]*[.C194]*[.D194])" office:value-type="float" office:value="0.142807309677574" calcext:value-type="float">
            <text:p>0,1428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9+2*RAND()" office:value-type="float" office:value="9.06063575926237" calcext:value-type="float">
            <text:p>9,0606</text:p>
          </table:table-cell>
          <table:table-cell table:formula="of:=NORMINV(RAND();30;5)" office:value-type="float" office:value="24.9021211293709" calcext:value-type="float">
            <text:p>24,9021</text:p>
          </table:table-cell>
          <table:table-cell table:formula="of:=40+20*RAND()" office:value-type="float" office:value="57.6680673542433" calcext:value-type="float">
            <text:p>57,6681</text:p>
          </table:table-cell>
          <table:table-cell table:formula="of:=([.C195]*[.D195]+[.B195]*[.D195]+[.B195]*[.C195])/([.B195]*[.C195]*[.D195])" office:value-type="float" office:value="0.16786537222631" calcext:value-type="float">
            <text:p>0,1679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9+2*RAND()" office:value-type="float" office:value="9.23136426112615" calcext:value-type="float">
            <text:p>9,2314</text:p>
          </table:table-cell>
          <table:table-cell table:formula="of:=NORMINV(RAND();30;5)" office:value-type="float" office:value="26.4018507870281" calcext:value-type="float">
            <text:p>26,4019</text:p>
          </table:table-cell>
          <table:table-cell table:formula="of:=40+20*RAND()" office:value-type="float" office:value="41.2440544716083" calcext:value-type="float">
            <text:p>41,2441</text:p>
          </table:table-cell>
          <table:table-cell table:formula="of:=([.C196]*[.D196]+[.B196]*[.D196]+[.B196]*[.C196])/([.B196]*[.C196]*[.D196])" office:value-type="float" office:value="0.170448401896257" calcext:value-type="float">
            <text:p>0,170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9+2*RAND()" office:value-type="float" office:value="9.36190296127461" calcext:value-type="float">
            <text:p>9,3619</text:p>
          </table:table-cell>
          <table:table-cell table:formula="of:=NORMINV(RAND();30;5)" office:value-type="float" office:value="33.7036238114096" calcext:value-type="float">
            <text:p>33,7036</text:p>
          </table:table-cell>
          <table:table-cell table:formula="of:=40+20*RAND()" office:value-type="float" office:value="52.6354440930299" calcext:value-type="float">
            <text:p>52,6354</text:p>
          </table:table-cell>
          <table:table-cell table:formula="of:=([.C197]*[.D197]+[.B197]*[.D197]+[.B197]*[.C197])/([.B197]*[.C197]*[.D197])" office:value-type="float" office:value="0.155484895117731" calcext:value-type="float">
            <text:p>0,1555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9+2*RAND()" office:value-type="float" office:value="10.8423391173128" calcext:value-type="float">
            <text:p>10,8423</text:p>
          </table:table-cell>
          <table:table-cell table:formula="of:=NORMINV(RAND();30;5)" office:value-type="float" office:value="33.2746747136613" calcext:value-type="float">
            <text:p>33,2747</text:p>
          </table:table-cell>
          <table:table-cell table:formula="of:=40+20*RAND()" office:value-type="float" office:value="44.0813634800725" calcext:value-type="float">
            <text:p>44,0814</text:p>
          </table:table-cell>
          <table:table-cell table:formula="of:=([.C198]*[.D198]+[.B198]*[.D198]+[.B198]*[.C198])/([.B198]*[.C198]*[.D198])" office:value-type="float" office:value="0.144969229902353" calcext:value-type="float">
            <text:p>0,145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9+2*RAND()" office:value-type="float" office:value="9.90462284139358" calcext:value-type="float">
            <text:p>9,9046</text:p>
          </table:table-cell>
          <table:table-cell table:formula="of:=NORMINV(RAND();30;5)" office:value-type="float" office:value="30.817153429344" calcext:value-type="float">
            <text:p>30,8172</text:p>
          </table:table-cell>
          <table:table-cell table:formula="of:=40+20*RAND()" office:value-type="float" office:value="43.4101501875557" calcext:value-type="float">
            <text:p>43,4102</text:p>
          </table:table-cell>
          <table:table-cell table:formula="of:=([.C199]*[.D199]+[.B199]*[.D199]+[.B199]*[.C199])/([.B199]*[.C199]*[.D199])" office:value-type="float" office:value="0.156448503474488" calcext:value-type="float">
            <text:p>0,1564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9+2*RAND()" office:value-type="float" office:value="10.6951804261189" calcext:value-type="float">
            <text:p>10,6952</text:p>
          </table:table-cell>
          <table:table-cell table:formula="of:=NORMINV(RAND();30;5)" office:value-type="float" office:value="28.4667148431679" calcext:value-type="float">
            <text:p>28,4667</text:p>
          </table:table-cell>
          <table:table-cell table:formula="of:=40+20*RAND()" office:value-type="float" office:value="50.8429197617807" calcext:value-type="float">
            <text:p>50,8429</text:p>
          </table:table-cell>
          <table:table-cell table:formula="of:=([.C200]*[.D200]+[.B200]*[.D200]+[.B200]*[.C200])/([.B200]*[.C200]*[.D200])" office:value-type="float" office:value="0.148297227057907" calcext:value-type="float">
            <text:p>0,1483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9+2*RAND()" office:value-type="float" office:value="10.4109777726699" calcext:value-type="float">
            <text:p>10,4110</text:p>
          </table:table-cell>
          <table:table-cell table:formula="of:=NORMINV(RAND();30;5)" office:value-type="float" office:value="35.4076612949509" calcext:value-type="float">
            <text:p>35,4077</text:p>
          </table:table-cell>
          <table:table-cell table:formula="of:=40+20*RAND()" office:value-type="float" office:value="43.4445542353205" calcext:value-type="float">
            <text:p>43,4446</text:p>
          </table:table-cell>
          <table:table-cell table:formula="of:=([.C201]*[.D201]+[.B201]*[.D201]+[.B201]*[.C201])/([.B201]*[.C201]*[.D201])" office:value-type="float" office:value="0.147312777452121" calcext:value-type="float">
            <text:p>0,1473</text:p>
          </table:table-cell>
          <table:table-cell table:number-columns-repeated="9"/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9+2*RAND()" office:value-type="float" office:value="9.33424579282291" calcext:value-type="float">
            <text:p>9,3342</text:p>
          </table:table-cell>
          <table:table-cell table:formula="of:=NORMINV(RAND();30;5)" office:value-type="float" office:value="34.481693914146" calcext:value-type="float">
            <text:p>34,4817</text:p>
          </table:table-cell>
          <table:table-cell table:formula="of:=40+20*RAND()" office:value-type="float" office:value="44.0200232458301" calcext:value-type="float">
            <text:p>44,0200</text:p>
          </table:table-cell>
          <table:table-cell table:formula="of:=([.C202]*[.D202]+[.B202]*[.D202]+[.B202]*[.C202])/([.B202]*[.C202]*[.D202])" office:value-type="float" office:value="0.158850213796256" calcext:value-type="float">
            <text:p>0,1589</text:p>
          </table:table-cell>
          <table:table-cell table:number-columns-repeated="9"/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9+2*RAND()" office:value-type="float" office:value="9.80572405247949" calcext:value-type="float">
            <text:p>9,8057</text:p>
          </table:table-cell>
          <table:table-cell table:formula="of:=NORMINV(RAND();30;5)" office:value-type="float" office:value="28.2984020311432" calcext:value-type="float">
            <text:p>28,2984</text:p>
          </table:table-cell>
          <table:table-cell table:formula="of:=40+20*RAND()" office:value-type="float" office:value="52.8649428556673" calcext:value-type="float">
            <text:p>52,8649</text:p>
          </table:table-cell>
          <table:table-cell table:formula="of:=([.C203]*[.D203]+[.B203]*[.D203]+[.B203]*[.C203])/([.B203]*[.C203]*[.D203])" office:value-type="float" office:value="0.156235062317671" calcext:value-type="float">
            <text:p>0,1562</text:p>
          </table:table-cell>
          <table:table-cell table:number-columns-repeated="9"/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9+2*RAND()" office:value-type="float" office:value="9.32894946052693" calcext:value-type="float">
            <text:p>9,3289</text:p>
          </table:table-cell>
          <table:table-cell table:formula="of:=NORMINV(RAND();30;5)" office:value-type="float" office:value="32.5522139278872" calcext:value-type="float">
            <text:p>32,5522</text:p>
          </table:table-cell>
          <table:table-cell table:formula="of:=40+20*RAND()" office:value-type="float" office:value="47.8169100661762" calcext:value-type="float">
            <text:p>47,8169</text:p>
          </table:table-cell>
          <table:table-cell table:formula="of:=([.C204]*[.D204]+[.B204]*[.D204]+[.B204]*[.C204])/([.B204]*[.C204]*[.D204])" office:value-type="float" office:value="0.158826186342697" calcext:value-type="float">
            <text:p>0,1588</text:p>
          </table:table-cell>
          <table:table-cell table:number-columns-repeated="9"/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9+2*RAND()" office:value-type="float" office:value="10.1521735962015" calcext:value-type="float">
            <text:p>10,1522</text:p>
          </table:table-cell>
          <table:table-cell table:formula="of:=NORMINV(RAND();30;5)" office:value-type="float" office:value="29.5286300057203" calcext:value-type="float">
            <text:p>29,5286</text:p>
          </table:table-cell>
          <table:table-cell table:formula="of:=40+20*RAND()" office:value-type="float" office:value="42.1924585080706" calcext:value-type="float">
            <text:p>42,1925</text:p>
          </table:table-cell>
          <table:table-cell table:formula="of:=([.C205]*[.D205]+[.B205]*[.D205]+[.B205]*[.C205])/([.B205]*[.C205]*[.D205])" office:value-type="float" office:value="0.156067430137351" calcext:value-type="float">
            <text:p>0,1561</text:p>
          </table:table-cell>
          <table:table-cell table:number-columns-repeated="9"/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9+2*RAND()" office:value-type="float" office:value="10.8506635294762" calcext:value-type="float">
            <text:p>10,8507</text:p>
          </table:table-cell>
          <table:table-cell table:formula="of:=NORMINV(RAND();30;5)" office:value-type="float" office:value="34.5414260758562" calcext:value-type="float">
            <text:p>34,5414</text:p>
          </table:table-cell>
          <table:table-cell table:formula="of:=40+20*RAND()" office:value-type="float" office:value="49.4021407677792" calcext:value-type="float">
            <text:p>49,4021</text:p>
          </table:table-cell>
          <table:table-cell table:formula="of:=([.C206]*[.D206]+[.B206]*[.D206]+[.B206]*[.C206])/([.B206]*[.C206]*[.D206])" office:value-type="float" office:value="0.141353044830727" calcext:value-type="float">
            <text:p>0,1414</text:p>
          </table:table-cell>
          <table:table-cell table:number-columns-repeated="9"/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9+2*RAND()" office:value-type="float" office:value="9.51435025245883" calcext:value-type="float">
            <text:p>9,5144</text:p>
          </table:table-cell>
          <table:table-cell table:formula="of:=NORMINV(RAND();30;5)" office:value-type="float" office:value="35.8800748026254" calcext:value-type="float">
            <text:p>35,8801</text:p>
          </table:table-cell>
          <table:table-cell table:formula="of:=40+20*RAND()" office:value-type="float" office:value="49.6540090977214" calcext:value-type="float">
            <text:p>49,6540</text:p>
          </table:table-cell>
          <table:table-cell table:formula="of:=([.C207]*[.D207]+[.B207]*[.D207]+[.B207]*[.C207])/([.B207]*[.C207]*[.D207])" office:value-type="float" office:value="0.153114374802977" calcext:value-type="float">
            <text:p>0,1531</text:p>
          </table:table-cell>
          <table:table-cell table:number-columns-repeated="9"/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9+2*RAND()" office:value-type="float" office:value="9.49312846618705" calcext:value-type="float">
            <text:p>9,4931</text:p>
          </table:table-cell>
          <table:table-cell table:formula="of:=NORMINV(RAND();30;5)" office:value-type="float" office:value="28.2544801268693" calcext:value-type="float">
            <text:p>28,2545</text:p>
          </table:table-cell>
          <table:table-cell table:formula="of:=40+20*RAND()" office:value-type="float" office:value="53.436256472487" calcext:value-type="float">
            <text:p>53,4363</text:p>
          </table:table-cell>
          <table:table-cell table:formula="of:=([.C208]*[.D208]+[.B208]*[.D208]+[.B208]*[.C208])/([.B208]*[.C208]*[.D208])" office:value-type="float" office:value="0.159445854887811" calcext:value-type="float">
            <text:p>0,1594</text:p>
          </table:table-cell>
          <table:table-cell table:number-columns-repeated="9"/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9+2*RAND()" office:value-type="float" office:value="9.78755239699967" calcext:value-type="float">
            <text:p>9,7876</text:p>
          </table:table-cell>
          <table:table-cell table:formula="of:=NORMINV(RAND();30;5)" office:value-type="float" office:value="31.8379341516433" calcext:value-type="float">
            <text:p>31,8379</text:p>
          </table:table-cell>
          <table:table-cell table:formula="of:=40+20*RAND()" office:value-type="float" office:value="51.7881853342988" calcext:value-type="float">
            <text:p>51,7882</text:p>
          </table:table-cell>
          <table:table-cell table:formula="of:=([.C209]*[.D209]+[.B209]*[.D209]+[.B209]*[.C209])/([.B209]*[.C209]*[.D209])" office:value-type="float" office:value="0.152889086196072" calcext:value-type="float">
            <text:p>0,1529</text:p>
          </table:table-cell>
          <table:table-cell table:number-columns-repeated="9"/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9+2*RAND()" office:value-type="float" office:value="10.1263530820142" calcext:value-type="float">
            <text:p>10,1264</text:p>
          </table:table-cell>
          <table:table-cell table:formula="of:=NORMINV(RAND();30;5)" office:value-type="float" office:value="33.6529288191917" calcext:value-type="float">
            <text:p>33,6529</text:p>
          </table:table-cell>
          <table:table-cell table:formula="of:=40+20*RAND()" office:value-type="float" office:value="53.0776190408506" calcext:value-type="float">
            <text:p>53,0776</text:p>
          </table:table-cell>
          <table:table-cell table:formula="of:=([.C210]*[.D210]+[.B210]*[.D210]+[.B210]*[.C210])/([.B210]*[.C210]*[.D210])" office:value-type="float" office:value="0.147307663429806" calcext:value-type="float">
            <text:p>0,1473</text:p>
          </table:table-cell>
          <table:table-cell table:number-columns-repeated="9"/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9+2*RAND()" office:value-type="float" office:value="10.4701532099862" calcext:value-type="float">
            <text:p>10,4702</text:p>
          </table:table-cell>
          <table:table-cell table:formula="of:=NORMINV(RAND();30;5)" office:value-type="float" office:value="23.2805259942734" calcext:value-type="float">
            <text:p>23,2805</text:p>
          </table:table-cell>
          <table:table-cell table:formula="of:=40+20*RAND()" office:value-type="float" office:value="51.443021108862" calcext:value-type="float">
            <text:p>51,4430</text:p>
          </table:table-cell>
          <table:table-cell table:formula="of:=([.C211]*[.D211]+[.B211]*[.D211]+[.B211]*[.C211])/([.B211]*[.C211]*[.D211])" office:value-type="float" office:value="0.157902924838656" calcext:value-type="float">
            <text:p>0,1579</text:p>
          </table:table-cell>
          <table:table-cell table:number-columns-repeated="9"/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9+2*RAND()" office:value-type="float" office:value="10.7312687381636" calcext:value-type="float">
            <text:p>10,7313</text:p>
          </table:table-cell>
          <table:table-cell table:formula="of:=NORMINV(RAND();30;5)" office:value-type="float" office:value="39.5700369715705" calcext:value-type="float">
            <text:p>39,5700</text:p>
          </table:table-cell>
          <table:table-cell table:formula="of:=40+20*RAND()" office:value-type="float" office:value="42.0831379457377" calcext:value-type="float">
            <text:p>42,0831</text:p>
          </table:table-cell>
          <table:table-cell table:formula="of:=([.C212]*[.D212]+[.B212]*[.D212]+[.B212]*[.C212])/([.B212]*[.C212]*[.D212])" office:value-type="float" office:value="0.142219759862001" calcext:value-type="float">
            <text:p>0,1422</text:p>
          </table:table-cell>
          <table:table-cell table:number-columns-repeated="9"/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9+2*RAND()" office:value-type="float" office:value="9.9842191755306" calcext:value-type="float">
            <text:p>9,9842</text:p>
          </table:table-cell>
          <table:table-cell table:formula="of:=NORMINV(RAND();30;5)" office:value-type="float" office:value="27.2154564547778" calcext:value-type="float">
            <text:p>27,2155</text:p>
          </table:table-cell>
          <table:table-cell table:formula="of:=40+20*RAND()" office:value-type="float" office:value="49.8682792927139" calcext:value-type="float">
            <text:p>49,8683</text:p>
          </table:table-cell>
          <table:table-cell table:formula="of:=([.C213]*[.D213]+[.B213]*[.D213]+[.B213]*[.C213])/([.B213]*[.C213]*[.D213])" office:value-type="float" office:value="0.156954711254192" calcext:value-type="float">
            <text:p>0,1570</text:p>
          </table:table-cell>
          <table:table-cell table:number-columns-repeated="9"/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9+2*RAND()" office:value-type="float" office:value="9.45108127244748" calcext:value-type="float">
            <text:p>9,4511</text:p>
          </table:table-cell>
          <table:table-cell table:formula="of:=NORMINV(RAND();30;5)" office:value-type="float" office:value="28.9992971651048" calcext:value-type="float">
            <text:p>28,9993</text:p>
          </table:table-cell>
          <table:table-cell table:formula="of:=40+20*RAND()" office:value-type="float" office:value="48.4011644893326" calcext:value-type="float">
            <text:p>48,4012</text:p>
          </table:table-cell>
          <table:table-cell table:formula="of:=([.C214]*[.D214]+[.B214]*[.D214]+[.B214]*[.C214])/([.B214]*[.C214]*[.D214])" office:value-type="float" office:value="0.160952253520066" calcext:value-type="float">
            <text:p>0,1610</text:p>
          </table:table-cell>
          <table:table-cell table:number-columns-repeated="9"/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9+2*RAND()" office:value-type="float" office:value="9.8112037840765" calcext:value-type="float">
            <text:p>9,8112</text:p>
          </table:table-cell>
          <table:table-cell table:formula="of:=NORMINV(RAND();30;5)" office:value-type="float" office:value="28.6886929810323" calcext:value-type="float">
            <text:p>28,6887</text:p>
          </table:table-cell>
          <table:table-cell table:formula="of:=40+20*RAND()" office:value-type="float" office:value="46.9935949356295" calcext:value-type="float">
            <text:p>46,9936</text:p>
          </table:table-cell>
          <table:table-cell table:formula="of:=([.C215]*[.D215]+[.B215]*[.D215]+[.B215]*[.C215])/([.B215]*[.C215]*[.D215])" office:value-type="float" office:value="0.158060725996317" calcext:value-type="float">
            <text:p>0,1581</text:p>
          </table:table-cell>
          <table:table-cell table:number-columns-repeated="9"/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9+2*RAND()" office:value-type="float" office:value="9.79031192627735" calcext:value-type="float">
            <text:p>9,7903</text:p>
          </table:table-cell>
          <table:table-cell table:formula="of:=NORMINV(RAND();30;5)" office:value-type="float" office:value="27.4821132029836" calcext:value-type="float">
            <text:p>27,4821</text:p>
          </table:table-cell>
          <table:table-cell table:formula="of:=40+20*RAND()" office:value-type="float" office:value="48.5794831556268" calcext:value-type="float">
            <text:p>48,5795</text:p>
          </table:table-cell>
          <table:table-cell table:formula="of:=([.C216]*[.D216]+[.B216]*[.D216]+[.B216]*[.C216])/([.B216]*[.C216]*[.D216])" office:value-type="float" office:value="0.159113916992103" calcext:value-type="float">
            <text:p>0,1591</text:p>
          </table:table-cell>
          <table:table-cell table:number-columns-repeated="9"/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9+2*RAND()" office:value-type="float" office:value="10.928558799671" calcext:value-type="float">
            <text:p>10,9286</text:p>
          </table:table-cell>
          <table:table-cell table:formula="of:=NORMINV(RAND();30;5)" office:value-type="float" office:value="30.0528665316718" calcext:value-type="float">
            <text:p>30,0529</text:p>
          </table:table-cell>
          <table:table-cell table:formula="of:=40+20*RAND()" office:value-type="float" office:value="56.3037423160858" calcext:value-type="float">
            <text:p>56,3037</text:p>
          </table:table-cell>
          <table:table-cell table:formula="of:=([.C217]*[.D217]+[.B217]*[.D217]+[.B217]*[.C217])/([.B217]*[.C217]*[.D217])" office:value-type="float" office:value="0.142538878552517" calcext:value-type="float">
            <text:p>0,1425</text:p>
          </table:table-cell>
          <table:table-cell table:number-columns-repeated="9"/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9+2*RAND()" office:value-type="float" office:value="9.33490360318683" calcext:value-type="float">
            <text:p>9,3349</text:p>
          </table:table-cell>
          <table:table-cell table:formula="of:=NORMINV(RAND();30;5)" office:value-type="float" office:value="30.8292787458182" calcext:value-type="float">
            <text:p>30,8293</text:p>
          </table:table-cell>
          <table:table-cell table:formula="of:=40+20*RAND()" office:value-type="float" office:value="59.0490853670053" calcext:value-type="float">
            <text:p>59,0491</text:p>
          </table:table-cell>
          <table:table-cell table:formula="of:=([.C218]*[.D218]+[.B218]*[.D218]+[.B218]*[.C218])/([.B218]*[.C218]*[.D218])" office:value-type="float" office:value="0.156496595306165" calcext:value-type="float">
            <text:p>0,1565</text:p>
          </table:table-cell>
          <table:table-cell table:number-columns-repeated="9"/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9+2*RAND()" office:value-type="float" office:value="10.5033869666513" calcext:value-type="float">
            <text:p>10,5034</text:p>
          </table:table-cell>
          <table:table-cell table:formula="of:=NORMINV(RAND();30;5)" office:value-type="float" office:value="40.2206379578303" calcext:value-type="float">
            <text:p>40,2206</text:p>
          </table:table-cell>
          <table:table-cell table:formula="of:=40+20*RAND()" office:value-type="float" office:value="52.7378190192394" calcext:value-type="float">
            <text:p>52,7378</text:p>
          </table:table-cell>
          <table:table-cell table:formula="of:=([.C219]*[.D219]+[.B219]*[.D219]+[.B219]*[.C219])/([.B219]*[.C219]*[.D219])" office:value-type="float" office:value="0.139031966699832" calcext:value-type="float">
            <text:p>0,1390</text:p>
          </table:table-cell>
          <table:table-cell table:number-columns-repeated="9"/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9+2*RAND()" office:value-type="float" office:value="10.0278362308163" calcext:value-type="float">
            <text:p>10,0278</text:p>
          </table:table-cell>
          <table:table-cell table:formula="of:=NORMINV(RAND();30;5)" office:value-type="float" office:value="33.6424257170592" calcext:value-type="float">
            <text:p>33,6424</text:p>
          </table:table-cell>
          <table:table-cell table:formula="of:=40+20*RAND()" office:value-type="float" office:value="58.2694899360649" calcext:value-type="float">
            <text:p>58,2695</text:p>
          </table:table-cell>
          <table:table-cell table:formula="of:=([.C220]*[.D220]+[.B220]*[.D220]+[.B220]*[.C220])/([.B220]*[.C220]*[.D220])" office:value-type="float" office:value="0.14660842292141" calcext:value-type="float">
            <text:p>0,1466</text:p>
          </table:table-cell>
          <table:table-cell table:number-columns-repeated="9"/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9+2*RAND()" office:value-type="float" office:value="9.84747621766292" calcext:value-type="float">
            <text:p>9,8475</text:p>
          </table:table-cell>
          <table:table-cell table:formula="of:=NORMINV(RAND();30;5)" office:value-type="float" office:value="32.6484397179582" calcext:value-type="float">
            <text:p>32,6484</text:p>
          </table:table-cell>
          <table:table-cell table:formula="of:=40+20*RAND()" office:value-type="float" office:value="43.0025006853975" calcext:value-type="float">
            <text:p>43,0025</text:p>
          </table:table-cell>
          <table:table-cell table:formula="of:=([.C221]*[.D221]+[.B221]*[.D221]+[.B221]*[.C221])/([.B221]*[.C221]*[.D221])" office:value-type="float" office:value="0.155432658307497" calcext:value-type="float">
            <text:p>0,1554</text:p>
          </table:table-cell>
          <table:table-cell table:number-columns-repeated="9"/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9+2*RAND()" office:value-type="float" office:value="9.70694715273567" calcext:value-type="float">
            <text:p>9,7069</text:p>
          </table:table-cell>
          <table:table-cell table:formula="of:=NORMINV(RAND();30;5)" office:value-type="float" office:value="25.7469636558975" calcext:value-type="float">
            <text:p>25,7470</text:p>
          </table:table-cell>
          <table:table-cell table:formula="of:=40+20*RAND()" office:value-type="float" office:value="56.5917558106594" calcext:value-type="float">
            <text:p>56,5918</text:p>
          </table:table-cell>
          <table:table-cell table:formula="of:=([.C222]*[.D222]+[.B222]*[.D222]+[.B222]*[.C222])/([.B222]*[.C222]*[.D222])" office:value-type="float" office:value="0.15952895077453" calcext:value-type="float">
            <text:p>0,1595</text:p>
          </table:table-cell>
          <table:table-cell table:number-columns-repeated="9"/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9+2*RAND()" office:value-type="float" office:value="10.3563371796627" calcext:value-type="float">
            <text:p>10,3563</text:p>
          </table:table-cell>
          <table:table-cell table:formula="of:=NORMINV(RAND();30;5)" office:value-type="float" office:value="33.193131518323" calcext:value-type="float">
            <text:p>33,1931</text:p>
          </table:table-cell>
          <table:table-cell table:formula="of:=40+20*RAND()" office:value-type="float" office:value="58.7405434926041" calcext:value-type="float">
            <text:p>58,7405</text:p>
          </table:table-cell>
          <table:table-cell table:formula="of:=([.C223]*[.D223]+[.B223]*[.D223]+[.B223]*[.C223])/([.B223]*[.C223]*[.D223])" office:value-type="float" office:value="0.143709966852022" calcext:value-type="float">
            <text:p>0,1437</text:p>
          </table:table-cell>
          <table:table-cell table:number-columns-repeated="9"/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9+2*RAND()" office:value-type="float" office:value="9.29832063079812" calcext:value-type="float">
            <text:p>9,2983</text:p>
          </table:table-cell>
          <table:table-cell table:formula="of:=NORMINV(RAND();30;5)" office:value-type="float" office:value="36.018226523229" calcext:value-type="float">
            <text:p>36,0182</text:p>
          </table:table-cell>
          <table:table-cell table:formula="of:=40+20*RAND()" office:value-type="float" office:value="48.4373773843981" calcext:value-type="float">
            <text:p>48,4374</text:p>
          </table:table-cell>
          <table:table-cell table:formula="of:=([.C224]*[.D224]+[.B224]*[.D224]+[.B224]*[.C224])/([.B224]*[.C224]*[.D224])" office:value-type="float" office:value="0.155955236916083" calcext:value-type="float">
            <text:p>0,1560</text:p>
          </table:table-cell>
          <table:table-cell table:number-columns-repeated="9"/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9+2*RAND()" office:value-type="float" office:value="9.74614280904643" calcext:value-type="float">
            <text:p>9,7461</text:p>
          </table:table-cell>
          <table:table-cell table:formula="of:=NORMINV(RAND();30;5)" office:value-type="float" office:value="29.8178044254576" calcext:value-type="float">
            <text:p>29,8178</text:p>
          </table:table-cell>
          <table:table-cell table:formula="of:=40+20*RAND()" office:value-type="float" office:value="43.5447799204849" calcext:value-type="float">
            <text:p>43,5448</text:p>
          </table:table-cell>
          <table:table-cell table:formula="of:=([.C225]*[.D225]+[.B225]*[.D225]+[.B225]*[.C225])/([.B225]*[.C225]*[.D225])" office:value-type="float" office:value="0.159106568940139" calcext:value-type="float">
            <text:p>0,1591</text:p>
          </table:table-cell>
          <table:table-cell table:number-columns-repeated="9"/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9+2*RAND()" office:value-type="float" office:value="9.42932022619061" calcext:value-type="float">
            <text:p>9,4293</text:p>
          </table:table-cell>
          <table:table-cell table:formula="of:=NORMINV(RAND();30;5)" office:value-type="float" office:value="29.0854743129116" calcext:value-type="float">
            <text:p>29,0855</text:p>
          </table:table-cell>
          <table:table-cell table:formula="of:=40+20*RAND()" office:value-type="float" office:value="56.7867737007327" calcext:value-type="float">
            <text:p>56,7868</text:p>
          </table:table-cell>
          <table:table-cell table:formula="of:=([.C226]*[.D226]+[.B226]*[.D226]+[.B226]*[.C226])/([.B226]*[.C226]*[.D226])" office:value-type="float" office:value="0.15804334112968" calcext:value-type="float">
            <text:p>0,1580</text:p>
          </table:table-cell>
          <table:table-cell table:number-columns-repeated="9"/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9+2*RAND()" office:value-type="float" office:value="9.34927508910187" calcext:value-type="float">
            <text:p>9,3493</text:p>
          </table:table-cell>
          <table:table-cell table:formula="of:=NORMINV(RAND();30;5)" office:value-type="float" office:value="32.0192855122552" calcext:value-type="float">
            <text:p>32,0193</text:p>
          </table:table-cell>
          <table:table-cell table:formula="of:=40+20*RAND()" office:value-type="float" office:value="52.9845229466446" calcext:value-type="float">
            <text:p>52,9845</text:p>
          </table:table-cell>
          <table:table-cell table:formula="of:=([.C227]*[.D227]+[.B227]*[.D227]+[.B227]*[.C227])/([.B227]*[.C227]*[.D227])" office:value-type="float" office:value="0.157064778123283" calcext:value-type="float">
            <text:p>0,1571</text:p>
          </table:table-cell>
          <table:table-cell table:number-columns-repeated="9"/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9+2*RAND()" office:value-type="float" office:value="9.3459811641369" calcext:value-type="float">
            <text:p>9,3460</text:p>
          </table:table-cell>
          <table:table-cell table:formula="of:=NORMINV(RAND();30;5)" office:value-type="float" office:value="26.1870123641514" calcext:value-type="float">
            <text:p>26,1870</text:p>
          </table:table-cell>
          <table:table-cell table:formula="of:=40+20*RAND()" office:value-type="float" office:value="46.1497202445753" calcext:value-type="float">
            <text:p>46,1497</text:p>
          </table:table-cell>
          <table:table-cell table:formula="of:=([.C228]*[.D228]+[.B228]*[.D228]+[.B228]*[.C228])/([.B228]*[.C228]*[.D228])" office:value-type="float" office:value="0.166853334012808" calcext:value-type="float">
            <text:p>0,1669</text:p>
          </table:table-cell>
          <table:table-cell table:number-columns-repeated="9"/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9+2*RAND()" office:value-type="float" office:value="9.12904566875659" calcext:value-type="float">
            <text:p>9,1290</text:p>
          </table:table-cell>
          <table:table-cell table:formula="of:=NORMINV(RAND();30;5)" office:value-type="float" office:value="26.3378481123182" calcext:value-type="float">
            <text:p>26,3378</text:p>
          </table:table-cell>
          <table:table-cell table:formula="of:=40+20*RAND()" office:value-type="float" office:value="47.4411268462427" calcext:value-type="float">
            <text:p>47,4411</text:p>
          </table:table-cell>
          <table:table-cell table:formula="of:=([.C229]*[.D229]+[.B229]*[.D229]+[.B229]*[.C229])/([.B229]*[.C229]*[.D229])" office:value-type="float" office:value="0.168587406453636" calcext:value-type="float">
            <text:p>0,1686</text:p>
          </table:table-cell>
          <table:table-cell table:number-columns-repeated="9"/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9+2*RAND()" office:value-type="float" office:value="10.0613566825632" calcext:value-type="float">
            <text:p>10,0614</text:p>
          </table:table-cell>
          <table:table-cell table:formula="of:=NORMINV(RAND();30;5)" office:value-type="float" office:value="22.0066820207007" calcext:value-type="float">
            <text:p>22,0067</text:p>
          </table:table-cell>
          <table:table-cell table:formula="of:=40+20*RAND()" office:value-type="float" office:value="55.0731928250752" calcext:value-type="float">
            <text:p>55,0732</text:p>
          </table:table-cell>
          <table:table-cell table:formula="of:=([.C230]*[.D230]+[.B230]*[.D230]+[.B230]*[.C230])/([.B230]*[.C230]*[.D230])" office:value-type="float" office:value="0.162988573041005" calcext:value-type="float">
            <text:p>0,1630</text:p>
          </table:table-cell>
          <table:table-cell table:number-columns-repeated="9"/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9+2*RAND()" office:value-type="float" office:value="9.84895551460795" calcext:value-type="float">
            <text:p>9,8490</text:p>
          </table:table-cell>
          <table:table-cell table:formula="of:=NORMINV(RAND();30;5)" office:value-type="float" office:value="27.7006021714339" calcext:value-type="float">
            <text:p>27,7006</text:p>
          </table:table-cell>
          <table:table-cell table:formula="of:=40+20*RAND()" office:value-type="float" office:value="41.9540860294364" calcext:value-type="float">
            <text:p>41,9541</text:p>
          </table:table-cell>
          <table:table-cell table:formula="of:=([.C231]*[.D231]+[.B231]*[.D231]+[.B231]*[.C231])/([.B231]*[.C231]*[.D231])" office:value-type="float" office:value="0.161469488043959" calcext:value-type="float">
            <text:p>0,1615</text:p>
          </table:table-cell>
          <table:table-cell table:number-columns-repeated="9"/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9+2*RAND()" office:value-type="float" office:value="9.59369491110556" calcext:value-type="float">
            <text:p>9,5937</text:p>
          </table:table-cell>
          <table:table-cell table:formula="of:=NORMINV(RAND();30;5)" office:value-type="float" office:value="24.4656821693476" calcext:value-type="float">
            <text:p>24,4657</text:p>
          </table:table-cell>
          <table:table-cell table:formula="of:=40+20*RAND()" office:value-type="float" office:value="52.8498169803061" calcext:value-type="float">
            <text:p>52,8498</text:p>
          </table:table-cell>
          <table:table-cell table:formula="of:=([.C232]*[.D232]+[.B232]*[.D232]+[.B232]*[.C232])/([.B232]*[.C232]*[.D232])" office:value-type="float" office:value="0.164030246911707" calcext:value-type="float">
            <text:p>0,1640</text:p>
          </table:table-cell>
          <table:table-cell table:number-columns-repeated="9"/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9+2*RAND()" office:value-type="float" office:value="9.33043354307301" calcext:value-type="float">
            <text:p>9,3304</text:p>
          </table:table-cell>
          <table:table-cell table:formula="of:=NORMINV(RAND();30;5)" office:value-type="float" office:value="25.2906066994198" calcext:value-type="float">
            <text:p>25,2906</text:p>
          </table:table-cell>
          <table:table-cell table:formula="of:=40+20*RAND()" office:value-type="float" office:value="50.5189378955402" calcext:value-type="float">
            <text:p>50,5189</text:p>
          </table:table-cell>
          <table:table-cell table:formula="of:=([.C233]*[.D233]+[.B233]*[.D233]+[.B233]*[.C233])/([.B233]*[.C233]*[.D233])" office:value-type="float" office:value="0.166511085099772" calcext:value-type="float">
            <text:p>0,1665</text:p>
          </table:table-cell>
          <table:table-cell table:number-columns-repeated="9"/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9+2*RAND()" office:value-type="float" office:value="9.61863891151734" calcext:value-type="float">
            <text:p>9,6186</text:p>
          </table:table-cell>
          <table:table-cell table:formula="of:=NORMINV(RAND();30;5)" office:value-type="float" office:value="29.7755244520443" calcext:value-type="float">
            <text:p>29,7755</text:p>
          </table:table-cell>
          <table:table-cell table:formula="of:=40+20*RAND()" office:value-type="float" office:value="56.1861832928844" calcext:value-type="float">
            <text:p>56,1862</text:p>
          </table:table-cell>
          <table:table-cell table:formula="of:=([.C234]*[.D234]+[.B234]*[.D234]+[.B234]*[.C234])/([.B234]*[.C234]*[.D234])" office:value-type="float" office:value="0.155347414306676" calcext:value-type="float">
            <text:p>0,1553</text:p>
          </table:table-cell>
          <table:table-cell table:number-columns-repeated="9"/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9+2*RAND()" office:value-type="float" office:value="10.666319189826" calcext:value-type="float">
            <text:p>10,6663</text:p>
          </table:table-cell>
          <table:table-cell table:formula="of:=NORMINV(RAND();30;5)" office:value-type="float" office:value="30.7106440108869" calcext:value-type="float">
            <text:p>30,7106</text:p>
          </table:table-cell>
          <table:table-cell table:formula="of:=40+20*RAND()" office:value-type="float" office:value="51.1238958290778" calcext:value-type="float">
            <text:p>51,1239</text:p>
          </table:table-cell>
          <table:table-cell table:formula="of:=([.C235]*[.D235]+[.B235]*[.D235]+[.B235]*[.C235])/([.B235]*[.C235]*[.D235])" office:value-type="float" office:value="0.145875379065698" calcext:value-type="float">
            <text:p>0,1459</text:p>
          </table:table-cell>
          <table:table-cell table:number-columns-repeated="9"/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9+2*RAND()" office:value-type="float" office:value="9.86104253283702" calcext:value-type="float">
            <text:p>9,8610</text:p>
          </table:table-cell>
          <table:table-cell table:formula="of:=NORMINV(RAND();30;5)" office:value-type="float" office:value="30.9064240510867" calcext:value-type="float">
            <text:p>30,9064</text:p>
          </table:table-cell>
          <table:table-cell table:formula="of:=40+20*RAND()" office:value-type="float" office:value="41.3584248139523" calcext:value-type="float">
            <text:p>41,3584</text:p>
          </table:table-cell>
          <table:table-cell table:formula="of:=([.C236]*[.D236]+[.B236]*[.D236]+[.B236]*[.C236])/([.B236]*[.C236]*[.D236])" office:value-type="float" office:value="0.157943759354055" calcext:value-type="float">
            <text:p>0,1579</text:p>
          </table:table-cell>
          <table:table-cell table:number-columns-repeated="9"/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9+2*RAND()" office:value-type="float" office:value="10.745718303835" calcext:value-type="float">
            <text:p>10,7457</text:p>
          </table:table-cell>
          <table:table-cell table:formula="of:=NORMINV(RAND();30;5)" office:value-type="float" office:value="25.5799495641745" calcext:value-type="float">
            <text:p>25,5799</text:p>
          </table:table-cell>
          <table:table-cell table:formula="of:=40+20*RAND()" office:value-type="float" office:value="46.590818411205" calcext:value-type="float">
            <text:p>46,5908</text:p>
          </table:table-cell>
          <table:table-cell table:formula="of:=([.C237]*[.D237]+[.B237]*[.D237]+[.B237]*[.C237])/([.B237]*[.C237]*[.D237])" office:value-type="float" office:value="0.1536168964169" calcext:value-type="float">
            <text:p>0,1536</text:p>
          </table:table-cell>
          <table:table-cell table:number-columns-repeated="9"/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9+2*RAND()" office:value-type="float" office:value="9.59181469981559" calcext:value-type="float">
            <text:p>9,5918</text:p>
          </table:table-cell>
          <table:table-cell table:formula="of:=NORMINV(RAND();30;5)" office:value-type="float" office:value="26.6251509124271" calcext:value-type="float">
            <text:p>26,6252</text:p>
          </table:table-cell>
          <table:table-cell table:formula="of:=40+20*RAND()" office:value-type="float" office:value="44.3601305526681" calcext:value-type="float">
            <text:p>44,3601</text:p>
          </table:table-cell>
          <table:table-cell table:formula="of:=([.C238]*[.D238]+[.B238]*[.D238]+[.B238]*[.C238])/([.B238]*[.C238]*[.D238])" office:value-type="float" office:value="0.164356796247888" calcext:value-type="float">
            <text:p>0,1644</text:p>
          </table:table-cell>
          <table:table-cell table:number-columns-repeated="9"/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9+2*RAND()" office:value-type="float" office:value="9.70191845321097" calcext:value-type="float">
            <text:p>9,7019</text:p>
          </table:table-cell>
          <table:table-cell table:formula="of:=NORMINV(RAND();30;5)" office:value-type="float" office:value="29.2652701781115" calcext:value-type="float">
            <text:p>29,2653</text:p>
          </table:table-cell>
          <table:table-cell table:formula="of:=40+20*RAND()" office:value-type="float" office:value="55.578154285904" calcext:value-type="float">
            <text:p>55,5782</text:p>
          </table:table-cell>
          <table:table-cell table:formula="of:=([.C239]*[.D239]+[.B239]*[.D239]+[.B239]*[.C239])/([.B239]*[.C239]*[.D239])" office:value-type="float" office:value="0.155235274356405" calcext:value-type="float">
            <text:p>0,1552</text:p>
          </table:table-cell>
          <table:table-cell table:number-columns-repeated="9"/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9+2*RAND()" office:value-type="float" office:value="9.91871912009083" calcext:value-type="float">
            <text:p>9,9187</text:p>
          </table:table-cell>
          <table:table-cell table:formula="of:=NORMINV(RAND();30;5)" office:value-type="float" office:value="26.7785520285041" calcext:value-type="float">
            <text:p>26,7786</text:p>
          </table:table-cell>
          <table:table-cell table:formula="of:=40+20*RAND()" office:value-type="float" office:value="54.3194628111087" calcext:value-type="float">
            <text:p>54,3195</text:p>
          </table:table-cell>
          <table:table-cell table:formula="of:=([.C240]*[.D240]+[.B240]*[.D240]+[.B240]*[.C240])/([.B240]*[.C240]*[.D240])" office:value-type="float" office:value="0.156572395802463" calcext:value-type="float">
            <text:p>0,1566</text:p>
          </table:table-cell>
          <table:table-cell table:number-columns-repeated="9"/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9+2*RAND()" office:value-type="float" office:value="9.59773671417497" calcext:value-type="float">
            <text:p>9,5977</text:p>
          </table:table-cell>
          <table:table-cell table:formula="of:=NORMINV(RAND();30;5)" office:value-type="float" office:value="31.4767202906373" calcext:value-type="float">
            <text:p>31,4767</text:p>
          </table:table-cell>
          <table:table-cell table:formula="of:=40+20*RAND()" office:value-type="float" office:value="54.6660937252454" calcext:value-type="float">
            <text:p>54,6661</text:p>
          </table:table-cell>
          <table:table-cell table:formula="of:=([.C241]*[.D241]+[.B241]*[.D241]+[.B241]*[.C241])/([.B241]*[.C241]*[.D241])" office:value-type="float" office:value="0.154253615962666" calcext:value-type="float">
            <text:p>0,1543</text:p>
          </table:table-cell>
          <table:table-cell table:number-columns-repeated="9"/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9+2*RAND()" office:value-type="float" office:value="9.34198620566167" calcext:value-type="float">
            <text:p>9,3420</text:p>
          </table:table-cell>
          <table:table-cell table:formula="of:=NORMINV(RAND();30;5)" office:value-type="float" office:value="32.5601267350031" calcext:value-type="float">
            <text:p>32,5601</text:p>
          </table:table-cell>
          <table:table-cell table:formula="of:=40+20*RAND()" office:value-type="float" office:value="51.6182323009707" calcext:value-type="float">
            <text:p>51,6182</text:p>
          </table:table-cell>
          <table:table-cell table:formula="of:=([.C242]*[.D242]+[.B242]*[.D242]+[.B242]*[.C242])/([.B242]*[.C242]*[.D242])" office:value-type="float" office:value="0.157129028595216" calcext:value-type="float">
            <text:p>0,1571</text:p>
          </table:table-cell>
          <table:table-cell table:number-columns-repeated="9"/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9+2*RAND()" office:value-type="float" office:value="9.26365486369468" calcext:value-type="float">
            <text:p>9,2637</text:p>
          </table:table-cell>
          <table:table-cell table:formula="of:=NORMINV(RAND();30;5)" office:value-type="float" office:value="21.2798274035735" calcext:value-type="float">
            <text:p>21,2798</text:p>
          </table:table-cell>
          <table:table-cell table:formula="of:=40+20*RAND()" office:value-type="float" office:value="54.98800635105" calcext:value-type="float">
            <text:p>54,9880</text:p>
          </table:table-cell>
          <table:table-cell table:formula="of:=([.C243]*[.D243]+[.B243]*[.D243]+[.B243]*[.C243])/([.B243]*[.C243]*[.D243])" office:value-type="float" office:value="0.173127400236501" calcext:value-type="float">
            <text:p>0,1731</text:p>
          </table:table-cell>
          <table:table-cell table:number-columns-repeated="9"/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9+2*RAND()" office:value-type="float" office:value="10.9300502177794" calcext:value-type="float">
            <text:p>10,9301</text:p>
          </table:table-cell>
          <table:table-cell table:formula="of:=NORMINV(RAND();30;5)" office:value-type="float" office:value="17.6155899278762" calcext:value-type="float">
            <text:p>17,6156</text:p>
          </table:table-cell>
          <table:table-cell table:formula="of:=40+20*RAND()" office:value-type="float" office:value="42.9027068219148" calcext:value-type="float">
            <text:p>42,9027</text:p>
          </table:table-cell>
          <table:table-cell table:formula="of:=([.C244]*[.D244]+[.B244]*[.D244]+[.B244]*[.C244])/([.B244]*[.C244]*[.D244])" office:value-type="float" office:value="0.171567337908802" calcext:value-type="float">
            <text:p>0,1716</text:p>
          </table:table-cell>
          <table:table-cell table:number-columns-repeated="9"/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9+2*RAND()" office:value-type="float" office:value="9.6373612980824" calcext:value-type="float">
            <text:p>9,6374</text:p>
          </table:table-cell>
          <table:table-cell table:formula="of:=NORMINV(RAND();30;5)" office:value-type="float" office:value="21.4937273787256" calcext:value-type="float">
            <text:p>21,4937</text:p>
          </table:table-cell>
          <table:table-cell table:formula="of:=40+20*RAND()" office:value-type="float" office:value="49.784182223957" calcext:value-type="float">
            <text:p>49,7842</text:p>
          </table:table-cell>
          <table:table-cell table:formula="of:=([.C245]*[.D245]+[.B245]*[.D245]+[.B245]*[.C245])/([.B245]*[.C245]*[.D245])" office:value-type="float" office:value="0.170374745212517" calcext:value-type="float">
            <text:p>0,1704</text:p>
          </table:table-cell>
          <table:table-cell table:number-columns-repeated="9"/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9+2*RAND()" office:value-type="float" office:value="9.01380275026895" calcext:value-type="float">
            <text:p>9,0138</text:p>
          </table:table-cell>
          <table:table-cell table:formula="of:=NORMINV(RAND();30;5)" office:value-type="float" office:value="38.657095571071" calcext:value-type="float">
            <text:p>38,6571</text:p>
          </table:table-cell>
          <table:table-cell table:formula="of:=40+20*RAND()" office:value-type="float" office:value="44.3378850235604" calcext:value-type="float">
            <text:p>44,3379</text:p>
          </table:table-cell>
          <table:table-cell table:formula="of:=([.C246]*[.D246]+[.B246]*[.D246]+[.B246]*[.C246])/([.B246]*[.C246]*[.D246])" office:value-type="float" office:value="0.159363515227856" calcext:value-type="float">
            <text:p>0,1594</text:p>
          </table:table-cell>
          <table:table-cell table:number-columns-repeated="9"/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9+2*RAND()" office:value-type="float" office:value="9.11074773664586" calcext:value-type="float">
            <text:p>9,1107</text:p>
          </table:table-cell>
          <table:table-cell table:formula="of:=NORMINV(RAND();30;5)" office:value-type="float" office:value="10.2792695446786" calcext:value-type="float">
            <text:p>10,2793</text:p>
          </table:table-cell>
          <table:table-cell table:formula="of:=40+20*RAND()" office:value-type="float" office:value="55.2521308069117" calcext:value-type="float">
            <text:p>55,2521</text:p>
          </table:table-cell>
          <table:table-cell table:formula="of:=([.C247]*[.D247]+[.B247]*[.D247]+[.B247]*[.C247])/([.B247]*[.C247]*[.D247])" office:value-type="float" office:value="0.22514250173103" calcext:value-type="float">
            <text:p>0,2251</text:p>
          </table:table-cell>
          <table:table-cell table:number-columns-repeated="9"/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9+2*RAND()" office:value-type="float" office:value="10.9303077713121" calcext:value-type="float">
            <text:p>10,9303</text:p>
          </table:table-cell>
          <table:table-cell table:formula="of:=NORMINV(RAND();30;5)" office:value-type="float" office:value="35.8627369916784" calcext:value-type="float">
            <text:p>35,8627</text:p>
          </table:table-cell>
          <table:table-cell table:formula="of:=40+20*RAND()" office:value-type="float" office:value="45.482835455332" calcext:value-type="float">
            <text:p>45,4828</text:p>
          </table:table-cell>
          <table:table-cell table:formula="of:=([.C248]*[.D248]+[.B248]*[.D248]+[.B248]*[.C248])/([.B248]*[.C248]*[.D248])" office:value-type="float" office:value="0.141359144274927" calcext:value-type="float">
            <text:p>0,1414</text:p>
          </table:table-cell>
          <table:table-cell table:number-columns-repeated="9"/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9+2*RAND()" office:value-type="float" office:value="10.3688355826307" calcext:value-type="float">
            <text:p>10,3688</text:p>
          </table:table-cell>
          <table:table-cell table:formula="of:=NORMINV(RAND();30;5)" office:value-type="float" office:value="25.28978084956" calcext:value-type="float">
            <text:p>25,2898</text:p>
          </table:table-cell>
          <table:table-cell table:formula="of:=40+20*RAND()" office:value-type="float" office:value="45.4699796508066" calcext:value-type="float">
            <text:p>45,4700</text:p>
          </table:table-cell>
          <table:table-cell table:formula="of:=([.C249]*[.D249]+[.B249]*[.D249]+[.B249]*[.C249])/([.B249]*[.C249]*[.D249])" office:value-type="float" office:value="0.157977040430759" calcext:value-type="float">
            <text:p>0,1580</text:p>
          </table:table-cell>
          <table:table-cell table:number-columns-repeated="9"/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9+2*RAND()" office:value-type="float" office:value="10.3546243489254" calcext:value-type="float">
            <text:p>10,3546</text:p>
          </table:table-cell>
          <table:table-cell table:formula="of:=NORMINV(RAND();30;5)" office:value-type="float" office:value="23.0072453188666" calcext:value-type="float">
            <text:p>23,0072</text:p>
          </table:table-cell>
          <table:table-cell table:formula="of:=40+20*RAND()" office:value-type="float" office:value="50.0830145622604" calcext:value-type="float">
            <text:p>50,0830</text:p>
          </table:table-cell>
          <table:table-cell table:formula="of:=([.C250]*[.D250]+[.B250]*[.D250]+[.B250]*[.C250])/([.B250]*[.C250]*[.D250])" office:value-type="float" office:value="0.160006626117779" calcext:value-type="float">
            <text:p>0,1600</text:p>
          </table:table-cell>
          <table:table-cell table:number-columns-repeated="9"/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9+2*RAND()" office:value-type="float" office:value="10.0409957293887" calcext:value-type="float">
            <text:p>10,0410</text:p>
          </table:table-cell>
          <table:table-cell table:formula="of:=NORMINV(RAND();30;5)" office:value-type="float" office:value="26.2606356218544" calcext:value-type="float">
            <text:p>26,2606</text:p>
          </table:table-cell>
          <table:table-cell table:formula="of:=40+20*RAND()" office:value-type="float" office:value="52.070560043212" calcext:value-type="float">
            <text:p>52,0706</text:p>
          </table:table-cell>
          <table:table-cell table:formula="of:=([.C251]*[.D251]+[.B251]*[.D251]+[.B251]*[.C251])/([.B251]*[.C251]*[.D251])" office:value-type="float" office:value="0.156876235825233" calcext:value-type="float">
            <text:p>0,1569</text:p>
          </table:table-cell>
          <table:table-cell table:number-columns-repeated="9"/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9+2*RAND()" office:value-type="float" office:value="9.53752119257115" calcext:value-type="float">
            <text:p>9,5375</text:p>
          </table:table-cell>
          <table:table-cell table:formula="of:=NORMINV(RAND();30;5)" office:value-type="float" office:value="32.7454638955949" calcext:value-type="float">
            <text:p>32,7455</text:p>
          </table:table-cell>
          <table:table-cell table:formula="of:=40+20*RAND()" office:value-type="float" office:value="41.9806581665762" calcext:value-type="float">
            <text:p>41,9807</text:p>
          </table:table-cell>
          <table:table-cell table:formula="of:=([.C252]*[.D252]+[.B252]*[.D252]+[.B252]*[.C252])/([.B252]*[.C252]*[.D252])" office:value-type="float" office:value="0.15920812075585" calcext:value-type="float">
            <text:p>0,1592</text:p>
          </table:table-cell>
          <table:table-cell table:number-columns-repeated="9"/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9+2*RAND()" office:value-type="float" office:value="9.18513962370344" calcext:value-type="float">
            <text:p>9,1851</text:p>
          </table:table-cell>
          <table:table-cell table:formula="of:=NORMINV(RAND();30;5)" office:value-type="float" office:value="22.9747223413217" calcext:value-type="float">
            <text:p>22,9747</text:p>
          </table:table-cell>
          <table:table-cell table:formula="of:=40+20*RAND()" office:value-type="float" office:value="50.3613361227326" calcext:value-type="float">
            <text:p>50,3613</text:p>
          </table:table-cell>
          <table:table-cell table:formula="of:=([.C253]*[.D253]+[.B253]*[.D253]+[.B253]*[.C253])/([.B253]*[.C253]*[.D253])" office:value-type="float" office:value="0.172254107643768" calcext:value-type="float">
            <text:p>0,1723</text:p>
          </table:table-cell>
          <table:table-cell table:number-columns-repeated="9"/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9+2*RAND()" office:value-type="float" office:value="10.5621107912157" calcext:value-type="float">
            <text:p>10,5621</text:p>
          </table:table-cell>
          <table:table-cell table:formula="of:=NORMINV(RAND();30;5)" office:value-type="float" office:value="32.1901537750118" calcext:value-type="float">
            <text:p>32,1902</text:p>
          </table:table-cell>
          <table:table-cell table:formula="of:=40+20*RAND()" office:value-type="float" office:value="44.2964008566923" calcext:value-type="float">
            <text:p>44,2964</text:p>
          </table:table-cell>
          <table:table-cell table:formula="of:=([.C254]*[.D254]+[.B254]*[.D254]+[.B254]*[.C254])/([.B254]*[.C254]*[.D254])" office:value-type="float" office:value="0.148318642377742" calcext:value-type="float">
            <text:p>0,1483</text:p>
          </table:table-cell>
          <table:table-cell table:number-columns-repeated="9"/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9+2*RAND()" office:value-type="float" office:value="10.3871265386697" calcext:value-type="float">
            <text:p>10,3871</text:p>
          </table:table-cell>
          <table:table-cell table:formula="of:=NORMINV(RAND();30;5)" office:value-type="float" office:value="28.7882197288266" calcext:value-type="float">
            <text:p>28,7882</text:p>
          </table:table-cell>
          <table:table-cell table:formula="of:=40+20*RAND()" office:value-type="float" office:value="47.7603124151938" calcext:value-type="float">
            <text:p>47,7603</text:p>
          </table:table-cell>
          <table:table-cell table:formula="of:=([.C255]*[.D255]+[.B255]*[.D255]+[.B255]*[.C255])/([.B255]*[.C255]*[.D255])" office:value-type="float" office:value="0.151947333255576" calcext:value-type="float">
            <text:p>0,1519</text:p>
          </table:table-cell>
          <table:table-cell table:number-columns-repeated="9"/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9+2*RAND()" office:value-type="float" office:value="9.97036330145784" calcext:value-type="float">
            <text:p>9,9704</text:p>
          </table:table-cell>
          <table:table-cell table:formula="of:=NORMINV(RAND();30;5)" office:value-type="float" office:value="32.5560400270986" calcext:value-type="float">
            <text:p>32,5560</text:p>
          </table:table-cell>
          <table:table-cell table:formula="of:=40+20*RAND()" office:value-type="float" office:value="53.5132004204206" calcext:value-type="float">
            <text:p>53,5132</text:p>
          </table:table-cell>
          <table:table-cell table:formula="of:=([.C256]*[.D256]+[.B256]*[.D256]+[.B256]*[.C256])/([.B256]*[.C256]*[.D256])" office:value-type="float" office:value="0.149700492398576" calcext:value-type="float">
            <text:p>0,1497</text:p>
          </table:table-cell>
          <table:table-cell table:number-columns-repeated="9"/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9+2*RAND()" office:value-type="float" office:value="9.507003771374" calcext:value-type="float">
            <text:p>9,5070</text:p>
          </table:table-cell>
          <table:table-cell table:formula="of:=NORMINV(RAND();30;5)" office:value-type="float" office:value="31.695727151723" calcext:value-type="float">
            <text:p>31,6957</text:p>
          </table:table-cell>
          <table:table-cell table:formula="of:=40+20*RAND()" office:value-type="float" office:value="45.1372654992156" calcext:value-type="float">
            <text:p>45,1373</text:p>
          </table:table-cell>
          <table:table-cell table:formula="of:=([.C257]*[.D257]+[.B257]*[.D257]+[.B257]*[.C257])/([.B257]*[.C257]*[.D257])" office:value-type="float" office:value="0.158890247834913" calcext:value-type="float">
            <text:p>0,1589</text:p>
          </table:table-cell>
          <table:table-cell table:number-columns-repeated="9"/>
        </table:table-row>
        <table:table-row table:style-name="ro2">
          <table:table-cell office:value-type="float" office:value="257" calcext:value-type="float">
            <text:p>257</text:p>
          </table:table-cell>
          <table:table-cell table:formula="of:=9+2*RAND()" office:value-type="float" office:value="10.6101763758343" calcext:value-type="float">
            <text:p>10,6102</text:p>
          </table:table-cell>
          <table:table-cell table:formula="of:=NORMINV(RAND();30;5)" office:value-type="float" office:value="17.0126589286051" calcext:value-type="float">
            <text:p>17,0127</text:p>
          </table:table-cell>
          <table:table-cell table:formula="of:=40+20*RAND()" office:value-type="float" office:value="58.7789799855091" calcext:value-type="float">
            <text:p>58,7790</text:p>
          </table:table-cell>
          <table:table-cell table:formula="of:=([.C258]*[.D258]+[.B258]*[.D258]+[.B258]*[.C258])/([.B258]*[.C258]*[.D258])" office:value-type="float" office:value="0.17004178415106" calcext:value-type="float">
            <text:p>0,1700</text:p>
          </table:table-cell>
          <table:table-cell table:number-columns-repeated="9"/>
        </table:table-row>
        <table:table-row table:style-name="ro2">
          <table:table-cell office:value-type="float" office:value="258" calcext:value-type="float">
            <text:p>258</text:p>
          </table:table-cell>
          <table:table-cell table:formula="of:=9+2*RAND()" office:value-type="float" office:value="9.70021900557913" calcext:value-type="float">
            <text:p>9,7002</text:p>
          </table:table-cell>
          <table:table-cell table:formula="of:=NORMINV(RAND();30;5)" office:value-type="float" office:value="33.9852344672655" calcext:value-type="float">
            <text:p>33,9852</text:p>
          </table:table-cell>
          <table:table-cell table:formula="of:=40+20*RAND()" office:value-type="float" office:value="52.1893076668493" calcext:value-type="float">
            <text:p>52,1893</text:p>
          </table:table-cell>
          <table:table-cell table:formula="of:=([.C259]*[.D259]+[.B259]*[.D259]+[.B259]*[.C259])/([.B259]*[.C259]*[.D259])" office:value-type="float" office:value="0.151676012096144" calcext:value-type="float">
            <text:p>0,1517</text:p>
          </table:table-cell>
          <table:table-cell table:number-columns-repeated="9"/>
        </table:table-row>
        <table:table-row table:style-name="ro2">
          <table:table-cell office:value-type="float" office:value="259" calcext:value-type="float">
            <text:p>259</text:p>
          </table:table-cell>
          <table:table-cell table:formula="of:=9+2*RAND()" office:value-type="float" office:value="9.17799327219836" calcext:value-type="float">
            <text:p>9,1780</text:p>
          </table:table-cell>
          <table:table-cell table:formula="of:=NORMINV(RAND();30;5)" office:value-type="float" office:value="31.6784186510758" calcext:value-type="float">
            <text:p>31,6784</text:p>
          </table:table-cell>
          <table:table-cell table:formula="of:=40+20*RAND()" office:value-type="float" office:value="52.3597490950488" calcext:value-type="float">
            <text:p>52,3597</text:p>
          </table:table-cell>
          <table:table-cell table:formula="of:=([.C260]*[.D260]+[.B260]*[.D260]+[.B260]*[.C260])/([.B260]*[.C260]*[.D260])" office:value-type="float" office:value="0.159622151791707" calcext:value-type="float">
            <text:p>0,1596</text:p>
          </table:table-cell>
          <table:table-cell table:number-columns-repeated="9"/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9+2*RAND()" office:value-type="float" office:value="10.3235419488046" calcext:value-type="float">
            <text:p>10,3235</text:p>
          </table:table-cell>
          <table:table-cell table:formula="of:=NORMINV(RAND();30;5)" office:value-type="float" office:value="30.5363010827614" calcext:value-type="float">
            <text:p>30,5363</text:p>
          </table:table-cell>
          <table:table-cell table:formula="of:=40+20*RAND()" office:value-type="float" office:value="50.5449167755432" calcext:value-type="float">
            <text:p>50,5449</text:p>
          </table:table-cell>
          <table:table-cell table:formula="of:=([.C261]*[.D261]+[.B261]*[.D261]+[.B261]*[.C261])/([.B261]*[.C261]*[.D261])" office:value-type="float" office:value="0.149398271088662" calcext:value-type="float">
            <text:p>0,1494</text:p>
          </table:table-cell>
          <table:table-cell table:number-columns-repeated="9"/>
        </table:table-row>
        <table:table-row table:style-name="ro2">
          <table:table-cell office:value-type="float" office:value="261" calcext:value-type="float">
            <text:p>261</text:p>
          </table:table-cell>
          <table:table-cell table:formula="of:=9+2*RAND()" office:value-type="float" office:value="9.51969987316988" calcext:value-type="float">
            <text:p>9,5197</text:p>
          </table:table-cell>
          <table:table-cell table:formula="of:=NORMINV(RAND();30;5)" office:value-type="float" office:value="27.7510863064843" calcext:value-type="float">
            <text:p>27,7511</text:p>
          </table:table-cell>
          <table:table-cell table:formula="of:=40+20*RAND()" office:value-type="float" office:value="41.5448398492299" calcext:value-type="float">
            <text:p>41,5448</text:p>
          </table:table-cell>
          <table:table-cell table:formula="of:=([.C262]*[.D262]+[.B262]*[.D262]+[.B262]*[.C262])/([.B262]*[.C262]*[.D262])" office:value-type="float" office:value="0.165150331897424" calcext:value-type="float">
            <text:p>0,1652</text:p>
          </table:table-cell>
          <table:table-cell table:number-columns-repeated="9"/>
        </table:table-row>
        <table:table-row table:style-name="ro2">
          <table:table-cell office:value-type="float" office:value="262" calcext:value-type="float">
            <text:p>262</text:p>
          </table:table-cell>
          <table:table-cell table:formula="of:=9+2*RAND()" office:value-type="float" office:value="9.7289093544241" calcext:value-type="float">
            <text:p>9,7289</text:p>
          </table:table-cell>
          <table:table-cell table:formula="of:=NORMINV(RAND();30;5)" office:value-type="float" office:value="25.1336085867059" calcext:value-type="float">
            <text:p>25,1336</text:p>
          </table:table-cell>
          <table:table-cell table:formula="of:=40+20*RAND()" office:value-type="float" office:value="55.4942699032836" calcext:value-type="float">
            <text:p>55,4943</text:p>
          </table:table-cell>
          <table:table-cell table:formula="of:=([.C263]*[.D263]+[.B263]*[.D263]+[.B263]*[.C263])/([.B263]*[.C263]*[.D263])" office:value-type="float" office:value="0.160593685504006" calcext:value-type="float">
            <text:p>0,1606</text:p>
          </table:table-cell>
          <table:table-cell table:number-columns-repeated="9"/>
        </table:table-row>
        <table:table-row table:style-name="ro2">
          <table:table-cell office:value-type="float" office:value="263" calcext:value-type="float">
            <text:p>263</text:p>
          </table:table-cell>
          <table:table-cell table:formula="of:=9+2*RAND()" office:value-type="float" office:value="10.1751386027318" calcext:value-type="float">
            <text:p>10,1751</text:p>
          </table:table-cell>
          <table:table-cell table:formula="of:=NORMINV(RAND();30;5)" office:value-type="float" office:value="42.0957665394027" calcext:value-type="float">
            <text:p>42,0958</text:p>
          </table:table-cell>
          <table:table-cell table:formula="of:=40+20*RAND()" office:value-type="float" office:value="59.2035967973061" calcext:value-type="float">
            <text:p>59,2036</text:p>
          </table:table-cell>
          <table:table-cell table:formula="of:=([.C264]*[.D264]+[.B264]*[.D264]+[.B264]*[.C264])/([.B264]*[.C264]*[.D264])" office:value-type="float" office:value="0.138924983090894" calcext:value-type="float">
            <text:p>0,1389</text:p>
          </table:table-cell>
          <table:table-cell table:number-columns-repeated="9"/>
        </table:table-row>
        <table:table-row table:style-name="ro2">
          <table:table-cell office:value-type="float" office:value="264" calcext:value-type="float">
            <text:p>264</text:p>
          </table:table-cell>
          <table:table-cell table:formula="of:=9+2*RAND()" office:value-type="float" office:value="9.11691746278666" calcext:value-type="float">
            <text:p>9,1169</text:p>
          </table:table-cell>
          <table:table-cell table:formula="of:=NORMINV(RAND();30;5)" office:value-type="float" office:value="32.8520965641086" calcext:value-type="float">
            <text:p>32,8521</text:p>
          </table:table-cell>
          <table:table-cell table:formula="of:=40+20*RAND()" office:value-type="float" office:value="50.126142881345" calcext:value-type="float">
            <text:p>50,1261</text:p>
          </table:table-cell>
          <table:table-cell table:formula="of:=([.C265]*[.D265]+[.B265]*[.D265]+[.B265]*[.C265])/([.B265]*[.C265]*[.D265])" office:value-type="float" office:value="0.160075323877481" calcext:value-type="float">
            <text:p>0,1601</text:p>
          </table:table-cell>
          <table:table-cell table:number-columns-repeated="9"/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9+2*RAND()" office:value-type="float" office:value="10.0676603557076" calcext:value-type="float">
            <text:p>10,0677</text:p>
          </table:table-cell>
          <table:table-cell table:formula="of:=NORMINV(RAND();30;5)" office:value-type="float" office:value="34.4802807228285" calcext:value-type="float">
            <text:p>34,4803</text:p>
          </table:table-cell>
          <table:table-cell table:formula="of:=40+20*RAND()" office:value-type="float" office:value="44.1943679773249" calcext:value-type="float">
            <text:p>44,1944</text:p>
          </table:table-cell>
          <table:table-cell table:formula="of:=([.C266]*[.D266]+[.B266]*[.D266]+[.B266]*[.C266])/([.B266]*[.C266]*[.D266])" office:value-type="float" office:value="0.150957345254274" calcext:value-type="float">
            <text:p>0,1510</text:p>
          </table:table-cell>
          <table:table-cell table:number-columns-repeated="9"/>
        </table:table-row>
        <table:table-row table:style-name="ro2">
          <table:table-cell office:value-type="float" office:value="266" calcext:value-type="float">
            <text:p>266</text:p>
          </table:table-cell>
          <table:table-cell table:formula="of:=9+2*RAND()" office:value-type="float" office:value="9.07084813085385" calcext:value-type="float">
            <text:p>9,0708</text:p>
          </table:table-cell>
          <table:table-cell table:formula="of:=NORMINV(RAND();30;5)" office:value-type="float" office:value="29.6975967629617" calcext:value-type="float">
            <text:p>29,6976</text:p>
          </table:table-cell>
          <table:table-cell table:formula="of:=40+20*RAND()" office:value-type="float" office:value="58.1141099217348" calcext:value-type="float">
            <text:p>58,1141</text:p>
          </table:table-cell>
          <table:table-cell table:formula="of:=([.C267]*[.D267]+[.B267]*[.D267]+[.B267]*[.C267])/([.B267]*[.C267]*[.D267])" office:value-type="float" office:value="0.161123557834324" calcext:value-type="float">
            <text:p>0,1611</text:p>
          </table:table-cell>
          <table:table-cell table:number-columns-repeated="9"/>
        </table:table-row>
        <table:table-row table:style-name="ro2">
          <table:table-cell office:value-type="float" office:value="267" calcext:value-type="float">
            <text:p>267</text:p>
          </table:table-cell>
          <table:table-cell table:formula="of:=9+2*RAND()" office:value-type="float" office:value="9.0254413227085" calcext:value-type="float">
            <text:p>9,0254</text:p>
          </table:table-cell>
          <table:table-cell table:formula="of:=NORMINV(RAND();30;5)" office:value-type="float" office:value="35.3969144189226" calcext:value-type="float">
            <text:p>35,3969</text:p>
          </table:table-cell>
          <table:table-cell table:formula="of:=40+20*RAND()" office:value-type="float" office:value="41.5620303782634" calcext:value-type="float">
            <text:p>41,5620</text:p>
          </table:table-cell>
          <table:table-cell table:formula="of:=([.C268]*[.D268]+[.B268]*[.D268]+[.B268]*[.C268])/([.B268]*[.C268]*[.D268])" office:value-type="float" office:value="0.163109378343863" calcext:value-type="float">
            <text:p>0,1631</text:p>
          </table:table-cell>
          <table:table-cell table:number-columns-repeated="9"/>
        </table:table-row>
        <table:table-row table:style-name="ro2">
          <table:table-cell office:value-type="float" office:value="268" calcext:value-type="float">
            <text:p>268</text:p>
          </table:table-cell>
          <table:table-cell table:formula="of:=9+2*RAND()" office:value-type="float" office:value="10.7903390491847" calcext:value-type="float">
            <text:p>10,7903</text:p>
          </table:table-cell>
          <table:table-cell table:formula="of:=NORMINV(RAND();30;5)" office:value-type="float" office:value="36.8579696945465" calcext:value-type="float">
            <text:p>36,8580</text:p>
          </table:table-cell>
          <table:table-cell table:formula="of:=40+20*RAND()" office:value-type="float" office:value="46.4020455884747" calcext:value-type="float">
            <text:p>46,4020</text:p>
          </table:table-cell>
          <table:table-cell table:formula="of:=([.C269]*[.D269]+[.B269]*[.D269]+[.B269]*[.C269])/([.B269]*[.C269]*[.D269])" office:value-type="float" office:value="0.141357442180153" calcext:value-type="float">
            <text:p>0,1414</text:p>
          </table:table-cell>
          <table:table-cell table:number-columns-repeated="9"/>
        </table:table-row>
        <table:table-row table:style-name="ro2">
          <table:table-cell office:value-type="float" office:value="269" calcext:value-type="float">
            <text:p>269</text:p>
          </table:table-cell>
          <table:table-cell table:formula="of:=9+2*RAND()" office:value-type="float" office:value="9.75551896425895" calcext:value-type="float">
            <text:p>9,7555</text:p>
          </table:table-cell>
          <table:table-cell table:formula="of:=NORMINV(RAND();30;5)" office:value-type="float" office:value="33.0161028517109" calcext:value-type="float">
            <text:p>33,0161</text:p>
          </table:table-cell>
          <table:table-cell table:formula="of:=40+20*RAND()" office:value-type="float" office:value="57.2401564731263" calcext:value-type="float">
            <text:p>57,2402</text:p>
          </table:table-cell>
          <table:table-cell table:formula="of:=([.C270]*[.D270]+[.B270]*[.D270]+[.B270]*[.C270])/([.B270]*[.C270]*[.D270])" office:value-type="float" office:value="0.150264582664831" calcext:value-type="float">
            <text:p>0,1503</text:p>
          </table:table-cell>
          <table:table-cell table:number-columns-repeated="9"/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9+2*RAND()" office:value-type="float" office:value="10.0615258605685" calcext:value-type="float">
            <text:p>10,0615</text:p>
          </table:table-cell>
          <table:table-cell table:formula="of:=NORMINV(RAND();30;5)" office:value-type="float" office:value="30.5995911675068" calcext:value-type="float">
            <text:p>30,5996</text:p>
          </table:table-cell>
          <table:table-cell table:formula="of:=40+20*RAND()" office:value-type="float" office:value="51.4604522078298" calcext:value-type="float">
            <text:p>51,4605</text:p>
          </table:table-cell>
          <table:table-cell table:formula="of:=([.C271]*[.D271]+[.B271]*[.D271]+[.B271]*[.C271])/([.B271]*[.C271]*[.D271])" office:value-type="float" office:value="0.151501077087163" calcext:value-type="float">
            <text:p>0,1515</text:p>
          </table:table-cell>
          <table:table-cell table:number-columns-repeated="9"/>
        </table:table-row>
        <table:table-row table:style-name="ro2">
          <table:table-cell office:value-type="float" office:value="271" calcext:value-type="float">
            <text:p>271</text:p>
          </table:table-cell>
          <table:table-cell table:formula="of:=9+2*RAND()" office:value-type="float" office:value="10.3386556424666" calcext:value-type="float">
            <text:p>10,3387</text:p>
          </table:table-cell>
          <table:table-cell table:formula="of:=NORMINV(RAND();30;5)" office:value-type="float" office:value="38.9660970296077" calcext:value-type="float">
            <text:p>38,9661</text:p>
          </table:table-cell>
          <table:table-cell table:formula="of:=40+20*RAND()" office:value-type="float" office:value="54.1238122410141" calcext:value-type="float">
            <text:p>54,1238</text:p>
          </table:table-cell>
          <table:table-cell table:formula="of:=([.C272]*[.D272]+[.B272]*[.D272]+[.B272]*[.C272])/([.B272]*[.C272]*[.D272])" office:value-type="float" office:value="0.140863865469585" calcext:value-type="float">
            <text:p>0,1409</text:p>
          </table:table-cell>
          <table:table-cell table:number-columns-repeated="9"/>
        </table:table-row>
        <table:table-row table:style-name="ro2">
          <table:table-cell office:value-type="float" office:value="272" calcext:value-type="float">
            <text:p>272</text:p>
          </table:table-cell>
          <table:table-cell table:formula="of:=9+2*RAND()" office:value-type="float" office:value="9.68138210033067" calcext:value-type="float">
            <text:p>9,6814</text:p>
          </table:table-cell>
          <table:table-cell table:formula="of:=NORMINV(RAND();30;5)" office:value-type="float" office:value="25.159786615433" calcext:value-type="float">
            <text:p>25,1598</text:p>
          </table:table-cell>
          <table:table-cell table:formula="of:=40+20*RAND()" office:value-type="float" office:value="47.1377417887561" calcext:value-type="float">
            <text:p>47,1377</text:p>
          </table:table-cell>
          <table:table-cell table:formula="of:=([.C273]*[.D273]+[.B273]*[.D273]+[.B273]*[.C273])/([.B273]*[.C273]*[.D273])" office:value-type="float" office:value="0.16425142554405" calcext:value-type="float">
            <text:p>0,1643</text:p>
          </table:table-cell>
          <table:table-cell table:number-columns-repeated="9"/>
        </table:table-row>
        <table:table-row table:style-name="ro2">
          <table:table-cell office:value-type="float" office:value="273" calcext:value-type="float">
            <text:p>273</text:p>
          </table:table-cell>
          <table:table-cell table:formula="of:=9+2*RAND()" office:value-type="float" office:value="9.77375324000605" calcext:value-type="float">
            <text:p>9,7738</text:p>
          </table:table-cell>
          <table:table-cell table:formula="of:=NORMINV(RAND();30;5)" office:value-type="float" office:value="25.7965025217433" calcext:value-type="float">
            <text:p>25,7965</text:p>
          </table:table-cell>
          <table:table-cell table:formula="of:=40+20*RAND()" office:value-type="float" office:value="59.2876663408242" calcext:value-type="float">
            <text:p>59,2877</text:p>
          </table:table-cell>
          <table:table-cell table:formula="of:=([.C274]*[.D274]+[.B274]*[.D274]+[.B274]*[.C274])/([.B274]*[.C274]*[.D274])" office:value-type="float" office:value="0.157946699566836" calcext:value-type="float">
            <text:p>0,1579</text:p>
          </table:table-cell>
          <table:table-cell table:number-columns-repeated="9"/>
        </table:table-row>
        <table:table-row table:style-name="ro2">
          <table:table-cell office:value-type="float" office:value="274" calcext:value-type="float">
            <text:p>274</text:p>
          </table:table-cell>
          <table:table-cell table:formula="of:=9+2*RAND()" office:value-type="float" office:value="9.34695546864532" calcext:value-type="float">
            <text:p>9,3470</text:p>
          </table:table-cell>
          <table:table-cell table:formula="of:=NORMINV(RAND();30;5)" office:value-type="float" office:value="28.3591457665027" calcext:value-type="float">
            <text:p>28,3591</text:p>
          </table:table-cell>
          <table:table-cell table:formula="of:=40+20*RAND()" office:value-type="float" office:value="42.9777137492783" calcext:value-type="float">
            <text:p>42,9777</text:p>
          </table:table-cell>
          <table:table-cell table:formula="of:=([.C275]*[.D275]+[.B275]*[.D275]+[.B275]*[.C275])/([.B275]*[.C275]*[.D275])" office:value-type="float" office:value="0.165516574849136" calcext:value-type="float">
            <text:p>0,1655</text:p>
          </table:table-cell>
          <table:table-cell table:number-columns-repeated="9"/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9+2*RAND()" office:value-type="float" office:value="9.8018782234285" calcext:value-type="float">
            <text:p>9,8019</text:p>
          </table:table-cell>
          <table:table-cell table:formula="of:=NORMINV(RAND();30;5)" office:value-type="float" office:value="36.062781671687" calcext:value-type="float">
            <text:p>36,0628</text:p>
          </table:table-cell>
          <table:table-cell table:formula="of:=40+20*RAND()" office:value-type="float" office:value="57.1565514826216" calcext:value-type="float">
            <text:p>57,1566</text:p>
          </table:table-cell>
          <table:table-cell table:formula="of:=([.C276]*[.D276]+[.B276]*[.D276]+[.B276]*[.C276])/([.B276]*[.C276]*[.D276])" office:value-type="float" office:value="0.147246489972112" calcext:value-type="float">
            <text:p>0,1472</text:p>
          </table:table-cell>
          <table:table-cell table:number-columns-repeated="9"/>
        </table:table-row>
        <table:table-row table:style-name="ro2">
          <table:table-cell office:value-type="float" office:value="276" calcext:value-type="float">
            <text:p>276</text:p>
          </table:table-cell>
          <table:table-cell table:formula="of:=9+2*RAND()" office:value-type="float" office:value="10.6467724053655" calcext:value-type="float">
            <text:p>10,6468</text:p>
          </table:table-cell>
          <table:table-cell table:formula="of:=NORMINV(RAND();30;5)" office:value-type="float" office:value="31.7370693868932" calcext:value-type="float">
            <text:p>31,7371</text:p>
          </table:table-cell>
          <table:table-cell table:formula="of:=40+20*RAND()" office:value-type="float" office:value="59.6729688509367" calcext:value-type="float">
            <text:p>59,6730</text:p>
          </table:table-cell>
          <table:table-cell table:formula="of:=([.C277]*[.D277]+[.B277]*[.D277]+[.B277]*[.C277])/([.B277]*[.C277]*[.D277])" office:value-type="float" office:value="0.142192080543548" calcext:value-type="float">
            <text:p>0,1422</text:p>
          </table:table-cell>
          <table:table-cell table:number-columns-repeated="9"/>
        </table:table-row>
        <table:table-row table:style-name="ro2">
          <table:table-cell office:value-type="float" office:value="277" calcext:value-type="float">
            <text:p>277</text:p>
          </table:table-cell>
          <table:table-cell table:formula="of:=9+2*RAND()" office:value-type="float" office:value="9.98039764142595" calcext:value-type="float">
            <text:p>9,9804</text:p>
          </table:table-cell>
          <table:table-cell table:formula="of:=NORMINV(RAND();30;5)" office:value-type="float" office:value="32.6199146515689" calcext:value-type="float">
            <text:p>32,6199</text:p>
          </table:table-cell>
          <table:table-cell table:formula="of:=40+20*RAND()" office:value-type="float" office:value="59.5013734954409" calcext:value-type="float">
            <text:p>59,5014</text:p>
          </table:table-cell>
          <table:table-cell table:formula="of:=([.C278]*[.D278]+[.B278]*[.D278]+[.B278]*[.C278])/([.B278]*[.C278]*[.D278])" office:value-type="float" office:value="0.147658862775051" calcext:value-type="float">
            <text:p>0,1477</text:p>
          </table:table-cell>
          <table:table-cell table:number-columns-repeated="9"/>
        </table:table-row>
        <table:table-row table:style-name="ro2">
          <table:table-cell office:value-type="float" office:value="278" calcext:value-type="float">
            <text:p>278</text:p>
          </table:table-cell>
          <table:table-cell table:formula="of:=9+2*RAND()" office:value-type="float" office:value="10.6362518731039" calcext:value-type="float">
            <text:p>10,6363</text:p>
          </table:table-cell>
          <table:table-cell table:formula="of:=NORMINV(RAND();30;5)" office:value-type="float" office:value="41.1332267600159" calcext:value-type="float">
            <text:p>41,1332</text:p>
          </table:table-cell>
          <table:table-cell table:formula="of:=40+20*RAND()" office:value-type="float" office:value="58.8727796380408" calcext:value-type="float">
            <text:p>58,8728</text:p>
          </table:table-cell>
          <table:table-cell table:formula="of:=([.C279]*[.D279]+[.B279]*[.D279]+[.B279]*[.C279])/([.B279]*[.C279]*[.D279])" office:value-type="float" office:value="0.1353151066512" calcext:value-type="float">
            <text:p>0,1353</text:p>
          </table:table-cell>
          <table:table-cell table:number-columns-repeated="9"/>
        </table:table-row>
        <table:table-row table:style-name="ro2">
          <table:table-cell office:value-type="float" office:value="279" calcext:value-type="float">
            <text:p>279</text:p>
          </table:table-cell>
          <table:table-cell table:formula="of:=9+2*RAND()" office:value-type="float" office:value="10.3704992278945" calcext:value-type="float">
            <text:p>10,3705</text:p>
          </table:table-cell>
          <table:table-cell table:formula="of:=NORMINV(RAND();30;5)" office:value-type="float" office:value="34.1470919324871" calcext:value-type="float">
            <text:p>34,1471</text:p>
          </table:table-cell>
          <table:table-cell table:formula="of:=40+20*RAND()" office:value-type="float" office:value="48.5694073257037" calcext:value-type="float">
            <text:p>48,5694</text:p>
          </table:table-cell>
          <table:table-cell table:formula="of:=([.C280]*[.D280]+[.B280]*[.D280]+[.B280]*[.C280])/([.B280]*[.C280]*[.D280])" office:value-type="float" office:value="0.146301536009657" calcext:value-type="float">
            <text:p>0,1463</text:p>
          </table:table-cell>
          <table:table-cell table:number-columns-repeated="9"/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9+2*RAND()" office:value-type="float" office:value="10.0611592929345" calcext:value-type="float">
            <text:p>10,0612</text:p>
          </table:table-cell>
          <table:table-cell table:formula="of:=NORMINV(RAND();30;5)" office:value-type="float" office:value="25.1501120132704" calcext:value-type="float">
            <text:p>25,1501</text:p>
          </table:table-cell>
          <table:table-cell table:formula="of:=40+20*RAND()" office:value-type="float" office:value="59.0083838696592" calcext:value-type="float">
            <text:p>59,0084</text:p>
          </table:table-cell>
          <table:table-cell table:formula="of:=([.C281]*[.D281]+[.B281]*[.D281]+[.B281]*[.C281])/([.B281]*[.C281]*[.D281])" office:value-type="float" office:value="0.15610012353369" calcext:value-type="float">
            <text:p>0,1561</text:p>
          </table:table-cell>
          <table:table-cell table:number-columns-repeated="9"/>
        </table:table-row>
        <table:table-row table:style-name="ro2">
          <table:table-cell office:value-type="float" office:value="281" calcext:value-type="float">
            <text:p>281</text:p>
          </table:table-cell>
          <table:table-cell table:formula="of:=9+2*RAND()" office:value-type="float" office:value="9.24078339175321" calcext:value-type="float">
            <text:p>9,2408</text:p>
          </table:table-cell>
          <table:table-cell table:formula="of:=NORMINV(RAND();30;5)" office:value-type="float" office:value="28.6690208834309" calcext:value-type="float">
            <text:p>28,6690</text:p>
          </table:table-cell>
          <table:table-cell table:formula="of:=40+20*RAND()" office:value-type="float" office:value="45.543691276107" calcext:value-type="float">
            <text:p>45,5437</text:p>
          </table:table-cell>
          <table:table-cell table:formula="of:=([.C282]*[.D282]+[.B282]*[.D282]+[.B282]*[.C282])/([.B282]*[.C282]*[.D282])" office:value-type="float" office:value="0.165053727647208" calcext:value-type="float">
            <text:p>0,1651</text:p>
          </table:table-cell>
          <table:table-cell table:number-columns-repeated="9"/>
        </table:table-row>
        <table:table-row table:style-name="ro2">
          <table:table-cell office:value-type="float" office:value="282" calcext:value-type="float">
            <text:p>282</text:p>
          </table:table-cell>
          <table:table-cell table:formula="of:=9+2*RAND()" office:value-type="float" office:value="10.7368845122401" calcext:value-type="float">
            <text:p>10,7369</text:p>
          </table:table-cell>
          <table:table-cell table:formula="of:=NORMINV(RAND();30;5)" office:value-type="float" office:value="25.6399067503477" calcext:value-type="float">
            <text:p>25,6399</text:p>
          </table:table-cell>
          <table:table-cell table:formula="of:=40+20*RAND()" office:value-type="float" office:value="52.0863677957095" calcext:value-type="float">
            <text:p>52,0864</text:p>
          </table:table-cell>
          <table:table-cell table:formula="of:=([.C283]*[.D283]+[.B283]*[.D283]+[.B283]*[.C283])/([.B283]*[.C283]*[.D283])" office:value-type="float" office:value="0.151337470389992" calcext:value-type="float">
            <text:p>0,1513</text:p>
          </table:table-cell>
          <table:table-cell table:number-columns-repeated="9"/>
        </table:table-row>
        <table:table-row table:style-name="ro2">
          <table:table-cell office:value-type="float" office:value="283" calcext:value-type="float">
            <text:p>283</text:p>
          </table:table-cell>
          <table:table-cell table:formula="of:=9+2*RAND()" office:value-type="float" office:value="10.253958258545" calcext:value-type="float">
            <text:p>10,2540</text:p>
          </table:table-cell>
          <table:table-cell table:formula="of:=NORMINV(RAND();30;5)" office:value-type="float" office:value="23.0027621076627" calcext:value-type="float">
            <text:p>23,0028</text:p>
          </table:table-cell>
          <table:table-cell table:formula="of:=40+20*RAND()" office:value-type="float" office:value="50.5976372468285" calcext:value-type="float">
            <text:p>50,5976</text:p>
          </table:table-cell>
          <table:table-cell table:formula="of:=([.C284]*[.D284]+[.B284]*[.D284]+[.B284]*[.C284])/([.B284]*[.C284]*[.D284])" office:value-type="float" office:value="0.16076012371316" calcext:value-type="float">
            <text:p>0,1608</text:p>
          </table:table-cell>
          <table:table-cell table:number-columns-repeated="9"/>
        </table:table-row>
        <table:table-row table:style-name="ro2">
          <table:table-cell office:value-type="float" office:value="284" calcext:value-type="float">
            <text:p>284</text:p>
          </table:table-cell>
          <table:table-cell table:formula="of:=9+2*RAND()" office:value-type="float" office:value="9.94869779213332" calcext:value-type="float">
            <text:p>9,9487</text:p>
          </table:table-cell>
          <table:table-cell table:formula="of:=NORMINV(RAND();30;5)" office:value-type="float" office:value="30.33737814306" calcext:value-type="float">
            <text:p>30,3374</text:p>
          </table:table-cell>
          <table:table-cell table:formula="of:=40+20*RAND()" office:value-type="float" office:value="42.1476615429856" calcext:value-type="float">
            <text:p>42,1477</text:p>
          </table:table-cell>
          <table:table-cell table:formula="of:=([.C285]*[.D285]+[.B285]*[.D285]+[.B285]*[.C285])/([.B285]*[.C285]*[.D285])" office:value-type="float" office:value="0.1572044138374" calcext:value-type="float">
            <text:p>0,1572</text:p>
          </table:table-cell>
          <table:table-cell table:number-columns-repeated="9"/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9+2*RAND()" office:value-type="float" office:value="10.5858048468363" calcext:value-type="float">
            <text:p>10,5858</text:p>
          </table:table-cell>
          <table:table-cell table:formula="of:=NORMINV(RAND();30;5)" office:value-type="float" office:value="19.8664617692423" calcext:value-type="float">
            <text:p>19,8665</text:p>
          </table:table-cell>
          <table:table-cell table:formula="of:=40+20*RAND()" office:value-type="float" office:value="57.7754151518457" calcext:value-type="float">
            <text:p>57,7754</text:p>
          </table:table-cell>
          <table:table-cell table:formula="of:=([.C286]*[.D286]+[.B286]*[.D286]+[.B286]*[.C286])/([.B286]*[.C286]*[.D286])" office:value-type="float" office:value="0.162110618104921" calcext:value-type="float">
            <text:p>0,1621</text:p>
          </table:table-cell>
          <table:table-cell table:number-columns-repeated="9"/>
        </table:table-row>
        <table:table-row table:style-name="ro2">
          <table:table-cell office:value-type="float" office:value="286" calcext:value-type="float">
            <text:p>286</text:p>
          </table:table-cell>
          <table:table-cell table:formula="of:=9+2*RAND()" office:value-type="float" office:value="9.54800605983473" calcext:value-type="float">
            <text:p>9,5480</text:p>
          </table:table-cell>
          <table:table-cell table:formula="of:=NORMINV(RAND();30;5)" office:value-type="float" office:value="33.3683536652301" calcext:value-type="float">
            <text:p>33,3684</text:p>
          </table:table-cell>
          <table:table-cell table:formula="of:=40+20*RAND()" office:value-type="float" office:value="56.7320180614479" calcext:value-type="float">
            <text:p>56,7320</text:p>
          </table:table-cell>
          <table:table-cell table:formula="of:=([.C287]*[.D287]+[.B287]*[.D287]+[.B287]*[.C287])/([.B287]*[.C287]*[.D287])" office:value-type="float" office:value="0.152329154631961" calcext:value-type="float">
            <text:p>0,1523</text:p>
          </table:table-cell>
          <table:table-cell table:number-columns-repeated="9"/>
        </table:table-row>
        <table:table-row table:style-name="ro2">
          <table:table-cell office:value-type="float" office:value="287" calcext:value-type="float">
            <text:p>287</text:p>
          </table:table-cell>
          <table:table-cell table:formula="of:=9+2*RAND()" office:value-type="float" office:value="9.46818872005679" calcext:value-type="float">
            <text:p>9,4682</text:p>
          </table:table-cell>
          <table:table-cell table:formula="of:=NORMINV(RAND();30;5)" office:value-type="float" office:value="34.1365957454444" calcext:value-type="float">
            <text:p>34,1366</text:p>
          </table:table-cell>
          <table:table-cell table:formula="of:=40+20*RAND()" office:value-type="float" office:value="49.474524774123" calcext:value-type="float">
            <text:p>49,4745</text:p>
          </table:table-cell>
          <table:table-cell table:formula="of:=([.C288]*[.D288]+[.B288]*[.D288]+[.B288]*[.C288])/([.B288]*[.C288]*[.D288])" office:value-type="float" office:value="0.155123319376812" calcext:value-type="float">
            <text:p>0,1551</text:p>
          </table:table-cell>
          <table:table-cell table:number-columns-repeated="9"/>
        </table:table-row>
        <table:table-row table:style-name="ro2">
          <table:table-cell office:value-type="float" office:value="288" calcext:value-type="float">
            <text:p>288</text:p>
          </table:table-cell>
          <table:table-cell table:formula="of:=9+2*RAND()" office:value-type="float" office:value="9.52028799965046" calcext:value-type="float">
            <text:p>9,5203</text:p>
          </table:table-cell>
          <table:table-cell table:formula="of:=NORMINV(RAND();30;5)" office:value-type="float" office:value="32.2709915589744" calcext:value-type="float">
            <text:p>32,2710</text:p>
          </table:table-cell>
          <table:table-cell table:formula="of:=40+20*RAND()" office:value-type="float" office:value="48.0610165954568" calcext:value-type="float">
            <text:p>48,0610</text:p>
          </table:table-cell>
          <table:table-cell table:formula="of:=([.C289]*[.D289]+[.B289]*[.D289]+[.B289]*[.C289])/([.B289]*[.C289]*[.D289])" office:value-type="float" office:value="0.156833305310949" calcext:value-type="float">
            <text:p>0,1568</text:p>
          </table:table-cell>
          <table:table-cell table:number-columns-repeated="9"/>
        </table:table-row>
        <table:table-row table:style-name="ro2">
          <table:table-cell office:value-type="float" office:value="289" calcext:value-type="float">
            <text:p>289</text:p>
          </table:table-cell>
          <table:table-cell table:formula="of:=9+2*RAND()" office:value-type="float" office:value="9.83914196188562" calcext:value-type="float">
            <text:p>9,8391</text:p>
          </table:table-cell>
          <table:table-cell table:formula="of:=NORMINV(RAND();30;5)" office:value-type="float" office:value="30.7513991230399" calcext:value-type="float">
            <text:p>30,7514</text:p>
          </table:table-cell>
          <table:table-cell table:formula="of:=40+20*RAND()" office:value-type="float" office:value="41.2516520242207" calcext:value-type="float">
            <text:p>41,2517</text:p>
          </table:table-cell>
          <table:table-cell table:formula="of:=([.C290]*[.D290]+[.B290]*[.D290]+[.B290]*[.C290])/([.B290]*[.C290]*[.D290])" office:value-type="float" office:value="0.158395177712043" calcext:value-type="float">
            <text:p>0,1584</text:p>
          </table:table-cell>
          <table:table-cell table:number-columns-repeated="9"/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9+2*RAND()" office:value-type="float" office:value="10.0056009746622" calcext:value-type="float">
            <text:p>10,0056</text:p>
          </table:table-cell>
          <table:table-cell table:formula="of:=NORMINV(RAND();30;5)" office:value-type="float" office:value="24.3993335435643" calcext:value-type="float">
            <text:p>24,3993</text:p>
          </table:table-cell>
          <table:table-cell table:formula="of:=40+20*RAND()" office:value-type="float" office:value="50.8232931583189" calcext:value-type="float">
            <text:p>50,8233</text:p>
          </table:table-cell>
          <table:table-cell table:formula="of:=([.C291]*[.D291]+[.B291]*[.D291]+[.B291]*[.C291])/([.B291]*[.C291]*[.D291])" office:value-type="float" office:value="0.16060476500224" calcext:value-type="float">
            <text:p>0,1606</text:p>
          </table:table-cell>
          <table:table-cell table:number-columns-repeated="9"/>
        </table:table-row>
        <table:table-row table:style-name="ro2">
          <table:table-cell office:value-type="float" office:value="291" calcext:value-type="float">
            <text:p>291</text:p>
          </table:table-cell>
          <table:table-cell table:formula="of:=9+2*RAND()" office:value-type="float" office:value="9.81661375402473" calcext:value-type="float">
            <text:p>9,8166</text:p>
          </table:table-cell>
          <table:table-cell table:formula="of:=NORMINV(RAND();30;5)" office:value-type="float" office:value="23.4335983494941" calcext:value-type="float">
            <text:p>23,4336</text:p>
          </table:table-cell>
          <table:table-cell table:formula="of:=40+20*RAND()" office:value-type="float" office:value="43.1901634973474" calcext:value-type="float">
            <text:p>43,1902</text:p>
          </table:table-cell>
          <table:table-cell table:formula="of:=([.C292]*[.D292]+[.B292]*[.D292]+[.B292]*[.C292])/([.B292]*[.C292]*[.D292])" office:value-type="float" office:value="0.167695311929302" calcext:value-type="float">
            <text:p>0,1677</text:p>
          </table:table-cell>
          <table:table-cell table:number-columns-repeated="9"/>
        </table:table-row>
        <table:table-row table:style-name="ro2">
          <table:table-cell office:value-type="float" office:value="292" calcext:value-type="float">
            <text:p>292</text:p>
          </table:table-cell>
          <table:table-cell table:formula="of:=9+2*RAND()" office:value-type="float" office:value="9.53893904690631" calcext:value-type="float">
            <text:p>9,5389</text:p>
          </table:table-cell>
          <table:table-cell table:formula="of:=NORMINV(RAND();30;5)" office:value-type="float" office:value="29.9859427672861" calcext:value-type="float">
            <text:p>29,9859</text:p>
          </table:table-cell>
          <table:table-cell table:formula="of:=40+20*RAND()" office:value-type="float" office:value="56.0368011402898" calcext:value-type="float">
            <text:p>56,0368</text:p>
          </table:table-cell>
          <table:table-cell table:formula="of:=([.C293]*[.D293]+[.B293]*[.D293]+[.B293]*[.C293])/([.B293]*[.C293]*[.D293])" office:value-type="float" office:value="0.156027836880187" calcext:value-type="float">
            <text:p>0,1560</text:p>
          </table:table-cell>
          <table:table-cell table:number-columns-repeated="9"/>
        </table:table-row>
        <table:table-row table:style-name="ro2">
          <table:table-cell office:value-type="float" office:value="293" calcext:value-type="float">
            <text:p>293</text:p>
          </table:table-cell>
          <table:table-cell table:formula="of:=9+2*RAND()" office:value-type="float" office:value="9.49456678680144" calcext:value-type="float">
            <text:p>9,4946</text:p>
          </table:table-cell>
          <table:table-cell table:formula="of:=NORMINV(RAND();30;5)" office:value-type="float" office:value="35.7962625359432" calcext:value-type="float">
            <text:p>35,7963</text:p>
          </table:table-cell>
          <table:table-cell table:formula="of:=40+20*RAND()" office:value-type="float" office:value="50.0716543220915" calcext:value-type="float">
            <text:p>50,0717</text:p>
          </table:table-cell>
          <table:table-cell table:formula="of:=([.C294]*[.D294]+[.B294]*[.D294]+[.B294]*[.C294])/([.B294]*[.C294]*[.D294])" office:value-type="float" office:value="0.153230650796098" calcext:value-type="float">
            <text:p>0,1532</text:p>
          </table:table-cell>
          <table:table-cell table:number-columns-repeated="9"/>
        </table:table-row>
        <table:table-row table:style-name="ro2">
          <table:table-cell office:value-type="float" office:value="294" calcext:value-type="float">
            <text:p>294</text:p>
          </table:table-cell>
          <table:table-cell table:formula="of:=9+2*RAND()" office:value-type="float" office:value="9.02915469114669" calcext:value-type="float">
            <text:p>9,0292</text:p>
          </table:table-cell>
          <table:table-cell table:formula="of:=NORMINV(RAND();30;5)" office:value-type="float" office:value="29.4361498678141" calcext:value-type="float">
            <text:p>29,4361</text:p>
          </table:table-cell>
          <table:table-cell table:formula="of:=40+20*RAND()" office:value-type="float" office:value="52.2779140784405" calcext:value-type="float">
            <text:p>52,2779</text:p>
          </table:table-cell>
          <table:table-cell table:formula="of:=([.C295]*[.D295]+[.B295]*[.D295]+[.B295]*[.C295])/([.B295]*[.C295]*[.D295])" office:value-type="float" office:value="0.16385270970531" calcext:value-type="float">
            <text:p>0,1639</text:p>
          </table:table-cell>
          <table:table-cell table:number-columns-repeated="9"/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9+2*RAND()" office:value-type="float" office:value="10.4997615974862" calcext:value-type="float">
            <text:p>10,4998</text:p>
          </table:table-cell>
          <table:table-cell table:formula="of:=NORMINV(RAND();30;5)" office:value-type="float" office:value="34.0408665086522" calcext:value-type="float">
            <text:p>34,0409</text:p>
          </table:table-cell>
          <table:table-cell table:formula="of:=40+20*RAND()" office:value-type="float" office:value="45.3546188189648" calcext:value-type="float">
            <text:p>45,3546</text:p>
          </table:table-cell>
          <table:table-cell table:formula="of:=([.C296]*[.D296]+[.B296]*[.D296]+[.B296]*[.C296])/([.B296]*[.C296]*[.D296])" office:value-type="float" office:value="0.14666518421289" calcext:value-type="float">
            <text:p>0,1467</text:p>
          </table:table-cell>
          <table:table-cell table:number-columns-repeated="9"/>
        </table:table-row>
        <table:table-row table:style-name="ro2">
          <table:table-cell office:value-type="float" office:value="296" calcext:value-type="float">
            <text:p>296</text:p>
          </table:table-cell>
          <table:table-cell table:formula="of:=9+2*RAND()" office:value-type="float" office:value="9.15960724116303" calcext:value-type="float">
            <text:p>9,1596</text:p>
          </table:table-cell>
          <table:table-cell table:formula="of:=NORMINV(RAND();30;5)" office:value-type="float" office:value="32.9342021700696" calcext:value-type="float">
            <text:p>32,9342</text:p>
          </table:table-cell>
          <table:table-cell table:formula="of:=40+20*RAND()" office:value-type="float" office:value="49.6476453053765" calcext:value-type="float">
            <text:p>49,6476</text:p>
          </table:table-cell>
          <table:table-cell table:formula="of:=([.C297]*[.D297]+[.B297]*[.D297]+[.B297]*[.C297])/([.B297]*[.C297]*[.D297])" office:value-type="float" office:value="0.159680500423624" calcext:value-type="float">
            <text:p>0,1597</text:p>
          </table:table-cell>
          <table:table-cell table:number-columns-repeated="9"/>
        </table:table-row>
        <table:table-row table:style-name="ro2">
          <table:table-cell office:value-type="float" office:value="297" calcext:value-type="float">
            <text:p>297</text:p>
          </table:table-cell>
          <table:table-cell table:formula="of:=9+2*RAND()" office:value-type="float" office:value="10.8721159973647" calcext:value-type="float">
            <text:p>10,8721</text:p>
          </table:table-cell>
          <table:table-cell table:formula="of:=NORMINV(RAND();30;5)" office:value-type="float" office:value="26.715954061034" calcext:value-type="float">
            <text:p>26,7160</text:p>
          </table:table-cell>
          <table:table-cell table:formula="of:=40+20*RAND()" office:value-type="float" office:value="45.4423893499188" calcext:value-type="float">
            <text:p>45,4424</text:p>
          </table:table-cell>
          <table:table-cell table:formula="of:=([.C298]*[.D298]+[.B298]*[.D298]+[.B298]*[.C298])/([.B298]*[.C298]*[.D298])" office:value-type="float" office:value="0.151415117862327" calcext:value-type="float">
            <text:p>0,1514</text:p>
          </table:table-cell>
          <table:table-cell table:number-columns-repeated="9"/>
        </table:table-row>
        <table:table-row table:style-name="ro2">
          <table:table-cell office:value-type="float" office:value="298" calcext:value-type="float">
            <text:p>298</text:p>
          </table:table-cell>
          <table:table-cell table:formula="of:=9+2*RAND()" office:value-type="float" office:value="9.75449970015325" calcext:value-type="float">
            <text:p>9,7545</text:p>
          </table:table-cell>
          <table:table-cell table:formula="of:=NORMINV(RAND();30;5)" office:value-type="float" office:value="34.3558899698089" calcext:value-type="float">
            <text:p>34,3559</text:p>
          </table:table-cell>
          <table:table-cell table:formula="of:=40+20*RAND()" office:value-type="float" office:value="48.9242114196532" calcext:value-type="float">
            <text:p>48,9242</text:p>
          </table:table-cell>
          <table:table-cell table:formula="of:=([.C299]*[.D299]+[.B299]*[.D299]+[.B299]*[.C299])/([.B299]*[.C299]*[.D299])" office:value-type="float" office:value="0.152063658403366" calcext:value-type="float">
            <text:p>0,1521</text:p>
          </table:table-cell>
          <table:table-cell table:number-columns-repeated="9"/>
        </table:table-row>
        <table:table-row table:style-name="ro2">
          <table:table-cell office:value-type="float" office:value="299" calcext:value-type="float">
            <text:p>299</text:p>
          </table:table-cell>
          <table:table-cell table:formula="of:=9+2*RAND()" office:value-type="float" office:value="9.6308348684106" calcext:value-type="float">
            <text:p>9,6308</text:p>
          </table:table-cell>
          <table:table-cell table:formula="of:=NORMINV(RAND();30;5)" office:value-type="float" office:value="31.8076616504873" calcext:value-type="float">
            <text:p>31,8077</text:p>
          </table:table-cell>
          <table:table-cell table:formula="of:=40+20*RAND()" office:value-type="float" office:value="58.1827354594134" calcext:value-type="float">
            <text:p>58,1827</text:p>
          </table:table-cell>
          <table:table-cell table:formula="of:=([.C300]*[.D300]+[.B300]*[.D300]+[.B300]*[.C300])/([.B300]*[.C300]*[.D300])" office:value-type="float" office:value="0.152459353395056" calcext:value-type="float">
            <text:p>0,1525</text:p>
          </table:table-cell>
          <table:table-cell table:number-columns-repeated="9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9+2*RAND()" office:value-type="float" office:value="10.2295266876463" calcext:value-type="float">
            <text:p>10,2295</text:p>
          </table:table-cell>
          <table:table-cell table:formula="of:=NORMINV(RAND();30;5)" office:value-type="float" office:value="26.5123634525822" calcext:value-type="float">
            <text:p>26,5124</text:p>
          </table:table-cell>
          <table:table-cell table:formula="of:=40+20*RAND()" office:value-type="float" office:value="56.7373434151523" calcext:value-type="float">
            <text:p>56,7373</text:p>
          </table:table-cell>
          <table:table-cell table:formula="of:=([.C301]*[.D301]+[.B301]*[.D301]+[.B301]*[.C301])/([.B301]*[.C301]*[.D301])" office:value-type="float" office:value="0.153099561513096" calcext:value-type="float">
            <text:p>0,1531</text:p>
          </table:table-cell>
          <table:table-cell table:number-columns-repeated="9"/>
        </table:table-row>
        <table:table-row table:style-name="ro2">
          <table:table-cell office:value-type="float" office:value="301" calcext:value-type="float">
            <text:p>301</text:p>
          </table:table-cell>
          <table:table-cell table:formula="of:=9+2*RAND()" office:value-type="float" office:value="10.1483861093875" calcext:value-type="float">
            <text:p>10,1484</text:p>
          </table:table-cell>
          <table:table-cell table:formula="of:=NORMINV(RAND();30;5)" office:value-type="float" office:value="26.4529848342559" calcext:value-type="float">
            <text:p>26,4530</text:p>
          </table:table-cell>
          <table:table-cell table:formula="of:=40+20*RAND()" office:value-type="float" office:value="55.3156319656409" calcext:value-type="float">
            <text:p>55,3156</text:p>
          </table:table-cell>
          <table:table-cell table:formula="of:=([.C302]*[.D302]+[.B302]*[.D302]+[.B302]*[.C302])/([.B302]*[.C302]*[.D302])" office:value-type="float" office:value="0.154418825180909" calcext:value-type="float">
            <text:p>0,1544</text:p>
          </table:table-cell>
          <table:table-cell table:number-columns-repeated="9"/>
        </table:table-row>
        <table:table-row table:style-name="ro2">
          <table:table-cell office:value-type="float" office:value="302" calcext:value-type="float">
            <text:p>302</text:p>
          </table:table-cell>
          <table:table-cell table:formula="of:=9+2*RAND()" office:value-type="float" office:value="9.74821646302007" calcext:value-type="float">
            <text:p>9,7482</text:p>
          </table:table-cell>
          <table:table-cell table:formula="of:=NORMINV(RAND();30;5)" office:value-type="float" office:value="36.5067160782654" calcext:value-type="float">
            <text:p>36,5067</text:p>
          </table:table-cell>
          <table:table-cell table:formula="of:=40+20*RAND()" office:value-type="float" office:value="58.7637161067687" calcext:value-type="float">
            <text:p>58,7637</text:p>
          </table:table-cell>
          <table:table-cell table:formula="of:=([.C303]*[.D303]+[.B303]*[.D303]+[.B303]*[.C303])/([.B303]*[.C303]*[.D303])" office:value-type="float" office:value="0.146992391413671" calcext:value-type="float">
            <text:p>0,1470</text:p>
          </table:table-cell>
          <table:table-cell table:number-columns-repeated="9"/>
        </table:table-row>
        <table:table-row table:style-name="ro2">
          <table:table-cell office:value-type="float" office:value="303" calcext:value-type="float">
            <text:p>303</text:p>
          </table:table-cell>
          <table:table-cell table:formula="of:=9+2*RAND()" office:value-type="float" office:value="10.5973800218198" calcext:value-type="float">
            <text:p>10,5974</text:p>
          </table:table-cell>
          <table:table-cell table:formula="of:=NORMINV(RAND();30;5)" office:value-type="float" office:value="41.1681032577787" calcext:value-type="float">
            <text:p>41,1681</text:p>
          </table:table-cell>
          <table:table-cell table:formula="of:=40+20*RAND()" office:value-type="float" office:value="50.0647051376291" calcext:value-type="float">
            <text:p>50,0647</text:p>
          </table:table-cell>
          <table:table-cell table:formula="of:=([.C304]*[.D304]+[.B304]*[.D304]+[.B304]*[.C304])/([.B304]*[.C304]*[.D304])" office:value-type="float" office:value="0.138627747820649" calcext:value-type="float">
            <text:p>0,1386</text:p>
          </table:table-cell>
          <table:table-cell table:number-columns-repeated="9"/>
        </table:table-row>
        <table:table-row table:style-name="ro2">
          <table:table-cell office:value-type="float" office:value="304" calcext:value-type="float">
            <text:p>304</text:p>
          </table:table-cell>
          <table:table-cell table:formula="of:=9+2*RAND()" office:value-type="float" office:value="10.852159263799" calcext:value-type="float">
            <text:p>10,8522</text:p>
          </table:table-cell>
          <table:table-cell table:formula="of:=NORMINV(RAND();30;5)" office:value-type="float" office:value="28.6638885504007" calcext:value-type="float">
            <text:p>28,6639</text:p>
          </table:table-cell>
          <table:table-cell table:formula="of:=40+20*RAND()" office:value-type="float" office:value="44.8332548025064" calcext:value-type="float">
            <text:p>44,8333</text:p>
          </table:table-cell>
          <table:table-cell table:formula="of:=([.C305]*[.D305]+[.B305]*[.D305]+[.B305]*[.C305])/([.B305]*[.C305]*[.D305])" office:value-type="float" office:value="0.149339533945179" calcext:value-type="float">
            <text:p>0,1493</text:p>
          </table:table-cell>
          <table:table-cell table:number-columns-repeated="9"/>
        </table:table-row>
        <table:table-row table:style-name="ro2">
          <table:table-cell office:value-type="float" office:value="305" calcext:value-type="float">
            <text:p>305</text:p>
          </table:table-cell>
          <table:table-cell table:formula="of:=9+2*RAND()" office:value-type="float" office:value="9.40842795721255" calcext:value-type="float">
            <text:p>9,4084</text:p>
          </table:table-cell>
          <table:table-cell table:formula="of:=NORMINV(RAND();30;5)" office:value-type="float" office:value="26.6075679574064" calcext:value-type="float">
            <text:p>26,6076</text:p>
          </table:table-cell>
          <table:table-cell table:formula="of:=40+20*RAND()" office:value-type="float" office:value="45.3816564125009" calcext:value-type="float">
            <text:p>45,3817</text:p>
          </table:table-cell>
          <table:table-cell table:formula="of:=([.C306]*[.D306]+[.B306]*[.D306]+[.B306]*[.C306])/([.B306]*[.C306]*[.D306])" office:value-type="float" office:value="0.165906309233841" calcext:value-type="float">
            <text:p>0,1659</text:p>
          </table:table-cell>
          <table:table-cell table:number-columns-repeated="9"/>
        </table:table-row>
        <table:table-row table:style-name="ro2">
          <table:table-cell office:value-type="float" office:value="306" calcext:value-type="float">
            <text:p>306</text:p>
          </table:table-cell>
          <table:table-cell table:formula="of:=9+2*RAND()" office:value-type="float" office:value="9.86383683956228" calcext:value-type="float">
            <text:p>9,8638</text:p>
          </table:table-cell>
          <table:table-cell table:formula="of:=NORMINV(RAND();30;5)" office:value-type="float" office:value="29.369966024245" calcext:value-type="float">
            <text:p>29,3700</text:p>
          </table:table-cell>
          <table:table-cell table:formula="of:=40+20*RAND()" office:value-type="float" office:value="40.2344991290011" calcext:value-type="float">
            <text:p>40,2345</text:p>
          </table:table-cell>
          <table:table-cell table:formula="of:=([.C307]*[.D307]+[.B307]*[.D307]+[.B307]*[.C307])/([.B307]*[.C307]*[.D307])" office:value-type="float" office:value="0.160283108243347" calcext:value-type="float">
            <text:p>0,1603</text:p>
          </table:table-cell>
          <table:table-cell table:number-columns-repeated="9"/>
        </table:table-row>
        <table:table-row table:style-name="ro2">
          <table:table-cell office:value-type="float" office:value="307" calcext:value-type="float">
            <text:p>307</text:p>
          </table:table-cell>
          <table:table-cell table:formula="of:=9+2*RAND()" office:value-type="float" office:value="9.84539497480728" calcext:value-type="float">
            <text:p>9,8454</text:p>
          </table:table-cell>
          <table:table-cell table:formula="of:=NORMINV(RAND();30;5)" office:value-type="float" office:value="28.942969537066" calcext:value-type="float">
            <text:p>28,9430</text:p>
          </table:table-cell>
          <table:table-cell table:formula="of:=40+20*RAND()" office:value-type="float" office:value="52.2153527033515" calcext:value-type="float">
            <text:p>52,2154</text:p>
          </table:table-cell>
          <table:table-cell table:formula="of:=([.C308]*[.D308]+[.B308]*[.D308]+[.B308]*[.C308])/([.B308]*[.C308]*[.D308])" office:value-type="float" office:value="0.15527248866624" calcext:value-type="float">
            <text:p>0,1553</text:p>
          </table:table-cell>
          <table:table-cell table:number-columns-repeated="9"/>
        </table:table-row>
        <table:table-row table:style-name="ro2">
          <table:table-cell office:value-type="float" office:value="308" calcext:value-type="float">
            <text:p>308</text:p>
          </table:table-cell>
          <table:table-cell table:formula="of:=9+2*RAND()" office:value-type="float" office:value="9.30318794795312" calcext:value-type="float">
            <text:p>9,3032</text:p>
          </table:table-cell>
          <table:table-cell table:formula="of:=NORMINV(RAND();30;5)" office:value-type="float" office:value="29.5018328344812" calcext:value-type="float">
            <text:p>29,5018</text:p>
          </table:table-cell>
          <table:table-cell table:formula="of:=40+20*RAND()" office:value-type="float" office:value="42.8775109560229" calcext:value-type="float">
            <text:p>42,8775</text:p>
          </table:table-cell>
          <table:table-cell table:formula="of:=([.C309]*[.D309]+[.B309]*[.D309]+[.B309]*[.C309])/([.B309]*[.C309]*[.D309])" office:value-type="float" office:value="0.164708483617541" calcext:value-type="float">
            <text:p>0,1647</text:p>
          </table:table-cell>
          <table:table-cell table:number-columns-repeated="9"/>
        </table:table-row>
        <table:table-row table:style-name="ro2">
          <table:table-cell office:value-type="float" office:value="309" calcext:value-type="float">
            <text:p>309</text:p>
          </table:table-cell>
          <table:table-cell table:formula="of:=9+2*RAND()" office:value-type="float" office:value="9.5648897101637" calcext:value-type="float">
            <text:p>9,5649</text:p>
          </table:table-cell>
          <table:table-cell table:formula="of:=NORMINV(RAND();30;5)" office:value-type="float" office:value="32.1891190032749" calcext:value-type="float">
            <text:p>32,1891</text:p>
          </table:table-cell>
          <table:table-cell table:formula="of:=40+20*RAND()" office:value-type="float" office:value="57.2422152129002" calcext:value-type="float">
            <text:p>57,2422</text:p>
          </table:table-cell>
          <table:table-cell table:formula="of:=([.C310]*[.D310]+[.B310]*[.D310]+[.B310]*[.C310])/([.B310]*[.C310]*[.D310])" office:value-type="float" office:value="0.153085059101082" calcext:value-type="float">
            <text:p>0,1531</text:p>
          </table:table-cell>
          <table:table-cell table:number-columns-repeated="9"/>
        </table:table-row>
        <table:table-row table:style-name="ro2">
          <table:table-cell office:value-type="float" office:value="310" calcext:value-type="float">
            <text:p>310</text:p>
          </table:table-cell>
          <table:table-cell table:formula="of:=9+2*RAND()" office:value-type="float" office:value="9.89599132840522" calcext:value-type="float">
            <text:p>9,8960</text:p>
          </table:table-cell>
          <table:table-cell table:formula="of:=NORMINV(RAND();30;5)" office:value-type="float" office:value="31.2563328627349" calcext:value-type="float">
            <text:p>31,2563</text:p>
          </table:table-cell>
          <table:table-cell table:formula="of:=40+20*RAND()" office:value-type="float" office:value="50.4211416491307" calcext:value-type="float">
            <text:p>50,4211</text:p>
          </table:table-cell>
          <table:table-cell table:formula="of:=([.C311]*[.D311]+[.B311]*[.D311]+[.B311]*[.C311])/([.B311]*[.C311]*[.D311])" office:value-type="float" office:value="0.15287748505073" calcext:value-type="float">
            <text:p>0,1529</text:p>
          </table:table-cell>
          <table:table-cell table:number-columns-repeated="9"/>
        </table:table-row>
        <table:table-row table:style-name="ro2">
          <table:table-cell office:value-type="float" office:value="311" calcext:value-type="float">
            <text:p>311</text:p>
          </table:table-cell>
          <table:table-cell table:formula="of:=9+2*RAND()" office:value-type="float" office:value="10.0892231960315" calcext:value-type="float">
            <text:p>10,0892</text:p>
          </table:table-cell>
          <table:table-cell table:formula="of:=NORMINV(RAND();30;5)" office:value-type="float" office:value="36.4814286352771" calcext:value-type="float">
            <text:p>36,4814</text:p>
          </table:table-cell>
          <table:table-cell table:formula="of:=40+20*RAND()" office:value-type="float" office:value="49.5948109566234" calcext:value-type="float">
            <text:p>49,5948</text:p>
          </table:table-cell>
          <table:table-cell table:formula="of:=([.C312]*[.D312]+[.B312]*[.D312]+[.B312]*[.C312])/([.B312]*[.C312]*[.D312])" office:value-type="float" office:value="0.146690265411137" calcext:value-type="float">
            <text:p>0,1467</text:p>
          </table:table-cell>
          <table:table-cell table:number-columns-repeated="9"/>
        </table:table-row>
        <table:table-row table:style-name="ro2">
          <table:table-cell office:value-type="float" office:value="312" calcext:value-type="float">
            <text:p>312</text:p>
          </table:table-cell>
          <table:table-cell table:formula="of:=9+2*RAND()" office:value-type="float" office:value="9.83696487429552" calcext:value-type="float">
            <text:p>9,8370</text:p>
          </table:table-cell>
          <table:table-cell table:formula="of:=NORMINV(RAND();30;5)" office:value-type="float" office:value="27.9699694488991" calcext:value-type="float">
            <text:p>27,9700</text:p>
          </table:table-cell>
          <table:table-cell table:formula="of:=40+20*RAND()" office:value-type="float" office:value="55.0950025743805" calcext:value-type="float">
            <text:p>55,0950</text:p>
          </table:table-cell>
          <table:table-cell table:formula="of:=([.C313]*[.D313]+[.B313]*[.D313]+[.B313]*[.C313])/([.B313]*[.C313]*[.D313])" office:value-type="float" office:value="0.155560469887575" calcext:value-type="float">
            <text:p>0,1556</text:p>
          </table:table-cell>
          <table:table-cell table:number-columns-repeated="9"/>
        </table:table-row>
        <table:table-row table:style-name="ro2">
          <table:table-cell office:value-type="float" office:value="313" calcext:value-type="float">
            <text:p>313</text:p>
          </table:table-cell>
          <table:table-cell table:formula="of:=9+2*RAND()" office:value-type="float" office:value="9.04303726204671" calcext:value-type="float">
            <text:p>9,0430</text:p>
          </table:table-cell>
          <table:table-cell table:formula="of:=NORMINV(RAND();30;5)" office:value-type="float" office:value="33.4122689699755" calcext:value-type="float">
            <text:p>33,4123</text:p>
          </table:table-cell>
          <table:table-cell table:formula="of:=40+20*RAND()" office:value-type="float" office:value="51.9418247998692" calcext:value-type="float">
            <text:p>51,9418</text:p>
          </table:table-cell>
          <table:table-cell table:formula="of:=([.C314]*[.D314]+[.B314]*[.D314]+[.B314]*[.C314])/([.B314]*[.C314]*[.D314])" office:value-type="float" office:value="0.159763749131707" calcext:value-type="float">
            <text:p>0,1598</text:p>
          </table:table-cell>
          <table:table-cell table:number-columns-repeated="9"/>
        </table:table-row>
        <table:table-row table:style-name="ro2">
          <table:table-cell office:value-type="float" office:value="314" calcext:value-type="float">
            <text:p>314</text:p>
          </table:table-cell>
          <table:table-cell table:formula="of:=9+2*RAND()" office:value-type="float" office:value="9.13685606303625" calcext:value-type="float">
            <text:p>9,1369</text:p>
          </table:table-cell>
          <table:table-cell table:formula="of:=NORMINV(RAND();30;5)" office:value-type="float" office:value="33.1889205083129" calcext:value-type="float">
            <text:p>33,1889</text:p>
          </table:table-cell>
          <table:table-cell table:formula="of:=40+20*RAND()" office:value-type="float" office:value="53.4152412344702" calcext:value-type="float">
            <text:p>53,4152</text:p>
          </table:table-cell>
          <table:table-cell table:formula="of:=([.C315]*[.D315]+[.B315]*[.D315]+[.B315]*[.C315])/([.B315]*[.C315]*[.D315])" office:value-type="float" office:value="0.158298622902114" calcext:value-type="float">
            <text:p>0,1583</text:p>
          </table:table-cell>
          <table:table-cell table:number-columns-repeated="9"/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9+2*RAND()" office:value-type="float" office:value="10.197303812718" calcext:value-type="float">
            <text:p>10,1973</text:p>
          </table:table-cell>
          <table:table-cell table:formula="of:=NORMINV(RAND();30;5)" office:value-type="float" office:value="31.5488300957688" calcext:value-type="float">
            <text:p>31,5488</text:p>
          </table:table-cell>
          <table:table-cell table:formula="of:=40+20*RAND()" office:value-type="float" office:value="48.2951076864265" calcext:value-type="float">
            <text:p>48,2951</text:p>
          </table:table-cell>
          <table:table-cell table:formula="of:=([.C316]*[.D316]+[.B316]*[.D316]+[.B316]*[.C316])/([.B316]*[.C316]*[.D316])" office:value-type="float" office:value="0.150468064941729" calcext:value-type="float">
            <text:p>0,1505</text:p>
          </table:table-cell>
          <table:table-cell table:number-columns-repeated="9"/>
        </table:table-row>
        <table:table-row table:style-name="ro2">
          <table:table-cell office:value-type="float" office:value="316" calcext:value-type="float">
            <text:p>316</text:p>
          </table:table-cell>
          <table:table-cell table:formula="of:=9+2*RAND()" office:value-type="float" office:value="9.27901931828819" calcext:value-type="float">
            <text:p>9,2790</text:p>
          </table:table-cell>
          <table:table-cell table:formula="of:=NORMINV(RAND();30;5)" office:value-type="float" office:value="26.1027632908831" calcext:value-type="float">
            <text:p>26,1028</text:p>
          </table:table-cell>
          <table:table-cell table:formula="of:=40+20*RAND()" office:value-type="float" office:value="48.8102777837776" calcext:value-type="float">
            <text:p>48,8103</text:p>
          </table:table-cell>
          <table:table-cell table:formula="of:=([.C317]*[.D317]+[.B317]*[.D317]+[.B317]*[.C317])/([.B317]*[.C317]*[.D317])" office:value-type="float" office:value="0.166567618122887" calcext:value-type="float">
            <text:p>0,1666</text:p>
          </table:table-cell>
          <table:table-cell table:number-columns-repeated="9"/>
        </table:table-row>
        <table:table-row table:style-name="ro2">
          <table:table-cell office:value-type="float" office:value="317" calcext:value-type="float">
            <text:p>317</text:p>
          </table:table-cell>
          <table:table-cell table:formula="of:=9+2*RAND()" office:value-type="float" office:value="10.9666725227144" calcext:value-type="float">
            <text:p>10,9667</text:p>
          </table:table-cell>
          <table:table-cell table:formula="of:=NORMINV(RAND();30;5)" office:value-type="float" office:value="22.8253381954526" calcext:value-type="float">
            <text:p>22,8253</text:p>
          </table:table-cell>
          <table:table-cell table:formula="of:=40+20*RAND()" office:value-type="float" office:value="49.1389154340141" calcext:value-type="float">
            <text:p>49,1389</text:p>
          </table:table-cell>
          <table:table-cell table:formula="of:=([.C318]*[.D318]+[.B318]*[.D318]+[.B318]*[.C318])/([.B318]*[.C318]*[.D318])" office:value-type="float" office:value="0.155346792081239" calcext:value-type="float">
            <text:p>0,1553</text:p>
          </table:table-cell>
          <table:table-cell table:number-columns-repeated="9"/>
        </table:table-row>
        <table:table-row table:style-name="ro2">
          <table:table-cell office:value-type="float" office:value="318" calcext:value-type="float">
            <text:p>318</text:p>
          </table:table-cell>
          <table:table-cell table:formula="of:=9+2*RAND()" office:value-type="float" office:value="9.07527495198883" calcext:value-type="float">
            <text:p>9,0753</text:p>
          </table:table-cell>
          <table:table-cell table:formula="of:=NORMINV(RAND();30;5)" office:value-type="float" office:value="24.8936861116963" calcext:value-type="float">
            <text:p>24,8937</text:p>
          </table:table-cell>
          <table:table-cell table:formula="of:=40+20*RAND()" office:value-type="float" office:value="55.7760485471226" calcext:value-type="float">
            <text:p>55,7760</text:p>
          </table:table-cell>
          <table:table-cell table:formula="of:=([.C319]*[.D319]+[.B319]*[.D319]+[.B319]*[.C319])/([.B319]*[.C319]*[.D319])" office:value-type="float" office:value="0.168289170337666" calcext:value-type="float">
            <text:p>0,1683</text:p>
          </table:table-cell>
          <table:table-cell table:number-columns-repeated="9"/>
        </table:table-row>
        <table:table-row table:style-name="ro2">
          <table:table-cell office:value-type="float" office:value="319" calcext:value-type="float">
            <text:p>319</text:p>
          </table:table-cell>
          <table:table-cell table:formula="of:=9+2*RAND()" office:value-type="float" office:value="9.38405374181457" calcext:value-type="float">
            <text:p>9,3841</text:p>
          </table:table-cell>
          <table:table-cell table:formula="of:=NORMINV(RAND();30;5)" office:value-type="float" office:value="39.9876493026068" calcext:value-type="float">
            <text:p>39,9876</text:p>
          </table:table-cell>
          <table:table-cell table:formula="of:=40+20*RAND()" office:value-type="float" office:value="56.6791388369165" calcext:value-type="float">
            <text:p>56,6791</text:p>
          </table:table-cell>
          <table:table-cell table:formula="of:=([.C320]*[.D320]+[.B320]*[.D320]+[.B320]*[.C320])/([.B320]*[.C320]*[.D320])" office:value-type="float" office:value="0.14921465177117" calcext:value-type="float">
            <text:p>0,1492</text:p>
          </table:table-cell>
          <table:table-cell table:number-columns-repeated="9"/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9+2*RAND()" office:value-type="float" office:value="9.73616288579069" calcext:value-type="float">
            <text:p>9,7362</text:p>
          </table:table-cell>
          <table:table-cell table:formula="of:=NORMINV(RAND();30;5)" office:value-type="float" office:value="27.8876770126715" calcext:value-type="float">
            <text:p>27,8877</text:p>
          </table:table-cell>
          <table:table-cell table:formula="of:=40+20*RAND()" office:value-type="float" office:value="58.6378687690012" calcext:value-type="float">
            <text:p>58,6379</text:p>
          </table:table-cell>
          <table:table-cell table:formula="of:=([.C321]*[.D321]+[.B321]*[.D321]+[.B321]*[.C321])/([.B321]*[.C321]*[.D321])" office:value-type="float" office:value="0.15562182519149" calcext:value-type="float">
            <text:p>0,1556</text:p>
          </table:table-cell>
          <table:table-cell table:number-columns-repeated="9"/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9+2*RAND()" office:value-type="float" office:value="9.46104886825196" calcext:value-type="float">
            <text:p>9,4610</text:p>
          </table:table-cell>
          <table:table-cell table:formula="of:=NORMINV(RAND();30;5)" office:value-type="float" office:value="27.5794044836836" calcext:value-type="float">
            <text:p>27,5794</text:p>
          </table:table-cell>
          <table:table-cell table:formula="of:=40+20*RAND()" office:value-type="float" office:value="56.9684465811588" calcext:value-type="float">
            <text:p>56,9684</text:p>
          </table:table-cell>
          <table:table-cell table:formula="of:=([.C322]*[.D322]+[.B322]*[.D322]+[.B322]*[.C322])/([.B322]*[.C322]*[.D322])" office:value-type="float" office:value="0.159509044005204" calcext:value-type="float">
            <text:p>0,1595</text:p>
          </table:table-cell>
          <table:table-cell table:number-columns-repeated="9"/>
        </table:table-row>
        <table:table-row table:style-name="ro2">
          <table:table-cell office:value-type="float" office:value="322" calcext:value-type="float">
            <text:p>322</text:p>
          </table:table-cell>
          <table:table-cell table:formula="of:=9+2*RAND()" office:value-type="float" office:value="9.58909383439459" calcext:value-type="float">
            <text:p>9,5891</text:p>
          </table:table-cell>
          <table:table-cell table:formula="of:=NORMINV(RAND();30;5)" office:value-type="float" office:value="24.8296418529874" calcext:value-type="float">
            <text:p>24,8296</text:p>
          </table:table-cell>
          <table:table-cell table:formula="of:=40+20*RAND()" office:value-type="float" office:value="59.5442392653786" calcext:value-type="float">
            <text:p>59,5442</text:p>
          </table:table-cell>
          <table:table-cell table:formula="of:=([.C323]*[.D323]+[.B323]*[.D323]+[.B323]*[.C323])/([.B323]*[.C323]*[.D323])" office:value-type="float" office:value="0.161353819799312" calcext:value-type="float">
            <text:p>0,1614</text:p>
          </table:table-cell>
          <table:table-cell table:number-columns-repeated="9"/>
        </table:table-row>
        <table:table-row table:style-name="ro2">
          <table:table-cell office:value-type="float" office:value="323" calcext:value-type="float">
            <text:p>323</text:p>
          </table:table-cell>
          <table:table-cell table:formula="of:=9+2*RAND()" office:value-type="float" office:value="9.00053818454035" calcext:value-type="float">
            <text:p>9,0005</text:p>
          </table:table-cell>
          <table:table-cell table:formula="of:=NORMINV(RAND();30;5)" office:value-type="float" office:value="34.6676048367651" calcext:value-type="float">
            <text:p>34,6676</text:p>
          </table:table-cell>
          <table:table-cell table:formula="of:=40+20*RAND()" office:value-type="float" office:value="51.4445427129976" calcext:value-type="float">
            <text:p>51,4445</text:p>
          </table:table-cell>
          <table:table-cell table:formula="of:=([.C324]*[.D324]+[.B324]*[.D324]+[.B324]*[.C324])/([.B324]*[.C324]*[.D324])" office:value-type="float" office:value="0.159388248263599" calcext:value-type="float">
            <text:p>0,1594</text:p>
          </table:table-cell>
          <table:table-cell table:number-columns-repeated="9"/>
        </table:table-row>
        <table:table-row table:style-name="ro2">
          <table:table-cell office:value-type="float" office:value="324" calcext:value-type="float">
            <text:p>324</text:p>
          </table:table-cell>
          <table:table-cell table:formula="of:=9+2*RAND()" office:value-type="float" office:value="10.5279151115101" calcext:value-type="float">
            <text:p>10,5279</text:p>
          </table:table-cell>
          <table:table-cell table:formula="of:=NORMINV(RAND();30;5)" office:value-type="float" office:value="29.5122390358784" calcext:value-type="float">
            <text:p>29,5122</text:p>
          </table:table-cell>
          <table:table-cell table:formula="of:=40+20*RAND()" office:value-type="float" office:value="47.8882364672609" calcext:value-type="float">
            <text:p>47,8882</text:p>
          </table:table-cell>
          <table:table-cell table:formula="of:=([.C325]*[.D325]+[.B325]*[.D325]+[.B325]*[.C325])/([.B325]*[.C325]*[.D325])" office:value-type="float" office:value="0.149751770434624" calcext:value-type="float">
            <text:p>0,1498</text:p>
          </table:table-cell>
          <table:table-cell table:number-columns-repeated="9"/>
        </table:table-row>
        <table:table-row table:style-name="ro2">
          <table:table-cell office:value-type="float" office:value="325" calcext:value-type="float">
            <text:p>325</text:p>
          </table:table-cell>
          <table:table-cell table:formula="of:=9+2*RAND()" office:value-type="float" office:value="9.91792531334795" calcext:value-type="float">
            <text:p>9,9179</text:p>
          </table:table-cell>
          <table:table-cell table:formula="of:=NORMINV(RAND();30;5)" office:value-type="float" office:value="38.733165650737" calcext:value-type="float">
            <text:p>38,7332</text:p>
          </table:table-cell>
          <table:table-cell table:formula="of:=40+20*RAND()" office:value-type="float" office:value="49.8629557737149" calcext:value-type="float">
            <text:p>49,8630</text:p>
          </table:table-cell>
          <table:table-cell table:formula="of:=([.C326]*[.D326]+[.B326]*[.D326]+[.B326]*[.C326])/([.B326]*[.C326]*[.D326])" office:value-type="float" office:value="0.14670017492497" calcext:value-type="float">
            <text:p>0,1467</text:p>
          </table:table-cell>
          <table:table-cell table:number-columns-repeated="9"/>
        </table:table-row>
        <table:table-row table:style-name="ro2">
          <table:table-cell office:value-type="float" office:value="326" calcext:value-type="float">
            <text:p>326</text:p>
          </table:table-cell>
          <table:table-cell table:formula="of:=9+2*RAND()" office:value-type="float" office:value="10.6116368554067" calcext:value-type="float">
            <text:p>10,6116</text:p>
          </table:table-cell>
          <table:table-cell table:formula="of:=NORMINV(RAND();30;5)" office:value-type="float" office:value="23.9409030808288" calcext:value-type="float">
            <text:p>23,9409</text:p>
          </table:table-cell>
          <table:table-cell table:formula="of:=40+20*RAND()" office:value-type="float" office:value="51.3779856055044" calcext:value-type="float">
            <text:p>51,3780</text:p>
          </table:table-cell>
          <table:table-cell table:formula="of:=([.C327]*[.D327]+[.B327]*[.D327]+[.B327]*[.C327])/([.B327]*[.C327]*[.D327])" office:value-type="float" office:value="0.155469276449016" calcext:value-type="float">
            <text:p>0,1555</text:p>
          </table:table-cell>
          <table:table-cell table:number-columns-repeated="9"/>
        </table:table-row>
        <table:table-row table:style-name="ro2">
          <table:table-cell office:value-type="float" office:value="327" calcext:value-type="float">
            <text:p>327</text:p>
          </table:table-cell>
          <table:table-cell table:formula="of:=9+2*RAND()" office:value-type="float" office:value="10.6116611876059" calcext:value-type="float">
            <text:p>10,6117</text:p>
          </table:table-cell>
          <table:table-cell table:formula="of:=NORMINV(RAND();30;5)" office:value-type="float" office:value="27.9707351054374" calcext:value-type="float">
            <text:p>27,9707</text:p>
          </table:table-cell>
          <table:table-cell table:formula="of:=40+20*RAND()" office:value-type="float" office:value="56.2433854234405" calcext:value-type="float">
            <text:p>56,2434</text:p>
          </table:table-cell>
          <table:table-cell table:formula="of:=([.C328]*[.D328]+[.B328]*[.D328]+[.B328]*[.C328])/([.B328]*[.C328]*[.D328])" office:value-type="float" office:value="0.147767473532844" calcext:value-type="float">
            <text:p>0,1478</text:p>
          </table:table-cell>
          <table:table-cell table:number-columns-repeated="9"/>
        </table:table-row>
        <table:table-row table:style-name="ro2">
          <table:table-cell office:value-type="float" office:value="328" calcext:value-type="float">
            <text:p>328</text:p>
          </table:table-cell>
          <table:table-cell table:formula="of:=9+2*RAND()" office:value-type="float" office:value="10.2237739374395" calcext:value-type="float">
            <text:p>10,2238</text:p>
          </table:table-cell>
          <table:table-cell table:formula="of:=NORMINV(RAND();30;5)" office:value-type="float" office:value="24.838389471982" calcext:value-type="float">
            <text:p>24,8384</text:p>
          </table:table-cell>
          <table:table-cell table:formula="of:=40+20*RAND()" office:value-type="float" office:value="57.3908410477452" calcext:value-type="float">
            <text:p>57,3908</text:p>
          </table:table-cell>
          <table:table-cell table:formula="of:=([.C329]*[.D329]+[.B329]*[.D329]+[.B329]*[.C329])/([.B329]*[.C329]*[.D329])" office:value-type="float" office:value="0.155495881739319" calcext:value-type="float">
            <text:p>0,1555</text:p>
          </table:table-cell>
          <table:table-cell table:number-columns-repeated="9"/>
        </table:table-row>
        <table:table-row table:style-name="ro2">
          <table:table-cell office:value-type="float" office:value="329" calcext:value-type="float">
            <text:p>329</text:p>
          </table:table-cell>
          <table:table-cell table:formula="of:=9+2*RAND()" office:value-type="float" office:value="10.19100939692" calcext:value-type="float">
            <text:p>10,1910</text:p>
          </table:table-cell>
          <table:table-cell table:formula="of:=NORMINV(RAND();30;5)" office:value-type="float" office:value="28.5265776430843" calcext:value-type="float">
            <text:p>28,5266</text:p>
          </table:table-cell>
          <table:table-cell table:formula="of:=40+20*RAND()" office:value-type="float" office:value="40.9322235477157" calcext:value-type="float">
            <text:p>40,9322</text:p>
          </table:table-cell>
          <table:table-cell table:formula="of:=([.C330]*[.D330]+[.B330]*[.D330]+[.B330]*[.C330])/([.B330]*[.C330]*[.D330])" office:value-type="float" office:value="0.157611365353339" calcext:value-type="float">
            <text:p>0,1576</text:p>
          </table:table-cell>
          <table:table-cell table:number-columns-repeated="9"/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9+2*RAND()" office:value-type="float" office:value="10.5428311310243" calcext:value-type="float">
            <text:p>10,5428</text:p>
          </table:table-cell>
          <table:table-cell table:formula="of:=NORMINV(RAND();30;5)" office:value-type="float" office:value="32.6273547393978" calcext:value-type="float">
            <text:p>32,6274</text:p>
          </table:table-cell>
          <table:table-cell table:formula="of:=40+20*RAND()" office:value-type="float" office:value="57.3661890649237" calcext:value-type="float">
            <text:p>57,3662</text:p>
          </table:table-cell>
          <table:table-cell table:formula="of:=([.C331]*[.D331]+[.B331]*[.D331]+[.B331]*[.C331])/([.B331]*[.C331]*[.D331])" office:value-type="float" office:value="0.142932182266411" calcext:value-type="float">
            <text:p>0,1429</text:p>
          </table:table-cell>
          <table:table-cell table:number-columns-repeated="9"/>
        </table:table-row>
        <table:table-row table:style-name="ro2">
          <table:table-cell office:value-type="float" office:value="331" calcext:value-type="float">
            <text:p>331</text:p>
          </table:table-cell>
          <table:table-cell table:formula="of:=9+2*RAND()" office:value-type="float" office:value="9.80982380337082" calcext:value-type="float">
            <text:p>9,8098</text:p>
          </table:table-cell>
          <table:table-cell table:formula="of:=NORMINV(RAND();30;5)" office:value-type="float" office:value="31.3620105091522" calcext:value-type="float">
            <text:p>31,3620</text:p>
          </table:table-cell>
          <table:table-cell table:formula="of:=40+20*RAND()" office:value-type="float" office:value="51.4790867757984" calcext:value-type="float">
            <text:p>51,4791</text:p>
          </table:table-cell>
          <table:table-cell table:formula="of:=([.C332]*[.D332]+[.B332]*[.D332]+[.B332]*[.C332])/([.B332]*[.C332]*[.D332])" office:value-type="float" office:value="0.153249705004643" calcext:value-type="float">
            <text:p>0,1532</text:p>
          </table:table-cell>
          <table:table-cell table:number-columns-repeated="9"/>
        </table:table-row>
        <table:table-row table:style-name="ro2">
          <table:table-cell office:value-type="float" office:value="332" calcext:value-type="float">
            <text:p>332</text:p>
          </table:table-cell>
          <table:table-cell table:formula="of:=9+2*RAND()" office:value-type="float" office:value="10.2435188649688" calcext:value-type="float">
            <text:p>10,2435</text:p>
          </table:table-cell>
          <table:table-cell table:formula="of:=NORMINV(RAND();30;5)" office:value-type="float" office:value="27.5218290069596" calcext:value-type="float">
            <text:p>27,5218</text:p>
          </table:table-cell>
          <table:table-cell table:formula="of:=40+20*RAND()" office:value-type="float" office:value="47.9950753017329" calcext:value-type="float">
            <text:p>47,9951</text:p>
          </table:table-cell>
          <table:table-cell table:formula="of:=([.C333]*[.D333]+[.B333]*[.D333]+[.B333]*[.C333])/([.B333]*[.C333]*[.D333])" office:value-type="float" office:value="0.154792968480355" calcext:value-type="float">
            <text:p>0,1548</text:p>
          </table:table-cell>
          <table:table-cell table:number-columns-repeated="9"/>
        </table:table-row>
        <table:table-row table:style-name="ro2">
          <table:table-cell office:value-type="float" office:value="333" calcext:value-type="float">
            <text:p>333</text:p>
          </table:table-cell>
          <table:table-cell table:formula="of:=9+2*RAND()" office:value-type="float" office:value="10.8906402566936" calcext:value-type="float">
            <text:p>10,8906</text:p>
          </table:table-cell>
          <table:table-cell table:formula="of:=NORMINV(RAND();30;5)" office:value-type="float" office:value="33.9820709918952" calcext:value-type="float">
            <text:p>33,9821</text:p>
          </table:table-cell>
          <table:table-cell table:formula="of:=40+20*RAND()" office:value-type="float" office:value="55.1711964677088" calcext:value-type="float">
            <text:p>55,1712</text:p>
          </table:table-cell>
          <table:table-cell table:formula="of:=([.C334]*[.D334]+[.B334]*[.D334]+[.B334]*[.C334])/([.B334]*[.C334]*[.D334])" office:value-type="float" office:value="0.139374648388555" calcext:value-type="float">
            <text:p>0,1394</text:p>
          </table:table-cell>
          <table:table-cell table:number-columns-repeated="9"/>
        </table:table-row>
        <table:table-row table:style-name="ro2">
          <table:table-cell office:value-type="float" office:value="334" calcext:value-type="float">
            <text:p>334</text:p>
          </table:table-cell>
          <table:table-cell table:formula="of:=9+2*RAND()" office:value-type="float" office:value="9.04121775249951" calcext:value-type="float">
            <text:p>9,0412</text:p>
          </table:table-cell>
          <table:table-cell table:formula="of:=NORMINV(RAND();30;5)" office:value-type="float" office:value="31.7004599811022" calcext:value-type="float">
            <text:p>31,7005</text:p>
          </table:table-cell>
          <table:table-cell table:formula="of:=40+20*RAND()" office:value-type="float" office:value="53.3259134204127" calcext:value-type="float">
            <text:p>53,3259</text:p>
          </table:table-cell>
          <table:table-cell table:formula="of:=([.C335]*[.D335]+[.B335]*[.D335]+[.B335]*[.C335])/([.B335]*[.C335]*[.D335])" office:value-type="float" office:value="0.160902462316765" calcext:value-type="float">
            <text:p>0,1609</text:p>
          </table:table-cell>
          <table:table-cell table:number-columns-repeated="9"/>
        </table:table-row>
        <table:table-row table:style-name="ro2">
          <table:table-cell office:value-type="float" office:value="335" calcext:value-type="float">
            <text:p>335</text:p>
          </table:table-cell>
          <table:table-cell table:formula="of:=9+2*RAND()" office:value-type="float" office:value="10.9740854918491" calcext:value-type="float">
            <text:p>10,9741</text:p>
          </table:table-cell>
          <table:table-cell table:formula="of:=NORMINV(RAND();30;5)" office:value-type="float" office:value="31.7800123007019" calcext:value-type="float">
            <text:p>31,7800</text:p>
          </table:table-cell>
          <table:table-cell table:formula="of:=40+20*RAND()" office:value-type="float" office:value="50.0047349953093" calcext:value-type="float">
            <text:p>50,0047</text:p>
          </table:table-cell>
          <table:table-cell table:formula="of:=([.C336]*[.D336]+[.B336]*[.D336]+[.B336]*[.C336])/([.B336]*[.C336]*[.D336])" office:value-type="float" office:value="0.142588191171413" calcext:value-type="float">
            <text:p>0,1426</text:p>
          </table:table-cell>
          <table:table-cell table:number-columns-repeated="9"/>
        </table:table-row>
        <table:table-row table:style-name="ro2">
          <table:table-cell office:value-type="float" office:value="336" calcext:value-type="float">
            <text:p>336</text:p>
          </table:table-cell>
          <table:table-cell table:formula="of:=9+2*RAND()" office:value-type="float" office:value="10.1668615399394" calcext:value-type="float">
            <text:p>10,1669</text:p>
          </table:table-cell>
          <table:table-cell table:formula="of:=NORMINV(RAND();30;5)" office:value-type="float" office:value="33.2246453130766" calcext:value-type="float">
            <text:p>33,2246</text:p>
          </table:table-cell>
          <table:table-cell table:formula="of:=40+20*RAND()" office:value-type="float" office:value="50.8557231794111" calcext:value-type="float">
            <text:p>50,8557</text:p>
          </table:table-cell>
          <table:table-cell table:formula="of:=([.C337]*[.D337]+[.B337]*[.D337]+[.B337]*[.C337])/([.B337]*[.C337]*[.D337])" office:value-type="float" office:value="0.148120379879534" calcext:value-type="float">
            <text:p>0,1481</text:p>
          </table:table-cell>
          <table:table-cell table:number-columns-repeated="9"/>
        </table:table-row>
        <table:table-row table:style-name="ro2">
          <table:table-cell office:value-type="float" office:value="337" calcext:value-type="float">
            <text:p>337</text:p>
          </table:table-cell>
          <table:table-cell table:formula="of:=9+2*RAND()" office:value-type="float" office:value="9.35682876850478" calcext:value-type="float">
            <text:p>9,3568</text:p>
          </table:table-cell>
          <table:table-cell table:formula="of:=NORMINV(RAND();30;5)" office:value-type="float" office:value="26.45745033169" calcext:value-type="float">
            <text:p>26,4575</text:p>
          </table:table-cell>
          <table:table-cell table:formula="of:=40+20*RAND()" office:value-type="float" office:value="55.7823148765601" calcext:value-type="float">
            <text:p>55,7823</text:p>
          </table:table-cell>
          <table:table-cell table:formula="of:=([.C338]*[.D338]+[.B338]*[.D338]+[.B338]*[.C338])/([.B338]*[.C338]*[.D338])" office:value-type="float" office:value="0.162597182038135" calcext:value-type="float">
            <text:p>0,1626</text:p>
          </table:table-cell>
          <table:table-cell table:number-columns-repeated="9"/>
        </table:table-row>
        <table:table-row table:style-name="ro2">
          <table:table-cell office:value-type="float" office:value="338" calcext:value-type="float">
            <text:p>338</text:p>
          </table:table-cell>
          <table:table-cell table:formula="of:=9+2*RAND()" office:value-type="float" office:value="9.74194620572962" calcext:value-type="float">
            <text:p>9,7419</text:p>
          </table:table-cell>
          <table:table-cell table:formula="of:=NORMINV(RAND();30;5)" office:value-type="float" office:value="30.6806927155314" calcext:value-type="float">
            <text:p>30,6807</text:p>
          </table:table-cell>
          <table:table-cell table:formula="of:=40+20*RAND()" office:value-type="float" office:value="48.2703333511017" calcext:value-type="float">
            <text:p>48,2703</text:p>
          </table:table-cell>
          <table:table-cell table:formula="of:=([.C339]*[.D339]+[.B339]*[.D339]+[.B339]*[.C339])/([.B339]*[.C339]*[.D339])" office:value-type="float" office:value="0.15595934009915" calcext:value-type="float">
            <text:p>0,1560</text:p>
          </table:table-cell>
          <table:table-cell table:number-columns-repeated="9"/>
        </table:table-row>
        <table:table-row table:style-name="ro2">
          <table:table-cell office:value-type="float" office:value="339" calcext:value-type="float">
            <text:p>339</text:p>
          </table:table-cell>
          <table:table-cell table:formula="of:=9+2*RAND()" office:value-type="float" office:value="10.5980733840261" calcext:value-type="float">
            <text:p>10,5981</text:p>
          </table:table-cell>
          <table:table-cell table:formula="of:=NORMINV(RAND();30;5)" office:value-type="float" office:value="24.4827606593989" calcext:value-type="float">
            <text:p>24,4828</text:p>
          </table:table-cell>
          <table:table-cell table:formula="of:=40+20*RAND()" office:value-type="float" office:value="57.1021519158967" calcext:value-type="float">
            <text:p>57,1022</text:p>
          </table:table-cell>
          <table:table-cell table:formula="of:=([.C340]*[.D340]+[.B340]*[.D340]+[.B340]*[.C340])/([.B340]*[.C340]*[.D340])" office:value-type="float" office:value="0.152714314455632" calcext:value-type="float">
            <text:p>0,1527</text:p>
          </table:table-cell>
          <table:table-cell table:number-columns-repeated="9"/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9+2*RAND()" office:value-type="float" office:value="9.57142864423804" calcext:value-type="float">
            <text:p>9,5714</text:p>
          </table:table-cell>
          <table:table-cell table:formula="of:=NORMINV(RAND();30;5)" office:value-type="float" office:value="31.742099164516" calcext:value-type="float">
            <text:p>31,7421</text:p>
          </table:table-cell>
          <table:table-cell table:formula="of:=40+20*RAND()" office:value-type="float" office:value="41.4367839484476" calcext:value-type="float">
            <text:p>41,4368</text:p>
          </table:table-cell>
          <table:table-cell table:formula="of:=([.C341]*[.D341]+[.B341]*[.D341]+[.B341]*[.C341])/([.B341]*[.C341]*[.D341])" office:value-type="float" office:value="0.160114660775581" calcext:value-type="float">
            <text:p>0,1601</text:p>
          </table:table-cell>
          <table:table-cell table:number-columns-repeated="9"/>
        </table:table-row>
        <table:table-row table:style-name="ro2">
          <table:table-cell office:value-type="float" office:value="341" calcext:value-type="float">
            <text:p>341</text:p>
          </table:table-cell>
          <table:table-cell table:formula="of:=9+2*RAND()" office:value-type="float" office:value="10.8277233566623" calcext:value-type="float">
            <text:p>10,8277</text:p>
          </table:table-cell>
          <table:table-cell table:formula="of:=NORMINV(RAND();30;5)" office:value-type="float" office:value="31.4629356554265" calcext:value-type="float">
            <text:p>31,4629</text:p>
          </table:table-cell>
          <table:table-cell table:formula="of:=40+20*RAND()" office:value-type="float" office:value="54.6283550444059" calcext:value-type="float">
            <text:p>54,6284</text:p>
          </table:table-cell>
          <table:table-cell table:formula="of:=([.C342]*[.D342]+[.B342]*[.D342]+[.B342]*[.C342])/([.B342]*[.C342]*[.D342])" office:value-type="float" office:value="0.142444459484286" calcext:value-type="float">
            <text:p>0,1424</text:p>
          </table:table-cell>
          <table:table-cell table:number-columns-repeated="9"/>
        </table:table-row>
        <table:table-row table:style-name="ro2">
          <table:table-cell office:value-type="float" office:value="342" calcext:value-type="float">
            <text:p>342</text:p>
          </table:table-cell>
          <table:table-cell table:formula="of:=9+2*RAND()" office:value-type="float" office:value="9.21840032073669" calcext:value-type="float">
            <text:p>9,2184</text:p>
          </table:table-cell>
          <table:table-cell table:formula="of:=NORMINV(RAND();30;5)" office:value-type="float" office:value="27.3666785194865" calcext:value-type="float">
            <text:p>27,3667</text:p>
          </table:table-cell>
          <table:table-cell table:formula="of:=40+20*RAND()" office:value-type="float" office:value="41.4901803177781" calcext:value-type="float">
            <text:p>41,4902</text:p>
          </table:table-cell>
          <table:table-cell table:formula="of:=([.C343]*[.D343]+[.B343]*[.D343]+[.B343]*[.C343])/([.B343]*[.C343]*[.D343])" office:value-type="float" office:value="0.169121567632096" calcext:value-type="float">
            <text:p>0,1691</text:p>
          </table:table-cell>
          <table:table-cell table:number-columns-repeated="9"/>
        </table:table-row>
        <table:table-row table:style-name="ro2">
          <table:table-cell office:value-type="float" office:value="343" calcext:value-type="float">
            <text:p>343</text:p>
          </table:table-cell>
          <table:table-cell table:formula="of:=9+2*RAND()" office:value-type="float" office:value="9.42552115512081" calcext:value-type="float">
            <text:p>9,4255</text:p>
          </table:table-cell>
          <table:table-cell table:formula="of:=NORMINV(RAND();30;5)" office:value-type="float" office:value="26.2759823942235" calcext:value-type="float">
            <text:p>26,2760</text:p>
          </table:table-cell>
          <table:table-cell table:formula="of:=40+20*RAND()" office:value-type="float" office:value="54.673186072614" calcext:value-type="float">
            <text:p>54,6732</text:p>
          </table:table-cell>
          <table:table-cell table:formula="of:=([.C344]*[.D344]+[.B344]*[.D344]+[.B344]*[.C344])/([.B344]*[.C344]*[.D344])" office:value-type="float" office:value="0.162442999393237" calcext:value-type="float">
            <text:p>0,1624</text:p>
          </table:table-cell>
          <table:table-cell table:number-columns-repeated="9"/>
        </table:table-row>
        <table:table-row table:style-name="ro2">
          <table:table-cell office:value-type="float" office:value="344" calcext:value-type="float">
            <text:p>344</text:p>
          </table:table-cell>
          <table:table-cell table:formula="of:=9+2*RAND()" office:value-type="float" office:value="9.49889683187939" calcext:value-type="float">
            <text:p>9,4989</text:p>
          </table:table-cell>
          <table:table-cell table:formula="of:=NORMINV(RAND();30;5)" office:value-type="float" office:value="31.8227413657886" calcext:value-type="float">
            <text:p>31,8227</text:p>
          </table:table-cell>
          <table:table-cell table:formula="of:=40+20*RAND()" office:value-type="float" office:value="52.9248009133153" calcext:value-type="float">
            <text:p>52,9248</text:p>
          </table:table-cell>
          <table:table-cell table:formula="of:=([.C345]*[.D345]+[.B345]*[.D345]+[.B345]*[.C345])/([.B345]*[.C345]*[.D345])" office:value-type="float" office:value="0.155594184475029" calcext:value-type="float">
            <text:p>0,1556</text:p>
          </table:table-cell>
          <table:table-cell table:number-columns-repeated="9"/>
        </table:table-row>
        <table:table-row table:style-name="ro2">
          <table:table-cell office:value-type="float" office:value="345" calcext:value-type="float">
            <text:p>345</text:p>
          </table:table-cell>
          <table:table-cell table:formula="of:=9+2*RAND()" office:value-type="float" office:value="10.3120832073037" calcext:value-type="float">
            <text:p>10,3121</text:p>
          </table:table-cell>
          <table:table-cell table:formula="of:=NORMINV(RAND();30;5)" office:value-type="float" office:value="37.4398968082238" calcext:value-type="float">
            <text:p>37,4399</text:p>
          </table:table-cell>
          <table:table-cell table:formula="of:=40+20*RAND()" office:value-type="float" office:value="59.4664941378869" calcext:value-type="float">
            <text:p>59,4665</text:p>
          </table:table-cell>
          <table:table-cell table:formula="of:=([.C346]*[.D346]+[.B346]*[.D346]+[.B346]*[.C346])/([.B346]*[.C346]*[.D346])" office:value-type="float" office:value="0.140499283892585" calcext:value-type="float">
            <text:p>0,1405</text:p>
          </table:table-cell>
          <table:table-cell table:number-columns-repeated="9"/>
        </table:table-row>
        <table:table-row table:style-name="ro2">
          <table:table-cell office:value-type="float" office:value="346" calcext:value-type="float">
            <text:p>346</text:p>
          </table:table-cell>
          <table:table-cell table:formula="of:=9+2*RAND()" office:value-type="float" office:value="10.1460767423268" calcext:value-type="float">
            <text:p>10,1461</text:p>
          </table:table-cell>
          <table:table-cell table:formula="of:=NORMINV(RAND();30;5)" office:value-type="float" office:value="22.2860682092694" calcext:value-type="float">
            <text:p>22,2861</text:p>
          </table:table-cell>
          <table:table-cell table:formula="of:=40+20*RAND()" office:value-type="float" office:value="46.5870361938141" calcext:value-type="float">
            <text:p>46,5870</text:p>
          </table:table-cell>
          <table:table-cell table:formula="of:=([.C347]*[.D347]+[.B347]*[.D347]+[.B347]*[.C347])/([.B347]*[.C347]*[.D347])" office:value-type="float" office:value="0.164896544981929" calcext:value-type="float">
            <text:p>0,1649</text:p>
          </table:table-cell>
          <table:table-cell table:number-columns-repeated="9"/>
        </table:table-row>
        <table:table-row table:style-name="ro2">
          <table:table-cell office:value-type="float" office:value="347" calcext:value-type="float">
            <text:p>347</text:p>
          </table:table-cell>
          <table:table-cell table:formula="of:=9+2*RAND()" office:value-type="float" office:value="10.8846482078079" calcext:value-type="float">
            <text:p>10,8846</text:p>
          </table:table-cell>
          <table:table-cell table:formula="of:=NORMINV(RAND();30;5)" office:value-type="float" office:value="29.4768852304477" calcext:value-type="float">
            <text:p>29,4769</text:p>
          </table:table-cell>
          <table:table-cell table:formula="of:=40+20*RAND()" office:value-type="float" office:value="50.0092072202824" calcext:value-type="float">
            <text:p>50,0092</text:p>
          </table:table-cell>
          <table:table-cell table:formula="of:=([.C348]*[.D348]+[.B348]*[.D348]+[.B348]*[.C348])/([.B348]*[.C348]*[.D348])" office:value-type="float" office:value="0.145793719243629" calcext:value-type="float">
            <text:p>0,1458</text:p>
          </table:table-cell>
          <table:table-cell table:number-columns-repeated="9"/>
        </table:table-row>
        <table:table-row table:style-name="ro2">
          <table:table-cell office:value-type="float" office:value="348" calcext:value-type="float">
            <text:p>348</text:p>
          </table:table-cell>
          <table:table-cell table:formula="of:=9+2*RAND()" office:value-type="float" office:value="9.81077557033859" calcext:value-type="float">
            <text:p>9,8108</text:p>
          </table:table-cell>
          <table:table-cell table:formula="of:=NORMINV(RAND();30;5)" office:value-type="float" office:value="35.6223522568688" calcext:value-type="float">
            <text:p>35,6224</text:p>
          </table:table-cell>
          <table:table-cell table:formula="of:=40+20*RAND()" office:value-type="float" office:value="53.0707470444031" calcext:value-type="float">
            <text:p>53,0707</text:p>
          </table:table-cell>
          <table:table-cell table:formula="of:=([.C349]*[.D349]+[.B349]*[.D349]+[.B349]*[.C349])/([.B349]*[.C349]*[.D349])" office:value-type="float" office:value="0.148843774882327" calcext:value-type="float">
            <text:p>0,1488</text:p>
          </table:table-cell>
          <table:table-cell table:number-columns-repeated="9"/>
        </table:table-row>
        <table:table-row table:style-name="ro2">
          <table:table-cell office:value-type="float" office:value="349" calcext:value-type="float">
            <text:p>349</text:p>
          </table:table-cell>
          <table:table-cell table:formula="of:=9+2*RAND()" office:value-type="float" office:value="10.5412181054708" calcext:value-type="float">
            <text:p>10,5412</text:p>
          </table:table-cell>
          <table:table-cell table:formula="of:=NORMINV(RAND();30;5)" office:value-type="float" office:value="28.3116867666175" calcext:value-type="float">
            <text:p>28,3117</text:p>
          </table:table-cell>
          <table:table-cell table:formula="of:=40+20*RAND()" office:value-type="float" office:value="42.1411337214522" calcext:value-type="float">
            <text:p>42,1411</text:p>
          </table:table-cell>
          <table:table-cell table:formula="of:=([.C350]*[.D350]+[.B350]*[.D350]+[.B350]*[.C350])/([.B350]*[.C350]*[.D350])" office:value-type="float" office:value="0.153916583561772" calcext:value-type="float">
            <text:p>0,1539</text:p>
          </table:table-cell>
          <table:table-cell table:number-columns-repeated="9"/>
        </table:table-row>
        <table:table-row table:style-name="ro2">
          <table:table-cell office:value-type="float" office:value="350" calcext:value-type="float">
            <text:p>350</text:p>
          </table:table-cell>
          <table:table-cell table:formula="of:=9+2*RAND()" office:value-type="float" office:value="10.5167678210419" calcext:value-type="float">
            <text:p>10,5168</text:p>
          </table:table-cell>
          <table:table-cell table:formula="of:=NORMINV(RAND();30;5)" office:value-type="float" office:value="36.3227340262141" calcext:value-type="float">
            <text:p>36,3227</text:p>
          </table:table-cell>
          <table:table-cell table:formula="of:=40+20*RAND()" office:value-type="float" office:value="50.841967004817" calcext:value-type="float">
            <text:p>50,8420</text:p>
          </table:table-cell>
          <table:table-cell table:formula="of:=([.C351]*[.D351]+[.B351]*[.D351]+[.B351]*[.C351])/([.B351]*[.C351]*[.D351])" office:value-type="float" office:value="0.14228600641929" calcext:value-type="float">
            <text:p>0,1423</text:p>
          </table:table-cell>
          <table:table-cell table:number-columns-repeated="9"/>
        </table:table-row>
        <table:table-row table:style-name="ro2">
          <table:table-cell office:value-type="float" office:value="351" calcext:value-type="float">
            <text:p>351</text:p>
          </table:table-cell>
          <table:table-cell table:formula="of:=9+2*RAND()" office:value-type="float" office:value="10.3681601181161" calcext:value-type="float">
            <text:p>10,3682</text:p>
          </table:table-cell>
          <table:table-cell table:formula="of:=NORMINV(RAND();30;5)" office:value-type="float" office:value="32.191849419896" calcext:value-type="float">
            <text:p>32,1918</text:p>
          </table:table-cell>
          <table:table-cell table:formula="of:=40+20*RAND()" office:value-type="float" office:value="45.0225275126286" calcext:value-type="float">
            <text:p>45,0225</text:p>
          </table:table-cell>
          <table:table-cell table:formula="of:=([.C352]*[.D352]+[.B352]*[.D352]+[.B352]*[.C352])/([.B352]*[.C352]*[.D352])" office:value-type="float" office:value="0.149723994456658" calcext:value-type="float">
            <text:p>0,1497</text:p>
          </table:table-cell>
          <table:table-cell table:number-columns-repeated="9"/>
        </table:table-row>
        <table:table-row table:style-name="ro2">
          <table:table-cell office:value-type="float" office:value="352" calcext:value-type="float">
            <text:p>352</text:p>
          </table:table-cell>
          <table:table-cell table:formula="of:=9+2*RAND()" office:value-type="float" office:value="10.9367785633076" calcext:value-type="float">
            <text:p>10,9368</text:p>
          </table:table-cell>
          <table:table-cell table:formula="of:=NORMINV(RAND();30;5)" office:value-type="float" office:value="29.7018050962425" calcext:value-type="float">
            <text:p>29,7018</text:p>
          </table:table-cell>
          <table:table-cell table:formula="of:=40+20*RAND()" office:value-type="float" office:value="45.9017521771602" calcext:value-type="float">
            <text:p>45,9018</text:p>
          </table:table-cell>
          <table:table-cell table:formula="of:=([.C353]*[.D353]+[.B353]*[.D353]+[.B353]*[.C353])/([.B353]*[.C353]*[.D353])" office:value-type="float" office:value="0.146888250590429" calcext:value-type="float">
            <text:p>0,1469</text:p>
          </table:table-cell>
          <table:table-cell table:number-columns-repeated="9"/>
        </table:table-row>
        <table:table-row table:style-name="ro2">
          <table:table-cell office:value-type="float" office:value="353" calcext:value-type="float">
            <text:p>353</text:p>
          </table:table-cell>
          <table:table-cell table:formula="of:=9+2*RAND()" office:value-type="float" office:value="10.5417971794959" calcext:value-type="float">
            <text:p>10,5418</text:p>
          </table:table-cell>
          <table:table-cell table:formula="of:=NORMINV(RAND();30;5)" office:value-type="float" office:value="31.1266621095152" calcext:value-type="float">
            <text:p>31,1267</text:p>
          </table:table-cell>
          <table:table-cell table:formula="of:=40+20*RAND()" office:value-type="float" office:value="42.3068997473456" calcext:value-type="float">
            <text:p>42,3069</text:p>
          </table:table-cell>
          <table:table-cell table:formula="of:=([.C354]*[.D354]+[.B354]*[.D354]+[.B354]*[.C354])/([.B354]*[.C354]*[.D354])" office:value-type="float" office:value="0.150624090523286" calcext:value-type="float">
            <text:p>0,1506</text:p>
          </table:table-cell>
          <table:table-cell table:number-columns-repeated="9"/>
        </table:table-row>
        <table:table-row table:style-name="ro2">
          <table:table-cell office:value-type="float" office:value="354" calcext:value-type="float">
            <text:p>354</text:p>
          </table:table-cell>
          <table:table-cell table:formula="of:=9+2*RAND()" office:value-type="float" office:value="9.53377214609645" calcext:value-type="float">
            <text:p>9,5338</text:p>
          </table:table-cell>
          <table:table-cell table:formula="of:=NORMINV(RAND();30;5)" office:value-type="float" office:value="11.7731328554574" calcext:value-type="float">
            <text:p>11,7731</text:p>
          </table:table-cell>
          <table:table-cell table:formula="of:=40+20*RAND()" office:value-type="float" office:value="59.5673165353946" calcext:value-type="float">
            <text:p>59,5673</text:p>
          </table:table-cell>
          <table:table-cell table:formula="of:=([.C355]*[.D355]+[.B355]*[.D355]+[.B355]*[.C355])/([.B355]*[.C355]*[.D355])" office:value-type="float" office:value="0.206617165117191" calcext:value-type="float">
            <text:p>0,2066</text:p>
          </table:table-cell>
          <table:table-cell table:number-columns-repeated="9"/>
        </table:table-row>
        <table:table-row table:style-name="ro2">
          <table:table-cell office:value-type="float" office:value="355" calcext:value-type="float">
            <text:p>355</text:p>
          </table:table-cell>
          <table:table-cell table:formula="of:=9+2*RAND()" office:value-type="float" office:value="10.7812375782523" calcext:value-type="float">
            <text:p>10,7812</text:p>
          </table:table-cell>
          <table:table-cell table:formula="of:=NORMINV(RAND();30;5)" office:value-type="float" office:value="32.5544995881913" calcext:value-type="float">
            <text:p>32,5545</text:p>
          </table:table-cell>
          <table:table-cell table:formula="of:=40+20*RAND()" office:value-type="float" office:value="40.6352863018401" calcext:value-type="float">
            <text:p>40,6353</text:p>
          </table:table-cell>
          <table:table-cell table:formula="of:=([.C356]*[.D356]+[.B356]*[.D356]+[.B356]*[.C356])/([.B356]*[.C356]*[.D356])" office:value-type="float" office:value="0.148080603507119" calcext:value-type="float">
            <text:p>0,1481</text:p>
          </table:table-cell>
          <table:table-cell table:number-columns-repeated="9"/>
        </table:table-row>
        <table:table-row table:style-name="ro2">
          <table:table-cell office:value-type="float" office:value="356" calcext:value-type="float">
            <text:p>356</text:p>
          </table:table-cell>
          <table:table-cell table:formula="of:=9+2*RAND()" office:value-type="float" office:value="9.33990216883831" calcext:value-type="float">
            <text:p>9,3399</text:p>
          </table:table-cell>
          <table:table-cell table:formula="of:=NORMINV(RAND();30;5)" office:value-type="float" office:value="24.1857642877525" calcext:value-type="float">
            <text:p>24,1858</text:p>
          </table:table-cell>
          <table:table-cell table:formula="of:=40+20*RAND()" office:value-type="float" office:value="47.8502043592744" calcext:value-type="float">
            <text:p>47,8502</text:p>
          </table:table-cell>
          <table:table-cell table:formula="of:=([.C357]*[.D357]+[.B357]*[.D357]+[.B357]*[.C357])/([.B357]*[.C357]*[.D357])" office:value-type="float" office:value="0.16931269127607" calcext:value-type="float">
            <text:p>0,1693</text:p>
          </table:table-cell>
          <table:table-cell table:number-columns-repeated="9"/>
        </table:table-row>
        <table:table-row table:style-name="ro2">
          <table:table-cell office:value-type="float" office:value="357" calcext:value-type="float">
            <text:p>357</text:p>
          </table:table-cell>
          <table:table-cell table:formula="of:=9+2*RAND()" office:value-type="float" office:value="9.980455635814" calcext:value-type="float">
            <text:p>9,9805</text:p>
          </table:table-cell>
          <table:table-cell table:formula="of:=NORMINV(RAND();30;5)" office:value-type="float" office:value="21.7280227800151" calcext:value-type="float">
            <text:p>21,7280</text:p>
          </table:table-cell>
          <table:table-cell table:formula="of:=40+20*RAND()" office:value-type="float" office:value="54.0496068703942" calcext:value-type="float">
            <text:p>54,0496</text:p>
          </table:table-cell>
          <table:table-cell table:formula="of:=([.C358]*[.D358]+[.B358]*[.D358]+[.B358]*[.C358])/([.B358]*[.C358]*[.D358])" office:value-type="float" office:value="0.164720864358837" calcext:value-type="float">
            <text:p>0,1647</text:p>
          </table:table-cell>
          <table:table-cell table:number-columns-repeated="9"/>
        </table:table-row>
        <table:table-row table:style-name="ro2">
          <table:table-cell office:value-type="float" office:value="358" calcext:value-type="float">
            <text:p>358</text:p>
          </table:table-cell>
          <table:table-cell table:formula="of:=9+2*RAND()" office:value-type="float" office:value="10.9365299281199" calcext:value-type="float">
            <text:p>10,9365</text:p>
          </table:table-cell>
          <table:table-cell table:formula="of:=NORMINV(RAND();30;5)" office:value-type="float" office:value="28.8118235907294" calcext:value-type="float">
            <text:p>28,8118</text:p>
          </table:table-cell>
          <table:table-cell table:formula="of:=40+20*RAND()" office:value-type="float" office:value="44.6635173284449" calcext:value-type="float">
            <text:p>44,6635</text:p>
          </table:table-cell>
          <table:table-cell table:formula="of:=([.C359]*[.D359]+[.B359]*[.D359]+[.B359]*[.C359])/([.B359]*[.C359]*[.D359])" office:value-type="float" office:value="0.148534292661642" calcext:value-type="float">
            <text:p>0,1485</text:p>
          </table:table-cell>
          <table:table-cell table:number-columns-repeated="9"/>
        </table:table-row>
        <table:table-row table:style-name="ro2">
          <table:table-cell office:value-type="float" office:value="359" calcext:value-type="float">
            <text:p>359</text:p>
          </table:table-cell>
          <table:table-cell table:formula="of:=9+2*RAND()" office:value-type="float" office:value="9.38662073784508" calcext:value-type="float">
            <text:p>9,3866</text:p>
          </table:table-cell>
          <table:table-cell table:formula="of:=NORMINV(RAND();30;5)" office:value-type="float" office:value="29.6772358335735" calcext:value-type="float">
            <text:p>29,6772</text:p>
          </table:table-cell>
          <table:table-cell table:formula="of:=40+20*RAND()" office:value-type="float" office:value="58.8656606036238" calcext:value-type="float">
            <text:p>58,8657</text:p>
          </table:table-cell>
          <table:table-cell table:formula="of:=([.C360]*[.D360]+[.B360]*[.D360]+[.B360]*[.C360])/([.B360]*[.C360]*[.D360])" office:value-type="float" office:value="0.157218305526138" calcext:value-type="float">
            <text:p>0,1572</text:p>
          </table:table-cell>
          <table:table-cell table:number-columns-repeated="9"/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9+2*RAND()" office:value-type="float" office:value="10.863977642497" calcext:value-type="float">
            <text:p>10,8640</text:p>
          </table:table-cell>
          <table:table-cell table:formula="of:=NORMINV(RAND();30;5)" office:value-type="float" office:value="25.5353818904966" calcext:value-type="float">
            <text:p>25,5354</text:p>
          </table:table-cell>
          <table:table-cell table:formula="of:=40+20*RAND()" office:value-type="float" office:value="59.7949594049715" calcext:value-type="float">
            <text:p>59,7950</text:p>
          </table:table-cell>
          <table:table-cell table:formula="of:=([.C361]*[.D361]+[.B361]*[.D361]+[.B361]*[.C361])/([.B361]*[.C361]*[.D361])" office:value-type="float" office:value="0.147932484169249" calcext:value-type="float">
            <text:p>0,1479</text:p>
          </table:table-cell>
          <table:table-cell table:number-columns-repeated="9"/>
        </table:table-row>
        <table:table-row table:style-name="ro2">
          <table:table-cell office:value-type="float" office:value="361" calcext:value-type="float">
            <text:p>361</text:p>
          </table:table-cell>
          <table:table-cell table:formula="of:=9+2*RAND()" office:value-type="float" office:value="10.9824475261848" calcext:value-type="float">
            <text:p>10,9824</text:p>
          </table:table-cell>
          <table:table-cell table:formula="of:=NORMINV(RAND();30;5)" office:value-type="float" office:value="30.3701831314774" calcext:value-type="float">
            <text:p>30,3702</text:p>
          </table:table-cell>
          <table:table-cell table:formula="of:=40+20*RAND()" office:value-type="float" office:value="46.3575720670633" calcext:value-type="float">
            <text:p>46,3576</text:p>
          </table:table-cell>
          <table:table-cell table:formula="of:=([.C362]*[.D362]+[.B362]*[.D362]+[.B362]*[.C362])/([.B362]*[.C362]*[.D362])" office:value-type="float" office:value="0.14555286575296" calcext:value-type="float">
            <text:p>0,1456</text:p>
          </table:table-cell>
          <table:table-cell table:number-columns-repeated="9"/>
        </table:table-row>
        <table:table-row table:style-name="ro2">
          <table:table-cell office:value-type="float" office:value="362" calcext:value-type="float">
            <text:p>362</text:p>
          </table:table-cell>
          <table:table-cell table:formula="of:=9+2*RAND()" office:value-type="float" office:value="10.5089540525805" calcext:value-type="float">
            <text:p>10,5090</text:p>
          </table:table-cell>
          <table:table-cell table:formula="of:=NORMINV(RAND();30;5)" office:value-type="float" office:value="23.5694765604916" calcext:value-type="float">
            <text:p>23,5695</text:p>
          </table:table-cell>
          <table:table-cell table:formula="of:=40+20*RAND()" office:value-type="float" office:value="43.4638675744645" calcext:value-type="float">
            <text:p>43,4639</text:p>
          </table:table-cell>
          <table:table-cell table:formula="of:=([.C363]*[.D363]+[.B363]*[.D363]+[.B363]*[.C363])/([.B363]*[.C363]*[.D363])" office:value-type="float" office:value="0.160592321091834" calcext:value-type="float">
            <text:p>0,1606</text:p>
          </table:table-cell>
          <table:table-cell table:number-columns-repeated="9"/>
        </table:table-row>
        <table:table-row table:style-name="ro2">
          <table:table-cell office:value-type="float" office:value="363" calcext:value-type="float">
            <text:p>363</text:p>
          </table:table-cell>
          <table:table-cell table:formula="of:=9+2*RAND()" office:value-type="float" office:value="10.0649032832589" calcext:value-type="float">
            <text:p>10,0649</text:p>
          </table:table-cell>
          <table:table-cell table:formula="of:=NORMINV(RAND();30;5)" office:value-type="float" office:value="26.193131339051" calcext:value-type="float">
            <text:p>26,1931</text:p>
          </table:table-cell>
          <table:table-cell table:formula="of:=40+20*RAND()" office:value-type="float" office:value="41.6523513826542" calcext:value-type="float">
            <text:p>41,6524</text:p>
          </table:table-cell>
          <table:table-cell table:formula="of:=([.C364]*[.D364]+[.B364]*[.D364]+[.B364]*[.C364])/([.B364]*[.C364]*[.D364])" office:value-type="float" office:value="0.161541348639831" calcext:value-type="float">
            <text:p>0,1615</text:p>
          </table:table-cell>
          <table:table-cell table:number-columns-repeated="9"/>
        </table:table-row>
        <table:table-row table:style-name="ro2">
          <table:table-cell office:value-type="float" office:value="364" calcext:value-type="float">
            <text:p>364</text:p>
          </table:table-cell>
          <table:table-cell table:formula="of:=9+2*RAND()" office:value-type="float" office:value="10.373966606101" calcext:value-type="float">
            <text:p>10,3740</text:p>
          </table:table-cell>
          <table:table-cell table:formula="of:=NORMINV(RAND();30;5)" office:value-type="float" office:value="31.3579622615743" calcext:value-type="float">
            <text:p>31,3580</text:p>
          </table:table-cell>
          <table:table-cell table:formula="of:=40+20*RAND()" office:value-type="float" office:value="51.3111519091763" calcext:value-type="float">
            <text:p>51,3112</text:p>
          </table:table-cell>
          <table:table-cell table:formula="of:=([.C365]*[.D365]+[.B365]*[.D365]+[.B365]*[.C365])/([.B365]*[.C365]*[.D365])" office:value-type="float" office:value="0.147773911563137" calcext:value-type="float">
            <text:p>0,1478</text:p>
          </table:table-cell>
          <table:table-cell table:number-columns-repeated="9"/>
        </table:table-row>
        <table:table-row table:style-name="ro2">
          <table:table-cell office:value-type="float" office:value="365" calcext:value-type="float">
            <text:p>365</text:p>
          </table:table-cell>
          <table:table-cell table:formula="of:=9+2*RAND()" office:value-type="float" office:value="9.29978301865049" calcext:value-type="float">
            <text:p>9,2998</text:p>
          </table:table-cell>
          <table:table-cell table:formula="of:=NORMINV(RAND();30;5)" office:value-type="float" office:value="30.4018715516708" calcext:value-type="float">
            <text:p>30,4019</text:p>
          </table:table-cell>
          <table:table-cell table:formula="of:=40+20*RAND()" office:value-type="float" office:value="50.8932987763546" calcext:value-type="float">
            <text:p>50,8933</text:p>
          </table:table-cell>
          <table:table-cell table:formula="of:=([.C366]*[.D366]+[.B366]*[.D366]+[.B366]*[.C366])/([.B366]*[.C366]*[.D366])" office:value-type="float" office:value="0.160071054651617" calcext:value-type="float">
            <text:p>0,1601</text:p>
          </table:table-cell>
          <table:table-cell table:number-columns-repeated="9"/>
        </table:table-row>
        <table:table-row table:style-name="ro2">
          <table:table-cell office:value-type="float" office:value="366" calcext:value-type="float">
            <text:p>366</text:p>
          </table:table-cell>
          <table:table-cell table:formula="of:=9+2*RAND()" office:value-type="float" office:value="9.84490783815272" calcext:value-type="float">
            <text:p>9,8449</text:p>
          </table:table-cell>
          <table:table-cell table:formula="of:=NORMINV(RAND();30;5)" office:value-type="float" office:value="29.6731285349925" calcext:value-type="float">
            <text:p>29,6731</text:p>
          </table:table-cell>
          <table:table-cell table:formula="of:=40+20*RAND()" office:value-type="float" office:value="42.6918403455056" calcext:value-type="float">
            <text:p>42,6918</text:p>
          </table:table-cell>
          <table:table-cell table:formula="of:=([.C367]*[.D367]+[.B367]*[.D367]+[.B367]*[.C367])/([.B367]*[.C367]*[.D367])" office:value-type="float" office:value="0.158699558627661" calcext:value-type="float">
            <text:p>0,1587</text:p>
          </table:table-cell>
          <table:table-cell table:number-columns-repeated="9"/>
        </table:table-row>
        <table:table-row table:style-name="ro2">
          <table:table-cell office:value-type="float" office:value="367" calcext:value-type="float">
            <text:p>367</text:p>
          </table:table-cell>
          <table:table-cell table:formula="of:=9+2*RAND()" office:value-type="float" office:value="9.72141531133093" calcext:value-type="float">
            <text:p>9,7214</text:p>
          </table:table-cell>
          <table:table-cell table:formula="of:=NORMINV(RAND();30;5)" office:value-type="float" office:value="34.3014838996412" calcext:value-type="float">
            <text:p>34,3015</text:p>
          </table:table-cell>
          <table:table-cell table:formula="of:=40+20*RAND()" office:value-type="float" office:value="56.1744150915183" calcext:value-type="float">
            <text:p>56,1744</text:p>
          </table:table-cell>
          <table:table-cell table:formula="of:=([.C368]*[.D368]+[.B368]*[.D368]+[.B368]*[.C368])/([.B368]*[.C368]*[.D368])" office:value-type="float" office:value="0.14982063654918" calcext:value-type="float">
            <text:p>0,1498</text:p>
          </table:table-cell>
          <table:table-cell table:number-columns-repeated="9"/>
        </table:table-row>
        <table:table-row table:style-name="ro2">
          <table:table-cell office:value-type="float" office:value="368" calcext:value-type="float">
            <text:p>368</text:p>
          </table:table-cell>
          <table:table-cell table:formula="of:=9+2*RAND()" office:value-type="float" office:value="10.3557993986178" calcext:value-type="float">
            <text:p>10,3558</text:p>
          </table:table-cell>
          <table:table-cell table:formula="of:=NORMINV(RAND();30;5)" office:value-type="float" office:value="24.9159547501651" calcext:value-type="float">
            <text:p>24,9160</text:p>
          </table:table-cell>
          <table:table-cell table:formula="of:=40+20*RAND()" office:value-type="float" office:value="56.3455938152038" calcext:value-type="float">
            <text:p>56,3456</text:p>
          </table:table-cell>
          <table:table-cell table:formula="of:=([.C369]*[.D369]+[.B369]*[.D369]+[.B369]*[.C369])/([.B369]*[.C369]*[.D369])" office:value-type="float" office:value="0.154446792463292" calcext:value-type="float">
            <text:p>0,1544</text:p>
          </table:table-cell>
          <table:table-cell table:number-columns-repeated="9"/>
        </table:table-row>
        <table:table-row table:style-name="ro2">
          <table:table-cell office:value-type="float" office:value="369" calcext:value-type="float">
            <text:p>369</text:p>
          </table:table-cell>
          <table:table-cell table:formula="of:=9+2*RAND()" office:value-type="float" office:value="10.5793479706626" calcext:value-type="float">
            <text:p>10,5793</text:p>
          </table:table-cell>
          <table:table-cell table:formula="of:=NORMINV(RAND();30;5)" office:value-type="float" office:value="30.4289527744066" calcext:value-type="float">
            <text:p>30,4290</text:p>
          </table:table-cell>
          <table:table-cell table:formula="of:=40+20*RAND()" office:value-type="float" office:value="53.7899243668653" calcext:value-type="float">
            <text:p>53,7899</text:p>
          </table:table-cell>
          <table:table-cell table:formula="of:=([.C370]*[.D370]+[.B370]*[.D370]+[.B370]*[.C370])/([.B370]*[.C370]*[.D370])" office:value-type="float" office:value="0.145978063950935" calcext:value-type="float">
            <text:p>0,1460</text:p>
          </table:table-cell>
          <table:table-cell table:number-columns-repeated="9"/>
        </table:table-row>
        <table:table-row table:style-name="ro2">
          <table:table-cell office:value-type="float" office:value="370" calcext:value-type="float">
            <text:p>370</text:p>
          </table:table-cell>
          <table:table-cell table:formula="of:=9+2*RAND()" office:value-type="float" office:value="10.5240130622406" calcext:value-type="float">
            <text:p>10,5240</text:p>
          </table:table-cell>
          <table:table-cell table:formula="of:=NORMINV(RAND();30;5)" office:value-type="float" office:value="28.1440921948865" calcext:value-type="float">
            <text:p>28,1441</text:p>
          </table:table-cell>
          <table:table-cell table:formula="of:=40+20*RAND()" office:value-type="float" office:value="47.0144112012349" calcext:value-type="float">
            <text:p>47,0144</text:p>
          </table:table-cell>
          <table:table-cell table:formula="of:=([.C371]*[.D371]+[.B371]*[.D371]+[.B371]*[.C371])/([.B371]*[.C371]*[.D371])" office:value-type="float" office:value="0.151822296170805" calcext:value-type="float">
            <text:p>0,1518</text:p>
          </table:table-cell>
          <table:table-cell table:number-columns-repeated="9"/>
        </table:table-row>
        <table:table-row table:style-name="ro2">
          <table:table-cell office:value-type="float" office:value="371" calcext:value-type="float">
            <text:p>371</text:p>
          </table:table-cell>
          <table:table-cell table:formula="of:=9+2*RAND()" office:value-type="float" office:value="9.74817449995317" calcext:value-type="float">
            <text:p>9,7482</text:p>
          </table:table-cell>
          <table:table-cell table:formula="of:=NORMINV(RAND();30;5)" office:value-type="float" office:value="38.2647060133062" calcext:value-type="float">
            <text:p>38,2647</text:p>
          </table:table-cell>
          <table:table-cell table:formula="of:=40+20*RAND()" office:value-type="float" office:value="57.8866366366856" calcext:value-type="float">
            <text:p>57,8866</text:p>
          </table:table-cell>
          <table:table-cell table:formula="of:=([.C372]*[.D372]+[.B372]*[.D372]+[.B372]*[.C372])/([.B372]*[.C372]*[.D372])" office:value-type="float" office:value="0.14599219678523" calcext:value-type="float">
            <text:p>0,1460</text:p>
          </table:table-cell>
          <table:table-cell table:number-columns-repeated="9"/>
        </table:table-row>
        <table:table-row table:style-name="ro2">
          <table:table-cell office:value-type="float" office:value="372" calcext:value-type="float">
            <text:p>372</text:p>
          </table:table-cell>
          <table:table-cell table:formula="of:=9+2*RAND()" office:value-type="float" office:value="10.8266307569575" calcext:value-type="float">
            <text:p>10,8266</text:p>
          </table:table-cell>
          <table:table-cell table:formula="of:=NORMINV(RAND();30;5)" office:value-type="float" office:value="21.3597689657797" calcext:value-type="float">
            <text:p>21,3598</text:p>
          </table:table-cell>
          <table:table-cell table:formula="of:=40+20*RAND()" office:value-type="float" office:value="58.2297052000649" calcext:value-type="float">
            <text:p>58,2297</text:p>
          </table:table-cell>
          <table:table-cell table:formula="of:=([.C373]*[.D373]+[.B373]*[.D373]+[.B373]*[.C373])/([.B373]*[.C373]*[.D373])" office:value-type="float" office:value="0.156355189479037" calcext:value-type="float">
            <text:p>0,1564</text:p>
          </table:table-cell>
          <table:table-cell table:number-columns-repeated="9"/>
        </table:table-row>
        <table:table-row table:style-name="ro2">
          <table:table-cell office:value-type="float" office:value="373" calcext:value-type="float">
            <text:p>373</text:p>
          </table:table-cell>
          <table:table-cell table:formula="of:=9+2*RAND()" office:value-type="float" office:value="10.2860305879731" calcext:value-type="float">
            <text:p>10,2860</text:p>
          </table:table-cell>
          <table:table-cell table:formula="of:=NORMINV(RAND();30;5)" office:value-type="float" office:value="25.0959192308584" calcext:value-type="float">
            <text:p>25,0959</text:p>
          </table:table-cell>
          <table:table-cell table:formula="of:=40+20*RAND()" office:value-type="float" office:value="59.6549630188383" calcext:value-type="float">
            <text:p>59,6550</text:p>
          </table:table-cell>
          <table:table-cell table:formula="of:=([.C374]*[.D374]+[.B374]*[.D374]+[.B374]*[.C374])/([.B374]*[.C374]*[.D374])" office:value-type="float" office:value="0.153829413006612" calcext:value-type="float">
            <text:p>0,1538</text:p>
          </table:table-cell>
          <table:table-cell table:number-columns-repeated="9"/>
        </table:table-row>
        <table:table-row table:style-name="ro2">
          <table:table-cell office:value-type="float" office:value="374" calcext:value-type="float">
            <text:p>374</text:p>
          </table:table-cell>
          <table:table-cell table:formula="of:=9+2*RAND()" office:value-type="float" office:value="9.10889426642098" calcext:value-type="float">
            <text:p>9,1089</text:p>
          </table:table-cell>
          <table:table-cell table:formula="of:=NORMINV(RAND();30;5)" office:value-type="float" office:value="31.2461134265744" calcext:value-type="float">
            <text:p>31,2461</text:p>
          </table:table-cell>
          <table:table-cell table:formula="of:=40+20*RAND()" office:value-type="float" office:value="54.8507419112138" calcext:value-type="float">
            <text:p>54,8507</text:p>
          </table:table-cell>
          <table:table-cell table:formula="of:=([.C375]*[.D375]+[.B375]*[.D375]+[.B375]*[.C375])/([.B375]*[.C375]*[.D375])" office:value-type="float" office:value="0.160018083371754" calcext:value-type="float">
            <text:p>0,1600</text:p>
          </table:table-cell>
          <table:table-cell table:number-columns-repeated="9"/>
        </table:table-row>
        <table:table-row table:style-name="ro2">
          <table:table-cell office:value-type="float" office:value="375" calcext:value-type="float">
            <text:p>375</text:p>
          </table:table-cell>
          <table:table-cell table:formula="of:=9+2*RAND()" office:value-type="float" office:value="10.2097329709213" calcext:value-type="float">
            <text:p>10,2097</text:p>
          </table:table-cell>
          <table:table-cell table:formula="of:=NORMINV(RAND();30;5)" office:value-type="float" office:value="19.8895475844561" calcext:value-type="float">
            <text:p>19,8895</text:p>
          </table:table-cell>
          <table:table-cell table:formula="of:=40+20*RAND()" office:value-type="float" office:value="47.2682253015228" calcext:value-type="float">
            <text:p>47,2682</text:p>
          </table:table-cell>
          <table:table-cell table:formula="of:=([.C376]*[.D376]+[.B376]*[.D376]+[.B376]*[.C376])/([.B376]*[.C376]*[.D376])" office:value-type="float" office:value="0.169379279975761" calcext:value-type="float">
            <text:p>0,1694</text:p>
          </table:table-cell>
          <table:table-cell table:number-columns-repeated="9"/>
        </table:table-row>
        <table:table-row table:style-name="ro2">
          <table:table-cell office:value-type="float" office:value="376" calcext:value-type="float">
            <text:p>376</text:p>
          </table:table-cell>
          <table:table-cell table:formula="of:=9+2*RAND()" office:value-type="float" office:value="10.6111380609218" calcext:value-type="float">
            <text:p>10,6111</text:p>
          </table:table-cell>
          <table:table-cell table:formula="of:=NORMINV(RAND();30;5)" office:value-type="float" office:value="30.9345112426106" calcext:value-type="float">
            <text:p>30,9345</text:p>
          </table:table-cell>
          <table:table-cell table:formula="of:=40+20*RAND()" office:value-type="float" office:value="49.7088511730544" calcext:value-type="float">
            <text:p>49,7089</text:p>
          </table:table-cell>
          <table:table-cell table:formula="of:=([.C377]*[.D377]+[.B377]*[.D377]+[.B377]*[.C377])/([.B377]*[.C377]*[.D377])" office:value-type="float" office:value="0.146684095243243" calcext:value-type="float">
            <text:p>0,1467</text:p>
          </table:table-cell>
          <table:table-cell table:number-columns-repeated="9"/>
        </table:table-row>
        <table:table-row table:style-name="ro2">
          <table:table-cell office:value-type="float" office:value="377" calcext:value-type="float">
            <text:p>377</text:p>
          </table:table-cell>
          <table:table-cell table:formula="of:=9+2*RAND()" office:value-type="float" office:value="9.70211424329318" calcext:value-type="float">
            <text:p>9,7021</text:p>
          </table:table-cell>
          <table:table-cell table:formula="of:=NORMINV(RAND();30;5)" office:value-type="float" office:value="24.7923255838059" calcext:value-type="float">
            <text:p>24,7923</text:p>
          </table:table-cell>
          <table:table-cell table:formula="of:=40+20*RAND()" office:value-type="float" office:value="52.5938897649758" calcext:value-type="float">
            <text:p>52,5939</text:p>
          </table:table-cell>
          <table:table-cell table:formula="of:=([.C378]*[.D378]+[.B378]*[.D378]+[.B378]*[.C378])/([.B378]*[.C378]*[.D378])" office:value-type="float" office:value="0.162418995932618" calcext:value-type="float">
            <text:p>0,1624</text:p>
          </table:table-cell>
          <table:table-cell table:number-columns-repeated="9"/>
        </table:table-row>
        <table:table-row table:style-name="ro2">
          <table:table-cell office:value-type="float" office:value="378" calcext:value-type="float">
            <text:p>378</text:p>
          </table:table-cell>
          <table:table-cell table:formula="of:=9+2*RAND()" office:value-type="float" office:value="10.0389173079748" calcext:value-type="float">
            <text:p>10,0389</text:p>
          </table:table-cell>
          <table:table-cell table:formula="of:=NORMINV(RAND();30;5)" office:value-type="float" office:value="39.8477119124056" calcext:value-type="float">
            <text:p>39,8477</text:p>
          </table:table-cell>
          <table:table-cell table:formula="of:=40+20*RAND()" office:value-type="float" office:value="43.9270810806192" calcext:value-type="float">
            <text:p>43,9271</text:p>
          </table:table-cell>
          <table:table-cell table:formula="of:=([.C379]*[.D379]+[.B379]*[.D379]+[.B379]*[.C379])/([.B379]*[.C379]*[.D379])" office:value-type="float" office:value="0.147472879396843" calcext:value-type="float">
            <text:p>0,1475</text:p>
          </table:table-cell>
          <table:table-cell table:number-columns-repeated="9"/>
        </table:table-row>
        <table:table-row table:style-name="ro2">
          <table:table-cell office:value-type="float" office:value="379" calcext:value-type="float">
            <text:p>379</text:p>
          </table:table-cell>
          <table:table-cell table:formula="of:=9+2*RAND()" office:value-type="float" office:value="9.74641747935675" calcext:value-type="float">
            <text:p>9,7464</text:p>
          </table:table-cell>
          <table:table-cell table:formula="of:=NORMINV(RAND();30;5)" office:value-type="float" office:value="22.8328566836672" calcext:value-type="float">
            <text:p>22,8329</text:p>
          </table:table-cell>
          <table:table-cell table:formula="of:=40+20*RAND()" office:value-type="float" office:value="52.5243883044459" calcext:value-type="float">
            <text:p>52,5244</text:p>
          </table:table-cell>
          <table:table-cell table:formula="of:=([.C380]*[.D380]+[.B380]*[.D380]+[.B380]*[.C380])/([.B380]*[.C380]*[.D380])" office:value-type="float" office:value="0.165437111856335" calcext:value-type="float">
            <text:p>0,1654</text:p>
          </table:table-cell>
          <table:table-cell table:number-columns-repeated="9"/>
        </table:table-row>
        <table:table-row table:style-name="ro2">
          <table:table-cell office:value-type="float" office:value="380" calcext:value-type="float">
            <text:p>380</text:p>
          </table:table-cell>
          <table:table-cell table:formula="of:=9+2*RAND()" office:value-type="float" office:value="9.17687670676969" calcext:value-type="float">
            <text:p>9,1769</text:p>
          </table:table-cell>
          <table:table-cell table:formula="of:=NORMINV(RAND();30;5)" office:value-type="float" office:value="37.1632862674746" calcext:value-type="float">
            <text:p>37,1633</text:p>
          </table:table-cell>
          <table:table-cell table:formula="of:=40+20*RAND()" office:value-type="float" office:value="51.1227507446893" calcext:value-type="float">
            <text:p>51,1228</text:p>
          </table:table-cell>
          <table:table-cell table:formula="of:=([.C381]*[.D381]+[.B381]*[.D381]+[.B381]*[.C381])/([.B381]*[.C381]*[.D381])" office:value-type="float" office:value="0.155438576113731" calcext:value-type="float">
            <text:p>0,1554</text:p>
          </table:table-cell>
          <table:table-cell table:number-columns-repeated="9"/>
        </table:table-row>
        <table:table-row table:style-name="ro2">
          <table:table-cell office:value-type="float" office:value="381" calcext:value-type="float">
            <text:p>381</text:p>
          </table:table-cell>
          <table:table-cell table:formula="of:=9+2*RAND()" office:value-type="float" office:value="9.32420931733213" calcext:value-type="float">
            <text:p>9,3242</text:p>
          </table:table-cell>
          <table:table-cell table:formula="of:=NORMINV(RAND();30;5)" office:value-type="float" office:value="32.6702373445442" calcext:value-type="float">
            <text:p>32,6702</text:p>
          </table:table-cell>
          <table:table-cell table:formula="of:=40+20*RAND()" office:value-type="float" office:value="53.7430950743146" calcext:value-type="float">
            <text:p>53,7431</text:p>
          </table:table-cell>
          <table:table-cell table:formula="of:=([.C382]*[.D382]+[.B382]*[.D382]+[.B382]*[.C382])/([.B382]*[.C382]*[.D382])" office:value-type="float" office:value="0.156463640253836" calcext:value-type="float">
            <text:p>0,1565</text:p>
          </table:table-cell>
          <table:table-cell table:number-columns-repeated="9"/>
        </table:table-row>
        <table:table-row table:style-name="ro2">
          <table:table-cell office:value-type="float" office:value="382" calcext:value-type="float">
            <text:p>382</text:p>
          </table:table-cell>
          <table:table-cell table:formula="of:=9+2*RAND()" office:value-type="float" office:value="10.5320867158007" calcext:value-type="float">
            <text:p>10,5321</text:p>
          </table:table-cell>
          <table:table-cell table:formula="of:=NORMINV(RAND();30;5)" office:value-type="float" office:value="28.7984422272867" calcext:value-type="float">
            <text:p>28,7984</text:p>
          </table:table-cell>
          <table:table-cell table:formula="of:=40+20*RAND()" office:value-type="float" office:value="59.360337399412" calcext:value-type="float">
            <text:p>59,3603</text:p>
          </table:table-cell>
          <table:table-cell table:formula="of:=([.C383]*[.D383]+[.B383]*[.D383]+[.B383]*[.C383])/([.B383]*[.C383]*[.D383])" office:value-type="float" office:value="0.146518311786093" calcext:value-type="float">
            <text:p>0,1465</text:p>
          </table:table-cell>
          <table:table-cell table:number-columns-repeated="9"/>
        </table:table-row>
        <table:table-row table:style-name="ro2">
          <table:table-cell office:value-type="float" office:value="383" calcext:value-type="float">
            <text:p>383</text:p>
          </table:table-cell>
          <table:table-cell table:formula="of:=9+2*RAND()" office:value-type="float" office:value="10.5606007131282" calcext:value-type="float">
            <text:p>10,5606</text:p>
          </table:table-cell>
          <table:table-cell table:formula="of:=NORMINV(RAND();30;5)" office:value-type="float" office:value="25.2622341931453" calcext:value-type="float">
            <text:p>25,2622</text:p>
          </table:table-cell>
          <table:table-cell table:formula="of:=40+20*RAND()" office:value-type="float" office:value="44.5891356584616" calcext:value-type="float">
            <text:p>44,5891</text:p>
          </table:table-cell>
          <table:table-cell table:formula="of:=([.C384]*[.D384]+[.B384]*[.D384]+[.B384]*[.C384])/([.B384]*[.C384]*[.D384])" office:value-type="float" office:value="0.156703351545915" calcext:value-type="float">
            <text:p>0,1567</text:p>
          </table:table-cell>
          <table:table-cell table:number-columns-repeated="9"/>
        </table:table-row>
        <table:table-row table:style-name="ro2">
          <table:table-cell office:value-type="float" office:value="384" calcext:value-type="float">
            <text:p>384</text:p>
          </table:table-cell>
          <table:table-cell table:formula="of:=9+2*RAND()" office:value-type="float" office:value="9.83004293567501" calcext:value-type="float">
            <text:p>9,8300</text:p>
          </table:table-cell>
          <table:table-cell table:formula="of:=NORMINV(RAND();30;5)" office:value-type="float" office:value="30.1357953310307" calcext:value-type="float">
            <text:p>30,1358</text:p>
          </table:table-cell>
          <table:table-cell table:formula="of:=40+20*RAND()" office:value-type="float" office:value="50.7910060300492" calcext:value-type="float">
            <text:p>50,7910</text:p>
          </table:table-cell>
          <table:table-cell table:formula="of:=([.C385]*[.D385]+[.B385]*[.D385]+[.B385]*[.C385])/([.B385]*[.C385]*[.D385])" office:value-type="float" office:value="0.154600610151637" calcext:value-type="float">
            <text:p>0,1546</text:p>
          </table:table-cell>
          <table:table-cell table:number-columns-repeated="9"/>
        </table:table-row>
        <table:table-row table:style-name="ro2">
          <table:table-cell office:value-type="float" office:value="385" calcext:value-type="float">
            <text:p>385</text:p>
          </table:table-cell>
          <table:table-cell table:formula="of:=9+2*RAND()" office:value-type="float" office:value="10.5001094832551" calcext:value-type="float">
            <text:p>10,5001</text:p>
          </table:table-cell>
          <table:table-cell table:formula="of:=NORMINV(RAND();30;5)" office:value-type="float" office:value="29.8231759894485" calcext:value-type="float">
            <text:p>29,8232</text:p>
          </table:table-cell>
          <table:table-cell table:formula="of:=40+20*RAND()" office:value-type="float" office:value="55.6488175713457" calcext:value-type="float">
            <text:p>55,6488</text:p>
          </table:table-cell>
          <table:table-cell table:formula="of:=([.C386]*[.D386]+[.B386]*[.D386]+[.B386]*[.C386])/([.B386]*[.C386]*[.D386])" office:value-type="float" office:value="0.146737905299783" calcext:value-type="float">
            <text:p>0,1467</text:p>
          </table:table-cell>
          <table:table-cell table:number-columns-repeated="9"/>
        </table:table-row>
        <table:table-row table:style-name="ro2">
          <table:table-cell office:value-type="float" office:value="386" calcext:value-type="float">
            <text:p>386</text:p>
          </table:table-cell>
          <table:table-cell table:formula="of:=9+2*RAND()" office:value-type="float" office:value="9.56668974854983" calcext:value-type="float">
            <text:p>9,5667</text:p>
          </table:table-cell>
          <table:table-cell table:formula="of:=NORMINV(RAND();30;5)" office:value-type="float" office:value="35.138647485999" calcext:value-type="float">
            <text:p>35,1386</text:p>
          </table:table-cell>
          <table:table-cell table:formula="of:=40+20*RAND()" office:value-type="float" office:value="54.5466040284373" calcext:value-type="float">
            <text:p>54,5466</text:p>
          </table:table-cell>
          <table:table-cell table:formula="of:=([.C387]*[.D387]+[.B387]*[.D387]+[.B387]*[.C387])/([.B387]*[.C387]*[.D387])" office:value-type="float" office:value="0.151321005043896" calcext:value-type="float">
            <text:p>0,1513</text:p>
          </table:table-cell>
          <table:table-cell table:number-columns-repeated="9"/>
        </table:table-row>
        <table:table-row table:style-name="ro2">
          <table:table-cell office:value-type="float" office:value="387" calcext:value-type="float">
            <text:p>387</text:p>
          </table:table-cell>
          <table:table-cell table:formula="of:=9+2*RAND()" office:value-type="float" office:value="9.4753950110171" calcext:value-type="float">
            <text:p>9,4754</text:p>
          </table:table-cell>
          <table:table-cell table:formula="of:=NORMINV(RAND();30;5)" office:value-type="float" office:value="31.2929866821073" calcext:value-type="float">
            <text:p>31,2930</text:p>
          </table:table-cell>
          <table:table-cell table:formula="of:=40+20*RAND()" office:value-type="float" office:value="44.0628376207314" calcext:value-type="float">
            <text:p>44,0628</text:p>
          </table:table-cell>
          <table:table-cell table:formula="of:=([.C388]*[.D388]+[.B388]*[.D388]+[.B388]*[.C388])/([.B388]*[.C388]*[.D388])" office:value-type="float" office:value="0.160187400971034" calcext:value-type="float">
            <text:p>0,1602</text:p>
          </table:table-cell>
          <table:table-cell table:number-columns-repeated="9"/>
        </table:table-row>
        <table:table-row table:style-name="ro2">
          <table:table-cell office:value-type="float" office:value="388" calcext:value-type="float">
            <text:p>388</text:p>
          </table:table-cell>
          <table:table-cell table:formula="of:=9+2*RAND()" office:value-type="float" office:value="9.64846903388389" calcext:value-type="float">
            <text:p>9,6485</text:p>
          </table:table-cell>
          <table:table-cell table:formula="of:=NORMINV(RAND();30;5)" office:value-type="float" office:value="31.6610196251569" calcext:value-type="float">
            <text:p>31,6610</text:p>
          </table:table-cell>
          <table:table-cell table:formula="of:=40+20*RAND()" office:value-type="float" office:value="55.9335742075928" calcext:value-type="float">
            <text:p>55,9336</text:p>
          </table:table-cell>
          <table:table-cell table:formula="of:=([.C389]*[.D389]+[.B389]*[.D389]+[.B389]*[.C389])/([.B389]*[.C389]*[.D389])" office:value-type="float" office:value="0.153106315437551" calcext:value-type="float">
            <text:p>0,1531</text:p>
          </table:table-cell>
          <table:table-cell table:number-columns-repeated="9"/>
        </table:table-row>
        <table:table-row table:style-name="ro2">
          <table:table-cell office:value-type="float" office:value="389" calcext:value-type="float">
            <text:p>389</text:p>
          </table:table-cell>
          <table:table-cell table:formula="of:=9+2*RAND()" office:value-type="float" office:value="10.4843522983138" calcext:value-type="float">
            <text:p>10,4844</text:p>
          </table:table-cell>
          <table:table-cell table:formula="of:=NORMINV(RAND();30;5)" office:value-type="float" office:value="32.7298044888728" calcext:value-type="float">
            <text:p>32,7298</text:p>
          </table:table-cell>
          <table:table-cell table:formula="of:=40+20*RAND()" office:value-type="float" office:value="51.1651436169632" calcext:value-type="float">
            <text:p>51,1651</text:p>
          </table:table-cell>
          <table:table-cell table:formula="of:=([.C390]*[.D390]+[.B390]*[.D390]+[.B390]*[.C390])/([.B390]*[.C390]*[.D390])" office:value-type="float" office:value="0.145477984024679" calcext:value-type="float">
            <text:p>0,1455</text:p>
          </table:table-cell>
          <table:table-cell table:number-columns-repeated="9"/>
        </table:table-row>
        <table:table-row table:style-name="ro2">
          <table:table-cell office:value-type="float" office:value="390" calcext:value-type="float">
            <text:p>390</text:p>
          </table:table-cell>
          <table:table-cell table:formula="of:=9+2*RAND()" office:value-type="float" office:value="10.2543562420178" calcext:value-type="float">
            <text:p>10,2544</text:p>
          </table:table-cell>
          <table:table-cell table:formula="of:=NORMINV(RAND();30;5)" office:value-type="float" office:value="27.454294809434" calcext:value-type="float">
            <text:p>27,4543</text:p>
          </table:table-cell>
          <table:table-cell table:formula="of:=40+20*RAND()" office:value-type="float" office:value="48.9271526434459" calcext:value-type="float">
            <text:p>48,9272</text:p>
          </table:table-cell>
          <table:table-cell table:formula="of:=([.C391]*[.D391]+[.B391]*[.D391]+[.B391]*[.C391])/([.B391]*[.C391]*[.D391])" office:value-type="float" office:value="0.154382252340429" calcext:value-type="float">
            <text:p>0,1544</text:p>
          </table:table-cell>
          <table:table-cell table:number-columns-repeated="9"/>
        </table:table-row>
        <table:table-row table:style-name="ro2">
          <table:table-cell office:value-type="float" office:value="391" calcext:value-type="float">
            <text:p>391</text:p>
          </table:table-cell>
          <table:table-cell table:formula="of:=9+2*RAND()" office:value-type="float" office:value="9.06514104572125" calcext:value-type="float">
            <text:p>9,0651</text:p>
          </table:table-cell>
          <table:table-cell table:formula="of:=NORMINV(RAND();30;5)" office:value-type="float" office:value="35.8682354492545" calcext:value-type="float">
            <text:p>35,8682</text:p>
          </table:table-cell>
          <table:table-cell table:formula="of:=40+20*RAND()" office:value-type="float" office:value="42.323151093442" calcext:value-type="float">
            <text:p>42,3232</text:p>
          </table:table-cell>
          <table:table-cell table:formula="of:=([.C392]*[.D392]+[.B392]*[.D392]+[.B392]*[.C392])/([.B392]*[.C392]*[.D392])" office:value-type="float" office:value="0.161820231393288" calcext:value-type="float">
            <text:p>0,1618</text:p>
          </table:table-cell>
          <table:table-cell table:number-columns-repeated="9"/>
        </table:table-row>
        <table:table-row table:style-name="ro2">
          <table:table-cell office:value-type="float" office:value="392" calcext:value-type="float">
            <text:p>392</text:p>
          </table:table-cell>
          <table:table-cell table:formula="of:=9+2*RAND()" office:value-type="float" office:value="10.7275882696267" calcext:value-type="float">
            <text:p>10,7276</text:p>
          </table:table-cell>
          <table:table-cell table:formula="of:=NORMINV(RAND();30;5)" office:value-type="float" office:value="41.1918762518219" calcext:value-type="float">
            <text:p>41,1919</text:p>
          </table:table-cell>
          <table:table-cell table:formula="of:=40+20*RAND()" office:value-type="float" office:value="47.2385511198081" calcext:value-type="float">
            <text:p>47,2386</text:p>
          </table:table-cell>
          <table:table-cell table:formula="of:=([.C393]*[.D393]+[.B393]*[.D393]+[.B393]*[.C393])/([.B393]*[.C393]*[.D393])" office:value-type="float" office:value="0.138663379018235" calcext:value-type="float">
            <text:p>0,1387</text:p>
          </table:table-cell>
          <table:table-cell table:number-columns-repeated="9"/>
        </table:table-row>
        <table:table-row table:style-name="ro2">
          <table:table-cell office:value-type="float" office:value="393" calcext:value-type="float">
            <text:p>393</text:p>
          </table:table-cell>
          <table:table-cell table:formula="of:=9+2*RAND()" office:value-type="float" office:value="10.1229332743678" calcext:value-type="float">
            <text:p>10,1229</text:p>
          </table:table-cell>
          <table:table-cell table:formula="of:=NORMINV(RAND();30;5)" office:value-type="float" office:value="30.4328722215246" calcext:value-type="float">
            <text:p>30,4329</text:p>
          </table:table-cell>
          <table:table-cell table:formula="of:=40+20*RAND()" office:value-type="float" office:value="58.0823205993511" calcext:value-type="float">
            <text:p>58,0823</text:p>
          </table:table-cell>
          <table:table-cell table:formula="of:=([.C394]*[.D394]+[.B394]*[.D394]+[.B394]*[.C394])/([.B394]*[.C394]*[.D394])" office:value-type="float" office:value="0.148861744690625" calcext:value-type="float">
            <text:p>0,1489</text:p>
          </table:table-cell>
          <table:table-cell table:number-columns-repeated="9"/>
        </table:table-row>
        <table:table-row table:style-name="ro2">
          <table:table-cell office:value-type="float" office:value="394" calcext:value-type="float">
            <text:p>394</text:p>
          </table:table-cell>
          <table:table-cell table:formula="of:=9+2*RAND()" office:value-type="float" office:value="9.76342415367253" calcext:value-type="float">
            <text:p>9,7634</text:p>
          </table:table-cell>
          <table:table-cell table:formula="of:=NORMINV(RAND();30;5)" office:value-type="float" office:value="33.124999887862" calcext:value-type="float">
            <text:p>33,1250</text:p>
          </table:table-cell>
          <table:table-cell table:formula="of:=40+20*RAND()" office:value-type="float" office:value="56.2305886927061" calcext:value-type="float">
            <text:p>56,2306</text:p>
          </table:table-cell>
          <table:table-cell table:formula="of:=([.C395]*[.D395]+[.B395]*[.D395]+[.B395]*[.C395])/([.B395]*[.C395]*[.D395])" office:value-type="float" office:value="0.150395676923249" calcext:value-type="float">
            <text:p>0,1504</text:p>
          </table:table-cell>
          <table:table-cell table:number-columns-repeated="9"/>
        </table:table-row>
        <table:table-row table:style-name="ro2">
          <table:table-cell office:value-type="float" office:value="395" calcext:value-type="float">
            <text:p>395</text:p>
          </table:table-cell>
          <table:table-cell table:formula="of:=9+2*RAND()" office:value-type="float" office:value="10.2755962999072" calcext:value-type="float">
            <text:p>10,2756</text:p>
          </table:table-cell>
          <table:table-cell table:formula="of:=NORMINV(RAND();30;5)" office:value-type="float" office:value="46.6847868214695" calcext:value-type="float">
            <text:p>46,6848</text:p>
          </table:table-cell>
          <table:table-cell table:formula="of:=40+20*RAND()" office:value-type="float" office:value="50.1554744667374" calcext:value-type="float">
            <text:p>50,1555</text:p>
          </table:table-cell>
          <table:table-cell table:formula="of:=([.C396]*[.D396]+[.B396]*[.D396]+[.B396]*[.C396])/([.B396]*[.C396]*[.D396])" office:value-type="float" office:value="0.138676210389023" calcext:value-type="float">
            <text:p>0,1387</text:p>
          </table:table-cell>
          <table:table-cell table:number-columns-repeated="9"/>
        </table:table-row>
        <table:table-row table:style-name="ro2">
          <table:table-cell office:value-type="float" office:value="396" calcext:value-type="float">
            <text:p>396</text:p>
          </table:table-cell>
          <table:table-cell table:formula="of:=9+2*RAND()" office:value-type="float" office:value="10.1650381984655" calcext:value-type="float">
            <text:p>10,1650</text:p>
          </table:table-cell>
          <table:table-cell table:formula="of:=NORMINV(RAND();30;5)" office:value-type="float" office:value="25.3421445421252" calcext:value-type="float">
            <text:p>25,3421</text:p>
          </table:table-cell>
          <table:table-cell table:formula="of:=40+20*RAND()" office:value-type="float" office:value="58.8443067646585" calcext:value-type="float">
            <text:p>58,8443</text:p>
          </table:table-cell>
          <table:table-cell table:formula="of:=([.C397]*[.D397]+[.B397]*[.D397]+[.B397]*[.C397])/([.B397]*[.C397]*[.D397])" office:value-type="float" office:value="0.154830370468872" calcext:value-type="float">
            <text:p>0,1548</text:p>
          </table:table-cell>
          <table:table-cell table:number-columns-repeated="9"/>
        </table:table-row>
        <table:table-row table:style-name="ro2">
          <table:table-cell office:value-type="float" office:value="397" calcext:value-type="float">
            <text:p>397</text:p>
          </table:table-cell>
          <table:table-cell table:formula="of:=9+2*RAND()" office:value-type="float" office:value="9.56224495056085" calcext:value-type="float">
            <text:p>9,5622</text:p>
          </table:table-cell>
          <table:table-cell table:formula="of:=NORMINV(RAND();30;5)" office:value-type="float" office:value="33.1458619240963" calcext:value-type="float">
            <text:p>33,1459</text:p>
          </table:table-cell>
          <table:table-cell table:formula="of:=40+20*RAND()" office:value-type="float" office:value="42.5809496943839" calcext:value-type="float">
            <text:p>42,5809</text:p>
          </table:table-cell>
          <table:table-cell table:formula="of:=([.C398]*[.D398]+[.B398]*[.D398]+[.B398]*[.C398])/([.B398]*[.C398]*[.D398])" office:value-type="float" office:value="0.158232311773923" calcext:value-type="float">
            <text:p>0,1582</text:p>
          </table:table-cell>
          <table:table-cell table:number-columns-repeated="9"/>
        </table:table-row>
        <table:table-row table:style-name="ro2">
          <table:table-cell office:value-type="float" office:value="398" calcext:value-type="float">
            <text:p>398</text:p>
          </table:table-cell>
          <table:table-cell table:formula="of:=9+2*RAND()" office:value-type="float" office:value="10.8122740255203" calcext:value-type="float">
            <text:p>10,8123</text:p>
          </table:table-cell>
          <table:table-cell table:formula="of:=NORMINV(RAND();30;5)" office:value-type="float" office:value="34.9811118248326" calcext:value-type="float">
            <text:p>34,9811</text:p>
          </table:table-cell>
          <table:table-cell table:formula="of:=40+20*RAND()" office:value-type="float" office:value="55.430364322383" calcext:value-type="float">
            <text:p>55,4304</text:p>
          </table:table-cell>
          <table:table-cell table:formula="of:=([.C399]*[.D399]+[.B399]*[.D399]+[.B399]*[.C399])/([.B399]*[.C399]*[.D399])" office:value-type="float" office:value="0.139114991448862" calcext:value-type="float">
            <text:p>0,1391</text:p>
          </table:table-cell>
          <table:table-cell table:number-columns-repeated="9"/>
        </table:table-row>
        <table:table-row table:style-name="ro2">
          <table:table-cell office:value-type="float" office:value="399" calcext:value-type="float">
            <text:p>399</text:p>
          </table:table-cell>
          <table:table-cell table:formula="of:=9+2*RAND()" office:value-type="float" office:value="10.420758907916" calcext:value-type="float">
            <text:p>10,4208</text:p>
          </table:table-cell>
          <table:table-cell table:formula="of:=NORMINV(RAND();30;5)" office:value-type="float" office:value="18.1734498380161" calcext:value-type="float">
            <text:p>18,1734</text:p>
          </table:table-cell>
          <table:table-cell table:formula="of:=40+20*RAND()" office:value-type="float" office:value="41.2091183406301" calcext:value-type="float">
            <text:p>41,2091</text:p>
          </table:table-cell>
          <table:table-cell table:formula="of:=([.C400]*[.D400]+[.B400]*[.D400]+[.B400]*[.C400])/([.B400]*[.C400]*[.D400])" office:value-type="float" office:value="0.175254100641182" calcext:value-type="float">
            <text:p>0,1753</text:p>
          </table:table-cell>
          <table:table-cell table:number-columns-repeated="9"/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9+2*RAND()" office:value-type="float" office:value="9.42645508027636" calcext:value-type="float">
            <text:p>9,4265</text:p>
          </table:table-cell>
          <table:table-cell table:formula="of:=NORMINV(RAND();30;5)" office:value-type="float" office:value="35.658471086127" calcext:value-type="float">
            <text:p>35,6585</text:p>
          </table:table-cell>
          <table:table-cell table:formula="of:=40+20*RAND()" office:value-type="float" office:value="43.7515346822329" calcext:value-type="float">
            <text:p>43,7515</text:p>
          </table:table-cell>
          <table:table-cell table:formula="of:=([.C401]*[.D401]+[.B401]*[.D401]+[.B401]*[.C401])/([.B401]*[.C401]*[.D401])" office:value-type="float" office:value="0.156984586148611" calcext:value-type="float">
            <text:p>0,1570</text:p>
          </table:table-cell>
          <table:table-cell table:number-columns-repeated="9"/>
        </table:table-row>
        <table:table-row table:style-name="ro2">
          <table:table-cell office:value-type="float" office:value="401" calcext:value-type="float">
            <text:p>401</text:p>
          </table:table-cell>
          <table:table-cell table:formula="of:=9+2*RAND()" office:value-type="float" office:value="9.10328721324913" calcext:value-type="float">
            <text:p>9,1033</text:p>
          </table:table-cell>
          <table:table-cell table:formula="of:=NORMINV(RAND();30;5)" office:value-type="float" office:value="31.1604164322332" calcext:value-type="float">
            <text:p>31,1604</text:p>
          </table:table-cell>
          <table:table-cell table:formula="of:=40+20*RAND()" office:value-type="float" office:value="46.6491248435341" calcext:value-type="float">
            <text:p>46,6491</text:p>
          </table:table-cell>
          <table:table-cell table:formula="of:=([.C402]*[.D402]+[.B402]*[.D402]+[.B402]*[.C402])/([.B402]*[.C402]*[.D402])" office:value-type="float" office:value="0.163379055051416" calcext:value-type="float">
            <text:p>0,1634</text:p>
          </table:table-cell>
          <table:table-cell table:number-columns-repeated="9"/>
        </table:table-row>
        <table:table-row table:style-name="ro2">
          <table:table-cell office:value-type="float" office:value="402" calcext:value-type="float">
            <text:p>402</text:p>
          </table:table-cell>
          <table:table-cell table:formula="of:=9+2*RAND()" office:value-type="float" office:value="10.0435085424688" calcext:value-type="float">
            <text:p>10,0435</text:p>
          </table:table-cell>
          <table:table-cell table:formula="of:=NORMINV(RAND();30;5)" office:value-type="float" office:value="28.5278655704149" calcext:value-type="float">
            <text:p>28,5279</text:p>
          </table:table-cell>
          <table:table-cell table:formula="of:=40+20*RAND()" office:value-type="float" office:value="41.1223067273386" calcext:value-type="float">
            <text:p>41,1223</text:p>
          </table:table-cell>
          <table:table-cell table:formula="of:=([.C403]*[.D403]+[.B403]*[.D403]+[.B403]*[.C403])/([.B403]*[.C403]*[.D403])" office:value-type="float" office:value="0.158937947520675" calcext:value-type="float">
            <text:p>0,1589</text:p>
          </table:table-cell>
          <table:table-cell table:number-columns-repeated="9"/>
        </table:table-row>
        <table:table-row table:style-name="ro2">
          <table:table-cell office:value-type="float" office:value="403" calcext:value-type="float">
            <text:p>403</text:p>
          </table:table-cell>
          <table:table-cell table:formula="of:=9+2*RAND()" office:value-type="float" office:value="10.1388959118631" calcext:value-type="float">
            <text:p>10,1389</text:p>
          </table:table-cell>
          <table:table-cell table:formula="of:=NORMINV(RAND();30;5)" office:value-type="float" office:value="33.738885819167" calcext:value-type="float">
            <text:p>33,7389</text:p>
          </table:table-cell>
          <table:table-cell table:formula="of:=40+20*RAND()" office:value-type="float" office:value="42.6856216019951" calcext:value-type="float">
            <text:p>42,6856</text:p>
          </table:table-cell>
          <table:table-cell table:formula="of:=([.C404]*[.D404]+[.B404]*[.D404]+[.B404]*[.C404])/([.B404]*[.C404]*[.D404])" office:value-type="float" office:value="0.151696551183622" calcext:value-type="float">
            <text:p>0,1517</text:p>
          </table:table-cell>
          <table:table-cell table:number-columns-repeated="9"/>
        </table:table-row>
        <table:table-row table:style-name="ro2">
          <table:table-cell office:value-type="float" office:value="404" calcext:value-type="float">
            <text:p>404</text:p>
          </table:table-cell>
          <table:table-cell table:formula="of:=9+2*RAND()" office:value-type="float" office:value="10.4890738485847" calcext:value-type="float">
            <text:p>10,4891</text:p>
          </table:table-cell>
          <table:table-cell table:formula="of:=NORMINV(RAND();30;5)" office:value-type="float" office:value="23.0784469812893" calcext:value-type="float">
            <text:p>23,0784</text:p>
          </table:table-cell>
          <table:table-cell table:formula="of:=40+20*RAND()" office:value-type="float" office:value="51.2571189110167" calcext:value-type="float">
            <text:p>51,2571</text:p>
          </table:table-cell>
          <table:table-cell table:formula="of:=([.C405]*[.D405]+[.B405]*[.D405]+[.B405]*[.C405])/([.B405]*[.C405]*[.D405])" office:value-type="float" office:value="0.158177258999444" calcext:value-type="float">
            <text:p>0,1582</text:p>
          </table:table-cell>
          <table:table-cell table:number-columns-repeated="9"/>
        </table:table-row>
        <table:table-row table:style-name="ro2">
          <table:table-cell office:value-type="float" office:value="405" calcext:value-type="float">
            <text:p>405</text:p>
          </table:table-cell>
          <table:table-cell table:formula="of:=9+2*RAND()" office:value-type="float" office:value="9.5427384513896" calcext:value-type="float">
            <text:p>9,5427</text:p>
          </table:table-cell>
          <table:table-cell table:formula="of:=NORMINV(RAND();30;5)" office:value-type="float" office:value="32.3400521686769" calcext:value-type="float">
            <text:p>32,3401</text:p>
          </table:table-cell>
          <table:table-cell table:formula="of:=40+20*RAND()" office:value-type="float" office:value="48.8826680113561" calcext:value-type="float">
            <text:p>48,8827</text:p>
          </table:table-cell>
          <table:table-cell table:formula="of:=([.C406]*[.D406]+[.B406]*[.D406]+[.B406]*[.C406])/([.B406]*[.C406]*[.D406])" office:value-type="float" office:value="0.156170280674226" calcext:value-type="float">
            <text:p>0,1562</text:p>
          </table:table-cell>
          <table:table-cell table:number-columns-repeated="9"/>
        </table:table-row>
        <table:table-row table:style-name="ro2">
          <table:table-cell office:value-type="float" office:value="406" calcext:value-type="float">
            <text:p>406</text:p>
          </table:table-cell>
          <table:table-cell table:formula="of:=9+2*RAND()" office:value-type="float" office:value="10.6220418096054" calcext:value-type="float">
            <text:p>10,6220</text:p>
          </table:table-cell>
          <table:table-cell table:formula="of:=NORMINV(RAND();30;5)" office:value-type="float" office:value="32.1971290606832" calcext:value-type="float">
            <text:p>32,1971</text:p>
          </table:table-cell>
          <table:table-cell table:formula="of:=40+20*RAND()" office:value-type="float" office:value="48.8113525765948" calcext:value-type="float">
            <text:p>48,8114</text:p>
          </table:table-cell>
          <table:table-cell table:formula="of:=([.C407]*[.D407]+[.B407]*[.D407]+[.B407]*[.C407])/([.B407]*[.C407]*[.D407])" office:value-type="float" office:value="0.145689565477453" calcext:value-type="float">
            <text:p>0,1457</text:p>
          </table:table-cell>
          <table:table-cell table:number-columns-repeated="9"/>
        </table:table-row>
        <table:table-row table:style-name="ro2">
          <table:table-cell office:value-type="float" office:value="407" calcext:value-type="float">
            <text:p>407</text:p>
          </table:table-cell>
          <table:table-cell table:formula="of:=9+2*RAND()" office:value-type="float" office:value="9.87102274107747" calcext:value-type="float">
            <text:p>9,8710</text:p>
          </table:table-cell>
          <table:table-cell table:formula="of:=NORMINV(RAND();30;5)" office:value-type="float" office:value="30.8228409759945" calcext:value-type="float">
            <text:p>30,8228</text:p>
          </table:table-cell>
          <table:table-cell table:formula="of:=40+20*RAND()" office:value-type="float" office:value="50.2603067387827" calcext:value-type="float">
            <text:p>50,2603</text:p>
          </table:table-cell>
          <table:table-cell table:formula="of:=([.C408]*[.D408]+[.B408]*[.D408]+[.B408]*[.C408])/([.B408]*[.C408]*[.D408])" office:value-type="float" office:value="0.153646514363532" calcext:value-type="float">
            <text:p>0,1536</text:p>
          </table:table-cell>
          <table:table-cell table:number-columns-repeated="9"/>
        </table:table-row>
        <table:table-row table:style-name="ro2">
          <table:table-cell office:value-type="float" office:value="408" calcext:value-type="float">
            <text:p>408</text:p>
          </table:table-cell>
          <table:table-cell table:formula="of:=9+2*RAND()" office:value-type="float" office:value="10.1826544085052" calcext:value-type="float">
            <text:p>10,1827</text:p>
          </table:table-cell>
          <table:table-cell table:formula="of:=NORMINV(RAND();30;5)" office:value-type="float" office:value="33.1569091995889" calcext:value-type="float">
            <text:p>33,1569</text:p>
          </table:table-cell>
          <table:table-cell table:formula="of:=40+20*RAND()" office:value-type="float" office:value="51.1090009962209" calcext:value-type="float">
            <text:p>51,1090</text:p>
          </table:table-cell>
          <table:table-cell table:formula="of:=([.C409]*[.D409]+[.B409]*[.D409]+[.B409]*[.C409])/([.B409]*[.C409]*[.D409])" office:value-type="float" office:value="0.147931871847338" calcext:value-type="float">
            <text:p>0,1479</text:p>
          </table:table-cell>
          <table:table-cell table:number-columns-repeated="9"/>
        </table:table-row>
        <table:table-row table:style-name="ro2">
          <table:table-cell office:value-type="float" office:value="409" calcext:value-type="float">
            <text:p>409</text:p>
          </table:table-cell>
          <table:table-cell table:formula="of:=9+2*RAND()" office:value-type="float" office:value="10.8186350313481" calcext:value-type="float">
            <text:p>10,8186</text:p>
          </table:table-cell>
          <table:table-cell table:formula="of:=NORMINV(RAND();30;5)" office:value-type="float" office:value="21.2206354619997" calcext:value-type="float">
            <text:p>21,2206</text:p>
          </table:table-cell>
          <table:table-cell table:formula="of:=40+20*RAND()" office:value-type="float" office:value="52.9783199052326" calcext:value-type="float">
            <text:p>52,9783</text:p>
          </table:table-cell>
          <table:table-cell table:formula="of:=([.C410]*[.D410]+[.B410]*[.D410]+[.B410]*[.C410])/([.B410]*[.C410]*[.D410])" office:value-type="float" office:value="0.158432690448185" calcext:value-type="float">
            <text:p>0,1584</text:p>
          </table:table-cell>
          <table:table-cell table:number-columns-repeated="9"/>
        </table:table-row>
        <table:table-row table:style-name="ro2">
          <table:table-cell office:value-type="float" office:value="410" calcext:value-type="float">
            <text:p>410</text:p>
          </table:table-cell>
          <table:table-cell table:formula="of:=9+2*RAND()" office:value-type="float" office:value="10.6272368512582" calcext:value-type="float">
            <text:p>10,6272</text:p>
          </table:table-cell>
          <table:table-cell table:formula="of:=NORMINV(RAND();30;5)" office:value-type="float" office:value="30.3217372918369" calcext:value-type="float">
            <text:p>30,3217</text:p>
          </table:table-cell>
          <table:table-cell table:formula="of:=40+20*RAND()" office:value-type="float" office:value="57.5423116632737" calcext:value-type="float">
            <text:p>57,5423</text:p>
          </table:table-cell>
          <table:table-cell table:formula="of:=([.C411]*[.D411]+[.B411]*[.D411]+[.B411]*[.C411])/([.B411]*[.C411]*[.D411])" office:value-type="float" office:value="0.144455993843966" calcext:value-type="float">
            <text:p>0,1445</text:p>
          </table:table-cell>
          <table:table-cell table:number-columns-repeated="9"/>
        </table:table-row>
        <table:table-row table:style-name="ro2">
          <table:table-cell office:value-type="float" office:value="411" calcext:value-type="float">
            <text:p>411</text:p>
          </table:table-cell>
          <table:table-cell table:formula="of:=9+2*RAND()" office:value-type="float" office:value="9.47757970378734" calcext:value-type="float">
            <text:p>9,4776</text:p>
          </table:table-cell>
          <table:table-cell table:formula="of:=NORMINV(RAND();30;5)" office:value-type="float" office:value="37.8251916907328" calcext:value-type="float">
            <text:p>37,8252</text:p>
          </table:table-cell>
          <table:table-cell table:formula="of:=40+20*RAND()" office:value-type="float" office:value="58.7880774005316" calcext:value-type="float">
            <text:p>58,7881</text:p>
          </table:table-cell>
          <table:table-cell table:formula="of:=([.C412]*[.D412]+[.B412]*[.D412]+[.B412]*[.C412])/([.B412]*[.C412]*[.D412])" office:value-type="float" office:value="0.148959829043791" calcext:value-type="float">
            <text:p>0,1490</text:p>
          </table:table-cell>
          <table:table-cell table:number-columns-repeated="9"/>
        </table:table-row>
        <table:table-row table:style-name="ro2">
          <table:table-cell office:value-type="float" office:value="412" calcext:value-type="float">
            <text:p>412</text:p>
          </table:table-cell>
          <table:table-cell table:formula="of:=9+2*RAND()" office:value-type="float" office:value="9.33200988662429" calcext:value-type="float">
            <text:p>9,3320</text:p>
          </table:table-cell>
          <table:table-cell table:formula="of:=NORMINV(RAND();30;5)" office:value-type="float" office:value="30.8947022638881" calcext:value-type="float">
            <text:p>30,8947</text:p>
          </table:table-cell>
          <table:table-cell table:formula="of:=40+20*RAND()" office:value-type="float" office:value="43.5069933929481" calcext:value-type="float">
            <text:p>43,5070</text:p>
          </table:table-cell>
          <table:table-cell table:formula="of:=([.C413]*[.D413]+[.B413]*[.D413]+[.B413]*[.C413])/([.B413]*[.C413]*[.D413])" office:value-type="float" office:value="0.162510871428445" calcext:value-type="float">
            <text:p>0,1625</text:p>
          </table:table-cell>
          <table:table-cell table:number-columns-repeated="9"/>
        </table:table-row>
        <table:table-row table:style-name="ro2">
          <table:table-cell office:value-type="float" office:value="413" calcext:value-type="float">
            <text:p>413</text:p>
          </table:table-cell>
          <table:table-cell table:formula="of:=9+2*RAND()" office:value-type="float" office:value="10.0718587471638" calcext:value-type="float">
            <text:p>10,0719</text:p>
          </table:table-cell>
          <table:table-cell table:formula="of:=NORMINV(RAND();30;5)" office:value-type="float" office:value="26.9398919137585" calcext:value-type="float">
            <text:p>26,9399</text:p>
          </table:table-cell>
          <table:table-cell table:formula="of:=40+20*RAND()" office:value-type="float" office:value="55.7267038873397" calcext:value-type="float">
            <text:p>55,7267</text:p>
          </table:table-cell>
          <table:table-cell table:formula="of:=([.C414]*[.D414]+[.B414]*[.D414]+[.B414]*[.C414])/([.B414]*[.C414]*[.D414])" office:value-type="float" office:value="0.154350931410722" calcext:value-type="float">
            <text:p>0,1544</text:p>
          </table:table-cell>
          <table:table-cell table:number-columns-repeated="9"/>
        </table:table-row>
        <table:table-row table:style-name="ro2">
          <table:table-cell office:value-type="float" office:value="414" calcext:value-type="float">
            <text:p>414</text:p>
          </table:table-cell>
          <table:table-cell table:formula="of:=9+2*RAND()" office:value-type="float" office:value="9.68583023617975" calcext:value-type="float">
            <text:p>9,6858</text:p>
          </table:table-cell>
          <table:table-cell table:formula="of:=NORMINV(RAND();30;5)" office:value-type="float" office:value="32.1797991614218" calcext:value-type="float">
            <text:p>32,1798</text:p>
          </table:table-cell>
          <table:table-cell table:formula="of:=40+20*RAND()" office:value-type="float" office:value="56.2593302433379" calcext:value-type="float">
            <text:p>56,2593</text:p>
          </table:table-cell>
          <table:table-cell table:formula="of:=([.C415]*[.D415]+[.B415]*[.D415]+[.B415]*[.C415])/([.B415]*[.C415]*[.D415])" office:value-type="float" office:value="0.152093827181944" calcext:value-type="float">
            <text:p>0,1521</text:p>
          </table:table-cell>
          <table:table-cell table:number-columns-repeated="9"/>
        </table:table-row>
        <table:table-row table:style-name="ro2">
          <table:table-cell office:value-type="float" office:value="415" calcext:value-type="float">
            <text:p>415</text:p>
          </table:table-cell>
          <table:table-cell table:formula="of:=9+2*RAND()" office:value-type="float" office:value="10.224454843672" calcext:value-type="float">
            <text:p>10,2245</text:p>
          </table:table-cell>
          <table:table-cell table:formula="of:=NORMINV(RAND();30;5)" office:value-type="float" office:value="38.3402664975966" calcext:value-type="float">
            <text:p>38,3403</text:p>
          </table:table-cell>
          <table:table-cell table:formula="of:=40+20*RAND()" office:value-type="float" office:value="58.6079833633266" calcext:value-type="float">
            <text:p>58,6080</text:p>
          </table:table-cell>
          <table:table-cell table:formula="of:=([.C416]*[.D416]+[.B416]*[.D416]+[.B416]*[.C416])/([.B416]*[.C416]*[.D416])" office:value-type="float" office:value="0.140949486620839" calcext:value-type="float">
            <text:p>0,1409</text:p>
          </table:table-cell>
          <table:table-cell table:number-columns-repeated="9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9+2*RAND()" office:value-type="float" office:value="9.24734986736439" calcext:value-type="float">
            <text:p>9,2473</text:p>
          </table:table-cell>
          <table:table-cell table:formula="of:=NORMINV(RAND();30;5)" office:value-type="float" office:value="29.1719457729838" calcext:value-type="float">
            <text:p>29,1719</text:p>
          </table:table-cell>
          <table:table-cell table:formula="of:=40+20*RAND()" office:value-type="float" office:value="40.4397395648994" calcext:value-type="float">
            <text:p>40,4397</text:p>
          </table:table-cell>
          <table:table-cell table:formula="of:=([.C417]*[.D417]+[.B417]*[.D417]+[.B417]*[.C417])/([.B417]*[.C417]*[.D417])" office:value-type="float" office:value="0.167146751149302" calcext:value-type="float">
            <text:p>0,1671</text:p>
          </table:table-cell>
          <table:table-cell table:number-columns-repeated="9"/>
        </table:table-row>
        <table:table-row table:style-name="ro2">
          <table:table-cell office:value-type="float" office:value="417" calcext:value-type="float">
            <text:p>417</text:p>
          </table:table-cell>
          <table:table-cell table:formula="of:=9+2*RAND()" office:value-type="float" office:value="10.2871195885818" calcext:value-type="float">
            <text:p>10,2871</text:p>
          </table:table-cell>
          <table:table-cell table:formula="of:=NORMINV(RAND();30;5)" office:value-type="float" office:value="24.9534819178991" calcext:value-type="float">
            <text:p>24,9535</text:p>
          </table:table-cell>
          <table:table-cell table:formula="of:=40+20*RAND()" office:value-type="float" office:value="57.2639228380285" calcext:value-type="float">
            <text:p>57,2639</text:p>
          </table:table-cell>
          <table:table-cell table:formula="of:=([.C418]*[.D418]+[.B418]*[.D418]+[.B418]*[.C418])/([.B418]*[.C418]*[.D418])" office:value-type="float" office:value="0.154746510586361" calcext:value-type="float">
            <text:p>0,1547</text:p>
          </table:table-cell>
          <table:table-cell table:number-columns-repeated="9"/>
        </table:table-row>
        <table:table-row table:style-name="ro2">
          <table:table-cell office:value-type="float" office:value="418" calcext:value-type="float">
            <text:p>418</text:p>
          </table:table-cell>
          <table:table-cell table:formula="of:=9+2*RAND()" office:value-type="float" office:value="9.64944214816205" calcext:value-type="float">
            <text:p>9,6494</text:p>
          </table:table-cell>
          <table:table-cell table:formula="of:=NORMINV(RAND();30;5)" office:value-type="float" office:value="31.035952298486" calcext:value-type="float">
            <text:p>31,0360</text:p>
          </table:table-cell>
          <table:table-cell table:formula="of:=40+20*RAND()" office:value-type="float" office:value="59.3495750124566" calcext:value-type="float">
            <text:p>59,3496</text:p>
          </table:table-cell>
          <table:table-cell table:formula="of:=([.C419]*[.D419]+[.B419]*[.D419]+[.B419]*[.C419])/([.B419]*[.C419]*[.D419])" office:value-type="float" office:value="0.152702950696526" calcext:value-type="float">
            <text:p>0,1527</text:p>
          </table:table-cell>
          <table:table-cell table:number-columns-repeated="9"/>
        </table:table-row>
        <table:table-row table:style-name="ro2">
          <table:table-cell office:value-type="float" office:value="419" calcext:value-type="float">
            <text:p>419</text:p>
          </table:table-cell>
          <table:table-cell table:formula="of:=9+2*RAND()" office:value-type="float" office:value="10.0584091220517" calcext:value-type="float">
            <text:p>10,0584</text:p>
          </table:table-cell>
          <table:table-cell table:formula="of:=NORMINV(RAND();30;5)" office:value-type="float" office:value="24.785933782972" calcext:value-type="float">
            <text:p>24,7859</text:p>
          </table:table-cell>
          <table:table-cell table:formula="of:=40+20*RAND()" office:value-type="float" office:value="58.0162862432189" calcext:value-type="float">
            <text:p>58,0163</text:p>
          </table:table-cell>
          <table:table-cell table:formula="of:=([.C420]*[.D420]+[.B420]*[.D420]+[.B420]*[.C420])/([.B420]*[.C420]*[.D420])" office:value-type="float" office:value="0.157001303964828" calcext:value-type="float">
            <text:p>0,1570</text:p>
          </table:table-cell>
          <table:table-cell table:number-columns-repeated="9"/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9+2*RAND()" office:value-type="float" office:value="10.7145203070249" calcext:value-type="float">
            <text:p>10,7145</text:p>
          </table:table-cell>
          <table:table-cell table:formula="of:=NORMINV(RAND();30;5)" office:value-type="float" office:value="34.3117150674872" calcext:value-type="float">
            <text:p>34,3117</text:p>
          </table:table-cell>
          <table:table-cell table:formula="of:=40+20*RAND()" office:value-type="float" office:value="59.2841429333203" calcext:value-type="float">
            <text:p>59,2841</text:p>
          </table:table-cell>
          <table:table-cell table:formula="of:=([.C421]*[.D421]+[.B421]*[.D421]+[.B421]*[.C421])/([.B421]*[.C421]*[.D421])" office:value-type="float" office:value="0.139343771481135" calcext:value-type="float">
            <text:p>0,1393</text:p>
          </table:table-cell>
          <table:table-cell table:number-columns-repeated="9"/>
        </table:table-row>
        <table:table-row table:style-name="ro2">
          <table:table-cell office:value-type="float" office:value="421" calcext:value-type="float">
            <text:p>421</text:p>
          </table:table-cell>
          <table:table-cell table:formula="of:=9+2*RAND()" office:value-type="float" office:value="10.0160694096703" calcext:value-type="float">
            <text:p>10,0161</text:p>
          </table:table-cell>
          <table:table-cell table:formula="of:=NORMINV(RAND();30;5)" office:value-type="float" office:value="29.5374637446178" calcext:value-type="float">
            <text:p>29,5375</text:p>
          </table:table-cell>
          <table:table-cell table:formula="of:=40+20*RAND()" office:value-type="float" office:value="49.2650009156205" calcext:value-type="float">
            <text:p>49,2650</text:p>
          </table:table-cell>
          <table:table-cell table:formula="of:=([.C422]*[.D422]+[.B422]*[.D422]+[.B422]*[.C422])/([.B422]*[.C422]*[.D422])" office:value-type="float" office:value="0.153993259897381" calcext:value-type="float">
            <text:p>0,1540</text:p>
          </table:table-cell>
          <table:table-cell table:number-columns-repeated="9"/>
        </table:table-row>
        <table:table-row table:style-name="ro2">
          <table:table-cell office:value-type="float" office:value="422" calcext:value-type="float">
            <text:p>422</text:p>
          </table:table-cell>
          <table:table-cell table:formula="of:=9+2*RAND()" office:value-type="float" office:value="9.01462184614502" calcext:value-type="float">
            <text:p>9,0146</text:p>
          </table:table-cell>
          <table:table-cell table:formula="of:=NORMINV(RAND();30;5)" office:value-type="float" office:value="38.5606357473681" calcext:value-type="float">
            <text:p>38,5606</text:p>
          </table:table-cell>
          <table:table-cell table:formula="of:=40+20*RAND()" office:value-type="float" office:value="59.3536908947863" calcext:value-type="float">
            <text:p>59,3537</text:p>
          </table:table-cell>
          <table:table-cell table:formula="of:=([.C423]*[.D423]+[.B423]*[.D423]+[.B423]*[.C423])/([.B423]*[.C423]*[.D423])" office:value-type="float" office:value="0.153712221584544" calcext:value-type="float">
            <text:p>0,1537</text:p>
          </table:table-cell>
          <table:table-cell table:number-columns-repeated="9"/>
        </table:table-row>
        <table:table-row table:style-name="ro2">
          <table:table-cell office:value-type="float" office:value="423" calcext:value-type="float">
            <text:p>423</text:p>
          </table:table-cell>
          <table:table-cell table:formula="of:=9+2*RAND()" office:value-type="float" office:value="9.53280187561177" calcext:value-type="float">
            <text:p>9,5328</text:p>
          </table:table-cell>
          <table:table-cell table:formula="of:=NORMINV(RAND();30;5)" office:value-type="float" office:value="34.9457199134878" calcext:value-type="float">
            <text:p>34,9457</text:p>
          </table:table-cell>
          <table:table-cell table:formula="of:=40+20*RAND()" office:value-type="float" office:value="42.3514358443208" calcext:value-type="float">
            <text:p>42,3514</text:p>
          </table:table-cell>
          <table:table-cell table:formula="of:=([.C424]*[.D424]+[.B424]*[.D424]+[.B424]*[.C424])/([.B424]*[.C424]*[.D424])" office:value-type="float" office:value="0.157128710853674" calcext:value-type="float">
            <text:p>0,1571</text:p>
          </table:table-cell>
          <table:table-cell table:number-columns-repeated="9"/>
        </table:table-row>
        <table:table-row table:style-name="ro2">
          <table:table-cell office:value-type="float" office:value="424" calcext:value-type="float">
            <text:p>424</text:p>
          </table:table-cell>
          <table:table-cell table:formula="of:=9+2*RAND()" office:value-type="float" office:value="9.22729730862193" calcext:value-type="float">
            <text:p>9,2273</text:p>
          </table:table-cell>
          <table:table-cell table:formula="of:=NORMINV(RAND();30;5)" office:value-type="float" office:value="38.06065971344" calcext:value-type="float">
            <text:p>38,0607</text:p>
          </table:table-cell>
          <table:table-cell table:formula="of:=40+20*RAND()" office:value-type="float" office:value="53.9840513304807" calcext:value-type="float">
            <text:p>53,9841</text:p>
          </table:table-cell>
          <table:table-cell table:formula="of:=([.C425]*[.D425]+[.B425]*[.D425]+[.B425]*[.C425])/([.B425]*[.C425]*[.D425])" office:value-type="float" office:value="0.153171933341758" calcext:value-type="float">
            <text:p>0,1532</text:p>
          </table:table-cell>
          <table:table-cell table:number-columns-repeated="9"/>
        </table:table-row>
        <table:table-row table:style-name="ro2">
          <table:table-cell office:value-type="float" office:value="425" calcext:value-type="float">
            <text:p>425</text:p>
          </table:table-cell>
          <table:table-cell table:formula="of:=9+2*RAND()" office:value-type="float" office:value="10.1042828487698" calcext:value-type="float">
            <text:p>10,1043</text:p>
          </table:table-cell>
          <table:table-cell table:formula="of:=NORMINV(RAND();30;5)" office:value-type="float" office:value="28.8030222863451" calcext:value-type="float">
            <text:p>28,8030</text:p>
          </table:table-cell>
          <table:table-cell table:formula="of:=40+20*RAND()" office:value-type="float" office:value="52.9066771804355" calcext:value-type="float">
            <text:p>52,9067</text:p>
          </table:table-cell>
          <table:table-cell table:formula="of:=([.C426]*[.D426]+[.B426]*[.D426]+[.B426]*[.C426])/([.B426]*[.C426]*[.D426])" office:value-type="float" office:value="0.152587718947177" calcext:value-type="float">
            <text:p>0,1526</text:p>
          </table:table-cell>
          <table:table-cell table:number-columns-repeated="9"/>
        </table:table-row>
        <table:table-row table:style-name="ro2">
          <table:table-cell office:value-type="float" office:value="426" calcext:value-type="float">
            <text:p>426</text:p>
          </table:table-cell>
          <table:table-cell table:formula="of:=9+2*RAND()" office:value-type="float" office:value="10.5512104311492" calcext:value-type="float">
            <text:p>10,5512</text:p>
          </table:table-cell>
          <table:table-cell table:formula="of:=NORMINV(RAND();30;5)" office:value-type="float" office:value="28.746058574126" calcext:value-type="float">
            <text:p>28,7461</text:p>
          </table:table-cell>
          <table:table-cell table:formula="of:=40+20*RAND()" office:value-type="float" office:value="50.5895669036545" calcext:value-type="float">
            <text:p>50,5896</text:p>
          </table:table-cell>
          <table:table-cell table:formula="of:=([.C427]*[.D427]+[.B427]*[.D427]+[.B427]*[.C427])/([.B427]*[.C427]*[.D427])" office:value-type="float" office:value="0.149330155307114" calcext:value-type="float">
            <text:p>0,1493</text:p>
          </table:table-cell>
          <table:table-cell table:number-columns-repeated="9"/>
        </table:table-row>
        <table:table-row table:style-name="ro2">
          <table:table-cell office:value-type="float" office:value="427" calcext:value-type="float">
            <text:p>427</text:p>
          </table:table-cell>
          <table:table-cell table:formula="of:=9+2*RAND()" office:value-type="float" office:value="10.0278851420153" calcext:value-type="float">
            <text:p>10,0279</text:p>
          </table:table-cell>
          <table:table-cell table:formula="of:=NORMINV(RAND();30;5)" office:value-type="float" office:value="23.7691134567904" calcext:value-type="float">
            <text:p>23,7691</text:p>
          </table:table-cell>
          <table:table-cell table:formula="of:=40+20*RAND()" office:value-type="float" office:value="54.9851461523213" calcext:value-type="float">
            <text:p>54,9851</text:p>
          </table:table-cell>
          <table:table-cell table:formula="of:=([.C428]*[.D428]+[.B428]*[.D428]+[.B428]*[.C428])/([.B428]*[.C428]*[.D428])" office:value-type="float" office:value="0.159980058923277" calcext:value-type="float">
            <text:p>0,1600</text:p>
          </table:table-cell>
          <table:table-cell table:number-columns-repeated="9"/>
        </table:table-row>
        <table:table-row table:style-name="ro2">
          <table:table-cell office:value-type="float" office:value="428" calcext:value-type="float">
            <text:p>428</text:p>
          </table:table-cell>
          <table:table-cell table:formula="of:=9+2*RAND()" office:value-type="float" office:value="9.92943234113045" calcext:value-type="float">
            <text:p>9,9294</text:p>
          </table:table-cell>
          <table:table-cell table:formula="of:=NORMINV(RAND();30;5)" office:value-type="float" office:value="15.3375822320115" calcext:value-type="float">
            <text:p>15,3376</text:p>
          </table:table-cell>
          <table:table-cell table:formula="of:=40+20*RAND()" office:value-type="float" office:value="41.9648508285172" calcext:value-type="float">
            <text:p>41,9649</text:p>
          </table:table-cell>
          <table:table-cell table:formula="of:=([.C429]*[.D429]+[.B429]*[.D429]+[.B429]*[.C429])/([.B429]*[.C429]*[.D429])" office:value-type="float" office:value="0.189739482542891" calcext:value-type="float">
            <text:p>0,1897</text:p>
          </table:table-cell>
          <table:table-cell table:number-columns-repeated="9"/>
        </table:table-row>
        <table:table-row table:style-name="ro2">
          <table:table-cell office:value-type="float" office:value="429" calcext:value-type="float">
            <text:p>429</text:p>
          </table:table-cell>
          <table:table-cell table:formula="of:=9+2*RAND()" office:value-type="float" office:value="9.72228639037348" calcext:value-type="float">
            <text:p>9,7223</text:p>
          </table:table-cell>
          <table:table-cell table:formula="of:=NORMINV(RAND();30;5)" office:value-type="float" office:value="15.4589111025515" calcext:value-type="float">
            <text:p>15,4589</text:p>
          </table:table-cell>
          <table:table-cell table:formula="of:=40+20*RAND()" office:value-type="float" office:value="58.1894975085743" calcext:value-type="float">
            <text:p>58,1895</text:p>
          </table:table-cell>
          <table:table-cell table:formula="of:=([.C430]*[.D430]+[.B430]*[.D430]+[.B430]*[.C430])/([.B430]*[.C430]*[.D430])" office:value-type="float" office:value="0.184729304933198" calcext:value-type="float">
            <text:p>0,1847</text:p>
          </table:table-cell>
          <table:table-cell table:number-columns-repeated="9"/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9+2*RAND()" office:value-type="float" office:value="9.45680537656881" calcext:value-type="float">
            <text:p>9,4568</text:p>
          </table:table-cell>
          <table:table-cell table:formula="of:=NORMINV(RAND();30;5)" office:value-type="float" office:value="34.085240704044" calcext:value-type="float">
            <text:p>34,0852</text:p>
          </table:table-cell>
          <table:table-cell table:formula="of:=40+20*RAND()" office:value-type="float" office:value="55.0778777268715" calcext:value-type="float">
            <text:p>55,0779</text:p>
          </table:table-cell>
          <table:table-cell table:formula="of:=([.C431]*[.D431]+[.B431]*[.D431]+[.B431]*[.C431])/([.B431]*[.C431]*[.D431])" office:value-type="float" office:value="0.153238276126127" calcext:value-type="float">
            <text:p>0,1532</text:p>
          </table:table-cell>
          <table:table-cell table:number-columns-repeated="9"/>
        </table:table-row>
        <table:table-row table:style-name="ro2">
          <table:table-cell office:value-type="float" office:value="431" calcext:value-type="float">
            <text:p>431</text:p>
          </table:table-cell>
          <table:table-cell table:formula="of:=9+2*RAND()" office:value-type="float" office:value="9.71943876775913" calcext:value-type="float">
            <text:p>9,7194</text:p>
          </table:table-cell>
          <table:table-cell table:formula="of:=NORMINV(RAND();30;5)" office:value-type="float" office:value="33.1972033145469" calcext:value-type="float">
            <text:p>33,1972</text:p>
          </table:table-cell>
          <table:table-cell table:formula="of:=40+20*RAND()" office:value-type="float" office:value="43.6721945018508" calcext:value-type="float">
            <text:p>43,6722</text:p>
          </table:table-cell>
          <table:table-cell table:formula="of:=([.C432]*[.D432]+[.B432]*[.D432]+[.B432]*[.C432])/([.B432]*[.C432]*[.D432])" office:value-type="float" office:value="0.15590748319891" calcext:value-type="float">
            <text:p>0,1559</text:p>
          </table:table-cell>
          <table:table-cell table:number-columns-repeated="9"/>
        </table:table-row>
        <table:table-row table:style-name="ro2">
          <table:table-cell office:value-type="float" office:value="432" calcext:value-type="float">
            <text:p>432</text:p>
          </table:table-cell>
          <table:table-cell table:formula="of:=9+2*RAND()" office:value-type="float" office:value="9.52931190631352" calcext:value-type="float">
            <text:p>9,5293</text:p>
          </table:table-cell>
          <table:table-cell table:formula="of:=NORMINV(RAND();30;5)" office:value-type="float" office:value="31.5994976672639" calcext:value-type="float">
            <text:p>31,5995</text:p>
          </table:table-cell>
          <table:table-cell table:formula="of:=40+20*RAND()" office:value-type="float" office:value="47.3133559455164" calcext:value-type="float">
            <text:p>47,3134</text:p>
          </table:table-cell>
          <table:table-cell table:formula="of:=([.C433]*[.D433]+[.B433]*[.D433]+[.B433]*[.C433])/([.B433]*[.C433]*[.D433])" office:value-type="float" office:value="0.157721124982394" calcext:value-type="float">
            <text:p>0,1577</text:p>
          </table:table-cell>
          <table:table-cell table:number-columns-repeated="9"/>
        </table:table-row>
        <table:table-row table:style-name="ro2">
          <table:table-cell office:value-type="float" office:value="433" calcext:value-type="float">
            <text:p>433</text:p>
          </table:table-cell>
          <table:table-cell table:formula="of:=9+2*RAND()" office:value-type="float" office:value="9.60198007500731" calcext:value-type="float">
            <text:p>9,6020</text:p>
          </table:table-cell>
          <table:table-cell table:formula="of:=NORMINV(RAND();30;5)" office:value-type="float" office:value="36.0330810551163" calcext:value-type="float">
            <text:p>36,0331</text:p>
          </table:table-cell>
          <table:table-cell table:formula="of:=40+20*RAND()" office:value-type="float" office:value="51.2495727860369" calcext:value-type="float">
            <text:p>51,2496</text:p>
          </table:table-cell>
          <table:table-cell table:formula="of:=([.C434]*[.D434]+[.B434]*[.D434]+[.B434]*[.C434])/([.B434]*[.C434]*[.D434])" office:value-type="float" office:value="0.151409819389631" calcext:value-type="float">
            <text:p>0,1514</text:p>
          </table:table-cell>
          <table:table-cell table:number-columns-repeated="9"/>
        </table:table-row>
        <table:table-row table:style-name="ro2">
          <table:table-cell office:value-type="float" office:value="434" calcext:value-type="float">
            <text:p>434</text:p>
          </table:table-cell>
          <table:table-cell table:formula="of:=9+2*RAND()" office:value-type="float" office:value="9.13046676223166" calcext:value-type="float">
            <text:p>9,1305</text:p>
          </table:table-cell>
          <table:table-cell table:formula="of:=NORMINV(RAND();30;5)" office:value-type="float" office:value="32.3727487049151" calcext:value-type="float">
            <text:p>32,3727</text:p>
          </table:table-cell>
          <table:table-cell table:formula="of:=40+20*RAND()" office:value-type="float" office:value="45.5902340286411" calcext:value-type="float">
            <text:p>45,5902</text:p>
          </table:table-cell>
          <table:table-cell table:formula="of:=([.C435]*[.D435]+[.B435]*[.D435]+[.B435]*[.C435])/([.B435]*[.C435]*[.D435])" office:value-type="float" office:value="0.16234812703736" calcext:value-type="float">
            <text:p>0,1623</text:p>
          </table:table-cell>
          <table:table-cell table:number-columns-repeated="9"/>
        </table:table-row>
        <table:table-row table:style-name="ro2">
          <table:table-cell office:value-type="float" office:value="435" calcext:value-type="float">
            <text:p>435</text:p>
          </table:table-cell>
          <table:table-cell table:formula="of:=9+2*RAND()" office:value-type="float" office:value="10.678062152816" calcext:value-type="float">
            <text:p>10,6781</text:p>
          </table:table-cell>
          <table:table-cell table:formula="of:=NORMINV(RAND();30;5)" office:value-type="float" office:value="31.7410686930438" calcext:value-type="float">
            <text:p>31,7411</text:p>
          </table:table-cell>
          <table:table-cell table:formula="of:=40+20*RAND()" office:value-type="float" office:value="59.4079240388237" calcext:value-type="float">
            <text:p>59,4079</text:p>
          </table:table-cell>
          <table:table-cell table:formula="of:=([.C436]*[.D436]+[.B436]*[.D436]+[.B436]*[.C436])/([.B436]*[.C436]*[.D436])" office:value-type="float" office:value="0.14198764792511" calcext:value-type="float">
            <text:p>0,1420</text:p>
          </table:table-cell>
          <table:table-cell table:number-columns-repeated="9"/>
        </table:table-row>
        <table:table-row table:style-name="ro2">
          <table:table-cell office:value-type="float" office:value="436" calcext:value-type="float">
            <text:p>436</text:p>
          </table:table-cell>
          <table:table-cell table:formula="of:=9+2*RAND()" office:value-type="float" office:value="9.7180074902717" calcext:value-type="float">
            <text:p>9,7180</text:p>
          </table:table-cell>
          <table:table-cell table:formula="of:=NORMINV(RAND();30;5)" office:value-type="float" office:value="26.7463318036591" calcext:value-type="float">
            <text:p>26,7463</text:p>
          </table:table-cell>
          <table:table-cell table:formula="of:=40+20*RAND()" office:value-type="float" office:value="57.6205183635466" calcext:value-type="float">
            <text:p>57,6205</text:p>
          </table:table-cell>
          <table:table-cell table:formula="of:=([.C437]*[.D437]+[.B437]*[.D437]+[.B437]*[.C437])/([.B437]*[.C437]*[.D437])" office:value-type="float" office:value="0.157644985835275" calcext:value-type="float">
            <text:p>0,1576</text:p>
          </table:table-cell>
          <table:table-cell table:number-columns-repeated="9"/>
        </table:table-row>
        <table:table-row table:style-name="ro2">
          <table:table-cell office:value-type="float" office:value="437" calcext:value-type="float">
            <text:p>437</text:p>
          </table:table-cell>
          <table:table-cell table:formula="of:=9+2*RAND()" office:value-type="float" office:value="9.75104815349914" calcext:value-type="float">
            <text:p>9,7510</text:p>
          </table:table-cell>
          <table:table-cell table:formula="of:=NORMINV(RAND();30;5)" office:value-type="float" office:value="35.0732290778645" calcext:value-type="float">
            <text:p>35,0732</text:p>
          </table:table-cell>
          <table:table-cell table:formula="of:=40+20*RAND()" office:value-type="float" office:value="45.1043232600205" calcext:value-type="float">
            <text:p>45,1043</text:p>
          </table:table-cell>
          <table:table-cell table:formula="of:=([.C438]*[.D438]+[.B438]*[.D438]+[.B438]*[.C438])/([.B438]*[.C438]*[.D438])" office:value-type="float" office:value="0.153235676072357" calcext:value-type="float">
            <text:p>0,1532</text:p>
          </table:table-cell>
          <table:table-cell table:number-columns-repeated="9"/>
        </table:table-row>
        <table:table-row table:style-name="ro2">
          <table:table-cell office:value-type="float" office:value="438" calcext:value-type="float">
            <text:p>438</text:p>
          </table:table-cell>
          <table:table-cell table:formula="of:=9+2*RAND()" office:value-type="float" office:value="9.93839542730711" calcext:value-type="float">
            <text:p>9,9384</text:p>
          </table:table-cell>
          <table:table-cell table:formula="of:=NORMINV(RAND();30;5)" office:value-type="float" office:value="32.3627048310646" calcext:value-type="float">
            <text:p>32,3627</text:p>
          </table:table-cell>
          <table:table-cell table:formula="of:=40+20*RAND()" office:value-type="float" office:value="46.38454295462" calcext:value-type="float">
            <text:p>46,3845</text:p>
          </table:table-cell>
          <table:table-cell table:formula="of:=([.C439]*[.D439]+[.B439]*[.D439]+[.B439]*[.C439])/([.B439]*[.C439]*[.D439])" office:value-type="float" office:value="0.153078536146517" calcext:value-type="float">
            <text:p>0,1531</text:p>
          </table:table-cell>
          <table:table-cell table:number-columns-repeated="9"/>
        </table:table-row>
        <table:table-row table:style-name="ro2">
          <table:table-cell office:value-type="float" office:value="439" calcext:value-type="float">
            <text:p>439</text:p>
          </table:table-cell>
          <table:table-cell table:formula="of:=9+2*RAND()" office:value-type="float" office:value="9.40309855598025" calcext:value-type="float">
            <text:p>9,4031</text:p>
          </table:table-cell>
          <table:table-cell table:formula="of:=NORMINV(RAND();30;5)" office:value-type="float" office:value="33.0016935868958" calcext:value-type="float">
            <text:p>33,0017</text:p>
          </table:table-cell>
          <table:table-cell table:formula="of:=40+20*RAND()" office:value-type="float" office:value="54.2740187118761" calcext:value-type="float">
            <text:p>54,2740</text:p>
          </table:table-cell>
          <table:table-cell table:formula="of:=([.C440]*[.D440]+[.B440]*[.D440]+[.B440]*[.C440])/([.B440]*[.C440]*[.D440])" office:value-type="float" office:value="0.155074420286232" calcext:value-type="float">
            <text:p>0,1551</text:p>
          </table:table-cell>
          <table:table-cell table:number-columns-repeated="9"/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9+2*RAND()" office:value-type="float" office:value="10.0004342093598" calcext:value-type="float">
            <text:p>10,0004</text:p>
          </table:table-cell>
          <table:table-cell table:formula="of:=NORMINV(RAND();30;5)" office:value-type="float" office:value="36.138051995774" calcext:value-type="float">
            <text:p>36,1381</text:p>
          </table:table-cell>
          <table:table-cell table:formula="of:=40+20*RAND()" office:value-type="float" office:value="48.9112365967594" calcext:value-type="float">
            <text:p>48,9112</text:p>
          </table:table-cell>
          <table:table-cell table:formula="of:=([.C441]*[.D441]+[.B441]*[.D441]+[.B441]*[.C441])/([.B441]*[.C441]*[.D441])" office:value-type="float" office:value="0.148112520901416" calcext:value-type="float">
            <text:p>0,1481</text:p>
          </table:table-cell>
          <table:table-cell table:number-columns-repeated="9"/>
        </table:table-row>
        <table:table-row table:style-name="ro2">
          <table:table-cell office:value-type="float" office:value="441" calcext:value-type="float">
            <text:p>441</text:p>
          </table:table-cell>
          <table:table-cell table:formula="of:=9+2*RAND()" office:value-type="float" office:value="9.71831179293804" calcext:value-type="float">
            <text:p>9,7183</text:p>
          </table:table-cell>
          <table:table-cell table:formula="of:=NORMINV(RAND();30;5)" office:value-type="float" office:value="29.2214348879564" calcext:value-type="float">
            <text:p>29,2214</text:p>
          </table:table-cell>
          <table:table-cell table:formula="of:=40+20*RAND()" office:value-type="float" office:value="53.2164445077069" calcext:value-type="float">
            <text:p>53,2164</text:p>
          </table:table-cell>
          <table:table-cell table:formula="of:=([.C442]*[.D442]+[.B442]*[.D442]+[.B442]*[.C442])/([.B442]*[.C442]*[.D442])" office:value-type="float" office:value="0.155911168586774" calcext:value-type="float">
            <text:p>0,1559</text:p>
          </table:table-cell>
          <table:table-cell table:number-columns-repeated="9"/>
        </table:table-row>
        <table:table-row table:style-name="ro2">
          <table:table-cell office:value-type="float" office:value="442" calcext:value-type="float">
            <text:p>442</text:p>
          </table:table-cell>
          <table:table-cell table:formula="of:=9+2*RAND()" office:value-type="float" office:value="9.18249492230825" calcext:value-type="float">
            <text:p>9,1825</text:p>
          </table:table-cell>
          <table:table-cell table:formula="of:=NORMINV(RAND();30;5)" office:value-type="float" office:value="24.8578098354195" calcext:value-type="float">
            <text:p>24,8578</text:p>
          </table:table-cell>
          <table:table-cell table:formula="of:=40+20*RAND()" office:value-type="float" office:value="57.085480990354" calcext:value-type="float">
            <text:p>57,0855</text:p>
          </table:table-cell>
          <table:table-cell table:formula="of:=([.C443]*[.D443]+[.B443]*[.D443]+[.B443]*[.C443])/([.B443]*[.C443]*[.D443])" office:value-type="float" office:value="0.166649259195057" calcext:value-type="float">
            <text:p>0,1666</text:p>
          </table:table-cell>
          <table:table-cell table:number-columns-repeated="9"/>
        </table:table-row>
        <table:table-row table:style-name="ro2">
          <table:table-cell office:value-type="float" office:value="443" calcext:value-type="float">
            <text:p>443</text:p>
          </table:table-cell>
          <table:table-cell table:formula="of:=9+2*RAND()" office:value-type="float" office:value="10.3963070351165" calcext:value-type="float">
            <text:p>10,3963</text:p>
          </table:table-cell>
          <table:table-cell table:formula="of:=NORMINV(RAND();30;5)" office:value-type="float" office:value="30.07739809409" calcext:value-type="float">
            <text:p>30,0774</text:p>
          </table:table-cell>
          <table:table-cell table:formula="of:=40+20*RAND()" office:value-type="float" office:value="40.3318054717965" calcext:value-type="float">
            <text:p>40,3318</text:p>
          </table:table-cell>
          <table:table-cell table:formula="of:=([.C444]*[.D444]+[.B444]*[.D444]+[.B444]*[.C444])/([.B444]*[.C444]*[.D444])" office:value-type="float" office:value="0.15422988622802" calcext:value-type="float">
            <text:p>0,1542</text:p>
          </table:table-cell>
          <table:table-cell table:number-columns-repeated="9"/>
        </table:table-row>
        <table:table-row table:style-name="ro2">
          <table:table-cell office:value-type="float" office:value="444" calcext:value-type="float">
            <text:p>444</text:p>
          </table:table-cell>
          <table:table-cell table:formula="of:=9+2*RAND()" office:value-type="float" office:value="10.6090634523425" calcext:value-type="float">
            <text:p>10,6091</text:p>
          </table:table-cell>
          <table:table-cell table:formula="of:=NORMINV(RAND();30;5)" office:value-type="float" office:value="35.4106086325041" calcext:value-type="float">
            <text:p>35,4106</text:p>
          </table:table-cell>
          <table:table-cell table:formula="of:=40+20*RAND()" office:value-type="float" office:value="53.6398592055775" calcext:value-type="float">
            <text:p>53,6399</text:p>
          </table:table-cell>
          <table:table-cell table:formula="of:=([.C445]*[.D445]+[.B445]*[.D445]+[.B445]*[.C445])/([.B445]*[.C445]*[.D445])" office:value-type="float" office:value="0.141142004564006" calcext:value-type="float">
            <text:p>0,1411</text:p>
          </table:table-cell>
          <table:table-cell table:number-columns-repeated="9"/>
        </table:table-row>
        <table:table-row table:style-name="ro2">
          <table:table-cell office:value-type="float" office:value="445" calcext:value-type="float">
            <text:p>445</text:p>
          </table:table-cell>
          <table:table-cell table:formula="of:=9+2*RAND()" office:value-type="float" office:value="10.0908588545863" calcext:value-type="float">
            <text:p>10,0909</text:p>
          </table:table-cell>
          <table:table-cell table:formula="of:=NORMINV(RAND();30;5)" office:value-type="float" office:value="25.7697289856231" calcext:value-type="float">
            <text:p>25,7697</text:p>
          </table:table-cell>
          <table:table-cell table:formula="of:=40+20*RAND()" office:value-type="float" office:value="57.2280738945119" calcext:value-type="float">
            <text:p>57,2281</text:p>
          </table:table-cell>
          <table:table-cell table:formula="of:=([.C446]*[.D446]+[.B446]*[.D446]+[.B446]*[.C446])/([.B446]*[.C446]*[.D446])" office:value-type="float" office:value="0.155378753583076" calcext:value-type="float">
            <text:p>0,1554</text:p>
          </table:table-cell>
          <table:table-cell table:number-columns-repeated="9"/>
        </table:table-row>
        <table:table-row table:style-name="ro2">
          <table:table-cell office:value-type="float" office:value="446" calcext:value-type="float">
            <text:p>446</text:p>
          </table:table-cell>
          <table:table-cell table:formula="of:=9+2*RAND()" office:value-type="float" office:value="10.4983370478731" calcext:value-type="float">
            <text:p>10,4983</text:p>
          </table:table-cell>
          <table:table-cell table:formula="of:=NORMINV(RAND();30;5)" office:value-type="float" office:value="33.1781661345685" calcext:value-type="float">
            <text:p>33,1782</text:p>
          </table:table-cell>
          <table:table-cell table:formula="of:=40+20*RAND()" office:value-type="float" office:value="51.443437829148" calcext:value-type="float">
            <text:p>51,4434</text:p>
          </table:table-cell>
          <table:table-cell table:formula="of:=([.C447]*[.D447]+[.B447]*[.D447]+[.B447]*[.C447])/([.B447]*[.C447]*[.D447])" office:value-type="float" office:value="0.144832309972302" calcext:value-type="float">
            <text:p>0,1448</text:p>
          </table:table-cell>
          <table:table-cell table:number-columns-repeated="9"/>
        </table:table-row>
        <table:table-row table:style-name="ro2">
          <table:table-cell office:value-type="float" office:value="447" calcext:value-type="float">
            <text:p>447</text:p>
          </table:table-cell>
          <table:table-cell table:formula="of:=9+2*RAND()" office:value-type="float" office:value="9.92085688910447" calcext:value-type="float">
            <text:p>9,9209</text:p>
          </table:table-cell>
          <table:table-cell table:formula="of:=NORMINV(RAND();30;5)" office:value-type="float" office:value="20.0448268329801" calcext:value-type="float">
            <text:p>20,0448</text:p>
          </table:table-cell>
          <table:table-cell table:formula="of:=40+20*RAND()" office:value-type="float" office:value="46.1729747080244" calcext:value-type="float">
            <text:p>46,1730</text:p>
          </table:table-cell>
          <table:table-cell table:formula="of:=([.C448]*[.D448]+[.B448]*[.D448]+[.B448]*[.C448])/([.B448]*[.C448]*[.D448])" office:value-type="float" office:value="0.172343618838526" calcext:value-type="float">
            <text:p>0,1723</text:p>
          </table:table-cell>
          <table:table-cell table:number-columns-repeated="9"/>
        </table:table-row>
        <table:table-row table:style-name="ro2">
          <table:table-cell office:value-type="float" office:value="448" calcext:value-type="float">
            <text:p>448</text:p>
          </table:table-cell>
          <table:table-cell table:formula="of:=9+2*RAND()" office:value-type="float" office:value="9.53041385277174" calcext:value-type="float">
            <text:p>9,5304</text:p>
          </table:table-cell>
          <table:table-cell table:formula="of:=NORMINV(RAND();30;5)" office:value-type="float" office:value="34.6752733870957" calcext:value-type="float">
            <text:p>34,6753</text:p>
          </table:table-cell>
          <table:table-cell table:formula="of:=40+20*RAND()" office:value-type="float" office:value="43.2213510829024" calcext:value-type="float">
            <text:p>43,2214</text:p>
          </table:table-cell>
          <table:table-cell table:formula="of:=([.C449]*[.D449]+[.B449]*[.D449]+[.B449]*[.C449])/([.B449]*[.C449]*[.D449])" office:value-type="float" office:value="0.156902944801738" calcext:value-type="float">
            <text:p>0,1569</text:p>
          </table:table-cell>
          <table:table-cell table:number-columns-repeated="9"/>
        </table:table-row>
        <table:table-row table:style-name="ro2">
          <table:table-cell office:value-type="float" office:value="449" calcext:value-type="float">
            <text:p>449</text:p>
          </table:table-cell>
          <table:table-cell table:formula="of:=9+2*RAND()" office:value-type="float" office:value="9.54216025420465" calcext:value-type="float">
            <text:p>9,5422</text:p>
          </table:table-cell>
          <table:table-cell table:formula="of:=NORMINV(RAND();30;5)" office:value-type="float" office:value="21.8364467045548" calcext:value-type="float">
            <text:p>21,8364</text:p>
          </table:table-cell>
          <table:table-cell table:formula="of:=40+20*RAND()" office:value-type="float" office:value="42.1249829675071" calcext:value-type="float">
            <text:p>42,1250</text:p>
          </table:table-cell>
          <table:table-cell table:formula="of:=([.C450]*[.D450]+[.B450]*[.D450]+[.B450]*[.C450])/([.B450]*[.C450]*[.D450])" office:value-type="float" office:value="0.174331950760412" calcext:value-type="float">
            <text:p>0,1743</text:p>
          </table:table-cell>
          <table:table-cell table:number-columns-repeated="9"/>
        </table:table-row>
        <table:table-row table:style-name="ro2">
          <table:table-cell office:value-type="float" office:value="450" calcext:value-type="float">
            <text:p>450</text:p>
          </table:table-cell>
          <table:table-cell table:formula="of:=9+2*RAND()" office:value-type="float" office:value="9.13819142128341" calcext:value-type="float">
            <text:p>9,1382</text:p>
          </table:table-cell>
          <table:table-cell table:formula="of:=NORMINV(RAND();30;5)" office:value-type="float" office:value="33.1860346010976" calcext:value-type="float">
            <text:p>33,1860</text:p>
          </table:table-cell>
          <table:table-cell table:formula="of:=40+20*RAND()" office:value-type="float" office:value="46.3466478441842" calcext:value-type="float">
            <text:p>46,3466</text:p>
          </table:table-cell>
          <table:table-cell table:formula="of:=([.C451]*[.D451]+[.B451]*[.D451]+[.B451]*[.C451])/([.B451]*[.C451]*[.D451])" office:value-type="float" office:value="0.161140534794591" calcext:value-type="float">
            <text:p>0,1611</text:p>
          </table:table-cell>
          <table:table-cell table:number-columns-repeated="9"/>
        </table:table-row>
        <table:table-row table:style-name="ro2">
          <table:table-cell office:value-type="float" office:value="451" calcext:value-type="float">
            <text:p>451</text:p>
          </table:table-cell>
          <table:table-cell table:formula="of:=9+2*RAND()" office:value-type="float" office:value="10.9930652261246" calcext:value-type="float">
            <text:p>10,9931</text:p>
          </table:table-cell>
          <table:table-cell table:formula="of:=NORMINV(RAND();30;5)" office:value-type="float" office:value="26.7255377183408" calcext:value-type="float">
            <text:p>26,7255</text:p>
          </table:table-cell>
          <table:table-cell table:formula="of:=40+20*RAND()" office:value-type="float" office:value="41.4260791311972" calcext:value-type="float">
            <text:p>41,4261</text:p>
          </table:table-cell>
          <table:table-cell table:formula="of:=([.C452]*[.D452]+[.B452]*[.D452]+[.B452]*[.C452])/([.B452]*[.C452]*[.D452])" office:value-type="float" office:value="0.152523217425315" calcext:value-type="float">
            <text:p>0,1525</text:p>
          </table:table-cell>
          <table:table-cell table:number-columns-repeated="9"/>
        </table:table-row>
        <table:table-row table:style-name="ro2">
          <table:table-cell office:value-type="float" office:value="452" calcext:value-type="float">
            <text:p>452</text:p>
          </table:table-cell>
          <table:table-cell table:formula="of:=9+2*RAND()" office:value-type="float" office:value="10.5558378680144" calcext:value-type="float">
            <text:p>10,5558</text:p>
          </table:table-cell>
          <table:table-cell table:formula="of:=NORMINV(RAND();30;5)" office:value-type="float" office:value="24.0003615125494" calcext:value-type="float">
            <text:p>24,0004</text:p>
          </table:table-cell>
          <table:table-cell table:formula="of:=40+20*RAND()" office:value-type="float" office:value="53.6746895476244" calcext:value-type="float">
            <text:p>53,6747</text:p>
          </table:table-cell>
          <table:table-cell table:formula="of:=([.C453]*[.D453]+[.B453]*[.D453]+[.B453]*[.C453])/([.B453]*[.C453]*[.D453])" office:value-type="float" office:value="0.155031102623284" calcext:value-type="float">
            <text:p>0,1550</text:p>
          </table:table-cell>
          <table:table-cell table:number-columns-repeated="9"/>
        </table:table-row>
        <table:table-row table:style-name="ro2">
          <table:table-cell office:value-type="float" office:value="453" calcext:value-type="float">
            <text:p>453</text:p>
          </table:table-cell>
          <table:table-cell table:formula="of:=9+2*RAND()" office:value-type="float" office:value="9.61482819844969" calcext:value-type="float">
            <text:p>9,6148</text:p>
          </table:table-cell>
          <table:table-cell table:formula="of:=NORMINV(RAND();30;5)" office:value-type="float" office:value="27.7860680794402" calcext:value-type="float">
            <text:p>27,7861</text:p>
          </table:table-cell>
          <table:table-cell table:formula="of:=40+20*RAND()" office:value-type="float" office:value="58.986526678782" calcext:value-type="float">
            <text:p>58,9865</text:p>
          </table:table-cell>
          <table:table-cell table:formula="of:=([.C454]*[.D454]+[.B454]*[.D454]+[.B454]*[.C454])/([.B454]*[.C454]*[.D454])" office:value-type="float" office:value="0.156948301486821" calcext:value-type="float">
            <text:p>0,1569</text:p>
          </table:table-cell>
          <table:table-cell table:number-columns-repeated="9"/>
        </table:table-row>
        <table:table-row table:style-name="ro2">
          <table:table-cell office:value-type="float" office:value="454" calcext:value-type="float">
            <text:p>454</text:p>
          </table:table-cell>
          <table:table-cell table:formula="of:=9+2*RAND()" office:value-type="float" office:value="10.3679965191986" calcext:value-type="float">
            <text:p>10,3680</text:p>
          </table:table-cell>
          <table:table-cell table:formula="of:=NORMINV(RAND();30;5)" office:value-type="float" office:value="22.3402634965846" calcext:value-type="float">
            <text:p>22,3403</text:p>
          </table:table-cell>
          <table:table-cell table:formula="of:=40+20*RAND()" office:value-type="float" office:value="55.4723294847645" calcext:value-type="float">
            <text:p>55,4723</text:p>
          </table:table-cell>
          <table:table-cell table:formula="of:=([.C455]*[.D455]+[.B455]*[.D455]+[.B455]*[.C455])/([.B455]*[.C455]*[.D455])" office:value-type="float" office:value="0.159239884791042" calcext:value-type="float">
            <text:p>0,1592</text:p>
          </table:table-cell>
          <table:table-cell table:number-columns-repeated="9"/>
        </table:table-row>
        <table:table-row table:style-name="ro2">
          <table:table-cell office:value-type="float" office:value="455" calcext:value-type="float">
            <text:p>455</text:p>
          </table:table-cell>
          <table:table-cell table:formula="of:=9+2*RAND()" office:value-type="float" office:value="10.8633992874529" calcext:value-type="float">
            <text:p>10,8634</text:p>
          </table:table-cell>
          <table:table-cell table:formula="of:=NORMINV(RAND();30;5)" office:value-type="float" office:value="30.5679309989046" calcext:value-type="float">
            <text:p>30,5679</text:p>
          </table:table-cell>
          <table:table-cell table:formula="of:=40+20*RAND()" office:value-type="float" office:value="46.905641888734" calcext:value-type="float">
            <text:p>46,9056</text:p>
          </table:table-cell>
          <table:table-cell table:formula="of:=([.C456]*[.D456]+[.B456]*[.D456]+[.B456]*[.C456])/([.B456]*[.C456]*[.D456])" office:value-type="float" office:value="0.146085638105172" calcext:value-type="float">
            <text:p>0,1461</text:p>
          </table:table-cell>
          <table:table-cell table:number-columns-repeated="9"/>
        </table:table-row>
        <table:table-row table:style-name="ro2">
          <table:table-cell office:value-type="float" office:value="456" calcext:value-type="float">
            <text:p>456</text:p>
          </table:table-cell>
          <table:table-cell table:formula="of:=9+2*RAND()" office:value-type="float" office:value="10.6333994253073" calcext:value-type="float">
            <text:p>10,6334</text:p>
          </table:table-cell>
          <table:table-cell table:formula="of:=NORMINV(RAND();30;5)" office:value-type="float" office:value="37.7904933396071" calcext:value-type="float">
            <text:p>37,7905</text:p>
          </table:table-cell>
          <table:table-cell table:formula="of:=40+20*RAND()" office:value-type="float" office:value="44.6527998778038" calcext:value-type="float">
            <text:p>44,6528</text:p>
          </table:table-cell>
          <table:table-cell table:formula="of:=([.C457]*[.D457]+[.B457]*[.D457]+[.B457]*[.C457])/([.B457]*[.C457]*[.D457])" office:value-type="float" office:value="0.142899996401228" calcext:value-type="float">
            <text:p>0,1429</text:p>
          </table:table-cell>
          <table:table-cell table:number-columns-repeated="9"/>
        </table:table-row>
        <table:table-row table:style-name="ro2">
          <table:table-cell office:value-type="float" office:value="457" calcext:value-type="float">
            <text:p>457</text:p>
          </table:table-cell>
          <table:table-cell table:formula="of:=9+2*RAND()" office:value-type="float" office:value="10.1880720441695" calcext:value-type="float">
            <text:p>10,1881</text:p>
          </table:table-cell>
          <table:table-cell table:formula="of:=NORMINV(RAND();30;5)" office:value-type="float" office:value="32.8255200407919" calcext:value-type="float">
            <text:p>32,8255</text:p>
          </table:table-cell>
          <table:table-cell table:formula="of:=40+20*RAND()" office:value-type="float" office:value="54.9462949135341" calcext:value-type="float">
            <text:p>54,9463</text:p>
          </table:table-cell>
          <table:table-cell table:formula="of:=([.C458]*[.D458]+[.B458]*[.D458]+[.B458]*[.C458])/([.B458]*[.C458]*[.D458])" office:value-type="float" office:value="0.14681768926554" calcext:value-type="float">
            <text:p>0,1468</text:p>
          </table:table-cell>
          <table:table-cell table:number-columns-repeated="9"/>
        </table:table-row>
        <table:table-row table:style-name="ro2">
          <table:table-cell office:value-type="float" office:value="458" calcext:value-type="float">
            <text:p>458</text:p>
          </table:table-cell>
          <table:table-cell table:formula="of:=9+2*RAND()" office:value-type="float" office:value="10.200049231993" calcext:value-type="float">
            <text:p>10,2000</text:p>
          </table:table-cell>
          <table:table-cell table:formula="of:=NORMINV(RAND();30;5)" office:value-type="float" office:value="31.1696729981615" calcext:value-type="float">
            <text:p>31,1697</text:p>
          </table:table-cell>
          <table:table-cell table:formula="of:=40+20*RAND()" office:value-type="float" office:value="41.4171456755139" calcext:value-type="float">
            <text:p>41,4171</text:p>
          </table:table-cell>
          <table:table-cell table:formula="of:=([.C459]*[.D459]+[.B459]*[.D459]+[.B459]*[.C459])/([.B459]*[.C459]*[.D459])" office:value-type="float" office:value="0.154265799282389" calcext:value-type="float">
            <text:p>0,1543</text:p>
          </table:table-cell>
          <table:table-cell table:number-columns-repeated="9"/>
        </table:table-row>
        <table:table-row table:style-name="ro2">
          <table:table-cell office:value-type="float" office:value="459" calcext:value-type="float">
            <text:p>459</text:p>
          </table:table-cell>
          <table:table-cell table:formula="of:=9+2*RAND()" office:value-type="float" office:value="10.6993862784002" calcext:value-type="float">
            <text:p>10,6994</text:p>
          </table:table-cell>
          <table:table-cell table:formula="of:=NORMINV(RAND();30;5)" office:value-type="float" office:value="30.9377055103649" calcext:value-type="float">
            <text:p>30,9377</text:p>
          </table:table-cell>
          <table:table-cell table:formula="of:=40+20*RAND()" office:value-type="float" office:value="46.8916256004013" calcext:value-type="float">
            <text:p>46,8916</text:p>
          </table:table-cell>
          <table:table-cell table:formula="of:=([.C460]*[.D460]+[.B460]*[.D460]+[.B460]*[.C460])/([.B460]*[.C460]*[.D460])" office:value-type="float" office:value="0.147112091844648" calcext:value-type="float">
            <text:p>0,1471</text:p>
          </table:table-cell>
          <table:table-cell table:number-columns-repeated="9"/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9+2*RAND()" office:value-type="float" office:value="9.48997250036337" calcext:value-type="float">
            <text:p>9,4900</text:p>
          </table:table-cell>
          <table:table-cell table:formula="of:=NORMINV(RAND();30;5)" office:value-type="float" office:value="22.9016522789159" calcext:value-type="float">
            <text:p>22,9017</text:p>
          </table:table-cell>
          <table:table-cell table:formula="of:=40+20*RAND()" office:value-type="float" office:value="53.0287574115209" calcext:value-type="float">
            <text:p>53,0288</text:p>
          </table:table-cell>
          <table:table-cell table:formula="of:=([.C461]*[.D461]+[.B461]*[.D461]+[.B461]*[.C461])/([.B461]*[.C461]*[.D461])" office:value-type="float" office:value="0.167897047567193" calcext:value-type="float">
            <text:p>0,1679</text:p>
          </table:table-cell>
          <table:table-cell table:number-columns-repeated="9"/>
        </table:table-row>
        <table:table-row table:style-name="ro2">
          <table:table-cell office:value-type="float" office:value="461" calcext:value-type="float">
            <text:p>461</text:p>
          </table:table-cell>
          <table:table-cell table:formula="of:=9+2*RAND()" office:value-type="float" office:value="10.0478594594169" calcext:value-type="float">
            <text:p>10,0479</text:p>
          </table:table-cell>
          <table:table-cell table:formula="of:=NORMINV(RAND();30;5)" office:value-type="float" office:value="23.9529657963094" calcext:value-type="float">
            <text:p>23,9530</text:p>
          </table:table-cell>
          <table:table-cell table:formula="of:=40+20*RAND()" office:value-type="float" office:value="48.6209091939963" calcext:value-type="float">
            <text:p>48,6209</text:p>
          </table:table-cell>
          <table:table-cell table:formula="of:=([.C462]*[.D462]+[.B462]*[.D462]+[.B462]*[.C462])/([.B462]*[.C462]*[.D462])" office:value-type="float" office:value="0.161839451653608" calcext:value-type="float">
            <text:p>0,1618</text:p>
          </table:table-cell>
          <table:table-cell table:number-columns-repeated="9"/>
        </table:table-row>
        <table:table-row table:style-name="ro2">
          <table:table-cell office:value-type="float" office:value="462" calcext:value-type="float">
            <text:p>462</text:p>
          </table:table-cell>
          <table:table-cell table:formula="of:=9+2*RAND()" office:value-type="float" office:value="10.4160561750177" calcext:value-type="float">
            <text:p>10,4161</text:p>
          </table:table-cell>
          <table:table-cell table:formula="of:=NORMINV(RAND();30;5)" office:value-type="float" office:value="27.2350051908633" calcext:value-type="float">
            <text:p>27,2350</text:p>
          </table:table-cell>
          <table:table-cell table:formula="of:=40+20*RAND()" office:value-type="float" office:value="44.0022415597923" calcext:value-type="float">
            <text:p>44,0022</text:p>
          </table:table-cell>
          <table:table-cell table:formula="of:=([.C463]*[.D463]+[.B463]*[.D463]+[.B463]*[.C463])/([.B463]*[.C463]*[.D463])" office:value-type="float" office:value="0.155449193730233" calcext:value-type="float">
            <text:p>0,1554</text:p>
          </table:table-cell>
          <table:table-cell table:number-columns-repeated="9"/>
        </table:table-row>
        <table:table-row table:style-name="ro2">
          <table:table-cell office:value-type="float" office:value="463" calcext:value-type="float">
            <text:p>463</text:p>
          </table:table-cell>
          <table:table-cell table:formula="of:=9+2*RAND()" office:value-type="float" office:value="9.45171963260509" calcext:value-type="float">
            <text:p>9,4517</text:p>
          </table:table-cell>
          <table:table-cell table:formula="of:=NORMINV(RAND();30;5)" office:value-type="float" office:value="33.7767261022031" calcext:value-type="float">
            <text:p>33,7767</text:p>
          </table:table-cell>
          <table:table-cell table:formula="of:=40+20*RAND()" office:value-type="float" office:value="48.0704892217182" calcext:value-type="float">
            <text:p>48,0705</text:p>
          </table:table-cell>
          <table:table-cell table:formula="of:=([.C464]*[.D464]+[.B464]*[.D464]+[.B464]*[.C464])/([.B464]*[.C464]*[.D464])" office:value-type="float" office:value="0.156209821924611" calcext:value-type="float">
            <text:p>0,1562</text:p>
          </table:table-cell>
          <table:table-cell table:number-columns-repeated="9"/>
        </table:table-row>
        <table:table-row table:style-name="ro2">
          <table:table-cell office:value-type="float" office:value="464" calcext:value-type="float">
            <text:p>464</text:p>
          </table:table-cell>
          <table:table-cell table:formula="of:=9+2*RAND()" office:value-type="float" office:value="10.2062276930083" calcext:value-type="float">
            <text:p>10,2062</text:p>
          </table:table-cell>
          <table:table-cell table:formula="of:=NORMINV(RAND();30;5)" office:value-type="float" office:value="31.3160297662148" calcext:value-type="float">
            <text:p>31,3160</text:p>
          </table:table-cell>
          <table:table-cell table:formula="of:=40+20*RAND()" office:value-type="float" office:value="56.3202289282344" calcext:value-type="float">
            <text:p>56,3202</text:p>
          </table:table-cell>
          <table:table-cell table:formula="of:=([.C465]*[.D465]+[.B465]*[.D465]+[.B465]*[.C465])/([.B465]*[.C465]*[.D465])" office:value-type="float" office:value="0.147667531300108" calcext:value-type="float">
            <text:p>0,1477</text:p>
          </table:table-cell>
          <table:table-cell table:number-columns-repeated="9"/>
        </table:table-row>
        <table:table-row table:style-name="ro2">
          <table:table-cell office:value-type="float" office:value="465" calcext:value-type="float">
            <text:p>465</text:p>
          </table:table-cell>
          <table:table-cell table:formula="of:=9+2*RAND()" office:value-type="float" office:value="9.48253032076173" calcext:value-type="float">
            <text:p>9,4825</text:p>
          </table:table-cell>
          <table:table-cell table:formula="of:=NORMINV(RAND();30;5)" office:value-type="float" office:value="24.6658103095807" calcext:value-type="float">
            <text:p>24,6658</text:p>
          </table:table-cell>
          <table:table-cell table:formula="of:=40+20*RAND()" office:value-type="float" office:value="55.208836842794" calcext:value-type="float">
            <text:p>55,2088</text:p>
          </table:table-cell>
          <table:table-cell table:formula="of:=([.C466]*[.D466]+[.B466]*[.D466]+[.B466]*[.C466])/([.B466]*[.C466]*[.D466])" office:value-type="float" office:value="0.164112074757545" calcext:value-type="float">
            <text:p>0,1641</text:p>
          </table:table-cell>
          <table:table-cell table:number-columns-repeated="9"/>
        </table:table-row>
        <table:table-row table:style-name="ro2">
          <table:table-cell office:value-type="float" office:value="466" calcext:value-type="float">
            <text:p>466</text:p>
          </table:table-cell>
          <table:table-cell table:formula="of:=9+2*RAND()" office:value-type="float" office:value="9.00300341402181" calcext:value-type="float">
            <text:p>9,0030</text:p>
          </table:table-cell>
          <table:table-cell table:formula="of:=NORMINV(RAND();30;5)" office:value-type="float" office:value="34.7810992823288" calcext:value-type="float">
            <text:p>34,7811</text:p>
          </table:table-cell>
          <table:table-cell table:formula="of:=40+20*RAND()" office:value-type="float" office:value="53.1514413864352" calcext:value-type="float">
            <text:p>53,1514</text:p>
          </table:table-cell>
          <table:table-cell table:formula="of:=([.C467]*[.D467]+[.B467]*[.D467]+[.B467]*[.C467])/([.B467]*[.C467]*[.D467])" office:value-type="float" office:value="0.158639457195318" calcext:value-type="float">
            <text:p>0,1586</text:p>
          </table:table-cell>
          <table:table-cell table:number-columns-repeated="9"/>
        </table:table-row>
        <table:table-row table:style-name="ro2">
          <table:table-cell office:value-type="float" office:value="467" calcext:value-type="float">
            <text:p>467</text:p>
          </table:table-cell>
          <table:table-cell table:formula="of:=9+2*RAND()" office:value-type="float" office:value="10.2493425935972" calcext:value-type="float">
            <text:p>10,2493</text:p>
          </table:table-cell>
          <table:table-cell table:formula="of:=NORMINV(RAND();30;5)" office:value-type="float" office:value="24.6504659658028" calcext:value-type="float">
            <text:p>24,6505</text:p>
          </table:table-cell>
          <table:table-cell table:formula="of:=40+20*RAND()" office:value-type="float" office:value="45.210847298149" calcext:value-type="float">
            <text:p>45,2108</text:p>
          </table:table-cell>
          <table:table-cell table:formula="of:=([.C468]*[.D468]+[.B468]*[.D468]+[.B468]*[.C468])/([.B468]*[.C468]*[.D468])" office:value-type="float" office:value="0.160253003453777" calcext:value-type="float">
            <text:p>0,1603</text:p>
          </table:table-cell>
          <table:table-cell table:number-columns-repeated="9"/>
        </table:table-row>
        <table:table-row table:style-name="ro2">
          <table:table-cell office:value-type="float" office:value="468" calcext:value-type="float">
            <text:p>468</text:p>
          </table:table-cell>
          <table:table-cell table:formula="of:=9+2*RAND()" office:value-type="float" office:value="10.040136491647" calcext:value-type="float">
            <text:p>10,0401</text:p>
          </table:table-cell>
          <table:table-cell table:formula="of:=NORMINV(RAND();30;5)" office:value-type="float" office:value="30.8588038658382" calcext:value-type="float">
            <text:p>30,8588</text:p>
          </table:table-cell>
          <table:table-cell table:formula="of:=40+20*RAND()" office:value-type="float" office:value="50.311296179425" calcext:value-type="float">
            <text:p>50,3113</text:p>
          </table:table-cell>
          <table:table-cell table:formula="of:=([.C469]*[.D469]+[.B469]*[.D469]+[.B469]*[.C469])/([.B469]*[.C469]*[.D469])" office:value-type="float" office:value="0.151882154599025" calcext:value-type="float">
            <text:p>0,1519</text:p>
          </table:table-cell>
          <table:table-cell table:number-columns-repeated="9"/>
        </table:table-row>
        <table:table-row table:style-name="ro2">
          <table:table-cell office:value-type="float" office:value="469" calcext:value-type="float">
            <text:p>469</text:p>
          </table:table-cell>
          <table:table-cell table:formula="of:=9+2*RAND()" office:value-type="float" office:value="10.1654690403957" calcext:value-type="float">
            <text:p>10,1655</text:p>
          </table:table-cell>
          <table:table-cell table:formula="of:=NORMINV(RAND();30;5)" office:value-type="float" office:value="28.9350859309218" calcext:value-type="float">
            <text:p>28,9351</text:p>
          </table:table-cell>
          <table:table-cell table:formula="of:=40+20*RAND()" office:value-type="float" office:value="50.4948071413673" calcext:value-type="float">
            <text:p>50,4948</text:p>
          </table:table-cell>
          <table:table-cell table:formula="of:=([.C470]*[.D470]+[.B470]*[.D470]+[.B470]*[.C470])/([.B470]*[.C470]*[.D470])" office:value-type="float" office:value="0.152736379091711" calcext:value-type="float">
            <text:p>0,1527</text:p>
          </table:table-cell>
          <table:table-cell table:number-columns-repeated="9"/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9+2*RAND()" office:value-type="float" office:value="9.63522612093948" calcext:value-type="float">
            <text:p>9,6352</text:p>
          </table:table-cell>
          <table:table-cell table:formula="of:=NORMINV(RAND();30;5)" office:value-type="float" office:value="36.0993176534837" calcext:value-type="float">
            <text:p>36,0993</text:p>
          </table:table-cell>
          <table:table-cell table:formula="of:=40+20*RAND()" office:value-type="float" office:value="53.6939117475413" calcext:value-type="float">
            <text:p>53,6939</text:p>
          </table:table-cell>
          <table:table-cell table:formula="of:=([.C471]*[.D471]+[.B471]*[.D471]+[.B471]*[.C471])/([.B471]*[.C471]*[.D471])" office:value-type="float" office:value="0.150111276270469" calcext:value-type="float">
            <text:p>0,1501</text:p>
          </table:table-cell>
          <table:table-cell table:number-columns-repeated="9"/>
        </table:table-row>
        <table:table-row table:style-name="ro2">
          <table:table-cell office:value-type="float" office:value="471" calcext:value-type="float">
            <text:p>471</text:p>
          </table:table-cell>
          <table:table-cell table:formula="of:=9+2*RAND()" office:value-type="float" office:value="10.0277306458447" calcext:value-type="float">
            <text:p>10,0277</text:p>
          </table:table-cell>
          <table:table-cell table:formula="of:=NORMINV(RAND();30;5)" office:value-type="float" office:value="28.1007430755055" calcext:value-type="float">
            <text:p>28,1007</text:p>
          </table:table-cell>
          <table:table-cell table:formula="of:=40+20*RAND()" office:value-type="float" office:value="58.1332864309661" calcext:value-type="float">
            <text:p>58,1333</text:p>
          </table:table-cell>
          <table:table-cell table:formula="of:=([.C472]*[.D472]+[.B472]*[.D472]+[.B472]*[.C472])/([.B472]*[.C472]*[.D472])" office:value-type="float" office:value="0.152511556715169" calcext:value-type="float">
            <text:p>0,1525</text:p>
          </table:table-cell>
          <table:table-cell table:number-columns-repeated="9"/>
        </table:table-row>
        <table:table-row table:style-name="ro2">
          <table:table-cell office:value-type="float" office:value="472" calcext:value-type="float">
            <text:p>472</text:p>
          </table:table-cell>
          <table:table-cell table:formula="of:=9+2*RAND()" office:value-type="float" office:value="10.7834499164019" calcext:value-type="float">
            <text:p>10,7834</text:p>
          </table:table-cell>
          <table:table-cell table:formula="of:=NORMINV(RAND();30;5)" office:value-type="float" office:value="39.4779673598083" calcext:value-type="float">
            <text:p>39,4780</text:p>
          </table:table-cell>
          <table:table-cell table:formula="of:=40+20*RAND()" office:value-type="float" office:value="47.3640210204758" calcext:value-type="float">
            <text:p>47,3640</text:p>
          </table:table-cell>
          <table:table-cell table:formula="of:=([.C473]*[.D473]+[.B473]*[.D473]+[.B473]*[.C473])/([.B473]*[.C473]*[.D473])" office:value-type="float" office:value="0.139178357749424" calcext:value-type="float">
            <text:p>0,1392</text:p>
          </table:table-cell>
          <table:table-cell table:number-columns-repeated="9"/>
        </table:table-row>
        <table:table-row table:style-name="ro2">
          <table:table-cell office:value-type="float" office:value="473" calcext:value-type="float">
            <text:p>473</text:p>
          </table:table-cell>
          <table:table-cell table:formula="of:=9+2*RAND()" office:value-type="float" office:value="9.78401508857496" calcext:value-type="float">
            <text:p>9,7840</text:p>
          </table:table-cell>
          <table:table-cell table:formula="of:=NORMINV(RAND();30;5)" office:value-type="float" office:value="27.445889716031" calcext:value-type="float">
            <text:p>27,4459</text:p>
          </table:table-cell>
          <table:table-cell table:formula="of:=40+20*RAND()" office:value-type="float" office:value="53.3273446862586" calcext:value-type="float">
            <text:p>53,3273</text:p>
          </table:table-cell>
          <table:table-cell table:formula="of:=([.C474]*[.D474]+[.B474]*[.D474]+[.B474]*[.C474])/([.B474]*[.C474]*[.D474])" office:value-type="float" office:value="0.157394962233539" calcext:value-type="float">
            <text:p>0,1574</text:p>
          </table:table-cell>
          <table:table-cell table:number-columns-repeated="9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9+2*RAND()" office:value-type="float" office:value="10.106015245663" calcext:value-type="float">
            <text:p>10,1060</text:p>
          </table:table-cell>
          <table:table-cell table:formula="of:=NORMINV(RAND();30;5)" office:value-type="float" office:value="26.2686567546667" calcext:value-type="float">
            <text:p>26,2687</text:p>
          </table:table-cell>
          <table:table-cell table:formula="of:=40+20*RAND()" office:value-type="float" office:value="54.9537626444362" calcext:value-type="float">
            <text:p>54,9538</text:p>
          </table:table-cell>
          <table:table-cell table:formula="of:=([.C475]*[.D475]+[.B475]*[.D475]+[.B475]*[.C475])/([.B475]*[.C475]*[.D475])" office:value-type="float" office:value="0.155216266754085" calcext:value-type="float">
            <text:p>0,1552</text:p>
          </table:table-cell>
          <table:table-cell table:number-columns-repeated="9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9+2*RAND()" office:value-type="float" office:value="10.7232786102686" calcext:value-type="float">
            <text:p>10,7233</text:p>
          </table:table-cell>
          <table:table-cell table:formula="of:=NORMINV(RAND();30;5)" office:value-type="float" office:value="27.2323339762328" calcext:value-type="float">
            <text:p>27,2323</text:p>
          </table:table-cell>
          <table:table-cell table:formula="of:=40+20*RAND()" office:value-type="float" office:value="43.2888096268289" calcext:value-type="float">
            <text:p>43,2888</text:p>
          </table:table-cell>
          <table:table-cell table:formula="of:=([.C476]*[.D476]+[.B476]*[.D476]+[.B476]*[.C476])/([.B476]*[.C476]*[.D476])" office:value-type="float" office:value="0.153076772989718" calcext:value-type="float">
            <text:p>0,1531</text:p>
          </table:table-cell>
          <table:table-cell table:number-columns-repeated="9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9+2*RAND()" office:value-type="float" office:value="9.83690481749363" calcext:value-type="float">
            <text:p>9,8369</text:p>
          </table:table-cell>
          <table:table-cell table:formula="of:=NORMINV(RAND();30;5)" office:value-type="float" office:value="28.7877275802307" calcext:value-type="float">
            <text:p>28,7877</text:p>
          </table:table-cell>
          <table:table-cell table:formula="of:=40+20*RAND()" office:value-type="float" office:value="46.8546354887076" calcext:value-type="float">
            <text:p>46,8546</text:p>
          </table:table-cell>
          <table:table-cell table:formula="of:=([.C477]*[.D477]+[.B477]*[.D477]+[.B477]*[.C477])/([.B477]*[.C477]*[.D477])" office:value-type="float" office:value="0.157737622927938" calcext:value-type="float">
            <text:p>0,1577</text:p>
          </table:table-cell>
          <table:table-cell table:number-columns-repeated="9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9+2*RAND()" office:value-type="float" office:value="10.0113268692512" calcext:value-type="float">
            <text:p>10,0113</text:p>
          </table:table-cell>
          <table:table-cell table:formula="of:=NORMINV(RAND();30;5)" office:value-type="float" office:value="33.8751436378687" calcext:value-type="float">
            <text:p>33,8751</text:p>
          </table:table-cell>
          <table:table-cell table:formula="of:=40+20*RAND()" office:value-type="float" office:value="59.6045794687234" calcext:value-type="float">
            <text:p>59,6046</text:p>
          </table:table-cell>
          <table:table-cell table:formula="of:=([.C478]*[.D478]+[.B478]*[.D478]+[.B478]*[.C478])/([.B478]*[.C478]*[.D478])" office:value-type="float" office:value="0.146184263873085" calcext:value-type="float">
            <text:p>0,1462</text:p>
          </table:table-cell>
          <table:table-cell table:number-columns-repeated="9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9+2*RAND()" office:value-type="float" office:value="9.37748491973616" calcext:value-type="float">
            <text:p>9,3775</text:p>
          </table:table-cell>
          <table:table-cell table:formula="of:=NORMINV(RAND();30;5)" office:value-type="float" office:value="29.2528305551409" calcext:value-type="float">
            <text:p>29,2528</text:p>
          </table:table-cell>
          <table:table-cell table:formula="of:=40+20*RAND()" office:value-type="float" office:value="48.5885782190599" calcext:value-type="float">
            <text:p>48,5886</text:p>
          </table:table-cell>
          <table:table-cell table:formula="of:=([.C479]*[.D479]+[.B479]*[.D479]+[.B479]*[.C479])/([.B479]*[.C479]*[.D479])" office:value-type="float" office:value="0.161404095933582" calcext:value-type="float">
            <text:p>0,1614</text:p>
          </table:table-cell>
          <table:table-cell table:number-columns-repeated="9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9+2*RAND()" office:value-type="float" office:value="10.1096684129443" calcext:value-type="float">
            <text:p>10,1097</text:p>
          </table:table-cell>
          <table:table-cell table:formula="of:=NORMINV(RAND();30;5)" office:value-type="float" office:value="26.5988881231008" calcext:value-type="float">
            <text:p>26,5989</text:p>
          </table:table-cell>
          <table:table-cell table:formula="of:=40+20*RAND()" office:value-type="float" office:value="57.9080042405985" calcext:value-type="float">
            <text:p>57,9080</text:p>
          </table:table-cell>
          <table:table-cell table:formula="of:=([.C480]*[.D480]+[.B480]*[.D480]+[.B480]*[.C480])/([.B480]*[.C480]*[.D480])" office:value-type="float" office:value="0.153779538904162" calcext:value-type="float">
            <text:p>0,1538</text:p>
          </table:table-cell>
          <table:table-cell table:number-columns-repeated="9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9+2*RAND()" office:value-type="float" office:value="10.617836429039" calcext:value-type="float">
            <text:p>10,6178</text:p>
          </table:table-cell>
          <table:table-cell table:formula="of:=NORMINV(RAND();30;5)" office:value-type="float" office:value="29.8463321091196" calcext:value-type="float">
            <text:p>29,8463</text:p>
          </table:table-cell>
          <table:table-cell table:formula="of:=40+20*RAND()" office:value-type="float" office:value="47.0297360350378" calcext:value-type="float">
            <text:p>47,0297</text:p>
          </table:table-cell>
          <table:table-cell table:formula="of:=([.C481]*[.D481]+[.B481]*[.D481]+[.B481]*[.C481])/([.B481]*[.C481]*[.D481])" office:value-type="float" office:value="0.148949243192932" calcext:value-type="float">
            <text:p>0,1489</text:p>
          </table:table-cell>
          <table:table-cell table:number-columns-repeated="9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9+2*RAND()" office:value-type="float" office:value="10.8992389917839" calcext:value-type="float">
            <text:p>10,8992</text:p>
          </table:table-cell>
          <table:table-cell table:formula="of:=NORMINV(RAND();30;5)" office:value-type="float" office:value="36.2875518485987" calcext:value-type="float">
            <text:p>36,2876</text:p>
          </table:table-cell>
          <table:table-cell table:formula="of:=40+20*RAND()" office:value-type="float" office:value="47.7278978913091" calcext:value-type="float">
            <text:p>47,7279</text:p>
          </table:table-cell>
          <table:table-cell table:formula="of:=([.C482]*[.D482]+[.B482]*[.D482]+[.B482]*[.C482])/([.B482]*[.C482]*[.D482])" office:value-type="float" office:value="0.140259291031713" calcext:value-type="float">
            <text:p>0,1403</text:p>
          </table:table-cell>
          <table:table-cell table:number-columns-repeated="9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9+2*RAND()" office:value-type="float" office:value="10.9426248644013" calcext:value-type="float">
            <text:p>10,9426</text:p>
          </table:table-cell>
          <table:table-cell table:formula="of:=NORMINV(RAND();30;5)" office:value-type="float" office:value="30.711796639187" calcext:value-type="float">
            <text:p>30,7118</text:p>
          </table:table-cell>
          <table:table-cell table:formula="of:=40+20*RAND()" office:value-type="float" office:value="46.3516776426695" calcext:value-type="float">
            <text:p>46,3517</text:p>
          </table:table-cell>
          <table:table-cell table:formula="of:=([.C483]*[.D483]+[.B483]*[.D483]+[.B483]*[.C483])/([.B483]*[.C483]*[.D483])" office:value-type="float" office:value="0.1455207222097" calcext:value-type="float">
            <text:p>0,1455</text:p>
          </table:table-cell>
          <table:table-cell table:number-columns-repeated="9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9+2*RAND()" office:value-type="float" office:value="10.0348107872996" calcext:value-type="float">
            <text:p>10,0348</text:p>
          </table:table-cell>
          <table:table-cell table:formula="of:=NORMINV(RAND();30;5)" office:value-type="float" office:value="36.8621051930623" calcext:value-type="float">
            <text:p>36,8621</text:p>
          </table:table-cell>
          <table:table-cell table:formula="of:=40+20*RAND()" office:value-type="float" office:value="59.564291362185" calcext:value-type="float">
            <text:p>59,5643</text:p>
          </table:table-cell>
          <table:table-cell table:formula="of:=([.C484]*[.D484]+[.B484]*[.D484]+[.B484]*[.C484])/([.B484]*[.C484]*[.D484])" office:value-type="float" office:value="0.143569812380413" calcext:value-type="float">
            <text:p>0,1436</text:p>
          </table:table-cell>
          <table:table-cell table:number-columns-repeated="9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9+2*RAND()" office:value-type="float" office:value="10.9478960304987" calcext:value-type="float">
            <text:p>10,9479</text:p>
          </table:table-cell>
          <table:table-cell table:formula="of:=NORMINV(RAND();30;5)" office:value-type="float" office:value="33.6360408793513" calcext:value-type="float">
            <text:p>33,6360</text:p>
          </table:table-cell>
          <table:table-cell table:formula="of:=40+20*RAND()" office:value-type="float" office:value="42.3216275661252" calcext:value-type="float">
            <text:p>42,3216</text:p>
          </table:table-cell>
          <table:table-cell table:formula="of:=([.C485]*[.D485]+[.B485]*[.D485]+[.B485]*[.C485])/([.B485]*[.C485]*[.D485])" office:value-type="float" office:value="0.144700347507243" calcext:value-type="float">
            <text:p>0,1447</text:p>
          </table:table-cell>
          <table:table-cell table:number-columns-repeated="9"/>
        </table:table-row>
        <table:table-row table:style-name="ro2">
          <table:table-cell office:value-type="float" office:value="485" calcext:value-type="float">
            <text:p>485</text:p>
          </table:table-cell>
          <table:table-cell table:formula="of:=9+2*RAND()" office:value-type="float" office:value="10.6097794279922" calcext:value-type="float">
            <text:p>10,6098</text:p>
          </table:table-cell>
          <table:table-cell table:formula="of:=NORMINV(RAND();30;5)" office:value-type="float" office:value="22.674923612879" calcext:value-type="float">
            <text:p>22,6749</text:p>
          </table:table-cell>
          <table:table-cell table:formula="of:=40+20*RAND()" office:value-type="float" office:value="55.1046222751029" calcext:value-type="float">
            <text:p>55,1046</text:p>
          </table:table-cell>
          <table:table-cell table:formula="of:=([.C486]*[.D486]+[.B486]*[.D486]+[.B486]*[.C486])/([.B486]*[.C486]*[.D486])" office:value-type="float" office:value="0.156501546141431" calcext:value-type="float">
            <text:p>0,1565</text:p>
          </table:table-cell>
          <table:table-cell table:number-columns-repeated="9"/>
        </table:table-row>
        <table:table-row table:style-name="ro2">
          <table:table-cell office:value-type="float" office:value="486" calcext:value-type="float">
            <text:p>486</text:p>
          </table:table-cell>
          <table:table-cell table:formula="of:=9+2*RAND()" office:value-type="float" office:value="10.5799869180191" calcext:value-type="float">
            <text:p>10,5800</text:p>
          </table:table-cell>
          <table:table-cell table:formula="of:=NORMINV(RAND();30;5)" office:value-type="float" office:value="23.9969497139814" calcext:value-type="float">
            <text:p>23,9969</text:p>
          </table:table-cell>
          <table:table-cell table:formula="of:=40+20*RAND()" office:value-type="float" office:value="50.1878067501821" calcext:value-type="float">
            <text:p>50,1878</text:p>
          </table:table-cell>
          <table:table-cell table:formula="of:=([.C487]*[.D487]+[.B487]*[.D487]+[.B487]*[.C487])/([.B487]*[.C487]*[.D487])" office:value-type="float" office:value="0.156115196672284" calcext:value-type="float">
            <text:p>0,1561</text:p>
          </table:table-cell>
          <table:table-cell table:number-columns-repeated="9"/>
        </table:table-row>
        <table:table-row table:style-name="ro2">
          <table:table-cell office:value-type="float" office:value="487" calcext:value-type="float">
            <text:p>487</text:p>
          </table:table-cell>
          <table:table-cell table:formula="of:=9+2*RAND()" office:value-type="float" office:value="9.22289893846028" calcext:value-type="float">
            <text:p>9,2229</text:p>
          </table:table-cell>
          <table:table-cell table:formula="of:=NORMINV(RAND();30;5)" office:value-type="float" office:value="34.0490553828389" calcext:value-type="float">
            <text:p>34,0491</text:p>
          </table:table-cell>
          <table:table-cell table:formula="of:=40+20*RAND()" office:value-type="float" office:value="51.5741410269402" calcext:value-type="float">
            <text:p>51,5741</text:p>
          </table:table-cell>
          <table:table-cell table:formula="of:=([.C488]*[.D488]+[.B488]*[.D488]+[.B488]*[.C488])/([.B488]*[.C488]*[.D488])" office:value-type="float" office:value="0.157184731072514" calcext:value-type="float">
            <text:p>0,1572</text:p>
          </table:table-cell>
          <table:table-cell table:number-columns-repeated="9"/>
        </table:table-row>
        <table:table-row table:style-name="ro2">
          <table:table-cell office:value-type="float" office:value="488" calcext:value-type="float">
            <text:p>488</text:p>
          </table:table-cell>
          <table:table-cell table:formula="of:=9+2*RAND()" office:value-type="float" office:value="9.70669395732693" calcext:value-type="float">
            <text:p>9,7067</text:p>
          </table:table-cell>
          <table:table-cell table:formula="of:=NORMINV(RAND();30;5)" office:value-type="float" office:value="31.5298201374409" calcext:value-type="float">
            <text:p>31,5298</text:p>
          </table:table-cell>
          <table:table-cell table:formula="of:=40+20*RAND()" office:value-type="float" office:value="53.8847161619924" calcext:value-type="float">
            <text:p>53,8847</text:p>
          </table:table-cell>
          <table:table-cell table:formula="of:=([.C489]*[.D489]+[.B489]*[.D489]+[.B489]*[.C489])/([.B489]*[.C489]*[.D489])" office:value-type="float" office:value="0.15329583351903" calcext:value-type="float">
            <text:p>0,1533</text:p>
          </table:table-cell>
          <table:table-cell table:number-columns-repeated="9"/>
        </table:table-row>
        <table:table-row table:style-name="ro2">
          <table:table-cell office:value-type="float" office:value="489" calcext:value-type="float">
            <text:p>489</text:p>
          </table:table-cell>
          <table:table-cell table:formula="of:=9+2*RAND()" office:value-type="float" office:value="10.0001819680911" calcext:value-type="float">
            <text:p>10,0002</text:p>
          </table:table-cell>
          <table:table-cell table:formula="of:=NORMINV(RAND();30;5)" office:value-type="float" office:value="34.707690468392" calcext:value-type="float">
            <text:p>34,7077</text:p>
          </table:table-cell>
          <table:table-cell table:formula="of:=40+20*RAND()" office:value-type="float" office:value="46.0195148992352" calcext:value-type="float">
            <text:p>46,0195</text:p>
          </table:table-cell>
          <table:table-cell table:formula="of:=([.C490]*[.D490]+[.B490]*[.D490]+[.B490]*[.C490])/([.B490]*[.C490]*[.D490])" office:value-type="float" office:value="0.150540150420152" calcext:value-type="float">
            <text:p>0,1505</text:p>
          </table:table-cell>
          <table:table-cell table:number-columns-repeated="9"/>
        </table:table-row>
        <table:table-row table:style-name="ro2">
          <table:table-cell office:value-type="float" office:value="490" calcext:value-type="float">
            <text:p>490</text:p>
          </table:table-cell>
          <table:table-cell table:formula="of:=9+2*RAND()" office:value-type="float" office:value="10.8151591394562" calcext:value-type="float">
            <text:p>10,8152</text:p>
          </table:table-cell>
          <table:table-cell table:formula="of:=NORMINV(RAND();30;5)" office:value-type="float" office:value="36.5713539711941" calcext:value-type="float">
            <text:p>36,5714</text:p>
          </table:table-cell>
          <table:table-cell table:formula="of:=40+20*RAND()" office:value-type="float" office:value="43.9046729705296" calcext:value-type="float">
            <text:p>43,9047</text:p>
          </table:table-cell>
          <table:table-cell table:formula="of:=([.C491]*[.D491]+[.B491]*[.D491]+[.B491]*[.C491])/([.B491]*[.C491]*[.D491])" office:value-type="float" office:value="0.142583234153862" calcext:value-type="float">
            <text:p>0,1426</text:p>
          </table:table-cell>
          <table:table-cell table:number-columns-repeated="9"/>
        </table:table-row>
        <table:table-row table:style-name="ro2">
          <table:table-cell office:value-type="float" office:value="491" calcext:value-type="float">
            <text:p>491</text:p>
          </table:table-cell>
          <table:table-cell table:formula="of:=9+2*RAND()" office:value-type="float" office:value="10.3811620085035" calcext:value-type="float">
            <text:p>10,3812</text:p>
          </table:table-cell>
          <table:table-cell table:formula="of:=NORMINV(RAND();30;5)" office:value-type="float" office:value="17.9420077689963" calcext:value-type="float">
            <text:p>17,9420</text:p>
          </table:table-cell>
          <table:table-cell table:formula="of:=40+20*RAND()" office:value-type="float" office:value="41.2936603859998" calcext:value-type="float">
            <text:p>41,2937</text:p>
          </table:table-cell>
          <table:table-cell table:formula="of:=([.C492]*[.D492]+[.B492]*[.D492]+[.B492]*[.C492])/([.B492]*[.C492]*[.D492])" office:value-type="float" office:value="0.176280244850656" calcext:value-type="float">
            <text:p>0,1763</text:p>
          </table:table-cell>
          <table:table-cell table:number-columns-repeated="9"/>
        </table:table-row>
        <table:table-row table:style-name="ro2">
          <table:table-cell office:value-type="float" office:value="492" calcext:value-type="float">
            <text:p>492</text:p>
          </table:table-cell>
          <table:table-cell table:formula="of:=9+2*RAND()" office:value-type="float" office:value="10.6131780983415" calcext:value-type="float">
            <text:p>10,6132</text:p>
          </table:table-cell>
          <table:table-cell table:formula="of:=NORMINV(RAND();30;5)" office:value-type="float" office:value="30.8380676913309" calcext:value-type="float">
            <text:p>30,8381</text:p>
          </table:table-cell>
          <table:table-cell table:formula="of:=40+20*RAND()" office:value-type="float" office:value="51.0399317997508" calcext:value-type="float">
            <text:p>51,0399</text:p>
          </table:table-cell>
          <table:table-cell table:formula="of:=([.C493]*[.D493]+[.B493]*[.D493]+[.B493]*[.C493])/([.B493]*[.C493]*[.D493])" office:value-type="float" office:value="0.146242439635818" calcext:value-type="float">
            <text:p>0,1462</text:p>
          </table:table-cell>
          <table:table-cell table:number-columns-repeated="9"/>
        </table:table-row>
        <table:table-row table:style-name="ro2">
          <table:table-cell office:value-type="float" office:value="493" calcext:value-type="float">
            <text:p>493</text:p>
          </table:table-cell>
          <table:table-cell table:formula="of:=9+2*RAND()" office:value-type="float" office:value="9.84939904813655" calcext:value-type="float">
            <text:p>9,8494</text:p>
          </table:table-cell>
          <table:table-cell table:formula="of:=NORMINV(RAND();30;5)" office:value-type="float" office:value="29.060476352885" calcext:value-type="float">
            <text:p>29,0605</text:p>
          </table:table-cell>
          <table:table-cell table:formula="of:=40+20*RAND()" office:value-type="float" office:value="54.234055869747" calcext:value-type="float">
            <text:p>54,2341</text:p>
          </table:table-cell>
          <table:table-cell table:formula="of:=([.C494]*[.D494]+[.B494]*[.D494]+[.B494]*[.C494])/([.B494]*[.C494]*[.D494])" office:value-type="float" office:value="0.154378634025519" calcext:value-type="float">
            <text:p>0,1544</text:p>
          </table:table-cell>
          <table:table-cell table:number-columns-repeated="9"/>
        </table:table-row>
        <table:table-row table:style-name="ro2">
          <table:table-cell office:value-type="float" office:value="494" calcext:value-type="float">
            <text:p>494</text:p>
          </table:table-cell>
          <table:table-cell table:formula="of:=9+2*RAND()" office:value-type="float" office:value="9.39832859742455" calcext:value-type="float">
            <text:p>9,3983</text:p>
          </table:table-cell>
          <table:table-cell table:formula="of:=NORMINV(RAND();30;5)" office:value-type="float" office:value="36.8048899806968" calcext:value-type="float">
            <text:p>36,8049</text:p>
          </table:table-cell>
          <table:table-cell table:formula="of:=40+20*RAND()" office:value-type="float" office:value="49.1298031224869" calcext:value-type="float">
            <text:p>49,1298</text:p>
          </table:table-cell>
          <table:table-cell table:formula="of:=([.C495]*[.D495]+[.B495]*[.D495]+[.B495]*[.C495])/([.B495]*[.C495]*[.D495])" office:value-type="float" office:value="0.153926444562962" calcext:value-type="float">
            <text:p>0,1539</text:p>
          </table:table-cell>
          <table:table-cell table:number-columns-repeated="9"/>
        </table:table-row>
        <table:table-row table:style-name="ro2">
          <table:table-cell office:value-type="float" office:value="495" calcext:value-type="float">
            <text:p>495</text:p>
          </table:table-cell>
          <table:table-cell table:formula="of:=9+2*RAND()" office:value-type="float" office:value="10.9151034292299" calcext:value-type="float">
            <text:p>10,9151</text:p>
          </table:table-cell>
          <table:table-cell table:formula="of:=NORMINV(RAND();30;5)" office:value-type="float" office:value="27.0010774348455" calcext:value-type="float">
            <text:p>27,0011</text:p>
          </table:table-cell>
          <table:table-cell table:formula="of:=40+20*RAND()" office:value-type="float" office:value="43.3286478160881" calcext:value-type="float">
            <text:p>43,3286</text:p>
          </table:table-cell>
          <table:table-cell table:formula="of:=([.C496]*[.D496]+[.B496]*[.D496]+[.B496]*[.C496])/([.B496]*[.C496]*[.D496])" office:value-type="float" office:value="0.151731150351616" calcext:value-type="float">
            <text:p>0,1517</text:p>
          </table:table-cell>
          <table:table-cell table:number-columns-repeated="9"/>
        </table:table-row>
        <table:table-row table:style-name="ro2">
          <table:table-cell office:value-type="float" office:value="496" calcext:value-type="float">
            <text:p>496</text:p>
          </table:table-cell>
          <table:table-cell table:formula="of:=9+2*RAND()" office:value-type="float" office:value="10.1320605420042" calcext:value-type="float">
            <text:p>10,1321</text:p>
          </table:table-cell>
          <table:table-cell table:formula="of:=NORMINV(RAND();30;5)" office:value-type="float" office:value="16.4335434639701" calcext:value-type="float">
            <text:p>16,4335</text:p>
          </table:table-cell>
          <table:table-cell table:formula="of:=40+20*RAND()" office:value-type="float" office:value="56.6008373885416" calcext:value-type="float">
            <text:p>56,6008</text:p>
          </table:table-cell>
          <table:table-cell table:formula="of:=([.C497]*[.D497]+[.B497]*[.D497]+[.B497]*[.C497])/([.B497]*[.C497]*[.D497])" office:value-type="float" office:value="0.177215339271828" calcext:value-type="float">
            <text:p>0,1772</text:p>
          </table:table-cell>
          <table:table-cell table:number-columns-repeated="9"/>
        </table:table-row>
        <table:table-row table:style-name="ro2">
          <table:table-cell office:value-type="float" office:value="497" calcext:value-type="float">
            <text:p>497</text:p>
          </table:table-cell>
          <table:table-cell table:formula="of:=9+2*RAND()" office:value-type="float" office:value="10.5615316110197" calcext:value-type="float">
            <text:p>10,5615</text:p>
          </table:table-cell>
          <table:table-cell table:formula="of:=NORMINV(RAND();30;5)" office:value-type="float" office:value="26.7379027000869" calcext:value-type="float">
            <text:p>26,7379</text:p>
          </table:table-cell>
          <table:table-cell table:formula="of:=40+20*RAND()" office:value-type="float" office:value="53.557567584794" calcext:value-type="float">
            <text:p>53,5576</text:p>
          </table:table-cell>
          <table:table-cell table:formula="of:=([.C498]*[.D498]+[.B498]*[.D498]+[.B498]*[.C498])/([.B498]*[.C498]*[.D498])" office:value-type="float" office:value="0.150754825862198" calcext:value-type="float">
            <text:p>0,1508</text:p>
          </table:table-cell>
          <table:table-cell table:number-columns-repeated="9"/>
        </table:table-row>
        <table:table-row table:style-name="ro2">
          <table:table-cell office:value-type="float" office:value="498" calcext:value-type="float">
            <text:p>498</text:p>
          </table:table-cell>
          <table:table-cell table:formula="of:=9+2*RAND()" office:value-type="float" office:value="10.5714308221359" calcext:value-type="float">
            <text:p>10,5714</text:p>
          </table:table-cell>
          <table:table-cell table:formula="of:=NORMINV(RAND();30;5)" office:value-type="float" office:value="39.9918283916014" calcext:value-type="float">
            <text:p>39,9918</text:p>
          </table:table-cell>
          <table:table-cell table:formula="of:=40+20*RAND()" office:value-type="float" office:value="42.4863053834997" calcext:value-type="float">
            <text:p>42,4863</text:p>
          </table:table-cell>
          <table:table-cell table:formula="of:=([.C499]*[.D499]+[.B499]*[.D499]+[.B499]*[.C499])/([.B499]*[.C499]*[.D499])" office:value-type="float" office:value="0.143136678756934" calcext:value-type="float">
            <text:p>0,1431</text:p>
          </table:table-cell>
          <table:table-cell table:number-columns-repeated="9"/>
        </table:table-row>
        <table:table-row table:style-name="ro2">
          <table:table-cell office:value-type="float" office:value="499" calcext:value-type="float">
            <text:p>499</text:p>
          </table:table-cell>
          <table:table-cell table:formula="of:=9+2*RAND()" office:value-type="float" office:value="9.18488072208129" calcext:value-type="float">
            <text:p>9,1849</text:p>
          </table:table-cell>
          <table:table-cell table:formula="of:=NORMINV(RAND();30;5)" office:value-type="float" office:value="29.3209412077398" calcext:value-type="float">
            <text:p>29,3209</text:p>
          </table:table-cell>
          <table:table-cell table:formula="of:=40+20*RAND()" office:value-type="float" office:value="49.7492894972675" calcext:value-type="float">
            <text:p>49,7493</text:p>
          </table:table-cell>
          <table:table-cell table:formula="of:=([.C500]*[.D500]+[.B500]*[.D500]+[.B500]*[.C500])/([.B500]*[.C500]*[.D500])" office:value-type="float" office:value="0.163080683392941" calcext:value-type="float">
            <text:p>0,1631</text:p>
          </table:table-cell>
          <table:table-cell table:number-columns-repeated="9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9+2*RAND()" office:value-type="float" office:value="10.8205589645077" calcext:value-type="float">
            <text:p>10,8206</text:p>
          </table:table-cell>
          <table:table-cell table:formula="of:=NORMINV(RAND();30;5)" office:value-type="float" office:value="26.4113069711563" calcext:value-type="float">
            <text:p>26,4113</text:p>
          </table:table-cell>
          <table:table-cell table:formula="of:=40+20*RAND()" office:value-type="float" office:value="57.6687277131714" calcext:value-type="float">
            <text:p>57,6687</text:p>
          </table:table-cell>
          <table:table-cell table:formula="of:=([.C501]*[.D501]+[.B501]*[.D501]+[.B501]*[.C501])/([.B501]*[.C501]*[.D501])" office:value-type="float" office:value="0.147619659757871" calcext:value-type="float">
            <text:p>0,1476</text:p>
          </table:table-cell>
          <table:table-cell table:number-columns-repeated="9"/>
        </table:table-row>
        <table:table-row table:style-name="ro2">
          <table:table-cell office:value-type="float" office:value="501" calcext:value-type="float">
            <text:p>501</text:p>
          </table:table-cell>
          <table:table-cell table:formula="of:=9+2*RAND()" office:value-type="float" office:value="10.7070695247967" calcext:value-type="float">
            <text:p>10,7071</text:p>
          </table:table-cell>
          <table:table-cell table:formula="of:=NORMINV(RAND();30;5)" office:value-type="float" office:value="27.6494236905172" calcext:value-type="float">
            <text:p>27,6494</text:p>
          </table:table-cell>
          <table:table-cell table:formula="of:=40+20*RAND()" office:value-type="float" office:value="59.2465730546974" calcext:value-type="float">
            <text:p>59,2466</text:p>
          </table:table-cell>
          <table:table-cell table:formula="of:=([.C502]*[.D502]+[.B502]*[.D502]+[.B502]*[.C502])/([.B502]*[.C502]*[.D502])" office:value-type="float" office:value="0.14644196920867" calcext:value-type="float">
            <text:p>0,1464</text:p>
          </table:table-cell>
          <table:table-cell table:number-columns-repeated="9"/>
        </table:table-row>
        <table:table-row table:style-name="ro2">
          <table:table-cell office:value-type="float" office:value="502" calcext:value-type="float">
            <text:p>502</text:p>
          </table:table-cell>
          <table:table-cell table:formula="of:=9+2*RAND()" office:value-type="float" office:value="9.8967058302369" calcext:value-type="float">
            <text:p>9,8967</text:p>
          </table:table-cell>
          <table:table-cell table:formula="of:=NORMINV(RAND();30;5)" office:value-type="float" office:value="32.6233008110672" calcext:value-type="float">
            <text:p>32,6233</text:p>
          </table:table-cell>
          <table:table-cell table:formula="of:=40+20*RAND()" office:value-type="float" office:value="48.6054280097596" calcext:value-type="float">
            <text:p>48,6054</text:p>
          </table:table-cell>
          <table:table-cell table:formula="of:=([.C503]*[.D503]+[.B503]*[.D503]+[.B503]*[.C503])/([.B503]*[.C503]*[.D503])" office:value-type="float" office:value="0.152270494068721" calcext:value-type="float">
            <text:p>0,1523</text:p>
          </table:table-cell>
          <table:table-cell table:number-columns-repeated="9"/>
        </table:table-row>
        <table:table-row table:style-name="ro2">
          <table:table-cell office:value-type="float" office:value="503" calcext:value-type="float">
            <text:p>503</text:p>
          </table:table-cell>
          <table:table-cell table:formula="of:=9+2*RAND()" office:value-type="float" office:value="9.14565420546569" calcext:value-type="float">
            <text:p>9,1457</text:p>
          </table:table-cell>
          <table:table-cell table:formula="of:=NORMINV(RAND();30;5)" office:value-type="float" office:value="29.4276928330844" calcext:value-type="float">
            <text:p>29,4277</text:p>
          </table:table-cell>
          <table:table-cell table:formula="of:=40+20*RAND()" office:value-type="float" office:value="58.7075005169027" calcext:value-type="float">
            <text:p>58,7075</text:p>
          </table:table-cell>
          <table:table-cell table:formula="of:=([.C504]*[.D504]+[.B504]*[.D504]+[.B504]*[.C504])/([.B504]*[.C504]*[.D504])" office:value-type="float" office:value="0.160356744954272" calcext:value-type="float">
            <text:p>0,1604</text:p>
          </table:table-cell>
          <table:table-cell table:number-columns-repeated="9"/>
        </table:table-row>
        <table:table-row table:style-name="ro2">
          <table:table-cell office:value-type="float" office:value="504" calcext:value-type="float">
            <text:p>504</text:p>
          </table:table-cell>
          <table:table-cell table:formula="of:=9+2*RAND()" office:value-type="float" office:value="9.14960553334095" calcext:value-type="float">
            <text:p>9,1496</text:p>
          </table:table-cell>
          <table:table-cell table:formula="of:=NORMINV(RAND();30;5)" office:value-type="float" office:value="22.692065646482" calcext:value-type="float">
            <text:p>22,6921</text:p>
          </table:table-cell>
          <table:table-cell table:formula="of:=40+20*RAND()" office:value-type="float" office:value="51.6468111868016" calcext:value-type="float">
            <text:p>51,6468</text:p>
          </table:table-cell>
          <table:table-cell table:formula="of:=([.C505]*[.D505]+[.B505]*[.D505]+[.B505]*[.C505])/([.B505]*[.C505]*[.D505])" office:value-type="float" office:value="0.172724875573498" calcext:value-type="float">
            <text:p>0,1727</text:p>
          </table:table-cell>
          <table:table-cell table:number-columns-repeated="9"/>
        </table:table-row>
        <table:table-row table:style-name="ro2">
          <table:table-cell office:value-type="float" office:value="505" calcext:value-type="float">
            <text:p>505</text:p>
          </table:table-cell>
          <table:table-cell table:formula="of:=9+2*RAND()" office:value-type="float" office:value="9.50054196990095" calcext:value-type="float">
            <text:p>9,5005</text:p>
          </table:table-cell>
          <table:table-cell table:formula="of:=NORMINV(RAND();30;5)" office:value-type="float" office:value="28.0467501944219" calcext:value-type="float">
            <text:p>28,0468</text:p>
          </table:table-cell>
          <table:table-cell table:formula="of:=40+20*RAND()" office:value-type="float" office:value="53.2631031726487" calcext:value-type="float">
            <text:p>53,2631</text:p>
          </table:table-cell>
          <table:table-cell table:formula="of:=([.C506]*[.D506]+[.B506]*[.D506]+[.B506]*[.C506])/([.B506]*[.C506]*[.D506])" office:value-type="float" office:value="0.159686630637049" calcext:value-type="float">
            <text:p>0,1597</text:p>
          </table:table-cell>
          <table:table-cell table:number-columns-repeated="9"/>
        </table:table-row>
        <table:table-row table:style-name="ro2">
          <table:table-cell office:value-type="float" office:value="506" calcext:value-type="float">
            <text:p>506</text:p>
          </table:table-cell>
          <table:table-cell table:formula="of:=9+2*RAND()" office:value-type="float" office:value="10.4802638583351" calcext:value-type="float">
            <text:p>10,4803</text:p>
          </table:table-cell>
          <table:table-cell table:formula="of:=NORMINV(RAND();30;5)" office:value-type="float" office:value="31.0917934884434" calcext:value-type="float">
            <text:p>31,0918</text:p>
          </table:table-cell>
          <table:table-cell table:formula="of:=40+20*RAND()" office:value-type="float" office:value="43.093861497473" calcext:value-type="float">
            <text:p>43,0939</text:p>
          </table:table-cell>
          <table:table-cell table:formula="of:=([.C507]*[.D507]+[.B507]*[.D507]+[.B507]*[.C507])/([.B507]*[.C507]*[.D507])" office:value-type="float" office:value="0.150785433909231" calcext:value-type="float">
            <text:p>0,1508</text:p>
          </table:table-cell>
          <table:table-cell table:number-columns-repeated="9"/>
        </table:table-row>
        <table:table-row table:style-name="ro2">
          <table:table-cell office:value-type="float" office:value="507" calcext:value-type="float">
            <text:p>507</text:p>
          </table:table-cell>
          <table:table-cell table:formula="of:=9+2*RAND()" office:value-type="float" office:value="10.7276376008522" calcext:value-type="float">
            <text:p>10,7276</text:p>
          </table:table-cell>
          <table:table-cell table:formula="of:=NORMINV(RAND();30;5)" office:value-type="float" office:value="28.0761712030948" calcext:value-type="float">
            <text:p>28,0762</text:p>
          </table:table-cell>
          <table:table-cell table:formula="of:=40+20*RAND()" office:value-type="float" office:value="44.2878234176897" calcext:value-type="float">
            <text:p>44,2878</text:p>
          </table:table-cell>
          <table:table-cell table:formula="of:=([.C508]*[.D508]+[.B508]*[.D508]+[.B508]*[.C508])/([.B508]*[.C508]*[.D508])" office:value-type="float" office:value="0.151414130281304" calcext:value-type="float">
            <text:p>0,1514</text:p>
          </table:table-cell>
          <table:table-cell table:number-columns-repeated="9"/>
        </table:table-row>
        <table:table-row table:style-name="ro2">
          <table:table-cell office:value-type="float" office:value="508" calcext:value-type="float">
            <text:p>508</text:p>
          </table:table-cell>
          <table:table-cell table:formula="of:=9+2*RAND()" office:value-type="float" office:value="9.98492341325618" calcext:value-type="float">
            <text:p>9,9849</text:p>
          </table:table-cell>
          <table:table-cell table:formula="of:=NORMINV(RAND();30;5)" office:value-type="float" office:value="34.9862670371978" calcext:value-type="float">
            <text:p>34,9863</text:p>
          </table:table-cell>
          <table:table-cell table:formula="of:=40+20*RAND()" office:value-type="float" office:value="52.2176230349578" calcext:value-type="float">
            <text:p>52,2176</text:p>
          </table:table-cell>
          <table:table-cell table:formula="of:=([.C509]*[.D509]+[.B509]*[.D509]+[.B509]*[.C509])/([.B509]*[.C509]*[.D509])" office:value-type="float" office:value="0.147884259824668" calcext:value-type="float">
            <text:p>0,1479</text:p>
          </table:table-cell>
          <table:table-cell table:number-columns-repeated="9"/>
        </table:table-row>
        <table:table-row table:style-name="ro2">
          <table:table-cell office:value-type="float" office:value="509" calcext:value-type="float">
            <text:p>509</text:p>
          </table:table-cell>
          <table:table-cell table:formula="of:=9+2*RAND()" office:value-type="float" office:value="10.2783499707002" calcext:value-type="float">
            <text:p>10,2783</text:p>
          </table:table-cell>
          <table:table-cell table:formula="of:=NORMINV(RAND();30;5)" office:value-type="float" office:value="31.411058020791" calcext:value-type="float">
            <text:p>31,4111</text:p>
          </table:table-cell>
          <table:table-cell table:formula="of:=40+20*RAND()" office:value-type="float" office:value="42.7240128465928" calcext:value-type="float">
            <text:p>42,7240</text:p>
          </table:table-cell>
          <table:table-cell table:formula="of:=([.C510]*[.D510]+[.B510]*[.D510]+[.B510]*[.C510])/([.B510]*[.C510]*[.D510])" office:value-type="float" office:value="0.152533844088445" calcext:value-type="float">
            <text:p>0,1525</text:p>
          </table:table-cell>
          <table:table-cell table:number-columns-repeated="9"/>
        </table:table-row>
        <table:table-row table:style-name="ro2">
          <table:table-cell office:value-type="float" office:value="510" calcext:value-type="float">
            <text:p>510</text:p>
          </table:table-cell>
          <table:table-cell table:formula="of:=9+2*RAND()" office:value-type="float" office:value="10.9362801166717" calcext:value-type="float">
            <text:p>10,9363</text:p>
          </table:table-cell>
          <table:table-cell table:formula="of:=NORMINV(RAND();30;5)" office:value-type="float" office:value="26.299353134377" calcext:value-type="float">
            <text:p>26,2994</text:p>
          </table:table-cell>
          <table:table-cell table:formula="of:=40+20*RAND()" office:value-type="float" office:value="54.6854727412574" calcext:value-type="float">
            <text:p>54,6855</text:p>
          </table:table-cell>
          <table:table-cell table:formula="of:=([.C511]*[.D511]+[.B511]*[.D511]+[.B511]*[.C511])/([.B511]*[.C511]*[.D511])" office:value-type="float" office:value="0.147748910861863" calcext:value-type="float">
            <text:p>0,1477</text:p>
          </table:table-cell>
          <table:table-cell table:number-columns-repeated="9"/>
        </table:table-row>
        <table:table-row table:style-name="ro2">
          <table:table-cell office:value-type="float" office:value="511" calcext:value-type="float">
            <text:p>511</text:p>
          </table:table-cell>
          <table:table-cell table:formula="of:=9+2*RAND()" office:value-type="float" office:value="9.59391299984418" calcext:value-type="float">
            <text:p>9,5939</text:p>
          </table:table-cell>
          <table:table-cell table:formula="of:=NORMINV(RAND();30;5)" office:value-type="float" office:value="27.7311810529545" calcext:value-type="float">
            <text:p>27,7312</text:p>
          </table:table-cell>
          <table:table-cell table:formula="of:=40+20*RAND()" office:value-type="float" office:value="40.4819977353327" calcext:value-type="float">
            <text:p>40,4820</text:p>
          </table:table-cell>
          <table:table-cell table:formula="of:=([.C512]*[.D512]+[.B512]*[.D512]+[.B512]*[.C512])/([.B512]*[.C512]*[.D512])" office:value-type="float" office:value="0.164995585801315" calcext:value-type="float">
            <text:p>0,1650</text:p>
          </table:table-cell>
          <table:table-cell table:number-columns-repeated="9"/>
        </table:table-row>
        <table:table-row table:style-name="ro2">
          <table:table-cell office:value-type="float" office:value="512" calcext:value-type="float">
            <text:p>512</text:p>
          </table:table-cell>
          <table:table-cell table:formula="of:=9+2*RAND()" office:value-type="float" office:value="9.15134899853729" calcext:value-type="float">
            <text:p>9,1513</text:p>
          </table:table-cell>
          <table:table-cell table:formula="of:=NORMINV(RAND();30;5)" office:value-type="float" office:value="30.5116254533625" calcext:value-type="float">
            <text:p>30,5116</text:p>
          </table:table-cell>
          <table:table-cell table:formula="of:=40+20*RAND()" office:value-type="float" office:value="41.1119531118311" calcext:value-type="float">
            <text:p>41,1120</text:p>
          </table:table-cell>
          <table:table-cell table:formula="of:=([.C513]*[.D513]+[.B513]*[.D513]+[.B513]*[.C513])/([.B513]*[.C513]*[.D513])" office:value-type="float" office:value="0.166371726150665" calcext:value-type="float">
            <text:p>0,1664</text:p>
          </table:table-cell>
          <table:table-cell table:number-columns-repeated="9"/>
        </table:table-row>
        <table:table-row table:style-name="ro2">
          <table:table-cell office:value-type="float" office:value="513" calcext:value-type="float">
            <text:p>513</text:p>
          </table:table-cell>
          <table:table-cell table:formula="of:=9+2*RAND()" office:value-type="float" office:value="10.878902569646" calcext:value-type="float">
            <text:p>10,8789</text:p>
          </table:table-cell>
          <table:table-cell table:formula="of:=NORMINV(RAND();30;5)" office:value-type="float" office:value="42.5234399230948" calcext:value-type="float">
            <text:p>42,5234</text:p>
          </table:table-cell>
          <table:table-cell table:formula="of:=40+20*RAND()" office:value-type="float" office:value="42.1057146065868" calcext:value-type="float">
            <text:p>42,1057</text:p>
          </table:table-cell>
          <table:table-cell table:formula="of:=([.C514]*[.D514]+[.B514]*[.D514]+[.B514]*[.C514])/([.B514]*[.C514]*[.D514])" office:value-type="float" office:value="0.139187223638453" calcext:value-type="float">
            <text:p>0,1392</text:p>
          </table:table-cell>
          <table:table-cell table:number-columns-repeated="9"/>
        </table:table-row>
        <table:table-row table:style-name="ro2">
          <table:table-cell office:value-type="float" office:value="514" calcext:value-type="float">
            <text:p>514</text:p>
          </table:table-cell>
          <table:table-cell table:formula="of:=9+2*RAND()" office:value-type="float" office:value="9.67402679729275" calcext:value-type="float">
            <text:p>9,6740</text:p>
          </table:table-cell>
          <table:table-cell table:formula="of:=NORMINV(RAND();30;5)" office:value-type="float" office:value="32.9005251592727" calcext:value-type="float">
            <text:p>32,9005</text:p>
          </table:table-cell>
          <table:table-cell table:formula="of:=40+20*RAND()" office:value-type="float" office:value="45.232471798081" calcext:value-type="float">
            <text:p>45,2325</text:p>
          </table:table-cell>
          <table:table-cell table:formula="of:=([.C515]*[.D515]+[.B515]*[.D515]+[.B515]*[.C515])/([.B515]*[.C515]*[.D515])" office:value-type="float" office:value="0.155872233974678" calcext:value-type="float">
            <text:p>0,1559</text:p>
          </table:table-cell>
          <table:table-cell table:number-columns-repeated="9"/>
        </table:table-row>
        <table:table-row table:style-name="ro2">
          <table:table-cell office:value-type="float" office:value="515" calcext:value-type="float">
            <text:p>515</text:p>
          </table:table-cell>
          <table:table-cell table:formula="of:=9+2*RAND()" office:value-type="float" office:value="10.8016357540619" calcext:value-type="float">
            <text:p>10,8016</text:p>
          </table:table-cell>
          <table:table-cell table:formula="of:=NORMINV(RAND();30;5)" office:value-type="float" office:value="33.1466474579717" calcext:value-type="float">
            <text:p>33,1466</text:p>
          </table:table-cell>
          <table:table-cell table:formula="of:=40+20*RAND()" office:value-type="float" office:value="47.7005684119649" calcext:value-type="float">
            <text:p>47,7006</text:p>
          </table:table-cell>
          <table:table-cell table:formula="of:=([.C516]*[.D516]+[.B516]*[.D516]+[.B516]*[.C516])/([.B516]*[.C516]*[.D516])" office:value-type="float" office:value="0.143711645113403" calcext:value-type="float">
            <text:p>0,1437</text:p>
          </table:table-cell>
          <table:table-cell table:number-columns-repeated="9"/>
        </table:table-row>
        <table:table-row table:style-name="ro2">
          <table:table-cell office:value-type="float" office:value="516" calcext:value-type="float">
            <text:p>516</text:p>
          </table:table-cell>
          <table:table-cell table:formula="of:=9+2*RAND()" office:value-type="float" office:value="10.5337090219837" calcext:value-type="float">
            <text:p>10,5337</text:p>
          </table:table-cell>
          <table:table-cell table:formula="of:=NORMINV(RAND();30;5)" office:value-type="float" office:value="27.0323921087638" calcext:value-type="float">
            <text:p>27,0324</text:p>
          </table:table-cell>
          <table:table-cell table:formula="of:=40+20*RAND()" office:value-type="float" office:value="55.7386836386286" calcext:value-type="float">
            <text:p>55,7387</text:p>
          </table:table-cell>
          <table:table-cell table:formula="of:=([.C517]*[.D517]+[.B517]*[.D517]+[.B517]*[.C517])/([.B517]*[.C517]*[.D517])" office:value-type="float" office:value="0.149866841008385" calcext:value-type="float">
            <text:p>0,1499</text:p>
          </table:table-cell>
          <table:table-cell table:number-columns-repeated="9"/>
        </table:table-row>
        <table:table-row table:style-name="ro2">
          <table:table-cell office:value-type="float" office:value="517" calcext:value-type="float">
            <text:p>517</text:p>
          </table:table-cell>
          <table:table-cell table:formula="of:=9+2*RAND()" office:value-type="float" office:value="9.99886011215858" calcext:value-type="float">
            <text:p>9,9989</text:p>
          </table:table-cell>
          <table:table-cell table:formula="of:=NORMINV(RAND();30;5)" office:value-type="float" office:value="28.4738334545979" calcext:value-type="float">
            <text:p>28,4738</text:p>
          </table:table-cell>
          <table:table-cell table:formula="of:=40+20*RAND()" office:value-type="float" office:value="47.4057367048226" calcext:value-type="float">
            <text:p>47,4057</text:p>
          </table:table-cell>
          <table:table-cell table:formula="of:=([.C518]*[.D518]+[.B518]*[.D518]+[.B518]*[.C518])/([.B518]*[.C518]*[.D518])" office:value-type="float" office:value="0.156225857370955" calcext:value-type="float">
            <text:p>0,1562</text:p>
          </table:table-cell>
          <table:table-cell table:number-columns-repeated="9"/>
        </table:table-row>
        <table:table-row table:style-name="ro2">
          <table:table-cell office:value-type="float" office:value="518" calcext:value-type="float">
            <text:p>518</text:p>
          </table:table-cell>
          <table:table-cell table:formula="of:=9+2*RAND()" office:value-type="float" office:value="10.6190813540015" calcext:value-type="float">
            <text:p>10,6191</text:p>
          </table:table-cell>
          <table:table-cell table:formula="of:=NORMINV(RAND();30;5)" office:value-type="float" office:value="41.9587058841765" calcext:value-type="float">
            <text:p>41,9587</text:p>
          </table:table-cell>
          <table:table-cell table:formula="of:=40+20*RAND()" office:value-type="float" office:value="54.3620892078616" calcext:value-type="float">
            <text:p>54,3621</text:p>
          </table:table-cell>
          <table:table-cell table:formula="of:=([.C519]*[.D519]+[.B519]*[.D519]+[.B519]*[.C519])/([.B519]*[.C519]*[.D519])" office:value-type="float" office:value="0.13639823298021" calcext:value-type="float">
            <text:p>0,1364</text:p>
          </table:table-cell>
          <table:table-cell table:number-columns-repeated="9"/>
        </table:table-row>
        <table:table-row table:style-name="ro2">
          <table:table-cell office:value-type="float" office:value="519" calcext:value-type="float">
            <text:p>519</text:p>
          </table:table-cell>
          <table:table-cell table:formula="of:=9+2*RAND()" office:value-type="float" office:value="10.269997208612" calcext:value-type="float">
            <text:p>10,2700</text:p>
          </table:table-cell>
          <table:table-cell table:formula="of:=NORMINV(RAND();30;5)" office:value-type="float" office:value="31.509937690406" calcext:value-type="float">
            <text:p>31,5099</text:p>
          </table:table-cell>
          <table:table-cell table:formula="of:=40+20*RAND()" office:value-type="float" office:value="59.9894530535676" calcext:value-type="float">
            <text:p>59,9895</text:p>
          </table:table-cell>
          <table:table-cell table:formula="of:=([.C520]*[.D520]+[.B520]*[.D520]+[.B520]*[.C520])/([.B520]*[.C520]*[.D520])" office:value-type="float" office:value="0.145776626397119" calcext:value-type="float">
            <text:p>0,1458</text:p>
          </table:table-cell>
          <table:table-cell table:number-columns-repeated="9"/>
        </table:table-row>
        <table:table-row table:style-name="ro2">
          <table:table-cell office:value-type="float" office:value="520" calcext:value-type="float">
            <text:p>520</text:p>
          </table:table-cell>
          <table:table-cell table:formula="of:=9+2*RAND()" office:value-type="float" office:value="9.3532086678315" calcext:value-type="float">
            <text:p>9,3532</text:p>
          </table:table-cell>
          <table:table-cell table:formula="of:=NORMINV(RAND();30;5)" office:value-type="float" office:value="35.9578304506135" calcext:value-type="float">
            <text:p>35,9578</text:p>
          </table:table-cell>
          <table:table-cell table:formula="of:=40+20*RAND()" office:value-type="float" office:value="43.2784795737825" calcext:value-type="float">
            <text:p>43,2785</text:p>
          </table:table-cell>
          <table:table-cell table:formula="of:=([.C521]*[.D521]+[.B521]*[.D521]+[.B521]*[.C521])/([.B521]*[.C521]*[.D521])" office:value-type="float" office:value="0.157831707583938" calcext:value-type="float">
            <text:p>0,1578</text:p>
          </table:table-cell>
          <table:table-cell table:number-columns-repeated="9"/>
        </table:table-row>
        <table:table-row table:style-name="ro2">
          <table:table-cell office:value-type="float" office:value="521" calcext:value-type="float">
            <text:p>521</text:p>
          </table:table-cell>
          <table:table-cell table:formula="of:=9+2*RAND()" office:value-type="float" office:value="9.43129840283655" calcext:value-type="float">
            <text:p>9,4313</text:p>
          </table:table-cell>
          <table:table-cell table:formula="of:=NORMINV(RAND();30;5)" office:value-type="float" office:value="32.2584762708308" calcext:value-type="float">
            <text:p>32,2585</text:p>
          </table:table-cell>
          <table:table-cell table:formula="of:=40+20*RAND()" office:value-type="float" office:value="54.8740598349832" calcext:value-type="float">
            <text:p>54,8741</text:p>
          </table:table-cell>
          <table:table-cell table:formula="of:=([.C522]*[.D522]+[.B522]*[.D522]+[.B522]*[.C522])/([.B522]*[.C522]*[.D522])" office:value-type="float" office:value="0.155253090753933" calcext:value-type="float">
            <text:p>0,1553</text:p>
          </table:table-cell>
          <table:table-cell table:number-columns-repeated="9"/>
        </table:table-row>
        <table:table-row table:style-name="ro2">
          <table:table-cell office:value-type="float" office:value="522" calcext:value-type="float">
            <text:p>522</text:p>
          </table:table-cell>
          <table:table-cell table:formula="of:=9+2*RAND()" office:value-type="float" office:value="10.6340424034279" calcext:value-type="float">
            <text:p>10,6340</text:p>
          </table:table-cell>
          <table:table-cell table:formula="of:=NORMINV(RAND();30;5)" office:value-type="float" office:value="36.7190593934939" calcext:value-type="float">
            <text:p>36,7191</text:p>
          </table:table-cell>
          <table:table-cell table:formula="of:=40+20*RAND()" office:value-type="float" office:value="43.2345153926872" calcext:value-type="float">
            <text:p>43,2345</text:p>
          </table:table-cell>
          <table:table-cell table:formula="of:=([.C523]*[.D523]+[.B523]*[.D523]+[.B523]*[.C523])/([.B523]*[.C523]*[.D523])" office:value-type="float" office:value="0.144401097747169" calcext:value-type="float">
            <text:p>0,1444</text:p>
          </table:table-cell>
          <table:table-cell table:number-columns-repeated="9"/>
        </table:table-row>
        <table:table-row table:style-name="ro2">
          <table:table-cell office:value-type="float" office:value="523" calcext:value-type="float">
            <text:p>523</text:p>
          </table:table-cell>
          <table:table-cell table:formula="of:=9+2*RAND()" office:value-type="float" office:value="10.2062213050667" calcext:value-type="float">
            <text:p>10,2062</text:p>
          </table:table-cell>
          <table:table-cell table:formula="of:=NORMINV(RAND();30;5)" office:value-type="float" office:value="31.0603563402204" calcext:value-type="float">
            <text:p>31,0604</text:p>
          </table:table-cell>
          <table:table-cell table:formula="of:=40+20*RAND()" office:value-type="float" office:value="49.9928953242488" calcext:value-type="float">
            <text:p>49,9929</text:p>
          </table:table-cell>
          <table:table-cell table:formula="of:=([.C524]*[.D524]+[.B524]*[.D524]+[.B524]*[.C524])/([.B524]*[.C524]*[.D524])" office:value-type="float" office:value="0.150177677963311" calcext:value-type="float">
            <text:p>0,1502</text:p>
          </table:table-cell>
          <table:table-cell table:number-columns-repeated="9"/>
        </table:table-row>
        <table:table-row table:style-name="ro2">
          <table:table-cell office:value-type="float" office:value="524" calcext:value-type="float">
            <text:p>524</text:p>
          </table:table-cell>
          <table:table-cell table:formula="of:=9+2*RAND()" office:value-type="float" office:value="10.2385456052143" calcext:value-type="float">
            <text:p>10,2385</text:p>
          </table:table-cell>
          <table:table-cell table:formula="of:=NORMINV(RAND();30;5)" office:value-type="float" office:value="32.6696963760755" calcext:value-type="float">
            <text:p>32,6697</text:p>
          </table:table-cell>
          <table:table-cell table:formula="of:=40+20*RAND()" office:value-type="float" office:value="50.6788721238263" calcext:value-type="float">
            <text:p>50,6789</text:p>
          </table:table-cell>
          <table:table-cell table:formula="of:=([.C525]*[.D525]+[.B525]*[.D525]+[.B525]*[.C525])/([.B525]*[.C525]*[.D525])" office:value-type="float" office:value="0.148011616852201" calcext:value-type="float">
            <text:p>0,1480</text:p>
          </table:table-cell>
          <table:table-cell table:number-columns-repeated="9"/>
        </table:table-row>
        <table:table-row table:style-name="ro2">
          <table:table-cell office:value-type="float" office:value="525" calcext:value-type="float">
            <text:p>525</text:p>
          </table:table-cell>
          <table:table-cell table:formula="of:=9+2*RAND()" office:value-type="float" office:value="10.9984341862146" calcext:value-type="float">
            <text:p>10,9984</text:p>
          </table:table-cell>
          <table:table-cell table:formula="of:=NORMINV(RAND();30;5)" office:value-type="float" office:value="32.5490926552028" calcext:value-type="float">
            <text:p>32,5491</text:p>
          </table:table-cell>
          <table:table-cell table:formula="of:=40+20*RAND()" office:value-type="float" office:value="56.7470257007517" calcext:value-type="float">
            <text:p>56,7470</text:p>
          </table:table-cell>
          <table:table-cell table:formula="of:=([.C526]*[.D526]+[.B526]*[.D526]+[.B526]*[.C526])/([.B526]*[.C526]*[.D526])" office:value-type="float" office:value="0.13926692493545" calcext:value-type="float">
            <text:p>0,1393</text:p>
          </table:table-cell>
          <table:table-cell table:number-columns-repeated="9"/>
        </table:table-row>
        <table:table-row table:style-name="ro2">
          <table:table-cell office:value-type="float" office:value="526" calcext:value-type="float">
            <text:p>526</text:p>
          </table:table-cell>
          <table:table-cell table:formula="of:=9+2*RAND()" office:value-type="float" office:value="10.0616888098884" calcext:value-type="float">
            <text:p>10,0617</text:p>
          </table:table-cell>
          <table:table-cell table:formula="of:=NORMINV(RAND();30;5)" office:value-type="float" office:value="22.3142790077544" calcext:value-type="float">
            <text:p>22,3143</text:p>
          </table:table-cell>
          <table:table-cell table:formula="of:=40+20*RAND()" office:value-type="float" office:value="47.5028007873334" calcext:value-type="float">
            <text:p>47,5028</text:p>
          </table:table-cell>
          <table:table-cell table:formula="of:=([.C527]*[.D527]+[.B527]*[.D527]+[.B527]*[.C527])/([.B527]*[.C527]*[.D527])" office:value-type="float" office:value="0.165252638442417" calcext:value-type="float">
            <text:p>0,1653</text:p>
          </table:table-cell>
          <table:table-cell table:number-columns-repeated="9"/>
        </table:table-row>
        <table:table-row table:style-name="ro2">
          <table:table-cell office:value-type="float" office:value="527" calcext:value-type="float">
            <text:p>527</text:p>
          </table:table-cell>
          <table:table-cell table:formula="of:=9+2*RAND()" office:value-type="float" office:value="10.6601778499316" calcext:value-type="float">
            <text:p>10,6602</text:p>
          </table:table-cell>
          <table:table-cell table:formula="of:=NORMINV(RAND();30;5)" office:value-type="float" office:value="31.055890824685" calcext:value-type="float">
            <text:p>31,0559</text:p>
          </table:table-cell>
          <table:table-cell table:formula="of:=40+20*RAND()" office:value-type="float" office:value="47.4764297506772" calcext:value-type="float">
            <text:p>47,4764</text:p>
          </table:table-cell>
          <table:table-cell table:formula="of:=([.C528]*[.D528]+[.B528]*[.D528]+[.B528]*[.C528])/([.B528]*[.C528]*[.D528])" office:value-type="float" office:value="0.14707015890074" calcext:value-type="float">
            <text:p>0,1471</text:p>
          </table:table-cell>
          <table:table-cell table:number-columns-repeated="9"/>
        </table:table-row>
        <table:table-row table:style-name="ro2">
          <table:table-cell office:value-type="float" office:value="528" calcext:value-type="float">
            <text:p>528</text:p>
          </table:table-cell>
          <table:table-cell table:formula="of:=9+2*RAND()" office:value-type="float" office:value="9.34191561141051" calcext:value-type="float">
            <text:p>9,3419</text:p>
          </table:table-cell>
          <table:table-cell table:formula="of:=NORMINV(RAND();30;5)" office:value-type="float" office:value="25.8184545509696" calcext:value-type="float">
            <text:p>25,8185</text:p>
          </table:table-cell>
          <table:table-cell table:formula="of:=40+20*RAND()" office:value-type="float" office:value="46.7186739784665" calcext:value-type="float">
            <text:p>46,7187</text:p>
          </table:table-cell>
          <table:table-cell table:formula="of:=([.C529]*[.D529]+[.B529]*[.D529]+[.B529]*[.C529])/([.B529]*[.C529]*[.D529])" office:value-type="float" office:value="0.167181128924912" calcext:value-type="float">
            <text:p>0,1672</text:p>
          </table:table-cell>
          <table:table-cell table:number-columns-repeated="9"/>
        </table:table-row>
        <table:table-row table:style-name="ro2">
          <table:table-cell office:value-type="float" office:value="529" calcext:value-type="float">
            <text:p>529</text:p>
          </table:table-cell>
          <table:table-cell table:formula="of:=9+2*RAND()" office:value-type="float" office:value="10.7524648311082" calcext:value-type="float">
            <text:p>10,7525</text:p>
          </table:table-cell>
          <table:table-cell table:formula="of:=NORMINV(RAND();30;5)" office:value-type="float" office:value="33.5376894937509" calcext:value-type="float">
            <text:p>33,5377</text:p>
          </table:table-cell>
          <table:table-cell table:formula="of:=40+20*RAND()" office:value-type="float" office:value="59.545993891079" calcext:value-type="float">
            <text:p>59,5460</text:p>
          </table:table-cell>
          <table:table-cell table:formula="of:=([.C530]*[.D530]+[.B530]*[.D530]+[.B530]*[.C530])/([.B530]*[.C530]*[.D530])" office:value-type="float" office:value="0.139612872876682" calcext:value-type="float">
            <text:p>0,1396</text:p>
          </table:table-cell>
          <table:table-cell table:number-columns-repeated="9"/>
        </table:table-row>
        <table:table-row table:style-name="ro2">
          <table:table-cell office:value-type="float" office:value="530" calcext:value-type="float">
            <text:p>530</text:p>
          </table:table-cell>
          <table:table-cell table:formula="of:=9+2*RAND()" office:value-type="float" office:value="9.58648766227998" calcext:value-type="float">
            <text:p>9,5865</text:p>
          </table:table-cell>
          <table:table-cell table:formula="of:=NORMINV(RAND();30;5)" office:value-type="float" office:value="22.6583364545491" calcext:value-type="float">
            <text:p>22,6583</text:p>
          </table:table-cell>
          <table:table-cell table:formula="of:=40+20*RAND()" office:value-type="float" office:value="52.6834188518114" calcext:value-type="float">
            <text:p>52,6834</text:p>
          </table:table-cell>
          <table:table-cell table:formula="of:=([.C531]*[.D531]+[.B531]*[.D531]+[.B531]*[.C531])/([.B531]*[.C531]*[.D531])" office:value-type="float" office:value="0.167428662452624" calcext:value-type="float">
            <text:p>0,1674</text:p>
          </table:table-cell>
          <table:table-cell table:number-columns-repeated="9"/>
        </table:table-row>
        <table:table-row table:style-name="ro2">
          <table:table-cell office:value-type="float" office:value="531" calcext:value-type="float">
            <text:p>531</text:p>
          </table:table-cell>
          <table:table-cell table:formula="of:=9+2*RAND()" office:value-type="float" office:value="10.5501467448194" calcext:value-type="float">
            <text:p>10,5501</text:p>
          </table:table-cell>
          <table:table-cell table:formula="of:=NORMINV(RAND();30;5)" office:value-type="float" office:value="35.5015159323153" calcext:value-type="float">
            <text:p>35,5015</text:p>
          </table:table-cell>
          <table:table-cell table:formula="of:=40+20*RAND()" office:value-type="float" office:value="45.4518982185982" calcext:value-type="float">
            <text:p>45,4519</text:p>
          </table:table-cell>
          <table:table-cell table:formula="of:=([.C532]*[.D532]+[.B532]*[.D532]+[.B532]*[.C532])/([.B532]*[.C532]*[.D532])" office:value-type="float" office:value="0.144954504034259" calcext:value-type="float">
            <text:p>0,1450</text:p>
          </table:table-cell>
          <table:table-cell table:number-columns-repeated="9"/>
        </table:table-row>
        <table:table-row table:style-name="ro2">
          <table:table-cell office:value-type="float" office:value="532" calcext:value-type="float">
            <text:p>532</text:p>
          </table:table-cell>
          <table:table-cell table:formula="of:=9+2*RAND()" office:value-type="float" office:value="10.5540129102301" calcext:value-type="float">
            <text:p>10,5540</text:p>
          </table:table-cell>
          <table:table-cell table:formula="of:=NORMINV(RAND();30;5)" office:value-type="float" office:value="31.9074099489221" calcext:value-type="float">
            <text:p>31,9074</text:p>
          </table:table-cell>
          <table:table-cell table:formula="of:=40+20*RAND()" office:value-type="float" office:value="44.547373529058" calcext:value-type="float">
            <text:p>44,5474</text:p>
          </table:table-cell>
          <table:table-cell table:formula="of:=([.C533]*[.D533]+[.B533]*[.D533]+[.B533]*[.C533])/([.B533]*[.C533]*[.D533])" office:value-type="float" office:value="0.14853938438213" calcext:value-type="float">
            <text:p>0,1485</text:p>
          </table:table-cell>
          <table:table-cell table:number-columns-repeated="9"/>
        </table:table-row>
        <table:table-row table:style-name="ro2">
          <table:table-cell office:value-type="float" office:value="533" calcext:value-type="float">
            <text:p>533</text:p>
          </table:table-cell>
          <table:table-cell table:formula="of:=9+2*RAND()" office:value-type="float" office:value="9.99221664504148" calcext:value-type="float">
            <text:p>9,9922</text:p>
          </table:table-cell>
          <table:table-cell table:formula="of:=NORMINV(RAND();30;5)" office:value-type="float" office:value="30.045186921396" calcext:value-type="float">
            <text:p>30,0452</text:p>
          </table:table-cell>
          <table:table-cell table:formula="of:=40+20*RAND()" office:value-type="float" office:value="57.6713067037053" calcext:value-type="float">
            <text:p>57,6713</text:p>
          </table:table-cell>
          <table:table-cell table:formula="of:=([.C534]*[.D534]+[.B534]*[.D534]+[.B534]*[.C534])/([.B534]*[.C534]*[.D534])" office:value-type="float" office:value="0.150700740592247" calcext:value-type="float">
            <text:p>0,1507</text:p>
          </table:table-cell>
          <table:table-cell table:number-columns-repeated="9"/>
        </table:table-row>
        <table:table-row table:style-name="ro2">
          <table:table-cell office:value-type="float" office:value="534" calcext:value-type="float">
            <text:p>534</text:p>
          </table:table-cell>
          <table:table-cell table:formula="of:=9+2*RAND()" office:value-type="float" office:value="9.85829147300683" calcext:value-type="float">
            <text:p>9,8583</text:p>
          </table:table-cell>
          <table:table-cell table:formula="of:=NORMINV(RAND();30;5)" office:value-type="float" office:value="28.1922825871992" calcext:value-type="float">
            <text:p>28,1923</text:p>
          </table:table-cell>
          <table:table-cell table:formula="of:=40+20*RAND()" office:value-type="float" office:value="41.9778615212999" calcext:value-type="float">
            <text:p>41,9779</text:p>
          </table:table-cell>
          <table:table-cell table:formula="of:=([.C535]*[.D535]+[.B535]*[.D535]+[.B535]*[.C535])/([.B535]*[.C535]*[.D535])" office:value-type="float" office:value="0.160730235894781" calcext:value-type="float">
            <text:p>0,1607</text:p>
          </table:table-cell>
          <table:table-cell table:number-columns-repeated="9"/>
        </table:table-row>
        <table:table-row table:style-name="ro2">
          <table:table-cell office:value-type="float" office:value="535" calcext:value-type="float">
            <text:p>535</text:p>
          </table:table-cell>
          <table:table-cell table:formula="of:=9+2*RAND()" office:value-type="float" office:value="9.41500604874454" calcext:value-type="float">
            <text:p>9,4150</text:p>
          </table:table-cell>
          <table:table-cell table:formula="of:=NORMINV(RAND();30;5)" office:value-type="float" office:value="27.4125851244579" calcext:value-type="float">
            <text:p>27,4126</text:p>
          </table:table-cell>
          <table:table-cell table:formula="of:=40+20*RAND()" office:value-type="float" office:value="57.0508769457229" calcext:value-type="float">
            <text:p>57,0509</text:p>
          </table:table-cell>
          <table:table-cell table:formula="of:=([.C536]*[.D536]+[.B536]*[.D536]+[.B536]*[.C536])/([.B536]*[.C536]*[.D536])" office:value-type="float" office:value="0.160221230107814" calcext:value-type="float">
            <text:p>0,1602</text:p>
          </table:table-cell>
          <table:table-cell table:number-columns-repeated="9"/>
        </table:table-row>
        <table:table-row table:style-name="ro2">
          <table:table-cell office:value-type="float" office:value="536" calcext:value-type="float">
            <text:p>536</text:p>
          </table:table-cell>
          <table:table-cell table:formula="of:=9+2*RAND()" office:value-type="float" office:value="9.41840908001177" calcext:value-type="float">
            <text:p>9,4184</text:p>
          </table:table-cell>
          <table:table-cell table:formula="of:=NORMINV(RAND();30;5)" office:value-type="float" office:value="31.1643056506327" calcext:value-type="float">
            <text:p>31,1643</text:p>
          </table:table-cell>
          <table:table-cell table:formula="of:=40+20*RAND()" office:value-type="float" office:value="40.1734981802292" calcext:value-type="float">
            <text:p>40,1735</text:p>
          </table:table-cell>
          <table:table-cell table:formula="of:=([.C537]*[.D537]+[.B537]*[.D537]+[.B537]*[.C537])/([.B537]*[.C537]*[.D537])" office:value-type="float" office:value="0.163155068413194" calcext:value-type="float">
            <text:p>0,1632</text:p>
          </table:table-cell>
          <table:table-cell table:number-columns-repeated="9"/>
        </table:table-row>
        <table:table-row table:style-name="ro2">
          <table:table-cell office:value-type="float" office:value="537" calcext:value-type="float">
            <text:p>537</text:p>
          </table:table-cell>
          <table:table-cell table:formula="of:=9+2*RAND()" office:value-type="float" office:value="9.82534318114631" calcext:value-type="float">
            <text:p>9,8253</text:p>
          </table:table-cell>
          <table:table-cell table:formula="of:=NORMINV(RAND();30;5)" office:value-type="float" office:value="37.2486913985426" calcext:value-type="float">
            <text:p>37,2487</text:p>
          </table:table-cell>
          <table:table-cell table:formula="of:=40+20*RAND()" office:value-type="float" office:value="55.0614877720363" calcext:value-type="float">
            <text:p>55,0615</text:p>
          </table:table-cell>
          <table:table-cell table:formula="of:=([.C538]*[.D538]+[.B538]*[.D538]+[.B538]*[.C538])/([.B538]*[.C538]*[.D538])" office:value-type="float" office:value="0.146785710509785" calcext:value-type="float">
            <text:p>0,1468</text:p>
          </table:table-cell>
          <table:table-cell table:number-columns-repeated="9"/>
        </table:table-row>
        <table:table-row table:style-name="ro2">
          <table:table-cell office:value-type="float" office:value="538" calcext:value-type="float">
            <text:p>538</text:p>
          </table:table-cell>
          <table:table-cell table:formula="of:=9+2*RAND()" office:value-type="float" office:value="9.13752424553968" calcext:value-type="float">
            <text:p>9,1375</text:p>
          </table:table-cell>
          <table:table-cell table:formula="of:=NORMINV(RAND();30;5)" office:value-type="float" office:value="33.7719308269453" calcext:value-type="float">
            <text:p>33,7719</text:p>
          </table:table-cell>
          <table:table-cell table:formula="of:=40+20*RAND()" office:value-type="float" office:value="51.8479993590154" calcext:value-type="float">
            <text:p>51,8480</text:p>
          </table:table-cell>
          <table:table-cell table:formula="of:=([.C539]*[.D539]+[.B539]*[.D539]+[.B539]*[.C539])/([.B539]*[.C539]*[.D539])" office:value-type="float" office:value="0.158336370116014" calcext:value-type="float">
            <text:p>0,1583</text:p>
          </table:table-cell>
          <table:table-cell table:number-columns-repeated="9"/>
        </table:table-row>
        <table:table-row table:style-name="ro2">
          <table:table-cell office:value-type="float" office:value="539" calcext:value-type="float">
            <text:p>539</text:p>
          </table:table-cell>
          <table:table-cell table:formula="of:=9+2*RAND()" office:value-type="float" office:value="10.6895194214303" calcext:value-type="float">
            <text:p>10,6895</text:p>
          </table:table-cell>
          <table:table-cell table:formula="of:=NORMINV(RAND();30;5)" office:value-type="float" office:value="29.7527716481535" calcext:value-type="float">
            <text:p>29,7528</text:p>
          </table:table-cell>
          <table:table-cell table:formula="of:=40+20*RAND()" office:value-type="float" office:value="42.3157036001794" calcext:value-type="float">
            <text:p>42,3157</text:p>
          </table:table-cell>
          <table:table-cell table:formula="of:=([.C540]*[.D540]+[.B540]*[.D540]+[.B540]*[.C540])/([.B540]*[.C540]*[.D540])" office:value-type="float" office:value="0.150791777948122" calcext:value-type="float">
            <text:p>0,1508</text:p>
          </table:table-cell>
          <table:table-cell table:number-columns-repeated="9"/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9+2*RAND()" office:value-type="float" office:value="10.0125596865546" calcext:value-type="float">
            <text:p>10,0126</text:p>
          </table:table-cell>
          <table:table-cell table:formula="of:=NORMINV(RAND();30;5)" office:value-type="float" office:value="30.7122043136556" calcext:value-type="float">
            <text:p>30,7122</text:p>
          </table:table-cell>
          <table:table-cell table:formula="of:=40+20*RAND()" office:value-type="float" office:value="56.9754799664952" calcext:value-type="float">
            <text:p>56,9755</text:p>
          </table:table-cell>
          <table:table-cell table:formula="of:=([.C541]*[.D541]+[.B541]*[.D541]+[.B541]*[.C541])/([.B541]*[.C541]*[.D541])" office:value-type="float" office:value="0.149986316563793" calcext:value-type="float">
            <text:p>0,1500</text:p>
          </table:table-cell>
          <table:table-cell table:number-columns-repeated="9"/>
        </table:table-row>
        <table:table-row table:style-name="ro2">
          <table:table-cell office:value-type="float" office:value="541" calcext:value-type="float">
            <text:p>541</text:p>
          </table:table-cell>
          <table:table-cell table:formula="of:=9+2*RAND()" office:value-type="float" office:value="9.43923503323458" calcext:value-type="float">
            <text:p>9,4392</text:p>
          </table:table-cell>
          <table:table-cell table:formula="of:=NORMINV(RAND();30;5)" office:value-type="float" office:value="27.3026096419023" calcext:value-type="float">
            <text:p>27,3026</text:p>
          </table:table-cell>
          <table:table-cell table:formula="of:=40+20*RAND()" office:value-type="float" office:value="50.3580974577926" calcext:value-type="float">
            <text:p>50,3581</text:p>
          </table:table-cell>
          <table:table-cell table:formula="of:=([.C542]*[.D542]+[.B542]*[.D542]+[.B542]*[.C542])/([.B542]*[.C542]*[.D542])" office:value-type="float" office:value="0.162425103305717" calcext:value-type="float">
            <text:p>0,1624</text:p>
          </table:table-cell>
          <table:table-cell table:number-columns-repeated="9"/>
        </table:table-row>
        <table:table-row table:style-name="ro2">
          <table:table-cell office:value-type="float" office:value="542" calcext:value-type="float">
            <text:p>542</text:p>
          </table:table-cell>
          <table:table-cell table:formula="of:=9+2*RAND()" office:value-type="float" office:value="9.15701581188478" calcext:value-type="float">
            <text:p>9,1570</text:p>
          </table:table-cell>
          <table:table-cell table:formula="of:=NORMINV(RAND();30;5)" office:value-type="float" office:value="29.7429765627697" calcext:value-type="float">
            <text:p>29,7430</text:p>
          </table:table-cell>
          <table:table-cell table:formula="of:=40+20*RAND()" office:value-type="float" office:value="56.3780294521712" calcext:value-type="float">
            <text:p>56,3780</text:p>
          </table:table-cell>
          <table:table-cell table:formula="of:=([.C543]*[.D543]+[.B543]*[.D543]+[.B543]*[.C543])/([.B543]*[.C543]*[.D543])" office:value-type="float" office:value="0.160564672102519" calcext:value-type="float">
            <text:p>0,1606</text:p>
          </table:table-cell>
          <table:table-cell table:number-columns-repeated="9"/>
        </table:table-row>
        <table:table-row table:style-name="ro2">
          <table:table-cell office:value-type="float" office:value="543" calcext:value-type="float">
            <text:p>543</text:p>
          </table:table-cell>
          <table:table-cell table:formula="of:=9+2*RAND()" office:value-type="float" office:value="9.54277233057655" calcext:value-type="float">
            <text:p>9,5428</text:p>
          </table:table-cell>
          <table:table-cell table:formula="of:=NORMINV(RAND();30;5)" office:value-type="float" office:value="28.7292865696174" calcext:value-type="float">
            <text:p>28,7293</text:p>
          </table:table-cell>
          <table:table-cell table:formula="of:=40+20*RAND()" office:value-type="float" office:value="56.1651745275594" calcext:value-type="float">
            <text:p>56,1652</text:p>
          </table:table-cell>
          <table:table-cell table:formula="of:=([.C544]*[.D544]+[.B544]*[.D544]+[.B544]*[.C544])/([.B544]*[.C544]*[.D544])" office:value-type="float" office:value="0.157403664291729" calcext:value-type="float">
            <text:p>0,1574</text:p>
          </table:table-cell>
          <table:table-cell table:number-columns-repeated="9"/>
        </table:table-row>
        <table:table-row table:style-name="ro2">
          <table:table-cell office:value-type="float" office:value="544" calcext:value-type="float">
            <text:p>544</text:p>
          </table:table-cell>
          <table:table-cell table:formula="of:=9+2*RAND()" office:value-type="float" office:value="9.52817342639901" calcext:value-type="float">
            <text:p>9,5282</text:p>
          </table:table-cell>
          <table:table-cell table:formula="of:=NORMINV(RAND();30;5)" office:value-type="float" office:value="29.2678496819329" calcext:value-type="float">
            <text:p>29,2678</text:p>
          </table:table-cell>
          <table:table-cell table:formula="of:=40+20*RAND()" office:value-type="float" office:value="56.9470027950592" calcext:value-type="float">
            <text:p>56,9470</text:p>
          </table:table-cell>
          <table:table-cell table:formula="of:=([.C545]*[.D545]+[.B545]*[.D545]+[.B545]*[.C545])/([.B545]*[.C545]*[.D545])" office:value-type="float" office:value="0.156679280506799" calcext:value-type="float">
            <text:p>0,1567</text:p>
          </table:table-cell>
          <table:table-cell table:number-columns-repeated="9"/>
        </table:table-row>
        <table:table-row table:style-name="ro2">
          <table:table-cell office:value-type="float" office:value="545" calcext:value-type="float">
            <text:p>545</text:p>
          </table:table-cell>
          <table:table-cell table:formula="of:=9+2*RAND()" office:value-type="float" office:value="9.67206374532543" calcext:value-type="float">
            <text:p>9,6721</text:p>
          </table:table-cell>
          <table:table-cell table:formula="of:=NORMINV(RAND();30;5)" office:value-type="float" office:value="35.214393674416" calcext:value-type="float">
            <text:p>35,2144</text:p>
          </table:table-cell>
          <table:table-cell table:formula="of:=40+20*RAND()" office:value-type="float" office:value="53.2966152136214" calcext:value-type="float">
            <text:p>53,2966</text:p>
          </table:table-cell>
          <table:table-cell table:formula="of:=([.C546]*[.D546]+[.B546]*[.D546]+[.B546]*[.C546])/([.B546]*[.C546]*[.D546])" office:value-type="float" office:value="0.150550947475653" calcext:value-type="float">
            <text:p>0,1506</text:p>
          </table:table-cell>
          <table:table-cell table:number-columns-repeated="9"/>
        </table:table-row>
        <table:table-row table:style-name="ro2">
          <table:table-cell office:value-type="float" office:value="546" calcext:value-type="float">
            <text:p>546</text:p>
          </table:table-cell>
          <table:table-cell table:formula="of:=9+2*RAND()" office:value-type="float" office:value="10.1822872988414" calcext:value-type="float">
            <text:p>10,1823</text:p>
          </table:table-cell>
          <table:table-cell table:formula="of:=NORMINV(RAND();30;5)" office:value-type="float" office:value="37.7242551907139" calcext:value-type="float">
            <text:p>37,7243</text:p>
          </table:table-cell>
          <table:table-cell table:formula="of:=40+20*RAND()" office:value-type="float" office:value="47.4352398770861" calcext:value-type="float">
            <text:p>47,4352</text:p>
          </table:table-cell>
          <table:table-cell table:formula="of:=([.C547]*[.D547]+[.B547]*[.D547]+[.B547]*[.C547])/([.B547]*[.C547]*[.D547])" office:value-type="float" office:value="0.145799278405118" calcext:value-type="float">
            <text:p>0,1458</text:p>
          </table:table-cell>
          <table:table-cell table:number-columns-repeated="9"/>
        </table:table-row>
        <table:table-row table:style-name="ro2">
          <table:table-cell office:value-type="float" office:value="547" calcext:value-type="float">
            <text:p>547</text:p>
          </table:table-cell>
          <table:table-cell table:formula="of:=9+2*RAND()" office:value-type="float" office:value="9.99682496418245" calcext:value-type="float">
            <text:p>9,9968</text:p>
          </table:table-cell>
          <table:table-cell table:formula="of:=NORMINV(RAND();30;5)" office:value-type="float" office:value="32.9354364109981" calcext:value-type="float">
            <text:p>32,9354</text:p>
          </table:table-cell>
          <table:table-cell table:formula="of:=40+20*RAND()" office:value-type="float" office:value="49.9918998894282" calcext:value-type="float">
            <text:p>49,9919</text:p>
          </table:table-cell>
          <table:table-cell table:formula="of:=([.C548]*[.D548]+[.B548]*[.D548]+[.B548]*[.C548])/([.B548]*[.C548]*[.D548])" office:value-type="float" office:value="0.150397434577555" calcext:value-type="float">
            <text:p>0,1504</text:p>
          </table:table-cell>
          <table:table-cell table:number-columns-repeated="9"/>
        </table:table-row>
        <table:table-row table:style-name="ro2">
          <table:table-cell office:value-type="float" office:value="548" calcext:value-type="float">
            <text:p>548</text:p>
          </table:table-cell>
          <table:table-cell table:formula="of:=9+2*RAND()" office:value-type="float" office:value="10.3717952256557" calcext:value-type="float">
            <text:p>10,3718</text:p>
          </table:table-cell>
          <table:table-cell table:formula="of:=NORMINV(RAND();30;5)" office:value-type="float" office:value="25.9118073547216" calcext:value-type="float">
            <text:p>25,9118</text:p>
          </table:table-cell>
          <table:table-cell table:formula="of:=40+20*RAND()" office:value-type="float" office:value="47.3749759769999" calcext:value-type="float">
            <text:p>47,3750</text:p>
          </table:table-cell>
          <table:table-cell table:formula="of:=([.C549]*[.D549]+[.B549]*[.D549]+[.B549]*[.C549])/([.B549]*[.C549]*[.D549])" office:value-type="float" office:value="0.156115959391296" calcext:value-type="float">
            <text:p>0,1561</text:p>
          </table:table-cell>
          <table:table-cell table:number-columns-repeated="9"/>
        </table:table-row>
        <table:table-row table:style-name="ro2">
          <table:table-cell office:value-type="float" office:value="549" calcext:value-type="float">
            <text:p>549</text:p>
          </table:table-cell>
          <table:table-cell table:formula="of:=9+2*RAND()" office:value-type="float" office:value="9.85952714434825" calcext:value-type="float">
            <text:p>9,8595</text:p>
          </table:table-cell>
          <table:table-cell table:formula="of:=NORMINV(RAND();30;5)" office:value-type="float" office:value="35.2164976098816" calcext:value-type="float">
            <text:p>35,2165</text:p>
          </table:table-cell>
          <table:table-cell table:formula="of:=40+20*RAND()" office:value-type="float" office:value="45.1902488223277" calcext:value-type="float">
            <text:p>45,1902</text:p>
          </table:table-cell>
          <table:table-cell table:formula="of:=([.C550]*[.D550]+[.B550]*[.D550]+[.B550]*[.C550])/([.B550]*[.C550]*[.D550])" office:value-type="float" office:value="0.151949192344698" calcext:value-type="float">
            <text:p>0,1519</text:p>
          </table:table-cell>
          <table:table-cell table:number-columns-repeated="9"/>
        </table:table-row>
        <table:table-row table:style-name="ro2">
          <table:table-cell office:value-type="float" office:value="550" calcext:value-type="float">
            <text:p>550</text:p>
          </table:table-cell>
          <table:table-cell table:formula="of:=9+2*RAND()" office:value-type="float" office:value="9.39151978562586" calcext:value-type="float">
            <text:p>9,3915</text:p>
          </table:table-cell>
          <table:table-cell table:formula="of:=NORMINV(RAND();30;5)" office:value-type="float" office:value="34.7937382339954" calcext:value-type="float">
            <text:p>34,7937</text:p>
          </table:table-cell>
          <table:table-cell table:formula="of:=40+20*RAND()" office:value-type="float" office:value="41.2412160611711" calcext:value-type="float">
            <text:p>41,2412</text:p>
          </table:table-cell>
          <table:table-cell table:formula="of:=([.C551]*[.D551]+[.B551]*[.D551]+[.B551]*[.C551])/([.B551]*[.C551]*[.D551])" office:value-type="float" office:value="0.159467430141422" calcext:value-type="float">
            <text:p>0,1595</text:p>
          </table:table-cell>
          <table:table-cell table:number-columns-repeated="9"/>
        </table:table-row>
        <table:table-row table:style-name="ro2">
          <table:table-cell office:value-type="float" office:value="551" calcext:value-type="float">
            <text:p>551</text:p>
          </table:table-cell>
          <table:table-cell table:formula="of:=9+2*RAND()" office:value-type="float" office:value="9.36793225980364" calcext:value-type="float">
            <text:p>9,3679</text:p>
          </table:table-cell>
          <table:table-cell table:formula="of:=NORMINV(RAND();30;5)" office:value-type="float" office:value="28.1690754260002" calcext:value-type="float">
            <text:p>28,1691</text:p>
          </table:table-cell>
          <table:table-cell table:formula="of:=40+20*RAND()" office:value-type="float" office:value="41.622487178538" calcext:value-type="float">
            <text:p>41,6225</text:p>
          </table:table-cell>
          <table:table-cell table:formula="of:=([.C552]*[.D552]+[.B552]*[.D552]+[.B552]*[.C552])/([.B552]*[.C552]*[.D552])" office:value-type="float" office:value="0.166272539604545" calcext:value-type="float">
            <text:p>0,1663</text:p>
          </table:table-cell>
          <table:table-cell table:number-columns-repeated="9"/>
        </table:table-row>
        <table:table-row table:style-name="ro2">
          <table:table-cell office:value-type="float" office:value="552" calcext:value-type="float">
            <text:p>552</text:p>
          </table:table-cell>
          <table:table-cell table:formula="of:=9+2*RAND()" office:value-type="float" office:value="10.5842673664447" calcext:value-type="float">
            <text:p>10,5843</text:p>
          </table:table-cell>
          <table:table-cell table:formula="of:=NORMINV(RAND();30;5)" office:value-type="float" office:value="32.8417487409642" calcext:value-type="float">
            <text:p>32,8417</text:p>
          </table:table-cell>
          <table:table-cell table:formula="of:=40+20*RAND()" office:value-type="float" office:value="42.9284889413975" calcext:value-type="float">
            <text:p>42,9285</text:p>
          </table:table-cell>
          <table:table-cell table:formula="of:=([.C553]*[.D553]+[.B553]*[.D553]+[.B553]*[.C553])/([.B553]*[.C553]*[.D553])" office:value-type="float" office:value="0.14822345305258" calcext:value-type="float">
            <text:p>0,1482</text:p>
          </table:table-cell>
          <table:table-cell table:number-columns-repeated="9"/>
        </table:table-row>
        <table:table-row table:style-name="ro2">
          <table:table-cell office:value-type="float" office:value="553" calcext:value-type="float">
            <text:p>553</text:p>
          </table:table-cell>
          <table:table-cell table:formula="of:=9+2*RAND()" office:value-type="float" office:value="9.0064351845067" calcext:value-type="float">
            <text:p>9,0064</text:p>
          </table:table-cell>
          <table:table-cell table:formula="of:=NORMINV(RAND();30;5)" office:value-type="float" office:value="25.0463717200963" calcext:value-type="float">
            <text:p>25,0464</text:p>
          </table:table-cell>
          <table:table-cell table:formula="of:=40+20*RAND()" office:value-type="float" office:value="54.7100941906683" calcext:value-type="float">
            <text:p>54,7101</text:p>
          </table:table-cell>
          <table:table-cell table:formula="of:=([.C554]*[.D554]+[.B554]*[.D554]+[.B554]*[.C554])/([.B554]*[.C554]*[.D554])" office:value-type="float" office:value="0.169235826414924" calcext:value-type="float">
            <text:p>0,1692</text:p>
          </table:table-cell>
          <table:table-cell table:number-columns-repeated="9"/>
        </table:table-row>
        <table:table-row table:style-name="ro2">
          <table:table-cell office:value-type="float" office:value="554" calcext:value-type="float">
            <text:p>554</text:p>
          </table:table-cell>
          <table:table-cell table:formula="of:=9+2*RAND()" office:value-type="float" office:value="9.60305373719893" calcext:value-type="float">
            <text:p>9,6031</text:p>
          </table:table-cell>
          <table:table-cell table:formula="of:=NORMINV(RAND();30;5)" office:value-type="float" office:value="31.2107548801899" calcext:value-type="float">
            <text:p>31,2108</text:p>
          </table:table-cell>
          <table:table-cell table:formula="of:=40+20*RAND()" office:value-type="float" office:value="43.8241247576661" calcext:value-type="float">
            <text:p>43,8241</text:p>
          </table:table-cell>
          <table:table-cell table:formula="of:=([.C555]*[.D555]+[.B555]*[.D555]+[.B555]*[.C555])/([.B555]*[.C555]*[.D555])" office:value-type="float" office:value="0.158992261524557" calcext:value-type="float">
            <text:p>0,1590</text:p>
          </table:table-cell>
          <table:table-cell table:number-columns-repeated="9"/>
        </table:table-row>
        <table:table-row table:style-name="ro2">
          <table:table-cell office:value-type="float" office:value="555" calcext:value-type="float">
            <text:p>555</text:p>
          </table:table-cell>
          <table:table-cell table:formula="of:=9+2*RAND()" office:value-type="float" office:value="9.3907069566194" calcext:value-type="float">
            <text:p>9,3907</text:p>
          </table:table-cell>
          <table:table-cell table:formula="of:=NORMINV(RAND();30;5)" office:value-type="float" office:value="37.1985672639588" calcext:value-type="float">
            <text:p>37,1986</text:p>
          </table:table-cell>
          <table:table-cell table:formula="of:=40+20*RAND()" office:value-type="float" office:value="56.1740181944333" calcext:value-type="float">
            <text:p>56,1740</text:p>
          </table:table-cell>
          <table:table-cell table:formula="of:=([.C556]*[.D556]+[.B556]*[.D556]+[.B556]*[.C556])/([.B556]*[.C556]*[.D556])" office:value-type="float" office:value="0.151172835382413" calcext:value-type="float">
            <text:p>0,1512</text:p>
          </table:table-cell>
          <table:table-cell table:number-columns-repeated="9"/>
        </table:table-row>
        <table:table-row table:style-name="ro2">
          <table:table-cell office:value-type="float" office:value="556" calcext:value-type="float">
            <text:p>556</text:p>
          </table:table-cell>
          <table:table-cell table:formula="of:=9+2*RAND()" office:value-type="float" office:value="9.09382861643098" calcext:value-type="float">
            <text:p>9,0938</text:p>
          </table:table-cell>
          <table:table-cell table:formula="of:=NORMINV(RAND();30;5)" office:value-type="float" office:value="32.6361799782959" calcext:value-type="float">
            <text:p>32,6362</text:p>
          </table:table-cell>
          <table:table-cell table:formula="of:=40+20*RAND()" office:value-type="float" office:value="48.6443476215936" calcext:value-type="float">
            <text:p>48,6443</text:p>
          </table:table-cell>
          <table:table-cell table:formula="of:=([.C557]*[.D557]+[.B557]*[.D557]+[.B557]*[.C557])/([.B557]*[.C557]*[.D557])" office:value-type="float" office:value="0.161162899067539" calcext:value-type="float">
            <text:p>0,1612</text:p>
          </table:table-cell>
          <table:table-cell table:number-columns-repeated="9"/>
        </table:table-row>
        <table:table-row table:style-name="ro2">
          <table:table-cell office:value-type="float" office:value="557" calcext:value-type="float">
            <text:p>557</text:p>
          </table:table-cell>
          <table:table-cell table:formula="of:=9+2*RAND()" office:value-type="float" office:value="9.00397154944949" calcext:value-type="float">
            <text:p>9,0040</text:p>
          </table:table-cell>
          <table:table-cell table:formula="of:=NORMINV(RAND();30;5)" office:value-type="float" office:value="26.3679299307278" calcext:value-type="float">
            <text:p>26,3679</text:p>
          </table:table-cell>
          <table:table-cell table:formula="of:=40+20*RAND()" office:value-type="float" office:value="46.049721094314" calcext:value-type="float">
            <text:p>46,0497</text:p>
          </table:table-cell>
          <table:table-cell table:formula="of:=([.C558]*[.D558]+[.B558]*[.D558]+[.B558]*[.C558])/([.B558]*[.C558]*[.D558])" office:value-type="float" office:value="0.170702617449436" calcext:value-type="float">
            <text:p>0,1707</text:p>
          </table:table-cell>
          <table:table-cell table:number-columns-repeated="9"/>
        </table:table-row>
        <table:table-row table:style-name="ro2">
          <table:table-cell office:value-type="float" office:value="558" calcext:value-type="float">
            <text:p>558</text:p>
          </table:table-cell>
          <table:table-cell table:formula="of:=9+2*RAND()" office:value-type="float" office:value="10.0095688288566" calcext:value-type="float">
            <text:p>10,0096</text:p>
          </table:table-cell>
          <table:table-cell table:formula="of:=NORMINV(RAND();30;5)" office:value-type="float" office:value="32.6610488641541" calcext:value-type="float">
            <text:p>32,6610</text:p>
          </table:table-cell>
          <table:table-cell table:formula="of:=40+20*RAND()" office:value-type="float" office:value="42.4262360087596" calcext:value-type="float">
            <text:p>42,4262</text:p>
          </table:table-cell>
          <table:table-cell table:formula="of:=([.C559]*[.D559]+[.B559]*[.D559]+[.B559]*[.C559])/([.B559]*[.C559]*[.D559])" office:value-type="float" office:value="0.154092234449681" calcext:value-type="float">
            <text:p>0,1541</text:p>
          </table:table-cell>
          <table:table-cell table:number-columns-repeated="9"/>
        </table:table-row>
        <table:table-row table:style-name="ro2">
          <table:table-cell office:value-type="float" office:value="559" calcext:value-type="float">
            <text:p>559</text:p>
          </table:table-cell>
          <table:table-cell table:formula="of:=9+2*RAND()" office:value-type="float" office:value="9.59318345529027" calcext:value-type="float">
            <text:p>9,5932</text:p>
          </table:table-cell>
          <table:table-cell table:formula="of:=NORMINV(RAND();30;5)" office:value-type="float" office:value="35.3205427250778" calcext:value-type="float">
            <text:p>35,3205</text:p>
          </table:table-cell>
          <table:table-cell table:formula="of:=40+20*RAND()" office:value-type="float" office:value="55.5641336622648" calcext:value-type="float">
            <text:p>55,5641</text:p>
          </table:table-cell>
          <table:table-cell table:formula="of:=([.C560]*[.D560]+[.B560]*[.D560]+[.B560]*[.C560])/([.B560]*[.C560]*[.D560])" office:value-type="float" office:value="0.150550040327894" calcext:value-type="float">
            <text:p>0,1506</text:p>
          </table:table-cell>
          <table:table-cell table:number-columns-repeated="9"/>
        </table:table-row>
        <table:table-row table:style-name="ro2">
          <table:table-cell office:value-type="float" office:value="560" calcext:value-type="float">
            <text:p>560</text:p>
          </table:table-cell>
          <table:table-cell table:formula="of:=9+2*RAND()" office:value-type="float" office:value="10.1895286010113" calcext:value-type="float">
            <text:p>10,1895</text:p>
          </table:table-cell>
          <table:table-cell table:formula="of:=NORMINV(RAND();30;5)" office:value-type="float" office:value="29.0842215318039" calcext:value-type="float">
            <text:p>29,0842</text:p>
          </table:table-cell>
          <table:table-cell table:formula="of:=40+20*RAND()" office:value-type="float" office:value="58.5299180471338" calcext:value-type="float">
            <text:p>58,5299</text:p>
          </table:table-cell>
          <table:table-cell table:formula="of:=([.C561]*[.D561]+[.B561]*[.D561]+[.B561]*[.C561])/([.B561]*[.C561]*[.D561])" office:value-type="float" office:value="0.149608150392014" calcext:value-type="float">
            <text:p>0,1496</text:p>
          </table:table-cell>
          <table:table-cell table:number-columns-repeated="9"/>
        </table:table-row>
        <table:table-row table:style-name="ro2">
          <table:table-cell office:value-type="float" office:value="561" calcext:value-type="float">
            <text:p>561</text:p>
          </table:table-cell>
          <table:table-cell table:formula="of:=9+2*RAND()" office:value-type="float" office:value="10.9223380775657" calcext:value-type="float">
            <text:p>10,9223</text:p>
          </table:table-cell>
          <table:table-cell table:formula="of:=NORMINV(RAND();30;5)" office:value-type="float" office:value="18.9844420199642" calcext:value-type="float">
            <text:p>18,9844</text:p>
          </table:table-cell>
          <table:table-cell table:formula="of:=40+20*RAND()" office:value-type="float" office:value="53.9757317560725" calcext:value-type="float">
            <text:p>53,9757</text:p>
          </table:table-cell>
          <table:table-cell table:formula="of:=([.C562]*[.D562]+[.B562]*[.D562]+[.B562]*[.C562])/([.B562]*[.C562]*[.D562])" office:value-type="float" office:value="0.162757044526743" calcext:value-type="float">
            <text:p>0,1628</text:p>
          </table:table-cell>
          <table:table-cell table:number-columns-repeated="9"/>
        </table:table-row>
        <table:table-row table:style-name="ro2">
          <table:table-cell office:value-type="float" office:value="562" calcext:value-type="float">
            <text:p>562</text:p>
          </table:table-cell>
          <table:table-cell table:formula="of:=9+2*RAND()" office:value-type="float" office:value="9.76963975490071" calcext:value-type="float">
            <text:p>9,7696</text:p>
          </table:table-cell>
          <table:table-cell table:formula="of:=NORMINV(RAND();30;5)" office:value-type="float" office:value="29.7206395041904" calcext:value-type="float">
            <text:p>29,7206</text:p>
          </table:table-cell>
          <table:table-cell table:formula="of:=40+20*RAND()" office:value-type="float" office:value="45.6037977267988" calcext:value-type="float">
            <text:p>45,6038</text:p>
          </table:table-cell>
          <table:table-cell table:formula="of:=([.C563]*[.D563]+[.B563]*[.D563]+[.B563]*[.C563])/([.B563]*[.C563]*[.D563])" office:value-type="float" office:value="0.157932569372983" calcext:value-type="float">
            <text:p>0,1579</text:p>
          </table:table-cell>
          <table:table-cell table:number-columns-repeated="9"/>
        </table:table-row>
        <table:table-row table:style-name="ro2">
          <table:table-cell office:value-type="float" office:value="563" calcext:value-type="float">
            <text:p>563</text:p>
          </table:table-cell>
          <table:table-cell table:formula="of:=9+2*RAND()" office:value-type="float" office:value="10.7740985027049" calcext:value-type="float">
            <text:p>10,7741</text:p>
          </table:table-cell>
          <table:table-cell table:formula="of:=NORMINV(RAND();30;5)" office:value-type="float" office:value="27.0268264641336" calcext:value-type="float">
            <text:p>27,0268</text:p>
          </table:table-cell>
          <table:table-cell table:formula="of:=40+20*RAND()" office:value-type="float" office:value="43.9293566090055" calcext:value-type="float">
            <text:p>43,9294</text:p>
          </table:table-cell>
          <table:table-cell table:formula="of:=([.C564]*[.D564]+[.B564]*[.D564]+[.B564]*[.C564])/([.B564]*[.C564]*[.D564])" office:value-type="float" office:value="0.152579285370239" calcext:value-type="float">
            <text:p>0,1526</text:p>
          </table:table-cell>
          <table:table-cell table:number-columns-repeated="9"/>
        </table:table-row>
        <table:table-row table:style-name="ro2">
          <table:table-cell office:value-type="float" office:value="564" calcext:value-type="float">
            <text:p>564</text:p>
          </table:table-cell>
          <table:table-cell table:formula="of:=9+2*RAND()" office:value-type="float" office:value="10.9252972470131" calcext:value-type="float">
            <text:p>10,9253</text:p>
          </table:table-cell>
          <table:table-cell table:formula="of:=NORMINV(RAND();30;5)" office:value-type="float" office:value="24.0654345397799" calcext:value-type="float">
            <text:p>24,0654</text:p>
          </table:table-cell>
          <table:table-cell table:formula="of:=40+20*RAND()" office:value-type="float" office:value="55.583550541196" calcext:value-type="float">
            <text:p>55,5836</text:p>
          </table:table-cell>
          <table:table-cell table:formula="of:=([.C565]*[.D565]+[.B565]*[.D565]+[.B565]*[.C565])/([.B565]*[.C565]*[.D565])" office:value-type="float" office:value="0.151074998528133" calcext:value-type="float">
            <text:p>0,1511</text:p>
          </table:table-cell>
          <table:table-cell table:number-columns-repeated="9"/>
        </table:table-row>
        <table:table-row table:style-name="ro2">
          <table:table-cell office:value-type="float" office:value="565" calcext:value-type="float">
            <text:p>565</text:p>
          </table:table-cell>
          <table:table-cell table:formula="of:=9+2*RAND()" office:value-type="float" office:value="10.1586255810689" calcext:value-type="float">
            <text:p>10,1586</text:p>
          </table:table-cell>
          <table:table-cell table:formula="of:=NORMINV(RAND();30;5)" office:value-type="float" office:value="24.9549209546181" calcext:value-type="float">
            <text:p>24,9549</text:p>
          </table:table-cell>
          <table:table-cell table:formula="of:=40+20*RAND()" office:value-type="float" office:value="59.6558216377161" calcext:value-type="float">
            <text:p>59,6558</text:p>
          </table:table-cell>
          <table:table-cell table:formula="of:=([.C566]*[.D566]+[.B566]*[.D566]+[.B566]*[.C566])/([.B566]*[.C566]*[.D566])" office:value-type="float" office:value="0.155273593476562" calcext:value-type="float">
            <text:p>0,1553</text:p>
          </table:table-cell>
          <table:table-cell table:number-columns-repeated="9"/>
        </table:table-row>
        <table:table-row table:style-name="ro2">
          <table:table-cell office:value-type="float" office:value="566" calcext:value-type="float">
            <text:p>566</text:p>
          </table:table-cell>
          <table:table-cell table:formula="of:=9+2*RAND()" office:value-type="float" office:value="10.4352319783065" calcext:value-type="float">
            <text:p>10,4352</text:p>
          </table:table-cell>
          <table:table-cell table:formula="of:=NORMINV(RAND();30;5)" office:value-type="float" office:value="18.4304178714611" calcext:value-type="float">
            <text:p>18,4304</text:p>
          </table:table-cell>
          <table:table-cell table:formula="of:=40+20*RAND()" office:value-type="float" office:value="56.7244271165691" calcext:value-type="float">
            <text:p>56,7244</text:p>
          </table:table-cell>
          <table:table-cell table:formula="of:=([.C567]*[.D567]+[.B567]*[.D567]+[.B567]*[.C567])/([.B567]*[.C567]*[.D567])" office:value-type="float" office:value="0.16771642546567" calcext:value-type="float">
            <text:p>0,1677</text:p>
          </table:table-cell>
          <table:table-cell table:number-columns-repeated="9"/>
        </table:table-row>
        <table:table-row table:style-name="ro2">
          <table:table-cell office:value-type="float" office:value="567" calcext:value-type="float">
            <text:p>567</text:p>
          </table:table-cell>
          <table:table-cell table:formula="of:=9+2*RAND()" office:value-type="float" office:value="9.92358445120044" calcext:value-type="float">
            <text:p>9,9236</text:p>
          </table:table-cell>
          <table:table-cell table:formula="of:=NORMINV(RAND();30;5)" office:value-type="float" office:value="20.0982421584021" calcext:value-type="float">
            <text:p>20,0982</text:p>
          </table:table-cell>
          <table:table-cell table:formula="of:=40+20*RAND()" office:value-type="float" office:value="58.4653973276727" calcext:value-type="float">
            <text:p>58,4654</text:p>
          </table:table-cell>
          <table:table-cell table:formula="of:=([.C568]*[.D568]+[.B568]*[.D568]+[.B568]*[.C568])/([.B568]*[.C568]*[.D568])" office:value-type="float" office:value="0.167629769102981" calcext:value-type="float">
            <text:p>0,1676</text:p>
          </table:table-cell>
          <table:table-cell table:number-columns-repeated="9"/>
        </table:table-row>
        <table:table-row table:style-name="ro2">
          <table:table-cell office:value-type="float" office:value="568" calcext:value-type="float">
            <text:p>568</text:p>
          </table:table-cell>
          <table:table-cell table:formula="of:=9+2*RAND()" office:value-type="float" office:value="10.3019846447278" calcext:value-type="float">
            <text:p>10,3020</text:p>
          </table:table-cell>
          <table:table-cell table:formula="of:=NORMINV(RAND();30;5)" office:value-type="float" office:value="22.6039088549553" calcext:value-type="float">
            <text:p>22,6039</text:p>
          </table:table-cell>
          <table:table-cell table:formula="of:=40+20*RAND()" office:value-type="float" office:value="42.7491366514005" calcext:value-type="float">
            <text:p>42,7491</text:p>
          </table:table-cell>
          <table:table-cell table:formula="of:=([.C569]*[.D569]+[.B569]*[.D569]+[.B569]*[.C569])/([.B569]*[.C569]*[.D569])" office:value-type="float" office:value="0.164701096261154" calcext:value-type="float">
            <text:p>0,1647</text:p>
          </table:table-cell>
          <table:table-cell table:number-columns-repeated="9"/>
        </table:table-row>
        <table:table-row table:style-name="ro2">
          <table:table-cell office:value-type="float" office:value="569" calcext:value-type="float">
            <text:p>569</text:p>
          </table:table-cell>
          <table:table-cell table:formula="of:=9+2*RAND()" office:value-type="float" office:value="10.9868297025096" calcext:value-type="float">
            <text:p>10,9868</text:p>
          </table:table-cell>
          <table:table-cell table:formula="of:=NORMINV(RAND();30;5)" office:value-type="float" office:value="27.8072994750498" calcext:value-type="float">
            <text:p>27,8073</text:p>
          </table:table-cell>
          <table:table-cell table:formula="of:=40+20*RAND()" office:value-type="float" office:value="43.7680647778325" calcext:value-type="float">
            <text:p>43,7681</text:p>
          </table:table-cell>
          <table:table-cell table:formula="of:=([.C570]*[.D570]+[.B570]*[.D570]+[.B570]*[.C570])/([.B570]*[.C570]*[.D570])" office:value-type="float" office:value="0.149827556146823" calcext:value-type="float">
            <text:p>0,1498</text:p>
          </table:table-cell>
          <table:table-cell table:number-columns-repeated="9"/>
        </table:table-row>
        <table:table-row table:style-name="ro2">
          <table:table-cell office:value-type="float" office:value="570" calcext:value-type="float">
            <text:p>570</text:p>
          </table:table-cell>
          <table:table-cell table:formula="of:=9+2*RAND()" office:value-type="float" office:value="10.4601270460989" calcext:value-type="float">
            <text:p>10,4601</text:p>
          </table:table-cell>
          <table:table-cell table:formula="of:=NORMINV(RAND();30;5)" office:value-type="float" office:value="28.4520143529984" calcext:value-type="float">
            <text:p>28,4520</text:p>
          </table:table-cell>
          <table:table-cell table:formula="of:=40+20*RAND()" office:value-type="float" office:value="48.9090907969512" calcext:value-type="float">
            <text:p>48,9091</text:p>
          </table:table-cell>
          <table:table-cell table:formula="of:=([.C571]*[.D571]+[.B571]*[.D571]+[.B571]*[.C571])/([.B571]*[.C571]*[.D571])" office:value-type="float" office:value="0.151194126365166" calcext:value-type="float">
            <text:p>0,1512</text:p>
          </table:table-cell>
          <table:table-cell table:number-columns-repeated="9"/>
        </table:table-row>
        <table:table-row table:style-name="ro2">
          <table:table-cell office:value-type="float" office:value="571" calcext:value-type="float">
            <text:p>571</text:p>
          </table:table-cell>
          <table:table-cell table:formula="of:=9+2*RAND()" office:value-type="float" office:value="10.3956221218687" calcext:value-type="float">
            <text:p>10,3956</text:p>
          </table:table-cell>
          <table:table-cell table:formula="of:=NORMINV(RAND();30;5)" office:value-type="float" office:value="30.6664050003365" calcext:value-type="float">
            <text:p>30,6664</text:p>
          </table:table-cell>
          <table:table-cell table:formula="of:=40+20*RAND()" office:value-type="float" office:value="43.7340235267766" calcext:value-type="float">
            <text:p>43,7340</text:p>
          </table:table-cell>
          <table:table-cell table:formula="of:=([.C572]*[.D572]+[.B572]*[.D572]+[.B572]*[.C572])/([.B572]*[.C572]*[.D572])" office:value-type="float" office:value="0.151668805833533" calcext:value-type="float">
            <text:p>0,1517</text:p>
          </table:table-cell>
          <table:table-cell table:number-columns-repeated="9"/>
        </table:table-row>
        <table:table-row table:style-name="ro2">
          <table:table-cell office:value-type="float" office:value="572" calcext:value-type="float">
            <text:p>572</text:p>
          </table:table-cell>
          <table:table-cell table:formula="of:=9+2*RAND()" office:value-type="float" office:value="10.4881718924735" calcext:value-type="float">
            <text:p>10,4882</text:p>
          </table:table-cell>
          <table:table-cell table:formula="of:=NORMINV(RAND();30;5)" office:value-type="float" office:value="25.7377621969029" calcext:value-type="float">
            <text:p>25,7378</text:p>
          </table:table-cell>
          <table:table-cell table:formula="of:=40+20*RAND()" office:value-type="float" office:value="45.4670100822113" calcext:value-type="float">
            <text:p>45,4670</text:p>
          </table:table-cell>
          <table:table-cell table:formula="of:=([.C573]*[.D573]+[.B573]*[.D573]+[.B573]*[.C573])/([.B573]*[.C573]*[.D573])" office:value-type="float" office:value="0.156192886141975" calcext:value-type="float">
            <text:p>0,1562</text:p>
          </table:table-cell>
          <table:table-cell table:number-columns-repeated="9"/>
        </table:table-row>
        <table:table-row table:style-name="ro2">
          <table:table-cell office:value-type="float" office:value="573" calcext:value-type="float">
            <text:p>573</text:p>
          </table:table-cell>
          <table:table-cell table:formula="of:=9+2*RAND()" office:value-type="float" office:value="9.09991414728575" calcext:value-type="float">
            <text:p>9,0999</text:p>
          </table:table-cell>
          <table:table-cell table:formula="of:=NORMINV(RAND();30;5)" office:value-type="float" office:value="32.7032255134477" calcext:value-type="float">
            <text:p>32,7032</text:p>
          </table:table-cell>
          <table:table-cell table:formula="of:=40+20*RAND()" office:value-type="float" office:value="58.9434356591664" calcext:value-type="float">
            <text:p>58,9434</text:p>
          </table:table-cell>
          <table:table-cell table:formula="of:=([.C574]*[.D574]+[.B574]*[.D574]+[.B574]*[.C574])/([.B574]*[.C574]*[.D574])" office:value-type="float" office:value="0.157434587783432" calcext:value-type="float">
            <text:p>0,1574</text:p>
          </table:table-cell>
          <table:table-cell table:number-columns-repeated="9"/>
        </table:table-row>
        <table:table-row table:style-name="ro2">
          <table:table-cell office:value-type="float" office:value="574" calcext:value-type="float">
            <text:p>574</text:p>
          </table:table-cell>
          <table:table-cell table:formula="of:=9+2*RAND()" office:value-type="float" office:value="10.0870951365214" calcext:value-type="float">
            <text:p>10,0871</text:p>
          </table:table-cell>
          <table:table-cell table:formula="of:=NORMINV(RAND();30;5)" office:value-type="float" office:value="21.7892738268516" calcext:value-type="float">
            <text:p>21,7893</text:p>
          </table:table-cell>
          <table:table-cell table:formula="of:=40+20*RAND()" office:value-type="float" office:value="58.3682014397346" calcext:value-type="float">
            <text:p>58,3682</text:p>
          </table:table-cell>
          <table:table-cell table:formula="of:=([.C575]*[.D575]+[.B575]*[.D575]+[.B575]*[.C575])/([.B575]*[.C575]*[.D575])" office:value-type="float" office:value="0.162163325768845" calcext:value-type="float">
            <text:p>0,1622</text:p>
          </table:table-cell>
          <table:table-cell table:number-columns-repeated="9"/>
        </table:table-row>
        <table:table-row table:style-name="ro2">
          <table:table-cell office:value-type="float" office:value="575" calcext:value-type="float">
            <text:p>575</text:p>
          </table:table-cell>
          <table:table-cell table:formula="of:=9+2*RAND()" office:value-type="float" office:value="9.74013995868154" calcext:value-type="float">
            <text:p>9,7401</text:p>
          </table:table-cell>
          <table:table-cell table:formula="of:=NORMINV(RAND();30;5)" office:value-type="float" office:value="33.0150402569226" calcext:value-type="float">
            <text:p>33,0150</text:p>
          </table:table-cell>
          <table:table-cell table:formula="of:=40+20*RAND()" office:value-type="float" office:value="41.8356558983214" calcext:value-type="float">
            <text:p>41,8357</text:p>
          </table:table-cell>
          <table:table-cell table:formula="of:=([.C576]*[.D576]+[.B576]*[.D576]+[.B576]*[.C576])/([.B576]*[.C576]*[.D576])" office:value-type="float" office:value="0.156860210141352" calcext:value-type="float">
            <text:p>0,1569</text:p>
          </table:table-cell>
          <table:table-cell table:number-columns-repeated="9"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9+2*RAND()" office:value-type="float" office:value="9.94460769160651" calcext:value-type="float">
            <text:p>9,9446</text:p>
          </table:table-cell>
          <table:table-cell table:formula="of:=NORMINV(RAND();30;5)" office:value-type="float" office:value="27.4289801075798" calcext:value-type="float">
            <text:p>27,4290</text:p>
          </table:table-cell>
          <table:table-cell table:formula="of:=40+20*RAND()" office:value-type="float" office:value="52.0792519417591" calcext:value-type="float">
            <text:p>52,0793</text:p>
          </table:table-cell>
          <table:table-cell table:formula="of:=([.C577]*[.D577]+[.B577]*[.D577]+[.B577]*[.C577])/([.B577]*[.C577]*[.D577])" office:value-type="float" office:value="0.156216303285774" calcext:value-type="float">
            <text:p>0,1562</text:p>
          </table:table-cell>
          <table:table-cell table:number-columns-repeated="9"/>
        </table:table-row>
        <table:table-row table:style-name="ro2">
          <table:table-cell office:value-type="float" office:value="577" calcext:value-type="float">
            <text:p>577</text:p>
          </table:table-cell>
          <table:table-cell table:formula="of:=9+2*RAND()" office:value-type="float" office:value="10.0908637845423" calcext:value-type="float">
            <text:p>10,0909</text:p>
          </table:table-cell>
          <table:table-cell table:formula="of:=NORMINV(RAND();30;5)" office:value-type="float" office:value="26.1908034623948" calcext:value-type="float">
            <text:p>26,1908</text:p>
          </table:table-cell>
          <table:table-cell table:formula="of:=40+20*RAND()" office:value-type="float" office:value="42.0217799930833" calcext:value-type="float">
            <text:p>42,0218</text:p>
          </table:table-cell>
          <table:table-cell table:formula="of:=([.C578]*[.D578]+[.B578]*[.D578]+[.B578]*[.C578])/([.B578]*[.C578]*[.D578])" office:value-type="float" office:value="0.161078068386351" calcext:value-type="float">
            <text:p>0,1611</text:p>
          </table:table-cell>
          <table:table-cell table:number-columns-repeated="9"/>
        </table:table-row>
        <table:table-row table:style-name="ro2">
          <table:table-cell office:value-type="float" office:value="578" calcext:value-type="float">
            <text:p>578</text:p>
          </table:table-cell>
          <table:table-cell table:formula="of:=9+2*RAND()" office:value-type="float" office:value="10.6291520318482" calcext:value-type="float">
            <text:p>10,6292</text:p>
          </table:table-cell>
          <table:table-cell table:formula="of:=NORMINV(RAND();30;5)" office:value-type="float" office:value="32.447264022395" calcext:value-type="float">
            <text:p>32,4473</text:p>
          </table:table-cell>
          <table:table-cell table:formula="of:=40+20*RAND()" office:value-type="float" office:value="51.5272021642886" calcext:value-type="float">
            <text:p>51,5272</text:p>
          </table:table-cell>
          <table:table-cell table:formula="of:=([.C579]*[.D579]+[.B579]*[.D579]+[.B579]*[.C579])/([.B579]*[.C579]*[.D579])" office:value-type="float" office:value="0.144307346533225" calcext:value-type="float">
            <text:p>0,1443</text:p>
          </table:table-cell>
          <table:table-cell table:number-columns-repeated="9"/>
        </table:table-row>
        <table:table-row table:style-name="ro2">
          <table:table-cell office:value-type="float" office:value="579" calcext:value-type="float">
            <text:p>579</text:p>
          </table:table-cell>
          <table:table-cell table:formula="of:=9+2*RAND()" office:value-type="float" office:value="9.04747239709832" calcext:value-type="float">
            <text:p>9,0475</text:p>
          </table:table-cell>
          <table:table-cell table:formula="of:=NORMINV(RAND();30;5)" office:value-type="float" office:value="18.755086678229" calcext:value-type="float">
            <text:p>18,7551</text:p>
          </table:table-cell>
          <table:table-cell table:formula="of:=40+20*RAND()" office:value-type="float" office:value="51.4127194485627" calcext:value-type="float">
            <text:p>51,4127</text:p>
          </table:table-cell>
          <table:table-cell table:formula="of:=([.C580]*[.D580]+[.B580]*[.D580]+[.B580]*[.C580])/([.B580]*[.C580]*[.D580])" office:value-type="float" office:value="0.183297415505639" calcext:value-type="float">
            <text:p>0,1833</text:p>
          </table:table-cell>
          <table:table-cell table:number-columns-repeated="9"/>
        </table:table-row>
        <table:table-row table:style-name="ro2">
          <table:table-cell office:value-type="float" office:value="580" calcext:value-type="float">
            <text:p>580</text:p>
          </table:table-cell>
          <table:table-cell table:formula="of:=9+2*RAND()" office:value-type="float" office:value="10.5402293202933" calcext:value-type="float">
            <text:p>10,5402</text:p>
          </table:table-cell>
          <table:table-cell table:formula="of:=NORMINV(RAND();30;5)" office:value-type="float" office:value="35.2118330211715" calcext:value-type="float">
            <text:p>35,2118</text:p>
          </table:table-cell>
          <table:table-cell table:formula="of:=40+20*RAND()" office:value-type="float" office:value="49.4937477330677" calcext:value-type="float">
            <text:p>49,4937</text:p>
          </table:table-cell>
          <table:table-cell table:formula="of:=([.C581]*[.D581]+[.B581]*[.D581]+[.B581]*[.C581])/([.B581]*[.C581]*[.D581])" office:value-type="float" office:value="0.143478712316784" calcext:value-type="float">
            <text:p>0,1435</text:p>
          </table:table-cell>
          <table:table-cell table:number-columns-repeated="9"/>
        </table:table-row>
        <table:table-row table:style-name="ro2">
          <table:table-cell office:value-type="float" office:value="581" calcext:value-type="float">
            <text:p>581</text:p>
          </table:table-cell>
          <table:table-cell table:formula="of:=9+2*RAND()" office:value-type="float" office:value="10.8755292051937" calcext:value-type="float">
            <text:p>10,8755</text:p>
          </table:table-cell>
          <table:table-cell table:formula="of:=NORMINV(RAND();30;5)" office:value-type="float" office:value="33.0651112511113" calcext:value-type="float">
            <text:p>33,0651</text:p>
          </table:table-cell>
          <table:table-cell table:formula="of:=40+20*RAND()" office:value-type="float" office:value="56.6311898897402" calcext:value-type="float">
            <text:p>56,6312</text:p>
          </table:table-cell>
          <table:table-cell table:formula="of:=([.C582]*[.D582]+[.B582]*[.D582]+[.B582]*[.C582])/([.B582]*[.C582]*[.D582])" office:value-type="float" office:value="0.139851020459653" calcext:value-type="float">
            <text:p>0,1399</text:p>
          </table:table-cell>
          <table:table-cell table:number-columns-repeated="9"/>
        </table:table-row>
        <table:table-row table:style-name="ro2">
          <table:table-cell office:value-type="float" office:value="582" calcext:value-type="float">
            <text:p>582</text:p>
          </table:table-cell>
          <table:table-cell table:formula="of:=9+2*RAND()" office:value-type="float" office:value="10.5999555534218" calcext:value-type="float">
            <text:p>10,6000</text:p>
          </table:table-cell>
          <table:table-cell table:formula="of:=NORMINV(RAND();30;5)" office:value-type="float" office:value="27.8069996220973" calcext:value-type="float">
            <text:p>27,8070</text:p>
          </table:table-cell>
          <table:table-cell table:formula="of:=40+20*RAND()" office:value-type="float" office:value="41.6928772279061" calcext:value-type="float">
            <text:p>41,6929</text:p>
          </table:table-cell>
          <table:table-cell table:formula="of:=([.C583]*[.D583]+[.B583]*[.D583]+[.B583]*[.C583])/([.B583]*[.C583]*[.D583])" office:value-type="float" office:value="0.154287098712094" calcext:value-type="float">
            <text:p>0,1543</text:p>
          </table:table-cell>
          <table:table-cell table:number-columns-repeated="9"/>
        </table:table-row>
        <table:table-row table:style-name="ro2">
          <table:table-cell office:value-type="float" office:value="583" calcext:value-type="float">
            <text:p>583</text:p>
          </table:table-cell>
          <table:table-cell table:formula="of:=9+2*RAND()" office:value-type="float" office:value="10.6540434684139" calcext:value-type="float">
            <text:p>10,6540</text:p>
          </table:table-cell>
          <table:table-cell table:formula="of:=NORMINV(RAND();30;5)" office:value-type="float" office:value="30.1947540903864" calcext:value-type="float">
            <text:p>30,1948</text:p>
          </table:table-cell>
          <table:table-cell table:formula="of:=40+20*RAND()" office:value-type="float" office:value="59.773014516104" calcext:value-type="float">
            <text:p>59,7730</text:p>
          </table:table-cell>
          <table:table-cell table:formula="of:=([.C584]*[.D584]+[.B584]*[.D584]+[.B584]*[.C584])/([.B584]*[.C584]*[.D584])" office:value-type="float" office:value="0.143709370778113" calcext:value-type="float">
            <text:p>0,1437</text:p>
          </table:table-cell>
          <table:table-cell table:number-columns-repeated="9"/>
        </table:table-row>
        <table:table-row table:style-name="ro2">
          <table:table-cell office:value-type="float" office:value="584" calcext:value-type="float">
            <text:p>584</text:p>
          </table:table-cell>
          <table:table-cell table:formula="of:=9+2*RAND()" office:value-type="float" office:value="10.4286247098353" calcext:value-type="float">
            <text:p>10,4286</text:p>
          </table:table-cell>
          <table:table-cell table:formula="of:=NORMINV(RAND();30;5)" office:value-type="float" office:value="25.7709823074107" calcext:value-type="float">
            <text:p>25,7710</text:p>
          </table:table-cell>
          <table:table-cell table:formula="of:=40+20*RAND()" office:value-type="float" office:value="42.7546944725327" calcext:value-type="float">
            <text:p>42,7547</text:p>
          </table:table-cell>
          <table:table-cell table:formula="of:=([.C585]*[.D585]+[.B585]*[.D585]+[.B585]*[.C585])/([.B585]*[.C585]*[.D585])" office:value-type="float" office:value="0.158082498163671" calcext:value-type="float">
            <text:p>0,1581</text:p>
          </table:table-cell>
          <table:table-cell table:number-columns-repeated="9"/>
        </table:table-row>
        <table:table-row table:style-name="ro2">
          <table:table-cell office:value-type="float" office:value="585" calcext:value-type="float">
            <text:p>585</text:p>
          </table:table-cell>
          <table:table-cell table:formula="of:=9+2*RAND()" office:value-type="float" office:value="9.94028524425812" calcext:value-type="float">
            <text:p>9,9403</text:p>
          </table:table-cell>
          <table:table-cell table:formula="of:=NORMINV(RAND();30;5)" office:value-type="float" office:value="34.0966187352393" calcext:value-type="float">
            <text:p>34,0966</text:p>
          </table:table-cell>
          <table:table-cell table:formula="of:=40+20*RAND()" office:value-type="float" office:value="51.9725334621035" calcext:value-type="float">
            <text:p>51,9725</text:p>
          </table:table-cell>
          <table:table-cell table:formula="of:=([.C586]*[.D586]+[.B586]*[.D586]+[.B586]*[.C586])/([.B586]*[.C586]*[.D586])" office:value-type="float" office:value="0.149170088497311" calcext:value-type="float">
            <text:p>0,1492</text:p>
          </table:table-cell>
          <table:table-cell table:number-columns-repeated="9"/>
        </table:table-row>
        <table:table-row table:style-name="ro2">
          <table:table-cell office:value-type="float" office:value="586" calcext:value-type="float">
            <text:p>586</text:p>
          </table:table-cell>
          <table:table-cell table:formula="of:=9+2*RAND()" office:value-type="float" office:value="10.4276357183699" calcext:value-type="float">
            <text:p>10,4276</text:p>
          </table:table-cell>
          <table:table-cell table:formula="of:=NORMINV(RAND();30;5)" office:value-type="float" office:value="27.7617392466407" calcext:value-type="float">
            <text:p>27,7617</text:p>
          </table:table-cell>
          <table:table-cell table:formula="of:=40+20*RAND()" office:value-type="float" office:value="50.3172198380344" calcext:value-type="float">
            <text:p>50,3172</text:p>
          </table:table-cell>
          <table:table-cell table:formula="of:=([.C587]*[.D587]+[.B587]*[.D587]+[.B587]*[.C587])/([.B587]*[.C587]*[.D587])" office:value-type="float" office:value="0.151793725520841" calcext:value-type="float">
            <text:p>0,1518</text:p>
          </table:table-cell>
          <table:table-cell table:number-columns-repeated="9"/>
        </table:table-row>
        <table:table-row table:style-name="ro2">
          <table:table-cell office:value-type="float" office:value="587" calcext:value-type="float">
            <text:p>587</text:p>
          </table:table-cell>
          <table:table-cell table:formula="of:=9+2*RAND()" office:value-type="float" office:value="9.75693030026741" calcext:value-type="float">
            <text:p>9,7569</text:p>
          </table:table-cell>
          <table:table-cell table:formula="of:=NORMINV(RAND();30;5)" office:value-type="float" office:value="27.6841337282425" calcext:value-type="float">
            <text:p>27,6841</text:p>
          </table:table-cell>
          <table:table-cell table:formula="of:=40+20*RAND()" office:value-type="float" office:value="44.6309576206841" calcext:value-type="float">
            <text:p>44,6310</text:p>
          </table:table-cell>
          <table:table-cell table:formula="of:=([.C588]*[.D588]+[.B588]*[.D588]+[.B588]*[.C588])/([.B588]*[.C588]*[.D588])" office:value-type="float" office:value="0.16101899728399" calcext:value-type="float">
            <text:p>0,1610</text:p>
          </table:table-cell>
          <table:table-cell table:number-columns-repeated="9"/>
        </table:table-row>
        <table:table-row table:style-name="ro2">
          <table:table-cell office:value-type="float" office:value="588" calcext:value-type="float">
            <text:p>588</text:p>
          </table:table-cell>
          <table:table-cell table:formula="of:=9+2*RAND()" office:value-type="float" office:value="10.072224551579" calcext:value-type="float">
            <text:p>10,0722</text:p>
          </table:table-cell>
          <table:table-cell table:formula="of:=NORMINV(RAND();30;5)" office:value-type="float" office:value="17.9691753063794" calcext:value-type="float">
            <text:p>17,9692</text:p>
          </table:table-cell>
          <table:table-cell table:formula="of:=40+20*RAND()" office:value-type="float" office:value="49.7589752986096" calcext:value-type="float">
            <text:p>49,7590</text:p>
          </table:table-cell>
          <table:table-cell table:formula="of:=([.C589]*[.D589]+[.B589]*[.D589]+[.B589]*[.C589])/([.B589]*[.C589]*[.D589])" office:value-type="float" office:value="0.175030667040475" calcext:value-type="float">
            <text:p>0,1750</text:p>
          </table:table-cell>
          <table:table-cell table:number-columns-repeated="9"/>
        </table:table-row>
        <table:table-row table:style-name="ro2">
          <table:table-cell office:value-type="float" office:value="589" calcext:value-type="float">
            <text:p>589</text:p>
          </table:table-cell>
          <table:table-cell table:formula="of:=9+2*RAND()" office:value-type="float" office:value="9.09979370911606" calcext:value-type="float">
            <text:p>9,0998</text:p>
          </table:table-cell>
          <table:table-cell table:formula="of:=NORMINV(RAND();30;5)" office:value-type="float" office:value="33.1358113696952" calcext:value-type="float">
            <text:p>33,1358</text:p>
          </table:table-cell>
          <table:table-cell table:formula="of:=40+20*RAND()" office:value-type="float" office:value="58.2584468298592" calcext:value-type="float">
            <text:p>58,2584</text:p>
          </table:table-cell>
          <table:table-cell table:formula="of:=([.C590]*[.D590]+[.B590]*[.D590]+[.B590]*[.C590])/([.B590]*[.C590]*[.D590])" office:value-type="float" office:value="0.157236323425022" calcext:value-type="float">
            <text:p>0,1572</text:p>
          </table:table-cell>
          <table:table-cell table:number-columns-repeated="9"/>
        </table:table-row>
        <table:table-row table:style-name="ro2">
          <table:table-cell office:value-type="float" office:value="590" calcext:value-type="float">
            <text:p>590</text:p>
          </table:table-cell>
          <table:table-cell table:formula="of:=9+2*RAND()" office:value-type="float" office:value="9.84076810325496" calcext:value-type="float">
            <text:p>9,8408</text:p>
          </table:table-cell>
          <table:table-cell table:formula="of:=NORMINV(RAND();30;5)" office:value-type="float" office:value="27.6769165255054" calcext:value-type="float">
            <text:p>27,6769</text:p>
          </table:table-cell>
          <table:table-cell table:formula="of:=40+20*RAND()" office:value-type="float" office:value="42.9382953490131" calcext:value-type="float">
            <text:p>42,9383</text:p>
          </table:table-cell>
          <table:table-cell table:formula="of:=([.C591]*[.D591]+[.B591]*[.D591]+[.B591]*[.C591])/([.B591]*[.C591]*[.D591])" office:value-type="float" office:value="0.161038510385032" calcext:value-type="float">
            <text:p>0,1610</text:p>
          </table:table-cell>
          <table:table-cell table:number-columns-repeated="9"/>
        </table:table-row>
        <table:table-row table:style-name="ro2">
          <table:table-cell office:value-type="float" office:value="591" calcext:value-type="float">
            <text:p>591</text:p>
          </table:table-cell>
          <table:table-cell table:formula="of:=9+2*RAND()" office:value-type="float" office:value="10.879219486611" calcext:value-type="float">
            <text:p>10,8792</text:p>
          </table:table-cell>
          <table:table-cell table:formula="of:=NORMINV(RAND();30;5)" office:value-type="float" office:value="34.3110044155307" calcext:value-type="float">
            <text:p>34,3110</text:p>
          </table:table-cell>
          <table:table-cell table:formula="of:=40+20*RAND()" office:value-type="float" office:value="56.5668376511894" calcext:value-type="float">
            <text:p>56,5668</text:p>
          </table:table-cell>
          <table:table-cell table:formula="of:=([.C592]*[.D592]+[.B592]*[.D592]+[.B592]*[.C592])/([.B592]*[.C592]*[.D592])" office:value-type="float" office:value="0.138741729439363" calcext:value-type="float">
            <text:p>0,1387</text:p>
          </table:table-cell>
          <table:table-cell table:number-columns-repeated="9"/>
        </table:table-row>
        <table:table-row table:style-name="ro2">
          <table:table-cell office:value-type="float" office:value="592" calcext:value-type="float">
            <text:p>592</text:p>
          </table:table-cell>
          <table:table-cell table:formula="of:=9+2*RAND()" office:value-type="float" office:value="9.77223627385683" calcext:value-type="float">
            <text:p>9,7722</text:p>
          </table:table-cell>
          <table:table-cell table:formula="of:=NORMINV(RAND();30;5)" office:value-type="float" office:value="22.871749484092" calcext:value-type="float">
            <text:p>22,8717</text:p>
          </table:table-cell>
          <table:table-cell table:formula="of:=40+20*RAND()" office:value-type="float" office:value="40.8710445067845" calcext:value-type="float">
            <text:p>40,8710</text:p>
          </table:table-cell>
          <table:table-cell table:formula="of:=([.C593]*[.D593]+[.B593]*[.D593]+[.B593]*[.C593])/([.B593]*[.C593]*[.D593])" office:value-type="float" office:value="0.170519982034212" calcext:value-type="float">
            <text:p>0,1705</text:p>
          </table:table-cell>
          <table:table-cell table:number-columns-repeated="9"/>
        </table:table-row>
        <table:table-row table:style-name="ro2">
          <table:table-cell office:value-type="float" office:value="593" calcext:value-type="float">
            <text:p>593</text:p>
          </table:table-cell>
          <table:table-cell table:formula="of:=9+2*RAND()" office:value-type="float" office:value="9.9976757701952" calcext:value-type="float">
            <text:p>9,9977</text:p>
          </table:table-cell>
          <table:table-cell table:formula="of:=NORMINV(RAND();30;5)" office:value-type="float" office:value="28.4692699632244" calcext:value-type="float">
            <text:p>28,4693</text:p>
          </table:table-cell>
          <table:table-cell table:formula="of:=40+20*RAND()" office:value-type="float" office:value="48.1388909625821" calcext:value-type="float">
            <text:p>48,1389</text:p>
          </table:table-cell>
          <table:table-cell table:formula="of:=([.C594]*[.D594]+[.B594]*[.D594]+[.B594]*[.C594])/([.B594]*[.C594]*[.D594])" office:value-type="float" office:value="0.155922065787357" calcext:value-type="float">
            <text:p>0,1559</text:p>
          </table:table-cell>
          <table:table-cell table:number-columns-repeated="9"/>
        </table:table-row>
        <table:table-row table:style-name="ro2">
          <table:table-cell office:value-type="float" office:value="594" calcext:value-type="float">
            <text:p>594</text:p>
          </table:table-cell>
          <table:table-cell table:formula="of:=9+2*RAND()" office:value-type="float" office:value="10.1094738992397" calcext:value-type="float">
            <text:p>10,1095</text:p>
          </table:table-cell>
          <table:table-cell table:formula="of:=NORMINV(RAND();30;5)" office:value-type="float" office:value="38.8376553467966" calcext:value-type="float">
            <text:p>38,8377</text:p>
          </table:table-cell>
          <table:table-cell table:formula="of:=40+20*RAND()" office:value-type="float" office:value="40.2142882090993" calcext:value-type="float">
            <text:p>40,2143</text:p>
          </table:table-cell>
          <table:table-cell table:formula="of:=([.C595]*[.D595]+[.B595]*[.D595]+[.B595]*[.C595])/([.B595]*[.C595]*[.D595])" office:value-type="float" office:value="0.149532106577259" calcext:value-type="float">
            <text:p>0,1495</text:p>
          </table:table-cell>
          <table:table-cell table:number-columns-repeated="9"/>
        </table:table-row>
        <table:table-row table:style-name="ro2">
          <table:table-cell office:value-type="float" office:value="595" calcext:value-type="float">
            <text:p>595</text:p>
          </table:table-cell>
          <table:table-cell table:formula="of:=9+2*RAND()" office:value-type="float" office:value="9.91509456257336" calcext:value-type="float">
            <text:p>9,9151</text:p>
          </table:table-cell>
          <table:table-cell table:formula="of:=NORMINV(RAND();30;5)" office:value-type="float" office:value="23.6176780086689" calcext:value-type="float">
            <text:p>23,6177</text:p>
          </table:table-cell>
          <table:table-cell table:formula="of:=40+20*RAND()" office:value-type="float" office:value="41.4536311128177" calcext:value-type="float">
            <text:p>41,4536</text:p>
          </table:table-cell>
          <table:table-cell table:formula="of:=([.C596]*[.D596]+[.B596]*[.D596]+[.B596]*[.C596])/([.B596]*[.C596]*[.D596])" office:value-type="float" office:value="0.167320829070434" calcext:value-type="float">
            <text:p>0,1673</text:p>
          </table:table-cell>
          <table:table-cell table:number-columns-repeated="9"/>
        </table:table-row>
        <table:table-row table:style-name="ro2">
          <table:table-cell office:value-type="float" office:value="596" calcext:value-type="float">
            <text:p>596</text:p>
          </table:table-cell>
          <table:table-cell table:formula="of:=9+2*RAND()" office:value-type="float" office:value="10.2276434444357" calcext:value-type="float">
            <text:p>10,2276</text:p>
          </table:table-cell>
          <table:table-cell table:formula="of:=NORMINV(RAND();30;5)" office:value-type="float" office:value="33.7217393416445" calcext:value-type="float">
            <text:p>33,7217</text:p>
          </table:table-cell>
          <table:table-cell table:formula="of:=40+20*RAND()" office:value-type="float" office:value="46.0959662613459" calcext:value-type="float">
            <text:p>46,0960</text:p>
          </table:table-cell>
          <table:table-cell table:formula="of:=([.C597]*[.D597]+[.B597]*[.D597]+[.B597]*[.C597])/([.B597]*[.C597]*[.D597])" office:value-type="float" office:value="0.149122566721872" calcext:value-type="float">
            <text:p>0,1491</text:p>
          </table:table-cell>
          <table:table-cell table:number-columns-repeated="9"/>
        </table:table-row>
        <table:table-row table:style-name="ro2">
          <table:table-cell office:value-type="float" office:value="597" calcext:value-type="float">
            <text:p>597</text:p>
          </table:table-cell>
          <table:table-cell table:formula="of:=9+2*RAND()" office:value-type="float" office:value="9.53628732147627" calcext:value-type="float">
            <text:p>9,5363</text:p>
          </table:table-cell>
          <table:table-cell table:formula="of:=NORMINV(RAND();30;5)" office:value-type="float" office:value="22.7719273082871" calcext:value-type="float">
            <text:p>22,7719</text:p>
          </table:table-cell>
          <table:table-cell table:formula="of:=40+20*RAND()" office:value-type="float" office:value="57.9447653261013" calcext:value-type="float">
            <text:p>57,9448</text:p>
          </table:table-cell>
          <table:table-cell table:formula="of:=([.C598]*[.D598]+[.B598]*[.D598]+[.B598]*[.C598])/([.B598]*[.C598]*[.D598])" office:value-type="float" office:value="0.166034144845433" calcext:value-type="float">
            <text:p>0,1660</text:p>
          </table:table-cell>
          <table:table-cell table:number-columns-repeated="9"/>
        </table:table-row>
        <table:table-row table:style-name="ro2">
          <table:table-cell office:value-type="float" office:value="598" calcext:value-type="float">
            <text:p>598</text:p>
          </table:table-cell>
          <table:table-cell table:formula="of:=9+2*RAND()" office:value-type="float" office:value="9.92395901144482" calcext:value-type="float">
            <text:p>9,9240</text:p>
          </table:table-cell>
          <table:table-cell table:formula="of:=NORMINV(RAND();30;5)" office:value-type="float" office:value="26.9514977299213" calcext:value-type="float">
            <text:p>26,9515</text:p>
          </table:table-cell>
          <table:table-cell table:formula="of:=40+20*RAND()" office:value-type="float" office:value="56.9145072461106" calcext:value-type="float">
            <text:p>56,9145</text:p>
          </table:table-cell>
          <table:table-cell table:formula="of:=([.C599]*[.D599]+[.B599]*[.D599]+[.B599]*[.C599])/([.B599]*[.C599]*[.D599])" office:value-type="float" office:value="0.155440138534085" calcext:value-type="float">
            <text:p>0,1554</text:p>
          </table:table-cell>
          <table:table-cell table:number-columns-repeated="9"/>
        </table:table-row>
        <table:table-row table:style-name="ro2">
          <table:table-cell office:value-type="float" office:value="599" calcext:value-type="float">
            <text:p>599</text:p>
          </table:table-cell>
          <table:table-cell table:formula="of:=9+2*RAND()" office:value-type="float" office:value="10.2797059325967" calcext:value-type="float">
            <text:p>10,2797</text:p>
          </table:table-cell>
          <table:table-cell table:formula="of:=NORMINV(RAND();30;5)" office:value-type="float" office:value="31.185946913346" calcext:value-type="float">
            <text:p>31,1859</text:p>
          </table:table-cell>
          <table:table-cell table:formula="of:=40+20*RAND()" office:value-type="float" office:value="45.4217910510488" calcext:value-type="float">
            <text:p>45,4218</text:p>
          </table:table-cell>
          <table:table-cell table:formula="of:=([.C600]*[.D600]+[.B600]*[.D600]+[.B600]*[.C600])/([.B600]*[.C600]*[.D600])" office:value-type="float" office:value="0.151360636974915" calcext:value-type="float">
            <text:p>0,1514</text:p>
          </table:table-cell>
          <table:table-cell table:number-columns-repeated="9"/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9+2*RAND()" office:value-type="float" office:value="9.26089478912763" calcext:value-type="float">
            <text:p>9,2609</text:p>
          </table:table-cell>
          <table:table-cell table:formula="of:=NORMINV(RAND();30;5)" office:value-type="float" office:value="29.7297003110306" calcext:value-type="float">
            <text:p>29,7297</text:p>
          </table:table-cell>
          <table:table-cell table:formula="of:=40+20*RAND()" office:value-type="float" office:value="51.7930172686465" calcext:value-type="float">
            <text:p>51,7930</text:p>
          </table:table-cell>
          <table:table-cell table:formula="of:=([.C601]*[.D601]+[.B601]*[.D601]+[.B601]*[.C601])/([.B601]*[.C601]*[.D601])" office:value-type="float" office:value="0.160924945476072" calcext:value-type="float">
            <text:p>0,1609</text:p>
          </table:table-cell>
          <table:table-cell table:number-columns-repeated="9"/>
        </table:table-row>
        <table:table-row table:style-name="ro2">
          <table:table-cell office:value-type="float" office:value="601" calcext:value-type="float">
            <text:p>601</text:p>
          </table:table-cell>
          <table:table-cell table:formula="of:=9+2*RAND()" office:value-type="float" office:value="10.7398421231192" calcext:value-type="float">
            <text:p>10,7398</text:p>
          </table:table-cell>
          <table:table-cell table:formula="of:=NORMINV(RAND();30;5)" office:value-type="float" office:value="28.3247805729171" calcext:value-type="float">
            <text:p>28,3248</text:p>
          </table:table-cell>
          <table:table-cell table:formula="of:=40+20*RAND()" office:value-type="float" office:value="41.3521152478643" calcext:value-type="float">
            <text:p>41,3521</text:p>
          </table:table-cell>
          <table:table-cell table:formula="of:=([.C602]*[.D602]+[.B602]*[.D602]+[.B602]*[.C602])/([.B602]*[.C602]*[.D602])" office:value-type="float" office:value="0.15259857299727" calcext:value-type="float">
            <text:p>0,1526</text:p>
          </table:table-cell>
          <table:table-cell table:number-columns-repeated="9"/>
        </table:table-row>
        <table:table-row table:style-name="ro2">
          <table:table-cell office:value-type="float" office:value="602" calcext:value-type="float">
            <text:p>602</text:p>
          </table:table-cell>
          <table:table-cell table:formula="of:=9+2*RAND()" office:value-type="float" office:value="10.8170738399494" calcext:value-type="float">
            <text:p>10,8171</text:p>
          </table:table-cell>
          <table:table-cell table:formula="of:=NORMINV(RAND();30;5)" office:value-type="float" office:value="32.3081220630805" calcext:value-type="float">
            <text:p>32,3081</text:p>
          </table:table-cell>
          <table:table-cell table:formula="of:=40+20*RAND()" office:value-type="float" office:value="40.925193654839" calcext:value-type="float">
            <text:p>40,9252</text:p>
          </table:table-cell>
          <table:table-cell table:formula="of:=([.C603]*[.D603]+[.B603]*[.D603]+[.B603]*[.C603])/([.B603]*[.C603]*[.D603])" office:value-type="float" office:value="0.14783323855765" calcext:value-type="float">
            <text:p>0,1478</text:p>
          </table:table-cell>
          <table:table-cell table:number-columns-repeated="9"/>
        </table:table-row>
        <table:table-row table:style-name="ro2">
          <table:table-cell office:value-type="float" office:value="603" calcext:value-type="float">
            <text:p>603</text:p>
          </table:table-cell>
          <table:table-cell table:formula="of:=9+2*RAND()" office:value-type="float" office:value="10.3218608328607" calcext:value-type="float">
            <text:p>10,3219</text:p>
          </table:table-cell>
          <table:table-cell table:formula="of:=NORMINV(RAND();30;5)" office:value-type="float" office:value="33.5293041165957" calcext:value-type="float">
            <text:p>33,5293</text:p>
          </table:table-cell>
          <table:table-cell table:formula="of:=40+20*RAND()" office:value-type="float" office:value="51.1768184858374" calcext:value-type="float">
            <text:p>51,1768</text:p>
          </table:table-cell>
          <table:table-cell table:formula="of:=([.C604]*[.D604]+[.B604]*[.D604]+[.B604]*[.C604])/([.B604]*[.C604]*[.D604])" office:value-type="float" office:value="0.146246509949611" calcext:value-type="float">
            <text:p>0,1462</text:p>
          </table:table-cell>
          <table:table-cell table:number-columns-repeated="9"/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9+2*RAND()" office:value-type="float" office:value="9.30839090771042" calcext:value-type="float">
            <text:p>9,3084</text:p>
          </table:table-cell>
          <table:table-cell table:formula="of:=NORMINV(RAND();30;5)" office:value-type="float" office:value="34.7727580241863" calcext:value-type="float">
            <text:p>34,7728</text:p>
          </table:table-cell>
          <table:table-cell table:formula="of:=40+20*RAND()" office:value-type="float" office:value="43.1833962234668" calcext:value-type="float">
            <text:p>43,1834</text:p>
          </table:table-cell>
          <table:table-cell table:formula="of:=([.C605]*[.D605]+[.B605]*[.D605]+[.B605]*[.C605])/([.B605]*[.C605]*[.D605])" office:value-type="float" office:value="0.159345146229878" calcext:value-type="float">
            <text:p>0,1593</text:p>
          </table:table-cell>
          <table:table-cell table:number-columns-repeated="9"/>
        </table:table-row>
        <table:table-row table:style-name="ro2">
          <table:table-cell office:value-type="float" office:value="605" calcext:value-type="float">
            <text:p>605</text:p>
          </table:table-cell>
          <table:table-cell table:formula="of:=9+2*RAND()" office:value-type="float" office:value="9.75128699489869" calcext:value-type="float">
            <text:p>9,7513</text:p>
          </table:table-cell>
          <table:table-cell table:formula="of:=NORMINV(RAND();30;5)" office:value-type="float" office:value="35.7451681959657" calcext:value-type="float">
            <text:p>35,7452</text:p>
          </table:table-cell>
          <table:table-cell table:formula="of:=40+20*RAND()" office:value-type="float" office:value="52.7702745166607" calcext:value-type="float">
            <text:p>52,7703</text:p>
          </table:table-cell>
          <table:table-cell table:formula="of:=([.C606]*[.D606]+[.B606]*[.D606]+[.B606]*[.C606])/([.B606]*[.C606]*[.D606])" office:value-type="float" office:value="0.149476437491145" calcext:value-type="float">
            <text:p>0,1495</text:p>
          </table:table-cell>
          <table:table-cell table:number-columns-repeated="9"/>
        </table:table-row>
        <table:table-row table:style-name="ro2">
          <table:table-cell office:value-type="float" office:value="606" calcext:value-type="float">
            <text:p>606</text:p>
          </table:table-cell>
          <table:table-cell table:formula="of:=9+2*RAND()" office:value-type="float" office:value="10.1657161300536" calcext:value-type="float">
            <text:p>10,1657</text:p>
          </table:table-cell>
          <table:table-cell table:formula="of:=NORMINV(RAND();30;5)" office:value-type="float" office:value="32.2665623530454" calcext:value-type="float">
            <text:p>32,2666</text:p>
          </table:table-cell>
          <table:table-cell table:formula="of:=40+20*RAND()" office:value-type="float" office:value="54.8096916428767" calcext:value-type="float">
            <text:p>54,8097</text:p>
          </table:table-cell>
          <table:table-cell table:formula="of:=([.C607]*[.D607]+[.B607]*[.D607]+[.B607]*[.C607])/([.B607]*[.C607]*[.D607])" office:value-type="float" office:value="0.147606637072179" calcext:value-type="float">
            <text:p>0,1476</text:p>
          </table:table-cell>
          <table:table-cell table:number-columns-repeated="9"/>
        </table:table-row>
        <table:table-row table:style-name="ro2">
          <table:table-cell office:value-type="float" office:value="607" calcext:value-type="float">
            <text:p>607</text:p>
          </table:table-cell>
          <table:table-cell table:formula="of:=9+2*RAND()" office:value-type="float" office:value="9.9759766922798" calcext:value-type="float">
            <text:p>9,9760</text:p>
          </table:table-cell>
          <table:table-cell table:formula="of:=NORMINV(RAND();30;5)" office:value-type="float" office:value="18.9349285047007" calcext:value-type="float">
            <text:p>18,9349</text:p>
          </table:table-cell>
          <table:table-cell table:formula="of:=40+20*RAND()" office:value-type="float" office:value="50.3503951686434" calcext:value-type="float">
            <text:p>50,3504</text:p>
          </table:table-cell>
          <table:table-cell table:formula="of:=([.C608]*[.D608]+[.B608]*[.D608]+[.B608]*[.C608])/([.B608]*[.C608]*[.D608])" office:value-type="float" office:value="0.172914080750952" calcext:value-type="float">
            <text:p>0,1729</text:p>
          </table:table-cell>
          <table:table-cell table:number-columns-repeated="9"/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9+2*RAND()" office:value-type="float" office:value="9.83651054068469" calcext:value-type="float">
            <text:p>9,8365</text:p>
          </table:table-cell>
          <table:table-cell table:formula="of:=NORMINV(RAND();30;5)" office:value-type="float" office:value="27.6645936985047" calcext:value-type="float">
            <text:p>27,6646</text:p>
          </table:table-cell>
          <table:table-cell table:formula="of:=40+20*RAND()" office:value-type="float" office:value="56.3599473726936" calcext:value-type="float">
            <text:p>56,3599</text:p>
          </table:table-cell>
          <table:table-cell table:formula="of:=([.C609]*[.D609]+[.B609]*[.D609]+[.B609]*[.C609])/([.B609]*[.C609]*[.D609])" office:value-type="float" office:value="0.155552451119058" calcext:value-type="float">
            <text:p>0,1556</text:p>
          </table:table-cell>
          <table:table-cell table:number-columns-repeated="9"/>
        </table:table-row>
        <table:table-row table:style-name="ro2">
          <table:table-cell office:value-type="float" office:value="609" calcext:value-type="float">
            <text:p>609</text:p>
          </table:table-cell>
          <table:table-cell table:formula="of:=9+2*RAND()" office:value-type="float" office:value="9.13958620722406" calcext:value-type="float">
            <text:p>9,1396</text:p>
          </table:table-cell>
          <table:table-cell table:formula="of:=NORMINV(RAND();30;5)" office:value-type="float" office:value="25.3190994938054" calcext:value-type="float">
            <text:p>25,3191</text:p>
          </table:table-cell>
          <table:table-cell table:formula="of:=40+20*RAND()" office:value-type="float" office:value="52.8615309228189" calcext:value-type="float">
            <text:p>52,8615</text:p>
          </table:table-cell>
          <table:table-cell table:formula="of:=([.C610]*[.D610]+[.B610]*[.D610]+[.B610]*[.C610])/([.B610]*[.C610]*[.D610])" office:value-type="float" office:value="0.16782736774351" calcext:value-type="float">
            <text:p>0,1678</text:p>
          </table:table-cell>
          <table:table-cell table:number-columns-repeated="9"/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9+2*RAND()" office:value-type="float" office:value="9.88407712825574" calcext:value-type="float">
            <text:p>9,8841</text:p>
          </table:table-cell>
          <table:table-cell table:formula="of:=NORMINV(RAND();30;5)" office:value-type="float" office:value="27.147310182894" calcext:value-type="float">
            <text:p>27,1473</text:p>
          </table:table-cell>
          <table:table-cell table:formula="of:=40+20*RAND()" office:value-type="float" office:value="59.7080373740755" calcext:value-type="float">
            <text:p>59,7080</text:p>
          </table:table-cell>
          <table:table-cell table:formula="of:=([.C611]*[.D611]+[.B611]*[.D611]+[.B611]*[.C611])/([.B611]*[.C611]*[.D611])" office:value-type="float" office:value="0.15475705036266" calcext:value-type="float">
            <text:p>0,1548</text:p>
          </table:table-cell>
          <table:table-cell table:number-columns-repeated="9"/>
        </table:table-row>
        <table:table-row table:style-name="ro2">
          <table:table-cell office:value-type="float" office:value="611" calcext:value-type="float">
            <text:p>611</text:p>
          </table:table-cell>
          <table:table-cell table:formula="of:=9+2*RAND()" office:value-type="float" office:value="9.44398232572712" calcext:value-type="float">
            <text:p>9,4440</text:p>
          </table:table-cell>
          <table:table-cell table:formula="of:=NORMINV(RAND();30;5)" office:value-type="float" office:value="30.5199642284934" calcext:value-type="float">
            <text:p>30,5200</text:p>
          </table:table-cell>
          <table:table-cell table:formula="of:=40+20*RAND()" office:value-type="float" office:value="50.9281833539717" calcext:value-type="float">
            <text:p>50,9282</text:p>
          </table:table-cell>
          <table:table-cell table:formula="of:=([.C612]*[.D612]+[.B612]*[.D612]+[.B612]*[.C612])/([.B612]*[.C612]*[.D612])" office:value-type="float" office:value="0.158288465422939" calcext:value-type="float">
            <text:p>0,1583</text:p>
          </table:table-cell>
          <table:table-cell table:number-columns-repeated="9"/>
        </table:table-row>
        <table:table-row table:style-name="ro2">
          <table:table-cell office:value-type="float" office:value="612" calcext:value-type="float">
            <text:p>612</text:p>
          </table:table-cell>
          <table:table-cell table:formula="of:=9+2*RAND()" office:value-type="float" office:value="10.5482571835164" calcext:value-type="float">
            <text:p>10,5483</text:p>
          </table:table-cell>
          <table:table-cell table:formula="of:=NORMINV(RAND();30;5)" office:value-type="float" office:value="29.5933905474724" calcext:value-type="float">
            <text:p>29,5934</text:p>
          </table:table-cell>
          <table:table-cell table:formula="of:=40+20*RAND()" office:value-type="float" office:value="47.2336742398329" calcext:value-type="float">
            <text:p>47,2337</text:p>
          </table:table-cell>
          <table:table-cell table:formula="of:=([.C613]*[.D613]+[.B613]*[.D613]+[.B613]*[.C613])/([.B613]*[.C613]*[.D613])" office:value-type="float" office:value="0.149765056206956" calcext:value-type="float">
            <text:p>0,1498</text:p>
          </table:table-cell>
          <table:table-cell table:number-columns-repeated="9"/>
        </table:table-row>
        <table:table-row table:style-name="ro2">
          <table:table-cell office:value-type="float" office:value="613" calcext:value-type="float">
            <text:p>613</text:p>
          </table:table-cell>
          <table:table-cell table:formula="of:=9+2*RAND()" office:value-type="float" office:value="10.6354446008336" calcext:value-type="float">
            <text:p>10,6354</text:p>
          </table:table-cell>
          <table:table-cell table:formula="of:=NORMINV(RAND();30;5)" office:value-type="float" office:value="27.0073421208067" calcext:value-type="float">
            <text:p>27,0073</text:p>
          </table:table-cell>
          <table:table-cell table:formula="of:=40+20*RAND()" office:value-type="float" office:value="55.0715521839447" calcext:value-type="float">
            <text:p>55,0716</text:p>
          </table:table-cell>
          <table:table-cell table:formula="of:=([.C614]*[.D614]+[.B614]*[.D614]+[.B614]*[.C614])/([.B614]*[.C614]*[.D614])" office:value-type="float" office:value="0.149210381848949" calcext:value-type="float">
            <text:p>0,1492</text:p>
          </table:table-cell>
          <table:table-cell table:number-columns-repeated="9"/>
        </table:table-row>
        <table:table-row table:style-name="ro2">
          <table:table-cell office:value-type="float" office:value="614" calcext:value-type="float">
            <text:p>614</text:p>
          </table:table-cell>
          <table:table-cell table:formula="of:=9+2*RAND()" office:value-type="float" office:value="9.4101803151425" calcext:value-type="float">
            <text:p>9,4102</text:p>
          </table:table-cell>
          <table:table-cell table:formula="of:=NORMINV(RAND();30;5)" office:value-type="float" office:value="27.1421804381277" calcext:value-type="float">
            <text:p>27,1422</text:p>
          </table:table-cell>
          <table:table-cell table:formula="of:=40+20*RAND()" office:value-type="float" office:value="50.5310581787489" calcext:value-type="float">
            <text:p>50,5311</text:p>
          </table:table-cell>
          <table:table-cell table:formula="of:=([.C615]*[.D615]+[.B615]*[.D615]+[.B615]*[.C615])/([.B615]*[.C615]*[.D615])" office:value-type="float" office:value="0.162900722301917" calcext:value-type="float">
            <text:p>0,1629</text:p>
          </table:table-cell>
          <table:table-cell table:number-columns-repeated="9"/>
        </table:table-row>
        <table:table-row table:style-name="ro2">
          <table:table-cell office:value-type="float" office:value="615" calcext:value-type="float">
            <text:p>615</text:p>
          </table:table-cell>
          <table:table-cell table:formula="of:=9+2*RAND()" office:value-type="float" office:value="9.24672358366661" calcext:value-type="float">
            <text:p>9,2467</text:p>
          </table:table-cell>
          <table:table-cell table:formula="of:=NORMINV(RAND();30;5)" office:value-type="float" office:value="33.2499868553112" calcext:value-type="float">
            <text:p>33,2500</text:p>
          </table:table-cell>
          <table:table-cell table:formula="of:=40+20*RAND()" office:value-type="float" office:value="59.7233762475662" calcext:value-type="float">
            <text:p>59,7234</text:p>
          </table:table-cell>
          <table:table-cell table:formula="of:=([.C616]*[.D616]+[.B616]*[.D616]+[.B616]*[.C616])/([.B616]*[.C616]*[.D616])" office:value-type="float" office:value="0.154965476704384" calcext:value-type="float">
            <text:p>0,1550</text:p>
          </table:table-cell>
          <table:table-cell table:number-columns-repeated="9"/>
        </table:table-row>
        <table:table-row table:style-name="ro2">
          <table:table-cell office:value-type="float" office:value="616" calcext:value-type="float">
            <text:p>616</text:p>
          </table:table-cell>
          <table:table-cell table:formula="of:=9+2*RAND()" office:value-type="float" office:value="9.93640048452653" calcext:value-type="float">
            <text:p>9,9364</text:p>
          </table:table-cell>
          <table:table-cell table:formula="of:=NORMINV(RAND();30;5)" office:value-type="float" office:value="28.867349291555" calcext:value-type="float">
            <text:p>28,8673</text:p>
          </table:table-cell>
          <table:table-cell table:formula="of:=40+20*RAND()" office:value-type="float" office:value="49.4223771686666" calcext:value-type="float">
            <text:p>49,4224</text:p>
          </table:table-cell>
          <table:table-cell table:formula="of:=([.C617]*[.D617]+[.B617]*[.D617]+[.B617]*[.C617])/([.B617]*[.C617]*[.D617])" office:value-type="float" office:value="0.155515028610781" calcext:value-type="float">
            <text:p>0,1555</text:p>
          </table:table-cell>
          <table:table-cell table:number-columns-repeated="9"/>
        </table:table-row>
        <table:table-row table:style-name="ro2">
          <table:table-cell office:value-type="float" office:value="617" calcext:value-type="float">
            <text:p>617</text:p>
          </table:table-cell>
          <table:table-cell table:formula="of:=9+2*RAND()" office:value-type="float" office:value="9.18455999833532" calcext:value-type="float">
            <text:p>9,1846</text:p>
          </table:table-cell>
          <table:table-cell table:formula="of:=NORMINV(RAND();30;5)" office:value-type="float" office:value="30.0230939172643" calcext:value-type="float">
            <text:p>30,0231</text:p>
          </table:table-cell>
          <table:table-cell table:formula="of:=40+20*RAND()" office:value-type="float" office:value="41.7281903582625" calcext:value-type="float">
            <text:p>41,7282</text:p>
          </table:table-cell>
          <table:table-cell table:formula="of:=([.C618]*[.D618]+[.B618]*[.D618]+[.B618]*[.C618])/([.B618]*[.C618]*[.D618])" office:value-type="float" office:value="0.16615068628142" calcext:value-type="float">
            <text:p>0,1662</text:p>
          </table:table-cell>
          <table:table-cell table:number-columns-repeated="9"/>
        </table:table-row>
        <table:table-row table:style-name="ro2">
          <table:table-cell office:value-type="float" office:value="618" calcext:value-type="float">
            <text:p>618</text:p>
          </table:table-cell>
          <table:table-cell table:formula="of:=9+2*RAND()" office:value-type="float" office:value="10.5878751634154" calcext:value-type="float">
            <text:p>10,5879</text:p>
          </table:table-cell>
          <table:table-cell table:formula="of:=NORMINV(RAND();30;5)" office:value-type="float" office:value="34.2321535517668" calcext:value-type="float">
            <text:p>34,2322</text:p>
          </table:table-cell>
          <table:table-cell table:formula="of:=40+20*RAND()" office:value-type="float" office:value="41.2600443023257" calcext:value-type="float">
            <text:p>41,2600</text:p>
          </table:table-cell>
          <table:table-cell table:formula="of:=([.C619]*[.D619]+[.B619]*[.D619]+[.B619]*[.C619])/([.B619]*[.C619]*[.D619])" office:value-type="float" office:value="0.147896481298596" calcext:value-type="float">
            <text:p>0,1479</text:p>
          </table:table-cell>
          <table:table-cell table:number-columns-repeated="9"/>
        </table:table-row>
        <table:table-row table:style-name="ro2">
          <table:table-cell office:value-type="float" office:value="619" calcext:value-type="float">
            <text:p>619</text:p>
          </table:table-cell>
          <table:table-cell table:formula="of:=9+2*RAND()" office:value-type="float" office:value="10.3358035858255" calcext:value-type="float">
            <text:p>10,3358</text:p>
          </table:table-cell>
          <table:table-cell table:formula="of:=NORMINV(RAND();30;5)" office:value-type="float" office:value="30.1473597633645" calcext:value-type="float">
            <text:p>30,1474</text:p>
          </table:table-cell>
          <table:table-cell table:formula="of:=40+20*RAND()" office:value-type="float" office:value="42.3746445565484" calcext:value-type="float">
            <text:p>42,3746</text:p>
          </table:table-cell>
          <table:table-cell table:formula="of:=([.C620]*[.D620]+[.B620]*[.D620]+[.B620]*[.C620])/([.B620]*[.C620]*[.D620])" office:value-type="float" office:value="0.153520483154809" calcext:value-type="float">
            <text:p>0,1535</text:p>
          </table:table-cell>
          <table:table-cell table:number-columns-repeated="9"/>
        </table:table-row>
        <table:table-row table:style-name="ro2">
          <table:table-cell office:value-type="float" office:value="620" calcext:value-type="float">
            <text:p>620</text:p>
          </table:table-cell>
          <table:table-cell table:formula="of:=9+2*RAND()" office:value-type="float" office:value="10.9033282792661" calcext:value-type="float">
            <text:p>10,9033</text:p>
          </table:table-cell>
          <table:table-cell table:formula="of:=NORMINV(RAND();30;5)" office:value-type="float" office:value="17.9239211527804" calcext:value-type="float">
            <text:p>17,9239</text:p>
          </table:table-cell>
          <table:table-cell table:formula="of:=40+20*RAND()" office:value-type="float" office:value="59.9185018637218" calcext:value-type="float">
            <text:p>59,9185</text:p>
          </table:table-cell>
          <table:table-cell table:formula="of:=([.C621]*[.D621]+[.B621]*[.D621]+[.B621]*[.C621])/([.B621]*[.C621]*[.D621])" office:value-type="float" office:value="0.164195813664783" calcext:value-type="float">
            <text:p>0,1642</text:p>
          </table:table-cell>
          <table:table-cell table:number-columns-repeated="9"/>
        </table:table-row>
        <table:table-row table:style-name="ro2">
          <table:table-cell office:value-type="float" office:value="621" calcext:value-type="float">
            <text:p>621</text:p>
          </table:table-cell>
          <table:table-cell table:formula="of:=9+2*RAND()" office:value-type="float" office:value="10.3489298627246" calcext:value-type="float">
            <text:p>10,3489</text:p>
          </table:table-cell>
          <table:table-cell table:formula="of:=NORMINV(RAND();30;5)" office:value-type="float" office:value="30.0549630048254" calcext:value-type="float">
            <text:p>30,0550</text:p>
          </table:table-cell>
          <table:table-cell table:formula="of:=40+20*RAND()" office:value-type="float" office:value="56.2792574916966" calcext:value-type="float">
            <text:p>56,2793</text:p>
          </table:table-cell>
          <table:table-cell table:formula="of:=([.C622]*[.D622]+[.B622]*[.D622]+[.B622]*[.C622])/([.B622]*[.C622]*[.D622])" office:value-type="float" office:value="0.14766925914929" calcext:value-type="float">
            <text:p>0,1477</text:p>
          </table:table-cell>
          <table:table-cell table:number-columns-repeated="9"/>
        </table:table-row>
        <table:table-row table:style-name="ro2">
          <table:table-cell office:value-type="float" office:value="622" calcext:value-type="float">
            <text:p>622</text:p>
          </table:table-cell>
          <table:table-cell table:formula="of:=9+2*RAND()" office:value-type="float" office:value="10.1161336966325" calcext:value-type="float">
            <text:p>10,1161</text:p>
          </table:table-cell>
          <table:table-cell table:formula="of:=NORMINV(RAND();30;5)" office:value-type="float" office:value="30.1936756074089" calcext:value-type="float">
            <text:p>30,1937</text:p>
          </table:table-cell>
          <table:table-cell table:formula="of:=40+20*RAND()" office:value-type="float" office:value="58.8468827377074" calcext:value-type="float">
            <text:p>58,8469</text:p>
          </table:table-cell>
          <table:table-cell table:formula="of:=([.C623]*[.D623]+[.B623]*[.D623]+[.B623]*[.C623])/([.B623]*[.C623]*[.D623])" office:value-type="float" office:value="0.14896476737533" calcext:value-type="float">
            <text:p>0,1490</text:p>
          </table:table-cell>
          <table:table-cell table:number-columns-repeated="9"/>
        </table:table-row>
        <table:table-row table:style-name="ro2">
          <table:table-cell office:value-type="float" office:value="623" calcext:value-type="float">
            <text:p>623</text:p>
          </table:table-cell>
          <table:table-cell table:formula="of:=9+2*RAND()" office:value-type="float" office:value="9.04258039291017" calcext:value-type="float">
            <text:p>9,0426</text:p>
          </table:table-cell>
          <table:table-cell table:formula="of:=NORMINV(RAND();30;5)" office:value-type="float" office:value="35.4840755685066" calcext:value-type="float">
            <text:p>35,4841</text:p>
          </table:table-cell>
          <table:table-cell table:formula="of:=40+20*RAND()" office:value-type="float" office:value="58.7553350045346" calcext:value-type="float">
            <text:p>58,7553</text:p>
          </table:table-cell>
          <table:table-cell table:formula="of:=([.C624]*[.D624]+[.B624]*[.D624]+[.B624]*[.C624])/([.B624]*[.C624]*[.D624])" office:value-type="float" office:value="0.155789289372117" calcext:value-type="float">
            <text:p>0,1558</text:p>
          </table:table-cell>
          <table:table-cell table:number-columns-repeated="9"/>
        </table:table-row>
        <table:table-row table:style-name="ro2">
          <table:table-cell office:value-type="float" office:value="624" calcext:value-type="float">
            <text:p>624</text:p>
          </table:table-cell>
          <table:table-cell table:formula="of:=9+2*RAND()" office:value-type="float" office:value="9.6215146088507" calcext:value-type="float">
            <text:p>9,6215</text:p>
          </table:table-cell>
          <table:table-cell table:formula="of:=NORMINV(RAND();30;5)" office:value-type="float" office:value="34.2839822669775" calcext:value-type="float">
            <text:p>34,2840</text:p>
          </table:table-cell>
          <table:table-cell table:formula="of:=40+20*RAND()" office:value-type="float" office:value="43.0905757169239" calcext:value-type="float">
            <text:p>43,0906</text:p>
          </table:table-cell>
          <table:table-cell table:formula="of:=([.C625]*[.D625]+[.B625]*[.D625]+[.B625]*[.C625])/([.B625]*[.C625]*[.D625])" office:value-type="float" office:value="0.156308810988273" calcext:value-type="float">
            <text:p>0,1563</text:p>
          </table:table-cell>
          <table:table-cell table:number-columns-repeated="9"/>
        </table:table-row>
        <table:table-row table:style-name="ro2">
          <table:table-cell office:value-type="float" office:value="625" calcext:value-type="float">
            <text:p>625</text:p>
          </table:table-cell>
          <table:table-cell table:formula="of:=9+2*RAND()" office:value-type="float" office:value="9.6339125034865" calcext:value-type="float">
            <text:p>9,6339</text:p>
          </table:table-cell>
          <table:table-cell table:formula="of:=NORMINV(RAND();30;5)" office:value-type="float" office:value="28.8342253536178" calcext:value-type="float">
            <text:p>28,8342</text:p>
          </table:table-cell>
          <table:table-cell table:formula="of:=40+20*RAND()" office:value-type="float" office:value="54.9266663263552" calcext:value-type="float">
            <text:p>54,9267</text:p>
          </table:table-cell>
          <table:table-cell table:formula="of:=([.C626]*[.D626]+[.B626]*[.D626]+[.B626]*[.C626])/([.B626]*[.C626]*[.D626])" office:value-type="float" office:value="0.156687088845545" calcext:value-type="float">
            <text:p>0,1567</text:p>
          </table:table-cell>
          <table:table-cell table:number-columns-repeated="9"/>
        </table:table-row>
        <table:table-row table:style-name="ro2">
          <table:table-cell office:value-type="float" office:value="626" calcext:value-type="float">
            <text:p>626</text:p>
          </table:table-cell>
          <table:table-cell table:formula="of:=9+2*RAND()" office:value-type="float" office:value="10.9288128546905" calcext:value-type="float">
            <text:p>10,9288</text:p>
          </table:table-cell>
          <table:table-cell table:formula="of:=NORMINV(RAND();30;5)" office:value-type="float" office:value="30.4703474728771" calcext:value-type="float">
            <text:p>30,4703</text:p>
          </table:table-cell>
          <table:table-cell table:formula="of:=40+20*RAND()" office:value-type="float" office:value="43.7063067569397" calcext:value-type="float">
            <text:p>43,7063</text:p>
          </table:table-cell>
          <table:table-cell table:formula="of:=([.C627]*[.D627]+[.B627]*[.D627]+[.B627]*[.C627])/([.B627]*[.C627]*[.D627])" office:value-type="float" office:value="0.147200031897574" calcext:value-type="float">
            <text:p>0,1472</text:p>
          </table:table-cell>
          <table:table-cell table:number-columns-repeated="9"/>
        </table:table-row>
        <table:table-row table:style-name="ro2">
          <table:table-cell office:value-type="float" office:value="627" calcext:value-type="float">
            <text:p>627</text:p>
          </table:table-cell>
          <table:table-cell table:formula="of:=9+2*RAND()" office:value-type="float" office:value="9.71696965000592" calcext:value-type="float">
            <text:p>9,7170</text:p>
          </table:table-cell>
          <table:table-cell table:formula="of:=NORMINV(RAND();30;5)" office:value-type="float" office:value="27.536908482327" calcext:value-type="float">
            <text:p>27,5369</text:p>
          </table:table-cell>
          <table:table-cell table:formula="of:=40+20*RAND()" office:value-type="float" office:value="41.0264672408812" calcext:value-type="float">
            <text:p>41,0265</text:p>
          </table:table-cell>
          <table:table-cell table:formula="of:=([.C628]*[.D628]+[.B628]*[.D628]+[.B628]*[.C628])/([.B628]*[.C628]*[.D628])" office:value-type="float" office:value="0.163602149260972" calcext:value-type="float">
            <text:p>0,1636</text:p>
          </table:table-cell>
          <table:table-cell table:number-columns-repeated="9"/>
        </table:table-row>
        <table:table-row table:style-name="ro2">
          <table:table-cell office:value-type="float" office:value="628" calcext:value-type="float">
            <text:p>628</text:p>
          </table:table-cell>
          <table:table-cell table:formula="of:=9+2*RAND()" office:value-type="float" office:value="10.9215096344706" calcext:value-type="float">
            <text:p>10,9215</text:p>
          </table:table-cell>
          <table:table-cell table:formula="of:=NORMINV(RAND();30;5)" office:value-type="float" office:value="38.1125739328418" calcext:value-type="float">
            <text:p>38,1126</text:p>
          </table:table-cell>
          <table:table-cell table:formula="of:=40+20*RAND()" office:value-type="float" office:value="59.3368866411038" calcext:value-type="float">
            <text:p>59,3369</text:p>
          </table:table-cell>
          <table:table-cell table:formula="of:=([.C629]*[.D629]+[.B629]*[.D629]+[.B629]*[.C629])/([.B629]*[.C629]*[.D629])" office:value-type="float" office:value="0.134653416801885" calcext:value-type="float">
            <text:p>0,1347</text:p>
          </table:table-cell>
          <table:table-cell table:number-columns-repeated="9"/>
        </table:table-row>
        <table:table-row table:style-name="ro2">
          <table:table-cell office:value-type="float" office:value="629" calcext:value-type="float">
            <text:p>629</text:p>
          </table:table-cell>
          <table:table-cell table:formula="of:=9+2*RAND()" office:value-type="float" office:value="10.2315727185924" calcext:value-type="float">
            <text:p>10,2316</text:p>
          </table:table-cell>
          <table:table-cell table:formula="of:=NORMINV(RAND();30;5)" office:value-type="float" office:value="33.1831768980376" calcext:value-type="float">
            <text:p>33,1832</text:p>
          </table:table-cell>
          <table:table-cell table:formula="of:=40+20*RAND()" office:value-type="float" office:value="52.2503102407791" calcext:value-type="float">
            <text:p>52,2503</text:p>
          </table:table-cell>
          <table:table-cell table:formula="of:=([.C630]*[.D630]+[.B630]*[.D630]+[.B630]*[.C630])/([.B630]*[.C630]*[.D630])" office:value-type="float" office:value="0.147011079671599" calcext:value-type="float">
            <text:p>0,1470</text:p>
          </table:table-cell>
          <table:table-cell table:number-columns-repeated="9"/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9+2*RAND()" office:value-type="float" office:value="10.646529718535" calcext:value-type="float">
            <text:p>10,6465</text:p>
          </table:table-cell>
          <table:table-cell table:formula="of:=NORMINV(RAND();30;5)" office:value-type="float" office:value="36.4297787513699" calcext:value-type="float">
            <text:p>36,4298</text:p>
          </table:table-cell>
          <table:table-cell table:formula="of:=40+20*RAND()" office:value-type="float" office:value="41.9402093277313" calcext:value-type="float">
            <text:p>41,9402</text:p>
          </table:table-cell>
          <table:table-cell table:formula="of:=([.C631]*[.D631]+[.B631]*[.D631]+[.B631]*[.C631])/([.B631]*[.C631]*[.D631])" office:value-type="float" office:value="0.145220857352841" calcext:value-type="float">
            <text:p>0,1452</text:p>
          </table:table-cell>
          <table:table-cell table:number-columns-repeated="9"/>
        </table:table-row>
        <table:table-row table:style-name="ro2">
          <table:table-cell office:value-type="float" office:value="631" calcext:value-type="float">
            <text:p>631</text:p>
          </table:table-cell>
          <table:table-cell table:formula="of:=9+2*RAND()" office:value-type="float" office:value="9.8320693934802" calcext:value-type="float">
            <text:p>9,8321</text:p>
          </table:table-cell>
          <table:table-cell table:formula="of:=NORMINV(RAND();30;5)" office:value-type="float" office:value="34.3860253399469" calcext:value-type="float">
            <text:p>34,3860</text:p>
          </table:table-cell>
          <table:table-cell table:formula="of:=40+20*RAND()" office:value-type="float" office:value="56.9047937332653" calcext:value-type="float">
            <text:p>56,9048</text:p>
          </table:table-cell>
          <table:table-cell table:formula="of:=([.C632]*[.D632]+[.B632]*[.D632]+[.B632]*[.C632])/([.B632]*[.C632]*[.D632])" office:value-type="float" office:value="0.148362781893383" calcext:value-type="float">
            <text:p>0,1484</text:p>
          </table:table-cell>
          <table:table-cell table:number-columns-repeated="9"/>
        </table:table-row>
        <table:table-row table:style-name="ro2">
          <table:table-cell office:value-type="float" office:value="632" calcext:value-type="float">
            <text:p>632</text:p>
          </table:table-cell>
          <table:table-cell table:formula="of:=9+2*RAND()" office:value-type="float" office:value="10.4525924685877" calcext:value-type="float">
            <text:p>10,4526</text:p>
          </table:table-cell>
          <table:table-cell table:formula="of:=NORMINV(RAND();30;5)" office:value-type="float" office:value="30.8562323652209" calcext:value-type="float">
            <text:p>30,8562</text:p>
          </table:table-cell>
          <table:table-cell table:formula="of:=40+20*RAND()" office:value-type="float" office:value="52.6562846149318" calcext:value-type="float">
            <text:p>52,6563</text:p>
          </table:table-cell>
          <table:table-cell table:formula="of:=([.C633]*[.D633]+[.B633]*[.D633]+[.B633]*[.C633])/([.B633]*[.C633]*[.D633])" office:value-type="float" office:value="0.147069494890291" calcext:value-type="float">
            <text:p>0,1471</text:p>
          </table:table-cell>
          <table:table-cell table:number-columns-repeated="9"/>
        </table:table-row>
        <table:table-row table:style-name="ro2">
          <table:table-cell office:value-type="float" office:value="633" calcext:value-type="float">
            <text:p>633</text:p>
          </table:table-cell>
          <table:table-cell table:formula="of:=9+2*RAND()" office:value-type="float" office:value="10.5296824511606" calcext:value-type="float">
            <text:p>10,5297</text:p>
          </table:table-cell>
          <table:table-cell table:formula="of:=NORMINV(RAND();30;5)" office:value-type="float" office:value="30.8630309354319" calcext:value-type="float">
            <text:p>30,8630</text:p>
          </table:table-cell>
          <table:table-cell table:formula="of:=40+20*RAND()" office:value-type="float" office:value="44.0935396566056" calcext:value-type="float">
            <text:p>44,0935</text:p>
          </table:table-cell>
          <table:table-cell table:formula="of:=([.C634]*[.D634]+[.B634]*[.D634]+[.B634]*[.C634])/([.B634]*[.C634]*[.D634])" office:value-type="float" office:value="0.150049909570481" calcext:value-type="float">
            <text:p>0,1500</text:p>
          </table:table-cell>
          <table:table-cell table:number-columns-repeated="9"/>
        </table:table-row>
        <table:table-row table:style-name="ro2">
          <table:table-cell office:value-type="float" office:value="634" calcext:value-type="float">
            <text:p>634</text:p>
          </table:table-cell>
          <table:table-cell table:formula="of:=9+2*RAND()" office:value-type="float" office:value="10.3819638488349" calcext:value-type="float">
            <text:p>10,3820</text:p>
          </table:table-cell>
          <table:table-cell table:formula="of:=NORMINV(RAND();30;5)" office:value-type="float" office:value="18.0274875814845" calcext:value-type="float">
            <text:p>18,0275</text:p>
          </table:table-cell>
          <table:table-cell table:formula="of:=40+20*RAND()" office:value-type="float" office:value="51.9972819811665" calcext:value-type="float">
            <text:p>51,9973</text:p>
          </table:table-cell>
          <table:table-cell table:formula="of:=([.C635]*[.D635]+[.B635]*[.D635]+[.B635]*[.C635])/([.B635]*[.C635]*[.D635])" office:value-type="float" office:value="0.171023511372151" calcext:value-type="float">
            <text:p>0,1710</text:p>
          </table:table-cell>
          <table:table-cell table:number-columns-repeated="9"/>
        </table:table-row>
        <table:table-row table:style-name="ro2">
          <table:table-cell office:value-type="float" office:value="635" calcext:value-type="float">
            <text:p>635</text:p>
          </table:table-cell>
          <table:table-cell table:formula="of:=9+2*RAND()" office:value-type="float" office:value="9.52129503968172" calcext:value-type="float">
            <text:p>9,5213</text:p>
          </table:table-cell>
          <table:table-cell table:formula="of:=NORMINV(RAND();30;5)" office:value-type="float" office:value="29.1804129731849" calcext:value-type="float">
            <text:p>29,1804</text:p>
          </table:table-cell>
          <table:table-cell table:formula="of:=40+20*RAND()" office:value-type="float" office:value="57.2058889153414" calcext:value-type="float">
            <text:p>57,2059</text:p>
          </table:table-cell>
          <table:table-cell table:formula="of:=([.C636]*[.D636]+[.B636]*[.D636]+[.B636]*[.C636])/([.B636]*[.C636]*[.D636])" office:value-type="float" office:value="0.156778010271991" calcext:value-type="float">
            <text:p>0,1568</text:p>
          </table:table-cell>
          <table:table-cell table:number-columns-repeated="9"/>
        </table:table-row>
        <table:table-row table:style-name="ro2">
          <table:table-cell office:value-type="float" office:value="636" calcext:value-type="float">
            <text:p>636</text:p>
          </table:table-cell>
          <table:table-cell table:formula="of:=9+2*RAND()" office:value-type="float" office:value="10.526161377551" calcext:value-type="float">
            <text:p>10,5262</text:p>
          </table:table-cell>
          <table:table-cell table:formula="of:=NORMINV(RAND();30;5)" office:value-type="float" office:value="24.3404787684709" calcext:value-type="float">
            <text:p>24,3405</text:p>
          </table:table-cell>
          <table:table-cell table:formula="of:=40+20*RAND()" office:value-type="float" office:value="56.4496357622556" calcext:value-type="float">
            <text:p>56,4496</text:p>
          </table:table-cell>
          <table:table-cell table:formula="of:=([.C637]*[.D637]+[.B637]*[.D637]+[.B637]*[.C637])/([.B637]*[.C637]*[.D637])" office:value-type="float" office:value="0.153800125969587" calcext:value-type="float">
            <text:p>0,1538</text:p>
          </table:table-cell>
          <table:table-cell table:number-columns-repeated="9"/>
        </table:table-row>
        <table:table-row table:style-name="ro2">
          <table:table-cell office:value-type="float" office:value="637" calcext:value-type="float">
            <text:p>637</text:p>
          </table:table-cell>
          <table:table-cell table:formula="of:=9+2*RAND()" office:value-type="float" office:value="10.3936101861764" calcext:value-type="float">
            <text:p>10,3936</text:p>
          </table:table-cell>
          <table:table-cell table:formula="of:=NORMINV(RAND();30;5)" office:value-type="float" office:value="29.0061787880809" calcext:value-type="float">
            <text:p>29,0062</text:p>
          </table:table-cell>
          <table:table-cell table:formula="of:=40+20*RAND()" office:value-type="float" office:value="47.4163186247461" calcext:value-type="float">
            <text:p>47,4163</text:p>
          </table:table-cell>
          <table:table-cell table:formula="of:=([.C638]*[.D638]+[.B638]*[.D638]+[.B638]*[.C638])/([.B638]*[.C638]*[.D638])" office:value-type="float" office:value="0.15177815885841" calcext:value-type="float">
            <text:p>0,1518</text:p>
          </table:table-cell>
          <table:table-cell table:number-columns-repeated="9"/>
        </table:table-row>
        <table:table-row table:style-name="ro2">
          <table:table-cell office:value-type="float" office:value="638" calcext:value-type="float">
            <text:p>638</text:p>
          </table:table-cell>
          <table:table-cell table:formula="of:=9+2*RAND()" office:value-type="float" office:value="9.37253341986798" calcext:value-type="float">
            <text:p>9,3725</text:p>
          </table:table-cell>
          <table:table-cell table:formula="of:=NORMINV(RAND();30;5)" office:value-type="float" office:value="33.3928337071007" calcext:value-type="float">
            <text:p>33,3928</text:p>
          </table:table-cell>
          <table:table-cell table:formula="of:=40+20*RAND()" office:value-type="float" office:value="42.2750851255842" calcext:value-type="float">
            <text:p>42,2751</text:p>
          </table:table-cell>
          <table:table-cell table:formula="of:=([.C639]*[.D639]+[.B639]*[.D639]+[.B639]*[.C639])/([.B639]*[.C639]*[.D639])" office:value-type="float" office:value="0.16029587792649" calcext:value-type="float">
            <text:p>0,1603</text:p>
          </table:table-cell>
          <table:table-cell table:number-columns-repeated="9"/>
        </table:table-row>
        <table:table-row table:style-name="ro2">
          <table:table-cell office:value-type="float" office:value="639" calcext:value-type="float">
            <text:p>639</text:p>
          </table:table-cell>
          <table:table-cell table:formula="of:=9+2*RAND()" office:value-type="float" office:value="10.3247825133149" calcext:value-type="float">
            <text:p>10,3248</text:p>
          </table:table-cell>
          <table:table-cell table:formula="of:=NORMINV(RAND();30;5)" office:value-type="float" office:value="25.1343760374087" calcext:value-type="float">
            <text:p>25,1344</text:p>
          </table:table-cell>
          <table:table-cell table:formula="of:=40+20*RAND()" office:value-type="float" office:value="47.457708993461" calcext:value-type="float">
            <text:p>47,4577</text:p>
          </table:table-cell>
          <table:table-cell table:formula="of:=([.C640]*[.D640]+[.B640]*[.D640]+[.B640]*[.C640])/([.B640]*[.C640]*[.D640])" office:value-type="float" office:value="0.157711880413485" calcext:value-type="float">
            <text:p>0,1577</text:p>
          </table:table-cell>
          <table:table-cell table:number-columns-repeated="9"/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9+2*RAND()" office:value-type="float" office:value="9.60953421820886" calcext:value-type="float">
            <text:p>9,6095</text:p>
          </table:table-cell>
          <table:table-cell table:formula="of:=NORMINV(RAND();30;5)" office:value-type="float" office:value="33.2595555677214" calcext:value-type="float">
            <text:p>33,2596</text:p>
          </table:table-cell>
          <table:table-cell table:formula="of:=40+20*RAND()" office:value-type="float" office:value="46.0317941126414" calcext:value-type="float">
            <text:p>46,0318</text:p>
          </table:table-cell>
          <table:table-cell table:formula="of:=([.C641]*[.D641]+[.B641]*[.D641]+[.B641]*[.C641])/([.B641]*[.C641]*[.D641])" office:value-type="float" office:value="0.155853978940367" calcext:value-type="float">
            <text:p>0,1559</text:p>
          </table:table-cell>
          <table:table-cell table:number-columns-repeated="9"/>
        </table:table-row>
        <table:table-row table:style-name="ro2">
          <table:table-cell office:value-type="float" office:value="641" calcext:value-type="float">
            <text:p>641</text:p>
          </table:table-cell>
          <table:table-cell table:formula="of:=9+2*RAND()" office:value-type="float" office:value="9.51153583987616" calcext:value-type="float">
            <text:p>9,5115</text:p>
          </table:table-cell>
          <table:table-cell table:formula="of:=NORMINV(RAND();30;5)" office:value-type="float" office:value="32.2146981689052" calcext:value-type="float">
            <text:p>32,2147</text:p>
          </table:table-cell>
          <table:table-cell table:formula="of:=40+20*RAND()" office:value-type="float" office:value="55.5014370731078" calcext:value-type="float">
            <text:p>55,5014</text:p>
          </table:table-cell>
          <table:table-cell table:formula="of:=([.C642]*[.D642]+[.B642]*[.D642]+[.B642]*[.C642])/([.B642]*[.C642]*[.D642])" office:value-type="float" office:value="0.154194774625906" calcext:value-type="float">
            <text:p>0,1542</text:p>
          </table:table-cell>
          <table:table-cell table:number-columns-repeated="9"/>
        </table:table-row>
        <table:table-row table:style-name="ro2">
          <table:table-cell office:value-type="float" office:value="642" calcext:value-type="float">
            <text:p>642</text:p>
          </table:table-cell>
          <table:table-cell table:formula="of:=9+2*RAND()" office:value-type="float" office:value="9.12660639616661" calcext:value-type="float">
            <text:p>9,1266</text:p>
          </table:table-cell>
          <table:table-cell table:formula="of:=NORMINV(RAND();30;5)" office:value-type="float" office:value="34.4966057683544" calcext:value-type="float">
            <text:p>34,4966</text:p>
          </table:table-cell>
          <table:table-cell table:formula="of:=40+20*RAND()" office:value-type="float" office:value="55.1381004345603" calcext:value-type="float">
            <text:p>55,1381</text:p>
          </table:table-cell>
          <table:table-cell table:formula="of:=([.C643]*[.D643]+[.B643]*[.D643]+[.B643]*[.C643])/([.B643]*[.C643]*[.D643])" office:value-type="float" office:value="0.156694390775345" calcext:value-type="float">
            <text:p>0,1567</text:p>
          </table:table-cell>
          <table:table-cell table:number-columns-repeated="9"/>
        </table:table-row>
        <table:table-row table:style-name="ro2">
          <table:table-cell office:value-type="float" office:value="643" calcext:value-type="float">
            <text:p>643</text:p>
          </table:table-cell>
          <table:table-cell table:formula="of:=9+2*RAND()" office:value-type="float" office:value="9.86224757670425" calcext:value-type="float">
            <text:p>9,8622</text:p>
          </table:table-cell>
          <table:table-cell table:formula="of:=NORMINV(RAND();30;5)" office:value-type="float" office:value="27.0392996464212" calcext:value-type="float">
            <text:p>27,0393</text:p>
          </table:table-cell>
          <table:table-cell table:formula="of:=40+20*RAND()" office:value-type="float" office:value="43.7378062843345" calcext:value-type="float">
            <text:p>43,7378</text:p>
          </table:table-cell>
          <table:table-cell table:formula="of:=([.C644]*[.D644]+[.B644]*[.D644]+[.B644]*[.C644])/([.B644]*[.C644]*[.D644])" office:value-type="float" office:value="0.161243486646754" calcext:value-type="float">
            <text:p>0,1612</text:p>
          </table:table-cell>
          <table:table-cell table:number-columns-repeated="9"/>
        </table:table-row>
        <table:table-row table:style-name="ro2">
          <table:table-cell office:value-type="float" office:value="644" calcext:value-type="float">
            <text:p>644</text:p>
          </table:table-cell>
          <table:table-cell table:formula="of:=9+2*RAND()" office:value-type="float" office:value="10.0156426343601" calcext:value-type="float">
            <text:p>10,0156</text:p>
          </table:table-cell>
          <table:table-cell table:formula="of:=NORMINV(RAND();30;5)" office:value-type="float" office:value="30.7070178226628" calcext:value-type="float">
            <text:p>30,7070</text:p>
          </table:table-cell>
          <table:table-cell table:formula="of:=40+20*RAND()" office:value-type="float" office:value="58.2030795072205" calcext:value-type="float">
            <text:p>58,2031</text:p>
          </table:table-cell>
          <table:table-cell table:formula="of:=([.C645]*[.D645]+[.B645]*[.D645]+[.B645]*[.C645])/([.B645]*[.C645]*[.D645])" office:value-type="float" office:value="0.149590885008453" calcext:value-type="float">
            <text:p>0,1496</text:p>
          </table:table-cell>
          <table:table-cell table:number-columns-repeated="9"/>
        </table:table-row>
        <table:table-row table:style-name="ro2">
          <table:table-cell office:value-type="float" office:value="645" calcext:value-type="float">
            <text:p>645</text:p>
          </table:table-cell>
          <table:table-cell table:formula="of:=9+2*RAND()" office:value-type="float" office:value="10.1454222996254" calcext:value-type="float">
            <text:p>10,1454</text:p>
          </table:table-cell>
          <table:table-cell table:formula="of:=NORMINV(RAND();30;5)" office:value-type="float" office:value="38.2097016671248" calcext:value-type="float">
            <text:p>38,2097</text:p>
          </table:table-cell>
          <table:table-cell table:formula="of:=40+20*RAND()" office:value-type="float" office:value="57.4108618102036" calcext:value-type="float">
            <text:p>57,4109</text:p>
          </table:table-cell>
          <table:table-cell table:formula="of:=([.C646]*[.D646]+[.B646]*[.D646]+[.B646]*[.C646])/([.B646]*[.C646]*[.D646])" office:value-type="float" office:value="0.142156291962934" calcext:value-type="float">
            <text:p>0,1422</text:p>
          </table:table-cell>
          <table:table-cell table:number-columns-repeated="9"/>
        </table:table-row>
        <table:table-row table:style-name="ro2">
          <table:table-cell office:value-type="float" office:value="646" calcext:value-type="float">
            <text:p>646</text:p>
          </table:table-cell>
          <table:table-cell table:formula="of:=9+2*RAND()" office:value-type="float" office:value="9.00346501427703" calcext:value-type="float">
            <text:p>9,0035</text:p>
          </table:table-cell>
          <table:table-cell table:formula="of:=NORMINV(RAND();30;5)" office:value-type="float" office:value="35.8734256076359" calcext:value-type="float">
            <text:p>35,8734</text:p>
          </table:table-cell>
          <table:table-cell table:formula="of:=40+20*RAND()" office:value-type="float" office:value="54.9668707954697" calcext:value-type="float">
            <text:p>54,9669</text:p>
          </table:table-cell>
          <table:table-cell table:formula="of:=([.C647]*[.D647]+[.B647]*[.D647]+[.B647]*[.C647])/([.B647]*[.C647]*[.D647])" office:value-type="float" office:value="0.157136914008926" calcext:value-type="float">
            <text:p>0,1571</text:p>
          </table:table-cell>
          <table:table-cell table:number-columns-repeated="9"/>
        </table:table-row>
        <table:table-row table:style-name="ro2">
          <table:table-cell office:value-type="float" office:value="647" calcext:value-type="float">
            <text:p>647</text:p>
          </table:table-cell>
          <table:table-cell table:formula="of:=9+2*RAND()" office:value-type="float" office:value="9.2842534405645" calcext:value-type="float">
            <text:p>9,2843</text:p>
          </table:table-cell>
          <table:table-cell table:formula="of:=NORMINV(RAND();30;5)" office:value-type="float" office:value="32.017537603877" calcext:value-type="float">
            <text:p>32,0175</text:p>
          </table:table-cell>
          <table:table-cell table:formula="of:=40+20*RAND()" office:value-type="float" office:value="48.5873913229443" calcext:value-type="float">
            <text:p>48,5874</text:p>
          </table:table-cell>
          <table:table-cell table:formula="of:=([.C648]*[.D648]+[.B648]*[.D648]+[.B648]*[.C648])/([.B648]*[.C648]*[.D648])" office:value-type="float" office:value="0.159523606817899" calcext:value-type="float">
            <text:p>0,1595</text:p>
          </table:table-cell>
          <table:table-cell table:number-columns-repeated="9"/>
        </table:table-row>
        <table:table-row table:style-name="ro2">
          <table:table-cell office:value-type="float" office:value="648" calcext:value-type="float">
            <text:p>648</text:p>
          </table:table-cell>
          <table:table-cell table:formula="of:=9+2*RAND()" office:value-type="float" office:value="10.4705329204444" calcext:value-type="float">
            <text:p>10,4705</text:p>
          </table:table-cell>
          <table:table-cell table:formula="of:=NORMINV(RAND();30;5)" office:value-type="float" office:value="25.5102546516903" calcext:value-type="float">
            <text:p>25,5103</text:p>
          </table:table-cell>
          <table:table-cell table:formula="of:=40+20*RAND()" office:value-type="float" office:value="48.9872786938213" calcext:value-type="float">
            <text:p>48,9873</text:p>
          </table:table-cell>
          <table:table-cell table:formula="of:=([.C649]*[.D649]+[.B649]*[.D649]+[.B649]*[.C649])/([.B649]*[.C649]*[.D649])" office:value-type="float" office:value="0.155119507794799" calcext:value-type="float">
            <text:p>0,1551</text:p>
          </table:table-cell>
          <table:table-cell table:number-columns-repeated="9"/>
        </table:table-row>
        <table:table-row table:style-name="ro2">
          <table:table-cell office:value-type="float" office:value="649" calcext:value-type="float">
            <text:p>649</text:p>
          </table:table-cell>
          <table:table-cell table:formula="of:=9+2*RAND()" office:value-type="float" office:value="10.7670059937518" calcext:value-type="float">
            <text:p>10,7670</text:p>
          </table:table-cell>
          <table:table-cell table:formula="of:=NORMINV(RAND();30;5)" office:value-type="float" office:value="26.4177826882963" calcext:value-type="float">
            <text:p>26,4178</text:p>
          </table:table-cell>
          <table:table-cell table:formula="of:=40+20*RAND()" office:value-type="float" office:value="46.8964423541911" calcext:value-type="float">
            <text:p>46,8964</text:p>
          </table:table-cell>
          <table:table-cell table:formula="of:=([.C650]*[.D650]+[.B650]*[.D650]+[.B650]*[.C650])/([.B650]*[.C650]*[.D650])" office:value-type="float" office:value="0.152053199382243" calcext:value-type="float">
            <text:p>0,1521</text:p>
          </table:table-cell>
          <table:table-cell table:number-columns-repeated="9"/>
        </table:table-row>
        <table:table-row table:style-name="ro2">
          <table:table-cell office:value-type="float" office:value="650" calcext:value-type="float">
            <text:p>650</text:p>
          </table:table-cell>
          <table:table-cell table:formula="of:=9+2*RAND()" office:value-type="float" office:value="10.3087138931733" calcext:value-type="float">
            <text:p>10,3087</text:p>
          </table:table-cell>
          <table:table-cell table:formula="of:=NORMINV(RAND();30;5)" office:value-type="float" office:value="41.6000442487717" calcext:value-type="float">
            <text:p>41,6000</text:p>
          </table:table-cell>
          <table:table-cell table:formula="of:=40+20*RAND()" office:value-type="float" office:value="57.0761042763479" calcext:value-type="float">
            <text:p>57,0761</text:p>
          </table:table-cell>
          <table:table-cell table:formula="of:=([.C651]*[.D651]+[.B651]*[.D651]+[.B651]*[.C651])/([.B651]*[.C651]*[.D651])" office:value-type="float" office:value="0.138564214213758" calcext:value-type="float">
            <text:p>0,1386</text:p>
          </table:table-cell>
          <table:table-cell table:number-columns-repeated="9"/>
        </table:table-row>
        <table:table-row table:style-name="ro2">
          <table:table-cell office:value-type="float" office:value="651" calcext:value-type="float">
            <text:p>651</text:p>
          </table:table-cell>
          <table:table-cell table:formula="of:=9+2*RAND()" office:value-type="float" office:value="10.8493122362997" calcext:value-type="float">
            <text:p>10,8493</text:p>
          </table:table-cell>
          <table:table-cell table:formula="of:=NORMINV(RAND();30;5)" office:value-type="float" office:value="34.3973454874372" calcext:value-type="float">
            <text:p>34,3973</text:p>
          </table:table-cell>
          <table:table-cell table:formula="of:=40+20*RAND()" office:value-type="float" office:value="56.3649043790065" calcext:value-type="float">
            <text:p>56,3649</text:p>
          </table:table-cell>
          <table:table-cell table:formula="of:=([.C652]*[.D652]+[.B652]*[.D652]+[.B652]*[.C652])/([.B652]*[.C652]*[.D652])" office:value-type="float" office:value="0.138985288399148" calcext:value-type="float">
            <text:p>0,1390</text:p>
          </table:table-cell>
          <table:table-cell table:number-columns-repeated="9"/>
        </table:table-row>
        <table:table-row table:style-name="ro2">
          <table:table-cell office:value-type="float" office:value="652" calcext:value-type="float">
            <text:p>652</text:p>
          </table:table-cell>
          <table:table-cell table:formula="of:=9+2*RAND()" office:value-type="float" office:value="9.35270506911911" calcext:value-type="float">
            <text:p>9,3527</text:p>
          </table:table-cell>
          <table:table-cell table:formula="of:=NORMINV(RAND();30;5)" office:value-type="float" office:value="32.2375074452891" calcext:value-type="float">
            <text:p>32,2375</text:p>
          </table:table-cell>
          <table:table-cell table:formula="of:=40+20*RAND()" office:value-type="float" office:value="47.9147922829725" calcext:value-type="float">
            <text:p>47,9148</text:p>
          </table:table-cell>
          <table:table-cell table:formula="of:=([.C653]*[.D653]+[.B653]*[.D653]+[.B653]*[.C653])/([.B653]*[.C653]*[.D653])" office:value-type="float" office:value="0.158811087683998" calcext:value-type="float">
            <text:p>0,1588</text:p>
          </table:table-cell>
          <table:table-cell table:number-columns-repeated="9"/>
        </table:table-row>
        <table:table-row table:style-name="ro2">
          <table:table-cell office:value-type="float" office:value="653" calcext:value-type="float">
            <text:p>653</text:p>
          </table:table-cell>
          <table:table-cell table:formula="of:=9+2*RAND()" office:value-type="float" office:value="10.4418158058543" calcext:value-type="float">
            <text:p>10,4418</text:p>
          </table:table-cell>
          <table:table-cell table:formula="of:=NORMINV(RAND();30;5)" office:value-type="float" office:value="23.4751597292158" calcext:value-type="float">
            <text:p>23,4752</text:p>
          </table:table-cell>
          <table:table-cell table:formula="of:=40+20*RAND()" office:value-type="float" office:value="47.0924587571062" calcext:value-type="float">
            <text:p>47,0925</text:p>
          </table:table-cell>
          <table:table-cell table:formula="of:=([.C654]*[.D654]+[.B654]*[.D654]+[.B654]*[.C654])/([.B654]*[.C654]*[.D654])" office:value-type="float" office:value="0.15960182540751" calcext:value-type="float">
            <text:p>0,1596</text:p>
          </table:table-cell>
          <table:table-cell table:number-columns-repeated="9"/>
        </table:table-row>
        <table:table-row table:style-name="ro2">
          <table:table-cell office:value-type="float" office:value="654" calcext:value-type="float">
            <text:p>654</text:p>
          </table:table-cell>
          <table:table-cell table:formula="of:=9+2*RAND()" office:value-type="float" office:value="10.5271906794515" calcext:value-type="float">
            <text:p>10,5272</text:p>
          </table:table-cell>
          <table:table-cell table:formula="of:=NORMINV(RAND();30;5)" office:value-type="float" office:value="37.3428113136245" calcext:value-type="float">
            <text:p>37,3428</text:p>
          </table:table-cell>
          <table:table-cell table:formula="of:=40+20*RAND()" office:value-type="float" office:value="45.8954047574662" calcext:value-type="float">
            <text:p>45,8954</text:p>
          </table:table-cell>
          <table:table-cell table:formula="of:=([.C655]*[.D655]+[.B655]*[.D655]+[.B655]*[.C655])/([.B655]*[.C655]*[.D655])" office:value-type="float" office:value="0.143559694307486" calcext:value-type="float">
            <text:p>0,1436</text:p>
          </table:table-cell>
          <table:table-cell table:number-columns-repeated="9"/>
        </table:table-row>
        <table:table-row table:style-name="ro2">
          <table:table-cell office:value-type="float" office:value="655" calcext:value-type="float">
            <text:p>655</text:p>
          </table:table-cell>
          <table:table-cell table:formula="of:=9+2*RAND()" office:value-type="float" office:value="10.5527382811997" calcext:value-type="float">
            <text:p>10,5527</text:p>
          </table:table-cell>
          <table:table-cell table:formula="of:=NORMINV(RAND();30;5)" office:value-type="float" office:value="38.4250148668124" calcext:value-type="float">
            <text:p>38,4250</text:p>
          </table:table-cell>
          <table:table-cell table:formula="of:=40+20*RAND()" office:value-type="float" office:value="40.4070504917763" calcext:value-type="float">
            <text:p>40,4071</text:p>
          </table:table-cell>
          <table:table-cell table:formula="of:=([.C656]*[.D656]+[.B656]*[.D656]+[.B656]*[.C656])/([.B656]*[.C656]*[.D656])" office:value-type="float" office:value="0.145535003776849" calcext:value-type="float">
            <text:p>0,1455</text:p>
          </table:table-cell>
          <table:table-cell table:number-columns-repeated="9"/>
        </table:table-row>
        <table:table-row table:style-name="ro2">
          <table:table-cell office:value-type="float" office:value="656" calcext:value-type="float">
            <text:p>656</text:p>
          </table:table-cell>
          <table:table-cell table:formula="of:=9+2*RAND()" office:value-type="float" office:value="10.1005817714613" calcext:value-type="float">
            <text:p>10,1006</text:p>
          </table:table-cell>
          <table:table-cell table:formula="of:=NORMINV(RAND();30;5)" office:value-type="float" office:value="38.8537643602659" calcext:value-type="float">
            <text:p>38,8538</text:p>
          </table:table-cell>
          <table:table-cell table:formula="of:=40+20*RAND()" office:value-type="float" office:value="44.3564227619208" calcext:value-type="float">
            <text:p>44,3564</text:p>
          </table:table-cell>
          <table:table-cell table:formula="of:=([.C657]*[.D657]+[.B657]*[.D657]+[.B657]*[.C657])/([.B657]*[.C657]*[.D657])" office:value-type="float" office:value="0.14728637954913" calcext:value-type="float">
            <text:p>0,1473</text:p>
          </table:table-cell>
          <table:table-cell table:number-columns-repeated="9"/>
        </table:table-row>
        <table:table-row table:style-name="ro2">
          <table:table-cell office:value-type="float" office:value="657" calcext:value-type="float">
            <text:p>657</text:p>
          </table:table-cell>
          <table:table-cell table:formula="of:=9+2*RAND()" office:value-type="float" office:value="10.8229276591446" calcext:value-type="float">
            <text:p>10,8229</text:p>
          </table:table-cell>
          <table:table-cell table:formula="of:=NORMINV(RAND();30;5)" office:value-type="float" office:value="27.5833321201125" calcext:value-type="float">
            <text:p>27,5833</text:p>
          </table:table-cell>
          <table:table-cell table:formula="of:=40+20*RAND()" office:value-type="float" office:value="50.3302923147567" calcext:value-type="float">
            <text:p>50,3303</text:p>
          </table:table-cell>
          <table:table-cell table:formula="of:=([.C658]*[.D658]+[.B658]*[.D658]+[.B658]*[.C658])/([.B658]*[.C658]*[.D658])" office:value-type="float" office:value="0.148518969406377" calcext:value-type="float">
            <text:p>0,1485</text:p>
          </table:table-cell>
          <table:table-cell table:number-columns-repeated="9"/>
        </table:table-row>
        <table:table-row table:style-name="ro2">
          <table:table-cell office:value-type="float" office:value="658" calcext:value-type="float">
            <text:p>658</text:p>
          </table:table-cell>
          <table:table-cell table:formula="of:=9+2*RAND()" office:value-type="float" office:value="10.22189908172" calcext:value-type="float">
            <text:p>10,2219</text:p>
          </table:table-cell>
          <table:table-cell table:formula="of:=NORMINV(RAND();30;5)" office:value-type="float" office:value="29.3834772153853" calcext:value-type="float">
            <text:p>29,3835</text:p>
          </table:table-cell>
          <table:table-cell table:formula="of:=40+20*RAND()" office:value-type="float" office:value="53.0856803315692" calcext:value-type="float">
            <text:p>53,0857</text:p>
          </table:table-cell>
          <table:table-cell table:formula="of:=([.C659]*[.D659]+[.B659]*[.D659]+[.B659]*[.C659])/([.B659]*[.C659]*[.D659])" office:value-type="float" office:value="0.150699382992859" calcext:value-type="float">
            <text:p>0,1507</text:p>
          </table:table-cell>
          <table:table-cell table:number-columns-repeated="9"/>
        </table:table-row>
        <table:table-row table:style-name="ro2">
          <table:table-cell office:value-type="float" office:value="659" calcext:value-type="float">
            <text:p>659</text:p>
          </table:table-cell>
          <table:table-cell table:formula="of:=9+2*RAND()" office:value-type="float" office:value="10.7921509912703" calcext:value-type="float">
            <text:p>10,7922</text:p>
          </table:table-cell>
          <table:table-cell table:formula="of:=NORMINV(RAND();30;5)" office:value-type="float" office:value="37.4973796552801" calcext:value-type="float">
            <text:p>37,4974</text:p>
          </table:table-cell>
          <table:table-cell table:formula="of:=40+20*RAND()" office:value-type="float" office:value="54.8219017568044" calcext:value-type="float">
            <text:p>54,8219</text:p>
          </table:table-cell>
          <table:table-cell table:formula="of:=([.C660]*[.D660]+[.B660]*[.D660]+[.B660]*[.C660])/([.B660]*[.C660]*[.D660])" office:value-type="float" office:value="0.137569349186712" calcext:value-type="float">
            <text:p>0,1376</text:p>
          </table:table-cell>
          <table:table-cell table:number-columns-repeated="9"/>
        </table:table-row>
        <table:table-row table:style-name="ro2">
          <table:table-cell office:value-type="float" office:value="660" calcext:value-type="float">
            <text:p>660</text:p>
          </table:table-cell>
          <table:table-cell table:formula="of:=9+2*RAND()" office:value-type="float" office:value="10.8130997612607" calcext:value-type="float">
            <text:p>10,8131</text:p>
          </table:table-cell>
          <table:table-cell table:formula="of:=NORMINV(RAND();30;5)" office:value-type="float" office:value="37.5030395956223" calcext:value-type="float">
            <text:p>37,5030</text:p>
          </table:table-cell>
          <table:table-cell table:formula="of:=40+20*RAND()" office:value-type="float" office:value="47.3531370493583" calcext:value-type="float">
            <text:p>47,3531</text:p>
          </table:table-cell>
          <table:table-cell table:formula="of:=([.C661]*[.D661]+[.B661]*[.D661]+[.B661]*[.C661])/([.B661]*[.C661]*[.D661])" office:value-type="float" office:value="0.140262849734327" calcext:value-type="float">
            <text:p>0,1403</text:p>
          </table:table-cell>
          <table:table-cell table:number-columns-repeated="9"/>
        </table:table-row>
        <table:table-row table:style-name="ro2">
          <table:table-cell office:value-type="float" office:value="661" calcext:value-type="float">
            <text:p>661</text:p>
          </table:table-cell>
          <table:table-cell table:formula="of:=9+2*RAND()" office:value-type="float" office:value="9.83787047467195" calcext:value-type="float">
            <text:p>9,8379</text:p>
          </table:table-cell>
          <table:table-cell table:formula="of:=NORMINV(RAND();30;5)" office:value-type="float" office:value="30.362057881136" calcext:value-type="float">
            <text:p>30,3621</text:p>
          </table:table-cell>
          <table:table-cell table:formula="of:=40+20*RAND()" office:value-type="float" office:value="48.2395125296898" calcext:value-type="float">
            <text:p>48,2395</text:p>
          </table:table-cell>
          <table:table-cell table:formula="of:=([.C662]*[.D662]+[.B662]*[.D662]+[.B662]*[.C662])/([.B662]*[.C662]*[.D662])" office:value-type="float" office:value="0.155313752757308" calcext:value-type="float">
            <text:p>0,1553</text:p>
          </table:table-cell>
          <table:table-cell table:number-columns-repeated="9"/>
        </table:table-row>
        <table:table-row table:style-name="ro2">
          <table:table-cell office:value-type="float" office:value="662" calcext:value-type="float">
            <text:p>662</text:p>
          </table:table-cell>
          <table:table-cell table:formula="of:=9+2*RAND()" office:value-type="float" office:value="9.66114664427005" calcext:value-type="float">
            <text:p>9,6611</text:p>
          </table:table-cell>
          <table:table-cell table:formula="of:=NORMINV(RAND();30;5)" office:value-type="float" office:value="30.7311050442948" calcext:value-type="float">
            <text:p>30,7311</text:p>
          </table:table-cell>
          <table:table-cell table:formula="of:=40+20*RAND()" office:value-type="float" office:value="45.5025017843582" calcext:value-type="float">
            <text:p>45,5025</text:p>
          </table:table-cell>
          <table:table-cell table:formula="of:=([.C663]*[.D663]+[.B663]*[.D663]+[.B663]*[.C663])/([.B663]*[.C663]*[.D663])" office:value-type="float" office:value="0.158024516242613" calcext:value-type="float">
            <text:p>0,1580</text:p>
          </table:table-cell>
          <table:table-cell table:number-columns-repeated="9"/>
        </table:table-row>
        <table:table-row table:style-name="ro2">
          <table:table-cell office:value-type="float" office:value="663" calcext:value-type="float">
            <text:p>663</text:p>
          </table:table-cell>
          <table:table-cell table:formula="of:=9+2*RAND()" office:value-type="float" office:value="9.27086170273833" calcext:value-type="float">
            <text:p>9,2709</text:p>
          </table:table-cell>
          <table:table-cell table:formula="of:=NORMINV(RAND();30;5)" office:value-type="float" office:value="36.50867264029" calcext:value-type="float">
            <text:p>36,5087</text:p>
          </table:table-cell>
          <table:table-cell table:formula="of:=40+20*RAND()" office:value-type="float" office:value="41.8058697809465" calcext:value-type="float">
            <text:p>41,8059</text:p>
          </table:table-cell>
          <table:table-cell table:formula="of:=([.C664]*[.D664]+[.B664]*[.D664]+[.B664]*[.C664])/([.B664]*[.C664]*[.D664])" office:value-type="float" office:value="0.15917567650514" calcext:value-type="float">
            <text:p>0,1592</text:p>
          </table:table-cell>
          <table:table-cell table:number-columns-repeated="9"/>
        </table:table-row>
        <table:table-row table:style-name="ro2">
          <table:table-cell office:value-type="float" office:value="664" calcext:value-type="float">
            <text:p>664</text:p>
          </table:table-cell>
          <table:table-cell table:formula="of:=9+2*RAND()" office:value-type="float" office:value="9.51638279506005" calcext:value-type="float">
            <text:p>9,5164</text:p>
          </table:table-cell>
          <table:table-cell table:formula="of:=NORMINV(RAND();30;5)" office:value-type="float" office:value="26.62332541161" calcext:value-type="float">
            <text:p>26,6233</text:p>
          </table:table-cell>
          <table:table-cell table:formula="of:=40+20*RAND()" office:value-type="float" office:value="41.1035455041565" calcext:value-type="float">
            <text:p>41,1035</text:p>
          </table:table-cell>
          <table:table-cell table:formula="of:=([.C665]*[.D665]+[.B665]*[.D665]+[.B665]*[.C665])/([.B665]*[.C665]*[.D665])" office:value-type="float" office:value="0.166971792957191" calcext:value-type="float">
            <text:p>0,1670</text:p>
          </table:table-cell>
          <table:table-cell table:number-columns-repeated="9"/>
        </table:table-row>
        <table:table-row table:style-name="ro2">
          <table:table-cell office:value-type="float" office:value="665" calcext:value-type="float">
            <text:p>665</text:p>
          </table:table-cell>
          <table:table-cell table:formula="of:=9+2*RAND()" office:value-type="float" office:value="10.8300689349417" calcext:value-type="float">
            <text:p>10,8301</text:p>
          </table:table-cell>
          <table:table-cell table:formula="of:=NORMINV(RAND();30;5)" office:value-type="float" office:value="22.7202774902366" calcext:value-type="float">
            <text:p>22,7203</text:p>
          </table:table-cell>
          <table:table-cell table:formula="of:=40+20*RAND()" office:value-type="float" office:value="42.3164321132936" calcext:value-type="float">
            <text:p>42,3164</text:p>
          </table:table-cell>
          <table:table-cell table:formula="of:=([.C666]*[.D666]+[.B666]*[.D666]+[.B666]*[.C666])/([.B666]*[.C666]*[.D666])" office:value-type="float" office:value="0.159980544542869" calcext:value-type="float">
            <text:p>0,1600</text:p>
          </table:table-cell>
          <table:table-cell table:number-columns-repeated="9"/>
        </table:table-row>
        <table:table-row table:style-name="ro2">
          <table:table-cell office:value-type="float" office:value="666" calcext:value-type="float">
            <text:p>666</text:p>
          </table:table-cell>
          <table:table-cell table:formula="of:=9+2*RAND()" office:value-type="float" office:value="9.21594787645154" calcext:value-type="float">
            <text:p>9,2159</text:p>
          </table:table-cell>
          <table:table-cell table:formula="of:=NORMINV(RAND();30;5)" office:value-type="float" office:value="20.406288306219" calcext:value-type="float">
            <text:p>20,4063</text:p>
          </table:table-cell>
          <table:table-cell table:formula="of:=40+20*RAND()" office:value-type="float" office:value="42.4821190838702" calcext:value-type="float">
            <text:p>42,4821</text:p>
          </table:table-cell>
          <table:table-cell table:formula="of:=([.C667]*[.D667]+[.B667]*[.D667]+[.B667]*[.C667])/([.B667]*[.C667]*[.D667])" office:value-type="float" office:value="0.181051375728881" calcext:value-type="float">
            <text:p>0,1811</text:p>
          </table:table-cell>
          <table:table-cell table:number-columns-repeated="9"/>
        </table:table-row>
        <table:table-row table:style-name="ro2">
          <table:table-cell office:value-type="float" office:value="667" calcext:value-type="float">
            <text:p>667</text:p>
          </table:table-cell>
          <table:table-cell table:formula="of:=9+2*RAND()" office:value-type="float" office:value="9.99053282127716" calcext:value-type="float">
            <text:p>9,9905</text:p>
          </table:table-cell>
          <table:table-cell table:formula="of:=NORMINV(RAND();30;5)" office:value-type="float" office:value="31.8857308223499" calcext:value-type="float">
            <text:p>31,8857</text:p>
          </table:table-cell>
          <table:table-cell table:formula="of:=40+20*RAND()" office:value-type="float" office:value="40.5379400565289" calcext:value-type="float">
            <text:p>40,5379</text:p>
          </table:table-cell>
          <table:table-cell table:formula="of:=([.C668]*[.D668]+[.B668]*[.D668]+[.B668]*[.C668])/([.B668]*[.C668]*[.D668])" office:value-type="float" office:value="0.156125001421288" calcext:value-type="float">
            <text:p>0,1561</text:p>
          </table:table-cell>
          <table:table-cell table:number-columns-repeated="9"/>
        </table:table-row>
        <table:table-row table:style-name="ro2">
          <table:table-cell office:value-type="float" office:value="668" calcext:value-type="float">
            <text:p>668</text:p>
          </table:table-cell>
          <table:table-cell table:formula="of:=9+2*RAND()" office:value-type="float" office:value="10.6122536424082" calcext:value-type="float">
            <text:p>10,6123</text:p>
          </table:table-cell>
          <table:table-cell table:formula="of:=NORMINV(RAND();30;5)" office:value-type="float" office:value="34.1194116171061" calcext:value-type="float">
            <text:p>34,1194</text:p>
          </table:table-cell>
          <table:table-cell table:formula="of:=40+20*RAND()" office:value-type="float" office:value="43.975644193124" calcext:value-type="float">
            <text:p>43,9756</text:p>
          </table:table-cell>
          <table:table-cell table:formula="of:=([.C669]*[.D669]+[.B669]*[.D669]+[.B669]*[.C669])/([.B669]*[.C669]*[.D669])" office:value-type="float" office:value="0.14627938073921" calcext:value-type="float">
            <text:p>0,1463</text:p>
          </table:table-cell>
          <table:table-cell table:number-columns-repeated="9"/>
        </table:table-row>
        <table:table-row table:style-name="ro2">
          <table:table-cell office:value-type="float" office:value="669" calcext:value-type="float">
            <text:p>669</text:p>
          </table:table-cell>
          <table:table-cell table:formula="of:=9+2*RAND()" office:value-type="float" office:value="9.3324265985284" calcext:value-type="float">
            <text:p>9,3324</text:p>
          </table:table-cell>
          <table:table-cell table:formula="of:=NORMINV(RAND();30;5)" office:value-type="float" office:value="29.2894119373915" calcext:value-type="float">
            <text:p>29,2894</text:p>
          </table:table-cell>
          <table:table-cell table:formula="of:=40+20*RAND()" office:value-type="float" office:value="49.7139520174824" calcext:value-type="float">
            <text:p>49,7140</text:p>
          </table:table-cell>
          <table:table-cell table:formula="of:=([.C670]*[.D670]+[.B670]*[.D670]+[.B670]*[.C670])/([.B670]*[.C670]*[.D670])" office:value-type="float" office:value="0.161410375293694" calcext:value-type="float">
            <text:p>0,1614</text:p>
          </table:table-cell>
          <table:table-cell table:number-columns-repeated="9"/>
        </table:table-row>
        <table:table-row table:style-name="ro2">
          <table:table-cell office:value-type="float" office:value="670" calcext:value-type="float">
            <text:p>670</text:p>
          </table:table-cell>
          <table:table-cell table:formula="of:=9+2*RAND()" office:value-type="float" office:value="10.7507092116866" calcext:value-type="float">
            <text:p>10,7507</text:p>
          </table:table-cell>
          <table:table-cell table:formula="of:=NORMINV(RAND();30;5)" office:value-type="float" office:value="32.8155878518383" calcext:value-type="float">
            <text:p>32,8156</text:p>
          </table:table-cell>
          <table:table-cell table:formula="of:=40+20*RAND()" office:value-type="float" office:value="45.1994943362661" calcext:value-type="float">
            <text:p>45,1995</text:p>
          </table:table-cell>
          <table:table-cell table:formula="of:=([.C671]*[.D671]+[.B671]*[.D671]+[.B671]*[.C671])/([.B671]*[.C671]*[.D671])" office:value-type="float" office:value="0.145614583247293" calcext:value-type="float">
            <text:p>0,1456</text:p>
          </table:table-cell>
          <table:table-cell table:number-columns-repeated="9"/>
        </table:table-row>
        <table:table-row table:style-name="ro2">
          <table:table-cell office:value-type="float" office:value="671" calcext:value-type="float">
            <text:p>671</text:p>
          </table:table-cell>
          <table:table-cell table:formula="of:=9+2*RAND()" office:value-type="float" office:value="10.0432707143482" calcext:value-type="float">
            <text:p>10,0433</text:p>
          </table:table-cell>
          <table:table-cell table:formula="of:=NORMINV(RAND();30;5)" office:value-type="float" office:value="28.2160877412478" calcext:value-type="float">
            <text:p>28,2161</text:p>
          </table:table-cell>
          <table:table-cell table:formula="of:=40+20*RAND()" office:value-type="float" office:value="47.1195848169737" calcext:value-type="float">
            <text:p>47,1196</text:p>
          </table:table-cell>
          <table:table-cell table:formula="of:=([.C672]*[.D672]+[.B672]*[.D672]+[.B672]*[.C672])/([.B672]*[.C672]*[.D672])" office:value-type="float" office:value="0.156232529403313" calcext:value-type="float">
            <text:p>0,1562</text:p>
          </table:table-cell>
          <table:table-cell table:number-columns-repeated="9"/>
        </table:table-row>
        <table:table-row table:style-name="ro2">
          <table:table-cell office:value-type="float" office:value="672" calcext:value-type="float">
            <text:p>672</text:p>
          </table:table-cell>
          <table:table-cell table:formula="of:=9+2*RAND()" office:value-type="float" office:value="9.45048113190569" calcext:value-type="float">
            <text:p>9,4505</text:p>
          </table:table-cell>
          <table:table-cell table:formula="of:=NORMINV(RAND();30;5)" office:value-type="float" office:value="28.2128709529857" calcext:value-type="float">
            <text:p>28,2129</text:p>
          </table:table-cell>
          <table:table-cell table:formula="of:=40+20*RAND()" office:value-type="float" office:value="44.4634605688043" calcext:value-type="float">
            <text:p>44,4635</text:p>
          </table:table-cell>
          <table:table-cell table:formula="of:=([.C673]*[.D673]+[.B673]*[.D673]+[.B673]*[.C673])/([.B673]*[.C673]*[.D673])" office:value-type="float" office:value="0.163749910933812" calcext:value-type="float">
            <text:p>0,1637</text:p>
          </table:table-cell>
          <table:table-cell table:number-columns-repeated="9"/>
        </table:table-row>
        <table:table-row table:style-name="ro2">
          <table:table-cell office:value-type="float" office:value="673" calcext:value-type="float">
            <text:p>673</text:p>
          </table:table-cell>
          <table:table-cell table:formula="of:=9+2*RAND()" office:value-type="float" office:value="9.97982602077536" calcext:value-type="float">
            <text:p>9,9798</text:p>
          </table:table-cell>
          <table:table-cell table:formula="of:=NORMINV(RAND();30;5)" office:value-type="float" office:value="37.1459663591522" calcext:value-type="float">
            <text:p>37,1460</text:p>
          </table:table-cell>
          <table:table-cell table:formula="of:=40+20*RAND()" office:value-type="float" office:value="56.1652903654613" calcext:value-type="float">
            <text:p>56,1653</text:p>
          </table:table-cell>
          <table:table-cell table:formula="of:=([.C674]*[.D674]+[.B674]*[.D674]+[.B674]*[.C674])/([.B674]*[.C674]*[.D674])" office:value-type="float" office:value="0.144927561578457" calcext:value-type="float">
            <text:p>0,1449</text:p>
          </table:table-cell>
          <table:table-cell table:number-columns-repeated="9"/>
        </table:table-row>
        <table:table-row table:style-name="ro2">
          <table:table-cell office:value-type="float" office:value="674" calcext:value-type="float">
            <text:p>674</text:p>
          </table:table-cell>
          <table:table-cell table:formula="of:=9+2*RAND()" office:value-type="float" office:value="9.49256527028047" calcext:value-type="float">
            <text:p>9,4926</text:p>
          </table:table-cell>
          <table:table-cell table:formula="of:=NORMINV(RAND();30;5)" office:value-type="float" office:value="34.3834168711228" calcext:value-type="float">
            <text:p>34,3834</text:p>
          </table:table-cell>
          <table:table-cell table:formula="of:=40+20*RAND()" office:value-type="float" office:value="56.687412855681" calcext:value-type="float">
            <text:p>56,6874</text:p>
          </table:table-cell>
          <table:table-cell table:formula="of:=([.C675]*[.D675]+[.B675]*[.D675]+[.B675]*[.C675])/([.B675]*[.C675]*[.D675])" office:value-type="float" office:value="0.15206998992583" calcext:value-type="float">
            <text:p>0,1521</text:p>
          </table:table-cell>
          <table:table-cell table:number-columns-repeated="9"/>
        </table:table-row>
        <table:table-row table:style-name="ro2">
          <table:table-cell office:value-type="float" office:value="675" calcext:value-type="float">
            <text:p>675</text:p>
          </table:table-cell>
          <table:table-cell table:formula="of:=9+2*RAND()" office:value-type="float" office:value="10.9619116915856" calcext:value-type="float">
            <text:p>10,9619</text:p>
          </table:table-cell>
          <table:table-cell table:formula="of:=NORMINV(RAND();30;5)" office:value-type="float" office:value="30.0381443170273" calcext:value-type="float">
            <text:p>30,0381</text:p>
          </table:table-cell>
          <table:table-cell table:formula="of:=40+20*RAND()" office:value-type="float" office:value="43.7776439799927" calcext:value-type="float">
            <text:p>43,7776</text:p>
          </table:table-cell>
          <table:table-cell table:formula="of:=([.C676]*[.D676]+[.B676]*[.D676]+[.B676]*[.C676])/([.B676]*[.C676]*[.D676])" office:value-type="float" office:value="0.147358678038308" calcext:value-type="float">
            <text:p>0,1474</text:p>
          </table:table-cell>
          <table:table-cell table:number-columns-repeated="9"/>
        </table:table-row>
        <table:table-row table:style-name="ro2">
          <table:table-cell office:value-type="float" office:value="676" calcext:value-type="float">
            <text:p>676</text:p>
          </table:table-cell>
          <table:table-cell table:formula="of:=9+2*RAND()" office:value-type="float" office:value="9.35248917131685" calcext:value-type="float">
            <text:p>9,3525</text:p>
          </table:table-cell>
          <table:table-cell table:formula="of:=NORMINV(RAND();30;5)" office:value-type="float" office:value="25.1564442070713" calcext:value-type="float">
            <text:p>25,1564</text:p>
          </table:table-cell>
          <table:table-cell table:formula="of:=40+20*RAND()" office:value-type="float" office:value="49.83414524002" calcext:value-type="float">
            <text:p>49,8341</text:p>
          </table:table-cell>
          <table:table-cell table:formula="of:=([.C677]*[.D677]+[.B677]*[.D677]+[.B677]*[.C677])/([.B677]*[.C677]*[.D677])" office:value-type="float" office:value="0.16674121495771" calcext:value-type="float">
            <text:p>0,1667</text:p>
          </table:table-cell>
          <table:table-cell table:number-columns-repeated="9"/>
        </table:table-row>
        <table:table-row table:style-name="ro2">
          <table:table-cell office:value-type="float" office:value="677" calcext:value-type="float">
            <text:p>677</text:p>
          </table:table-cell>
          <table:table-cell table:formula="of:=9+2*RAND()" office:value-type="float" office:value="10.731244931696" calcext:value-type="float">
            <text:p>10,7312</text:p>
          </table:table-cell>
          <table:table-cell table:formula="of:=NORMINV(RAND();30;5)" office:value-type="float" office:value="28.801203167179" calcext:value-type="float">
            <text:p>28,8012</text:p>
          </table:table-cell>
          <table:table-cell table:formula="of:=40+20*RAND()" office:value-type="float" office:value="51.8842441006564" calcext:value-type="float">
            <text:p>51,8842</text:p>
          </table:table-cell>
          <table:table-cell table:formula="of:=([.C678]*[.D678]+[.B678]*[.D678]+[.B678]*[.C678])/([.B678]*[.C678]*[.D678])" office:value-type="float" office:value="0.147180278757455" calcext:value-type="float">
            <text:p>0,1472</text:p>
          </table:table-cell>
          <table:table-cell table:number-columns-repeated="9"/>
        </table:table-row>
        <table:table-row table:style-name="ro2">
          <table:table-cell office:value-type="float" office:value="678" calcext:value-type="float">
            <text:p>678</text:p>
          </table:table-cell>
          <table:table-cell table:formula="of:=9+2*RAND()" office:value-type="float" office:value="9.79692932986654" calcext:value-type="float">
            <text:p>9,7969</text:p>
          </table:table-cell>
          <table:table-cell table:formula="of:=NORMINV(RAND();30;5)" office:value-type="float" office:value="26.1492200134296" calcext:value-type="float">
            <text:p>26,1492</text:p>
          </table:table-cell>
          <table:table-cell table:formula="of:=40+20*RAND()" office:value-type="float" office:value="44.9762400356121" calcext:value-type="float">
            <text:p>44,9762</text:p>
          </table:table-cell>
          <table:table-cell table:formula="of:=([.C679]*[.D679]+[.B679]*[.D679]+[.B679]*[.C679])/([.B679]*[.C679]*[.D679])" office:value-type="float" office:value="0.162548819352759" calcext:value-type="float">
            <text:p>0,1625</text:p>
          </table:table-cell>
          <table:table-cell table:number-columns-repeated="9"/>
        </table:table-row>
        <table:table-row table:style-name="ro2">
          <table:table-cell office:value-type="float" office:value="679" calcext:value-type="float">
            <text:p>679</text:p>
          </table:table-cell>
          <table:table-cell table:formula="of:=9+2*RAND()" office:value-type="float" office:value="9.95790465991013" calcext:value-type="float">
            <text:p>9,9579</text:p>
          </table:table-cell>
          <table:table-cell table:formula="of:=NORMINV(RAND();30;5)" office:value-type="float" office:value="33.4637460120717" calcext:value-type="float">
            <text:p>33,4637</text:p>
          </table:table-cell>
          <table:table-cell table:formula="of:=40+20*RAND()" office:value-type="float" office:value="50.4623102326877" calcext:value-type="float">
            <text:p>50,4623</text:p>
          </table:table-cell>
          <table:table-cell table:formula="of:=([.C680]*[.D680]+[.B680]*[.D680]+[.B680]*[.C680])/([.B680]*[.C680]*[.D680])" office:value-type="float" office:value="0.150122588998815" calcext:value-type="float">
            <text:p>0,1501</text:p>
          </table:table-cell>
          <table:table-cell table:number-columns-repeated="9"/>
        </table:table-row>
        <table:table-row table:style-name="ro2">
          <table:table-cell office:value-type="float" office:value="680" calcext:value-type="float">
            <text:p>680</text:p>
          </table:table-cell>
          <table:table-cell table:formula="of:=9+2*RAND()" office:value-type="float" office:value="9.0600690797437" calcext:value-type="float">
            <text:p>9,0601</text:p>
          </table:table-cell>
          <table:table-cell table:formula="of:=NORMINV(RAND();30;5)" office:value-type="float" office:value="26.4010018245232" calcext:value-type="float">
            <text:p>26,4010</text:p>
          </table:table-cell>
          <table:table-cell table:formula="of:=40+20*RAND()" office:value-type="float" office:value="55.6035573710687" calcext:value-type="float">
            <text:p>55,6036</text:p>
          </table:table-cell>
          <table:table-cell table:formula="of:=([.C681]*[.D681]+[.B681]*[.D681]+[.B681]*[.C681])/([.B681]*[.C681]*[.D681])" office:value-type="float" office:value="0.166236245717755" calcext:value-type="float">
            <text:p>0,1662</text:p>
          </table:table-cell>
          <table:table-cell table:number-columns-repeated="9"/>
        </table:table-row>
        <table:table-row table:style-name="ro2">
          <table:table-cell office:value-type="float" office:value="681" calcext:value-type="float">
            <text:p>681</text:p>
          </table:table-cell>
          <table:table-cell table:formula="of:=9+2*RAND()" office:value-type="float" office:value="9.97465568152256" calcext:value-type="float">
            <text:p>9,9747</text:p>
          </table:table-cell>
          <table:table-cell table:formula="of:=NORMINV(RAND();30;5)" office:value-type="float" office:value="31.0129303689821" calcext:value-type="float">
            <text:p>31,0129</text:p>
          </table:table-cell>
          <table:table-cell table:formula="of:=40+20*RAND()" office:value-type="float" office:value="46.1710924026556" calcext:value-type="float">
            <text:p>46,1711</text:p>
          </table:table-cell>
          <table:table-cell table:formula="of:=([.C682]*[.D682]+[.B682]*[.D682]+[.B682]*[.C682])/([.B682]*[.C682]*[.D682])" office:value-type="float" office:value="0.154157275693897" calcext:value-type="float">
            <text:p>0,1542</text:p>
          </table:table-cell>
          <table:table-cell table:number-columns-repeated="9"/>
        </table:table-row>
        <table:table-row table:style-name="ro2">
          <table:table-cell office:value-type="float" office:value="682" calcext:value-type="float">
            <text:p>682</text:p>
          </table:table-cell>
          <table:table-cell table:formula="of:=9+2*RAND()" office:value-type="float" office:value="10.3145462463144" calcext:value-type="float">
            <text:p>10,3145</text:p>
          </table:table-cell>
          <table:table-cell table:formula="of:=NORMINV(RAND();30;5)" office:value-type="float" office:value="41.7299468605336" calcext:value-type="float">
            <text:p>41,7299</text:p>
          </table:table-cell>
          <table:table-cell table:formula="of:=40+20*RAND()" office:value-type="float" office:value="43.8459295569919" calcext:value-type="float">
            <text:p>43,8459</text:p>
          </table:table-cell>
          <table:table-cell table:formula="of:=([.C683]*[.D683]+[.B683]*[.D683]+[.B683]*[.C683])/([.B683]*[.C683]*[.D683])" office:value-type="float" office:value="0.143721199774527" calcext:value-type="float">
            <text:p>0,1437</text:p>
          </table:table-cell>
          <table:table-cell table:number-columns-repeated="9"/>
        </table:table-row>
        <table:table-row table:style-name="ro2">
          <table:table-cell office:value-type="float" office:value="683" calcext:value-type="float">
            <text:p>683</text:p>
          </table:table-cell>
          <table:table-cell table:formula="of:=9+2*RAND()" office:value-type="float" office:value="9.56050482089631" calcext:value-type="float">
            <text:p>9,5605</text:p>
          </table:table-cell>
          <table:table-cell table:formula="of:=NORMINV(RAND();30;5)" office:value-type="float" office:value="27.783523804591" calcext:value-type="float">
            <text:p>27,7835</text:p>
          </table:table-cell>
          <table:table-cell table:formula="of:=40+20*RAND()" office:value-type="float" office:value="46.1811195011251" calcext:value-type="float">
            <text:p>46,1811</text:p>
          </table:table-cell>
          <table:table-cell table:formula="of:=([.C684]*[.D684]+[.B684]*[.D684]+[.B684]*[.C684])/([.B684]*[.C684]*[.D684])" office:value-type="float" office:value="0.162243412756557" calcext:value-type="float">
            <text:p>0,1622</text:p>
          </table:table-cell>
          <table:table-cell table:number-columns-repeated="9"/>
        </table:table-row>
        <table:table-row table:style-name="ro2">
          <table:table-cell office:value-type="float" office:value="684" calcext:value-type="float">
            <text:p>684</text:p>
          </table:table-cell>
          <table:table-cell table:formula="of:=9+2*RAND()" office:value-type="float" office:value="9.7321385203395" calcext:value-type="float">
            <text:p>9,7321</text:p>
          </table:table-cell>
          <table:table-cell table:formula="of:=NORMINV(RAND();30;5)" office:value-type="float" office:value="29.5475487802613" calcext:value-type="float">
            <text:p>29,5475</text:p>
          </table:table-cell>
          <table:table-cell table:formula="of:=40+20*RAND()" office:value-type="float" office:value="40.8835777058266" calcext:value-type="float">
            <text:p>40,8836</text:p>
          </table:table-cell>
          <table:table-cell table:formula="of:=([.C685]*[.D685]+[.B685]*[.D685]+[.B685]*[.C685])/([.B685]*[.C685]*[.D685])" office:value-type="float" office:value="0.161055793190589" calcext:value-type="float">
            <text:p>0,1611</text:p>
          </table:table-cell>
          <table:table-cell table:number-columns-repeated="9"/>
        </table:table-row>
        <table:table-row table:style-name="ro2">
          <table:table-cell office:value-type="float" office:value="685" calcext:value-type="float">
            <text:p>685</text:p>
          </table:table-cell>
          <table:table-cell table:formula="of:=9+2*RAND()" office:value-type="float" office:value="10.8185692981351" calcext:value-type="float">
            <text:p>10,8186</text:p>
          </table:table-cell>
          <table:table-cell table:formula="of:=NORMINV(RAND();30;5)" office:value-type="float" office:value="30.5822405526835" calcext:value-type="float">
            <text:p>30,5822</text:p>
          </table:table-cell>
          <table:table-cell table:formula="of:=40+20*RAND()" office:value-type="float" office:value="56.5033451491036" calcext:value-type="float">
            <text:p>56,5033</text:p>
          </table:table-cell>
          <table:table-cell table:formula="of:=([.C686]*[.D686]+[.B686]*[.D686]+[.B686]*[.C686])/([.B686]*[.C686]*[.D686])" office:value-type="float" office:value="0.142830447308647" calcext:value-type="float">
            <text:p>0,1428</text:p>
          </table:table-cell>
          <table:table-cell table:number-columns-repeated="9"/>
        </table:table-row>
        <table:table-row table:style-name="ro2">
          <table:table-cell office:value-type="float" office:value="686" calcext:value-type="float">
            <text:p>686</text:p>
          </table:table-cell>
          <table:table-cell table:formula="of:=9+2*RAND()" office:value-type="float" office:value="10.64253701712" calcext:value-type="float">
            <text:p>10,6425</text:p>
          </table:table-cell>
          <table:table-cell table:formula="of:=NORMINV(RAND();30;5)" office:value-type="float" office:value="29.5518165950047" calcext:value-type="float">
            <text:p>29,5518</text:p>
          </table:table-cell>
          <table:table-cell table:formula="of:=40+20*RAND()" office:value-type="float" office:value="48.2004872779362" calcext:value-type="float">
            <text:p>48,2005</text:p>
          </table:table-cell>
          <table:table-cell table:formula="of:=([.C687]*[.D687]+[.B687]*[.D687]+[.B687]*[.C687])/([.B687]*[.C687]*[.D687])" office:value-type="float" office:value="0.148548103357051" calcext:value-type="float">
            <text:p>0,1485</text:p>
          </table:table-cell>
          <table:table-cell table:number-columns-repeated="9"/>
        </table:table-row>
        <table:table-row table:style-name="ro2">
          <table:table-cell office:value-type="float" office:value="687" calcext:value-type="float">
            <text:p>687</text:p>
          </table:table-cell>
          <table:table-cell table:formula="of:=9+2*RAND()" office:value-type="float" office:value="10.4448576106224" calcext:value-type="float">
            <text:p>10,4449</text:p>
          </table:table-cell>
          <table:table-cell table:formula="of:=NORMINV(RAND();30;5)" office:value-type="float" office:value="28.8798355768709" calcext:value-type="float">
            <text:p>28,8798</text:p>
          </table:table-cell>
          <table:table-cell table:formula="of:=40+20*RAND()" office:value-type="float" office:value="49.88514382625" calcext:value-type="float">
            <text:p>49,8851</text:p>
          </table:table-cell>
          <table:table-cell table:formula="of:=([.C688]*[.D688]+[.B688]*[.D688]+[.B688]*[.C688])/([.B688]*[.C688]*[.D688])" office:value-type="float" office:value="0.150413177655863" calcext:value-type="float">
            <text:p>0,1504</text:p>
          </table:table-cell>
          <table:table-cell table:number-columns-repeated="9"/>
        </table:table-row>
        <table:table-row table:style-name="ro2">
          <table:table-cell office:value-type="float" office:value="688" calcext:value-type="float">
            <text:p>688</text:p>
          </table:table-cell>
          <table:table-cell table:formula="of:=9+2*RAND()" office:value-type="float" office:value="9.08529905718751" calcext:value-type="float">
            <text:p>9,0853</text:p>
          </table:table-cell>
          <table:table-cell table:formula="of:=NORMINV(RAND();30;5)" office:value-type="float" office:value="25.1369600126426" calcext:value-type="float">
            <text:p>25,1370</text:p>
          </table:table-cell>
          <table:table-cell table:formula="of:=40+20*RAND()" office:value-type="float" office:value="51.5738409175538" calcext:value-type="float">
            <text:p>51,5738</text:p>
          </table:table-cell>
          <table:table-cell table:formula="of:=([.C689]*[.D689]+[.B689]*[.D689]+[.B689]*[.C689])/([.B689]*[.C689]*[.D689])" office:value-type="float" office:value="0.169239656007973" calcext:value-type="float">
            <text:p>0,1692</text:p>
          </table:table-cell>
          <table:table-cell table:number-columns-repeated="9"/>
        </table:table-row>
        <table:table-row table:style-name="ro2">
          <table:table-cell office:value-type="float" office:value="689" calcext:value-type="float">
            <text:p>689</text:p>
          </table:table-cell>
          <table:table-cell table:formula="of:=9+2*RAND()" office:value-type="float" office:value="10.8157913147006" calcext:value-type="float">
            <text:p>10,8158</text:p>
          </table:table-cell>
          <table:table-cell table:formula="of:=NORMINV(RAND();30;5)" office:value-type="float" office:value="37.7021938801592" calcext:value-type="float">
            <text:p>37,7022</text:p>
          </table:table-cell>
          <table:table-cell table:formula="of:=40+20*RAND()" office:value-type="float" office:value="46.2752263457514" calcext:value-type="float">
            <text:p>46,2752</text:p>
          </table:table-cell>
          <table:table-cell table:formula="of:=([.C690]*[.D690]+[.B690]*[.D690]+[.B690]*[.C690])/([.B690]*[.C690]*[.D690])" office:value-type="float" office:value="0.140590895504018" calcext:value-type="float">
            <text:p>0,1406</text:p>
          </table:table-cell>
          <table:table-cell table:number-columns-repeated="9"/>
        </table:table-row>
        <table:table-row table:style-name="ro2">
          <table:table-cell office:value-type="float" office:value="690" calcext:value-type="float">
            <text:p>690</text:p>
          </table:table-cell>
          <table:table-cell table:formula="of:=9+2*RAND()" office:value-type="float" office:value="10.2679498211946" calcext:value-type="float">
            <text:p>10,2679</text:p>
          </table:table-cell>
          <table:table-cell table:formula="of:=NORMINV(RAND();30;5)" office:value-type="float" office:value="33.0917110902956" calcext:value-type="float">
            <text:p>33,0917</text:p>
          </table:table-cell>
          <table:table-cell table:formula="of:=40+20*RAND()" office:value-type="float" office:value="59.596341077704" calcext:value-type="float">
            <text:p>59,5963</text:p>
          </table:table-cell>
          <table:table-cell table:formula="of:=([.C691]*[.D691]+[.B691]*[.D691]+[.B691]*[.C691])/([.B691]*[.C691]*[.D691])" office:value-type="float" office:value="0.144389026727897" calcext:value-type="float">
            <text:p>0,1444</text:p>
          </table:table-cell>
          <table:table-cell table:number-columns-repeated="9"/>
        </table:table-row>
        <table:table-row table:style-name="ro2">
          <table:table-cell office:value-type="float" office:value="691" calcext:value-type="float">
            <text:p>691</text:p>
          </table:table-cell>
          <table:table-cell table:formula="of:=9+2*RAND()" office:value-type="float" office:value="9.38497615070082" calcext:value-type="float">
            <text:p>9,3850</text:p>
          </table:table-cell>
          <table:table-cell table:formula="of:=NORMINV(RAND();30;5)" office:value-type="float" office:value="32.7403732219603" calcext:value-type="float">
            <text:p>32,7404</text:p>
          </table:table-cell>
          <table:table-cell table:formula="of:=40+20*RAND()" office:value-type="float" office:value="58.4839697252028" calcext:value-type="float">
            <text:p>58,4840</text:p>
          </table:table-cell>
          <table:table-cell table:formula="of:=([.C692]*[.D692]+[.B692]*[.D692]+[.B692]*[.C692])/([.B692]*[.C692]*[.D692])" office:value-type="float" office:value="0.154195312686311" calcext:value-type="float">
            <text:p>0,1542</text:p>
          </table:table-cell>
          <table:table-cell table:number-columns-repeated="9"/>
        </table:table-row>
        <table:table-row table:style-name="ro2">
          <table:table-cell office:value-type="float" office:value="692" calcext:value-type="float">
            <text:p>692</text:p>
          </table:table-cell>
          <table:table-cell table:formula="of:=9+2*RAND()" office:value-type="float" office:value="10.4104296306614" calcext:value-type="float">
            <text:p>10,4104</text:p>
          </table:table-cell>
          <table:table-cell table:formula="of:=NORMINV(RAND();30;5)" office:value-type="float" office:value="35.0651317194851" calcext:value-type="float">
            <text:p>35,0651</text:p>
          </table:table-cell>
          <table:table-cell table:formula="of:=40+20*RAND()" office:value-type="float" office:value="58.226618336048" calcext:value-type="float">
            <text:p>58,2266</text:p>
          </table:table-cell>
          <table:table-cell table:formula="of:=([.C693]*[.D693]+[.B693]*[.D693]+[.B693]*[.C693])/([.B693]*[.C693]*[.D693])" office:value-type="float" office:value="0.141750149302469" calcext:value-type="float">
            <text:p>0,1418</text:p>
          </table:table-cell>
          <table:table-cell table:number-columns-repeated="9"/>
        </table:table-row>
        <table:table-row table:style-name="ro2">
          <table:table-cell office:value-type="float" office:value="693" calcext:value-type="float">
            <text:p>693</text:p>
          </table:table-cell>
          <table:table-cell table:formula="of:=9+2*RAND()" office:value-type="float" office:value="9.78621965297498" calcext:value-type="float">
            <text:p>9,7862</text:p>
          </table:table-cell>
          <table:table-cell table:formula="of:=NORMINV(RAND();30;5)" office:value-type="float" office:value="30.8731567210821" calcext:value-type="float">
            <text:p>30,8732</text:p>
          </table:table-cell>
          <table:table-cell table:formula="of:=40+20*RAND()" office:value-type="float" office:value="44.2362740705721" calcext:value-type="float">
            <text:p>44,2363</text:p>
          </table:table-cell>
          <table:table-cell table:formula="of:=([.C694]*[.D694]+[.B694]*[.D694]+[.B694]*[.C694])/([.B694]*[.C694]*[.D694])" office:value-type="float" office:value="0.157180983785828" calcext:value-type="float">
            <text:p>0,1572</text:p>
          </table:table-cell>
          <table:table-cell table:number-columns-repeated="9"/>
        </table:table-row>
        <table:table-row table:style-name="ro2">
          <table:table-cell office:value-type="float" office:value="694" calcext:value-type="float">
            <text:p>694</text:p>
          </table:table-cell>
          <table:table-cell table:formula="of:=9+2*RAND()" office:value-type="float" office:value="9.28317902726121" calcext:value-type="float">
            <text:p>9,2832</text:p>
          </table:table-cell>
          <table:table-cell table:formula="of:=NORMINV(RAND();30;5)" office:value-type="float" office:value="27.0073620060124" calcext:value-type="float">
            <text:p>27,0074</text:p>
          </table:table-cell>
          <table:table-cell table:formula="of:=40+20*RAND()" office:value-type="float" office:value="52.4078066437505" calcext:value-type="float">
            <text:p>52,4078</text:p>
          </table:table-cell>
          <table:table-cell table:formula="of:=([.C695]*[.D695]+[.B695]*[.D695]+[.B695]*[.C695])/([.B695]*[.C695]*[.D695])" office:value-type="float" office:value="0.163829786461968" calcext:value-type="float">
            <text:p>0,1638</text:p>
          </table:table-cell>
          <table:table-cell table:number-columns-repeated="9"/>
        </table:table-row>
        <table:table-row table:style-name="ro2">
          <table:table-cell office:value-type="float" office:value="695" calcext:value-type="float">
            <text:p>695</text:p>
          </table:table-cell>
          <table:table-cell table:formula="of:=9+2*RAND()" office:value-type="float" office:value="9.26603621267714" calcext:value-type="float">
            <text:p>9,2660</text:p>
          </table:table-cell>
          <table:table-cell table:formula="of:=NORMINV(RAND();30;5)" office:value-type="float" office:value="21.9838471747104" calcext:value-type="float">
            <text:p>21,9838</text:p>
          </table:table-cell>
          <table:table-cell table:formula="of:=40+20*RAND()" office:value-type="float" office:value="43.8048648019321" calcext:value-type="float">
            <text:p>43,8049</text:p>
          </table:table-cell>
          <table:table-cell table:formula="of:=([.C696]*[.D696]+[.B696]*[.D696]+[.B696]*[.C696])/([.B696]*[.C696]*[.D696])" office:value-type="float" office:value="0.176237469708578" calcext:value-type="float">
            <text:p>0,1762</text:p>
          </table:table-cell>
          <table:table-cell table:number-columns-repeated="9"/>
        </table:table-row>
        <table:table-row table:style-name="ro2">
          <table:table-cell office:value-type="float" office:value="696" calcext:value-type="float">
            <text:p>696</text:p>
          </table:table-cell>
          <table:table-cell table:formula="of:=9+2*RAND()" office:value-type="float" office:value="9.77990660513751" calcext:value-type="float">
            <text:p>9,7799</text:p>
          </table:table-cell>
          <table:table-cell table:formula="of:=NORMINV(RAND();30;5)" office:value-type="float" office:value="33.9237742887432" calcext:value-type="float">
            <text:p>33,9238</text:p>
          </table:table-cell>
          <table:table-cell table:formula="of:=40+20*RAND()" office:value-type="float" office:value="51.7624950339086" calcext:value-type="float">
            <text:p>51,7625</text:p>
          </table:table-cell>
          <table:table-cell table:formula="of:=([.C697]*[.D697]+[.B697]*[.D697]+[.B697]*[.C697])/([.B697]*[.C697]*[.D697])" office:value-type="float" office:value="0.151047324191828" calcext:value-type="float">
            <text:p>0,1510</text:p>
          </table:table-cell>
          <table:table-cell table:number-columns-repeated="9"/>
        </table:table-row>
        <table:table-row table:style-name="ro2">
          <table:table-cell office:value-type="float" office:value="697" calcext:value-type="float">
            <text:p>697</text:p>
          </table:table-cell>
          <table:table-cell table:formula="of:=9+2*RAND()" office:value-type="float" office:value="10.4519777263049" calcext:value-type="float">
            <text:p>10,4520</text:p>
          </table:table-cell>
          <table:table-cell table:formula="of:=NORMINV(RAND();30;5)" office:value-type="float" office:value="31.4869785659858" calcext:value-type="float">
            <text:p>31,4870</text:p>
          </table:table-cell>
          <table:table-cell table:formula="of:=40+20*RAND()" office:value-type="float" office:value="43.6080577247776" calcext:value-type="float">
            <text:p>43,6081</text:p>
          </table:table-cell>
          <table:table-cell table:formula="of:=([.C698]*[.D698]+[.B698]*[.D698]+[.B698]*[.C698])/([.B698]*[.C698]*[.D698])" office:value-type="float" office:value="0.150366374844168" calcext:value-type="float">
            <text:p>0,1504</text:p>
          </table:table-cell>
          <table:table-cell table:number-columns-repeated="9"/>
        </table:table-row>
        <table:table-row table:style-name="ro2">
          <table:table-cell office:value-type="float" office:value="698" calcext:value-type="float">
            <text:p>698</text:p>
          </table:table-cell>
          <table:table-cell table:formula="of:=9+2*RAND()" office:value-type="float" office:value="9.42340551991947" calcext:value-type="float">
            <text:p>9,4234</text:p>
          </table:table-cell>
          <table:table-cell table:formula="of:=NORMINV(RAND();30;5)" office:value-type="float" office:value="32.6082372358843" calcext:value-type="float">
            <text:p>32,6082</text:p>
          </table:table-cell>
          <table:table-cell table:formula="of:=40+20*RAND()" office:value-type="float" office:value="47.7000232716091" calcext:value-type="float">
            <text:p>47,7000</text:p>
          </table:table-cell>
          <table:table-cell table:formula="of:=([.C699]*[.D699]+[.B699]*[.D699]+[.B699]*[.C699])/([.B699]*[.C699]*[.D699])" office:value-type="float" office:value="0.157750196606291" calcext:value-type="float">
            <text:p>0,1578</text:p>
          </table:table-cell>
          <table:table-cell table:number-columns-repeated="9"/>
        </table:table-row>
        <table:table-row table:style-name="ro2">
          <table:table-cell office:value-type="float" office:value="699" calcext:value-type="float">
            <text:p>699</text:p>
          </table:table-cell>
          <table:table-cell table:formula="of:=9+2*RAND()" office:value-type="float" office:value="10.111415394349" calcext:value-type="float">
            <text:p>10,1114</text:p>
          </table:table-cell>
          <table:table-cell table:formula="of:=NORMINV(RAND();30;5)" office:value-type="float" office:value="35.5694018806034" calcext:value-type="float">
            <text:p>35,5694</text:p>
          </table:table-cell>
          <table:table-cell table:formula="of:=40+20*RAND()" office:value-type="float" office:value="47.0228726300411" calcext:value-type="float">
            <text:p>47,0229</text:p>
          </table:table-cell>
          <table:table-cell table:formula="of:=([.C700]*[.D700]+[.B700]*[.D700]+[.B700]*[.C700])/([.B700]*[.C700]*[.D700])" office:value-type="float" office:value="0.148278420760035" calcext:value-type="float">
            <text:p>0,1483</text:p>
          </table:table-cell>
          <table:table-cell table:number-columns-repeated="9"/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9+2*RAND()" office:value-type="float" office:value="9.39935677009635" calcext:value-type="float">
            <text:p>9,3994</text:p>
          </table:table-cell>
          <table:table-cell table:formula="of:=NORMINV(RAND();30;5)" office:value-type="float" office:value="25.9236927875035" calcext:value-type="float">
            <text:p>25,9237</text:p>
          </table:table-cell>
          <table:table-cell table:formula="of:=40+20*RAND()" office:value-type="float" office:value="47.6963586802594" calcext:value-type="float">
            <text:p>47,6964</text:p>
          </table:table-cell>
          <table:table-cell table:formula="of:=([.C701]*[.D701]+[.B701]*[.D701]+[.B701]*[.C701])/([.B701]*[.C701]*[.D701])" office:value-type="float" office:value="0.165930971177901" calcext:value-type="float">
            <text:p>0,1659</text:p>
          </table:table-cell>
          <table:table-cell table:number-columns-repeated="9"/>
        </table:table-row>
        <table:table-row table:style-name="ro2">
          <table:table-cell office:value-type="float" office:value="701" calcext:value-type="float">
            <text:p>701</text:p>
          </table:table-cell>
          <table:table-cell table:formula="of:=9+2*RAND()" office:value-type="float" office:value="10.3262403171975" calcext:value-type="float">
            <text:p>10,3262</text:p>
          </table:table-cell>
          <table:table-cell table:formula="of:=NORMINV(RAND();30;5)" office:value-type="float" office:value="30.0149612625838" calcext:value-type="float">
            <text:p>30,0150</text:p>
          </table:table-cell>
          <table:table-cell table:formula="of:=40+20*RAND()" office:value-type="float" office:value="54.3446218478493" calcext:value-type="float">
            <text:p>54,3446</text:p>
          </table:table-cell>
          <table:table-cell table:formula="of:=([.C702]*[.D702]+[.B702]*[.D702]+[.B702]*[.C702])/([.B702]*[.C702]*[.D702])" office:value-type="float" office:value="0.148558469893387" calcext:value-type="float">
            <text:p>0,1486</text:p>
          </table:table-cell>
          <table:table-cell table:number-columns-repeated="9"/>
        </table:table-row>
        <table:table-row table:style-name="ro2">
          <table:table-cell office:value-type="float" office:value="702" calcext:value-type="float">
            <text:p>702</text:p>
          </table:table-cell>
          <table:table-cell table:formula="of:=9+2*RAND()" office:value-type="float" office:value="9.6971685255412" calcext:value-type="float">
            <text:p>9,6972</text:p>
          </table:table-cell>
          <table:table-cell table:formula="of:=NORMINV(RAND();30;5)" office:value-type="float" office:value="27.6060185209651" calcext:value-type="float">
            <text:p>27,6060</text:p>
          </table:table-cell>
          <table:table-cell table:formula="of:=40+20*RAND()" office:value-type="float" office:value="40.2967034024186" calcext:value-type="float">
            <text:p>40,2967</text:p>
          </table:table-cell>
          <table:table-cell table:formula="of:=([.C703]*[.D703]+[.B703]*[.D703]+[.B703]*[.C703])/([.B703]*[.C703]*[.D703])" office:value-type="float" office:value="0.164162796278464" calcext:value-type="float">
            <text:p>0,1642</text:p>
          </table:table-cell>
          <table:table-cell table:number-columns-repeated="9"/>
        </table:table-row>
        <table:table-row table:style-name="ro2">
          <table:table-cell office:value-type="float" office:value="703" calcext:value-type="float">
            <text:p>703</text:p>
          </table:table-cell>
          <table:table-cell table:formula="of:=9+2*RAND()" office:value-type="float" office:value="10.0838738076855" calcext:value-type="float">
            <text:p>10,0839</text:p>
          </table:table-cell>
          <table:table-cell table:formula="of:=NORMINV(RAND();30;5)" office:value-type="float" office:value="33.9747533020427" calcext:value-type="float">
            <text:p>33,9748</text:p>
          </table:table-cell>
          <table:table-cell table:formula="of:=40+20*RAND()" office:value-type="float" office:value="53.2230233890004" calcext:value-type="float">
            <text:p>53,2230</text:p>
          </table:table-cell>
          <table:table-cell table:formula="of:=([.C704]*[.D704]+[.B704]*[.D704]+[.B704]*[.C704])/([.B704]*[.C704]*[.D704])" office:value-type="float" office:value="0.147390720081878" calcext:value-type="float">
            <text:p>0,1474</text:p>
          </table:table-cell>
          <table:table-cell table:number-columns-repeated="9"/>
        </table:table-row>
        <table:table-row table:style-name="ro2">
          <table:table-cell office:value-type="float" office:value="704" calcext:value-type="float">
            <text:p>704</text:p>
          </table:table-cell>
          <table:table-cell table:formula="of:=9+2*RAND()" office:value-type="float" office:value="10.9703147073742" calcext:value-type="float">
            <text:p>10,9703</text:p>
          </table:table-cell>
          <table:table-cell table:formula="of:=NORMINV(RAND();30;5)" office:value-type="float" office:value="24.4705101593779" calcext:value-type="float">
            <text:p>24,4705</text:p>
          </table:table-cell>
          <table:table-cell table:formula="of:=40+20*RAND()" office:value-type="float" office:value="47.2044217935763" calcext:value-type="float">
            <text:p>47,2044</text:p>
          </table:table-cell>
          <table:table-cell table:formula="of:=([.C705]*[.D705]+[.B705]*[.D705]+[.B705]*[.C705])/([.B705]*[.C705]*[.D705])" office:value-type="float" office:value="0.153205058843932" calcext:value-type="float">
            <text:p>0,1532</text:p>
          </table:table-cell>
          <table:table-cell table:number-columns-repeated="9"/>
        </table:table-row>
        <table:table-row table:style-name="ro2">
          <table:table-cell office:value-type="float" office:value="705" calcext:value-type="float">
            <text:p>705</text:p>
          </table:table-cell>
          <table:table-cell table:formula="of:=9+2*RAND()" office:value-type="float" office:value="9.14189008553512" calcext:value-type="float">
            <text:p>9,1419</text:p>
          </table:table-cell>
          <table:table-cell table:formula="of:=NORMINV(RAND();30;5)" office:value-type="float" office:value="29.4211980347699" calcext:value-type="float">
            <text:p>29,4212</text:p>
          </table:table-cell>
          <table:table-cell table:formula="of:=40+20*RAND()" office:value-type="float" office:value="51.5583559661172" calcext:value-type="float">
            <text:p>51,5584</text:p>
          </table:table-cell>
          <table:table-cell table:formula="of:=([.C706]*[.D706]+[.B706]*[.D706]+[.B706]*[.C706])/([.B706]*[.C706]*[.D706])" office:value-type="float" office:value="0.162771166786499" calcext:value-type="float">
            <text:p>0,1628</text:p>
          </table:table-cell>
          <table:table-cell table:number-columns-repeated="9"/>
        </table:table-row>
        <table:table-row table:style-name="ro2">
          <table:table-cell office:value-type="float" office:value="706" calcext:value-type="float">
            <text:p>706</text:p>
          </table:table-cell>
          <table:table-cell table:formula="of:=9+2*RAND()" office:value-type="float" office:value="9.90067698364146" calcext:value-type="float">
            <text:p>9,9007</text:p>
          </table:table-cell>
          <table:table-cell table:formula="of:=NORMINV(RAND();30;5)" office:value-type="float" office:value="34.1165021660453" calcext:value-type="float">
            <text:p>34,1165</text:p>
          </table:table-cell>
          <table:table-cell table:formula="of:=40+20*RAND()" office:value-type="float" office:value="49.4328505755402" calcext:value-type="float">
            <text:p>49,4329</text:p>
          </table:table-cell>
          <table:table-cell table:formula="of:=([.C707]*[.D707]+[.B707]*[.D707]+[.B707]*[.C707])/([.B707]*[.C707]*[.D707])" office:value-type="float" office:value="0.150543985185619" calcext:value-type="float">
            <text:p>0,1505</text:p>
          </table:table-cell>
          <table:table-cell table:number-columns-repeated="9"/>
        </table:table-row>
        <table:table-row table:style-name="ro2">
          <table:table-cell office:value-type="float" office:value="707" calcext:value-type="float">
            <text:p>707</text:p>
          </table:table-cell>
          <table:table-cell table:formula="of:=9+2*RAND()" office:value-type="float" office:value="10.1955180589575" calcext:value-type="float">
            <text:p>10,1955</text:p>
          </table:table-cell>
          <table:table-cell table:formula="of:=NORMINV(RAND();30;5)" office:value-type="float" office:value="30.9407043161739" calcext:value-type="float">
            <text:p>30,9407</text:p>
          </table:table-cell>
          <table:table-cell table:formula="of:=40+20*RAND()" office:value-type="float" office:value="49.3373448750936" calcext:value-type="float">
            <text:p>49,3373</text:p>
          </table:table-cell>
          <table:table-cell table:formula="of:=([.C708]*[.D708]+[.B708]*[.D708]+[.B708]*[.C708])/([.B708]*[.C708]*[.D708])" office:value-type="float" office:value="0.150670820596538" calcext:value-type="float">
            <text:p>0,1507</text:p>
          </table:table-cell>
          <table:table-cell table:number-columns-repeated="9"/>
        </table:table-row>
        <table:table-row table:style-name="ro2">
          <table:table-cell office:value-type="float" office:value="708" calcext:value-type="float">
            <text:p>708</text:p>
          </table:table-cell>
          <table:table-cell table:formula="of:=9+2*RAND()" office:value-type="float" office:value="10.8322891790885" calcext:value-type="float">
            <text:p>10,8323</text:p>
          </table:table-cell>
          <table:table-cell table:formula="of:=NORMINV(RAND();30;5)" office:value-type="float" office:value="26.0881374396927" calcext:value-type="float">
            <text:p>26,0881</text:p>
          </table:table-cell>
          <table:table-cell table:formula="of:=40+20*RAND()" office:value-type="float" office:value="42.1346450899728" calcext:value-type="float">
            <text:p>42,1346</text:p>
          </table:table-cell>
          <table:table-cell table:formula="of:=([.C709]*[.D709]+[.B709]*[.D709]+[.B709]*[.C709])/([.B709]*[.C709]*[.D709])" office:value-type="float" office:value="0.154381626530457" calcext:value-type="float">
            <text:p>0,1544</text:p>
          </table:table-cell>
          <table:table-cell table:number-columns-repeated="9"/>
        </table:table-row>
        <table:table-row table:style-name="ro2">
          <table:table-cell office:value-type="float" office:value="709" calcext:value-type="float">
            <text:p>709</text:p>
          </table:table-cell>
          <table:table-cell table:formula="of:=9+2*RAND()" office:value-type="float" office:value="10.1344301707577" calcext:value-type="float">
            <text:p>10,1344</text:p>
          </table:table-cell>
          <table:table-cell table:formula="of:=NORMINV(RAND();30;5)" office:value-type="float" office:value="26.4999490600303" calcext:value-type="float">
            <text:p>26,4999</text:p>
          </table:table-cell>
          <table:table-cell table:formula="of:=40+20*RAND()" office:value-type="float" office:value="57.5555543019436" calcext:value-type="float">
            <text:p>57,5556</text:p>
          </table:table-cell>
          <table:table-cell table:formula="of:=([.C710]*[.D710]+[.B710]*[.D710]+[.B710]*[.C710])/([.B710]*[.C710]*[.D710])" office:value-type="float" office:value="0.153783969398523" calcext:value-type="float">
            <text:p>0,1538</text:p>
          </table:table-cell>
          <table:table-cell table:number-columns-repeated="9"/>
        </table:table-row>
        <table:table-row table:style-name="ro2">
          <table:table-cell office:value-type="float" office:value="710" calcext:value-type="float">
            <text:p>710</text:p>
          </table:table-cell>
          <table:table-cell table:formula="of:=9+2*RAND()" office:value-type="float" office:value="9.82869557873346" calcext:value-type="float">
            <text:p>9,8287</text:p>
          </table:table-cell>
          <table:table-cell table:formula="of:=NORMINV(RAND();30;5)" office:value-type="float" office:value="29.6879265387558" calcext:value-type="float">
            <text:p>29,6879</text:p>
          </table:table-cell>
          <table:table-cell table:formula="of:=40+20*RAND()" office:value-type="float" office:value="46.0773471952416" calcext:value-type="float">
            <text:p>46,0773</text:p>
          </table:table-cell>
          <table:table-cell table:formula="of:=([.C711]*[.D711]+[.B711]*[.D711]+[.B711]*[.C711])/([.B711]*[.C711]*[.D711])" office:value-type="float" office:value="0.157129265746491" calcext:value-type="float">
            <text:p>0,1571</text:p>
          </table:table-cell>
          <table:table-cell table:number-columns-repeated="9"/>
        </table:table-row>
        <table:table-row table:style-name="ro2">
          <table:table-cell office:value-type="float" office:value="711" calcext:value-type="float">
            <text:p>711</text:p>
          </table:table-cell>
          <table:table-cell table:formula="of:=9+2*RAND()" office:value-type="float" office:value="10.3843057716731" calcext:value-type="float">
            <text:p>10,3843</text:p>
          </table:table-cell>
          <table:table-cell table:formula="of:=NORMINV(RAND();30;5)" office:value-type="float" office:value="25.3233742045158" calcext:value-type="float">
            <text:p>25,3234</text:p>
          </table:table-cell>
          <table:table-cell table:formula="of:=40+20*RAND()" office:value-type="float" office:value="47.4405505810864" calcext:value-type="float">
            <text:p>47,4406</text:p>
          </table:table-cell>
          <table:table-cell table:formula="of:=([.C712]*[.D712]+[.B712]*[.D712]+[.B712]*[.C712])/([.B712]*[.C712]*[.D712])" office:value-type="float" office:value="0.156867389132495" calcext:value-type="float">
            <text:p>0,1569</text:p>
          </table:table-cell>
          <table:table-cell table:number-columns-repeated="9"/>
        </table:table-row>
        <table:table-row table:style-name="ro2">
          <table:table-cell office:value-type="float" office:value="712" calcext:value-type="float">
            <text:p>712</text:p>
          </table:table-cell>
          <table:table-cell table:formula="of:=9+2*RAND()" office:value-type="float" office:value="10.9241144561674" calcext:value-type="float">
            <text:p>10,9241</text:p>
          </table:table-cell>
          <table:table-cell table:formula="of:=NORMINV(RAND();30;5)" office:value-type="float" office:value="28.9918261289575" calcext:value-type="float">
            <text:p>28,9918</text:p>
          </table:table-cell>
          <table:table-cell table:formula="of:=40+20*RAND()" office:value-type="float" office:value="40.2566712559201" calcext:value-type="float">
            <text:p>40,2567</text:p>
          </table:table-cell>
          <table:table-cell table:formula="of:=([.C713]*[.D713]+[.B713]*[.D713]+[.B713]*[.C713])/([.B713]*[.C713]*[.D713])" office:value-type="float" office:value="0.150873684620108" calcext:value-type="float">
            <text:p>0,1509</text:p>
          </table:table-cell>
          <table:table-cell table:number-columns-repeated="9"/>
        </table:table-row>
        <table:table-row table:style-name="ro2">
          <table:table-cell office:value-type="float" office:value="713" calcext:value-type="float">
            <text:p>713</text:p>
          </table:table-cell>
          <table:table-cell table:formula="of:=9+2*RAND()" office:value-type="float" office:value="10.6196923151147" calcext:value-type="float">
            <text:p>10,6197</text:p>
          </table:table-cell>
          <table:table-cell table:formula="of:=NORMINV(RAND();30;5)" office:value-type="float" office:value="35.261175914696" calcext:value-type="float">
            <text:p>35,2612</text:p>
          </table:table-cell>
          <table:table-cell table:formula="of:=40+20*RAND()" office:value-type="float" office:value="59.2438861937262" calcext:value-type="float">
            <text:p>59,2439</text:p>
          </table:table-cell>
          <table:table-cell table:formula="of:=([.C714]*[.D714]+[.B714]*[.D714]+[.B714]*[.C714])/([.B714]*[.C714]*[.D714])" office:value-type="float" office:value="0.13940386851394" calcext:value-type="float">
            <text:p>0,1394</text:p>
          </table:table-cell>
          <table:table-cell table:number-columns-repeated="9"/>
        </table:table-row>
        <table:table-row table:style-name="ro2">
          <table:table-cell office:value-type="float" office:value="714" calcext:value-type="float">
            <text:p>714</text:p>
          </table:table-cell>
          <table:table-cell table:formula="of:=9+2*RAND()" office:value-type="float" office:value="10.8088441828731" calcext:value-type="float">
            <text:p>10,8088</text:p>
          </table:table-cell>
          <table:table-cell table:formula="of:=NORMINV(RAND();30;5)" office:value-type="float" office:value="25.3087998866612" calcext:value-type="float">
            <text:p>25,3088</text:p>
          </table:table-cell>
          <table:table-cell table:formula="of:=40+20*RAND()" office:value-type="float" office:value="41.8178197159432" calcext:value-type="float">
            <text:p>41,8178</text:p>
          </table:table-cell>
          <table:table-cell table:formula="of:=([.C715]*[.D715]+[.B715]*[.D715]+[.B715]*[.C715])/([.B715]*[.C715]*[.D715])" office:value-type="float" office:value="0.155942029154335" calcext:value-type="float">
            <text:p>0,1559</text:p>
          </table:table-cell>
          <table:table-cell table:number-columns-repeated="9"/>
        </table:table-row>
        <table:table-row table:style-name="ro2">
          <table:table-cell office:value-type="float" office:value="715" calcext:value-type="float">
            <text:p>715</text:p>
          </table:table-cell>
          <table:table-cell table:formula="of:=9+2*RAND()" office:value-type="float" office:value="10.7886647924315" calcext:value-type="float">
            <text:p>10,7887</text:p>
          </table:table-cell>
          <table:table-cell table:formula="of:=NORMINV(RAND();30;5)" office:value-type="float" office:value="32.9235848121901" calcext:value-type="float">
            <text:p>32,9236</text:p>
          </table:table-cell>
          <table:table-cell table:formula="of:=40+20*RAND()" office:value-type="float" office:value="41.6156718716957" calcext:value-type="float">
            <text:p>41,6157</text:p>
          </table:table-cell>
          <table:table-cell table:formula="of:=([.C716]*[.D716]+[.B716]*[.D716]+[.B716]*[.C716])/([.B716]*[.C716]*[.D716])" office:value-type="float" office:value="0.147092648046355" calcext:value-type="float">
            <text:p>0,1471</text:p>
          </table:table-cell>
          <table:table-cell table:number-columns-repeated="9"/>
        </table:table-row>
        <table:table-row table:style-name="ro2">
          <table:table-cell office:value-type="float" office:value="716" calcext:value-type="float">
            <text:p>716</text:p>
          </table:table-cell>
          <table:table-cell table:formula="of:=9+2*RAND()" office:value-type="float" office:value="9.53068027622066" calcext:value-type="float">
            <text:p>9,5307</text:p>
          </table:table-cell>
          <table:table-cell table:formula="of:=NORMINV(RAND();30;5)" office:value-type="float" office:value="25.7585204377779" calcext:value-type="float">
            <text:p>25,7585</text:p>
          </table:table-cell>
          <table:table-cell table:formula="of:=40+20*RAND()" office:value-type="float" office:value="41.8318044324406" calcext:value-type="float">
            <text:p>41,8318</text:p>
          </table:table-cell>
          <table:table-cell table:formula="of:=([.C717]*[.D717]+[.B717]*[.D717]+[.B717]*[.C717])/([.B717]*[.C717]*[.D717])" office:value-type="float" office:value="0.16765166628861" calcext:value-type="float">
            <text:p>0,1677</text:p>
          </table:table-cell>
          <table:table-cell table:number-columns-repeated="9"/>
        </table:table-row>
        <table:table-row table:style-name="ro2">
          <table:table-cell office:value-type="float" office:value="717" calcext:value-type="float">
            <text:p>717</text:p>
          </table:table-cell>
          <table:table-cell table:formula="of:=9+2*RAND()" office:value-type="float" office:value="9.70989689719863" calcext:value-type="float">
            <text:p>9,7099</text:p>
          </table:table-cell>
          <table:table-cell table:formula="of:=NORMINV(RAND();30;5)" office:value-type="float" office:value="33.6325380253694" calcext:value-type="float">
            <text:p>33,6325</text:p>
          </table:table-cell>
          <table:table-cell table:formula="of:=40+20*RAND()" office:value-type="float" office:value="57.100139555987" calcext:value-type="float">
            <text:p>57,1001</text:p>
          </table:table-cell>
          <table:table-cell table:formula="of:=([.C718]*[.D718]+[.B718]*[.D718]+[.B718]*[.C718])/([.B718]*[.C718]*[.D718])" office:value-type="float" office:value="0.150233908740157" calcext:value-type="float">
            <text:p>0,1502</text:p>
          </table:table-cell>
          <table:table-cell table:number-columns-repeated="9"/>
        </table:table-row>
        <table:table-row table:style-name="ro2">
          <table:table-cell office:value-type="float" office:value="718" calcext:value-type="float">
            <text:p>718</text:p>
          </table:table-cell>
          <table:table-cell table:formula="of:=9+2*RAND()" office:value-type="float" office:value="10.3850380771328" calcext:value-type="float">
            <text:p>10,3850</text:p>
          </table:table-cell>
          <table:table-cell table:formula="of:=NORMINV(RAND();30;5)" office:value-type="float" office:value="31.1507321724042" calcext:value-type="float">
            <text:p>31,1507</text:p>
          </table:table-cell>
          <table:table-cell table:formula="of:=40+20*RAND()" office:value-type="float" office:value="41.0369699425064" calcext:value-type="float">
            <text:p>41,0370</text:p>
          </table:table-cell>
          <table:table-cell table:formula="of:=([.C719]*[.D719]+[.B719]*[.D719]+[.B719]*[.C719])/([.B719]*[.C719]*[.D719])" office:value-type="float" office:value="0.152762621910062" calcext:value-type="float">
            <text:p>0,1528</text:p>
          </table:table-cell>
          <table:table-cell table:number-columns-repeated="9"/>
        </table:table-row>
        <table:table-row table:style-name="ro2">
          <table:table-cell office:value-type="float" office:value="719" calcext:value-type="float">
            <text:p>719</text:p>
          </table:table-cell>
          <table:table-cell table:formula="of:=9+2*RAND()" office:value-type="float" office:value="10.8078504221048" calcext:value-type="float">
            <text:p>10,8079</text:p>
          </table:table-cell>
          <table:table-cell table:formula="of:=NORMINV(RAND();30;5)" office:value-type="float" office:value="29.9870853763249" calcext:value-type="float">
            <text:p>29,9871</text:p>
          </table:table-cell>
          <table:table-cell table:formula="of:=40+20*RAND()" office:value-type="float" office:value="55.2697515743785" calcext:value-type="float">
            <text:p>55,2698</text:p>
          </table:table-cell>
          <table:table-cell table:formula="of:=([.C720]*[.D720]+[.B720]*[.D720]+[.B720]*[.C720])/([.B720]*[.C720]*[.D720])" office:value-type="float" office:value="0.143966105193049" calcext:value-type="float">
            <text:p>0,1440</text:p>
          </table:table-cell>
          <table:table-cell table:number-columns-repeated="9"/>
        </table:table-row>
        <table:table-row table:style-name="ro2">
          <table:table-cell office:value-type="float" office:value="720" calcext:value-type="float">
            <text:p>720</text:p>
          </table:table-cell>
          <table:table-cell table:formula="of:=9+2*RAND()" office:value-type="float" office:value="10.6500808091369" calcext:value-type="float">
            <text:p>10,6501</text:p>
          </table:table-cell>
          <table:table-cell table:formula="of:=NORMINV(RAND();30;5)" office:value-type="float" office:value="35.7929817541315" calcext:value-type="float">
            <text:p>35,7930</text:p>
          </table:table-cell>
          <table:table-cell table:formula="of:=40+20*RAND()" office:value-type="float" office:value="53.8996097608469" calcext:value-type="float">
            <text:p>53,8996</text:p>
          </table:table-cell>
          <table:table-cell table:formula="of:=([.C721]*[.D721]+[.B721]*[.D721]+[.B721]*[.C721])/([.B721]*[.C721]*[.D721])" office:value-type="float" office:value="0.140387449135838" calcext:value-type="float">
            <text:p>0,1404</text:p>
          </table:table-cell>
          <table:table-cell table:number-columns-repeated="9"/>
        </table:table-row>
        <table:table-row table:style-name="ro2">
          <table:table-cell office:value-type="float" office:value="721" calcext:value-type="float">
            <text:p>721</text:p>
          </table:table-cell>
          <table:table-cell table:formula="of:=9+2*RAND()" office:value-type="float" office:value="9.19571126415394" calcext:value-type="float">
            <text:p>9,1957</text:p>
          </table:table-cell>
          <table:table-cell table:formula="of:=NORMINV(RAND();30;5)" office:value-type="float" office:value="30.3093658636736" calcext:value-type="float">
            <text:p>30,3094</text:p>
          </table:table-cell>
          <table:table-cell table:formula="of:=40+20*RAND()" office:value-type="float" office:value="54.9560513091274" calcext:value-type="float">
            <text:p>54,9561</text:p>
          </table:table-cell>
          <table:table-cell table:formula="of:=([.C722]*[.D722]+[.B722]*[.D722]+[.B722]*[.C722])/([.B722]*[.C722]*[.D722])" office:value-type="float" office:value="0.159935806435138" calcext:value-type="float">
            <text:p>0,1599</text:p>
          </table:table-cell>
          <table:table-cell table:number-columns-repeated="9"/>
        </table:table-row>
        <table:table-row table:style-name="ro2">
          <table:table-cell office:value-type="float" office:value="722" calcext:value-type="float">
            <text:p>722</text:p>
          </table:table-cell>
          <table:table-cell table:formula="of:=9+2*RAND()" office:value-type="float" office:value="9.4960687274579" calcext:value-type="float">
            <text:p>9,4961</text:p>
          </table:table-cell>
          <table:table-cell table:formula="of:=NORMINV(RAND();30;5)" office:value-type="float" office:value="27.8931868203387" calcext:value-type="float">
            <text:p>27,8932</text:p>
          </table:table-cell>
          <table:table-cell table:formula="of:=40+20*RAND()" office:value-type="float" office:value="40.568048490677" calcext:value-type="float">
            <text:p>40,5680</text:p>
          </table:table-cell>
          <table:table-cell table:formula="of:=([.C723]*[.D723]+[.B723]*[.D723]+[.B723]*[.C723])/([.B723]*[.C723]*[.D723])" office:value-type="float" office:value="0.16580772542319" calcext:value-type="float">
            <text:p>0,1658</text:p>
          </table:table-cell>
          <table:table-cell table:number-columns-repeated="9"/>
        </table:table-row>
        <table:table-row table:style-name="ro2">
          <table:table-cell office:value-type="float" office:value="723" calcext:value-type="float">
            <text:p>723</text:p>
          </table:table-cell>
          <table:table-cell table:formula="of:=9+2*RAND()" office:value-type="float" office:value="10.3099396994803" calcext:value-type="float">
            <text:p>10,3099</text:p>
          </table:table-cell>
          <table:table-cell table:formula="of:=NORMINV(RAND();30;5)" office:value-type="float" office:value="31.4496006588207" calcext:value-type="float">
            <text:p>31,4496</text:p>
          </table:table-cell>
          <table:table-cell table:formula="of:=40+20*RAND()" office:value-type="float" office:value="49.7179016959854" calcext:value-type="float">
            <text:p>49,7179</text:p>
          </table:table-cell>
          <table:table-cell table:formula="of:=([.C724]*[.D724]+[.B724]*[.D724]+[.B724]*[.C724])/([.B724]*[.C724]*[.D724])" office:value-type="float" office:value="0.14890416346705" calcext:value-type="float">
            <text:p>0,1489</text:p>
          </table:table-cell>
          <table:table-cell table:number-columns-repeated="9"/>
        </table:table-row>
        <table:table-row table:style-name="ro2">
          <table:table-cell office:value-type="float" office:value="724" calcext:value-type="float">
            <text:p>724</text:p>
          </table:table-cell>
          <table:table-cell table:formula="of:=9+2*RAND()" office:value-type="float" office:value="9.71722187497653" calcext:value-type="float">
            <text:p>9,7172</text:p>
          </table:table-cell>
          <table:table-cell table:formula="of:=NORMINV(RAND();30;5)" office:value-type="float" office:value="31.570291553397" calcext:value-type="float">
            <text:p>31,5703</text:p>
          </table:table-cell>
          <table:table-cell table:formula="of:=40+20*RAND()" office:value-type="float" office:value="40.4889536905102" calcext:value-type="float">
            <text:p>40,4890</text:p>
          </table:table-cell>
          <table:table-cell table:formula="of:=([.C725]*[.D725]+[.B725]*[.D725]+[.B725]*[.C725])/([.B725]*[.C725]*[.D725])" office:value-type="float" office:value="0.159283515007905" calcext:value-type="float">
            <text:p>0,1593</text:p>
          </table:table-cell>
          <table:table-cell table:number-columns-repeated="9"/>
        </table:table-row>
        <table:table-row table:style-name="ro2">
          <table:table-cell office:value-type="float" office:value="725" calcext:value-type="float">
            <text:p>725</text:p>
          </table:table-cell>
          <table:table-cell table:formula="of:=9+2*RAND()" office:value-type="float" office:value="9.98903077351861" calcext:value-type="float">
            <text:p>9,9890</text:p>
          </table:table-cell>
          <table:table-cell table:formula="of:=NORMINV(RAND();30;5)" office:value-type="float" office:value="34.3899075106773" calcext:value-type="float">
            <text:p>34,3899</text:p>
          </table:table-cell>
          <table:table-cell table:formula="of:=40+20*RAND()" office:value-type="float" office:value="46.6810808400624" calcext:value-type="float">
            <text:p>46,6811</text:p>
          </table:table-cell>
          <table:table-cell table:formula="of:=([.C726]*[.D726]+[.B726]*[.D726]+[.B726]*[.C726])/([.B726]*[.C726]*[.D726])" office:value-type="float" office:value="0.150610066056905" calcext:value-type="float">
            <text:p>0,1506</text:p>
          </table:table-cell>
          <table:table-cell table:number-columns-repeated="9"/>
        </table:table-row>
        <table:table-row table:style-name="ro2">
          <table:table-cell office:value-type="float" office:value="726" calcext:value-type="float">
            <text:p>726</text:p>
          </table:table-cell>
          <table:table-cell table:formula="of:=9+2*RAND()" office:value-type="float" office:value="9.90339364553802" calcext:value-type="float">
            <text:p>9,9034</text:p>
          </table:table-cell>
          <table:table-cell table:formula="of:=NORMINV(RAND();30;5)" office:value-type="float" office:value="28.6806956183397" calcext:value-type="float">
            <text:p>28,6807</text:p>
          </table:table-cell>
          <table:table-cell table:formula="of:=40+20*RAND()" office:value-type="float" office:value="42.9500907030888" calcext:value-type="float">
            <text:p>42,9501</text:p>
          </table:table-cell>
          <table:table-cell table:formula="of:=([.C727]*[.D727]+[.B727]*[.D727]+[.B727]*[.C727])/([.B727]*[.C727]*[.D727])" office:value-type="float" office:value="0.159124983095389" calcext:value-type="float">
            <text:p>0,1591</text:p>
          </table:table-cell>
          <table:table-cell table:number-columns-repeated="9"/>
        </table:table-row>
        <table:table-row table:style-name="ro2">
          <table:table-cell office:value-type="float" office:value="727" calcext:value-type="float">
            <text:p>727</text:p>
          </table:table-cell>
          <table:table-cell table:formula="of:=9+2*RAND()" office:value-type="float" office:value="9.89868271234445" calcext:value-type="float">
            <text:p>9,8987</text:p>
          </table:table-cell>
          <table:table-cell table:formula="of:=NORMINV(RAND();30;5)" office:value-type="float" office:value="35.7791575932302" calcext:value-type="float">
            <text:p>35,7792</text:p>
          </table:table-cell>
          <table:table-cell table:formula="of:=40+20*RAND()" office:value-type="float" office:value="50.1960974861868" calcext:value-type="float">
            <text:p>50,1961</text:p>
          </table:table-cell>
          <table:table-cell table:formula="of:=([.C728]*[.D728]+[.B728]*[.D728]+[.B728]*[.C728])/([.B728]*[.C728]*[.D728])" office:value-type="float" office:value="0.148894643236858" calcext:value-type="float">
            <text:p>0,1489</text:p>
          </table:table-cell>
          <table:table-cell table:number-columns-repeated="9"/>
        </table:table-row>
        <table:table-row table:style-name="ro2">
          <table:table-cell office:value-type="float" office:value="728" calcext:value-type="float">
            <text:p>728</text:p>
          </table:table-cell>
          <table:table-cell table:formula="of:=9+2*RAND()" office:value-type="float" office:value="10.6363508042414" calcext:value-type="float">
            <text:p>10,6364</text:p>
          </table:table-cell>
          <table:table-cell table:formula="of:=NORMINV(RAND();30;5)" office:value-type="float" office:value="20.6117115532909" calcext:value-type="float">
            <text:p>20,6117</text:p>
          </table:table-cell>
          <table:table-cell table:formula="of:=40+20*RAND()" office:value-type="float" office:value="41.6734914924018" calcext:value-type="float">
            <text:p>41,6735</text:p>
          </table:table-cell>
          <table:table-cell table:formula="of:=([.C729]*[.D729]+[.B729]*[.D729]+[.B729]*[.C729])/([.B729]*[.C729]*[.D729])" office:value-type="float" office:value="0.166529383833352" calcext:value-type="float">
            <text:p>0,1665</text:p>
          </table:table-cell>
          <table:table-cell table:number-columns-repeated="9"/>
        </table:table-row>
        <table:table-row table:style-name="ro2">
          <table:table-cell office:value-type="float" office:value="729" calcext:value-type="float">
            <text:p>729</text:p>
          </table:table-cell>
          <table:table-cell table:formula="of:=9+2*RAND()" office:value-type="float" office:value="10.9531631704886" calcext:value-type="float">
            <text:p>10,9532</text:p>
          </table:table-cell>
          <table:table-cell table:formula="of:=NORMINV(RAND();30;5)" office:value-type="float" office:value="23.9256427176735" calcext:value-type="float">
            <text:p>23,9256</text:p>
          </table:table-cell>
          <table:table-cell table:formula="of:=40+20*RAND()" office:value-type="float" office:value="46.5797829884104" calcext:value-type="float">
            <text:p>46,5798</text:p>
          </table:table-cell>
          <table:table-cell table:formula="of:=([.C730]*[.D730]+[.B730]*[.D730]+[.B730]*[.C730])/([.B730]*[.C730]*[.D730])" office:value-type="float" office:value="0.154562529124751" calcext:value-type="float">
            <text:p>0,1546</text:p>
          </table:table-cell>
          <table:table-cell table:number-columns-repeated="9"/>
        </table:table-row>
        <table:table-row table:style-name="ro2">
          <table:table-cell office:value-type="float" office:value="730" calcext:value-type="float">
            <text:p>730</text:p>
          </table:table-cell>
          <table:table-cell table:formula="of:=9+2*RAND()" office:value-type="float" office:value="9.39108361839317" calcext:value-type="float">
            <text:p>9,3911</text:p>
          </table:table-cell>
          <table:table-cell table:formula="of:=NORMINV(RAND();30;5)" office:value-type="float" office:value="25.1646053640553" calcext:value-type="float">
            <text:p>25,1646</text:p>
          </table:table-cell>
          <table:table-cell table:formula="of:=40+20*RAND()" office:value-type="float" office:value="45.6507097440772" calcext:value-type="float">
            <text:p>45,6507</text:p>
          </table:table-cell>
          <table:table-cell table:formula="of:=([.C731]*[.D731]+[.B731]*[.D731]+[.B731]*[.C731])/([.B731]*[.C731]*[.D731])" office:value-type="float" office:value="0.168127802850854" calcext:value-type="float">
            <text:p>0,1681</text:p>
          </table:table-cell>
          <table:table-cell table:number-columns-repeated="9"/>
        </table:table-row>
        <table:table-row table:style-name="ro2">
          <table:table-cell office:value-type="float" office:value="731" calcext:value-type="float">
            <text:p>731</text:p>
          </table:table-cell>
          <table:table-cell table:formula="of:=9+2*RAND()" office:value-type="float" office:value="10.7371134401765" calcext:value-type="float">
            <text:p>10,7371</text:p>
          </table:table-cell>
          <table:table-cell table:formula="of:=NORMINV(RAND();30;5)" office:value-type="float" office:value="22.6838135600268" calcext:value-type="float">
            <text:p>22,6838</text:p>
          </table:table-cell>
          <table:table-cell table:formula="of:=40+20*RAND()" office:value-type="float" office:value="58.3376298076473" calcext:value-type="float">
            <text:p>58,3376</text:p>
          </table:table-cell>
          <table:table-cell table:formula="of:=([.C732]*[.D732]+[.B732]*[.D732]+[.B732]*[.C732])/([.B732]*[.C732]*[.D732])" office:value-type="float" office:value="0.154360793995122" calcext:value-type="float">
            <text:p>0,1544</text:p>
          </table:table-cell>
          <table:table-cell table:number-columns-repeated="9"/>
        </table:table-row>
        <table:table-row table:style-name="ro2">
          <table:table-cell office:value-type="float" office:value="732" calcext:value-type="float">
            <text:p>732</text:p>
          </table:table-cell>
          <table:table-cell table:formula="of:=9+2*RAND()" office:value-type="float" office:value="9.18653080402874" calcext:value-type="float">
            <text:p>9,1865</text:p>
          </table:table-cell>
          <table:table-cell table:formula="of:=NORMINV(RAND();30;5)" office:value-type="float" office:value="27.8167528911626" calcext:value-type="float">
            <text:p>27,8168</text:p>
          </table:table-cell>
          <table:table-cell table:formula="of:=40+20*RAND()" office:value-type="float" office:value="51.4275073888712" calcext:value-type="float">
            <text:p>51,4275</text:p>
          </table:table-cell>
          <table:table-cell table:formula="of:=([.C733]*[.D733]+[.B733]*[.D733]+[.B733]*[.C733])/([.B733]*[.C733]*[.D733])" office:value-type="float" office:value="0.164249426387961" calcext:value-type="float">
            <text:p>0,1642</text:p>
          </table:table-cell>
          <table:table-cell table:number-columns-repeated="9"/>
        </table:table-row>
        <table:table-row table:style-name="ro2">
          <table:table-cell office:value-type="float" office:value="733" calcext:value-type="float">
            <text:p>733</text:p>
          </table:table-cell>
          <table:table-cell table:formula="of:=9+2*RAND()" office:value-type="float" office:value="10.4466829609592" calcext:value-type="float">
            <text:p>10,4467</text:p>
          </table:table-cell>
          <table:table-cell table:formula="of:=NORMINV(RAND();30;5)" office:value-type="float" office:value="35.1425084031119" calcext:value-type="float">
            <text:p>35,1425</text:p>
          </table:table-cell>
          <table:table-cell table:formula="of:=40+20*RAND()" office:value-type="float" office:value="47.3952635587193" calcext:value-type="float">
            <text:p>47,3953</text:p>
          </table:table-cell>
          <table:table-cell table:formula="of:=([.C734]*[.D734]+[.B734]*[.D734]+[.B734]*[.C734])/([.B734]*[.C734]*[.D734])" office:value-type="float" office:value="0.145278886345256" calcext:value-type="float">
            <text:p>0,1453</text:p>
          </table:table-cell>
          <table:table-cell table:number-columns-repeated="9"/>
        </table:table-row>
        <table:table-row table:style-name="ro2">
          <table:table-cell office:value-type="float" office:value="734" calcext:value-type="float">
            <text:p>734</text:p>
          </table:table-cell>
          <table:table-cell table:formula="of:=9+2*RAND()" office:value-type="float" office:value="10.6145753671881" calcext:value-type="float">
            <text:p>10,6146</text:p>
          </table:table-cell>
          <table:table-cell table:formula="of:=NORMINV(RAND();30;5)" office:value-type="float" office:value="31.4238375477802" calcext:value-type="float">
            <text:p>31,4238</text:p>
          </table:table-cell>
          <table:table-cell table:formula="of:=40+20*RAND()" office:value-type="float" office:value="48.4657862014137" calcext:value-type="float">
            <text:p>48,4658</text:p>
          </table:table-cell>
          <table:table-cell table:formula="of:=([.C735]*[.D735]+[.B735]*[.D735]+[.B735]*[.C735])/([.B735]*[.C735]*[.D735])" office:value-type="float" office:value="0.146666167728768" calcext:value-type="float">
            <text:p>0,1467</text:p>
          </table:table-cell>
          <table:table-cell table:number-columns-repeated="9"/>
        </table:table-row>
        <table:table-row table:style-name="ro2">
          <table:table-cell office:value-type="float" office:value="735" calcext:value-type="float">
            <text:p>735</text:p>
          </table:table-cell>
          <table:table-cell table:formula="of:=9+2*RAND()" office:value-type="float" office:value="9.17009480879642" calcext:value-type="float">
            <text:p>9,1701</text:p>
          </table:table-cell>
          <table:table-cell table:formula="of:=NORMINV(RAND();30;5)" office:value-type="float" office:value="25.5003812206494" calcext:value-type="float">
            <text:p>25,5004</text:p>
          </table:table-cell>
          <table:table-cell table:formula="of:=40+20*RAND()" office:value-type="float" office:value="52.1732383756898" calcext:value-type="float">
            <text:p>52,1732</text:p>
          </table:table-cell>
          <table:table-cell table:formula="of:=([.C736]*[.D736]+[.B736]*[.D736]+[.B736]*[.C736])/([.B736]*[.C736]*[.D736])" office:value-type="float" office:value="0.167432141150219" calcext:value-type="float">
            <text:p>0,1674</text:p>
          </table:table-cell>
          <table:table-cell table:number-columns-repeated="9"/>
        </table:table-row>
        <table:table-row table:style-name="ro2">
          <table:table-cell office:value-type="float" office:value="736" calcext:value-type="float">
            <text:p>736</text:p>
          </table:table-cell>
          <table:table-cell table:formula="of:=9+2*RAND()" office:value-type="float" office:value="10.7958610283677" calcext:value-type="float">
            <text:p>10,7959</text:p>
          </table:table-cell>
          <table:table-cell table:formula="of:=NORMINV(RAND();30;5)" office:value-type="float" office:value="28.4264611324269" calcext:value-type="float">
            <text:p>28,4265</text:p>
          </table:table-cell>
          <table:table-cell table:formula="of:=40+20*RAND()" office:value-type="float" office:value="59.1656791022979" calcext:value-type="float">
            <text:p>59,1657</text:p>
          </table:table-cell>
          <table:table-cell table:formula="of:=([.C737]*[.D737]+[.B737]*[.D737]+[.B737]*[.C737])/([.B737]*[.C737]*[.D737])" office:value-type="float" office:value="0.144708272518187" calcext:value-type="float">
            <text:p>0,1447</text:p>
          </table:table-cell>
          <table:table-cell table:number-columns-repeated="9"/>
        </table:table-row>
        <table:table-row table:style-name="ro2">
          <table:table-cell office:value-type="float" office:value="737" calcext:value-type="float">
            <text:p>737</text:p>
          </table:table-cell>
          <table:table-cell table:formula="of:=9+2*RAND()" office:value-type="float" office:value="9.9582051273901" calcext:value-type="float">
            <text:p>9,9582</text:p>
          </table:table-cell>
          <table:table-cell table:formula="of:=NORMINV(RAND();30;5)" office:value-type="float" office:value="32.9539155261227" calcext:value-type="float">
            <text:p>32,9539</text:p>
          </table:table-cell>
          <table:table-cell table:formula="of:=40+20*RAND()" office:value-type="float" office:value="46.0113857663237" calcext:value-type="float">
            <text:p>46,0114</text:p>
          </table:table-cell>
          <table:table-cell table:formula="of:=([.C738]*[.D738]+[.B738]*[.D738]+[.B738]*[.C738])/([.B738]*[.C738]*[.D738])" office:value-type="float" office:value="0.152498861479023" calcext:value-type="float">
            <text:p>0,1525</text:p>
          </table:table-cell>
          <table:table-cell table:number-columns-repeated="9"/>
        </table:table-row>
        <table:table-row table:style-name="ro2">
          <table:table-cell office:value-type="float" office:value="738" calcext:value-type="float">
            <text:p>738</text:p>
          </table:table-cell>
          <table:table-cell table:formula="of:=9+2*RAND()" office:value-type="float" office:value="10.7216605360154" calcext:value-type="float">
            <text:p>10,7217</text:p>
          </table:table-cell>
          <table:table-cell table:formula="of:=NORMINV(RAND();30;5)" office:value-type="float" office:value="31.8319473540124" calcext:value-type="float">
            <text:p>31,8319</text:p>
          </table:table-cell>
          <table:table-cell table:formula="of:=40+20*RAND()" office:value-type="float" office:value="53.6264226143248" calcext:value-type="float">
            <text:p>53,6264</text:p>
          </table:table-cell>
          <table:table-cell table:formula="of:=([.C739]*[.D739]+[.B739]*[.D739]+[.B739]*[.C739])/([.B739]*[.C739]*[.D739])" office:value-type="float" office:value="0.143331638910118" calcext:value-type="float">
            <text:p>0,1433</text:p>
          </table:table-cell>
          <table:table-cell table:number-columns-repeated="9"/>
        </table:table-row>
        <table:table-row table:style-name="ro2">
          <table:table-cell office:value-type="float" office:value="739" calcext:value-type="float">
            <text:p>739</text:p>
          </table:table-cell>
          <table:table-cell table:formula="of:=9+2*RAND()" office:value-type="float" office:value="9.32151701371186" calcext:value-type="float">
            <text:p>9,3215</text:p>
          </table:table-cell>
          <table:table-cell table:formula="of:=NORMINV(RAND();30;5)" office:value-type="float" office:value="25.4108171158318" calcext:value-type="float">
            <text:p>25,4108</text:p>
          </table:table-cell>
          <table:table-cell table:formula="of:=40+20*RAND()" office:value-type="float" office:value="48.8301053992473" calcext:value-type="float">
            <text:p>48,8301</text:p>
          </table:table-cell>
          <table:table-cell table:formula="of:=([.C740]*[.D740]+[.B740]*[.D740]+[.B740]*[.C740])/([.B740]*[.C740]*[.D740])" office:value-type="float" office:value="0.16711116432844" calcext:value-type="float">
            <text:p>0,1671</text:p>
          </table:table-cell>
          <table:table-cell table:number-columns-repeated="9"/>
        </table:table-row>
        <table:table-row table:style-name="ro2">
          <table:table-cell office:value-type="float" office:value="740" calcext:value-type="float">
            <text:p>740</text:p>
          </table:table-cell>
          <table:table-cell table:formula="of:=9+2*RAND()" office:value-type="float" office:value="10.1347833841573" calcext:value-type="float">
            <text:p>10,1348</text:p>
          </table:table-cell>
          <table:table-cell table:formula="of:=NORMINV(RAND();30;5)" office:value-type="float" office:value="28.5197136492397" calcext:value-type="float">
            <text:p>28,5197</text:p>
          </table:table-cell>
          <table:table-cell table:formula="of:=40+20*RAND()" office:value-type="float" office:value="49.696362700779" calcext:value-type="float">
            <text:p>49,6964</text:p>
          </table:table-cell>
          <table:table-cell table:formula="of:=([.C741]*[.D741]+[.B741]*[.D741]+[.B741]*[.C741])/([.B741]*[.C741]*[.D741])" office:value-type="float" office:value="0.153855753765272" calcext:value-type="float">
            <text:p>0,1539</text:p>
          </table:table-cell>
          <table:table-cell table:number-columns-repeated="9"/>
        </table:table-row>
        <table:table-row table:style-name="ro2">
          <table:table-cell office:value-type="float" office:value="741" calcext:value-type="float">
            <text:p>741</text:p>
          </table:table-cell>
          <table:table-cell table:formula="of:=9+2*RAND()" office:value-type="float" office:value="10.8366780236829" calcext:value-type="float">
            <text:p>10,8367</text:p>
          </table:table-cell>
          <table:table-cell table:formula="of:=NORMINV(RAND();30;5)" office:value-type="float" office:value="37.9816155943599" calcext:value-type="float">
            <text:p>37,9816</text:p>
          </table:table-cell>
          <table:table-cell table:formula="of:=40+20*RAND()" office:value-type="float" office:value="45.4238901170902" calcext:value-type="float">
            <text:p>45,4239</text:p>
          </table:table-cell>
          <table:table-cell table:formula="of:=([.C742]*[.D742]+[.B742]*[.D742]+[.B742]*[.C742])/([.B742]*[.C742]*[.D742])" office:value-type="float" office:value="0.140622576382709" calcext:value-type="float">
            <text:p>0,1406</text:p>
          </table:table-cell>
          <table:table-cell table:number-columns-repeated="9"/>
        </table:table-row>
        <table:table-row table:style-name="ro2">
          <table:table-cell office:value-type="float" office:value="742" calcext:value-type="float">
            <text:p>742</text:p>
          </table:table-cell>
          <table:table-cell table:formula="of:=9+2*RAND()" office:value-type="float" office:value="10.3466180285905" calcext:value-type="float">
            <text:p>10,3466</text:p>
          </table:table-cell>
          <table:table-cell table:formula="of:=NORMINV(RAND();30;5)" office:value-type="float" office:value="30.8746994236879" calcext:value-type="float">
            <text:p>30,8747</text:p>
          </table:table-cell>
          <table:table-cell table:formula="of:=40+20*RAND()" office:value-type="float" office:value="49.9860092275776" calcext:value-type="float">
            <text:p>49,9860</text:p>
          </table:table-cell>
          <table:table-cell table:formula="of:=([.C743]*[.D743]+[.B743]*[.D743]+[.B743]*[.C743])/([.B743]*[.C743]*[.D743])" office:value-type="float" office:value="0.149044516030718" calcext:value-type="float">
            <text:p>0,1490</text:p>
          </table:table-cell>
          <table:table-cell table:number-columns-repeated="9"/>
        </table:table-row>
        <table:table-row table:style-name="ro2">
          <table:table-cell office:value-type="float" office:value="743" calcext:value-type="float">
            <text:p>743</text:p>
          </table:table-cell>
          <table:table-cell table:formula="of:=9+2*RAND()" office:value-type="float" office:value="10.3988734039012" calcext:value-type="float">
            <text:p>10,3989</text:p>
          </table:table-cell>
          <table:table-cell table:formula="of:=NORMINV(RAND();30;5)" office:value-type="float" office:value="29.6198480207739" calcext:value-type="float">
            <text:p>29,6198</text:p>
          </table:table-cell>
          <table:table-cell table:formula="of:=40+20*RAND()" office:value-type="float" office:value="45.679558578413" calcext:value-type="float">
            <text:p>45,6796</text:p>
          </table:table-cell>
          <table:table-cell table:formula="of:=([.C744]*[.D744]+[.B744]*[.D744]+[.B744]*[.C744])/([.B744]*[.C744]*[.D744])" office:value-type="float" office:value="0.151817038950125" calcext:value-type="float">
            <text:p>0,1518</text:p>
          </table:table-cell>
          <table:table-cell table:number-columns-repeated="9"/>
        </table:table-row>
        <table:table-row table:style-name="ro2">
          <table:table-cell office:value-type="float" office:value="744" calcext:value-type="float">
            <text:p>744</text:p>
          </table:table-cell>
          <table:table-cell table:formula="of:=9+2*RAND()" office:value-type="float" office:value="10.4522143432405" calcext:value-type="float">
            <text:p>10,4522</text:p>
          </table:table-cell>
          <table:table-cell table:formula="of:=NORMINV(RAND();30;5)" office:value-type="float" office:value="25.2714071445664" calcext:value-type="float">
            <text:p>25,2714</text:p>
          </table:table-cell>
          <table:table-cell table:formula="of:=40+20*RAND()" office:value-type="float" office:value="48.2129154843278" calcext:value-type="float">
            <text:p>48,2129</text:p>
          </table:table-cell>
          <table:table-cell table:formula="of:=([.C745]*[.D745]+[.B745]*[.D745]+[.B745]*[.C745])/([.B745]*[.C745]*[.D745])" office:value-type="float" office:value="0.155985249292184" calcext:value-type="float">
            <text:p>0,1560</text:p>
          </table:table-cell>
          <table:table-cell table:number-columns-repeated="9"/>
        </table:table-row>
        <table:table-row table:style-name="ro2">
          <table:table-cell office:value-type="float" office:value="745" calcext:value-type="float">
            <text:p>745</text:p>
          </table:table-cell>
          <table:table-cell table:formula="of:=9+2*RAND()" office:value-type="float" office:value="10.646939577302" calcext:value-type="float">
            <text:p>10,6469</text:p>
          </table:table-cell>
          <table:table-cell table:formula="of:=NORMINV(RAND();30;5)" office:value-type="float" office:value="30.320221972032" calcext:value-type="float">
            <text:p>30,3202</text:p>
          </table:table-cell>
          <table:table-cell table:formula="of:=40+20*RAND()" office:value-type="float" office:value="51.377832100261" calcext:value-type="float">
            <text:p>51,3778</text:p>
          </table:table-cell>
          <table:table-cell table:formula="of:=([.C746]*[.D746]+[.B746]*[.D746]+[.B746]*[.C746])/([.B746]*[.C746]*[.D746])" office:value-type="float" office:value="0.146368640000459" calcext:value-type="float">
            <text:p>0,1464</text:p>
          </table:table-cell>
          <table:table-cell table:number-columns-repeated="9"/>
        </table:table-row>
        <table:table-row table:style-name="ro2">
          <table:table-cell office:value-type="float" office:value="746" calcext:value-type="float">
            <text:p>746</text:p>
          </table:table-cell>
          <table:table-cell table:formula="of:=9+2*RAND()" office:value-type="float" office:value="10.5811005432624" calcext:value-type="float">
            <text:p>10,5811</text:p>
          </table:table-cell>
          <table:table-cell table:formula="of:=NORMINV(RAND();30;5)" office:value-type="float" office:value="27.6054023836737" calcext:value-type="float">
            <text:p>27,6054</text:p>
          </table:table-cell>
          <table:table-cell table:formula="of:=40+20*RAND()" office:value-type="float" office:value="40.6384413759224" calcext:value-type="float">
            <text:p>40,6384</text:p>
          </table:table-cell>
          <table:table-cell table:formula="of:=([.C747]*[.D747]+[.B747]*[.D747]+[.B747]*[.C747])/([.B747]*[.C747]*[.D747])" office:value-type="float" office:value="0.155340163991168" calcext:value-type="float">
            <text:p>0,1553</text:p>
          </table:table-cell>
          <table:table-cell table:number-columns-repeated="9"/>
        </table:table-row>
        <table:table-row table:style-name="ro2">
          <table:table-cell office:value-type="float" office:value="747" calcext:value-type="float">
            <text:p>747</text:p>
          </table:table-cell>
          <table:table-cell table:formula="of:=9+2*RAND()" office:value-type="float" office:value="9.72228496079333" calcext:value-type="float">
            <text:p>9,7223</text:p>
          </table:table-cell>
          <table:table-cell table:formula="of:=NORMINV(RAND();30;5)" office:value-type="float" office:value="26.7932094016708" calcext:value-type="float">
            <text:p>26,7932</text:p>
          </table:table-cell>
          <table:table-cell table:formula="of:=40+20*RAND()" office:value-type="float" office:value="47.734259290155" calcext:value-type="float">
            <text:p>47,7343</text:p>
          </table:table-cell>
          <table:table-cell table:formula="of:=([.C748]*[.D748]+[.B748]*[.D748]+[.B748]*[.C748])/([.B748]*[.C748]*[.D748])" office:value-type="float" office:value="0.161128683126875" calcext:value-type="float">
            <text:p>0,1611</text:p>
          </table:table-cell>
          <table:table-cell table:number-columns-repeated="9"/>
        </table:table-row>
        <table:table-row table:style-name="ro2">
          <table:table-cell office:value-type="float" office:value="748" calcext:value-type="float">
            <text:p>748</text:p>
          </table:table-cell>
          <table:table-cell table:formula="of:=9+2*RAND()" office:value-type="float" office:value="10.8487317168619" calcext:value-type="float">
            <text:p>10,8487</text:p>
          </table:table-cell>
          <table:table-cell table:formula="of:=NORMINV(RAND();30;5)" office:value-type="float" office:value="35.6325824753854" calcext:value-type="float">
            <text:p>35,6326</text:p>
          </table:table-cell>
          <table:table-cell table:formula="of:=40+20*RAND()" office:value-type="float" office:value="51.1308484408073" calcext:value-type="float">
            <text:p>51,1308</text:p>
          </table:table-cell>
          <table:table-cell table:formula="of:=([.C749]*[.D749]+[.B749]*[.D749]+[.B749]*[.C749])/([.B749]*[.C749]*[.D749])" office:value-type="float" office:value="0.13979854049205" calcext:value-type="float">
            <text:p>0,1398</text:p>
          </table:table-cell>
          <table:table-cell table:number-columns-repeated="9"/>
        </table:table-row>
        <table:table-row table:style-name="ro2">
          <table:table-cell office:value-type="float" office:value="749" calcext:value-type="float">
            <text:p>749</text:p>
          </table:table-cell>
          <table:table-cell table:formula="of:=9+2*RAND()" office:value-type="float" office:value="10.9843231153209" calcext:value-type="float">
            <text:p>10,9843</text:p>
          </table:table-cell>
          <table:table-cell table:formula="of:=NORMINV(RAND();30;5)" office:value-type="float" office:value="42.2753921131385" calcext:value-type="float">
            <text:p>42,2754</text:p>
          </table:table-cell>
          <table:table-cell table:formula="of:=40+20*RAND()" office:value-type="float" office:value="43.2745474786498" calcext:value-type="float">
            <text:p>43,2745</text:p>
          </table:table-cell>
          <table:table-cell table:formula="of:=([.C750]*[.D750]+[.B750]*[.D750]+[.B750]*[.C750])/([.B750]*[.C750]*[.D750])" office:value-type="float" office:value="0.137801531352248" calcext:value-type="float">
            <text:p>0,1378</text:p>
          </table:table-cell>
          <table:table-cell table:number-columns-repeated="9"/>
        </table:table-row>
        <table:table-row table:style-name="ro2">
          <table:table-cell office:value-type="float" office:value="750" calcext:value-type="float">
            <text:p>750</text:p>
          </table:table-cell>
          <table:table-cell table:formula="of:=9+2*RAND()" office:value-type="float" office:value="9.19790266384371" calcext:value-type="float">
            <text:p>9,1979</text:p>
          </table:table-cell>
          <table:table-cell table:formula="of:=NORMINV(RAND();30;5)" office:value-type="float" office:value="34.075692577633" calcext:value-type="float">
            <text:p>34,0757</text:p>
          </table:table-cell>
          <table:table-cell table:formula="of:=40+20*RAND()" office:value-type="float" office:value="50.0762621569447" calcext:value-type="float">
            <text:p>50,0763</text:p>
          </table:table-cell>
          <table:table-cell table:formula="of:=([.C751]*[.D751]+[.B751]*[.D751]+[.B751]*[.C751])/([.B751]*[.C751]*[.D751])" office:value-type="float" office:value="0.158036411053675" calcext:value-type="float">
            <text:p>0,1580</text:p>
          </table:table-cell>
          <table:table-cell table:number-columns-repeated="9"/>
        </table:table-row>
        <table:table-row table:style-name="ro2">
          <table:table-cell office:value-type="float" office:value="751" calcext:value-type="float">
            <text:p>751</text:p>
          </table:table-cell>
          <table:table-cell table:formula="of:=9+2*RAND()" office:value-type="float" office:value="10.6829979454633" calcext:value-type="float">
            <text:p>10,6830</text:p>
          </table:table-cell>
          <table:table-cell table:formula="of:=NORMINV(RAND();30;5)" office:value-type="float" office:value="21.6998719865973" calcext:value-type="float">
            <text:p>21,6999</text:p>
          </table:table-cell>
          <table:table-cell table:formula="of:=40+20*RAND()" office:value-type="float" office:value="43.838341969531" calcext:value-type="float">
            <text:p>43,8383</text:p>
          </table:table-cell>
          <table:table-cell table:formula="of:=([.C752]*[.D752]+[.B752]*[.D752]+[.B752]*[.C752])/([.B752]*[.C752]*[.D752])" office:value-type="float" office:value="0.162500985655408" calcext:value-type="float">
            <text:p>0,1625</text:p>
          </table:table-cell>
          <table:table-cell table:number-columns-repeated="9"/>
        </table:table-row>
        <table:table-row table:style-name="ro2">
          <table:table-cell office:value-type="float" office:value="752" calcext:value-type="float">
            <text:p>752</text:p>
          </table:table-cell>
          <table:table-cell table:formula="of:=9+2*RAND()" office:value-type="float" office:value="10.2291382031981" calcext:value-type="float">
            <text:p>10,2291</text:p>
          </table:table-cell>
          <table:table-cell table:formula="of:=NORMINV(RAND();30;5)" office:value-type="float" office:value="31.059351487148" calcext:value-type="float">
            <text:p>31,0594</text:p>
          </table:table-cell>
          <table:table-cell table:formula="of:=40+20*RAND()" office:value-type="float" office:value="53.9222606061958" calcext:value-type="float">
            <text:p>53,9223</text:p>
          </table:table-cell>
          <table:table-cell table:formula="of:=([.C753]*[.D753]+[.B753]*[.D753]+[.B753]*[.C753])/([.B753]*[.C753]*[.D753])" office:value-type="float" office:value="0.148501585114405" calcext:value-type="float">
            <text:p>0,1485</text:p>
          </table:table-cell>
          <table:table-cell table:number-columns-repeated="9"/>
        </table:table-row>
        <table:table-row table:style-name="ro2">
          <table:table-cell office:value-type="float" office:value="753" calcext:value-type="float">
            <text:p>753</text:p>
          </table:table-cell>
          <table:table-cell table:formula="of:=9+2*RAND()" office:value-type="float" office:value="10.3687235398684" calcext:value-type="float">
            <text:p>10,3687</text:p>
          </table:table-cell>
          <table:table-cell table:formula="of:=NORMINV(RAND();30;5)" office:value-type="float" office:value="30.8235142318134" calcext:value-type="float">
            <text:p>30,8235</text:p>
          </table:table-cell>
          <table:table-cell table:formula="of:=40+20*RAND()" office:value-type="float" office:value="49.2998520587571" calcext:value-type="float">
            <text:p>49,2999</text:p>
          </table:table-cell>
          <table:table-cell table:formula="of:=([.C754]*[.D754]+[.B754]*[.D754]+[.B754]*[.C754])/([.B754]*[.C754]*[.D754])" office:value-type="float" office:value="0.149170687460997" calcext:value-type="float">
            <text:p>0,1492</text:p>
          </table:table-cell>
          <table:table-cell table:number-columns-repeated="9"/>
        </table:table-row>
        <table:table-row table:style-name="ro2">
          <table:table-cell office:value-type="float" office:value="754" calcext:value-type="float">
            <text:p>754</text:p>
          </table:table-cell>
          <table:table-cell table:formula="of:=9+2*RAND()" office:value-type="float" office:value="10.1491759729106" calcext:value-type="float">
            <text:p>10,1492</text:p>
          </table:table-cell>
          <table:table-cell table:formula="of:=NORMINV(RAND();30;5)" office:value-type="float" office:value="37.2147930048049" calcext:value-type="float">
            <text:p>37,2148</text:p>
          </table:table-cell>
          <table:table-cell table:formula="of:=40+20*RAND()" office:value-type="float" office:value="56.7413670034148" calcext:value-type="float">
            <text:p>56,7414</text:p>
          </table:table-cell>
          <table:table-cell table:formula="of:=([.C755]*[.D755]+[.B755]*[.D755]+[.B755]*[.C755])/([.B755]*[.C755]*[.D755])" office:value-type="float" office:value="0.143025027877956" calcext:value-type="float">
            <text:p>0,1430</text:p>
          </table:table-cell>
          <table:table-cell table:number-columns-repeated="9"/>
        </table:table-row>
        <table:table-row table:style-name="ro2">
          <table:table-cell office:value-type="float" office:value="755" calcext:value-type="float">
            <text:p>755</text:p>
          </table:table-cell>
          <table:table-cell table:formula="of:=9+2*RAND()" office:value-type="float" office:value="9.5348798094783" calcext:value-type="float">
            <text:p>9,5349</text:p>
          </table:table-cell>
          <table:table-cell table:formula="of:=NORMINV(RAND();30;5)" office:value-type="float" office:value="33.3567431550377" calcext:value-type="float">
            <text:p>33,3567</text:p>
          </table:table-cell>
          <table:table-cell table:formula="of:=40+20*RAND()" office:value-type="float" office:value="47.9941466334276" calcext:value-type="float">
            <text:p>47,9941</text:p>
          </table:table-cell>
          <table:table-cell table:formula="of:=([.C756]*[.D756]+[.B756]*[.D756]+[.B756]*[.C756])/([.B756]*[.C756]*[.D756])" office:value-type="float" office:value="0.155692911917627" calcext:value-type="float">
            <text:p>0,1557</text:p>
          </table:table-cell>
          <table:table-cell table:number-columns-repeated="9"/>
        </table:table-row>
        <table:table-row table:style-name="ro2">
          <table:table-cell office:value-type="float" office:value="756" calcext:value-type="float">
            <text:p>756</text:p>
          </table:table-cell>
          <table:table-cell table:formula="of:=9+2*RAND()" office:value-type="float" office:value="9.79469691938721" calcext:value-type="float">
            <text:p>9,7947</text:p>
          </table:table-cell>
          <table:table-cell table:formula="of:=NORMINV(RAND();30;5)" office:value-type="float" office:value="35.7213723979955" calcext:value-type="float">
            <text:p>35,7214</text:p>
          </table:table-cell>
          <table:table-cell table:formula="of:=40+20*RAND()" office:value-type="float" office:value="47.8792495303787" calcext:value-type="float">
            <text:p>47,8792</text:p>
          </table:table-cell>
          <table:table-cell table:formula="of:=([.C757]*[.D757]+[.B757]*[.D757]+[.B757]*[.C757])/([.B757]*[.C757]*[.D757])" office:value-type="float" office:value="0.150976383346426" calcext:value-type="float">
            <text:p>0,1510</text:p>
          </table:table-cell>
          <table:table-cell table:number-columns-repeated="9"/>
        </table:table-row>
        <table:table-row table:style-name="ro2">
          <table:table-cell office:value-type="float" office:value="757" calcext:value-type="float">
            <text:p>757</text:p>
          </table:table-cell>
          <table:table-cell table:formula="of:=9+2*RAND()" office:value-type="float" office:value="9.93928244500421" calcext:value-type="float">
            <text:p>9,9393</text:p>
          </table:table-cell>
          <table:table-cell table:formula="of:=NORMINV(RAND();30;5)" office:value-type="float" office:value="33.4194128378732" calcext:value-type="float">
            <text:p>33,4194</text:p>
          </table:table-cell>
          <table:table-cell table:formula="of:=40+20*RAND()" office:value-type="float" office:value="54.9189971736632" calcext:value-type="float">
            <text:p>54,9190</text:p>
          </table:table-cell>
          <table:table-cell table:formula="of:=([.C758]*[.D758]+[.B758]*[.D758]+[.B758]*[.C758])/([.B758]*[.C758]*[.D758])" office:value-type="float" office:value="0.148742248156029" calcext:value-type="float">
            <text:p>0,1487</text:p>
          </table:table-cell>
          <table:table-cell table:number-columns-repeated="9"/>
        </table:table-row>
        <table:table-row table:style-name="ro2">
          <table:table-cell office:value-type="float" office:value="758" calcext:value-type="float">
            <text:p>758</text:p>
          </table:table-cell>
          <table:table-cell table:formula="of:=9+2*RAND()" office:value-type="float" office:value="10.6119920092169" calcext:value-type="float">
            <text:p>10,6120</text:p>
          </table:table-cell>
          <table:table-cell table:formula="of:=NORMINV(RAND();30;5)" office:value-type="float" office:value="30.9279916142124" calcext:value-type="float">
            <text:p>30,9280</text:p>
          </table:table-cell>
          <table:table-cell table:formula="of:=40+20*RAND()" office:value-type="float" office:value="53.2386838109233" calcext:value-type="float">
            <text:p>53,2387</text:p>
          </table:table-cell>
          <table:table-cell table:formula="of:=([.C759]*[.D759]+[.B759]*[.D759]+[.B759]*[.C759])/([.B759]*[.C759]*[.D759])" office:value-type="float" office:value="0.14534951883128" calcext:value-type="float">
            <text:p>0,1453</text:p>
          </table:table-cell>
          <table:table-cell table:number-columns-repeated="9"/>
        </table:table-row>
        <table:table-row table:style-name="ro2">
          <table:table-cell office:value-type="float" office:value="759" calcext:value-type="float">
            <text:p>759</text:p>
          </table:table-cell>
          <table:table-cell table:formula="of:=9+2*RAND()" office:value-type="float" office:value="9.83474848675542" calcext:value-type="float">
            <text:p>9,8347</text:p>
          </table:table-cell>
          <table:table-cell table:formula="of:=NORMINV(RAND();30;5)" office:value-type="float" office:value="27.3241300343111" calcext:value-type="float">
            <text:p>27,3241</text:p>
          </table:table-cell>
          <table:table-cell table:formula="of:=40+20*RAND()" office:value-type="float" office:value="50.9755443339236" calcext:value-type="float">
            <text:p>50,9755</text:p>
          </table:table-cell>
          <table:table-cell table:formula="of:=([.C760]*[.D760]+[.B760]*[.D760]+[.B760]*[.C760])/([.B760]*[.C760]*[.D760])" office:value-type="float" office:value="0.15789522062197" calcext:value-type="float">
            <text:p>0,1579</text:p>
          </table:table-cell>
          <table:table-cell table:number-columns-repeated="9"/>
        </table:table-row>
        <table:table-row table:style-name="ro2">
          <table:table-cell office:value-type="float" office:value="760" calcext:value-type="float">
            <text:p>760</text:p>
          </table:table-cell>
          <table:table-cell table:formula="of:=9+2*RAND()" office:value-type="float" office:value="9.0021598872263" calcext:value-type="float">
            <text:p>9,0022</text:p>
          </table:table-cell>
          <table:table-cell table:formula="of:=NORMINV(RAND();30;5)" office:value-type="float" office:value="24.2589036834123" calcext:value-type="float">
            <text:p>24,2589</text:p>
          </table:table-cell>
          <table:table-cell table:formula="of:=40+20*RAND()" office:value-type="float" office:value="56.1342400987633" calcext:value-type="float">
            <text:p>56,1342</text:p>
          </table:table-cell>
          <table:table-cell table:formula="of:=([.C761]*[.D761]+[.B761]*[.D761]+[.B761]*[.C761])/([.B761]*[.C761]*[.D761])" office:value-type="float" office:value="0.170120869554595" calcext:value-type="float">
            <text:p>0,1701</text:p>
          </table:table-cell>
          <table:table-cell table:number-columns-repeated="9"/>
        </table:table-row>
        <table:table-row table:style-name="ro2">
          <table:table-cell office:value-type="float" office:value="761" calcext:value-type="float">
            <text:p>761</text:p>
          </table:table-cell>
          <table:table-cell table:formula="of:=9+2*RAND()" office:value-type="float" office:value="10.3682338616345" calcext:value-type="float">
            <text:p>10,3682</text:p>
          </table:table-cell>
          <table:table-cell table:formula="of:=NORMINV(RAND();30;5)" office:value-type="float" office:value="23.0375202141012" calcext:value-type="float">
            <text:p>23,0375</text:p>
          </table:table-cell>
          <table:table-cell table:formula="of:=40+20*RAND()" office:value-type="float" office:value="53.1549762631767" calcext:value-type="float">
            <text:p>53,1550</text:p>
          </table:table-cell>
          <table:table-cell table:formula="of:=([.C762]*[.D762]+[.B762]*[.D762]+[.B762]*[.C762])/([.B762]*[.C762]*[.D762])" office:value-type="float" office:value="0.158668805541762" calcext:value-type="float">
            <text:p>0,1587</text:p>
          </table:table-cell>
          <table:table-cell table:number-columns-repeated="9"/>
        </table:table-row>
        <table:table-row table:style-name="ro2">
          <table:table-cell office:value-type="float" office:value="762" calcext:value-type="float">
            <text:p>762</text:p>
          </table:table-cell>
          <table:table-cell table:formula="of:=9+2*RAND()" office:value-type="float" office:value="9.6095418643672" calcext:value-type="float">
            <text:p>9,6095</text:p>
          </table:table-cell>
          <table:table-cell table:formula="of:=NORMINV(RAND();30;5)" office:value-type="float" office:value="31.4215237558215" calcext:value-type="float">
            <text:p>31,4215</text:p>
          </table:table-cell>
          <table:table-cell table:formula="of:=40+20*RAND()" office:value-type="float" office:value="49.5761314849369" calcext:value-type="float">
            <text:p>49,5761</text:p>
          </table:table-cell>
          <table:table-cell table:formula="of:=([.C763]*[.D763]+[.B763]*[.D763]+[.B763]*[.C763])/([.B763]*[.C763]*[.D763])" office:value-type="float" office:value="0.1560595490888" calcext:value-type="float">
            <text:p>0,1561</text:p>
          </table:table-cell>
          <table:table-cell table:number-columns-repeated="9"/>
        </table:table-row>
        <table:table-row table:style-name="ro2">
          <table:table-cell office:value-type="float" office:value="763" calcext:value-type="float">
            <text:p>763</text:p>
          </table:table-cell>
          <table:table-cell table:formula="of:=9+2*RAND()" office:value-type="float" office:value="10.7515150292311" calcext:value-type="float">
            <text:p>10,7515</text:p>
          </table:table-cell>
          <table:table-cell table:formula="of:=NORMINV(RAND();30;5)" office:value-type="float" office:value="33.2041082198721" calcext:value-type="float">
            <text:p>33,2041</text:p>
          </table:table-cell>
          <table:table-cell table:formula="of:=40+20*RAND()" office:value-type="float" office:value="49.8949338798411" calcext:value-type="float">
            <text:p>49,8949</text:p>
          </table:table-cell>
          <table:table-cell table:formula="of:=([.C764]*[.D764]+[.B764]*[.D764]+[.B764]*[.C764])/([.B764]*[.C764]*[.D764])" office:value-type="float" office:value="0.143169017797814" calcext:value-type="float">
            <text:p>0,1432</text:p>
          </table:table-cell>
          <table:table-cell table:number-columns-repeated="9"/>
        </table:table-row>
        <table:table-row table:style-name="ro2">
          <table:table-cell office:value-type="float" office:value="764" calcext:value-type="float">
            <text:p>764</text:p>
          </table:table-cell>
          <table:table-cell table:formula="of:=9+2*RAND()" office:value-type="float" office:value="9.36652721301653" calcext:value-type="float">
            <text:p>9,3665</text:p>
          </table:table-cell>
          <table:table-cell table:formula="of:=NORMINV(RAND();30;5)" office:value-type="float" office:value="27.075199989076" calcext:value-type="float">
            <text:p>27,0752</text:p>
          </table:table-cell>
          <table:table-cell table:formula="of:=40+20*RAND()" office:value-type="float" office:value="48.5689683654346" calcext:value-type="float">
            <text:p>48,5690</text:p>
          </table:table-cell>
          <table:table-cell table:formula="of:=([.C765]*[.D765]+[.B765]*[.D765]+[.B765]*[.C765])/([.B765]*[.C765]*[.D765])" office:value-type="float" office:value="0.164286602077843" calcext:value-type="float">
            <text:p>0,1643</text:p>
          </table:table-cell>
          <table:table-cell table:number-columns-repeated="9"/>
        </table:table-row>
        <table:table-row table:style-name="ro2">
          <table:table-cell office:value-type="float" office:value="765" calcext:value-type="float">
            <text:p>765</text:p>
          </table:table-cell>
          <table:table-cell table:formula="of:=9+2*RAND()" office:value-type="float" office:value="10.7848226667847" calcext:value-type="float">
            <text:p>10,7848</text:p>
          </table:table-cell>
          <table:table-cell table:formula="of:=NORMINV(RAND();30;5)" office:value-type="float" office:value="35.998141471289" calcext:value-type="float">
            <text:p>35,9981</text:p>
          </table:table-cell>
          <table:table-cell table:formula="of:=40+20*RAND()" office:value-type="float" office:value="44.2124850139953" calcext:value-type="float">
            <text:p>44,2125</text:p>
          </table:table-cell>
          <table:table-cell table:formula="of:=([.C766]*[.D766]+[.B766]*[.D766]+[.B766]*[.C766])/([.B766]*[.C766]*[.D766])" office:value-type="float" office:value="0.143120154333311" calcext:value-type="float">
            <text:p>0,1431</text:p>
          </table:table-cell>
          <table:table-cell table:number-columns-repeated="9"/>
        </table:table-row>
        <table:table-row table:style-name="ro2">
          <table:table-cell office:value-type="float" office:value="766" calcext:value-type="float">
            <text:p>766</text:p>
          </table:table-cell>
          <table:table-cell table:formula="of:=9+2*RAND()" office:value-type="float" office:value="10.5881124266889" calcext:value-type="float">
            <text:p>10,5881</text:p>
          </table:table-cell>
          <table:table-cell table:formula="of:=NORMINV(RAND();30;5)" office:value-type="float" office:value="30.9261996084395" calcext:value-type="float">
            <text:p>30,9262</text:p>
          </table:table-cell>
          <table:table-cell table:formula="of:=40+20*RAND()" office:value-type="float" office:value="44.4151635165326" calcext:value-type="float">
            <text:p>44,4152</text:p>
          </table:table-cell>
          <table:table-cell table:formula="of:=([.C767]*[.D767]+[.B767]*[.D767]+[.B767]*[.C767])/([.B767]*[.C767]*[.D767])" office:value-type="float" office:value="0.149295416835154" calcext:value-type="float">
            <text:p>0,1493</text:p>
          </table:table-cell>
          <table:table-cell table:number-columns-repeated="9"/>
        </table:table-row>
        <table:table-row table:style-name="ro2">
          <table:table-cell office:value-type="float" office:value="767" calcext:value-type="float">
            <text:p>767</text:p>
          </table:table-cell>
          <table:table-cell table:formula="of:=9+2*RAND()" office:value-type="float" office:value="10.3797948264983" calcext:value-type="float">
            <text:p>10,3798</text:p>
          </table:table-cell>
          <table:table-cell table:formula="of:=NORMINV(RAND();30;5)" office:value-type="float" office:value="36.0319888027638" calcext:value-type="float">
            <text:p>36,0320</text:p>
          </table:table-cell>
          <table:table-cell table:formula="of:=40+20*RAND()" office:value-type="float" office:value="43.8938895356841" calcext:value-type="float">
            <text:p>43,8939</text:p>
          </table:table-cell>
          <table:table-cell table:formula="of:=([.C768]*[.D768]+[.B768]*[.D768]+[.B768]*[.C768])/([.B768]*[.C768]*[.D768])" office:value-type="float" office:value="0.146876349300531" calcext:value-type="float">
            <text:p>0,1469</text:p>
          </table:table-cell>
          <table:table-cell table:number-columns-repeated="9"/>
        </table:table-row>
        <table:table-row table:style-name="ro2">
          <table:table-cell office:value-type="float" office:value="768" calcext:value-type="float">
            <text:p>768</text:p>
          </table:table-cell>
          <table:table-cell table:formula="of:=9+2*RAND()" office:value-type="float" office:value="9.99511766829528" calcext:value-type="float">
            <text:p>9,9951</text:p>
          </table:table-cell>
          <table:table-cell table:formula="of:=NORMINV(RAND();30;5)" office:value-type="float" office:value="27.5492167192776" calcext:value-type="float">
            <text:p>27,5492</text:p>
          </table:table-cell>
          <table:table-cell table:formula="of:=40+20*RAND()" office:value-type="float" office:value="44.670573186595" calcext:value-type="float">
            <text:p>44,6706</text:p>
          </table:table-cell>
          <table:table-cell table:formula="of:=([.C769]*[.D769]+[.B769]*[.D769]+[.B769]*[.C769])/([.B769]*[.C769]*[.D769])" office:value-type="float" office:value="0.158733621661993" calcext:value-type="float">
            <text:p>0,1587</text:p>
          </table:table-cell>
          <table:table-cell table:number-columns-repeated="9"/>
        </table:table-row>
        <table:table-row table:style-name="ro2">
          <table:table-cell office:value-type="float" office:value="769" calcext:value-type="float">
            <text:p>769</text:p>
          </table:table-cell>
          <table:table-cell table:formula="of:=9+2*RAND()" office:value-type="float" office:value="9.43553924723528" calcext:value-type="float">
            <text:p>9,4355</text:p>
          </table:table-cell>
          <table:table-cell table:formula="of:=NORMINV(RAND();30;5)" office:value-type="float" office:value="31.0603629213371" calcext:value-type="float">
            <text:p>31,0604</text:p>
          </table:table-cell>
          <table:table-cell table:formula="of:=40+20*RAND()" office:value-type="float" office:value="44.4714046618901" calcext:value-type="float">
            <text:p>44,4714</text:p>
          </table:table-cell>
          <table:table-cell table:formula="of:=([.C770]*[.D770]+[.B770]*[.D770]+[.B770]*[.C770])/([.B770]*[.C770]*[.D770])" office:value-type="float" office:value="0.160664017617027" calcext:value-type="float">
            <text:p>0,1607</text:p>
          </table:table-cell>
          <table:table-cell table:number-columns-repeated="9"/>
        </table:table-row>
        <table:table-row table:style-name="ro2">
          <table:table-cell office:value-type="float" office:value="770" calcext:value-type="float">
            <text:p>770</text:p>
          </table:table-cell>
          <table:table-cell table:formula="of:=9+2*RAND()" office:value-type="float" office:value="10.3190923964139" calcext:value-type="float">
            <text:p>10,3191</text:p>
          </table:table-cell>
          <table:table-cell table:formula="of:=NORMINV(RAND();30;5)" office:value-type="float" office:value="24.0944399057542" calcext:value-type="float">
            <text:p>24,0944</text:p>
          </table:table-cell>
          <table:table-cell table:formula="of:=40+20*RAND()" office:value-type="float" office:value="56.3857974554412" calcext:value-type="float">
            <text:p>56,3858</text:p>
          </table:table-cell>
          <table:table-cell table:formula="of:=([.C771]*[.D771]+[.B771]*[.D771]+[.B771]*[.C771])/([.B771]*[.C771]*[.D771])" office:value-type="float" office:value="0.156146061045607" calcext:value-type="float">
            <text:p>0,1561</text:p>
          </table:table-cell>
          <table:table-cell table:number-columns-repeated="9"/>
        </table:table-row>
        <table:table-row table:style-name="ro2">
          <table:table-cell office:value-type="float" office:value="771" calcext:value-type="float">
            <text:p>771</text:p>
          </table:table-cell>
          <table:table-cell table:formula="of:=9+2*RAND()" office:value-type="float" office:value="10.3427349573467" calcext:value-type="float">
            <text:p>10,3427</text:p>
          </table:table-cell>
          <table:table-cell table:formula="of:=NORMINV(RAND();30;5)" office:value-type="float" office:value="23.9954474033296" calcext:value-type="float">
            <text:p>23,9954</text:p>
          </table:table-cell>
          <table:table-cell table:formula="of:=40+20*RAND()" office:value-type="float" office:value="49.8187125031836" calcext:value-type="float">
            <text:p>49,8187</text:p>
          </table:table-cell>
          <table:table-cell table:formula="of:=([.C772]*[.D772]+[.B772]*[.D772]+[.B772]*[.C772])/([.B772]*[.C772]*[.D772])" office:value-type="float" office:value="0.158433575933851" calcext:value-type="float">
            <text:p>0,1584</text:p>
          </table:table-cell>
          <table:table-cell table:number-columns-repeated="9"/>
        </table:table-row>
        <table:table-row table:style-name="ro2">
          <table:table-cell office:value-type="float" office:value="772" calcext:value-type="float">
            <text:p>772</text:p>
          </table:table-cell>
          <table:table-cell table:formula="of:=9+2*RAND()" office:value-type="float" office:value="10.2034464224707" calcext:value-type="float">
            <text:p>10,2034</text:p>
          </table:table-cell>
          <table:table-cell table:formula="of:=NORMINV(RAND();30;5)" office:value-type="float" office:value="23.0325214874432" calcext:value-type="float">
            <text:p>23,0325</text:p>
          </table:table-cell>
          <table:table-cell table:formula="of:=40+20*RAND()" office:value-type="float" office:value="47.3831705306657" calcext:value-type="float">
            <text:p>47,3832</text:p>
          </table:table-cell>
          <table:table-cell table:formula="of:=([.C773]*[.D773]+[.B773]*[.D773]+[.B773]*[.C773])/([.B773]*[.C773]*[.D773])" office:value-type="float" office:value="0.162527510945295" calcext:value-type="float">
            <text:p>0,1625</text:p>
          </table:table-cell>
          <table:table-cell table:number-columns-repeated="9"/>
        </table:table-row>
        <table:table-row table:style-name="ro2">
          <table:table-cell office:value-type="float" office:value="773" calcext:value-type="float">
            <text:p>773</text:p>
          </table:table-cell>
          <table:table-cell table:formula="of:=9+2*RAND()" office:value-type="float" office:value="9.54106302163564" calcext:value-type="float">
            <text:p>9,5411</text:p>
          </table:table-cell>
          <table:table-cell table:formula="of:=NORMINV(RAND();30;5)" office:value-type="float" office:value="34.2673943523015" calcext:value-type="float">
            <text:p>34,2674</text:p>
          </table:table-cell>
          <table:table-cell table:formula="of:=40+20*RAND()" office:value-type="float" office:value="56.8912239535712" calcext:value-type="float">
            <text:p>56,8912</text:p>
          </table:table-cell>
          <table:table-cell table:formula="of:=([.C774]*[.D774]+[.B774]*[.D774]+[.B774]*[.C774])/([.B774]*[.C774]*[.D774])" office:value-type="float" office:value="0.151569787349734" calcext:value-type="float">
            <text:p>0,1516</text:p>
          </table:table-cell>
          <table:table-cell table:number-columns-repeated="9"/>
        </table:table-row>
        <table:table-row table:style-name="ro2">
          <table:table-cell office:value-type="float" office:value="774" calcext:value-type="float">
            <text:p>774</text:p>
          </table:table-cell>
          <table:table-cell table:formula="of:=9+2*RAND()" office:value-type="float" office:value="10.2552086750511" calcext:value-type="float">
            <text:p>10,2552</text:p>
          </table:table-cell>
          <table:table-cell table:formula="of:=NORMINV(RAND();30;5)" office:value-type="float" office:value="27.4006187187182" calcext:value-type="float">
            <text:p>27,4006</text:p>
          </table:table-cell>
          <table:table-cell table:formula="of:=40+20*RAND()" office:value-type="float" office:value="43.369331525173" calcext:value-type="float">
            <text:p>43,3693</text:p>
          </table:table-cell>
          <table:table-cell table:formula="of:=([.C775]*[.D775]+[.B775]*[.D775]+[.B775]*[.C775])/([.B775]*[.C775]*[.D775])" office:value-type="float" office:value="0.157064718486113" calcext:value-type="float">
            <text:p>0,1571</text:p>
          </table:table-cell>
          <table:table-cell table:number-columns-repeated="9"/>
        </table:table-row>
        <table:table-row table:style-name="ro2">
          <table:table-cell office:value-type="float" office:value="775" calcext:value-type="float">
            <text:p>775</text:p>
          </table:table-cell>
          <table:table-cell table:formula="of:=9+2*RAND()" office:value-type="float" office:value="10.7826946068089" calcext:value-type="float">
            <text:p>10,7827</text:p>
          </table:table-cell>
          <table:table-cell table:formula="of:=NORMINV(RAND();30;5)" office:value-type="float" office:value="25.9233559668531" calcext:value-type="float">
            <text:p>25,9234</text:p>
          </table:table-cell>
          <table:table-cell table:formula="of:=40+20*RAND()" office:value-type="float" office:value="51.8111107335426" calcext:value-type="float">
            <text:p>51,8111</text:p>
          </table:table-cell>
          <table:table-cell table:formula="of:=([.C776]*[.D776]+[.B776]*[.D776]+[.B776]*[.C776])/([.B776]*[.C776]*[.D776])" office:value-type="float" office:value="0.150617328385306" calcext:value-type="float">
            <text:p>0,1506</text:p>
          </table:table-cell>
          <table:table-cell table:number-columns-repeated="9"/>
        </table:table-row>
        <table:table-row table:style-name="ro2">
          <table:table-cell office:value-type="float" office:value="776" calcext:value-type="float">
            <text:p>776</text:p>
          </table:table-cell>
          <table:table-cell table:formula="of:=9+2*RAND()" office:value-type="float" office:value="10.7036333905999" calcext:value-type="float">
            <text:p>10,7036</text:p>
          </table:table-cell>
          <table:table-cell table:formula="of:=NORMINV(RAND();30;5)" office:value-type="float" office:value="33.0306296566747" calcext:value-type="float">
            <text:p>33,0306</text:p>
          </table:table-cell>
          <table:table-cell table:formula="of:=40+20*RAND()" office:value-type="float" office:value="52.9823429672979" calcext:value-type="float">
            <text:p>52,9823</text:p>
          </table:table-cell>
          <table:table-cell table:formula="of:=([.C777]*[.D777]+[.B777]*[.D777]+[.B777]*[.C777])/([.B777]*[.C777]*[.D777])" office:value-type="float" office:value="0.142575361737406" calcext:value-type="float">
            <text:p>0,1426</text:p>
          </table:table-cell>
          <table:table-cell table:number-columns-repeated="9"/>
        </table:table-row>
        <table:table-row table:style-name="ro2">
          <table:table-cell office:value-type="float" office:value="777" calcext:value-type="float">
            <text:p>777</text:p>
          </table:table-cell>
          <table:table-cell table:formula="of:=9+2*RAND()" office:value-type="float" office:value="9.33642445714213" calcext:value-type="float">
            <text:p>9,3364</text:p>
          </table:table-cell>
          <table:table-cell table:formula="of:=NORMINV(RAND();30;5)" office:value-type="float" office:value="28.8047751281196" calcext:value-type="float">
            <text:p>28,8048</text:p>
          </table:table-cell>
          <table:table-cell table:formula="of:=40+20*RAND()" office:value-type="float" office:value="59.087709619198" calcext:value-type="float">
            <text:p>59,0877</text:p>
          </table:table-cell>
          <table:table-cell table:formula="of:=([.C778]*[.D778]+[.B778]*[.D778]+[.B778]*[.C778])/([.B778]*[.C778]*[.D778])" office:value-type="float" office:value="0.15874784344863" calcext:value-type="float">
            <text:p>0,1587</text:p>
          </table:table-cell>
          <table:table-cell table:number-columns-repeated="9"/>
        </table:table-row>
        <table:table-row table:style-name="ro2">
          <table:table-cell office:value-type="float" office:value="778" calcext:value-type="float">
            <text:p>778</text:p>
          </table:table-cell>
          <table:table-cell table:formula="of:=9+2*RAND()" office:value-type="float" office:value="9.88736017025076" calcext:value-type="float">
            <text:p>9,8874</text:p>
          </table:table-cell>
          <table:table-cell table:formula="of:=NORMINV(RAND();30;5)" office:value-type="float" office:value="33.1486037737508" calcext:value-type="float">
            <text:p>33,1486</text:p>
          </table:table-cell>
          <table:table-cell table:formula="of:=40+20*RAND()" office:value-type="float" office:value="48.0388792022131" calcext:value-type="float">
            <text:p>48,0389</text:p>
          </table:table-cell>
          <table:table-cell table:formula="of:=([.C779]*[.D779]+[.B779]*[.D779]+[.B779]*[.C779])/([.B779]*[.C779]*[.D779])" office:value-type="float" office:value="0.152122886021486" calcext:value-type="float">
            <text:p>0,1521</text:p>
          </table:table-cell>
          <table:table-cell table:number-columns-repeated="9"/>
        </table:table-row>
        <table:table-row table:style-name="ro2">
          <table:table-cell office:value-type="float" office:value="779" calcext:value-type="float">
            <text:p>779</text:p>
          </table:table-cell>
          <table:table-cell table:formula="of:=9+2*RAND()" office:value-type="float" office:value="9.18768360209651" calcext:value-type="float">
            <text:p>9,1877</text:p>
          </table:table-cell>
          <table:table-cell table:formula="of:=NORMINV(RAND();30;5)" office:value-type="float" office:value="39.611213453346" calcext:value-type="float">
            <text:p>39,6112</text:p>
          </table:table-cell>
          <table:table-cell table:formula="of:=40+20*RAND()" office:value-type="float" office:value="40.9365110169165" calcext:value-type="float">
            <text:p>40,9365</text:p>
          </table:table-cell>
          <table:table-cell table:formula="of:=([.C780]*[.D780]+[.B780]*[.D780]+[.B780]*[.C780])/([.B780]*[.C780]*[.D780])" office:value-type="float" office:value="0.158514809967566" calcext:value-type="float">
            <text:p>0,1585</text:p>
          </table:table-cell>
          <table:table-cell table:number-columns-repeated="9"/>
        </table:table-row>
        <table:table-row table:style-name="ro2">
          <table:table-cell office:value-type="float" office:value="780" calcext:value-type="float">
            <text:p>780</text:p>
          </table:table-cell>
          <table:table-cell table:formula="of:=9+2*RAND()" office:value-type="float" office:value="10.167748801643" calcext:value-type="float">
            <text:p>10,1677</text:p>
          </table:table-cell>
          <table:table-cell table:formula="of:=NORMINV(RAND();30;5)" office:value-type="float" office:value="29.2540358780519" calcext:value-type="float">
            <text:p>29,2540</text:p>
          </table:table-cell>
          <table:table-cell table:formula="of:=40+20*RAND()" office:value-type="float" office:value="43.6486010230146" calcext:value-type="float">
            <text:p>43,6486</text:p>
          </table:table-cell>
          <table:table-cell table:formula="of:=([.C781]*[.D781]+[.B781]*[.D781]+[.B781]*[.C781])/([.B781]*[.C781]*[.D781])" office:value-type="float" office:value="0.155443746725348" calcext:value-type="float">
            <text:p>0,1554</text:p>
          </table:table-cell>
          <table:table-cell table:number-columns-repeated="9"/>
        </table:table-row>
        <table:table-row table:style-name="ro2">
          <table:table-cell office:value-type="float" office:value="781" calcext:value-type="float">
            <text:p>781</text:p>
          </table:table-cell>
          <table:table-cell table:formula="of:=9+2*RAND()" office:value-type="float" office:value="9.70097795431502" calcext:value-type="float">
            <text:p>9,7010</text:p>
          </table:table-cell>
          <table:table-cell table:formula="of:=NORMINV(RAND();30;5)" office:value-type="float" office:value="26.2137750624372" calcext:value-type="float">
            <text:p>26,2138</text:p>
          </table:table-cell>
          <table:table-cell table:formula="of:=40+20*RAND()" office:value-type="float" office:value="45.3179708938114" calcext:value-type="float">
            <text:p>45,3180</text:p>
          </table:table-cell>
          <table:table-cell table:formula="of:=([.C782]*[.D782]+[.B782]*[.D782]+[.B782]*[.C782])/([.B782]*[.C782]*[.D782])" office:value-type="float" office:value="0.163296574115899" calcext:value-type="float">
            <text:p>0,1633</text:p>
          </table:table-cell>
          <table:table-cell table:number-columns-repeated="9"/>
        </table:table-row>
        <table:table-row table:style-name="ro2">
          <table:table-cell office:value-type="float" office:value="782" calcext:value-type="float">
            <text:p>782</text:p>
          </table:table-cell>
          <table:table-cell table:formula="of:=9+2*RAND()" office:value-type="float" office:value="9.82831001863815" calcext:value-type="float">
            <text:p>9,8283</text:p>
          </table:table-cell>
          <table:table-cell table:formula="of:=NORMINV(RAND();30;5)" office:value-type="float" office:value="27.9368260211295" calcext:value-type="float">
            <text:p>27,9368</text:p>
          </table:table-cell>
          <table:table-cell table:formula="of:=40+20*RAND()" office:value-type="float" office:value="57.5370850251056" calcext:value-type="float">
            <text:p>57,5371</text:p>
          </table:table-cell>
          <table:table-cell table:formula="of:=([.C783]*[.D783]+[.B783]*[.D783]+[.B783]*[.C783])/([.B783]*[.C783]*[.D783])" office:value-type="float" office:value="0.154922034120886" calcext:value-type="float">
            <text:p>0,1549</text:p>
          </table:table-cell>
          <table:table-cell table:number-columns-repeated="9"/>
        </table:table-row>
        <table:table-row table:style-name="ro2">
          <table:table-cell office:value-type="float" office:value="783" calcext:value-type="float">
            <text:p>783</text:p>
          </table:table-cell>
          <table:table-cell table:formula="of:=9+2*RAND()" office:value-type="float" office:value="9.02113327779807" calcext:value-type="float">
            <text:p>9,0211</text:p>
          </table:table-cell>
          <table:table-cell table:formula="of:=NORMINV(RAND();30;5)" office:value-type="float" office:value="29.2580235287874" calcext:value-type="float">
            <text:p>29,2580</text:p>
          </table:table-cell>
          <table:table-cell table:formula="of:=40+20*RAND()" office:value-type="float" office:value="48.5548841929995" calcext:value-type="float">
            <text:p>48,5549</text:p>
          </table:table-cell>
          <table:table-cell table:formula="of:=([.C784]*[.D784]+[.B784]*[.D784]+[.B784]*[.C784])/([.B784]*[.C784]*[.D784])" office:value-type="float" office:value="0.165624726777515" calcext:value-type="float">
            <text:p>0,1656</text:p>
          </table:table-cell>
          <table:table-cell table:number-columns-repeated="9"/>
        </table:table-row>
        <table:table-row table:style-name="ro2">
          <table:table-cell office:value-type="float" office:value="784" calcext:value-type="float">
            <text:p>784</text:p>
          </table:table-cell>
          <table:table-cell table:formula="of:=9+2*RAND()" office:value-type="float" office:value="9.9506226463709" calcext:value-type="float">
            <text:p>9,9506</text:p>
          </table:table-cell>
          <table:table-cell table:formula="of:=NORMINV(RAND();30;5)" office:value-type="float" office:value="24.4951161215926" calcext:value-type="float">
            <text:p>24,4951</text:p>
          </table:table-cell>
          <table:table-cell table:formula="of:=40+20*RAND()" office:value-type="float" office:value="49.3737441650592" calcext:value-type="float">
            <text:p>49,3737</text:p>
          </table:table-cell>
          <table:table-cell table:formula="of:=([.C785]*[.D785]+[.B785]*[.D785]+[.B785]*[.C785])/([.B785]*[.C785]*[.D785])" office:value-type="float" office:value="0.161574368019773" calcext:value-type="float">
            <text:p>0,1616</text:p>
          </table:table-cell>
          <table:table-cell table:number-columns-repeated="9"/>
        </table:table-row>
        <table:table-row table:style-name="ro2">
          <table:table-cell office:value-type="float" office:value="785" calcext:value-type="float">
            <text:p>785</text:p>
          </table:table-cell>
          <table:table-cell table:formula="of:=9+2*RAND()" office:value-type="float" office:value="9.81196406879462" calcext:value-type="float">
            <text:p>9,8120</text:p>
          </table:table-cell>
          <table:table-cell table:formula="of:=NORMINV(RAND();30;5)" office:value-type="float" office:value="22.1484182605006" calcext:value-type="float">
            <text:p>22,1484</text:p>
          </table:table-cell>
          <table:table-cell table:formula="of:=40+20*RAND()" office:value-type="float" office:value="49.9540707445703" calcext:value-type="float">
            <text:p>49,9541</text:p>
          </table:table-cell>
          <table:table-cell table:formula="of:=([.C786]*[.D786]+[.B786]*[.D786]+[.B786]*[.C786])/([.B786]*[.C786]*[.D786])" office:value-type="float" office:value="0.167084734043123" calcext:value-type="float">
            <text:p>0,1671</text:p>
          </table:table-cell>
          <table:table-cell table:number-columns-repeated="9"/>
        </table:table-row>
        <table:table-row table:style-name="ro2">
          <table:table-cell office:value-type="float" office:value="786" calcext:value-type="float">
            <text:p>786</text:p>
          </table:table-cell>
          <table:table-cell table:formula="of:=9+2*RAND()" office:value-type="float" office:value="10.7620110476855" calcext:value-type="float">
            <text:p>10,7620</text:p>
          </table:table-cell>
          <table:table-cell table:formula="of:=NORMINV(RAND();30;5)" office:value-type="float" office:value="31.818963992206" calcext:value-type="float">
            <text:p>31,8190</text:p>
          </table:table-cell>
          <table:table-cell table:formula="of:=40+20*RAND()" office:value-type="float" office:value="47.1927795908414" calcext:value-type="float">
            <text:p>47,1928</text:p>
          </table:table-cell>
          <table:table-cell table:formula="of:=([.C787]*[.D787]+[.B787]*[.D787]+[.B787]*[.C787])/([.B787]*[.C787]*[.D787])" office:value-type="float" office:value="0.145536917315415" calcext:value-type="float">
            <text:p>0,1455</text:p>
          </table:table-cell>
          <table:table-cell table:number-columns-repeated="9"/>
        </table:table-row>
        <table:table-row table:style-name="ro2">
          <table:table-cell office:value-type="float" office:value="787" calcext:value-type="float">
            <text:p>787</text:p>
          </table:table-cell>
          <table:table-cell table:formula="of:=9+2*RAND()" office:value-type="float" office:value="10.7344663369004" calcext:value-type="float">
            <text:p>10,7345</text:p>
          </table:table-cell>
          <table:table-cell table:formula="of:=NORMINV(RAND();30;5)" office:value-type="float" office:value="27.918891321826" calcext:value-type="float">
            <text:p>27,9189</text:p>
          </table:table-cell>
          <table:table-cell table:formula="of:=40+20*RAND()" office:value-type="float" office:value="45.1135621941648" calcext:value-type="float">
            <text:p>45,1136</text:p>
          </table:table-cell>
          <table:table-cell table:formula="of:=([.C788]*[.D788]+[.B788]*[.D788]+[.B788]*[.C788])/([.B788]*[.C788]*[.D788])" office:value-type="float" office:value="0.151142192687954" calcext:value-type="float">
            <text:p>0,1511</text:p>
          </table:table-cell>
          <table:table-cell table:number-columns-repeated="9"/>
        </table:table-row>
        <table:table-row table:style-name="ro2">
          <table:table-cell office:value-type="float" office:value="788" calcext:value-type="float">
            <text:p>788</text:p>
          </table:table-cell>
          <table:table-cell table:formula="of:=9+2*RAND()" office:value-type="float" office:value="9.18698345520534" calcext:value-type="float">
            <text:p>9,1870</text:p>
          </table:table-cell>
          <table:table-cell table:formula="of:=NORMINV(RAND();30;5)" office:value-type="float" office:value="30.4566011155704" calcext:value-type="float">
            <text:p>30,4566</text:p>
          </table:table-cell>
          <table:table-cell table:formula="of:=40+20*RAND()" office:value-type="float" office:value="59.7522351914085" calcext:value-type="float">
            <text:p>59,7522</text:p>
          </table:table-cell>
          <table:table-cell table:formula="of:=([.C789]*[.D789]+[.B789]*[.D789]+[.B789]*[.C789])/([.B789]*[.C789]*[.D789])" office:value-type="float" office:value="0.158419037475254" calcext:value-type="float">
            <text:p>0,1584</text:p>
          </table:table-cell>
          <table:table-cell table:number-columns-repeated="9"/>
        </table:table-row>
        <table:table-row table:style-name="ro2">
          <table:table-cell office:value-type="float" office:value="789" calcext:value-type="float">
            <text:p>789</text:p>
          </table:table-cell>
          <table:table-cell table:formula="of:=9+2*RAND()" office:value-type="float" office:value="9.5252887213137" calcext:value-type="float">
            <text:p>9,5253</text:p>
          </table:table-cell>
          <table:table-cell table:formula="of:=NORMINV(RAND();30;5)" office:value-type="float" office:value="32.8110537871173" calcext:value-type="float">
            <text:p>32,8111</text:p>
          </table:table-cell>
          <table:table-cell table:formula="of:=40+20*RAND()" office:value-type="float" office:value="52.926933534909" calcext:value-type="float">
            <text:p>52,9269</text:p>
          </table:table-cell>
          <table:table-cell table:formula="of:=([.C790]*[.D790]+[.B790]*[.D790]+[.B790]*[.C790])/([.B790]*[.C790]*[.D790])" office:value-type="float" office:value="0.154355200150527" calcext:value-type="float">
            <text:p>0,1544</text:p>
          </table:table-cell>
          <table:table-cell table:number-columns-repeated="9"/>
        </table:table-row>
        <table:table-row table:style-name="ro2">
          <table:table-cell office:value-type="float" office:value="790" calcext:value-type="float">
            <text:p>790</text:p>
          </table:table-cell>
          <table:table-cell table:formula="of:=9+2*RAND()" office:value-type="float" office:value="10.6889200375881" calcext:value-type="float">
            <text:p>10,6889</text:p>
          </table:table-cell>
          <table:table-cell table:formula="of:=NORMINV(RAND();30;5)" office:value-type="float" office:value="26.9833434216347" calcext:value-type="float">
            <text:p>26,9833</text:p>
          </table:table-cell>
          <table:table-cell table:formula="of:=40+20*RAND()" office:value-type="float" office:value="54.0714863478206" calcext:value-type="float">
            <text:p>54,0715</text:p>
          </table:table-cell>
          <table:table-cell table:formula="of:=([.C791]*[.D791]+[.B791]*[.D791]+[.B791]*[.C791])/([.B791]*[.C791]*[.D791])" office:value-type="float" office:value="0.149108756317317" calcext:value-type="float">
            <text:p>0,1491</text:p>
          </table:table-cell>
          <table:table-cell table:number-columns-repeated="9"/>
        </table:table-row>
        <table:table-row table:style-name="ro2">
          <table:table-cell office:value-type="float" office:value="791" calcext:value-type="float">
            <text:p>791</text:p>
          </table:table-cell>
          <table:table-cell table:formula="of:=9+2*RAND()" office:value-type="float" office:value="9.74107154249214" calcext:value-type="float">
            <text:p>9,7411</text:p>
          </table:table-cell>
          <table:table-cell table:formula="of:=NORMINV(RAND();30;5)" office:value-type="float" office:value="24.8851570385487" calcext:value-type="float">
            <text:p>24,8852</text:p>
          </table:table-cell>
          <table:table-cell table:formula="of:=40+20*RAND()" office:value-type="float" office:value="47.8690270218067" calcext:value-type="float">
            <text:p>47,8690</text:p>
          </table:table-cell>
          <table:table-cell table:formula="of:=([.C792]*[.D792]+[.B792]*[.D792]+[.B792]*[.C792])/([.B792]*[.C792]*[.D792])" office:value-type="float" office:value="0.163733042125501" calcext:value-type="float">
            <text:p>0,1637</text:p>
          </table:table-cell>
          <table:table-cell table:number-columns-repeated="9"/>
        </table:table-row>
        <table:table-row table:style-name="ro2">
          <table:table-cell office:value-type="float" office:value="792" calcext:value-type="float">
            <text:p>792</text:p>
          </table:table-cell>
          <table:table-cell table:formula="of:=9+2*RAND()" office:value-type="float" office:value="10.956173497485" calcext:value-type="float">
            <text:p>10,9562</text:p>
          </table:table-cell>
          <table:table-cell table:formula="of:=NORMINV(RAND();30;5)" office:value-type="float" office:value="36.5514186784126" calcext:value-type="float">
            <text:p>36,5514</text:p>
          </table:table-cell>
          <table:table-cell table:formula="of:=40+20*RAND()" office:value-type="float" office:value="51.6975166113116" calcext:value-type="float">
            <text:p>51,6975</text:p>
          </table:table-cell>
          <table:table-cell table:formula="of:=([.C793]*[.D793]+[.B793]*[.D793]+[.B793]*[.C793])/([.B793]*[.C793]*[.D793])" office:value-type="float" office:value="0.137974750394421" calcext:value-type="float">
            <text:p>0,1380</text:p>
          </table:table-cell>
          <table:table-cell table:number-columns-repeated="9"/>
        </table:table-row>
        <table:table-row table:style-name="ro2">
          <table:table-cell office:value-type="float" office:value="793" calcext:value-type="float">
            <text:p>793</text:p>
          </table:table-cell>
          <table:table-cell table:formula="of:=9+2*RAND()" office:value-type="float" office:value="10.5583733541425" calcext:value-type="float">
            <text:p>10,5584</text:p>
          </table:table-cell>
          <table:table-cell table:formula="of:=NORMINV(RAND();30;5)" office:value-type="float" office:value="26.4413762472459" calcext:value-type="float">
            <text:p>26,4414</text:p>
          </table:table-cell>
          <table:table-cell table:formula="of:=40+20*RAND()" office:value-type="float" office:value="44.3481229688041" calcext:value-type="float">
            <text:p>44,3481</text:p>
          </table:table-cell>
          <table:table-cell table:formula="of:=([.C794]*[.D794]+[.B794]*[.D794]+[.B794]*[.C794])/([.B794]*[.C794]*[.D794])" office:value-type="float" office:value="0.155079941605649" calcext:value-type="float">
            <text:p>0,1551</text:p>
          </table:table-cell>
          <table:table-cell table:number-columns-repeated="9"/>
        </table:table-row>
        <table:table-row table:style-name="ro2">
          <table:table-cell office:value-type="float" office:value="794" calcext:value-type="float">
            <text:p>794</text:p>
          </table:table-cell>
          <table:table-cell table:formula="of:=9+2*RAND()" office:value-type="float" office:value="10.5438943624031" calcext:value-type="float">
            <text:p>10,5439</text:p>
          </table:table-cell>
          <table:table-cell table:formula="of:=NORMINV(RAND();30;5)" office:value-type="float" office:value="33.4336027728134" calcext:value-type="float">
            <text:p>33,4336</text:p>
          </table:table-cell>
          <table:table-cell table:formula="of:=40+20*RAND()" office:value-type="float" office:value="50.9264644677751" calcext:value-type="float">
            <text:p>50,9265</text:p>
          </table:table-cell>
          <table:table-cell table:formula="of:=([.C795]*[.D795]+[.B795]*[.D795]+[.B795]*[.C795])/([.B795]*[.C795]*[.D795])" office:value-type="float" office:value="0.144387802003061" calcext:value-type="float">
            <text:p>0,1444</text:p>
          </table:table-cell>
          <table:table-cell table:number-columns-repeated="9"/>
        </table:table-row>
        <table:table-row table:style-name="ro2">
          <table:table-cell office:value-type="float" office:value="795" calcext:value-type="float">
            <text:p>795</text:p>
          </table:table-cell>
          <table:table-cell table:formula="of:=9+2*RAND()" office:value-type="float" office:value="10.642108035041" calcext:value-type="float">
            <text:p>10,6421</text:p>
          </table:table-cell>
          <table:table-cell table:formula="of:=NORMINV(RAND();30;5)" office:value-type="float" office:value="34.5391063647638" calcext:value-type="float">
            <text:p>34,5391</text:p>
          </table:table-cell>
          <table:table-cell table:formula="of:=40+20*RAND()" office:value-type="float" office:value="45.3847247059457" calcext:value-type="float">
            <text:p>45,3847</text:p>
          </table:table-cell>
          <table:table-cell table:formula="of:=([.C796]*[.D796]+[.B796]*[.D796]+[.B796]*[.C796])/([.B796]*[.C796]*[.D796])" office:value-type="float" office:value="0.14495287954408" calcext:value-type="float">
            <text:p>0,1450</text:p>
          </table:table-cell>
          <table:table-cell table:number-columns-repeated="9"/>
        </table:table-row>
        <table:table-row table:style-name="ro2">
          <table:table-cell office:value-type="float" office:value="796" calcext:value-type="float">
            <text:p>796</text:p>
          </table:table-cell>
          <table:table-cell table:formula="of:=9+2*RAND()" office:value-type="float" office:value="10.5581881308462" calcext:value-type="float">
            <text:p>10,5582</text:p>
          </table:table-cell>
          <table:table-cell table:formula="of:=NORMINV(RAND();30;5)" office:value-type="float" office:value="26.1480380368407" calcext:value-type="float">
            <text:p>26,1480</text:p>
          </table:table-cell>
          <table:table-cell table:formula="of:=40+20*RAND()" office:value-type="float" office:value="54.9895512755029" calcext:value-type="float">
            <text:p>54,9896</text:p>
          </table:table-cell>
          <table:table-cell table:formula="of:=([.C797]*[.D797]+[.B797]*[.D797]+[.B797]*[.C797])/([.B797]*[.C797]*[.D797])" office:value-type="float" office:value="0.151142280521989" calcext:value-type="float">
            <text:p>0,1511</text:p>
          </table:table-cell>
          <table:table-cell table:number-columns-repeated="9"/>
        </table:table-row>
        <table:table-row table:style-name="ro2">
          <table:table-cell office:value-type="float" office:value="797" calcext:value-type="float">
            <text:p>797</text:p>
          </table:table-cell>
          <table:table-cell table:formula="of:=9+2*RAND()" office:value-type="float" office:value="9.96077676326968" calcext:value-type="float">
            <text:p>9,9608</text:p>
          </table:table-cell>
          <table:table-cell table:formula="of:=NORMINV(RAND();30;5)" office:value-type="float" office:value="30.7599262088242" calcext:value-type="float">
            <text:p>30,7599</text:p>
          </table:table-cell>
          <table:table-cell table:formula="of:=40+20*RAND()" office:value-type="float" office:value="42.9723484511487" calcext:value-type="float">
            <text:p>42,9723</text:p>
          </table:table-cell>
          <table:table-cell table:formula="of:=([.C798]*[.D798]+[.B798]*[.D798]+[.B798]*[.C798])/([.B798]*[.C798]*[.D798])" office:value-type="float" office:value="0.156174386245909" calcext:value-type="float">
            <text:p>0,1562</text:p>
          </table:table-cell>
          <table:table-cell table:number-columns-repeated="9"/>
        </table:table-row>
        <table:table-row table:style-name="ro2">
          <table:table-cell office:value-type="float" office:value="798" calcext:value-type="float">
            <text:p>798</text:p>
          </table:table-cell>
          <table:table-cell table:formula="of:=9+2*RAND()" office:value-type="float" office:value="10.0714289678726" calcext:value-type="float">
            <text:p>10,0714</text:p>
          </table:table-cell>
          <table:table-cell table:formula="of:=NORMINV(RAND();30;5)" office:value-type="float" office:value="25.1963706873584" calcext:value-type="float">
            <text:p>25,1964</text:p>
          </table:table-cell>
          <table:table-cell table:formula="of:=40+20*RAND()" office:value-type="float" office:value="48.3474521967582" calcext:value-type="float">
            <text:p>48,3475</text:p>
          </table:table-cell>
          <table:table-cell table:formula="of:=([.C799]*[.D799]+[.B799]*[.D799]+[.B799]*[.C799])/([.B799]*[.C799]*[.D799])" office:value-type="float" office:value="0.15966264502299" calcext:value-type="float">
            <text:p>0,1597</text:p>
          </table:table-cell>
          <table:table-cell table:number-columns-repeated="9"/>
        </table:table-row>
        <table:table-row table:style-name="ro2">
          <table:table-cell office:value-type="float" office:value="799" calcext:value-type="float">
            <text:p>799</text:p>
          </table:table-cell>
          <table:table-cell table:formula="of:=9+2*RAND()" office:value-type="float" office:value="9.74190054950304" calcext:value-type="float">
            <text:p>9,7419</text:p>
          </table:table-cell>
          <table:table-cell table:formula="of:=NORMINV(RAND();30;5)" office:value-type="float" office:value="36.4991048134005" calcext:value-type="float">
            <text:p>36,4991</text:p>
          </table:table-cell>
          <table:table-cell table:formula="of:=40+20*RAND()" office:value-type="float" office:value="52.704495342914" calcext:value-type="float">
            <text:p>52,7045</text:p>
          </table:table-cell>
          <table:table-cell table:formula="of:=([.C800]*[.D800]+[.B800]*[.D800]+[.B800]*[.C800])/([.B800]*[.C800]*[.D800])" office:value-type="float" office:value="0.149021020545974" calcext:value-type="float">
            <text:p>0,1490</text:p>
          </table:table-cell>
          <table:table-cell table:number-columns-repeated="9"/>
        </table:table-row>
        <table:table-row table:style-name="ro2">
          <table:table-cell office:value-type="float" office:value="800" calcext:value-type="float">
            <text:p>800</text:p>
          </table:table-cell>
          <table:table-cell table:formula="of:=9+2*RAND()" office:value-type="float" office:value="10.2468001146335" calcext:value-type="float">
            <text:p>10,2468</text:p>
          </table:table-cell>
          <table:table-cell table:formula="of:=NORMINV(RAND();30;5)" office:value-type="float" office:value="32.8382449509326" calcext:value-type="float">
            <text:p>32,8382</text:p>
          </table:table-cell>
          <table:table-cell table:formula="of:=40+20*RAND()" office:value-type="float" office:value="46.7051141965203" calcext:value-type="float">
            <text:p>46,7051</text:p>
          </table:table-cell>
          <table:table-cell table:formula="of:=([.C801]*[.D801]+[.B801]*[.D801]+[.B801]*[.C801])/([.B801]*[.C801]*[.D801])" office:value-type="float" office:value="0.149454670933379" calcext:value-type="float">
            <text:p>0,1495</text:p>
          </table:table-cell>
          <table:table-cell table:number-columns-repeated="9"/>
        </table:table-row>
        <table:table-row table:style-name="ro2">
          <table:table-cell office:value-type="float" office:value="801" calcext:value-type="float">
            <text:p>801</text:p>
          </table:table-cell>
          <table:table-cell table:formula="of:=9+2*RAND()" office:value-type="float" office:value="9.62604817165993" calcext:value-type="float">
            <text:p>9,6260</text:p>
          </table:table-cell>
          <table:table-cell table:formula="of:=NORMINV(RAND();30;5)" office:value-type="float" office:value="37.132154306371" calcext:value-type="float">
            <text:p>37,1322</text:p>
          </table:table-cell>
          <table:table-cell table:formula="of:=40+20*RAND()" office:value-type="float" office:value="43.0933082732372" calcext:value-type="float">
            <text:p>43,0933</text:p>
          </table:table-cell>
          <table:table-cell table:formula="of:=([.C802]*[.D802]+[.B802]*[.D802]+[.B802]*[.C802])/([.B802]*[.C802]*[.D802])" office:value-type="float" office:value="0.154021086915167" calcext:value-type="float">
            <text:p>0,1540</text:p>
          </table:table-cell>
          <table:table-cell table:number-columns-repeated="9"/>
        </table:table-row>
        <table:table-row table:style-name="ro2">
          <table:table-cell office:value-type="float" office:value="802" calcext:value-type="float">
            <text:p>802</text:p>
          </table:table-cell>
          <table:table-cell table:formula="of:=9+2*RAND()" office:value-type="float" office:value="9.79056633799337" calcext:value-type="float">
            <text:p>9,7906</text:p>
          </table:table-cell>
          <table:table-cell table:formula="of:=NORMINV(RAND();30;5)" office:value-type="float" office:value="23.6078757937899" calcext:value-type="float">
            <text:p>23,6079</text:p>
          </table:table-cell>
          <table:table-cell table:formula="of:=40+20*RAND()" office:value-type="float" office:value="50.7323132664897" calcext:value-type="float">
            <text:p>50,7323</text:p>
          </table:table-cell>
          <table:table-cell table:formula="of:=([.C803]*[.D803]+[.B803]*[.D803]+[.B803]*[.C803])/([.B803]*[.C803]*[.D803])" office:value-type="float" office:value="0.164209185775183" calcext:value-type="float">
            <text:p>0,1642</text:p>
          </table:table-cell>
          <table:table-cell table:number-columns-repeated="9"/>
        </table:table-row>
        <table:table-row table:style-name="ro2">
          <table:table-cell office:value-type="float" office:value="803" calcext:value-type="float">
            <text:p>803</text:p>
          </table:table-cell>
          <table:table-cell table:formula="of:=9+2*RAND()" office:value-type="float" office:value="9.36023910180666" calcext:value-type="float">
            <text:p>9,3602</text:p>
          </table:table-cell>
          <table:table-cell table:formula="of:=NORMINV(RAND();30;5)" office:value-type="float" office:value="22.3282384142472" calcext:value-type="float">
            <text:p>22,3282</text:p>
          </table:table-cell>
          <table:table-cell table:formula="of:=40+20*RAND()" office:value-type="float" office:value="51.9151459331624" calcext:value-type="float">
            <text:p>51,9151</text:p>
          </table:table-cell>
          <table:table-cell table:formula="of:=([.C804]*[.D804]+[.B804]*[.D804]+[.B804]*[.C804])/([.B804]*[.C804]*[.D804])" office:value-type="float" office:value="0.170883415739309" calcext:value-type="float">
            <text:p>0,1709</text:p>
          </table:table-cell>
          <table:table-cell table:number-columns-repeated="9"/>
        </table:table-row>
        <table:table-row table:style-name="ro2">
          <table:table-cell office:value-type="float" office:value="804" calcext:value-type="float">
            <text:p>804</text:p>
          </table:table-cell>
          <table:table-cell table:formula="of:=9+2*RAND()" office:value-type="float" office:value="9.63243834371679" calcext:value-type="float">
            <text:p>9,6324</text:p>
          </table:table-cell>
          <table:table-cell table:formula="of:=NORMINV(RAND();30;5)" office:value-type="float" office:value="32.5376747269035" calcext:value-type="float">
            <text:p>32,5377</text:p>
          </table:table-cell>
          <table:table-cell table:formula="of:=40+20*RAND()" office:value-type="float" office:value="55.7258143019863" calcext:value-type="float">
            <text:p>55,7258</text:p>
          </table:table-cell>
          <table:table-cell table:formula="of:=([.C805]*[.D805]+[.B805]*[.D805]+[.B805]*[.C805])/([.B805]*[.C805]*[.D805])" office:value-type="float" office:value="0.152494481835298" calcext:value-type="float">
            <text:p>0,1525</text:p>
          </table:table-cell>
          <table:table-cell table:number-columns-repeated="9"/>
        </table:table-row>
        <table:table-row table:style-name="ro2">
          <table:table-cell office:value-type="float" office:value="805" calcext:value-type="float">
            <text:p>805</text:p>
          </table:table-cell>
          <table:table-cell table:formula="of:=9+2*RAND()" office:value-type="float" office:value="9.58309077168815" calcext:value-type="float">
            <text:p>9,5831</text:p>
          </table:table-cell>
          <table:table-cell table:formula="of:=NORMINV(RAND();30;5)" office:value-type="float" office:value="28.1302627299626" calcext:value-type="float">
            <text:p>28,1303</text:p>
          </table:table-cell>
          <table:table-cell table:formula="of:=40+20*RAND()" office:value-type="float" office:value="56.3891132478602" calcext:value-type="float">
            <text:p>56,3891</text:p>
          </table:table-cell>
          <table:table-cell table:formula="of:=([.C806]*[.D806]+[.B806]*[.D806]+[.B806]*[.C806])/([.B806]*[.C806]*[.D806])" office:value-type="float" office:value="0.157633290537165" calcext:value-type="float">
            <text:p>0,1576</text:p>
          </table:table-cell>
          <table:table-cell table:number-columns-repeated="9"/>
        </table:table-row>
        <table:table-row table:style-name="ro2">
          <table:table-cell office:value-type="float" office:value="806" calcext:value-type="float">
            <text:p>806</text:p>
          </table:table-cell>
          <table:table-cell table:formula="of:=9+2*RAND()" office:value-type="float" office:value="10.3421744487714" calcext:value-type="float">
            <text:p>10,3422</text:p>
          </table:table-cell>
          <table:table-cell table:formula="of:=NORMINV(RAND();30;5)" office:value-type="float" office:value="36.9098685410671" calcext:value-type="float">
            <text:p>36,9099</text:p>
          </table:table-cell>
          <table:table-cell table:formula="of:=40+20*RAND()" office:value-type="float" office:value="52.5682899053209" calcext:value-type="float">
            <text:p>52,5683</text:p>
          </table:table-cell>
          <table:table-cell table:formula="of:=([.C807]*[.D807]+[.B807]*[.D807]+[.B807]*[.C807])/([.B807]*[.C807]*[.D807])" office:value-type="float" office:value="0.142807365213414" calcext:value-type="float">
            <text:p>0,1428</text:p>
          </table:table-cell>
          <table:table-cell table:number-columns-repeated="9"/>
        </table:table-row>
        <table:table-row table:style-name="ro2">
          <table:table-cell office:value-type="float" office:value="807" calcext:value-type="float">
            <text:p>807</text:p>
          </table:table-cell>
          <table:table-cell table:formula="of:=9+2*RAND()" office:value-type="float" office:value="10.8533988778945" calcext:value-type="float">
            <text:p>10,8534</text:p>
          </table:table-cell>
          <table:table-cell table:formula="of:=NORMINV(RAND();30;5)" office:value-type="float" office:value="27.3179361449187" calcext:value-type="float">
            <text:p>27,3179</text:p>
          </table:table-cell>
          <table:table-cell table:formula="of:=40+20*RAND()" office:value-type="float" office:value="44.160862301942" calcext:value-type="float">
            <text:p>44,1609</text:p>
          </table:table-cell>
          <table:table-cell table:formula="of:=([.C808]*[.D808]+[.B808]*[.D808]+[.B808]*[.C808])/([.B808]*[.C808]*[.D808])" office:value-type="float" office:value="0.151387507510562" calcext:value-type="float">
            <text:p>0,1514</text:p>
          </table:table-cell>
          <table:table-cell table:number-columns-repeated="9"/>
        </table:table-row>
        <table:table-row table:style-name="ro2">
          <table:table-cell office:value-type="float" office:value="808" calcext:value-type="float">
            <text:p>808</text:p>
          </table:table-cell>
          <table:table-cell table:formula="of:=9+2*RAND()" office:value-type="float" office:value="9.54086418240331" calcext:value-type="float">
            <text:p>9,5409</text:p>
          </table:table-cell>
          <table:table-cell table:formula="of:=NORMINV(RAND();30;5)" office:value-type="float" office:value="30.4591294283156" calcext:value-type="float">
            <text:p>30,4591</text:p>
          </table:table-cell>
          <table:table-cell table:formula="of:=40+20*RAND()" office:value-type="float" office:value="50.0456711300649" calcext:value-type="float">
            <text:p>50,0457</text:p>
          </table:table-cell>
          <table:table-cell table:formula="of:=([.C809]*[.D809]+[.B809]*[.D809]+[.B809]*[.C809])/([.B809]*[.C809]*[.D809])" office:value-type="float" office:value="0.157624935954548" calcext:value-type="float">
            <text:p>0,1576</text:p>
          </table:table-cell>
          <table:table-cell table:number-columns-repeated="9"/>
        </table:table-row>
        <table:table-row table:style-name="ro2">
          <table:table-cell office:value-type="float" office:value="809" calcext:value-type="float">
            <text:p>809</text:p>
          </table:table-cell>
          <table:table-cell table:formula="of:=9+2*RAND()" office:value-type="float" office:value="10.9503929933999" calcext:value-type="float">
            <text:p>10,9504</text:p>
          </table:table-cell>
          <table:table-cell table:formula="of:=NORMINV(RAND();30;5)" office:value-type="float" office:value="29.0940977300231" calcext:value-type="float">
            <text:p>29,0941</text:p>
          </table:table-cell>
          <table:table-cell table:formula="of:=40+20*RAND()" office:value-type="float" office:value="47.0923106535338" calcext:value-type="float">
            <text:p>47,0923</text:p>
          </table:table-cell>
          <table:table-cell table:formula="of:=([.C810]*[.D810]+[.B810]*[.D810]+[.B810]*[.C810])/([.B810]*[.C810]*[.D810])" office:value-type="float" office:value="0.146927045233607" calcext:value-type="float">
            <text:p>0,1469</text:p>
          </table:table-cell>
          <table:table-cell table:number-columns-repeated="9"/>
        </table:table-row>
        <table:table-row table:style-name="ro2">
          <table:table-cell office:value-type="float" office:value="810" calcext:value-type="float">
            <text:p>810</text:p>
          </table:table-cell>
          <table:table-cell table:formula="of:=9+2*RAND()" office:value-type="float" office:value="9.61894844588824" calcext:value-type="float">
            <text:p>9,6189</text:p>
          </table:table-cell>
          <table:table-cell table:formula="of:=NORMINV(RAND();30;5)" office:value-type="float" office:value="25.1147829366149" calcext:value-type="float">
            <text:p>25,1148</text:p>
          </table:table-cell>
          <table:table-cell table:formula="of:=40+20*RAND()" office:value-type="float" office:value="49.6722905966453" calcext:value-type="float">
            <text:p>49,6723</text:p>
          </table:table-cell>
          <table:table-cell table:formula="of:=([.C811]*[.D811]+[.B811]*[.D811]+[.B811]*[.C811])/([.B811]*[.C811]*[.D811])" office:value-type="float" office:value="0.1639106031234" calcext:value-type="float">
            <text:p>0,1639</text:p>
          </table:table-cell>
          <table:table-cell table:number-columns-repeated="9"/>
        </table:table-row>
        <table:table-row table:style-name="ro2">
          <table:table-cell office:value-type="float" office:value="811" calcext:value-type="float">
            <text:p>811</text:p>
          </table:table-cell>
          <table:table-cell table:formula="of:=9+2*RAND()" office:value-type="float" office:value="10.5277082140092" calcext:value-type="float">
            <text:p>10,5277</text:p>
          </table:table-cell>
          <table:table-cell table:formula="of:=NORMINV(RAND();30;5)" office:value-type="float" office:value="28.1977817361508" calcext:value-type="float">
            <text:p>28,1978</text:p>
          </table:table-cell>
          <table:table-cell table:formula="of:=40+20*RAND()" office:value-type="float" office:value="54.8516017221846" calcext:value-type="float">
            <text:p>54,8516</text:p>
          </table:table-cell>
          <table:table-cell table:formula="of:=([.C812]*[.D812]+[.B812]*[.D812]+[.B812]*[.C812])/([.B812]*[.C812]*[.D812])" office:value-type="float" office:value="0.148682225770582" calcext:value-type="float">
            <text:p>0,1487</text:p>
          </table:table-cell>
          <table:table-cell table:number-columns-repeated="9"/>
        </table:table-row>
        <table:table-row table:style-name="ro2">
          <table:table-cell office:value-type="float" office:value="812" calcext:value-type="float">
            <text:p>812</text:p>
          </table:table-cell>
          <table:table-cell table:formula="of:=9+2*RAND()" office:value-type="float" office:value="9.44962087203749" calcext:value-type="float">
            <text:p>9,4496</text:p>
          </table:table-cell>
          <table:table-cell table:formula="of:=NORMINV(RAND();30;5)" office:value-type="float" office:value="30.9160038532067" calcext:value-type="float">
            <text:p>30,9160</text:p>
          </table:table-cell>
          <table:table-cell table:formula="of:=40+20*RAND()" office:value-type="float" office:value="50.7632573111914" calcext:value-type="float">
            <text:p>50,7633</text:p>
          </table:table-cell>
          <table:table-cell table:formula="of:=([.C813]*[.D813]+[.B813]*[.D813]+[.B813]*[.C813])/([.B813]*[.C813]*[.D813])" office:value-type="float" office:value="0.157869345848675" calcext:value-type="float">
            <text:p>0,1579</text:p>
          </table:table-cell>
          <table:table-cell table:number-columns-repeated="9"/>
        </table:table-row>
        <table:table-row table:style-name="ro2">
          <table:table-cell office:value-type="float" office:value="813" calcext:value-type="float">
            <text:p>813</text:p>
          </table:table-cell>
          <table:table-cell table:formula="of:=9+2*RAND()" office:value-type="float" office:value="10.9701421062928" calcext:value-type="float">
            <text:p>10,9701</text:p>
          </table:table-cell>
          <table:table-cell table:formula="of:=NORMINV(RAND();30;5)" office:value-type="float" office:value="24.315975492643" calcext:value-type="float">
            <text:p>24,3160</text:p>
          </table:table-cell>
          <table:table-cell table:formula="of:=40+20*RAND()" office:value-type="float" office:value="44.276897709351" calcext:value-type="float">
            <text:p>44,2769</text:p>
          </table:table-cell>
          <table:table-cell table:formula="of:=([.C814]*[.D814]+[.B814]*[.D814]+[.B814]*[.C814])/([.B814]*[.C814]*[.D814])" office:value-type="float" office:value="0.15486688999012" calcext:value-type="float">
            <text:p>0,1549</text:p>
          </table:table-cell>
          <table:table-cell table:number-columns-repeated="9"/>
        </table:table-row>
        <table:table-row table:style-name="ro2">
          <table:table-cell office:value-type="float" office:value="814" calcext:value-type="float">
            <text:p>814</text:p>
          </table:table-cell>
          <table:table-cell table:formula="of:=9+2*RAND()" office:value-type="float" office:value="10.7243241106626" calcext:value-type="float">
            <text:p>10,7243</text:p>
          </table:table-cell>
          <table:table-cell table:formula="of:=NORMINV(RAND();30;5)" office:value-type="float" office:value="28.6358452342309" calcext:value-type="float">
            <text:p>28,6358</text:p>
          </table:table-cell>
          <table:table-cell table:formula="of:=40+20*RAND()" office:value-type="float" office:value="57.2870081826113" calcext:value-type="float">
            <text:p>57,2870</text:p>
          </table:table-cell>
          <table:table-cell table:formula="of:=([.C815]*[.D815]+[.B815]*[.D815]+[.B815]*[.C815])/([.B815]*[.C815]*[.D815])" office:value-type="float" office:value="0.145623201526729" calcext:value-type="float">
            <text:p>0,1456</text:p>
          </table:table-cell>
          <table:table-cell table:number-columns-repeated="9"/>
        </table:table-row>
        <table:table-row table:style-name="ro2">
          <table:table-cell office:value-type="float" office:value="815" calcext:value-type="float">
            <text:p>815</text:p>
          </table:table-cell>
          <table:table-cell table:formula="of:=9+2*RAND()" office:value-type="float" office:value="9.3203433661256" calcext:value-type="float">
            <text:p>9,3203</text:p>
          </table:table-cell>
          <table:table-cell table:formula="of:=NORMINV(RAND();30;5)" office:value-type="float" office:value="27.7280101170567" calcext:value-type="float">
            <text:p>27,7280</text:p>
          </table:table-cell>
          <table:table-cell table:formula="of:=40+20*RAND()" office:value-type="float" office:value="47.8420315939002" calcext:value-type="float">
            <text:p>47,8420</text:p>
          </table:table-cell>
          <table:table-cell table:formula="of:=([.C816]*[.D816]+[.B816]*[.D816]+[.B816]*[.C816])/([.B816]*[.C816]*[.D816])" office:value-type="float" office:value="0.164258921544723" calcext:value-type="float">
            <text:p>0,1643</text:p>
          </table:table-cell>
          <table:table-cell table:number-columns-repeated="9"/>
        </table:table-row>
        <table:table-row table:style-name="ro2">
          <table:table-cell office:value-type="float" office:value="816" calcext:value-type="float">
            <text:p>816</text:p>
          </table:table-cell>
          <table:table-cell table:formula="of:=9+2*RAND()" office:value-type="float" office:value="9.04862604546361" calcext:value-type="float">
            <text:p>9,0486</text:p>
          </table:table-cell>
          <table:table-cell table:formula="of:=NORMINV(RAND();30;5)" office:value-type="float" office:value="25.5220251516902" calcext:value-type="float">
            <text:p>25,5220</text:p>
          </table:table-cell>
          <table:table-cell table:formula="of:=40+20*RAND()" office:value-type="float" office:value="48.0888004857115" calcext:value-type="float">
            <text:p>48,0888</text:p>
          </table:table-cell>
          <table:table-cell table:formula="of:=([.C817]*[.D817]+[.B817]*[.D817]+[.B817]*[.C817])/([.B817]*[.C817]*[.D817])" office:value-type="float" office:value="0.170490721917203" calcext:value-type="float">
            <text:p>0,1705</text:p>
          </table:table-cell>
          <table:table-cell table:number-columns-repeated="9"/>
        </table:table-row>
        <table:table-row table:style-name="ro2">
          <table:table-cell office:value-type="float" office:value="817" calcext:value-type="float">
            <text:p>817</text:p>
          </table:table-cell>
          <table:table-cell table:formula="of:=9+2*RAND()" office:value-type="float" office:value="9.42505484097637" calcext:value-type="float">
            <text:p>9,4251</text:p>
          </table:table-cell>
          <table:table-cell table:formula="of:=NORMINV(RAND();30;5)" office:value-type="float" office:value="28.0862877772363" calcext:value-type="float">
            <text:p>28,0863</text:p>
          </table:table-cell>
          <table:table-cell table:formula="of:=40+20*RAND()" office:value-type="float" office:value="40.3565272805281" calcext:value-type="float">
            <text:p>40,3565</text:p>
          </table:table-cell>
          <table:table-cell table:formula="of:=([.C818]*[.D818]+[.B818]*[.D818]+[.B818]*[.C818])/([.B818]*[.C818]*[.D818])" office:value-type="float" office:value="0.166483880325065" calcext:value-type="float">
            <text:p>0,1665</text:p>
          </table:table-cell>
          <table:table-cell table:number-columns-repeated="9"/>
        </table:table-row>
        <table:table-row table:style-name="ro2">
          <table:table-cell office:value-type="float" office:value="818" calcext:value-type="float">
            <text:p>818</text:p>
          </table:table-cell>
          <table:table-cell table:formula="of:=9+2*RAND()" office:value-type="float" office:value="9.49617104441859" calcext:value-type="float">
            <text:p>9,4962</text:p>
          </table:table-cell>
          <table:table-cell table:formula="of:=NORMINV(RAND();30;5)" office:value-type="float" office:value="36.0152441575106" calcext:value-type="float">
            <text:p>36,0152</text:p>
          </table:table-cell>
          <table:table-cell table:formula="of:=40+20*RAND()" office:value-type="float" office:value="47.9017568123527" calcext:value-type="float">
            <text:p>47,9018</text:p>
          </table:table-cell>
          <table:table-cell table:formula="of:=([.C819]*[.D819]+[.B819]*[.D819]+[.B819]*[.C819])/([.B819]*[.C819]*[.D819])" office:value-type="float" office:value="0.153947682449264" calcext:value-type="float">
            <text:p>0,1539</text:p>
          </table:table-cell>
          <table:table-cell table:number-columns-repeated="9"/>
        </table:table-row>
        <table:table-row table:style-name="ro2">
          <table:table-cell office:value-type="float" office:value="819" calcext:value-type="float">
            <text:p>819</text:p>
          </table:table-cell>
          <table:table-cell table:formula="of:=9+2*RAND()" office:value-type="float" office:value="10.6304560631979" calcext:value-type="float">
            <text:p>10,6305</text:p>
          </table:table-cell>
          <table:table-cell table:formula="of:=NORMINV(RAND();30;5)" office:value-type="float" office:value="31.9552092973355" calcext:value-type="float">
            <text:p>31,9552</text:p>
          </table:table-cell>
          <table:table-cell table:formula="of:=40+20*RAND()" office:value-type="float" office:value="57.7791485772468" calcext:value-type="float">
            <text:p>57,7791</text:p>
          </table:table-cell>
          <table:table-cell table:formula="of:=([.C820]*[.D820]+[.B820]*[.D820]+[.B820]*[.C820])/([.B820]*[.C820]*[.D820])" office:value-type="float" office:value="0.142670425256073" calcext:value-type="float">
            <text:p>0,1427</text:p>
          </table:table-cell>
          <table:table-cell table:number-columns-repeated="9"/>
        </table:table-row>
        <table:table-row table:style-name="ro2">
          <table:table-cell office:value-type="float" office:value="820" calcext:value-type="float">
            <text:p>820</text:p>
          </table:table-cell>
          <table:table-cell table:formula="of:=9+2*RAND()" office:value-type="float" office:value="9.03027846082114" calcext:value-type="float">
            <text:p>9,0303</text:p>
          </table:table-cell>
          <table:table-cell table:formula="of:=NORMINV(RAND();30;5)" office:value-type="float" office:value="32.0202114252568" calcext:value-type="float">
            <text:p>32,0202</text:p>
          </table:table-cell>
          <table:table-cell table:formula="of:=40+20*RAND()" office:value-type="float" office:value="40.5024692160077" calcext:value-type="float">
            <text:p>40,5025</text:p>
          </table:table-cell>
          <table:table-cell table:formula="of:=([.C821]*[.D821]+[.B821]*[.D821]+[.B821]*[.C821])/([.B821]*[.C821]*[.D821])" office:value-type="float" office:value="0.166658683794045" calcext:value-type="float">
            <text:p>0,1667</text:p>
          </table:table-cell>
          <table:table-cell table:number-columns-repeated="9"/>
        </table:table-row>
        <table:table-row table:style-name="ro2">
          <table:table-cell office:value-type="float" office:value="821" calcext:value-type="float">
            <text:p>821</text:p>
          </table:table-cell>
          <table:table-cell table:formula="of:=9+2*RAND()" office:value-type="float" office:value="9.0145086159464" calcext:value-type="float">
            <text:p>9,0145</text:p>
          </table:table-cell>
          <table:table-cell table:formula="of:=NORMINV(RAND();30;5)" office:value-type="float" office:value="29.4556844945247" calcext:value-type="float">
            <text:p>29,4557</text:p>
          </table:table-cell>
          <table:table-cell table:formula="of:=40+20*RAND()" office:value-type="float" office:value="57.4119059997611" calcext:value-type="float">
            <text:p>57,4119</text:p>
          </table:table-cell>
          <table:table-cell table:formula="of:=([.C822]*[.D822]+[.B822]*[.D822]+[.B822]*[.C822])/([.B822]*[.C822]*[.D822])" office:value-type="float" office:value="0.162299575029406" calcext:value-type="float">
            <text:p>0,1623</text:p>
          </table:table-cell>
          <table:table-cell table:number-columns-repeated="9"/>
        </table:table-row>
        <table:table-row table:style-name="ro2">
          <table:table-cell office:value-type="float" office:value="822" calcext:value-type="float">
            <text:p>822</text:p>
          </table:table-cell>
          <table:table-cell table:formula="of:=9+2*RAND()" office:value-type="float" office:value="10.2007012108807" calcext:value-type="float">
            <text:p>10,2007</text:p>
          </table:table-cell>
          <table:table-cell table:formula="of:=NORMINV(RAND();30;5)" office:value-type="float" office:value="32.5883626614677" calcext:value-type="float">
            <text:p>32,5884</text:p>
          </table:table-cell>
          <table:table-cell table:formula="of:=40+20*RAND()" office:value-type="float" office:value="52.0390202873386" calcext:value-type="float">
            <text:p>52,0390</text:p>
          </table:table-cell>
          <table:table-cell table:formula="of:=([.C823]*[.D823]+[.B823]*[.D823]+[.B823]*[.C823])/([.B823]*[.C823]*[.D823])" office:value-type="float" office:value="0.147934626446794" calcext:value-type="float">
            <text:p>0,1479</text:p>
          </table:table-cell>
          <table:table-cell table:number-columns-repeated="9"/>
        </table:table-row>
        <table:table-row table:style-name="ro2">
          <table:table-cell office:value-type="float" office:value="823" calcext:value-type="float">
            <text:p>823</text:p>
          </table:table-cell>
          <table:table-cell table:formula="of:=9+2*RAND()" office:value-type="float" office:value="9.7740586695727" calcext:value-type="float">
            <text:p>9,7741</text:p>
          </table:table-cell>
          <table:table-cell table:formula="of:=NORMINV(RAND();30;5)" office:value-type="float" office:value="23.4977278211838" calcext:value-type="float">
            <text:p>23,4977</text:p>
          </table:table-cell>
          <table:table-cell table:formula="of:=40+20*RAND()" office:value-type="float" office:value="52.9479349893518" calcext:value-type="float">
            <text:p>52,9479</text:p>
          </table:table-cell>
          <table:table-cell table:formula="of:=([.C824]*[.D824]+[.B824]*[.D824]+[.B824]*[.C824])/([.B824]*[.C824]*[.D824])" office:value-type="float" office:value="0.163755426984568" calcext:value-type="float">
            <text:p>0,1638</text:p>
          </table:table-cell>
          <table:table-cell table:number-columns-repeated="9"/>
        </table:table-row>
        <table:table-row table:style-name="ro2">
          <table:table-cell office:value-type="float" office:value="824" calcext:value-type="float">
            <text:p>824</text:p>
          </table:table-cell>
          <table:table-cell table:formula="of:=9+2*RAND()" office:value-type="float" office:value="9.79748187190853" calcext:value-type="float">
            <text:p>9,7975</text:p>
          </table:table-cell>
          <table:table-cell table:formula="of:=NORMINV(RAND();30;5)" office:value-type="float" office:value="41.272949238021" calcext:value-type="float">
            <text:p>41,2729</text:p>
          </table:table-cell>
          <table:table-cell table:formula="of:=40+20*RAND()" office:value-type="float" office:value="43.5823487420566" calcext:value-type="float">
            <text:p>43,5823</text:p>
          </table:table-cell>
          <table:table-cell table:formula="of:=([.C825]*[.D825]+[.B825]*[.D825]+[.B825]*[.C825])/([.B825]*[.C825]*[.D825])" office:value-type="float" office:value="0.149241056249204" calcext:value-type="float">
            <text:p>0,1492</text:p>
          </table:table-cell>
          <table:table-cell table:number-columns-repeated="9"/>
        </table:table-row>
        <table:table-row table:style-name="ro2">
          <table:table-cell office:value-type="float" office:value="825" calcext:value-type="float">
            <text:p>825</text:p>
          </table:table-cell>
          <table:table-cell table:formula="of:=9+2*RAND()" office:value-type="float" office:value="10.3855377624277" calcext:value-type="float">
            <text:p>10,3855</text:p>
          </table:table-cell>
          <table:table-cell table:formula="of:=NORMINV(RAND();30;5)" office:value-type="float" office:value="28.0255284190094" calcext:value-type="float">
            <text:p>28,0255</text:p>
          </table:table-cell>
          <table:table-cell table:formula="of:=40+20*RAND()" office:value-type="float" office:value="43.6001202720217" calcext:value-type="float">
            <text:p>43,6001</text:p>
          </table:table-cell>
          <table:table-cell table:formula="of:=([.C826]*[.D826]+[.B826]*[.D826]+[.B826]*[.C826])/([.B826]*[.C826]*[.D826])" office:value-type="float" office:value="0.154905214031395" calcext:value-type="float">
            <text:p>0,1549</text:p>
          </table:table-cell>
          <table:table-cell table:number-columns-repeated="9"/>
        </table:table-row>
        <table:table-row table:style-name="ro2">
          <table:table-cell office:value-type="float" office:value="826" calcext:value-type="float">
            <text:p>826</text:p>
          </table:table-cell>
          <table:table-cell table:formula="of:=9+2*RAND()" office:value-type="float" office:value="9.15362563519739" calcext:value-type="float">
            <text:p>9,1536</text:p>
          </table:table-cell>
          <table:table-cell table:formula="of:=NORMINV(RAND();30;5)" office:value-type="float" office:value="28.0072916454244" calcext:value-type="float">
            <text:p>28,0073</text:p>
          </table:table-cell>
          <table:table-cell table:formula="of:=40+20*RAND()" office:value-type="float" office:value="51.4688888029195" calcext:value-type="float">
            <text:p>51,4689</text:p>
          </table:table-cell>
          <table:table-cell table:formula="of:=([.C827]*[.D827]+[.B827]*[.D827]+[.B827]*[.C827])/([.B827]*[.C827]*[.D827])" office:value-type="float" office:value="0.164380529753817" calcext:value-type="float">
            <text:p>0,1644</text:p>
          </table:table-cell>
          <table:table-cell table:number-columns-repeated="9"/>
        </table:table-row>
        <table:table-row table:style-name="ro2">
          <table:table-cell office:value-type="float" office:value="827" calcext:value-type="float">
            <text:p>827</text:p>
          </table:table-cell>
          <table:table-cell table:formula="of:=9+2*RAND()" office:value-type="float" office:value="9.79199386504479" calcext:value-type="float">
            <text:p>9,7920</text:p>
          </table:table-cell>
          <table:table-cell table:formula="of:=NORMINV(RAND();30;5)" office:value-type="float" office:value="37.5891533142521" calcext:value-type="float">
            <text:p>37,5892</text:p>
          </table:table-cell>
          <table:table-cell table:formula="of:=40+20*RAND()" office:value-type="float" office:value="40.2366882120259" calcext:value-type="float">
            <text:p>40,2367</text:p>
          </table:table-cell>
          <table:table-cell table:formula="of:=([.C828]*[.D828]+[.B828]*[.D828]+[.B828]*[.C828])/([.B828]*[.C828]*[.D828])" office:value-type="float" office:value="0.153580606161954" calcext:value-type="float">
            <text:p>0,1536</text:p>
          </table:table-cell>
          <table:table-cell table:number-columns-repeated="9"/>
        </table:table-row>
        <table:table-row table:style-name="ro2">
          <table:table-cell office:value-type="float" office:value="828" calcext:value-type="float">
            <text:p>828</text:p>
          </table:table-cell>
          <table:table-cell table:formula="of:=9+2*RAND()" office:value-type="float" office:value="9.1519222392235" calcext:value-type="float">
            <text:p>9,1519</text:p>
          </table:table-cell>
          <table:table-cell table:formula="of:=NORMINV(RAND();30;5)" office:value-type="float" office:value="35.1028250279381" calcext:value-type="float">
            <text:p>35,1028</text:p>
          </table:table-cell>
          <table:table-cell table:formula="of:=40+20*RAND()" office:value-type="float" office:value="55.8285557827912" calcext:value-type="float">
            <text:p>55,8286</text:p>
          </table:table-cell>
          <table:table-cell table:formula="of:=([.C829]*[.D829]+[.B829]*[.D829]+[.B829]*[.C829])/([.B829]*[.C829]*[.D829])" office:value-type="float" office:value="0.15566637876539" calcext:value-type="float">
            <text:p>0,1557</text:p>
          </table:table-cell>
          <table:table-cell table:number-columns-repeated="9"/>
        </table:table-row>
        <table:table-row table:style-name="ro2">
          <table:table-cell office:value-type="float" office:value="829" calcext:value-type="float">
            <text:p>829</text:p>
          </table:table-cell>
          <table:table-cell table:formula="of:=9+2*RAND()" office:value-type="float" office:value="10.5127746814396" calcext:value-type="float">
            <text:p>10,5128</text:p>
          </table:table-cell>
          <table:table-cell table:formula="of:=NORMINV(RAND();30;5)" office:value-type="float" office:value="32.9659268441061" calcext:value-type="float">
            <text:p>32,9659</text:p>
          </table:table-cell>
          <table:table-cell table:formula="of:=40+20*RAND()" office:value-type="float" office:value="53.7024086224847" calcext:value-type="float">
            <text:p>53,7024</text:p>
          </table:table-cell>
          <table:table-cell table:formula="of:=([.C830]*[.D830]+[.B830]*[.D830]+[.B830]*[.C830])/([.B830]*[.C830]*[.D830])" office:value-type="float" office:value="0.144077855745259" calcext:value-type="float">
            <text:p>0,1441</text:p>
          </table:table-cell>
          <table:table-cell table:number-columns-repeated="9"/>
        </table:table-row>
        <table:table-row table:style-name="ro2">
          <table:table-cell office:value-type="float" office:value="830" calcext:value-type="float">
            <text:p>830</text:p>
          </table:table-cell>
          <table:table-cell table:formula="of:=9+2*RAND()" office:value-type="float" office:value="9.03465278050862" calcext:value-type="float">
            <text:p>9,0347</text:p>
          </table:table-cell>
          <table:table-cell table:formula="of:=NORMINV(RAND();30;5)" office:value-type="float" office:value="29.7627483623885" calcext:value-type="float">
            <text:p>29,7627</text:p>
          </table:table-cell>
          <table:table-cell table:formula="of:=40+20*RAND()" office:value-type="float" office:value="42.6148451282643" calcext:value-type="float">
            <text:p>42,6148</text:p>
          </table:table-cell>
          <table:table-cell table:formula="of:=([.C831]*[.D831]+[.B831]*[.D831]+[.B831]*[.C831])/([.B831]*[.C831]*[.D831])" office:value-type="float" office:value="0.167749988570368" calcext:value-type="float">
            <text:p>0,1677</text:p>
          </table:table-cell>
          <table:table-cell table:number-columns-repeated="9"/>
        </table:table-row>
        <table:table-row table:style-name="ro2">
          <table:table-cell office:value-type="float" office:value="831" calcext:value-type="float">
            <text:p>831</text:p>
          </table:table-cell>
          <table:table-cell table:formula="of:=9+2*RAND()" office:value-type="float" office:value="9.53358878172003" calcext:value-type="float">
            <text:p>9,5336</text:p>
          </table:table-cell>
          <table:table-cell table:formula="of:=NORMINV(RAND();30;5)" office:value-type="float" office:value="31.3262107249606" calcext:value-type="float">
            <text:p>31,3262</text:p>
          </table:table-cell>
          <table:table-cell table:formula="of:=40+20*RAND()" office:value-type="float" office:value="53.6613766173832" calcext:value-type="float">
            <text:p>53,6614</text:p>
          </table:table-cell>
          <table:table-cell table:formula="of:=([.C832]*[.D832]+[.B832]*[.D832]+[.B832]*[.C832])/([.B832]*[.C832]*[.D832])" office:value-type="float" office:value="0.155449821655318" calcext:value-type="float">
            <text:p>0,1554</text:p>
          </table:table-cell>
          <table:table-cell table:number-columns-repeated="9"/>
        </table:table-row>
        <table:table-row table:style-name="ro2">
          <table:table-cell office:value-type="float" office:value="832" calcext:value-type="float">
            <text:p>832</text:p>
          </table:table-cell>
          <table:table-cell table:formula="of:=9+2*RAND()" office:value-type="float" office:value="9.45599756552838" calcext:value-type="float">
            <text:p>9,4560</text:p>
          </table:table-cell>
          <table:table-cell table:formula="of:=NORMINV(RAND();30;5)" office:value-type="float" office:value="35.2367058974082" calcext:value-type="float">
            <text:p>35,2367</text:p>
          </table:table-cell>
          <table:table-cell table:formula="of:=40+20*RAND()" office:value-type="float" office:value="44.4483489054255" calcext:value-type="float">
            <text:p>44,4483</text:p>
          </table:table-cell>
          <table:table-cell table:formula="of:=([.C833]*[.D833]+[.B833]*[.D833]+[.B833]*[.C833])/([.B833]*[.C833]*[.D833])" office:value-type="float" office:value="0.156630509153059" calcext:value-type="float">
            <text:p>0,1566</text:p>
          </table:table-cell>
          <table:table-cell table:number-columns-repeated="9"/>
        </table:table-row>
        <table:table-row table:style-name="ro2">
          <table:table-cell office:value-type="float" office:value="833" calcext:value-type="float">
            <text:p>833</text:p>
          </table:table-cell>
          <table:table-cell table:formula="of:=9+2*RAND()" office:value-type="float" office:value="9.67181689827703" calcext:value-type="float">
            <text:p>9,6718</text:p>
          </table:table-cell>
          <table:table-cell table:formula="of:=NORMINV(RAND();30;5)" office:value-type="float" office:value="28.1275199195874" calcext:value-type="float">
            <text:p>28,1275</text:p>
          </table:table-cell>
          <table:table-cell table:formula="of:=40+20*RAND()" office:value-type="float" office:value="49.2337489849888" calcext:value-type="float">
            <text:p>49,2337</text:p>
          </table:table-cell>
          <table:table-cell table:formula="of:=([.C834]*[.D834]+[.B834]*[.D834]+[.B834]*[.C834])/([.B834]*[.C834]*[.D834])" office:value-type="float" office:value="0.159256830571267" calcext:value-type="float">
            <text:p>0,1593</text:p>
          </table:table-cell>
          <table:table-cell table:number-columns-repeated="9"/>
        </table:table-row>
        <table:table-row table:style-name="ro2">
          <table:table-cell office:value-type="float" office:value="834" calcext:value-type="float">
            <text:p>834</text:p>
          </table:table-cell>
          <table:table-cell table:formula="of:=9+2*RAND()" office:value-type="float" office:value="9.4678962493781" calcext:value-type="float">
            <text:p>9,4679</text:p>
          </table:table-cell>
          <table:table-cell table:formula="of:=NORMINV(RAND();30;5)" office:value-type="float" office:value="23.4891741452605" calcext:value-type="float">
            <text:p>23,4892</text:p>
          </table:table-cell>
          <table:table-cell table:formula="of:=40+20*RAND()" office:value-type="float" office:value="48.8464875356294" calcext:value-type="float">
            <text:p>48,8465</text:p>
          </table:table-cell>
          <table:table-cell table:formula="of:=([.C835]*[.D835]+[.B835]*[.D835]+[.B835]*[.C835])/([.B835]*[.C835]*[.D835])" office:value-type="float" office:value="0.168665189090959" calcext:value-type="float">
            <text:p>0,1687</text:p>
          </table:table-cell>
          <table:table-cell table:number-columns-repeated="9"/>
        </table:table-row>
        <table:table-row table:style-name="ro2">
          <table:table-cell office:value-type="float" office:value="835" calcext:value-type="float">
            <text:p>835</text:p>
          </table:table-cell>
          <table:table-cell table:formula="of:=9+2*RAND()" office:value-type="float" office:value="10.7997940222267" calcext:value-type="float">
            <text:p>10,7998</text:p>
          </table:table-cell>
          <table:table-cell table:formula="of:=NORMINV(RAND();30;5)" office:value-type="float" office:value="28.4650279942969" calcext:value-type="float">
            <text:p>28,4650</text:p>
          </table:table-cell>
          <table:table-cell table:formula="of:=40+20*RAND()" office:value-type="float" office:value="49.9880497693084" calcext:value-type="float">
            <text:p>49,9880</text:p>
          </table:table-cell>
          <table:table-cell table:formula="of:=([.C836]*[.D836]+[.B836]*[.D836]+[.B836]*[.C836])/([.B836]*[.C836]*[.D836])" office:value-type="float" office:value="0.147729967701475" calcext:value-type="float">
            <text:p>0,1477</text:p>
          </table:table-cell>
          <table:table-cell table:number-columns-repeated="9"/>
        </table:table-row>
        <table:table-row table:style-name="ro2">
          <table:table-cell office:value-type="float" office:value="836" calcext:value-type="float">
            <text:p>836</text:p>
          </table:table-cell>
          <table:table-cell table:formula="of:=9+2*RAND()" office:value-type="float" office:value="9.73582391696982" calcext:value-type="float">
            <text:p>9,7358</text:p>
          </table:table-cell>
          <table:table-cell table:formula="of:=NORMINV(RAND();30;5)" office:value-type="float" office:value="38.090638541014" calcext:value-type="float">
            <text:p>38,0906</text:p>
          </table:table-cell>
          <table:table-cell table:formula="of:=40+20*RAND()" office:value-type="float" office:value="53.5287996497937" calcext:value-type="float">
            <text:p>53,5288</text:p>
          </table:table-cell>
          <table:table-cell table:formula="of:=([.C837]*[.D837]+[.B837]*[.D837]+[.B837]*[.C837])/([.B837]*[.C837]*[.D837])" office:value-type="float" office:value="0.147648145588131" calcext:value-type="float">
            <text:p>0,1476</text:p>
          </table:table-cell>
          <table:table-cell table:number-columns-repeated="9"/>
        </table:table-row>
        <table:table-row table:style-name="ro2">
          <table:table-cell office:value-type="float" office:value="837" calcext:value-type="float">
            <text:p>837</text:p>
          </table:table-cell>
          <table:table-cell table:formula="of:=9+2*RAND()" office:value-type="float" office:value="9.56599489203654" calcext:value-type="float">
            <text:p>9,5660</text:p>
          </table:table-cell>
          <table:table-cell table:formula="of:=NORMINV(RAND();30;5)" office:value-type="float" office:value="25.5055829134099" calcext:value-type="float">
            <text:p>25,5056</text:p>
          </table:table-cell>
          <table:table-cell table:formula="of:=40+20*RAND()" office:value-type="float" office:value="59.3460699752905" calcext:value-type="float">
            <text:p>59,3461</text:p>
          </table:table-cell>
          <table:table-cell table:formula="of:=([.C838]*[.D838]+[.B838]*[.D838]+[.B838]*[.C838])/([.B838]*[.C838]*[.D838])" office:value-type="float" office:value="0.160594375157783" calcext:value-type="float">
            <text:p>0,1606</text:p>
          </table:table-cell>
          <table:table-cell table:number-columns-repeated="9"/>
        </table:table-row>
        <table:table-row table:style-name="ro2">
          <table:table-cell office:value-type="float" office:value="838" calcext:value-type="float">
            <text:p>838</text:p>
          </table:table-cell>
          <table:table-cell table:formula="of:=9+2*RAND()" office:value-type="float" office:value="10.6299941155594" calcext:value-type="float">
            <text:p>10,6300</text:p>
          </table:table-cell>
          <table:table-cell table:formula="of:=NORMINV(RAND();30;5)" office:value-type="float" office:value="25.6628863371312" calcext:value-type="float">
            <text:p>25,6629</text:p>
          </table:table-cell>
          <table:table-cell table:formula="of:=40+20*RAND()" office:value-type="float" office:value="59.2679356667213" calcext:value-type="float">
            <text:p>59,2679</text:p>
          </table:table-cell>
          <table:table-cell table:formula="of:=([.C839]*[.D839]+[.B839]*[.D839]+[.B839]*[.C839])/([.B839]*[.C839]*[.D839])" office:value-type="float" office:value="0.149912737134536" calcext:value-type="float">
            <text:p>0,1499</text:p>
          </table:table-cell>
          <table:table-cell table:number-columns-repeated="9"/>
        </table:table-row>
        <table:table-row table:style-name="ro2">
          <table:table-cell office:value-type="float" office:value="839" calcext:value-type="float">
            <text:p>839</text:p>
          </table:table-cell>
          <table:table-cell table:formula="of:=9+2*RAND()" office:value-type="float" office:value="9.35239469143562" calcext:value-type="float">
            <text:p>9,3524</text:p>
          </table:table-cell>
          <table:table-cell table:formula="of:=NORMINV(RAND();30;5)" office:value-type="float" office:value="28.0489638881802" calcext:value-type="float">
            <text:p>28,0490</text:p>
          </table:table-cell>
          <table:table-cell table:formula="of:=40+20*RAND()" office:value-type="float" office:value="56.9306500977837" calcext:value-type="float">
            <text:p>56,9307</text:p>
          </table:table-cell>
          <table:table-cell table:formula="of:=([.C840]*[.D840]+[.B840]*[.D840]+[.B840]*[.C840])/([.B840]*[.C840]*[.D840])" office:value-type="float" office:value="0.160141657955887" calcext:value-type="float">
            <text:p>0,1601</text:p>
          </table:table-cell>
          <table:table-cell table:number-columns-repeated="9"/>
        </table:table-row>
        <table:table-row table:style-name="ro2">
          <table:table-cell office:value-type="float" office:value="840" calcext:value-type="float">
            <text:p>840</text:p>
          </table:table-cell>
          <table:table-cell table:formula="of:=9+2*RAND()" office:value-type="float" office:value="10.2512144201901" calcext:value-type="float">
            <text:p>10,2512</text:p>
          </table:table-cell>
          <table:table-cell table:formula="of:=NORMINV(RAND();30;5)" office:value-type="float" office:value="34.7585411502899" calcext:value-type="float">
            <text:p>34,7585</text:p>
          </table:table-cell>
          <table:table-cell table:formula="of:=40+20*RAND()" office:value-type="float" office:value="49.05962476274" calcext:value-type="float">
            <text:p>49,0596</text:p>
          </table:table-cell>
          <table:table-cell table:formula="of:=([.C841]*[.D841]+[.B841]*[.D841]+[.B841]*[.C841])/([.B841]*[.C841]*[.D841])" office:value-type="float" office:value="0.146702685200537" calcext:value-type="float">
            <text:p>0,1467</text:p>
          </table:table-cell>
          <table:table-cell table:number-columns-repeated="9"/>
        </table:table-row>
        <table:table-row table:style-name="ro2">
          <table:table-cell office:value-type="float" office:value="841" calcext:value-type="float">
            <text:p>841</text:p>
          </table:table-cell>
          <table:table-cell table:formula="of:=9+2*RAND()" office:value-type="float" office:value="9.37709109229036" calcext:value-type="float">
            <text:p>9,3771</text:p>
          </table:table-cell>
          <table:table-cell table:formula="of:=NORMINV(RAND();30;5)" office:value-type="float" office:value="25.314355065742" calcext:value-type="float">
            <text:p>25,3144</text:p>
          </table:table-cell>
          <table:table-cell table:formula="of:=40+20*RAND()" office:value-type="float" office:value="46.4846588834189" calcext:value-type="float">
            <text:p>46,4847</text:p>
          </table:table-cell>
          <table:table-cell table:formula="of:=([.C842]*[.D842]+[.B842]*[.D842]+[.B842]*[.C842])/([.B842]*[.C842]*[.D842])" office:value-type="float" office:value="0.167658631433333" calcext:value-type="float">
            <text:p>0,1677</text:p>
          </table:table-cell>
          <table:table-cell table:number-columns-repeated="9"/>
        </table:table-row>
        <table:table-row table:style-name="ro2">
          <table:table-cell office:value-type="float" office:value="842" calcext:value-type="float">
            <text:p>842</text:p>
          </table:table-cell>
          <table:table-cell table:formula="of:=9+2*RAND()" office:value-type="float" office:value="9.53729984001257" calcext:value-type="float">
            <text:p>9,5373</text:p>
          </table:table-cell>
          <table:table-cell table:formula="of:=NORMINV(RAND();30;5)" office:value-type="float" office:value="28.6736065511753" calcext:value-type="float">
            <text:p>28,6736</text:p>
          </table:table-cell>
          <table:table-cell table:formula="of:=40+20*RAND()" office:value-type="float" office:value="42.9421295016073" calcext:value-type="float">
            <text:p>42,9421</text:p>
          </table:table-cell>
          <table:table-cell table:formula="of:=([.C843]*[.D843]+[.B843]*[.D843]+[.B843]*[.C843])/([.B843]*[.C843]*[.D843])" office:value-type="float" office:value="0.163013912050431" calcext:value-type="float">
            <text:p>0,1630</text:p>
          </table:table-cell>
          <table:table-cell table:number-columns-repeated="9"/>
        </table:table-row>
        <table:table-row table:style-name="ro2">
          <table:table-cell office:value-type="float" office:value="843" calcext:value-type="float">
            <text:p>843</text:p>
          </table:table-cell>
          <table:table-cell table:formula="of:=9+2*RAND()" office:value-type="float" office:value="10.9684369510505" calcext:value-type="float">
            <text:p>10,9684</text:p>
          </table:table-cell>
          <table:table-cell table:formula="of:=NORMINV(RAND();30;5)" office:value-type="float" office:value="32.698590497018" calcext:value-type="float">
            <text:p>32,6986</text:p>
          </table:table-cell>
          <table:table-cell table:formula="of:=40+20*RAND()" office:value-type="float" office:value="54.9109688191675" calcext:value-type="float">
            <text:p>54,9110</text:p>
          </table:table-cell>
          <table:table-cell table:formula="of:=([.C844]*[.D844]+[.B844]*[.D844]+[.B844]*[.C844])/([.B844]*[.C844]*[.D844])" office:value-type="float" office:value="0.139964348862941" calcext:value-type="float">
            <text:p>0,1400</text:p>
          </table:table-cell>
          <table:table-cell table:number-columns-repeated="9"/>
        </table:table-row>
        <table:table-row table:style-name="ro2">
          <table:table-cell office:value-type="float" office:value="844" calcext:value-type="float">
            <text:p>844</text:p>
          </table:table-cell>
          <table:table-cell table:formula="of:=9+2*RAND()" office:value-type="float" office:value="10.6884015945252" calcext:value-type="float">
            <text:p>10,6884</text:p>
          </table:table-cell>
          <table:table-cell table:formula="of:=NORMINV(RAND();30;5)" office:value-type="float" office:value="28.290898018323" calcext:value-type="float">
            <text:p>28,2909</text:p>
          </table:table-cell>
          <table:table-cell table:formula="of:=40+20*RAND()" office:value-type="float" office:value="52.4347931076773" calcext:value-type="float">
            <text:p>52,4348</text:p>
          </table:table-cell>
          <table:table-cell table:formula="of:=([.C845]*[.D845]+[.B845]*[.D845]+[.B845]*[.C845])/([.B845]*[.C845]*[.D845])" office:value-type="float" office:value="0.147977722654015" calcext:value-type="float">
            <text:p>0,1480</text:p>
          </table:table-cell>
          <table:table-cell table:number-columns-repeated="9"/>
        </table:table-row>
        <table:table-row table:style-name="ro2">
          <table:table-cell office:value-type="float" office:value="845" calcext:value-type="float">
            <text:p>845</text:p>
          </table:table-cell>
          <table:table-cell table:formula="of:=9+2*RAND()" office:value-type="float" office:value="9.86047079763375" calcext:value-type="float">
            <text:p>9,8605</text:p>
          </table:table-cell>
          <table:table-cell table:formula="of:=NORMINV(RAND();30;5)" office:value-type="float" office:value="25.4811187632087" calcext:value-type="float">
            <text:p>25,4811</text:p>
          </table:table-cell>
          <table:table-cell table:formula="of:=40+20*RAND()" office:value-type="float" office:value="46.6928844037466" calcext:value-type="float">
            <text:p>46,6929</text:p>
          </table:table-cell>
          <table:table-cell table:formula="of:=([.C846]*[.D846]+[.B846]*[.D846]+[.B846]*[.C846])/([.B846]*[.C846]*[.D846])" office:value-type="float" office:value="0.162076320017333" calcext:value-type="float">
            <text:p>0,1621</text:p>
          </table:table-cell>
          <table:table-cell table:number-columns-repeated="9"/>
        </table:table-row>
        <table:table-row table:style-name="ro2">
          <table:table-cell office:value-type="float" office:value="846" calcext:value-type="float">
            <text:p>846</text:p>
          </table:table-cell>
          <table:table-cell table:formula="of:=9+2*RAND()" office:value-type="float" office:value="10.6801845652517" calcext:value-type="float">
            <text:p>10,6802</text:p>
          </table:table-cell>
          <table:table-cell table:formula="of:=NORMINV(RAND();30;5)" office:value-type="float" office:value="30.5192574499017" calcext:value-type="float">
            <text:p>30,5193</text:p>
          </table:table-cell>
          <table:table-cell table:formula="of:=40+20*RAND()" office:value-type="float" office:value="56.5436077374034" calcext:value-type="float">
            <text:p>56,5436</text:p>
          </table:table-cell>
          <table:table-cell table:formula="of:=([.C847]*[.D847]+[.B847]*[.D847]+[.B847]*[.C847])/([.B847]*[.C847]*[.D847])" office:value-type="float" office:value="0.144083002737138" calcext:value-type="float">
            <text:p>0,1441</text:p>
          </table:table-cell>
          <table:table-cell table:number-columns-repeated="9"/>
        </table:table-row>
        <table:table-row table:style-name="ro2">
          <table:table-cell office:value-type="float" office:value="847" calcext:value-type="float">
            <text:p>847</text:p>
          </table:table-cell>
          <table:table-cell table:formula="of:=9+2*RAND()" office:value-type="float" office:value="10.2033464966808" calcext:value-type="float">
            <text:p>10,2033</text:p>
          </table:table-cell>
          <table:table-cell table:formula="of:=NORMINV(RAND();30;5)" office:value-type="float" office:value="34.106144236179" calcext:value-type="float">
            <text:p>34,1061</text:p>
          </table:table-cell>
          <table:table-cell table:formula="of:=40+20*RAND()" office:value-type="float" office:value="47.0541721093468" calcext:value-type="float">
            <text:p>47,0542</text:p>
          </table:table-cell>
          <table:table-cell table:formula="of:=([.C848]*[.D848]+[.B848]*[.D848]+[.B848]*[.C848])/([.B848]*[.C848]*[.D848])" office:value-type="float" office:value="0.148579391562049" calcext:value-type="float">
            <text:p>0,1486</text:p>
          </table:table-cell>
          <table:table-cell table:number-columns-repeated="9"/>
        </table:table-row>
        <table:table-row table:style-name="ro2">
          <table:table-cell office:value-type="float" office:value="848" calcext:value-type="float">
            <text:p>848</text:p>
          </table:table-cell>
          <table:table-cell table:formula="of:=9+2*RAND()" office:value-type="float" office:value="10.7125026660506" calcext:value-type="float">
            <text:p>10,7125</text:p>
          </table:table-cell>
          <table:table-cell table:formula="of:=NORMINV(RAND();30;5)" office:value-type="float" office:value="31.7155242521231" calcext:value-type="float">
            <text:p>31,7155</text:p>
          </table:table-cell>
          <table:table-cell table:formula="of:=40+20*RAND()" office:value-type="float" office:value="40.3656477318145" calcext:value-type="float">
            <text:p>40,3656</text:p>
          </table:table-cell>
          <table:table-cell table:formula="of:=([.C849]*[.D849]+[.B849]*[.D849]+[.B849]*[.C849])/([.B849]*[.C849]*[.D849])" office:value-type="float" office:value="0.149652708708487" calcext:value-type="float">
            <text:p>0,1497</text:p>
          </table:table-cell>
          <table:table-cell table:number-columns-repeated="9"/>
        </table:table-row>
        <table:table-row table:style-name="ro2">
          <table:table-cell office:value-type="float" office:value="849" calcext:value-type="float">
            <text:p>849</text:p>
          </table:table-cell>
          <table:table-cell table:formula="of:=9+2*RAND()" office:value-type="float" office:value="9.60516650998034" calcext:value-type="float">
            <text:p>9,6052</text:p>
          </table:table-cell>
          <table:table-cell table:formula="of:=NORMINV(RAND();30;5)" office:value-type="float" office:value="35.767020025768" calcext:value-type="float">
            <text:p>35,7670</text:p>
          </table:table-cell>
          <table:table-cell table:formula="of:=40+20*RAND()" office:value-type="float" office:value="52.6747212116607" calcext:value-type="float">
            <text:p>52,6747</text:p>
          </table:table-cell>
          <table:table-cell table:formula="of:=([.C850]*[.D850]+[.B850]*[.D850]+[.B850]*[.C850])/([.B850]*[.C850]*[.D850])" office:value-type="float" office:value="0.15105379225444" calcext:value-type="float">
            <text:p>0,1511</text:p>
          </table:table-cell>
          <table:table-cell table:number-columns-repeated="9"/>
        </table:table-row>
        <table:table-row table:style-name="ro2">
          <table:table-cell office:value-type="float" office:value="850" calcext:value-type="float">
            <text:p>850</text:p>
          </table:table-cell>
          <table:table-cell table:formula="of:=9+2*RAND()" office:value-type="float" office:value="9.72409023880027" calcext:value-type="float">
            <text:p>9,7241</text:p>
          </table:table-cell>
          <table:table-cell table:formula="of:=NORMINV(RAND();30;5)" office:value-type="float" office:value="30.8029739988977" calcext:value-type="float">
            <text:p>30,8030</text:p>
          </table:table-cell>
          <table:table-cell table:formula="of:=40+20*RAND()" office:value-type="float" office:value="59.4348086626269" calcext:value-type="float">
            <text:p>59,4348</text:p>
          </table:table-cell>
          <table:table-cell table:formula="of:=([.C851]*[.D851]+[.B851]*[.D851]+[.B851]*[.C851])/([.B851]*[.C851]*[.D851])" office:value-type="float" office:value="0.152126938776223" calcext:value-type="float">
            <text:p>0,1521</text:p>
          </table:table-cell>
          <table:table-cell table:number-columns-repeated="9"/>
        </table:table-row>
        <table:table-row table:style-name="ro2">
          <table:table-cell office:value-type="float" office:value="851" calcext:value-type="float">
            <text:p>851</text:p>
          </table:table-cell>
          <table:table-cell table:formula="of:=9+2*RAND()" office:value-type="float" office:value="9.40331887849607" calcext:value-type="float">
            <text:p>9,4033</text:p>
          </table:table-cell>
          <table:table-cell table:formula="of:=NORMINV(RAND();30;5)" office:value-type="float" office:value="26.1602296713645" calcext:value-type="float">
            <text:p>26,1602</text:p>
          </table:table-cell>
          <table:table-cell table:formula="of:=40+20*RAND()" office:value-type="float" office:value="59.0061833779328" calcext:value-type="float">
            <text:p>59,0062</text:p>
          </table:table-cell>
          <table:table-cell table:formula="of:=([.C852]*[.D852]+[.B852]*[.D852]+[.B852]*[.C852])/([.B852]*[.C852]*[.D852])" office:value-type="float" office:value="0.161518771606236" calcext:value-type="float">
            <text:p>0,1615</text:p>
          </table:table-cell>
          <table:table-cell table:number-columns-repeated="9"/>
        </table:table-row>
        <table:table-row table:style-name="ro2">
          <table:table-cell office:value-type="float" office:value="852" calcext:value-type="float">
            <text:p>852</text:p>
          </table:table-cell>
          <table:table-cell table:formula="of:=9+2*RAND()" office:value-type="float" office:value="10.1348221672233" calcext:value-type="float">
            <text:p>10,1348</text:p>
          </table:table-cell>
          <table:table-cell table:formula="of:=NORMINV(RAND();30;5)" office:value-type="float" office:value="27.3583911113574" calcext:value-type="float">
            <text:p>27,3584</text:p>
          </table:table-cell>
          <table:table-cell table:formula="of:=40+20*RAND()" office:value-type="float" office:value="46.3164158002473" calcext:value-type="float">
            <text:p>46,3164</text:p>
          </table:table-cell>
          <table:table-cell table:formula="of:=([.C853]*[.D853]+[.B853]*[.D853]+[.B853]*[.C853])/([.B853]*[.C853]*[.D853])" office:value-type="float" office:value="0.156812187672713" calcext:value-type="float">
            <text:p>0,1568</text:p>
          </table:table-cell>
          <table:table-cell table:number-columns-repeated="9"/>
        </table:table-row>
        <table:table-row table:style-name="ro2">
          <table:table-cell office:value-type="float" office:value="853" calcext:value-type="float">
            <text:p>853</text:p>
          </table:table-cell>
          <table:table-cell table:formula="of:=9+2*RAND()" office:value-type="float" office:value="10.0204569308553" calcext:value-type="float">
            <text:p>10,0205</text:p>
          </table:table-cell>
          <table:table-cell table:formula="of:=NORMINV(RAND();30;5)" office:value-type="float" office:value="34.027843458926" calcext:value-type="float">
            <text:p>34,0278</text:p>
          </table:table-cell>
          <table:table-cell table:formula="of:=40+20*RAND()" office:value-type="float" office:value="43.4114437387325" calcext:value-type="float">
            <text:p>43,4114</text:p>
          </table:table-cell>
          <table:table-cell table:formula="of:=([.C854]*[.D854]+[.B854]*[.D854]+[.B854]*[.C854])/([.B854]*[.C854]*[.D854])" office:value-type="float" office:value="0.152218947366136" calcext:value-type="float">
            <text:p>0,1522</text:p>
          </table:table-cell>
          <table:table-cell table:number-columns-repeated="9"/>
        </table:table-row>
        <table:table-row table:style-name="ro2">
          <table:table-cell office:value-type="float" office:value="854" calcext:value-type="float">
            <text:p>854</text:p>
          </table:table-cell>
          <table:table-cell table:formula="of:=9+2*RAND()" office:value-type="float" office:value="9.87430162983947" calcext:value-type="float">
            <text:p>9,8743</text:p>
          </table:table-cell>
          <table:table-cell table:formula="of:=NORMINV(RAND();30;5)" office:value-type="float" office:value="24.8222058886036" calcext:value-type="float">
            <text:p>24,8222</text:p>
          </table:table-cell>
          <table:table-cell table:formula="of:=40+20*RAND()" office:value-type="float" office:value="55.9668281138875" calcext:value-type="float">
            <text:p>55,9668</text:p>
          </table:table-cell>
          <table:table-cell table:formula="of:=([.C855]*[.D855]+[.B855]*[.D855]+[.B855]*[.C855])/([.B855]*[.C855]*[.D855])" office:value-type="float" office:value="0.159427219967723" calcext:value-type="float">
            <text:p>0,1594</text:p>
          </table:table-cell>
          <table:table-cell table:number-columns-repeated="9"/>
        </table:table-row>
        <table:table-row table:style-name="ro2">
          <table:table-cell office:value-type="float" office:value="855" calcext:value-type="float">
            <text:p>855</text:p>
          </table:table-cell>
          <table:table-cell table:formula="of:=9+2*RAND()" office:value-type="float" office:value="9.60303821251728" calcext:value-type="float">
            <text:p>9,6030</text:p>
          </table:table-cell>
          <table:table-cell table:formula="of:=NORMINV(RAND();30;5)" office:value-type="float" office:value="24.0749977320761" calcext:value-type="float">
            <text:p>24,0750</text:p>
          </table:table-cell>
          <table:table-cell table:formula="of:=40+20*RAND()" office:value-type="float" office:value="52.4610504019074" calcext:value-type="float">
            <text:p>52,4611</text:p>
          </table:table-cell>
          <table:table-cell table:formula="of:=([.C856]*[.D856]+[.B856]*[.D856]+[.B856]*[.C856])/([.B856]*[.C856]*[.D856])" office:value-type="float" office:value="0.164732339173536" calcext:value-type="float">
            <text:p>0,1647</text:p>
          </table:table-cell>
          <table:table-cell table:number-columns-repeated="9"/>
        </table:table-row>
        <table:table-row table:style-name="ro2">
          <table:table-cell office:value-type="float" office:value="856" calcext:value-type="float">
            <text:p>856</text:p>
          </table:table-cell>
          <table:table-cell table:formula="of:=9+2*RAND()" office:value-type="float" office:value="9.07070050784387" calcext:value-type="float">
            <text:p>9,0707</text:p>
          </table:table-cell>
          <table:table-cell table:formula="of:=NORMINV(RAND();30;5)" office:value-type="float" office:value="32.1093622259283" calcext:value-type="float">
            <text:p>32,1094</text:p>
          </table:table-cell>
          <table:table-cell table:formula="of:=40+20*RAND()" office:value-type="float" office:value="40.6806168961339" calcext:value-type="float">
            <text:p>40,6806</text:p>
          </table:table-cell>
          <table:table-cell table:formula="of:=([.C857]*[.D857]+[.B857]*[.D857]+[.B857]*[.C857])/([.B857]*[.C857]*[.D857])" office:value-type="float" office:value="0.165970364786113" calcext:value-type="float">
            <text:p>0,1660</text:p>
          </table:table-cell>
          <table:table-cell table:number-columns-repeated="9"/>
        </table:table-row>
        <table:table-row table:style-name="ro2">
          <table:table-cell office:value-type="float" office:value="857" calcext:value-type="float">
            <text:p>857</text:p>
          </table:table-cell>
          <table:table-cell table:formula="of:=9+2*RAND()" office:value-type="float" office:value="9.73336964449845" calcext:value-type="float">
            <text:p>9,7334</text:p>
          </table:table-cell>
          <table:table-cell table:formula="of:=NORMINV(RAND();30;5)" office:value-type="float" office:value="34.0664255540818" calcext:value-type="float">
            <text:p>34,0664</text:p>
          </table:table-cell>
          <table:table-cell table:formula="of:=40+20*RAND()" office:value-type="float" office:value="46.1119437846355" calcext:value-type="float">
            <text:p>46,1119</text:p>
          </table:table-cell>
          <table:table-cell table:formula="of:=([.C858]*[.D858]+[.B858]*[.D858]+[.B858]*[.C858])/([.B858]*[.C858]*[.D858])" office:value-type="float" office:value="0.1537801133215" calcext:value-type="float">
            <text:p>0,1538</text:p>
          </table:table-cell>
          <table:table-cell table:number-columns-repeated="9"/>
        </table:table-row>
        <table:table-row table:style-name="ro2">
          <table:table-cell office:value-type="float" office:value="858" calcext:value-type="float">
            <text:p>858</text:p>
          </table:table-cell>
          <table:table-cell table:formula="of:=9+2*RAND()" office:value-type="float" office:value="9.05911728995852" calcext:value-type="float">
            <text:p>9,0591</text:p>
          </table:table-cell>
          <table:table-cell table:formula="of:=NORMINV(RAND();30;5)" office:value-type="float" office:value="23.3533058869595" calcext:value-type="float">
            <text:p>23,3533</text:p>
          </table:table-cell>
          <table:table-cell table:formula="of:=40+20*RAND()" office:value-type="float" office:value="42.8940589749254" calcext:value-type="float">
            <text:p>42,8941</text:p>
          </table:table-cell>
          <table:table-cell table:formula="of:=([.C859]*[.D859]+[.B859]*[.D859]+[.B859]*[.C859])/([.B859]*[.C859]*[.D859])" office:value-type="float" office:value="0.176519772583445" calcext:value-type="float">
            <text:p>0,1765</text:p>
          </table:table-cell>
          <table:table-cell table:number-columns-repeated="9"/>
        </table:table-row>
        <table:table-row table:style-name="ro2">
          <table:table-cell office:value-type="float" office:value="859" calcext:value-type="float">
            <text:p>859</text:p>
          </table:table-cell>
          <table:table-cell table:formula="of:=9+2*RAND()" office:value-type="float" office:value="9.33811987866648" calcext:value-type="float">
            <text:p>9,3381</text:p>
          </table:table-cell>
          <table:table-cell table:formula="of:=NORMINV(RAND();30;5)" office:value-type="float" office:value="28.69197301986" calcext:value-type="float">
            <text:p>28,6920</text:p>
          </table:table-cell>
          <table:table-cell table:formula="of:=40+20*RAND()" office:value-type="float" office:value="54.7233380679973" calcext:value-type="float">
            <text:p>54,7233</text:p>
          </table:table-cell>
          <table:table-cell table:formula="of:=([.C860]*[.D860]+[.B860]*[.D860]+[.B860]*[.C860])/([.B860]*[.C860]*[.D860])" office:value-type="float" office:value="0.160214630223155" calcext:value-type="float">
            <text:p>0,1602</text:p>
          </table:table-cell>
          <table:table-cell table:number-columns-repeated="9"/>
        </table:table-row>
        <table:table-row table:style-name="ro2">
          <table:table-cell office:value-type="float" office:value="860" calcext:value-type="float">
            <text:p>860</text:p>
          </table:table-cell>
          <table:table-cell table:formula="of:=9+2*RAND()" office:value-type="float" office:value="10.0152752154972" calcext:value-type="float">
            <text:p>10,0153</text:p>
          </table:table-cell>
          <table:table-cell table:formula="of:=NORMINV(RAND();30;5)" office:value-type="float" office:value="30.4259510200085" calcext:value-type="float">
            <text:p>30,4260</text:p>
          </table:table-cell>
          <table:table-cell table:formula="of:=40+20*RAND()" office:value-type="float" office:value="45.3849705704488" calcext:value-type="float">
            <text:p>45,3850</text:p>
          </table:table-cell>
          <table:table-cell table:formula="of:=([.C861]*[.D861]+[.B861]*[.D861]+[.B861]*[.C861])/([.B861]*[.C861]*[.D861])" office:value-type="float" office:value="0.154747886823404" calcext:value-type="float">
            <text:p>0,1547</text:p>
          </table:table-cell>
          <table:table-cell table:number-columns-repeated="9"/>
        </table:table-row>
        <table:table-row table:style-name="ro2">
          <table:table-cell office:value-type="float" office:value="861" calcext:value-type="float">
            <text:p>861</text:p>
          </table:table-cell>
          <table:table-cell table:formula="of:=9+2*RAND()" office:value-type="float" office:value="9.04197675245814" calcext:value-type="float">
            <text:p>9,0420</text:p>
          </table:table-cell>
          <table:table-cell table:formula="of:=NORMINV(RAND();30;5)" office:value-type="float" office:value="32.8059031002096" calcext:value-type="float">
            <text:p>32,8059</text:p>
          </table:table-cell>
          <table:table-cell table:formula="of:=40+20*RAND()" office:value-type="float" office:value="43.0638401652686" calcext:value-type="float">
            <text:p>43,0638</text:p>
          </table:table-cell>
          <table:table-cell table:formula="of:=([.C862]*[.D862]+[.B862]*[.D862]+[.B862]*[.C862])/([.B862]*[.C862]*[.D862])" office:value-type="float" office:value="0.164298942627497" calcext:value-type="float">
            <text:p>0,1643</text:p>
          </table:table-cell>
          <table:table-cell table:number-columns-repeated="9"/>
        </table:table-row>
        <table:table-row table:style-name="ro2">
          <table:table-cell office:value-type="float" office:value="862" calcext:value-type="float">
            <text:p>862</text:p>
          </table:table-cell>
          <table:table-cell table:formula="of:=9+2*RAND()" office:value-type="float" office:value="10.5480514469091" calcext:value-type="float">
            <text:p>10,5481</text:p>
          </table:table-cell>
          <table:table-cell table:formula="of:=NORMINV(RAND();30;5)" office:value-type="float" office:value="37.3898008001729" calcext:value-type="float">
            <text:p>37,3898</text:p>
          </table:table-cell>
          <table:table-cell table:formula="of:=40+20*RAND()" office:value-type="float" office:value="51.9643419864588" calcext:value-type="float">
            <text:p>51,9643</text:p>
          </table:table-cell>
          <table:table-cell table:formula="of:=([.C863]*[.D863]+[.B863]*[.D863]+[.B863]*[.C863])/([.B863]*[.C863]*[.D863])" office:value-type="float" office:value="0.140793466833631" calcext:value-type="float">
            <text:p>0,1408</text:p>
          </table:table-cell>
          <table:table-cell table:number-columns-repeated="9"/>
        </table:table-row>
        <table:table-row table:style-name="ro2">
          <table:table-cell office:value-type="float" office:value="863" calcext:value-type="float">
            <text:p>863</text:p>
          </table:table-cell>
          <table:table-cell table:formula="of:=9+2*RAND()" office:value-type="float" office:value="10.993900827365" calcext:value-type="float">
            <text:p>10,9939</text:p>
          </table:table-cell>
          <table:table-cell table:formula="of:=NORMINV(RAND();30;5)" office:value-type="float" office:value="30.0218419038688" calcext:value-type="float">
            <text:p>30,0218</text:p>
          </table:table-cell>
          <table:table-cell table:formula="of:=40+20*RAND()" office:value-type="float" office:value="53.2361982925795" calcext:value-type="float">
            <text:p>53,2362</text:p>
          </table:table-cell>
          <table:table-cell table:formula="of:=([.C864]*[.D864]+[.B864]*[.D864]+[.B864]*[.C864])/([.B864]*[.C864]*[.D864])" office:value-type="float" office:value="0.14305281881274" calcext:value-type="float">
            <text:p>0,1431</text:p>
          </table:table-cell>
          <table:table-cell table:number-columns-repeated="9"/>
        </table:table-row>
        <table:table-row table:style-name="ro2">
          <table:table-cell office:value-type="float" office:value="864" calcext:value-type="float">
            <text:p>864</text:p>
          </table:table-cell>
          <table:table-cell table:formula="of:=9+2*RAND()" office:value-type="float" office:value="9.42645085160621" calcext:value-type="float">
            <text:p>9,4265</text:p>
          </table:table-cell>
          <table:table-cell table:formula="of:=NORMINV(RAND();30;5)" office:value-type="float" office:value="32.1710540847979" calcext:value-type="float">
            <text:p>32,1711</text:p>
          </table:table-cell>
          <table:table-cell table:formula="of:=40+20*RAND()" office:value-type="float" office:value="59.2604154883884" calcext:value-type="float">
            <text:p>59,2604</text:p>
          </table:table-cell>
          <table:table-cell table:formula="of:=([.C865]*[.D865]+[.B865]*[.D865]+[.B865]*[.C865])/([.B865]*[.C865]*[.D865])" office:value-type="float" office:value="0.154042979412375" calcext:value-type="float">
            <text:p>0,1540</text:p>
          </table:table-cell>
          <table:table-cell table:number-columns-repeated="9"/>
        </table:table-row>
        <table:table-row table:style-name="ro2">
          <table:table-cell office:value-type="float" office:value="865" calcext:value-type="float">
            <text:p>865</text:p>
          </table:table-cell>
          <table:table-cell table:formula="of:=9+2*RAND()" office:value-type="float" office:value="10.3743752839509" calcext:value-type="float">
            <text:p>10,3744</text:p>
          </table:table-cell>
          <table:table-cell table:formula="of:=NORMINV(RAND();30;5)" office:value-type="float" office:value="31.3426937382289" calcext:value-type="float">
            <text:p>31,3427</text:p>
          </table:table-cell>
          <table:table-cell table:formula="of:=40+20*RAND()" office:value-type="float" office:value="55.3002002672292" calcext:value-type="float">
            <text:p>55,3002</text:p>
          </table:table-cell>
          <table:table-cell table:formula="of:=([.C866]*[.D866]+[.B866]*[.D866]+[.B866]*[.C866])/([.B866]*[.C866]*[.D866])" office:value-type="float" office:value="0.146379825717152" calcext:value-type="float">
            <text:p>0,1464</text:p>
          </table:table-cell>
          <table:table-cell table:number-columns-repeated="9"/>
        </table:table-row>
        <table:table-row table:style-name="ro2">
          <table:table-cell office:value-type="float" office:value="866" calcext:value-type="float">
            <text:p>866</text:p>
          </table:table-cell>
          <table:table-cell table:formula="of:=9+2*RAND()" office:value-type="float" office:value="10.0908260589931" calcext:value-type="float">
            <text:p>10,0908</text:p>
          </table:table-cell>
          <table:table-cell table:formula="of:=NORMINV(RAND();30;5)" office:value-type="float" office:value="26.303520837943" calcext:value-type="float">
            <text:p>26,3035</text:p>
          </table:table-cell>
          <table:table-cell table:formula="of:=40+20*RAND()" office:value-type="float" office:value="42.4129796517082" calcext:value-type="float">
            <text:p>42,4130</text:p>
          </table:table-cell>
          <table:table-cell table:formula="of:=([.C867]*[.D867]+[.B867]*[.D867]+[.B867]*[.C867])/([.B867]*[.C867]*[.D867])" office:value-type="float" office:value="0.16069532667232" calcext:value-type="float">
            <text:p>0,1607</text:p>
          </table:table-cell>
          <table:table-cell table:number-columns-repeated="9"/>
        </table:table-row>
        <table:table-row table:style-name="ro2">
          <table:table-cell office:value-type="float" office:value="867" calcext:value-type="float">
            <text:p>867</text:p>
          </table:table-cell>
          <table:table-cell table:formula="of:=9+2*RAND()" office:value-type="float" office:value="9.69778252649121" calcext:value-type="float">
            <text:p>9,6978</text:p>
          </table:table-cell>
          <table:table-cell table:formula="of:=NORMINV(RAND();30;5)" office:value-type="float" office:value="27.1918714738395" calcext:value-type="float">
            <text:p>27,1919</text:p>
          </table:table-cell>
          <table:table-cell table:formula="of:=40+20*RAND()" office:value-type="float" office:value="50.6749103940092" calcext:value-type="float">
            <text:p>50,6749</text:p>
          </table:table-cell>
          <table:table-cell table:formula="of:=([.C868]*[.D868]+[.B868]*[.D868]+[.B868]*[.C868])/([.B868]*[.C868]*[.D868])" office:value-type="float" office:value="0.159625683852022" calcext:value-type="float">
            <text:p>0,1596</text:p>
          </table:table-cell>
          <table:table-cell table:number-columns-repeated="9"/>
        </table:table-row>
        <table:table-row table:style-name="ro2">
          <table:table-cell office:value-type="float" office:value="868" calcext:value-type="float">
            <text:p>868</text:p>
          </table:table-cell>
          <table:table-cell table:formula="of:=9+2*RAND()" office:value-type="float" office:value="10.5179090143647" calcext:value-type="float">
            <text:p>10,5179</text:p>
          </table:table-cell>
          <table:table-cell table:formula="of:=NORMINV(RAND();30;5)" office:value-type="float" office:value="22.3928915671446" calcext:value-type="float">
            <text:p>22,3929</text:p>
          </table:table-cell>
          <table:table-cell table:formula="of:=40+20*RAND()" office:value-type="float" office:value="56.4109879056923" calcext:value-type="float">
            <text:p>56,4110</text:p>
          </table:table-cell>
          <table:table-cell table:formula="of:=([.C869]*[.D869]+[.B869]*[.D869]+[.B869]*[.C869])/([.B869]*[.C869]*[.D869])" office:value-type="float" office:value="0.157460003279005" calcext:value-type="float">
            <text:p>0,1575</text:p>
          </table:table-cell>
          <table:table-cell table:number-columns-repeated="9"/>
        </table:table-row>
        <table:table-row table:style-name="ro2">
          <table:table-cell office:value-type="float" office:value="869" calcext:value-type="float">
            <text:p>869</text:p>
          </table:table-cell>
          <table:table-cell table:formula="of:=9+2*RAND()" office:value-type="float" office:value="10.8883078389335" calcext:value-type="float">
            <text:p>10,8883</text:p>
          </table:table-cell>
          <table:table-cell table:formula="of:=NORMINV(RAND();30;5)" office:value-type="float" office:value="42.6981355578154" calcext:value-type="float">
            <text:p>42,6981</text:p>
          </table:table-cell>
          <table:table-cell table:formula="of:=40+20*RAND()" office:value-type="float" office:value="47.8891443298198" calcext:value-type="float">
            <text:p>47,8891</text:p>
          </table:table-cell>
          <table:table-cell table:formula="of:=([.C870]*[.D870]+[.B870]*[.D870]+[.B870]*[.C870])/([.B870]*[.C870]*[.D870])" office:value-type="float" office:value="0.136143421035213" calcext:value-type="float">
            <text:p>0,1361</text:p>
          </table:table-cell>
          <table:table-cell table:number-columns-repeated="9"/>
        </table:table-row>
        <table:table-row table:style-name="ro2">
          <table:table-cell office:value-type="float" office:value="870" calcext:value-type="float">
            <text:p>870</text:p>
          </table:table-cell>
          <table:table-cell table:formula="of:=9+2*RAND()" office:value-type="float" office:value="9.76637411094271" calcext:value-type="float">
            <text:p>9,7664</text:p>
          </table:table-cell>
          <table:table-cell table:formula="of:=NORMINV(RAND();30;5)" office:value-type="float" office:value="28.1038931985475" calcext:value-type="float">
            <text:p>28,1039</text:p>
          </table:table-cell>
          <table:table-cell table:formula="of:=40+20*RAND()" office:value-type="float" office:value="57.7960385731421" calcext:value-type="float">
            <text:p>57,7960</text:p>
          </table:table-cell>
          <table:table-cell table:formula="of:=([.C871]*[.D871]+[.B871]*[.D871]+[.B871]*[.C871])/([.B871]*[.C871]*[.D871])" office:value-type="float" office:value="0.155276628267865" calcext:value-type="float">
            <text:p>0,1553</text:p>
          </table:table-cell>
          <table:table-cell table:number-columns-repeated="9"/>
        </table:table-row>
        <table:table-row table:style-name="ro2">
          <table:table-cell office:value-type="float" office:value="871" calcext:value-type="float">
            <text:p>871</text:p>
          </table:table-cell>
          <table:table-cell table:formula="of:=9+2*RAND()" office:value-type="float" office:value="10.8672255619895" calcext:value-type="float">
            <text:p>10,8672</text:p>
          </table:table-cell>
          <table:table-cell table:formula="of:=NORMINV(RAND();30;5)" office:value-type="float" office:value="29.3056541739593" calcext:value-type="float">
            <text:p>29,3057</text:p>
          </table:table-cell>
          <table:table-cell table:formula="of:=40+20*RAND()" office:value-type="float" office:value="47.4824723345228" calcext:value-type="float">
            <text:p>47,4825</text:p>
          </table:table-cell>
          <table:table-cell table:formula="of:=([.C872]*[.D872]+[.B872]*[.D872]+[.B872]*[.C872])/([.B872]*[.C872]*[.D872])" office:value-type="float" office:value="0.14720331796626" calcext:value-type="float">
            <text:p>0,1472</text:p>
          </table:table-cell>
          <table:table-cell table:number-columns-repeated="9"/>
        </table:table-row>
        <table:table-row table:style-name="ro2">
          <table:table-cell office:value-type="float" office:value="872" calcext:value-type="float">
            <text:p>872</text:p>
          </table:table-cell>
          <table:table-cell table:formula="of:=9+2*RAND()" office:value-type="float" office:value="10.1255607602652" calcext:value-type="float">
            <text:p>10,1256</text:p>
          </table:table-cell>
          <table:table-cell table:formula="of:=NORMINV(RAND();30;5)" office:value-type="float" office:value="32.1644577333449" calcext:value-type="float">
            <text:p>32,1645</text:p>
          </table:table-cell>
          <table:table-cell table:formula="of:=40+20*RAND()" office:value-type="float" office:value="44.7709721350111" calcext:value-type="float">
            <text:p>44,7710</text:p>
          </table:table-cell>
          <table:table-cell table:formula="of:=([.C873]*[.D873]+[.B873]*[.D873]+[.B873]*[.C873])/([.B873]*[.C873]*[.D873])" office:value-type="float" office:value="0.152186081288586" calcext:value-type="float">
            <text:p>0,1522</text:p>
          </table:table-cell>
          <table:table-cell table:number-columns-repeated="9"/>
        </table:table-row>
        <table:table-row table:style-name="ro2">
          <table:table-cell office:value-type="float" office:value="873" calcext:value-type="float">
            <text:p>873</text:p>
          </table:table-cell>
          <table:table-cell table:formula="of:=9+2*RAND()" office:value-type="float" office:value="10.9393010244239" calcext:value-type="float">
            <text:p>10,9393</text:p>
          </table:table-cell>
          <table:table-cell table:formula="of:=NORMINV(RAND();30;5)" office:value-type="float" office:value="21.0179699479052" calcext:value-type="float">
            <text:p>21,0180</text:p>
          </table:table-cell>
          <table:table-cell table:formula="of:=40+20*RAND()" office:value-type="float" office:value="47.1781416540034" calcext:value-type="float">
            <text:p>47,1781</text:p>
          </table:table-cell>
          <table:table-cell table:formula="of:=([.C874]*[.D874]+[.B874]*[.D874]+[.B874]*[.C874])/([.B874]*[.C874]*[.D874])" office:value-type="float" office:value="0.160188109766103" calcext:value-type="float">
            <text:p>0,1602</text:p>
          </table:table-cell>
          <table:table-cell table:number-columns-repeated="9"/>
        </table:table-row>
        <table:table-row table:style-name="ro2">
          <table:table-cell office:value-type="float" office:value="874" calcext:value-type="float">
            <text:p>874</text:p>
          </table:table-cell>
          <table:table-cell table:formula="of:=9+2*RAND()" office:value-type="float" office:value="9.41975966491737" calcext:value-type="float">
            <text:p>9,4198</text:p>
          </table:table-cell>
          <table:table-cell table:formula="of:=NORMINV(RAND();30;5)" office:value-type="float" office:value="28.842632490624" calcext:value-type="float">
            <text:p>28,8426</text:p>
          </table:table-cell>
          <table:table-cell table:formula="of:=40+20*RAND()" office:value-type="float" office:value="50.770055798348" calcext:value-type="float">
            <text:p>50,7701</text:p>
          </table:table-cell>
          <table:table-cell table:formula="of:=([.C875]*[.D875]+[.B875]*[.D875]+[.B875]*[.C875])/([.B875]*[.C875]*[.D875])" office:value-type="float" office:value="0.160527369696881" calcext:value-type="float">
            <text:p>0,1605</text:p>
          </table:table-cell>
          <table:table-cell table:number-columns-repeated="9"/>
        </table:table-row>
        <table:table-row table:style-name="ro2">
          <table:table-cell office:value-type="float" office:value="875" calcext:value-type="float">
            <text:p>875</text:p>
          </table:table-cell>
          <table:table-cell table:formula="of:=9+2*RAND()" office:value-type="float" office:value="9.57612195028924" calcext:value-type="float">
            <text:p>9,5761</text:p>
          </table:table-cell>
          <table:table-cell table:formula="of:=NORMINV(RAND();30;5)" office:value-type="float" office:value="40.6148668842309" calcext:value-type="float">
            <text:p>40,6149</text:p>
          </table:table-cell>
          <table:table-cell table:formula="of:=40+20*RAND()" office:value-type="float" office:value="53.7536259531044" calcext:value-type="float">
            <text:p>53,7536</text:p>
          </table:table-cell>
          <table:table-cell table:formula="of:=([.C876]*[.D876]+[.B876]*[.D876]+[.B876]*[.C876])/([.B876]*[.C876]*[.D876])" office:value-type="float" office:value="0.147651328298389" calcext:value-type="float">
            <text:p>0,1477</text:p>
          </table:table-cell>
          <table:table-cell table:number-columns-repeated="9"/>
        </table:table-row>
        <table:table-row table:style-name="ro2">
          <table:table-cell office:value-type="float" office:value="876" calcext:value-type="float">
            <text:p>876</text:p>
          </table:table-cell>
          <table:table-cell table:formula="of:=9+2*RAND()" office:value-type="float" office:value="10.8508633773308" calcext:value-type="float">
            <text:p>10,8509</text:p>
          </table:table-cell>
          <table:table-cell table:formula="of:=NORMINV(RAND();30;5)" office:value-type="float" office:value="22.7369330709714" calcext:value-type="float">
            <text:p>22,7369</text:p>
          </table:table-cell>
          <table:table-cell table:formula="of:=40+20*RAND()" office:value-type="float" office:value="52.3953553917818" calcext:value-type="float">
            <text:p>52,3954</text:p>
          </table:table-cell>
          <table:table-cell table:formula="of:=([.C877]*[.D877]+[.B877]*[.D877]+[.B877]*[.C877])/([.B877]*[.C877]*[.D877])" office:value-type="float" office:value="0.155225531889576" calcext:value-type="float">
            <text:p>0,1552</text:p>
          </table:table-cell>
          <table:table-cell table:number-columns-repeated="9"/>
        </table:table-row>
        <table:table-row table:style-name="ro2">
          <table:table-cell office:value-type="float" office:value="877" calcext:value-type="float">
            <text:p>877</text:p>
          </table:table-cell>
          <table:table-cell table:formula="of:=9+2*RAND()" office:value-type="float" office:value="10.1455313994084" calcext:value-type="float">
            <text:p>10,1455</text:p>
          </table:table-cell>
          <table:table-cell table:formula="of:=NORMINV(RAND();30;5)" office:value-type="float" office:value="32.1081687606056" calcext:value-type="float">
            <text:p>32,1082</text:p>
          </table:table-cell>
          <table:table-cell table:formula="of:=40+20*RAND()" office:value-type="float" office:value="49.2463675164618" calcext:value-type="float">
            <text:p>49,2464</text:p>
          </table:table-cell>
          <table:table-cell table:formula="of:=([.C878]*[.D878]+[.B878]*[.D878]+[.B878]*[.C878])/([.B878]*[.C878]*[.D878])" office:value-type="float" office:value="0.150016350123339" calcext:value-type="float">
            <text:p>0,1500</text:p>
          </table:table-cell>
          <table:table-cell table:number-columns-repeated="9"/>
        </table:table-row>
        <table:table-row table:style-name="ro2">
          <table:table-cell office:value-type="float" office:value="878" calcext:value-type="float">
            <text:p>878</text:p>
          </table:table-cell>
          <table:table-cell table:formula="of:=9+2*RAND()" office:value-type="float" office:value="9.40969007718377" calcext:value-type="float">
            <text:p>9,4097</text:p>
          </table:table-cell>
          <table:table-cell table:formula="of:=NORMINV(RAND();30;5)" office:value-type="float" office:value="39.9931524724876" calcext:value-type="float">
            <text:p>39,9932</text:p>
          </table:table-cell>
          <table:table-cell table:formula="of:=40+20*RAND()" office:value-type="float" office:value="51.9523078785278" calcext:value-type="float">
            <text:p>51,9523</text:p>
          </table:table-cell>
          <table:table-cell table:formula="of:=([.C879]*[.D879]+[.B879]*[.D879]+[.B879]*[.C879])/([.B879]*[.C879]*[.D879])" office:value-type="float" office:value="0.150526129255184" calcext:value-type="float">
            <text:p>0,1505</text:p>
          </table:table-cell>
          <table:table-cell table:number-columns-repeated="9"/>
        </table:table-row>
        <table:table-row table:style-name="ro2">
          <table:table-cell office:value-type="float" office:value="879" calcext:value-type="float">
            <text:p>879</text:p>
          </table:table-cell>
          <table:table-cell table:formula="of:=9+2*RAND()" office:value-type="float" office:value="9.24300150270574" calcext:value-type="float">
            <text:p>9,2430</text:p>
          </table:table-cell>
          <table:table-cell table:formula="of:=NORMINV(RAND();30;5)" office:value-type="float" office:value="24.643213272573" calcext:value-type="float">
            <text:p>24,6432</text:p>
          </table:table-cell>
          <table:table-cell table:formula="of:=40+20*RAND()" office:value-type="float" office:value="55.8424906828441" calcext:value-type="float">
            <text:p>55,8425</text:p>
          </table:table-cell>
          <table:table-cell table:formula="of:=([.C880]*[.D880]+[.B880]*[.D880]+[.B880]*[.C880])/([.B880]*[.C880]*[.D880])" office:value-type="float" office:value="0.166676598438869" calcext:value-type="float">
            <text:p>0,1667</text:p>
          </table:table-cell>
          <table:table-cell table:number-columns-repeated="9"/>
        </table:table-row>
        <table:table-row table:style-name="ro2">
          <table:table-cell office:value-type="float" office:value="880" calcext:value-type="float">
            <text:p>880</text:p>
          </table:table-cell>
          <table:table-cell table:formula="of:=9+2*RAND()" office:value-type="float" office:value="10.7302949817386" calcext:value-type="float">
            <text:p>10,7303</text:p>
          </table:table-cell>
          <table:table-cell table:formula="of:=NORMINV(RAND();30;5)" office:value-type="float" office:value="27.4108408993869" calcext:value-type="float">
            <text:p>27,4108</text:p>
          </table:table-cell>
          <table:table-cell table:formula="of:=40+20*RAND()" office:value-type="float" office:value="57.4295594519936" calcext:value-type="float">
            <text:p>57,4296</text:p>
          </table:table-cell>
          <table:table-cell table:formula="of:=([.C881]*[.D881]+[.B881]*[.D881]+[.B881]*[.C881])/([.B881]*[.C881]*[.D881])" office:value-type="float" office:value="0.14708863481897" calcext:value-type="float">
            <text:p>0,1471</text:p>
          </table:table-cell>
          <table:table-cell table:number-columns-repeated="9"/>
        </table:table-row>
        <table:table-row table:style-name="ro2">
          <table:table-cell office:value-type="float" office:value="881" calcext:value-type="float">
            <text:p>881</text:p>
          </table:table-cell>
          <table:table-cell table:formula="of:=9+2*RAND()" office:value-type="float" office:value="10.4262773322407" calcext:value-type="float">
            <text:p>10,4263</text:p>
          </table:table-cell>
          <table:table-cell table:formula="of:=NORMINV(RAND();30;5)" office:value-type="float" office:value="24.0081950016564" calcext:value-type="float">
            <text:p>24,0082</text:p>
          </table:table-cell>
          <table:table-cell table:formula="of:=40+20*RAND()" office:value-type="float" office:value="48.4055039635859" calcext:value-type="float">
            <text:p>48,4055</text:p>
          </table:table-cell>
          <table:table-cell table:formula="of:=([.C882]*[.D882]+[.B882]*[.D882]+[.B882]*[.C882])/([.B882]*[.C882]*[.D882])" office:value-type="float" office:value="0.158222761580151" calcext:value-type="float">
            <text:p>0,1582</text:p>
          </table:table-cell>
          <table:table-cell table:number-columns-repeated="9"/>
        </table:table-row>
        <table:table-row table:style-name="ro2">
          <table:table-cell office:value-type="float" office:value="882" calcext:value-type="float">
            <text:p>882</text:p>
          </table:table-cell>
          <table:table-cell table:formula="of:=9+2*RAND()" office:value-type="float" office:value="9.48455535178073" calcext:value-type="float">
            <text:p>9,4846</text:p>
          </table:table-cell>
          <table:table-cell table:formula="of:=NORMINV(RAND();30;5)" office:value-type="float" office:value="18.4507041360423" calcext:value-type="float">
            <text:p>18,4507</text:p>
          </table:table-cell>
          <table:table-cell table:formula="of:=40+20*RAND()" office:value-type="float" office:value="50.2001465833746" calcext:value-type="float">
            <text:p>50,2001</text:p>
          </table:table-cell>
          <table:table-cell table:formula="of:=([.C883]*[.D883]+[.B883]*[.D883]+[.B883]*[.C883])/([.B883]*[.C883]*[.D883])" office:value-type="float" office:value="0.179553302504988" calcext:value-type="float">
            <text:p>0,1796</text:p>
          </table:table-cell>
          <table:table-cell table:number-columns-repeated="9"/>
        </table:table-row>
        <table:table-row table:style-name="ro2">
          <table:table-cell office:value-type="float" office:value="883" calcext:value-type="float">
            <text:p>883</text:p>
          </table:table-cell>
          <table:table-cell table:formula="of:=9+2*RAND()" office:value-type="float" office:value="9.45913520664908" calcext:value-type="float">
            <text:p>9,4591</text:p>
          </table:table-cell>
          <table:table-cell table:formula="of:=NORMINV(RAND();30;5)" office:value-type="float" office:value="32.0353675070628" calcext:value-type="float">
            <text:p>32,0354</text:p>
          </table:table-cell>
          <table:table-cell table:formula="of:=40+20*RAND()" office:value-type="float" office:value="59.7351897112094" calcext:value-type="float">
            <text:p>59,7352</text:p>
          </table:table-cell>
          <table:table-cell table:formula="of:=([.C884]*[.D884]+[.B884]*[.D884]+[.B884]*[.C884])/([.B884]*[.C884]*[.D884])" office:value-type="float" office:value="0.153673960248899" calcext:value-type="float">
            <text:p>0,1537</text:p>
          </table:table-cell>
          <table:table-cell table:number-columns-repeated="9"/>
        </table:table-row>
        <table:table-row table:style-name="ro2">
          <table:table-cell office:value-type="float" office:value="884" calcext:value-type="float">
            <text:p>884</text:p>
          </table:table-cell>
          <table:table-cell table:formula="of:=9+2*RAND()" office:value-type="float" office:value="9.97892133728601" calcext:value-type="float">
            <text:p>9,9789</text:p>
          </table:table-cell>
          <table:table-cell table:formula="of:=NORMINV(RAND();30;5)" office:value-type="float" office:value="34.3618953975214" calcext:value-type="float">
            <text:p>34,3619</text:p>
          </table:table-cell>
          <table:table-cell table:formula="of:=40+20*RAND()" office:value-type="float" office:value="52.0060463272966" calcext:value-type="float">
            <text:p>52,0060</text:p>
          </table:table-cell>
          <table:table-cell table:formula="of:=([.C885]*[.D885]+[.B885]*[.D885]+[.B885]*[.C885])/([.B885]*[.C885]*[.D885])" office:value-type="float" office:value="0.148541768794991" calcext:value-type="float">
            <text:p>0,1485</text:p>
          </table:table-cell>
          <table:table-cell table:number-columns-repeated="9"/>
        </table:table-row>
        <table:table-row table:style-name="ro2">
          <table:table-cell office:value-type="float" office:value="885" calcext:value-type="float">
            <text:p>885</text:p>
          </table:table-cell>
          <table:table-cell table:formula="of:=9+2*RAND()" office:value-type="float" office:value="10.9382479430642" calcext:value-type="float">
            <text:p>10,9382</text:p>
          </table:table-cell>
          <table:table-cell table:formula="of:=NORMINV(RAND();30;5)" office:value-type="float" office:value="28.4960829600425" calcext:value-type="float">
            <text:p>28,4961</text:p>
          </table:table-cell>
          <table:table-cell table:formula="of:=40+20*RAND()" office:value-type="float" office:value="45.3474611905403" calcext:value-type="float">
            <text:p>45,3475</text:p>
          </table:table-cell>
          <table:table-cell table:formula="of:=([.C886]*[.D886]+[.B886]*[.D886]+[.B886]*[.C886])/([.B886]*[.C886]*[.D886])" office:value-type="float" office:value="0.148566813253008" calcext:value-type="float">
            <text:p>0,1486</text:p>
          </table:table-cell>
          <table:table-cell table:number-columns-repeated="9"/>
        </table:table-row>
        <table:table-row table:style-name="ro2">
          <table:table-cell office:value-type="float" office:value="886" calcext:value-type="float">
            <text:p>886</text:p>
          </table:table-cell>
          <table:table-cell table:formula="of:=9+2*RAND()" office:value-type="float" office:value="9.4941484068986" calcext:value-type="float">
            <text:p>9,4941</text:p>
          </table:table-cell>
          <table:table-cell table:formula="of:=NORMINV(RAND();30;5)" office:value-type="float" office:value="30.0548496070003" calcext:value-type="float">
            <text:p>30,0548</text:p>
          </table:table-cell>
          <table:table-cell table:formula="of:=40+20*RAND()" office:value-type="float" office:value="44.840238399338" calcext:value-type="float">
            <text:p>44,8402</text:p>
          </table:table-cell>
          <table:table-cell table:formula="of:=([.C887]*[.D887]+[.B887]*[.D887]+[.B887]*[.C887])/([.B887]*[.C887]*[.D887])" office:value-type="float" office:value="0.160901933934615" calcext:value-type="float">
            <text:p>0,1609</text:p>
          </table:table-cell>
          <table:table-cell table:number-columns-repeated="9"/>
        </table:table-row>
        <table:table-row table:style-name="ro2">
          <table:table-cell office:value-type="float" office:value="887" calcext:value-type="float">
            <text:p>887</text:p>
          </table:table-cell>
          <table:table-cell table:formula="of:=9+2*RAND()" office:value-type="float" office:value="9.95610531768762" calcext:value-type="float">
            <text:p>9,9561</text:p>
          </table:table-cell>
          <table:table-cell table:formula="of:=NORMINV(RAND();30;5)" office:value-type="float" office:value="27.0546064759334" calcext:value-type="float">
            <text:p>27,0546</text:p>
          </table:table-cell>
          <table:table-cell table:formula="of:=40+20*RAND()" office:value-type="float" office:value="45.4790275008418" calcext:value-type="float">
            <text:p>45,4790</text:p>
          </table:table-cell>
          <table:table-cell table:formula="of:=([.C888]*[.D888]+[.B888]*[.D888]+[.B888]*[.C888])/([.B888]*[.C888]*[.D888])" office:value-type="float" office:value="0.15939132135234" calcext:value-type="float">
            <text:p>0,1594</text:p>
          </table:table-cell>
          <table:table-cell table:number-columns-repeated="9"/>
        </table:table-row>
        <table:table-row table:style-name="ro2">
          <table:table-cell office:value-type="float" office:value="888" calcext:value-type="float">
            <text:p>888</text:p>
          </table:table-cell>
          <table:table-cell table:formula="of:=9+2*RAND()" office:value-type="float" office:value="9.64616525103338" calcext:value-type="float">
            <text:p>9,6462</text:p>
          </table:table-cell>
          <table:table-cell table:formula="of:=NORMINV(RAND();30;5)" office:value-type="float" office:value="22.1145048301471" calcext:value-type="float">
            <text:p>22,1145</text:p>
          </table:table-cell>
          <table:table-cell table:formula="of:=40+20*RAND()" office:value-type="float" office:value="44.7039407189004" calcext:value-type="float">
            <text:p>44,7039</text:p>
          </table:table-cell>
          <table:table-cell table:formula="of:=([.C889]*[.D889]+[.B889]*[.D889]+[.B889]*[.C889])/([.B889]*[.C889]*[.D889])" office:value-type="float" office:value="0.171256721773608" calcext:value-type="float">
            <text:p>0,1713</text:p>
          </table:table-cell>
          <table:table-cell table:number-columns-repeated="9"/>
        </table:table-row>
        <table:table-row table:style-name="ro2">
          <table:table-cell office:value-type="float" office:value="889" calcext:value-type="float">
            <text:p>889</text:p>
          </table:table-cell>
          <table:table-cell table:formula="of:=9+2*RAND()" office:value-type="float" office:value="9.52568731061183" calcext:value-type="float">
            <text:p>9,5257</text:p>
          </table:table-cell>
          <table:table-cell table:formula="of:=NORMINV(RAND();30;5)" office:value-type="float" office:value="25.3976737364889" calcext:value-type="float">
            <text:p>25,3977</text:p>
          </table:table-cell>
          <table:table-cell table:formula="of:=40+20*RAND()" office:value-type="float" office:value="57.1497566136532" calcext:value-type="float">
            <text:p>57,1498</text:p>
          </table:table-cell>
          <table:table-cell table:formula="of:=([.C890]*[.D890]+[.B890]*[.D890]+[.B890]*[.C890])/([.B890]*[.C890]*[.D890])" office:value-type="float" office:value="0.161850873559812" calcext:value-type="float">
            <text:p>0,1619</text:p>
          </table:table-cell>
          <table:table-cell table:number-columns-repeated="9"/>
        </table:table-row>
        <table:table-row table:style-name="ro2">
          <table:table-cell office:value-type="float" office:value="890" calcext:value-type="float">
            <text:p>890</text:p>
          </table:table-cell>
          <table:table-cell table:formula="of:=9+2*RAND()" office:value-type="float" office:value="9.31968100671656" calcext:value-type="float">
            <text:p>9,3197</text:p>
          </table:table-cell>
          <table:table-cell table:formula="of:=NORMINV(RAND();30;5)" office:value-type="float" office:value="26.9952472026921" calcext:value-type="float">
            <text:p>26,9952</text:p>
          </table:table-cell>
          <table:table-cell table:formula="of:=40+20*RAND()" office:value-type="float" office:value="51.6356768202968" calcext:value-type="float">
            <text:p>51,6357</text:p>
          </table:table-cell>
          <table:table-cell table:formula="of:=([.C891]*[.D891]+[.B891]*[.D891]+[.B891]*[.C891])/([.B891]*[.C891]*[.D891])" office:value-type="float" office:value="0.163709822436231" calcext:value-type="float">
            <text:p>0,1637</text:p>
          </table:table-cell>
          <table:table-cell table:number-columns-repeated="9"/>
        </table:table-row>
        <table:table-row table:style-name="ro2">
          <table:table-cell office:value-type="float" office:value="891" calcext:value-type="float">
            <text:p>891</text:p>
          </table:table-cell>
          <table:table-cell table:formula="of:=9+2*RAND()" office:value-type="float" office:value="10.7389244225342" calcext:value-type="float">
            <text:p>10,7389</text:p>
          </table:table-cell>
          <table:table-cell table:formula="of:=NORMINV(RAND();30;5)" office:value-type="float" office:value="34.304039055278" calcext:value-type="float">
            <text:p>34,3040</text:p>
          </table:table-cell>
          <table:table-cell table:formula="of:=40+20*RAND()" office:value-type="float" office:value="58.6077259690501" calcext:value-type="float">
            <text:p>58,6077</text:p>
          </table:table-cell>
          <table:table-cell table:formula="of:=([.C892]*[.D892]+[.B892]*[.D892]+[.B892]*[.C892])/([.B892]*[.C892]*[.D892])" office:value-type="float" office:value="0.13933287829854" calcext:value-type="float">
            <text:p>0,1393</text:p>
          </table:table-cell>
          <table:table-cell table:number-columns-repeated="9"/>
        </table:table-row>
        <table:table-row table:style-name="ro2">
          <table:table-cell office:value-type="float" office:value="892" calcext:value-type="float">
            <text:p>892</text:p>
          </table:table-cell>
          <table:table-cell table:formula="of:=9+2*RAND()" office:value-type="float" office:value="9.51717760064639" calcext:value-type="float">
            <text:p>9,5172</text:p>
          </table:table-cell>
          <table:table-cell table:formula="of:=NORMINV(RAND();30;5)" office:value-type="float" office:value="32.288068596813" calcext:value-type="float">
            <text:p>32,2881</text:p>
          </table:table-cell>
          <table:table-cell table:formula="of:=40+20*RAND()" office:value-type="float" office:value="56.5335350879468" calcext:value-type="float">
            <text:p>56,5335</text:p>
          </table:table-cell>
          <table:table-cell table:formula="of:=([.C893]*[.D893]+[.B893]*[.D893]+[.B893]*[.C893])/([.B893]*[.C893]*[.D893])" office:value-type="float" office:value="0.153732976894853" calcext:value-type="float">
            <text:p>0,1537</text:p>
          </table:table-cell>
          <table:table-cell table:number-columns-repeated="9"/>
        </table:table-row>
        <table:table-row table:style-name="ro2">
          <table:table-cell office:value-type="float" office:value="893" calcext:value-type="float">
            <text:p>893</text:p>
          </table:table-cell>
          <table:table-cell table:formula="of:=9+2*RAND()" office:value-type="float" office:value="10.3575496186968" calcext:value-type="float">
            <text:p>10,3575</text:p>
          </table:table-cell>
          <table:table-cell table:formula="of:=NORMINV(RAND();30;5)" office:value-type="float" office:value="33.4888316447309" calcext:value-type="float">
            <text:p>33,4888</text:p>
          </table:table-cell>
          <table:table-cell table:formula="of:=40+20*RAND()" office:value-type="float" office:value="54.239652834367" calcext:value-type="float">
            <text:p>54,2397</text:p>
          </table:table-cell>
          <table:table-cell table:formula="of:=([.C894]*[.D894]+[.B894]*[.D894]+[.B894]*[.C894])/([.B894]*[.C894]*[.D894])" office:value-type="float" office:value="0.144845329876826" calcext:value-type="float">
            <text:p>0,1448</text:p>
          </table:table-cell>
          <table:table-cell table:number-columns-repeated="9"/>
        </table:table-row>
        <table:table-row table:style-name="ro2">
          <table:table-cell office:value-type="float" office:value="894" calcext:value-type="float">
            <text:p>894</text:p>
          </table:table-cell>
          <table:table-cell table:formula="of:=9+2*RAND()" office:value-type="float" office:value="10.146438220283" calcext:value-type="float">
            <text:p>10,1464</text:p>
          </table:table-cell>
          <table:table-cell table:formula="of:=NORMINV(RAND();30;5)" office:value-type="float" office:value="37.8620324121487" calcext:value-type="float">
            <text:p>37,8620</text:p>
          </table:table-cell>
          <table:table-cell table:formula="of:=40+20*RAND()" office:value-type="float" office:value="43.7073091533966" calcext:value-type="float">
            <text:p>43,7073</text:p>
          </table:table-cell>
          <table:table-cell table:formula="of:=([.C895]*[.D895]+[.B895]*[.D895]+[.B895]*[.C895])/([.B895]*[.C895]*[.D895])" office:value-type="float" office:value="0.147847903946769" calcext:value-type="float">
            <text:p>0,1478</text:p>
          </table:table-cell>
          <table:table-cell table:number-columns-repeated="9"/>
        </table:table-row>
        <table:table-row table:style-name="ro2">
          <table:table-cell office:value-type="float" office:value="895" calcext:value-type="float">
            <text:p>895</text:p>
          </table:table-cell>
          <table:table-cell table:formula="of:=9+2*RAND()" office:value-type="float" office:value="9.7639931475278" calcext:value-type="float">
            <text:p>9,7640</text:p>
          </table:table-cell>
          <table:table-cell table:formula="of:=NORMINV(RAND();30;5)" office:value-type="float" office:value="22.0261519176383" calcext:value-type="float">
            <text:p>22,0262</text:p>
          </table:table-cell>
          <table:table-cell table:formula="of:=40+20*RAND()" office:value-type="float" office:value="53.1601040926762" calcext:value-type="float">
            <text:p>53,1601</text:p>
          </table:table-cell>
          <table:table-cell table:formula="of:=([.C896]*[.D896]+[.B896]*[.D896]+[.B896]*[.C896])/([.B896]*[.C896]*[.D896])" office:value-type="float" office:value="0.16662879015252" calcext:value-type="float">
            <text:p>0,1666</text:p>
          </table:table-cell>
          <table:table-cell table:number-columns-repeated="9"/>
        </table:table-row>
        <table:table-row table:style-name="ro2">
          <table:table-cell office:value-type="float" office:value="896" calcext:value-type="float">
            <text:p>896</text:p>
          </table:table-cell>
          <table:table-cell table:formula="of:=9+2*RAND()" office:value-type="float" office:value="10.5708738195244" calcext:value-type="float">
            <text:p>10,5709</text:p>
          </table:table-cell>
          <table:table-cell table:formula="of:=NORMINV(RAND();30;5)" office:value-type="float" office:value="39.2140843584848" calcext:value-type="float">
            <text:p>39,2141</text:p>
          </table:table-cell>
          <table:table-cell table:formula="of:=40+20*RAND()" office:value-type="float" office:value="48.8718068529852" calcext:value-type="float">
            <text:p>48,8718</text:p>
          </table:table-cell>
          <table:table-cell table:formula="of:=([.C897]*[.D897]+[.B897]*[.D897]+[.B897]*[.C897])/([.B897]*[.C897]*[.D897])" office:value-type="float" office:value="0.14056229541854" calcext:value-type="float">
            <text:p>0,1406</text:p>
          </table:table-cell>
          <table:table-cell table:number-columns-repeated="9"/>
        </table:table-row>
        <table:table-row table:style-name="ro2">
          <table:table-cell office:value-type="float" office:value="897" calcext:value-type="float">
            <text:p>897</text:p>
          </table:table-cell>
          <table:table-cell table:formula="of:=9+2*RAND()" office:value-type="float" office:value="10.9969497264829" calcext:value-type="float">
            <text:p>10,9969</text:p>
          </table:table-cell>
          <table:table-cell table:formula="of:=NORMINV(RAND();30;5)" office:value-type="float" office:value="25.1134088964722" calcext:value-type="float">
            <text:p>25,1134</text:p>
          </table:table-cell>
          <table:table-cell table:formula="of:=40+20*RAND()" office:value-type="float" office:value="44.4475847086869" calcext:value-type="float">
            <text:p>44,4476</text:p>
          </table:table-cell>
          <table:table-cell table:formula="of:=([.C898]*[.D898]+[.B898]*[.D898]+[.B898]*[.C898])/([.B898]*[.C898]*[.D898])" office:value-type="float" office:value="0.153252082316403" calcext:value-type="float">
            <text:p>0,1533</text:p>
          </table:table-cell>
          <table:table-cell table:number-columns-repeated="9"/>
        </table:table-row>
        <table:table-row table:style-name="ro2">
          <table:table-cell office:value-type="float" office:value="898" calcext:value-type="float">
            <text:p>898</text:p>
          </table:table-cell>
          <table:table-cell table:formula="of:=9+2*RAND()" office:value-type="float" office:value="9.82058185641654" calcext:value-type="float">
            <text:p>9,8206</text:p>
          </table:table-cell>
          <table:table-cell table:formula="of:=NORMINV(RAND();30;5)" office:value-type="float" office:value="29.8259575170338" calcext:value-type="float">
            <text:p>29,8260</text:p>
          </table:table-cell>
          <table:table-cell table:formula="of:=40+20*RAND()" office:value-type="float" office:value="52.8477020910941" calcext:value-type="float">
            <text:p>52,8477</text:p>
          </table:table-cell>
          <table:table-cell table:formula="of:=([.C899]*[.D899]+[.B899]*[.D899]+[.B899]*[.C899])/([.B899]*[.C899]*[.D899])" office:value-type="float" office:value="0.154277101331344" calcext:value-type="float">
            <text:p>0,1543</text:p>
          </table:table-cell>
          <table:table-cell table:number-columns-repeated="9"/>
        </table:table-row>
        <table:table-row table:style-name="ro2">
          <table:table-cell office:value-type="float" office:value="899" calcext:value-type="float">
            <text:p>899</text:p>
          </table:table-cell>
          <table:table-cell table:formula="of:=9+2*RAND()" office:value-type="float" office:value="10.7108829750214" calcext:value-type="float">
            <text:p>10,7109</text:p>
          </table:table-cell>
          <table:table-cell table:formula="of:=NORMINV(RAND();30;5)" office:value-type="float" office:value="33.2059691951734" calcext:value-type="float">
            <text:p>33,2060</text:p>
          </table:table-cell>
          <table:table-cell table:formula="of:=40+20*RAND()" office:value-type="float" office:value="58.1887639942579" calcext:value-type="float">
            <text:p>58,1888</text:p>
          </table:table-cell>
          <table:table-cell table:formula="of:=([.C900]*[.D900]+[.B900]*[.D900]+[.B900]*[.C900])/([.B900]*[.C900]*[.D900])" office:value-type="float" office:value="0.140663500159488" calcext:value-type="float">
            <text:p>0,1407</text:p>
          </table:table-cell>
          <table:table-cell table:number-columns-repeated="9"/>
        </table:table-row>
        <table:table-row table:style-name="ro2">
          <table:table-cell office:value-type="float" office:value="900" calcext:value-type="float">
            <text:p>900</text:p>
          </table:table-cell>
          <table:table-cell table:formula="of:=9+2*RAND()" office:value-type="float" office:value="10.8924596060533" calcext:value-type="float">
            <text:p>10,8925</text:p>
          </table:table-cell>
          <table:table-cell table:formula="of:=NORMINV(RAND();30;5)" office:value-type="float" office:value="31.4685874477403" calcext:value-type="float">
            <text:p>31,4686</text:p>
          </table:table-cell>
          <table:table-cell table:formula="of:=40+20*RAND()" office:value-type="float" office:value="47.2082925052382" calcext:value-type="float">
            <text:p>47,2083</text:p>
          </table:table-cell>
          <table:table-cell table:formula="of:=([.C901]*[.D901]+[.B901]*[.D901]+[.B901]*[.C901])/([.B901]*[.C901]*[.D901])" office:value-type="float" office:value="0.144767069550929" calcext:value-type="float">
            <text:p>0,1448</text:p>
          </table:table-cell>
          <table:table-cell table:number-columns-repeated="9"/>
        </table:table-row>
        <table:table-row table:style-name="ro2">
          <table:table-cell office:value-type="float" office:value="901" calcext:value-type="float">
            <text:p>901</text:p>
          </table:table-cell>
          <table:table-cell table:formula="of:=9+2*RAND()" office:value-type="float" office:value="9.28618943761103" calcext:value-type="float">
            <text:p>9,2862</text:p>
          </table:table-cell>
          <table:table-cell table:formula="of:=NORMINV(RAND();30;5)" office:value-type="float" office:value="34.0820426167287" calcext:value-type="float">
            <text:p>34,0820</text:p>
          </table:table-cell>
          <table:table-cell table:formula="of:=40+20*RAND()" office:value-type="float" office:value="53.5483468114398" calcext:value-type="float">
            <text:p>53,5483</text:p>
          </table:table-cell>
          <table:table-cell table:formula="of:=([.C902]*[.D902]+[.B902]*[.D902]+[.B902]*[.C902])/([.B902]*[.C902]*[.D902])" office:value-type="float" office:value="0.155702474607869" calcext:value-type="float">
            <text:p>0,1557</text:p>
          </table:table-cell>
          <table:table-cell table:number-columns-repeated="9"/>
        </table:table-row>
        <table:table-row table:style-name="ro2">
          <table:table-cell office:value-type="float" office:value="902" calcext:value-type="float">
            <text:p>902</text:p>
          </table:table-cell>
          <table:table-cell table:formula="of:=9+2*RAND()" office:value-type="float" office:value="9.27387049165554" calcext:value-type="float">
            <text:p>9,2739</text:p>
          </table:table-cell>
          <table:table-cell table:formula="of:=NORMINV(RAND();30;5)" office:value-type="float" office:value="28.5229928666262" calcext:value-type="float">
            <text:p>28,5230</text:p>
          </table:table-cell>
          <table:table-cell table:formula="of:=40+20*RAND()" office:value-type="float" office:value="49.4435231550597" calcext:value-type="float">
            <text:p>49,4435</text:p>
          </table:table-cell>
          <table:table-cell table:formula="of:=([.C903]*[.D903]+[.B903]*[.D903]+[.B903]*[.C903])/([.B903]*[.C903]*[.D903])" office:value-type="float" office:value="0.163114373541521" calcext:value-type="float">
            <text:p>0,1631</text:p>
          </table:table-cell>
          <table:table-cell table:number-columns-repeated="9"/>
        </table:table-row>
        <table:table-row table:style-name="ro2">
          <table:table-cell office:value-type="float" office:value="903" calcext:value-type="float">
            <text:p>903</text:p>
          </table:table-cell>
          <table:table-cell table:formula="of:=9+2*RAND()" office:value-type="float" office:value="9.78247299534269" calcext:value-type="float">
            <text:p>9,7825</text:p>
          </table:table-cell>
          <table:table-cell table:formula="of:=NORMINV(RAND();30;5)" office:value-type="float" office:value="23.3092808722873" calcext:value-type="float">
            <text:p>23,3093</text:p>
          </table:table-cell>
          <table:table-cell table:formula="of:=40+20*RAND()" office:value-type="float" office:value="45.9894171659835" calcext:value-type="float">
            <text:p>45,9894</text:p>
          </table:table-cell>
          <table:table-cell table:formula="of:=([.C904]*[.D904]+[.B904]*[.D904]+[.B904]*[.C904])/([.B904]*[.C904]*[.D904])" office:value-type="float" office:value="0.166869139584707" calcext:value-type="float">
            <text:p>0,1669</text:p>
          </table:table-cell>
          <table:table-cell table:number-columns-repeated="9"/>
        </table:table-row>
        <table:table-row table:style-name="ro2">
          <table:table-cell office:value-type="float" office:value="904" calcext:value-type="float">
            <text:p>904</text:p>
          </table:table-cell>
          <table:table-cell table:formula="of:=9+2*RAND()" office:value-type="float" office:value="9.5631778750103" calcext:value-type="float">
            <text:p>9,5632</text:p>
          </table:table-cell>
          <table:table-cell table:formula="of:=NORMINV(RAND();30;5)" office:value-type="float" office:value="34.9163678606036" calcext:value-type="float">
            <text:p>34,9164</text:p>
          </table:table-cell>
          <table:table-cell table:formula="of:=40+20*RAND()" office:value-type="float" office:value="46.5118210227229" calcext:value-type="float">
            <text:p>46,5118</text:p>
          </table:table-cell>
          <table:table-cell table:formula="of:=([.C905]*[.D905]+[.B905]*[.D905]+[.B905]*[.C905])/([.B905]*[.C905]*[.D905])" office:value-type="float" office:value="0.154707524669076" calcext:value-type="float">
            <text:p>0,1547</text:p>
          </table:table-cell>
          <table:table-cell table:number-columns-repeated="9"/>
        </table:table-row>
        <table:table-row table:style-name="ro2">
          <table:table-cell office:value-type="float" office:value="905" calcext:value-type="float">
            <text:p>905</text:p>
          </table:table-cell>
          <table:table-cell table:formula="of:=9+2*RAND()" office:value-type="float" office:value="9.1015503720846" calcext:value-type="float">
            <text:p>9,1016</text:p>
          </table:table-cell>
          <table:table-cell table:formula="of:=NORMINV(RAND();30;5)" office:value-type="float" office:value="28.4685408940954" calcext:value-type="float">
            <text:p>28,4685</text:p>
          </table:table-cell>
          <table:table-cell table:formula="of:=40+20*RAND()" office:value-type="float" office:value="47.9165123193525" calcext:value-type="float">
            <text:p>47,9165</text:p>
          </table:table-cell>
          <table:table-cell table:formula="of:=([.C906]*[.D906]+[.B906]*[.D906]+[.B906]*[.C906])/([.B906]*[.C906]*[.D906])" office:value-type="float" office:value="0.165867516396081" calcext:value-type="float">
            <text:p>0,1659</text:p>
          </table:table-cell>
          <table:table-cell table:number-columns-repeated="9"/>
        </table:table-row>
        <table:table-row table:style-name="ro2">
          <table:table-cell office:value-type="float" office:value="906" calcext:value-type="float">
            <text:p>906</text:p>
          </table:table-cell>
          <table:table-cell table:formula="of:=9+2*RAND()" office:value-type="float" office:value="9.98957517161034" calcext:value-type="float">
            <text:p>9,9896</text:p>
          </table:table-cell>
          <table:table-cell table:formula="of:=NORMINV(RAND();30;5)" office:value-type="float" office:value="31.7054319130027" calcext:value-type="float">
            <text:p>31,7054</text:p>
          </table:table-cell>
          <table:table-cell table:formula="of:=40+20*RAND()" office:value-type="float" office:value="54.8810656252317" calcext:value-type="float">
            <text:p>54,8811</text:p>
          </table:table-cell>
          <table:table-cell table:formula="of:=([.C907]*[.D907]+[.B907]*[.D907]+[.B907]*[.C907])/([.B907]*[.C907]*[.D907])" office:value-type="float" office:value="0.149865914381016" calcext:value-type="float">
            <text:p>0,1499</text:p>
          </table:table-cell>
          <table:table-cell table:number-columns-repeated="9"/>
        </table:table-row>
        <table:table-row table:style-name="ro2">
          <table:table-cell office:value-type="float" office:value="907" calcext:value-type="float">
            <text:p>907</text:p>
          </table:table-cell>
          <table:table-cell table:formula="of:=9+2*RAND()" office:value-type="float" office:value="10.0994198753033" calcext:value-type="float">
            <text:p>10,0994</text:p>
          </table:table-cell>
          <table:table-cell table:formula="of:=NORMINV(RAND();30;5)" office:value-type="float" office:value="22.2783608970007" calcext:value-type="float">
            <text:p>22,2784</text:p>
          </table:table-cell>
          <table:table-cell table:formula="of:=40+20*RAND()" office:value-type="float" office:value="42.1395089221187" calcext:value-type="float">
            <text:p>42,1395</text:p>
          </table:table-cell>
          <table:table-cell table:formula="of:=([.C908]*[.D908]+[.B908]*[.D908]+[.B908]*[.C908])/([.B908]*[.C908]*[.D908])" office:value-type="float" office:value="0.167632892848095" calcext:value-type="float">
            <text:p>0,1676</text:p>
          </table:table-cell>
          <table:table-cell table:number-columns-repeated="9"/>
        </table:table-row>
        <table:table-row table:style-name="ro2">
          <table:table-cell office:value-type="float" office:value="908" calcext:value-type="float">
            <text:p>908</text:p>
          </table:table-cell>
          <table:table-cell table:formula="of:=9+2*RAND()" office:value-type="float" office:value="9.4591929318849" calcext:value-type="float">
            <text:p>9,4592</text:p>
          </table:table-cell>
          <table:table-cell table:formula="of:=NORMINV(RAND();30;5)" office:value-type="float" office:value="21.2383110542207" calcext:value-type="float">
            <text:p>21,2383</text:p>
          </table:table-cell>
          <table:table-cell table:formula="of:=40+20*RAND()" office:value-type="float" office:value="59.9625812680461" calcext:value-type="float">
            <text:p>59,9626</text:p>
          </table:table-cell>
          <table:table-cell table:formula="of:=([.C909]*[.D909]+[.B909]*[.D909]+[.B909]*[.C909])/([.B909]*[.C909]*[.D909])" office:value-type="float" office:value="0.169479054955723" calcext:value-type="float">
            <text:p>0,1695</text:p>
          </table:table-cell>
          <table:table-cell table:number-columns-repeated="9"/>
        </table:table-row>
        <table:table-row table:style-name="ro2">
          <table:table-cell office:value-type="float" office:value="909" calcext:value-type="float">
            <text:p>909</text:p>
          </table:table-cell>
          <table:table-cell table:formula="of:=9+2*RAND()" office:value-type="float" office:value="9.68948413874023" calcext:value-type="float">
            <text:p>9,6895</text:p>
          </table:table-cell>
          <table:table-cell table:formula="of:=NORMINV(RAND();30;5)" office:value-type="float" office:value="29.0055815874617" calcext:value-type="float">
            <text:p>29,0056</text:p>
          </table:table-cell>
          <table:table-cell table:formula="of:=40+20*RAND()" office:value-type="float" office:value="59.8856077459641" calcext:value-type="float">
            <text:p>59,8856</text:p>
          </table:table-cell>
          <table:table-cell table:formula="of:=([.C910]*[.D910]+[.B910]*[.D910]+[.B910]*[.C910])/([.B910]*[.C910]*[.D910])" office:value-type="float" office:value="0.15437929469921" calcext:value-type="float">
            <text:p>0,1544</text:p>
          </table:table-cell>
          <table:table-cell table:number-columns-repeated="9"/>
        </table:table-row>
        <table:table-row table:style-name="ro2">
          <table:table-cell office:value-type="float" office:value="910" calcext:value-type="float">
            <text:p>910</text:p>
          </table:table-cell>
          <table:table-cell table:formula="of:=9+2*RAND()" office:value-type="float" office:value="9.29163826885633" calcext:value-type="float">
            <text:p>9,2916</text:p>
          </table:table-cell>
          <table:table-cell table:formula="of:=NORMINV(RAND();30;5)" office:value-type="float" office:value="34.5296791435761" calcext:value-type="float">
            <text:p>34,5297</text:p>
          </table:table-cell>
          <table:table-cell table:formula="of:=40+20*RAND()" office:value-type="float" office:value="41.5532686631195" calcext:value-type="float">
            <text:p>41,5533</text:p>
          </table:table-cell>
          <table:table-cell table:formula="of:=([.C911]*[.D911]+[.B911]*[.D911]+[.B911]*[.C911])/([.B911]*[.C911]*[.D911])" office:value-type="float" office:value="0.160649736272204" calcext:value-type="float">
            <text:p>0,1606</text:p>
          </table:table-cell>
          <table:table-cell table:number-columns-repeated="9"/>
        </table:table-row>
        <table:table-row table:style-name="ro2">
          <table:table-cell office:value-type="float" office:value="911" calcext:value-type="float">
            <text:p>911</text:p>
          </table:table-cell>
          <table:table-cell table:formula="of:=9+2*RAND()" office:value-type="float" office:value="10.1291593939532" calcext:value-type="float">
            <text:p>10,1292</text:p>
          </table:table-cell>
          <table:table-cell table:formula="of:=NORMINV(RAND();30;5)" office:value-type="float" office:value="32.7286746209838" calcext:value-type="float">
            <text:p>32,7287</text:p>
          </table:table-cell>
          <table:table-cell table:formula="of:=40+20*RAND()" office:value-type="float" office:value="46.0527069936506" calcext:value-type="float">
            <text:p>46,0527</text:p>
          </table:table-cell>
          <table:table-cell table:formula="of:=([.C912]*[.D912]+[.B912]*[.D912]+[.B912]*[.C912])/([.B912]*[.C912]*[.D912])" office:value-type="float" office:value="0.150993372391691" calcext:value-type="float">
            <text:p>0,1510</text:p>
          </table:table-cell>
          <table:table-cell table:number-columns-repeated="9"/>
        </table:table-row>
        <table:table-row table:style-name="ro2">
          <table:table-cell office:value-type="float" office:value="912" calcext:value-type="float">
            <text:p>912</text:p>
          </table:table-cell>
          <table:table-cell table:formula="of:=9+2*RAND()" office:value-type="float" office:value="10.9662168121431" calcext:value-type="float">
            <text:p>10,9662</text:p>
          </table:table-cell>
          <table:table-cell table:formula="of:=NORMINV(RAND();30;5)" office:value-type="float" office:value="25.4844289509789" calcext:value-type="float">
            <text:p>25,4844</text:p>
          </table:table-cell>
          <table:table-cell table:formula="of:=40+20*RAND()" office:value-type="float" office:value="40.545210193377" calcext:value-type="float">
            <text:p>40,5452</text:p>
          </table:table-cell>
          <table:table-cell table:formula="of:=([.C913]*[.D913]+[.B913]*[.D913]+[.B913]*[.C913])/([.B913]*[.C913]*[.D913])" office:value-type="float" office:value="0.155092623853991" calcext:value-type="float">
            <text:p>0,1551</text:p>
          </table:table-cell>
          <table:table-cell table:number-columns-repeated="9"/>
        </table:table-row>
        <table:table-row table:style-name="ro2">
          <table:table-cell office:value-type="float" office:value="913" calcext:value-type="float">
            <text:p>913</text:p>
          </table:table-cell>
          <table:table-cell table:formula="of:=9+2*RAND()" office:value-type="float" office:value="9.42839432391338" calcext:value-type="float">
            <text:p>9,4284</text:p>
          </table:table-cell>
          <table:table-cell table:formula="of:=NORMINV(RAND();30;5)" office:value-type="float" office:value="33.8258062051319" calcext:value-type="float">
            <text:p>33,8258</text:p>
          </table:table-cell>
          <table:table-cell table:formula="of:=40+20*RAND()" office:value-type="float" office:value="52.7981171035208" calcext:value-type="float">
            <text:p>52,7981</text:p>
          </table:table-cell>
          <table:table-cell table:formula="of:=([.C914]*[.D914]+[.B914]*[.D914]+[.B914]*[.C914])/([.B914]*[.C914]*[.D914])" office:value-type="float" office:value="0.154565895057244" calcext:value-type="float">
            <text:p>0,1546</text:p>
          </table:table-cell>
          <table:table-cell table:number-columns-repeated="9"/>
        </table:table-row>
        <table:table-row table:style-name="ro2">
          <table:table-cell office:value-type="float" office:value="914" calcext:value-type="float">
            <text:p>914</text:p>
          </table:table-cell>
          <table:table-cell table:formula="of:=9+2*RAND()" office:value-type="float" office:value="10.9860560356174" calcext:value-type="float">
            <text:p>10,9861</text:p>
          </table:table-cell>
          <table:table-cell table:formula="of:=NORMINV(RAND();30;5)" office:value-type="float" office:value="34.0345543460207" calcext:value-type="float">
            <text:p>34,0346</text:p>
          </table:table-cell>
          <table:table-cell table:formula="of:=40+20*RAND()" office:value-type="float" office:value="58.9488613116555" calcext:value-type="float">
            <text:p>58,9489</text:p>
          </table:table-cell>
          <table:table-cell table:formula="of:=([.C915]*[.D915]+[.B915]*[.D915]+[.B915]*[.C915])/([.B915]*[.C915]*[.D915])" office:value-type="float" office:value="0.137370236392402" calcext:value-type="float">
            <text:p>0,1374</text:p>
          </table:table-cell>
          <table:table-cell table:number-columns-repeated="9"/>
        </table:table-row>
        <table:table-row table:style-name="ro2">
          <table:table-cell office:value-type="float" office:value="915" calcext:value-type="float">
            <text:p>915</text:p>
          </table:table-cell>
          <table:table-cell table:formula="of:=9+2*RAND()" office:value-type="float" office:value="9.94309983332641" calcext:value-type="float">
            <text:p>9,9431</text:p>
          </table:table-cell>
          <table:table-cell table:formula="of:=NORMINV(RAND();30;5)" office:value-type="float" office:value="32.8980741883052" calcext:value-type="float">
            <text:p>32,8981</text:p>
          </table:table-cell>
          <table:table-cell table:formula="of:=40+20*RAND()" office:value-type="float" office:value="48.6617567925714" calcext:value-type="float">
            <text:p>48,6618</text:p>
          </table:table-cell>
          <table:table-cell table:formula="of:=([.C916]*[.D916]+[.B916]*[.D916]+[.B916]*[.C916])/([.B916]*[.C916]*[.D916])" office:value-type="float" office:value="0.151519192346427" calcext:value-type="float">
            <text:p>0,1515</text:p>
          </table:table-cell>
          <table:table-cell table:number-columns-repeated="9"/>
        </table:table-row>
        <table:table-row table:style-name="ro2">
          <table:table-cell office:value-type="float" office:value="916" calcext:value-type="float">
            <text:p>916</text:p>
          </table:table-cell>
          <table:table-cell table:formula="of:=9+2*RAND()" office:value-type="float" office:value="9.81035099481233" calcext:value-type="float">
            <text:p>9,8104</text:p>
          </table:table-cell>
          <table:table-cell table:formula="of:=NORMINV(RAND();30;5)" office:value-type="float" office:value="23.4254537221304" calcext:value-type="float">
            <text:p>23,4255</text:p>
          </table:table-cell>
          <table:table-cell table:formula="of:=40+20*RAND()" office:value-type="float" office:value="46.5151647827588" calcext:value-type="float">
            <text:p>46,5152</text:p>
          </table:table-cell>
          <table:table-cell table:formula="of:=([.C917]*[.D917]+[.B917]*[.D917]+[.B917]*[.C917])/([.B917]*[.C917]*[.D917])" office:value-type="float" office:value="0.166120124815747" calcext:value-type="float">
            <text:p>0,1661</text:p>
          </table:table-cell>
          <table:table-cell table:number-columns-repeated="9"/>
        </table:table-row>
        <table:table-row table:style-name="ro2">
          <table:table-cell office:value-type="float" office:value="917" calcext:value-type="float">
            <text:p>917</text:p>
          </table:table-cell>
          <table:table-cell table:formula="of:=9+2*RAND()" office:value-type="float" office:value="10.5552808407228" calcext:value-type="float">
            <text:p>10,5553</text:p>
          </table:table-cell>
          <table:table-cell table:formula="of:=NORMINV(RAND();30;5)" office:value-type="float" office:value="32.6201960710559" calcext:value-type="float">
            <text:p>32,6202</text:p>
          </table:table-cell>
          <table:table-cell table:formula="of:=40+20*RAND()" office:value-type="float" office:value="43.9416123111732" calcext:value-type="float">
            <text:p>43,9416</text:p>
          </table:table-cell>
          <table:table-cell table:formula="of:=([.C918]*[.D918]+[.B918]*[.D918]+[.B918]*[.C918])/([.B918]*[.C918]*[.D918])" office:value-type="float" office:value="0.148152634460081" calcext:value-type="float">
            <text:p>0,1482</text:p>
          </table:table-cell>
          <table:table-cell table:number-columns-repeated="9"/>
        </table:table-row>
        <table:table-row table:style-name="ro2">
          <table:table-cell office:value-type="float" office:value="918" calcext:value-type="float">
            <text:p>918</text:p>
          </table:table-cell>
          <table:table-cell table:formula="of:=9+2*RAND()" office:value-type="float" office:value="9.93496689549647" calcext:value-type="float">
            <text:p>9,9350</text:p>
          </table:table-cell>
          <table:table-cell table:formula="of:=NORMINV(RAND();30;5)" office:value-type="float" office:value="44.2533485461887" calcext:value-type="float">
            <text:p>44,2533</text:p>
          </table:table-cell>
          <table:table-cell table:formula="of:=40+20*RAND()" office:value-type="float" office:value="41.4677184936591" calcext:value-type="float">
            <text:p>41,4677</text:p>
          </table:table-cell>
          <table:table-cell table:formula="of:=([.C919]*[.D919]+[.B919]*[.D919]+[.B919]*[.C919])/([.B919]*[.C919]*[.D919])" office:value-type="float" office:value="0.147366892019553" calcext:value-type="float">
            <text:p>0,1474</text:p>
          </table:table-cell>
          <table:table-cell table:number-columns-repeated="9"/>
        </table:table-row>
        <table:table-row table:style-name="ro2">
          <table:table-cell office:value-type="float" office:value="919" calcext:value-type="float">
            <text:p>919</text:p>
          </table:table-cell>
          <table:table-cell table:formula="of:=9+2*RAND()" office:value-type="float" office:value="10.8515502049122" calcext:value-type="float">
            <text:p>10,8516</text:p>
          </table:table-cell>
          <table:table-cell table:formula="of:=NORMINV(RAND();30;5)" office:value-type="float" office:value="28.9672229346056" calcext:value-type="float">
            <text:p>28,9672</text:p>
          </table:table-cell>
          <table:table-cell table:formula="of:=40+20*RAND()" office:value-type="float" office:value="59.7866101353429" calcext:value-type="float">
            <text:p>59,7866</text:p>
          </table:table-cell>
          <table:table-cell table:formula="of:=([.C920]*[.D920]+[.B920]*[.D920]+[.B920]*[.C920])/([.B920]*[.C920]*[.D920])" office:value-type="float" office:value="0.143400662032842" calcext:value-type="float">
            <text:p>0,1434</text:p>
          </table:table-cell>
          <table:table-cell table:number-columns-repeated="9"/>
        </table:table-row>
        <table:table-row table:style-name="ro2">
          <table:table-cell office:value-type="float" office:value="920" calcext:value-type="float">
            <text:p>920</text:p>
          </table:table-cell>
          <table:table-cell table:formula="of:=9+2*RAND()" office:value-type="float" office:value="10.7807557240594" calcext:value-type="float">
            <text:p>10,7808</text:p>
          </table:table-cell>
          <table:table-cell table:formula="of:=NORMINV(RAND();30;5)" office:value-type="float" office:value="29.7455646793149" calcext:value-type="float">
            <text:p>29,7456</text:p>
          </table:table-cell>
          <table:table-cell table:formula="of:=40+20*RAND()" office:value-type="float" office:value="59.2788301524706" calcext:value-type="float">
            <text:p>59,2788</text:p>
          </table:table-cell>
          <table:table-cell table:formula="of:=([.C921]*[.D921]+[.B921]*[.D921]+[.B921]*[.C921])/([.B921]*[.C921]*[.D921])" office:value-type="float" office:value="0.143245761910842" calcext:value-type="float">
            <text:p>0,1432</text:p>
          </table:table-cell>
          <table:table-cell table:number-columns-repeated="9"/>
        </table:table-row>
        <table:table-row table:style-name="ro2">
          <table:table-cell office:value-type="float" office:value="921" calcext:value-type="float">
            <text:p>921</text:p>
          </table:table-cell>
          <table:table-cell table:formula="of:=9+2*RAND()" office:value-type="float" office:value="9.9120299986098" calcext:value-type="float">
            <text:p>9,9120</text:p>
          </table:table-cell>
          <table:table-cell table:formula="of:=NORMINV(RAND();30;5)" office:value-type="float" office:value="34.4675549590598" calcext:value-type="float">
            <text:p>34,4676</text:p>
          </table:table-cell>
          <table:table-cell table:formula="of:=40+20*RAND()" office:value-type="float" office:value="41.9513770402409" calcext:value-type="float">
            <text:p>41,9514</text:p>
          </table:table-cell>
          <table:table-cell table:formula="of:=([.C922]*[.D922]+[.B922]*[.D922]+[.B922]*[.C922])/([.B922]*[.C922]*[.D922])" office:value-type="float" office:value="0.153737419129487" calcext:value-type="float">
            <text:p>0,1537</text:p>
          </table:table-cell>
          <table:table-cell table:number-columns-repeated="9"/>
        </table:table-row>
        <table:table-row table:style-name="ro2">
          <table:table-cell office:value-type="float" office:value="922" calcext:value-type="float">
            <text:p>922</text:p>
          </table:table-cell>
          <table:table-cell table:formula="of:=9+2*RAND()" office:value-type="float" office:value="10.7555513454136" calcext:value-type="float">
            <text:p>10,7556</text:p>
          </table:table-cell>
          <table:table-cell table:formula="of:=NORMINV(RAND();30;5)" office:value-type="float" office:value="31.2348426068167" calcext:value-type="float">
            <text:p>31,2348</text:p>
          </table:table-cell>
          <table:table-cell table:formula="of:=40+20*RAND()" office:value-type="float" office:value="44.7339478717186" calcext:value-type="float">
            <text:p>44,7339</text:p>
          </table:table-cell>
          <table:table-cell table:formula="of:=([.C923]*[.D923]+[.B923]*[.D923]+[.B923]*[.C923])/([.B923]*[.C923]*[.D923])" office:value-type="float" office:value="0.147345159093638" calcext:value-type="float">
            <text:p>0,1473</text:p>
          </table:table-cell>
          <table:table-cell table:number-columns-repeated="9"/>
        </table:table-row>
        <table:table-row table:style-name="ro2">
          <table:table-cell office:value-type="float" office:value="923" calcext:value-type="float">
            <text:p>923</text:p>
          </table:table-cell>
          <table:table-cell table:formula="of:=9+2*RAND()" office:value-type="float" office:value="10.6915413250681" calcext:value-type="float">
            <text:p>10,6915</text:p>
          </table:table-cell>
          <table:table-cell table:formula="of:=NORMINV(RAND();30;5)" office:value-type="float" office:value="27.658908623695" calcext:value-type="float">
            <text:p>27,6589</text:p>
          </table:table-cell>
          <table:table-cell table:formula="of:=40+20*RAND()" office:value-type="float" office:value="53.1367455306463" calcext:value-type="float">
            <text:p>53,1367</text:p>
          </table:table-cell>
          <table:table-cell table:formula="of:=([.C924]*[.D924]+[.B924]*[.D924]+[.B924]*[.C924])/([.B924]*[.C924]*[.D924])" office:value-type="float" office:value="0.14850596881353" calcext:value-type="float">
            <text:p>0,1485</text:p>
          </table:table-cell>
          <table:table-cell table:number-columns-repeated="9"/>
        </table:table-row>
        <table:table-row table:style-name="ro2">
          <table:table-cell office:value-type="float" office:value="924" calcext:value-type="float">
            <text:p>924</text:p>
          </table:table-cell>
          <table:table-cell table:formula="of:=9+2*RAND()" office:value-type="float" office:value="10.3855400278699" calcext:value-type="float">
            <text:p>10,3855</text:p>
          </table:table-cell>
          <table:table-cell table:formula="of:=NORMINV(RAND();30;5)" office:value-type="float" office:value="30.3750727332625" calcext:value-type="float">
            <text:p>30,3751</text:p>
          </table:table-cell>
          <table:table-cell table:formula="of:=40+20*RAND()" office:value-type="float" office:value="57.4516235035844" calcext:value-type="float">
            <text:p>57,4516</text:p>
          </table:table-cell>
          <table:table-cell table:formula="of:=([.C925]*[.D925]+[.B925]*[.D925]+[.B925]*[.C925])/([.B925]*[.C925]*[.D925])" office:value-type="float" office:value="0.146615403233446" calcext:value-type="float">
            <text:p>0,1466</text:p>
          </table:table-cell>
          <table:table-cell table:number-columns-repeated="9"/>
        </table:table-row>
        <table:table-row table:style-name="ro2">
          <table:table-cell office:value-type="float" office:value="925" calcext:value-type="float">
            <text:p>925</text:p>
          </table:table-cell>
          <table:table-cell table:formula="of:=9+2*RAND()" office:value-type="float" office:value="10.7905557535123" calcext:value-type="float">
            <text:p>10,7906</text:p>
          </table:table-cell>
          <table:table-cell table:formula="of:=NORMINV(RAND();30;5)" office:value-type="float" office:value="26.2912864491564" calcext:value-type="float">
            <text:p>26,2913</text:p>
          </table:table-cell>
          <table:table-cell table:formula="of:=40+20*RAND()" office:value-type="float" office:value="53.6821359046735" calcext:value-type="float">
            <text:p>53,6821</text:p>
          </table:table-cell>
          <table:table-cell table:formula="of:=([.C926]*[.D926]+[.B926]*[.D926]+[.B926]*[.C926])/([.B926]*[.C926]*[.D926])" office:value-type="float" office:value="0.149337218858502" calcext:value-type="float">
            <text:p>0,1493</text:p>
          </table:table-cell>
          <table:table-cell table:number-columns-repeated="9"/>
        </table:table-row>
        <table:table-row table:style-name="ro2">
          <table:table-cell office:value-type="float" office:value="926" calcext:value-type="float">
            <text:p>926</text:p>
          </table:table-cell>
          <table:table-cell table:formula="of:=9+2*RAND()" office:value-type="float" office:value="9.96983047085814" calcext:value-type="float">
            <text:p>9,9698</text:p>
          </table:table-cell>
          <table:table-cell table:formula="of:=NORMINV(RAND();30;5)" office:value-type="float" office:value="32.3241431681511" calcext:value-type="float">
            <text:p>32,3241</text:p>
          </table:table-cell>
          <table:table-cell table:formula="of:=40+20*RAND()" office:value-type="float" office:value="45.994335541036" calcext:value-type="float">
            <text:p>45,9943</text:p>
          </table:table-cell>
          <table:table-cell table:formula="of:=([.C927]*[.D927]+[.B927]*[.D927]+[.B927]*[.C927])/([.B927]*[.C927]*[.D927])" office:value-type="float" office:value="0.152981044204764" calcext:value-type="float">
            <text:p>0,1530</text:p>
          </table:table-cell>
          <table:table-cell table:number-columns-repeated="9"/>
        </table:table-row>
        <table:table-row table:style-name="ro2">
          <table:table-cell office:value-type="float" office:value="927" calcext:value-type="float">
            <text:p>927</text:p>
          </table:table-cell>
          <table:table-cell table:formula="of:=9+2*RAND()" office:value-type="float" office:value="9.51047800038941" calcext:value-type="float">
            <text:p>9,5105</text:p>
          </table:table-cell>
          <table:table-cell table:formula="of:=NORMINV(RAND();30;5)" office:value-type="float" office:value="30.4211309384089" calcext:value-type="float">
            <text:p>30,4211</text:p>
          </table:table-cell>
          <table:table-cell table:formula="of:=40+20*RAND()" office:value-type="float" office:value="48.8231282797642" calcext:value-type="float">
            <text:p>48,8231</text:p>
          </table:table-cell>
          <table:table-cell table:formula="of:=([.C928]*[.D928]+[.B928]*[.D928]+[.B928]*[.C928])/([.B928]*[.C928]*[.D928])" office:value-type="float" office:value="0.158501169771915" calcext:value-type="float">
            <text:p>0,1585</text:p>
          </table:table-cell>
          <table:table-cell table:number-columns-repeated="9"/>
        </table:table-row>
        <table:table-row table:style-name="ro2">
          <table:table-cell office:value-type="float" office:value="928" calcext:value-type="float">
            <text:p>928</text:p>
          </table:table-cell>
          <table:table-cell table:formula="of:=9+2*RAND()" office:value-type="float" office:value="9.82553136604838" calcext:value-type="float">
            <text:p>9,8255</text:p>
          </table:table-cell>
          <table:table-cell table:formula="of:=NORMINV(RAND();30;5)" office:value-type="float" office:value="22.5605980654674" calcext:value-type="float">
            <text:p>22,5606</text:p>
          </table:table-cell>
          <table:table-cell table:formula="of:=40+20*RAND()" office:value-type="float" office:value="57.0000019739382" calcext:value-type="float">
            <text:p>57,0000</text:p>
          </table:table-cell>
          <table:table-cell table:formula="of:=([.C929]*[.D929]+[.B929]*[.D929]+[.B929]*[.C929])/([.B929]*[.C929]*[.D929])" office:value-type="float" office:value="0.16364459126325" calcext:value-type="float">
            <text:p>0,1636</text:p>
          </table:table-cell>
          <table:table-cell table:number-columns-repeated="9"/>
        </table:table-row>
        <table:table-row table:style-name="ro2">
          <table:table-cell office:value-type="float" office:value="929" calcext:value-type="float">
            <text:p>929</text:p>
          </table:table-cell>
          <table:table-cell table:formula="of:=9+2*RAND()" office:value-type="float" office:value="10.6761741347145" calcext:value-type="float">
            <text:p>10,6762</text:p>
          </table:table-cell>
          <table:table-cell table:formula="of:=NORMINV(RAND();30;5)" office:value-type="float" office:value="33.1823618594449" calcext:value-type="float">
            <text:p>33,1824</text:p>
          </table:table-cell>
          <table:table-cell table:formula="of:=40+20*RAND()" office:value-type="float" office:value="51.6921456600539" calcext:value-type="float">
            <text:p>51,6921</text:p>
          </table:table-cell>
          <table:table-cell table:formula="of:=([.C930]*[.D930]+[.B930]*[.D930]+[.B930]*[.C930])/([.B930]*[.C930]*[.D930])" office:value-type="float" office:value="0.143148303938358" calcext:value-type="float">
            <text:p>0,1431</text:p>
          </table:table-cell>
          <table:table-cell table:number-columns-repeated="9"/>
        </table:table-row>
        <table:table-row table:style-name="ro2">
          <table:table-cell office:value-type="float" office:value="930" calcext:value-type="float">
            <text:p>930</text:p>
          </table:table-cell>
          <table:table-cell table:formula="of:=9+2*RAND()" office:value-type="float" office:value="10.5072842759546" calcext:value-type="float">
            <text:p>10,5073</text:p>
          </table:table-cell>
          <table:table-cell table:formula="of:=NORMINV(RAND();30;5)" office:value-type="float" office:value="31.3756783991327" calcext:value-type="float">
            <text:p>31,3757</text:p>
          </table:table-cell>
          <table:table-cell table:formula="of:=40+20*RAND()" office:value-type="float" office:value="48.8192338845693" calcext:value-type="float">
            <text:p>48,8192</text:p>
          </table:table-cell>
          <table:table-cell table:formula="of:=([.C931]*[.D931]+[.B931]*[.D931]+[.B931]*[.C931])/([.B931]*[.C931]*[.D931])" office:value-type="float" office:value="0.147527621213828" calcext:value-type="float">
            <text:p>0,1475</text:p>
          </table:table-cell>
          <table:table-cell table:number-columns-repeated="9"/>
        </table:table-row>
        <table:table-row table:style-name="ro2">
          <table:table-cell office:value-type="float" office:value="931" calcext:value-type="float">
            <text:p>931</text:p>
          </table:table-cell>
          <table:table-cell table:formula="of:=9+2*RAND()" office:value-type="float" office:value="9.50985341914929" calcext:value-type="float">
            <text:p>9,5099</text:p>
          </table:table-cell>
          <table:table-cell table:formula="of:=NORMINV(RAND();30;5)" office:value-type="float" office:value="29.1369240160176" calcext:value-type="float">
            <text:p>29,1369</text:p>
          </table:table-cell>
          <table:table-cell table:formula="of:=40+20*RAND()" office:value-type="float" office:value="40.7038782187738" calcext:value-type="float">
            <text:p>40,7039</text:p>
          </table:table-cell>
          <table:table-cell table:formula="of:=([.C932]*[.D932]+[.B932]*[.D932]+[.B932]*[.C932])/([.B932]*[.C932]*[.D932])" office:value-type="float" office:value="0.164042488189678" calcext:value-type="float">
            <text:p>0,1640</text:p>
          </table:table-cell>
          <table:table-cell table:number-columns-repeated="9"/>
        </table:table-row>
        <table:table-row table:style-name="ro2">
          <table:table-cell office:value-type="float" office:value="932" calcext:value-type="float">
            <text:p>932</text:p>
          </table:table-cell>
          <table:table-cell table:formula="of:=9+2*RAND()" office:value-type="float" office:value="9.51241400162689" calcext:value-type="float">
            <text:p>9,5124</text:p>
          </table:table-cell>
          <table:table-cell table:formula="of:=NORMINV(RAND();30;5)" office:value-type="float" office:value="32.0356063944744" calcext:value-type="float">
            <text:p>32,0356</text:p>
          </table:table-cell>
          <table:table-cell table:formula="of:=40+20*RAND()" office:value-type="float" office:value="40.2296224585734" calcext:value-type="float">
            <text:p>40,2296</text:p>
          </table:table-cell>
          <table:table-cell table:formula="of:=([.C933]*[.D933]+[.B933]*[.D933]+[.B933]*[.C933])/([.B933]*[.C933]*[.D933])" office:value-type="float" office:value="0.161198358029143" calcext:value-type="float">
            <text:p>0,1612</text:p>
          </table:table-cell>
          <table:table-cell table:number-columns-repeated="9"/>
        </table:table-row>
        <table:table-row table:style-name="ro2">
          <table:table-cell office:value-type="float" office:value="933" calcext:value-type="float">
            <text:p>933</text:p>
          </table:table-cell>
          <table:table-cell table:formula="of:=9+2*RAND()" office:value-type="float" office:value="10.3096795289312" calcext:value-type="float">
            <text:p>10,3097</text:p>
          </table:table-cell>
          <table:table-cell table:formula="of:=NORMINV(RAND();30;5)" office:value-type="float" office:value="26.5574685783089" calcext:value-type="float">
            <text:p>26,5575</text:p>
          </table:table-cell>
          <table:table-cell table:formula="of:=40+20*RAND()" office:value-type="float" office:value="57.5225197360851" calcext:value-type="float">
            <text:p>57,5225</text:p>
          </table:table-cell>
          <table:table-cell table:formula="of:=([.C934]*[.D934]+[.B934]*[.D934]+[.B934]*[.C934])/([.B934]*[.C934]*[.D934])" office:value-type="float" office:value="0.152034912424954" calcext:value-type="float">
            <text:p>0,1520</text:p>
          </table:table-cell>
          <table:table-cell table:number-columns-repeated="9"/>
        </table:table-row>
        <table:table-row table:style-name="ro2">
          <table:table-cell office:value-type="float" office:value="934" calcext:value-type="float">
            <text:p>934</text:p>
          </table:table-cell>
          <table:table-cell table:formula="of:=9+2*RAND()" office:value-type="float" office:value="9.28366431943141" calcext:value-type="float">
            <text:p>9,2837</text:p>
          </table:table-cell>
          <table:table-cell table:formula="of:=NORMINV(RAND();30;5)" office:value-type="float" office:value="31.3566028601561" calcext:value-type="float">
            <text:p>31,3566</text:p>
          </table:table-cell>
          <table:table-cell table:formula="of:=40+20*RAND()" office:value-type="float" office:value="44.8664154461585" calcext:value-type="float">
            <text:p>44,8664</text:p>
          </table:table-cell>
          <table:table-cell table:formula="of:=([.C935]*[.D935]+[.B935]*[.D935]+[.B935]*[.C935])/([.B935]*[.C935]*[.D935])" office:value-type="float" office:value="0.161895683799598" calcext:value-type="float">
            <text:p>0,1619</text:p>
          </table:table-cell>
          <table:table-cell table:number-columns-repeated="9"/>
        </table:table-row>
        <table:table-row table:style-name="ro2">
          <table:table-cell office:value-type="float" office:value="935" calcext:value-type="float">
            <text:p>935</text:p>
          </table:table-cell>
          <table:table-cell table:formula="of:=9+2*RAND()" office:value-type="float" office:value="9.77489938843064" calcext:value-type="float">
            <text:p>9,7749</text:p>
          </table:table-cell>
          <table:table-cell table:formula="of:=NORMINV(RAND();30;5)" office:value-type="float" office:value="22.0829445301762" calcext:value-type="float">
            <text:p>22,0829</text:p>
          </table:table-cell>
          <table:table-cell table:formula="of:=40+20*RAND()" office:value-type="float" office:value="48.7361176568084" calcext:value-type="float">
            <text:p>48,7361</text:p>
          </table:table-cell>
          <table:table-cell table:formula="of:=([.C936]*[.D936]+[.B936]*[.D936]+[.B936]*[.C936])/([.B936]*[.C936]*[.D936])" office:value-type="float" office:value="0.168105322932097" calcext:value-type="float">
            <text:p>0,1681</text:p>
          </table:table-cell>
          <table:table-cell table:number-columns-repeated="9"/>
        </table:table-row>
        <table:table-row table:style-name="ro2">
          <table:table-cell office:value-type="float" office:value="936" calcext:value-type="float">
            <text:p>936</text:p>
          </table:table-cell>
          <table:table-cell table:formula="of:=9+2*RAND()" office:value-type="float" office:value="10.2843457728159" calcext:value-type="float">
            <text:p>10,2843</text:p>
          </table:table-cell>
          <table:table-cell table:formula="of:=NORMINV(RAND();30;5)" office:value-type="float" office:value="31.3303754517694" calcext:value-type="float">
            <text:p>31,3304</text:p>
          </table:table-cell>
          <table:table-cell table:formula="of:=40+20*RAND()" office:value-type="float" office:value="41.226059824694" calcext:value-type="float">
            <text:p>41,2261</text:p>
          </table:table-cell>
          <table:table-cell table:formula="of:=([.C937]*[.D937]+[.B937]*[.D937]+[.B937]*[.C937])/([.B937]*[.C937]*[.D937])" office:value-type="float" office:value="0.153409567966826" calcext:value-type="float">
            <text:p>0,1534</text:p>
          </table:table-cell>
          <table:table-cell table:number-columns-repeated="9"/>
        </table:table-row>
        <table:table-row table:style-name="ro2">
          <table:table-cell office:value-type="float" office:value="937" calcext:value-type="float">
            <text:p>937</text:p>
          </table:table-cell>
          <table:table-cell table:formula="of:=9+2*RAND()" office:value-type="float" office:value="10.9335317721125" calcext:value-type="float">
            <text:p>10,9335</text:p>
          </table:table-cell>
          <table:table-cell table:formula="of:=NORMINV(RAND();30;5)" office:value-type="float" office:value="31.3346385689175" calcext:value-type="float">
            <text:p>31,3346</text:p>
          </table:table-cell>
          <table:table-cell table:formula="of:=40+20*RAND()" office:value-type="float" office:value="51.9179695728235" calcext:value-type="float">
            <text:p>51,9180</text:p>
          </table:table-cell>
          <table:table-cell table:formula="of:=([.C938]*[.D938]+[.B938]*[.D938]+[.B938]*[.C938])/([.B938]*[.C938]*[.D938])" office:value-type="float" office:value="0.1426364726838" calcext:value-type="float">
            <text:p>0,1426</text:p>
          </table:table-cell>
          <table:table-cell table:number-columns-repeated="9"/>
        </table:table-row>
        <table:table-row table:style-name="ro2">
          <table:table-cell office:value-type="float" office:value="938" calcext:value-type="float">
            <text:p>938</text:p>
          </table:table-cell>
          <table:table-cell table:formula="of:=9+2*RAND()" office:value-type="float" office:value="10.0667202228215" calcext:value-type="float">
            <text:p>10,0667</text:p>
          </table:table-cell>
          <table:table-cell table:formula="of:=NORMINV(RAND();30;5)" office:value-type="float" office:value="32.8679574444529" calcext:value-type="float">
            <text:p>32,8680</text:p>
          </table:table-cell>
          <table:table-cell table:formula="of:=40+20*RAND()" office:value-type="float" office:value="52.2434119950049" calcext:value-type="float">
            <text:p>52,2434</text:p>
          </table:table-cell>
          <table:table-cell table:formula="of:=([.C939]*[.D939]+[.B939]*[.D939]+[.B939]*[.C939])/([.B939]*[.C939]*[.D939])" office:value-type="float" office:value="0.148903157886341" calcext:value-type="float">
            <text:p>0,1489</text:p>
          </table:table-cell>
          <table:table-cell table:number-columns-repeated="9"/>
        </table:table-row>
        <table:table-row table:style-name="ro2">
          <table:table-cell office:value-type="float" office:value="939" calcext:value-type="float">
            <text:p>939</text:p>
          </table:table-cell>
          <table:table-cell table:formula="of:=9+2*RAND()" office:value-type="float" office:value="9.61766500095837" calcext:value-type="float">
            <text:p>9,6177</text:p>
          </table:table-cell>
          <table:table-cell table:formula="of:=NORMINV(RAND();30;5)" office:value-type="float" office:value="28.6818889174006" calcext:value-type="float">
            <text:p>28,6819</text:p>
          </table:table-cell>
          <table:table-cell table:formula="of:=40+20*RAND()" office:value-type="float" office:value="47.5703909550794" calcext:value-type="float">
            <text:p>47,5704</text:p>
          </table:table-cell>
          <table:table-cell table:formula="of:=([.C940]*[.D940]+[.B940]*[.D940]+[.B940]*[.C940])/([.B940]*[.C940]*[.D940])" office:value-type="float" office:value="0.159862027934362" calcext:value-type="float">
            <text:p>0,1599</text:p>
          </table:table-cell>
          <table:table-cell table:number-columns-repeated="9"/>
        </table:table-row>
        <table:table-row table:style-name="ro2">
          <table:table-cell office:value-type="float" office:value="940" calcext:value-type="float">
            <text:p>940</text:p>
          </table:table-cell>
          <table:table-cell table:formula="of:=9+2*RAND()" office:value-type="float" office:value="10.433397785062" calcext:value-type="float">
            <text:p>10,4334</text:p>
          </table:table-cell>
          <table:table-cell table:formula="of:=NORMINV(RAND();30;5)" office:value-type="float" office:value="33.7610144526924" calcext:value-type="float">
            <text:p>33,7610</text:p>
          </table:table-cell>
          <table:table-cell table:formula="of:=40+20*RAND()" office:value-type="float" office:value="45.5190005642362" calcext:value-type="float">
            <text:p>45,5190</text:p>
          </table:table-cell>
          <table:table-cell table:formula="of:=([.C941]*[.D941]+[.B941]*[.D941]+[.B941]*[.C941])/([.B941]*[.C941]*[.D941])" office:value-type="float" office:value="0.147434864212776" calcext:value-type="float">
            <text:p>0,1474</text:p>
          </table:table-cell>
          <table:table-cell table:number-columns-repeated="9"/>
        </table:table-row>
        <table:table-row table:style-name="ro2">
          <table:table-cell office:value-type="float" office:value="941" calcext:value-type="float">
            <text:p>941</text:p>
          </table:table-cell>
          <table:table-cell table:formula="of:=9+2*RAND()" office:value-type="float" office:value="9.40585021930747" calcext:value-type="float">
            <text:p>9,4059</text:p>
          </table:table-cell>
          <table:table-cell table:formula="of:=NORMINV(RAND();30;5)" office:value-type="float" office:value="42.285865438413" calcext:value-type="float">
            <text:p>42,2859</text:p>
          </table:table-cell>
          <table:table-cell table:formula="of:=40+20*RAND()" office:value-type="float" office:value="55.9491351642646" calcext:value-type="float">
            <text:p>55,9491</text:p>
          </table:table-cell>
          <table:table-cell table:formula="of:=([.C942]*[.D942]+[.B942]*[.D942]+[.B942]*[.C942])/([.B942]*[.C942]*[.D942])" office:value-type="float" office:value="0.147838752366194" calcext:value-type="float">
            <text:p>0,1478</text:p>
          </table:table-cell>
          <table:table-cell table:number-columns-repeated="9"/>
        </table:table-row>
        <table:table-row table:style-name="ro2">
          <table:table-cell office:value-type="float" office:value="942" calcext:value-type="float">
            <text:p>942</text:p>
          </table:table-cell>
          <table:table-cell table:formula="of:=9+2*RAND()" office:value-type="float" office:value="10.5765876558144" calcext:value-type="float">
            <text:p>10,5766</text:p>
          </table:table-cell>
          <table:table-cell table:formula="of:=NORMINV(RAND();30;5)" office:value-type="float" office:value="27.607235734062" calcext:value-type="float">
            <text:p>27,6072</text:p>
          </table:table-cell>
          <table:table-cell table:formula="of:=40+20*RAND()" office:value-type="float" office:value="44.8183342744596" calcext:value-type="float">
            <text:p>44,8183</text:p>
          </table:table-cell>
          <table:table-cell table:formula="of:=([.C943]*[.D943]+[.B943]*[.D943]+[.B943]*[.C943])/([.B943]*[.C943]*[.D943])" office:value-type="float" office:value="0.153083138085263" calcext:value-type="float">
            <text:p>0,1531</text:p>
          </table:table-cell>
          <table:table-cell table:number-columns-repeated="9"/>
        </table:table-row>
        <table:table-row table:style-name="ro2">
          <table:table-cell office:value-type="float" office:value="943" calcext:value-type="float">
            <text:p>943</text:p>
          </table:table-cell>
          <table:table-cell table:formula="of:=9+2*RAND()" office:value-type="float" office:value="9.54168576723896" calcext:value-type="float">
            <text:p>9,5417</text:p>
          </table:table-cell>
          <table:table-cell table:formula="of:=NORMINV(RAND();30;5)" office:value-type="float" office:value="25.0724057037839" calcext:value-type="float">
            <text:p>25,0724</text:p>
          </table:table-cell>
          <table:table-cell table:formula="of:=40+20*RAND()" office:value-type="float" office:value="50.0876732333563" calcext:value-type="float">
            <text:p>50,0877</text:p>
          </table:table-cell>
          <table:table-cell table:formula="of:=([.C944]*[.D944]+[.B944]*[.D944]+[.B944]*[.C944])/([.B944]*[.C944]*[.D944])" office:value-type="float" office:value="0.164652761176147" calcext:value-type="float">
            <text:p>0,1647</text:p>
          </table:table-cell>
          <table:table-cell table:number-columns-repeated="9"/>
        </table:table-row>
        <table:table-row table:style-name="ro2">
          <table:table-cell office:value-type="float" office:value="944" calcext:value-type="float">
            <text:p>944</text:p>
          </table:table-cell>
          <table:table-cell table:formula="of:=9+2*RAND()" office:value-type="float" office:value="10.7439970902633" calcext:value-type="float">
            <text:p>10,7440</text:p>
          </table:table-cell>
          <table:table-cell table:formula="of:=NORMINV(RAND();30;5)" office:value-type="float" office:value="39.1831933036011" calcext:value-type="float">
            <text:p>39,1832</text:p>
          </table:table-cell>
          <table:table-cell table:formula="of:=40+20*RAND()" office:value-type="float" office:value="44.6239410224371" calcext:value-type="float">
            <text:p>44,6239</text:p>
          </table:table-cell>
          <table:table-cell table:formula="of:=([.C945]*[.D945]+[.B945]*[.D945]+[.B945]*[.C945])/([.B945]*[.C945]*[.D945])" office:value-type="float" office:value="0.141005871423814" calcext:value-type="float">
            <text:p>0,1410</text:p>
          </table:table-cell>
          <table:table-cell table:number-columns-repeated="9"/>
        </table:table-row>
        <table:table-row table:style-name="ro2">
          <table:table-cell office:value-type="float" office:value="945" calcext:value-type="float">
            <text:p>945</text:p>
          </table:table-cell>
          <table:table-cell table:formula="of:=9+2*RAND()" office:value-type="float" office:value="10.0253575767856" calcext:value-type="float">
            <text:p>10,0254</text:p>
          </table:table-cell>
          <table:table-cell table:formula="of:=NORMINV(RAND();30;5)" office:value-type="float" office:value="21.1811842418076" calcext:value-type="float">
            <text:p>21,1812</text:p>
          </table:table-cell>
          <table:table-cell table:formula="of:=40+20*RAND()" office:value-type="float" office:value="56.831162229646" calcext:value-type="float">
            <text:p>56,8312</text:p>
          </table:table-cell>
          <table:table-cell table:formula="of:=([.C946]*[.D946]+[.B946]*[.D946]+[.B946]*[.C946])/([.B946]*[.C946]*[.D946])" office:value-type="float" office:value="0.164554759123442" calcext:value-type="float">
            <text:p>0,1646</text:p>
          </table:table-cell>
          <table:table-cell table:number-columns-repeated="9"/>
        </table:table-row>
        <table:table-row table:style-name="ro2">
          <table:table-cell office:value-type="float" office:value="946" calcext:value-type="float">
            <text:p>946</text:p>
          </table:table-cell>
          <table:table-cell table:formula="of:=9+2*RAND()" office:value-type="float" office:value="10.5204693919513" calcext:value-type="float">
            <text:p>10,5205</text:p>
          </table:table-cell>
          <table:table-cell table:formula="of:=NORMINV(RAND();30;5)" office:value-type="float" office:value="37.349343493254" calcext:value-type="float">
            <text:p>37,3493</text:p>
          </table:table-cell>
          <table:table-cell table:formula="of:=40+20*RAND()" office:value-type="float" office:value="51.8760420777835" calcext:value-type="float">
            <text:p>51,8760</text:p>
          </table:table-cell>
          <table:table-cell table:formula="of:=([.C947]*[.D947]+[.B947]*[.D947]+[.B947]*[.C947])/([.B947]*[.C947]*[.D947])" office:value-type="float" office:value="0.141103746585881" calcext:value-type="float">
            <text:p>0,1411</text:p>
          </table:table-cell>
          <table:table-cell table:number-columns-repeated="9"/>
        </table:table-row>
        <table:table-row table:style-name="ro2">
          <table:table-cell office:value-type="float" office:value="947" calcext:value-type="float">
            <text:p>947</text:p>
          </table:table-cell>
          <table:table-cell table:formula="of:=9+2*RAND()" office:value-type="float" office:value="9.82314877142198" calcext:value-type="float">
            <text:p>9,8231</text:p>
          </table:table-cell>
          <table:table-cell table:formula="of:=NORMINV(RAND();30;5)" office:value-type="float" office:value="30.3066014348389" calcext:value-type="float">
            <text:p>30,3066</text:p>
          </table:table-cell>
          <table:table-cell table:formula="of:=40+20*RAND()" office:value-type="float" office:value="57.312651143875" calcext:value-type="float">
            <text:p>57,3127</text:p>
          </table:table-cell>
          <table:table-cell table:formula="of:=([.C948]*[.D948]+[.B948]*[.D948]+[.B948]*[.C948])/([.B948]*[.C948]*[.D948])" office:value-type="float" office:value="0.152244617863206" calcext:value-type="float">
            <text:p>0,1522</text:p>
          </table:table-cell>
          <table:table-cell table:number-columns-repeated="9"/>
        </table:table-row>
        <table:table-row table:style-name="ro2">
          <table:table-cell office:value-type="float" office:value="948" calcext:value-type="float">
            <text:p>948</text:p>
          </table:table-cell>
          <table:table-cell table:formula="of:=9+2*RAND()" office:value-type="float" office:value="10.2328451892827" calcext:value-type="float">
            <text:p>10,2328</text:p>
          </table:table-cell>
          <table:table-cell table:formula="of:=NORMINV(RAND();30;5)" office:value-type="float" office:value="23.5477487337637" calcext:value-type="float">
            <text:p>23,5477</text:p>
          </table:table-cell>
          <table:table-cell table:formula="of:=40+20*RAND()" office:value-type="float" office:value="41.1220428370871" calcext:value-type="float">
            <text:p>41,1220</text:p>
          </table:table-cell>
          <table:table-cell table:formula="of:=([.C949]*[.D949]+[.B949]*[.D949]+[.B949]*[.C949])/([.B949]*[.C949]*[.D949])" office:value-type="float" office:value="0.164509293982057" calcext:value-type="float">
            <text:p>0,1645</text:p>
          </table:table-cell>
          <table:table-cell table:number-columns-repeated="9"/>
        </table:table-row>
        <table:table-row table:style-name="ro2">
          <table:table-cell office:value-type="float" office:value="949" calcext:value-type="float">
            <text:p>949</text:p>
          </table:table-cell>
          <table:table-cell table:formula="of:=9+2*RAND()" office:value-type="float" office:value="9.97119466052391" calcext:value-type="float">
            <text:p>9,9712</text:p>
          </table:table-cell>
          <table:table-cell table:formula="of:=NORMINV(RAND();30;5)" office:value-type="float" office:value="32.4987568354331" calcext:value-type="float">
            <text:p>32,4988</text:p>
          </table:table-cell>
          <table:table-cell table:formula="of:=40+20*RAND()" office:value-type="float" office:value="48.5329462145455" calcext:value-type="float">
            <text:p>48,5329</text:p>
          </table:table-cell>
          <table:table-cell table:formula="of:=([.C950]*[.D950]+[.B950]*[.D950]+[.B950]*[.C950])/([.B950]*[.C950]*[.D950])" office:value-type="float" office:value="0.151663853267703" calcext:value-type="float">
            <text:p>0,1517</text:p>
          </table:table-cell>
          <table:table-cell table:number-columns-repeated="9"/>
        </table:table-row>
        <table:table-row table:style-name="ro2">
          <table:table-cell office:value-type="float" office:value="950" calcext:value-type="float">
            <text:p>950</text:p>
          </table:table-cell>
          <table:table-cell table:formula="of:=9+2*RAND()" office:value-type="float" office:value="9.20797968632542" calcext:value-type="float">
            <text:p>9,2080</text:p>
          </table:table-cell>
          <table:table-cell table:formula="of:=NORMINV(RAND();30;5)" office:value-type="float" office:value="29.6898063818595" calcext:value-type="float">
            <text:p>29,6898</text:p>
          </table:table-cell>
          <table:table-cell table:formula="of:=40+20*RAND()" office:value-type="float" office:value="41.0450789588504" calcext:value-type="float">
            <text:p>41,0451</text:p>
          </table:table-cell>
          <table:table-cell table:formula="of:=([.C951]*[.D951]+[.B951]*[.D951]+[.B951]*[.C951])/([.B951]*[.C951]*[.D951])" office:value-type="float" office:value="0.166646506370344" calcext:value-type="float">
            <text:p>0,1666</text:p>
          </table:table-cell>
          <table:table-cell table:number-columns-repeated="9"/>
        </table:table-row>
        <table:table-row table:style-name="ro2">
          <table:table-cell office:value-type="float" office:value="951" calcext:value-type="float">
            <text:p>951</text:p>
          </table:table-cell>
          <table:table-cell table:formula="of:=9+2*RAND()" office:value-type="float" office:value="10.8310927234124" calcext:value-type="float">
            <text:p>10,8311</text:p>
          </table:table-cell>
          <table:table-cell table:formula="of:=NORMINV(RAND();30;5)" office:value-type="float" office:value="29.2084676890312" calcext:value-type="float">
            <text:p>29,2085</text:p>
          </table:table-cell>
          <table:table-cell table:formula="of:=40+20*RAND()" office:value-type="float" office:value="40.8848503907211" calcext:value-type="float">
            <text:p>40,8849</text:p>
          </table:table-cell>
          <table:table-cell table:formula="of:=([.C952]*[.D952]+[.B952]*[.D952]+[.B952]*[.C952])/([.B952]*[.C952]*[.D952])" office:value-type="float" office:value="0.151022372414179" calcext:value-type="float">
            <text:p>0,1510</text:p>
          </table:table-cell>
          <table:table-cell table:number-columns-repeated="9"/>
        </table:table-row>
        <table:table-row table:style-name="ro2">
          <table:table-cell office:value-type="float" office:value="952" calcext:value-type="float">
            <text:p>952</text:p>
          </table:table-cell>
          <table:table-cell table:formula="of:=9+2*RAND()" office:value-type="float" office:value="10.7060109430458" calcext:value-type="float">
            <text:p>10,7060</text:p>
          </table:table-cell>
          <table:table-cell table:formula="of:=NORMINV(RAND();30;5)" office:value-type="float" office:value="34.545882584007" calcext:value-type="float">
            <text:p>34,5459</text:p>
          </table:table-cell>
          <table:table-cell table:formula="of:=40+20*RAND()" office:value-type="float" office:value="52.4673370062374" calcext:value-type="float">
            <text:p>52,4673</text:p>
          </table:table-cell>
          <table:table-cell table:formula="of:=([.C953]*[.D953]+[.B953]*[.D953]+[.B953]*[.C953])/([.B953]*[.C953]*[.D953])" office:value-type="float" office:value="0.14141195819304" calcext:value-type="float">
            <text:p>0,1414</text:p>
          </table:table-cell>
          <table:table-cell table:number-columns-repeated="9"/>
        </table:table-row>
        <table:table-row table:style-name="ro2">
          <table:table-cell office:value-type="float" office:value="953" calcext:value-type="float">
            <text:p>953</text:p>
          </table:table-cell>
          <table:table-cell table:formula="of:=9+2*RAND()" office:value-type="float" office:value="10.9012612754013" calcext:value-type="float">
            <text:p>10,9013</text:p>
          </table:table-cell>
          <table:table-cell table:formula="of:=NORMINV(RAND();30;5)" office:value-type="float" office:value="24.1886146116407" calcext:value-type="float">
            <text:p>24,1886</text:p>
          </table:table-cell>
          <table:table-cell table:formula="of:=40+20*RAND()" office:value-type="float" office:value="59.9702154635452" calcext:value-type="float">
            <text:p>59,9702</text:p>
          </table:table-cell>
          <table:table-cell table:formula="of:=([.C954]*[.D954]+[.B954]*[.D954]+[.B954]*[.C954])/([.B954]*[.C954]*[.D954])" office:value-type="float" office:value="0.149749212983576" calcext:value-type="float">
            <text:p>0,1497</text:p>
          </table:table-cell>
          <table:table-cell table:number-columns-repeated="9"/>
        </table:table-row>
        <table:table-row table:style-name="ro2">
          <table:table-cell office:value-type="float" office:value="954" calcext:value-type="float">
            <text:p>954</text:p>
          </table:table-cell>
          <table:table-cell table:formula="of:=9+2*RAND()" office:value-type="float" office:value="9.7468631172087" calcext:value-type="float">
            <text:p>9,7469</text:p>
          </table:table-cell>
          <table:table-cell table:formula="of:=NORMINV(RAND();30;5)" office:value-type="float" office:value="33.8821621131013" calcext:value-type="float">
            <text:p>33,8822</text:p>
          </table:table-cell>
          <table:table-cell table:formula="of:=40+20*RAND()" office:value-type="float" office:value="43.5149155952968" calcext:value-type="float">
            <text:p>43,5149</text:p>
          </table:table-cell>
          <table:table-cell table:formula="of:=([.C955]*[.D955]+[.B955]*[.D955]+[.B955]*[.C955])/([.B955]*[.C955]*[.D955])" office:value-type="float" office:value="0.155091792391514" calcext:value-type="float">
            <text:p>0,1551</text:p>
          </table:table-cell>
          <table:table-cell table:number-columns-repeated="9"/>
        </table:table-row>
        <table:table-row table:style-name="ro2">
          <table:table-cell office:value-type="float" office:value="955" calcext:value-type="float">
            <text:p>955</text:p>
          </table:table-cell>
          <table:table-cell table:formula="of:=9+2*RAND()" office:value-type="float" office:value="9.14565913169645" calcext:value-type="float">
            <text:p>9,1457</text:p>
          </table:table-cell>
          <table:table-cell table:formula="of:=NORMINV(RAND();30;5)" office:value-type="float" office:value="31.2211573839059" calcext:value-type="float">
            <text:p>31,2212</text:p>
          </table:table-cell>
          <table:table-cell table:formula="of:=40+20*RAND()" office:value-type="float" office:value="47.0469995471649" calcext:value-type="float">
            <text:p>47,0470</text:p>
          </table:table-cell>
          <table:table-cell table:formula="of:=([.C956]*[.D956]+[.B956]*[.D956]+[.B956]*[.C956])/([.B956]*[.C956]*[.D956])" office:value-type="float" office:value="0.162626393116103" calcext:value-type="float">
            <text:p>0,1626</text:p>
          </table:table-cell>
          <table:table-cell table:number-columns-repeated="9"/>
        </table:table-row>
        <table:table-row table:style-name="ro2">
          <table:table-cell office:value-type="float" office:value="956" calcext:value-type="float">
            <text:p>956</text:p>
          </table:table-cell>
          <table:table-cell table:formula="of:=9+2*RAND()" office:value-type="float" office:value="9.89724767557345" calcext:value-type="float">
            <text:p>9,8972</text:p>
          </table:table-cell>
          <table:table-cell table:formula="of:=NORMINV(RAND();30;5)" office:value-type="float" office:value="33.8513562274445" calcext:value-type="float">
            <text:p>33,8514</text:p>
          </table:table-cell>
          <table:table-cell table:formula="of:=40+20*RAND()" office:value-type="float" office:value="57.468232663814" calcext:value-type="float">
            <text:p>57,4682</text:p>
          </table:table-cell>
          <table:table-cell table:formula="of:=([.C957]*[.D957]+[.B957]*[.D957]+[.B957]*[.C957])/([.B957]*[.C957]*[.D957])" office:value-type="float" office:value="0.147980022732652" calcext:value-type="float">
            <text:p>0,1480</text:p>
          </table:table-cell>
          <table:table-cell table:number-columns-repeated="9"/>
        </table:table-row>
        <table:table-row table:style-name="ro2">
          <table:table-cell office:value-type="float" office:value="957" calcext:value-type="float">
            <text:p>957</text:p>
          </table:table-cell>
          <table:table-cell table:formula="of:=9+2*RAND()" office:value-type="float" office:value="9.53790725790896" calcext:value-type="float">
            <text:p>9,5379</text:p>
          </table:table-cell>
          <table:table-cell table:formula="of:=NORMINV(RAND();30;5)" office:value-type="float" office:value="20.4913764961787" calcext:value-type="float">
            <text:p>20,4914</text:p>
          </table:table-cell>
          <table:table-cell table:formula="of:=40+20*RAND()" office:value-type="float" office:value="49.5082738553174" calcext:value-type="float">
            <text:p>49,5083</text:p>
          </table:table-cell>
          <table:table-cell table:formula="of:=([.C958]*[.D958]+[.B958]*[.D958]+[.B958]*[.C958])/([.B958]*[.C958]*[.D958])" office:value-type="float" office:value="0.173844462620164" calcext:value-type="float">
            <text:p>0,1738</text:p>
          </table:table-cell>
          <table:table-cell table:number-columns-repeated="9"/>
        </table:table-row>
        <table:table-row table:style-name="ro2">
          <table:table-cell office:value-type="float" office:value="958" calcext:value-type="float">
            <text:p>958</text:p>
          </table:table-cell>
          <table:table-cell table:formula="of:=9+2*RAND()" office:value-type="float" office:value="10.1209549170453" calcext:value-type="float">
            <text:p>10,1210</text:p>
          </table:table-cell>
          <table:table-cell table:formula="of:=NORMINV(RAND();30;5)" office:value-type="float" office:value="21.9742036525233" calcext:value-type="float">
            <text:p>21,9742</text:p>
          </table:table-cell>
          <table:table-cell table:formula="of:=40+20*RAND()" office:value-type="float" office:value="54.0311973937787" calcext:value-type="float">
            <text:p>54,0312</text:p>
          </table:table-cell>
          <table:table-cell table:formula="of:=([.C959]*[.D959]+[.B959]*[.D959]+[.B959]*[.C959])/([.B959]*[.C959]*[.D959])" office:value-type="float" office:value="0.162820638341303" calcext:value-type="float">
            <text:p>0,1628</text:p>
          </table:table-cell>
          <table:table-cell table:number-columns-repeated="9"/>
        </table:table-row>
        <table:table-row table:style-name="ro2">
          <table:table-cell office:value-type="float" office:value="959" calcext:value-type="float">
            <text:p>959</text:p>
          </table:table-cell>
          <table:table-cell table:formula="of:=9+2*RAND()" office:value-type="float" office:value="10.110719529679" calcext:value-type="float">
            <text:p>10,1107</text:p>
          </table:table-cell>
          <table:table-cell table:formula="of:=NORMINV(RAND();30;5)" office:value-type="float" office:value="24.6134884578742" calcext:value-type="float">
            <text:p>24,6135</text:p>
          </table:table-cell>
          <table:table-cell table:formula="of:=40+20*RAND()" office:value-type="float" office:value="55.725124028977" calcext:value-type="float">
            <text:p>55,7251</text:p>
          </table:table-cell>
          <table:table-cell table:formula="of:=([.C960]*[.D960]+[.B960]*[.D960]+[.B960]*[.C960])/([.B960]*[.C960]*[.D960])" office:value-type="float" office:value="0.157478285910995" calcext:value-type="float">
            <text:p>0,1575</text:p>
          </table:table-cell>
          <table:table-cell table:number-columns-repeated="9"/>
        </table:table-row>
        <table:table-row table:style-name="ro2">
          <table:table-cell office:value-type="float" office:value="960" calcext:value-type="float">
            <text:p>960</text:p>
          </table:table-cell>
          <table:table-cell table:formula="of:=9+2*RAND()" office:value-type="float" office:value="10.6676122338977" calcext:value-type="float">
            <text:p>10,6676</text:p>
          </table:table-cell>
          <table:table-cell table:formula="of:=NORMINV(RAND();30;5)" office:value-type="float" office:value="27.5484492777316" calcext:value-type="float">
            <text:p>27,5484</text:p>
          </table:table-cell>
          <table:table-cell table:formula="of:=40+20*RAND()" office:value-type="float" office:value="51.7902886192314" calcext:value-type="float">
            <text:p>51,7903</text:p>
          </table:table-cell>
          <table:table-cell table:formula="of:=([.C961]*[.D961]+[.B961]*[.D961]+[.B961]*[.C961])/([.B961]*[.C961]*[.D961])" office:value-type="float" office:value="0.149350013218818" calcext:value-type="float">
            <text:p>0,1494</text:p>
          </table:table-cell>
          <table:table-cell table:number-columns-repeated="9"/>
        </table:table-row>
        <table:table-row table:style-name="ro2">
          <table:table-cell office:value-type="float" office:value="961" calcext:value-type="float">
            <text:p>961</text:p>
          </table:table-cell>
          <table:table-cell table:formula="of:=9+2*RAND()" office:value-type="float" office:value="9.04617096832953" calcext:value-type="float">
            <text:p>9,0462</text:p>
          </table:table-cell>
          <table:table-cell table:formula="of:=NORMINV(RAND();30;5)" office:value-type="float" office:value="42.6116243365567" calcext:value-type="float">
            <text:p>42,6116</text:p>
          </table:table-cell>
          <table:table-cell table:formula="of:=40+20*RAND()" office:value-type="float" office:value="50.4941049660556" calcext:value-type="float">
            <text:p>50,4941</text:p>
          </table:table-cell>
          <table:table-cell table:formula="of:=([.C962]*[.D962]+[.B962]*[.D962]+[.B962]*[.C962])/([.B962]*[.C962]*[.D962])" office:value-type="float" office:value="0.153816075184351" calcext:value-type="float">
            <text:p>0,1538</text:p>
          </table:table-cell>
          <table:table-cell table:number-columns-repeated="9"/>
        </table:table-row>
        <table:table-row table:style-name="ro2">
          <table:table-cell office:value-type="float" office:value="962" calcext:value-type="float">
            <text:p>962</text:p>
          </table:table-cell>
          <table:table-cell table:formula="of:=9+2*RAND()" office:value-type="float" office:value="10.4560769826639" calcext:value-type="float">
            <text:p>10,4561</text:p>
          </table:table-cell>
          <table:table-cell table:formula="of:=NORMINV(RAND();30;5)" office:value-type="float" office:value="33.5098524599623" calcext:value-type="float">
            <text:p>33,5099</text:p>
          </table:table-cell>
          <table:table-cell table:formula="of:=40+20*RAND()" office:value-type="float" office:value="47.6596654648893" calcext:value-type="float">
            <text:p>47,6597</text:p>
          </table:table-cell>
          <table:table-cell table:formula="of:=([.C963]*[.D963]+[.B963]*[.D963]+[.B963]*[.C963])/([.B963]*[.C963]*[.D963])" office:value-type="float" office:value="0.146462235939775" calcext:value-type="float">
            <text:p>0,1465</text:p>
          </table:table-cell>
          <table:table-cell table:number-columns-repeated="9"/>
        </table:table-row>
        <table:table-row table:style-name="ro2">
          <table:table-cell office:value-type="float" office:value="963" calcext:value-type="float">
            <text:p>963</text:p>
          </table:table-cell>
          <table:table-cell table:formula="of:=9+2*RAND()" office:value-type="float" office:value="9.19236261234619" calcext:value-type="float">
            <text:p>9,1924</text:p>
          </table:table-cell>
          <table:table-cell table:formula="of:=NORMINV(RAND();30;5)" office:value-type="float" office:value="23.9004639243532" calcext:value-type="float">
            <text:p>23,9005</text:p>
          </table:table-cell>
          <table:table-cell table:formula="of:=40+20*RAND()" office:value-type="float" office:value="42.6025005732663" calcext:value-type="float">
            <text:p>42,6025</text:p>
          </table:table-cell>
          <table:table-cell table:formula="of:=([.C964]*[.D964]+[.B964]*[.D964]+[.B964]*[.C964])/([.B964]*[.C964]*[.D964])" office:value-type="float" office:value="0.174098953527584" calcext:value-type="float">
            <text:p>0,1741</text:p>
          </table:table-cell>
          <table:table-cell table:number-columns-repeated="9"/>
        </table:table-row>
        <table:table-row table:style-name="ro2">
          <table:table-cell office:value-type="float" office:value="964" calcext:value-type="float">
            <text:p>964</text:p>
          </table:table-cell>
          <table:table-cell table:formula="of:=9+2*RAND()" office:value-type="float" office:value="10.9762232562061" calcext:value-type="float">
            <text:p>10,9762</text:p>
          </table:table-cell>
          <table:table-cell table:formula="of:=NORMINV(RAND();30;5)" office:value-type="float" office:value="25.8350542668017" calcext:value-type="float">
            <text:p>25,8351</text:p>
          </table:table-cell>
          <table:table-cell table:formula="of:=40+20*RAND()" office:value-type="float" office:value="47.5847026635893" calcext:value-type="float">
            <text:p>47,5847</text:p>
          </table:table-cell>
          <table:table-cell table:formula="of:=([.C965]*[.D965]+[.B965]*[.D965]+[.B965]*[.C965])/([.B965]*[.C965]*[.D965])" office:value-type="float" office:value="0.150828274521839" calcext:value-type="float">
            <text:p>0,1508</text:p>
          </table:table-cell>
          <table:table-cell table:number-columns-repeated="9"/>
        </table:table-row>
        <table:table-row table:style-name="ro2">
          <table:table-cell office:value-type="float" office:value="965" calcext:value-type="float">
            <text:p>965</text:p>
          </table:table-cell>
          <table:table-cell table:formula="of:=9+2*RAND()" office:value-type="float" office:value="9.74013136955909" calcext:value-type="float">
            <text:p>9,7401</text:p>
          </table:table-cell>
          <table:table-cell table:formula="of:=NORMINV(RAND();30;5)" office:value-type="float" office:value="27.0673045358856" calcext:value-type="float">
            <text:p>27,0673</text:p>
          </table:table-cell>
          <table:table-cell table:formula="of:=40+20*RAND()" office:value-type="float" office:value="59.5657076663338" calcext:value-type="float">
            <text:p>59,5657</text:p>
          </table:table-cell>
          <table:table-cell table:formula="of:=([.C966]*[.D966]+[.B966]*[.D966]+[.B966]*[.C966])/([.B966]*[.C966]*[.D966])" office:value-type="float" office:value="0.156401144896184" calcext:value-type="float">
            <text:p>0,1564</text:p>
          </table:table-cell>
          <table:table-cell table:number-columns-repeated="9"/>
        </table:table-row>
        <table:table-row table:style-name="ro2">
          <table:table-cell office:value-type="float" office:value="966" calcext:value-type="float">
            <text:p>966</text:p>
          </table:table-cell>
          <table:table-cell table:formula="of:=9+2*RAND()" office:value-type="float" office:value="10.1042461672332" calcext:value-type="float">
            <text:p>10,1042</text:p>
          </table:table-cell>
          <table:table-cell table:formula="of:=NORMINV(RAND();30;5)" office:value-type="float" office:value="34.644078565171" calcext:value-type="float">
            <text:p>34,6441</text:p>
          </table:table-cell>
          <table:table-cell table:formula="of:=40+20*RAND()" office:value-type="float" office:value="42.6759471814148" calcext:value-type="float">
            <text:p>42,6759</text:p>
          </table:table-cell>
          <table:table-cell table:formula="of:=([.C967]*[.D967]+[.B967]*[.D967]+[.B967]*[.C967])/([.B967]*[.C967]*[.D967])" office:value-type="float" office:value="0.151265658315973" calcext:value-type="float">
            <text:p>0,1513</text:p>
          </table:table-cell>
          <table:table-cell table:number-columns-repeated="9"/>
        </table:table-row>
        <table:table-row table:style-name="ro2">
          <table:table-cell office:value-type="float" office:value="967" calcext:value-type="float">
            <text:p>967</text:p>
          </table:table-cell>
          <table:table-cell table:formula="of:=9+2*RAND()" office:value-type="float" office:value="9.7569467339199" calcext:value-type="float">
            <text:p>9,7569</text:p>
          </table:table-cell>
          <table:table-cell table:formula="of:=NORMINV(RAND();30;5)" office:value-type="float" office:value="20.9254171776305" calcext:value-type="float">
            <text:p>20,9254</text:p>
          </table:table-cell>
          <table:table-cell table:formula="of:=40+20*RAND()" office:value-type="float" office:value="51.980863774661" calcext:value-type="float">
            <text:p>51,9809</text:p>
          </table:table-cell>
          <table:table-cell table:formula="of:=([.C968]*[.D968]+[.B968]*[.D968]+[.B968]*[.C968])/([.B968]*[.C968]*[.D968])" office:value-type="float" office:value="0.169517700449411" calcext:value-type="float">
            <text:p>0,1695</text:p>
          </table:table-cell>
          <table:table-cell table:number-columns-repeated="9"/>
        </table:table-row>
        <table:table-row table:style-name="ro2">
          <table:table-cell office:value-type="float" office:value="968" calcext:value-type="float">
            <text:p>968</text:p>
          </table:table-cell>
          <table:table-cell table:formula="of:=9+2*RAND()" office:value-type="float" office:value="9.98723784810863" calcext:value-type="float">
            <text:p>9,9872</text:p>
          </table:table-cell>
          <table:table-cell table:formula="of:=NORMINV(RAND();30;5)" office:value-type="float" office:value="25.3105809020621" calcext:value-type="float">
            <text:p>25,3106</text:p>
          </table:table-cell>
          <table:table-cell table:formula="of:=40+20*RAND()" office:value-type="float" office:value="47.4634323944338" calcext:value-type="float">
            <text:p>47,4634</text:p>
          </table:table-cell>
          <table:table-cell table:formula="of:=([.C969]*[.D969]+[.B969]*[.D969]+[.B969]*[.C969])/([.B969]*[.C969]*[.D969])" office:value-type="float" office:value="0.16070580418928" calcext:value-type="float">
            <text:p>0,1607</text:p>
          </table:table-cell>
          <table:table-cell table:number-columns-repeated="9"/>
        </table:table-row>
        <table:table-row table:style-name="ro2">
          <table:table-cell office:value-type="float" office:value="969" calcext:value-type="float">
            <text:p>969</text:p>
          </table:table-cell>
          <table:table-cell table:formula="of:=9+2*RAND()" office:value-type="float" office:value="9.38628290989436" calcext:value-type="float">
            <text:p>9,3863</text:p>
          </table:table-cell>
          <table:table-cell table:formula="of:=NORMINV(RAND();30;5)" office:value-type="float" office:value="32.5007174592612" calcext:value-type="float">
            <text:p>32,5007</text:p>
          </table:table-cell>
          <table:table-cell table:formula="of:=40+20*RAND()" office:value-type="float" office:value="50.1890160492621" calcext:value-type="float">
            <text:p>50,1890</text:p>
          </table:table-cell>
          <table:table-cell table:formula="of:=([.C970]*[.D970]+[.B970]*[.D970]+[.B970]*[.C970])/([.B970]*[.C970]*[.D970])" office:value-type="float" office:value="0.157231676392732" calcext:value-type="float">
            <text:p>0,1572</text:p>
          </table:table-cell>
          <table:table-cell table:number-columns-repeated="9"/>
        </table:table-row>
        <table:table-row table:style-name="ro2">
          <table:table-cell office:value-type="float" office:value="970" calcext:value-type="float">
            <text:p>970</text:p>
          </table:table-cell>
          <table:table-cell table:formula="of:=9+2*RAND()" office:value-type="float" office:value="10.4219323450234" calcext:value-type="float">
            <text:p>10,4219</text:p>
          </table:table-cell>
          <table:table-cell table:formula="of:=NORMINV(RAND();30;5)" office:value-type="float" office:value="27.2039700169876" calcext:value-type="float">
            <text:p>27,2040</text:p>
          </table:table-cell>
          <table:table-cell table:formula="of:=40+20*RAND()" office:value-type="float" office:value="52.0434588077478" calcext:value-type="float">
            <text:p>52,0435</text:p>
          </table:table-cell>
          <table:table-cell table:formula="of:=([.C971]*[.D971]+[.B971]*[.D971]+[.B971]*[.C971])/([.B971]*[.C971]*[.D971])" office:value-type="float" office:value="0.151925547252091" calcext:value-type="float">
            <text:p>0,1519</text:p>
          </table:table-cell>
          <table:table-cell table:number-columns-repeated="9"/>
        </table:table-row>
        <table:table-row table:style-name="ro2">
          <table:table-cell office:value-type="float" office:value="971" calcext:value-type="float">
            <text:p>971</text:p>
          </table:table-cell>
          <table:table-cell table:formula="of:=9+2*RAND()" office:value-type="float" office:value="9.08028294774704" calcext:value-type="float">
            <text:p>9,0803</text:p>
          </table:table-cell>
          <table:table-cell table:formula="of:=NORMINV(RAND();30;5)" office:value-type="float" office:value="30.5306847778353" calcext:value-type="float">
            <text:p>30,5307</text:p>
          </table:table-cell>
          <table:table-cell table:formula="of:=40+20*RAND()" office:value-type="float" office:value="46.0125473211519" calcext:value-type="float">
            <text:p>46,0125</text:p>
          </table:table-cell>
          <table:table-cell table:formula="of:=([.C972]*[.D972]+[.B972]*[.D972]+[.B972]*[.C972])/([.B972]*[.C972]*[.D972])" office:value-type="float" office:value="0.16461586199399" calcext:value-type="float">
            <text:p>0,1646</text:p>
          </table:table-cell>
          <table:table-cell table:number-columns-repeated="9"/>
        </table:table-row>
        <table:table-row table:style-name="ro2">
          <table:table-cell office:value-type="float" office:value="972" calcext:value-type="float">
            <text:p>972</text:p>
          </table:table-cell>
          <table:table-cell table:formula="of:=9+2*RAND()" office:value-type="float" office:value="9.52595683070831" calcext:value-type="float">
            <text:p>9,5260</text:p>
          </table:table-cell>
          <table:table-cell table:formula="of:=NORMINV(RAND();30;5)" office:value-type="float" office:value="41.1294850063229" calcext:value-type="float">
            <text:p>41,1295</text:p>
          </table:table-cell>
          <table:table-cell table:formula="of:=40+20*RAND()" office:value-type="float" office:value="48.0284027778544" calcext:value-type="float">
            <text:p>48,0284</text:p>
          </table:table-cell>
          <table:table-cell table:formula="of:=([.C973]*[.D973]+[.B973]*[.D973]+[.B973]*[.C973])/([.B973]*[.C973]*[.D973])" office:value-type="float" office:value="0.150110802154695" calcext:value-type="float">
            <text:p>0,1501</text:p>
          </table:table-cell>
          <table:table-cell table:number-columns-repeated="9"/>
        </table:table-row>
        <table:table-row table:style-name="ro2">
          <table:table-cell office:value-type="float" office:value="973" calcext:value-type="float">
            <text:p>973</text:p>
          </table:table-cell>
          <table:table-cell table:formula="of:=9+2*RAND()" office:value-type="float" office:value="9.02872238238342" calcext:value-type="float">
            <text:p>9,0287</text:p>
          </table:table-cell>
          <table:table-cell table:formula="of:=NORMINV(RAND();30;5)" office:value-type="float" office:value="24.2305298881345" calcext:value-type="float">
            <text:p>24,2305</text:p>
          </table:table-cell>
          <table:table-cell table:formula="of:=40+20*RAND()" office:value-type="float" office:value="53.8988008885644" calcext:value-type="float">
            <text:p>53,8988</text:p>
          </table:table-cell>
          <table:table-cell table:formula="of:=([.C974]*[.D974]+[.B974]*[.D974]+[.B974]*[.C974])/([.B974]*[.C974]*[.D974])" office:value-type="float" office:value="0.17058117922328" calcext:value-type="float">
            <text:p>0,1706</text:p>
          </table:table-cell>
          <table:table-cell table:number-columns-repeated="9"/>
        </table:table-row>
        <table:table-row table:style-name="ro2">
          <table:table-cell office:value-type="float" office:value="974" calcext:value-type="float">
            <text:p>974</text:p>
          </table:table-cell>
          <table:table-cell table:formula="of:=9+2*RAND()" office:value-type="float" office:value="9.70231328462251" calcext:value-type="float">
            <text:p>9,7023</text:p>
          </table:table-cell>
          <table:table-cell table:formula="of:=NORMINV(RAND();30;5)" office:value-type="float" office:value="33.6992402431602" calcext:value-type="float">
            <text:p>33,6992</text:p>
          </table:table-cell>
          <table:table-cell table:formula="of:=40+20*RAND()" office:value-type="float" office:value="55.6985834776424" calcext:value-type="float">
            <text:p>55,6986</text:p>
          </table:table-cell>
          <table:table-cell table:formula="of:=([.C975]*[.D975]+[.B975]*[.D975]+[.B975]*[.C975])/([.B975]*[.C975]*[.D975])" office:value-type="float" office:value="0.150696240950006" calcext:value-type="float">
            <text:p>0,1507</text:p>
          </table:table-cell>
          <table:table-cell table:number-columns-repeated="9"/>
        </table:table-row>
        <table:table-row table:style-name="ro2">
          <table:table-cell office:value-type="float" office:value="975" calcext:value-type="float">
            <text:p>975</text:p>
          </table:table-cell>
          <table:table-cell table:formula="of:=9+2*RAND()" office:value-type="float" office:value="9.63909545890056" calcext:value-type="float">
            <text:p>9,6391</text:p>
          </table:table-cell>
          <table:table-cell table:formula="of:=NORMINV(RAND();30;5)" office:value-type="float" office:value="26.3059789977918" calcext:value-type="float">
            <text:p>26,3060</text:p>
          </table:table-cell>
          <table:table-cell table:formula="of:=40+20*RAND()" office:value-type="float" office:value="48.3103542891331" calcext:value-type="float">
            <text:p>48,3104</text:p>
          </table:table-cell>
          <table:table-cell table:formula="of:=([.C976]*[.D976]+[.B976]*[.D976]+[.B976]*[.C976])/([.B976]*[.C976]*[.D976])" office:value-type="float" office:value="0.162457842277304" calcext:value-type="float">
            <text:p>0,1625</text:p>
          </table:table-cell>
          <table:table-cell table:number-columns-repeated="9"/>
        </table:table-row>
        <table:table-row table:style-name="ro2">
          <table:table-cell office:value-type="float" office:value="976" calcext:value-type="float">
            <text:p>976</text:p>
          </table:table-cell>
          <table:table-cell table:formula="of:=9+2*RAND()" office:value-type="float" office:value="9.61589918122627" calcext:value-type="float">
            <text:p>9,6159</text:p>
          </table:table-cell>
          <table:table-cell table:formula="of:=NORMINV(RAND();30;5)" office:value-type="float" office:value="25.1026032965178" calcext:value-type="float">
            <text:p>25,1026</text:p>
          </table:table-cell>
          <table:table-cell table:formula="of:=40+20*RAND()" office:value-type="float" office:value="45.7343034096994" calcext:value-type="float">
            <text:p>45,7343</text:p>
          </table:table-cell>
          <table:table-cell table:formula="of:=([.C977]*[.D977]+[.B977]*[.D977]+[.B977]*[.C977])/([.B977]*[.C977]*[.D977])" office:value-type="float" office:value="0.16569636589386" calcext:value-type="float">
            <text:p>0,1657</text:p>
          </table:table-cell>
          <table:table-cell table:number-columns-repeated="9"/>
        </table:table-row>
        <table:table-row table:style-name="ro2">
          <table:table-cell office:value-type="float" office:value="977" calcext:value-type="float">
            <text:p>977</text:p>
          </table:table-cell>
          <table:table-cell table:formula="of:=9+2*RAND()" office:value-type="float" office:value="10.4851361343171" calcext:value-type="float">
            <text:p>10,4851</text:p>
          </table:table-cell>
          <table:table-cell table:formula="of:=NORMINV(RAND();30;5)" office:value-type="float" office:value="29.6124047290976" calcext:value-type="float">
            <text:p>29,6124</text:p>
          </table:table-cell>
          <table:table-cell table:formula="of:=40+20*RAND()" office:value-type="float" office:value="53.7541857804172" calcext:value-type="float">
            <text:p>53,7542</text:p>
          </table:table-cell>
          <table:table-cell table:formula="of:=([.C978]*[.D978]+[.B978]*[.D978]+[.B978]*[.C978])/([.B978]*[.C978]*[.D978])" office:value-type="float" office:value="0.147745940093184" calcext:value-type="float">
            <text:p>0,1477</text:p>
          </table:table-cell>
          <table:table-cell table:number-columns-repeated="9"/>
        </table:table-row>
        <table:table-row table:style-name="ro2">
          <table:table-cell office:value-type="float" office:value="978" calcext:value-type="float">
            <text:p>978</text:p>
          </table:table-cell>
          <table:table-cell table:formula="of:=9+2*RAND()" office:value-type="float" office:value="10.2495939324144" calcext:value-type="float">
            <text:p>10,2496</text:p>
          </table:table-cell>
          <table:table-cell table:formula="of:=NORMINV(RAND();30;5)" office:value-type="float" office:value="31.2579407427369" calcext:value-type="float">
            <text:p>31,2579</text:p>
          </table:table-cell>
          <table:table-cell table:formula="of:=40+20*RAND()" office:value-type="float" office:value="44.7695646551438" calcext:value-type="float">
            <text:p>44,7696</text:p>
          </table:table-cell>
          <table:table-cell table:formula="of:=([.C979]*[.D979]+[.B979]*[.D979]+[.B979]*[.C979])/([.B979]*[.C979]*[.D979])" office:value-type="float" office:value="0.151893314692295" calcext:value-type="float">
            <text:p>0,1519</text:p>
          </table:table-cell>
          <table:table-cell table:number-columns-repeated="9"/>
        </table:table-row>
        <table:table-row table:style-name="ro2">
          <table:table-cell office:value-type="float" office:value="979" calcext:value-type="float">
            <text:p>979</text:p>
          </table:table-cell>
          <table:table-cell table:formula="of:=9+2*RAND()" office:value-type="float" office:value="10.8948912133928" calcext:value-type="float">
            <text:p>10,8949</text:p>
          </table:table-cell>
          <table:table-cell table:formula="of:=NORMINV(RAND();30;5)" office:value-type="float" office:value="35.3803801222662" calcext:value-type="float">
            <text:p>35,3804</text:p>
          </table:table-cell>
          <table:table-cell table:formula="of:=40+20*RAND()" office:value-type="float" office:value="49.2444665706717" calcext:value-type="float">
            <text:p>49,2445</text:p>
          </table:table-cell>
          <table:table-cell table:formula="of:=([.C980]*[.D980]+[.B980]*[.D980]+[.B980]*[.C980])/([.B980]*[.C980]*[.D980])" office:value-type="float" office:value="0.140357241721354" calcext:value-type="float">
            <text:p>0,1404</text:p>
          </table:table-cell>
          <table:table-cell table:number-columns-repeated="9"/>
        </table:table-row>
        <table:table-row table:style-name="ro2">
          <table:table-cell office:value-type="float" office:value="980" calcext:value-type="float">
            <text:p>980</text:p>
          </table:table-cell>
          <table:table-cell table:formula="of:=9+2*RAND()" office:value-type="float" office:value="10.5515766188037" calcext:value-type="float">
            <text:p>10,5516</text:p>
          </table:table-cell>
          <table:table-cell table:formula="of:=NORMINV(RAND();30;5)" office:value-type="float" office:value="35.6087103928912" calcext:value-type="float">
            <text:p>35,6087</text:p>
          </table:table-cell>
          <table:table-cell table:formula="of:=40+20*RAND()" office:value-type="float" office:value="53.9960302575491" calcext:value-type="float">
            <text:p>53,9960</text:p>
          </table:table-cell>
          <table:table-cell table:formula="of:=([.C981]*[.D981]+[.B981]*[.D981]+[.B981]*[.C981])/([.B981]*[.C981]*[.D981])" office:value-type="float" office:value="0.141375463246654" calcext:value-type="float">
            <text:p>0,1414</text:p>
          </table:table-cell>
          <table:table-cell table:number-columns-repeated="9"/>
        </table:table-row>
        <table:table-row table:style-name="ro2">
          <table:table-cell office:value-type="float" office:value="981" calcext:value-type="float">
            <text:p>981</text:p>
          </table:table-cell>
          <table:table-cell table:formula="of:=9+2*RAND()" office:value-type="float" office:value="9.44073315826245" calcext:value-type="float">
            <text:p>9,4407</text:p>
          </table:table-cell>
          <table:table-cell table:formula="of:=NORMINV(RAND();30;5)" office:value-type="float" office:value="32.5839695870396" calcext:value-type="float">
            <text:p>32,5840</text:p>
          </table:table-cell>
          <table:table-cell table:formula="of:=40+20*RAND()" office:value-type="float" office:value="58.2777321967296" calcext:value-type="float">
            <text:p>58,2777</text:p>
          </table:table-cell>
          <table:table-cell table:formula="of:=([.C982]*[.D982]+[.B982]*[.D982]+[.B982]*[.C982])/([.B982]*[.C982]*[.D982])" office:value-type="float" office:value="0.153773127257884" calcext:value-type="float">
            <text:p>0,1538</text:p>
          </table:table-cell>
          <table:table-cell table:number-columns-repeated="9"/>
        </table:table-row>
        <table:table-row table:style-name="ro2">
          <table:table-cell office:value-type="float" office:value="982" calcext:value-type="float">
            <text:p>982</text:p>
          </table:table-cell>
          <table:table-cell table:formula="of:=9+2*RAND()" office:value-type="float" office:value="9.50331918639131" calcext:value-type="float">
            <text:p>9,5033</text:p>
          </table:table-cell>
          <table:table-cell table:formula="of:=NORMINV(RAND();30;5)" office:value-type="float" office:value="24.2087396070101" calcext:value-type="float">
            <text:p>24,2087</text:p>
          </table:table-cell>
          <table:table-cell table:formula="of:=40+20*RAND()" office:value-type="float" office:value="48.3343895501457" calcext:value-type="float">
            <text:p>48,3344</text:p>
          </table:table-cell>
          <table:table-cell table:formula="of:=([.C983]*[.D983]+[.B983]*[.D983]+[.B983]*[.C983])/([.B983]*[.C983]*[.D983])" office:value-type="float" office:value="0.167222992371629" calcext:value-type="float">
            <text:p>0,1672</text:p>
          </table:table-cell>
          <table:table-cell table:number-columns-repeated="9"/>
        </table:table-row>
        <table:table-row table:style-name="ro2">
          <table:table-cell office:value-type="float" office:value="983" calcext:value-type="float">
            <text:p>983</text:p>
          </table:table-cell>
          <table:table-cell table:formula="of:=9+2*RAND()" office:value-type="float" office:value="10.8813658088911" calcext:value-type="float">
            <text:p>10,8814</text:p>
          </table:table-cell>
          <table:table-cell table:formula="of:=NORMINV(RAND();30;5)" office:value-type="float" office:value="33.2378913391952" calcext:value-type="float">
            <text:p>33,2379</text:p>
          </table:table-cell>
          <table:table-cell table:formula="of:=40+20*RAND()" office:value-type="float" office:value="48.295632370282" calcext:value-type="float">
            <text:p>48,2956</text:p>
          </table:table-cell>
          <table:table-cell table:formula="of:=([.C984]*[.D984]+[.B984]*[.D984]+[.B984]*[.C984])/([.B984]*[.C984]*[.D984])" office:value-type="float" office:value="0.14269217867375" calcext:value-type="float">
            <text:p>0,1427</text:p>
          </table:table-cell>
          <table:table-cell table:number-columns-repeated="9"/>
        </table:table-row>
        <table:table-row table:style-name="ro2">
          <table:table-cell office:value-type="float" office:value="984" calcext:value-type="float">
            <text:p>984</text:p>
          </table:table-cell>
          <table:table-cell table:formula="of:=9+2*RAND()" office:value-type="float" office:value="10.8274987821933" calcext:value-type="float">
            <text:p>10,8275</text:p>
          </table:table-cell>
          <table:table-cell table:formula="of:=NORMINV(RAND();30;5)" office:value-type="float" office:value="30.6895784543786" calcext:value-type="float">
            <text:p>30,6896</text:p>
          </table:table-cell>
          <table:table-cell table:formula="of:=40+20*RAND()" office:value-type="float" office:value="56.3252872065641" calcext:value-type="float">
            <text:p>56,3253</text:p>
          </table:table-cell>
          <table:table-cell table:formula="of:=([.C985]*[.D985]+[.B985]*[.D985]+[.B985]*[.C985])/([.B985]*[.C985]*[.D985])" office:value-type="float" office:value="0.142695799840481" calcext:value-type="float">
            <text:p>0,1427</text:p>
          </table:table-cell>
          <table:table-cell table:number-columns-repeated="9"/>
        </table:table-row>
        <table:table-row table:style-name="ro2">
          <table:table-cell office:value-type="float" office:value="985" calcext:value-type="float">
            <text:p>985</text:p>
          </table:table-cell>
          <table:table-cell table:formula="of:=9+2*RAND()" office:value-type="float" office:value="10.7863670235965" calcext:value-type="float">
            <text:p>10,7864</text:p>
          </table:table-cell>
          <table:table-cell table:formula="of:=NORMINV(RAND();30;5)" office:value-type="float" office:value="28.9630020439313" calcext:value-type="float">
            <text:p>28,9630</text:p>
          </table:table-cell>
          <table:table-cell table:formula="of:=40+20*RAND()" office:value-type="float" office:value="55.639375669416" calcext:value-type="float">
            <text:p>55,6394</text:p>
          </table:table-cell>
          <table:table-cell table:formula="of:=([.C986]*[.D986]+[.B986]*[.D986]+[.B986]*[.C986])/([.B986]*[.C986]*[.D986])" office:value-type="float" office:value="0.145209311945608" calcext:value-type="float">
            <text:p>0,1452</text:p>
          </table:table-cell>
          <table:table-cell table:number-columns-repeated="9"/>
        </table:table-row>
        <table:table-row table:style-name="ro2">
          <table:table-cell office:value-type="float" office:value="986" calcext:value-type="float">
            <text:p>986</text:p>
          </table:table-cell>
          <table:table-cell table:formula="of:=9+2*RAND()" office:value-type="float" office:value="10.7311470394488" calcext:value-type="float">
            <text:p>10,7311</text:p>
          </table:table-cell>
          <table:table-cell table:formula="of:=NORMINV(RAND();30;5)" office:value-type="float" office:value="34.3373971340484" calcext:value-type="float">
            <text:p>34,3374</text:p>
          </table:table-cell>
          <table:table-cell table:formula="of:=40+20*RAND()" office:value-type="float" office:value="40.1324634044431" calcext:value-type="float">
            <text:p>40,1325</text:p>
          </table:table-cell>
          <table:table-cell table:formula="of:=([.C987]*[.D987]+[.B987]*[.D987]+[.B987]*[.C987])/([.B987]*[.C987]*[.D987])" office:value-type="float" office:value="0.147226933405776" calcext:value-type="float">
            <text:p>0,1472</text:p>
          </table:table-cell>
          <table:table-cell table:number-columns-repeated="9"/>
        </table:table-row>
        <table:table-row table:style-name="ro2">
          <table:table-cell office:value-type="float" office:value="987" calcext:value-type="float">
            <text:p>987</text:p>
          </table:table-cell>
          <table:table-cell table:formula="of:=9+2*RAND()" office:value-type="float" office:value="10.9266452433076" calcext:value-type="float">
            <text:p>10,9266</text:p>
          </table:table-cell>
          <table:table-cell table:formula="of:=NORMINV(RAND();30;5)" office:value-type="float" office:value="28.695954394523" calcext:value-type="float">
            <text:p>28,6960</text:p>
          </table:table-cell>
          <table:table-cell table:formula="of:=40+20*RAND()" office:value-type="float" office:value="40.3218057821505" calcext:value-type="float">
            <text:p>40,3218</text:p>
          </table:table-cell>
          <table:table-cell table:formula="of:=([.C988]*[.D988]+[.B988]*[.D988]+[.B988]*[.C988])/([.B988]*[.C988]*[.D988])" office:value-type="float" office:value="0.151167992884863" calcext:value-type="float">
            <text:p>0,1512</text:p>
          </table:table-cell>
          <table:table-cell table:number-columns-repeated="9"/>
        </table:table-row>
        <table:table-row table:style-name="ro2">
          <table:table-cell office:value-type="float" office:value="988" calcext:value-type="float">
            <text:p>988</text:p>
          </table:table-cell>
          <table:table-cell table:formula="of:=9+2*RAND()" office:value-type="float" office:value="9.85709914029576" calcext:value-type="float">
            <text:p>9,8571</text:p>
          </table:table-cell>
          <table:table-cell table:formula="of:=NORMINV(RAND();30;5)" office:value-type="float" office:value="36.9541045715597" calcext:value-type="float">
            <text:p>36,9541</text:p>
          </table:table-cell>
          <table:table-cell table:formula="of:=40+20*RAND()" office:value-type="float" office:value="43.6516064661555" calcext:value-type="float">
            <text:p>43,6516</text:p>
          </table:table-cell>
          <table:table-cell table:formula="of:=([.C989]*[.D989]+[.B989]*[.D989]+[.B989]*[.C989])/([.B989]*[.C989]*[.D989])" office:value-type="float" office:value="0.151418983072953" calcext:value-type="float">
            <text:p>0,1514</text:p>
          </table:table-cell>
          <table:table-cell table:number-columns-repeated="9"/>
        </table:table-row>
        <table:table-row table:style-name="ro2">
          <table:table-cell office:value-type="float" office:value="989" calcext:value-type="float">
            <text:p>989</text:p>
          </table:table-cell>
          <table:table-cell table:formula="of:=9+2*RAND()" office:value-type="float" office:value="9.51262688753195" calcext:value-type="float">
            <text:p>9,5126</text:p>
          </table:table-cell>
          <table:table-cell table:formula="of:=NORMINV(RAND();30;5)" office:value-type="float" office:value="23.6077918902646" calcext:value-type="float">
            <text:p>23,6078</text:p>
          </table:table-cell>
          <table:table-cell table:formula="of:=40+20*RAND()" office:value-type="float" office:value="57.7339982637204" calcext:value-type="float">
            <text:p>57,7340</text:p>
          </table:table-cell>
          <table:table-cell table:formula="of:=([.C990]*[.D990]+[.B990]*[.D990]+[.B990]*[.C990])/([.B990]*[.C990]*[.D990])" office:value-type="float" office:value="0.16480314611323" calcext:value-type="float">
            <text:p>0,1648</text:p>
          </table:table-cell>
          <table:table-cell table:number-columns-repeated="9"/>
        </table:table-row>
        <table:table-row table:style-name="ro2">
          <table:table-cell office:value-type="float" office:value="990" calcext:value-type="float">
            <text:p>990</text:p>
          </table:table-cell>
          <table:table-cell table:formula="of:=9+2*RAND()" office:value-type="float" office:value="9.98397185350768" calcext:value-type="float">
            <text:p>9,9840</text:p>
          </table:table-cell>
          <table:table-cell table:formula="of:=NORMINV(RAND();30;5)" office:value-type="float" office:value="30.9709204676436" calcext:value-type="float">
            <text:p>30,9709</text:p>
          </table:table-cell>
          <table:table-cell table:formula="of:=40+20*RAND()" office:value-type="float" office:value="57.7896780776791" calcext:value-type="float">
            <text:p>57,7897</text:p>
          </table:table-cell>
          <table:table-cell table:formula="of:=([.C991]*[.D991]+[.B991]*[.D991]+[.B991]*[.C991])/([.B991]*[.C991]*[.D991])" office:value-type="float" office:value="0.149753019598727" calcext:value-type="float">
            <text:p>0,1498</text:p>
          </table:table-cell>
          <table:table-cell table:number-columns-repeated="9"/>
        </table:table-row>
        <table:table-row table:style-name="ro2">
          <table:table-cell office:value-type="float" office:value="991" calcext:value-type="float">
            <text:p>991</text:p>
          </table:table-cell>
          <table:table-cell table:formula="of:=9+2*RAND()" office:value-type="float" office:value="9.7192188964691" calcext:value-type="float">
            <text:p>9,7192</text:p>
          </table:table-cell>
          <table:table-cell table:formula="of:=NORMINV(RAND();30;5)" office:value-type="float" office:value="30.6313869607914" calcext:value-type="float">
            <text:p>30,6314</text:p>
          </table:table-cell>
          <table:table-cell table:formula="of:=40+20*RAND()" office:value-type="float" office:value="59.2911364068277" calcext:value-type="float">
            <text:p>59,2911</text:p>
          </table:table-cell>
          <table:table-cell table:formula="of:=([.C992]*[.D992]+[.B992]*[.D992]+[.B992]*[.C992])/([.B992]*[.C992]*[.D992])" office:value-type="float" office:value="0.152401106724484" calcext:value-type="float">
            <text:p>0,1524</text:p>
          </table:table-cell>
          <table:table-cell table:number-columns-repeated="9"/>
        </table:table-row>
        <table:table-row table:style-name="ro2">
          <table:table-cell office:value-type="float" office:value="992" calcext:value-type="float">
            <text:p>992</text:p>
          </table:table-cell>
          <table:table-cell table:formula="of:=9+2*RAND()" office:value-type="float" office:value="10.8276130210143" calcext:value-type="float">
            <text:p>10,8276</text:p>
          </table:table-cell>
          <table:table-cell table:formula="of:=NORMINV(RAND();30;5)" office:value-type="float" office:value="32.006703817733" calcext:value-type="float">
            <text:p>32,0067</text:p>
          </table:table-cell>
          <table:table-cell table:formula="of:=40+20*RAND()" office:value-type="float" office:value="49.8306598956697" calcext:value-type="float">
            <text:p>49,8307</text:p>
          </table:table-cell>
          <table:table-cell table:formula="of:=([.C993]*[.D993]+[.B993]*[.D993]+[.B993]*[.C993])/([.B993]*[.C993]*[.D993])" office:value-type="float" office:value="0.143667880084831" calcext:value-type="float">
            <text:p>0,1437</text:p>
          </table:table-cell>
          <table:table-cell table:number-columns-repeated="9"/>
        </table:table-row>
        <table:table-row table:style-name="ro2">
          <table:table-cell office:value-type="float" office:value="993" calcext:value-type="float">
            <text:p>993</text:p>
          </table:table-cell>
          <table:table-cell table:formula="of:=9+2*RAND()" office:value-type="float" office:value="9.40572357340716" calcext:value-type="float">
            <text:p>9,4057</text:p>
          </table:table-cell>
          <table:table-cell table:formula="of:=NORMINV(RAND();30;5)" office:value-type="float" office:value="27.7363412868643" calcext:value-type="float">
            <text:p>27,7363</text:p>
          </table:table-cell>
          <table:table-cell table:formula="of:=40+20*RAND()" office:value-type="float" office:value="54.5441063563339" calcext:value-type="float">
            <text:p>54,5441</text:p>
          </table:table-cell>
          <table:table-cell table:formula="of:=([.C994]*[.D994]+[.B994]*[.D994]+[.B994]*[.C994])/([.B994]*[.C994]*[.D994])" office:value-type="float" office:value="0.160705810930261" calcext:value-type="float">
            <text:p>0,1607</text:p>
          </table:table-cell>
          <table:table-cell table:number-columns-repeated="9"/>
        </table:table-row>
        <table:table-row table:style-name="ro2">
          <table:table-cell office:value-type="float" office:value="994" calcext:value-type="float">
            <text:p>994</text:p>
          </table:table-cell>
          <table:table-cell table:formula="of:=9+2*RAND()" office:value-type="float" office:value="10.9110077477526" calcext:value-type="float">
            <text:p>10,9110</text:p>
          </table:table-cell>
          <table:table-cell table:formula="of:=NORMINV(RAND();30;5)" office:value-type="float" office:value="30.9339713142348" calcext:value-type="float">
            <text:p>30,9340</text:p>
          </table:table-cell>
          <table:table-cell table:formula="of:=40+20*RAND()" office:value-type="float" office:value="58.5764853539877" calcext:value-type="float">
            <text:p>58,5765</text:p>
          </table:table-cell>
          <table:table-cell table:formula="of:=([.C995]*[.D995]+[.B995]*[.D995]+[.B995]*[.C995])/([.B995]*[.C995]*[.D995])" office:value-type="float" office:value="0.141049179052559" calcext:value-type="float">
            <text:p>0,1410</text:p>
          </table:table-cell>
          <table:table-cell table:number-columns-repeated="9"/>
        </table:table-row>
        <table:table-row table:style-name="ro2">
          <table:table-cell office:value-type="float" office:value="995" calcext:value-type="float">
            <text:p>995</text:p>
          </table:table-cell>
          <table:table-cell table:formula="of:=9+2*RAND()" office:value-type="float" office:value="9.36109251878224" calcext:value-type="float">
            <text:p>9,3611</text:p>
          </table:table-cell>
          <table:table-cell table:formula="of:=NORMINV(RAND();30;5)" office:value-type="float" office:value="26.462007990491" calcext:value-type="float">
            <text:p>26,4620</text:p>
          </table:table-cell>
          <table:table-cell table:formula="of:=40+20*RAND()" office:value-type="float" office:value="41.4347227080725" calcext:value-type="float">
            <text:p>41,4347</text:p>
          </table:table-cell>
          <table:table-cell table:formula="of:=([.C996]*[.D996]+[.B996]*[.D996]+[.B996]*[.C996])/([.B996]*[.C996]*[.D996])" office:value-type="float" office:value="0.168749512705554" calcext:value-type="float">
            <text:p>0,1687</text:p>
          </table:table-cell>
          <table:table-cell table:number-columns-repeated="9"/>
        </table:table-row>
        <table:table-row table:style-name="ro2">
          <table:table-cell office:value-type="float" office:value="996" calcext:value-type="float">
            <text:p>996</text:p>
          </table:table-cell>
          <table:table-cell table:formula="of:=9+2*RAND()" office:value-type="float" office:value="9.84169772337191" calcext:value-type="float">
            <text:p>9,8417</text:p>
          </table:table-cell>
          <table:table-cell table:formula="of:=NORMINV(RAND();30;5)" office:value-type="float" office:value="35.5754939710852" calcext:value-type="float">
            <text:p>35,5755</text:p>
          </table:table-cell>
          <table:table-cell table:formula="of:=40+20*RAND()" office:value-type="float" office:value="52.2653454332612" calcext:value-type="float">
            <text:p>52,2653</text:p>
          </table:table-cell>
          <table:table-cell table:formula="of:=([.C997]*[.D997]+[.B997]*[.D997]+[.B997]*[.C997])/([.B997]*[.C997]*[.D997])" office:value-type="float" office:value="0.148850859420344" calcext:value-type="float">
            <text:p>0,1489</text:p>
          </table:table-cell>
          <table:table-cell table:number-columns-repeated="9"/>
        </table:table-row>
        <table:table-row table:style-name="ro2">
          <table:table-cell office:value-type="float" office:value="997" calcext:value-type="float">
            <text:p>997</text:p>
          </table:table-cell>
          <table:table-cell table:formula="of:=9+2*RAND()" office:value-type="float" office:value="9.1467688868288" calcext:value-type="float">
            <text:p>9,1468</text:p>
          </table:table-cell>
          <table:table-cell table:formula="of:=NORMINV(RAND();30;5)" office:value-type="float" office:value="39.8148757684612" calcext:value-type="float">
            <text:p>39,8149</text:p>
          </table:table-cell>
          <table:table-cell table:formula="of:=40+20*RAND()" office:value-type="float" office:value="51.4412534167059" calcext:value-type="float">
            <text:p>51,4413</text:p>
          </table:table-cell>
          <table:table-cell table:formula="of:=([.C998]*[.D998]+[.B998]*[.D998]+[.B998]*[.C998])/([.B998]*[.C998]*[.D998])" office:value-type="float" office:value="0.153884115605226" calcext:value-type="float">
            <text:p>0,1539</text:p>
          </table:table-cell>
          <table:table-cell table:number-columns-repeated="9"/>
        </table:table-row>
        <table:table-row table:style-name="ro2">
          <table:table-cell office:value-type="float" office:value="998" calcext:value-type="float">
            <text:p>998</text:p>
          </table:table-cell>
          <table:table-cell table:formula="of:=9+2*RAND()" office:value-type="float" office:value="9.49597486178391" calcext:value-type="float">
            <text:p>9,4960</text:p>
          </table:table-cell>
          <table:table-cell table:formula="of:=NORMINV(RAND();30;5)" office:value-type="float" office:value="31.7288391179313" calcext:value-type="float">
            <text:p>31,7288</text:p>
          </table:table-cell>
          <table:table-cell table:formula="of:=40+20*RAND()" office:value-type="float" office:value="52.16670707101" calcext:value-type="float">
            <text:p>52,1667</text:p>
          </table:table-cell>
          <table:table-cell table:formula="of:=([.C999]*[.D999]+[.B999]*[.D999]+[.B999]*[.C999])/([.B999]*[.C999]*[.D999])" office:value-type="float" office:value="0.155994159524524" calcext:value-type="float">
            <text:p>0,1560</text:p>
          </table:table-cell>
          <table:table-cell table:number-columns-repeated="9"/>
        </table:table-row>
        <table:table-row table:style-name="ro2">
          <table:table-cell office:value-type="float" office:value="999" calcext:value-type="float">
            <text:p>999</text:p>
          </table:table-cell>
          <table:table-cell table:formula="of:=9+2*RAND()" office:value-type="float" office:value="10.1659160612617" calcext:value-type="float">
            <text:p>10,1659</text:p>
          </table:table-cell>
          <table:table-cell table:formula="of:=NORMINV(RAND();30;5)" office:value-type="float" office:value="33.6111326107506" calcext:value-type="float">
            <text:p>33,6111</text:p>
          </table:table-cell>
          <table:table-cell table:formula="of:=40+20*RAND()" office:value-type="float" office:value="51.8746354267933" calcext:value-type="float">
            <text:p>51,8746</text:p>
          </table:table-cell>
          <table:table-cell table:formula="of:=([.C1000]*[.D1000]+[.B1000]*[.D1000]+[.B1000]*[.C1000])/([.B1000]*[.C1000]*[.D1000])" office:value-type="float" office:value="0.147397209242184" calcext:value-type="float">
            <text:p>0,1474</text:p>
          </table:table-cell>
          <table:table-cell table:number-columns-repeated="9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9+2*RAND()" office:value-type="float" office:value="9.49770281766541" calcext:value-type="float">
            <text:p>9,4977</text:p>
          </table:table-cell>
          <table:table-cell table:formula="of:=NORMINV(RAND();30;5)" office:value-type="float" office:value="37.4347266733977" calcext:value-type="float">
            <text:p>37,4347</text:p>
          </table:table-cell>
          <table:table-cell table:formula="of:=40+20*RAND()" office:value-type="float" office:value="59.9325613374822" calcext:value-type="float">
            <text:p>59,9326</text:p>
          </table:table-cell>
          <table:table-cell table:formula="of:=([.C1001]*[.D1001]+[.B1001]*[.D1001]+[.B1001]*[.C1001])/([.B1001]*[.C1001]*[.D1001])" office:value-type="float" office:value="0.148687202491673" calcext:value-type="float">
            <text:p>0,1487</text:p>
          </table:table-cell>
          <table:table-cell table:number-columns-repeated="9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formula="of:=9+2*RAND()" office:value-type="float" office:value="9.17618674435653" calcext:value-type="float">
            <text:p>9,1762</text:p>
          </table:table-cell>
          <table:table-cell table:formula="of:=NORMINV(RAND();30;5)" office:value-type="float" office:value="33.1584415308583" calcext:value-type="float">
            <text:p>33,1584</text:p>
          </table:table-cell>
          <table:table-cell table:formula="of:=40+20*RAND()" office:value-type="float" office:value="40.4495956539176" calcext:value-type="float">
            <text:p>40,4496</text:p>
          </table:table-cell>
          <table:table-cell table:formula="of:=([.C1002]*[.D1002]+[.B1002]*[.D1002]+[.B1002]*[.C1002])/([.B1002]*[.C1002]*[.D1002])" office:value-type="float" office:value="0.163858088662282" calcext:value-type="float">
            <text:p>0,1639</text:p>
          </table:table-cell>
          <table:table-cell table:number-columns-repeated="9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formula="of:=9+2*RAND()" office:value-type="float" office:value="9.71261898498051" calcext:value-type="float">
            <text:p>9,7126</text:p>
          </table:table-cell>
          <table:table-cell table:formula="of:=NORMINV(RAND();30;5)" office:value-type="float" office:value="34.8333717582835" calcext:value-type="float">
            <text:p>34,8334</text:p>
          </table:table-cell>
          <table:table-cell table:formula="of:=40+20*RAND()" office:value-type="float" office:value="49.3379551940598" calcext:value-type="float">
            <text:p>49,3380</text:p>
          </table:table-cell>
          <table:table-cell table:formula="of:=([.C1003]*[.D1003]+[.B1003]*[.D1003]+[.B1003]*[.C1003])/([.B1003]*[.C1003]*[.D1003])" office:value-type="float" office:value="0.151935315344964" calcext:value-type="float">
            <text:p>0,1519</text:p>
          </table:table-cell>
          <table:table-cell table:number-columns-repeated="9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formula="of:=9+2*RAND()" office:value-type="float" office:value="10.4034235959407" calcext:value-type="float">
            <text:p>10,4034</text:p>
          </table:table-cell>
          <table:table-cell table:formula="of:=NORMINV(RAND();30;5)" office:value-type="float" office:value="23.8184142726151" calcext:value-type="float">
            <text:p>23,8184</text:p>
          </table:table-cell>
          <table:table-cell table:formula="of:=40+20*RAND()" office:value-type="float" office:value="41.2171544716693" calcext:value-type="float">
            <text:p>41,2172</text:p>
          </table:table-cell>
          <table:table-cell table:formula="of:=([.C1004]*[.D1004]+[.B1004]*[.D1004]+[.B1004]*[.C1004])/([.B1004]*[.C1004]*[.D1004])" office:value-type="float" office:value="0.162368269360293" calcext:value-type="float">
            <text:p>0,1624</text:p>
          </table:table-cell>
          <table:table-cell table:number-columns-repeated="9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formula="of:=9+2*RAND()" office:value-type="float" office:value="9.44774978351779" calcext:value-type="float">
            <text:p>9,4477</text:p>
          </table:table-cell>
          <table:table-cell table:formula="of:=NORMINV(RAND();30;5)" office:value-type="float" office:value="26.9373704952156" calcext:value-type="float">
            <text:p>26,9374</text:p>
          </table:table-cell>
          <table:table-cell table:formula="of:=40+20*RAND()" office:value-type="float" office:value="49.6589539130218" calcext:value-type="float">
            <text:p>49,6590</text:p>
          </table:table-cell>
          <table:table-cell table:formula="of:=([.C1005]*[.D1005]+[.B1005]*[.D1005]+[.B1005]*[.C1005])/([.B1005]*[.C1005]*[.D1005])" office:value-type="float" office:value="0.163105813144625" calcext:value-type="float">
            <text:p>0,1631</text:p>
          </table:table-cell>
          <table:table-cell table:number-columns-repeated="9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formula="of:=9+2*RAND()" office:value-type="float" office:value="9.16904720640741" calcext:value-type="float">
            <text:p>9,1690</text:p>
          </table:table-cell>
          <table:table-cell table:formula="of:=NORMINV(RAND();30;5)" office:value-type="float" office:value="39.7736403185682" calcext:value-type="float">
            <text:p>39,7736</text:p>
          </table:table-cell>
          <table:table-cell table:formula="of:=40+20*RAND()" office:value-type="float" office:value="44.7115239803679" calcext:value-type="float">
            <text:p>44,7115</text:p>
          </table:table-cell>
          <table:table-cell table:formula="of:=([.C1006]*[.D1006]+[.B1006]*[.D1006]+[.B1006]*[.C1006])/([.B1006]*[.C1006]*[.D1006])" office:value-type="float" office:value="0.156570464659649" calcext:value-type="float">
            <text:p>0,1566</text:p>
          </table:table-cell>
          <table:table-cell table:number-columns-repeated="9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formula="of:=9+2*RAND()" office:value-type="float" office:value="9.9188821145799" calcext:value-type="float">
            <text:p>9,9189</text:p>
          </table:table-cell>
          <table:table-cell table:formula="of:=NORMINV(RAND();30;5)" office:value-type="float" office:value="32.4916860192866" calcext:value-type="float">
            <text:p>32,4917</text:p>
          </table:table-cell>
          <table:table-cell table:formula="of:=40+20*RAND()" office:value-type="float" office:value="50.4764999053441" calcext:value-type="float">
            <text:p>50,4765</text:p>
          </table:table-cell>
          <table:table-cell table:formula="of:=([.C1007]*[.D1007]+[.B1007]*[.D1007]+[.B1007]*[.C1007])/([.B1007]*[.C1007]*[.D1007])" office:value-type="float" office:value="0.151406116094292" calcext:value-type="float">
            <text:p>0,1514</text:p>
          </table:table-cell>
          <table:table-cell table:number-columns-repeated="9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formula="of:=9+2*RAND()" office:value-type="float" office:value="9.06365957320668" calcext:value-type="float">
            <text:p>9,0637</text:p>
          </table:table-cell>
          <table:table-cell table:formula="of:=NORMINV(RAND();30;5)" office:value-type="float" office:value="31.4681851298087" calcext:value-type="float">
            <text:p>31,4682</text:p>
          </table:table-cell>
          <table:table-cell table:formula="of:=40+20*RAND()" office:value-type="float" office:value="58.147969620768" calcext:value-type="float">
            <text:p>58,1480</text:p>
          </table:table-cell>
          <table:table-cell table:formula="of:=([.C1008]*[.D1008]+[.B1008]*[.D1008]+[.B1008]*[.C1008])/([.B1008]*[.C1008]*[.D1008])" office:value-type="float" office:value="0.159306343004464" calcext:value-type="float">
            <text:p>0,1593</text:p>
          </table:table-cell>
          <table:table-cell table:number-columns-repeated="9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formula="of:=9+2*RAND()" office:value-type="float" office:value="10.283090922283" calcext:value-type="float">
            <text:p>10,2831</text:p>
          </table:table-cell>
          <table:table-cell table:formula="of:=NORMINV(RAND();30;5)" office:value-type="float" office:value="36.659375643458" calcext:value-type="float">
            <text:p>36,6594</text:p>
          </table:table-cell>
          <table:table-cell table:formula="of:=40+20*RAND()" office:value-type="float" office:value="56.4567183540203" calcext:value-type="float">
            <text:p>56,4567</text:p>
          </table:table-cell>
          <table:table-cell table:formula="of:=([.C1009]*[.D1009]+[.B1009]*[.D1009]+[.B1009]*[.C1009])/([.B1009]*[.C1009]*[.D1009])" office:value-type="float" office:value="0.142237860216293" calcext:value-type="float">
            <text:p>0,1422</text:p>
          </table:table-cell>
          <table:table-cell table:number-columns-repeated="9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formula="of:=9+2*RAND()" office:value-type="float" office:value="9.62622337951325" calcext:value-type="float">
            <text:p>9,6262</text:p>
          </table:table-cell>
          <table:table-cell table:formula="of:=NORMINV(RAND();30;5)" office:value-type="float" office:value="22.7865417953494" calcext:value-type="float">
            <text:p>22,7865</text:p>
          </table:table-cell>
          <table:table-cell table:formula="of:=40+20*RAND()" office:value-type="float" office:value="53.8328345189802" calcext:value-type="float">
            <text:p>53,8328</text:p>
          </table:table-cell>
          <table:table-cell table:formula="of:=([.C1010]*[.D1010]+[.B1010]*[.D1010]+[.B1010]*[.C1010])/([.B1010]*[.C1010]*[.D1010])" office:value-type="float" office:value="0.166344476985002" calcext:value-type="float">
            <text:p>0,1663</text:p>
          </table:table-cell>
          <table:table-cell table:number-columns-repeated="9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formula="of:=9+2*RAND()" office:value-type="float" office:value="9.77023408864625" calcext:value-type="float">
            <text:p>9,7702</text:p>
          </table:table-cell>
          <table:table-cell table:formula="of:=NORMINV(RAND();30;5)" office:value-type="float" office:value="32.6097799079059" calcext:value-type="float">
            <text:p>32,6098</text:p>
          </table:table-cell>
          <table:table-cell table:formula="of:=40+20*RAND()" office:value-type="float" office:value="58.2717564771883" calcext:value-type="float">
            <text:p>58,2718</text:p>
          </table:table-cell>
          <table:table-cell table:formula="of:=([.C1011]*[.D1011]+[.B1011]*[.D1011]+[.B1011]*[.C1011])/([.B1011]*[.C1011]*[.D1011])" office:value-type="float" office:value="0.150178312341396" calcext:value-type="float">
            <text:p>0,1502</text:p>
          </table:table-cell>
          <table:table-cell table:number-columns-repeated="9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formula="of:=9+2*RAND()" office:value-type="float" office:value="10.1518400341738" calcext:value-type="float">
            <text:p>10,1518</text:p>
          </table:table-cell>
          <table:table-cell table:formula="of:=NORMINV(RAND();30;5)" office:value-type="float" office:value="26.7020304204273" calcext:value-type="float">
            <text:p>26,7020</text:p>
          </table:table-cell>
          <table:table-cell table:formula="of:=40+20*RAND()" office:value-type="float" office:value="46.2822564668022" calcext:value-type="float">
            <text:p>46,2823</text:p>
          </table:table-cell>
          <table:table-cell table:formula="of:=([.C1012]*[.D1012]+[.B1012]*[.D1012]+[.B1012]*[.C1012])/([.B1012]*[.C1012]*[.D1012])" office:value-type="float" office:value="0.157561198210254" calcext:value-type="float">
            <text:p>0,1576</text:p>
          </table:table-cell>
          <table:table-cell table:number-columns-repeated="9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formula="of:=9+2*RAND()" office:value-type="float" office:value="9.97776743187569" calcext:value-type="float">
            <text:p>9,9778</text:p>
          </table:table-cell>
          <table:table-cell table:formula="of:=NORMINV(RAND();30;5)" office:value-type="float" office:value="23.7249760039337" calcext:value-type="float">
            <text:p>23,7250</text:p>
          </table:table-cell>
          <table:table-cell table:formula="of:=40+20*RAND()" office:value-type="float" office:value="48.6158552463166" calcext:value-type="float">
            <text:p>48,6159</text:p>
          </table:table-cell>
          <table:table-cell table:formula="of:=([.C1013]*[.D1013]+[.B1013]*[.D1013]+[.B1013]*[.C1013])/([.B1013]*[.C1013]*[.D1013])" office:value-type="float" office:value="0.162941916018458" calcext:value-type="float">
            <text:p>0,1629</text:p>
          </table:table-cell>
          <table:table-cell table:number-columns-repeated="9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formula="of:=9+2*RAND()" office:value-type="float" office:value="9.40451321308501" calcext:value-type="float">
            <text:p>9,4045</text:p>
          </table:table-cell>
          <table:table-cell table:formula="of:=NORMINV(RAND();30;5)" office:value-type="float" office:value="25.8345556507337" calcext:value-type="float">
            <text:p>25,8346</text:p>
          </table:table-cell>
          <table:table-cell table:formula="of:=40+20*RAND()" office:value-type="float" office:value="43.4353426261805" calcext:value-type="float">
            <text:p>43,4353</text:p>
          </table:table-cell>
          <table:table-cell table:formula="of:=([.C1014]*[.D1014]+[.B1014]*[.D1014]+[.B1014]*[.C1014])/([.B1014]*[.C1014]*[.D1014])" office:value-type="float" office:value="0.168062497798782" calcext:value-type="float">
            <text:p>0,1681</text:p>
          </table:table-cell>
          <table:table-cell table:number-columns-repeated="9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formula="of:=9+2*RAND()" office:value-type="float" office:value="10.1360245516989" calcext:value-type="float">
            <text:p>10,1360</text:p>
          </table:table-cell>
          <table:table-cell table:formula="of:=NORMINV(RAND();30;5)" office:value-type="float" office:value="31.2727200269304" calcext:value-type="float">
            <text:p>31,2727</text:p>
          </table:table-cell>
          <table:table-cell table:formula="of:=40+20*RAND()" office:value-type="float" office:value="52.2624708036892" calcext:value-type="float">
            <text:p>52,2625</text:p>
          </table:table-cell>
          <table:table-cell table:formula="of:=([.C1015]*[.D1015]+[.B1015]*[.D1015]+[.B1015]*[.C1015])/([.B1015]*[.C1015]*[.D1015])" office:value-type="float" office:value="0.14976894956781" calcext:value-type="float">
            <text:p>0,1498</text:p>
          </table:table-cell>
          <table:table-cell table:number-columns-repeated="9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formula="of:=9+2*RAND()" office:value-type="float" office:value="10.8574360439088" calcext:value-type="float">
            <text:p>10,8574</text:p>
          </table:table-cell>
          <table:table-cell table:formula="of:=NORMINV(RAND();30;5)" office:value-type="float" office:value="28.3921561990619" calcext:value-type="float">
            <text:p>28,3922</text:p>
          </table:table-cell>
          <table:table-cell table:formula="of:=40+20*RAND()" office:value-type="float" office:value="46.3256497052498" calcext:value-type="float">
            <text:p>46,3256</text:p>
          </table:table-cell>
          <table:table-cell table:formula="of:=([.C1016]*[.D1016]+[.B1016]*[.D1016]+[.B1016]*[.C1016])/([.B1016]*[.C1016]*[.D1016])" office:value-type="float" office:value="0.148910084860094" calcext:value-type="float">
            <text:p>0,1489</text:p>
          </table:table-cell>
          <table:table-cell table:number-columns-repeated="9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formula="of:=9+2*RAND()" office:value-type="float" office:value="9.50397028843872" calcext:value-type="float">
            <text:p>9,5040</text:p>
          </table:table-cell>
          <table:table-cell table:formula="of:=NORMINV(RAND();30;5)" office:value-type="float" office:value="26.3480330234781" calcext:value-type="float">
            <text:p>26,3480</text:p>
          </table:table-cell>
          <table:table-cell table:formula="of:=40+20*RAND()" office:value-type="float" office:value="56.5653824224137" calcext:value-type="float">
            <text:p>56,5654</text:p>
          </table:table-cell>
          <table:table-cell table:formula="of:=([.C1017]*[.D1017]+[.B1017]*[.D1017]+[.B1017]*[.C1017])/([.B1017]*[.C1017]*[.D1017])" office:value-type="float" office:value="0.160851338556061" calcext:value-type="float">
            <text:p>0,1609</text:p>
          </table:table-cell>
          <table:table-cell table:number-columns-repeated="9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formula="of:=9+2*RAND()" office:value-type="float" office:value="10.9345029948745" calcext:value-type="float">
            <text:p>10,9345</text:p>
          </table:table-cell>
          <table:table-cell table:formula="of:=NORMINV(RAND();30;5)" office:value-type="float" office:value="35.1305787271245" calcext:value-type="float">
            <text:p>35,1306</text:p>
          </table:table-cell>
          <table:table-cell table:formula="of:=40+20*RAND()" office:value-type="float" office:value="45.0355457165279" calcext:value-type="float">
            <text:p>45,0355</text:p>
          </table:table-cell>
          <table:table-cell table:formula="of:=([.C1018]*[.D1018]+[.B1018]*[.D1018]+[.B1018]*[.C1018])/([.B1018]*[.C1018]*[.D1018])" office:value-type="float" office:value="0.142123543348371" calcext:value-type="float">
            <text:p>0,1421</text:p>
          </table:table-cell>
          <table:table-cell table:number-columns-repeated="9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formula="of:=9+2*RAND()" office:value-type="float" office:value="9.19134159316309" calcext:value-type="float">
            <text:p>9,1913</text:p>
          </table:table-cell>
          <table:table-cell table:formula="of:=NORMINV(RAND();30;5)" office:value-type="float" office:value="27.9228425583893" calcext:value-type="float">
            <text:p>27,9228</text:p>
          </table:table-cell>
          <table:table-cell table:formula="of:=40+20*RAND()" office:value-type="float" office:value="48.2627696893178" calcext:value-type="float">
            <text:p>48,2628</text:p>
          </table:table-cell>
          <table:table-cell table:formula="of:=([.C1019]*[.D1019]+[.B1019]*[.D1019]+[.B1019]*[.C1019])/([.B1019]*[.C1019]*[.D1019])" office:value-type="float" office:value="0.165330923107065" calcext:value-type="float">
            <text:p>0,1653</text:p>
          </table:table-cell>
          <table:table-cell table:number-columns-repeated="9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formula="of:=9+2*RAND()" office:value-type="float" office:value="9.67888367571868" calcext:value-type="float">
            <text:p>9,6789</text:p>
          </table:table-cell>
          <table:table-cell table:formula="of:=NORMINV(RAND();30;5)" office:value-type="float" office:value="36.4626336487437" calcext:value-type="float">
            <text:p>36,4626</text:p>
          </table:table-cell>
          <table:table-cell table:formula="of:=40+20*RAND()" office:value-type="float" office:value="41.3899870566092" calcext:value-type="float">
            <text:p>41,3900</text:p>
          </table:table-cell>
          <table:table-cell table:formula="of:=([.C1020]*[.D1020]+[.B1020]*[.D1020]+[.B1020]*[.C1020])/([.B1020]*[.C1020]*[.D1020])" office:value-type="float" office:value="0.154903469353546" calcext:value-type="float">
            <text:p>0,1549</text:p>
          </table:table-cell>
          <table:table-cell table:number-columns-repeated="9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formula="of:=9+2*RAND()" office:value-type="float" office:value="10.6217272866052" calcext:value-type="float">
            <text:p>10,6217</text:p>
          </table:table-cell>
          <table:table-cell table:formula="of:=NORMINV(RAND();30;5)" office:value-type="float" office:value="32.0873051816432" calcext:value-type="float">
            <text:p>32,0873</text:p>
          </table:table-cell>
          <table:table-cell table:formula="of:=40+20*RAND()" office:value-type="float" office:value="58.557304001879" calcext:value-type="float">
            <text:p>58,5573</text:p>
          </table:table-cell>
          <table:table-cell table:formula="of:=([.C1021]*[.D1021]+[.B1021]*[.D1021]+[.B1021]*[.C1021])/([.B1021]*[.C1021]*[.D1021])" office:value-type="float" office:value="0.142388908068475" calcext:value-type="float">
            <text:p>0,1424</text:p>
          </table:table-cell>
          <table:table-cell table:number-columns-repeated="9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formula="of:=9+2*RAND()" office:value-type="float" office:value="10.3013954672497" calcext:value-type="float">
            <text:p>10,3014</text:p>
          </table:table-cell>
          <table:table-cell table:formula="of:=NORMINV(RAND();30;5)" office:value-type="float" office:value="30.7295053427125" calcext:value-type="float">
            <text:p>30,7295</text:p>
          </table:table-cell>
          <table:table-cell table:formula="of:=40+20*RAND()" office:value-type="float" office:value="49.1091057821177" calcext:value-type="float">
            <text:p>49,1091</text:p>
          </table:table-cell>
          <table:table-cell table:formula="of:=([.C1022]*[.D1022]+[.B1022]*[.D1022]+[.B1022]*[.C1022])/([.B1022]*[.C1022]*[.D1022])" office:value-type="float" office:value="0.149979063445727" calcext:value-type="float">
            <text:p>0,1500</text:p>
          </table:table-cell>
          <table:table-cell table:number-columns-repeated="9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formula="of:=9+2*RAND()" office:value-type="float" office:value="10.8672618467826" calcext:value-type="float">
            <text:p>10,8673</text:p>
          </table:table-cell>
          <table:table-cell table:formula="of:=NORMINV(RAND();30;5)" office:value-type="float" office:value="23.3724568311782" calcext:value-type="float">
            <text:p>23,3725</text:p>
          </table:table-cell>
          <table:table-cell table:formula="of:=40+20*RAND()" office:value-type="float" office:value="55.7917612907477" calcext:value-type="float">
            <text:p>55,7918</text:p>
          </table:table-cell>
          <table:table-cell table:formula="of:=([.C1023]*[.D1023]+[.B1023]*[.D1023]+[.B1023]*[.C1023])/([.B1023]*[.C1023]*[.D1023])" office:value-type="float" office:value="0.152728696868859" calcext:value-type="float">
            <text:p>0,1527</text:p>
          </table:table-cell>
          <table:table-cell table:number-columns-repeated="9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formula="of:=9+2*RAND()" office:value-type="float" office:value="9.58525689528324" calcext:value-type="float">
            <text:p>9,5853</text:p>
          </table:table-cell>
          <table:table-cell table:formula="of:=NORMINV(RAND();30;5)" office:value-type="float" office:value="24.4165342709913" calcext:value-type="float">
            <text:p>24,4165</text:p>
          </table:table-cell>
          <table:table-cell table:formula="of:=40+20*RAND()" office:value-type="float" office:value="56.0791405360214" calcext:value-type="float">
            <text:p>56,0791</text:p>
          </table:table-cell>
          <table:table-cell table:formula="of:=([.C1024]*[.D1024]+[.B1024]*[.D1024]+[.B1024]*[.C1024])/([.B1024]*[.C1024]*[.D1024])" office:value-type="float" office:value="0.16311468145286" calcext:value-type="float">
            <text:p>0,1631</text:p>
          </table:table-cell>
          <table:table-cell table:number-columns-repeated="9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formula="of:=9+2*RAND()" office:value-type="float" office:value="10.828411575174" calcext:value-type="float">
            <text:p>10,8284</text:p>
          </table:table-cell>
          <table:table-cell table:formula="of:=NORMINV(RAND();30;5)" office:value-type="float" office:value="34.2008804522299" calcext:value-type="float">
            <text:p>34,2009</text:p>
          </table:table-cell>
          <table:table-cell table:formula="of:=40+20*RAND()" office:value-type="float" office:value="58.6324957408942" calcext:value-type="float">
            <text:p>58,6325</text:p>
          </table:table-cell>
          <table:table-cell table:formula="of:=([.C1025]*[.D1025]+[.B1025]*[.D1025]+[.B1025]*[.C1025])/([.B1025]*[.C1025]*[.D1025])" office:value-type="float" office:value="0.138644050198969" calcext:value-type="float">
            <text:p>0,1386</text:p>
          </table:table-cell>
          <table:table-cell table:number-columns-repeated="9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formula="of:=9+2*RAND()" office:value-type="float" office:value="9.33023482770659" calcext:value-type="float">
            <text:p>9,3302</text:p>
          </table:table-cell>
          <table:table-cell table:formula="of:=NORMINV(RAND();30;5)" office:value-type="float" office:value="32.6424057201113" calcext:value-type="float">
            <text:p>32,6424</text:p>
          </table:table-cell>
          <table:table-cell table:formula="of:=40+20*RAND()" office:value-type="float" office:value="49.7358698048629" calcext:value-type="float">
            <text:p>49,7359</text:p>
          </table:table-cell>
          <table:table-cell table:formula="of:=([.C1026]*[.D1026]+[.B1026]*[.D1026]+[.B1026]*[.C1026])/([.B1026]*[.C1026]*[.D1026])" office:value-type="float" office:value="0.157919648655191" calcext:value-type="float">
            <text:p>0,1579</text:p>
          </table:table-cell>
          <table:table-cell table:number-columns-repeated="9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formula="of:=9+2*RAND()" office:value-type="float" office:value="10.1732759966981" calcext:value-type="float">
            <text:p>10,1733</text:p>
          </table:table-cell>
          <table:table-cell table:formula="of:=NORMINV(RAND();30;5)" office:value-type="float" office:value="34.1940989660063" calcext:value-type="float">
            <text:p>34,1941</text:p>
          </table:table-cell>
          <table:table-cell table:formula="of:=40+20*RAND()" office:value-type="float" office:value="47.1842892584391" calcext:value-type="float">
            <text:p>47,1843</text:p>
          </table:table-cell>
          <table:table-cell table:formula="of:=([.C1027]*[.D1027]+[.B1027]*[.D1027]+[.B1027]*[.C1027])/([.B1027]*[.C1027]*[.D1027])" office:value-type="float" office:value="0.148735060367479" calcext:value-type="float">
            <text:p>0,1487</text:p>
          </table:table-cell>
          <table:table-cell table:number-columns-repeated="9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formula="of:=9+2*RAND()" office:value-type="float" office:value="9.69627893692814" calcext:value-type="float">
            <text:p>9,6963</text:p>
          </table:table-cell>
          <table:table-cell table:formula="of:=NORMINV(RAND();30;5)" office:value-type="float" office:value="32.5373112673312" calcext:value-type="float">
            <text:p>32,5373</text:p>
          </table:table-cell>
          <table:table-cell table:formula="of:=40+20*RAND()" office:value-type="float" office:value="45.5520435958169" calcext:value-type="float">
            <text:p>45,5520</text:p>
          </table:table-cell>
          <table:table-cell table:formula="of:=([.C1028]*[.D1028]+[.B1028]*[.D1028]+[.B1028]*[.C1028])/([.B1028]*[.C1028]*[.D1028])" office:value-type="float" office:value="0.155819205495758" calcext:value-type="float">
            <text:p>0,1558</text:p>
          </table:table-cell>
          <table:table-cell table:number-columns-repeated="9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formula="of:=9+2*RAND()" office:value-type="float" office:value="10.690060243709" calcext:value-type="float">
            <text:p>10,6901</text:p>
          </table:table-cell>
          <table:table-cell table:formula="of:=NORMINV(RAND();30;5)" office:value-type="float" office:value="31.4509613194978" calcext:value-type="float">
            <text:p>31,4510</text:p>
          </table:table-cell>
          <table:table-cell table:formula="of:=40+20*RAND()" office:value-type="float" office:value="57.4571758485399" calcext:value-type="float">
            <text:p>57,4572</text:p>
          </table:table-cell>
          <table:table-cell table:formula="of:=([.C1029]*[.D1029]+[.B1029]*[.D1029]+[.B1029]*[.C1029])/([.B1029]*[.C1029]*[.D1029])" office:value-type="float" office:value="0.142744639319909" calcext:value-type="float">
            <text:p>0,1427</text:p>
          </table:table-cell>
          <table:table-cell table:number-columns-repeated="9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formula="of:=9+2*RAND()" office:value-type="float" office:value="10.5586191464681" calcext:value-type="float">
            <text:p>10,5586</text:p>
          </table:table-cell>
          <table:table-cell table:formula="of:=NORMINV(RAND();30;5)" office:value-type="float" office:value="22.4603233864231" calcext:value-type="float">
            <text:p>22,4603</text:p>
          </table:table-cell>
          <table:table-cell table:formula="of:=40+20*RAND()" office:value-type="float" office:value="58.5735504026525" calcext:value-type="float">
            <text:p>58,5736</text:p>
          </table:table-cell>
          <table:table-cell table:formula="of:=([.C1030]*[.D1030]+[.B1030]*[.D1030]+[.B1030]*[.C1030])/([.B1030]*[.C1030]*[.D1030])" office:value-type="float" office:value="0.156304862848051" calcext:value-type="float">
            <text:p>0,1563</text:p>
          </table:table-cell>
          <table:table-cell table:number-columns-repeated="9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formula="of:=9+2*RAND()" office:value-type="float" office:value="9.21670908550732" calcext:value-type="float">
            <text:p>9,2167</text:p>
          </table:table-cell>
          <table:table-cell table:formula="of:=NORMINV(RAND();30;5)" office:value-type="float" office:value="28.9524396153841" calcext:value-type="float">
            <text:p>28,9524</text:p>
          </table:table-cell>
          <table:table-cell table:formula="of:=40+20*RAND()" office:value-type="float" office:value="53.9702027780004" calcext:value-type="float">
            <text:p>53,9702</text:p>
          </table:table-cell>
          <table:table-cell table:formula="of:=([.C1031]*[.D1031]+[.B1031]*[.D1031]+[.B1031]*[.C1031])/([.B1031]*[.C1031]*[.D1031])" office:value-type="float" office:value="0.161566742873415" calcext:value-type="float">
            <text:p>0,1616</text:p>
          </table:table-cell>
          <table:table-cell table:number-columns-repeated="9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formula="of:=9+2*RAND()" office:value-type="float" office:value="9.1691113205161" calcext:value-type="float">
            <text:p>9,1691</text:p>
          </table:table-cell>
          <table:table-cell table:formula="of:=NORMINV(RAND();30;5)" office:value-type="float" office:value="31.4735399073188" calcext:value-type="float">
            <text:p>31,4735</text:p>
          </table:table-cell>
          <table:table-cell table:formula="of:=40+20*RAND()" office:value-type="float" office:value="45.8554829075001" calcext:value-type="float">
            <text:p>45,8555</text:p>
          </table:table-cell>
          <table:table-cell table:formula="of:=([.C1032]*[.D1032]+[.B1032]*[.D1032]+[.B1032]*[.C1032])/([.B1032]*[.C1032]*[.D1032])" office:value-type="float" office:value="0.16264218735335" calcext:value-type="float">
            <text:p>0,1626</text:p>
          </table:table-cell>
          <table:table-cell table:number-columns-repeated="9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formula="of:=9+2*RAND()" office:value-type="float" office:value="9.64240123727359" calcext:value-type="float">
            <text:p>9,6424</text:p>
          </table:table-cell>
          <table:table-cell table:formula="of:=NORMINV(RAND();30;5)" office:value-type="float" office:value="29.3844487692836" calcext:value-type="float">
            <text:p>29,3844</text:p>
          </table:table-cell>
          <table:table-cell table:formula="of:=40+20*RAND()" office:value-type="float" office:value="45.6298189260997" calcext:value-type="float">
            <text:p>45,6298</text:p>
          </table:table-cell>
          <table:table-cell table:formula="of:=([.C1033]*[.D1033]+[.B1033]*[.D1033]+[.B1033]*[.C1033])/([.B1033]*[.C1033]*[.D1033])" office:value-type="float" office:value="0.15965570702833" calcext:value-type="float">
            <text:p>0,1597</text:p>
          </table:table-cell>
          <table:table-cell table:number-columns-repeated="9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formula="of:=9+2*RAND()" office:value-type="float" office:value="9.14905111934058" calcext:value-type="float">
            <text:p>9,1491</text:p>
          </table:table-cell>
          <table:table-cell table:formula="of:=NORMINV(RAND();30;5)" office:value-type="float" office:value="31.4220396112291" calcext:value-type="float">
            <text:p>31,4220</text:p>
          </table:table-cell>
          <table:table-cell table:formula="of:=40+20*RAND()" office:value-type="float" office:value="52.9463049885817" calcext:value-type="float">
            <text:p>52,9463</text:p>
          </table:table-cell>
          <table:table-cell table:formula="of:=([.C1034]*[.D1034]+[.B1034]*[.D1034]+[.B1034]*[.C1034])/([.B1034]*[.C1034]*[.D1034])" office:value-type="float" office:value="0.160012807546259" calcext:value-type="float">
            <text:p>0,1600</text:p>
          </table:table-cell>
          <table:table-cell table:number-columns-repeated="9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formula="of:=9+2*RAND()" office:value-type="float" office:value="10.095506064361" calcext:value-type="float">
            <text:p>10,0955</text:p>
          </table:table-cell>
          <table:table-cell table:formula="of:=NORMINV(RAND();30;5)" office:value-type="float" office:value="28.5604054148455" calcext:value-type="float">
            <text:p>28,5604</text:p>
          </table:table-cell>
          <table:table-cell table:formula="of:=40+20*RAND()" office:value-type="float" office:value="44.9442179803737" calcext:value-type="float">
            <text:p>44,9442</text:p>
          </table:table-cell>
          <table:table-cell table:formula="of:=([.C1035]*[.D1035]+[.B1035]*[.D1035]+[.B1035]*[.C1035])/([.B1035]*[.C1035]*[.D1035])" office:value-type="float" office:value="0.156317286140268" calcext:value-type="float">
            <text:p>0,1563</text:p>
          </table:table-cell>
          <table:table-cell table:number-columns-repeated="9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formula="of:=9+2*RAND()" office:value-type="float" office:value="9.19172621308826" calcext:value-type="float">
            <text:p>9,1917</text:p>
          </table:table-cell>
          <table:table-cell table:formula="of:=NORMINV(RAND();30;5)" office:value-type="float" office:value="31.0633145557547" calcext:value-type="float">
            <text:p>31,0633</text:p>
          </table:table-cell>
          <table:table-cell table:formula="of:=40+20*RAND()" office:value-type="float" office:value="42.1668509743176" calcext:value-type="float">
            <text:p>42,1669</text:p>
          </table:table-cell>
          <table:table-cell table:formula="of:=([.C1036]*[.D1036]+[.B1036]*[.D1036]+[.B1036]*[.C1036])/([.B1036]*[.C1036]*[.D1036])" office:value-type="float" office:value="0.164701118977782" calcext:value-type="float">
            <text:p>0,1647</text:p>
          </table:table-cell>
          <table:table-cell table:number-columns-repeated="9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formula="of:=9+2*RAND()" office:value-type="float" office:value="9.38576073362492" calcext:value-type="float">
            <text:p>9,3858</text:p>
          </table:table-cell>
          <table:table-cell table:formula="of:=NORMINV(RAND();30;5)" office:value-type="float" office:value="27.8770196783043" calcext:value-type="float">
            <text:p>27,8770</text:p>
          </table:table-cell>
          <table:table-cell table:formula="of:=40+20*RAND()" office:value-type="float" office:value="55.9352742205374" calcext:value-type="float">
            <text:p>55,9353</text:p>
          </table:table-cell>
          <table:table-cell table:formula="of:=([.C1037]*[.D1037]+[.B1037]*[.D1037]+[.B1037]*[.C1037])/([.B1037]*[.C1037]*[.D1037])" office:value-type="float" office:value="0.160294020512217" calcext:value-type="float">
            <text:p>0,1603</text:p>
          </table:table-cell>
          <table:table-cell table:number-columns-repeated="9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formula="of:=9+2*RAND()" office:value-type="float" office:value="9.50126512232237" calcext:value-type="float">
            <text:p>9,5013</text:p>
          </table:table-cell>
          <table:table-cell table:formula="of:=NORMINV(RAND();30;5)" office:value-type="float" office:value="31.5670087733317" calcext:value-type="float">
            <text:p>31,5670</text:p>
          </table:table-cell>
          <table:table-cell table:formula="of:=40+20*RAND()" office:value-type="float" office:value="43.9658874436282" calcext:value-type="float">
            <text:p>43,9659</text:p>
          </table:table-cell>
          <table:table-cell table:formula="of:=([.C1038]*[.D1038]+[.B1038]*[.D1038]+[.B1038]*[.C1038])/([.B1038]*[.C1038]*[.D1038])" office:value-type="float" office:value="0.15967269125821" calcext:value-type="float">
            <text:p>0,1597</text:p>
          </table:table-cell>
          <table:table-cell table:number-columns-repeated="9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formula="of:=9+2*RAND()" office:value-type="float" office:value="10.9623688964639" calcext:value-type="float">
            <text:p>10,9624</text:p>
          </table:table-cell>
          <table:table-cell table:formula="of:=NORMINV(RAND();30;5)" office:value-type="float" office:value="26.5984758226252" calcext:value-type="float">
            <text:p>26,5985</text:p>
          </table:table-cell>
          <table:table-cell table:formula="of:=40+20*RAND()" office:value-type="float" office:value="43.3486369508319" calcext:value-type="float">
            <text:p>43,3486</text:p>
          </table:table-cell>
          <table:table-cell table:formula="of:=([.C1039]*[.D1039]+[.B1039]*[.D1039]+[.B1039]*[.C1039])/([.B1039]*[.C1039]*[.D1039])" office:value-type="float" office:value="0.151886074669961" calcext:value-type="float">
            <text:p>0,1519</text:p>
          </table:table-cell>
          <table:table-cell table:number-columns-repeated="9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formula="of:=9+2*RAND()" office:value-type="float" office:value="10.3539857731666" calcext:value-type="float">
            <text:p>10,3540</text:p>
          </table:table-cell>
          <table:table-cell table:formula="of:=NORMINV(RAND();30;5)" office:value-type="float" office:value="39.7790066591068" calcext:value-type="float">
            <text:p>39,7790</text:p>
          </table:table-cell>
          <table:table-cell table:formula="of:=40+20*RAND()" office:value-type="float" office:value="53.3329661819153" calcext:value-type="float">
            <text:p>53,3330</text:p>
          </table:table-cell>
          <table:table-cell table:formula="of:=([.C1040]*[.D1040]+[.B1040]*[.D1040]+[.B1040]*[.C1040])/([.B1040]*[.C1040]*[.D1040])" office:value-type="float" office:value="0.140470181441662" calcext:value-type="float">
            <text:p>0,1405</text:p>
          </table:table-cell>
          <table:table-cell table:number-columns-repeated="9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formula="of:=9+2*RAND()" office:value-type="float" office:value="9.97418912197463" calcext:value-type="float">
            <text:p>9,9742</text:p>
          </table:table-cell>
          <table:table-cell table:formula="of:=NORMINV(RAND();30;5)" office:value-type="float" office:value="30.0139526121546" calcext:value-type="float">
            <text:p>30,0140</text:p>
          </table:table-cell>
          <table:table-cell table:formula="of:=40+20*RAND()" office:value-type="float" office:value="47.8425342147239" calcext:value-type="float">
            <text:p>47,8425</text:p>
          </table:table-cell>
          <table:table-cell table:formula="of:=([.C1041]*[.D1041]+[.B1041]*[.D1041]+[.B1041]*[.C1041])/([.B1041]*[.C1041]*[.D1041])" office:value-type="float" office:value="0.154478517146327" calcext:value-type="float">
            <text:p>0,1545</text:p>
          </table:table-cell>
          <table:table-cell table:number-columns-repeated="9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formula="of:=9+2*RAND()" office:value-type="float" office:value="10.029647012474" calcext:value-type="float">
            <text:p>10,0296</text:p>
          </table:table-cell>
          <table:table-cell table:formula="of:=NORMINV(RAND();30;5)" office:value-type="float" office:value="30.3119116713077" calcext:value-type="float">
            <text:p>30,3119</text:p>
          </table:table-cell>
          <table:table-cell table:formula="of:=40+20*RAND()" office:value-type="float" office:value="57.68608256476" calcext:value-type="float">
            <text:p>57,6861</text:p>
          </table:table-cell>
          <table:table-cell table:formula="of:=([.C1042]*[.D1042]+[.B1042]*[.D1042]+[.B1042]*[.C1042])/([.B1042]*[.C1042]*[.D1042])" office:value-type="float" office:value="0.150029941086433" calcext:value-type="float">
            <text:p>0,1500</text:p>
          </table:table-cell>
          <table:table-cell table:number-columns-repeated="9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formula="of:=9+2*RAND()" office:value-type="float" office:value="9.40892943344079" calcext:value-type="float">
            <text:p>9,4089</text:p>
          </table:table-cell>
          <table:table-cell table:formula="of:=NORMINV(RAND();30;5)" office:value-type="float" office:value="35.437039132521" calcext:value-type="float">
            <text:p>35,4370</text:p>
          </table:table-cell>
          <table:table-cell table:formula="of:=40+20*RAND()" office:value-type="float" office:value="52.4959146999754" calcext:value-type="float">
            <text:p>52,4959</text:p>
          </table:table-cell>
          <table:table-cell table:formula="of:=([.C1043]*[.D1043]+[.B1043]*[.D1043]+[.B1043]*[.C1043])/([.B1043]*[.C1043]*[.D1043])" office:value-type="float" office:value="0.153550180447379" calcext:value-type="float">
            <text:p>0,1536</text:p>
          </table:table-cell>
          <table:table-cell table:number-columns-repeated="9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formula="of:=9+2*RAND()" office:value-type="float" office:value="10.0555756560061" calcext:value-type="float">
            <text:p>10,0556</text:p>
          </table:table-cell>
          <table:table-cell table:formula="of:=NORMINV(RAND();30;5)" office:value-type="float" office:value="25.4376570705813" calcext:value-type="float">
            <text:p>25,4377</text:p>
          </table:table-cell>
          <table:table-cell table:formula="of:=40+20*RAND()" office:value-type="float" office:value="50.0858464627527" calcext:value-type="float">
            <text:p>50,0858</text:p>
          </table:table-cell>
          <table:table-cell table:formula="of:=([.C1044]*[.D1044]+[.B1044]*[.D1044]+[.B1044]*[.C1044])/([.B1044]*[.C1044]*[.D1044])" office:value-type="float" office:value="0.158724831864663" calcext:value-type="float">
            <text:p>0,1587</text:p>
          </table:table-cell>
          <table:table-cell table:number-columns-repeated="9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formula="of:=9+2*RAND()" office:value-type="float" office:value="9.0323716995772" calcext:value-type="float">
            <text:p>9,0324</text:p>
          </table:table-cell>
          <table:table-cell table:formula="of:=NORMINV(RAND();30;5)" office:value-type="float" office:value="22.087473576114" calcext:value-type="float">
            <text:p>22,0875</text:p>
          </table:table-cell>
          <table:table-cell table:formula="of:=40+20*RAND()" office:value-type="float" office:value="55.0771064381115" calcext:value-type="float">
            <text:p>55,0771</text:p>
          </table:table-cell>
          <table:table-cell table:formula="of:=([.C1045]*[.D1045]+[.B1045]*[.D1045]+[.B1045]*[.C1045])/([.B1045]*[.C1045]*[.D1045])" office:value-type="float" office:value="0.174143787644828" calcext:value-type="float">
            <text:p>0,1741</text:p>
          </table:table-cell>
          <table:table-cell table:number-columns-repeated="9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formula="of:=9+2*RAND()" office:value-type="float" office:value="10.9289312490728" calcext:value-type="float">
            <text:p>10,9289</text:p>
          </table:table-cell>
          <table:table-cell table:formula="of:=NORMINV(RAND();30;5)" office:value-type="float" office:value="32.5525566095359" calcext:value-type="float">
            <text:p>32,5526</text:p>
          </table:table-cell>
          <table:table-cell table:formula="of:=40+20*RAND()" office:value-type="float" office:value="45.1478223013692" calcext:value-type="float">
            <text:p>45,1478</text:p>
          </table:table-cell>
          <table:table-cell table:formula="of:=([.C1046]*[.D1046]+[.B1046]*[.D1046]+[.B1046]*[.C1046])/([.B1046]*[.C1046]*[.D1046])" office:value-type="float" office:value="0.144369271283683" calcext:value-type="float">
            <text:p>0,1444</text:p>
          </table:table-cell>
          <table:table-cell table:number-columns-repeated="9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formula="of:=9+2*RAND()" office:value-type="float" office:value="10.6206926538143" calcext:value-type="float">
            <text:p>10,6207</text:p>
          </table:table-cell>
          <table:table-cell table:formula="of:=NORMINV(RAND();30;5)" office:value-type="float" office:value="30.5100525076328" calcext:value-type="float">
            <text:p>30,5101</text:p>
          </table:table-cell>
          <table:table-cell table:formula="of:=40+20*RAND()" office:value-type="float" office:value="58.1227540667169" calcext:value-type="float">
            <text:p>58,1228</text:p>
          </table:table-cell>
          <table:table-cell table:formula="of:=([.C1047]*[.D1047]+[.B1047]*[.D1047]+[.B1047]*[.C1047])/([.B1047]*[.C1047]*[.D1047])" office:value-type="float" office:value="0.144136866005399" calcext:value-type="float">
            <text:p>0,1441</text:p>
          </table:table-cell>
          <table:table-cell table:number-columns-repeated="9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formula="of:=9+2*RAND()" office:value-type="float" office:value="9.49539587995969" calcext:value-type="float">
            <text:p>9,4954</text:p>
          </table:table-cell>
          <table:table-cell table:formula="of:=NORMINV(RAND();30;5)" office:value-type="float" office:value="31.0720092413069" calcext:value-type="float">
            <text:p>31,0720</text:p>
          </table:table-cell>
          <table:table-cell table:formula="of:=40+20*RAND()" office:value-type="float" office:value="47.058527271729" calcext:value-type="float">
            <text:p>47,0585</text:p>
          </table:table-cell>
          <table:table-cell table:formula="of:=([.C1048]*[.D1048]+[.B1048]*[.D1048]+[.B1048]*[.C1048])/([.B1048]*[.C1048]*[.D1048])" office:value-type="float" office:value="0.158747638188212" calcext:value-type="float">
            <text:p>0,1587</text:p>
          </table:table-cell>
          <table:table-cell table:number-columns-repeated="9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formula="of:=9+2*RAND()" office:value-type="float" office:value="9.54718098253943" calcext:value-type="float">
            <text:p>9,5472</text:p>
          </table:table-cell>
          <table:table-cell table:formula="of:=NORMINV(RAND();30;5)" office:value-type="float" office:value="26.5904897845068" calcext:value-type="float">
            <text:p>26,5905</text:p>
          </table:table-cell>
          <table:table-cell table:formula="of:=40+20*RAND()" office:value-type="float" office:value="48.5919988178648" calcext:value-type="float">
            <text:p>48,5920</text:p>
          </table:table-cell>
          <table:table-cell table:formula="of:=([.C1049]*[.D1049]+[.B1049]*[.D1049]+[.B1049]*[.C1049])/([.B1049]*[.C1049]*[.D1049])" office:value-type="float" office:value="0.162929910836903" calcext:value-type="float">
            <text:p>0,1629</text:p>
          </table:table-cell>
          <table:table-cell table:number-columns-repeated="9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formula="of:=9+2*RAND()" office:value-type="float" office:value="9.35101381945424" calcext:value-type="float">
            <text:p>9,3510</text:p>
          </table:table-cell>
          <table:table-cell table:formula="of:=NORMINV(RAND();30;5)" office:value-type="float" office:value="30.2348862776912" calcext:value-type="float">
            <text:p>30,2349</text:p>
          </table:table-cell>
          <table:table-cell table:formula="of:=40+20*RAND()" office:value-type="float" office:value="40.3825022350065" calcext:value-type="float">
            <text:p>40,3825</text:p>
          </table:table-cell>
          <table:table-cell table:formula="of:=([.C1050]*[.D1050]+[.B1050]*[.D1050]+[.B1050]*[.C1050])/([.B1050]*[.C1050]*[.D1050])" office:value-type="float" office:value="0.164777852744088" calcext:value-type="float">
            <text:p>0,1648</text:p>
          </table:table-cell>
          <table:table-cell table:number-columns-repeated="9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formula="of:=9+2*RAND()" office:value-type="float" office:value="9.06086805998348" calcext:value-type="float">
            <text:p>9,0609</text:p>
          </table:table-cell>
          <table:table-cell table:formula="of:=NORMINV(RAND();30;5)" office:value-type="float" office:value="32.3844539565585" calcext:value-type="float">
            <text:p>32,3845</text:p>
          </table:table-cell>
          <table:table-cell table:formula="of:=40+20*RAND()" office:value-type="float" office:value="45.1628835708834" calcext:value-type="float">
            <text:p>45,1629</text:p>
          </table:table-cell>
          <table:table-cell table:formula="of:=([.C1051]*[.D1051]+[.B1051]*[.D1051]+[.B1051]*[.C1051])/([.B1051]*[.C1051]*[.D1051])" office:value-type="float" office:value="0.163385791407206" calcext:value-type="float">
            <text:p>0,1634</text:p>
          </table:table-cell>
          <table:table-cell table:number-columns-repeated="9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formula="of:=9+2*RAND()" office:value-type="float" office:value="10.7482827997301" calcext:value-type="float">
            <text:p>10,7483</text:p>
          </table:table-cell>
          <table:table-cell table:formula="of:=NORMINV(RAND();30;5)" office:value-type="float" office:value="33.9237780448451" calcext:value-type="float">
            <text:p>33,9238</text:p>
          </table:table-cell>
          <table:table-cell table:formula="of:=40+20*RAND()" office:value-type="float" office:value="44.7578840958886" calcext:value-type="float">
            <text:p>44,7579</text:p>
          </table:table-cell>
          <table:table-cell table:formula="of:=([.C1052]*[.D1052]+[.B1052]*[.D1052]+[.B1052]*[.C1052])/([.B1052]*[.C1052]*[.D1052])" office:value-type="float" office:value="0.144858398888905" calcext:value-type="float">
            <text:p>0,1449</text:p>
          </table:table-cell>
          <table:table-cell table:number-columns-repeated="9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formula="of:=9+2*RAND()" office:value-type="float" office:value="9.15679920394905" calcext:value-type="float">
            <text:p>9,1568</text:p>
          </table:table-cell>
          <table:table-cell table:formula="of:=NORMINV(RAND();30;5)" office:value-type="float" office:value="35.6028939718416" calcext:value-type="float">
            <text:p>35,6029</text:p>
          </table:table-cell>
          <table:table-cell table:formula="of:=40+20*RAND()" office:value-type="float" office:value="53.1861690129153" calcext:value-type="float">
            <text:p>53,1862</text:p>
          </table:table-cell>
          <table:table-cell table:formula="of:=([.C1053]*[.D1053]+[.B1053]*[.D1053]+[.B1053]*[.C1053])/([.B1053]*[.C1053]*[.D1053])" office:value-type="float" office:value="0.156097951570534" calcext:value-type="float">
            <text:p>0,1561</text:p>
          </table:table-cell>
          <table:table-cell table:number-columns-repeated="9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formula="of:=9+2*RAND()" office:value-type="float" office:value="10.2030083623249" calcext:value-type="float">
            <text:p>10,2030</text:p>
          </table:table-cell>
          <table:table-cell table:formula="of:=NORMINV(RAND();30;5)" office:value-type="float" office:value="25.5746637586121" calcext:value-type="float">
            <text:p>25,5747</text:p>
          </table:table-cell>
          <table:table-cell table:formula="of:=40+20*RAND()" office:value-type="float" office:value="40.8557309792377" calcext:value-type="float">
            <text:p>40,8557</text:p>
          </table:table-cell>
          <table:table-cell table:formula="of:=([.C1054]*[.D1054]+[.B1054]*[.D1054]+[.B1054]*[.C1054])/([.B1054]*[.C1054]*[.D1054])" office:value-type="float" office:value="0.16158787740048" calcext:value-type="float">
            <text:p>0,1616</text:p>
          </table:table-cell>
          <table:table-cell table:number-columns-repeated="9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formula="of:=9+2*RAND()" office:value-type="float" office:value="9.38334571919404" calcext:value-type="float">
            <text:p>9,3833</text:p>
          </table:table-cell>
          <table:table-cell table:formula="of:=NORMINV(RAND();30;5)" office:value-type="float" office:value="30.97366826515" calcext:value-type="float">
            <text:p>30,9737</text:p>
          </table:table-cell>
          <table:table-cell table:formula="of:=40+20*RAND()" office:value-type="float" office:value="53.7875138665549" calcext:value-type="float">
            <text:p>53,7875</text:p>
          </table:table-cell>
          <table:table-cell table:formula="of:=([.C1055]*[.D1055]+[.B1055]*[.D1055]+[.B1055]*[.C1055])/([.B1055]*[.C1055]*[.D1055])" office:value-type="float" office:value="0.157448958972275" calcext:value-type="float">
            <text:p>0,1574</text:p>
          </table:table-cell>
          <table:table-cell table:number-columns-repeated="9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formula="of:=9+2*RAND()" office:value-type="float" office:value="9.38301961333491" calcext:value-type="float">
            <text:p>9,3830</text:p>
          </table:table-cell>
          <table:table-cell table:formula="of:=NORMINV(RAND();30;5)" office:value-type="float" office:value="30.2110606595629" calcext:value-type="float">
            <text:p>30,2111</text:p>
          </table:table-cell>
          <table:table-cell table:formula="of:=40+20*RAND()" office:value-type="float" office:value="58.5714532877319" calcext:value-type="float">
            <text:p>58,5715</text:p>
          </table:table-cell>
          <table:table-cell table:formula="of:=([.C1056]*[.D1056]+[.B1056]*[.D1056]+[.B1056]*[.C1056])/([.B1056]*[.C1056]*[.D1056])" office:value-type="float" office:value="0.156749122639424" calcext:value-type="float">
            <text:p>0,1567</text:p>
          </table:table-cell>
          <table:table-cell table:number-columns-repeated="9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formula="of:=9+2*RAND()" office:value-type="float" office:value="9.15524247731082" calcext:value-type="float">
            <text:p>9,1552</text:p>
          </table:table-cell>
          <table:table-cell table:formula="of:=NORMINV(RAND();30;5)" office:value-type="float" office:value="31.8422387110243" calcext:value-type="float">
            <text:p>31,8422</text:p>
          </table:table-cell>
          <table:table-cell table:formula="of:=40+20*RAND()" office:value-type="float" office:value="43.8553295494057" calcext:value-type="float">
            <text:p>43,8553</text:p>
          </table:table-cell>
          <table:table-cell table:formula="of:=([.C1057]*[.D1057]+[.B1057]*[.D1057]+[.B1057]*[.C1057])/([.B1057]*[.C1057]*[.D1057])" office:value-type="float" office:value="0.163434108807988" calcext:value-type="float">
            <text:p>0,1634</text:p>
          </table:table-cell>
          <table:table-cell table:number-columns-repeated="9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formula="of:=9+2*RAND()" office:value-type="float" office:value="9.03312626178376" calcext:value-type="float">
            <text:p>9,0331</text:p>
          </table:table-cell>
          <table:table-cell table:formula="of:=NORMINV(RAND();30;5)" office:value-type="float" office:value="43.2733286513617" calcext:value-type="float">
            <text:p>43,2733</text:p>
          </table:table-cell>
          <table:table-cell table:formula="of:=40+20*RAND()" office:value-type="float" office:value="46.081340953242" calcext:value-type="float">
            <text:p>46,0813</text:p>
          </table:table-cell>
          <table:table-cell table:formula="of:=([.C1058]*[.D1058]+[.B1058]*[.D1058]+[.B1058]*[.C1058])/([.B1058]*[.C1058]*[.D1058])" office:value-type="float" office:value="0.155513324604602" calcext:value-type="float">
            <text:p>0,1555</text:p>
          </table:table-cell>
          <table:table-cell table:number-columns-repeated="9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formula="of:=9+2*RAND()" office:value-type="float" office:value="9.44156768894754" calcext:value-type="float">
            <text:p>9,4416</text:p>
          </table:table-cell>
          <table:table-cell table:formula="of:=NORMINV(RAND();30;5)" office:value-type="float" office:value="29.0165131250335" calcext:value-type="float">
            <text:p>29,0165</text:p>
          </table:table-cell>
          <table:table-cell table:formula="of:=40+20*RAND()" office:value-type="float" office:value="55.9320316859521" calcext:value-type="float">
            <text:p>55,9320</text:p>
          </table:table-cell>
          <table:table-cell table:formula="of:=([.C1059]*[.D1059]+[.B1059]*[.D1059]+[.B1059]*[.C1059])/([.B1059]*[.C1059]*[.D1059])" office:value-type="float" office:value="0.158256591734958" calcext:value-type="float">
            <text:p>0,1583</text:p>
          </table:table-cell>
          <table:table-cell table:number-columns-repeated="9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formula="of:=9+2*RAND()" office:value-type="float" office:value="10.0191296425182" calcext:value-type="float">
            <text:p>10,0191</text:p>
          </table:table-cell>
          <table:table-cell table:formula="of:=NORMINV(RAND();30;5)" office:value-type="float" office:value="37.6630629859985" calcext:value-type="float">
            <text:p>37,6631</text:p>
          </table:table-cell>
          <table:table-cell table:formula="of:=40+20*RAND()" office:value-type="float" office:value="42.7439290168695" calcext:value-type="float">
            <text:p>42,7439</text:p>
          </table:table-cell>
          <table:table-cell table:formula="of:=([.C1060]*[.D1060]+[.B1060]*[.D1060]+[.B1060]*[.C1060])/([.B1060]*[.C1060]*[.D1060])" office:value-type="float" office:value="0.149755416857347" calcext:value-type="float">
            <text:p>0,1498</text:p>
          </table:table-cell>
          <table:table-cell table:number-columns-repeated="9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formula="of:=9+2*RAND()" office:value-type="float" office:value="9.72697215317749" calcext:value-type="float">
            <text:p>9,7270</text:p>
          </table:table-cell>
          <table:table-cell table:formula="of:=NORMINV(RAND();30;5)" office:value-type="float" office:value="30.5133486132737" calcext:value-type="float">
            <text:p>30,5133</text:p>
          </table:table-cell>
          <table:table-cell table:formula="of:=40+20*RAND()" office:value-type="float" office:value="53.2446129363962" calcext:value-type="float">
            <text:p>53,2446</text:p>
          </table:table-cell>
          <table:table-cell table:formula="of:=([.C1061]*[.D1061]+[.B1061]*[.D1061]+[.B1061]*[.C1061])/([.B1061]*[.C1061]*[.D1061])" office:value-type="float" office:value="0.154360699836092" calcext:value-type="float">
            <text:p>0,1544</text:p>
          </table:table-cell>
          <table:table-cell table:number-columns-repeated="9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formula="of:=9+2*RAND()" office:value-type="float" office:value="9.88452792423777" calcext:value-type="float">
            <text:p>9,8845</text:p>
          </table:table-cell>
          <table:table-cell table:formula="of:=NORMINV(RAND();30;5)" office:value-type="float" office:value="27.7644703786669" calcext:value-type="float">
            <text:p>27,7645</text:p>
          </table:table-cell>
          <table:table-cell table:formula="of:=40+20*RAND()" office:value-type="float" office:value="56.4564200513996" calcext:value-type="float">
            <text:p>56,4564</text:p>
          </table:table-cell>
          <table:table-cell table:formula="of:=([.C1062]*[.D1062]+[.B1062]*[.D1062]+[.B1062]*[.C1062])/([.B1062]*[.C1062]*[.D1062])" office:value-type="float" office:value="0.15489824235936" calcext:value-type="float">
            <text:p>0,1549</text:p>
          </table:table-cell>
          <table:table-cell table:number-columns-repeated="9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formula="of:=9+2*RAND()" office:value-type="float" office:value="10.5844204176683" calcext:value-type="float">
            <text:p>10,5844</text:p>
          </table:table-cell>
          <table:table-cell table:formula="of:=NORMINV(RAND();30;5)" office:value-type="float" office:value="27.0709065551808" calcext:value-type="float">
            <text:p>27,0709</text:p>
          </table:table-cell>
          <table:table-cell table:formula="of:=40+20*RAND()" office:value-type="float" office:value="42.1448674448766" calcext:value-type="float">
            <text:p>42,1449</text:p>
          </table:table-cell>
          <table:table-cell table:formula="of:=([.C1063]*[.D1063]+[.B1063]*[.D1063]+[.B1063]*[.C1063])/([.B1063]*[.C1063]*[.D1063])" office:value-type="float" office:value="0.155146192460165" calcext:value-type="float">
            <text:p>0,1551</text:p>
          </table:table-cell>
          <table:table-cell table:number-columns-repeated="9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formula="of:=9+2*RAND()" office:value-type="float" office:value="9.12980477767997" calcext:value-type="float">
            <text:p>9,1298</text:p>
          </table:table-cell>
          <table:table-cell table:formula="of:=NORMINV(RAND();30;5)" office:value-type="float" office:value="30.9951707325872" calcext:value-type="float">
            <text:p>30,9952</text:p>
          </table:table-cell>
          <table:table-cell table:formula="of:=40+20*RAND()" office:value-type="float" office:value="44.7542694793083" calcext:value-type="float">
            <text:p>44,7543</text:p>
          </table:table-cell>
          <table:table-cell table:formula="of:=([.C1064]*[.D1064]+[.B1064]*[.D1064]+[.B1064]*[.C1064])/([.B1064]*[.C1064]*[.D1064])" office:value-type="float" office:value="0.16413869470908" calcext:value-type="float">
            <text:p>0,1641</text:p>
          </table:table-cell>
          <table:table-cell table:number-columns-repeated="9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formula="of:=9+2*RAND()" office:value-type="float" office:value="9.97427475522272" calcext:value-type="float">
            <text:p>9,9743</text:p>
          </table:table-cell>
          <table:table-cell table:formula="of:=NORMINV(RAND();30;5)" office:value-type="float" office:value="30.0516811298014" calcext:value-type="float">
            <text:p>30,0517</text:p>
          </table:table-cell>
          <table:table-cell table:formula="of:=40+20*RAND()" office:value-type="float" office:value="44.7590695251711" calcext:value-type="float">
            <text:p>44,7591</text:p>
          </table:table-cell>
          <table:table-cell table:formula="of:=([.C1065]*[.D1065]+[.B1065]*[.D1065]+[.B1065]*[.C1065])/([.B1065]*[.C1065]*[.D1065])" office:value-type="float" office:value="0.155875765225106" calcext:value-type="float">
            <text:p>0,1559</text:p>
          </table:table-cell>
          <table:table-cell table:number-columns-repeated="9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formula="of:=9+2*RAND()" office:value-type="float" office:value="10.2927694653627" calcext:value-type="float">
            <text:p>10,2928</text:p>
          </table:table-cell>
          <table:table-cell table:formula="of:=NORMINV(RAND();30;5)" office:value-type="float" office:value="30.0770485797424" calcext:value-type="float">
            <text:p>30,0770</text:p>
          </table:table-cell>
          <table:table-cell table:formula="of:=40+20*RAND()" office:value-type="float" office:value="52.939105972182" calcext:value-type="float">
            <text:p>52,9391</text:p>
          </table:table-cell>
          <table:table-cell table:formula="of:=([.C1066]*[.D1066]+[.B1066]*[.D1066]+[.B1066]*[.C1066])/([.B1066]*[.C1066]*[.D1066])" office:value-type="float" office:value="0.149293152000243" calcext:value-type="float">
            <text:p>0,1493</text:p>
          </table:table-cell>
          <table:table-cell table:number-columns-repeated="9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formula="of:=9+2*RAND()" office:value-type="float" office:value="9.13991584372707" calcext:value-type="float">
            <text:p>9,1399</text:p>
          </table:table-cell>
          <table:table-cell table:formula="of:=NORMINV(RAND();30;5)" office:value-type="float" office:value="22.9636046970973" calcext:value-type="float">
            <text:p>22,9636</text:p>
          </table:table-cell>
          <table:table-cell table:formula="of:=40+20*RAND()" office:value-type="float" office:value="48.3396042487584" calcext:value-type="float">
            <text:p>48,3396</text:p>
          </table:table-cell>
          <table:table-cell table:formula="of:=([.C1067]*[.D1067]+[.B1067]*[.D1067]+[.B1067]*[.C1067])/([.B1067]*[.C1067]*[.D1067])" office:value-type="float" office:value="0.173644339050547" calcext:value-type="float">
            <text:p>0,1736</text:p>
          </table:table-cell>
          <table:table-cell table:number-columns-repeated="9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formula="of:=9+2*RAND()" office:value-type="float" office:value="9.38202470983379" calcext:value-type="float">
            <text:p>9,3820</text:p>
          </table:table-cell>
          <table:table-cell table:formula="of:=NORMINV(RAND();30;5)" office:value-type="float" office:value="22.7039852165625" calcext:value-type="float">
            <text:p>22,7040</text:p>
          </table:table-cell>
          <table:table-cell table:formula="of:=40+20*RAND()" office:value-type="float" office:value="58.5593977407552" calcext:value-type="float">
            <text:p>58,5594</text:p>
          </table:table-cell>
          <table:table-cell table:formula="of:=([.C1068]*[.D1068]+[.B1068]*[.D1068]+[.B1068]*[.C1068])/([.B1068]*[.C1068]*[.D1068])" office:value-type="float" office:value="0.167708610143938" calcext:value-type="float">
            <text:p>0,1677</text:p>
          </table:table-cell>
          <table:table-cell table:number-columns-repeated="9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formula="of:=9+2*RAND()" office:value-type="float" office:value="10.5879744503181" calcext:value-type="float">
            <text:p>10,5880</text:p>
          </table:table-cell>
          <table:table-cell table:formula="of:=NORMINV(RAND();30;5)" office:value-type="float" office:value="25.2199857143294" calcext:value-type="float">
            <text:p>25,2200</text:p>
          </table:table-cell>
          <table:table-cell table:formula="of:=40+20*RAND()" office:value-type="float" office:value="51.1385318520479" calcext:value-type="float">
            <text:p>51,1385</text:p>
          </table:table-cell>
          <table:table-cell table:formula="of:=([.C1069]*[.D1069]+[.B1069]*[.D1069]+[.B1069]*[.C1069])/([.B1069]*[.C1069]*[.D1069])" office:value-type="float" office:value="0.15365259062521" calcext:value-type="float">
            <text:p>0,1537</text:p>
          </table:table-cell>
          <table:table-cell table:number-columns-repeated="9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formula="of:=9+2*RAND()" office:value-type="float" office:value="10.6928802703042" calcext:value-type="float">
            <text:p>10,6929</text:p>
          </table:table-cell>
          <table:table-cell table:formula="of:=NORMINV(RAND();30;5)" office:value-type="float" office:value="27.7505909480965" calcext:value-type="float">
            <text:p>27,7506</text:p>
          </table:table-cell>
          <table:table-cell table:formula="of:=40+20*RAND()" office:value-type="float" office:value="45.3651874070056" calcext:value-type="float">
            <text:p>45,3652</text:p>
          </table:table-cell>
          <table:table-cell table:formula="of:=([.C1070]*[.D1070]+[.B1070]*[.D1070]+[.B1070]*[.C1070])/([.B1070]*[.C1070]*[.D1070])" office:value-type="float" office:value="0.151598774942772" calcext:value-type="float">
            <text:p>0,1516</text:p>
          </table:table-cell>
          <table:table-cell table:number-columns-repeated="9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formula="of:=9+2*RAND()" office:value-type="float" office:value="9.48494728305377" calcext:value-type="float">
            <text:p>9,4849</text:p>
          </table:table-cell>
          <table:table-cell table:formula="of:=NORMINV(RAND();30;5)" office:value-type="float" office:value="39.0761575981769" calcext:value-type="float">
            <text:p>39,0762</text:p>
          </table:table-cell>
          <table:table-cell table:formula="of:=40+20*RAND()" office:value-type="float" office:value="57.4831879534759" calcext:value-type="float">
            <text:p>57,4832</text:p>
          </table:table-cell>
          <table:table-cell table:formula="of:=([.C1071]*[.D1071]+[.B1071]*[.D1071]+[.B1071]*[.C1071])/([.B1071]*[.C1071]*[.D1071])" office:value-type="float" office:value="0.148417654947179" calcext:value-type="float">
            <text:p>0,1484</text:p>
          </table:table-cell>
          <table:table-cell table:number-columns-repeated="9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formula="of:=9+2*RAND()" office:value-type="float" office:value="10.7097834090237" calcext:value-type="float">
            <text:p>10,7098</text:p>
          </table:table-cell>
          <table:table-cell table:formula="of:=NORMINV(RAND();30;5)" office:value-type="float" office:value="33.7946597221589" calcext:value-type="float">
            <text:p>33,7947</text:p>
          </table:table-cell>
          <table:table-cell table:formula="of:=40+20*RAND()" office:value-type="float" office:value="57.4071213952266" calcext:value-type="float">
            <text:p>57,4071</text:p>
          </table:table-cell>
          <table:table-cell table:formula="of:=([.C1072]*[.D1072]+[.B1072]*[.D1072]+[.B1072]*[.C1072])/([.B1072]*[.C1072]*[.D1072])" office:value-type="float" office:value="0.140382485531984" calcext:value-type="float">
            <text:p>0,1404</text:p>
          </table:table-cell>
          <table:table-cell table:number-columns-repeated="9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formula="of:=9+2*RAND()" office:value-type="float" office:value="9.42234954540618" calcext:value-type="float">
            <text:p>9,4223</text:p>
          </table:table-cell>
          <table:table-cell table:formula="of:=NORMINV(RAND();30;5)" office:value-type="float" office:value="25.7368445340248" calcext:value-type="float">
            <text:p>25,7368</text:p>
          </table:table-cell>
          <table:table-cell table:formula="of:=40+20*RAND()" office:value-type="float" office:value="40.8470858610235" calcext:value-type="float">
            <text:p>40,8471</text:p>
          </table:table-cell>
          <table:table-cell table:formula="of:=([.C1073]*[.D1073]+[.B1073]*[.D1073]+[.B1073]*[.C1073])/([.B1073]*[.C1073]*[.D1073])" office:value-type="float" office:value="0.169466993995236" calcext:value-type="float">
            <text:p>0,1695</text:p>
          </table:table-cell>
          <table:table-cell table:number-columns-repeated="9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formula="of:=9+2*RAND()" office:value-type="float" office:value="9.90604902082123" calcext:value-type="float">
            <text:p>9,9060</text:p>
          </table:table-cell>
          <table:table-cell table:formula="of:=NORMINV(RAND();30;5)" office:value-type="float" office:value="24.2547210220981" calcext:value-type="float">
            <text:p>24,2547</text:p>
          </table:table-cell>
          <table:table-cell table:formula="of:=40+20*RAND()" office:value-type="float" office:value="44.5832372433506" calcext:value-type="float">
            <text:p>44,5832</text:p>
          </table:table-cell>
          <table:table-cell table:formula="of:=([.C1074]*[.D1074]+[.B1074]*[.D1074]+[.B1074]*[.C1074])/([.B1074]*[.C1074]*[.D1074])" office:value-type="float" office:value="0.164607462047267" calcext:value-type="float">
            <text:p>0,1646</text:p>
          </table:table-cell>
          <table:table-cell table:number-columns-repeated="9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formula="of:=9+2*RAND()" office:value-type="float" office:value="10.8658170860726" calcext:value-type="float">
            <text:p>10,8658</text:p>
          </table:table-cell>
          <table:table-cell table:formula="of:=NORMINV(RAND();30;5)" office:value-type="float" office:value="32.134026250931" calcext:value-type="float">
            <text:p>32,1340</text:p>
          </table:table-cell>
          <table:table-cell table:formula="of:=40+20*RAND()" office:value-type="float" office:value="53.3841463061981" calcext:value-type="float">
            <text:p>53,3841</text:p>
          </table:table-cell>
          <table:table-cell table:formula="of:=([.C1075]*[.D1075]+[.B1075]*[.D1075]+[.B1075]*[.C1075])/([.B1075]*[.C1075]*[.D1075])" office:value-type="float" office:value="0.141883549085681" calcext:value-type="float">
            <text:p>0,1419</text:p>
          </table:table-cell>
          <table:table-cell table:number-columns-repeated="9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formula="of:=9+2*RAND()" office:value-type="float" office:value="10.9748631960247" calcext:value-type="float">
            <text:p>10,9749</text:p>
          </table:table-cell>
          <table:table-cell table:formula="of:=NORMINV(RAND();30;5)" office:value-type="float" office:value="27.1477231585555" calcext:value-type="float">
            <text:p>27,1477</text:p>
          </table:table-cell>
          <table:table-cell table:formula="of:=40+20*RAND()" office:value-type="float" office:value="47.1873579150997" calcext:value-type="float">
            <text:p>47,1874</text:p>
          </table:table-cell>
          <table:table-cell table:formula="of:=([.C1076]*[.D1076]+[.B1076]*[.D1076]+[.B1076]*[.C1076])/([.B1076]*[.C1076]*[.D1076])" office:value-type="float" office:value="0.149144927299835" calcext:value-type="float">
            <text:p>0,1491</text:p>
          </table:table-cell>
          <table:table-cell table:number-columns-repeated="9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formula="of:=9+2*RAND()" office:value-type="float" office:value="10.2837239264045" calcext:value-type="float">
            <text:p>10,2837</text:p>
          </table:table-cell>
          <table:table-cell table:formula="of:=NORMINV(RAND();30;5)" office:value-type="float" office:value="23.9983773787434" calcext:value-type="float">
            <text:p>23,9984</text:p>
          </table:table-cell>
          <table:table-cell table:formula="of:=40+20*RAND()" office:value-type="float" office:value="52.5621975702234" calcext:value-type="float">
            <text:p>52,5622</text:p>
          </table:table-cell>
          <table:table-cell table:formula="of:=([.C1077]*[.D1077]+[.B1077]*[.D1077]+[.B1077]*[.C1077])/([.B1077]*[.C1077]*[.D1077])" office:value-type="float" office:value="0.157935602705401" calcext:value-type="float">
            <text:p>0,1579</text:p>
          </table:table-cell>
          <table:table-cell table:number-columns-repeated="9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formula="of:=9+2*RAND()" office:value-type="float" office:value="9.68136494490318" calcext:value-type="float">
            <text:p>9,6814</text:p>
          </table:table-cell>
          <table:table-cell table:formula="of:=NORMINV(RAND();30;5)" office:value-type="float" office:value="24.726178502855" calcext:value-type="float">
            <text:p>24,7262</text:p>
          </table:table-cell>
          <table:table-cell table:formula="of:=40+20*RAND()" office:value-type="float" office:value="58.7071433546953" calcext:value-type="float">
            <text:p>58,7071</text:p>
          </table:table-cell>
          <table:table-cell table:formula="of:=([.C1078]*[.D1078]+[.B1078]*[.D1078]+[.B1078]*[.C1078])/([.B1078]*[.C1078]*[.D1078])" office:value-type="float" office:value="0.160767888763376" calcext:value-type="float">
            <text:p>0,1608</text:p>
          </table:table-cell>
          <table:table-cell table:number-columns-repeated="9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formula="of:=9+2*RAND()" office:value-type="float" office:value="9.86590979038738" calcext:value-type="float">
            <text:p>9,8659</text:p>
          </table:table-cell>
          <table:table-cell table:formula="of:=NORMINV(RAND();30;5)" office:value-type="float" office:value="37.3157342264867" calcext:value-type="float">
            <text:p>37,3157</text:p>
          </table:table-cell>
          <table:table-cell table:formula="of:=40+20*RAND()" office:value-type="float" office:value="46.5767429140396" calcext:value-type="float">
            <text:p>46,5767</text:p>
          </table:table-cell>
          <table:table-cell table:formula="of:=([.C1079]*[.D1079]+[.B1079]*[.D1079]+[.B1079]*[.C1079])/([.B1079]*[.C1079]*[.D1079])" office:value-type="float" office:value="0.149627416472458" calcext:value-type="float">
            <text:p>0,1496</text:p>
          </table:table-cell>
          <table:table-cell table:number-columns-repeated="9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formula="of:=9+2*RAND()" office:value-type="float" office:value="9.95153479580768" calcext:value-type="float">
            <text:p>9,9515</text:p>
          </table:table-cell>
          <table:table-cell table:formula="of:=NORMINV(RAND();30;5)" office:value-type="float" office:value="27.0383491829499" calcext:value-type="float">
            <text:p>27,0383</text:p>
          </table:table-cell>
          <table:table-cell table:formula="of:=40+20*RAND()" office:value-type="float" office:value="52.5764376227744" calcext:value-type="float">
            <text:p>52,5764</text:p>
          </table:table-cell>
          <table:table-cell table:formula="of:=([.C1080]*[.D1080]+[.B1080]*[.D1080]+[.B1080]*[.C1080])/([.B1080]*[.C1080]*[.D1080])" office:value-type="float" office:value="0.15649144571164" calcext:value-type="float">
            <text:p>0,1565</text:p>
          </table:table-cell>
          <table:table-cell table:number-columns-repeated="9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formula="of:=9+2*RAND()" office:value-type="float" office:value="10.1703902303707" calcext:value-type="float">
            <text:p>10,1704</text:p>
          </table:table-cell>
          <table:table-cell table:formula="of:=NORMINV(RAND();30;5)" office:value-type="float" office:value="32.2368226226403" calcext:value-type="float">
            <text:p>32,2368</text:p>
          </table:table-cell>
          <table:table-cell table:formula="of:=40+20*RAND()" office:value-type="float" office:value="55.8770335861482" calcext:value-type="float">
            <text:p>55,8770</text:p>
          </table:table-cell>
          <table:table-cell table:formula="of:=([.C1081]*[.D1081]+[.B1081]*[.D1081]+[.B1081]*[.C1081])/([.B1081]*[.C1081]*[.D1081])" office:value-type="float" office:value="0.147241511411078" calcext:value-type="float">
            <text:p>0,1472</text:p>
          </table:table-cell>
          <table:table-cell table:number-columns-repeated="9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formula="of:=9+2*RAND()" office:value-type="float" office:value="9.22096832073294" calcext:value-type="float">
            <text:p>9,2210</text:p>
          </table:table-cell>
          <table:table-cell table:formula="of:=NORMINV(RAND();30;5)" office:value-type="float" office:value="31.0109060455669" calcext:value-type="float">
            <text:p>31,0109</text:p>
          </table:table-cell>
          <table:table-cell table:formula="of:=40+20*RAND()" office:value-type="float" office:value="56.3855613418855" calcext:value-type="float">
            <text:p>56,3856</text:p>
          </table:table-cell>
          <table:table-cell table:formula="of:=([.C1082]*[.D1082]+[.B1082]*[.D1082]+[.B1082]*[.C1082])/([.B1082]*[.C1082]*[.D1082])" office:value-type="float" office:value="0.15843023673051" calcext:value-type="float">
            <text:p>0,1584</text:p>
          </table:table-cell>
          <table:table-cell table:number-columns-repeated="9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formula="of:=9+2*RAND()" office:value-type="float" office:value="9.7857270387467" calcext:value-type="float">
            <text:p>9,7857</text:p>
          </table:table-cell>
          <table:table-cell table:formula="of:=NORMINV(RAND();30;5)" office:value-type="float" office:value="31.0970591300811" calcext:value-type="float">
            <text:p>31,0971</text:p>
          </table:table-cell>
          <table:table-cell table:formula="of:=40+20*RAND()" office:value-type="float" office:value="54.9122328241356" calcext:value-type="float">
            <text:p>54,9122</text:p>
          </table:table-cell>
          <table:table-cell table:formula="of:=([.C1083]*[.D1083]+[.B1083]*[.D1083]+[.B1083]*[.C1083])/([.B1083]*[.C1083]*[.D1083])" office:value-type="float" office:value="0.152557908036844" calcext:value-type="float">
            <text:p>0,1526</text:p>
          </table:table-cell>
          <table:table-cell table:number-columns-repeated="9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formula="of:=9+2*RAND()" office:value-type="float" office:value="10.2397299751174" calcext:value-type="float">
            <text:p>10,2397</text:p>
          </table:table-cell>
          <table:table-cell table:formula="of:=NORMINV(RAND();30;5)" office:value-type="float" office:value="28.805654574485" calcext:value-type="float">
            <text:p>28,8057</text:p>
          </table:table-cell>
          <table:table-cell table:formula="of:=40+20*RAND()" office:value-type="float" office:value="40.84005770972" calcext:value-type="float">
            <text:p>40,8401</text:p>
          </table:table-cell>
          <table:table-cell table:formula="of:=([.C1084]*[.D1084]+[.B1084]*[.D1084]+[.B1084]*[.C1084])/([.B1084]*[.C1084]*[.D1084])" office:value-type="float" office:value="0.156859995083298" calcext:value-type="float">
            <text:p>0,1569</text:p>
          </table:table-cell>
          <table:table-cell table:number-columns-repeated="9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formula="of:=9+2*RAND()" office:value-type="float" office:value="9.29608749994077" calcext:value-type="float">
            <text:p>9,2961</text:p>
          </table:table-cell>
          <table:table-cell table:formula="of:=NORMINV(RAND();30;5)" office:value-type="float" office:value="31.5780465712991" calcext:value-type="float">
            <text:p>31,5780</text:p>
          </table:table-cell>
          <table:table-cell table:formula="of:=40+20*RAND()" office:value-type="float" office:value="49.4593538693152" calcext:value-type="float">
            <text:p>49,4594</text:p>
          </table:table-cell>
          <table:table-cell table:formula="of:=([.C1085]*[.D1085]+[.B1085]*[.D1085]+[.B1085]*[.C1085])/([.B1085]*[.C1085]*[.D1085])" office:value-type="float" office:value="0.159458329594698" calcext:value-type="float">
            <text:p>0,1595</text:p>
          </table:table-cell>
          <table:table-cell table:number-columns-repeated="9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formula="of:=9+2*RAND()" office:value-type="float" office:value="10.8513049127068" calcext:value-type="float">
            <text:p>10,8513</text:p>
          </table:table-cell>
          <table:table-cell table:formula="of:=NORMINV(RAND();30;5)" office:value-type="float" office:value="26.2067707080487" calcext:value-type="float">
            <text:p>26,2068</text:p>
          </table:table-cell>
          <table:table-cell table:formula="of:=40+20*RAND()" office:value-type="float" office:value="50.114205616992" calcext:value-type="float">
            <text:p>50,1142</text:p>
          </table:table-cell>
          <table:table-cell table:formula="of:=([.C1086]*[.D1086]+[.B1086]*[.D1086]+[.B1086]*[.C1086])/([.B1086]*[.C1086]*[.D1086])" office:value-type="float" office:value="0.150267315128557" calcext:value-type="float">
            <text:p>0,1503</text:p>
          </table:table-cell>
          <table:table-cell table:number-columns-repeated="9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formula="of:=9+2*RAND()" office:value-type="float" office:value="9.49904080177657" calcext:value-type="float">
            <text:p>9,4990</text:p>
          </table:table-cell>
          <table:table-cell table:formula="of:=NORMINV(RAND();30;5)" office:value-type="float" office:value="25.6741614933062" calcext:value-type="float">
            <text:p>25,6742</text:p>
          </table:table-cell>
          <table:table-cell table:formula="of:=40+20*RAND()" office:value-type="float" office:value="58.3690543868579" calcext:value-type="float">
            <text:p>58,3691</text:p>
          </table:table-cell>
          <table:table-cell table:formula="of:=([.C1087]*[.D1087]+[.B1087]*[.D1087]+[.B1087]*[.C1087])/([.B1087]*[.C1087]*[.D1087])" office:value-type="float" office:value="0.161355818570621" calcext:value-type="float">
            <text:p>0,1614</text:p>
          </table:table-cell>
          <table:table-cell table:number-columns-repeated="9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formula="of:=9+2*RAND()" office:value-type="float" office:value="9.17326343129389" calcext:value-type="float">
            <text:p>9,1733</text:p>
          </table:table-cell>
          <table:table-cell table:formula="of:=NORMINV(RAND();30;5)" office:value-type="float" office:value="27.2262460738038" calcext:value-type="float">
            <text:p>27,2262</text:p>
          </table:table-cell>
          <table:table-cell table:formula="of:=40+20*RAND()" office:value-type="float" office:value="57.2345401835628" calcext:value-type="float">
            <text:p>57,2345</text:p>
          </table:table-cell>
          <table:table-cell table:formula="of:=([.C1088]*[.D1088]+[.B1088]*[.D1088]+[.B1088]*[.C1088])/([.B1088]*[.C1088]*[.D1088])" office:value-type="float" office:value="0.163213690385884" calcext:value-type="float">
            <text:p>0,1632</text:p>
          </table:table-cell>
          <table:table-cell table:number-columns-repeated="9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formula="of:=9+2*RAND()" office:value-type="float" office:value="9.47739648469724" calcext:value-type="float">
            <text:p>9,4774</text:p>
          </table:table-cell>
          <table:table-cell table:formula="of:=NORMINV(RAND();30;5)" office:value-type="float" office:value="31.6954771803738" calcext:value-type="float">
            <text:p>31,6955</text:p>
          </table:table-cell>
          <table:table-cell table:formula="of:=40+20*RAND()" office:value-type="float" office:value="49.8160810000263" calcext:value-type="float">
            <text:p>49,8161</text:p>
          </table:table-cell>
          <table:table-cell table:formula="of:=([.C1089]*[.D1089]+[.B1089]*[.D1089]+[.B1089]*[.C1089])/([.B1089]*[.C1089]*[.D1089])" office:value-type="float" office:value="0.157138291676319" calcext:value-type="float">
            <text:p>0,1571</text:p>
          </table:table-cell>
          <table:table-cell table:number-columns-repeated="9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formula="of:=9+2*RAND()" office:value-type="float" office:value="10.2194720406551" calcext:value-type="float">
            <text:p>10,2195</text:p>
          </table:table-cell>
          <table:table-cell table:formula="of:=NORMINV(RAND();30;5)" office:value-type="float" office:value="29.2665966883773" calcext:value-type="float">
            <text:p>29,2666</text:p>
          </table:table-cell>
          <table:table-cell table:formula="of:=40+20*RAND()" office:value-type="float" office:value="48.8807188835926" calcext:value-type="float">
            <text:p>48,8807</text:p>
          </table:table-cell>
          <table:table-cell table:formula="of:=([.C1090]*[.D1090]+[.B1090]*[.D1090]+[.B1090]*[.C1090])/([.B1090]*[.C1090]*[.D1090])" office:value-type="float" office:value="0.152479024001974" calcext:value-type="float">
            <text:p>0,1525</text:p>
          </table:table-cell>
          <table:table-cell table:number-columns-repeated="9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formula="of:=9+2*RAND()" office:value-type="float" office:value="9.50693527259864" calcext:value-type="float">
            <text:p>9,5069</text:p>
          </table:table-cell>
          <table:table-cell table:formula="of:=NORMINV(RAND();30;5)" office:value-type="float" office:value="25.9471079738033" calcext:value-type="float">
            <text:p>25,9471</text:p>
          </table:table-cell>
          <table:table-cell table:formula="of:=40+20*RAND()" office:value-type="float" office:value="46.1220061802305" calcext:value-type="float">
            <text:p>46,1220</text:p>
          </table:table-cell>
          <table:table-cell table:formula="of:=([.C1091]*[.D1091]+[.B1091]*[.D1091]+[.B1091]*[.C1091])/([.B1091]*[.C1091]*[.D1091])" office:value-type="float" office:value="0.165407933509209" calcext:value-type="float">
            <text:p>0,1654</text:p>
          </table:table-cell>
          <table:table-cell table:number-columns-repeated="9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formula="of:=9+2*RAND()" office:value-type="float" office:value="10.7374479898717" calcext:value-type="float">
            <text:p>10,7374</text:p>
          </table:table-cell>
          <table:table-cell table:formula="of:=NORMINV(RAND();30;5)" office:value-type="float" office:value="28.3660316846139" calcext:value-type="float">
            <text:p>28,3660</text:p>
          </table:table-cell>
          <table:table-cell table:formula="of:=40+20*RAND()" office:value-type="float" office:value="53.8607466802932" calcext:value-type="float">
            <text:p>53,8607</text:p>
          </table:table-cell>
          <table:table-cell table:formula="of:=([.C1092]*[.D1092]+[.B1092]*[.D1092]+[.B1092]*[.C1092])/([.B1092]*[.C1092]*[.D1092])" office:value-type="float" office:value="0.146951829408819" calcext:value-type="float">
            <text:p>0,1470</text:p>
          </table:table-cell>
          <table:table-cell table:number-columns-repeated="9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formula="of:=9+2*RAND()" office:value-type="float" office:value="9.4769215725828" calcext:value-type="float">
            <text:p>9,4769</text:p>
          </table:table-cell>
          <table:table-cell table:formula="of:=NORMINV(RAND();30;5)" office:value-type="float" office:value="25.0331243570465" calcext:value-type="float">
            <text:p>25,0331</text:p>
          </table:table-cell>
          <table:table-cell table:formula="of:=40+20*RAND()" office:value-type="float" office:value="45.0061121932231" calcext:value-type="float">
            <text:p>45,0061</text:p>
          </table:table-cell>
          <table:table-cell table:formula="of:=([.C1093]*[.D1093]+[.B1093]*[.D1093]+[.B1093]*[.C1093])/([.B1093]*[.C1093]*[.D1093])" office:value-type="float" office:value="0.167685772692548" calcext:value-type="float">
            <text:p>0,1677</text:p>
          </table:table-cell>
          <table:table-cell table:number-columns-repeated="9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formula="of:=9+2*RAND()" office:value-type="float" office:value="10.9932349564042" calcext:value-type="float">
            <text:p>10,9932</text:p>
          </table:table-cell>
          <table:table-cell table:formula="of:=NORMINV(RAND();30;5)" office:value-type="float" office:value="28.2551059094766" calcext:value-type="float">
            <text:p>28,2551</text:p>
          </table:table-cell>
          <table:table-cell table:formula="of:=40+20*RAND()" office:value-type="float" office:value="50.8396989037283" calcext:value-type="float">
            <text:p>50,8397</text:p>
          </table:table-cell>
          <table:table-cell table:formula="of:=([.C1094]*[.D1094]+[.B1094]*[.D1094]+[.B1094]*[.C1094])/([.B1094]*[.C1094]*[.D1094])" office:value-type="float" office:value="0.146026536155345" calcext:value-type="float">
            <text:p>0,1460</text:p>
          </table:table-cell>
          <table:table-cell table:number-columns-repeated="9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formula="of:=9+2*RAND()" office:value-type="float" office:value="10.7405281069223" calcext:value-type="float">
            <text:p>10,7405</text:p>
          </table:table-cell>
          <table:table-cell table:formula="of:=NORMINV(RAND();30;5)" office:value-type="float" office:value="37.278873438485" calcext:value-type="float">
            <text:p>37,2789</text:p>
          </table:table-cell>
          <table:table-cell table:formula="of:=40+20*RAND()" office:value-type="float" office:value="51.6246188129298" calcext:value-type="float">
            <text:p>51,6246</text:p>
          </table:table-cell>
          <table:table-cell table:formula="of:=([.C1095]*[.D1095]+[.B1095]*[.D1095]+[.B1095]*[.C1095])/([.B1095]*[.C1095]*[.D1095])" office:value-type="float" office:value="0.139300739505109" calcext:value-type="float">
            <text:p>0,1393</text:p>
          </table:table-cell>
          <table:table-cell table:number-columns-repeated="9"/>
        </table:table-row>
        <table:table-row table:style-name="ro2">
          <table:table-cell office:value-type="float" office:value="1095" calcext:value-type="float">
            <text:p>1095</text:p>
          </table:table-cell>
          <table:table-cell table:formula="of:=9+2*RAND()" office:value-type="float" office:value="10.8306133856531" calcext:value-type="float">
            <text:p>10,8306</text:p>
          </table:table-cell>
          <table:table-cell table:formula="of:=NORMINV(RAND();30;5)" office:value-type="float" office:value="24.9016434766114" calcext:value-type="float">
            <text:p>24,9016</text:p>
          </table:table-cell>
          <table:table-cell table:formula="of:=40+20*RAND()" office:value-type="float" office:value="49.4789403374307" calcext:value-type="float">
            <text:p>49,4789</text:p>
          </table:table-cell>
          <table:table-cell table:formula="of:=([.C1096]*[.D1096]+[.B1096]*[.D1096]+[.B1096]*[.C1096])/([.B1096]*[.C1096]*[.D1096])" office:value-type="float" office:value="0.152699484796651" calcext:value-type="float">
            <text:p>0,1527</text:p>
          </table:table-cell>
          <table:table-cell table:number-columns-repeated="9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formula="of:=9+2*RAND()" office:value-type="float" office:value="9.50508671835996" calcext:value-type="float">
            <text:p>9,5051</text:p>
          </table:table-cell>
          <table:table-cell table:formula="of:=NORMINV(RAND();30;5)" office:value-type="float" office:value="27.3435618249606" calcext:value-type="float">
            <text:p>27,3436</text:p>
          </table:table-cell>
          <table:table-cell table:formula="of:=40+20*RAND()" office:value-type="float" office:value="45.1745230820961" calcext:value-type="float">
            <text:p>45,1745</text:p>
          </table:table-cell>
          <table:table-cell table:formula="of:=([.C1097]*[.D1097]+[.B1097]*[.D1097]+[.B1097]*[.C1097])/([.B1097]*[.C1097]*[.D1097])" office:value-type="float" office:value="0.163914876719157" calcext:value-type="float">
            <text:p>0,1639</text:p>
          </table:table-cell>
          <table:table-cell table:number-columns-repeated="9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formula="of:=9+2*RAND()" office:value-type="float" office:value="10.6571982696187" calcext:value-type="float">
            <text:p>10,6572</text:p>
          </table:table-cell>
          <table:table-cell table:formula="of:=NORMINV(RAND();30;5)" office:value-type="float" office:value="18.9408469406673" calcext:value-type="float">
            <text:p>18,9408</text:p>
          </table:table-cell>
          <table:table-cell table:formula="of:=40+20*RAND()" office:value-type="float" office:value="51.171539046336" calcext:value-type="float">
            <text:p>51,1715</text:p>
          </table:table-cell>
          <table:table-cell table:formula="of:=([.C1098]*[.D1098]+[.B1098]*[.D1098]+[.B1098]*[.C1098])/([.B1098]*[.C1098]*[.D1098])" office:value-type="float" office:value="0.166171354875234" calcext:value-type="float">
            <text:p>0,1662</text:p>
          </table:table-cell>
          <table:table-cell table:number-columns-repeated="9"/>
        </table:table-row>
        <table:table-row table:style-name="ro2">
          <table:table-cell office:value-type="float" office:value="1098" calcext:value-type="float">
            <text:p>1098</text:p>
          </table:table-cell>
          <table:table-cell table:formula="of:=9+2*RAND()" office:value-type="float" office:value="10.5495892621111" calcext:value-type="float">
            <text:p>10,5496</text:p>
          </table:table-cell>
          <table:table-cell table:formula="of:=NORMINV(RAND();30;5)" office:value-type="float" office:value="35.6146580897505" calcext:value-type="float">
            <text:p>35,6147</text:p>
          </table:table-cell>
          <table:table-cell table:formula="of:=40+20*RAND()" office:value-type="float" office:value="46.6817086818628" calcext:value-type="float">
            <text:p>46,6817</text:p>
          </table:table-cell>
          <table:table-cell table:formula="of:=([.C1099]*[.D1099]+[.B1099]*[.D1099]+[.B1099]*[.C1099])/([.B1099]*[.C1099]*[.D1099])" office:value-type="float" office:value="0.144290413447701" calcext:value-type="float">
            <text:p>0,1443</text:p>
          </table:table-cell>
          <table:table-cell table:number-columns-repeated="9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formula="of:=9+2*RAND()" office:value-type="float" office:value="9.60590271023102" calcext:value-type="float">
            <text:p>9,6059</text:p>
          </table:table-cell>
          <table:table-cell table:formula="of:=NORMINV(RAND();30;5)" office:value-type="float" office:value="37.5095862802138" calcext:value-type="float">
            <text:p>37,5096</text:p>
          </table:table-cell>
          <table:table-cell table:formula="of:=40+20*RAND()" office:value-type="float" office:value="45.9750093729235" calcext:value-type="float">
            <text:p>45,9750</text:p>
          </table:table-cell>
          <table:table-cell table:formula="of:=([.C1100]*[.D1100]+[.B1100]*[.D1100]+[.B1100]*[.C1100])/([.B1100]*[.C1100]*[.D1100])" office:value-type="float" office:value="0.152513456186831" calcext:value-type="float">
            <text:p>0,1525</text:p>
          </table:table-cell>
          <table:table-cell table:number-columns-repeated="9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9+2*RAND()" office:value-type="float" office:value="9.09420360880904" calcext:value-type="float">
            <text:p>9,0942</text:p>
          </table:table-cell>
          <table:table-cell table:formula="of:=NORMINV(RAND();30;5)" office:value-type="float" office:value="32.0812541826781" calcext:value-type="float">
            <text:p>32,0813</text:p>
          </table:table-cell>
          <table:table-cell table:formula="of:=40+20*RAND()" office:value-type="float" office:value="56.2920814729296" calcext:value-type="float">
            <text:p>56,2921</text:p>
          </table:table-cell>
          <table:table-cell table:formula="of:=([.C1101]*[.D1101]+[.B1101]*[.D1101]+[.B1101]*[.C1101])/([.B1101]*[.C1101]*[.D1101])" office:value-type="float" office:value="0.158895489857603" calcext:value-type="float">
            <text:p>0,1589</text:p>
          </table:table-cell>
          <table:table-cell table:number-columns-repeated="9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formula="of:=9+2*RAND()" office:value-type="float" office:value="9.80019893241115" calcext:value-type="float">
            <text:p>9,8002</text:p>
          </table:table-cell>
          <table:table-cell table:formula="of:=NORMINV(RAND();30;5)" office:value-type="float" office:value="21.594002761975" calcext:value-type="float">
            <text:p>21,5940</text:p>
          </table:table-cell>
          <table:table-cell table:formula="of:=40+20*RAND()" office:value-type="float" office:value="50.3914139629342" calcext:value-type="float">
            <text:p>50,3914</text:p>
          </table:table-cell>
          <table:table-cell table:formula="of:=([.C1102]*[.D1102]+[.B1102]*[.D1102]+[.B1102]*[.C1102])/([.B1102]*[.C1102]*[.D1102])" office:value-type="float" office:value="0.168192549581531" calcext:value-type="float">
            <text:p>0,1682</text:p>
          </table:table-cell>
          <table:table-cell table:number-columns-repeated="9"/>
        </table:table-row>
        <table:table-row table:style-name="ro2">
          <table:table-cell office:value-type="float" office:value="1102" calcext:value-type="float">
            <text:p>1102</text:p>
          </table:table-cell>
          <table:table-cell table:formula="of:=9+2*RAND()" office:value-type="float" office:value="9.0155001769308" calcext:value-type="float">
            <text:p>9,0155</text:p>
          </table:table-cell>
          <table:table-cell table:formula="of:=NORMINV(RAND();30;5)" office:value-type="float" office:value="37.8794537647602" calcext:value-type="float">
            <text:p>37,8795</text:p>
          </table:table-cell>
          <table:table-cell table:formula="of:=40+20*RAND()" office:value-type="float" office:value="54.9425402167253" calcext:value-type="float">
            <text:p>54,9425</text:p>
          </table:table-cell>
          <table:table-cell table:formula="of:=([.C1103]*[.D1103]+[.B1103]*[.D1103]+[.B1103]*[.C1103])/([.B1103]*[.C1103]*[.D1103])" office:value-type="float" office:value="0.155520448833043" calcext:value-type="float">
            <text:p>0,1555</text:p>
          </table:table-cell>
          <table:table-cell table:number-columns-repeated="9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formula="of:=9+2*RAND()" office:value-type="float" office:value="9.3045390190091" calcext:value-type="float">
            <text:p>9,3045</text:p>
          </table:table-cell>
          <table:table-cell table:formula="of:=NORMINV(RAND();30;5)" office:value-type="float" office:value="37.1077708896619" calcext:value-type="float">
            <text:p>37,1078</text:p>
          </table:table-cell>
          <table:table-cell table:formula="of:=40+20*RAND()" office:value-type="float" office:value="57.2588283964433" calcext:value-type="float">
            <text:p>57,2588</text:p>
          </table:table-cell>
          <table:table-cell table:formula="of:=([.C1104]*[.D1104]+[.B1104]*[.D1104]+[.B1104]*[.C1104])/([.B1104]*[.C1104]*[.D1104])" office:value-type="float" office:value="0.151887516097369" calcext:value-type="float">
            <text:p>0,1519</text:p>
          </table:table-cell>
          <table:table-cell table:number-columns-repeated="9"/>
        </table:table-row>
        <table:table-row table:style-name="ro2">
          <table:table-cell office:value-type="float" office:value="1104" calcext:value-type="float">
            <text:p>1104</text:p>
          </table:table-cell>
          <table:table-cell table:formula="of:=9+2*RAND()" office:value-type="float" office:value="9.46173715381883" calcext:value-type="float">
            <text:p>9,4617</text:p>
          </table:table-cell>
          <table:table-cell table:formula="of:=NORMINV(RAND();30;5)" office:value-type="float" office:value="30.4172008455099" calcext:value-type="float">
            <text:p>30,4172</text:p>
          </table:table-cell>
          <table:table-cell table:formula="of:=40+20*RAND()" office:value-type="float" office:value="46.3256309996359" calcext:value-type="float">
            <text:p>46,3256</text:p>
          </table:table-cell>
          <table:table-cell table:formula="of:=([.C1105]*[.D1105]+[.B1105]*[.D1105]+[.B1105]*[.C1105])/([.B1105]*[.C1105]*[.D1105])" office:value-type="float" office:value="0.160151294669347" calcext:value-type="float">
            <text:p>0,1602</text:p>
          </table:table-cell>
          <table:table-cell table:number-columns-repeated="9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formula="of:=9+2*RAND()" office:value-type="float" office:value="10.811018294422" calcext:value-type="float">
            <text:p>10,8110</text:p>
          </table:table-cell>
          <table:table-cell table:formula="of:=NORMINV(RAND();30;5)" office:value-type="float" office:value="31.0875811469442" calcext:value-type="float">
            <text:p>31,0876</text:p>
          </table:table-cell>
          <table:table-cell table:formula="of:=40+20*RAND()" office:value-type="float" office:value="55.0720487092622" calcext:value-type="float">
            <text:p>55,0720</text:p>
          </table:table-cell>
          <table:table-cell table:formula="of:=([.C1106]*[.D1106]+[.B1106]*[.D1106]+[.B1106]*[.C1106])/([.B1106]*[.C1106]*[.D1106])" office:value-type="float" office:value="0.142823442176748" calcext:value-type="float">
            <text:p>0,1428</text:p>
          </table:table-cell>
          <table:table-cell table:number-columns-repeated="9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formula="of:=9+2*RAND()" office:value-type="float" office:value="10.9756341034081" calcext:value-type="float">
            <text:p>10,9756</text:p>
          </table:table-cell>
          <table:table-cell table:formula="of:=NORMINV(RAND();30;5)" office:value-type="float" office:value="29.4078816792795" calcext:value-type="float">
            <text:p>29,4079</text:p>
          </table:table-cell>
          <table:table-cell table:formula="of:=40+20*RAND()" office:value-type="float" office:value="58.3541907579638" calcext:value-type="float">
            <text:p>58,3542</text:p>
          </table:table-cell>
          <table:table-cell table:formula="of:=([.C1107]*[.D1107]+[.B1107]*[.D1107]+[.B1107]*[.C1107])/([.B1107]*[.C1107]*[.D1107])" office:value-type="float" office:value="0.142252128175128" calcext:value-type="float">
            <text:p>0,1423</text:p>
          </table:table-cell>
          <table:table-cell table:number-columns-repeated="9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formula="of:=9+2*RAND()" office:value-type="float" office:value="9.80470615974627" calcext:value-type="float">
            <text:p>9,8047</text:p>
          </table:table-cell>
          <table:table-cell table:formula="of:=NORMINV(RAND();30;5)" office:value-type="float" office:value="30.0523955723163" calcext:value-type="float">
            <text:p>30,0524</text:p>
          </table:table-cell>
          <table:table-cell table:formula="of:=40+20*RAND()" office:value-type="float" office:value="40.6459164735861" calcext:value-type="float">
            <text:p>40,6459</text:p>
          </table:table-cell>
          <table:table-cell table:formula="of:=([.C1108]*[.D1108]+[.B1108]*[.D1108]+[.B1108]*[.C1108])/([.B1108]*[.C1108]*[.D1108])" office:value-type="float" office:value="0.15986977278533" calcext:value-type="float">
            <text:p>0,1599</text:p>
          </table:table-cell>
          <table:table-cell table:number-columns-repeated="9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formula="of:=9+2*RAND()" office:value-type="float" office:value="9.2933620873373" calcext:value-type="float">
            <text:p>9,2934</text:p>
          </table:table-cell>
          <table:table-cell table:formula="of:=NORMINV(RAND();30;5)" office:value-type="float" office:value="24.4069649997214" calcext:value-type="float">
            <text:p>24,4070</text:p>
          </table:table-cell>
          <table:table-cell table:formula="of:=40+20*RAND()" office:value-type="float" office:value="54.7430206951685" calcext:value-type="float">
            <text:p>54,7430</text:p>
          </table:table-cell>
          <table:table-cell table:formula="of:=([.C1109]*[.D1109]+[.B1109]*[.D1109]+[.B1109]*[.C1109])/([.B1109]*[.C1109]*[.D1109])" office:value-type="float" office:value="0.166842764184299" calcext:value-type="float">
            <text:p>0,1668</text:p>
          </table:table-cell>
          <table:table-cell table:number-columns-repeated="9"/>
        </table:table-row>
        <table:table-row table:style-name="ro2">
          <table:table-cell office:value-type="float" office:value="1109" calcext:value-type="float">
            <text:p>1109</text:p>
          </table:table-cell>
          <table:table-cell table:formula="of:=9+2*RAND()" office:value-type="float" office:value="9.68621606077068" calcext:value-type="float">
            <text:p>9,6862</text:p>
          </table:table-cell>
          <table:table-cell table:formula="of:=NORMINV(RAND();30;5)" office:value-type="float" office:value="25.466517721258" calcext:value-type="float">
            <text:p>25,4665</text:p>
          </table:table-cell>
          <table:table-cell table:formula="of:=40+20*RAND()" office:value-type="float" office:value="56.154110787902" calcext:value-type="float">
            <text:p>56,1541</text:p>
          </table:table-cell>
          <table:table-cell table:formula="of:=([.C1110]*[.D1110]+[.B1110]*[.D1110]+[.B1110]*[.C1110])/([.B1110]*[.C1110]*[.D1110])" office:value-type="float" office:value="0.160314869986948" calcext:value-type="float">
            <text:p>0,1603</text:p>
          </table:table-cell>
          <table:table-cell table:number-columns-repeated="9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formula="of:=9+2*RAND()" office:value-type="float" office:value="10.3142889502924" calcext:value-type="float">
            <text:p>10,3143</text:p>
          </table:table-cell>
          <table:table-cell table:formula="of:=NORMINV(RAND();30;5)" office:value-type="float" office:value="35.2472452525354" calcext:value-type="float">
            <text:p>35,2472</text:p>
          </table:table-cell>
          <table:table-cell table:formula="of:=40+20*RAND()" office:value-type="float" office:value="49.7736456687562" calcext:value-type="float">
            <text:p>49,7736</text:p>
          </table:table-cell>
          <table:table-cell table:formula="of:=([.C1111]*[.D1111]+[.B1111]*[.D1111]+[.B1111]*[.C1111])/([.B1111]*[.C1111]*[.D1111])" office:value-type="float" office:value="0.145414843144614" calcext:value-type="float">
            <text:p>0,1454</text:p>
          </table:table-cell>
          <table:table-cell table:number-columns-repeated="9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formula="of:=9+2*RAND()" office:value-type="float" office:value="10.6177102362271" calcext:value-type="float">
            <text:p>10,6177</text:p>
          </table:table-cell>
          <table:table-cell table:formula="of:=NORMINV(RAND();30;5)" office:value-type="float" office:value="25.7366341356009" calcext:value-type="float">
            <text:p>25,7366</text:p>
          </table:table-cell>
          <table:table-cell table:formula="of:=40+20*RAND()" office:value-type="float" office:value="58.5869450471364" calcext:value-type="float">
            <text:p>58,5869</text:p>
          </table:table-cell>
          <table:table-cell table:formula="of:=([.C1112]*[.D1112]+[.B1112]*[.D1112]+[.B1112]*[.C1112])/([.B1112]*[.C1112]*[.D1112])" office:value-type="float" office:value="0.150106033761497" calcext:value-type="float">
            <text:p>0,1501</text:p>
          </table:table-cell>
          <table:table-cell table:number-columns-repeated="9"/>
        </table:table-row>
        <table:table-row table:style-name="ro2">
          <table:table-cell office:value-type="float" office:value="1112" calcext:value-type="float">
            <text:p>1112</text:p>
          </table:table-cell>
          <table:table-cell table:formula="of:=9+2*RAND()" office:value-type="float" office:value="10.4420626091305" calcext:value-type="float">
            <text:p>10,4421</text:p>
          </table:table-cell>
          <table:table-cell table:formula="of:=NORMINV(RAND();30;5)" office:value-type="float" office:value="28.7697846939829" calcext:value-type="float">
            <text:p>28,7698</text:p>
          </table:table-cell>
          <table:table-cell table:formula="of:=40+20*RAND()" office:value-type="float" office:value="51.0827865521424" calcext:value-type="float">
            <text:p>51,0828</text:p>
          </table:table-cell>
          <table:table-cell table:formula="of:=([.C1113]*[.D1113]+[.B1113]*[.D1113]+[.B1113]*[.C1113])/([.B1113]*[.C1113]*[.D1113])" office:value-type="float" office:value="0.150101275243232" calcext:value-type="float">
            <text:p>0,1501</text:p>
          </table:table-cell>
          <table:table-cell table:number-columns-repeated="9"/>
        </table:table-row>
        <table:table-row table:style-name="ro2">
          <table:table-cell office:value-type="float" office:value="1113" calcext:value-type="float">
            <text:p>1113</text:p>
          </table:table-cell>
          <table:table-cell table:formula="of:=9+2*RAND()" office:value-type="float" office:value="9.55443995143287" calcext:value-type="float">
            <text:p>9,5544</text:p>
          </table:table-cell>
          <table:table-cell table:formula="of:=NORMINV(RAND();30;5)" office:value-type="float" office:value="26.95971108224" calcext:value-type="float">
            <text:p>26,9597</text:p>
          </table:table-cell>
          <table:table-cell table:formula="of:=40+20*RAND()" office:value-type="float" office:value="47.1726835216396" calcext:value-type="float">
            <text:p>47,1727</text:p>
          </table:table-cell>
          <table:table-cell table:formula="of:=([.C1114]*[.D1114]+[.B1114]*[.D1114]+[.B1114]*[.C1114])/([.B1114]*[.C1114]*[.D1114])" office:value-type="float" office:value="0.162954476993032" calcext:value-type="float">
            <text:p>0,1630</text:p>
          </table:table-cell>
          <table:table-cell table:number-columns-repeated="9"/>
        </table:table-row>
        <table:table-row table:style-name="ro2">
          <table:table-cell office:value-type="float" office:value="1114" calcext:value-type="float">
            <text:p>1114</text:p>
          </table:table-cell>
          <table:table-cell table:formula="of:=9+2*RAND()" office:value-type="float" office:value="9.41677500377409" calcext:value-type="float">
            <text:p>9,4168</text:p>
          </table:table-cell>
          <table:table-cell table:formula="of:=NORMINV(RAND();30;5)" office:value-type="float" office:value="26.8163745890876" calcext:value-type="float">
            <text:p>26,8164</text:p>
          </table:table-cell>
          <table:table-cell table:formula="of:=40+20*RAND()" office:value-type="float" office:value="43.5510085360147" calcext:value-type="float">
            <text:p>43,5510</text:p>
          </table:table-cell>
          <table:table-cell table:formula="of:=([.C1115]*[.D1115]+[.B1115]*[.D1115]+[.B1115]*[.C1115])/([.B1115]*[.C1115]*[.D1115])" office:value-type="float" office:value="0.166445697838556" calcext:value-type="float">
            <text:p>0,1664</text:p>
          </table:table-cell>
          <table:table-cell table:number-columns-repeated="9"/>
        </table:table-row>
        <table:table-row table:style-name="ro2">
          <table:table-cell office:value-type="float" office:value="1115" calcext:value-type="float">
            <text:p>1115</text:p>
          </table:table-cell>
          <table:table-cell table:formula="of:=9+2*RAND()" office:value-type="float" office:value="10.6344665011857" calcext:value-type="float">
            <text:p>10,6345</text:p>
          </table:table-cell>
          <table:table-cell table:formula="of:=NORMINV(RAND();30;5)" office:value-type="float" office:value="28.4544024854001" calcext:value-type="float">
            <text:p>28,4544</text:p>
          </table:table-cell>
          <table:table-cell table:formula="of:=40+20*RAND()" office:value-type="float" office:value="41.7542958981358" calcext:value-type="float">
            <text:p>41,7543</text:p>
          </table:table-cell>
          <table:table-cell table:formula="of:=([.C1116]*[.D1116]+[.B1116]*[.D1116]+[.B1116]*[.C1116])/([.B1116]*[.C1116]*[.D1116])" office:value-type="float" office:value="0.153127444233078" calcext:value-type="float">
            <text:p>0,1531</text:p>
          </table:table-cell>
          <table:table-cell table:number-columns-repeated="9"/>
        </table:table-row>
        <table:table-row table:style-name="ro2">
          <table:table-cell office:value-type="float" office:value="1116" calcext:value-type="float">
            <text:p>1116</text:p>
          </table:table-cell>
          <table:table-cell table:formula="of:=9+2*RAND()" office:value-type="float" office:value="10.1967821263243" calcext:value-type="float">
            <text:p>10,1968</text:p>
          </table:table-cell>
          <table:table-cell table:formula="of:=NORMINV(RAND();30;5)" office:value-type="float" office:value="31.7845920190082" calcext:value-type="float">
            <text:p>31,7846</text:p>
          </table:table-cell>
          <table:table-cell table:formula="of:=40+20*RAND()" office:value-type="float" office:value="57.2515954333358" calcext:value-type="float">
            <text:p>57,2516</text:p>
          </table:table-cell>
          <table:table-cell table:formula="of:=([.C1117]*[.D1117]+[.B1117]*[.D1117]+[.B1117]*[.C1117])/([.B1117]*[.C1117]*[.D1117])" office:value-type="float" office:value="0.146998701778489" calcext:value-type="float">
            <text:p>0,1470</text:p>
          </table:table-cell>
          <table:table-cell table:number-columns-repeated="9"/>
        </table:table-row>
        <table:table-row table:style-name="ro2">
          <table:table-cell office:value-type="float" office:value="1117" calcext:value-type="float">
            <text:p>1117</text:p>
          </table:table-cell>
          <table:table-cell table:formula="of:=9+2*RAND()" office:value-type="float" office:value="10.4883758977521" calcext:value-type="float">
            <text:p>10,4884</text:p>
          </table:table-cell>
          <table:table-cell table:formula="of:=NORMINV(RAND();30;5)" office:value-type="float" office:value="35.1686683486347" calcext:value-type="float">
            <text:p>35,1687</text:p>
          </table:table-cell>
          <table:table-cell table:formula="of:=40+20*RAND()" office:value-type="float" office:value="43.0763987335376" calcext:value-type="float">
            <text:p>43,0764</text:p>
          </table:table-cell>
          <table:table-cell table:formula="of:=([.C1118]*[.D1118]+[.B1118]*[.D1118]+[.B1118]*[.C1118])/([.B1118]*[.C1118]*[.D1118])" office:value-type="float" office:value="0.146992614886024" calcext:value-type="float">
            <text:p>0,1470</text:p>
          </table:table-cell>
          <table:table-cell table:number-columns-repeated="9"/>
        </table:table-row>
        <table:table-row table:style-name="ro2">
          <table:table-cell office:value-type="float" office:value="1118" calcext:value-type="float">
            <text:p>1118</text:p>
          </table:table-cell>
          <table:table-cell table:formula="of:=9+2*RAND()" office:value-type="float" office:value="10.2794556000736" calcext:value-type="float">
            <text:p>10,2795</text:p>
          </table:table-cell>
          <table:table-cell table:formula="of:=NORMINV(RAND();30;5)" office:value-type="float" office:value="31.6501461170835" calcext:value-type="float">
            <text:p>31,6501</text:p>
          </table:table-cell>
          <table:table-cell table:formula="of:=40+20*RAND()" office:value-type="float" office:value="58.5040390049107" calcext:value-type="float">
            <text:p>58,5040</text:p>
          </table:table-cell>
          <table:table-cell table:formula="of:=([.C1119]*[.D1119]+[.B1119]*[.D1119]+[.B1119]*[.C1119])/([.B1119]*[.C1119]*[.D1119])" office:value-type="float" office:value="0.1459696840525" calcext:value-type="float">
            <text:p>0,1460</text:p>
          </table:table-cell>
          <table:table-cell table:number-columns-repeated="9"/>
        </table:table-row>
        <table:table-row table:style-name="ro2">
          <table:table-cell office:value-type="float" office:value="1119" calcext:value-type="float">
            <text:p>1119</text:p>
          </table:table-cell>
          <table:table-cell table:formula="of:=9+2*RAND()" office:value-type="float" office:value="10.7766097679269" calcext:value-type="float">
            <text:p>10,7766</text:p>
          </table:table-cell>
          <table:table-cell table:formula="of:=NORMINV(RAND();30;5)" office:value-type="float" office:value="27.1890610636186" calcext:value-type="float">
            <text:p>27,1891</text:p>
          </table:table-cell>
          <table:table-cell table:formula="of:=40+20*RAND()" office:value-type="float" office:value="56.5414435812272" calcext:value-type="float">
            <text:p>56,5414</text:p>
          </table:table-cell>
          <table:table-cell table:formula="of:=([.C1120]*[.D1120]+[.B1120]*[.D1120]+[.B1120]*[.C1120])/([.B1120]*[.C1120]*[.D1120])" office:value-type="float" office:value="0.147259200756158" calcext:value-type="float">
            <text:p>0,1473</text:p>
          </table:table-cell>
          <table:table-cell table:number-columns-repeated="9"/>
        </table:table-row>
        <table:table-row table:style-name="ro2">
          <table:table-cell office:value-type="float" office:value="1120" calcext:value-type="float">
            <text:p>1120</text:p>
          </table:table-cell>
          <table:table-cell table:formula="of:=9+2*RAND()" office:value-type="float" office:value="10.8171103128698" calcext:value-type="float">
            <text:p>10,8171</text:p>
          </table:table-cell>
          <table:table-cell table:formula="of:=NORMINV(RAND();30;5)" office:value-type="float" office:value="24.5797524254773" calcext:value-type="float">
            <text:p>24,5798</text:p>
          </table:table-cell>
          <table:table-cell table:formula="of:=40+20*RAND()" office:value-type="float" office:value="45.7585426443256" calcext:value-type="float">
            <text:p>45,7585</text:p>
          </table:table-cell>
          <table:table-cell table:formula="of:=([.C1121]*[.D1121]+[.B1121]*[.D1121]+[.B1121]*[.C1121])/([.B1121]*[.C1121]*[.D1121])" office:value-type="float" office:value="0.154983866407304" calcext:value-type="float">
            <text:p>0,1550</text:p>
          </table:table-cell>
          <table:table-cell table:number-columns-repeated="9"/>
        </table:table-row>
        <table:table-row table:style-name="ro2">
          <table:table-cell office:value-type="float" office:value="1121" calcext:value-type="float">
            <text:p>1121</text:p>
          </table:table-cell>
          <table:table-cell table:formula="of:=9+2*RAND()" office:value-type="float" office:value="9.30447732494213" calcext:value-type="float">
            <text:p>9,3045</text:p>
          </table:table-cell>
          <table:table-cell table:formula="of:=NORMINV(RAND();30;5)" office:value-type="float" office:value="37.6176708352688" calcext:value-type="float">
            <text:p>37,6177</text:p>
          </table:table-cell>
          <table:table-cell table:formula="of:=40+20*RAND()" office:value-type="float" office:value="44.2144106817432" calcext:value-type="float">
            <text:p>44,2144</text:p>
          </table:table-cell>
          <table:table-cell table:formula="of:=([.C1122]*[.D1122]+[.B1122]*[.D1122]+[.B1122]*[.C1122])/([.B1122]*[.C1122]*[.D1122])" office:value-type="float" office:value="0.156675451509535" calcext:value-type="float">
            <text:p>0,1567</text:p>
          </table:table-cell>
          <table:table-cell table:number-columns-repeated="9"/>
        </table:table-row>
        <table:table-row table:style-name="ro2">
          <table:table-cell office:value-type="float" office:value="1122" calcext:value-type="float">
            <text:p>1122</text:p>
          </table:table-cell>
          <table:table-cell table:formula="of:=9+2*RAND()" office:value-type="float" office:value="9.54070435813628" calcext:value-type="float">
            <text:p>9,5407</text:p>
          </table:table-cell>
          <table:table-cell table:formula="of:=NORMINV(RAND();30;5)" office:value-type="float" office:value="37.3757714560195" calcext:value-type="float">
            <text:p>37,3758</text:p>
          </table:table-cell>
          <table:table-cell table:formula="of:=40+20*RAND()" office:value-type="float" office:value="43.26325657079" calcext:value-type="float">
            <text:p>43,2633</text:p>
          </table:table-cell>
          <table:table-cell table:formula="of:=([.C1123]*[.D1123]+[.B1123]*[.D1123]+[.B1123]*[.C1123])/([.B1123]*[.C1123]*[.D1123])" office:value-type="float" office:value="0.1546836673925" calcext:value-type="float">
            <text:p>0,1547</text:p>
          </table:table-cell>
          <table:table-cell table:number-columns-repeated="9"/>
        </table:table-row>
        <table:table-row table:style-name="ro2">
          <table:table-cell office:value-type="float" office:value="1123" calcext:value-type="float">
            <text:p>1123</text:p>
          </table:table-cell>
          <table:table-cell table:formula="of:=9+2*RAND()" office:value-type="float" office:value="10.9351566389669" calcext:value-type="float">
            <text:p>10,9352</text:p>
          </table:table-cell>
          <table:table-cell table:formula="of:=NORMINV(RAND();30;5)" office:value-type="float" office:value="36.4501360234997" calcext:value-type="float">
            <text:p>36,4501</text:p>
          </table:table-cell>
          <table:table-cell table:formula="of:=40+20*RAND()" office:value-type="float" office:value="52.5446469034068" calcext:value-type="float">
            <text:p>52,5446</text:p>
          </table:table-cell>
          <table:table-cell table:formula="of:=([.C1124]*[.D1124]+[.B1124]*[.D1124]+[.B1124]*[.C1124])/([.B1124]*[.C1124]*[.D1124])" office:value-type="float" office:value="0.137914338469099" calcext:value-type="float">
            <text:p>0,1379</text:p>
          </table:table-cell>
          <table:table-cell table:number-columns-repeated="9"/>
        </table:table-row>
        <table:table-row table:style-name="ro2">
          <table:table-cell office:value-type="float" office:value="1124" calcext:value-type="float">
            <text:p>1124</text:p>
          </table:table-cell>
          <table:table-cell table:formula="of:=9+2*RAND()" office:value-type="float" office:value="9.62189631047659" calcext:value-type="float">
            <text:p>9,6219</text:p>
          </table:table-cell>
          <table:table-cell table:formula="of:=NORMINV(RAND();30;5)" office:value-type="float" office:value="33.2346890984707" calcext:value-type="float">
            <text:p>33,2347</text:p>
          </table:table-cell>
          <table:table-cell table:formula="of:=40+20*RAND()" office:value-type="float" office:value="56.6632295656018" calcext:value-type="float">
            <text:p>56,6632</text:p>
          </table:table-cell>
          <table:table-cell table:formula="of:=([.C1125]*[.D1125]+[.B1125]*[.D1125]+[.B1125]*[.C1125])/([.B1125]*[.C1125]*[.D1125])" office:value-type="float" office:value="0.151666789755916" calcext:value-type="float">
            <text:p>0,1517</text:p>
          </table:table-cell>
          <table:table-cell table:number-columns-repeated="9"/>
        </table:table-row>
        <table:table-row table:style-name="ro2">
          <table:table-cell office:value-type="float" office:value="1125" calcext:value-type="float">
            <text:p>1125</text:p>
          </table:table-cell>
          <table:table-cell table:formula="of:=9+2*RAND()" office:value-type="float" office:value="10.5052869238425" calcext:value-type="float">
            <text:p>10,5053</text:p>
          </table:table-cell>
          <table:table-cell table:formula="of:=NORMINV(RAND();30;5)" office:value-type="float" office:value="31.272894960813" calcext:value-type="float">
            <text:p>31,2729</text:p>
          </table:table-cell>
          <table:table-cell table:formula="of:=40+20*RAND()" office:value-type="float" office:value="56.9750741054304" calcext:value-type="float">
            <text:p>56,9751</text:p>
          </table:table-cell>
          <table:table-cell table:formula="of:=([.C1126]*[.D1126]+[.B1126]*[.D1126]+[.B1126]*[.C1126])/([.B1126]*[.C1126]*[.D1126])" office:value-type="float" office:value="0.144718273009724" calcext:value-type="float">
            <text:p>0,1447</text:p>
          </table:table-cell>
          <table:table-cell table:number-columns-repeated="9"/>
        </table:table-row>
        <table:table-row table:style-name="ro2">
          <table:table-cell office:value-type="float" office:value="1126" calcext:value-type="float">
            <text:p>1126</text:p>
          </table:table-cell>
          <table:table-cell table:formula="of:=9+2*RAND()" office:value-type="float" office:value="10.7368626946118" calcext:value-type="float">
            <text:p>10,7369</text:p>
          </table:table-cell>
          <table:table-cell table:formula="of:=NORMINV(RAND();30;5)" office:value-type="float" office:value="22.1890459472753" calcext:value-type="float">
            <text:p>22,1890</text:p>
          </table:table-cell>
          <table:table-cell table:formula="of:=40+20*RAND()" office:value-type="float" office:value="58.1850804691203" calcext:value-type="float">
            <text:p>58,1851</text:p>
          </table:table-cell>
          <table:table-cell table:formula="of:=([.C1127]*[.D1127]+[.B1127]*[.D1127]+[.B1127]*[.C1127])/([.B1127]*[.C1127]*[.D1127])" office:value-type="float" office:value="0.155390895045084" calcext:value-type="float">
            <text:p>0,1554</text:p>
          </table:table-cell>
          <table:table-cell table:number-columns-repeated="9"/>
        </table:table-row>
        <table:table-row table:style-name="ro2">
          <table:table-cell office:value-type="float" office:value="1127" calcext:value-type="float">
            <text:p>1127</text:p>
          </table:table-cell>
          <table:table-cell table:formula="of:=9+2*RAND()" office:value-type="float" office:value="9.7451106288936" calcext:value-type="float">
            <text:p>9,7451</text:p>
          </table:table-cell>
          <table:table-cell table:formula="of:=NORMINV(RAND();30;5)" office:value-type="float" office:value="33.4239290548692" calcext:value-type="float">
            <text:p>33,4239</text:p>
          </table:table-cell>
          <table:table-cell table:formula="of:=40+20*RAND()" office:value-type="float" office:value="42.4228144506924" calcext:value-type="float">
            <text:p>42,4228</text:p>
          </table:table-cell>
          <table:table-cell table:formula="of:=([.C1128]*[.D1128]+[.B1128]*[.D1128]+[.B1128]*[.C1128])/([.B1128]*[.C1128]*[.D1128])" office:value-type="float" office:value="0.156106468448566" calcext:value-type="float">
            <text:p>0,1561</text:p>
          </table:table-cell>
          <table:table-cell table:number-columns-repeated="9"/>
        </table:table-row>
        <table:table-row table:style-name="ro2">
          <table:table-cell office:value-type="float" office:value="1128" calcext:value-type="float">
            <text:p>1128</text:p>
          </table:table-cell>
          <table:table-cell table:formula="of:=9+2*RAND()" office:value-type="float" office:value="9.93425189168192" calcext:value-type="float">
            <text:p>9,9343</text:p>
          </table:table-cell>
          <table:table-cell table:formula="of:=NORMINV(RAND();30;5)" office:value-type="float" office:value="28.2585236299158" calcext:value-type="float">
            <text:p>28,2585</text:p>
          </table:table-cell>
          <table:table-cell table:formula="of:=40+20*RAND()" office:value-type="float" office:value="48.9651137287729" calcext:value-type="float">
            <text:p>48,9651</text:p>
          </table:table-cell>
          <table:table-cell table:formula="of:=([.C1129]*[.D1129]+[.B1129]*[.D1129]+[.B1129]*[.C1129])/([.B1129]*[.C1129]*[.D1129])" office:value-type="float" office:value="0.156472088922417" calcext:value-type="float">
            <text:p>0,1565</text:p>
          </table:table-cell>
          <table:table-cell table:number-columns-repeated="9"/>
        </table:table-row>
        <table:table-row table:style-name="ro2">
          <table:table-cell office:value-type="float" office:value="1129" calcext:value-type="float">
            <text:p>1129</text:p>
          </table:table-cell>
          <table:table-cell table:formula="of:=9+2*RAND()" office:value-type="float" office:value="9.51943201920949" calcext:value-type="float">
            <text:p>9,5194</text:p>
          </table:table-cell>
          <table:table-cell table:formula="of:=NORMINV(RAND();30;5)" office:value-type="float" office:value="32.5079875148535" calcext:value-type="float">
            <text:p>32,5080</text:p>
          </table:table-cell>
          <table:table-cell table:formula="of:=40+20*RAND()" office:value-type="float" office:value="42.1461079432629" calcext:value-type="float">
            <text:p>42,1461</text:p>
          </table:table-cell>
          <table:table-cell table:formula="of:=([.C1130]*[.D1130]+[.B1130]*[.D1130]+[.B1130]*[.C1130])/([.B1130]*[.C1130]*[.D1130])" office:value-type="float" office:value="0.159536937980441" calcext:value-type="float">
            <text:p>0,1595</text:p>
          </table:table-cell>
          <table:table-cell table:number-columns-repeated="9"/>
        </table:table-row>
        <table:table-row table:style-name="ro2">
          <table:table-cell office:value-type="float" office:value="1130" calcext:value-type="float">
            <text:p>1130</text:p>
          </table:table-cell>
          <table:table-cell table:formula="of:=9+2*RAND()" office:value-type="float" office:value="10.1704014928546" calcext:value-type="float">
            <text:p>10,1704</text:p>
          </table:table-cell>
          <table:table-cell table:formula="of:=NORMINV(RAND();30;5)" office:value-type="float" office:value="35.7310624029687" calcext:value-type="float">
            <text:p>35,7311</text:p>
          </table:table-cell>
          <table:table-cell table:formula="of:=40+20*RAND()" office:value-type="float" office:value="52.1871292893775" calcext:value-type="float">
            <text:p>52,1871</text:p>
          </table:table-cell>
          <table:table-cell table:formula="of:=([.C1131]*[.D1131]+[.B1131]*[.D1131]+[.B1131]*[.C1131])/([.B1131]*[.C1131]*[.D1131])" office:value-type="float" office:value="0.145473201254229" calcext:value-type="float">
            <text:p>0,1455</text:p>
          </table:table-cell>
          <table:table-cell table:number-columns-repeated="9"/>
        </table:table-row>
        <table:table-row table:style-name="ro2">
          <table:table-cell office:value-type="float" office:value="1131" calcext:value-type="float">
            <text:p>1131</text:p>
          </table:table-cell>
          <table:table-cell table:formula="of:=9+2*RAND()" office:value-type="float" office:value="9.59742469876073" calcext:value-type="float">
            <text:p>9,5974</text:p>
          </table:table-cell>
          <table:table-cell table:formula="of:=NORMINV(RAND();30;5)" office:value-type="float" office:value="34.2969658968153" calcext:value-type="float">
            <text:p>34,2970</text:p>
          </table:table-cell>
          <table:table-cell table:formula="of:=40+20*RAND()" office:value-type="float" office:value="51.1686765798368" calcext:value-type="float">
            <text:p>51,1687</text:p>
          </table:table-cell>
          <table:table-cell table:formula="of:=([.C1132]*[.D1132]+[.B1132]*[.D1132]+[.B1132]*[.C1132])/([.B1132]*[.C1132]*[.D1132])" office:value-type="float" office:value="0.152894922346675" calcext:value-type="float">
            <text:p>0,1529</text:p>
          </table:table-cell>
          <table:table-cell table:number-columns-repeated="9"/>
        </table:table-row>
        <table:table-row table:style-name="ro2">
          <table:table-cell office:value-type="float" office:value="1132" calcext:value-type="float">
            <text:p>1132</text:p>
          </table:table-cell>
          <table:table-cell table:formula="of:=9+2*RAND()" office:value-type="float" office:value="10.642037054291" calcext:value-type="float">
            <text:p>10,6420</text:p>
          </table:table-cell>
          <table:table-cell table:formula="of:=NORMINV(RAND();30;5)" office:value-type="float" office:value="29.6295176707482" calcext:value-type="float">
            <text:p>29,6295</text:p>
          </table:table-cell>
          <table:table-cell table:formula="of:=40+20*RAND()" office:value-type="float" office:value="47.1815214701928" calcext:value-type="float">
            <text:p>47,1815</text:p>
          </table:table-cell>
          <table:table-cell table:formula="of:=([.C1133]*[.D1133]+[.B1133]*[.D1133]+[.B1133]*[.C1133])/([.B1133]*[.C1133]*[.D1133])" office:value-type="float" office:value="0.148911838022326" calcext:value-type="float">
            <text:p>0,1489</text:p>
          </table:table-cell>
          <table:table-cell table:number-columns-repeated="9"/>
        </table:table-row>
        <table:table-row table:style-name="ro2">
          <table:table-cell office:value-type="float" office:value="1133" calcext:value-type="float">
            <text:p>1133</text:p>
          </table:table-cell>
          <table:table-cell table:formula="of:=9+2*RAND()" office:value-type="float" office:value="10.5680457211565" calcext:value-type="float">
            <text:p>10,5680</text:p>
          </table:table-cell>
          <table:table-cell table:formula="of:=NORMINV(RAND();30;5)" office:value-type="float" office:value="33.0070705872524" calcext:value-type="float">
            <text:p>33,0071</text:p>
          </table:table-cell>
          <table:table-cell table:formula="of:=40+20*RAND()" office:value-type="float" office:value="56.1022387514822" calcext:value-type="float">
            <text:p>56,1022</text:p>
          </table:table-cell>
          <table:table-cell table:formula="of:=([.C1134]*[.D1134]+[.B1134]*[.D1134]+[.B1134]*[.C1134])/([.B1134]*[.C1134]*[.D1134])" office:value-type="float" office:value="0.142746014079407" calcext:value-type="float">
            <text:p>0,1427</text:p>
          </table:table-cell>
          <table:table-cell table:number-columns-repeated="9"/>
        </table:table-row>
        <table:table-row table:style-name="ro2">
          <table:table-cell office:value-type="float" office:value="1134" calcext:value-type="float">
            <text:p>1134</text:p>
          </table:table-cell>
          <table:table-cell table:formula="of:=9+2*RAND()" office:value-type="float" office:value="10.1088412606623" calcext:value-type="float">
            <text:p>10,1088</text:p>
          </table:table-cell>
          <table:table-cell table:formula="of:=NORMINV(RAND();30;5)" office:value-type="float" office:value="26.3505373407393" calcext:value-type="float">
            <text:p>26,3505</text:p>
          </table:table-cell>
          <table:table-cell table:formula="of:=40+20*RAND()" office:value-type="float" office:value="48.6145493551157" calcext:value-type="float">
            <text:p>48,6145</text:p>
          </table:table-cell>
          <table:table-cell table:formula="of:=([.C1135]*[.D1135]+[.B1135]*[.D1135]+[.B1135]*[.C1135])/([.B1135]*[.C1135]*[.D1135])" office:value-type="float" office:value="0.157443170175184" calcext:value-type="float">
            <text:p>0,1574</text:p>
          </table:table-cell>
          <table:table-cell table:number-columns-repeated="9"/>
        </table:table-row>
        <table:table-row table:style-name="ro2">
          <table:table-cell office:value-type="float" office:value="1135" calcext:value-type="float">
            <text:p>1135</text:p>
          </table:table-cell>
          <table:table-cell table:formula="of:=9+2*RAND()" office:value-type="float" office:value="9.37350143003278" calcext:value-type="float">
            <text:p>9,3735</text:p>
          </table:table-cell>
          <table:table-cell table:formula="of:=NORMINV(RAND();30;5)" office:value-type="float" office:value="20.1493812136244" calcext:value-type="float">
            <text:p>20,1494</text:p>
          </table:table-cell>
          <table:table-cell table:formula="of:=40+20*RAND()" office:value-type="float" office:value="45.2612853678875" calcext:value-type="float">
            <text:p>45,2613</text:p>
          </table:table-cell>
          <table:table-cell table:formula="of:=([.C1136]*[.D1136]+[.B1136]*[.D1136]+[.B1136]*[.C1136])/([.B1136]*[.C1136]*[.D1136])" office:value-type="float" office:value="0.17840697269575" calcext:value-type="float">
            <text:p>0,1784</text:p>
          </table:table-cell>
          <table:table-cell table:number-columns-repeated="9"/>
        </table:table-row>
        <table:table-row table:style-name="ro2">
          <table:table-cell office:value-type="float" office:value="1136" calcext:value-type="float">
            <text:p>1136</text:p>
          </table:table-cell>
          <table:table-cell table:formula="of:=9+2*RAND()" office:value-type="float" office:value="9.62583987484686" calcext:value-type="float">
            <text:p>9,6258</text:p>
          </table:table-cell>
          <table:table-cell table:formula="of:=NORMINV(RAND();30;5)" office:value-type="float" office:value="29.9106668937063" calcext:value-type="float">
            <text:p>29,9107</text:p>
          </table:table-cell>
          <table:table-cell table:formula="of:=40+20*RAND()" office:value-type="float" office:value="58.9497514511459" calcext:value-type="float">
            <text:p>58,9498</text:p>
          </table:table-cell>
          <table:table-cell table:formula="of:=([.C1137]*[.D1137]+[.B1137]*[.D1137]+[.B1137]*[.C1137])/([.B1137]*[.C1137]*[.D1137])" office:value-type="float" office:value="0.154283527472302" calcext:value-type="float">
            <text:p>0,1543</text:p>
          </table:table-cell>
          <table:table-cell table:number-columns-repeated="9"/>
        </table:table-row>
        <table:table-row table:style-name="ro2">
          <table:table-cell office:value-type="float" office:value="1137" calcext:value-type="float">
            <text:p>1137</text:p>
          </table:table-cell>
          <table:table-cell table:formula="of:=9+2*RAND()" office:value-type="float" office:value="10.0900406062137" calcext:value-type="float">
            <text:p>10,0900</text:p>
          </table:table-cell>
          <table:table-cell table:formula="of:=NORMINV(RAND();30;5)" office:value-type="float" office:value="15.4557793237356" calcext:value-type="float">
            <text:p>15,4558</text:p>
          </table:table-cell>
          <table:table-cell table:formula="of:=40+20*RAND()" office:value-type="float" office:value="50.026229924988" calcext:value-type="float">
            <text:p>50,0262</text:p>
          </table:table-cell>
          <table:table-cell table:formula="of:=([.C1138]*[.D1138]+[.B1138]*[.D1138]+[.B1138]*[.C1138])/([.B1138]*[.C1138]*[.D1138])" office:value-type="float" office:value="0.183797859171166" calcext:value-type="float">
            <text:p>0,1838</text:p>
          </table:table-cell>
          <table:table-cell table:number-columns-repeated="9"/>
        </table:table-row>
        <table:table-row table:style-name="ro2">
          <table:table-cell office:value-type="float" office:value="1138" calcext:value-type="float">
            <text:p>1138</text:p>
          </table:table-cell>
          <table:table-cell table:formula="of:=9+2*RAND()" office:value-type="float" office:value="9.29898724402301" calcext:value-type="float">
            <text:p>9,2990</text:p>
          </table:table-cell>
          <table:table-cell table:formula="of:=NORMINV(RAND();30;5)" office:value-type="float" office:value="24.8636616830195" calcext:value-type="float">
            <text:p>24,8637</text:p>
          </table:table-cell>
          <table:table-cell table:formula="of:=40+20*RAND()" office:value-type="float" office:value="53.5923007852398" calcext:value-type="float">
            <text:p>53,5923</text:p>
          </table:table-cell>
          <table:table-cell table:formula="of:=([.C1139]*[.D1139]+[.B1139]*[.D1139]+[.B1139]*[.C1139])/([.B1139]*[.C1139]*[.D1139])" office:value-type="float" office:value="0.166417326674448" calcext:value-type="float">
            <text:p>0,1664</text:p>
          </table:table-cell>
          <table:table-cell table:number-columns-repeated="9"/>
        </table:table-row>
        <table:table-row table:style-name="ro2">
          <table:table-cell office:value-type="float" office:value="1139" calcext:value-type="float">
            <text:p>1139</text:p>
          </table:table-cell>
          <table:table-cell table:formula="of:=9+2*RAND()" office:value-type="float" office:value="9.87835848028772" calcext:value-type="float">
            <text:p>9,8784</text:p>
          </table:table-cell>
          <table:table-cell table:formula="of:=NORMINV(RAND();30;5)" office:value-type="float" office:value="24.8653797517116" calcext:value-type="float">
            <text:p>24,8654</text:p>
          </table:table-cell>
          <table:table-cell table:formula="of:=40+20*RAND()" office:value-type="float" office:value="53.0317965778522" calcext:value-type="float">
            <text:p>53,0318</text:p>
          </table:table-cell>
          <table:table-cell table:formula="of:=([.C1140]*[.D1140]+[.B1140]*[.D1140]+[.B1140]*[.C1140])/([.B1140]*[.C1140]*[.D1140])" office:value-type="float" office:value="0.16030456436416" calcext:value-type="float">
            <text:p>0,1603</text:p>
          </table:table-cell>
          <table:table-cell table:number-columns-repeated="9"/>
        </table:table-row>
        <table:table-row table:style-name="ro2">
          <table:table-cell office:value-type="float" office:value="1140" calcext:value-type="float">
            <text:p>1140</text:p>
          </table:table-cell>
          <table:table-cell table:formula="of:=9+2*RAND()" office:value-type="float" office:value="9.50693631521426" calcext:value-type="float">
            <text:p>9,5069</text:p>
          </table:table-cell>
          <table:table-cell table:formula="of:=NORMINV(RAND();30;5)" office:value-type="float" office:value="34.6257981911148" calcext:value-type="float">
            <text:p>34,6258</text:p>
          </table:table-cell>
          <table:table-cell table:formula="of:=40+20*RAND()" office:value-type="float" office:value="47.6227827626281" calcext:value-type="float">
            <text:p>47,6228</text:p>
          </table:table-cell>
          <table:table-cell table:formula="of:=([.C1141]*[.D1141]+[.B1141]*[.D1141]+[.B1141]*[.C1141])/([.B1141]*[.C1141]*[.D1141])" office:value-type="float" office:value="0.155064910888992" calcext:value-type="float">
            <text:p>0,1551</text:p>
          </table:table-cell>
          <table:table-cell table:number-columns-repeated="9"/>
        </table:table-row>
        <table:table-row table:style-name="ro2">
          <table:table-cell office:value-type="float" office:value="1141" calcext:value-type="float">
            <text:p>1141</text:p>
          </table:table-cell>
          <table:table-cell table:formula="of:=9+2*RAND()" office:value-type="float" office:value="10.6718119534198" calcext:value-type="float">
            <text:p>10,6718</text:p>
          </table:table-cell>
          <table:table-cell table:formula="of:=NORMINV(RAND();30;5)" office:value-type="float" office:value="38.898294651339" calcext:value-type="float">
            <text:p>38,8983</text:p>
          </table:table-cell>
          <table:table-cell table:formula="of:=40+20*RAND()" office:value-type="float" office:value="48.8778488733806" calcext:value-type="float">
            <text:p>48,8778</text:p>
          </table:table-cell>
          <table:table-cell table:formula="of:=([.C1142]*[.D1142]+[.B1142]*[.D1142]+[.B1142]*[.C1142])/([.B1142]*[.C1142]*[.D1142])" office:value-type="float" office:value="0.139872032966771" calcext:value-type="float">
            <text:p>0,1399</text:p>
          </table:table-cell>
          <table:table-cell table:number-columns-repeated="9"/>
        </table:table-row>
        <table:table-row table:style-name="ro2">
          <table:table-cell office:value-type="float" office:value="1142" calcext:value-type="float">
            <text:p>1142</text:p>
          </table:table-cell>
          <table:table-cell table:formula="of:=9+2*RAND()" office:value-type="float" office:value="9.08463507401757" calcext:value-type="float">
            <text:p>9,0846</text:p>
          </table:table-cell>
          <table:table-cell table:formula="of:=NORMINV(RAND();30;5)" office:value-type="float" office:value="29.5207501357599" calcext:value-type="float">
            <text:p>29,5208</text:p>
          </table:table-cell>
          <table:table-cell table:formula="of:=40+20*RAND()" office:value-type="float" office:value="44.8325343872421" calcext:value-type="float">
            <text:p>44,8325</text:p>
          </table:table-cell>
          <table:table-cell table:formula="of:=([.C1143]*[.D1143]+[.B1143]*[.D1143]+[.B1143]*[.C1143])/([.B1143]*[.C1143]*[.D1143])" office:value-type="float" office:value="0.166255676199609" calcext:value-type="float">
            <text:p>0,1663</text:p>
          </table:table-cell>
          <table:table-cell table:number-columns-repeated="9"/>
        </table:table-row>
        <table:table-row table:style-name="ro2">
          <table:table-cell office:value-type="float" office:value="1143" calcext:value-type="float">
            <text:p>1143</text:p>
          </table:table-cell>
          <table:table-cell table:formula="of:=9+2*RAND()" office:value-type="float" office:value="10.3245359554421" calcext:value-type="float">
            <text:p>10,3245</text:p>
          </table:table-cell>
          <table:table-cell table:formula="of:=NORMINV(RAND();30;5)" office:value-type="float" office:value="32.0347176587412" calcext:value-type="float">
            <text:p>32,0347</text:p>
          </table:table-cell>
          <table:table-cell table:formula="of:=40+20*RAND()" office:value-type="float" office:value="57.247531011235" calcext:value-type="float">
            <text:p>57,2475</text:p>
          </table:table-cell>
          <table:table-cell table:formula="of:=([.C1144]*[.D1144]+[.B1144]*[.D1144]+[.B1144]*[.C1144])/([.B1144]*[.C1144]*[.D1144])" office:value-type="float" office:value="0.145540788367438" calcext:value-type="float">
            <text:p>0,1455</text:p>
          </table:table-cell>
          <table:table-cell table:number-columns-repeated="9"/>
        </table:table-row>
        <table:table-row table:style-name="ro2">
          <table:table-cell office:value-type="float" office:value="1144" calcext:value-type="float">
            <text:p>1144</text:p>
          </table:table-cell>
          <table:table-cell table:formula="of:=9+2*RAND()" office:value-type="float" office:value="9.27449530013837" calcext:value-type="float">
            <text:p>9,2745</text:p>
          </table:table-cell>
          <table:table-cell table:formula="of:=NORMINV(RAND();30;5)" office:value-type="float" office:value="36.1590719737165" calcext:value-type="float">
            <text:p>36,1591</text:p>
          </table:table-cell>
          <table:table-cell table:formula="of:=40+20*RAND()" office:value-type="float" office:value="44.5495920791291" calcext:value-type="float">
            <text:p>44,5496</text:p>
          </table:table-cell>
          <table:table-cell table:formula="of:=([.C1145]*[.D1145]+[.B1145]*[.D1145]+[.B1145]*[.C1145])/([.B1145]*[.C1145]*[.D1145])" office:value-type="float" office:value="0.157925050433859" calcext:value-type="float">
            <text:p>0,1579</text:p>
          </table:table-cell>
          <table:table-cell table:number-columns-repeated="9"/>
        </table:table-row>
        <table:table-row table:style-name="ro2">
          <table:table-cell office:value-type="float" office:value="1145" calcext:value-type="float">
            <text:p>1145</text:p>
          </table:table-cell>
          <table:table-cell table:formula="of:=9+2*RAND()" office:value-type="float" office:value="9.75357902771793" calcext:value-type="float">
            <text:p>9,7536</text:p>
          </table:table-cell>
          <table:table-cell table:formula="of:=NORMINV(RAND();30;5)" office:value-type="float" office:value="26.6409102898452" calcext:value-type="float">
            <text:p>26,6409</text:p>
          </table:table-cell>
          <table:table-cell table:formula="of:=40+20*RAND()" office:value-type="float" office:value="55.3772132587619" calcext:value-type="float">
            <text:p>55,3772</text:p>
          </table:table-cell>
          <table:table-cell table:formula="of:=([.C1146]*[.D1146]+[.B1146]*[.D1146]+[.B1146]*[.C1146])/([.B1146]*[.C1146]*[.D1146])" office:value-type="float" office:value="0.158120691088749" calcext:value-type="float">
            <text:p>0,1581</text:p>
          </table:table-cell>
          <table:table-cell table:number-columns-repeated="9"/>
        </table:table-row>
        <table:table-row table:style-name="ro2">
          <table:table-cell office:value-type="float" office:value="1146" calcext:value-type="float">
            <text:p>1146</text:p>
          </table:table-cell>
          <table:table-cell table:formula="of:=9+2*RAND()" office:value-type="float" office:value="10.4805461873766" calcext:value-type="float">
            <text:p>10,4805</text:p>
          </table:table-cell>
          <table:table-cell table:formula="of:=NORMINV(RAND();30;5)" office:value-type="float" office:value="26.6236559390059" calcext:value-type="float">
            <text:p>26,6237</text:p>
          </table:table-cell>
          <table:table-cell table:formula="of:=40+20*RAND()" office:value-type="float" office:value="46.3876902894117" calcext:value-type="float">
            <text:p>46,3877</text:p>
          </table:table-cell>
          <table:table-cell table:formula="of:=([.C1147]*[.D1147]+[.B1147]*[.D1147]+[.B1147]*[.C1147])/([.B1147]*[.C1147]*[.D1147])" office:value-type="float" office:value="0.154532899358367" calcext:value-type="float">
            <text:p>0,1545</text:p>
          </table:table-cell>
          <table:table-cell table:number-columns-repeated="9"/>
        </table:table-row>
        <table:table-row table:style-name="ro2">
          <table:table-cell office:value-type="float" office:value="1147" calcext:value-type="float">
            <text:p>1147</text:p>
          </table:table-cell>
          <table:table-cell table:formula="of:=9+2*RAND()" office:value-type="float" office:value="9.35246652713977" calcext:value-type="float">
            <text:p>9,3525</text:p>
          </table:table-cell>
          <table:table-cell table:formula="of:=NORMINV(RAND();30;5)" office:value-type="float" office:value="23.7720859911466" calcext:value-type="float">
            <text:p>23,7721</text:p>
          </table:table-cell>
          <table:table-cell table:formula="of:=40+20*RAND()" office:value-type="float" office:value="48.4279394964688" calcext:value-type="float">
            <text:p>48,4279</text:p>
          </table:table-cell>
          <table:table-cell table:formula="of:=([.C1148]*[.D1148]+[.B1148]*[.D1148]+[.B1148]*[.C1148])/([.B1148]*[.C1148]*[.D1148])" office:value-type="float" office:value="0.169639046542007" calcext:value-type="float">
            <text:p>0,1696</text:p>
          </table:table-cell>
          <table:table-cell table:number-columns-repeated="9"/>
        </table:table-row>
        <table:table-row table:style-name="ro2">
          <table:table-cell office:value-type="float" office:value="1148" calcext:value-type="float">
            <text:p>1148</text:p>
          </table:table-cell>
          <table:table-cell table:formula="of:=9+2*RAND()" office:value-type="float" office:value="9.59766315598972" calcext:value-type="float">
            <text:p>9,5977</text:p>
          </table:table-cell>
          <table:table-cell table:formula="of:=NORMINV(RAND();30;5)" office:value-type="float" office:value="30.3886567420732" calcext:value-type="float">
            <text:p>30,3887</text:p>
          </table:table-cell>
          <table:table-cell table:formula="of:=40+20*RAND()" office:value-type="float" office:value="49.812994718086" calcext:value-type="float">
            <text:p>49,8130</text:p>
          </table:table-cell>
          <table:table-cell table:formula="of:=([.C1149]*[.D1149]+[.B1149]*[.D1149]+[.B1149]*[.C1149])/([.B1149]*[.C1149]*[.D1149])" office:value-type="float" office:value="0.15717412770311" calcext:value-type="float">
            <text:p>0,1572</text:p>
          </table:table-cell>
          <table:table-cell table:number-columns-repeated="9"/>
        </table:table-row>
        <table:table-row table:style-name="ro2">
          <table:table-cell office:value-type="float" office:value="1149" calcext:value-type="float">
            <text:p>1149</text:p>
          </table:table-cell>
          <table:table-cell table:formula="of:=9+2*RAND()" office:value-type="float" office:value="9.31679396913387" calcext:value-type="float">
            <text:p>9,3168</text:p>
          </table:table-cell>
          <table:table-cell table:formula="of:=NORMINV(RAND();30;5)" office:value-type="float" office:value="31.4181344620275" calcext:value-type="float">
            <text:p>31,4181</text:p>
          </table:table-cell>
          <table:table-cell table:formula="of:=40+20*RAND()" office:value-type="float" office:value="40.8966549742036" calcext:value-type="float">
            <text:p>40,8967</text:p>
          </table:table-cell>
          <table:table-cell table:formula="of:=([.C1150]*[.D1150]+[.B1150]*[.D1150]+[.B1150]*[.C1150])/([.B1150]*[.C1150]*[.D1150])" office:value-type="float" office:value="0.163613688583282" calcext:value-type="float">
            <text:p>0,1636</text:p>
          </table:table-cell>
          <table:table-cell table:number-columns-repeated="9"/>
        </table:table-row>
        <table:table-row table:style-name="ro2">
          <table:table-cell office:value-type="float" office:value="1150" calcext:value-type="float">
            <text:p>1150</text:p>
          </table:table-cell>
          <table:table-cell table:formula="of:=9+2*RAND()" office:value-type="float" office:value="10.3589921856765" calcext:value-type="float">
            <text:p>10,3590</text:p>
          </table:table-cell>
          <table:table-cell table:formula="of:=NORMINV(RAND();30;5)" office:value-type="float" office:value="42.5365775562424" calcext:value-type="float">
            <text:p>42,5366</text:p>
          </table:table-cell>
          <table:table-cell table:formula="of:=40+20*RAND()" office:value-type="float" office:value="58.3224537526257" calcext:value-type="float">
            <text:p>58,3225</text:p>
          </table:table-cell>
          <table:table-cell table:formula="of:=([.C1151]*[.D1151]+[.B1151]*[.D1151]+[.B1151]*[.C1151])/([.B1151]*[.C1151]*[.D1151])" office:value-type="float" office:value="0.137189720971646" calcext:value-type="float">
            <text:p>0,1372</text:p>
          </table:table-cell>
          <table:table-cell table:number-columns-repeated="9"/>
        </table:table-row>
        <table:table-row table:style-name="ro2">
          <table:table-cell office:value-type="float" office:value="1151" calcext:value-type="float">
            <text:p>1151</text:p>
          </table:table-cell>
          <table:table-cell table:formula="of:=9+2*RAND()" office:value-type="float" office:value="9.17066393862478" calcext:value-type="float">
            <text:p>9,1707</text:p>
          </table:table-cell>
          <table:table-cell table:formula="of:=NORMINV(RAND();30;5)" office:value-type="float" office:value="32.1175625536983" calcext:value-type="float">
            <text:p>32,1176</text:p>
          </table:table-cell>
          <table:table-cell table:formula="of:=40+20*RAND()" office:value-type="float" office:value="55.4912533075549" calcext:value-type="float">
            <text:p>55,4913</text:p>
          </table:table-cell>
          <table:table-cell table:formula="of:=([.C1152]*[.D1152]+[.B1152]*[.D1152]+[.B1152]*[.C1152])/([.B1152]*[.C1152]*[.D1152])" office:value-type="float" office:value="0.158199830113204" calcext:value-type="float">
            <text:p>0,1582</text:p>
          </table:table-cell>
          <table:table-cell table:number-columns-repeated="9"/>
        </table:table-row>
        <table:table-row table:style-name="ro2">
          <table:table-cell office:value-type="float" office:value="1152" calcext:value-type="float">
            <text:p>1152</text:p>
          </table:table-cell>
          <table:table-cell table:formula="of:=9+2*RAND()" office:value-type="float" office:value="9.09523471374996" calcext:value-type="float">
            <text:p>9,0952</text:p>
          </table:table-cell>
          <table:table-cell table:formula="of:=NORMINV(RAND();30;5)" office:value-type="float" office:value="30.8164246213322" calcext:value-type="float">
            <text:p>30,8164</text:p>
          </table:table-cell>
          <table:table-cell table:formula="of:=40+20*RAND()" office:value-type="float" office:value="57.3991535813548" calcext:value-type="float">
            <text:p>57,3992</text:p>
          </table:table-cell>
          <table:table-cell table:formula="of:=([.C1153]*[.D1153]+[.B1153]*[.D1153]+[.B1153]*[.C1153])/([.B1153]*[.C1153]*[.D1153])" office:value-type="float" office:value="0.159819772380082" calcext:value-type="float">
            <text:p>0,1598</text:p>
          </table:table-cell>
          <table:table-cell table:number-columns-repeated="9"/>
        </table:table-row>
        <table:table-row table:style-name="ro2">
          <table:table-cell office:value-type="float" office:value="1153" calcext:value-type="float">
            <text:p>1153</text:p>
          </table:table-cell>
          <table:table-cell table:formula="of:=9+2*RAND()" office:value-type="float" office:value="9.86467871838249" calcext:value-type="float">
            <text:p>9,8647</text:p>
          </table:table-cell>
          <table:table-cell table:formula="of:=NORMINV(RAND();30;5)" office:value-type="float" office:value="31.8184390654275" calcext:value-type="float">
            <text:p>31,8184</text:p>
          </table:table-cell>
          <table:table-cell table:formula="of:=40+20*RAND()" office:value-type="float" office:value="59.1111931786872" calcext:value-type="float">
            <text:p>59,1112</text:p>
          </table:table-cell>
          <table:table-cell table:formula="of:=([.C1154]*[.D1154]+[.B1154]*[.D1154]+[.B1154]*[.C1154])/([.B1154]*[.C1154]*[.D1154])" office:value-type="float" office:value="0.149717362942109" calcext:value-type="float">
            <text:p>0,1497</text:p>
          </table:table-cell>
          <table:table-cell table:number-columns-repeated="9"/>
        </table:table-row>
        <table:table-row table:style-name="ro2">
          <table:table-cell office:value-type="float" office:value="1154" calcext:value-type="float">
            <text:p>1154</text:p>
          </table:table-cell>
          <table:table-cell table:formula="of:=9+2*RAND()" office:value-type="float" office:value="9.9020454196725" calcext:value-type="float">
            <text:p>9,9020</text:p>
          </table:table-cell>
          <table:table-cell table:formula="of:=NORMINV(RAND();30;5)" office:value-type="float" office:value="24.7026299646734" calcext:value-type="float">
            <text:p>24,7026</text:p>
          </table:table-cell>
          <table:table-cell table:formula="of:=40+20*RAND()" office:value-type="float" office:value="51.5769994049333" calcext:value-type="float">
            <text:p>51,5770</text:p>
          </table:table-cell>
          <table:table-cell table:formula="of:=([.C1155]*[.D1155]+[.B1155]*[.D1155]+[.B1155]*[.C1155])/([.B1155]*[.C1155]*[.D1155])" office:value-type="float" office:value="0.160859242798271" calcext:value-type="float">
            <text:p>0,1609</text:p>
          </table:table-cell>
          <table:table-cell table:number-columns-repeated="9"/>
        </table:table-row>
        <table:table-row table:style-name="ro2">
          <table:table-cell office:value-type="float" office:value="1155" calcext:value-type="float">
            <text:p>1155</text:p>
          </table:table-cell>
          <table:table-cell table:formula="of:=9+2*RAND()" office:value-type="float" office:value="10.6595392257441" calcext:value-type="float">
            <text:p>10,6595</text:p>
          </table:table-cell>
          <table:table-cell table:formula="of:=NORMINV(RAND();30;5)" office:value-type="float" office:value="43.3634613272572" calcext:value-type="float">
            <text:p>43,3635</text:p>
          </table:table-cell>
          <table:table-cell table:formula="of:=40+20*RAND()" office:value-type="float" office:value="53.6864951602183" calcext:value-type="float">
            <text:p>53,6865</text:p>
          </table:table-cell>
          <table:table-cell table:formula="of:=([.C1156]*[.D1156]+[.B1156]*[.D1156]+[.B1156]*[.C1156])/([.B1156]*[.C1156]*[.D1156])" office:value-type="float" office:value="0.135500233427903" calcext:value-type="float">
            <text:p>0,1355</text:p>
          </table:table-cell>
          <table:table-cell table:number-columns-repeated="9"/>
        </table:table-row>
        <table:table-row table:style-name="ro2">
          <table:table-cell office:value-type="float" office:value="1156" calcext:value-type="float">
            <text:p>1156</text:p>
          </table:table-cell>
          <table:table-cell table:formula="of:=9+2*RAND()" office:value-type="float" office:value="9.41183397104032" calcext:value-type="float">
            <text:p>9,4118</text:p>
          </table:table-cell>
          <table:table-cell table:formula="of:=NORMINV(RAND();30;5)" office:value-type="float" office:value="33.1188490102265" calcext:value-type="float">
            <text:p>33,1188</text:p>
          </table:table-cell>
          <table:table-cell table:formula="of:=40+20*RAND()" office:value-type="float" office:value="43.0826167599298" calcext:value-type="float">
            <text:p>43,0826</text:p>
          </table:table-cell>
          <table:table-cell table:formula="of:=([.C1157]*[.D1157]+[.B1157]*[.D1157]+[.B1157]*[.C1157])/([.B1157]*[.C1157]*[.D1157])" office:value-type="float" office:value="0.15965472187367" calcext:value-type="float">
            <text:p>0,1597</text:p>
          </table:table-cell>
          <table:table-cell table:number-columns-repeated="9"/>
        </table:table-row>
        <table:table-row table:style-name="ro2">
          <table:table-cell office:value-type="float" office:value="1157" calcext:value-type="float">
            <text:p>1157</text:p>
          </table:table-cell>
          <table:table-cell table:formula="of:=9+2*RAND()" office:value-type="float" office:value="9.32653091778047" calcext:value-type="float">
            <text:p>9,3265</text:p>
          </table:table-cell>
          <table:table-cell table:formula="of:=NORMINV(RAND();30;5)" office:value-type="float" office:value="27.5256953937157" calcext:value-type="float">
            <text:p>27,5257</text:p>
          </table:table-cell>
          <table:table-cell table:formula="of:=40+20*RAND()" office:value-type="float" office:value="47.116661767941" calcext:value-type="float">
            <text:p>47,1167</text:p>
          </table:table-cell>
          <table:table-cell table:formula="of:=([.C1158]*[.D1158]+[.B1158]*[.D1158]+[.B1158]*[.C1158])/([.B1158]*[.C1158]*[.D1158])" office:value-type="float" office:value="0.164774608234753" calcext:value-type="float">
            <text:p>0,1648</text:p>
          </table:table-cell>
          <table:table-cell table:number-columns-repeated="9"/>
        </table:table-row>
        <table:table-row table:style-name="ro2">
          <table:table-cell office:value-type="float" office:value="1158" calcext:value-type="float">
            <text:p>1158</text:p>
          </table:table-cell>
          <table:table-cell table:formula="of:=9+2*RAND()" office:value-type="float" office:value="10.1526120083872" calcext:value-type="float">
            <text:p>10,1526</text:p>
          </table:table-cell>
          <table:table-cell table:formula="of:=NORMINV(RAND();30;5)" office:value-type="float" office:value="32.5711278847142" calcext:value-type="float">
            <text:p>32,5711</text:p>
          </table:table-cell>
          <table:table-cell table:formula="of:=40+20*RAND()" office:value-type="float" office:value="45.007966614794" calcext:value-type="float">
            <text:p>45,0080</text:p>
          </table:table-cell>
          <table:table-cell table:formula="of:=([.C1159]*[.D1159]+[.B1159]*[.D1159]+[.B1159]*[.C1159])/([.B1159]*[.C1159]*[.D1159])" office:value-type="float" office:value="0.151417146847289" calcext:value-type="float">
            <text:p>0,1514</text:p>
          </table:table-cell>
          <table:table-cell table:number-columns-repeated="9"/>
        </table:table-row>
        <table:table-row table:style-name="ro2">
          <table:table-cell office:value-type="float" office:value="1159" calcext:value-type="float">
            <text:p>1159</text:p>
          </table:table-cell>
          <table:table-cell table:formula="of:=9+2*RAND()" office:value-type="float" office:value="10.0785549350549" calcext:value-type="float">
            <text:p>10,0786</text:p>
          </table:table-cell>
          <table:table-cell table:formula="of:=NORMINV(RAND();30;5)" office:value-type="float" office:value="31.9315110781355" calcext:value-type="float">
            <text:p>31,9315</text:p>
          </table:table-cell>
          <table:table-cell table:formula="of:=40+20*RAND()" office:value-type="float" office:value="59.1305905557238" calcext:value-type="float">
            <text:p>59,1306</text:p>
          </table:table-cell>
          <table:table-cell table:formula="of:=([.C1160]*[.D1160]+[.B1160]*[.D1160]+[.B1160]*[.C1160])/([.B1160]*[.C1160]*[.D1160])" office:value-type="float" office:value="0.147449320753077" calcext:value-type="float">
            <text:p>0,1474</text:p>
          </table:table-cell>
          <table:table-cell table:number-columns-repeated="9"/>
        </table:table-row>
        <table:table-row table:style-name="ro2">
          <table:table-cell office:value-type="float" office:value="1160" calcext:value-type="float">
            <text:p>1160</text:p>
          </table:table-cell>
          <table:table-cell table:formula="of:=9+2*RAND()" office:value-type="float" office:value="10.8711639440153" calcext:value-type="float">
            <text:p>10,8712</text:p>
          </table:table-cell>
          <table:table-cell table:formula="of:=NORMINV(RAND();30;5)" office:value-type="float" office:value="32.425457560805" calcext:value-type="float">
            <text:p>32,4255</text:p>
          </table:table-cell>
          <table:table-cell table:formula="of:=40+20*RAND()" office:value-type="float" office:value="49.4272567727603" calcext:value-type="float">
            <text:p>49,4273</text:p>
          </table:table-cell>
          <table:table-cell table:formula="of:=([.C1161]*[.D1161]+[.B1161]*[.D1161]+[.B1161]*[.C1161])/([.B1161]*[.C1161]*[.D1161])" office:value-type="float" office:value="0.143058188077642" calcext:value-type="float">
            <text:p>0,1431</text:p>
          </table:table-cell>
          <table:table-cell table:number-columns-repeated="9"/>
        </table:table-row>
        <table:table-row table:style-name="ro2">
          <table:table-cell office:value-type="float" office:value="1161" calcext:value-type="float">
            <text:p>1161</text:p>
          </table:table-cell>
          <table:table-cell table:formula="of:=9+2*RAND()" office:value-type="float" office:value="9.41354180150665" calcext:value-type="float">
            <text:p>9,4135</text:p>
          </table:table-cell>
          <table:table-cell table:formula="of:=NORMINV(RAND();30;5)" office:value-type="float" office:value="33.7768337004375" calcext:value-type="float">
            <text:p>33,7768</text:p>
          </table:table-cell>
          <table:table-cell table:formula="of:=40+20*RAND()" office:value-type="float" office:value="40.5939699267037" calcext:value-type="float">
            <text:p>40,5940</text:p>
          </table:table-cell>
          <table:table-cell table:formula="of:=([.C1162]*[.D1162]+[.B1162]*[.D1162]+[.B1162]*[.C1162])/([.B1162]*[.C1162]*[.D1162])" office:value-type="float" office:value="0.160470233322973" calcext:value-type="float">
            <text:p>0,1605</text:p>
          </table:table-cell>
          <table:table-cell table:number-columns-repeated="9"/>
        </table:table-row>
        <table:table-row table:style-name="ro2">
          <table:table-cell office:value-type="float" office:value="1162" calcext:value-type="float">
            <text:p>1162</text:p>
          </table:table-cell>
          <table:table-cell table:formula="of:=9+2*RAND()" office:value-type="float" office:value="10.0499717358034" calcext:value-type="float">
            <text:p>10,0500</text:p>
          </table:table-cell>
          <table:table-cell table:formula="of:=NORMINV(RAND();30;5)" office:value-type="float" office:value="27.7750945141993" calcext:value-type="float">
            <text:p>27,7751</text:p>
          </table:table-cell>
          <table:table-cell table:formula="of:=40+20*RAND()" office:value-type="float" office:value="58.1759130838327" calcext:value-type="float">
            <text:p>58,1759</text:p>
          </table:table-cell>
          <table:table-cell table:formula="of:=([.C1163]*[.D1163]+[.B1163]*[.D1163]+[.B1163]*[.C1163])/([.B1163]*[.C1163]*[.D1163])" office:value-type="float" office:value="0.152695489848114" calcext:value-type="float">
            <text:p>0,1527</text:p>
          </table:table-cell>
          <table:table-cell table:number-columns-repeated="9"/>
        </table:table-row>
        <table:table-row table:style-name="ro2">
          <table:table-cell office:value-type="float" office:value="1163" calcext:value-type="float">
            <text:p>1163</text:p>
          </table:table-cell>
          <table:table-cell table:formula="of:=9+2*RAND()" office:value-type="float" office:value="10.2043078525458" calcext:value-type="float">
            <text:p>10,2043</text:p>
          </table:table-cell>
          <table:table-cell table:formula="of:=NORMINV(RAND();30;5)" office:value-type="float" office:value="21.0288330885539" calcext:value-type="float">
            <text:p>21,0288</text:p>
          </table:table-cell>
          <table:table-cell table:formula="of:=40+20*RAND()" office:value-type="float" office:value="40.5788243166171" calcext:value-type="float">
            <text:p>40,5788</text:p>
          </table:table-cell>
          <table:table-cell table:formula="of:=([.C1164]*[.D1164]+[.B1164]*[.D1164]+[.B1164]*[.C1164])/([.B1164]*[.C1164]*[.D1164])" office:value-type="float" office:value="0.170194978635615" calcext:value-type="float">
            <text:p>0,1702</text:p>
          </table:table-cell>
          <table:table-cell table:number-columns-repeated="9"/>
        </table:table-row>
        <table:table-row table:style-name="ro2">
          <table:table-cell office:value-type="float" office:value="1164" calcext:value-type="float">
            <text:p>1164</text:p>
          </table:table-cell>
          <table:table-cell table:formula="of:=9+2*RAND()" office:value-type="float" office:value="10.6969598254655" calcext:value-type="float">
            <text:p>10,6970</text:p>
          </table:table-cell>
          <table:table-cell table:formula="of:=NORMINV(RAND();30;5)" office:value-type="float" office:value="29.2140552640328" calcext:value-type="float">
            <text:p>29,2141</text:p>
          </table:table-cell>
          <table:table-cell table:formula="of:=40+20*RAND()" office:value-type="float" office:value="59.6415351913311" calcext:value-type="float">
            <text:p>59,6415</text:p>
          </table:table-cell>
          <table:table-cell table:formula="of:=([.C1165]*[.D1165]+[.B1165]*[.D1165]+[.B1165]*[.C1165])/([.B1165]*[.C1165]*[.D1165])" office:value-type="float" office:value="0.144481443094884" calcext:value-type="float">
            <text:p>0,1445</text:p>
          </table:table-cell>
          <table:table-cell table:number-columns-repeated="9"/>
        </table:table-row>
        <table:table-row table:style-name="ro2">
          <table:table-cell office:value-type="float" office:value="1165" calcext:value-type="float">
            <text:p>1165</text:p>
          </table:table-cell>
          <table:table-cell table:formula="of:=9+2*RAND()" office:value-type="float" office:value="10.3192240691278" calcext:value-type="float">
            <text:p>10,3192</text:p>
          </table:table-cell>
          <table:table-cell table:formula="of:=NORMINV(RAND();30;5)" office:value-type="float" office:value="26.7093347806664" calcext:value-type="float">
            <text:p>26,7093</text:p>
          </table:table-cell>
          <table:table-cell table:formula="of:=40+20*RAND()" office:value-type="float" office:value="59.743160714861" calcext:value-type="float">
            <text:p>59,7432</text:p>
          </table:table-cell>
          <table:table-cell table:formula="of:=([.C1166]*[.D1166]+[.B1166]*[.D1166]+[.B1166]*[.C1166])/([.B1166]*[.C1166]*[.D1166])" office:value-type="float" office:value="0.151084922369118" calcext:value-type="float">
            <text:p>0,1511</text:p>
          </table:table-cell>
          <table:table-cell table:number-columns-repeated="9"/>
        </table:table-row>
        <table:table-row table:style-name="ro2">
          <table:table-cell office:value-type="float" office:value="1166" calcext:value-type="float">
            <text:p>1166</text:p>
          </table:table-cell>
          <table:table-cell table:formula="of:=9+2*RAND()" office:value-type="float" office:value="10.878177566221" calcext:value-type="float">
            <text:p>10,8782</text:p>
          </table:table-cell>
          <table:table-cell table:formula="of:=NORMINV(RAND();30;5)" office:value-type="float" office:value="30.4339273993996" calcext:value-type="float">
            <text:p>30,4339</text:p>
          </table:table-cell>
          <table:table-cell table:formula="of:=40+20*RAND()" office:value-type="float" office:value="51.4182185358368" calcext:value-type="float">
            <text:p>51,4182</text:p>
          </table:table-cell>
          <table:table-cell table:formula="of:=([.C1167]*[.D1167]+[.B1167]*[.D1167]+[.B1167]*[.C1167])/([.B1167]*[.C1167]*[.D1167])" office:value-type="float" office:value="0.144233588471839" calcext:value-type="float">
            <text:p>0,1442</text:p>
          </table:table-cell>
          <table:table-cell table:number-columns-repeated="9"/>
        </table:table-row>
        <table:table-row table:style-name="ro2">
          <table:table-cell office:value-type="float" office:value="1167" calcext:value-type="float">
            <text:p>1167</text:p>
          </table:table-cell>
          <table:table-cell table:formula="of:=9+2*RAND()" office:value-type="float" office:value="10.523355245823" calcext:value-type="float">
            <text:p>10,5234</text:p>
          </table:table-cell>
          <table:table-cell table:formula="of:=NORMINV(RAND();30;5)" office:value-type="float" office:value="29.0158595516869" calcext:value-type="float">
            <text:p>29,0159</text:p>
          </table:table-cell>
          <table:table-cell table:formula="of:=40+20*RAND()" office:value-type="float" office:value="59.0389329264872" calcext:value-type="float">
            <text:p>59,0389</text:p>
          </table:table-cell>
          <table:table-cell table:formula="of:=([.C1168]*[.D1168]+[.B1168]*[.D1168]+[.B1168]*[.C1168])/([.B1168]*[.C1168]*[.D1168])" office:value-type="float" office:value="0.146428612891936" calcext:value-type="float">
            <text:p>0,1464</text:p>
          </table:table-cell>
          <table:table-cell table:number-columns-repeated="9"/>
        </table:table-row>
        <table:table-row table:style-name="ro2">
          <table:table-cell office:value-type="float" office:value="1168" calcext:value-type="float">
            <text:p>1168</text:p>
          </table:table-cell>
          <table:table-cell table:formula="of:=9+2*RAND()" office:value-type="float" office:value="9.14396535721608" calcext:value-type="float">
            <text:p>9,1440</text:p>
          </table:table-cell>
          <table:table-cell table:formula="of:=NORMINV(RAND();30;5)" office:value-type="float" office:value="33.3490851840882" calcext:value-type="float">
            <text:p>33,3491</text:p>
          </table:table-cell>
          <table:table-cell table:formula="of:=40+20*RAND()" office:value-type="float" office:value="44.7256759856828" calcext:value-type="float">
            <text:p>44,7257</text:p>
          </table:table-cell>
          <table:table-cell table:formula="of:=([.C1169]*[.D1169]+[.B1169]*[.D1169]+[.B1169]*[.C1169])/([.B1169]*[.C1169]*[.D1169])" office:value-type="float" office:value="0.161706095955448" calcext:value-type="float">
            <text:p>0,1617</text:p>
          </table:table-cell>
          <table:table-cell table:number-columns-repeated="9"/>
        </table:table-row>
        <table:table-row table:style-name="ro2">
          <table:table-cell office:value-type="float" office:value="1169" calcext:value-type="float">
            <text:p>1169</text:p>
          </table:table-cell>
          <table:table-cell table:formula="of:=9+2*RAND()" office:value-type="float" office:value="9.31804855237715" calcext:value-type="float">
            <text:p>9,3180</text:p>
          </table:table-cell>
          <table:table-cell table:formula="of:=NORMINV(RAND();30;5)" office:value-type="float" office:value="32.8285580800611" calcext:value-type="float">
            <text:p>32,8286</text:p>
          </table:table-cell>
          <table:table-cell table:formula="of:=40+20*RAND()" office:value-type="float" office:value="42.2897430020385" calcext:value-type="float">
            <text:p>42,2897</text:p>
          </table:table-cell>
          <table:table-cell table:formula="of:=([.C1170]*[.D1170]+[.B1170]*[.D1170]+[.B1170]*[.C1170])/([.B1170]*[.C1170]*[.D1170])" office:value-type="float" office:value="0.161426286834046" calcext:value-type="float">
            <text:p>0,1614</text:p>
          </table:table-cell>
          <table:table-cell table:number-columns-repeated="9"/>
        </table:table-row>
        <table:table-row table:style-name="ro2">
          <table:table-cell office:value-type="float" office:value="1170" calcext:value-type="float">
            <text:p>1170</text:p>
          </table:table-cell>
          <table:table-cell table:formula="of:=9+2*RAND()" office:value-type="float" office:value="10.0725549270865" calcext:value-type="float">
            <text:p>10,0726</text:p>
          </table:table-cell>
          <table:table-cell table:formula="of:=NORMINV(RAND();30;5)" office:value-type="float" office:value="24.8282350911681" calcext:value-type="float">
            <text:p>24,8282</text:p>
          </table:table-cell>
          <table:table-cell table:formula="of:=40+20*RAND()" office:value-type="float" office:value="40.8362986403517" calcext:value-type="float">
            <text:p>40,8363</text:p>
          </table:table-cell>
          <table:table-cell table:formula="of:=([.C1171]*[.D1171]+[.B1171]*[.D1171]+[.B1171]*[.C1171])/([.B1171]*[.C1171]*[.D1171])" office:value-type="float" office:value="0.164044419752264" calcext:value-type="float">
            <text:p>0,1640</text:p>
          </table:table-cell>
          <table:table-cell table:number-columns-repeated="9"/>
        </table:table-row>
        <table:table-row table:style-name="ro2">
          <table:table-cell office:value-type="float" office:value="1171" calcext:value-type="float">
            <text:p>1171</text:p>
          </table:table-cell>
          <table:table-cell table:formula="of:=9+2*RAND()" office:value-type="float" office:value="9.85318359010853" calcext:value-type="float">
            <text:p>9,8532</text:p>
          </table:table-cell>
          <table:table-cell table:formula="of:=NORMINV(RAND();30;5)" office:value-type="float" office:value="27.5509560566501" calcext:value-type="float">
            <text:p>27,5510</text:p>
          </table:table-cell>
          <table:table-cell table:formula="of:=40+20*RAND()" office:value-type="float" office:value="58.753648030106" calcext:value-type="float">
            <text:p>58,7536</text:p>
          </table:table-cell>
          <table:table-cell table:formula="of:=([.C1172]*[.D1172]+[.B1172]*[.D1172]+[.B1172]*[.C1172])/([.B1172]*[.C1172]*[.D1172])" office:value-type="float" office:value="0.154806641150744" calcext:value-type="float">
            <text:p>0,1548</text:p>
          </table:table-cell>
          <table:table-cell table:number-columns-repeated="9"/>
        </table:table-row>
        <table:table-row table:style-name="ro2">
          <table:table-cell office:value-type="float" office:value="1172" calcext:value-type="float">
            <text:p>1172</text:p>
          </table:table-cell>
          <table:table-cell table:formula="of:=9+2*RAND()" office:value-type="float" office:value="10.6299697386567" calcext:value-type="float">
            <text:p>10,6300</text:p>
          </table:table-cell>
          <table:table-cell table:formula="of:=NORMINV(RAND();30;5)" office:value-type="float" office:value="26.3067000020074" calcext:value-type="float">
            <text:p>26,3067</text:p>
          </table:table-cell>
          <table:table-cell table:formula="of:=40+20*RAND()" office:value-type="float" office:value="40.2816432877444" calcext:value-type="float">
            <text:p>40,2816</text:p>
          </table:table-cell>
          <table:table-cell table:formula="of:=([.C1173]*[.D1173]+[.B1173]*[.D1173]+[.B1173]*[.C1173])/([.B1173]*[.C1173]*[.D1173])" office:value-type="float" office:value="0.156911978474234" calcext:value-type="float">
            <text:p>0,1569</text:p>
          </table:table-cell>
          <table:table-cell table:number-columns-repeated="9"/>
        </table:table-row>
        <table:table-row table:style-name="ro2">
          <table:table-cell office:value-type="float" office:value="1173" calcext:value-type="float">
            <text:p>1173</text:p>
          </table:table-cell>
          <table:table-cell table:formula="of:=9+2*RAND()" office:value-type="float" office:value="9.96757060219534" calcext:value-type="float">
            <text:p>9,9676</text:p>
          </table:table-cell>
          <table:table-cell table:formula="of:=NORMINV(RAND();30;5)" office:value-type="float" office:value="30.1833054493478" calcext:value-type="float">
            <text:p>30,1833</text:p>
          </table:table-cell>
          <table:table-cell table:formula="of:=40+20*RAND()" office:value-type="float" office:value="46.4974303753115" calcext:value-type="float">
            <text:p>46,4974</text:p>
          </table:table-cell>
          <table:table-cell table:formula="of:=([.C1174]*[.D1174]+[.B1174]*[.D1174]+[.B1174]*[.C1174])/([.B1174]*[.C1174]*[.D1174])" office:value-type="float" office:value="0.154962811409732" calcext:value-type="float">
            <text:p>0,1550</text:p>
          </table:table-cell>
          <table:table-cell table:number-columns-repeated="9"/>
        </table:table-row>
        <table:table-row table:style-name="ro2">
          <table:table-cell office:value-type="float" office:value="1174" calcext:value-type="float">
            <text:p>1174</text:p>
          </table:table-cell>
          <table:table-cell table:formula="of:=9+2*RAND()" office:value-type="float" office:value="9.94248458114453" calcext:value-type="float">
            <text:p>9,9425</text:p>
          </table:table-cell>
          <table:table-cell table:formula="of:=NORMINV(RAND();30;5)" office:value-type="float" office:value="22.3047320231586" calcext:value-type="float">
            <text:p>22,3047</text:p>
          </table:table-cell>
          <table:table-cell table:formula="of:=40+20*RAND()" office:value-type="float" office:value="51.8979277159087" calcext:value-type="float">
            <text:p>51,8979</text:p>
          </table:table-cell>
          <table:table-cell table:formula="of:=([.C1175]*[.D1175]+[.B1175]*[.D1175]+[.B1175]*[.C1175])/([.B1175]*[.C1175]*[.D1175])" office:value-type="float" office:value="0.164680609173534" calcext:value-type="float">
            <text:p>0,1647</text:p>
          </table:table-cell>
          <table:table-cell table:number-columns-repeated="9"/>
        </table:table-row>
        <table:table-row table:style-name="ro2">
          <table:table-cell office:value-type="float" office:value="1175" calcext:value-type="float">
            <text:p>1175</text:p>
          </table:table-cell>
          <table:table-cell table:formula="of:=9+2*RAND()" office:value-type="float" office:value="9.29716312210076" calcext:value-type="float">
            <text:p>9,2972</text:p>
          </table:table-cell>
          <table:table-cell table:formula="of:=NORMINV(RAND();30;5)" office:value-type="float" office:value="29.1980562044817" calcext:value-type="float">
            <text:p>29,1981</text:p>
          </table:table-cell>
          <table:table-cell table:formula="of:=40+20*RAND()" office:value-type="float" office:value="49.4018102926202" calcext:value-type="float">
            <text:p>49,4018</text:p>
          </table:table-cell>
          <table:table-cell table:formula="of:=([.C1176]*[.D1176]+[.B1176]*[.D1176]+[.B1176]*[.C1176])/([.B1176]*[.C1176]*[.D1176])" office:value-type="float" office:value="0.162050720222121" calcext:value-type="float">
            <text:p>0,1621</text:p>
          </table:table-cell>
          <table:table-cell table:number-columns-repeated="9"/>
        </table:table-row>
        <table:table-row table:style-name="ro2">
          <table:table-cell office:value-type="float" office:value="1176" calcext:value-type="float">
            <text:p>1176</text:p>
          </table:table-cell>
          <table:table-cell table:formula="of:=9+2*RAND()" office:value-type="float" office:value="10.9100611691829" calcext:value-type="float">
            <text:p>10,9101</text:p>
          </table:table-cell>
          <table:table-cell table:formula="of:=NORMINV(RAND();30;5)" office:value-type="float" office:value="33.484637376095" calcext:value-type="float">
            <text:p>33,4846</text:p>
          </table:table-cell>
          <table:table-cell table:formula="of:=40+20*RAND()" office:value-type="float" office:value="42.5767484749667" calcext:value-type="float">
            <text:p>42,5767</text:p>
          </table:table-cell>
          <table:table-cell table:formula="of:=([.C1177]*[.D1177]+[.B1177]*[.D1177]+[.B1177]*[.C1177])/([.B1177]*[.C1177]*[.D1177])" office:value-type="float" office:value="0.145009954041514" calcext:value-type="float">
            <text:p>0,1450</text:p>
          </table:table-cell>
          <table:table-cell table:number-columns-repeated="9"/>
        </table:table-row>
        <table:table-row table:style-name="ro2">
          <table:table-cell office:value-type="float" office:value="1177" calcext:value-type="float">
            <text:p>1177</text:p>
          </table:table-cell>
          <table:table-cell table:formula="of:=9+2*RAND()" office:value-type="float" office:value="9.84333044779487" calcext:value-type="float">
            <text:p>9,8433</text:p>
          </table:table-cell>
          <table:table-cell table:formula="of:=NORMINV(RAND();30;5)" office:value-type="float" office:value="28.8623475572424" calcext:value-type="float">
            <text:p>28,8623</text:p>
          </table:table-cell>
          <table:table-cell table:formula="of:=40+20*RAND()" office:value-type="float" office:value="49.5736976503395" calcext:value-type="float">
            <text:p>49,5737</text:p>
          </table:table-cell>
          <table:table-cell table:formula="of:=([.C1178]*[.D1178]+[.B1178]*[.D1178]+[.B1178]*[.C1178])/([.B1178]*[.C1178]*[.D1178])" office:value-type="float" office:value="0.156410835197518" calcext:value-type="float">
            <text:p>0,1564</text:p>
          </table:table-cell>
          <table:table-cell table:number-columns-repeated="9"/>
        </table:table-row>
        <table:table-row table:style-name="ro2">
          <table:table-cell office:value-type="float" office:value="1178" calcext:value-type="float">
            <text:p>1178</text:p>
          </table:table-cell>
          <table:table-cell table:formula="of:=9+2*RAND()" office:value-type="float" office:value="9.03712933859788" calcext:value-type="float">
            <text:p>9,0371</text:p>
          </table:table-cell>
          <table:table-cell table:formula="of:=NORMINV(RAND();30;5)" office:value-type="float" office:value="34.4979849211419" calcext:value-type="float">
            <text:p>34,4980</text:p>
          </table:table-cell>
          <table:table-cell table:formula="of:=40+20*RAND()" office:value-type="float" office:value="42.8959825239144" calcext:value-type="float">
            <text:p>42,8960</text:p>
          </table:table-cell>
          <table:table-cell table:formula="of:=([.C1179]*[.D1179]+[.B1179]*[.D1179]+[.B1179]*[.C1179])/([.B1179]*[.C1179]*[.D1179])" office:value-type="float" office:value="0.162954014284398" calcext:value-type="float">
            <text:p>0,1630</text:p>
          </table:table-cell>
          <table:table-cell table:number-columns-repeated="9"/>
        </table:table-row>
        <table:table-row table:style-name="ro2">
          <table:table-cell office:value-type="float" office:value="1179" calcext:value-type="float">
            <text:p>1179</text:p>
          </table:table-cell>
          <table:table-cell table:formula="of:=9+2*RAND()" office:value-type="float" office:value="10.6696441194508" calcext:value-type="float">
            <text:p>10,6696</text:p>
          </table:table-cell>
          <table:table-cell table:formula="of:=NORMINV(RAND();30;5)" office:value-type="float" office:value="30.1037120422016" calcext:value-type="float">
            <text:p>30,1037</text:p>
          </table:table-cell>
          <table:table-cell table:formula="of:=40+20*RAND()" office:value-type="float" office:value="50.3650171193294" calcext:value-type="float">
            <text:p>50,3650</text:p>
          </table:table-cell>
          <table:table-cell table:formula="of:=([.C1180]*[.D1180]+[.B1180]*[.D1180]+[.B1180]*[.C1180])/([.B1180]*[.C1180]*[.D1180])" office:value-type="float" office:value="0.146797384347016" calcext:value-type="float">
            <text:p>0,1468</text:p>
          </table:table-cell>
          <table:table-cell table:number-columns-repeated="9"/>
        </table:table-row>
        <table:table-row table:style-name="ro2">
          <table:table-cell office:value-type="float" office:value="1180" calcext:value-type="float">
            <text:p>1180</text:p>
          </table:table-cell>
          <table:table-cell table:formula="of:=9+2*RAND()" office:value-type="float" office:value="9.46430563717149" calcext:value-type="float">
            <text:p>9,4643</text:p>
          </table:table-cell>
          <table:table-cell table:formula="of:=NORMINV(RAND();30;5)" office:value-type="float" office:value="26.9535392790962" calcext:value-type="float">
            <text:p>26,9535</text:p>
          </table:table-cell>
          <table:table-cell table:formula="of:=40+20*RAND()" office:value-type="float" office:value="41.2137090205215" calcext:value-type="float">
            <text:p>41,2137</text:p>
          </table:table-cell>
          <table:table-cell table:formula="of:=([.C1181]*[.D1181]+[.B1181]*[.D1181]+[.B1181]*[.C1181])/([.B1181]*[.C1181]*[.D1181])" office:value-type="float" office:value="0.167024805014218" calcext:value-type="float">
            <text:p>0,1670</text:p>
          </table:table-cell>
          <table:table-cell table:number-columns-repeated="9"/>
        </table:table-row>
        <table:table-row table:style-name="ro2">
          <table:table-cell office:value-type="float" office:value="1181" calcext:value-type="float">
            <text:p>1181</text:p>
          </table:table-cell>
          <table:table-cell table:formula="of:=9+2*RAND()" office:value-type="float" office:value="10.5252255995292" calcext:value-type="float">
            <text:p>10,5252</text:p>
          </table:table-cell>
          <table:table-cell table:formula="of:=NORMINV(RAND();30;5)" office:value-type="float" office:value="28.552721594859" calcext:value-type="float">
            <text:p>28,5527</text:p>
          </table:table-cell>
          <table:table-cell table:formula="of:=40+20*RAND()" office:value-type="float" office:value="52.9457409749739" calcext:value-type="float">
            <text:p>52,9457</text:p>
          </table:table-cell>
          <table:table-cell table:formula="of:=([.C1182]*[.D1182]+[.B1182]*[.D1182]+[.B1182]*[.C1182])/([.B1182]*[.C1182]*[.D1182])" office:value-type="float" office:value="0.148920031502839" calcext:value-type="float">
            <text:p>0,1489</text:p>
          </table:table-cell>
          <table:table-cell table:number-columns-repeated="9"/>
        </table:table-row>
        <table:table-row table:style-name="ro2">
          <table:table-cell office:value-type="float" office:value="1182" calcext:value-type="float">
            <text:p>1182</text:p>
          </table:table-cell>
          <table:table-cell table:formula="of:=9+2*RAND()" office:value-type="float" office:value="9.59080578363501" calcext:value-type="float">
            <text:p>9,5908</text:p>
          </table:table-cell>
          <table:table-cell table:formula="of:=NORMINV(RAND();30;5)" office:value-type="float" office:value="39.4873101153295" calcext:value-type="float">
            <text:p>39,4873</text:p>
          </table:table-cell>
          <table:table-cell table:formula="of:=40+20*RAND()" office:value-type="float" office:value="48.988491485361" calcext:value-type="float">
            <text:p>48,9885</text:p>
          </table:table-cell>
          <table:table-cell table:formula="of:=([.C1183]*[.D1183]+[.B1183]*[.D1183]+[.B1183]*[.C1183])/([.B1183]*[.C1183]*[.D1183])" office:value-type="float" office:value="0.150004075094009" calcext:value-type="float">
            <text:p>0,1500</text:p>
          </table:table-cell>
          <table:table-cell table:number-columns-repeated="9"/>
        </table:table-row>
        <table:table-row table:style-name="ro2">
          <table:table-cell office:value-type="float" office:value="1183" calcext:value-type="float">
            <text:p>1183</text:p>
          </table:table-cell>
          <table:table-cell table:formula="of:=9+2*RAND()" office:value-type="float" office:value="10.4693725409452" calcext:value-type="float">
            <text:p>10,4694</text:p>
          </table:table-cell>
          <table:table-cell table:formula="of:=NORMINV(RAND();30;5)" office:value-type="float" office:value="36.9961135845624" calcext:value-type="float">
            <text:p>36,9961</text:p>
          </table:table-cell>
          <table:table-cell table:formula="of:=40+20*RAND()" office:value-type="float" office:value="52.143468495924" calcext:value-type="float">
            <text:p>52,1435</text:p>
          </table:table-cell>
          <table:table-cell table:formula="of:=([.C1184]*[.D1184]+[.B1184]*[.D1184]+[.B1184]*[.C1184])/([.B1184]*[.C1184]*[.D1184])" office:value-type="float" office:value="0.141724431542526" calcext:value-type="float">
            <text:p>0,1417</text:p>
          </table:table-cell>
          <table:table-cell table:number-columns-repeated="9"/>
        </table:table-row>
        <table:table-row table:style-name="ro2">
          <table:table-cell office:value-type="float" office:value="1184" calcext:value-type="float">
            <text:p>1184</text:p>
          </table:table-cell>
          <table:table-cell table:formula="of:=9+2*RAND()" office:value-type="float" office:value="10.3459932960104" calcext:value-type="float">
            <text:p>10,3460</text:p>
          </table:table-cell>
          <table:table-cell table:formula="of:=NORMINV(RAND();30;5)" office:value-type="float" office:value="30.9389459522647" calcext:value-type="float">
            <text:p>30,9389</text:p>
          </table:table-cell>
          <table:table-cell table:formula="of:=40+20*RAND()" office:value-type="float" office:value="48.852980278898" calcext:value-type="float">
            <text:p>48,8530</text:p>
          </table:table-cell>
          <table:table-cell table:formula="of:=([.C1185]*[.D1185]+[.B1185]*[.D1185]+[.B1185]*[.C1185])/([.B1185]*[.C1185]*[.D1185])" office:value-type="float" office:value="0.149447076903384" calcext:value-type="float">
            <text:p>0,1494</text:p>
          </table:table-cell>
          <table:table-cell table:number-columns-repeated="9"/>
        </table:table-row>
        <table:table-row table:style-name="ro2">
          <table:table-cell office:value-type="float" office:value="1185" calcext:value-type="float">
            <text:p>1185</text:p>
          </table:table-cell>
          <table:table-cell table:formula="of:=9+2*RAND()" office:value-type="float" office:value="10.7173871684354" calcext:value-type="float">
            <text:p>10,7174</text:p>
          </table:table-cell>
          <table:table-cell table:formula="of:=NORMINV(RAND();30;5)" office:value-type="float" office:value="29.7962605418923" calcext:value-type="float">
            <text:p>29,7963</text:p>
          </table:table-cell>
          <table:table-cell table:formula="of:=40+20*RAND()" office:value-type="float" office:value="46.2281732424162" calcext:value-type="float">
            <text:p>46,2282</text:p>
          </table:table-cell>
          <table:table-cell table:formula="of:=([.C1186]*[.D1186]+[.B1186]*[.D1186]+[.B1186]*[.C1186])/([.B1186]*[.C1186]*[.D1186])" office:value-type="float" office:value="0.148499412789125" calcext:value-type="float">
            <text:p>0,1485</text:p>
          </table:table-cell>
          <table:table-cell table:number-columns-repeated="9"/>
        </table:table-row>
        <table:table-row table:style-name="ro2">
          <table:table-cell office:value-type="float" office:value="1186" calcext:value-type="float">
            <text:p>1186</text:p>
          </table:table-cell>
          <table:table-cell table:formula="of:=9+2*RAND()" office:value-type="float" office:value="9.08048944012262" calcext:value-type="float">
            <text:p>9,0805</text:p>
          </table:table-cell>
          <table:table-cell table:formula="of:=NORMINV(RAND();30;5)" office:value-type="float" office:value="22.0548390889798" calcext:value-type="float">
            <text:p>22,0548</text:p>
          </table:table-cell>
          <table:table-cell table:formula="of:=40+20*RAND()" office:value-type="float" office:value="50.2898375387304" calcext:value-type="float">
            <text:p>50,2898</text:p>
          </table:table-cell>
          <table:table-cell table:formula="of:=([.C1187]*[.D1187]+[.B1187]*[.D1187]+[.B1187]*[.C1187])/([.B1187]*[.C1187]*[.D1187])" office:value-type="float" office:value="0.175352478883971" calcext:value-type="float">
            <text:p>0,1754</text:p>
          </table:table-cell>
          <table:table-cell table:number-columns-repeated="9"/>
        </table:table-row>
        <table:table-row table:style-name="ro2">
          <table:table-cell office:value-type="float" office:value="1187" calcext:value-type="float">
            <text:p>1187</text:p>
          </table:table-cell>
          <table:table-cell table:formula="of:=9+2*RAND()" office:value-type="float" office:value="9.74345218786039" calcext:value-type="float">
            <text:p>9,7435</text:p>
          </table:table-cell>
          <table:table-cell table:formula="of:=NORMINV(RAND();30;5)" office:value-type="float" office:value="26.3195577009049" calcext:value-type="float">
            <text:p>26,3196</text:p>
          </table:table-cell>
          <table:table-cell table:formula="of:=40+20*RAND()" office:value-type="float" office:value="49.7726761945523" calcext:value-type="float">
            <text:p>49,7727</text:p>
          </table:table-cell>
          <table:table-cell table:formula="of:=([.C1188]*[.D1188]+[.B1188]*[.D1188]+[.B1188]*[.C1188])/([.B1188]*[.C1188]*[.D1188])" office:value-type="float" office:value="0.160718932153628" calcext:value-type="float">
            <text:p>0,1607</text:p>
          </table:table-cell>
          <table:table-cell table:number-columns-repeated="9"/>
        </table:table-row>
        <table:table-row table:style-name="ro2">
          <table:table-cell office:value-type="float" office:value="1188" calcext:value-type="float">
            <text:p>1188</text:p>
          </table:table-cell>
          <table:table-cell table:formula="of:=9+2*RAND()" office:value-type="float" office:value="10.6226272012573" calcext:value-type="float">
            <text:p>10,6226</text:p>
          </table:table-cell>
          <table:table-cell table:formula="of:=NORMINV(RAND();30;5)" office:value-type="float" office:value="29.3686996981929" calcext:value-type="float">
            <text:p>29,3687</text:p>
          </table:table-cell>
          <table:table-cell table:formula="of:=40+20*RAND()" office:value-type="float" office:value="46.6522879875265" calcext:value-type="float">
            <text:p>46,6523</text:p>
          </table:table-cell>
          <table:table-cell table:formula="of:=([.C1189]*[.D1189]+[.B1189]*[.D1189]+[.B1189]*[.C1189])/([.B1189]*[.C1189]*[.D1189])" office:value-type="float" office:value="0.149623702384034" calcext:value-type="float">
            <text:p>0,1496</text:p>
          </table:table-cell>
          <table:table-cell table:number-columns-repeated="9"/>
        </table:table-row>
        <table:table-row table:style-name="ro2">
          <table:table-cell office:value-type="float" office:value="1189" calcext:value-type="float">
            <text:p>1189</text:p>
          </table:table-cell>
          <table:table-cell table:formula="of:=9+2*RAND()" office:value-type="float" office:value="10.9188345589209" calcext:value-type="float">
            <text:p>10,9188</text:p>
          </table:table-cell>
          <table:table-cell table:formula="of:=NORMINV(RAND();30;5)" office:value-type="float" office:value="35.7461461200763" calcext:value-type="float">
            <text:p>35,7461</text:p>
          </table:table-cell>
          <table:table-cell table:formula="of:=40+20*RAND()" office:value-type="float" office:value="58.0253564030863" calcext:value-type="float">
            <text:p>58,0254</text:p>
          </table:table-cell>
          <table:table-cell table:formula="of:=([.C1190]*[.D1190]+[.B1190]*[.D1190]+[.B1190]*[.C1190])/([.B1190]*[.C1190]*[.D1190])" office:value-type="float" office:value="0.136793754738225" calcext:value-type="float">
            <text:p>0,1368</text:p>
          </table:table-cell>
          <table:table-cell table:number-columns-repeated="9"/>
        </table:table-row>
        <table:table-row table:style-name="ro2">
          <table:table-cell office:value-type="float" office:value="1190" calcext:value-type="float">
            <text:p>1190</text:p>
          </table:table-cell>
          <table:table-cell table:formula="of:=9+2*RAND()" office:value-type="float" office:value="10.0788327876944" calcext:value-type="float">
            <text:p>10,0788</text:p>
          </table:table-cell>
          <table:table-cell table:formula="of:=NORMINV(RAND();30;5)" office:value-type="float" office:value="26.9078184856794" calcext:value-type="float">
            <text:p>26,9078</text:p>
          </table:table-cell>
          <table:table-cell table:formula="of:=40+20*RAND()" office:value-type="float" office:value="48.1866333377548" calcext:value-type="float">
            <text:p>48,1866</text:p>
          </table:table-cell>
          <table:table-cell table:formula="of:=([.C1191]*[.D1191]+[.B1191]*[.D1191]+[.B1191]*[.C1191])/([.B1191]*[.C1191]*[.D1191])" office:value-type="float" office:value="0.157134400638748" calcext:value-type="float">
            <text:p>0,1571</text:p>
          </table:table-cell>
          <table:table-cell table:number-columns-repeated="9"/>
        </table:table-row>
        <table:table-row table:style-name="ro2">
          <table:table-cell office:value-type="float" office:value="1191" calcext:value-type="float">
            <text:p>1191</text:p>
          </table:table-cell>
          <table:table-cell table:formula="of:=9+2*RAND()" office:value-type="float" office:value="10.1258074420039" calcext:value-type="float">
            <text:p>10,1258</text:p>
          </table:table-cell>
          <table:table-cell table:formula="of:=NORMINV(RAND();30;5)" office:value-type="float" office:value="24.9300294770021" calcext:value-type="float">
            <text:p>24,9300</text:p>
          </table:table-cell>
          <table:table-cell table:formula="of:=40+20*RAND()" office:value-type="float" office:value="41.4005428855307" calcext:value-type="float">
            <text:p>41,4005</text:p>
          </table:table-cell>
          <table:table-cell table:formula="of:=([.C1192]*[.D1192]+[.B1192]*[.D1192]+[.B1192]*[.C1192])/([.B1192]*[.C1192]*[.D1192])" office:value-type="float" office:value="0.163024096129414" calcext:value-type="float">
            <text:p>0,1630</text:p>
          </table:table-cell>
          <table:table-cell table:number-columns-repeated="9"/>
        </table:table-row>
        <table:table-row table:style-name="ro2">
          <table:table-cell office:value-type="float" office:value="1192" calcext:value-type="float">
            <text:p>1192</text:p>
          </table:table-cell>
          <table:table-cell table:formula="of:=9+2*RAND()" office:value-type="float" office:value="10.8272139739711" calcext:value-type="float">
            <text:p>10,8272</text:p>
          </table:table-cell>
          <table:table-cell table:formula="of:=NORMINV(RAND();30;5)" office:value-type="float" office:value="30.7122375167575" calcext:value-type="float">
            <text:p>30,7122</text:p>
          </table:table-cell>
          <table:table-cell table:formula="of:=40+20*RAND()" office:value-type="float" office:value="50.6784691126086" calcext:value-type="float">
            <text:p>50,6785</text:p>
          </table:table-cell>
          <table:table-cell table:formula="of:=([.C1193]*[.D1193]+[.B1193]*[.D1193]+[.B1193]*[.C1193])/([.B1193]*[.C1193]*[.D1193])" office:value-type="float" office:value="0.144652419516002" calcext:value-type="float">
            <text:p>0,1447</text:p>
          </table:table-cell>
          <table:table-cell table:number-columns-repeated="9"/>
        </table:table-row>
        <table:table-row table:style-name="ro2">
          <table:table-cell office:value-type="float" office:value="1193" calcext:value-type="float">
            <text:p>1193</text:p>
          </table:table-cell>
          <table:table-cell table:formula="of:=9+2*RAND()" office:value-type="float" office:value="10.3236519757193" calcext:value-type="float">
            <text:p>10,3237</text:p>
          </table:table-cell>
          <table:table-cell table:formula="of:=NORMINV(RAND();30;5)" office:value-type="float" office:value="31.46286272313" calcext:value-type="float">
            <text:p>31,4629</text:p>
          </table:table-cell>
          <table:table-cell table:formula="of:=40+20*RAND()" office:value-type="float" office:value="44.3160855188035" calcext:value-type="float">
            <text:p>44,3161</text:p>
          </table:table-cell>
          <table:table-cell table:formula="of:=([.C1194]*[.D1194]+[.B1194]*[.D1194]+[.B1194]*[.C1194])/([.B1194]*[.C1194]*[.D1194])" office:value-type="float" office:value="0.151213620041195" calcext:value-type="float">
            <text:p>0,1512</text:p>
          </table:table-cell>
          <table:table-cell table:number-columns-repeated="9"/>
        </table:table-row>
        <table:table-row table:style-name="ro2">
          <table:table-cell office:value-type="float" office:value="1194" calcext:value-type="float">
            <text:p>1194</text:p>
          </table:table-cell>
          <table:table-cell table:formula="of:=9+2*RAND()" office:value-type="float" office:value="10.0467939109076" calcext:value-type="float">
            <text:p>10,0468</text:p>
          </table:table-cell>
          <table:table-cell table:formula="of:=NORMINV(RAND();30;5)" office:value-type="float" office:value="28.7433959665004" calcext:value-type="float">
            <text:p>28,7434</text:p>
          </table:table-cell>
          <table:table-cell table:formula="of:=40+20*RAND()" office:value-type="float" office:value="57.3525231168605" calcext:value-type="float">
            <text:p>57,3525</text:p>
          </table:table-cell>
          <table:table-cell table:formula="of:=([.C1195]*[.D1195]+[.B1195]*[.D1195]+[.B1195]*[.C1195])/([.B1195]*[.C1195]*[.D1195])" office:value-type="float" office:value="0.151760865182106" calcext:value-type="float">
            <text:p>0,1518</text:p>
          </table:table-cell>
          <table:table-cell table:number-columns-repeated="9"/>
        </table:table-row>
        <table:table-row table:style-name="ro2">
          <table:table-cell office:value-type="float" office:value="1195" calcext:value-type="float">
            <text:p>1195</text:p>
          </table:table-cell>
          <table:table-cell table:formula="of:=9+2*RAND()" office:value-type="float" office:value="10.7111504690256" calcext:value-type="float">
            <text:p>10,7112</text:p>
          </table:table-cell>
          <table:table-cell table:formula="of:=NORMINV(RAND();30;5)" office:value-type="float" office:value="23.3002461212614" calcext:value-type="float">
            <text:p>23,3002</text:p>
          </table:table-cell>
          <table:table-cell table:formula="of:=40+20*RAND()" office:value-type="float" office:value="59.3359923432581" calcext:value-type="float">
            <text:p>59,3360</text:p>
          </table:table-cell>
          <table:table-cell table:formula="of:=([.C1196]*[.D1196]+[.B1196]*[.D1196]+[.B1196]*[.C1196])/([.B1196]*[.C1196]*[.D1196])" office:value-type="float" office:value="0.153131831696972" calcext:value-type="float">
            <text:p>0,1531</text:p>
          </table:table-cell>
          <table:table-cell table:number-columns-repeated="9"/>
        </table:table-row>
        <table:table-row table:style-name="ro2">
          <table:table-cell office:value-type="float" office:value="1196" calcext:value-type="float">
            <text:p>1196</text:p>
          </table:table-cell>
          <table:table-cell table:formula="of:=9+2*RAND()" office:value-type="float" office:value="10.7075376363937" calcext:value-type="float">
            <text:p>10,7075</text:p>
          </table:table-cell>
          <table:table-cell table:formula="of:=NORMINV(RAND();30;5)" office:value-type="float" office:value="26.5388293137075" calcext:value-type="float">
            <text:p>26,5388</text:p>
          </table:table-cell>
          <table:table-cell table:formula="of:=40+20*RAND()" office:value-type="float" office:value="48.271809250582" calcext:value-type="float">
            <text:p>48,2718</text:p>
          </table:table-cell>
          <table:table-cell table:formula="of:=([.C1197]*[.D1197]+[.B1197]*[.D1197]+[.B1197]*[.C1197])/([.B1197]*[.C1197]*[.D1197])" office:value-type="float" office:value="0.151788815720663" calcext:value-type="float">
            <text:p>0,1518</text:p>
          </table:table-cell>
          <table:table-cell table:number-columns-repeated="9"/>
        </table:table-row>
        <table:table-row table:style-name="ro2">
          <table:table-cell office:value-type="float" office:value="1197" calcext:value-type="float">
            <text:p>1197</text:p>
          </table:table-cell>
          <table:table-cell table:formula="of:=9+2*RAND()" office:value-type="float" office:value="10.6202102869283" calcext:value-type="float">
            <text:p>10,6202</text:p>
          </table:table-cell>
          <table:table-cell table:formula="of:=NORMINV(RAND();30;5)" office:value-type="float" office:value="25.7634868864937" calcext:value-type="float">
            <text:p>25,7635</text:p>
          </table:table-cell>
          <table:table-cell table:formula="of:=40+20*RAND()" office:value-type="float" office:value="47.1970507432707" calcext:value-type="float">
            <text:p>47,1971</text:p>
          </table:table-cell>
          <table:table-cell table:formula="of:=([.C1198]*[.D1198]+[.B1198]*[.D1198]+[.B1198]*[.C1198])/([.B1198]*[.C1198]*[.D1198])" office:value-type="float" office:value="0.154162480491346" calcext:value-type="float">
            <text:p>0,1542</text:p>
          </table:table-cell>
          <table:table-cell table:number-columns-repeated="9"/>
        </table:table-row>
        <table:table-row table:style-name="ro2">
          <table:table-cell office:value-type="float" office:value="1198" calcext:value-type="float">
            <text:p>1198</text:p>
          </table:table-cell>
          <table:table-cell table:formula="of:=9+2*RAND()" office:value-type="float" office:value="9.83156140777282" calcext:value-type="float">
            <text:p>9,8316</text:p>
          </table:table-cell>
          <table:table-cell table:formula="of:=NORMINV(RAND();30;5)" office:value-type="float" office:value="24.4355864917389" calcext:value-type="float">
            <text:p>24,4356</text:p>
          </table:table-cell>
          <table:table-cell table:formula="of:=40+20*RAND()" office:value-type="float" office:value="45.9193620481528" calcext:value-type="float">
            <text:p>45,9194</text:p>
          </table:table-cell>
          <table:table-cell table:formula="of:=([.C1199]*[.D1199]+[.B1199]*[.D1199]+[.B1199]*[.C1199])/([.B1199]*[.C1199]*[.D1199])" office:value-type="float" office:value="0.164414470127601" calcext:value-type="float">
            <text:p>0,1644</text:p>
          </table:table-cell>
          <table:table-cell table:number-columns-repeated="9"/>
        </table:table-row>
        <table:table-row table:style-name="ro2">
          <table:table-cell office:value-type="float" office:value="1199" calcext:value-type="float">
            <text:p>1199</text:p>
          </table:table-cell>
          <table:table-cell table:formula="of:=9+2*RAND()" office:value-type="float" office:value="9.71441429969855" calcext:value-type="float">
            <text:p>9,7144</text:p>
          </table:table-cell>
          <table:table-cell table:formula="of:=NORMINV(RAND();30;5)" office:value-type="float" office:value="28.1577389879665" calcext:value-type="float">
            <text:p>28,1577</text:p>
          </table:table-cell>
          <table:table-cell table:formula="of:=40+20*RAND()" office:value-type="float" office:value="46.9605969940312" calcext:value-type="float">
            <text:p>46,9606</text:p>
          </table:table-cell>
          <table:table-cell table:formula="of:=([.C1200]*[.D1200]+[.B1200]*[.D1200]+[.B1200]*[.C1200])/([.B1200]*[.C1200]*[.D1200])" office:value-type="float" office:value="0.159748477211157" calcext:value-type="float">
            <text:p>0,1597</text:p>
          </table:table-cell>
          <table:table-cell table:number-columns-repeated="9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9+2*RAND()" office:value-type="float" office:value="10.8981748132501" calcext:value-type="float">
            <text:p>10,8982</text:p>
          </table:table-cell>
          <table:table-cell table:formula="of:=NORMINV(RAND();30;5)" office:value-type="float" office:value="36.4513355857585" calcext:value-type="float">
            <text:p>36,4513</text:p>
          </table:table-cell>
          <table:table-cell table:formula="of:=40+20*RAND()" office:value-type="float" office:value="49.1056563681923" calcext:value-type="float">
            <text:p>49,1057</text:p>
          </table:table-cell>
          <table:table-cell table:formula="of:=([.C1201]*[.D1201]+[.B1201]*[.D1201]+[.B1201]*[.C1201])/([.B1201]*[.C1201]*[.D1201])" office:value-type="float" office:value="0.139556573897071" calcext:value-type="float">
            <text:p>0,1396</text:p>
          </table:table-cell>
          <table:table-cell table:number-columns-repeated="9"/>
        </table:table-row>
        <table:table-row table:style-name="ro2">
          <table:table-cell office:value-type="float" office:value="1201" calcext:value-type="float">
            <text:p>1201</text:p>
          </table:table-cell>
          <table:table-cell table:formula="of:=9+2*RAND()" office:value-type="float" office:value="10.0445698688272" calcext:value-type="float">
            <text:p>10,0446</text:p>
          </table:table-cell>
          <table:table-cell table:formula="of:=NORMINV(RAND();30;5)" office:value-type="float" office:value="38.4480881426168" calcext:value-type="float">
            <text:p>38,4481</text:p>
          </table:table-cell>
          <table:table-cell table:formula="of:=40+20*RAND()" office:value-type="float" office:value="58.0849436973222" calcext:value-type="float">
            <text:p>58,0849</text:p>
          </table:table-cell>
          <table:table-cell table:formula="of:=([.C1202]*[.D1202]+[.B1202]*[.D1202]+[.B1202]*[.C1202])/([.B1202]*[.C1202]*[.D1202])" office:value-type="float" office:value="0.142781540002349" calcext:value-type="float">
            <text:p>0,1428</text:p>
          </table:table-cell>
          <table:table-cell table:number-columns-repeated="9"/>
        </table:table-row>
        <table:table-row table:style-name="ro2">
          <table:table-cell office:value-type="float" office:value="1202" calcext:value-type="float">
            <text:p>1202</text:p>
          </table:table-cell>
          <table:table-cell table:formula="of:=9+2*RAND()" office:value-type="float" office:value="10.8788750383537" calcext:value-type="float">
            <text:p>10,8789</text:p>
          </table:table-cell>
          <table:table-cell table:formula="of:=NORMINV(RAND();30;5)" office:value-type="float" office:value="32.9731721640971" calcext:value-type="float">
            <text:p>32,9732</text:p>
          </table:table-cell>
          <table:table-cell table:formula="of:=40+20*RAND()" office:value-type="float" office:value="49.4518827670254" calcext:value-type="float">
            <text:p>49,4519</text:p>
          </table:table-cell>
          <table:table-cell table:formula="of:=([.C1203]*[.D1203]+[.B1203]*[.D1203]+[.B1203]*[.C1203])/([.B1203]*[.C1203]*[.D1203])" office:value-type="float" office:value="0.142470631743076" calcext:value-type="float">
            <text:p>0,1425</text:p>
          </table:table-cell>
          <table:table-cell table:number-columns-repeated="9"/>
        </table:table-row>
        <table:table-row table:style-name="ro2">
          <table:table-cell office:value-type="float" office:value="1203" calcext:value-type="float">
            <text:p>1203</text:p>
          </table:table-cell>
          <table:table-cell table:formula="of:=9+2*RAND()" office:value-type="float" office:value="10.654275018489" calcext:value-type="float">
            <text:p>10,6543</text:p>
          </table:table-cell>
          <table:table-cell table:formula="of:=NORMINV(RAND();30;5)" office:value-type="float" office:value="28.4440809945081" calcext:value-type="float">
            <text:p>28,4441</text:p>
          </table:table-cell>
          <table:table-cell table:formula="of:=40+20*RAND()" office:value-type="float" office:value="49.9932755227201" calcext:value-type="float">
            <text:p>49,9933</text:p>
          </table:table-cell>
          <table:table-cell table:formula="of:=([.C1204]*[.D1204]+[.B1204]*[.D1204]+[.B1204]*[.C1204])/([.B1204]*[.C1204]*[.D1204])" office:value-type="float" office:value="0.149018427009923" calcext:value-type="float">
            <text:p>0,1490</text:p>
          </table:table-cell>
          <table:table-cell table:number-columns-repeated="9"/>
        </table:table-row>
        <table:table-row table:style-name="ro2">
          <table:table-cell office:value-type="float" office:value="1204" calcext:value-type="float">
            <text:p>1204</text:p>
          </table:table-cell>
          <table:table-cell table:formula="of:=9+2*RAND()" office:value-type="float" office:value="9.66427419404499" calcext:value-type="float">
            <text:p>9,6643</text:p>
          </table:table-cell>
          <table:table-cell table:formula="of:=NORMINV(RAND();30;5)" office:value-type="float" office:value="24.2267857991824" calcext:value-type="float">
            <text:p>24,2268</text:p>
          </table:table-cell>
          <table:table-cell table:formula="of:=40+20*RAND()" office:value-type="float" office:value="41.1859202175401" calcext:value-type="float">
            <text:p>41,1859</text:p>
          </table:table-cell>
          <table:table-cell table:formula="of:=([.C1205]*[.D1205]+[.B1205]*[.D1205]+[.B1205]*[.C1205])/([.B1205]*[.C1205]*[.D1205])" office:value-type="float" office:value="0.169030654532548" calcext:value-type="float">
            <text:p>0,1690</text:p>
          </table:table-cell>
          <table:table-cell table:number-columns-repeated="9"/>
        </table:table-row>
        <table:table-row table:style-name="ro2">
          <table:table-cell office:value-type="float" office:value="1205" calcext:value-type="float">
            <text:p>1205</text:p>
          </table:table-cell>
          <table:table-cell table:formula="of:=9+2*RAND()" office:value-type="float" office:value="9.29968207306229" calcext:value-type="float">
            <text:p>9,2997</text:p>
          </table:table-cell>
          <table:table-cell table:formula="of:=NORMINV(RAND();30;5)" office:value-type="float" office:value="29.4624452940299" calcext:value-type="float">
            <text:p>29,4624</text:p>
          </table:table-cell>
          <table:table-cell table:formula="of:=40+20*RAND()" office:value-type="float" office:value="56.366818214301" calcext:value-type="float">
            <text:p>56,3668</text:p>
          </table:table-cell>
          <table:table-cell table:formula="of:=([.C1206]*[.D1206]+[.B1206]*[.D1206]+[.B1206]*[.C1206])/([.B1206]*[.C1206]*[.D1206])" office:value-type="float" office:value="0.159213005715925" calcext:value-type="float">
            <text:p>0,1592</text:p>
          </table:table-cell>
          <table:table-cell table:number-columns-repeated="9"/>
        </table:table-row>
        <table:table-row table:style-name="ro2">
          <table:table-cell office:value-type="float" office:value="1206" calcext:value-type="float">
            <text:p>1206</text:p>
          </table:table-cell>
          <table:table-cell table:formula="of:=9+2*RAND()" office:value-type="float" office:value="10.2241018207278" calcext:value-type="float">
            <text:p>10,2241</text:p>
          </table:table-cell>
          <table:table-cell table:formula="of:=NORMINV(RAND();30;5)" office:value-type="float" office:value="24.9476835521662" calcext:value-type="float">
            <text:p>24,9477</text:p>
          </table:table-cell>
          <table:table-cell table:formula="of:=40+20*RAND()" office:value-type="float" office:value="50.9243670827709" calcext:value-type="float">
            <text:p>50,9244</text:p>
          </table:table-cell>
          <table:table-cell table:formula="of:=([.C1207]*[.D1207]+[.B1207]*[.D1207]+[.B1207]*[.C1207])/([.B1207]*[.C1207]*[.D1207])" office:value-type="float" office:value="0.157528949188893" calcext:value-type="float">
            <text:p>0,1575</text:p>
          </table:table-cell>
          <table:table-cell table:number-columns-repeated="9"/>
        </table:table-row>
        <table:table-row table:style-name="ro2">
          <table:table-cell office:value-type="float" office:value="1207" calcext:value-type="float">
            <text:p>1207</text:p>
          </table:table-cell>
          <table:table-cell table:formula="of:=9+2*RAND()" office:value-type="float" office:value="9.67609074548818" calcext:value-type="float">
            <text:p>9,6761</text:p>
          </table:table-cell>
          <table:table-cell table:formula="of:=NORMINV(RAND();30;5)" office:value-type="float" office:value="29.7183833336055" calcext:value-type="float">
            <text:p>29,7184</text:p>
          </table:table-cell>
          <table:table-cell table:formula="of:=40+20*RAND()" office:value-type="float" office:value="50.1641707983799" calcext:value-type="float">
            <text:p>50,1642</text:p>
          </table:table-cell>
          <table:table-cell table:formula="of:=([.C1208]*[.D1208]+[.B1208]*[.D1208]+[.B1208]*[.C1208])/([.B1208]*[.C1208]*[.D1208])" office:value-type="float" office:value="0.15693127437456" calcext:value-type="float">
            <text:p>0,1569</text:p>
          </table:table-cell>
          <table:table-cell table:number-columns-repeated="9"/>
        </table:table-row>
        <table:table-row table:style-name="ro2">
          <table:table-cell office:value-type="float" office:value="1208" calcext:value-type="float">
            <text:p>1208</text:p>
          </table:table-cell>
          <table:table-cell table:formula="of:=9+2*RAND()" office:value-type="float" office:value="9.12354963854887" calcext:value-type="float">
            <text:p>9,1235</text:p>
          </table:table-cell>
          <table:table-cell table:formula="of:=NORMINV(RAND();30;5)" office:value-type="float" office:value="22.6468048362981" calcext:value-type="float">
            <text:p>22,6468</text:p>
          </table:table-cell>
          <table:table-cell table:formula="of:=40+20*RAND()" office:value-type="float" office:value="54.5281585329212" calcext:value-type="float">
            <text:p>54,5282</text:p>
          </table:table-cell>
          <table:table-cell table:formula="of:=([.C1209]*[.D1209]+[.B1209]*[.D1209]+[.B1209]*[.C1209])/([.B1209]*[.C1209]*[.D1209])" office:value-type="float" office:value="0.172101950284221" calcext:value-type="float">
            <text:p>0,1721</text:p>
          </table:table-cell>
          <table:table-cell table:number-columns-repeated="9"/>
        </table:table-row>
        <table:table-row table:style-name="ro2">
          <table:table-cell office:value-type="float" office:value="1209" calcext:value-type="float">
            <text:p>1209</text:p>
          </table:table-cell>
          <table:table-cell table:formula="of:=9+2*RAND()" office:value-type="float" office:value="10.5863489450421" calcext:value-type="float">
            <text:p>10,5863</text:p>
          </table:table-cell>
          <table:table-cell table:formula="of:=NORMINV(RAND();30;5)" office:value-type="float" office:value="21.2644609336048" calcext:value-type="float">
            <text:p>21,2645</text:p>
          </table:table-cell>
          <table:table-cell table:formula="of:=40+20*RAND()" office:value-type="float" office:value="57.5301037239842" calcext:value-type="float">
            <text:p>57,5301</text:p>
          </table:table-cell>
          <table:table-cell table:formula="of:=([.C1210]*[.D1210]+[.B1210]*[.D1210]+[.B1210]*[.C1210])/([.B1210]*[.C1210]*[.D1210])" office:value-type="float" office:value="0.158870298321411" calcext:value-type="float">
            <text:p>0,1589</text:p>
          </table:table-cell>
          <table:table-cell table:number-columns-repeated="9"/>
        </table:table-row>
        <table:table-row table:style-name="ro2">
          <table:table-cell office:value-type="float" office:value="1210" calcext:value-type="float">
            <text:p>1210</text:p>
          </table:table-cell>
          <table:table-cell table:formula="of:=9+2*RAND()" office:value-type="float" office:value="10.5103260825854" calcext:value-type="float">
            <text:p>10,5103</text:p>
          </table:table-cell>
          <table:table-cell table:formula="of:=NORMINV(RAND();30;5)" office:value-type="float" office:value="26.5463526274052" calcext:value-type="float">
            <text:p>26,5464</text:p>
          </table:table-cell>
          <table:table-cell table:formula="of:=40+20*RAND()" office:value-type="float" office:value="59.3938832427375" calcext:value-type="float">
            <text:p>59,3939</text:p>
          </table:table-cell>
          <table:table-cell table:formula="of:=([.C1211]*[.D1211]+[.B1211]*[.D1211]+[.B1211]*[.C1211])/([.B1211]*[.C1211]*[.D1211])" office:value-type="float" office:value="0.149651235687398" calcext:value-type="float">
            <text:p>0,1497</text:p>
          </table:table-cell>
          <table:table-cell table:number-columns-repeated="9"/>
        </table:table-row>
        <table:table-row table:style-name="ro2">
          <table:table-cell office:value-type="float" office:value="1211" calcext:value-type="float">
            <text:p>1211</text:p>
          </table:table-cell>
          <table:table-cell table:formula="of:=9+2*RAND()" office:value-type="float" office:value="9.69112359755673" calcext:value-type="float">
            <text:p>9,6911</text:p>
          </table:table-cell>
          <table:table-cell table:formula="of:=NORMINV(RAND();30;5)" office:value-type="float" office:value="30.2303932724846" calcext:value-type="float">
            <text:p>30,2304</text:p>
          </table:table-cell>
          <table:table-cell table:formula="of:=40+20*RAND()" office:value-type="float" office:value="41.6439031739719" calcext:value-type="float">
            <text:p>41,6439</text:p>
          </table:table-cell>
          <table:table-cell table:formula="of:=([.C1212]*[.D1212]+[.B1212]*[.D1212]+[.B1212]*[.C1212])/([.B1212]*[.C1212]*[.D1212])" office:value-type="float" office:value="0.160279620131232" calcext:value-type="float">
            <text:p>0,1603</text:p>
          </table:table-cell>
          <table:table-cell table:number-columns-repeated="9"/>
        </table:table-row>
        <table:table-row table:style-name="ro2">
          <table:table-cell office:value-type="float" office:value="1212" calcext:value-type="float">
            <text:p>1212</text:p>
          </table:table-cell>
          <table:table-cell table:formula="of:=9+2*RAND()" office:value-type="float" office:value="9.84130757371895" calcext:value-type="float">
            <text:p>9,8413</text:p>
          </table:table-cell>
          <table:table-cell table:formula="of:=NORMINV(RAND();30;5)" office:value-type="float" office:value="29.1074630879173" calcext:value-type="float">
            <text:p>29,1075</text:p>
          </table:table-cell>
          <table:table-cell table:formula="of:=40+20*RAND()" office:value-type="float" office:value="47.9651649598964" calcext:value-type="float">
            <text:p>47,9652</text:p>
          </table:table-cell>
          <table:table-cell table:formula="of:=([.C1213]*[.D1213]+[.B1213]*[.D1213]+[.B1213]*[.C1213])/([.B1213]*[.C1213]*[.D1213])" office:value-type="float" office:value="0.156816427571114" calcext:value-type="float">
            <text:p>0,1568</text:p>
          </table:table-cell>
          <table:table-cell table:number-columns-repeated="9"/>
        </table:table-row>
        <table:table-row table:style-name="ro2">
          <table:table-cell office:value-type="float" office:value="1213" calcext:value-type="float">
            <text:p>1213</text:p>
          </table:table-cell>
          <table:table-cell table:formula="of:=9+2*RAND()" office:value-type="float" office:value="10.892611032119" calcext:value-type="float">
            <text:p>10,8926</text:p>
          </table:table-cell>
          <table:table-cell table:formula="of:=NORMINV(RAND();30;5)" office:value-type="float" office:value="30.6269562819168" calcext:value-type="float">
            <text:p>30,6270</text:p>
          </table:table-cell>
          <table:table-cell table:formula="of:=40+20*RAND()" office:value-type="float" office:value="54.3269913387485" calcext:value-type="float">
            <text:p>54,3270</text:p>
          </table:table-cell>
          <table:table-cell table:formula="of:=([.C1214]*[.D1214]+[.B1214]*[.D1214]+[.B1214]*[.C1214])/([.B1214]*[.C1214]*[.D1214])" office:value-type="float" office:value="0.142863384961441" calcext:value-type="float">
            <text:p>0,1429</text:p>
          </table:table-cell>
          <table:table-cell table:number-columns-repeated="9"/>
        </table:table-row>
        <table:table-row table:style-name="ro2">
          <table:table-cell office:value-type="float" office:value="1214" calcext:value-type="float">
            <text:p>1214</text:p>
          </table:table-cell>
          <table:table-cell table:formula="of:=9+2*RAND()" office:value-type="float" office:value="9.66618646983989" calcext:value-type="float">
            <text:p>9,6662</text:p>
          </table:table-cell>
          <table:table-cell table:formula="of:=NORMINV(RAND();30;5)" office:value-type="float" office:value="30.545760924324" calcext:value-type="float">
            <text:p>30,5458</text:p>
          </table:table-cell>
          <table:table-cell table:formula="of:=40+20*RAND()" office:value-type="float" office:value="52.9378789919429" calcext:value-type="float">
            <text:p>52,9379</text:p>
          </table:table-cell>
          <table:table-cell table:formula="of:=([.C1215]*[.D1215]+[.B1215]*[.D1215]+[.B1215]*[.C1215])/([.B1215]*[.C1215]*[.D1215])" office:value-type="float" office:value="0.155081247305429" calcext:value-type="float">
            <text:p>0,1551</text:p>
          </table:table-cell>
          <table:table-cell table:number-columns-repeated="9"/>
        </table:table-row>
        <table:table-row table:style-name="ro2">
          <table:table-cell office:value-type="float" office:value="1215" calcext:value-type="float">
            <text:p>1215</text:p>
          </table:table-cell>
          <table:table-cell table:formula="of:=9+2*RAND()" office:value-type="float" office:value="10.8770957586821" calcext:value-type="float">
            <text:p>10,8771</text:p>
          </table:table-cell>
          <table:table-cell table:formula="of:=NORMINV(RAND();30;5)" office:value-type="float" office:value="29.0649524548923" calcext:value-type="float">
            <text:p>29,0650</text:p>
          </table:table-cell>
          <table:table-cell table:formula="of:=40+20*RAND()" office:value-type="float" office:value="51.5130339772441" calcext:value-type="float">
            <text:p>51,5130</text:p>
          </table:table-cell>
          <table:table-cell table:formula="of:=([.C1216]*[.D1216]+[.B1216]*[.D1216]+[.B1216]*[.C1216])/([.B1216]*[.C1216]*[.D1216])" office:value-type="float" office:value="0.14575456709564" calcext:value-type="float">
            <text:p>0,1458</text:p>
          </table:table-cell>
          <table:table-cell table:number-columns-repeated="9"/>
        </table:table-row>
        <table:table-row table:style-name="ro2">
          <table:table-cell office:value-type="float" office:value="1216" calcext:value-type="float">
            <text:p>1216</text:p>
          </table:table-cell>
          <table:table-cell table:formula="of:=9+2*RAND()" office:value-type="float" office:value="9.42144232918508" calcext:value-type="float">
            <text:p>9,4214</text:p>
          </table:table-cell>
          <table:table-cell table:formula="of:=NORMINV(RAND();30;5)" office:value-type="float" office:value="29.8682750657472" calcext:value-type="float">
            <text:p>29,8683</text:p>
          </table:table-cell>
          <table:table-cell table:formula="of:=40+20*RAND()" office:value-type="float" office:value="42.1588277979754" calcext:value-type="float">
            <text:p>42,1588</text:p>
          </table:table-cell>
          <table:table-cell table:formula="of:=([.C1217]*[.D1217]+[.B1217]*[.D1217]+[.B1217]*[.C1217])/([.B1217]*[.C1217]*[.D1217])" office:value-type="float" office:value="0.163341025363022" calcext:value-type="float">
            <text:p>0,1633</text:p>
          </table:table-cell>
          <table:table-cell table:number-columns-repeated="9"/>
        </table:table-row>
        <table:table-row table:style-name="ro2">
          <table:table-cell office:value-type="float" office:value="1217" calcext:value-type="float">
            <text:p>1217</text:p>
          </table:table-cell>
          <table:table-cell table:formula="of:=9+2*RAND()" office:value-type="float" office:value="9.43120497069322" calcext:value-type="float">
            <text:p>9,4312</text:p>
          </table:table-cell>
          <table:table-cell table:formula="of:=NORMINV(RAND();30;5)" office:value-type="float" office:value="33.9519529270886" calcext:value-type="float">
            <text:p>33,9520</text:p>
          </table:table-cell>
          <table:table-cell table:formula="of:=40+20*RAND()" office:value-type="float" office:value="45.7846138137393" calcext:value-type="float">
            <text:p>45,7846</text:p>
          </table:table-cell>
          <table:table-cell table:formula="of:=([.C1218]*[.D1218]+[.B1218]*[.D1218]+[.B1218]*[.C1218])/([.B1218]*[.C1218]*[.D1218])" office:value-type="float" office:value="0.157325775341562" calcext:value-type="float">
            <text:p>0,1573</text:p>
          </table:table-cell>
          <table:table-cell table:number-columns-repeated="9"/>
        </table:table-row>
        <table:table-row table:style-name="ro2">
          <table:table-cell office:value-type="float" office:value="1218" calcext:value-type="float">
            <text:p>1218</text:p>
          </table:table-cell>
          <table:table-cell table:formula="of:=9+2*RAND()" office:value-type="float" office:value="9.02297746879049" calcext:value-type="float">
            <text:p>9,0230</text:p>
          </table:table-cell>
          <table:table-cell table:formula="of:=NORMINV(RAND();30;5)" office:value-type="float" office:value="30.3570473560436" calcext:value-type="float">
            <text:p>30,3570</text:p>
          </table:table-cell>
          <table:table-cell table:formula="of:=40+20*RAND()" office:value-type="float" office:value="42.3261404805817" calcext:value-type="float">
            <text:p>42,3261</text:p>
          </table:table-cell>
          <table:table-cell table:formula="of:=([.C1219]*[.D1219]+[.B1219]*[.D1219]+[.B1219]*[.C1219])/([.B1219]*[.C1219]*[.D1219])" office:value-type="float" office:value="0.167395502690369" calcext:value-type="float">
            <text:p>0,1674</text:p>
          </table:table-cell>
          <table:table-cell table:number-columns-repeated="9"/>
        </table:table-row>
        <table:table-row table:style-name="ro2">
          <table:table-cell office:value-type="float" office:value="1219" calcext:value-type="float">
            <text:p>1219</text:p>
          </table:table-cell>
          <table:table-cell table:formula="of:=9+2*RAND()" office:value-type="float" office:value="10.2110835902859" calcext:value-type="float">
            <text:p>10,2111</text:p>
          </table:table-cell>
          <table:table-cell table:formula="of:=NORMINV(RAND();30;5)" office:value-type="float" office:value="35.4800190037976" calcext:value-type="float">
            <text:p>35,4800</text:p>
          </table:table-cell>
          <table:table-cell table:formula="of:=40+20*RAND()" office:value-type="float" office:value="56.292162600439" calcext:value-type="float">
            <text:p>56,2922</text:p>
          </table:table-cell>
          <table:table-cell table:formula="of:=([.C1220]*[.D1220]+[.B1220]*[.D1220]+[.B1220]*[.C1220])/([.B1220]*[.C1220]*[.D1220])" office:value-type="float" office:value="0.143882139407135" calcext:value-type="float">
            <text:p>0,1439</text:p>
          </table:table-cell>
          <table:table-cell table:number-columns-repeated="9"/>
        </table:table-row>
        <table:table-row table:style-name="ro2">
          <table:table-cell office:value-type="float" office:value="1220" calcext:value-type="float">
            <text:p>1220</text:p>
          </table:table-cell>
          <table:table-cell table:formula="of:=9+2*RAND()" office:value-type="float" office:value="9.19833985273726" calcext:value-type="float">
            <text:p>9,1983</text:p>
          </table:table-cell>
          <table:table-cell table:formula="of:=NORMINV(RAND();30;5)" office:value-type="float" office:value="29.6610303802502" calcext:value-type="float">
            <text:p>29,6610</text:p>
          </table:table-cell>
          <table:table-cell table:formula="of:=40+20*RAND()" office:value-type="float" office:value="40.9055461664684" calcext:value-type="float">
            <text:p>40,9055</text:p>
          </table:table-cell>
          <table:table-cell table:formula="of:=([.C1221]*[.D1221]+[.B1221]*[.D1221]+[.B1221]*[.C1221])/([.B1221]*[.C1221]*[.D1221])" office:value-type="float" office:value="0.166876103099103" calcext:value-type="float">
            <text:p>0,1669</text:p>
          </table:table-cell>
          <table:table-cell table:number-columns-repeated="9"/>
        </table:table-row>
        <table:table-row table:style-name="ro2">
          <table:table-cell office:value-type="float" office:value="1221" calcext:value-type="float">
            <text:p>1221</text:p>
          </table:table-cell>
          <table:table-cell table:formula="of:=9+2*RAND()" office:value-type="float" office:value="10.1686137702782" calcext:value-type="float">
            <text:p>10,1686</text:p>
          </table:table-cell>
          <table:table-cell table:formula="of:=NORMINV(RAND();30;5)" office:value-type="float" office:value="27.8190820886275" calcext:value-type="float">
            <text:p>27,8191</text:p>
          </table:table-cell>
          <table:table-cell table:formula="of:=40+20*RAND()" office:value-type="float" office:value="54.4072014722042" calcext:value-type="float">
            <text:p>54,4072</text:p>
          </table:table-cell>
          <table:table-cell table:formula="of:=([.C1222]*[.D1222]+[.B1222]*[.D1222]+[.B1222]*[.C1222])/([.B1222]*[.C1222]*[.D1222])" office:value-type="float" office:value="0.152668290370149" calcext:value-type="float">
            <text:p>0,1527</text:p>
          </table:table-cell>
          <table:table-cell table:number-columns-repeated="9"/>
        </table:table-row>
        <table:table-row table:style-name="ro2">
          <table:table-cell office:value-type="float" office:value="1222" calcext:value-type="float">
            <text:p>1222</text:p>
          </table:table-cell>
          <table:table-cell table:formula="of:=9+2*RAND()" office:value-type="float" office:value="9.71967259817757" calcext:value-type="float">
            <text:p>9,7197</text:p>
          </table:table-cell>
          <table:table-cell table:formula="of:=NORMINV(RAND();30;5)" office:value-type="float" office:value="30.6318081750615" calcext:value-type="float">
            <text:p>30,6318</text:p>
          </table:table-cell>
          <table:table-cell table:formula="of:=40+20*RAND()" office:value-type="float" office:value="43.6089028115384" calcext:value-type="float">
            <text:p>43,6089</text:p>
          </table:table-cell>
          <table:table-cell table:formula="of:=([.C1223]*[.D1223]+[.B1223]*[.D1223]+[.B1223]*[.C1223])/([.B1223]*[.C1223]*[.D1223])" office:value-type="float" office:value="0.158461025172289" calcext:value-type="float">
            <text:p>0,1585</text:p>
          </table:table-cell>
          <table:table-cell table:number-columns-repeated="9"/>
        </table:table-row>
        <table:table-row table:style-name="ro2">
          <table:table-cell office:value-type="float" office:value="1223" calcext:value-type="float">
            <text:p>1223</text:p>
          </table:table-cell>
          <table:table-cell table:formula="of:=9+2*RAND()" office:value-type="float" office:value="10.9179825966712" calcext:value-type="float">
            <text:p>10,9180</text:p>
          </table:table-cell>
          <table:table-cell table:formula="of:=NORMINV(RAND();30;5)" office:value-type="float" office:value="27.6454329039492" calcext:value-type="float">
            <text:p>27,6454</text:p>
          </table:table-cell>
          <table:table-cell table:formula="of:=40+20*RAND()" office:value-type="float" office:value="46.718379992526" calcext:value-type="float">
            <text:p>46,7184</text:p>
          </table:table-cell>
          <table:table-cell table:formula="of:=([.C1224]*[.D1224]+[.B1224]*[.D1224]+[.B1224]*[.C1224])/([.B1224]*[.C1224]*[.D1224])" office:value-type="float" office:value="0.149169204494699" calcext:value-type="float">
            <text:p>0,1492</text:p>
          </table:table-cell>
          <table:table-cell table:number-columns-repeated="9"/>
        </table:table-row>
        <table:table-row table:style-name="ro2">
          <table:table-cell office:value-type="float" office:value="1224" calcext:value-type="float">
            <text:p>1224</text:p>
          </table:table-cell>
          <table:table-cell table:formula="of:=9+2*RAND()" office:value-type="float" office:value="10.5448127237614" calcext:value-type="float">
            <text:p>10,5448</text:p>
          </table:table-cell>
          <table:table-cell table:formula="of:=NORMINV(RAND();30;5)" office:value-type="float" office:value="33.4127119712557" calcext:value-type="float">
            <text:p>33,4127</text:p>
          </table:table-cell>
          <table:table-cell table:formula="of:=40+20*RAND()" office:value-type="float" office:value="56.8507806048729" calcext:value-type="float">
            <text:p>56,8508</text:p>
          </table:table-cell>
          <table:table-cell table:formula="of:=([.C1225]*[.D1225]+[.B1225]*[.D1225]+[.B1225]*[.C1225])/([.B1225]*[.C1225]*[.D1225])" office:value-type="float" office:value="0.142351994930699" calcext:value-type="float">
            <text:p>0,1424</text:p>
          </table:table-cell>
          <table:table-cell table:number-columns-repeated="9"/>
        </table:table-row>
        <table:table-row table:style-name="ro2">
          <table:table-cell office:value-type="float" office:value="1225" calcext:value-type="float">
            <text:p>1225</text:p>
          </table:table-cell>
          <table:table-cell table:formula="of:=9+2*RAND()" office:value-type="float" office:value="10.5587538664695" calcext:value-type="float">
            <text:p>10,5588</text:p>
          </table:table-cell>
          <table:table-cell table:formula="of:=NORMINV(RAND();30;5)" office:value-type="float" office:value="31.2424494760489" calcext:value-type="float">
            <text:p>31,2424</text:p>
          </table:table-cell>
          <table:table-cell table:formula="of:=40+20*RAND()" office:value-type="float" office:value="58.3468595449813" calcext:value-type="float">
            <text:p>58,3469</text:p>
          </table:table-cell>
          <table:table-cell table:formula="of:=([.C1226]*[.D1226]+[.B1226]*[.D1226]+[.B1226]*[.C1226])/([.B1226]*[.C1226]*[.D1226])" office:value-type="float" office:value="0.14385476235777" calcext:value-type="float">
            <text:p>0,1439</text:p>
          </table:table-cell>
          <table:table-cell table:number-columns-repeated="9"/>
        </table:table-row>
        <table:table-row table:style-name="ro2">
          <table:table-cell office:value-type="float" office:value="1226" calcext:value-type="float">
            <text:p>1226</text:p>
          </table:table-cell>
          <table:table-cell table:formula="of:=9+2*RAND()" office:value-type="float" office:value="9.05435196473263" calcext:value-type="float">
            <text:p>9,0544</text:p>
          </table:table-cell>
          <table:table-cell table:formula="of:=NORMINV(RAND();30;5)" office:value-type="float" office:value="36.9289714733181" calcext:value-type="float">
            <text:p>36,9290</text:p>
          </table:table-cell>
          <table:table-cell table:formula="of:=40+20*RAND()" office:value-type="float" office:value="51.5757761686109" calcext:value-type="float">
            <text:p>51,5758</text:p>
          </table:table-cell>
          <table:table-cell table:formula="of:=([.C1227]*[.D1227]+[.B1227]*[.D1227]+[.B1227]*[.C1227])/([.B1227]*[.C1227]*[.D1227])" office:value-type="float" office:value="0.156912084700102" calcext:value-type="float">
            <text:p>0,1569</text:p>
          </table:table-cell>
          <table:table-cell table:number-columns-repeated="9"/>
        </table:table-row>
        <table:table-row table:style-name="ro2">
          <table:table-cell office:value-type="float" office:value="1227" calcext:value-type="float">
            <text:p>1227</text:p>
          </table:table-cell>
          <table:table-cell table:formula="of:=9+2*RAND()" office:value-type="float" office:value="9.82407522876747" calcext:value-type="float">
            <text:p>9,8241</text:p>
          </table:table-cell>
          <table:table-cell table:formula="of:=NORMINV(RAND();30;5)" office:value-type="float" office:value="26.1152562145509" calcext:value-type="float">
            <text:p>26,1153</text:p>
          </table:table-cell>
          <table:table-cell table:formula="of:=40+20*RAND()" office:value-type="float" office:value="47.3685222840868" calcext:value-type="float">
            <text:p>47,3685</text:p>
          </table:table-cell>
          <table:table-cell table:formula="of:=([.C1228]*[.D1228]+[.B1228]*[.D1228]+[.B1228]*[.C1228])/([.B1228]*[.C1228]*[.D1228])" office:value-type="float" office:value="0.161193611031188" calcext:value-type="float">
            <text:p>0,1612</text:p>
          </table:table-cell>
          <table:table-cell table:number-columns-repeated="9"/>
        </table:table-row>
        <table:table-row table:style-name="ro2">
          <table:table-cell office:value-type="float" office:value="1228" calcext:value-type="float">
            <text:p>1228</text:p>
          </table:table-cell>
          <table:table-cell table:formula="of:=9+2*RAND()" office:value-type="float" office:value="9.63466475787573" calcext:value-type="float">
            <text:p>9,6347</text:p>
          </table:table-cell>
          <table:table-cell table:formula="of:=NORMINV(RAND();30;5)" office:value-type="float" office:value="33.0852762771259" calcext:value-type="float">
            <text:p>33,0853</text:p>
          </table:table-cell>
          <table:table-cell table:formula="of:=40+20*RAND()" office:value-type="float" office:value="55.2055542753078" calcext:value-type="float">
            <text:p>55,2056</text:p>
          </table:table-cell>
          <table:table-cell table:formula="of:=([.C1229]*[.D1229]+[.B1229]*[.D1229]+[.B1229]*[.C1229])/([.B1229]*[.C1229]*[.D1229])" office:value-type="float" office:value="0.152130927829273" calcext:value-type="float">
            <text:p>0,1521</text:p>
          </table:table-cell>
          <table:table-cell table:number-columns-repeated="9"/>
        </table:table-row>
        <table:table-row table:style-name="ro2">
          <table:table-cell office:value-type="float" office:value="1229" calcext:value-type="float">
            <text:p>1229</text:p>
          </table:table-cell>
          <table:table-cell table:formula="of:=9+2*RAND()" office:value-type="float" office:value="9.09258443838917" calcext:value-type="float">
            <text:p>9,0926</text:p>
          </table:table-cell>
          <table:table-cell table:formula="of:=NORMINV(RAND();30;5)" office:value-type="float" office:value="22.9427564200499" calcext:value-type="float">
            <text:p>22,9428</text:p>
          </table:table-cell>
          <table:table-cell table:formula="of:=40+20*RAND()" office:value-type="float" office:value="56.5691532031633" calcext:value-type="float">
            <text:p>56,5692</text:p>
          </table:table-cell>
          <table:table-cell table:formula="of:=([.C1230]*[.D1230]+[.B1230]*[.D1230]+[.B1230]*[.C1230])/([.B1230]*[.C1230]*[.D1230])" office:value-type="float" office:value="0.171243952504662" calcext:value-type="float">
            <text:p>0,1712</text:p>
          </table:table-cell>
          <table:table-cell table:number-columns-repeated="9"/>
        </table:table-row>
        <table:table-row table:style-name="ro2">
          <table:table-cell office:value-type="float" office:value="1230" calcext:value-type="float">
            <text:p>1230</text:p>
          </table:table-cell>
          <table:table-cell table:formula="of:=9+2*RAND()" office:value-type="float" office:value="10.4378712361213" calcext:value-type="float">
            <text:p>10,4379</text:p>
          </table:table-cell>
          <table:table-cell table:formula="of:=NORMINV(RAND();30;5)" office:value-type="float" office:value="15.4691534917976" calcext:value-type="float">
            <text:p>15,4692</text:p>
          </table:table-cell>
          <table:table-cell table:formula="of:=40+20*RAND()" office:value-type="float" office:value="51.7557236156426" calcext:value-type="float">
            <text:p>51,7557</text:p>
          </table:table-cell>
          <table:table-cell table:formula="of:=([.C1231]*[.D1231]+[.B1231]*[.D1231]+[.B1231]*[.C1231])/([.B1231]*[.C1231]*[.D1231])" office:value-type="float" office:value="0.17977128862979" calcext:value-type="float">
            <text:p>0,1798</text:p>
          </table:table-cell>
          <table:table-cell table:number-columns-repeated="9"/>
        </table:table-row>
        <table:table-row table:style-name="ro2">
          <table:table-cell office:value-type="float" office:value="1231" calcext:value-type="float">
            <text:p>1231</text:p>
          </table:table-cell>
          <table:table-cell table:formula="of:=9+2*RAND()" office:value-type="float" office:value="9.47736399876885" calcext:value-type="float">
            <text:p>9,4774</text:p>
          </table:table-cell>
          <table:table-cell table:formula="of:=NORMINV(RAND();30;5)" office:value-type="float" office:value="30.757658810843" calcext:value-type="float">
            <text:p>30,7577</text:p>
          </table:table-cell>
          <table:table-cell table:formula="of:=40+20*RAND()" office:value-type="float" office:value="45.8307759207673" calcext:value-type="float">
            <text:p>45,8308</text:p>
          </table:table-cell>
          <table:table-cell table:formula="of:=([.C1232]*[.D1232]+[.B1232]*[.D1232]+[.B1232]*[.C1232])/([.B1232]*[.C1232]*[.D1232])" office:value-type="float" office:value="0.159846198143684" calcext:value-type="float">
            <text:p>0,1598</text:p>
          </table:table-cell>
          <table:table-cell table:number-columns-repeated="9"/>
        </table:table-row>
        <table:table-row table:style-name="ro2">
          <table:table-cell office:value-type="float" office:value="1232" calcext:value-type="float">
            <text:p>1232</text:p>
          </table:table-cell>
          <table:table-cell table:formula="of:=9+2*RAND()" office:value-type="float" office:value="9.52926875394769" calcext:value-type="float">
            <text:p>9,5293</text:p>
          </table:table-cell>
          <table:table-cell table:formula="of:=NORMINV(RAND();30;5)" office:value-type="float" office:value="42.7640385174711" calcext:value-type="float">
            <text:p>42,7640</text:p>
          </table:table-cell>
          <table:table-cell table:formula="of:=40+20*RAND()" office:value-type="float" office:value="44.2463599168696" calcext:value-type="float">
            <text:p>44,2464</text:p>
          </table:table-cell>
          <table:table-cell table:formula="of:=([.C1233]*[.D1233]+[.B1233]*[.D1233]+[.B1233]*[.C1233])/([.B1233]*[.C1233]*[.D1233])" office:value-type="float" office:value="0.15092470953586" calcext:value-type="float">
            <text:p>0,1509</text:p>
          </table:table-cell>
          <table:table-cell table:number-columns-repeated="9"/>
        </table:table-row>
        <table:table-row table:style-name="ro2">
          <table:table-cell office:value-type="float" office:value="1233" calcext:value-type="float">
            <text:p>1233</text:p>
          </table:table-cell>
          <table:table-cell table:formula="of:=9+2*RAND()" office:value-type="float" office:value="10.1949304591399" calcext:value-type="float">
            <text:p>10,1949</text:p>
          </table:table-cell>
          <table:table-cell table:formula="of:=NORMINV(RAND();30;5)" office:value-type="float" office:value="26.6150495794038" calcext:value-type="float">
            <text:p>26,6150</text:p>
          </table:table-cell>
          <table:table-cell table:formula="of:=40+20*RAND()" office:value-type="float" office:value="49.1766799450852" calcext:value-type="float">
            <text:p>49,1767</text:p>
          </table:table-cell>
          <table:table-cell table:formula="of:=([.C1234]*[.D1234]+[.B1234]*[.D1234]+[.B1234]*[.C1234])/([.B1234]*[.C1234]*[.D1234])" office:value-type="float" office:value="0.155995535722255" calcext:value-type="float">
            <text:p>0,1560</text:p>
          </table:table-cell>
          <table:table-cell table:number-columns-repeated="9"/>
        </table:table-row>
        <table:table-row table:style-name="ro2">
          <table:table-cell office:value-type="float" office:value="1234" calcext:value-type="float">
            <text:p>1234</text:p>
          </table:table-cell>
          <table:table-cell table:formula="of:=9+2*RAND()" office:value-type="float" office:value="9.6612367273774" calcext:value-type="float">
            <text:p>9,6612</text:p>
          </table:table-cell>
          <table:table-cell table:formula="of:=NORMINV(RAND();30;5)" office:value-type="float" office:value="34.6385871684767" calcext:value-type="float">
            <text:p>34,6386</text:p>
          </table:table-cell>
          <table:table-cell table:formula="of:=40+20*RAND()" office:value-type="float" office:value="41.7180344532244" calcext:value-type="float">
            <text:p>41,7180</text:p>
          </table:table-cell>
          <table:table-cell table:formula="of:=([.C1235]*[.D1235]+[.B1235]*[.D1235]+[.B1235]*[.C1235])/([.B1235]*[.C1235]*[.D1235])" office:value-type="float" office:value="0.156346403605573" calcext:value-type="float">
            <text:p>0,1563</text:p>
          </table:table-cell>
          <table:table-cell table:number-columns-repeated="9"/>
        </table:table-row>
        <table:table-row table:style-name="ro2">
          <table:table-cell office:value-type="float" office:value="1235" calcext:value-type="float">
            <text:p>1235</text:p>
          </table:table-cell>
          <table:table-cell table:formula="of:=9+2*RAND()" office:value-type="float" office:value="9.03262143977918" calcext:value-type="float">
            <text:p>9,0326</text:p>
          </table:table-cell>
          <table:table-cell table:formula="of:=NORMINV(RAND();30;5)" office:value-type="float" office:value="24.2427167871355" calcext:value-type="float">
            <text:p>24,2427</text:p>
          </table:table-cell>
          <table:table-cell table:formula="of:=40+20*RAND()" office:value-type="float" office:value="43.0134448339231" calcext:value-type="float">
            <text:p>43,0134</text:p>
          </table:table-cell>
          <table:table-cell table:formula="of:=([.C1236]*[.D1236]+[.B1236]*[.D1236]+[.B1236]*[.C1236])/([.B1236]*[.C1236]*[.D1236])" office:value-type="float" office:value="0.175207878806509" calcext:value-type="float">
            <text:p>0,1752</text:p>
          </table:table-cell>
          <table:table-cell table:number-columns-repeated="9"/>
        </table:table-row>
        <table:table-row table:style-name="ro2">
          <table:table-cell office:value-type="float" office:value="1236" calcext:value-type="float">
            <text:p>1236</text:p>
          </table:table-cell>
          <table:table-cell table:formula="of:=9+2*RAND()" office:value-type="float" office:value="9.43211782281287" calcext:value-type="float">
            <text:p>9,4321</text:p>
          </table:table-cell>
          <table:table-cell table:formula="of:=NORMINV(RAND();30;5)" office:value-type="float" office:value="27.6818495769181" calcext:value-type="float">
            <text:p>27,6818</text:p>
          </table:table-cell>
          <table:table-cell table:formula="of:=40+20*RAND()" office:value-type="float" office:value="43.6622972856276" calcext:value-type="float">
            <text:p>43,6623</text:p>
          </table:table-cell>
          <table:table-cell table:formula="of:=([.C1237]*[.D1237]+[.B1237]*[.D1237]+[.B1237]*[.C1237])/([.B1237]*[.C1237]*[.D1237])" office:value-type="float" office:value="0.16504853705833" calcext:value-type="float">
            <text:p>0,1650</text:p>
          </table:table-cell>
          <table:table-cell table:number-columns-repeated="9"/>
        </table:table-row>
        <table:table-row table:style-name="ro2">
          <table:table-cell office:value-type="float" office:value="1237" calcext:value-type="float">
            <text:p>1237</text:p>
          </table:table-cell>
          <table:table-cell table:formula="of:=9+2*RAND()" office:value-type="float" office:value="10.3089187324513" calcext:value-type="float">
            <text:p>10,3089</text:p>
          </table:table-cell>
          <table:table-cell table:formula="of:=NORMINV(RAND();30;5)" office:value-type="float" office:value="19.094213648453" calcext:value-type="float">
            <text:p>19,0942</text:p>
          </table:table-cell>
          <table:table-cell table:formula="of:=40+20*RAND()" office:value-type="float" office:value="56.7447562492453" calcext:value-type="float">
            <text:p>56,7448</text:p>
          </table:table-cell>
          <table:table-cell table:formula="of:=([.C1238]*[.D1238]+[.B1238]*[.D1238]+[.B1238]*[.C1238])/([.B1238]*[.C1238]*[.D1238])" office:value-type="float" office:value="0.166998044522439" calcext:value-type="float">
            <text:p>0,1670</text:p>
          </table:table-cell>
          <table:table-cell table:number-columns-repeated="9"/>
        </table:table-row>
        <table:table-row table:style-name="ro2">
          <table:table-cell office:value-type="float" office:value="1238" calcext:value-type="float">
            <text:p>1238</text:p>
          </table:table-cell>
          <table:table-cell table:formula="of:=9+2*RAND()" office:value-type="float" office:value="9.62357349623926" calcext:value-type="float">
            <text:p>9,6236</text:p>
          </table:table-cell>
          <table:table-cell table:formula="of:=NORMINV(RAND();30;5)" office:value-type="float" office:value="37.8340417130019" calcext:value-type="float">
            <text:p>37,8340</text:p>
          </table:table-cell>
          <table:table-cell table:formula="of:=40+20*RAND()" office:value-type="float" office:value="51.9505613134243" calcext:value-type="float">
            <text:p>51,9506</text:p>
          </table:table-cell>
          <table:table-cell table:formula="of:=([.C1239]*[.D1239]+[.B1239]*[.D1239]+[.B1239]*[.C1239])/([.B1239]*[.C1239]*[.D1239])" office:value-type="float" office:value="0.149591797771172" calcext:value-type="float">
            <text:p>0,1496</text:p>
          </table:table-cell>
          <table:table-cell table:number-columns-repeated="9"/>
        </table:table-row>
        <table:table-row table:style-name="ro2">
          <table:table-cell office:value-type="float" office:value="1239" calcext:value-type="float">
            <text:p>1239</text:p>
          </table:table-cell>
          <table:table-cell table:formula="of:=9+2*RAND()" office:value-type="float" office:value="10.2851098028477" calcext:value-type="float">
            <text:p>10,2851</text:p>
          </table:table-cell>
          <table:table-cell table:formula="of:=NORMINV(RAND();30;5)" office:value-type="float" office:value="40.4393776295293" calcext:value-type="float">
            <text:p>40,4394</text:p>
          </table:table-cell>
          <table:table-cell table:formula="of:=40+20*RAND()" office:value-type="float" office:value="56.9457981246524" calcext:value-type="float">
            <text:p>56,9458</text:p>
          </table:table-cell>
          <table:table-cell table:formula="of:=([.C1240]*[.D1240]+[.B1240]*[.D1240]+[.B1240]*[.C1240])/([.B1240]*[.C1240]*[.D1240])" office:value-type="float" office:value="0.139516867044239" calcext:value-type="float">
            <text:p>0,1395</text:p>
          </table:table-cell>
          <table:table-cell table:number-columns-repeated="9"/>
        </table:table-row>
        <table:table-row table:style-name="ro2">
          <table:table-cell office:value-type="float" office:value="1240" calcext:value-type="float">
            <text:p>1240</text:p>
          </table:table-cell>
          <table:table-cell table:formula="of:=9+2*RAND()" office:value-type="float" office:value="9.24435181054287" calcext:value-type="float">
            <text:p>9,2444</text:p>
          </table:table-cell>
          <table:table-cell table:formula="of:=NORMINV(RAND();30;5)" office:value-type="float" office:value="31.0552084253082" calcext:value-type="float">
            <text:p>31,0552</text:p>
          </table:table-cell>
          <table:table-cell table:formula="of:=40+20*RAND()" office:value-type="float" office:value="51.2565211462788" calcext:value-type="float">
            <text:p>51,2565</text:p>
          </table:table-cell>
          <table:table-cell table:formula="of:=([.C1241]*[.D1241]+[.B1241]*[.D1241]+[.B1241]*[.C1241])/([.B1241]*[.C1241]*[.D1241])" office:value-type="float" office:value="0.159884591263385" calcext:value-type="float">
            <text:p>0,1599</text:p>
          </table:table-cell>
          <table:table-cell table:number-columns-repeated="9"/>
        </table:table-row>
        <table:table-row table:style-name="ro2">
          <table:table-cell office:value-type="float" office:value="1241" calcext:value-type="float">
            <text:p>1241</text:p>
          </table:table-cell>
          <table:table-cell table:formula="of:=9+2*RAND()" office:value-type="float" office:value="9.75593630154617" calcext:value-type="float">
            <text:p>9,7559</text:p>
          </table:table-cell>
          <table:table-cell table:formula="of:=NORMINV(RAND();30;5)" office:value-type="float" office:value="34.6901538110879" calcext:value-type="float">
            <text:p>34,6902</text:p>
          </table:table-cell>
          <table:table-cell table:formula="of:=40+20*RAND()" office:value-type="float" office:value="55.8483123616315" calcext:value-type="float">
            <text:p>55,8483</text:p>
          </table:table-cell>
          <table:table-cell table:formula="of:=([.C1242]*[.D1242]+[.B1242]*[.D1242]+[.B1242]*[.C1242])/([.B1242]*[.C1242]*[.D1242])" office:value-type="float" office:value="0.149233961686659" calcext:value-type="float">
            <text:p>0,1492</text:p>
          </table:table-cell>
          <table:table-cell table:number-columns-repeated="9"/>
        </table:table-row>
        <table:table-row table:style-name="ro2">
          <table:table-cell office:value-type="float" office:value="1242" calcext:value-type="float">
            <text:p>1242</text:p>
          </table:table-cell>
          <table:table-cell table:formula="of:=9+2*RAND()" office:value-type="float" office:value="9.6329357617069" calcext:value-type="float">
            <text:p>9,6329</text:p>
          </table:table-cell>
          <table:table-cell table:formula="of:=NORMINV(RAND();30;5)" office:value-type="float" office:value="33.9716483500849" calcext:value-type="float">
            <text:p>33,9716</text:p>
          </table:table-cell>
          <table:table-cell table:formula="of:=40+20*RAND()" office:value-type="float" office:value="40.4431320144795" calcext:value-type="float">
            <text:p>40,4431</text:p>
          </table:table-cell>
          <table:table-cell table:formula="of:=([.C1243]*[.D1243]+[.B1243]*[.D1243]+[.B1243]*[.C1243])/([.B1243]*[.C1243]*[.D1243])" office:value-type="float" office:value="0.157972900590361" calcext:value-type="float">
            <text:p>0,1580</text:p>
          </table:table-cell>
          <table:table-cell table:number-columns-repeated="9"/>
        </table:table-row>
        <table:table-row table:style-name="ro2">
          <table:table-cell office:value-type="float" office:value="1243" calcext:value-type="float">
            <text:p>1243</text:p>
          </table:table-cell>
          <table:table-cell table:formula="of:=9+2*RAND()" office:value-type="float" office:value="9.78737386292778" calcext:value-type="float">
            <text:p>9,7874</text:p>
          </table:table-cell>
          <table:table-cell table:formula="of:=NORMINV(RAND();30;5)" office:value-type="float" office:value="23.46558228602" calcext:value-type="float">
            <text:p>23,4656</text:p>
          </table:table-cell>
          <table:table-cell table:formula="of:=40+20*RAND()" office:value-type="float" office:value="43.5966480732895" calcext:value-type="float">
            <text:p>43,5966</text:p>
          </table:table-cell>
          <table:table-cell table:formula="of:=([.C1244]*[.D1244]+[.B1244]*[.D1244]+[.B1244]*[.C1244])/([.B1244]*[.C1244]*[.D1244])" office:value-type="float" office:value="0.167725602246767" calcext:value-type="float">
            <text:p>0,1677</text:p>
          </table:table-cell>
          <table:table-cell table:number-columns-repeated="9"/>
        </table:table-row>
        <table:table-row table:style-name="ro2">
          <table:table-cell office:value-type="float" office:value="1244" calcext:value-type="float">
            <text:p>1244</text:p>
          </table:table-cell>
          <table:table-cell table:formula="of:=9+2*RAND()" office:value-type="float" office:value="10.4081423969474" calcext:value-type="float">
            <text:p>10,4081</text:p>
          </table:table-cell>
          <table:table-cell table:formula="of:=NORMINV(RAND();30;5)" office:value-type="float" office:value="29.1364232607833" calcext:value-type="float">
            <text:p>29,1364</text:p>
          </table:table-cell>
          <table:table-cell table:formula="of:=40+20*RAND()" office:value-type="float" office:value="54.7452789708041" calcext:value-type="float">
            <text:p>54,7453</text:p>
          </table:table-cell>
          <table:table-cell table:formula="of:=([.C1245]*[.D1245]+[.B1245]*[.D1245]+[.B1245]*[.C1245])/([.B1245]*[.C1245]*[.D1245])" office:value-type="float" office:value="0.148666341904705" calcext:value-type="float">
            <text:p>0,1487</text:p>
          </table:table-cell>
          <table:table-cell table:number-columns-repeated="9"/>
        </table:table-row>
        <table:table-row table:style-name="ro2">
          <table:table-cell office:value-type="float" office:value="1245" calcext:value-type="float">
            <text:p>1245</text:p>
          </table:table-cell>
          <table:table-cell table:formula="of:=9+2*RAND()" office:value-type="float" office:value="9.21584753715433" calcext:value-type="float">
            <text:p>9,2158</text:p>
          </table:table-cell>
          <table:table-cell table:formula="of:=NORMINV(RAND();30;5)" office:value-type="float" office:value="33.7303884368701" calcext:value-type="float">
            <text:p>33,7304</text:p>
          </table:table-cell>
          <table:table-cell table:formula="of:=40+20*RAND()" office:value-type="float" office:value="45.1197400898673" calcext:value-type="float">
            <text:p>45,1197</text:p>
          </table:table-cell>
          <table:table-cell table:formula="of:=([.C1246]*[.D1246]+[.B1246]*[.D1246]+[.B1246]*[.C1246])/([.B1246]*[.C1246]*[.D1246])" office:value-type="float" office:value="0.16031884469625" calcext:value-type="float">
            <text:p>0,1603</text:p>
          </table:table-cell>
          <table:table-cell table:number-columns-repeated="9"/>
        </table:table-row>
        <table:table-row table:style-name="ro2">
          <table:table-cell office:value-type="float" office:value="1246" calcext:value-type="float">
            <text:p>1246</text:p>
          </table:table-cell>
          <table:table-cell table:formula="of:=9+2*RAND()" office:value-type="float" office:value="10.9368605397176" calcext:value-type="float">
            <text:p>10,9369</text:p>
          </table:table-cell>
          <table:table-cell table:formula="of:=NORMINV(RAND();30;5)" office:value-type="float" office:value="30.8641375144039" calcext:value-type="float">
            <text:p>30,8641</text:p>
          </table:table-cell>
          <table:table-cell table:formula="of:=40+20*RAND()" office:value-type="float" office:value="45.8765088371001" calcext:value-type="float">
            <text:p>45,8765</text:p>
          </table:table-cell>
          <table:table-cell table:formula="of:=([.C1247]*[.D1247]+[.B1247]*[.D1247]+[.B1247]*[.C1247])/([.B1247]*[.C1247]*[.D1247])" office:value-type="float" office:value="0.14563162830406" calcext:value-type="float">
            <text:p>0,1456</text:p>
          </table:table-cell>
          <table:table-cell table:number-columns-repeated="9"/>
        </table:table-row>
        <table:table-row table:style-name="ro2">
          <table:table-cell office:value-type="float" office:value="1247" calcext:value-type="float">
            <text:p>1247</text:p>
          </table:table-cell>
          <table:table-cell table:formula="of:=9+2*RAND()" office:value-type="float" office:value="10.0552341549192" calcext:value-type="float">
            <text:p>10,0552</text:p>
          </table:table-cell>
          <table:table-cell table:formula="of:=NORMINV(RAND();30;5)" office:value-type="float" office:value="29.3886253081731" calcext:value-type="float">
            <text:p>29,3886</text:p>
          </table:table-cell>
          <table:table-cell table:formula="of:=40+20*RAND()" office:value-type="float" office:value="56.9346314412542" calcext:value-type="float">
            <text:p>56,9346</text:p>
          </table:table-cell>
          <table:table-cell table:formula="of:=([.C1248]*[.D1248]+[.B1248]*[.D1248]+[.B1248]*[.C1248])/([.B1248]*[.C1248]*[.D1248])" office:value-type="float" office:value="0.151041465051707" calcext:value-type="float">
            <text:p>0,1510</text:p>
          </table:table-cell>
          <table:table-cell table:number-columns-repeated="9"/>
        </table:table-row>
        <table:table-row table:style-name="ro2">
          <table:table-cell office:value-type="float" office:value="1248" calcext:value-type="float">
            <text:p>1248</text:p>
          </table:table-cell>
          <table:table-cell table:formula="of:=9+2*RAND()" office:value-type="float" office:value="9.10681537236087" calcext:value-type="float">
            <text:p>9,1068</text:p>
          </table:table-cell>
          <table:table-cell table:formula="of:=NORMINV(RAND();30;5)" office:value-type="float" office:value="38.8619525325115" calcext:value-type="float">
            <text:p>38,8620</text:p>
          </table:table-cell>
          <table:table-cell table:formula="of:=40+20*RAND()" office:value-type="float" office:value="43.7340907217003" calcext:value-type="float">
            <text:p>43,7341</text:p>
          </table:table-cell>
          <table:table-cell table:formula="of:=([.C1249]*[.D1249]+[.B1249]*[.D1249]+[.B1249]*[.C1249])/([.B1249]*[.C1249]*[.D1249])" office:value-type="float" office:value="0.158405436867332" calcext:value-type="float">
            <text:p>0,1584</text:p>
          </table:table-cell>
          <table:table-cell table:number-columns-repeated="9"/>
        </table:table-row>
        <table:table-row table:style-name="ro2">
          <table:table-cell office:value-type="float" office:value="1249" calcext:value-type="float">
            <text:p>1249</text:p>
          </table:table-cell>
          <table:table-cell table:formula="of:=9+2*RAND()" office:value-type="float" office:value="10.6198070340324" calcext:value-type="float">
            <text:p>10,6198</text:p>
          </table:table-cell>
          <table:table-cell table:formula="of:=NORMINV(RAND();30;5)" office:value-type="float" office:value="34.3305016283222" calcext:value-type="float">
            <text:p>34,3305</text:p>
          </table:table-cell>
          <table:table-cell table:formula="of:=40+20*RAND()" office:value-type="float" office:value="40.4807284637354" calcext:value-type="float">
            <text:p>40,4807</text:p>
          </table:table-cell>
          <table:table-cell table:formula="of:=([.C1250]*[.D1250]+[.B1250]*[.D1250]+[.B1250]*[.C1250])/([.B1250]*[.C1250]*[.D1250])" office:value-type="float" office:value="0.147995398320017" calcext:value-type="float">
            <text:p>0,1480</text:p>
          </table:table-cell>
          <table:table-cell table:number-columns-repeated="9"/>
        </table:table-row>
        <table:table-row table:style-name="ro2">
          <table:table-cell office:value-type="float" office:value="1250" calcext:value-type="float">
            <text:p>1250</text:p>
          </table:table-cell>
          <table:table-cell table:formula="of:=9+2*RAND()" office:value-type="float" office:value="9.99597054230981" calcext:value-type="float">
            <text:p>9,9960</text:p>
          </table:table-cell>
          <table:table-cell table:formula="of:=NORMINV(RAND();30;5)" office:value-type="float" office:value="29.1829174285271" calcext:value-type="float">
            <text:p>29,1829</text:p>
          </table:table-cell>
          <table:table-cell table:formula="of:=40+20*RAND()" office:value-type="float" office:value="42.7711268584244" calcext:value-type="float">
            <text:p>42,7711</text:p>
          </table:table-cell>
          <table:table-cell table:formula="of:=([.C1251]*[.D1251]+[.B1251]*[.D1251]+[.B1251]*[.C1251])/([.B1251]*[.C1251]*[.D1251])" office:value-type="float" office:value="0.157687191253483" calcext:value-type="float">
            <text:p>0,1577</text:p>
          </table:table-cell>
          <table:table-cell table:number-columns-repeated="9"/>
        </table:table-row>
        <table:table-row table:style-name="ro2">
          <table:table-cell office:value-type="float" office:value="1251" calcext:value-type="float">
            <text:p>1251</text:p>
          </table:table-cell>
          <table:table-cell table:formula="of:=9+2*RAND()" office:value-type="float" office:value="9.81062121293508" calcext:value-type="float">
            <text:p>9,8106</text:p>
          </table:table-cell>
          <table:table-cell table:formula="of:=NORMINV(RAND();30;5)" office:value-type="float" office:value="24.3127984355424" calcext:value-type="float">
            <text:p>24,3128</text:p>
          </table:table-cell>
          <table:table-cell table:formula="of:=40+20*RAND()" office:value-type="float" office:value="41.5700900531374" calcext:value-type="float">
            <text:p>41,5701</text:p>
          </table:table-cell>
          <table:table-cell table:formula="of:=([.C1252]*[.D1252]+[.B1252]*[.D1252]+[.B1252]*[.C1252])/([.B1252]*[.C1252]*[.D1252])" office:value-type="float" office:value="0.167116702387644" calcext:value-type="float">
            <text:p>0,1671</text:p>
          </table:table-cell>
          <table:table-cell table:number-columns-repeated="9"/>
        </table:table-row>
        <table:table-row table:style-name="ro2">
          <table:table-cell office:value-type="float" office:value="1252" calcext:value-type="float">
            <text:p>1252</text:p>
          </table:table-cell>
          <table:table-cell table:formula="of:=9+2*RAND()" office:value-type="float" office:value="10.7505294897128" calcext:value-type="float">
            <text:p>10,7505</text:p>
          </table:table-cell>
          <table:table-cell table:formula="of:=NORMINV(RAND();30;5)" office:value-type="float" office:value="35.7350626225274" calcext:value-type="float">
            <text:p>35,7351</text:p>
          </table:table-cell>
          <table:table-cell table:formula="of:=40+20*RAND()" office:value-type="float" office:value="46.7514111683704" calcext:value-type="float">
            <text:p>46,7514</text:p>
          </table:table-cell>
          <table:table-cell table:formula="of:=([.C1253]*[.D1253]+[.B1253]*[.D1253]+[.B1253]*[.C1253])/([.B1253]*[.C1253]*[.D1253])" office:value-type="float" office:value="0.142392123240738" calcext:value-type="float">
            <text:p>0,1424</text:p>
          </table:table-cell>
          <table:table-cell table:number-columns-repeated="9"/>
        </table:table-row>
        <table:table-row table:style-name="ro2">
          <table:table-cell office:value-type="float" office:value="1253" calcext:value-type="float">
            <text:p>1253</text:p>
          </table:table-cell>
          <table:table-cell table:formula="of:=9+2*RAND()" office:value-type="float" office:value="9.64859810681082" calcext:value-type="float">
            <text:p>9,6486</text:p>
          </table:table-cell>
          <table:table-cell table:formula="of:=NORMINV(RAND();30;5)" office:value-type="float" office:value="27.7836980698602" calcext:value-type="float">
            <text:p>27,7837</text:p>
          </table:table-cell>
          <table:table-cell table:formula="of:=40+20*RAND()" office:value-type="float" office:value="46.0603615012951" calcext:value-type="float">
            <text:p>46,0604</text:p>
          </table:table-cell>
          <table:table-cell table:formula="of:=([.C1254]*[.D1254]+[.B1254]*[.D1254]+[.B1254]*[.C1254])/([.B1254]*[.C1254]*[.D1254])" office:value-type="float" office:value="0.161344970008318" calcext:value-type="float">
            <text:p>0,1613</text:p>
          </table:table-cell>
          <table:table-cell table:number-columns-repeated="9"/>
        </table:table-row>
        <table:table-row table:style-name="ro2">
          <table:table-cell office:value-type="float" office:value="1254" calcext:value-type="float">
            <text:p>1254</text:p>
          </table:table-cell>
          <table:table-cell table:formula="of:=9+2*RAND()" office:value-type="float" office:value="9.88924173428677" calcext:value-type="float">
            <text:p>9,8892</text:p>
          </table:table-cell>
          <table:table-cell table:formula="of:=NORMINV(RAND();30;5)" office:value-type="float" office:value="26.9602520017827" calcext:value-type="float">
            <text:p>26,9603</text:p>
          </table:table-cell>
          <table:table-cell table:formula="of:=40+20*RAND()" office:value-type="float" office:value="59.7906344872899" calcext:value-type="float">
            <text:p>59,7906</text:p>
          </table:table-cell>
          <table:table-cell table:formula="of:=([.C1255]*[.D1255]+[.B1255]*[.D1255]+[.B1255]*[.C1255])/([.B1255]*[.C1255]*[.D1255])" office:value-type="float" office:value="0.154936656268588" calcext:value-type="float">
            <text:p>0,1549</text:p>
          </table:table-cell>
          <table:table-cell table:number-columns-repeated="9"/>
        </table:table-row>
        <table:table-row table:style-name="ro2">
          <table:table-cell office:value-type="float" office:value="1255" calcext:value-type="float">
            <text:p>1255</text:p>
          </table:table-cell>
          <table:table-cell table:formula="of:=9+2*RAND()" office:value-type="float" office:value="9.95363428187557" calcext:value-type="float">
            <text:p>9,9536</text:p>
          </table:table-cell>
          <table:table-cell table:formula="of:=NORMINV(RAND();30;5)" office:value-type="float" office:value="37.4284139472647" calcext:value-type="float">
            <text:p>37,4284</text:p>
          </table:table-cell>
          <table:table-cell table:formula="of:=40+20*RAND()" office:value-type="float" office:value="47.7491419040598" calcext:value-type="float">
            <text:p>47,7491</text:p>
          </table:table-cell>
          <table:table-cell table:formula="of:=([.C1256]*[.D1256]+[.B1256]*[.D1256]+[.B1256]*[.C1256])/([.B1256]*[.C1256]*[.D1256])" office:value-type="float" office:value="0.148126271373306" calcext:value-type="float">
            <text:p>0,1481</text:p>
          </table:table-cell>
          <table:table-cell table:number-columns-repeated="9"/>
        </table:table-row>
        <table:table-row table:style-name="ro2">
          <table:table-cell office:value-type="float" office:value="1256" calcext:value-type="float">
            <text:p>1256</text:p>
          </table:table-cell>
          <table:table-cell table:formula="of:=9+2*RAND()" office:value-type="float" office:value="10.4217846023384" calcext:value-type="float">
            <text:p>10,4218</text:p>
          </table:table-cell>
          <table:table-cell table:formula="of:=NORMINV(RAND();30;5)" office:value-type="float" office:value="26.8689975903039" calcext:value-type="float">
            <text:p>26,8690</text:p>
          </table:table-cell>
          <table:table-cell table:formula="of:=40+20*RAND()" office:value-type="float" office:value="55.6587619078346" calcext:value-type="float">
            <text:p>55,6588</text:p>
          </table:table-cell>
          <table:table-cell table:formula="of:=([.C1257]*[.D1257]+[.B1257]*[.D1257]+[.B1257]*[.C1257])/([.B1257]*[.C1257]*[.D1257])" office:value-type="float" office:value="0.151137094125609" calcext:value-type="float">
            <text:p>0,1511</text:p>
          </table:table-cell>
          <table:table-cell table:number-columns-repeated="9"/>
        </table:table-row>
        <table:table-row table:style-name="ro2">
          <table:table-cell office:value-type="float" office:value="1257" calcext:value-type="float">
            <text:p>1257</text:p>
          </table:table-cell>
          <table:table-cell table:formula="of:=9+2*RAND()" office:value-type="float" office:value="10.4735123703722" calcext:value-type="float">
            <text:p>10,4735</text:p>
          </table:table-cell>
          <table:table-cell table:formula="of:=NORMINV(RAND();30;5)" office:value-type="float" office:value="27.3214224528015" calcext:value-type="float">
            <text:p>27,3214</text:p>
          </table:table-cell>
          <table:table-cell table:formula="of:=40+20*RAND()" office:value-type="float" office:value="41.7704950855114" calcext:value-type="float">
            <text:p>41,7705</text:p>
          </table:table-cell>
          <table:table-cell table:formula="of:=([.C1258]*[.D1258]+[.B1258]*[.D1258]+[.B1258]*[.C1258])/([.B1258]*[.C1258]*[.D1258])" office:value-type="float" office:value="0.15602061231757" calcext:value-type="float">
            <text:p>0,1560</text:p>
          </table:table-cell>
          <table:table-cell table:number-columns-repeated="9"/>
        </table:table-row>
        <table:table-row table:style-name="ro2">
          <table:table-cell office:value-type="float" office:value="1258" calcext:value-type="float">
            <text:p>1258</text:p>
          </table:table-cell>
          <table:table-cell table:formula="of:=9+2*RAND()" office:value-type="float" office:value="10.0822502451483" calcext:value-type="float">
            <text:p>10,0823</text:p>
          </table:table-cell>
          <table:table-cell table:formula="of:=NORMINV(RAND();30;5)" office:value-type="float" office:value="34.9979063727384" calcext:value-type="float">
            <text:p>34,9979</text:p>
          </table:table-cell>
          <table:table-cell table:formula="of:=40+20*RAND()" office:value-type="float" office:value="56.1870199046098" calcext:value-type="float">
            <text:p>56,1870</text:p>
          </table:table-cell>
          <table:table-cell table:formula="of:=([.C1259]*[.D1259]+[.B1259]*[.D1259]+[.B1259]*[.C1259])/([.B1259]*[.C1259]*[.D1259])" office:value-type="float" office:value="0.145555050128672" calcext:value-type="float">
            <text:p>0,1456</text:p>
          </table:table-cell>
          <table:table-cell table:number-columns-repeated="9"/>
        </table:table-row>
        <table:table-row table:style-name="ro2">
          <table:table-cell office:value-type="float" office:value="1259" calcext:value-type="float">
            <text:p>1259</text:p>
          </table:table-cell>
          <table:table-cell table:formula="of:=9+2*RAND()" office:value-type="float" office:value="10.112228206126" calcext:value-type="float">
            <text:p>10,1122</text:p>
          </table:table-cell>
          <table:table-cell table:formula="of:=NORMINV(RAND();30;5)" office:value-type="float" office:value="29.4634554277943" calcext:value-type="float">
            <text:p>29,4635</text:p>
          </table:table-cell>
          <table:table-cell table:formula="of:=40+20*RAND()" office:value-type="float" office:value="43.8791988207959" calcext:value-type="float">
            <text:p>43,8792</text:p>
          </table:table-cell>
          <table:table-cell table:formula="of:=([.C1260]*[.D1260]+[.B1260]*[.D1260]+[.B1260]*[.C1260])/([.B1260]*[.C1260]*[.D1260])" office:value-type="float" office:value="0.155620365496061" calcext:value-type="float">
            <text:p>0,1556</text:p>
          </table:table-cell>
          <table:table-cell table:number-columns-repeated="9"/>
        </table:table-row>
        <table:table-row table:style-name="ro2">
          <table:table-cell office:value-type="float" office:value="1260" calcext:value-type="float">
            <text:p>1260</text:p>
          </table:table-cell>
          <table:table-cell table:formula="of:=9+2*RAND()" office:value-type="float" office:value="9.90255290758796" calcext:value-type="float">
            <text:p>9,9026</text:p>
          </table:table-cell>
          <table:table-cell table:formula="of:=NORMINV(RAND();30;5)" office:value-type="float" office:value="30.1015546381076" calcext:value-type="float">
            <text:p>30,1016</text:p>
          </table:table-cell>
          <table:table-cell table:formula="of:=40+20*RAND()" office:value-type="float" office:value="42.7310846070759" calcext:value-type="float">
            <text:p>42,7311</text:p>
          </table:table-cell>
          <table:table-cell table:formula="of:=([.C1261]*[.D1261]+[.B1261]*[.D1261]+[.B1261]*[.C1261])/([.B1261]*[.C1261]*[.D1261])" office:value-type="float" office:value="0.157607103352566" calcext:value-type="float">
            <text:p>0,1576</text:p>
          </table:table-cell>
          <table:table-cell table:number-columns-repeated="9"/>
        </table:table-row>
        <table:table-row table:style-name="ro2">
          <table:table-cell office:value-type="float" office:value="1261" calcext:value-type="float">
            <text:p>1261</text:p>
          </table:table-cell>
          <table:table-cell table:formula="of:=9+2*RAND()" office:value-type="float" office:value="10.1177849343512" calcext:value-type="float">
            <text:p>10,1178</text:p>
          </table:table-cell>
          <table:table-cell table:formula="of:=NORMINV(RAND();30;5)" office:value-type="float" office:value="33.3276236779357" calcext:value-type="float">
            <text:p>33,3276</text:p>
          </table:table-cell>
          <table:table-cell table:formula="of:=40+20*RAND()" office:value-type="float" office:value="40.5725539731793" calcext:value-type="float">
            <text:p>40,5726</text:p>
          </table:table-cell>
          <table:table-cell table:formula="of:=([.C1262]*[.D1262]+[.B1262]*[.D1262]+[.B1262]*[.C1262])/([.B1262]*[.C1262]*[.D1262])" office:value-type="float" office:value="0.153488205653967" calcext:value-type="float">
            <text:p>0,1535</text:p>
          </table:table-cell>
          <table:table-cell table:number-columns-repeated="9"/>
        </table:table-row>
        <table:table-row table:style-name="ro2">
          <table:table-cell office:value-type="float" office:value="1262" calcext:value-type="float">
            <text:p>1262</text:p>
          </table:table-cell>
          <table:table-cell table:formula="of:=9+2*RAND()" office:value-type="float" office:value="9.45074555813335" calcext:value-type="float">
            <text:p>9,4507</text:p>
          </table:table-cell>
          <table:table-cell table:formula="of:=NORMINV(RAND();30;5)" office:value-type="float" office:value="28.4163100761843" calcext:value-type="float">
            <text:p>28,4163</text:p>
          </table:table-cell>
          <table:table-cell table:formula="of:=40+20*RAND()" office:value-type="float" office:value="50.3374278615229" calcext:value-type="float">
            <text:p>50,3374</text:p>
          </table:table-cell>
          <table:table-cell table:formula="of:=([.C1263]*[.D1263]+[.B1263]*[.D1263]+[.B1263]*[.C1263])/([.B1263]*[.C1263]*[.D1263])" office:value-type="float" office:value="0.160868748842919" calcext:value-type="float">
            <text:p>0,1609</text:p>
          </table:table-cell>
          <table:table-cell table:number-columns-repeated="9"/>
        </table:table-row>
        <table:table-row table:style-name="ro2">
          <table:table-cell office:value-type="float" office:value="1263" calcext:value-type="float">
            <text:p>1263</text:p>
          </table:table-cell>
          <table:table-cell table:formula="of:=9+2*RAND()" office:value-type="float" office:value="10.4146951127332" calcext:value-type="float">
            <text:p>10,4147</text:p>
          </table:table-cell>
          <table:table-cell table:formula="of:=NORMINV(RAND();30;5)" office:value-type="float" office:value="34.4959950068645" calcext:value-type="float">
            <text:p>34,4960</text:p>
          </table:table-cell>
          <table:table-cell table:formula="of:=40+20*RAND()" office:value-type="float" office:value="51.7243073764257" calcext:value-type="float">
            <text:p>51,7243</text:p>
          </table:table-cell>
          <table:table-cell table:formula="of:=([.C1264]*[.D1264]+[.B1264]*[.D1264]+[.B1264]*[.C1264])/([.B1264]*[.C1264]*[.D1264])" office:value-type="float" office:value="0.144340315749899" calcext:value-type="float">
            <text:p>0,1443</text:p>
          </table:table-cell>
          <table:table-cell table:number-columns-repeated="9"/>
        </table:table-row>
        <table:table-row table:style-name="ro2">
          <table:table-cell office:value-type="float" office:value="1264" calcext:value-type="float">
            <text:p>1264</text:p>
          </table:table-cell>
          <table:table-cell table:formula="of:=9+2*RAND()" office:value-type="float" office:value="10.8042482512537" calcext:value-type="float">
            <text:p>10,8042</text:p>
          </table:table-cell>
          <table:table-cell table:formula="of:=NORMINV(RAND();30;5)" office:value-type="float" office:value="31.5985075214598" calcext:value-type="float">
            <text:p>31,5985</text:p>
          </table:table-cell>
          <table:table-cell table:formula="of:=40+20*RAND()" office:value-type="float" office:value="47.6843490893953" calcext:value-type="float">
            <text:p>47,6843</text:p>
          </table:table-cell>
          <table:table-cell table:formula="of:=([.C1265]*[.D1265]+[.B1265]*[.D1265]+[.B1265]*[.C1265])/([.B1265]*[.C1265]*[.D1265])" office:value-type="float" office:value="0.145174490817242" calcext:value-type="float">
            <text:p>0,1452</text:p>
          </table:table-cell>
          <table:table-cell table:number-columns-repeated="9"/>
        </table:table-row>
        <table:table-row table:style-name="ro2">
          <table:table-cell office:value-type="float" office:value="1265" calcext:value-type="float">
            <text:p>1265</text:p>
          </table:table-cell>
          <table:table-cell table:formula="of:=9+2*RAND()" office:value-type="float" office:value="9.95013844710775" calcext:value-type="float">
            <text:p>9,9501</text:p>
          </table:table-cell>
          <table:table-cell table:formula="of:=NORMINV(RAND();30;5)" office:value-type="float" office:value="35.5534512674241" calcext:value-type="float">
            <text:p>35,5535</text:p>
          </table:table-cell>
          <table:table-cell table:formula="of:=40+20*RAND()" office:value-type="float" office:value="56.6008142451756" calcext:value-type="float">
            <text:p>56,6008</text:p>
          </table:table-cell>
          <table:table-cell table:formula="of:=([.C1266]*[.D1266]+[.B1266]*[.D1266]+[.B1266]*[.C1266])/([.B1266]*[.C1266]*[.D1266])" office:value-type="float" office:value="0.146295369143031" calcext:value-type="float">
            <text:p>0,1463</text:p>
          </table:table-cell>
          <table:table-cell table:number-columns-repeated="9"/>
        </table:table-row>
        <table:table-row table:style-name="ro2">
          <table:table-cell office:value-type="float" office:value="1266" calcext:value-type="float">
            <text:p>1266</text:p>
          </table:table-cell>
          <table:table-cell table:formula="of:=9+2*RAND()" office:value-type="float" office:value="10.7355847286526" calcext:value-type="float">
            <text:p>10,7356</text:p>
          </table:table-cell>
          <table:table-cell table:formula="of:=NORMINV(RAND();30;5)" office:value-type="float" office:value="28.290986454563" calcext:value-type="float">
            <text:p>28,2910</text:p>
          </table:table-cell>
          <table:table-cell table:formula="of:=40+20*RAND()" office:value-type="float" office:value="41.9963214057498" calcext:value-type="float">
            <text:p>41,9963</text:p>
          </table:table-cell>
          <table:table-cell table:formula="of:=([.C1267]*[.D1267]+[.B1267]*[.D1267]+[.B1267]*[.C1267])/([.B1267]*[.C1267]*[.D1267])" office:value-type="float" office:value="0.152306719759461" calcext:value-type="float">
            <text:p>0,1523</text:p>
          </table:table-cell>
          <table:table-cell table:number-columns-repeated="9"/>
        </table:table-row>
        <table:table-row table:style-name="ro2">
          <table:table-cell office:value-type="float" office:value="1267" calcext:value-type="float">
            <text:p>1267</text:p>
          </table:table-cell>
          <table:table-cell table:formula="of:=9+2*RAND()" office:value-type="float" office:value="10.6934772606473" calcext:value-type="float">
            <text:p>10,6935</text:p>
          </table:table-cell>
          <table:table-cell table:formula="of:=NORMINV(RAND();30;5)" office:value-type="float" office:value="18.8573900214368" calcext:value-type="float">
            <text:p>18,8574</text:p>
          </table:table-cell>
          <table:table-cell table:formula="of:=40+20*RAND()" office:value-type="float" office:value="47.935052968096" calcext:value-type="float">
            <text:p>47,9351</text:p>
          </table:table-cell>
          <table:table-cell table:formula="of:=([.C1268]*[.D1268]+[.B1268]*[.D1268]+[.B1268]*[.C1268])/([.B1268]*[.C1268]*[.D1268])" office:value-type="float" office:value="0.167406119111336" calcext:value-type="float">
            <text:p>0,1674</text:p>
          </table:table-cell>
          <table:table-cell table:number-columns-repeated="9"/>
        </table:table-row>
        <table:table-row table:style-name="ro2">
          <table:table-cell office:value-type="float" office:value="1268" calcext:value-type="float">
            <text:p>1268</text:p>
          </table:table-cell>
          <table:table-cell table:formula="of:=9+2*RAND()" office:value-type="float" office:value="9.34205379267223" calcext:value-type="float">
            <text:p>9,3421</text:p>
          </table:table-cell>
          <table:table-cell table:formula="of:=NORMINV(RAND();30;5)" office:value-type="float" office:value="22.3969699583743" calcext:value-type="float">
            <text:p>22,3970</text:p>
          </table:table-cell>
          <table:table-cell table:formula="of:=40+20*RAND()" office:value-type="float" office:value="43.0539544974454" calcext:value-type="float">
            <text:p>43,0540</text:p>
          </table:table-cell>
          <table:table-cell table:formula="of:=([.C1269]*[.D1269]+[.B1269]*[.D1269]+[.B1269]*[.C1269])/([.B1269]*[.C1269]*[.D1269])" office:value-type="float" office:value="0.174918410217339" calcext:value-type="float">
            <text:p>0,1749</text:p>
          </table:table-cell>
          <table:table-cell table:number-columns-repeated="9"/>
        </table:table-row>
        <table:table-row table:style-name="ro2">
          <table:table-cell office:value-type="float" office:value="1269" calcext:value-type="float">
            <text:p>1269</text:p>
          </table:table-cell>
          <table:table-cell table:formula="of:=9+2*RAND()" office:value-type="float" office:value="9.38652731734328" calcext:value-type="float">
            <text:p>9,3865</text:p>
          </table:table-cell>
          <table:table-cell table:formula="of:=NORMINV(RAND();30;5)" office:value-type="float" office:value="30.3730404038431" calcext:value-type="float">
            <text:p>30,3730</text:p>
          </table:table-cell>
          <table:table-cell table:formula="of:=40+20*RAND()" office:value-type="float" office:value="43.2304660766386" calcext:value-type="float">
            <text:p>43,2305</text:p>
          </table:table-cell>
          <table:table-cell table:formula="of:=([.C1270]*[.D1270]+[.B1270]*[.D1270]+[.B1270]*[.C1270])/([.B1270]*[.C1270]*[.D1270])" office:value-type="float" office:value="0.162591442024769" calcext:value-type="float">
            <text:p>0,1626</text:p>
          </table:table-cell>
          <table:table-cell table:number-columns-repeated="9"/>
        </table:table-row>
        <table:table-row table:style-name="ro2">
          <table:table-cell office:value-type="float" office:value="1270" calcext:value-type="float">
            <text:p>1270</text:p>
          </table:table-cell>
          <table:table-cell table:formula="of:=9+2*RAND()" office:value-type="float" office:value="10.0337547136005" calcext:value-type="float">
            <text:p>10,0338</text:p>
          </table:table-cell>
          <table:table-cell table:formula="of:=NORMINV(RAND();30;5)" office:value-type="float" office:value="30.0673502854963" calcext:value-type="float">
            <text:p>30,0674</text:p>
          </table:table-cell>
          <table:table-cell table:formula="of:=40+20*RAND()" office:value-type="float" office:value="57.1224265429191" calcext:value-type="float">
            <text:p>57,1224</text:p>
          </table:table-cell>
          <table:table-cell table:formula="of:=([.C1271]*[.D1271]+[.B1271]*[.D1271]+[.B1271]*[.C1271])/([.B1271]*[.C1271]*[.D1271])" office:value-type="float" office:value="0.150428514829479" calcext:value-type="float">
            <text:p>0,1504</text:p>
          </table:table-cell>
          <table:table-cell table:number-columns-repeated="9"/>
        </table:table-row>
        <table:table-row table:style-name="ro2">
          <table:table-cell office:value-type="float" office:value="1271" calcext:value-type="float">
            <text:p>1271</text:p>
          </table:table-cell>
          <table:table-cell table:formula="of:=9+2*RAND()" office:value-type="float" office:value="9.87890842999332" calcext:value-type="float">
            <text:p>9,8789</text:p>
          </table:table-cell>
          <table:table-cell table:formula="of:=NORMINV(RAND();30;5)" office:value-type="float" office:value="32.7270836957433" calcext:value-type="float">
            <text:p>32,7271</text:p>
          </table:table-cell>
          <table:table-cell table:formula="of:=40+20*RAND()" office:value-type="float" office:value="45.1271544280462" calcext:value-type="float">
            <text:p>45,1272</text:p>
          </table:table-cell>
          <table:table-cell table:formula="of:=([.C1272]*[.D1272]+[.B1272]*[.D1272]+[.B1272]*[.C1272])/([.B1272]*[.C1272]*[.D1272])" office:value-type="float" office:value="0.153941097489261" calcext:value-type="float">
            <text:p>0,1539</text:p>
          </table:table-cell>
          <table:table-cell table:number-columns-repeated="9"/>
        </table:table-row>
        <table:table-row table:style-name="ro2">
          <table:table-cell office:value-type="float" office:value="1272" calcext:value-type="float">
            <text:p>1272</text:p>
          </table:table-cell>
          <table:table-cell table:formula="of:=9+2*RAND()" office:value-type="float" office:value="9.8696036117617" calcext:value-type="float">
            <text:p>9,8696</text:p>
          </table:table-cell>
          <table:table-cell table:formula="of:=NORMINV(RAND();30;5)" office:value-type="float" office:value="22.753301408557" calcext:value-type="float">
            <text:p>22,7533</text:p>
          </table:table-cell>
          <table:table-cell table:formula="of:=40+20*RAND()" office:value-type="float" office:value="50.141840132419" calcext:value-type="float">
            <text:p>50,1418</text:p>
          </table:table-cell>
          <table:table-cell table:formula="of:=([.C1273]*[.D1273]+[.B1273]*[.D1273]+[.B1273]*[.C1273])/([.B1273]*[.C1273]*[.D1273])" office:value-type="float" office:value="0.165214282304805" calcext:value-type="float">
            <text:p>0,1652</text:p>
          </table:table-cell>
          <table:table-cell table:number-columns-repeated="9"/>
        </table:table-row>
        <table:table-row table:style-name="ro2">
          <table:table-cell office:value-type="float" office:value="1273" calcext:value-type="float">
            <text:p>1273</text:p>
          </table:table-cell>
          <table:table-cell table:formula="of:=9+2*RAND()" office:value-type="float" office:value="9.95725341909565" calcext:value-type="float">
            <text:p>9,9573</text:p>
          </table:table-cell>
          <table:table-cell table:formula="of:=NORMINV(RAND();30;5)" office:value-type="float" office:value="31.3580660485386" calcext:value-type="float">
            <text:p>31,3581</text:p>
          </table:table-cell>
          <table:table-cell table:formula="of:=40+20*RAND()" office:value-type="float" office:value="48.218099323567" calcext:value-type="float">
            <text:p>48,2181</text:p>
          </table:table-cell>
          <table:table-cell table:formula="of:=([.C1274]*[.D1274]+[.B1274]*[.D1274]+[.B1274]*[.C1274])/([.B1274]*[.C1274]*[.D1274])" office:value-type="float" office:value="0.153058122983251" calcext:value-type="float">
            <text:p>0,1531</text:p>
          </table:table-cell>
          <table:table-cell table:number-columns-repeated="9"/>
        </table:table-row>
        <table:table-row table:style-name="ro2">
          <table:table-cell office:value-type="float" office:value="1274" calcext:value-type="float">
            <text:p>1274</text:p>
          </table:table-cell>
          <table:table-cell table:formula="of:=9+2*RAND()" office:value-type="float" office:value="9.93185905157588" calcext:value-type="float">
            <text:p>9,9319</text:p>
          </table:table-cell>
          <table:table-cell table:formula="of:=NORMINV(RAND();30;5)" office:value-type="float" office:value="18.1860122591159" calcext:value-type="float">
            <text:p>18,1860</text:p>
          </table:table-cell>
          <table:table-cell table:formula="of:=40+20*RAND()" office:value-type="float" office:value="48.1404012418352" calcext:value-type="float">
            <text:p>48,1404</text:p>
          </table:table-cell>
          <table:table-cell table:formula="of:=([.C1275]*[.D1275]+[.B1275]*[.D1275]+[.B1275]*[.C1275])/([.B1275]*[.C1275]*[.D1275])" office:value-type="float" office:value="0.176445973391208" calcext:value-type="float">
            <text:p>0,1764</text:p>
          </table:table-cell>
          <table:table-cell table:number-columns-repeated="9"/>
        </table:table-row>
        <table:table-row table:style-name="ro2">
          <table:table-cell office:value-type="float" office:value="1275" calcext:value-type="float">
            <text:p>1275</text:p>
          </table:table-cell>
          <table:table-cell table:formula="of:=9+2*RAND()" office:value-type="float" office:value="9.107391303638" calcext:value-type="float">
            <text:p>9,1074</text:p>
          </table:table-cell>
          <table:table-cell table:formula="of:=NORMINV(RAND();30;5)" office:value-type="float" office:value="32.2700733014373" calcext:value-type="float">
            <text:p>32,2701</text:p>
          </table:table-cell>
          <table:table-cell table:formula="of:=40+20*RAND()" office:value-type="float" office:value="47.212957276497" calcext:value-type="float">
            <text:p>47,2130</text:p>
          </table:table-cell>
          <table:table-cell table:formula="of:=([.C1276]*[.D1276]+[.B1276]*[.D1276]+[.B1276]*[.C1276])/([.B1276]*[.C1276]*[.D1276])" office:value-type="float" office:value="0.16197001621016" calcext:value-type="float">
            <text:p>0,1620</text:p>
          </table:table-cell>
          <table:table-cell table:number-columns-repeated="9"/>
        </table:table-row>
        <table:table-row table:style-name="ro2">
          <table:table-cell office:value-type="float" office:value="1276" calcext:value-type="float">
            <text:p>1276</text:p>
          </table:table-cell>
          <table:table-cell table:formula="of:=9+2*RAND()" office:value-type="float" office:value="9.9105269073043" calcext:value-type="float">
            <text:p>9,9105</text:p>
          </table:table-cell>
          <table:table-cell table:formula="of:=NORMINV(RAND();30;5)" office:value-type="float" office:value="40.5572071267482" calcext:value-type="float">
            <text:p>40,5572</text:p>
          </table:table-cell>
          <table:table-cell table:formula="of:=40+20*RAND()" office:value-type="float" office:value="48.9082003128715" calcext:value-type="float">
            <text:p>48,9082</text:p>
          </table:table-cell>
          <table:table-cell table:formula="of:=([.C1277]*[.D1277]+[.B1277]*[.D1277]+[.B1277]*[.C1277])/([.B1277]*[.C1277]*[.D1277])" office:value-type="float" office:value="0.146005807745577" calcext:value-type="float">
            <text:p>0,1460</text:p>
          </table:table-cell>
          <table:table-cell table:number-columns-repeated="9"/>
        </table:table-row>
        <table:table-row table:style-name="ro2">
          <table:table-cell office:value-type="float" office:value="1277" calcext:value-type="float">
            <text:p>1277</text:p>
          </table:table-cell>
          <table:table-cell table:formula="of:=9+2*RAND()" office:value-type="float" office:value="9.13815878587775" calcext:value-type="float">
            <text:p>9,1382</text:p>
          </table:table-cell>
          <table:table-cell table:formula="of:=NORMINV(RAND();30;5)" office:value-type="float" office:value="24.1987846352979" calcext:value-type="float">
            <text:p>24,1988</text:p>
          </table:table-cell>
          <table:table-cell table:formula="of:=40+20*RAND()" office:value-type="float" office:value="44.520325793419" calcext:value-type="float">
            <text:p>44,5203</text:p>
          </table:table-cell>
          <table:table-cell table:formula="of:=([.C1278]*[.D1278]+[.B1278]*[.D1278]+[.B1278]*[.C1278])/([.B1278]*[.C1278]*[.D1278])" office:value-type="float" office:value="0.173217274800975" calcext:value-type="float">
            <text:p>0,1732</text:p>
          </table:table-cell>
          <table:table-cell table:number-columns-repeated="9"/>
        </table:table-row>
        <table:table-row table:style-name="ro2">
          <table:table-cell office:value-type="float" office:value="1278" calcext:value-type="float">
            <text:p>1278</text:p>
          </table:table-cell>
          <table:table-cell table:formula="of:=9+2*RAND()" office:value-type="float" office:value="9.9492508827243" calcext:value-type="float">
            <text:p>9,9493</text:p>
          </table:table-cell>
          <table:table-cell table:formula="of:=NORMINV(RAND();30;5)" office:value-type="float" office:value="25.0304096521629" calcext:value-type="float">
            <text:p>25,0304</text:p>
          </table:table-cell>
          <table:table-cell table:formula="of:=40+20*RAND()" office:value-type="float" office:value="44.0324881882407" calcext:value-type="float">
            <text:p>44,0325</text:p>
          </table:table-cell>
          <table:table-cell table:formula="of:=([.C1279]*[.D1279]+[.B1279]*[.D1279]+[.B1279]*[.C1279])/([.B1279]*[.C1279]*[.D1279])" office:value-type="float" office:value="0.16317198747085" calcext:value-type="float">
            <text:p>0,1632</text:p>
          </table:table-cell>
          <table:table-cell table:number-columns-repeated="9"/>
        </table:table-row>
        <table:table-row table:style-name="ro2">
          <table:table-cell office:value-type="float" office:value="1279" calcext:value-type="float">
            <text:p>1279</text:p>
          </table:table-cell>
          <table:table-cell table:formula="of:=9+2*RAND()" office:value-type="float" office:value="10.1934576074127" calcext:value-type="float">
            <text:p>10,1935</text:p>
          </table:table-cell>
          <table:table-cell table:formula="of:=NORMINV(RAND();30;5)" office:value-type="float" office:value="32.6282234332498" calcext:value-type="float">
            <text:p>32,6282</text:p>
          </table:table-cell>
          <table:table-cell table:formula="of:=40+20*RAND()" office:value-type="float" office:value="45.0364099931903" calcext:value-type="float">
            <text:p>45,0364</text:p>
          </table:table-cell>
          <table:table-cell table:formula="of:=([.C1280]*[.D1280]+[.B1280]*[.D1280]+[.B1280]*[.C1280])/([.B1280]*[.C1280]*[.D1280])" office:value-type="float" office:value="0.15095470886096" calcext:value-type="float">
            <text:p>0,1510</text:p>
          </table:table-cell>
          <table:table-cell table:number-columns-repeated="9"/>
        </table:table-row>
        <table:table-row table:style-name="ro2">
          <table:table-cell office:value-type="float" office:value="1280" calcext:value-type="float">
            <text:p>1280</text:p>
          </table:table-cell>
          <table:table-cell table:formula="of:=9+2*RAND()" office:value-type="float" office:value="9.10350058670156" calcext:value-type="float">
            <text:p>9,1035</text:p>
          </table:table-cell>
          <table:table-cell table:formula="of:=NORMINV(RAND();30;5)" office:value-type="float" office:value="30.90324018099" calcext:value-type="float">
            <text:p>30,9032</text:p>
          </table:table-cell>
          <table:table-cell table:formula="of:=40+20*RAND()" office:value-type="float" office:value="57.6394050871022" calcext:value-type="float">
            <text:p>57,6394</text:p>
          </table:table-cell>
          <table:table-cell table:formula="of:=([.C1281]*[.D1281]+[.B1281]*[.D1281]+[.B1281]*[.C1281])/([.B1281]*[.C1281]*[.D1281])" office:value-type="float" office:value="0.159556162216621" calcext:value-type="float">
            <text:p>0,1596</text:p>
          </table:table-cell>
          <table:table-cell table:number-columns-repeated="9"/>
        </table:table-row>
        <table:table-row table:style-name="ro2">
          <table:table-cell office:value-type="float" office:value="1281" calcext:value-type="float">
            <text:p>1281</text:p>
          </table:table-cell>
          <table:table-cell table:formula="of:=9+2*RAND()" office:value-type="float" office:value="9.89719188469462" calcext:value-type="float">
            <text:p>9,8972</text:p>
          </table:table-cell>
          <table:table-cell table:formula="of:=NORMINV(RAND();30;5)" office:value-type="float" office:value="32.2956372539205" calcext:value-type="float">
            <text:p>32,2956</text:p>
          </table:table-cell>
          <table:table-cell table:formula="of:=40+20*RAND()" office:value-type="float" office:value="59.3469671509229" calcext:value-type="float">
            <text:p>59,3470</text:p>
          </table:table-cell>
          <table:table-cell table:formula="of:=([.C1282]*[.D1282]+[.B1282]*[.D1282]+[.B1282]*[.C1282])/([.B1282]*[.C1282]*[.D1282])" office:value-type="float" office:value="0.148852755779138" calcext:value-type="float">
            <text:p>0,1489</text:p>
          </table:table-cell>
          <table:table-cell table:number-columns-repeated="9"/>
        </table:table-row>
        <table:table-row table:style-name="ro2">
          <table:table-cell office:value-type="float" office:value="1282" calcext:value-type="float">
            <text:p>1282</text:p>
          </table:table-cell>
          <table:table-cell table:formula="of:=9+2*RAND()" office:value-type="float" office:value="10.3360368169378" calcext:value-type="float">
            <text:p>10,3360</text:p>
          </table:table-cell>
          <table:table-cell table:formula="of:=NORMINV(RAND();30;5)" office:value-type="float" office:value="35.3516252559562" calcext:value-type="float">
            <text:p>35,3516</text:p>
          </table:table-cell>
          <table:table-cell table:formula="of:=40+20*RAND()" office:value-type="float" office:value="51.6046377201565" calcext:value-type="float">
            <text:p>51,6046</text:p>
          </table:table-cell>
          <table:table-cell table:formula="of:=([.C1283]*[.D1283]+[.B1283]*[.D1283]+[.B1283]*[.C1283])/([.B1283]*[.C1283]*[.D1283])" office:value-type="float" office:value="0.144414227278268" calcext:value-type="float">
            <text:p>0,1444</text:p>
          </table:table-cell>
          <table:table-cell table:number-columns-repeated="9"/>
        </table:table-row>
        <table:table-row table:style-name="ro2">
          <table:table-cell office:value-type="float" office:value="1283" calcext:value-type="float">
            <text:p>1283</text:p>
          </table:table-cell>
          <table:table-cell table:formula="of:=9+2*RAND()" office:value-type="float" office:value="10.0923861966003" calcext:value-type="float">
            <text:p>10,0924</text:p>
          </table:table-cell>
          <table:table-cell table:formula="of:=NORMINV(RAND();30;5)" office:value-type="float" office:value="30.1598812518013" calcext:value-type="float">
            <text:p>30,1599</text:p>
          </table:table-cell>
          <table:table-cell table:formula="of:=40+20*RAND()" office:value-type="float" office:value="40.0959647935815" calcext:value-type="float">
            <text:p>40,0960</text:p>
          </table:table-cell>
          <table:table-cell table:formula="of:=([.C1284]*[.D1284]+[.B1284]*[.D1284]+[.B1284]*[.C1284])/([.B1284]*[.C1284]*[.D1284])" office:value-type="float" office:value="0.157181389886105" calcext:value-type="float">
            <text:p>0,1572</text:p>
          </table:table-cell>
          <table:table-cell table:number-columns-repeated="9"/>
        </table:table-row>
        <table:table-row table:style-name="ro2">
          <table:table-cell office:value-type="float" office:value="1284" calcext:value-type="float">
            <text:p>1284</text:p>
          </table:table-cell>
          <table:table-cell table:formula="of:=9+2*RAND()" office:value-type="float" office:value="9.61529954825528" calcext:value-type="float">
            <text:p>9,6153</text:p>
          </table:table-cell>
          <table:table-cell table:formula="of:=NORMINV(RAND();30;5)" office:value-type="float" office:value="26.1628800636959" calcext:value-type="float">
            <text:p>26,1629</text:p>
          </table:table-cell>
          <table:table-cell table:formula="of:=40+20*RAND()" office:value-type="float" office:value="46.8213932705112" calcext:value-type="float">
            <text:p>46,8214</text:p>
          </table:table-cell>
          <table:table-cell table:formula="of:=([.C1285]*[.D1285]+[.B1285]*[.D1285]+[.B1285]*[.C1285])/([.B1285]*[.C1285]*[.D1285])" office:value-type="float" office:value="0.163580770042816" calcext:value-type="float">
            <text:p>0,1636</text:p>
          </table:table-cell>
          <table:table-cell table:number-columns-repeated="9"/>
        </table:table-row>
        <table:table-row table:style-name="ro2">
          <table:table-cell office:value-type="float" office:value="1285" calcext:value-type="float">
            <text:p>1285</text:p>
          </table:table-cell>
          <table:table-cell table:formula="of:=9+2*RAND()" office:value-type="float" office:value="10.6264614642132" calcext:value-type="float">
            <text:p>10,6265</text:p>
          </table:table-cell>
          <table:table-cell table:formula="of:=NORMINV(RAND();30;5)" office:value-type="float" office:value="23.6572652855341" calcext:value-type="float">
            <text:p>23,6573</text:p>
          </table:table-cell>
          <table:table-cell table:formula="of:=40+20*RAND()" office:value-type="float" office:value="56.5026893676259" calcext:value-type="float">
            <text:p>56,5027</text:p>
          </table:table-cell>
          <table:table-cell table:formula="of:=([.C1286]*[.D1286]+[.B1286]*[.D1286]+[.B1286]*[.C1286])/([.B1286]*[.C1286]*[.D1286])" office:value-type="float" office:value="0.154073288261036" calcext:value-type="float">
            <text:p>0,1541</text:p>
          </table:table-cell>
          <table:table-cell table:number-columns-repeated="9"/>
        </table:table-row>
        <table:table-row table:style-name="ro2">
          <table:table-cell office:value-type="float" office:value="1286" calcext:value-type="float">
            <text:p>1286</text:p>
          </table:table-cell>
          <table:table-cell table:formula="of:=9+2*RAND()" office:value-type="float" office:value="9.84936910006218" calcext:value-type="float">
            <text:p>9,8494</text:p>
          </table:table-cell>
          <table:table-cell table:formula="of:=NORMINV(RAND();30;5)" office:value-type="float" office:value="31.836388321689" calcext:value-type="float">
            <text:p>31,8364</text:p>
          </table:table-cell>
          <table:table-cell table:formula="of:=40+20*RAND()" office:value-type="float" office:value="48.010267673526" calcext:value-type="float">
            <text:p>48,0103</text:p>
          </table:table-cell>
          <table:table-cell table:formula="of:=([.C1287]*[.D1287]+[.B1287]*[.D1287]+[.B1287]*[.C1287])/([.B1287]*[.C1287]*[.D1287])" office:value-type="float" office:value="0.153768821647969" calcext:value-type="float">
            <text:p>0,1538</text:p>
          </table:table-cell>
          <table:table-cell table:number-columns-repeated="9"/>
        </table:table-row>
        <table:table-row table:style-name="ro2">
          <table:table-cell office:value-type="float" office:value="1287" calcext:value-type="float">
            <text:p>1287</text:p>
          </table:table-cell>
          <table:table-cell table:formula="of:=9+2*RAND()" office:value-type="float" office:value="10.5482104520779" calcext:value-type="float">
            <text:p>10,5482</text:p>
          </table:table-cell>
          <table:table-cell table:formula="of:=NORMINV(RAND();30;5)" office:value-type="float" office:value="23.9798493689128" calcext:value-type="float">
            <text:p>23,9798</text:p>
          </table:table-cell>
          <table:table-cell table:formula="of:=40+20*RAND()" office:value-type="float" office:value="50.0608469429426" calcext:value-type="float">
            <text:p>50,0608</text:p>
          </table:table-cell>
          <table:table-cell table:formula="of:=([.C1288]*[.D1288]+[.B1288]*[.D1288]+[.B1288]*[.C1288])/([.B1288]*[.C1288]*[.D1288])" office:value-type="float" office:value="0.156480181426278" calcext:value-type="float">
            <text:p>0,1565</text:p>
          </table:table-cell>
          <table:table-cell table:number-columns-repeated="9"/>
        </table:table-row>
        <table:table-row table:style-name="ro2">
          <table:table-cell office:value-type="float" office:value="1288" calcext:value-type="float">
            <text:p>1288</text:p>
          </table:table-cell>
          <table:table-cell table:formula="of:=9+2*RAND()" office:value-type="float" office:value="9.24759022821672" calcext:value-type="float">
            <text:p>9,2476</text:p>
          </table:table-cell>
          <table:table-cell table:formula="of:=NORMINV(RAND();30;5)" office:value-type="float" office:value="21.1047989611166" calcext:value-type="float">
            <text:p>21,1048</text:p>
          </table:table-cell>
          <table:table-cell table:formula="of:=40+20*RAND()" office:value-type="float" office:value="45.4140261304565" calcext:value-type="float">
            <text:p>45,4140</text:p>
          </table:table-cell>
          <table:table-cell table:formula="of:=([.C1289]*[.D1289]+[.B1289]*[.D1289]+[.B1289]*[.C1289])/([.B1289]*[.C1289]*[.D1289])" office:value-type="float" office:value="0.177538496459756" calcext:value-type="float">
            <text:p>0,1775</text:p>
          </table:table-cell>
          <table:table-cell table:number-columns-repeated="9"/>
        </table:table-row>
        <table:table-row table:style-name="ro2">
          <table:table-cell office:value-type="float" office:value="1289" calcext:value-type="float">
            <text:p>1289</text:p>
          </table:table-cell>
          <table:table-cell table:formula="of:=9+2*RAND()" office:value-type="float" office:value="10.0115280870814" calcext:value-type="float">
            <text:p>10,0115</text:p>
          </table:table-cell>
          <table:table-cell table:formula="of:=NORMINV(RAND();30;5)" office:value-type="float" office:value="29.7596436346375" calcext:value-type="float">
            <text:p>29,7596</text:p>
          </table:table-cell>
          <table:table-cell table:formula="of:=40+20*RAND()" office:value-type="float" office:value="51.5830461378209" calcext:value-type="float">
            <text:p>51,5830</text:p>
          </table:table-cell>
          <table:table-cell table:formula="of:=([.C1290]*[.D1290]+[.B1290]*[.D1290]+[.B1290]*[.C1290])/([.B1290]*[.C1290]*[.D1290])" office:value-type="float" office:value="0.152873619347474" calcext:value-type="float">
            <text:p>0,1529</text:p>
          </table:table-cell>
          <table:table-cell table:number-columns-repeated="9"/>
        </table:table-row>
        <table:table-row table:style-name="ro2">
          <table:table-cell office:value-type="float" office:value="1290" calcext:value-type="float">
            <text:p>1290</text:p>
          </table:table-cell>
          <table:table-cell table:formula="of:=9+2*RAND()" office:value-type="float" office:value="10.9286357315723" calcext:value-type="float">
            <text:p>10,9286</text:p>
          </table:table-cell>
          <table:table-cell table:formula="of:=NORMINV(RAND();30;5)" office:value-type="float" office:value="25.230033703829" calcext:value-type="float">
            <text:p>25,2300</text:p>
          </table:table-cell>
          <table:table-cell table:formula="of:=40+20*RAND()" office:value-type="float" office:value="54.9843220203184" calcext:value-type="float">
            <text:p>54,9843</text:p>
          </table:table-cell>
          <table:table-cell table:formula="of:=([.C1291]*[.D1291]+[.B1291]*[.D1291]+[.B1291]*[.C1291])/([.B1291]*[.C1291]*[.D1291])" office:value-type="float" office:value="0.149325033829672" calcext:value-type="float">
            <text:p>0,1493</text:p>
          </table:table-cell>
          <table:table-cell table:number-columns-repeated="9"/>
        </table:table-row>
        <table:table-row table:style-name="ro2">
          <table:table-cell office:value-type="float" office:value="1291" calcext:value-type="float">
            <text:p>1291</text:p>
          </table:table-cell>
          <table:table-cell table:formula="of:=9+2*RAND()" office:value-type="float" office:value="9.43556822207756" calcext:value-type="float">
            <text:p>9,4356</text:p>
          </table:table-cell>
          <table:table-cell table:formula="of:=NORMINV(RAND();30;5)" office:value-type="float" office:value="27.0480165836345" calcext:value-type="float">
            <text:p>27,0480</text:p>
          </table:table-cell>
          <table:table-cell table:formula="of:=40+20*RAND()" office:value-type="float" office:value="40.8597273821943" calcext:value-type="float">
            <text:p>40,8597</text:p>
          </table:table-cell>
          <table:table-cell table:formula="of:=([.C1292]*[.D1292]+[.B1292]*[.D1292]+[.B1292]*[.C1292])/([.B1292]*[.C1292]*[.D1292])" office:value-type="float" office:value="0.167427222433782" calcext:value-type="float">
            <text:p>0,1674</text:p>
          </table:table-cell>
          <table:table-cell table:number-columns-repeated="9"/>
        </table:table-row>
        <table:table-row table:style-name="ro2">
          <table:table-cell office:value-type="float" office:value="1292" calcext:value-type="float">
            <text:p>1292</text:p>
          </table:table-cell>
          <table:table-cell table:formula="of:=9+2*RAND()" office:value-type="float" office:value="9.28484328719787" calcext:value-type="float">
            <text:p>9,2848</text:p>
          </table:table-cell>
          <table:table-cell table:formula="of:=NORMINV(RAND();30;5)" office:value-type="float" office:value="27.2702979778977" calcext:value-type="float">
            <text:p>27,2703</text:p>
          </table:table-cell>
          <table:table-cell table:formula="of:=40+20*RAND()" office:value-type="float" office:value="55.8507607574575" calcext:value-type="float">
            <text:p>55,8508</text:p>
          </table:table-cell>
          <table:table-cell table:formula="of:=([.C1293]*[.D1293]+[.B1293]*[.D1293]+[.B1293]*[.C1293])/([.B1293]*[.C1293]*[.D1293])" office:value-type="float" office:value="0.162277202235092" calcext:value-type="float">
            <text:p>0,1623</text:p>
          </table:table-cell>
          <table:table-cell table:number-columns-repeated="9"/>
        </table:table-row>
        <table:table-row table:style-name="ro2">
          <table:table-cell office:value-type="float" office:value="1293" calcext:value-type="float">
            <text:p>1293</text:p>
          </table:table-cell>
          <table:table-cell table:formula="of:=9+2*RAND()" office:value-type="float" office:value="9.93245509522967" calcext:value-type="float">
            <text:p>9,9325</text:p>
          </table:table-cell>
          <table:table-cell table:formula="of:=NORMINV(RAND();30;5)" office:value-type="float" office:value="32.7116667663714" calcext:value-type="float">
            <text:p>32,7117</text:p>
          </table:table-cell>
          <table:table-cell table:formula="of:=40+20*RAND()" office:value-type="float" office:value="41.4332667528652" calcext:value-type="float">
            <text:p>41,4333</text:p>
          </table:table-cell>
          <table:table-cell table:formula="of:=([.C1294]*[.D1294]+[.B1294]*[.D1294]+[.B1294]*[.C1294])/([.B1294]*[.C1294]*[.D1294])" office:value-type="float" office:value="0.155385370936526" calcext:value-type="float">
            <text:p>0,1554</text:p>
          </table:table-cell>
          <table:table-cell table:number-columns-repeated="9"/>
        </table:table-row>
        <table:table-row table:style-name="ro2">
          <table:table-cell office:value-type="float" office:value="1294" calcext:value-type="float">
            <text:p>1294</text:p>
          </table:table-cell>
          <table:table-cell table:formula="of:=9+2*RAND()" office:value-type="float" office:value="10.3388597804587" calcext:value-type="float">
            <text:p>10,3389</text:p>
          </table:table-cell>
          <table:table-cell table:formula="of:=NORMINV(RAND();30;5)" office:value-type="float" office:value="28.9522644648577" calcext:value-type="float">
            <text:p>28,9523</text:p>
          </table:table-cell>
          <table:table-cell table:formula="of:=40+20*RAND()" office:value-type="float" office:value="47.3730520834215" calcext:value-type="float">
            <text:p>47,3731</text:p>
          </table:table-cell>
          <table:table-cell table:formula="of:=([.C1295]*[.D1295]+[.B1295]*[.D1295]+[.B1295]*[.C1295])/([.B1295]*[.C1295]*[.D1295])" office:value-type="float" office:value="0.152371124696285" calcext:value-type="float">
            <text:p>0,1524</text:p>
          </table:table-cell>
          <table:table-cell table:number-columns-repeated="9"/>
        </table:table-row>
        <table:table-row table:style-name="ro2">
          <table:table-cell office:value-type="float" office:value="1295" calcext:value-type="float">
            <text:p>1295</text:p>
          </table:table-cell>
          <table:table-cell table:formula="of:=9+2*RAND()" office:value-type="float" office:value="10.2535023910459" calcext:value-type="float">
            <text:p>10,2535</text:p>
          </table:table-cell>
          <table:table-cell table:formula="of:=NORMINV(RAND();30;5)" office:value-type="float" office:value="28.2511118401659" calcext:value-type="float">
            <text:p>28,2511</text:p>
          </table:table-cell>
          <table:table-cell table:formula="of:=40+20*RAND()" office:value-type="float" office:value="50.009137976449" calcext:value-type="float">
            <text:p>50,0091</text:p>
          </table:table-cell>
          <table:table-cell table:formula="of:=([.C1296]*[.D1296]+[.B1296]*[.D1296]+[.B1296]*[.C1296])/([.B1296]*[.C1296]*[.D1296])" office:value-type="float" office:value="0.152920833180912" calcext:value-type="float">
            <text:p>0,1529</text:p>
          </table:table-cell>
          <table:table-cell table:number-columns-repeated="9"/>
        </table:table-row>
        <table:table-row table:style-name="ro2">
          <table:table-cell office:value-type="float" office:value="1296" calcext:value-type="float">
            <text:p>1296</text:p>
          </table:table-cell>
          <table:table-cell table:formula="of:=9+2*RAND()" office:value-type="float" office:value="10.573717149673" calcext:value-type="float">
            <text:p>10,5737</text:p>
          </table:table-cell>
          <table:table-cell table:formula="of:=NORMINV(RAND();30;5)" office:value-type="float" office:value="30.2158808598548" calcext:value-type="float">
            <text:p>30,2159</text:p>
          </table:table-cell>
          <table:table-cell table:formula="of:=40+20*RAND()" office:value-type="float" office:value="46.1165355448611" calcext:value-type="float">
            <text:p>46,1165</text:p>
          </table:table-cell>
          <table:table-cell table:formula="of:=([.C1297]*[.D1297]+[.B1297]*[.D1297]+[.B1297]*[.C1297])/([.B1297]*[.C1297]*[.D1297])" office:value-type="float" office:value="0.149353496083334" calcext:value-type="float">
            <text:p>0,1494</text:p>
          </table:table-cell>
          <table:table-cell table:number-columns-repeated="9"/>
        </table:table-row>
        <table:table-row table:style-name="ro2">
          <table:table-cell office:value-type="float" office:value="1297" calcext:value-type="float">
            <text:p>1297</text:p>
          </table:table-cell>
          <table:table-cell table:formula="of:=9+2*RAND()" office:value-type="float" office:value="10.1908930127975" calcext:value-type="float">
            <text:p>10,1909</text:p>
          </table:table-cell>
          <table:table-cell table:formula="of:=NORMINV(RAND();30;5)" office:value-type="float" office:value="32.7163694102658" calcext:value-type="float">
            <text:p>32,7164</text:p>
          </table:table-cell>
          <table:table-cell table:formula="of:=40+20*RAND()" office:value-type="float" office:value="58.0292588169687" calcext:value-type="float">
            <text:p>58,0293</text:p>
          </table:table-cell>
          <table:table-cell table:formula="of:=([.C1298]*[.D1298]+[.B1298]*[.D1298]+[.B1298]*[.C1298])/([.B1298]*[.C1298]*[.D1298])" office:value-type="float" office:value="0.145925252239026" calcext:value-type="float">
            <text:p>0,1459</text:p>
          </table:table-cell>
          <table:table-cell table:number-columns-repeated="9"/>
        </table:table-row>
        <table:table-row table:style-name="ro2">
          <table:table-cell office:value-type="float" office:value="1298" calcext:value-type="float">
            <text:p>1298</text:p>
          </table:table-cell>
          <table:table-cell table:formula="of:=9+2*RAND()" office:value-type="float" office:value="9.70660675619729" calcext:value-type="float">
            <text:p>9,7066</text:p>
          </table:table-cell>
          <table:table-cell table:formula="of:=NORMINV(RAND();30;5)" office:value-type="float" office:value="28.2740482343967" calcext:value-type="float">
            <text:p>28,2740</text:p>
          </table:table-cell>
          <table:table-cell table:formula="of:=40+20*RAND()" office:value-type="float" office:value="55.2072471589781" calcext:value-type="float">
            <text:p>55,2072</text:p>
          </table:table-cell>
          <table:table-cell table:formula="of:=([.C1299]*[.D1299]+[.B1299]*[.D1299]+[.B1299]*[.C1299])/([.B1299]*[.C1299]*[.D1299])" office:value-type="float" office:value="0.156504300248671" calcext:value-type="float">
            <text:p>0,1565</text:p>
          </table:table-cell>
          <table:table-cell table:number-columns-repeated="9"/>
        </table:table-row>
        <table:table-row table:style-name="ro2">
          <table:table-cell office:value-type="float" office:value="1299" calcext:value-type="float">
            <text:p>1299</text:p>
          </table:table-cell>
          <table:table-cell table:formula="of:=9+2*RAND()" office:value-type="float" office:value="9.96467257221229" calcext:value-type="float">
            <text:p>9,9647</text:p>
          </table:table-cell>
          <table:table-cell table:formula="of:=NORMINV(RAND();30;5)" office:value-type="float" office:value="30.7040534925009" calcext:value-type="float">
            <text:p>30,7041</text:p>
          </table:table-cell>
          <table:table-cell table:formula="of:=40+20*RAND()" office:value-type="float" office:value="42.928675247822" calcext:value-type="float">
            <text:p>42,9287</text:p>
          </table:table-cell>
          <table:table-cell table:formula="of:=([.C1300]*[.D1300]+[.B1300]*[.D1300]+[.B1300]*[.C1300])/([.B1300]*[.C1300]*[.D1300])" office:value-type="float" office:value="0.156217969181937" calcext:value-type="float">
            <text:p>0,1562</text:p>
          </table:table-cell>
          <table:table-cell table:number-columns-repeated="9"/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9+2*RAND()" office:value-type="float" office:value="10.8280554313678" calcext:value-type="float">
            <text:p>10,8281</text:p>
          </table:table-cell>
          <table:table-cell table:formula="of:=NORMINV(RAND();30;5)" office:value-type="float" office:value="29.4643579803227" calcext:value-type="float">
            <text:p>29,4644</text:p>
          </table:table-cell>
          <table:table-cell table:formula="of:=40+20*RAND()" office:value-type="float" office:value="47.7813025307842" calcext:value-type="float">
            <text:p>47,7813</text:p>
          </table:table-cell>
          <table:table-cell table:formula="of:=([.C1301]*[.D1301]+[.B1301]*[.D1301]+[.B1301]*[.C1301])/([.B1301]*[.C1301]*[.D1301])" office:value-type="float" office:value="0.147220684965212" calcext:value-type="float">
            <text:p>0,1472</text:p>
          </table:table-cell>
          <table:table-cell table:number-columns-repeated="9"/>
        </table:table-row>
        <table:table-row table:style-name="ro2">
          <table:table-cell office:value-type="float" office:value="1301" calcext:value-type="float">
            <text:p>1301</text:p>
          </table:table-cell>
          <table:table-cell table:formula="of:=9+2*RAND()" office:value-type="float" office:value="10.7283893243875" calcext:value-type="float">
            <text:p>10,7284</text:p>
          </table:table-cell>
          <table:table-cell table:formula="of:=NORMINV(RAND();30;5)" office:value-type="float" office:value="28.7276911143029" calcext:value-type="float">
            <text:p>28,7277</text:p>
          </table:table-cell>
          <table:table-cell table:formula="of:=40+20*RAND()" office:value-type="float" office:value="53.4915037895553" calcext:value-type="float">
            <text:p>53,4915</text:p>
          </table:table-cell>
          <table:table-cell table:formula="of:=([.C1302]*[.D1302]+[.B1302]*[.D1302]+[.B1302]*[.C1302])/([.B1302]*[.C1302]*[.D1302])" office:value-type="float" office:value="0.146714813964268" calcext:value-type="float">
            <text:p>0,1467</text:p>
          </table:table-cell>
          <table:table-cell table:number-columns-repeated="9"/>
        </table:table-row>
        <table:table-row table:style-name="ro2">
          <table:table-cell office:value-type="float" office:value="1302" calcext:value-type="float">
            <text:p>1302</text:p>
          </table:table-cell>
          <table:table-cell table:formula="of:=9+2*RAND()" office:value-type="float" office:value="9.5243614979554" calcext:value-type="float">
            <text:p>9,5244</text:p>
          </table:table-cell>
          <table:table-cell table:formula="of:=NORMINV(RAND();30;5)" office:value-type="float" office:value="16.3347666738069" calcext:value-type="float">
            <text:p>16,3348</text:p>
          </table:table-cell>
          <table:table-cell table:formula="of:=40+20*RAND()" office:value-type="float" office:value="53.5981377330609" calcext:value-type="float">
            <text:p>53,5981</text:p>
          </table:table-cell>
          <table:table-cell table:formula="of:=([.C1303]*[.D1303]+[.B1303]*[.D1303]+[.B1303]*[.C1303])/([.B1303]*[.C1303]*[.D1303])" office:value-type="float" office:value="0.184870396962374" calcext:value-type="float">
            <text:p>0,1849</text:p>
          </table:table-cell>
          <table:table-cell table:number-columns-repeated="9"/>
        </table:table-row>
        <table:table-row table:style-name="ro2">
          <table:table-cell office:value-type="float" office:value="1303" calcext:value-type="float">
            <text:p>1303</text:p>
          </table:table-cell>
          <table:table-cell table:formula="of:=9+2*RAND()" office:value-type="float" office:value="10.9878510164563" calcext:value-type="float">
            <text:p>10,9879</text:p>
          </table:table-cell>
          <table:table-cell table:formula="of:=NORMINV(RAND();30;5)" office:value-type="float" office:value="28.8912710010857" calcext:value-type="float">
            <text:p>28,8913</text:p>
          </table:table-cell>
          <table:table-cell table:formula="of:=40+20*RAND()" office:value-type="float" office:value="43.320110484492" calcext:value-type="float">
            <text:p>43,3201</text:p>
          </table:table-cell>
          <table:table-cell table:formula="of:=([.C1304]*[.D1304]+[.B1304]*[.D1304]+[.B1304]*[.C1304])/([.B1304]*[.C1304]*[.D1304])" office:value-type="float" office:value="0.148706104271619" calcext:value-type="float">
            <text:p>0,1487</text:p>
          </table:table-cell>
          <table:table-cell table:number-columns-repeated="9"/>
        </table:table-row>
        <table:table-row table:style-name="ro2">
          <table:table-cell office:value-type="float" office:value="1304" calcext:value-type="float">
            <text:p>1304</text:p>
          </table:table-cell>
          <table:table-cell table:formula="of:=9+2*RAND()" office:value-type="float" office:value="10.1982684799004" calcext:value-type="float">
            <text:p>10,1983</text:p>
          </table:table-cell>
          <table:table-cell table:formula="of:=NORMINV(RAND();30;5)" office:value-type="float" office:value="35.195521843426" calcext:value-type="float">
            <text:p>35,1955</text:p>
          </table:table-cell>
          <table:table-cell table:formula="of:=40+20*RAND()" office:value-type="float" office:value="59.8624675604515" calcext:value-type="float">
            <text:p>59,8625</text:p>
          </table:table-cell>
          <table:table-cell table:formula="of:=([.C1305]*[.D1305]+[.B1305]*[.D1305]+[.B1305]*[.C1305])/([.B1305]*[.C1305]*[.D1305])" office:value-type="float" office:value="0.143173524819799" calcext:value-type="float">
            <text:p>0,1432</text:p>
          </table:table-cell>
          <table:table-cell table:number-columns-repeated="9"/>
        </table:table-row>
        <table:table-row table:style-name="ro2">
          <table:table-cell office:value-type="float" office:value="1305" calcext:value-type="float">
            <text:p>1305</text:p>
          </table:table-cell>
          <table:table-cell table:formula="of:=9+2*RAND()" office:value-type="float" office:value="9.45016143540852" calcext:value-type="float">
            <text:p>9,4502</text:p>
          </table:table-cell>
          <table:table-cell table:formula="of:=NORMINV(RAND();30;5)" office:value-type="float" office:value="24.1573393081289" calcext:value-type="float">
            <text:p>24,1573</text:p>
          </table:table-cell>
          <table:table-cell table:formula="of:=40+20*RAND()" office:value-type="float" office:value="50.7807092252187" calcext:value-type="float">
            <text:p>50,7807</text:p>
          </table:table-cell>
          <table:table-cell table:formula="of:=([.C1306]*[.D1306]+[.B1306]*[.D1306]+[.B1306]*[.C1306])/([.B1306]*[.C1306]*[.D1306])" office:value-type="float" office:value="0.1669061027702" calcext:value-type="float">
            <text:p>0,1669</text:p>
          </table:table-cell>
          <table:table-cell table:number-columns-repeated="9"/>
        </table:table-row>
        <table:table-row table:style-name="ro2">
          <table:table-cell office:value-type="float" office:value="1306" calcext:value-type="float">
            <text:p>1306</text:p>
          </table:table-cell>
          <table:table-cell table:formula="of:=9+2*RAND()" office:value-type="float" office:value="10.6510539047886" calcext:value-type="float">
            <text:p>10,6511</text:p>
          </table:table-cell>
          <table:table-cell table:formula="of:=NORMINV(RAND();30;5)" office:value-type="float" office:value="34.2532745930439" calcext:value-type="float">
            <text:p>34,2533</text:p>
          </table:table-cell>
          <table:table-cell table:formula="of:=40+20*RAND()" office:value-type="float" office:value="41.5064867003821" calcext:value-type="float">
            <text:p>41,5065</text:p>
          </table:table-cell>
          <table:table-cell table:formula="of:=([.C1307]*[.D1307]+[.B1307]*[.D1307]+[.B1307]*[.C1307])/([.B1307]*[.C1307]*[.D1307])" office:value-type="float" office:value="0.147174331473534" calcext:value-type="float">
            <text:p>0,1472</text:p>
          </table:table-cell>
          <table:table-cell table:number-columns-repeated="9"/>
        </table:table-row>
        <table:table-row table:style-name="ro2">
          <table:table-cell office:value-type="float" office:value="1307" calcext:value-type="float">
            <text:p>1307</text:p>
          </table:table-cell>
          <table:table-cell table:formula="of:=9+2*RAND()" office:value-type="float" office:value="9.8326201310847" calcext:value-type="float">
            <text:p>9,8326</text:p>
          </table:table-cell>
          <table:table-cell table:formula="of:=NORMINV(RAND();30;5)" office:value-type="float" office:value="33.0320717023432" calcext:value-type="float">
            <text:p>33,0321</text:p>
          </table:table-cell>
          <table:table-cell table:formula="of:=40+20*RAND()" office:value-type="float" office:value="41.665432092268" calcext:value-type="float">
            <text:p>41,6654</text:p>
          </table:table-cell>
          <table:table-cell table:formula="of:=([.C1308]*[.D1308]+[.B1308]*[.D1308]+[.B1308]*[.C1308])/([.B1308]*[.C1308]*[.D1308])" office:value-type="float" office:value="0.155976611058324" calcext:value-type="float">
            <text:p>0,1560</text:p>
          </table:table-cell>
          <table:table-cell table:number-columns-repeated="9"/>
        </table:table-row>
        <table:table-row table:style-name="ro2">
          <table:table-cell office:value-type="float" office:value="1308" calcext:value-type="float">
            <text:p>1308</text:p>
          </table:table-cell>
          <table:table-cell table:formula="of:=9+2*RAND()" office:value-type="float" office:value="9.04866051184945" calcext:value-type="float">
            <text:p>9,0487</text:p>
          </table:table-cell>
          <table:table-cell table:formula="of:=NORMINV(RAND();30;5)" office:value-type="float" office:value="32.0424723284408" calcext:value-type="float">
            <text:p>32,0425</text:p>
          </table:table-cell>
          <table:table-cell table:formula="of:=40+20*RAND()" office:value-type="float" office:value="50.3918979060836" calcext:value-type="float">
            <text:p>50,3919</text:p>
          </table:table-cell>
          <table:table-cell table:formula="of:=([.C1309]*[.D1309]+[.B1309]*[.D1309]+[.B1309]*[.C1309])/([.B1309]*[.C1309]*[.D1309])" office:value-type="float" office:value="0.161566632705856" calcext:value-type="float">
            <text:p>0,1616</text:p>
          </table:table-cell>
          <table:table-cell table:number-columns-repeated="9"/>
        </table:table-row>
        <table:table-row table:style-name="ro2">
          <table:table-cell office:value-type="float" office:value="1309" calcext:value-type="float">
            <text:p>1309</text:p>
          </table:table-cell>
          <table:table-cell table:formula="of:=9+2*RAND()" office:value-type="float" office:value="10.4554035279434" calcext:value-type="float">
            <text:p>10,4554</text:p>
          </table:table-cell>
          <table:table-cell table:formula="of:=NORMINV(RAND();30;5)" office:value-type="float" office:value="30.5764047392623" calcext:value-type="float">
            <text:p>30,5764</text:p>
          </table:table-cell>
          <table:table-cell table:formula="of:=40+20*RAND()" office:value-type="float" office:value="43.6835779924877" calcext:value-type="float">
            <text:p>43,6836</text:p>
          </table:table-cell>
          <table:table-cell table:formula="of:=([.C1310]*[.D1310]+[.B1310]*[.D1310]+[.B1310]*[.C1310])/([.B1310]*[.C1310]*[.D1310])" office:value-type="float" office:value="0.151241178413785" calcext:value-type="float">
            <text:p>0,1512</text:p>
          </table:table-cell>
          <table:table-cell table:number-columns-repeated="9"/>
        </table:table-row>
        <table:table-row table:style-name="ro2">
          <table:table-cell office:value-type="float" office:value="1310" calcext:value-type="float">
            <text:p>1310</text:p>
          </table:table-cell>
          <table:table-cell table:formula="of:=9+2*RAND()" office:value-type="float" office:value="10.1655771506485" calcext:value-type="float">
            <text:p>10,1656</text:p>
          </table:table-cell>
          <table:table-cell table:formula="of:=NORMINV(RAND();30;5)" office:value-type="float" office:value="25.4781708158907" calcext:value-type="float">
            <text:p>25,4782</text:p>
          </table:table-cell>
          <table:table-cell table:formula="of:=40+20*RAND()" office:value-type="float" office:value="42.4864041735418" calcext:value-type="float">
            <text:p>42,4864</text:p>
          </table:table-cell>
          <table:table-cell table:formula="of:=([.C1311]*[.D1311]+[.B1311]*[.D1311]+[.B1311]*[.C1311])/([.B1311]*[.C1311]*[.D1311])" office:value-type="float" office:value="0.161157424497293" calcext:value-type="float">
            <text:p>0,1612</text:p>
          </table:table-cell>
          <table:table-cell table:number-columns-repeated="9"/>
        </table:table-row>
        <table:table-row table:style-name="ro2">
          <table:table-cell office:value-type="float" office:value="1311" calcext:value-type="float">
            <text:p>1311</text:p>
          </table:table-cell>
          <table:table-cell table:formula="of:=9+2*RAND()" office:value-type="float" office:value="10.1750835150015" calcext:value-type="float">
            <text:p>10,1751</text:p>
          </table:table-cell>
          <table:table-cell table:formula="of:=NORMINV(RAND();30;5)" office:value-type="float" office:value="29.4194845742255" calcext:value-type="float">
            <text:p>29,4195</text:p>
          </table:table-cell>
          <table:table-cell table:formula="of:=40+20*RAND()" office:value-type="float" office:value="50.9535499964841" calcext:value-type="float">
            <text:p>50,9535</text:p>
          </table:table-cell>
          <table:table-cell table:formula="of:=([.C1312]*[.D1312]+[.B1312]*[.D1312]+[.B1312]*[.C1312])/([.B1312]*[.C1312]*[.D1312])" office:value-type="float" office:value="0.151896087725786" calcext:value-type="float">
            <text:p>0,1519</text:p>
          </table:table-cell>
          <table:table-cell table:number-columns-repeated="9"/>
        </table:table-row>
        <table:table-row table:style-name="ro2">
          <table:table-cell office:value-type="float" office:value="1312" calcext:value-type="float">
            <text:p>1312</text:p>
          </table:table-cell>
          <table:table-cell table:formula="of:=9+2*RAND()" office:value-type="float" office:value="10.3272889114451" calcext:value-type="float">
            <text:p>10,3273</text:p>
          </table:table-cell>
          <table:table-cell table:formula="of:=NORMINV(RAND();30;5)" office:value-type="float" office:value="28.721106172671" calcext:value-type="float">
            <text:p>28,7211</text:p>
          </table:table-cell>
          <table:table-cell table:formula="of:=40+20*RAND()" office:value-type="float" office:value="45.5285313888453" calcext:value-type="float">
            <text:p>45,5285</text:p>
          </table:table-cell>
          <table:table-cell table:formula="of:=([.C1313]*[.D1313]+[.B1313]*[.D1313]+[.B1313]*[.C1313])/([.B1313]*[.C1313]*[.D1313])" office:value-type="float" office:value="0.153612683646196" calcext:value-type="float">
            <text:p>0,1536</text:p>
          </table:table-cell>
          <table:table-cell table:number-columns-repeated="9"/>
        </table:table-row>
        <table:table-row table:style-name="ro2">
          <table:table-cell office:value-type="float" office:value="1313" calcext:value-type="float">
            <text:p>1313</text:p>
          </table:table-cell>
          <table:table-cell table:formula="of:=9+2*RAND()" office:value-type="float" office:value="9.91200564592145" calcext:value-type="float">
            <text:p>9,9120</text:p>
          </table:table-cell>
          <table:table-cell table:formula="of:=NORMINV(RAND();30;5)" office:value-type="float" office:value="18.9651935016015" calcext:value-type="float">
            <text:p>18,9652</text:p>
          </table:table-cell>
          <table:table-cell table:formula="of:=40+20*RAND()" office:value-type="float" office:value="59.7055616951548" calcext:value-type="float">
            <text:p>59,7056</text:p>
          </table:table-cell>
          <table:table-cell table:formula="of:=([.C1314]*[.D1314]+[.B1314]*[.D1314]+[.B1314]*[.C1314])/([.B1314]*[.C1314]*[.D1314])" office:value-type="float" office:value="0.170364786503524" calcext:value-type="float">
            <text:p>0,1704</text:p>
          </table:table-cell>
          <table:table-cell table:number-columns-repeated="9"/>
        </table:table-row>
        <table:table-row table:style-name="ro2">
          <table:table-cell office:value-type="float" office:value="1314" calcext:value-type="float">
            <text:p>1314</text:p>
          </table:table-cell>
          <table:table-cell table:formula="of:=9+2*RAND()" office:value-type="float" office:value="9.91784343845211" calcext:value-type="float">
            <text:p>9,9178</text:p>
          </table:table-cell>
          <table:table-cell table:formula="of:=NORMINV(RAND();30;5)" office:value-type="float" office:value="24.235580966235" calcext:value-type="float">
            <text:p>24,2356</text:p>
          </table:table-cell>
          <table:table-cell table:formula="of:=40+20*RAND()" office:value-type="float" office:value="56.7471318296157" calcext:value-type="float">
            <text:p>56,7471</text:p>
          </table:table-cell>
          <table:table-cell table:formula="of:=([.C1315]*[.D1315]+[.B1315]*[.D1315]+[.B1315]*[.C1315])/([.B1315]*[.C1315]*[.D1315])" office:value-type="float" office:value="0.159712054778764" calcext:value-type="float">
            <text:p>0,1597</text:p>
          </table:table-cell>
          <table:table-cell table:number-columns-repeated="9"/>
        </table:table-row>
        <table:table-row table:style-name="ro2">
          <table:table-cell office:value-type="float" office:value="1315" calcext:value-type="float">
            <text:p>1315</text:p>
          </table:table-cell>
          <table:table-cell table:formula="of:=9+2*RAND()" office:value-type="float" office:value="9.44112674682401" calcext:value-type="float">
            <text:p>9,4411</text:p>
          </table:table-cell>
          <table:table-cell table:formula="of:=NORMINV(RAND();30;5)" office:value-type="float" office:value="19.2851383142077" calcext:value-type="float">
            <text:p>19,2851</text:p>
          </table:table-cell>
          <table:table-cell table:formula="of:=40+20*RAND()" office:value-type="float" office:value="50.9069719281979" calcext:value-type="float">
            <text:p>50,9070</text:p>
          </table:table-cell>
          <table:table-cell table:formula="of:=([.C1316]*[.D1316]+[.B1316]*[.D1316]+[.B1316]*[.C1316])/([.B1316]*[.C1316]*[.D1316])" office:value-type="float" office:value="0.177416636192758" calcext:value-type="float">
            <text:p>0,1774</text:p>
          </table:table-cell>
          <table:table-cell table:number-columns-repeated="9"/>
        </table:table-row>
        <table:table-row table:style-name="ro2">
          <table:table-cell office:value-type="float" office:value="1316" calcext:value-type="float">
            <text:p>1316</text:p>
          </table:table-cell>
          <table:table-cell table:formula="of:=9+2*RAND()" office:value-type="float" office:value="9.32249354268424" calcext:value-type="float">
            <text:p>9,3225</text:p>
          </table:table-cell>
          <table:table-cell table:formula="of:=NORMINV(RAND();30;5)" office:value-type="float" office:value="32.7208484622805" calcext:value-type="float">
            <text:p>32,7208</text:p>
          </table:table-cell>
          <table:table-cell table:formula="of:=40+20*RAND()" office:value-type="float" office:value="45.9768128185533" calcext:value-type="float">
            <text:p>45,9768</text:p>
          </table:table-cell>
          <table:table-cell table:formula="of:=([.C1317]*[.D1317]+[.B1317]*[.D1317]+[.B1317]*[.C1317])/([.B1317]*[.C1317]*[.D1317])" office:value-type="float" office:value="0.15957908688737" calcext:value-type="float">
            <text:p>0,1596</text:p>
          </table:table-cell>
          <table:table-cell table:number-columns-repeated="9"/>
        </table:table-row>
        <table:table-row table:style-name="ro2">
          <table:table-cell office:value-type="float" office:value="1317" calcext:value-type="float">
            <text:p>1317</text:p>
          </table:table-cell>
          <table:table-cell table:formula="of:=9+2*RAND()" office:value-type="float" office:value="10.404683542205" calcext:value-type="float">
            <text:p>10,4047</text:p>
          </table:table-cell>
          <table:table-cell table:formula="of:=NORMINV(RAND();30;5)" office:value-type="float" office:value="33.3547398334548" calcext:value-type="float">
            <text:p>33,3547</text:p>
          </table:table-cell>
          <table:table-cell table:formula="of:=40+20*RAND()" office:value-type="float" office:value="54.4542463519611" calcext:value-type="float">
            <text:p>54,4542</text:p>
          </table:table-cell>
          <table:table-cell table:formula="of:=([.C1318]*[.D1318]+[.B1318]*[.D1318]+[.B1318]*[.C1318])/([.B1318]*[.C1318]*[.D1318])" office:value-type="float" office:value="0.144455350947679" calcext:value-type="float">
            <text:p>0,1445</text:p>
          </table:table-cell>
          <table:table-cell table:number-columns-repeated="9"/>
        </table:table-row>
        <table:table-row table:style-name="ro2">
          <table:table-cell office:value-type="float" office:value="1318" calcext:value-type="float">
            <text:p>1318</text:p>
          </table:table-cell>
          <table:table-cell table:formula="of:=9+2*RAND()" office:value-type="float" office:value="9.56248613004573" calcext:value-type="float">
            <text:p>9,5625</text:p>
          </table:table-cell>
          <table:table-cell table:formula="of:=NORMINV(RAND();30;5)" office:value-type="float" office:value="34.4638833700068" calcext:value-type="float">
            <text:p>34,4639</text:p>
          </table:table-cell>
          <table:table-cell table:formula="of:=40+20*RAND()" office:value-type="float" office:value="55.0915197306313" calcext:value-type="float">
            <text:p>55,0915</text:p>
          </table:table-cell>
          <table:table-cell table:formula="of:=([.C1319]*[.D1319]+[.B1319]*[.D1319]+[.B1319]*[.C1319])/([.B1319]*[.C1319]*[.D1319])" office:value-type="float" office:value="0.151742811845067" calcext:value-type="float">
            <text:p>0,1517</text:p>
          </table:table-cell>
          <table:table-cell table:number-columns-repeated="9"/>
        </table:table-row>
        <table:table-row table:style-name="ro2">
          <table:table-cell office:value-type="float" office:value="1319" calcext:value-type="float">
            <text:p>1319</text:p>
          </table:table-cell>
          <table:table-cell table:formula="of:=9+2*RAND()" office:value-type="float" office:value="10.9937208706979" calcext:value-type="float">
            <text:p>10,9937</text:p>
          </table:table-cell>
          <table:table-cell table:formula="of:=NORMINV(RAND();30;5)" office:value-type="float" office:value="26.2208891426149" calcext:value-type="float">
            <text:p>26,2209</text:p>
          </table:table-cell>
          <table:table-cell table:formula="of:=40+20*RAND()" office:value-type="float" office:value="48.6946942075156" calcext:value-type="float">
            <text:p>48,6947</text:p>
          </table:table-cell>
          <table:table-cell table:formula="of:=([.C1320]*[.D1320]+[.B1320]*[.D1320]+[.B1320]*[.C1320])/([.B1320]*[.C1320]*[.D1320])" office:value-type="float" office:value="0.149634664509908" calcext:value-type="float">
            <text:p>0,1496</text:p>
          </table:table-cell>
          <table:table-cell table:number-columns-repeated="9"/>
        </table:table-row>
        <table:table-row table:style-name="ro2">
          <table:table-cell office:value-type="float" office:value="1320" calcext:value-type="float">
            <text:p>1320</text:p>
          </table:table-cell>
          <table:table-cell table:formula="of:=9+2*RAND()" office:value-type="float" office:value="10.1611267530825" calcext:value-type="float">
            <text:p>10,1611</text:p>
          </table:table-cell>
          <table:table-cell table:formula="of:=NORMINV(RAND();30;5)" office:value-type="float" office:value="26.9510352399882" calcext:value-type="float">
            <text:p>26,9510</text:p>
          </table:table-cell>
          <table:table-cell table:formula="of:=40+20*RAND()" office:value-type="float" office:value="52.3249521269463" calcext:value-type="float">
            <text:p>52,3250</text:p>
          </table:table-cell>
          <table:table-cell table:formula="of:=([.C1321]*[.D1321]+[.B1321]*[.D1321]+[.B1321]*[.C1321])/([.B1321]*[.C1321]*[.D1321])" office:value-type="float" office:value="0.15462994965264" calcext:value-type="float">
            <text:p>0,1546</text:p>
          </table:table-cell>
          <table:table-cell table:number-columns-repeated="9"/>
        </table:table-row>
        <table:table-row table:style-name="ro2">
          <table:table-cell office:value-type="float" office:value="1321" calcext:value-type="float">
            <text:p>1321</text:p>
          </table:table-cell>
          <table:table-cell table:formula="of:=9+2*RAND()" office:value-type="float" office:value="10.4420908156317" calcext:value-type="float">
            <text:p>10,4421</text:p>
          </table:table-cell>
          <table:table-cell table:formula="of:=NORMINV(RAND();30;5)" office:value-type="float" office:value="31.0823270195123" calcext:value-type="float">
            <text:p>31,0823</text:p>
          </table:table-cell>
          <table:table-cell table:formula="of:=40+20*RAND()" office:value-type="float" office:value="51.4527600794099" calcext:value-type="float">
            <text:p>51,4528</text:p>
          </table:table-cell>
          <table:table-cell table:formula="of:=([.C1322]*[.D1322]+[.B1322]*[.D1322]+[.B1322]*[.C1322])/([.B1322]*[.C1322]*[.D1322])" office:value-type="float" office:value="0.147374188225025" calcext:value-type="float">
            <text:p>0,1474</text:p>
          </table:table-cell>
          <table:table-cell table:number-columns-repeated="9"/>
        </table:table-row>
        <table:table-row table:style-name="ro2">
          <table:table-cell office:value-type="float" office:value="1322" calcext:value-type="float">
            <text:p>1322</text:p>
          </table:table-cell>
          <table:table-cell table:formula="of:=9+2*RAND()" office:value-type="float" office:value="10.6442824911792" calcext:value-type="float">
            <text:p>10,6443</text:p>
          </table:table-cell>
          <table:table-cell table:formula="of:=NORMINV(RAND();30;5)" office:value-type="float" office:value="40.1438996818532" calcext:value-type="float">
            <text:p>40,1439</text:p>
          </table:table-cell>
          <table:table-cell table:formula="of:=40+20*RAND()" office:value-type="float" office:value="40.9092365368269" calcext:value-type="float">
            <text:p>40,9092</text:p>
          </table:table-cell>
          <table:table-cell table:formula="of:=([.C1323]*[.D1323]+[.B1323]*[.D1323]+[.B1323]*[.C1323])/([.B1323]*[.C1323]*[.D1323])" office:value-type="float" office:value="0.143301892154595" calcext:value-type="float">
            <text:p>0,1433</text:p>
          </table:table-cell>
          <table:table-cell table:number-columns-repeated="9"/>
        </table:table-row>
        <table:table-row table:style-name="ro2">
          <table:table-cell office:value-type="float" office:value="1323" calcext:value-type="float">
            <text:p>1323</text:p>
          </table:table-cell>
          <table:table-cell table:formula="of:=9+2*RAND()" office:value-type="float" office:value="9.73717154772021" calcext:value-type="float">
            <text:p>9,7372</text:p>
          </table:table-cell>
          <table:table-cell table:formula="of:=NORMINV(RAND();30;5)" office:value-type="float" office:value="23.8994705530183" calcext:value-type="float">
            <text:p>23,8995</text:p>
          </table:table-cell>
          <table:table-cell table:formula="of:=40+20*RAND()" office:value-type="float" office:value="52.8579934430309" calcext:value-type="float">
            <text:p>52,8580</text:p>
          </table:table-cell>
          <table:table-cell table:formula="of:=([.C1324]*[.D1324]+[.B1324]*[.D1324]+[.B1324]*[.C1324])/([.B1324]*[.C1324]*[.D1324])" office:value-type="float" office:value="0.163459773481081" calcext:value-type="float">
            <text:p>0,1635</text:p>
          </table:table-cell>
          <table:table-cell table:number-columns-repeated="9"/>
        </table:table-row>
        <table:table-row table:style-name="ro2">
          <table:table-cell office:value-type="float" office:value="1324" calcext:value-type="float">
            <text:p>1324</text:p>
          </table:table-cell>
          <table:table-cell table:formula="of:=9+2*RAND()" office:value-type="float" office:value="9.65015353844501" calcext:value-type="float">
            <text:p>9,6502</text:p>
          </table:table-cell>
          <table:table-cell table:formula="of:=NORMINV(RAND();30;5)" office:value-type="float" office:value="20.8387850746367" calcext:value-type="float">
            <text:p>20,8388</text:p>
          </table:table-cell>
          <table:table-cell table:formula="of:=40+20*RAND()" office:value-type="float" office:value="45.1223702845164" calcext:value-type="float">
            <text:p>45,1224</text:p>
          </table:table-cell>
          <table:table-cell table:formula="of:=([.C1325]*[.D1325]+[.B1325]*[.D1325]+[.B1325]*[.C1325])/([.B1325]*[.C1325]*[.D1325])" office:value-type="float" office:value="0.173774693061814" calcext:value-type="float">
            <text:p>0,1738</text:p>
          </table:table-cell>
          <table:table-cell table:number-columns-repeated="9"/>
        </table:table-row>
        <table:table-row table:style-name="ro2">
          <table:table-cell office:value-type="float" office:value="1325" calcext:value-type="float">
            <text:p>1325</text:p>
          </table:table-cell>
          <table:table-cell table:formula="of:=9+2*RAND()" office:value-type="float" office:value="10.9040990660433" calcext:value-type="float">
            <text:p>10,9041</text:p>
          </table:table-cell>
          <table:table-cell table:formula="of:=NORMINV(RAND();30;5)" office:value-type="float" office:value="20.0744495340164" calcext:value-type="float">
            <text:p>20,0744</text:p>
          </table:table-cell>
          <table:table-cell table:formula="of:=40+20*RAND()" office:value-type="float" office:value="56.3045487063937" calcext:value-type="float">
            <text:p>56,3045</text:p>
          </table:table-cell>
          <table:table-cell table:formula="of:=([.C1326]*[.D1326]+[.B1326]*[.D1326]+[.B1326]*[.C1326])/([.B1326]*[.C1326]*[.D1326])" office:value-type="float" office:value="0.1592837520492" calcext:value-type="float">
            <text:p>0,1593</text:p>
          </table:table-cell>
          <table:table-cell table:number-columns-repeated="9"/>
        </table:table-row>
        <table:table-row table:style-name="ro2">
          <table:table-cell office:value-type="float" office:value="1326" calcext:value-type="float">
            <text:p>1326</text:p>
          </table:table-cell>
          <table:table-cell table:formula="of:=9+2*RAND()" office:value-type="float" office:value="10.7847577289213" calcext:value-type="float">
            <text:p>10,7848</text:p>
          </table:table-cell>
          <table:table-cell table:formula="of:=NORMINV(RAND();30;5)" office:value-type="float" office:value="22.3930204630878" calcext:value-type="float">
            <text:p>22,3930</text:p>
          </table:table-cell>
          <table:table-cell table:formula="of:=40+20*RAND()" office:value-type="float" office:value="56.0801554680802" calcext:value-type="float">
            <text:p>56,0802</text:p>
          </table:table-cell>
          <table:table-cell table:formula="of:=([.C1327]*[.D1327]+[.B1327]*[.D1327]+[.B1327]*[.C1327])/([.B1327]*[.C1327]*[.D1327])" office:value-type="float" office:value="0.155211846387895" calcext:value-type="float">
            <text:p>0,1552</text:p>
          </table:table-cell>
          <table:table-cell table:number-columns-repeated="9"/>
        </table:table-row>
        <table:table-row table:style-name="ro2">
          <table:table-cell office:value-type="float" office:value="1327" calcext:value-type="float">
            <text:p>1327</text:p>
          </table:table-cell>
          <table:table-cell table:formula="of:=9+2*RAND()" office:value-type="float" office:value="9.02613692055456" calcext:value-type="float">
            <text:p>9,0261</text:p>
          </table:table-cell>
          <table:table-cell table:formula="of:=NORMINV(RAND();30;5)" office:value-type="float" office:value="25.2704329566111" calcext:value-type="float">
            <text:p>25,2704</text:p>
          </table:table-cell>
          <table:table-cell table:formula="of:=40+20*RAND()" office:value-type="float" office:value="51.7854183795862" calcext:value-type="float">
            <text:p>51,7854</text:p>
          </table:table-cell>
          <table:table-cell table:formula="of:=([.C1328]*[.D1328]+[.B1328]*[.D1328]+[.B1328]*[.C1328])/([.B1328]*[.C1328]*[.D1328])" office:value-type="float" office:value="0.169671760379501" calcext:value-type="float">
            <text:p>0,1697</text:p>
          </table:table-cell>
          <table:table-cell table:number-columns-repeated="9"/>
        </table:table-row>
        <table:table-row table:style-name="ro2">
          <table:table-cell office:value-type="float" office:value="1328" calcext:value-type="float">
            <text:p>1328</text:p>
          </table:table-cell>
          <table:table-cell table:formula="of:=9+2*RAND()" office:value-type="float" office:value="9.37428566184826" calcext:value-type="float">
            <text:p>9,3743</text:p>
          </table:table-cell>
          <table:table-cell table:formula="of:=NORMINV(RAND();30;5)" office:value-type="float" office:value="32.744102646462" calcext:value-type="float">
            <text:p>32,7441</text:p>
          </table:table-cell>
          <table:table-cell table:formula="of:=40+20*RAND()" office:value-type="float" office:value="40.6353437551297" calcext:value-type="float">
            <text:p>40,6353</text:p>
          </table:table-cell>
          <table:table-cell table:formula="of:=([.C1329]*[.D1329]+[.B1329]*[.D1329]+[.B1329]*[.C1329])/([.B1329]*[.C1329]*[.D1329])" office:value-type="float" office:value="0.161823764131632" calcext:value-type="float">
            <text:p>0,1618</text:p>
          </table:table-cell>
          <table:table-cell table:number-columns-repeated="9"/>
        </table:table-row>
        <table:table-row table:style-name="ro2">
          <table:table-cell office:value-type="float" office:value="1329" calcext:value-type="float">
            <text:p>1329</text:p>
          </table:table-cell>
          <table:table-cell table:formula="of:=9+2*RAND()" office:value-type="float" office:value="10.6641578658018" calcext:value-type="float">
            <text:p>10,6642</text:p>
          </table:table-cell>
          <table:table-cell table:formula="of:=NORMINV(RAND();30;5)" office:value-type="float" office:value="32.9907095383849" calcext:value-type="float">
            <text:p>32,9907</text:p>
          </table:table-cell>
          <table:table-cell table:formula="of:=40+20*RAND()" office:value-type="float" office:value="44.317953560967" calcext:value-type="float">
            <text:p>44,3180</text:p>
          </table:table-cell>
          <table:table-cell table:formula="of:=([.C1330]*[.D1330]+[.B1330]*[.D1330]+[.B1330]*[.C1330])/([.B1330]*[.C1330]*[.D1330])" office:value-type="float" office:value="0.146647837865813" calcext:value-type="float">
            <text:p>0,1466</text:p>
          </table:table-cell>
          <table:table-cell table:number-columns-repeated="9"/>
        </table:table-row>
        <table:table-row table:style-name="ro2">
          <table:table-cell office:value-type="float" office:value="1330" calcext:value-type="float">
            <text:p>1330</text:p>
          </table:table-cell>
          <table:table-cell table:formula="of:=9+2*RAND()" office:value-type="float" office:value="10.5327900869306" calcext:value-type="float">
            <text:p>10,5328</text:p>
          </table:table-cell>
          <table:table-cell table:formula="of:=NORMINV(RAND();30;5)" office:value-type="float" office:value="30.7787216520031" calcext:value-type="float">
            <text:p>30,7787</text:p>
          </table:table-cell>
          <table:table-cell table:formula="of:=40+20*RAND()" office:value-type="float" office:value="47.6967469300143" calcext:value-type="float">
            <text:p>47,6967</text:p>
          </table:table-cell>
          <table:table-cell table:formula="of:=([.C1331]*[.D1331]+[.B1331]*[.D1331]+[.B1331]*[.C1331])/([.B1331]*[.C1331]*[.D1331])" office:value-type="float" office:value="0.148397374150967" calcext:value-type="float">
            <text:p>0,1484</text:p>
          </table:table-cell>
          <table:table-cell table:number-columns-repeated="9"/>
        </table:table-row>
        <table:table-row table:style-name="ro2">
          <table:table-cell office:value-type="float" office:value="1331" calcext:value-type="float">
            <text:p>1331</text:p>
          </table:table-cell>
          <table:table-cell table:formula="of:=9+2*RAND()" office:value-type="float" office:value="9.59491017018445" calcext:value-type="float">
            <text:p>9,5949</text:p>
          </table:table-cell>
          <table:table-cell table:formula="of:=NORMINV(RAND();30;5)" office:value-type="float" office:value="28.7498193607232" calcext:value-type="float">
            <text:p>28,7498</text:p>
          </table:table-cell>
          <table:table-cell table:formula="of:=40+20*RAND()" office:value-type="float" office:value="44.3162145907991" calcext:value-type="float">
            <text:p>44,3162</text:p>
          </table:table-cell>
          <table:table-cell table:formula="of:=([.C1332]*[.D1332]+[.B1332]*[.D1332]+[.B1332]*[.C1332])/([.B1332]*[.C1332]*[.D1332])" office:value-type="float" office:value="0.161569855591791" calcext:value-type="float">
            <text:p>0,1616</text:p>
          </table:table-cell>
          <table:table-cell table:number-columns-repeated="9"/>
        </table:table-row>
        <table:table-row table:style-name="ro2">
          <table:table-cell office:value-type="float" office:value="1332" calcext:value-type="float">
            <text:p>1332</text:p>
          </table:table-cell>
          <table:table-cell table:formula="of:=9+2*RAND()" office:value-type="float" office:value="9.54999029054306" calcext:value-type="float">
            <text:p>9,5500</text:p>
          </table:table-cell>
          <table:table-cell table:formula="of:=NORMINV(RAND();30;5)" office:value-type="float" office:value="32.0564040406654" calcext:value-type="float">
            <text:p>32,0564</text:p>
          </table:table-cell>
          <table:table-cell table:formula="of:=40+20*RAND()" office:value-type="float" office:value="52.5783842080273" calcext:value-type="float">
            <text:p>52,5784</text:p>
          </table:table-cell>
          <table:table-cell table:formula="of:=([.C1333]*[.D1333]+[.B1333]*[.D1333]+[.B1333]*[.C1333])/([.B1333]*[.C1333]*[.D1333])" office:value-type="float" office:value="0.154926385921978" calcext:value-type="float">
            <text:p>0,1549</text:p>
          </table:table-cell>
          <table:table-cell table:number-columns-repeated="9"/>
        </table:table-row>
        <table:table-row table:style-name="ro2">
          <table:table-cell office:value-type="float" office:value="1333" calcext:value-type="float">
            <text:p>1333</text:p>
          </table:table-cell>
          <table:table-cell table:formula="of:=9+2*RAND()" office:value-type="float" office:value="10.307213722961" calcext:value-type="float">
            <text:p>10,3072</text:p>
          </table:table-cell>
          <table:table-cell table:formula="of:=NORMINV(RAND();30;5)" office:value-type="float" office:value="24.6335074182064" calcext:value-type="float">
            <text:p>24,6335</text:p>
          </table:table-cell>
          <table:table-cell table:formula="of:=40+20*RAND()" office:value-type="float" office:value="42.2380836424418" calcext:value-type="float">
            <text:p>42,2381</text:p>
          </table:table-cell>
          <table:table-cell table:formula="of:=([.C1334]*[.D1334]+[.B1334]*[.D1334]+[.B1334]*[.C1334])/([.B1334]*[.C1334]*[.D1334])" office:value-type="float" office:value="0.161289858805911" calcext:value-type="float">
            <text:p>0,1613</text:p>
          </table:table-cell>
          <table:table-cell table:number-columns-repeated="9"/>
        </table:table-row>
        <table:table-row table:style-name="ro2">
          <table:table-cell office:value-type="float" office:value="1334" calcext:value-type="float">
            <text:p>1334</text:p>
          </table:table-cell>
          <table:table-cell table:formula="of:=9+2*RAND()" office:value-type="float" office:value="9.59394377632998" calcext:value-type="float">
            <text:p>9,5939</text:p>
          </table:table-cell>
          <table:table-cell table:formula="of:=NORMINV(RAND();30;5)" office:value-type="float" office:value="31.3444314038355" calcext:value-type="float">
            <text:p>31,3444</text:p>
          </table:table-cell>
          <table:table-cell table:formula="of:=40+20*RAND()" office:value-type="float" office:value="51.3714019185863" calcext:value-type="float">
            <text:p>51,3714</text:p>
          </table:table-cell>
          <table:table-cell table:formula="of:=([.C1335]*[.D1335]+[.B1335]*[.D1335]+[.B1335]*[.C1335])/([.B1335]*[.C1335]*[.D1335])" office:value-type="float" office:value="0.155602099459961" calcext:value-type="float">
            <text:p>0,1556</text:p>
          </table:table-cell>
          <table:table-cell table:number-columns-repeated="9"/>
        </table:table-row>
        <table:table-row table:style-name="ro2">
          <table:table-cell office:value-type="float" office:value="1335" calcext:value-type="float">
            <text:p>1335</text:p>
          </table:table-cell>
          <table:table-cell table:formula="of:=9+2*RAND()" office:value-type="float" office:value="9.51195379928686" calcext:value-type="float">
            <text:p>9,5120</text:p>
          </table:table-cell>
          <table:table-cell table:formula="of:=NORMINV(RAND();30;5)" office:value-type="float" office:value="32.1385989362085" calcext:value-type="float">
            <text:p>32,1386</text:p>
          </table:table-cell>
          <table:table-cell table:formula="of:=40+20*RAND()" office:value-type="float" office:value="55.1513515249826" calcext:value-type="float">
            <text:p>55,1514</text:p>
          </table:table-cell>
          <table:table-cell table:formula="of:=([.C1336]*[.D1336]+[.B1336]*[.D1336]+[.B1336]*[.C1336])/([.B1336]*[.C1336]*[.D1336])" office:value-type="float" office:value="0.154378027386671" calcext:value-type="float">
            <text:p>0,1544</text:p>
          </table:table-cell>
          <table:table-cell table:number-columns-repeated="9"/>
        </table:table-row>
        <table:table-row table:style-name="ro2">
          <table:table-cell office:value-type="float" office:value="1336" calcext:value-type="float">
            <text:p>1336</text:p>
          </table:table-cell>
          <table:table-cell table:formula="of:=9+2*RAND()" office:value-type="float" office:value="9.24225396406837" calcext:value-type="float">
            <text:p>9,2423</text:p>
          </table:table-cell>
          <table:table-cell table:formula="of:=NORMINV(RAND();30;5)" office:value-type="float" office:value="35.7203393990375" calcext:value-type="float">
            <text:p>35,7203</text:p>
          </table:table-cell>
          <table:table-cell table:formula="of:=40+20*RAND()" office:value-type="float" office:value="58.6101541132666" calcext:value-type="float">
            <text:p>58,6102</text:p>
          </table:table-cell>
          <table:table-cell table:formula="of:=([.C1337]*[.D1337]+[.B1337]*[.D1337]+[.B1337]*[.C1337])/([.B1337]*[.C1337]*[.D1337])" office:value-type="float" office:value="0.153255859392136" calcext:value-type="float">
            <text:p>0,1533</text:p>
          </table:table-cell>
          <table:table-cell table:number-columns-repeated="9"/>
        </table:table-row>
        <table:table-row table:style-name="ro2">
          <table:table-cell office:value-type="float" office:value="1337" calcext:value-type="float">
            <text:p>1337</text:p>
          </table:table-cell>
          <table:table-cell table:formula="of:=9+2*RAND()" office:value-type="float" office:value="10.6459985121619" calcext:value-type="float">
            <text:p>10,6460</text:p>
          </table:table-cell>
          <table:table-cell table:formula="of:=NORMINV(RAND();30;5)" office:value-type="float" office:value="38.6571346524893" calcext:value-type="float">
            <text:p>38,6571</text:p>
          </table:table-cell>
          <table:table-cell table:formula="of:=40+20*RAND()" office:value-type="float" office:value="44.6702095703222" calcext:value-type="float">
            <text:p>44,6702</text:p>
          </table:table-cell>
          <table:table-cell table:formula="of:=([.C1338]*[.D1338]+[.B1338]*[.D1338]+[.B1338]*[.C1338])/([.B1338]*[.C1338]*[.D1338])" office:value-type="float" office:value="0.142186736407048" calcext:value-type="float">
            <text:p>0,1422</text:p>
          </table:table-cell>
          <table:table-cell table:number-columns-repeated="9"/>
        </table:table-row>
        <table:table-row table:style-name="ro2">
          <table:table-cell office:value-type="float" office:value="1338" calcext:value-type="float">
            <text:p>1338</text:p>
          </table:table-cell>
          <table:table-cell table:formula="of:=9+2*RAND()" office:value-type="float" office:value="10.1986215303186" calcext:value-type="float">
            <text:p>10,1986</text:p>
          </table:table-cell>
          <table:table-cell table:formula="of:=NORMINV(RAND();30;5)" office:value-type="float" office:value="19.0442792775567" calcext:value-type="float">
            <text:p>19,0443</text:p>
          </table:table-cell>
          <table:table-cell table:formula="of:=40+20*RAND()" office:value-type="float" office:value="48.5248191305436" calcext:value-type="float">
            <text:p>48,5248</text:p>
          </table:table-cell>
          <table:table-cell table:formula="of:=([.C1339]*[.D1339]+[.B1339]*[.D1339]+[.B1339]*[.C1339])/([.B1339]*[.C1339]*[.D1339])" office:value-type="float" office:value="0.171169684620673" calcext:value-type="float">
            <text:p>0,1712</text:p>
          </table:table-cell>
          <table:table-cell table:number-columns-repeated="9"/>
        </table:table-row>
        <table:table-row table:style-name="ro2">
          <table:table-cell office:value-type="float" office:value="1339" calcext:value-type="float">
            <text:p>1339</text:p>
          </table:table-cell>
          <table:table-cell table:formula="of:=9+2*RAND()" office:value-type="float" office:value="10.1068053876515" calcext:value-type="float">
            <text:p>10,1068</text:p>
          </table:table-cell>
          <table:table-cell table:formula="of:=NORMINV(RAND();30;5)" office:value-type="float" office:value="35.9174983858086" calcext:value-type="float">
            <text:p>35,9175</text:p>
          </table:table-cell>
          <table:table-cell table:formula="of:=40+20*RAND()" office:value-type="float" office:value="47.8159482893534" calcext:value-type="float">
            <text:p>47,8159</text:p>
          </table:table-cell>
          <table:table-cell table:formula="of:=([.C1340]*[.D1340]+[.B1340]*[.D1340]+[.B1340]*[.C1340])/([.B1340]*[.C1340]*[.D1340])" office:value-type="float" office:value="0.14769833999152" calcext:value-type="float">
            <text:p>0,1477</text:p>
          </table:table-cell>
          <table:table-cell table:number-columns-repeated="9"/>
        </table:table-row>
        <table:table-row table:style-name="ro2">
          <table:table-cell office:value-type="float" office:value="1340" calcext:value-type="float">
            <text:p>1340</text:p>
          </table:table-cell>
          <table:table-cell table:formula="of:=9+2*RAND()" office:value-type="float" office:value="9.90713433851488" calcext:value-type="float">
            <text:p>9,9071</text:p>
          </table:table-cell>
          <table:table-cell table:formula="of:=NORMINV(RAND();30;5)" office:value-type="float" office:value="29.3223018504052" calcext:value-type="float">
            <text:p>29,3223</text:p>
          </table:table-cell>
          <table:table-cell table:formula="of:=40+20*RAND()" office:value-type="float" office:value="48.6468014796265" calcext:value-type="float">
            <text:p>48,6468</text:p>
          </table:table-cell>
          <table:table-cell table:formula="of:=([.C1341]*[.D1341]+[.B1341]*[.D1341]+[.B1341]*[.C1341])/([.B1341]*[.C1341]*[.D1341])" office:value-type="float" office:value="0.155597432149689" calcext:value-type="float">
            <text:p>0,1556</text:p>
          </table:table-cell>
          <table:table-cell table:number-columns-repeated="9"/>
        </table:table-row>
        <table:table-row table:style-name="ro2">
          <table:table-cell office:value-type="float" office:value="1341" calcext:value-type="float">
            <text:p>1341</text:p>
          </table:table-cell>
          <table:table-cell table:formula="of:=9+2*RAND()" office:value-type="float" office:value="10.1844714370091" calcext:value-type="float">
            <text:p>10,1845</text:p>
          </table:table-cell>
          <table:table-cell table:formula="of:=NORMINV(RAND();30;5)" office:value-type="float" office:value="33.7095397111482" calcext:value-type="float">
            <text:p>33,7095</text:p>
          </table:table-cell>
          <table:table-cell table:formula="of:=40+20*RAND()" office:value-type="float" office:value="52.927339321468" calcext:value-type="float">
            <text:p>52,9273</text:p>
          </table:table-cell>
          <table:table-cell table:formula="of:=([.C1342]*[.D1342]+[.B1342]*[.D1342]+[.B1342]*[.C1342])/([.B1342]*[.C1342]*[.D1342])" office:value-type="float" office:value="0.146747719054527" calcext:value-type="float">
            <text:p>0,1467</text:p>
          </table:table-cell>
          <table:table-cell table:number-columns-repeated="9"/>
        </table:table-row>
        <table:table-row table:style-name="ro2">
          <table:table-cell office:value-type="float" office:value="1342" calcext:value-type="float">
            <text:p>1342</text:p>
          </table:table-cell>
          <table:table-cell table:formula="of:=9+2*RAND()" office:value-type="float" office:value="10.6944239859004" calcext:value-type="float">
            <text:p>10,6944</text:p>
          </table:table-cell>
          <table:table-cell table:formula="of:=NORMINV(RAND();30;5)" office:value-type="float" office:value="22.4413441771544" calcext:value-type="float">
            <text:p>22,4413</text:p>
          </table:table-cell>
          <table:table-cell table:formula="of:=40+20*RAND()" office:value-type="float" office:value="44.3165300204419" calcext:value-type="float">
            <text:p>44,3165</text:p>
          </table:table-cell>
          <table:table-cell table:formula="of:=([.C1343]*[.D1343]+[.B1343]*[.D1343]+[.B1343]*[.C1343])/([.B1343]*[.C1343]*[.D1343])" office:value-type="float" office:value="0.160632226609842" calcext:value-type="float">
            <text:p>0,1606</text:p>
          </table:table-cell>
          <table:table-cell table:number-columns-repeated="9"/>
        </table:table-row>
        <table:table-row table:style-name="ro2">
          <table:table-cell office:value-type="float" office:value="1343" calcext:value-type="float">
            <text:p>1343</text:p>
          </table:table-cell>
          <table:table-cell table:formula="of:=9+2*RAND()" office:value-type="float" office:value="10.5118881610688" calcext:value-type="float">
            <text:p>10,5119</text:p>
          </table:table-cell>
          <table:table-cell table:formula="of:=NORMINV(RAND();30;5)" office:value-type="float" office:value="29.72971127633" calcext:value-type="float">
            <text:p>29,7297</text:p>
          </table:table-cell>
          <table:table-cell table:formula="of:=40+20*RAND()" office:value-type="float" office:value="40.2984452317469" calcext:value-type="float">
            <text:p>40,2984</text:p>
          </table:table-cell>
          <table:table-cell table:formula="of:=([.C1344]*[.D1344]+[.B1344]*[.D1344]+[.B1344]*[.C1344])/([.B1344]*[.C1344]*[.D1344])" office:value-type="float" office:value="0.153581625709227" calcext:value-type="float">
            <text:p>0,1536</text:p>
          </table:table-cell>
          <table:table-cell table:number-columns-repeated="9"/>
        </table:table-row>
        <table:table-row table:style-name="ro2">
          <table:table-cell office:value-type="float" office:value="1344" calcext:value-type="float">
            <text:p>1344</text:p>
          </table:table-cell>
          <table:table-cell table:formula="of:=9+2*RAND()" office:value-type="float" office:value="10.6882058240008" calcext:value-type="float">
            <text:p>10,6882</text:p>
          </table:table-cell>
          <table:table-cell table:formula="of:=NORMINV(RAND();30;5)" office:value-type="float" office:value="29.5583078514571" calcext:value-type="float">
            <text:p>29,5583</text:p>
          </table:table-cell>
          <table:table-cell table:formula="of:=40+20*RAND()" office:value-type="float" office:value="44.6365136397071" calcext:value-type="float">
            <text:p>44,6365</text:p>
          </table:table-cell>
          <table:table-cell table:formula="of:=([.C1345]*[.D1345]+[.B1345]*[.D1345]+[.B1345]*[.C1345])/([.B1345]*[.C1345]*[.D1345])" office:value-type="float" office:value="0.149795691857349" calcext:value-type="float">
            <text:p>0,1498</text:p>
          </table:table-cell>
          <table:table-cell table:number-columns-repeated="9"/>
        </table:table-row>
        <table:table-row table:style-name="ro2">
          <table:table-cell office:value-type="float" office:value="1345" calcext:value-type="float">
            <text:p>1345</text:p>
          </table:table-cell>
          <table:table-cell table:formula="of:=9+2*RAND()" office:value-type="float" office:value="9.45351700088941" calcext:value-type="float">
            <text:p>9,4535</text:p>
          </table:table-cell>
          <table:table-cell table:formula="of:=NORMINV(RAND();30;5)" office:value-type="float" office:value="34.4058827850808" calcext:value-type="float">
            <text:p>34,4059</text:p>
          </table:table-cell>
          <table:table-cell table:formula="of:=40+20*RAND()" office:value-type="float" office:value="44.95362987509" calcext:value-type="float">
            <text:p>44,9536</text:p>
          </table:table-cell>
          <table:table-cell table:formula="of:=([.C1346]*[.D1346]+[.B1346]*[.D1346]+[.B1346]*[.C1346])/([.B1346]*[.C1346]*[.D1346])" office:value-type="float" office:value="0.157090679171767" calcext:value-type="float">
            <text:p>0,1571</text:p>
          </table:table-cell>
          <table:table-cell table:number-columns-repeated="9"/>
        </table:table-row>
        <table:table-row table:style-name="ro2">
          <table:table-cell office:value-type="float" office:value="1346" calcext:value-type="float">
            <text:p>1346</text:p>
          </table:table-cell>
          <table:table-cell table:formula="of:=9+2*RAND()" office:value-type="float" office:value="9.5001088778954" calcext:value-type="float">
            <text:p>9,5001</text:p>
          </table:table-cell>
          <table:table-cell table:formula="of:=NORMINV(RAND();30;5)" office:value-type="float" office:value="26.9560574944001" calcext:value-type="float">
            <text:p>26,9561</text:p>
          </table:table-cell>
          <table:table-cell table:formula="of:=40+20*RAND()" office:value-type="float" office:value="49.6836619707756" calcext:value-type="float">
            <text:p>49,6837</text:p>
          </table:table-cell>
          <table:table-cell table:formula="of:=([.C1347]*[.D1347]+[.B1347]*[.D1347]+[.B1347]*[.C1347])/([.B1347]*[.C1347]*[.D1347])" office:value-type="float" office:value="0.162486705456683" calcext:value-type="float">
            <text:p>0,1625</text:p>
          </table:table-cell>
          <table:table-cell table:number-columns-repeated="9"/>
        </table:table-row>
        <table:table-row table:style-name="ro2">
          <table:table-cell office:value-type="float" office:value="1347" calcext:value-type="float">
            <text:p>1347</text:p>
          </table:table-cell>
          <table:table-cell table:formula="of:=9+2*RAND()" office:value-type="float" office:value="10.4225299835671" calcext:value-type="float">
            <text:p>10,4225</text:p>
          </table:table-cell>
          <table:table-cell table:formula="of:=NORMINV(RAND();30;5)" office:value-type="float" office:value="36.4152990834657" calcext:value-type="float">
            <text:p>36,4153</text:p>
          </table:table-cell>
          <table:table-cell table:formula="of:=40+20*RAND()" office:value-type="float" office:value="54.5858796942048" calcext:value-type="float">
            <text:p>54,5859</text:p>
          </table:table-cell>
          <table:table-cell table:formula="of:=([.C1348]*[.D1348]+[.B1348]*[.D1348]+[.B1348]*[.C1348])/([.B1348]*[.C1348]*[.D1348])" office:value-type="float" office:value="0.141726735621387" calcext:value-type="float">
            <text:p>0,1417</text:p>
          </table:table-cell>
          <table:table-cell table:number-columns-repeated="9"/>
        </table:table-row>
        <table:table-row table:style-name="ro2">
          <table:table-cell office:value-type="float" office:value="1348" calcext:value-type="float">
            <text:p>1348</text:p>
          </table:table-cell>
          <table:table-cell table:formula="of:=9+2*RAND()" office:value-type="float" office:value="10.6022693330888" calcext:value-type="float">
            <text:p>10,6023</text:p>
          </table:table-cell>
          <table:table-cell table:formula="of:=NORMINV(RAND();30;5)" office:value-type="float" office:value="25.5544872056636" calcext:value-type="float">
            <text:p>25,5545</text:p>
          </table:table-cell>
          <table:table-cell table:formula="of:=40+20*RAND()" office:value-type="float" office:value="50.7902114163153" calcext:value-type="float">
            <text:p>50,7902</text:p>
          </table:table-cell>
          <table:table-cell table:formula="of:=([.C1349]*[.D1349]+[.B1349]*[.D1349]+[.B1349]*[.C1349])/([.B1349]*[.C1349]*[.D1349])" office:value-type="float" office:value="0.153140333864341" calcext:value-type="float">
            <text:p>0,1531</text:p>
          </table:table-cell>
          <table:table-cell table:number-columns-repeated="9"/>
        </table:table-row>
        <table:table-row table:style-name="ro2">
          <table:table-cell office:value-type="float" office:value="1349" calcext:value-type="float">
            <text:p>1349</text:p>
          </table:table-cell>
          <table:table-cell table:formula="of:=9+2*RAND()" office:value-type="float" office:value="10.045945194317" calcext:value-type="float">
            <text:p>10,0459</text:p>
          </table:table-cell>
          <table:table-cell table:formula="of:=NORMINV(RAND();30;5)" office:value-type="float" office:value="31.8743952626252" calcext:value-type="float">
            <text:p>31,8744</text:p>
          </table:table-cell>
          <table:table-cell table:formula="of:=40+20*RAND()" office:value-type="float" office:value="53.4216979169287" calcext:value-type="float">
            <text:p>53,4217</text:p>
          </table:table-cell>
          <table:table-cell table:formula="of:=([.C1350]*[.D1350]+[.B1350]*[.D1350]+[.B1350]*[.C1350])/([.B1350]*[.C1350]*[.D1350])" office:value-type="float" office:value="0.149634779310583" calcext:value-type="float">
            <text:p>0,1496</text:p>
          </table:table-cell>
          <table:table-cell table:number-columns-repeated="9"/>
        </table:table-row>
        <table:table-row table:style-name="ro2">
          <table:table-cell office:value-type="float" office:value="1350" calcext:value-type="float">
            <text:p>1350</text:p>
          </table:table-cell>
          <table:table-cell table:formula="of:=9+2*RAND()" office:value-type="float" office:value="10.7583359030541" calcext:value-type="float">
            <text:p>10,7583</text:p>
          </table:table-cell>
          <table:table-cell table:formula="of:=NORMINV(RAND();30;5)" office:value-type="float" office:value="34.2269126916274" calcext:value-type="float">
            <text:p>34,2269</text:p>
          </table:table-cell>
          <table:table-cell table:formula="of:=40+20*RAND()" office:value-type="float" office:value="59.8467225045897" calcext:value-type="float">
            <text:p>59,8467</text:p>
          </table:table-cell>
          <table:table-cell table:formula="of:=([.C1351]*[.D1351]+[.B1351]*[.D1351]+[.B1351]*[.C1351])/([.B1351]*[.C1351]*[.D1351])" office:value-type="float" office:value="0.138877306007107" calcext:value-type="float">
            <text:p>0,1389</text:p>
          </table:table-cell>
          <table:table-cell table:number-columns-repeated="9"/>
        </table:table-row>
        <table:table-row table:style-name="ro2">
          <table:table-cell office:value-type="float" office:value="1351" calcext:value-type="float">
            <text:p>1351</text:p>
          </table:table-cell>
          <table:table-cell table:formula="of:=9+2*RAND()" office:value-type="float" office:value="9.91595286061056" calcext:value-type="float">
            <text:p>9,9160</text:p>
          </table:table-cell>
          <table:table-cell table:formula="of:=NORMINV(RAND();30;5)" office:value-type="float" office:value="31.9966812558244" calcext:value-type="float">
            <text:p>31,9967</text:p>
          </table:table-cell>
          <table:table-cell table:formula="of:=40+20*RAND()" office:value-type="float" office:value="49.594543937128" calcext:value-type="float">
            <text:p>49,5945</text:p>
          </table:table-cell>
          <table:table-cell table:formula="of:=([.C1352]*[.D1352]+[.B1352]*[.D1352]+[.B1352]*[.C1352])/([.B1352]*[.C1352]*[.D1352])" office:value-type="float" office:value="0.152264344820317" calcext:value-type="float">
            <text:p>0,1523</text:p>
          </table:table-cell>
          <table:table-cell table:number-columns-repeated="9"/>
        </table:table-row>
        <table:table-row table:style-name="ro2">
          <table:table-cell office:value-type="float" office:value="1352" calcext:value-type="float">
            <text:p>1352</text:p>
          </table:table-cell>
          <table:table-cell table:formula="of:=9+2*RAND()" office:value-type="float" office:value="10.8331201246474" calcext:value-type="float">
            <text:p>10,8331</text:p>
          </table:table-cell>
          <table:table-cell table:formula="of:=NORMINV(RAND();30;5)" office:value-type="float" office:value="31.7127251459685" calcext:value-type="float">
            <text:p>31,7127</text:p>
          </table:table-cell>
          <table:table-cell table:formula="of:=40+20*RAND()" office:value-type="float" office:value="58.2621884369291" calcext:value-type="float">
            <text:p>58,2622</text:p>
          </table:table-cell>
          <table:table-cell table:formula="of:=([.C1353]*[.D1353]+[.B1353]*[.D1353]+[.B1353]*[.C1353])/([.B1353]*[.C1353]*[.D1353])" office:value-type="float" office:value="0.141006382777977" calcext:value-type="float">
            <text:p>0,1410</text:p>
          </table:table-cell>
          <table:table-cell table:number-columns-repeated="9"/>
        </table:table-row>
        <table:table-row table:style-name="ro2">
          <table:table-cell office:value-type="float" office:value="1353" calcext:value-type="float">
            <text:p>1353</text:p>
          </table:table-cell>
          <table:table-cell table:formula="of:=9+2*RAND()" office:value-type="float" office:value="10.0853199798148" calcext:value-type="float">
            <text:p>10,0853</text:p>
          </table:table-cell>
          <table:table-cell table:formula="of:=NORMINV(RAND();30;5)" office:value-type="float" office:value="21.327900102102" calcext:value-type="float">
            <text:p>21,3279</text:p>
          </table:table-cell>
          <table:table-cell table:formula="of:=40+20*RAND()" office:value-type="float" office:value="44.7980492305942" calcext:value-type="float">
            <text:p>44,7980</text:p>
          </table:table-cell>
          <table:table-cell table:formula="of:=([.C1354]*[.D1354]+[.B1354]*[.D1354]+[.B1354]*[.C1354])/([.B1354]*[.C1354]*[.D1354])" office:value-type="float" office:value="0.168363359988169" calcext:value-type="float">
            <text:p>0,1684</text:p>
          </table:table-cell>
          <table:table-cell table:number-columns-repeated="9"/>
        </table:table-row>
        <table:table-row table:style-name="ro2">
          <table:table-cell office:value-type="float" office:value="1354" calcext:value-type="float">
            <text:p>1354</text:p>
          </table:table-cell>
          <table:table-cell table:formula="of:=9+2*RAND()" office:value-type="float" office:value="9.20136573514901" calcext:value-type="float">
            <text:p>9,2014</text:p>
          </table:table-cell>
          <table:table-cell table:formula="of:=NORMINV(RAND();30;5)" office:value-type="float" office:value="37.269901122168" calcext:value-type="float">
            <text:p>37,2699</text:p>
          </table:table-cell>
          <table:table-cell table:formula="of:=40+20*RAND()" office:value-type="float" office:value="43.9258718094789" calcext:value-type="float">
            <text:p>43,9259</text:p>
          </table:table-cell>
          <table:table-cell table:formula="of:=([.C1355]*[.D1355]+[.B1355]*[.D1355]+[.B1355]*[.C1355])/([.B1355]*[.C1355]*[.D1355])" office:value-type="float" office:value="0.158276448192036" calcext:value-type="float">
            <text:p>0,1583</text:p>
          </table:table-cell>
          <table:table-cell table:number-columns-repeated="9"/>
        </table:table-row>
        <table:table-row table:style-name="ro2">
          <table:table-cell office:value-type="float" office:value="1355" calcext:value-type="float">
            <text:p>1355</text:p>
          </table:table-cell>
          <table:table-cell table:formula="of:=9+2*RAND()" office:value-type="float" office:value="10.5372642551083" calcext:value-type="float">
            <text:p>10,5373</text:p>
          </table:table-cell>
          <table:table-cell table:formula="of:=NORMINV(RAND();30;5)" office:value-type="float" office:value="23.7840030442498" calcext:value-type="float">
            <text:p>23,7840</text:p>
          </table:table-cell>
          <table:table-cell table:formula="of:=40+20*RAND()" office:value-type="float" office:value="44.8817920847796" calcext:value-type="float">
            <text:p>44,8818</text:p>
          </table:table-cell>
          <table:table-cell table:formula="of:=([.C1356]*[.D1356]+[.B1356]*[.D1356]+[.B1356]*[.C1356])/([.B1356]*[.C1356]*[.D1356])" office:value-type="float" office:value="0.159227109944644" calcext:value-type="float">
            <text:p>0,1592</text:p>
          </table:table-cell>
          <table:table-cell table:number-columns-repeated="9"/>
        </table:table-row>
        <table:table-row table:style-name="ro2">
          <table:table-cell office:value-type="float" office:value="1356" calcext:value-type="float">
            <text:p>1356</text:p>
          </table:table-cell>
          <table:table-cell table:formula="of:=9+2*RAND()" office:value-type="float" office:value="10.1782494762447" calcext:value-type="float">
            <text:p>10,1782</text:p>
          </table:table-cell>
          <table:table-cell table:formula="of:=NORMINV(RAND();30;5)" office:value-type="float" office:value="35.8174055370061" calcext:value-type="float">
            <text:p>35,8174</text:p>
          </table:table-cell>
          <table:table-cell table:formula="of:=40+20*RAND()" office:value-type="float" office:value="41.7343429173343" calcext:value-type="float">
            <text:p>41,7343</text:p>
          </table:table-cell>
          <table:table-cell table:formula="of:=([.C1357]*[.D1357]+[.B1357]*[.D1357]+[.B1357]*[.C1357])/([.B1357]*[.C1357]*[.D1357])" office:value-type="float" office:value="0.150129190191614" calcext:value-type="float">
            <text:p>0,1501</text:p>
          </table:table-cell>
          <table:table-cell table:number-columns-repeated="9"/>
        </table:table-row>
        <table:table-row table:style-name="ro2">
          <table:table-cell office:value-type="float" office:value="1357" calcext:value-type="float">
            <text:p>1357</text:p>
          </table:table-cell>
          <table:table-cell table:formula="of:=9+2*RAND()" office:value-type="float" office:value="9.67483084904961" calcext:value-type="float">
            <text:p>9,6748</text:p>
          </table:table-cell>
          <table:table-cell table:formula="of:=NORMINV(RAND();30;5)" office:value-type="float" office:value="28.2554662412313" calcext:value-type="float">
            <text:p>28,2555</text:p>
          </table:table-cell>
          <table:table-cell table:formula="of:=40+20*RAND()" office:value-type="float" office:value="49.1056277998723" calcext:value-type="float">
            <text:p>49,1056</text:p>
          </table:table-cell>
          <table:table-cell table:formula="of:=([.C1358]*[.D1358]+[.B1358]*[.D1358]+[.B1358]*[.C1358])/([.B1358]*[.C1358]*[.D1358])" office:value-type="float" office:value="0.159116626885006" calcext:value-type="float">
            <text:p>0,1591</text:p>
          </table:table-cell>
          <table:table-cell table:number-columns-repeated="9"/>
        </table:table-row>
        <table:table-row table:style-name="ro2">
          <table:table-cell office:value-type="float" office:value="1358" calcext:value-type="float">
            <text:p>1358</text:p>
          </table:table-cell>
          <table:table-cell table:formula="of:=9+2*RAND()" office:value-type="float" office:value="9.64720860379748" calcext:value-type="float">
            <text:p>9,6472</text:p>
          </table:table-cell>
          <table:table-cell table:formula="of:=NORMINV(RAND();30;5)" office:value-type="float" office:value="35.8072431199696" calcext:value-type="float">
            <text:p>35,8072</text:p>
          </table:table-cell>
          <table:table-cell table:formula="of:=40+20*RAND()" office:value-type="float" office:value="48.4375380701385" calcext:value-type="float">
            <text:p>48,4375</text:p>
          </table:table-cell>
          <table:table-cell table:formula="of:=([.C1359]*[.D1359]+[.B1359]*[.D1359]+[.B1359]*[.C1359])/([.B1359]*[.C1359]*[.D1359])" office:value-type="float" office:value="0.152229382862014" calcext:value-type="float">
            <text:p>0,1522</text:p>
          </table:table-cell>
          <table:table-cell table:number-columns-repeated="9"/>
        </table:table-row>
        <table:table-row table:style-name="ro2">
          <table:table-cell office:value-type="float" office:value="1359" calcext:value-type="float">
            <text:p>1359</text:p>
          </table:table-cell>
          <table:table-cell table:formula="of:=9+2*RAND()" office:value-type="float" office:value="9.54239492607303" calcext:value-type="float">
            <text:p>9,5424</text:p>
          </table:table-cell>
          <table:table-cell table:formula="of:=NORMINV(RAND();30;5)" office:value-type="float" office:value="34.1126715367504" calcext:value-type="float">
            <text:p>34,1127</text:p>
          </table:table-cell>
          <table:table-cell table:formula="of:=40+20*RAND()" office:value-type="float" office:value="43.9042370696552" calcext:value-type="float">
            <text:p>43,9042</text:p>
          </table:table-cell>
          <table:table-cell table:formula="of:=([.C1360]*[.D1360]+[.B1360]*[.D1360]+[.B1360]*[.C1360])/([.B1360]*[.C1360]*[.D1360])" office:value-type="float" office:value="0.156886959869779" calcext:value-type="float">
            <text:p>0,1569</text:p>
          </table:table-cell>
          <table:table-cell table:number-columns-repeated="9"/>
        </table:table-row>
        <table:table-row table:style-name="ro2">
          <table:table-cell office:value-type="float" office:value="1360" calcext:value-type="float">
            <text:p>1360</text:p>
          </table:table-cell>
          <table:table-cell table:formula="of:=9+2*RAND()" office:value-type="float" office:value="10.6116450966802" calcext:value-type="float">
            <text:p>10,6116</text:p>
          </table:table-cell>
          <table:table-cell table:formula="of:=NORMINV(RAND();30;5)" office:value-type="float" office:value="30.9885989102994" calcext:value-type="float">
            <text:p>30,9886</text:p>
          </table:table-cell>
          <table:table-cell table:formula="of:=40+20*RAND()" office:value-type="float" office:value="46.8394612916745" calcext:value-type="float">
            <text:p>46,8395</text:p>
          </table:table-cell>
          <table:table-cell table:formula="of:=([.C1361]*[.D1361]+[.B1361]*[.D1361]+[.B1361]*[.C1361])/([.B1361]*[.C1361]*[.D1361])" office:value-type="float" office:value="0.147855547754142" calcext:value-type="float">
            <text:p>0,1479</text:p>
          </table:table-cell>
          <table:table-cell table:number-columns-repeated="9"/>
        </table:table-row>
        <table:table-row table:style-name="ro2">
          <table:table-cell office:value-type="float" office:value="1361" calcext:value-type="float">
            <text:p>1361</text:p>
          </table:table-cell>
          <table:table-cell table:formula="of:=9+2*RAND()" office:value-type="float" office:value="9.66744725382887" calcext:value-type="float">
            <text:p>9,6674</text:p>
          </table:table-cell>
          <table:table-cell table:formula="of:=NORMINV(RAND();30;5)" office:value-type="float" office:value="29.9417231591327" calcext:value-type="float">
            <text:p>29,9417</text:p>
          </table:table-cell>
          <table:table-cell table:formula="of:=40+20*RAND()" office:value-type="float" office:value="51.2375492532738" calcext:value-type="float">
            <text:p>51,2375</text:p>
          </table:table-cell>
          <table:table-cell table:formula="of:=([.C1362]*[.D1362]+[.B1362]*[.D1362]+[.B1362]*[.C1362])/([.B1362]*[.C1362]*[.D1362])" office:value-type="float" office:value="0.156355071049537" calcext:value-type="float">
            <text:p>0,1564</text:p>
          </table:table-cell>
          <table:table-cell table:number-columns-repeated="9"/>
        </table:table-row>
        <table:table-row table:style-name="ro2">
          <table:table-cell office:value-type="float" office:value="1362" calcext:value-type="float">
            <text:p>1362</text:p>
          </table:table-cell>
          <table:table-cell table:formula="of:=9+2*RAND()" office:value-type="float" office:value="9.72140380856581" calcext:value-type="float">
            <text:p>9,7214</text:p>
          </table:table-cell>
          <table:table-cell table:formula="of:=NORMINV(RAND();30;5)" office:value-type="float" office:value="33.499282432881" calcext:value-type="float">
            <text:p>33,4993</text:p>
          </table:table-cell>
          <table:table-cell table:formula="of:=40+20*RAND()" office:value-type="float" office:value="59.5893959118985" calcext:value-type="float">
            <text:p>59,5894</text:p>
          </table:table-cell>
          <table:table-cell table:formula="of:=([.C1363]*[.D1363]+[.B1363]*[.D1363]+[.B1363]*[.C1363])/([.B1363]*[.C1363]*[.D1363])" office:value-type="float" office:value="0.149498697023141" calcext:value-type="float">
            <text:p>0,1495</text:p>
          </table:table-cell>
          <table:table-cell table:number-columns-repeated="9"/>
        </table:table-row>
        <table:table-row table:style-name="ro2">
          <table:table-cell office:value-type="float" office:value="1363" calcext:value-type="float">
            <text:p>1363</text:p>
          </table:table-cell>
          <table:table-cell table:formula="of:=9+2*RAND()" office:value-type="float" office:value="10.2733889308292" calcext:value-type="float">
            <text:p>10,2734</text:p>
          </table:table-cell>
          <table:table-cell table:formula="of:=NORMINV(RAND();30;5)" office:value-type="float" office:value="33.3370483730252" calcext:value-type="float">
            <text:p>33,3370</text:p>
          </table:table-cell>
          <table:table-cell table:formula="of:=40+20*RAND()" office:value-type="float" office:value="44.1421505832113" calcext:value-type="float">
            <text:p>44,1422</text:p>
          </table:table-cell>
          <table:table-cell table:formula="of:=([.C1364]*[.D1364]+[.B1364]*[.D1364]+[.B1364]*[.C1364])/([.B1364]*[.C1364]*[.D1364])" office:value-type="float" office:value="0.14998960435112" calcext:value-type="float">
            <text:p>0,1500</text:p>
          </table:table-cell>
          <table:table-cell table:number-columns-repeated="9"/>
        </table:table-row>
        <table:table-row table:style-name="ro2">
          <table:table-cell office:value-type="float" office:value="1364" calcext:value-type="float">
            <text:p>1364</text:p>
          </table:table-cell>
          <table:table-cell table:formula="of:=9+2*RAND()" office:value-type="float" office:value="9.94147753971629" calcext:value-type="float">
            <text:p>9,9415</text:p>
          </table:table-cell>
          <table:table-cell table:formula="of:=NORMINV(RAND();30;5)" office:value-type="float" office:value="36.9237319904529" calcext:value-type="float">
            <text:p>36,9237</text:p>
          </table:table-cell>
          <table:table-cell table:formula="of:=40+20*RAND()" office:value-type="float" office:value="56.8023612932302" calcext:value-type="float">
            <text:p>56,8024</text:p>
          </table:table-cell>
          <table:table-cell table:formula="of:=([.C1365]*[.D1365]+[.B1365]*[.D1365]+[.B1365]*[.C1365])/([.B1365]*[.C1365]*[.D1365])" office:value-type="float" office:value="0.145276424418511" calcext:value-type="float">
            <text:p>0,1453</text:p>
          </table:table-cell>
          <table:table-cell table:number-columns-repeated="9"/>
        </table:table-row>
        <table:table-row table:style-name="ro2">
          <table:table-cell office:value-type="float" office:value="1365" calcext:value-type="float">
            <text:p>1365</text:p>
          </table:table-cell>
          <table:table-cell table:formula="of:=9+2*RAND()" office:value-type="float" office:value="9.23000463261269" calcext:value-type="float">
            <text:p>9,2300</text:p>
          </table:table-cell>
          <table:table-cell table:formula="of:=NORMINV(RAND();30;5)" office:value-type="float" office:value="28.3777428060264" calcext:value-type="float">
            <text:p>28,3777</text:p>
          </table:table-cell>
          <table:table-cell table:formula="of:=40+20*RAND()" office:value-type="float" office:value="54.4003975926898" calcext:value-type="float">
            <text:p>54,4004</text:p>
          </table:table-cell>
          <table:table-cell table:formula="of:=([.C1366]*[.D1366]+[.B1366]*[.D1366]+[.B1366]*[.C1366])/([.B1366]*[.C1366]*[.D1366])" office:value-type="float" office:value="0.161963410537656" calcext:value-type="float">
            <text:p>0,1620</text:p>
          </table:table-cell>
          <table:table-cell table:number-columns-repeated="9"/>
        </table:table-row>
        <table:table-row table:style-name="ro2">
          <table:table-cell office:value-type="float" office:value="1366" calcext:value-type="float">
            <text:p>1366</text:p>
          </table:table-cell>
          <table:table-cell table:formula="of:=9+2*RAND()" office:value-type="float" office:value="9.20407005655579" calcext:value-type="float">
            <text:p>9,2041</text:p>
          </table:table-cell>
          <table:table-cell table:formula="of:=NORMINV(RAND();30;5)" office:value-type="float" office:value="26.9373723871235" calcext:value-type="float">
            <text:p>26,9374</text:p>
          </table:table-cell>
          <table:table-cell table:formula="of:=40+20*RAND()" office:value-type="float" office:value="59.068709325511" calcext:value-type="float">
            <text:p>59,0687</text:p>
          </table:table-cell>
          <table:table-cell table:formula="of:=([.C1367]*[.D1367]+[.B1367]*[.D1367]+[.B1367]*[.C1367])/([.B1367]*[.C1367]*[.D1367])" office:value-type="float" office:value="0.162700169577183" calcext:value-type="float">
            <text:p>0,1627</text:p>
          </table:table-cell>
          <table:table-cell table:number-columns-repeated="9"/>
        </table:table-row>
        <table:table-row table:style-name="ro2">
          <table:table-cell office:value-type="float" office:value="1367" calcext:value-type="float">
            <text:p>1367</text:p>
          </table:table-cell>
          <table:table-cell table:formula="of:=9+2*RAND()" office:value-type="float" office:value="9.66086139972322" calcext:value-type="float">
            <text:p>9,6609</text:p>
          </table:table-cell>
          <table:table-cell table:formula="of:=NORMINV(RAND();30;5)" office:value-type="float" office:value="31.3132012760461" calcext:value-type="float">
            <text:p>31,3132</text:p>
          </table:table-cell>
          <table:table-cell table:formula="of:=40+20*RAND()" office:value-type="float" office:value="42.2692819894291" calcext:value-type="float">
            <text:p>42,2693</text:p>
          </table:table-cell>
          <table:table-cell table:formula="of:=([.C1368]*[.D1368]+[.B1368]*[.D1368]+[.B1368]*[.C1368])/([.B1368]*[.C1368]*[.D1368])" office:value-type="float" office:value="0.159103693165162" calcext:value-type="float">
            <text:p>0,1591</text:p>
          </table:table-cell>
          <table:table-cell table:number-columns-repeated="9"/>
        </table:table-row>
        <table:table-row table:style-name="ro2">
          <table:table-cell office:value-type="float" office:value="1368" calcext:value-type="float">
            <text:p>1368</text:p>
          </table:table-cell>
          <table:table-cell table:formula="of:=9+2*RAND()" office:value-type="float" office:value="9.02896623290144" calcext:value-type="float">
            <text:p>9,0290</text:p>
          </table:table-cell>
          <table:table-cell table:formula="of:=NORMINV(RAND();30;5)" office:value-type="float" office:value="34.1089151233406" calcext:value-type="float">
            <text:p>34,1089</text:p>
          </table:table-cell>
          <table:table-cell table:formula="of:=40+20*RAND()" office:value-type="float" office:value="59.456598253455" calcext:value-type="float">
            <text:p>59,4566</text:p>
          </table:table-cell>
          <table:table-cell table:formula="of:=([.C1369]*[.D1369]+[.B1369]*[.D1369]+[.B1369]*[.C1369])/([.B1369]*[.C1369]*[.D1369])" office:value-type="float" office:value="0.156891490029613" calcext:value-type="float">
            <text:p>0,1569</text:p>
          </table:table-cell>
          <table:table-cell table:number-columns-repeated="9"/>
        </table:table-row>
        <table:table-row table:style-name="ro2">
          <table:table-cell office:value-type="float" office:value="1369" calcext:value-type="float">
            <text:p>1369</text:p>
          </table:table-cell>
          <table:table-cell table:formula="of:=9+2*RAND()" office:value-type="float" office:value="9.79797190683894" calcext:value-type="float">
            <text:p>9,7980</text:p>
          </table:table-cell>
          <table:table-cell table:formula="of:=NORMINV(RAND();30;5)" office:value-type="float" office:value="26.093467398089" calcext:value-type="float">
            <text:p>26,0935</text:p>
          </table:table-cell>
          <table:table-cell table:formula="of:=40+20*RAND()" office:value-type="float" office:value="40.7371829939075" calcext:value-type="float">
            <text:p>40,7372</text:p>
          </table:table-cell>
          <table:table-cell table:formula="of:=([.C1370]*[.D1370]+[.B1370]*[.D1370]+[.B1370]*[.C1370])/([.B1370]*[.C1370]*[.D1370])" office:value-type="float" office:value="0.164933304420332" calcext:value-type="float">
            <text:p>0,1649</text:p>
          </table:table-cell>
          <table:table-cell table:number-columns-repeated="9"/>
        </table:table-row>
        <table:table-row table:style-name="ro2">
          <table:table-cell office:value-type="float" office:value="1370" calcext:value-type="float">
            <text:p>1370</text:p>
          </table:table-cell>
          <table:table-cell table:formula="of:=9+2*RAND()" office:value-type="float" office:value="9.87330098985694" calcext:value-type="float">
            <text:p>9,8733</text:p>
          </table:table-cell>
          <table:table-cell table:formula="of:=NORMINV(RAND();30;5)" office:value-type="float" office:value="24.291655527344" calcext:value-type="float">
            <text:p>24,2917</text:p>
          </table:table-cell>
          <table:table-cell table:formula="of:=40+20*RAND()" office:value-type="float" office:value="58.8081968273036" calcext:value-type="float">
            <text:p>58,8082</text:p>
          </table:table-cell>
          <table:table-cell table:formula="of:=([.C1371]*[.D1371]+[.B1371]*[.D1371]+[.B1371]*[.C1371])/([.B1371]*[.C1371]*[.D1371])" office:value-type="float" office:value="0.159454080674607" calcext:value-type="float">
            <text:p>0,1595</text:p>
          </table:table-cell>
          <table:table-cell table:number-columns-repeated="9"/>
        </table:table-row>
        <table:table-row table:style-name="ro2">
          <table:table-cell office:value-type="float" office:value="1371" calcext:value-type="float">
            <text:p>1371</text:p>
          </table:table-cell>
          <table:table-cell table:formula="of:=9+2*RAND()" office:value-type="float" office:value="9.5899285513442" calcext:value-type="float">
            <text:p>9,5899</text:p>
          </table:table-cell>
          <table:table-cell table:formula="of:=NORMINV(RAND();30;5)" office:value-type="float" office:value="30.4064065977457" calcext:value-type="float">
            <text:p>30,4064</text:p>
          </table:table-cell>
          <table:table-cell table:formula="of:=40+20*RAND()" office:value-type="float" office:value="55.9112642589025" calcext:value-type="float">
            <text:p>55,9113</text:p>
          </table:table-cell>
          <table:table-cell table:formula="of:=([.C1372]*[.D1372]+[.B1372]*[.D1372]+[.B1372]*[.C1372])/([.B1372]*[.C1372]*[.D1372])" office:value-type="float" office:value="0.155049353204587" calcext:value-type="float">
            <text:p>0,1550</text:p>
          </table:table-cell>
          <table:table-cell table:number-columns-repeated="9"/>
        </table:table-row>
        <table:table-row table:style-name="ro2">
          <table:table-cell office:value-type="float" office:value="1372" calcext:value-type="float">
            <text:p>1372</text:p>
          </table:table-cell>
          <table:table-cell table:formula="of:=9+2*RAND()" office:value-type="float" office:value="10.3388024976011" calcext:value-type="float">
            <text:p>10,3388</text:p>
          </table:table-cell>
          <table:table-cell table:formula="of:=NORMINV(RAND();30;5)" office:value-type="float" office:value="26.5669091549058" calcext:value-type="float">
            <text:p>26,5669</text:p>
          </table:table-cell>
          <table:table-cell table:formula="of:=40+20*RAND()" office:value-type="float" office:value="51.8038745806553" calcext:value-type="float">
            <text:p>51,8039</text:p>
          </table:table-cell>
          <table:table-cell table:formula="of:=([.C1373]*[.D1373]+[.B1373]*[.D1373]+[.B1373]*[.C1373])/([.B1373]*[.C1373]*[.D1373])" office:value-type="float" office:value="0.153667386763234" calcext:value-type="float">
            <text:p>0,1537</text:p>
          </table:table-cell>
          <table:table-cell table:number-columns-repeated="9"/>
        </table:table-row>
        <table:table-row table:style-name="ro2">
          <table:table-cell office:value-type="float" office:value="1373" calcext:value-type="float">
            <text:p>1373</text:p>
          </table:table-cell>
          <table:table-cell table:formula="of:=9+2*RAND()" office:value-type="float" office:value="10.7053280610126" calcext:value-type="float">
            <text:p>10,7053</text:p>
          </table:table-cell>
          <table:table-cell table:formula="of:=NORMINV(RAND();30;5)" office:value-type="float" office:value="30.1889167982909" calcext:value-type="float">
            <text:p>30,1889</text:p>
          </table:table-cell>
          <table:table-cell table:formula="of:=40+20*RAND()" office:value-type="float" office:value="48.6260022153147" calcext:value-type="float">
            <text:p>48,6260</text:p>
          </table:table-cell>
          <table:table-cell table:formula="of:=([.C1374]*[.D1374]+[.B1374]*[.D1374]+[.B1374]*[.C1374])/([.B1374]*[.C1374]*[.D1374])" office:value-type="float" office:value="0.147101297910965" calcext:value-type="float">
            <text:p>0,1471</text:p>
          </table:table-cell>
          <table:table-cell table:number-columns-repeated="9"/>
        </table:table-row>
        <table:table-row table:style-name="ro2">
          <table:table-cell office:value-type="float" office:value="1374" calcext:value-type="float">
            <text:p>1374</text:p>
          </table:table-cell>
          <table:table-cell table:formula="of:=9+2*RAND()" office:value-type="float" office:value="10.1685729937162" calcext:value-type="float">
            <text:p>10,1686</text:p>
          </table:table-cell>
          <table:table-cell table:formula="of:=NORMINV(RAND();30;5)" office:value-type="float" office:value="35.732162133226" calcext:value-type="float">
            <text:p>35,7322</text:p>
          </table:table-cell>
          <table:table-cell table:formula="of:=40+20*RAND()" office:value-type="float" office:value="57.2619191347621" calcext:value-type="float">
            <text:p>57,2619</text:p>
          </table:table-cell>
          <table:table-cell table:formula="of:=([.C1375]*[.D1375]+[.B1375]*[.D1375]+[.B1375]*[.C1375])/([.B1375]*[.C1375]*[.D1375])" office:value-type="float" office:value="0.143791820806313" calcext:value-type="float">
            <text:p>0,1438</text:p>
          </table:table-cell>
          <table:table-cell table:number-columns-repeated="9"/>
        </table:table-row>
        <table:table-row table:style-name="ro2">
          <table:table-cell office:value-type="float" office:value="1375" calcext:value-type="float">
            <text:p>1375</text:p>
          </table:table-cell>
          <table:table-cell table:formula="of:=9+2*RAND()" office:value-type="float" office:value="10.5263193144929" calcext:value-type="float">
            <text:p>10,5263</text:p>
          </table:table-cell>
          <table:table-cell table:formula="of:=NORMINV(RAND();30;5)" office:value-type="float" office:value="35.6696023686911" calcext:value-type="float">
            <text:p>35,6696</text:p>
          </table:table-cell>
          <table:table-cell table:formula="of:=40+20*RAND()" office:value-type="float" office:value="44.7682796581648" calcext:value-type="float">
            <text:p>44,7683</text:p>
          </table:table-cell>
          <table:table-cell table:formula="of:=([.C1376]*[.D1376]+[.B1376]*[.D1376]+[.B1376]*[.C1376])/([.B1376]*[.C1376]*[.D1376])" office:value-type="float" office:value="0.145372288122554" calcext:value-type="float">
            <text:p>0,1454</text:p>
          </table:table-cell>
          <table:table-cell table:number-columns-repeated="9"/>
        </table:table-row>
        <table:table-row table:style-name="ro2">
          <table:table-cell office:value-type="float" office:value="1376" calcext:value-type="float">
            <text:p>1376</text:p>
          </table:table-cell>
          <table:table-cell table:formula="of:=9+2*RAND()" office:value-type="float" office:value="9.8778032658156" calcext:value-type="float">
            <text:p>9,8778</text:p>
          </table:table-cell>
          <table:table-cell table:formula="of:=NORMINV(RAND();30;5)" office:value-type="float" office:value="24.1486808682595" calcext:value-type="float">
            <text:p>24,1487</text:p>
          </table:table-cell>
          <table:table-cell table:formula="of:=40+20*RAND()" office:value-type="float" office:value="47.2129962337203" calcext:value-type="float">
            <text:p>47,2130</text:p>
          </table:table-cell>
          <table:table-cell table:formula="of:=([.C1377]*[.D1377]+[.B1377]*[.D1377]+[.B1377]*[.C1377])/([.B1377]*[.C1377]*[.D1377])" office:value-type="float" office:value="0.16382782224824" calcext:value-type="float">
            <text:p>0,1638</text:p>
          </table:table-cell>
          <table:table-cell table:number-columns-repeated="9"/>
        </table:table-row>
        <table:table-row table:style-name="ro2">
          <table:table-cell office:value-type="float" office:value="1377" calcext:value-type="float">
            <text:p>1377</text:p>
          </table:table-cell>
          <table:table-cell table:formula="of:=9+2*RAND()" office:value-type="float" office:value="9.42379374452867" calcext:value-type="float">
            <text:p>9,4238</text:p>
          </table:table-cell>
          <table:table-cell table:formula="of:=NORMINV(RAND();30;5)" office:value-type="float" office:value="35.3505759342492" calcext:value-type="float">
            <text:p>35,3506</text:p>
          </table:table-cell>
          <table:table-cell table:formula="of:=40+20*RAND()" office:value-type="float" office:value="44.1686259792186" calcext:value-type="float">
            <text:p>44,1686</text:p>
          </table:table-cell>
          <table:table-cell table:formula="of:=([.C1378]*[.D1378]+[.B1378]*[.D1378]+[.B1378]*[.C1378])/([.B1378]*[.C1378]*[.D1378])" office:value-type="float" office:value="0.157042964090472" calcext:value-type="float">
            <text:p>0,1570</text:p>
          </table:table-cell>
          <table:table-cell table:number-columns-repeated="9"/>
        </table:table-row>
        <table:table-row table:style-name="ro2">
          <table:table-cell office:value-type="float" office:value="1378" calcext:value-type="float">
            <text:p>1378</text:p>
          </table:table-cell>
          <table:table-cell table:formula="of:=9+2*RAND()" office:value-type="float" office:value="10.4332698720973" calcext:value-type="float">
            <text:p>10,4333</text:p>
          </table:table-cell>
          <table:table-cell table:formula="of:=NORMINV(RAND();30;5)" office:value-type="float" office:value="28.6135536705526" calcext:value-type="float">
            <text:p>28,6136</text:p>
          </table:table-cell>
          <table:table-cell table:formula="of:=40+20*RAND()" office:value-type="float" office:value="56.8899066071026" calcext:value-type="float">
            <text:p>56,8899</text:p>
          </table:table-cell>
          <table:table-cell table:formula="of:=([.C1379]*[.D1379]+[.B1379]*[.D1379]+[.B1379]*[.C1379])/([.B1379]*[.C1379]*[.D1379])" office:value-type="float" office:value="0.14837351162731" calcext:value-type="float">
            <text:p>0,1484</text:p>
          </table:table-cell>
          <table:table-cell table:number-columns-repeated="9"/>
        </table:table-row>
        <table:table-row table:style-name="ro2">
          <table:table-cell office:value-type="float" office:value="1379" calcext:value-type="float">
            <text:p>1379</text:p>
          </table:table-cell>
          <table:table-cell table:formula="of:=9+2*RAND()" office:value-type="float" office:value="9.81189783825539" calcext:value-type="float">
            <text:p>9,8119</text:p>
          </table:table-cell>
          <table:table-cell table:formula="of:=NORMINV(RAND();30;5)" office:value-type="float" office:value="26.8063215874983" calcext:value-type="float">
            <text:p>26,8063</text:p>
          </table:table-cell>
          <table:table-cell table:formula="of:=40+20*RAND()" office:value-type="float" office:value="40.5423693661578" calcext:value-type="float">
            <text:p>40,5424</text:p>
          </table:table-cell>
          <table:table-cell table:formula="of:=([.C1380]*[.D1380]+[.B1380]*[.D1380]+[.B1380]*[.C1380])/([.B1380]*[.C1380]*[.D1380])" office:value-type="float" office:value="0.163887269742987" calcext:value-type="float">
            <text:p>0,1639</text:p>
          </table:table-cell>
          <table:table-cell table:number-columns-repeated="9"/>
        </table:table-row>
        <table:table-row table:style-name="ro2">
          <table:table-cell office:value-type="float" office:value="1380" calcext:value-type="float">
            <text:p>1380</text:p>
          </table:table-cell>
          <table:table-cell table:formula="of:=9+2*RAND()" office:value-type="float" office:value="10.9268408149946" calcext:value-type="float">
            <text:p>10,9268</text:p>
          </table:table-cell>
          <table:table-cell table:formula="of:=NORMINV(RAND();30;5)" office:value-type="float" office:value="28.0070535304126" calcext:value-type="float">
            <text:p>28,0071</text:p>
          </table:table-cell>
          <table:table-cell table:formula="of:=40+20*RAND()" office:value-type="float" office:value="56.7274583759718" calcext:value-type="float">
            <text:p>56,7275</text:p>
          </table:table-cell>
          <table:table-cell table:formula="of:=([.C1381]*[.D1381]+[.B1381]*[.D1381]+[.B1381]*[.C1381])/([.B1381]*[.C1381]*[.D1381])" office:value-type="float" office:value="0.144851199000848" calcext:value-type="float">
            <text:p>0,1449</text:p>
          </table:table-cell>
          <table:table-cell table:number-columns-repeated="9"/>
        </table:table-row>
        <table:table-row table:style-name="ro2">
          <table:table-cell office:value-type="float" office:value="1381" calcext:value-type="float">
            <text:p>1381</text:p>
          </table:table-cell>
          <table:table-cell table:formula="of:=9+2*RAND()" office:value-type="float" office:value="10.8401638723444" calcext:value-type="float">
            <text:p>10,8402</text:p>
          </table:table-cell>
          <table:table-cell table:formula="of:=NORMINV(RAND();30;5)" office:value-type="float" office:value="34.0243825556722" calcext:value-type="float">
            <text:p>34,0244</text:p>
          </table:table-cell>
          <table:table-cell table:formula="of:=40+20*RAND()" office:value-type="float" office:value="59.5417120843194" calcext:value-type="float">
            <text:p>59,5417</text:p>
          </table:table-cell>
          <table:table-cell table:formula="of:=([.C1382]*[.D1382]+[.B1382]*[.D1382]+[.B1382]*[.C1382])/([.B1382]*[.C1382]*[.D1382])" office:value-type="float" office:value="0.138435164283861" calcext:value-type="float">
            <text:p>0,1384</text:p>
          </table:table-cell>
          <table:table-cell table:number-columns-repeated="9"/>
        </table:table-row>
        <table:table-row table:style-name="ro2">
          <table:table-cell office:value-type="float" office:value="1382" calcext:value-type="float">
            <text:p>1382</text:p>
          </table:table-cell>
          <table:table-cell table:formula="of:=9+2*RAND()" office:value-type="float" office:value="9.69526184140705" calcext:value-type="float">
            <text:p>9,6953</text:p>
          </table:table-cell>
          <table:table-cell table:formula="of:=NORMINV(RAND();30;5)" office:value-type="float" office:value="32.2010493814649" calcext:value-type="float">
            <text:p>32,2010</text:p>
          </table:table-cell>
          <table:table-cell table:formula="of:=40+20*RAND()" office:value-type="float" office:value="44.3621389032342" calcext:value-type="float">
            <text:p>44,3621</text:p>
          </table:table-cell>
          <table:table-cell table:formula="of:=([.C1383]*[.D1383]+[.B1383]*[.D1383]+[.B1383]*[.C1383])/([.B1383]*[.C1383]*[.D1383])" office:value-type="float" office:value="0.156739798887087" calcext:value-type="float">
            <text:p>0,1567</text:p>
          </table:table-cell>
          <table:table-cell table:number-columns-repeated="9"/>
        </table:table-row>
        <table:table-row table:style-name="ro2">
          <table:table-cell office:value-type="float" office:value="1383" calcext:value-type="float">
            <text:p>1383</text:p>
          </table:table-cell>
          <table:table-cell table:formula="of:=9+2*RAND()" office:value-type="float" office:value="10.8948826252017" calcext:value-type="float">
            <text:p>10,8949</text:p>
          </table:table-cell>
          <table:table-cell table:formula="of:=NORMINV(RAND();30;5)" office:value-type="float" office:value="19.6462745566311" calcext:value-type="float">
            <text:p>19,6463</text:p>
          </table:table-cell>
          <table:table-cell table:formula="of:=40+20*RAND()" office:value-type="float" office:value="50.1032729935832" calcext:value-type="float">
            <text:p>50,1033</text:p>
          </table:table-cell>
          <table:table-cell table:formula="of:=([.C1384]*[.D1384]+[.B1384]*[.D1384]+[.B1384]*[.C1384])/([.B1384]*[.C1384]*[.D1384])" office:value-type="float" office:value="0.162645222783198" calcext:value-type="float">
            <text:p>0,1626</text:p>
          </table:table-cell>
          <table:table-cell table:number-columns-repeated="9"/>
        </table:table-row>
        <table:table-row table:style-name="ro2">
          <table:table-cell office:value-type="float" office:value="1384" calcext:value-type="float">
            <text:p>1384</text:p>
          </table:table-cell>
          <table:table-cell table:formula="of:=9+2*RAND()" office:value-type="float" office:value="9.17625523568131" calcext:value-type="float">
            <text:p>9,1763</text:p>
          </table:table-cell>
          <table:table-cell table:formula="of:=NORMINV(RAND();30;5)" office:value-type="float" office:value="29.8055750900699" calcext:value-type="float">
            <text:p>29,8056</text:p>
          </table:table-cell>
          <table:table-cell table:formula="of:=40+20*RAND()" office:value-type="float" office:value="50.1534509449266" calcext:value-type="float">
            <text:p>50,1535</text:p>
          </table:table-cell>
          <table:table-cell table:formula="of:=([.C1385]*[.D1385]+[.B1385]*[.D1385]+[.B1385]*[.C1385])/([.B1385]*[.C1385]*[.D1385])" office:value-type="float" office:value="0.162466494040011" calcext:value-type="float">
            <text:p>0,1625</text:p>
          </table:table-cell>
          <table:table-cell table:number-columns-repeated="9"/>
        </table:table-row>
        <table:table-row table:style-name="ro2">
          <table:table-cell office:value-type="float" office:value="1385" calcext:value-type="float">
            <text:p>1385</text:p>
          </table:table-cell>
          <table:table-cell table:formula="of:=9+2*RAND()" office:value-type="float" office:value="10.3925462744664" calcext:value-type="float">
            <text:p>10,3925</text:p>
          </table:table-cell>
          <table:table-cell table:formula="of:=NORMINV(RAND();30;5)" office:value-type="float" office:value="33.0385659244965" calcext:value-type="float">
            <text:p>33,0386</text:p>
          </table:table-cell>
          <table:table-cell table:formula="of:=40+20*RAND()" office:value-type="float" office:value="52.0602767751552" calcext:value-type="float">
            <text:p>52,0603</text:p>
          </table:table-cell>
          <table:table-cell table:formula="of:=([.C1386]*[.D1386]+[.B1386]*[.D1386]+[.B1386]*[.C1386])/([.B1386]*[.C1386]*[.D1386])" office:value-type="float" office:value="0.145698970366389" calcext:value-type="float">
            <text:p>0,1457</text:p>
          </table:table-cell>
          <table:table-cell table:number-columns-repeated="9"/>
        </table:table-row>
        <table:table-row table:style-name="ro2">
          <table:table-cell office:value-type="float" office:value="1386" calcext:value-type="float">
            <text:p>1386</text:p>
          </table:table-cell>
          <table:table-cell table:formula="of:=9+2*RAND()" office:value-type="float" office:value="9.18988529709168" calcext:value-type="float">
            <text:p>9,1899</text:p>
          </table:table-cell>
          <table:table-cell table:formula="of:=NORMINV(RAND();30;5)" office:value-type="float" office:value="26.5676243640924" calcext:value-type="float">
            <text:p>26,5676</text:p>
          </table:table-cell>
          <table:table-cell table:formula="of:=40+20*RAND()" office:value-type="float" office:value="55.1101952674799" calcext:value-type="float">
            <text:p>55,1102</text:p>
          </table:table-cell>
          <table:table-cell table:formula="of:=([.C1387]*[.D1387]+[.B1387]*[.D1387]+[.B1387]*[.C1387])/([.B1387]*[.C1387]*[.D1387])" office:value-type="float" office:value="0.164600546628029" calcext:value-type="float">
            <text:p>0,1646</text:p>
          </table:table-cell>
          <table:table-cell table:number-columns-repeated="9"/>
        </table:table-row>
        <table:table-row table:style-name="ro2">
          <table:table-cell office:value-type="float" office:value="1387" calcext:value-type="float">
            <text:p>1387</text:p>
          </table:table-cell>
          <table:table-cell table:formula="of:=9+2*RAND()" office:value-type="float" office:value="9.7618874667678" calcext:value-type="float">
            <text:p>9,7619</text:p>
          </table:table-cell>
          <table:table-cell table:formula="of:=NORMINV(RAND();30;5)" office:value-type="float" office:value="29.515501145756" calcext:value-type="float">
            <text:p>29,5155</text:p>
          </table:table-cell>
          <table:table-cell table:formula="of:=40+20*RAND()" office:value-type="float" office:value="48.7893393239938" calcext:value-type="float">
            <text:p>48,7893</text:p>
          </table:table-cell>
          <table:table-cell table:formula="of:=([.C1388]*[.D1388]+[.B1388]*[.D1388]+[.B1388]*[.C1388])/([.B1388]*[.C1388]*[.D1388])" office:value-type="float" office:value="0.156815988854514" calcext:value-type="float">
            <text:p>0,1568</text:p>
          </table:table-cell>
          <table:table-cell table:number-columns-repeated="9"/>
        </table:table-row>
        <table:table-row table:style-name="ro2">
          <table:table-cell office:value-type="float" office:value="1388" calcext:value-type="float">
            <text:p>1388</text:p>
          </table:table-cell>
          <table:table-cell table:formula="of:=9+2*RAND()" office:value-type="float" office:value="9.01684041344561" calcext:value-type="float">
            <text:p>9,0168</text:p>
          </table:table-cell>
          <table:table-cell table:formula="of:=NORMINV(RAND();30;5)" office:value-type="float" office:value="29.5111662758706" calcext:value-type="float">
            <text:p>29,5112</text:p>
          </table:table-cell>
          <table:table-cell table:formula="of:=40+20*RAND()" office:value-type="float" office:value="42.4037069431506" calcext:value-type="float">
            <text:p>42,4037</text:p>
          </table:table-cell>
          <table:table-cell table:formula="of:=([.C1389]*[.D1389]+[.B1389]*[.D1389]+[.B1389]*[.C1389])/([.B1389]*[.C1389]*[.D1389])" office:value-type="float" office:value="0.168371915759839" calcext:value-type="float">
            <text:p>0,1684</text:p>
          </table:table-cell>
          <table:table-cell table:number-columns-repeated="9"/>
        </table:table-row>
        <table:table-row table:style-name="ro2">
          <table:table-cell office:value-type="float" office:value="1389" calcext:value-type="float">
            <text:p>1389</text:p>
          </table:table-cell>
          <table:table-cell table:formula="of:=9+2*RAND()" office:value-type="float" office:value="10.9822153507266" calcext:value-type="float">
            <text:p>10,9822</text:p>
          </table:table-cell>
          <table:table-cell table:formula="of:=NORMINV(RAND();30;5)" office:value-type="float" office:value="15.7740994660731" calcext:value-type="float">
            <text:p>15,7741</text:p>
          </table:table-cell>
          <table:table-cell table:formula="of:=40+20*RAND()" office:value-type="float" office:value="58.1259219511412" calcext:value-type="float">
            <text:p>58,1259</text:p>
          </table:table-cell>
          <table:table-cell table:formula="of:=([.C1390]*[.D1390]+[.B1390]*[.D1390]+[.B1390]*[.C1390])/([.B1390]*[.C1390]*[.D1390])" office:value-type="float" office:value="0.171655398830668" calcext:value-type="float">
            <text:p>0,1717</text:p>
          </table:table-cell>
          <table:table-cell table:number-columns-repeated="9"/>
        </table:table-row>
        <table:table-row table:style-name="ro2">
          <table:table-cell office:value-type="float" office:value="1390" calcext:value-type="float">
            <text:p>1390</text:p>
          </table:table-cell>
          <table:table-cell table:formula="of:=9+2*RAND()" office:value-type="float" office:value="10.7974876414519" calcext:value-type="float">
            <text:p>10,7975</text:p>
          </table:table-cell>
          <table:table-cell table:formula="of:=NORMINV(RAND();30;5)" office:value-type="float" office:value="29.1056537547413" calcext:value-type="float">
            <text:p>29,1057</text:p>
          </table:table-cell>
          <table:table-cell table:formula="of:=40+20*RAND()" office:value-type="float" office:value="41.342033369001" calcext:value-type="float">
            <text:p>41,3420</text:p>
          </table:table-cell>
          <table:table-cell table:formula="of:=([.C1391]*[.D1391]+[.B1391]*[.D1391]+[.B1391]*[.C1391])/([.B1391]*[.C1391]*[.D1391])" office:value-type="float" office:value="0.151160180048162" calcext:value-type="float">
            <text:p>0,1512</text:p>
          </table:table-cell>
          <table:table-cell table:number-columns-repeated="9"/>
        </table:table-row>
        <table:table-row table:style-name="ro2">
          <table:table-cell office:value-type="float" office:value="1391" calcext:value-type="float">
            <text:p>1391</text:p>
          </table:table-cell>
          <table:table-cell table:formula="of:=9+2*RAND()" office:value-type="float" office:value="9.03942860872485" calcext:value-type="float">
            <text:p>9,0394</text:p>
          </table:table-cell>
          <table:table-cell table:formula="of:=NORMINV(RAND();30;5)" office:value-type="float" office:value="33.7503972127266" calcext:value-type="float">
            <text:p>33,7504</text:p>
          </table:table-cell>
          <table:table-cell table:formula="of:=40+20*RAND()" office:value-type="float" office:value="41.1199855455197" calcext:value-type="float">
            <text:p>41,1200</text:p>
          </table:table-cell>
          <table:table-cell table:formula="of:=([.C1392]*[.D1392]+[.B1392]*[.D1392]+[.B1392]*[.C1392])/([.B1392]*[.C1392]*[.D1392])" office:value-type="float" office:value="0.164574817004465" calcext:value-type="float">
            <text:p>0,1646</text:p>
          </table:table-cell>
          <table:table-cell table:number-columns-repeated="9"/>
        </table:table-row>
        <table:table-row table:style-name="ro2">
          <table:table-cell office:value-type="float" office:value="1392" calcext:value-type="float">
            <text:p>1392</text:p>
          </table:table-cell>
          <table:table-cell table:formula="of:=9+2*RAND()" office:value-type="float" office:value="9.73431721585803" calcext:value-type="float">
            <text:p>9,7343</text:p>
          </table:table-cell>
          <table:table-cell table:formula="of:=NORMINV(RAND();30;5)" office:value-type="float" office:value="24.9582643979007" calcext:value-type="float">
            <text:p>24,9583</text:p>
          </table:table-cell>
          <table:table-cell table:formula="of:=40+20*RAND()" office:value-type="float" office:value="58.1542510003783" calcext:value-type="float">
            <text:p>58,1543</text:p>
          </table:table-cell>
          <table:table-cell table:formula="of:=([.C1393]*[.D1393]+[.B1393]*[.D1393]+[.B1393]*[.C1393])/([.B1393]*[.C1393]*[.D1393])" office:value-type="float" office:value="0.159991877867592" calcext:value-type="float">
            <text:p>0,1600</text:p>
          </table:table-cell>
          <table:table-cell table:number-columns-repeated="9"/>
        </table:table-row>
        <table:table-row table:style-name="ro2">
          <table:table-cell office:value-type="float" office:value="1393" calcext:value-type="float">
            <text:p>1393</text:p>
          </table:table-cell>
          <table:table-cell table:formula="of:=9+2*RAND()" office:value-type="float" office:value="10.0121708761435" calcext:value-type="float">
            <text:p>10,0122</text:p>
          </table:table-cell>
          <table:table-cell table:formula="of:=NORMINV(RAND();30;5)" office:value-type="float" office:value="31.6202183293012" calcext:value-type="float">
            <text:p>31,6202</text:p>
          </table:table-cell>
          <table:table-cell table:formula="of:=40+20*RAND()" office:value-type="float" office:value="55.21450975677" calcext:value-type="float">
            <text:p>55,2145</text:p>
          </table:table-cell>
          <table:table-cell table:formula="of:=([.C1394]*[.D1394]+[.B1394]*[.D1394]+[.B1394]*[.C1394])/([.B1394]*[.C1394]*[.D1394])" office:value-type="float" office:value="0.149614955631429" calcext:value-type="float">
            <text:p>0,1496</text:p>
          </table:table-cell>
          <table:table-cell table:number-columns-repeated="9"/>
        </table:table-row>
        <table:table-row table:style-name="ro2">
          <table:table-cell office:value-type="float" office:value="1394" calcext:value-type="float">
            <text:p>1394</text:p>
          </table:table-cell>
          <table:table-cell table:formula="of:=9+2*RAND()" office:value-type="float" office:value="10.1494581529405" calcext:value-type="float">
            <text:p>10,1495</text:p>
          </table:table-cell>
          <table:table-cell table:formula="of:=NORMINV(RAND();30;5)" office:value-type="float" office:value="21.1136897438159" calcext:value-type="float">
            <text:p>21,1137</text:p>
          </table:table-cell>
          <table:table-cell table:formula="of:=40+20*RAND()" office:value-type="float" office:value="57.2954868967645" calcext:value-type="float">
            <text:p>57,2955</text:p>
          </table:table-cell>
          <table:table-cell table:formula="of:=([.C1395]*[.D1395]+[.B1395]*[.D1395]+[.B1395]*[.C1395])/([.B1395]*[.C1395]*[.D1395])" office:value-type="float" office:value="0.163343444834529" calcext:value-type="float">
            <text:p>0,1633</text:p>
          </table:table-cell>
          <table:table-cell table:number-columns-repeated="9"/>
        </table:table-row>
        <table:table-row table:style-name="ro2">
          <table:table-cell office:value-type="float" office:value="1395" calcext:value-type="float">
            <text:p>1395</text:p>
          </table:table-cell>
          <table:table-cell table:formula="of:=9+2*RAND()" office:value-type="float" office:value="9.09562716982327" calcext:value-type="float">
            <text:p>9,0956</text:p>
          </table:table-cell>
          <table:table-cell table:formula="of:=NORMINV(RAND();30;5)" office:value-type="float" office:value="37.6599428093766" calcext:value-type="float">
            <text:p>37,6599</text:p>
          </table:table-cell>
          <table:table-cell table:formula="of:=40+20*RAND()" office:value-type="float" office:value="54.2215106380172" calcext:value-type="float">
            <text:p>54,2215</text:p>
          </table:table-cell>
          <table:table-cell table:formula="of:=([.C1396]*[.D1396]+[.B1396]*[.D1396]+[.B1396]*[.C1396])/([.B1396]*[.C1396]*[.D1396])" office:value-type="float" office:value="0.154939218445957" calcext:value-type="float">
            <text:p>0,1549</text:p>
          </table:table-cell>
          <table:table-cell table:number-columns-repeated="9"/>
        </table:table-row>
        <table:table-row table:style-name="ro2">
          <table:table-cell office:value-type="float" office:value="1396" calcext:value-type="float">
            <text:p>1396</text:p>
          </table:table-cell>
          <table:table-cell table:formula="of:=9+2*RAND()" office:value-type="float" office:value="10.2483901043888" calcext:value-type="float">
            <text:p>10,2484</text:p>
          </table:table-cell>
          <table:table-cell table:formula="of:=NORMINV(RAND();30;5)" office:value-type="float" office:value="28.7823233585983" calcext:value-type="float">
            <text:p>28,7823</text:p>
          </table:table-cell>
          <table:table-cell table:formula="of:=40+20*RAND()" office:value-type="float" office:value="58.6013713176362" calcext:value-type="float">
            <text:p>58,6014</text:p>
          </table:table-cell>
          <table:table-cell table:formula="of:=([.C1397]*[.D1397]+[.B1397]*[.D1397]+[.B1397]*[.C1397])/([.B1397]*[.C1397]*[.D1397])" office:value-type="float" office:value="0.149384295168618" calcext:value-type="float">
            <text:p>0,1494</text:p>
          </table:table-cell>
          <table:table-cell table:number-columns-repeated="9"/>
        </table:table-row>
        <table:table-row table:style-name="ro2">
          <table:table-cell office:value-type="float" office:value="1397" calcext:value-type="float">
            <text:p>1397</text:p>
          </table:table-cell>
          <table:table-cell table:formula="of:=9+2*RAND()" office:value-type="float" office:value="10.3710187522229" calcext:value-type="float">
            <text:p>10,3710</text:p>
          </table:table-cell>
          <table:table-cell table:formula="of:=NORMINV(RAND();30;5)" office:value-type="float" office:value="26.5618048536742" calcext:value-type="float">
            <text:p>26,5618</text:p>
          </table:table-cell>
          <table:table-cell table:formula="of:=40+20*RAND()" office:value-type="float" office:value="40.4021059139632" calcext:value-type="float">
            <text:p>40,4021</text:p>
          </table:table-cell>
          <table:table-cell table:formula="of:=([.C1398]*[.D1398]+[.B1398]*[.D1398]+[.B1398]*[.C1398])/([.B1398]*[.C1398]*[.D1398])" office:value-type="float" office:value="0.158821771980426" calcext:value-type="float">
            <text:p>0,1588</text:p>
          </table:table-cell>
          <table:table-cell table:number-columns-repeated="9"/>
        </table:table-row>
        <table:table-row table:style-name="ro2">
          <table:table-cell office:value-type="float" office:value="1398" calcext:value-type="float">
            <text:p>1398</text:p>
          </table:table-cell>
          <table:table-cell table:formula="of:=9+2*RAND()" office:value-type="float" office:value="9.11063366453163" calcext:value-type="float">
            <text:p>9,1106</text:p>
          </table:table-cell>
          <table:table-cell table:formula="of:=NORMINV(RAND();30;5)" office:value-type="float" office:value="36.7164055194099" calcext:value-type="float">
            <text:p>36,7164</text:p>
          </table:table-cell>
          <table:table-cell table:formula="of:=40+20*RAND()" office:value-type="float" office:value="42.6945671881549" calcext:value-type="float">
            <text:p>42,6946</text:p>
          </table:table-cell>
          <table:table-cell table:formula="of:=([.C1399]*[.D1399]+[.B1399]*[.D1399]+[.B1399]*[.C1399])/([.B1399]*[.C1399]*[.D1399])" office:value-type="float" office:value="0.160419814725906" calcext:value-type="float">
            <text:p>0,1604</text:p>
          </table:table-cell>
          <table:table-cell table:number-columns-repeated="9"/>
        </table:table-row>
        <table:table-row table:style-name="ro2">
          <table:table-cell office:value-type="float" office:value="1399" calcext:value-type="float">
            <text:p>1399</text:p>
          </table:table-cell>
          <table:table-cell table:formula="of:=9+2*RAND()" office:value-type="float" office:value="9.6114876975771" calcext:value-type="float">
            <text:p>9,6115</text:p>
          </table:table-cell>
          <table:table-cell table:formula="of:=NORMINV(RAND();30;5)" office:value-type="float" office:value="27.7159474779562" calcext:value-type="float">
            <text:p>27,7159</text:p>
          </table:table-cell>
          <table:table-cell table:formula="of:=40+20*RAND()" office:value-type="float" office:value="59.1650146036409" calcext:value-type="float">
            <text:p>59,1650</text:p>
          </table:table-cell>
          <table:table-cell table:formula="of:=([.C1400]*[.D1400]+[.B1400]*[.D1400]+[.B1400]*[.C1400])/([.B1400]*[.C1400]*[.D1400])" office:value-type="float" office:value="0.157024357372044" calcext:value-type="float">
            <text:p>0,1570</text:p>
          </table:table-cell>
          <table:table-cell table:number-columns-repeated="9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formula="of:=9+2*RAND()" office:value-type="float" office:value="10.6986250288319" calcext:value-type="float">
            <text:p>10,6986</text:p>
          </table:table-cell>
          <table:table-cell table:formula="of:=NORMINV(RAND();30;5)" office:value-type="float" office:value="26.9176241969601" calcext:value-type="float">
            <text:p>26,9176</text:p>
          </table:table-cell>
          <table:table-cell table:formula="of:=40+20*RAND()" office:value-type="float" office:value="57.2737307031639" calcext:value-type="float">
            <text:p>57,2737</text:p>
          </table:table-cell>
          <table:table-cell table:formula="of:=([.C1401]*[.D1401]+[.B1401]*[.D1401]+[.B1401]*[.C1401])/([.B1401]*[.C1401]*[.D1401])" office:value-type="float" office:value="0.148080347759687" calcext:value-type="float">
            <text:p>0,1481</text:p>
          </table:table-cell>
          <table:table-cell table:number-columns-repeated="9"/>
        </table:table-row>
        <table:table-row table:style-name="ro2">
          <table:table-cell office:value-type="float" office:value="1401" calcext:value-type="float">
            <text:p>1401</text:p>
          </table:table-cell>
          <table:table-cell table:formula="of:=9+2*RAND()" office:value-type="float" office:value="9.38624208676629" calcext:value-type="float">
            <text:p>9,3862</text:p>
          </table:table-cell>
          <table:table-cell table:formula="of:=NORMINV(RAND();30;5)" office:value-type="float" office:value="37.813525084486" calcext:value-type="float">
            <text:p>37,8135</text:p>
          </table:table-cell>
          <table:table-cell table:formula="of:=40+20*RAND()" office:value-type="float" office:value="44.124394163955" calcext:value-type="float">
            <text:p>44,1244</text:p>
          </table:table-cell>
          <table:table-cell table:formula="of:=([.C1402]*[.D1402]+[.B1402]*[.D1402]+[.B1402]*[.C1402])/([.B1402]*[.C1402]*[.D1402])" office:value-type="float" office:value="0.155647674647175" calcext:value-type="float">
            <text:p>0,1556</text:p>
          </table:table-cell>
          <table:table-cell table:number-columns-repeated="9"/>
        </table:table-row>
        <table:table-row table:style-name="ro2">
          <table:table-cell office:value-type="float" office:value="1402" calcext:value-type="float">
            <text:p>1402</text:p>
          </table:table-cell>
          <table:table-cell table:formula="of:=9+2*RAND()" office:value-type="float" office:value="9.13219452486374" calcext:value-type="float">
            <text:p>9,1322</text:p>
          </table:table-cell>
          <table:table-cell table:formula="of:=NORMINV(RAND();30;5)" office:value-type="float" office:value="31.5755018808322" calcext:value-type="float">
            <text:p>31,5755</text:p>
          </table:table-cell>
          <table:table-cell table:formula="of:=40+20*RAND()" office:value-type="float" office:value="53.5740290698595" calcext:value-type="float">
            <text:p>53,5740</text:p>
          </table:table-cell>
          <table:table-cell table:formula="of:=([.C1403]*[.D1403]+[.B1403]*[.D1403]+[.B1403]*[.C1403])/([.B1403]*[.C1403]*[.D1403])" office:value-type="float" office:value="0.159838587348543" calcext:value-type="float">
            <text:p>0,1598</text:p>
          </table:table-cell>
          <table:table-cell table:number-columns-repeated="9"/>
        </table:table-row>
        <table:table-row table:style-name="ro2">
          <table:table-cell office:value-type="float" office:value="1403" calcext:value-type="float">
            <text:p>1403</text:p>
          </table:table-cell>
          <table:table-cell table:formula="of:=9+2*RAND()" office:value-type="float" office:value="9.00788041274063" calcext:value-type="float">
            <text:p>9,0079</text:p>
          </table:table-cell>
          <table:table-cell table:formula="of:=NORMINV(RAND();30;5)" office:value-type="float" office:value="27.411316910762" calcext:value-type="float">
            <text:p>27,4113</text:p>
          </table:table-cell>
          <table:table-cell table:formula="of:=40+20*RAND()" office:value-type="float" office:value="53.0749530275352" calcext:value-type="float">
            <text:p>53,0750</text:p>
          </table:table-cell>
          <table:table-cell table:formula="of:=([.C1404]*[.D1404]+[.B1404]*[.D1404]+[.B1404]*[.C1404])/([.B1404]*[.C1404]*[.D1404])" office:value-type="float" office:value="0.166336468865227" calcext:value-type="float">
            <text:p>0,1663</text:p>
          </table:table-cell>
          <table:table-cell table:number-columns-repeated="9"/>
        </table:table-row>
        <table:table-row table:style-name="ro2">
          <table:table-cell office:value-type="float" office:value="1404" calcext:value-type="float">
            <text:p>1404</text:p>
          </table:table-cell>
          <table:table-cell table:formula="of:=9+2*RAND()" office:value-type="float" office:value="10.0730621789116" calcext:value-type="float">
            <text:p>10,0731</text:p>
          </table:table-cell>
          <table:table-cell table:formula="of:=NORMINV(RAND();30;5)" office:value-type="float" office:value="25.9507735534968" calcext:value-type="float">
            <text:p>25,9508</text:p>
          </table:table-cell>
          <table:table-cell table:formula="of:=40+20*RAND()" office:value-type="float" office:value="53.373143656645" calcext:value-type="float">
            <text:p>53,3731</text:p>
          </table:table-cell>
          <table:table-cell table:formula="of:=([.C1405]*[.D1405]+[.B1405]*[.D1405]+[.B1405]*[.C1405])/([.B1405]*[.C1405]*[.D1405])" office:value-type="float" office:value="0.156545188979547" calcext:value-type="float">
            <text:p>0,1565</text:p>
          </table:table-cell>
          <table:table-cell table:number-columns-repeated="9"/>
        </table:table-row>
        <table:table-row table:style-name="ro2">
          <table:table-cell office:value-type="float" office:value="1405" calcext:value-type="float">
            <text:p>1405</text:p>
          </table:table-cell>
          <table:table-cell table:formula="of:=9+2*RAND()" office:value-type="float" office:value="10.6401569300797" calcext:value-type="float">
            <text:p>10,6402</text:p>
          </table:table-cell>
          <table:table-cell table:formula="of:=NORMINV(RAND();30;5)" office:value-type="float" office:value="34.965930192587" calcext:value-type="float">
            <text:p>34,9659</text:p>
          </table:table-cell>
          <table:table-cell table:formula="of:=40+20*RAND()" office:value-type="float" office:value="48.522022406105" calcext:value-type="float">
            <text:p>48,5220</text:p>
          </table:table-cell>
          <table:table-cell table:formula="of:=([.C1406]*[.D1406]+[.B1406]*[.D1406]+[.B1406]*[.C1406])/([.B1406]*[.C1406]*[.D1406])" office:value-type="float" office:value="0.14319204267178" calcext:value-type="float">
            <text:p>0,1432</text:p>
          </table:table-cell>
          <table:table-cell table:number-columns-repeated="9"/>
        </table:table-row>
        <table:table-row table:style-name="ro2">
          <table:table-cell office:value-type="float" office:value="1406" calcext:value-type="float">
            <text:p>1406</text:p>
          </table:table-cell>
          <table:table-cell table:formula="of:=9+2*RAND()" office:value-type="float" office:value="10.6463013899047" calcext:value-type="float">
            <text:p>10,6463</text:p>
          </table:table-cell>
          <table:table-cell table:formula="of:=NORMINV(RAND();30;5)" office:value-type="float" office:value="38.2764532438084" calcext:value-type="float">
            <text:p>38,2765</text:p>
          </table:table-cell>
          <table:table-cell table:formula="of:=40+20*RAND()" office:value-type="float" office:value="50.7533372170292" calcext:value-type="float">
            <text:p>50,7533</text:p>
          </table:table-cell>
          <table:table-cell table:formula="of:=([.C1407]*[.D1407]+[.B1407]*[.D1407]+[.B1407]*[.C1407])/([.B1407]*[.C1407]*[.D1407])" office:value-type="float" office:value="0.139758194553612" calcext:value-type="float">
            <text:p>0,1398</text:p>
          </table:table-cell>
          <table:table-cell table:number-columns-repeated="9"/>
        </table:table-row>
        <table:table-row table:style-name="ro2">
          <table:table-cell office:value-type="float" office:value="1407" calcext:value-type="float">
            <text:p>1407</text:p>
          </table:table-cell>
          <table:table-cell table:formula="of:=9+2*RAND()" office:value-type="float" office:value="9.23743218299933" calcext:value-type="float">
            <text:p>9,2374</text:p>
          </table:table-cell>
          <table:table-cell table:formula="of:=NORMINV(RAND();30;5)" office:value-type="float" office:value="16.7550838331498" calcext:value-type="float">
            <text:p>16,7551</text:p>
          </table:table-cell>
          <table:table-cell table:formula="of:=40+20*RAND()" office:value-type="float" office:value="48.409460557159" calcext:value-type="float">
            <text:p>48,4095</text:p>
          </table:table-cell>
          <table:table-cell table:formula="of:=([.C1408]*[.D1408]+[.B1408]*[.D1408]+[.B1408]*[.C1408])/([.B1408]*[.C1408]*[.D1408])" office:value-type="float" office:value="0.188595689738761" calcext:value-type="float">
            <text:p>0,1886</text:p>
          </table:table-cell>
          <table:table-cell table:number-columns-repeated="9"/>
        </table:table-row>
        <table:table-row table:style-name="ro2">
          <table:table-cell office:value-type="float" office:value="1408" calcext:value-type="float">
            <text:p>1408</text:p>
          </table:table-cell>
          <table:table-cell table:formula="of:=9+2*RAND()" office:value-type="float" office:value="10.6533708341885" calcext:value-type="float">
            <text:p>10,6534</text:p>
          </table:table-cell>
          <table:table-cell table:formula="of:=NORMINV(RAND();30;5)" office:value-type="float" office:value="31.5411315993701" calcext:value-type="float">
            <text:p>31,5411</text:p>
          </table:table-cell>
          <table:table-cell table:formula="of:=40+20*RAND()" office:value-type="float" office:value="42.1983035816811" calcext:value-type="float">
            <text:p>42,1983</text:p>
          </table:table-cell>
          <table:table-cell table:formula="of:=([.C1409]*[.D1409]+[.B1409]*[.D1409]+[.B1409]*[.C1409])/([.B1409]*[.C1409]*[.D1409])" office:value-type="float" office:value="0.149269271787296" calcext:value-type="float">
            <text:p>0,1493</text:p>
          </table:table-cell>
          <table:table-cell table:number-columns-repeated="9"/>
        </table:table-row>
        <table:table-row table:style-name="ro2">
          <table:table-cell office:value-type="float" office:value="1409" calcext:value-type="float">
            <text:p>1409</text:p>
          </table:table-cell>
          <table:table-cell table:formula="of:=9+2*RAND()" office:value-type="float" office:value="9.74049234832637" calcext:value-type="float">
            <text:p>9,7405</text:p>
          </table:table-cell>
          <table:table-cell table:formula="of:=NORMINV(RAND();30;5)" office:value-type="float" office:value="29.3204588290751" calcext:value-type="float">
            <text:p>29,3205</text:p>
          </table:table-cell>
          <table:table-cell table:formula="of:=40+20*RAND()" office:value-type="float" office:value="46.5770792891271" calcext:value-type="float">
            <text:p>46,5771</text:p>
          </table:table-cell>
          <table:table-cell table:formula="of:=([.C1410]*[.D1410]+[.B1410]*[.D1410]+[.B1410]*[.C1410])/([.B1410]*[.C1410]*[.D1410])" office:value-type="float" office:value="0.158239880828535" calcext:value-type="float">
            <text:p>0,1582</text:p>
          </table:table-cell>
          <table:table-cell table:number-columns-repeated="9"/>
        </table:table-row>
        <table:table-row table:style-name="ro2">
          <table:table-cell office:value-type="float" office:value="1410" calcext:value-type="float">
            <text:p>1410</text:p>
          </table:table-cell>
          <table:table-cell table:formula="of:=9+2*RAND()" office:value-type="float" office:value="9.50707740872167" calcext:value-type="float">
            <text:p>9,5071</text:p>
          </table:table-cell>
          <table:table-cell table:formula="of:=NORMINV(RAND();30;5)" office:value-type="float" office:value="31.6271358101166" calcext:value-type="float">
            <text:p>31,6271</text:p>
          </table:table-cell>
          <table:table-cell table:formula="of:=40+20*RAND()" office:value-type="float" office:value="54.1680853557773" calcext:value-type="float">
            <text:p>54,1681</text:p>
          </table:table-cell>
          <table:table-cell table:formula="of:=([.C1411]*[.D1411]+[.B1411]*[.D1411]+[.B1411]*[.C1411])/([.B1411]*[.C1411]*[.D1411])" office:value-type="float" office:value="0.155264269170931" calcext:value-type="float">
            <text:p>0,1553</text:p>
          </table:table-cell>
          <table:table-cell table:number-columns-repeated="9"/>
        </table:table-row>
        <table:table-row table:style-name="ro2">
          <table:table-cell office:value-type="float" office:value="1411" calcext:value-type="float">
            <text:p>1411</text:p>
          </table:table-cell>
          <table:table-cell table:formula="of:=9+2*RAND()" office:value-type="float" office:value="9.70439603016712" calcext:value-type="float">
            <text:p>9,7044</text:p>
          </table:table-cell>
          <table:table-cell table:formula="of:=NORMINV(RAND();30;5)" office:value-type="float" office:value="27.5662166556068" calcext:value-type="float">
            <text:p>27,5662</text:p>
          </table:table-cell>
          <table:table-cell table:formula="of:=40+20*RAND()" office:value-type="float" office:value="48.2939703925513" calcext:value-type="float">
            <text:p>48,2940</text:p>
          </table:table-cell>
          <table:table-cell table:formula="of:=([.C1412]*[.D1412]+[.B1412]*[.D1412]+[.B1412]*[.C1412])/([.B1412]*[.C1412]*[.D1412])" office:value-type="float" office:value="0.160028889278511" calcext:value-type="float">
            <text:p>0,1600</text:p>
          </table:table-cell>
          <table:table-cell table:number-columns-repeated="9"/>
        </table:table-row>
        <table:table-row table:style-name="ro2">
          <table:table-cell office:value-type="float" office:value="1412" calcext:value-type="float">
            <text:p>1412</text:p>
          </table:table-cell>
          <table:table-cell table:formula="of:=9+2*RAND()" office:value-type="float" office:value="9.09513841685839" calcext:value-type="float">
            <text:p>9,0951</text:p>
          </table:table-cell>
          <table:table-cell table:formula="of:=NORMINV(RAND();30;5)" office:value-type="float" office:value="32.1891243535482" calcext:value-type="float">
            <text:p>32,1891</text:p>
          </table:table-cell>
          <table:table-cell table:formula="of:=40+20*RAND()" office:value-type="float" office:value="57.567410140764" calcext:value-type="float">
            <text:p>57,5674</text:p>
          </table:table-cell>
          <table:table-cell table:formula="of:=([.C1413]*[.D1413]+[.B1413]*[.D1413]+[.B1413]*[.C1413])/([.B1413]*[.C1413]*[.D1413])" office:value-type="float" office:value="0.158386181863459" calcext:value-type="float">
            <text:p>0,1584</text:p>
          </table:table-cell>
          <table:table-cell table:number-columns-repeated="9"/>
        </table:table-row>
        <table:table-row table:style-name="ro2">
          <table:table-cell office:value-type="float" office:value="1413" calcext:value-type="float">
            <text:p>1413</text:p>
          </table:table-cell>
          <table:table-cell table:formula="of:=9+2*RAND()" office:value-type="float" office:value="10.8176650812384" calcext:value-type="float">
            <text:p>10,8177</text:p>
          </table:table-cell>
          <table:table-cell table:formula="of:=NORMINV(RAND();30;5)" office:value-type="float" office:value="29.5580726893486" calcext:value-type="float">
            <text:p>29,5581</text:p>
          </table:table-cell>
          <table:table-cell table:formula="of:=40+20*RAND()" office:value-type="float" office:value="58.4680323465727" calcext:value-type="float">
            <text:p>58,4680</text:p>
          </table:table-cell>
          <table:table-cell table:formula="of:=([.C1414]*[.D1414]+[.B1414]*[.D1414]+[.B1414]*[.C1414])/([.B1414]*[.C1414]*[.D1414])" office:value-type="float" office:value="0.14337645878034" calcext:value-type="float">
            <text:p>0,1434</text:p>
          </table:table-cell>
          <table:table-cell table:number-columns-repeated="9"/>
        </table:table-row>
        <table:table-row table:style-name="ro2">
          <table:table-cell office:value-type="float" office:value="1414" calcext:value-type="float">
            <text:p>1414</text:p>
          </table:table-cell>
          <table:table-cell table:formula="of:=9+2*RAND()" office:value-type="float" office:value="10.2558875002433" calcext:value-type="float">
            <text:p>10,2559</text:p>
          </table:table-cell>
          <table:table-cell table:formula="of:=NORMINV(RAND();30;5)" office:value-type="float" office:value="30.7676668067815" calcext:value-type="float">
            <text:p>30,7677</text:p>
          </table:table-cell>
          <table:table-cell table:formula="of:=40+20*RAND()" office:value-type="float" office:value="51.80159348296" calcext:value-type="float">
            <text:p>51,8016</text:p>
          </table:table-cell>
          <table:table-cell table:formula="of:=([.C1415]*[.D1415]+[.B1415]*[.D1415]+[.B1415]*[.C1415])/([.B1415]*[.C1415]*[.D1415])" office:value-type="float" office:value="0.149311047181469" calcext:value-type="float">
            <text:p>0,1493</text:p>
          </table:table-cell>
          <table:table-cell table:number-columns-repeated="9"/>
        </table:table-row>
        <table:table-row table:style-name="ro2">
          <table:table-cell office:value-type="float" office:value="1415" calcext:value-type="float">
            <text:p>1415</text:p>
          </table:table-cell>
          <table:table-cell table:formula="of:=9+2*RAND()" office:value-type="float" office:value="10.8430071033072" calcext:value-type="float">
            <text:p>10,8430</text:p>
          </table:table-cell>
          <table:table-cell table:formula="of:=NORMINV(RAND();30;5)" office:value-type="float" office:value="23.6424701096131" calcext:value-type="float">
            <text:p>23,6425</text:p>
          </table:table-cell>
          <table:table-cell table:formula="of:=40+20*RAND()" office:value-type="float" office:value="49.2026373627596" calcext:value-type="float">
            <text:p>49,2026</text:p>
          </table:table-cell>
          <table:table-cell table:formula="of:=([.C1416]*[.D1416]+[.B1416]*[.D1416]+[.B1416]*[.C1416])/([.B1416]*[.C1416]*[.D1416])" office:value-type="float" office:value="0.154846217141799" calcext:value-type="float">
            <text:p>0,1548</text:p>
          </table:table-cell>
          <table:table-cell table:number-columns-repeated="9"/>
        </table:table-row>
        <table:table-row table:style-name="ro2">
          <table:table-cell office:value-type="float" office:value="1416" calcext:value-type="float">
            <text:p>1416</text:p>
          </table:table-cell>
          <table:table-cell table:formula="of:=9+2*RAND()" office:value-type="float" office:value="10.5425711621065" calcext:value-type="float">
            <text:p>10,5426</text:p>
          </table:table-cell>
          <table:table-cell table:formula="of:=NORMINV(RAND();30;5)" office:value-type="float" office:value="33.4361567664057" calcext:value-type="float">
            <text:p>33,4362</text:p>
          </table:table-cell>
          <table:table-cell table:formula="of:=40+20*RAND()" office:value-type="float" office:value="46.2320721964352" calcext:value-type="float">
            <text:p>46,2321</text:p>
          </table:table-cell>
          <table:table-cell table:formula="of:=([.C1417]*[.D1417]+[.B1417]*[.D1417]+[.B1417]*[.C1417])/([.B1417]*[.C1417]*[.D1417])" office:value-type="float" office:value="0.146391270978749" calcext:value-type="float">
            <text:p>0,1464</text:p>
          </table:table-cell>
          <table:table-cell table:number-columns-repeated="9"/>
        </table:table-row>
        <table:table-row table:style-name="ro2">
          <table:table-cell office:value-type="float" office:value="1417" calcext:value-type="float">
            <text:p>1417</text:p>
          </table:table-cell>
          <table:table-cell table:formula="of:=9+2*RAND()" office:value-type="float" office:value="10.5653612806927" calcext:value-type="float">
            <text:p>10,5654</text:p>
          </table:table-cell>
          <table:table-cell table:formula="of:=NORMINV(RAND();30;5)" office:value-type="float" office:value="32.1385820780651" calcext:value-type="float">
            <text:p>32,1386</text:p>
          </table:table-cell>
          <table:table-cell table:formula="of:=40+20*RAND()" office:value-type="float" office:value="45.2633251273073" calcext:value-type="float">
            <text:p>45,2633</text:p>
          </table:table-cell>
          <table:table-cell table:formula="of:=([.C1418]*[.D1418]+[.B1418]*[.D1418]+[.B1418]*[.C1418])/([.B1418]*[.C1418]*[.D1418])" office:value-type="float" office:value="0.147857107854189" calcext:value-type="float">
            <text:p>0,1479</text:p>
          </table:table-cell>
          <table:table-cell table:number-columns-repeated="9"/>
        </table:table-row>
        <table:table-row table:style-name="ro2">
          <table:table-cell office:value-type="float" office:value="1418" calcext:value-type="float">
            <text:p>1418</text:p>
          </table:table-cell>
          <table:table-cell table:formula="of:=9+2*RAND()" office:value-type="float" office:value="10.8829832903575" calcext:value-type="float">
            <text:p>10,8830</text:p>
          </table:table-cell>
          <table:table-cell table:formula="of:=NORMINV(RAND();30;5)" office:value-type="float" office:value="23.3513261690394" calcext:value-type="float">
            <text:p>23,3513</text:p>
          </table:table-cell>
          <table:table-cell table:formula="of:=40+20*RAND()" office:value-type="float" office:value="48.757464333903" calcext:value-type="float">
            <text:p>48,7575</text:p>
          </table:table-cell>
          <table:table-cell table:formula="of:=([.C1419]*[.D1419]+[.B1419]*[.D1419]+[.B1419]*[.C1419])/([.B1419]*[.C1419]*[.D1419])" office:value-type="float" office:value="0.155220369894731" calcext:value-type="float">
            <text:p>0,1552</text:p>
          </table:table-cell>
          <table:table-cell table:number-columns-repeated="9"/>
        </table:table-row>
        <table:table-row table:style-name="ro2">
          <table:table-cell office:value-type="float" office:value="1419" calcext:value-type="float">
            <text:p>1419</text:p>
          </table:table-cell>
          <table:table-cell table:formula="of:=9+2*RAND()" office:value-type="float" office:value="10.5007071795408" calcext:value-type="float">
            <text:p>10,5007</text:p>
          </table:table-cell>
          <table:table-cell table:formula="of:=NORMINV(RAND();30;5)" office:value-type="float" office:value="30.087098599999" calcext:value-type="float">
            <text:p>30,0871</text:p>
          </table:table-cell>
          <table:table-cell table:formula="of:=40+20*RAND()" office:value-type="float" office:value="41.1128253932111" calcext:value-type="float">
            <text:p>41,1128</text:p>
          </table:table-cell>
          <table:table-cell table:formula="of:=([.C1420]*[.D1420]+[.B1420]*[.D1420]+[.B1420]*[.C1420])/([.B1420]*[.C1420]*[.D1420])" office:value-type="float" office:value="0.152791828682635" calcext:value-type="float">
            <text:p>0,1528</text:p>
          </table:table-cell>
          <table:table-cell table:number-columns-repeated="9"/>
        </table:table-row>
        <table:table-row table:style-name="ro2">
          <table:table-cell office:value-type="float" office:value="1420" calcext:value-type="float">
            <text:p>1420</text:p>
          </table:table-cell>
          <table:table-cell table:formula="of:=9+2*RAND()" office:value-type="float" office:value="10.9603656611871" calcext:value-type="float">
            <text:p>10,9604</text:p>
          </table:table-cell>
          <table:table-cell table:formula="of:=NORMINV(RAND();30;5)" office:value-type="float" office:value="21.1449729781292" calcext:value-type="float">
            <text:p>21,1450</text:p>
          </table:table-cell>
          <table:table-cell table:formula="of:=40+20*RAND()" office:value-type="float" office:value="43.9110546861775" calcext:value-type="float">
            <text:p>43,9111</text:p>
          </table:table-cell>
          <table:table-cell table:formula="of:=([.C1421]*[.D1421]+[.B1421]*[.D1421]+[.B1421]*[.C1421])/([.B1421]*[.C1421]*[.D1421])" office:value-type="float" office:value="0.16130370511235" calcext:value-type="float">
            <text:p>0,1613</text:p>
          </table:table-cell>
          <table:table-cell table:number-columns-repeated="9"/>
        </table:table-row>
        <table:table-row table:style-name="ro2">
          <table:table-cell office:value-type="float" office:value="1421" calcext:value-type="float">
            <text:p>1421</text:p>
          </table:table-cell>
          <table:table-cell table:formula="of:=9+2*RAND()" office:value-type="float" office:value="10.1249484897126" calcext:value-type="float">
            <text:p>10,1249</text:p>
          </table:table-cell>
          <table:table-cell table:formula="of:=NORMINV(RAND();30;5)" office:value-type="float" office:value="26.9959807612193" calcext:value-type="float">
            <text:p>26,9960</text:p>
          </table:table-cell>
          <table:table-cell table:formula="of:=40+20*RAND()" office:value-type="float" office:value="54.7317450935952" calcext:value-type="float">
            <text:p>54,7317</text:p>
          </table:table-cell>
          <table:table-cell table:formula="of:=([.C1422]*[.D1422]+[.B1422]*[.D1422]+[.B1422]*[.C1422])/([.B1422]*[.C1422]*[.D1422])" office:value-type="float" office:value="0.154079417911797" calcext:value-type="float">
            <text:p>0,1541</text:p>
          </table:table-cell>
          <table:table-cell table:number-columns-repeated="9"/>
        </table:table-row>
        <table:table-row table:style-name="ro2">
          <table:table-cell office:value-type="float" office:value="1422" calcext:value-type="float">
            <text:p>1422</text:p>
          </table:table-cell>
          <table:table-cell table:formula="of:=9+2*RAND()" office:value-type="float" office:value="9.69904706650414" calcext:value-type="float">
            <text:p>9,6990</text:p>
          </table:table-cell>
          <table:table-cell table:formula="of:=NORMINV(RAND();30;5)" office:value-type="float" office:value="29.3601141830943" calcext:value-type="float">
            <text:p>29,3601</text:p>
          </table:table-cell>
          <table:table-cell table:formula="of:=40+20*RAND()" office:value-type="float" office:value="57.1744666271843" calcext:value-type="float">
            <text:p>57,1745</text:p>
          </table:table-cell>
          <table:table-cell table:formula="of:=([.C1423]*[.D1423]+[.B1423]*[.D1423]+[.B1423]*[.C1423])/([.B1423]*[.C1423]*[.D1423])" office:value-type="float" office:value="0.154653050384111" calcext:value-type="float">
            <text:p>0,1547</text:p>
          </table:table-cell>
          <table:table-cell table:number-columns-repeated="9"/>
        </table:table-row>
        <table:table-row table:style-name="ro2">
          <table:table-cell office:value-type="float" office:value="1423" calcext:value-type="float">
            <text:p>1423</text:p>
          </table:table-cell>
          <table:table-cell table:formula="of:=9+2*RAND()" office:value-type="float" office:value="9.59020171756856" calcext:value-type="float">
            <text:p>9,5902</text:p>
          </table:table-cell>
          <table:table-cell table:formula="of:=NORMINV(RAND();30;5)" office:value-type="float" office:value="32.3290610160961" calcext:value-type="float">
            <text:p>32,3291</text:p>
          </table:table-cell>
          <table:table-cell table:formula="of:=40+20*RAND()" office:value-type="float" office:value="59.3503786134534" calcext:value-type="float">
            <text:p>59,3504</text:p>
          </table:table-cell>
          <table:table-cell table:formula="of:=([.C1424]*[.D1424]+[.B1424]*[.D1424]+[.B1424]*[.C1424])/([.B1424]*[.C1424]*[.D1424])" office:value-type="float" office:value="0.152054107832816" calcext:value-type="float">
            <text:p>0,1521</text:p>
          </table:table-cell>
          <table:table-cell table:number-columns-repeated="9"/>
        </table:table-row>
        <table:table-row table:style-name="ro2">
          <table:table-cell office:value-type="float" office:value="1424" calcext:value-type="float">
            <text:p>1424</text:p>
          </table:table-cell>
          <table:table-cell table:formula="of:=9+2*RAND()" office:value-type="float" office:value="9.02130669518374" calcext:value-type="float">
            <text:p>9,0213</text:p>
          </table:table-cell>
          <table:table-cell table:formula="of:=NORMINV(RAND();30;5)" office:value-type="float" office:value="36.2887977169315" calcext:value-type="float">
            <text:p>36,2888</text:p>
          </table:table-cell>
          <table:table-cell table:formula="of:=40+20*RAND()" office:value-type="float" office:value="52.5387158966623" calcext:value-type="float">
            <text:p>52,5387</text:p>
          </table:table-cell>
          <table:table-cell table:formula="of:=([.C1425]*[.D1425]+[.B1425]*[.D1425]+[.B1425]*[.C1425])/([.B1425]*[.C1425]*[.D1425])" office:value-type="float" office:value="0.157438983018907" calcext:value-type="float">
            <text:p>0,1574</text:p>
          </table:table-cell>
          <table:table-cell table:number-columns-repeated="9"/>
        </table:table-row>
        <table:table-row table:style-name="ro2">
          <table:table-cell office:value-type="float" office:value="1425" calcext:value-type="float">
            <text:p>1425</text:p>
          </table:table-cell>
          <table:table-cell table:formula="of:=9+2*RAND()" office:value-type="float" office:value="10.0274202490691" calcext:value-type="float">
            <text:p>10,0274</text:p>
          </table:table-cell>
          <table:table-cell table:formula="of:=NORMINV(RAND();30;5)" office:value-type="float" office:value="17.6020983552709" calcext:value-type="float">
            <text:p>17,6021</text:p>
          </table:table-cell>
          <table:table-cell table:formula="of:=40+20*RAND()" office:value-type="float" office:value="48.8267259090208" calcext:value-type="float">
            <text:p>48,8267</text:p>
          </table:table-cell>
          <table:table-cell table:formula="of:=([.C1426]*[.D1426]+[.B1426]*[.D1426]+[.B1426]*[.C1426])/([.B1426]*[.C1426]*[.D1426])" office:value-type="float" office:value="0.177018542654732" calcext:value-type="float">
            <text:p>0,1770</text:p>
          </table:table-cell>
          <table:table-cell table:number-columns-repeated="9"/>
        </table:table-row>
        <table:table-row table:style-name="ro2">
          <table:table-cell office:value-type="float" office:value="1426" calcext:value-type="float">
            <text:p>1426</text:p>
          </table:table-cell>
          <table:table-cell table:formula="of:=9+2*RAND()" office:value-type="float" office:value="10.5103337082546" calcext:value-type="float">
            <text:p>10,5103</text:p>
          </table:table-cell>
          <table:table-cell table:formula="of:=NORMINV(RAND();30;5)" office:value-type="float" office:value="35.6224882265613" calcext:value-type="float">
            <text:p>35,6225</text:p>
          </table:table-cell>
          <table:table-cell table:formula="of:=40+20*RAND()" office:value-type="float" office:value="53.98719974095" calcext:value-type="float">
            <text:p>53,9872</text:p>
          </table:table-cell>
          <table:table-cell table:formula="of:=([.C1427]*[.D1427]+[.B1427]*[.D1427]+[.B1427]*[.C1427])/([.B1427]*[.C1427]*[.D1427])" office:value-type="float" office:value="0.141739521527282" calcext:value-type="float">
            <text:p>0,1417</text:p>
          </table:table-cell>
          <table:table-cell table:number-columns-repeated="9"/>
        </table:table-row>
        <table:table-row table:style-name="ro2">
          <table:table-cell office:value-type="float" office:value="1427" calcext:value-type="float">
            <text:p>1427</text:p>
          </table:table-cell>
          <table:table-cell table:formula="of:=9+2*RAND()" office:value-type="float" office:value="10.938656396931" calcext:value-type="float">
            <text:p>10,9387</text:p>
          </table:table-cell>
          <table:table-cell table:formula="of:=NORMINV(RAND();30;5)" office:value-type="float" office:value="39.2784328390972" calcext:value-type="float">
            <text:p>39,2784</text:p>
          </table:table-cell>
          <table:table-cell table:formula="of:=40+20*RAND()" office:value-type="float" office:value="52.0432180748321" calcext:value-type="float">
            <text:p>52,0432</text:p>
          </table:table-cell>
          <table:table-cell table:formula="of:=([.C1428]*[.D1428]+[.B1428]*[.D1428]+[.B1428]*[.C1428])/([.B1428]*[.C1428]*[.D1428])" office:value-type="float" office:value="0.136092969628929" calcext:value-type="float">
            <text:p>0,1361</text:p>
          </table:table-cell>
          <table:table-cell table:number-columns-repeated="9"/>
        </table:table-row>
        <table:table-row table:style-name="ro2">
          <table:table-cell office:value-type="float" office:value="1428" calcext:value-type="float">
            <text:p>1428</text:p>
          </table:table-cell>
          <table:table-cell table:formula="of:=9+2*RAND()" office:value-type="float" office:value="9.72213477292098" calcext:value-type="float">
            <text:p>9,7221</text:p>
          </table:table-cell>
          <table:table-cell table:formula="of:=NORMINV(RAND();30;5)" office:value-type="float" office:value="29.6346778085351" calcext:value-type="float">
            <text:p>29,6347</text:p>
          </table:table-cell>
          <table:table-cell table:formula="of:=40+20*RAND()" office:value-type="float" office:value="41.6314122290351" calcext:value-type="float">
            <text:p>41,6314</text:p>
          </table:table-cell>
          <table:table-cell table:formula="of:=([.C1429]*[.D1429]+[.B1429]*[.D1429]+[.B1429]*[.C1429])/([.B1429]*[.C1429]*[.D1429])" office:value-type="float" office:value="0.160622642583756" calcext:value-type="float">
            <text:p>0,1606</text:p>
          </table:table-cell>
          <table:table-cell table:number-columns-repeated="9"/>
        </table:table-row>
        <table:table-row table:style-name="ro2">
          <table:table-cell office:value-type="float" office:value="1429" calcext:value-type="float">
            <text:p>1429</text:p>
          </table:table-cell>
          <table:table-cell table:formula="of:=9+2*RAND()" office:value-type="float" office:value="9.05312574119307" calcext:value-type="float">
            <text:p>9,0531</text:p>
          </table:table-cell>
          <table:table-cell table:formula="of:=NORMINV(RAND();30;5)" office:value-type="float" office:value="30.4080769367701" calcext:value-type="float">
            <text:p>30,4081</text:p>
          </table:table-cell>
          <table:table-cell table:formula="of:=40+20*RAND()" office:value-type="float" office:value="58.0055629392155" calcext:value-type="float">
            <text:p>58,0056</text:p>
          </table:table-cell>
          <table:table-cell table:formula="of:=([.C1430]*[.D1430]+[.B1430]*[.D1430]+[.B1430]*[.C1430])/([.B1430]*[.C1430]*[.D1430])" office:value-type="float" office:value="0.160584811776982" calcext:value-type="float">
            <text:p>0,1606</text:p>
          </table:table-cell>
          <table:table-cell table:number-columns-repeated="9"/>
        </table:table-row>
        <table:table-row table:style-name="ro2">
          <table:table-cell office:value-type="float" office:value="1430" calcext:value-type="float">
            <text:p>1430</text:p>
          </table:table-cell>
          <table:table-cell table:formula="of:=9+2*RAND()" office:value-type="float" office:value="9.96909299795516" calcext:value-type="float">
            <text:p>9,9691</text:p>
          </table:table-cell>
          <table:table-cell table:formula="of:=NORMINV(RAND();30;5)" office:value-type="float" office:value="32.5139840358388" calcext:value-type="float">
            <text:p>32,5140</text:p>
          </table:table-cell>
          <table:table-cell table:formula="of:=40+20*RAND()" office:value-type="float" office:value="41.3688853080384" calcext:value-type="float">
            <text:p>41,3689</text:p>
          </table:table-cell>
          <table:table-cell table:formula="of:=([.C1431]*[.D1431]+[.B1431]*[.D1431]+[.B1431]*[.C1431])/([.B1431]*[.C1431]*[.D1431])" office:value-type="float" office:value="0.155238782076298" calcext:value-type="float">
            <text:p>0,1552</text:p>
          </table:table-cell>
          <table:table-cell table:number-columns-repeated="9"/>
        </table:table-row>
        <table:table-row table:style-name="ro2">
          <table:table-cell office:value-type="float" office:value="1431" calcext:value-type="float">
            <text:p>1431</text:p>
          </table:table-cell>
          <table:table-cell table:formula="of:=9+2*RAND()" office:value-type="float" office:value="10.0054254757706" calcext:value-type="float">
            <text:p>10,0054</text:p>
          </table:table-cell>
          <table:table-cell table:formula="of:=NORMINV(RAND();30;5)" office:value-type="float" office:value="23.5135348939619" calcext:value-type="float">
            <text:p>23,5135</text:p>
          </table:table-cell>
          <table:table-cell table:formula="of:=40+20*RAND()" office:value-type="float" office:value="50.1853660889901" calcext:value-type="float">
            <text:p>50,1854</text:p>
          </table:table-cell>
          <table:table-cell table:formula="of:=([.C1432]*[.D1432]+[.B1432]*[.D1432]+[.B1432]*[.C1432])/([.B1432]*[.C1432]*[.D1432])" office:value-type="float" office:value="0.162400599057442" calcext:value-type="float">
            <text:p>0,1624</text:p>
          </table:table-cell>
          <table:table-cell table:number-columns-repeated="9"/>
        </table:table-row>
        <table:table-row table:style-name="ro2">
          <table:table-cell office:value-type="float" office:value="1432" calcext:value-type="float">
            <text:p>1432</text:p>
          </table:table-cell>
          <table:table-cell table:formula="of:=9+2*RAND()" office:value-type="float" office:value="10.1892999813426" calcext:value-type="float">
            <text:p>10,1893</text:p>
          </table:table-cell>
          <table:table-cell table:formula="of:=NORMINV(RAND();30;5)" office:value-type="float" office:value="27.6189344192881" calcext:value-type="float">
            <text:p>27,6189</text:p>
          </table:table-cell>
          <table:table-cell table:formula="of:=40+20*RAND()" office:value-type="float" office:value="57.0159933506511" calcext:value-type="float">
            <text:p>57,0160</text:p>
          </table:table-cell>
          <table:table-cell table:formula="of:=([.C1433]*[.D1433]+[.B1433]*[.D1433]+[.B1433]*[.C1433])/([.B1433]*[.C1433]*[.D1433])" office:value-type="float" office:value="0.151888152360032" calcext:value-type="float">
            <text:p>0,1519</text:p>
          </table:table-cell>
          <table:table-cell table:number-columns-repeated="9"/>
        </table:table-row>
        <table:table-row table:style-name="ro2">
          <table:table-cell office:value-type="float" office:value="1433" calcext:value-type="float">
            <text:p>1433</text:p>
          </table:table-cell>
          <table:table-cell table:formula="of:=9+2*RAND()" office:value-type="float" office:value="10.9603975859936" calcext:value-type="float">
            <text:p>10,9604</text:p>
          </table:table-cell>
          <table:table-cell table:formula="of:=NORMINV(RAND();30;5)" office:value-type="float" office:value="34.4372880970823" calcext:value-type="float">
            <text:p>34,4373</text:p>
          </table:table-cell>
          <table:table-cell table:formula="of:=40+20*RAND()" office:value-type="float" office:value="51.6412662132643" calcext:value-type="float">
            <text:p>51,6413</text:p>
          </table:table-cell>
          <table:table-cell table:formula="of:=([.C1434]*[.D1434]+[.B1434]*[.D1434]+[.B1434]*[.C1434])/([.B1434]*[.C1434]*[.D1434])" office:value-type="float" office:value="0.139640216020902" calcext:value-type="float">
            <text:p>0,1396</text:p>
          </table:table-cell>
          <table:table-cell table:number-columns-repeated="9"/>
        </table:table-row>
        <table:table-row table:style-name="ro2">
          <table:table-cell office:value-type="float" office:value="1434" calcext:value-type="float">
            <text:p>1434</text:p>
          </table:table-cell>
          <table:table-cell table:formula="of:=9+2*RAND()" office:value-type="float" office:value="10.2751520446036" calcext:value-type="float">
            <text:p>10,2752</text:p>
          </table:table-cell>
          <table:table-cell table:formula="of:=NORMINV(RAND();30;5)" office:value-type="float" office:value="21.508335067008" calcext:value-type="float">
            <text:p>21,5083</text:p>
          </table:table-cell>
          <table:table-cell table:formula="of:=40+20*RAND()" office:value-type="float" office:value="57.506236366462" calcext:value-type="float">
            <text:p>57,5062</text:p>
          </table:table-cell>
          <table:table-cell table:formula="of:=([.C1435]*[.D1435]+[.B1435]*[.D1435]+[.B1435]*[.C1435])/([.B1435]*[.C1435]*[.D1435])" office:value-type="float" office:value="0.161205182543996" calcext:value-type="float">
            <text:p>0,1612</text:p>
          </table:table-cell>
          <table:table-cell table:number-columns-repeated="9"/>
        </table:table-row>
        <table:table-row table:style-name="ro2">
          <table:table-cell office:value-type="float" office:value="1435" calcext:value-type="float">
            <text:p>1435</text:p>
          </table:table-cell>
          <table:table-cell table:formula="of:=9+2*RAND()" office:value-type="float" office:value="10.4239637155551" calcext:value-type="float">
            <text:p>10,4240</text:p>
          </table:table-cell>
          <table:table-cell table:formula="of:=NORMINV(RAND();30;5)" office:value-type="float" office:value="31.9879699478165" calcext:value-type="float">
            <text:p>31,9880</text:p>
          </table:table-cell>
          <table:table-cell table:formula="of:=40+20*RAND()" office:value-type="float" office:value="49.7556314314716" calcext:value-type="float">
            <text:p>49,7556</text:p>
          </table:table-cell>
          <table:table-cell table:formula="of:=([.C1436]*[.D1436]+[.B1436]*[.D1436]+[.B1436]*[.C1436])/([.B1436]*[.C1436]*[.D1436])" office:value-type="float" office:value="0.147292777491692" calcext:value-type="float">
            <text:p>0,1473</text:p>
          </table:table-cell>
          <table:table-cell table:number-columns-repeated="9"/>
        </table:table-row>
        <table:table-row table:style-name="ro2">
          <table:table-cell office:value-type="float" office:value="1436" calcext:value-type="float">
            <text:p>1436</text:p>
          </table:table-cell>
          <table:table-cell table:formula="of:=9+2*RAND()" office:value-type="float" office:value="10.0747329175938" calcext:value-type="float">
            <text:p>10,0747</text:p>
          </table:table-cell>
          <table:table-cell table:formula="of:=NORMINV(RAND();30;5)" office:value-type="float" office:value="31.822529337197" calcext:value-type="float">
            <text:p>31,8225</text:p>
          </table:table-cell>
          <table:table-cell table:formula="of:=40+20*RAND()" office:value-type="float" office:value="58.652932413388" calcext:value-type="float">
            <text:p>58,6529</text:p>
          </table:table-cell>
          <table:table-cell table:formula="of:=([.C1437]*[.D1437]+[.B1437]*[.D1437]+[.B1437]*[.C1437])/([.B1437]*[.C1437]*[.D1437])" office:value-type="float" office:value="0.147731938068503" calcext:value-type="float">
            <text:p>0,1477</text:p>
          </table:table-cell>
          <table:table-cell table:number-columns-repeated="9"/>
        </table:table-row>
        <table:table-row table:style-name="ro2">
          <table:table-cell office:value-type="float" office:value="1437" calcext:value-type="float">
            <text:p>1437</text:p>
          </table:table-cell>
          <table:table-cell table:formula="of:=9+2*RAND()" office:value-type="float" office:value="9.16007654857822" calcext:value-type="float">
            <text:p>9,1601</text:p>
          </table:table-cell>
          <table:table-cell table:formula="of:=NORMINV(RAND();30;5)" office:value-type="float" office:value="33.3453920758887" calcext:value-type="float">
            <text:p>33,3454</text:p>
          </table:table-cell>
          <table:table-cell table:formula="of:=40+20*RAND()" office:value-type="float" office:value="52.846084034536" calcext:value-type="float">
            <text:p>52,8461</text:p>
          </table:table-cell>
          <table:table-cell table:formula="of:=([.C1438]*[.D1438]+[.B1438]*[.D1438]+[.B1438]*[.C1438])/([.B1438]*[.C1438]*[.D1438])" office:value-type="float" office:value="0.158081422404821" calcext:value-type="float">
            <text:p>0,1581</text:p>
          </table:table-cell>
          <table:table-cell table:number-columns-repeated="9"/>
        </table:table-row>
        <table:table-row table:style-name="ro2">
          <table:table-cell office:value-type="float" office:value="1438" calcext:value-type="float">
            <text:p>1438</text:p>
          </table:table-cell>
          <table:table-cell table:formula="of:=9+2*RAND()" office:value-type="float" office:value="9.31052537285723" calcext:value-type="float">
            <text:p>9,3105</text:p>
          </table:table-cell>
          <table:table-cell table:formula="of:=NORMINV(RAND();30;5)" office:value-type="float" office:value="29.6861577596673" calcext:value-type="float">
            <text:p>29,6862</text:p>
          </table:table-cell>
          <table:table-cell table:formula="of:=40+20*RAND()" office:value-type="float" office:value="44.0249477582984" calcext:value-type="float">
            <text:p>44,0249</text:p>
          </table:table-cell>
          <table:table-cell table:formula="of:=([.C1439]*[.D1439]+[.B1439]*[.D1439]+[.B1439]*[.C1439])/([.B1439]*[.C1439]*[.D1439])" office:value-type="float" office:value="0.163805451940924" calcext:value-type="float">
            <text:p>0,1638</text:p>
          </table:table-cell>
          <table:table-cell table:number-columns-repeated="9"/>
        </table:table-row>
        <table:table-row table:style-name="ro2">
          <table:table-cell office:value-type="float" office:value="1439" calcext:value-type="float">
            <text:p>1439</text:p>
          </table:table-cell>
          <table:table-cell table:formula="of:=9+2*RAND()" office:value-type="float" office:value="9.70024343556725" calcext:value-type="float">
            <text:p>9,7002</text:p>
          </table:table-cell>
          <table:table-cell table:formula="of:=NORMINV(RAND();30;5)" office:value-type="float" office:value="30.2675499824773" calcext:value-type="float">
            <text:p>30,2675</text:p>
          </table:table-cell>
          <table:table-cell table:formula="of:=40+20*RAND()" office:value-type="float" office:value="53.1813449109905" calcext:value-type="float">
            <text:p>53,1813</text:p>
          </table:table-cell>
          <table:table-cell table:formula="of:=([.C1440]*[.D1440]+[.B1440]*[.D1440]+[.B1440]*[.C1440])/([.B1440]*[.C1440]*[.D1440])" office:value-type="float" office:value="0.154932465807284" calcext:value-type="float">
            <text:p>0,1549</text:p>
          </table:table-cell>
          <table:table-cell table:number-columns-repeated="9"/>
        </table:table-row>
        <table:table-row table:style-name="ro2">
          <table:table-cell office:value-type="float" office:value="1440" calcext:value-type="float">
            <text:p>1440</text:p>
          </table:table-cell>
          <table:table-cell table:formula="of:=9+2*RAND()" office:value-type="float" office:value="10.6037204714958" calcext:value-type="float">
            <text:p>10,6037</text:p>
          </table:table-cell>
          <table:table-cell table:formula="of:=NORMINV(RAND();30;5)" office:value-type="float" office:value="36.8065189314566" calcext:value-type="float">
            <text:p>36,8065</text:p>
          </table:table-cell>
          <table:table-cell table:formula="of:=40+20*RAND()" office:value-type="float" office:value="42.5119790132158" calcext:value-type="float">
            <text:p>42,5120</text:p>
          </table:table-cell>
          <table:table-cell table:formula="of:=([.C1441]*[.D1441]+[.B1441]*[.D1441]+[.B1441]*[.C1441])/([.B1441]*[.C1441]*[.D1441])" office:value-type="float" office:value="0.144998404025911" calcext:value-type="float">
            <text:p>0,1450</text:p>
          </table:table-cell>
          <table:table-cell table:number-columns-repeated="9"/>
        </table:table-row>
        <table:table-row table:style-name="ro2">
          <table:table-cell office:value-type="float" office:value="1441" calcext:value-type="float">
            <text:p>1441</text:p>
          </table:table-cell>
          <table:table-cell table:formula="of:=9+2*RAND()" office:value-type="float" office:value="9.91697315988131" calcext:value-type="float">
            <text:p>9,9170</text:p>
          </table:table-cell>
          <table:table-cell table:formula="of:=NORMINV(RAND();30;5)" office:value-type="float" office:value="27.0840080637382" calcext:value-type="float">
            <text:p>27,0840</text:p>
          </table:table-cell>
          <table:table-cell table:formula="of:=40+20*RAND()" office:value-type="float" office:value="42.5205795536749" calcext:value-type="float">
            <text:p>42,5206</text:p>
          </table:table-cell>
          <table:table-cell table:formula="of:=([.C1442]*[.D1442]+[.B1442]*[.D1442]+[.B1442]*[.C1442])/([.B1442]*[.C1442]*[.D1442])" office:value-type="float" office:value="0.161277400402118" calcext:value-type="float">
            <text:p>0,1613</text:p>
          </table:table-cell>
          <table:table-cell table:number-columns-repeated="9"/>
        </table:table-row>
        <table:table-row table:style-name="ro2">
          <table:table-cell office:value-type="float" office:value="1442" calcext:value-type="float">
            <text:p>1442</text:p>
          </table:table-cell>
          <table:table-cell table:formula="of:=9+2*RAND()" office:value-type="float" office:value="10.4614758316893" calcext:value-type="float">
            <text:p>10,4615</text:p>
          </table:table-cell>
          <table:table-cell table:formula="of:=NORMINV(RAND();30;5)" office:value-type="float" office:value="30.8026965363836" calcext:value-type="float">
            <text:p>30,8027</text:p>
          </table:table-cell>
          <table:table-cell table:formula="of:=40+20*RAND()" office:value-type="float" office:value="59.1777726705186" calcext:value-type="float">
            <text:p>59,1778</text:p>
          </table:table-cell>
          <table:table-cell table:formula="of:=([.C1443]*[.D1443]+[.B1443]*[.D1443]+[.B1443]*[.C1443])/([.B1443]*[.C1443]*[.D1443])" office:value-type="float" office:value="0.144951734272734" calcext:value-type="float">
            <text:p>0,1450</text:p>
          </table:table-cell>
          <table:table-cell table:number-columns-repeated="9"/>
        </table:table-row>
        <table:table-row table:style-name="ro2">
          <table:table-cell office:value-type="float" office:value="1443" calcext:value-type="float">
            <text:p>1443</text:p>
          </table:table-cell>
          <table:table-cell table:formula="of:=9+2*RAND()" office:value-type="float" office:value="9.70004753093235" calcext:value-type="float">
            <text:p>9,7000</text:p>
          </table:table-cell>
          <table:table-cell table:formula="of:=NORMINV(RAND();30;5)" office:value-type="float" office:value="31.2156857843499" calcext:value-type="float">
            <text:p>31,2157</text:p>
          </table:table-cell>
          <table:table-cell table:formula="of:=40+20*RAND()" office:value-type="float" office:value="49.6643060143106" calcext:value-type="float">
            <text:p>49,6643</text:p>
          </table:table-cell>
          <table:table-cell table:formula="of:=([.C1444]*[.D1444]+[.B1444]*[.D1444]+[.B1444]*[.C1444])/([.B1444]*[.C1444]*[.D1444])" office:value-type="float" office:value="0.155262639937032" calcext:value-type="float">
            <text:p>0,1553</text:p>
          </table:table-cell>
          <table:table-cell table:number-columns-repeated="9"/>
        </table:table-row>
        <table:table-row table:style-name="ro2">
          <table:table-cell office:value-type="float" office:value="1444" calcext:value-type="float">
            <text:p>1444</text:p>
          </table:table-cell>
          <table:table-cell table:formula="of:=9+2*RAND()" office:value-type="float" office:value="10.7242072771769" calcext:value-type="float">
            <text:p>10,7242</text:p>
          </table:table-cell>
          <table:table-cell table:formula="of:=NORMINV(RAND();30;5)" office:value-type="float" office:value="34.3040794442528" calcext:value-type="float">
            <text:p>34,3041</text:p>
          </table:table-cell>
          <table:table-cell table:formula="of:=40+20*RAND()" office:value-type="float" office:value="53.9009692217223" calcext:value-type="float">
            <text:p>53,9010</text:p>
          </table:table-cell>
          <table:table-cell table:formula="of:=([.C1445]*[.D1445]+[.B1445]*[.D1445]+[.B1445]*[.C1445])/([.B1445]*[.C1445]*[.D1445])" office:value-type="float" office:value="0.140950579434898" calcext:value-type="float">
            <text:p>0,1410</text:p>
          </table:table-cell>
          <table:table-cell table:number-columns-repeated="9"/>
        </table:table-row>
        <table:table-row table:style-name="ro2">
          <table:table-cell office:value-type="float" office:value="1445" calcext:value-type="float">
            <text:p>1445</text:p>
          </table:table-cell>
          <table:table-cell table:formula="of:=9+2*RAND()" office:value-type="float" office:value="9.02257957239635" calcext:value-type="float">
            <text:p>9,0226</text:p>
          </table:table-cell>
          <table:table-cell table:formula="of:=NORMINV(RAND();30;5)" office:value-type="float" office:value="20.2250721596274" calcext:value-type="float">
            <text:p>20,2251</text:p>
          </table:table-cell>
          <table:table-cell table:formula="of:=40+20*RAND()" office:value-type="float" office:value="52.9461915162392" calcext:value-type="float">
            <text:p>52,9462</text:p>
          </table:table-cell>
          <table:table-cell table:formula="of:=([.C1446]*[.D1446]+[.B1446]*[.D1446]+[.B1446]*[.C1446])/([.B1446]*[.C1446]*[.D1446])" office:value-type="float" office:value="0.179163729631132" calcext:value-type="float">
            <text:p>0,1792</text:p>
          </table:table-cell>
          <table:table-cell table:number-columns-repeated="9"/>
        </table:table-row>
        <table:table-row table:style-name="ro2">
          <table:table-cell office:value-type="float" office:value="1446" calcext:value-type="float">
            <text:p>1446</text:p>
          </table:table-cell>
          <table:table-cell table:formula="of:=9+2*RAND()" office:value-type="float" office:value="10.1087788275909" calcext:value-type="float">
            <text:p>10,1088</text:p>
          </table:table-cell>
          <table:table-cell table:formula="of:=NORMINV(RAND();30;5)" office:value-type="float" office:value="28.1255447811032" calcext:value-type="float">
            <text:p>28,1255</text:p>
          </table:table-cell>
          <table:table-cell table:formula="of:=40+20*RAND()" office:value-type="float" office:value="47.6856018532999" calcext:value-type="float">
            <text:p>47,6856</text:p>
          </table:table-cell>
          <table:table-cell table:formula="of:=([.C1447]*[.D1447]+[.B1447]*[.D1447]+[.B1447]*[.C1447])/([.B1447]*[.C1447]*[.D1447])" office:value-type="float" office:value="0.15544947463104" calcext:value-type="float">
            <text:p>0,1554</text:p>
          </table:table-cell>
          <table:table-cell table:number-columns-repeated="9"/>
        </table:table-row>
        <table:table-row table:style-name="ro2">
          <table:table-cell office:value-type="float" office:value="1447" calcext:value-type="float">
            <text:p>1447</text:p>
          </table:table-cell>
          <table:table-cell table:formula="of:=9+2*RAND()" office:value-type="float" office:value="10.1595543029252" calcext:value-type="float">
            <text:p>10,1596</text:p>
          </table:table-cell>
          <table:table-cell table:formula="of:=NORMINV(RAND();30;5)" office:value-type="float" office:value="22.3361353352016" calcext:value-type="float">
            <text:p>22,3361</text:p>
          </table:table-cell>
          <table:table-cell table:formula="of:=40+20*RAND()" office:value-type="float" office:value="45.0025976146571" calcext:value-type="float">
            <text:p>45,0026</text:p>
          </table:table-cell>
          <table:table-cell table:formula="of:=([.C1448]*[.D1448]+[.B1448]*[.D1448]+[.B1448]*[.C1448])/([.B1448]*[.C1448]*[.D1448])" office:value-type="float" office:value="0.165420956634186" calcext:value-type="float">
            <text:p>0,1654</text:p>
          </table:table-cell>
          <table:table-cell table:number-columns-repeated="9"/>
        </table:table-row>
        <table:table-row table:style-name="ro2">
          <table:table-cell office:value-type="float" office:value="1448" calcext:value-type="float">
            <text:p>1448</text:p>
          </table:table-cell>
          <table:table-cell table:formula="of:=9+2*RAND()" office:value-type="float" office:value="10.2619897823315" calcext:value-type="float">
            <text:p>10,2620</text:p>
          </table:table-cell>
          <table:table-cell table:formula="of:=NORMINV(RAND();30;5)" office:value-type="float" office:value="25.0922964261307" calcext:value-type="float">
            <text:p>25,0923</text:p>
          </table:table-cell>
          <table:table-cell table:formula="of:=40+20*RAND()" office:value-type="float" office:value="51.7067838995718" calcext:value-type="float">
            <text:p>51,7068</text:p>
          </table:table-cell>
          <table:table-cell table:formula="of:=([.C1449]*[.D1449]+[.B1449]*[.D1449]+[.B1449]*[.C1449])/([.B1449]*[.C1449]*[.D1449])" office:value-type="float" office:value="0.156639679437034" calcext:value-type="float">
            <text:p>0,1566</text:p>
          </table:table-cell>
          <table:table-cell table:number-columns-repeated="9"/>
        </table:table-row>
        <table:table-row table:style-name="ro2">
          <table:table-cell office:value-type="float" office:value="1449" calcext:value-type="float">
            <text:p>1449</text:p>
          </table:table-cell>
          <table:table-cell table:formula="of:=9+2*RAND()" office:value-type="float" office:value="9.44370560278185" calcext:value-type="float">
            <text:p>9,4437</text:p>
          </table:table-cell>
          <table:table-cell table:formula="of:=NORMINV(RAND();30;5)" office:value-type="float" office:value="22.9186830918268" calcext:value-type="float">
            <text:p>22,9187</text:p>
          </table:table-cell>
          <table:table-cell table:formula="of:=40+20*RAND()" office:value-type="float" office:value="42.2962364670821" calcext:value-type="float">
            <text:p>42,2962</text:p>
          </table:table-cell>
          <table:table-cell table:formula="of:=([.C1450]*[.D1450]+[.B1450]*[.D1450]+[.B1450]*[.C1450])/([.B1450]*[.C1450]*[.D1450])" office:value-type="float" office:value="0.17316592672317" calcext:value-type="float">
            <text:p>0,1732</text:p>
          </table:table-cell>
          <table:table-cell table:number-columns-repeated="9"/>
        </table:table-row>
        <table:table-row table:style-name="ro2">
          <table:table-cell office:value-type="float" office:value="1450" calcext:value-type="float">
            <text:p>1450</text:p>
          </table:table-cell>
          <table:table-cell table:formula="of:=9+2*RAND()" office:value-type="float" office:value="10.1499722620938" calcext:value-type="float">
            <text:p>10,1500</text:p>
          </table:table-cell>
          <table:table-cell table:formula="of:=NORMINV(RAND();30;5)" office:value-type="float" office:value="35.2909737040261" calcext:value-type="float">
            <text:p>35,2910</text:p>
          </table:table-cell>
          <table:table-cell table:formula="of:=40+20*RAND()" office:value-type="float" office:value="45.1680144690909" calcext:value-type="float">
            <text:p>45,1680</text:p>
          </table:table-cell>
          <table:table-cell table:formula="of:=([.C1451]*[.D1451]+[.B1451]*[.D1451]+[.B1451]*[.C1451])/([.B1451]*[.C1451]*[.D1451])" office:value-type="float" office:value="0.148997854918906" calcext:value-type="float">
            <text:p>0,1490</text:p>
          </table:table-cell>
          <table:table-cell table:number-columns-repeated="9"/>
        </table:table-row>
        <table:table-row table:style-name="ro2">
          <table:table-cell office:value-type="float" office:value="1451" calcext:value-type="float">
            <text:p>1451</text:p>
          </table:table-cell>
          <table:table-cell table:formula="of:=9+2*RAND()" office:value-type="float" office:value="9.13038851157762" calcext:value-type="float">
            <text:p>9,1304</text:p>
          </table:table-cell>
          <table:table-cell table:formula="of:=NORMINV(RAND();30;5)" office:value-type="float" office:value="26.3422911392275" calcext:value-type="float">
            <text:p>26,3423</text:p>
          </table:table-cell>
          <table:table-cell table:formula="of:=40+20*RAND()" office:value-type="float" office:value="43.5924179223366" calcext:value-type="float">
            <text:p>43,5924</text:p>
          </table:table-cell>
          <table:table-cell table:formula="of:=([.C1452]*[.D1452]+[.B1452]*[.D1452]+[.B1452]*[.C1452])/([.B1452]*[.C1452]*[.D1452])" office:value-type="float" office:value="0.170425903726209" calcext:value-type="float">
            <text:p>0,1704</text:p>
          </table:table-cell>
          <table:table-cell table:number-columns-repeated="9"/>
        </table:table-row>
        <table:table-row table:style-name="ro2">
          <table:table-cell office:value-type="float" office:value="1452" calcext:value-type="float">
            <text:p>1452</text:p>
          </table:table-cell>
          <table:table-cell table:formula="of:=9+2*RAND()" office:value-type="float" office:value="10.0280035960022" calcext:value-type="float">
            <text:p>10,0280</text:p>
          </table:table-cell>
          <table:table-cell table:formula="of:=NORMINV(RAND();30;5)" office:value-type="float" office:value="32.725208396218" calcext:value-type="float">
            <text:p>32,7252</text:p>
          </table:table-cell>
          <table:table-cell table:formula="of:=40+20*RAND()" office:value-type="float" office:value="44.8642757511698" calcext:value-type="float">
            <text:p>44,8643</text:p>
          </table:table-cell>
          <table:table-cell table:formula="of:=([.C1453]*[.D1453]+[.B1453]*[.D1453]+[.B1453]*[.C1453])/([.B1453]*[.C1453]*[.D1453])" office:value-type="float" office:value="0.152567678380575" calcext:value-type="float">
            <text:p>0,1526</text:p>
          </table:table-cell>
          <table:table-cell table:number-columns-repeated="9"/>
        </table:table-row>
        <table:table-row table:style-name="ro2">
          <table:table-cell office:value-type="float" office:value="1453" calcext:value-type="float">
            <text:p>1453</text:p>
          </table:table-cell>
          <table:table-cell table:formula="of:=9+2*RAND()" office:value-type="float" office:value="10.9052652444225" calcext:value-type="float">
            <text:p>10,9053</text:p>
          </table:table-cell>
          <table:table-cell table:formula="of:=NORMINV(RAND();30;5)" office:value-type="float" office:value="36.5418077598029" calcext:value-type="float">
            <text:p>36,5418</text:p>
          </table:table-cell>
          <table:table-cell table:formula="of:=40+20*RAND()" office:value-type="float" office:value="50.5041312077083" calcext:value-type="float">
            <text:p>50,5041</text:p>
          </table:table-cell>
          <table:table-cell table:formula="of:=([.C1454]*[.D1454]+[.B1454]*[.D1454]+[.B1454]*[.C1454])/([.B1454]*[.C1454]*[.D1454])" office:value-type="float" office:value="0.1388650994222" calcext:value-type="float">
            <text:p>0,1389</text:p>
          </table:table-cell>
          <table:table-cell table:number-columns-repeated="9"/>
        </table:table-row>
        <table:table-row table:style-name="ro2">
          <table:table-cell office:value-type="float" office:value="1454" calcext:value-type="float">
            <text:p>1454</text:p>
          </table:table-cell>
          <table:table-cell table:formula="of:=9+2*RAND()" office:value-type="float" office:value="9.7070513672661" calcext:value-type="float">
            <text:p>9,7071</text:p>
          </table:table-cell>
          <table:table-cell table:formula="of:=NORMINV(RAND();30;5)" office:value-type="float" office:value="34.5838841264175" calcext:value-type="float">
            <text:p>34,5839</text:p>
          </table:table-cell>
          <table:table-cell table:formula="of:=40+20*RAND()" office:value-type="float" office:value="50.5779824662022" calcext:value-type="float">
            <text:p>50,5780</text:p>
          </table:table-cell>
          <table:table-cell table:formula="of:=([.C1455]*[.D1455]+[.B1455]*[.D1455]+[.B1455]*[.C1455])/([.B1455]*[.C1455]*[.D1455])" office:value-type="float" office:value="0.151704546267629" calcext:value-type="float">
            <text:p>0,1517</text:p>
          </table:table-cell>
          <table:table-cell table:number-columns-repeated="9"/>
        </table:table-row>
        <table:table-row table:style-name="ro2">
          <table:table-cell office:value-type="float" office:value="1455" calcext:value-type="float">
            <text:p>1455</text:p>
          </table:table-cell>
          <table:table-cell table:formula="of:=9+2*RAND()" office:value-type="float" office:value="10.4404357129242" calcext:value-type="float">
            <text:p>10,4404</text:p>
          </table:table-cell>
          <table:table-cell table:formula="of:=NORMINV(RAND();30;5)" office:value-type="float" office:value="26.8914508989556" calcext:value-type="float">
            <text:p>26,8915</text:p>
          </table:table-cell>
          <table:table-cell table:formula="of:=40+20*RAND()" office:value-type="float" office:value="51.0723895789124" calcext:value-type="float">
            <text:p>51,0724</text:p>
          </table:table-cell>
          <table:table-cell table:formula="of:=([.C1456]*[.D1456]+[.B1456]*[.D1456]+[.B1456]*[.C1456])/([.B1456]*[.C1456]*[.D1456])" office:value-type="float" office:value="0.152548033783181" calcext:value-type="float">
            <text:p>0,1525</text:p>
          </table:table-cell>
          <table:table-cell table:number-columns-repeated="9"/>
        </table:table-row>
        <table:table-row table:style-name="ro2">
          <table:table-cell office:value-type="float" office:value="1456" calcext:value-type="float">
            <text:p>1456</text:p>
          </table:table-cell>
          <table:table-cell table:formula="of:=9+2*RAND()" office:value-type="float" office:value="10.7467206141446" calcext:value-type="float">
            <text:p>10,7467</text:p>
          </table:table-cell>
          <table:table-cell table:formula="of:=NORMINV(RAND();30;5)" office:value-type="float" office:value="24.7870607491522" calcext:value-type="float">
            <text:p>24,7871</text:p>
          </table:table-cell>
          <table:table-cell table:formula="of:=40+20*RAND()" office:value-type="float" office:value="42.3770459298976" calcext:value-type="float">
            <text:p>42,3770</text:p>
          </table:table-cell>
          <table:table-cell table:formula="of:=([.C1457]*[.D1457]+[.B1457]*[.D1457]+[.B1457]*[.C1457])/([.B1457]*[.C1457]*[.D1457])" office:value-type="float" office:value="0.156992952486877" calcext:value-type="float">
            <text:p>0,1570</text:p>
          </table:table-cell>
          <table:table-cell table:number-columns-repeated="9"/>
        </table:table-row>
        <table:table-row table:style-name="ro2">
          <table:table-cell office:value-type="float" office:value="1457" calcext:value-type="float">
            <text:p>1457</text:p>
          </table:table-cell>
          <table:table-cell table:formula="of:=9+2*RAND()" office:value-type="float" office:value="9.35882034269162" calcext:value-type="float">
            <text:p>9,3588</text:p>
          </table:table-cell>
          <table:table-cell table:formula="of:=NORMINV(RAND();30;5)" office:value-type="float" office:value="28.312828625746" calcext:value-type="float">
            <text:p>28,3128</text:p>
          </table:table-cell>
          <table:table-cell table:formula="of:=40+20*RAND()" office:value-type="float" office:value="57.9474378260784" calcext:value-type="float">
            <text:p>57,9474</text:p>
          </table:table-cell>
          <table:table-cell table:formula="of:=([.C1458]*[.D1458]+[.B1458]*[.D1458]+[.B1458]*[.C1458])/([.B1458]*[.C1458]*[.D1458])" office:value-type="float" office:value="0.159427770194611" calcext:value-type="float">
            <text:p>0,1594</text:p>
          </table:table-cell>
          <table:table-cell table:number-columns-repeated="9"/>
        </table:table-row>
        <table:table-row table:style-name="ro2">
          <table:table-cell office:value-type="float" office:value="1458" calcext:value-type="float">
            <text:p>1458</text:p>
          </table:table-cell>
          <table:table-cell table:formula="of:=9+2*RAND()" office:value-type="float" office:value="10.5003152044956" calcext:value-type="float">
            <text:p>10,5003</text:p>
          </table:table-cell>
          <table:table-cell table:formula="of:=NORMINV(RAND();30;5)" office:value-type="float" office:value="28.2628636253835" calcext:value-type="float">
            <text:p>28,2629</text:p>
          </table:table-cell>
          <table:table-cell table:formula="of:=40+20*RAND()" office:value-type="float" office:value="57.0671717985533" calcext:value-type="float">
            <text:p>57,0672</text:p>
          </table:table-cell>
          <table:table-cell table:formula="of:=([.C1459]*[.D1459]+[.B1459]*[.D1459]+[.B1459]*[.C1459])/([.B1459]*[.C1459]*[.D1459])" office:value-type="float" office:value="0.148140564559439" calcext:value-type="float">
            <text:p>0,1481</text:p>
          </table:table-cell>
          <table:table-cell table:number-columns-repeated="9"/>
        </table:table-row>
        <table:table-row table:style-name="ro2">
          <table:table-cell office:value-type="float" office:value="1459" calcext:value-type="float">
            <text:p>1459</text:p>
          </table:table-cell>
          <table:table-cell table:formula="of:=9+2*RAND()" office:value-type="float" office:value="10.0799275466707" calcext:value-type="float">
            <text:p>10,0799</text:p>
          </table:table-cell>
          <table:table-cell table:formula="of:=NORMINV(RAND();30;5)" office:value-type="float" office:value="27.0435935689215" calcext:value-type="float">
            <text:p>27,0436</text:p>
          </table:table-cell>
          <table:table-cell table:formula="of:=40+20*RAND()" office:value-type="float" office:value="45.628081781324" calcext:value-type="float">
            <text:p>45,6281</text:p>
          </table:table-cell>
          <table:table-cell table:formula="of:=([.C1460]*[.D1460]+[.B1460]*[.D1460]+[.B1460]*[.C1460])/([.B1460]*[.C1460]*[.D1460])" office:value-type="float" office:value="0.158100724448501" calcext:value-type="float">
            <text:p>0,1581</text:p>
          </table:table-cell>
          <table:table-cell table:number-columns-repeated="9"/>
        </table:table-row>
        <table:table-row table:style-name="ro2">
          <table:table-cell office:value-type="float" office:value="1460" calcext:value-type="float">
            <text:p>1460</text:p>
          </table:table-cell>
          <table:table-cell table:formula="of:=9+2*RAND()" office:value-type="float" office:value="9.17689808947034" calcext:value-type="float">
            <text:p>9,1769</text:p>
          </table:table-cell>
          <table:table-cell table:formula="of:=NORMINV(RAND();30;5)" office:value-type="float" office:value="27.3154642252979" calcext:value-type="float">
            <text:p>27,3155</text:p>
          </table:table-cell>
          <table:table-cell table:formula="of:=40+20*RAND()" office:value-type="float" office:value="45.8952989545651" calcext:value-type="float">
            <text:p>45,8953</text:p>
          </table:table-cell>
          <table:table-cell table:formula="of:=([.C1461]*[.D1461]+[.B1461]*[.D1461]+[.B1461]*[.C1461])/([.B1461]*[.C1461]*[.D1461])" office:value-type="float" office:value="0.167367305522821" calcext:value-type="float">
            <text:p>0,1674</text:p>
          </table:table-cell>
          <table:table-cell table:number-columns-repeated="9"/>
        </table:table-row>
        <table:table-row table:style-name="ro2">
          <table:table-cell office:value-type="float" office:value="1461" calcext:value-type="float">
            <text:p>1461</text:p>
          </table:table-cell>
          <table:table-cell table:formula="of:=9+2*RAND()" office:value-type="float" office:value="10.7698982066941" calcext:value-type="float">
            <text:p>10,7699</text:p>
          </table:table-cell>
          <table:table-cell table:formula="of:=NORMINV(RAND();30;5)" office:value-type="float" office:value="33.2226316453651" calcext:value-type="float">
            <text:p>33,2226</text:p>
          </table:table-cell>
          <table:table-cell table:formula="of:=40+20*RAND()" office:value-type="float" office:value="54.3575650663115" calcext:value-type="float">
            <text:p>54,3576</text:p>
          </table:table-cell>
          <table:table-cell table:formula="of:=([.C1462]*[.D1462]+[.B1462]*[.D1462]+[.B1462]*[.C1462])/([.B1462]*[.C1462]*[.D1462])" office:value-type="float" office:value="0.141348055133242" calcext:value-type="float">
            <text:p>0,1413</text:p>
          </table:table-cell>
          <table:table-cell table:number-columns-repeated="9"/>
        </table:table-row>
        <table:table-row table:style-name="ro2">
          <table:table-cell office:value-type="float" office:value="1462" calcext:value-type="float">
            <text:p>1462</text:p>
          </table:table-cell>
          <table:table-cell table:formula="of:=9+2*RAND()" office:value-type="float" office:value="9.82850139192306" calcext:value-type="float">
            <text:p>9,8285</text:p>
          </table:table-cell>
          <table:table-cell table:formula="of:=NORMINV(RAND();30;5)" office:value-type="float" office:value="25.7174582357648" calcext:value-type="float">
            <text:p>25,7175</text:p>
          </table:table-cell>
          <table:table-cell table:formula="of:=40+20*RAND()" office:value-type="float" office:value="40.5590183916502" calcext:value-type="float">
            <text:p>40,5590</text:p>
          </table:table-cell>
          <table:table-cell table:formula="of:=([.C1463]*[.D1463]+[.B1463]*[.D1463]+[.B1463]*[.C1463])/([.B1463]*[.C1463]*[.D1463])" office:value-type="float" office:value="0.165284431637008" calcext:value-type="float">
            <text:p>0,1653</text:p>
          </table:table-cell>
          <table:table-cell table:number-columns-repeated="9"/>
        </table:table-row>
        <table:table-row table:style-name="ro2">
          <table:table-cell office:value-type="float" office:value="1463" calcext:value-type="float">
            <text:p>1463</text:p>
          </table:table-cell>
          <table:table-cell table:formula="of:=9+2*RAND()" office:value-type="float" office:value="9.63389753480442" calcext:value-type="float">
            <text:p>9,6339</text:p>
          </table:table-cell>
          <table:table-cell table:formula="of:=NORMINV(RAND();30;5)" office:value-type="float" office:value="29.5858327323884" calcext:value-type="float">
            <text:p>29,5858</text:p>
          </table:table-cell>
          <table:table-cell table:formula="of:=40+20*RAND()" office:value-type="float" office:value="43.2130118343048" calcext:value-type="float">
            <text:p>43,2130</text:p>
          </table:table-cell>
          <table:table-cell table:formula="of:=([.C1464]*[.D1464]+[.B1464]*[.D1464]+[.B1464]*[.C1464])/([.B1464]*[.C1464]*[.D1464])" office:value-type="float" office:value="0.160741288326947" calcext:value-type="float">
            <text:p>0,1607</text:p>
          </table:table-cell>
          <table:table-cell table:number-columns-repeated="9"/>
        </table:table-row>
        <table:table-row table:style-name="ro2">
          <table:table-cell office:value-type="float" office:value="1464" calcext:value-type="float">
            <text:p>1464</text:p>
          </table:table-cell>
          <table:table-cell table:formula="of:=9+2*RAND()" office:value-type="float" office:value="9.06319683394395" calcext:value-type="float">
            <text:p>9,0632</text:p>
          </table:table-cell>
          <table:table-cell table:formula="of:=NORMINV(RAND();30;5)" office:value-type="float" office:value="33.254096967527" calcext:value-type="float">
            <text:p>33,2541</text:p>
          </table:table-cell>
          <table:table-cell table:formula="of:=40+20*RAND()" office:value-type="float" office:value="43.852497569751" calcext:value-type="float">
            <text:p>43,8525</text:p>
          </table:table-cell>
          <table:table-cell table:formula="of:=([.C1465]*[.D1465]+[.B1465]*[.D1465]+[.B1465]*[.C1465])/([.B1465]*[.C1465]*[.D1465])" office:value-type="float" office:value="0.163211544521326" calcext:value-type="float">
            <text:p>0,1632</text:p>
          </table:table-cell>
          <table:table-cell table:number-columns-repeated="9"/>
        </table:table-row>
        <table:table-row table:style-name="ro2">
          <table:table-cell office:value-type="float" office:value="1465" calcext:value-type="float">
            <text:p>1465</text:p>
          </table:table-cell>
          <table:table-cell table:formula="of:=9+2*RAND()" office:value-type="float" office:value="10.9103461841587" calcext:value-type="float">
            <text:p>10,9103</text:p>
          </table:table-cell>
          <table:table-cell table:formula="of:=NORMINV(RAND();30;5)" office:value-type="float" office:value="23.9645271745071" calcext:value-type="float">
            <text:p>23,9645</text:p>
          </table:table-cell>
          <table:table-cell table:formula="of:=40+20*RAND()" office:value-type="float" office:value="41.2527352222241" calcext:value-type="float">
            <text:p>41,2527</text:p>
          </table:table-cell>
          <table:table-cell table:formula="of:=([.C1466]*[.D1466]+[.B1466]*[.D1466]+[.B1466]*[.C1466])/([.B1466]*[.C1466]*[.D1466])" office:value-type="float" office:value="0.157625279547289" calcext:value-type="float">
            <text:p>0,1576</text:p>
          </table:table-cell>
          <table:table-cell table:number-columns-repeated="9"/>
        </table:table-row>
        <table:table-row table:style-name="ro2">
          <table:table-cell office:value-type="float" office:value="1466" calcext:value-type="float">
            <text:p>1466</text:p>
          </table:table-cell>
          <table:table-cell table:formula="of:=9+2*RAND()" office:value-type="float" office:value="9.30096525442787" calcext:value-type="float">
            <text:p>9,3010</text:p>
          </table:table-cell>
          <table:table-cell table:formula="of:=NORMINV(RAND();30;5)" office:value-type="float" office:value="35.4436740829063" calcext:value-type="float">
            <text:p>35,4437</text:p>
          </table:table-cell>
          <table:table-cell table:formula="of:=40+20*RAND()" office:value-type="float" office:value="41.473187727388" calcext:value-type="float">
            <text:p>41,4732</text:p>
          </table:table-cell>
          <table:table-cell table:formula="of:=([.C1467]*[.D1467]+[.B1467]*[.D1467]+[.B1467]*[.C1467])/([.B1467]*[.C1467]*[.D1467])" office:value-type="float" office:value="0.15984146570192" calcext:value-type="float">
            <text:p>0,1598</text:p>
          </table:table-cell>
          <table:table-cell table:number-columns-repeated="9"/>
        </table:table-row>
        <table:table-row table:style-name="ro2">
          <table:table-cell office:value-type="float" office:value="1467" calcext:value-type="float">
            <text:p>1467</text:p>
          </table:table-cell>
          <table:table-cell table:formula="of:=9+2*RAND()" office:value-type="float" office:value="10.5633947348688" calcext:value-type="float">
            <text:p>10,5634</text:p>
          </table:table-cell>
          <table:table-cell table:formula="of:=NORMINV(RAND();30;5)" office:value-type="float" office:value="29.2122904492178" calcext:value-type="float">
            <text:p>29,2123</text:p>
          </table:table-cell>
          <table:table-cell table:formula="of:=40+20*RAND()" office:value-type="float" office:value="45.5492217163555" calcext:value-type="float">
            <text:p>45,5492</text:p>
          </table:table-cell>
          <table:table-cell table:formula="of:=([.C1468]*[.D1468]+[.B1468]*[.D1468]+[.B1468]*[.C1468])/([.B1468]*[.C1468]*[.D1468])" office:value-type="float" office:value="0.150852975900991" calcext:value-type="float">
            <text:p>0,1509</text:p>
          </table:table-cell>
          <table:table-cell table:number-columns-repeated="9"/>
        </table:table-row>
        <table:table-row table:style-name="ro2">
          <table:table-cell office:value-type="float" office:value="1468" calcext:value-type="float">
            <text:p>1468</text:p>
          </table:table-cell>
          <table:table-cell table:formula="of:=9+2*RAND()" office:value-type="float" office:value="10.6348220056389" calcext:value-type="float">
            <text:p>10,6348</text:p>
          </table:table-cell>
          <table:table-cell table:formula="of:=NORMINV(RAND();30;5)" office:value-type="float" office:value="25.3317338157019" calcext:value-type="float">
            <text:p>25,3317</text:p>
          </table:table-cell>
          <table:table-cell table:formula="of:=40+20*RAND()" office:value-type="float" office:value="56.0394140915014" calcext:value-type="float">
            <text:p>56,0394</text:p>
          </table:table-cell>
          <table:table-cell table:formula="of:=([.C1469]*[.D1469]+[.B1469]*[.D1469]+[.B1469]*[.C1469])/([.B1469]*[.C1469]*[.D1469])" office:value-type="float" office:value="0.151351482915143" calcext:value-type="float">
            <text:p>0,1514</text:p>
          </table:table-cell>
          <table:table-cell table:number-columns-repeated="9"/>
        </table:table-row>
        <table:table-row table:style-name="ro2">
          <table:table-cell office:value-type="float" office:value="1469" calcext:value-type="float">
            <text:p>1469</text:p>
          </table:table-cell>
          <table:table-cell table:formula="of:=9+2*RAND()" office:value-type="float" office:value="9.53955101384781" calcext:value-type="float">
            <text:p>9,5396</text:p>
          </table:table-cell>
          <table:table-cell table:formula="of:=NORMINV(RAND();30;5)" office:value-type="float" office:value="30.5192057992632" calcext:value-type="float">
            <text:p>30,5192</text:p>
          </table:table-cell>
          <table:table-cell table:formula="of:=40+20*RAND()" office:value-type="float" office:value="42.4822584749199" calcext:value-type="float">
            <text:p>42,4823</text:p>
          </table:table-cell>
          <table:table-cell table:formula="of:=([.C1470]*[.D1470]+[.B1470]*[.D1470]+[.B1470]*[.C1470])/([.B1470]*[.C1470]*[.D1470])" office:value-type="float" office:value="0.161132227007714" calcext:value-type="float">
            <text:p>0,1611</text:p>
          </table:table-cell>
          <table:table-cell table:number-columns-repeated="9"/>
        </table:table-row>
        <table:table-row table:style-name="ro2">
          <table:table-cell office:value-type="float" office:value="1470" calcext:value-type="float">
            <text:p>1470</text:p>
          </table:table-cell>
          <table:table-cell table:formula="of:=9+2*RAND()" office:value-type="float" office:value="10.8976973898243" calcext:value-type="float">
            <text:p>10,8977</text:p>
          </table:table-cell>
          <table:table-cell table:formula="of:=NORMINV(RAND();30;5)" office:value-type="float" office:value="30.5937430534867" calcext:value-type="float">
            <text:p>30,5937</text:p>
          </table:table-cell>
          <table:table-cell table:formula="of:=40+20*RAND()" office:value-type="float" office:value="53.9788034860976" calcext:value-type="float">
            <text:p>53,9788</text:p>
          </table:table-cell>
          <table:table-cell table:formula="of:=([.C1471]*[.D1471]+[.B1471]*[.D1471]+[.B1471]*[.C1471])/([.B1471]*[.C1471]*[.D1471])" office:value-type="float" office:value="0.142974716511404" calcext:value-type="float">
            <text:p>0,1430</text:p>
          </table:table-cell>
          <table:table-cell table:number-columns-repeated="9"/>
        </table:table-row>
        <table:table-row table:style-name="ro2">
          <table:table-cell office:value-type="float" office:value="1471" calcext:value-type="float">
            <text:p>1471</text:p>
          </table:table-cell>
          <table:table-cell table:formula="of:=9+2*RAND()" office:value-type="float" office:value="9.90246426896192" calcext:value-type="float">
            <text:p>9,9025</text:p>
          </table:table-cell>
          <table:table-cell table:formula="of:=NORMINV(RAND();30;5)" office:value-type="float" office:value="23.5133963452634" calcext:value-type="float">
            <text:p>23,5134</text:p>
          </table:table-cell>
          <table:table-cell table:formula="of:=40+20*RAND()" office:value-type="float" office:value="45.7163841067813" calcext:value-type="float">
            <text:p>45,7164</text:p>
          </table:table-cell>
          <table:table-cell table:formula="of:=([.C1472]*[.D1472]+[.B1472]*[.D1472]+[.B1472]*[.C1472])/([.B1472]*[.C1472]*[.D1472])" office:value-type="float" office:value="0.16538790771818" calcext:value-type="float">
            <text:p>0,1654</text:p>
          </table:table-cell>
          <table:table-cell table:number-columns-repeated="9"/>
        </table:table-row>
        <table:table-row table:style-name="ro2">
          <table:table-cell office:value-type="float" office:value="1472" calcext:value-type="float">
            <text:p>1472</text:p>
          </table:table-cell>
          <table:table-cell table:formula="of:=9+2*RAND()" office:value-type="float" office:value="9.63142468943261" calcext:value-type="float">
            <text:p>9,6314</text:p>
          </table:table-cell>
          <table:table-cell table:formula="of:=NORMINV(RAND();30;5)" office:value-type="float" office:value="34.0309251184133" calcext:value-type="float">
            <text:p>34,0309</text:p>
          </table:table-cell>
          <table:table-cell table:formula="of:=40+20*RAND()" office:value-type="float" office:value="59.9192828289233" calcext:value-type="float">
            <text:p>59,9193</text:p>
          </table:table-cell>
          <table:table-cell table:formula="of:=([.C1473]*[.D1473]+[.B1473]*[.D1473]+[.B1473]*[.C1473])/([.B1473]*[.C1473]*[.D1473])" office:value-type="float" office:value="0.149900954977249" calcext:value-type="float">
            <text:p>0,1499</text:p>
          </table:table-cell>
          <table:table-cell table:number-columns-repeated="9"/>
        </table:table-row>
        <table:table-row table:style-name="ro2">
          <table:table-cell office:value-type="float" office:value="1473" calcext:value-type="float">
            <text:p>1473</text:p>
          </table:table-cell>
          <table:table-cell table:formula="of:=9+2*RAND()" office:value-type="float" office:value="9.85463153687306" calcext:value-type="float">
            <text:p>9,8546</text:p>
          </table:table-cell>
          <table:table-cell table:formula="of:=NORMINV(RAND();30;5)" office:value-type="float" office:value="31.6562496429258" calcext:value-type="float">
            <text:p>31,6562</text:p>
          </table:table-cell>
          <table:table-cell table:formula="of:=40+20*RAND()" office:value-type="float" office:value="53.0467589828186" calcext:value-type="float">
            <text:p>53,0468</text:p>
          </table:table-cell>
          <table:table-cell table:formula="of:=([.C1474]*[.D1474]+[.B1474]*[.D1474]+[.B1474]*[.C1474])/([.B1474]*[.C1474]*[.D1474])" office:value-type="float" office:value="0.151915760369883" calcext:value-type="float">
            <text:p>0,1519</text:p>
          </table:table-cell>
          <table:table-cell table:number-columns-repeated="9"/>
        </table:table-row>
        <table:table-row table:style-name="ro2">
          <table:table-cell office:value-type="float" office:value="1474" calcext:value-type="float">
            <text:p>1474</text:p>
          </table:table-cell>
          <table:table-cell table:formula="of:=9+2*RAND()" office:value-type="float" office:value="9.72357263811864" calcext:value-type="float">
            <text:p>9,7236</text:p>
          </table:table-cell>
          <table:table-cell table:formula="of:=NORMINV(RAND();30;5)" office:value-type="float" office:value="27.4250584407872" calcext:value-type="float">
            <text:p>27,4251</text:p>
          </table:table-cell>
          <table:table-cell table:formula="of:=40+20*RAND()" office:value-type="float" office:value="47.6619716850109" calcext:value-type="float">
            <text:p>47,6620</text:p>
          </table:table-cell>
          <table:table-cell table:formula="of:=([.C1475]*[.D1475]+[.B1475]*[.D1475]+[.B1475]*[.C1475])/([.B1475]*[.C1475]*[.D1475])" office:value-type="float" office:value="0.160286948957229" calcext:value-type="float">
            <text:p>0,1603</text:p>
          </table:table-cell>
          <table:table-cell table:number-columns-repeated="9"/>
        </table:table-row>
        <table:table-row table:style-name="ro2">
          <table:table-cell office:value-type="float" office:value="1475" calcext:value-type="float">
            <text:p>1475</text:p>
          </table:table-cell>
          <table:table-cell table:formula="of:=9+2*RAND()" office:value-type="float" office:value="10.0114291824866" calcext:value-type="float">
            <text:p>10,0114</text:p>
          </table:table-cell>
          <table:table-cell table:formula="of:=NORMINV(RAND();30;5)" office:value-type="float" office:value="34.4628165120963" calcext:value-type="float">
            <text:p>34,4628</text:p>
          </table:table-cell>
          <table:table-cell table:formula="of:=40+20*RAND()" office:value-type="float" office:value="56.7659773561172" calcext:value-type="float">
            <text:p>56,7660</text:p>
          </table:table-cell>
          <table:table-cell table:formula="of:=([.C1476]*[.D1476]+[.B1476]*[.D1476]+[.B1476]*[.C1476])/([.B1476]*[.C1476]*[.D1476])" office:value-type="float" office:value="0.146518805395956" calcext:value-type="float">
            <text:p>0,1465</text:p>
          </table:table-cell>
          <table:table-cell table:number-columns-repeated="9"/>
        </table:table-row>
        <table:table-row table:style-name="ro2">
          <table:table-cell office:value-type="float" office:value="1476" calcext:value-type="float">
            <text:p>1476</text:p>
          </table:table-cell>
          <table:table-cell table:formula="of:=9+2*RAND()" office:value-type="float" office:value="10.1172448249999" calcext:value-type="float">
            <text:p>10,1172</text:p>
          </table:table-cell>
          <table:table-cell table:formula="of:=NORMINV(RAND();30;5)" office:value-type="float" office:value="37.0659215159404" calcext:value-type="float">
            <text:p>37,0659</text:p>
          </table:table-cell>
          <table:table-cell table:formula="of:=40+20*RAND()" office:value-type="float" office:value="44.4352272036485" calcext:value-type="float">
            <text:p>44,4352</text:p>
          </table:table-cell>
          <table:table-cell table:formula="of:=([.C1477]*[.D1477]+[.B1477]*[.D1477]+[.B1477]*[.C1477])/([.B1477]*[.C1477]*[.D1477])" office:value-type="float" office:value="0.148324765617825" calcext:value-type="float">
            <text:p>0,1483</text:p>
          </table:table-cell>
          <table:table-cell table:number-columns-repeated="9"/>
        </table:table-row>
        <table:table-row table:style-name="ro2">
          <table:table-cell office:value-type="float" office:value="1477" calcext:value-type="float">
            <text:p>1477</text:p>
          </table:table-cell>
          <table:table-cell table:formula="of:=9+2*RAND()" office:value-type="float" office:value="9.680328957038" calcext:value-type="float">
            <text:p>9,6803</text:p>
          </table:table-cell>
          <table:table-cell table:formula="of:=NORMINV(RAND();30;5)" office:value-type="float" office:value="36.3627653117231" calcext:value-type="float">
            <text:p>36,3628</text:p>
          </table:table-cell>
          <table:table-cell table:formula="of:=40+20*RAND()" office:value-type="float" office:value="43.8052718224935" calcext:value-type="float">
            <text:p>43,8053</text:p>
          </table:table-cell>
          <table:table-cell table:formula="of:=([.C1478]*[.D1478]+[.B1478]*[.D1478]+[.B1478]*[.C1478])/([.B1478]*[.C1478]*[.D1478])" office:value-type="float" office:value="0.153631235919915" calcext:value-type="float">
            <text:p>0,1536</text:p>
          </table:table-cell>
          <table:table-cell table:number-columns-repeated="9"/>
        </table:table-row>
        <table:table-row table:style-name="ro2">
          <table:table-cell office:value-type="float" office:value="1478" calcext:value-type="float">
            <text:p>1478</text:p>
          </table:table-cell>
          <table:table-cell table:formula="of:=9+2*RAND()" office:value-type="float" office:value="9.09836586355232" calcext:value-type="float">
            <text:p>9,0984</text:p>
          </table:table-cell>
          <table:table-cell table:formula="of:=NORMINV(RAND();30;5)" office:value-type="float" office:value="39.4791307662729" calcext:value-type="float">
            <text:p>39,4791</text:p>
          </table:table-cell>
          <table:table-cell table:formula="of:=40+20*RAND()" office:value-type="float" office:value="40.3321921941824" calcext:value-type="float">
            <text:p>40,3322</text:p>
          </table:table-cell>
          <table:table-cell table:formula="of:=([.C1479]*[.D1479]+[.B1479]*[.D1479]+[.B1479]*[.C1479])/([.B1479]*[.C1479]*[.D1479])" office:value-type="float" office:value="0.160033775257346" calcext:value-type="float">
            <text:p>0,1600</text:p>
          </table:table-cell>
          <table:table-cell table:number-columns-repeated="9"/>
        </table:table-row>
        <table:table-row table:style-name="ro2">
          <table:table-cell office:value-type="float" office:value="1479" calcext:value-type="float">
            <text:p>1479</text:p>
          </table:table-cell>
          <table:table-cell table:formula="of:=9+2*RAND()" office:value-type="float" office:value="9.13327393890359" calcext:value-type="float">
            <text:p>9,1333</text:p>
          </table:table-cell>
          <table:table-cell table:formula="of:=NORMINV(RAND();30;5)" office:value-type="float" office:value="29.0773232091301" calcext:value-type="float">
            <text:p>29,0773</text:p>
          </table:table-cell>
          <table:table-cell table:formula="of:=40+20*RAND()" office:value-type="float" office:value="41.9980554957874" calcext:value-type="float">
            <text:p>41,9981</text:p>
          </table:table-cell>
          <table:table-cell table:formula="of:=([.C1480]*[.D1480]+[.B1480]*[.D1480]+[.B1480]*[.C1480])/([.B1480]*[.C1480]*[.D1480])" office:value-type="float" office:value="0.167691450429006" calcext:value-type="float">
            <text:p>0,1677</text:p>
          </table:table-cell>
          <table:table-cell table:number-columns-repeated="9"/>
        </table:table-row>
        <table:table-row table:style-name="ro2">
          <table:table-cell office:value-type="float" office:value="1480" calcext:value-type="float">
            <text:p>1480</text:p>
          </table:table-cell>
          <table:table-cell table:formula="of:=9+2*RAND()" office:value-type="float" office:value="10.1892186121549" calcext:value-type="float">
            <text:p>10,1892</text:p>
          </table:table-cell>
          <table:table-cell table:formula="of:=NORMINV(RAND();30;5)" office:value-type="float" office:value="22.3656118789105" calcext:value-type="float">
            <text:p>22,3656</text:p>
          </table:table-cell>
          <table:table-cell table:formula="of:=40+20*RAND()" office:value-type="float" office:value="52.9467072081752" calcext:value-type="float">
            <text:p>52,9467</text:p>
          </table:table-cell>
          <table:table-cell table:formula="of:=([.C1481]*[.D1481]+[.B1481]*[.D1481]+[.B1481]*[.C1481])/([.B1481]*[.C1481]*[.D1481])" office:value-type="float" office:value="0.161741365970209" calcext:value-type="float">
            <text:p>0,1617</text:p>
          </table:table-cell>
          <table:table-cell table:number-columns-repeated="9"/>
        </table:table-row>
        <table:table-row table:style-name="ro2">
          <table:table-cell office:value-type="float" office:value="1481" calcext:value-type="float">
            <text:p>1481</text:p>
          </table:table-cell>
          <table:table-cell table:formula="of:=9+2*RAND()" office:value-type="float" office:value="9.77436062437482" calcext:value-type="float">
            <text:p>9,7744</text:p>
          </table:table-cell>
          <table:table-cell table:formula="of:=NORMINV(RAND();30;5)" office:value-type="float" office:value="32.1682491822746" calcext:value-type="float">
            <text:p>32,1682</text:p>
          </table:table-cell>
          <table:table-cell table:formula="of:=40+20*RAND()" office:value-type="float" office:value="56.0717905987985" calcext:value-type="float">
            <text:p>56,0718</text:p>
          </table:table-cell>
          <table:table-cell table:formula="of:=([.C1482]*[.D1482]+[.B1482]*[.D1482]+[.B1482]*[.C1482])/([.B1482]*[.C1482]*[.D1482])" office:value-type="float" office:value="0.151229315485994" calcext:value-type="float">
            <text:p>0,1512</text:p>
          </table:table-cell>
          <table:table-cell table:number-columns-repeated="9"/>
        </table:table-row>
        <table:table-row table:style-name="ro2">
          <table:table-cell office:value-type="float" office:value="1482" calcext:value-type="float">
            <text:p>1482</text:p>
          </table:table-cell>
          <table:table-cell table:formula="of:=9+2*RAND()" office:value-type="float" office:value="10.2497785713058" calcext:value-type="float">
            <text:p>10,2498</text:p>
          </table:table-cell>
          <table:table-cell table:formula="of:=NORMINV(RAND();30;5)" office:value-type="float" office:value="43.7958148867662" calcext:value-type="float">
            <text:p>43,7958</text:p>
          </table:table-cell>
          <table:table-cell table:formula="of:=40+20*RAND()" office:value-type="float" office:value="58.5793691989966" calcext:value-type="float">
            <text:p>58,5794</text:p>
          </table:table-cell>
          <table:table-cell table:formula="of:=([.C1483]*[.D1483]+[.B1483]*[.D1483]+[.B1483]*[.C1483])/([.B1483]*[.C1483]*[.D1483])" office:value-type="float" office:value="0.137467171608063" calcext:value-type="float">
            <text:p>0,1375</text:p>
          </table:table-cell>
          <table:table-cell table:number-columns-repeated="9"/>
        </table:table-row>
        <table:table-row table:style-name="ro2">
          <table:table-cell office:value-type="float" office:value="1483" calcext:value-type="float">
            <text:p>1483</text:p>
          </table:table-cell>
          <table:table-cell table:formula="of:=9+2*RAND()" office:value-type="float" office:value="9.27252069511451" calcext:value-type="float">
            <text:p>9,2725</text:p>
          </table:table-cell>
          <table:table-cell table:formula="of:=NORMINV(RAND();30;5)" office:value-type="float" office:value="28.0080265160118" calcext:value-type="float">
            <text:p>28,0080</text:p>
          </table:table-cell>
          <table:table-cell table:formula="of:=40+20*RAND()" office:value-type="float" office:value="42.4003782053478" calcext:value-type="float">
            <text:p>42,4004</text:p>
          </table:table-cell>
          <table:table-cell table:formula="of:=([.C1484]*[.D1484]+[.B1484]*[.D1484]+[.B1484]*[.C1484])/([.B1484]*[.C1484]*[.D1484])" office:value-type="float" office:value="0.167134285866999" calcext:value-type="float">
            <text:p>0,1671</text:p>
          </table:table-cell>
          <table:table-cell table:number-columns-repeated="9"/>
        </table:table-row>
        <table:table-row table:style-name="ro2">
          <table:table-cell office:value-type="float" office:value="1484" calcext:value-type="float">
            <text:p>1484</text:p>
          </table:table-cell>
          <table:table-cell table:formula="of:=9+2*RAND()" office:value-type="float" office:value="10.9900703264866" calcext:value-type="float">
            <text:p>10,9901</text:p>
          </table:table-cell>
          <table:table-cell table:formula="of:=NORMINV(RAND();30;5)" office:value-type="float" office:value="33.2933324154586" calcext:value-type="float">
            <text:p>33,2933</text:p>
          </table:table-cell>
          <table:table-cell table:formula="of:=40+20*RAND()" office:value-type="float" office:value="56.8101687938906" calcext:value-type="float">
            <text:p>56,8102</text:p>
          </table:table-cell>
          <table:table-cell table:formula="of:=([.C1485]*[.D1485]+[.B1485]*[.D1485]+[.B1485]*[.C1485])/([.B1485]*[.C1485]*[.D1485])" office:value-type="float" office:value="0.138629755016417" calcext:value-type="float">
            <text:p>0,1386</text:p>
          </table:table-cell>
          <table:table-cell table:number-columns-repeated="9"/>
        </table:table-row>
        <table:table-row table:style-name="ro2">
          <table:table-cell office:value-type="float" office:value="1485" calcext:value-type="float">
            <text:p>1485</text:p>
          </table:table-cell>
          <table:table-cell table:formula="of:=9+2*RAND()" office:value-type="float" office:value="9.17059705243446" calcext:value-type="float">
            <text:p>9,1706</text:p>
          </table:table-cell>
          <table:table-cell table:formula="of:=NORMINV(RAND();30;5)" office:value-type="float" office:value="32.219420577913" calcext:value-type="float">
            <text:p>32,2194</text:p>
          </table:table-cell>
          <table:table-cell table:formula="of:=40+20*RAND()" office:value-type="float" office:value="55.9295381116681" calcext:value-type="float">
            <text:p>55,9295</text:p>
          </table:table-cell>
          <table:table-cell table:formula="of:=([.C1486]*[.D1486]+[.B1486]*[.D1486]+[.B1486]*[.C1486])/([.B1486]*[.C1486]*[.D1486])" office:value-type="float" office:value="0.157960975543901" calcext:value-type="float">
            <text:p>0,1580</text:p>
          </table:table-cell>
          <table:table-cell table:number-columns-repeated="9"/>
        </table:table-row>
        <table:table-row table:style-name="ro2">
          <table:table-cell office:value-type="float" office:value="1486" calcext:value-type="float">
            <text:p>1486</text:p>
          </table:table-cell>
          <table:table-cell table:formula="of:=9+2*RAND()" office:value-type="float" office:value="10.2011820918415" calcext:value-type="float">
            <text:p>10,2012</text:p>
          </table:table-cell>
          <table:table-cell table:formula="of:=NORMINV(RAND();30;5)" office:value-type="float" office:value="27.1608649092085" calcext:value-type="float">
            <text:p>27,1609</text:p>
          </table:table-cell>
          <table:table-cell table:formula="of:=40+20*RAND()" office:value-type="float" office:value="43.6792023596354" calcext:value-type="float">
            <text:p>43,6792</text:p>
          </table:table-cell>
          <table:table-cell table:formula="of:=([.C1487]*[.D1487]+[.B1487]*[.D1487]+[.B1487]*[.C1487])/([.B1487]*[.C1487]*[.D1487])" office:value-type="float" office:value="0.157739724863859" calcext:value-type="float">
            <text:p>0,1577</text:p>
          </table:table-cell>
          <table:table-cell table:number-columns-repeated="9"/>
        </table:table-row>
        <table:table-row table:style-name="ro2">
          <table:table-cell office:value-type="float" office:value="1487" calcext:value-type="float">
            <text:p>1487</text:p>
          </table:table-cell>
          <table:table-cell table:formula="of:=9+2*RAND()" office:value-type="float" office:value="10.8007364778314" calcext:value-type="float">
            <text:p>10,8007</text:p>
          </table:table-cell>
          <table:table-cell table:formula="of:=NORMINV(RAND();30;5)" office:value-type="float" office:value="40.7109595215182" calcext:value-type="float">
            <text:p>40,7110</text:p>
          </table:table-cell>
          <table:table-cell table:formula="of:=40+20*RAND()" office:value-type="float" office:value="51.2638402520679" calcext:value-type="float">
            <text:p>51,2638</text:p>
          </table:table-cell>
          <table:table-cell table:formula="of:=([.C1488]*[.D1488]+[.B1488]*[.D1488]+[.B1488]*[.C1488])/([.B1488]*[.C1488]*[.D1488])" office:value-type="float" office:value="0.136656616357111" calcext:value-type="float">
            <text:p>0,1367</text:p>
          </table:table-cell>
          <table:table-cell table:number-columns-repeated="9"/>
        </table:table-row>
        <table:table-row table:style-name="ro2">
          <table:table-cell office:value-type="float" office:value="1488" calcext:value-type="float">
            <text:p>1488</text:p>
          </table:table-cell>
          <table:table-cell table:formula="of:=9+2*RAND()" office:value-type="float" office:value="9.17848990135826" calcext:value-type="float">
            <text:p>9,1785</text:p>
          </table:table-cell>
          <table:table-cell table:formula="of:=NORMINV(RAND();30;5)" office:value-type="float" office:value="36.0984612522236" calcext:value-type="float">
            <text:p>36,0985</text:p>
          </table:table-cell>
          <table:table-cell table:formula="of:=40+20*RAND()" office:value-type="float" office:value="57.2586068068631" calcext:value-type="float">
            <text:p>57,2586</text:p>
          </table:table-cell>
          <table:table-cell table:formula="of:=([.C1489]*[.D1489]+[.B1489]*[.D1489]+[.B1489]*[.C1489])/([.B1489]*[.C1489]*[.D1489])" office:value-type="float" office:value="0.15411701921397" calcext:value-type="float">
            <text:p>0,1541</text:p>
          </table:table-cell>
          <table:table-cell table:number-columns-repeated="9"/>
        </table:table-row>
        <table:table-row table:style-name="ro2">
          <table:table-cell office:value-type="float" office:value="1489" calcext:value-type="float">
            <text:p>1489</text:p>
          </table:table-cell>
          <table:table-cell table:formula="of:=9+2*RAND()" office:value-type="float" office:value="10.8508174151648" calcext:value-type="float">
            <text:p>10,8508</text:p>
          </table:table-cell>
          <table:table-cell table:formula="of:=NORMINV(RAND();30;5)" office:value-type="float" office:value="25.0387425052385" calcext:value-type="float">
            <text:p>25,0387</text:p>
          </table:table-cell>
          <table:table-cell table:formula="of:=40+20*RAND()" office:value-type="float" office:value="42.871766986791" calcext:value-type="float">
            <text:p>42,8718</text:p>
          </table:table-cell>
          <table:table-cell table:formula="of:=([.C1490]*[.D1490]+[.B1490]*[.D1490]+[.B1490]*[.C1490])/([.B1490]*[.C1490]*[.D1490])" office:value-type="float" office:value="0.155422437493208" calcext:value-type="float">
            <text:p>0,1554</text:p>
          </table:table-cell>
          <table:table-cell table:number-columns-repeated="9"/>
        </table:table-row>
        <table:table-row table:style-name="ro2">
          <table:table-cell office:value-type="float" office:value="1490" calcext:value-type="float">
            <text:p>1490</text:p>
          </table:table-cell>
          <table:table-cell table:formula="of:=9+2*RAND()" office:value-type="float" office:value="10.3170602896716" calcext:value-type="float">
            <text:p>10,3171</text:p>
          </table:table-cell>
          <table:table-cell table:formula="of:=NORMINV(RAND();30;5)" office:value-type="float" office:value="27.1903744911581" calcext:value-type="float">
            <text:p>27,1904</text:p>
          </table:table-cell>
          <table:table-cell table:formula="of:=40+20*RAND()" office:value-type="float" office:value="57.4010453070514" calcext:value-type="float">
            <text:p>57,4010</text:p>
          </table:table-cell>
          <table:table-cell table:formula="of:=([.C1491]*[.D1491]+[.B1491]*[.D1491]+[.B1491]*[.C1491])/([.B1491]*[.C1491]*[.D1491])" office:value-type="float" office:value="0.151125841238163" calcext:value-type="float">
            <text:p>0,1511</text:p>
          </table:table-cell>
          <table:table-cell table:number-columns-repeated="9"/>
        </table:table-row>
        <table:table-row table:style-name="ro2">
          <table:table-cell office:value-type="float" office:value="1491" calcext:value-type="float">
            <text:p>1491</text:p>
          </table:table-cell>
          <table:table-cell table:formula="of:=9+2*RAND()" office:value-type="float" office:value="9.47292751050554" calcext:value-type="float">
            <text:p>9,4729</text:p>
          </table:table-cell>
          <table:table-cell table:formula="of:=NORMINV(RAND();30;5)" office:value-type="float" office:value="35.6376091731339" calcext:value-type="float">
            <text:p>35,6376</text:p>
          </table:table-cell>
          <table:table-cell table:formula="of:=40+20*RAND()" office:value-type="float" office:value="44.4087702152319" calcext:value-type="float">
            <text:p>44,4088</text:p>
          </table:table-cell>
          <table:table-cell table:formula="of:=([.C1492]*[.D1492]+[.B1492]*[.D1492]+[.B1492]*[.C1492])/([.B1492]*[.C1492]*[.D1492])" office:value-type="float" office:value="0.15614230569662" calcext:value-type="float">
            <text:p>0,1561</text:p>
          </table:table-cell>
          <table:table-cell table:number-columns-repeated="9"/>
        </table:table-row>
        <table:table-row table:style-name="ro2">
          <table:table-cell office:value-type="float" office:value="1492" calcext:value-type="float">
            <text:p>1492</text:p>
          </table:table-cell>
          <table:table-cell table:formula="of:=9+2*RAND()" office:value-type="float" office:value="9.65662942989729" calcext:value-type="float">
            <text:p>9,6566</text:p>
          </table:table-cell>
          <table:table-cell table:formula="of:=NORMINV(RAND();30;5)" office:value-type="float" office:value="30.2416294057906" calcext:value-type="float">
            <text:p>30,2416</text:p>
          </table:table-cell>
          <table:table-cell table:formula="of:=40+20*RAND()" office:value-type="float" office:value="45.5838540871628" calcext:value-type="float">
            <text:p>45,5839</text:p>
          </table:table-cell>
          <table:table-cell table:formula="of:=([.C1493]*[.D1493]+[.B1493]*[.D1493]+[.B1493]*[.C1493])/([.B1493]*[.C1493]*[.D1493])" office:value-type="float" office:value="0.15856039495462" calcext:value-type="float">
            <text:p>0,1586</text:p>
          </table:table-cell>
          <table:table-cell table:number-columns-repeated="9"/>
        </table:table-row>
        <table:table-row table:style-name="ro2">
          <table:table-cell office:value-type="float" office:value="1493" calcext:value-type="float">
            <text:p>1493</text:p>
          </table:table-cell>
          <table:table-cell table:formula="of:=9+2*RAND()" office:value-type="float" office:value="9.38555170292966" calcext:value-type="float">
            <text:p>9,3856</text:p>
          </table:table-cell>
          <table:table-cell table:formula="of:=NORMINV(RAND();30;5)" office:value-type="float" office:value="30.3437410048912" calcext:value-type="float">
            <text:p>30,3437</text:p>
          </table:table-cell>
          <table:table-cell table:formula="of:=40+20*RAND()" office:value-type="float" office:value="48.8647907855921" calcext:value-type="float">
            <text:p>48,8648</text:p>
          </table:table-cell>
          <table:table-cell table:formula="of:=([.C1494]*[.D1494]+[.B1494]*[.D1494]+[.B1494]*[.C1494])/([.B1494]*[.C1494]*[.D1494])" office:value-type="float" office:value="0.159967105027974" calcext:value-type="float">
            <text:p>0,1600</text:p>
          </table:table-cell>
          <table:table-cell table:number-columns-repeated="9"/>
        </table:table-row>
        <table:table-row table:style-name="ro2">
          <table:table-cell office:value-type="float" office:value="1494" calcext:value-type="float">
            <text:p>1494</text:p>
          </table:table-cell>
          <table:table-cell table:formula="of:=9+2*RAND()" office:value-type="float" office:value="9.71561497752555" calcext:value-type="float">
            <text:p>9,7156</text:p>
          </table:table-cell>
          <table:table-cell table:formula="of:=NORMINV(RAND();30;5)" office:value-type="float" office:value="29.0480827423566" calcext:value-type="float">
            <text:p>29,0481</text:p>
          </table:table-cell>
          <table:table-cell table:formula="of:=40+20*RAND()" office:value-type="float" office:value="47.0305766840465" calcext:value-type="float">
            <text:p>47,0306</text:p>
          </table:table-cell>
          <table:table-cell table:formula="of:=([.C1495]*[.D1495]+[.B1495]*[.D1495]+[.B1495]*[.C1495])/([.B1495]*[.C1495]*[.D1495])" office:value-type="float" office:value="0.15861553518607" calcext:value-type="float">
            <text:p>0,1586</text:p>
          </table:table-cell>
          <table:table-cell table:number-columns-repeated="9"/>
        </table:table-row>
        <table:table-row table:style-name="ro2">
          <table:table-cell office:value-type="float" office:value="1495" calcext:value-type="float">
            <text:p>1495</text:p>
          </table:table-cell>
          <table:table-cell table:formula="of:=9+2*RAND()" office:value-type="float" office:value="9.13394801248796" calcext:value-type="float">
            <text:p>9,1339</text:p>
          </table:table-cell>
          <table:table-cell table:formula="of:=NORMINV(RAND();30;5)" office:value-type="float" office:value="27.0126610273664" calcext:value-type="float">
            <text:p>27,0127</text:p>
          </table:table-cell>
          <table:table-cell table:formula="of:=40+20*RAND()" office:value-type="float" office:value="54.3656923039816" calcext:value-type="float">
            <text:p>54,3657</text:p>
          </table:table-cell>
          <table:table-cell table:formula="of:=([.C1496]*[.D1496]+[.B1496]*[.D1496]+[.B1496]*[.C1496])/([.B1496]*[.C1496]*[.D1496])" office:value-type="float" office:value="0.164895313622189" calcext:value-type="float">
            <text:p>0,1649</text:p>
          </table:table-cell>
          <table:table-cell table:number-columns-repeated="9"/>
        </table:table-row>
        <table:table-row table:style-name="ro2">
          <table:table-cell office:value-type="float" office:value="1496" calcext:value-type="float">
            <text:p>1496</text:p>
          </table:table-cell>
          <table:table-cell table:formula="of:=9+2*RAND()" office:value-type="float" office:value="9.16955552319996" calcext:value-type="float">
            <text:p>9,1696</text:p>
          </table:table-cell>
          <table:table-cell table:formula="of:=NORMINV(RAND();30;5)" office:value-type="float" office:value="30.416380763513" calcext:value-type="float">
            <text:p>30,4164</text:p>
          </table:table-cell>
          <table:table-cell table:formula="of:=40+20*RAND()" office:value-type="float" office:value="45.5246350425296" calcext:value-type="float">
            <text:p>45,5246</text:p>
          </table:table-cell>
          <table:table-cell table:formula="of:=([.C1497]*[.D1497]+[.B1497]*[.D1497]+[.B1497]*[.C1497])/([.B1497]*[.C1497]*[.D1497])" office:value-type="float" office:value="0.163899690367862" calcext:value-type="float">
            <text:p>0,1639</text:p>
          </table:table-cell>
          <table:table-cell table:number-columns-repeated="9"/>
        </table:table-row>
        <table:table-row table:style-name="ro2">
          <table:table-cell office:value-type="float" office:value="1497" calcext:value-type="float">
            <text:p>1497</text:p>
          </table:table-cell>
          <table:table-cell table:formula="of:=9+2*RAND()" office:value-type="float" office:value="9.87201552349143" calcext:value-type="float">
            <text:p>9,8720</text:p>
          </table:table-cell>
          <table:table-cell table:formula="of:=NORMINV(RAND();30;5)" office:value-type="float" office:value="20.014059370943" calcext:value-type="float">
            <text:p>20,0141</text:p>
          </table:table-cell>
          <table:table-cell table:formula="of:=40+20*RAND()" office:value-type="float" office:value="56.6753689502366" calcext:value-type="float">
            <text:p>56,6754</text:p>
          </table:table-cell>
          <table:table-cell table:formula="of:=([.C1498]*[.D1498]+[.B1498]*[.D1498]+[.B1498]*[.C1498])/([.B1498]*[.C1498]*[.D1498])" office:value-type="float" office:value="0.168905662597523" calcext:value-type="float">
            <text:p>0,1689</text:p>
          </table:table-cell>
          <table:table-cell table:number-columns-repeated="9"/>
        </table:table-row>
        <table:table-row table:style-name="ro2">
          <table:table-cell office:value-type="float" office:value="1498" calcext:value-type="float">
            <text:p>1498</text:p>
          </table:table-cell>
          <table:table-cell table:formula="of:=9+2*RAND()" office:value-type="float" office:value="9.08757767709903" calcext:value-type="float">
            <text:p>9,0876</text:p>
          </table:table-cell>
          <table:table-cell table:formula="of:=NORMINV(RAND();30;5)" office:value-type="float" office:value="31.0405449361773" calcext:value-type="float">
            <text:p>31,0405</text:p>
          </table:table-cell>
          <table:table-cell table:formula="of:=40+20*RAND()" office:value-type="float" office:value="45.0958337425254" calcext:value-type="float">
            <text:p>45,0958</text:p>
          </table:table-cell>
          <table:table-cell table:formula="of:=([.C1499]*[.D1499]+[.B1499]*[.D1499]+[.B1499]*[.C1499])/([.B1499]*[.C1499]*[.D1499])" office:value-type="float" office:value="0.164431251637918" calcext:value-type="float">
            <text:p>0,1644</text:p>
          </table:table-cell>
          <table:table-cell table:number-columns-repeated="9"/>
        </table:table-row>
        <table:table-row table:style-name="ro2">
          <table:table-cell office:value-type="float" office:value="1499" calcext:value-type="float">
            <text:p>1499</text:p>
          </table:table-cell>
          <table:table-cell table:formula="of:=9+2*RAND()" office:value-type="float" office:value="9.54198207869194" calcext:value-type="float">
            <text:p>9,5420</text:p>
          </table:table-cell>
          <table:table-cell table:formula="of:=NORMINV(RAND();30;5)" office:value-type="float" office:value="28.5786617220366" calcext:value-type="float">
            <text:p>28,5787</text:p>
          </table:table-cell>
          <table:table-cell table:formula="of:=40+20*RAND()" office:value-type="float" office:value="41.5815143915825" calcext:value-type="float">
            <text:p>41,5815</text:p>
          </table:table-cell>
          <table:table-cell table:formula="of:=([.C1500]*[.D1500]+[.B1500]*[.D1500]+[.B1500]*[.C1500])/([.B1500]*[.C1500]*[.D1500])" office:value-type="float" office:value="0.163840318935839" calcext:value-type="float">
            <text:p>0,1638</text:p>
          </table:table-cell>
          <table:table-cell table:number-columns-repeated="9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formula="of:=9+2*RAND()" office:value-type="float" office:value="10.1241687580477" calcext:value-type="float">
            <text:p>10,1242</text:p>
          </table:table-cell>
          <table:table-cell table:formula="of:=NORMINV(RAND();30;5)" office:value-type="float" office:value="20.6827633710096" calcext:value-type="float">
            <text:p>20,6828</text:p>
          </table:table-cell>
          <table:table-cell table:formula="of:=40+20*RAND()" office:value-type="float" office:value="53.1481665861793" calcext:value-type="float">
            <text:p>53,1482</text:p>
          </table:table-cell>
          <table:table-cell table:formula="of:=([.C1501]*[.D1501]+[.B1501]*[.D1501]+[.B1501]*[.C1501])/([.B1501]*[.C1501]*[.D1501])" office:value-type="float" office:value="0.165938304401062" calcext:value-type="float">
            <text:p>0,165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14">
      <number:number number:decimal-places="4" number:min-decimal-places="4" number:min-integer-digits="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15P0" style:volatile="true">
      <number:number number:decimal-places="4" number:min-decimal-places="4" number:min-integer-digits="1"/>
    </number:number-style>
    <number:number-style style:name="N115">
      <style:text-properties fo:color="#ff0000"/>
      <number:text>-</number:text>
      <number:number number:decimal-places="4" number:min-decimal-places="4" number:min-integer-digits="1"/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₽</number:text>
    </number:number-style>
    <number:number-style style:name="N11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₽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₽</number:text>
    </number:number-style>
    <number:number-style style:name="N120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₽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1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3P2" style:volatile="true">
      <number:text> </number:text>
      <number:fill-character> </number:fill-character>
      <number:text>- ₽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09:42:52.407000000</meta:creation-date>
    <dc:date>2023-03-21T16:26:47.998000000</dc:date>
    <meta:editing-duration>PT5H45M38S</meta:editing-duration>
    <meta:editing-cycles>9</meta:editing-cycles>
    <meta:generator>LibreOffice/7.5.0.3$Windows_X86_64 LibreOffice_project/c21113d003cd3efa8c53188764377a8272d9d6de</meta:generator>
    <meta:document-statistic meta:table-count="1" meta:cell-count="7701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Гистограмма R1</text:p>
        </chart:title>
        <chart:plot-area chart:style-name="ch3" table:cell-range-address="Лист1.G2:Лист1.G13 Лист1.I2:Лист1.I13" chart:data-source-has-labels="column" svg:x="1.331cm" svg:y="1.275cm" svg:width="14.349cm" svg:height="6.564cm">
          <chart:coordinate-region svg:x="2.138cm" svg:y="1.474cm" svg:width="13.542cm" svg:height="5.718cm"/>
          <chart:axis chart:dimension="x" chart:name="primary-x" chart:style-name="ch4" chartooo:axis-type="auto">
            <chartooo:date-scale/>
            <chart:title svg:x="7.112cm" svg:y="8.019cm" chart:style-name="ch5">
              <text:p>Центры карманов</text:p>
            </chart:title>
            <chart:categories table:cell-range-address="Лист1.G2:Лист1.G13"/>
          </chart:axis>
          <chart:axis chart:dimension="y" chart:name="primary-y" chart:style-name="ch6">
            <chart:title svg:x="0.451cm" svg:y="6.731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I2:Лист1.I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8.9">
                <text:p>8.9</text:p>
                <draw:g>
                  <svg:desc>Лист1.G2:Лист1.G13</svg:desc>
                </draw:g>
              </table:table-cell>
              <table:table-cell office:value-type="float" office:value="0">
                <text:p>0</text:p>
                <draw:g>
                  <svg:desc>Лист1.I2:Лист1.I13</svg:desc>
                </draw:g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Гистограмма R2</text:p>
        </chart:title>
        <chart:plot-area chart:style-name="ch3" table:cell-range-address="Лист1.G25:Лист1.G36 Лист1.I25:Лист1.I36" chart:data-source-has-labels="column" svg:x="1.331cm" svg:y="1.275cm" svg:width="14.349cm" svg:height="6.564cm">
          <chart:coordinate-region svg:x="2.138cm" svg:y="1.474cm" svg:width="13.542cm" svg:height="5.718cm"/>
          <chart:axis chart:dimension="x" chart:name="primary-x" chart:style-name="ch4" chartooo:axis-type="auto">
            <chartooo:date-scale/>
            <chart:title svg:x="7.112cm" svg:y="8.019cm" chart:style-name="ch5">
              <text:p>Центры карманов</text:p>
            </chart:title>
            <chart:categories table:cell-range-address="Лист1.G25:Лист1.G36"/>
          </chart:axis>
          <chart:axis chart:dimension="y" chart:name="primary-y" chart:style-name="ch6">
            <chart:title svg:x="0.451cm" svg:y="6.731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I25:Лист1.I3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Лист1.G25:Лист1.G36</svg:desc>
                </draw:g>
              </table:table-cell>
              <table:table-cell office:value-type="float" office:value="1">
                <text:p>1</text:p>
                <draw:g>
                  <svg:desc>Лист1.I25:Лист1.I36</svg:desc>
                </draw:g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6.236cm" svg:y="0.316cm" chart:style-name="ch2">
          <text:p>Гистограмма R3</text:p>
        </chart:title>
        <chart:plot-area chart:style-name="ch3" table:cell-range-address="Лист1.G48:Лист1.G59 Лист1.I48:Лист1.I59" chart:data-source-has-labels="column" svg:x="1.33cm" svg:y="1.275cm" svg:width="14.35cm" svg:height="6.57cm">
          <chart:coordinate-region svg:x="2.137cm" svg:y="1.474cm" svg:width="13.543cm" svg:height="5.724cm"/>
          <chart:axis chart:dimension="x" chart:name="primary-x" chart:style-name="ch4" chartooo:axis-type="auto">
            <chartooo:date-scale/>
            <chart:title svg:x="7.112cm" svg:y="8.025cm" chart:style-name="ch5">
              <text:p>Центры карманов</text:p>
            </chart:title>
            <chart:categories table:cell-range-address="Лист1.G48:Лист1.G59"/>
          </chart:axis>
          <chart:axis chart:dimension="y" chart:name="primary-y" chart:style-name="ch6">
            <chart:title svg:x="0.451cm" svg:y="6.734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I48:Лист1.I59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39">
                <text:p>39</text:p>
                <draw:g>
                  <svg:desc>Лист1.G48:Лист1.G59</svg:desc>
                </draw:g>
              </table:table-cell>
              <table:table-cell office:value-type="float" office:value="0">
                <text:p>0</text:p>
                <draw:g>
                  <svg:desc>Лист1.I48:Лист1.I59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Гистограмма Rобщ.</text:p>
        </chart:title>
        <chart:plot-area chart:style-name="ch3" table:cell-range-address="Лист1.G71:Лист1.G82 Лист1.I71:Лист1.I82" chart:data-source-has-labels="column" svg:x="1.331cm" svg:y="1.275cm" svg:width="14.349cm" svg:height="6.564cm">
          <chart:coordinate-region svg:x="2.138cm" svg:y="1.474cm" svg:width="13.542cm" svg:height="5.718cm"/>
          <chart:axis chart:dimension="x" chart:name="primary-x" chart:style-name="ch4" chartooo:axis-type="auto">
            <chartooo:date-scale/>
            <chart:title svg:x="7.112cm" svg:y="8.019cm" chart:style-name="ch5">
              <text:p>Центры карманов</text:p>
            </chart:title>
            <chart:categories table:cell-range-address="Лист1.G71:Лист1.G82"/>
          </chart:axis>
          <chart:axis chart:dimension="y" chart:name="primary-y" chart:style-name="ch6">
            <chart:title svg:x="0.451cm" svg:y="6.731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I71:Лист1.I8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0.125">
                <text:p>0.125</text:p>
                <draw:g>
                  <svg:desc>Лист1.G71:Лист1.G82</svg:desc>
                </draw:g>
              </table:table-cell>
              <table:table-cell office:value-type="float" office:value="0">
                <text:p>0</text:p>
                <draw:g>
                  <svg:desc>Лист1.I71:Лист1.I82</svg:desc>
                </draw:g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